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2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35.31mm"/>
    </style:style>
    <style:style style:name="co4" style:family="table-column">
      <style:table-column-properties fo:break-before="auto" style:column-width="31.06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45mm"/>
    </style:style>
    <style:style style:name="co9" style:family="table-column">
      <style:table-column-properties fo:break-before="auto" style:column-width="68.33mm"/>
    </style:style>
    <style:style style:name="co10" style:family="table-column">
      <style:table-column-properties fo:break-before="auto" style:column-width="167.3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rque mode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rque</text:p>
          </table:table-cell>
          <table:table-cell table:style-name="ce3" office:value-type="string" calcext:value-type="string" table:number-columns-spanned="4" table:number-rows-spanned="1">
            <text:p>modele</text:p>
          </table:table-cell>
          <table:covered-table-cell table:number-columns-repeated="3"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modele concatené</text:p>
          </table:table-cell>
          <table:table-cell table:style-name="ce3" office:value-type="string" calcext:value-type="string">
            <text:p>modele concatené ss espaces a la fin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];&quot; &quot;;[.D2];[.E2];[.F2])" office:value-type="string" office:string-value="147 " calcext:value-type="string">
            <text:p>147 </text:p>
          </table:table-cell>
          <table:table-cell table:formula="of:=TRIM([.H2])" office:value-type="string" office:string-value="147" calcext:value-type="string">
            <text:p>147</text:p>
          </table:table-cell>
          <table:table-cell table:formula="of:=CONCATENATE(&quot;INSERT INTO modele (lib_modele, id_marque_modele) VALUES ('&quot;;[.I2];&quot;', &quot;;[.G2];&quot;);&quot;)" office:value-type="string" office:string-value="INSERT INTO modele (lib_modele, id_marque_modele) VALUES ('147', 1);" calcext:value-type="string">
            <text:p>INSERT INTO modele (lib_modele, id_marque_modele) VALUES ('147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3];&quot; &quot;;[.D3];[.E3];[.F3])" office:value-type="string" office:string-value="156 " calcext:value-type="string">
            <text:p>156 </text:p>
          </table:table-cell>
          <table:table-cell table:formula="of:=TRIM([.H3])" office:value-type="string" office:string-value="156" calcext:value-type="string">
            <text:p>156</text:p>
          </table:table-cell>
          <table:table-cell table:formula="of:=CONCATENATE(&quot;INSERT INTO modele (lib_modele, id_marque_modele) VALUES ('&quot;;[.I3];&quot;', &quot;;[.G3];&quot;);&quot;)" office:value-type="string" office:string-value="INSERT INTO modele (lib_modele, id_marque_modele) VALUES ('156', 1);" calcext:value-type="string">
            <text:p>INSERT INTO modele (lib_modele, id_marque_modele) VALUES ('15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156 SPORTWAGON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4];&quot; &quot;;[.D4];[.E4];[.F4])" office:value-type="string" office:string-value="156 SPORTWAGON " calcext:value-type="string">
            <text:p>156 SPORTWAGON </text:p>
          </table:table-cell>
          <table:table-cell table:formula="of:=TRIM([.H4])" office:value-type="string" office:string-value="156 SPORTWAGON" calcext:value-type="string">
            <text:p>156 SPORTWAGON</text:p>
          </table:table-cell>
          <table:table-cell table:formula="of:=CONCATENATE(&quot;INSERT INTO modele (lib_modele, id_marque_modele) VALUES ('&quot;;[.I4];&quot;', &quot;;[.G4];&quot;);&quot;)" office:value-type="string" office:string-value="INSERT INTO modele (lib_modele, id_marque_modele) VALUES ('156 SPORTWAGON', 1);" calcext:value-type="string">
            <text:p>INSERT INTO modele (lib_modele, id_marque_modele) VALUES ('156 SPORTWAGON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5];&quot; &quot;;[.D5];[.E5];[.F5])" office:value-type="string" office:string-value="159 " calcext:value-type="string">
            <text:p>159 </text:p>
          </table:table-cell>
          <table:table-cell table:formula="of:=TRIM([.H5])" office:value-type="string" office:string-value="159" calcext:value-type="string">
            <text:p>159</text:p>
          </table:table-cell>
          <table:table-cell table:formula="of:=CONCATENATE(&quot;INSERT INTO modele (lib_modele, id_marque_modele) VALUES ('&quot;;[.I5];&quot;', &quot;;[.G5];&quot;);&quot;)" office:value-type="string" office:string-value="INSERT INTO modele (lib_modele, id_marque_modele) VALUES ('159', 1);" calcext:value-type="string">
            <text:p>INSERT INTO modele (lib_modele, id_marque_modele) VALUES ('159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159 SW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6];&quot; &quot;;[.D6];[.E6];[.F6])" office:value-type="string" office:string-value="159 SW " calcext:value-type="string">
            <text:p>159 SW </text:p>
          </table:table-cell>
          <table:table-cell table:formula="of:=TRIM([.H6])" office:value-type="string" office:string-value="159 SW" calcext:value-type="string">
            <text:p>159 SW</text:p>
          </table:table-cell>
          <table:table-cell table:formula="of:=CONCATENATE(&quot;INSERT INTO modele (lib_modele, id_marque_modele) VALUES ('&quot;;[.I6];&quot;', &quot;;[.G6];&quot;);&quot;)" office:value-type="string" office:string-value="INSERT INTO modele (lib_modele, id_marque_modele) VALUES ('159 SW', 1);" calcext:value-type="string">
            <text:p>INSERT INTO modele (lib_modele, id_marque_modele) VALUES ('159 SW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7];&quot; &quot;;[.D7];[.E7];[.F7])" office:value-type="string" office:string-value="166 " calcext:value-type="string">
            <text:p>166 </text:p>
          </table:table-cell>
          <table:table-cell table:formula="of:=TRIM([.H7])" office:value-type="string" office:string-value="166" calcext:value-type="string">
            <text:p>166</text:p>
          </table:table-cell>
          <table:table-cell table:formula="of:=CONCATENATE(&quot;INSERT INTO modele (lib_modele, id_marque_modele) VALUES ('&quot;;[.I7];&quot;', &quot;;[.G7];&quot;);&quot;)" office:value-type="string" office:string-value="INSERT INTO modele (lib_modele, id_marque_modele) VALUES ('166', 1);" calcext:value-type="string">
            <text:p>INSERT INTO modele (lib_modele, id_marque_modele) VALUES ('16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8];&quot; &quot;;[.D8];[.E8];[.F8])" office:value-type="string" office:string-value="4C " calcext:value-type="string">
            <text:p>4C </text:p>
          </table:table-cell>
          <table:table-cell table:formula="of:=TRIM([.H8])" office:value-type="string" office:string-value="4C" calcext:value-type="string">
            <text:p>4C</text:p>
          </table:table-cell>
          <table:table-cell table:formula="of:=CONCATENATE(&quot;INSERT INTO modele (lib_modele, id_marque_modele) VALUES ('&quot;;[.I8];&quot;', &quot;;[.G8];&quot;);&quot;)" office:value-type="string" office:string-value="INSERT INTO modele (lib_modele, id_marque_modele) VALUES ('4C', 1);" calcext:value-type="string">
            <text:p>INSERT INTO modele (lib_modele, id_marque_modele) VALUES ('4C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9];&quot; &quot;;[.D9];[.E9];[.F9])" office:value-type="string" office:string-value="ALFA 145" calcext:value-type="string">
            <text:p>ALFA 145</text:p>
          </table:table-cell>
          <table:table-cell table:formula="of:=TRIM([.H9])" office:value-type="string" office:string-value="ALFA 145" calcext:value-type="string">
            <text:p>ALFA 145</text:p>
          </table:table-cell>
          <table:table-cell table:formula="of:=CONCATENATE(&quot;INSERT INTO modele (lib_modele, id_marque_modele) VALUES ('&quot;;[.I9];&quot;', &quot;;[.G9];&quot;);&quot;)" office:value-type="string" office:string-value="INSERT INTO modele (lib_modele, id_marque_modele) VALUES ('ALFA 145', 1);" calcext:value-type="string">
            <text:p>INSERT INTO modele (lib_modele, id_marque_modele) VALUES ('ALFA 14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0];&quot; &quot;;[.D10];[.E10];[.F10])" office:value-type="string" office:string-value="ALFA 146" calcext:value-type="string">
            <text:p>ALFA 146</text:p>
          </table:table-cell>
          <table:table-cell table:formula="of:=TRIM([.H10])" office:value-type="string" office:string-value="ALFA 146" calcext:value-type="string">
            <text:p>ALFA 146</text:p>
          </table:table-cell>
          <table:table-cell table:formula="of:=CONCATENATE(&quot;INSERT INTO modele (lib_modele, id_marque_modele) VALUES ('&quot;;[.I10];&quot;', &quot;;[.G10];&quot;);&quot;)" office:value-type="string" office:string-value="INSERT INTO modele (lib_modele, id_marque_modele) VALUES ('ALFA 146', 1);" calcext:value-type="string">
            <text:p>INSERT INTO modele (lib_modele, id_marque_modele) VALUES ('ALFA 14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1];&quot; &quot;;[.D11];[.E11];[.F11])" office:value-type="string" office:string-value="ALFA 155" calcext:value-type="string">
            <text:p>ALFA 155</text:p>
          </table:table-cell>
          <table:table-cell table:formula="of:=TRIM([.H11])" office:value-type="string" office:string-value="ALFA 155" calcext:value-type="string">
            <text:p>ALFA 155</text:p>
          </table:table-cell>
          <table:table-cell table:formula="of:=CONCATENATE(&quot;INSERT INTO modele (lib_modele, id_marque_modele) VALUES ('&quot;;[.I11];&quot;', &quot;;[.G11];&quot;);&quot;)" office:value-type="string" office:string-value="INSERT INTO modele (lib_modele, id_marque_modele) VALUES ('ALFA 155', 1);" calcext:value-type="string">
            <text:p>INSERT INTO modele (lib_modele, id_marque_modele) VALUES ('ALFA 15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2];&quot; &quot;;[.D12];[.E12];[.F12])" office:value-type="string" office:string-value="ALFA 164" calcext:value-type="string">
            <text:p>ALFA 164</text:p>
          </table:table-cell>
          <table:table-cell table:formula="of:=TRIM([.H12])" office:value-type="string" office:string-value="ALFA 164" calcext:value-type="string">
            <text:p>ALFA 164</text:p>
          </table:table-cell>
          <table:table-cell table:formula="of:=CONCATENATE(&quot;INSERT INTO modele (lib_modele, id_marque_modele) VALUES ('&quot;;[.I12];&quot;', &quot;;[.G12];&quot;);&quot;)" office:value-type="string" office:string-value="INSERT INTO modele (lib_modele, id_marque_modele) VALUES ('ALFA 164', 1);" calcext:value-type="string">
            <text:p>INSERT INTO modele (lib_modele, id_marque_modele) VALUES ('ALFA 164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3];&quot; &quot;;[.D13];[.E13];[.F13])" office:value-type="string" office:string-value="ALFA 33" calcext:value-type="string">
            <text:p>ALFA 33</text:p>
          </table:table-cell>
          <table:table-cell table:formula="of:=TRIM([.H13])" office:value-type="string" office:string-value="ALFA 33" calcext:value-type="string">
            <text:p>ALFA 33</text:p>
          </table:table-cell>
          <table:table-cell table:formula="of:=CONCATENATE(&quot;INSERT INTO modele (lib_modele, id_marque_modele) VALUES ('&quot;;[.I13];&quot;', &quot;;[.G13];&quot;);&quot;)" office:value-type="string" office:string-value="INSERT INTO modele (lib_modele, id_marque_modele) VALUES ('ALFA 33', 1);" calcext:value-type="string">
            <text:p>INSERT INTO modele (lib_modele, id_marque_modele) VALUES ('ALFA 33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4];&quot; &quot;;[.D14];[.E14];[.F14])" office:value-type="string" office:string-value="ALFA 6" calcext:value-type="string">
            <text:p>ALFA 6</text:p>
          </table:table-cell>
          <table:table-cell table:formula="of:=TRIM([.H14])" office:value-type="string" office:string-value="ALFA 6" calcext:value-type="string">
            <text:p>ALFA 6</text:p>
          </table:table-cell>
          <table:table-cell table:formula="of:=CONCATENATE(&quot;INSERT INTO modele (lib_modele, id_marque_modele) VALUES ('&quot;;[.I14];&quot;', &quot;;[.G14];&quot;);&quot;)" office:value-type="string" office:string-value="INSERT INTO modele (lib_modele, id_marque_modele) VALUES ('ALFA 6', 1);" calcext:value-type="string">
            <text:p>INSERT INTO modele (lib_modele, id_marque_modele) VALUES ('ALFA 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5];&quot; &quot;;[.D15];[.E15];[.F15])" office:value-type="string" office:string-value="ALFA 75" calcext:value-type="string">
            <text:p>ALFA 75</text:p>
          </table:table-cell>
          <table:table-cell table:formula="of:=TRIM([.H15])" office:value-type="string" office:string-value="ALFA 75" calcext:value-type="string">
            <text:p>ALFA 75</text:p>
          </table:table-cell>
          <table:table-cell table:formula="of:=CONCATENATE(&quot;INSERT INTO modele (lib_modele, id_marque_modele) VALUES ('&quot;;[.I15];&quot;', &quot;;[.G15];&quot;);&quot;)" office:value-type="string" office:string-value="INSERT INTO modele (lib_modele, id_marque_modele) VALUES ('ALFA 75', 1);" calcext:value-type="string">
            <text:p>INSERT INTO modele (lib_modele, id_marque_modele) VALUES ('ALFA 7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6];&quot; &quot;;[.D16];[.E16];[.F16])" office:value-type="string" office:string-value="ALFA 90" calcext:value-type="string">
            <text:p>ALFA 90</text:p>
          </table:table-cell>
          <table:table-cell table:formula="of:=TRIM([.H16])" office:value-type="string" office:string-value="ALFA 90" calcext:value-type="string">
            <text:p>ALFA 90</text:p>
          </table:table-cell>
          <table:table-cell table:formula="of:=CONCATENATE(&quot;INSERT INTO modele (lib_modele, id_marque_modele) VALUES ('&quot;;[.I16];&quot;', &quot;;[.G16];&quot;);&quot;)" office:value-type="string" office:string-value="INSERT INTO modele (lib_modele, id_marque_modele) VALUES ('ALFA 90', 1);" calcext:value-type="string">
            <text:p>INSERT INTO modele (lib_modele, id_marque_modele) VALUES ('ALFA 90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SPID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7];&quot; &quot;;[.D17];[.E17];[.F17])" office:value-type="string" office:string-value="ALFA SPIDER" calcext:value-type="string">
            <text:p>ALFA SPIDER</text:p>
          </table:table-cell>
          <table:table-cell table:formula="of:=TRIM([.H17])" office:value-type="string" office:string-value="ALFA SPIDER" calcext:value-type="string">
            <text:p>ALFA SPIDER</text:p>
          </table:table-cell>
          <table:table-cell table:formula="of:=CONCATENATE(&quot;INSERT INTO modele (lib_modele, id_marque_modele) VALUES ('&quot;;[.I17];&quot;', &quot;;[.G17];&quot;);&quot;)" office:value-type="string" office:string-value="INSERT INTO modele (lib_modele, id_marque_modele) VALUES ('ALFA SPIDER', 1);" calcext:value-type="string">
            <text:p>INSERT INTO modele (lib_modele, id_marque_modele) VALUES ('ALFA SPIDER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SPRINT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18];&quot; &quot;;[.D18];[.E18];[.F18])" office:value-type="string" office:string-value="ALFA SPRINT" calcext:value-type="string">
            <text:p>ALFA SPRINT</text:p>
          </table:table-cell>
          <table:table-cell table:formula="of:=TRIM([.H18])" office:value-type="string" office:string-value="ALFA SPRINT" calcext:value-type="string">
            <text:p>ALFA SPRINT</text:p>
          </table:table-cell>
          <table:table-cell table:formula="of:=CONCATENATE(&quot;INSERT INTO modele (lib_modele, id_marque_modele) VALUES ('&quot;;[.I18];&quot;', &quot;;[.G18];&quot;);&quot;)" office:value-type="string" office:string-value="INSERT INTO modele (lib_modele, id_marque_modele) VALUES ('ALFA SPRINT', 1);" calcext:value-type="string">
            <text:p>INSERT INTO modele (lib_modele, id_marque_modele) VALUES ('ALFA SPRINT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SUD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19];&quot; &quot;;[.D19];[.E19];[.F19])" office:value-type="string" office:string-value="ALFASUD " calcext:value-type="string">
            <text:p>ALFASUD </text:p>
          </table:table-cell>
          <table:table-cell table:formula="of:=TRIM([.H19])" office:value-type="string" office:string-value="ALFASUD" calcext:value-type="string">
            <text:p>ALFASUD</text:p>
          </table:table-cell>
          <table:table-cell table:formula="of:=CONCATENATE(&quot;INSERT INTO modele (lib_modele, id_marque_modele) VALUES ('&quot;;[.I19];&quot;', &quot;;[.G19];&quot;);&quot;)" office:value-type="string" office:string-value="INSERT INTO modele (lib_modele, id_marque_modele) VALUES ('ALFASUD', 1);" calcext:value-type="string">
            <text:p>INSERT INTO modele (lib_modele, id_marque_modele) VALUES ('ALFASUD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ETT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0];&quot; &quot;;[.D20];[.E20];[.F20])" office:value-type="string" office:string-value="ALFETTA " calcext:value-type="string">
            <text:p>ALFETTA </text:p>
          </table:table-cell>
          <table:table-cell table:formula="of:=TRIM([.H20])" office:value-type="string" office:string-value="ALFETTA" calcext:value-type="string">
            <text:p>ALFETTA</text:p>
          </table:table-cell>
          <table:table-cell table:formula="of:=CONCATENATE(&quot;INSERT INTO modele (lib_modele, id_marque_modele) VALUES ('&quot;;[.I20];&quot;', &quot;;[.G20];&quot;);&quot;)" office:value-type="string" office:string-value="INSERT INTO modele (lib_modele, id_marque_modele) VALUES ('ALFETTA', 1);" calcext:value-type="string">
            <text:p>INSERT INTO modele (lib_modele, id_marque_modele) VALUES ('ALFETT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BRER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1];&quot; &quot;;[.D21];[.E21];[.F21])" office:value-type="string" office:string-value="BRERA " calcext:value-type="string">
            <text:p>BRERA </text:p>
          </table:table-cell>
          <table:table-cell table:formula="of:=TRIM([.H21])" office:value-type="string" office:string-value="BRERA" calcext:value-type="string">
            <text:p>BRERA</text:p>
          </table:table-cell>
          <table:table-cell table:formula="of:=CONCATENATE(&quot;INSERT INTO modele (lib_modele, id_marque_modele) VALUES ('&quot;;[.I21];&quot;', &quot;;[.G21];&quot;);&quot;)" office:value-type="string" office:string-value="INSERT INTO modele (lib_modele, id_marque_modele) VALUES ('BRERA', 1);" calcext:value-type="string">
            <text:p>INSERT INTO modele (lib_modele, id_marque_modele) VALUES ('BRER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CROSSWAGON</text:p>
          </table:table-cell>
          <table:table-cell office:value-type="string" calcext:value-type="string">
            <text:p>Q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CONCATENATE([.C22];&quot; &quot;;[.D22];[.E22];[.F22])" office:value-type="string" office:string-value="CROSSWAGON Q4" calcext:value-type="string">
            <text:p>CROSSWAGON Q4</text:p>
          </table:table-cell>
          <table:table-cell table:formula="of:=TRIM([.H22])" office:value-type="string" office:string-value="CROSSWAGON Q4" calcext:value-type="string">
            <text:p>CROSSWAGON Q4</text:p>
          </table:table-cell>
          <table:table-cell table:formula="of:=CONCATENATE(&quot;INSERT INTO modele (lib_modele, id_marque_modele) VALUES ('&quot;;[.I22];&quot;', &quot;;[.G22];&quot;);&quot;)" office:value-type="string" office:string-value="INSERT INTO modele (lib_modele, id_marque_modele) VALUES ('CROSSWAGON Q4', 1);" calcext:value-type="string">
            <text:p>INSERT INTO modele (lib_modele, id_marque_modele) VALUES ('CROSSWAGON Q4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IULIETT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3];&quot; &quot;;[.D23];[.E23];[.F23])" office:value-type="string" office:string-value="GIULIETTA " calcext:value-type="string">
            <text:p>GIULIETTA </text:p>
          </table:table-cell>
          <table:table-cell table:formula="of:=TRIM([.H23])" office:value-type="string" office:string-value="GIULIETTA" calcext:value-type="string">
            <text:p>GIULIETTA</text:p>
          </table:table-cell>
          <table:table-cell table:formula="of:=CONCATENATE(&quot;INSERT INTO modele (lib_modele, id_marque_modele) VALUES ('&quot;;[.I23];&quot;', &quot;;[.G23];&quot;);&quot;)" office:value-type="string" office:string-value="INSERT INTO modele (lib_modele, id_marque_modele) VALUES ('GIULIETTA', 1);" calcext:value-type="string">
            <text:p>INSERT INTO modele (lib_modele, id_marque_modele) VALUES ('GIULIETT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T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4];&quot; &quot;;[.D24];[.E24];[.F24])" office:value-type="string" office:string-value="GT " calcext:value-type="string">
            <text:p>GT </text:p>
          </table:table-cell>
          <table:table-cell table:formula="of:=TRIM([.H24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24];&quot;', &quot;;[.G24];&quot;);&quot;)" office:value-type="string" office:string-value="INSERT INTO modele (lib_modele, id_marque_modele) VALUES ('GT', 1);" calcext:value-type="string">
            <text:p>INSERT INTO modele (lib_modele, id_marque_modele) VALUES ('GT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TV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5];&quot; &quot;;[.D25];[.E25];[.F25])" office:value-type="string" office:string-value="GTV " calcext:value-type="string">
            <text:p>GTV </text:p>
          </table:table-cell>
          <table:table-cell table:formula="of:=TRIM([.H25])" office:value-type="string" office:string-value="GTV" calcext:value-type="string">
            <text:p>GTV</text:p>
          </table:table-cell>
          <table:table-cell table:formula="of:=CONCATENATE(&quot;INSERT INTO modele (lib_modele, id_marque_modele) VALUES ('&quot;;[.I25];&quot;', &quot;;[.G25];&quot;);&quot;)" office:value-type="string" office:string-value="INSERT INTO modele (lib_modele, id_marque_modele) VALUES ('GTV', 1);" calcext:value-type="string">
            <text:p>INSERT INTO modele (lib_modele, id_marque_modele) VALUES ('GTV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MITO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6];&quot; &quot;;[.D26];[.E26];[.F26])" office:value-type="string" office:string-value="MITO " calcext:value-type="string">
            <text:p>MITO </text:p>
          </table:table-cell>
          <table:table-cell table:formula="of:=TRIM([.H26])" office:value-type="string" office:string-value="MITO" calcext:value-type="string">
            <text:p>MITO</text:p>
          </table:table-cell>
          <table:table-cell table:formula="of:=CONCATENATE(&quot;INSERT INTO modele (lib_modele, id_marque_modele) VALUES ('&quot;;[.I26];&quot;', &quot;;[.G26];&quot;);&quot;)" office:value-type="string" office:string-value="INSERT INTO modele (lib_modele, id_marque_modele) VALUES ('MITO', 1);" calcext:value-type="string">
            <text:p>INSERT INTO modele (lib_modele, id_marque_modele) VALUES ('MITO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SPIDER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7];&quot; &quot;;[.D27];[.E27];[.F27])" office:value-type="string" office:string-value="SPIDER " calcext:value-type="string">
            <text:p>SPIDER </text:p>
          </table:table-cell>
          <table:table-cell table:formula="of:=TRIM([.H27])" office:value-type="string" office:string-value="SPIDER" calcext:value-type="string">
            <text:p>SPIDER</text:p>
          </table:table-cell>
          <table:table-cell table:formula="of:=CONCATENATE(&quot;INSERT INTO modele (lib_modele, id_marque_modele) VALUES ('&quot;;[.I27];&quot;', &quot;;[.G27];&quot;);&quot;)" office:value-type="string" office:string-value="INSERT INTO modele (lib_modele, id_marque_modele) VALUES ('SPIDER', 1);" calcext:value-type="string">
            <text:p>INSERT INTO modele (lib_modele, id_marque_modele) VALUES ('SPIDER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8];&quot; &quot;;[.D28];[.E28];[.F28])" office:value-type="string" office:string-value="AUTRE " calcext:value-type="string">
            <text:p>AUTRE </text:p>
          </table:table-cell>
          <table:table-cell table:formula="of:=TRIM([.H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];&quot;', &quot;;[.G28];&quot;);&quot;)" office:value-type="string" office:string-value="INSERT INTO modele (lib_modele, id_marque_modele) VALUES ('AUTRE', 1);" calcext:value-type="string">
            <text:p>INSERT INTO modele (lib_modele, id_marque_modele) VALUES ('AUTRE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CYGNET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CONCATENATE([.C29];&quot; &quot;;[.D29];[.E29];[.F29])" office:value-type="string" office:string-value="CYGNET " calcext:value-type="string">
            <text:p>CYGNET </text:p>
          </table:table-cell>
          <table:table-cell table:formula="of:=TRIM([.H29])" office:value-type="string" office:string-value="CYGNET" calcext:value-type="string">
            <text:p>CYGNET</text:p>
          </table:table-cell>
          <table:table-cell table:formula="of:=CONCATENATE(&quot;INSERT INTO modele (lib_modele, id_marque_modele) VALUES ('&quot;;[.I29];&quot;', &quot;;[.G29];&quot;);&quot;)" office:value-type="string" office:string-value="INSERT INTO modele (lib_modele, id_marque_modele) VALUES ('CYGNET', 2);" calcext:value-type="string">
            <text:p>INSERT INTO modele (lib_modele, id_marque_modele) VALUES ('CYGNET', 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CONCATENATE([.C30];&quot; &quot;;[.D30];[.E30];[.F30])" office:value-type="string" office:string-value="AUTRE " calcext:value-type="string">
            <text:p>AUTRE </text:p>
          </table:table-cell>
          <table:table-cell table:formula="of:=TRIM([.H3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];&quot;', &quot;;[.G30];&quot;);&quot;)" office:value-type="string" office:string-value="INSERT INTO modele (lib_modele, id_marque_modele) VALUES ('AUTRE', 2);" calcext:value-type="string">
            <text:p>INSERT INTO modele (lib_modele, id_marque_modele) VALUES ('AUTRE', 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1];&quot; &quot;;[.D31];[.E31];[.F31])" office:value-type="string" office:string-value="100 " calcext:value-type="string">
            <text:p>100 </text:p>
          </table:table-cell>
          <table:table-cell table:formula="of:=TRIM([.H31])" office:value-type="string" office:string-value="100" calcext:value-type="string">
            <text:p>100</text:p>
          </table:table-cell>
          <table:table-cell table:formula="of:=CONCATENATE(&quot;INSERT INTO modele (lib_modele, id_marque_modele) VALUES ('&quot;;[.I31];&quot;', &quot;;[.G31];&quot;);&quot;)" office:value-type="string" office:string-value="INSERT INTO modele (lib_modele, id_marque_modele) VALUES ('100', 3);" calcext:value-type="string">
            <text:p>INSERT INTO modele (lib_modele, id_marque_modele) VALUES ('10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2];&quot; &quot;;[.D32];[.E32];[.F32])" office:value-type="string" office:string-value="200 " calcext:value-type="string">
            <text:p>200 </text:p>
          </table:table-cell>
          <table:table-cell table:formula="of:=TRIM([.H32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32];&quot;', &quot;;[.G32];&quot;);&quot;)" office:value-type="string" office:string-value="INSERT INTO modele (lib_modele, id_marque_modele) VALUES ('200', 3);" calcext:value-type="string">
            <text:p>INSERT INTO modele (lib_modele, id_marque_modele) VALUES ('20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3];&quot; &quot;;[.D33];[.E33];[.F33])" office:value-type="string" office:string-value="80 " calcext:value-type="string">
            <text:p>80 </text:p>
          </table:table-cell>
          <table:table-cell table:formula="of:=TRIM([.H33])" office:value-type="string" office:string-value="80" calcext:value-type="string">
            <text:p>80</text:p>
          </table:table-cell>
          <table:table-cell table:formula="of:=CONCATENATE(&quot;INSERT INTO modele (lib_modele, id_marque_modele) VALUES ('&quot;;[.I33];&quot;', &quot;;[.G33];&quot;);&quot;)" office:value-type="string" office:string-value="INSERT INTO modele (lib_modele, id_marque_modele) VALUES ('80', 3);" calcext:value-type="string">
            <text:p>INSERT INTO modele (lib_modele, id_marque_modele) VALUES ('8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4];&quot; &quot;;[.D34];[.E34];[.F34])" office:value-type="string" office:string-value="90 " calcext:value-type="string">
            <text:p>90 </text:p>
          </table:table-cell>
          <table:table-cell table:formula="of:=TRIM([.H34])" office:value-type="string" office:string-value="90" calcext:value-type="string">
            <text:p>90</text:p>
          </table:table-cell>
          <table:table-cell table:formula="of:=CONCATENATE(&quot;INSERT INTO modele (lib_modele, id_marque_modele) VALUES ('&quot;;[.I34];&quot;', &quot;;[.G34];&quot;);&quot;)" office:value-type="string" office:string-value="INSERT INTO modele (lib_modele, id_marque_modele) VALUES ('90', 3);" calcext:value-type="string">
            <text:p>INSERT INTO modele (lib_modele, id_marque_modele) VALUES ('9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5];&quot; &quot;;[.D35];[.E35];[.F35])" office:value-type="string" office:string-value="A1 " calcext:value-type="string">
            <text:p>A1 </text:p>
          </table:table-cell>
          <table:table-cell table:formula="of:=TRIM([.H35])" office:value-type="string" office:string-value="A1" calcext:value-type="string">
            <text:p>A1</text:p>
          </table:table-cell>
          <table:table-cell table:formula="of:=CONCATENATE(&quot;INSERT INTO modele (lib_modele, id_marque_modele) VALUES ('&quot;;[.I35];&quot;', &quot;;[.G35];&quot;);&quot;)" office:value-type="string" office:string-value="INSERT INTO modele (lib_modele, id_marque_modele) VALUES ('A1', 3);" calcext:value-type="string">
            <text:p>INSERT INTO modele (lib_modele, id_marque_modele) VALUES ('A1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6];&quot; &quot;;[.D36];[.E36];[.F36])" office:value-type="string" office:string-value="A2 " calcext:value-type="string">
            <text:p>A2 </text:p>
          </table:table-cell>
          <table:table-cell table:formula="of:=TRIM([.H36])" office:value-type="string" office:string-value="A2" calcext:value-type="string">
            <text:p>A2</text:p>
          </table:table-cell>
          <table:table-cell table:formula="of:=CONCATENATE(&quot;INSERT INTO modele (lib_modele, id_marque_modele) VALUES ('&quot;;[.I36];&quot;', &quot;;[.G36];&quot;);&quot;)" office:value-type="string" office:string-value="INSERT INTO modele (lib_modele, id_marque_modele) VALUES ('A2', 3);" calcext:value-type="string">
            <text:p>INSERT INTO modele (lib_modele, id_marque_modele) VALUES ('A2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7];&quot; &quot;;[.D37];[.E37];[.F37])" office:value-type="string" office:string-value="A3 " calcext:value-type="string">
            <text:p>A3 </text:p>
          </table:table-cell>
          <table:table-cell table:formula="of:=TRIM([.H37])" office:value-type="string" office:string-value="A3" calcext:value-type="string">
            <text:p>A3</text:p>
          </table:table-cell>
          <table:table-cell table:formula="of:=CONCATENATE(&quot;INSERT INTO modele (lib_modele, id_marque_modele) VALUES ('&quot;;[.I37];&quot;', &quot;;[.G37];&quot;);&quot;)" office:value-type="string" office:string-value="INSERT INTO modele (lib_modele, id_marque_modele) VALUES ('A3', 3);" calcext:value-type="string">
            <text:p>INSERT INTO modele (lib_modele, id_marque_modele) VALUES ('A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38];&quot; &quot;;[.D38];[.E38];[.F38])" office:value-type="string" office:string-value="A3 CABRIOLET" calcext:value-type="string">
            <text:p>A3 CABRIOLET</text:p>
          </table:table-cell>
          <table:table-cell table:formula="of:=TRIM([.H38])" office:value-type="string" office:string-value="A3 CABRIOLET" calcext:value-type="string">
            <text:p>A3 CABRIOLET</text:p>
          </table:table-cell>
          <table:table-cell table:formula="of:=CONCATENATE(&quot;INSERT INTO modele (lib_modele, id_marque_modele) VALUES ('&quot;;[.I38];&quot;', &quot;;[.G38];&quot;);&quot;)" office:value-type="string" office:string-value="INSERT INTO modele (lib_modele, id_marque_modele) VALUES ('A3 CABRIOLET', 3);" calcext:value-type="string">
            <text:p>INSERT INTO modele (lib_modele, id_marque_modele) VALUES ('A3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39];&quot; &quot;;[.D39];[.E39];[.F39])" office:value-type="string" office:string-value="A3 SPORTBACK" calcext:value-type="string">
            <text:p>A3 SPORTBACK</text:p>
          </table:table-cell>
          <table:table-cell table:formula="of:=TRIM([.H39])" office:value-type="string" office:string-value="A3 SPORTBACK" calcext:value-type="string">
            <text:p>A3 SPORTBACK</text:p>
          </table:table-cell>
          <table:table-cell table:formula="of:=CONCATENATE(&quot;INSERT INTO modele (lib_modele, id_marque_modele) VALUES ('&quot;;[.I39];&quot;', &quot;;[.G39];&quot;);&quot;)" office:value-type="string" office:string-value="INSERT INTO modele (lib_modele, id_marque_modele) VALUES ('A3 SPORTBACK', 3);" calcext:value-type="string">
            <text:p>INSERT INTO modele (lib_modele, id_marque_modele) VALUES ('A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0];&quot; &quot;;[.D40];[.E40];[.F40])" office:value-type="string" office:string-value="A4 " calcext:value-type="string">
            <text:p>A4 </text:p>
          </table:table-cell>
          <table:table-cell table:formula="of:=TRIM([.H40])" office:value-type="string" office:string-value="A4" calcext:value-type="string">
            <text:p>A4</text:p>
          </table:table-cell>
          <table:table-cell table:formula="of:=CONCATENATE(&quot;INSERT INTO modele (lib_modele, id_marque_modele) VALUES ('&quot;;[.I40];&quot;', &quot;;[.G40];&quot;);&quot;)" office:value-type="string" office:string-value="INSERT INTO modele (lib_modele, id_marque_modele) VALUES ('A4', 3);" calcext:value-type="string">
            <text:p>INSERT INTO modele (lib_modele, id_marque_modele) VALUES ('A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LLROA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1];&quot; &quot;;[.D41];[.E41];[.F41])" office:value-type="string" office:string-value="A4 ALLROAD" calcext:value-type="string">
            <text:p>A4 ALLROAD</text:p>
          </table:table-cell>
          <table:table-cell table:formula="of:=TRIM([.H41])" office:value-type="string" office:string-value="A4 ALLROAD" calcext:value-type="string">
            <text:p>A4 ALLROAD</text:p>
          </table:table-cell>
          <table:table-cell table:formula="of:=CONCATENATE(&quot;INSERT INTO modele (lib_modele, id_marque_modele) VALUES ('&quot;;[.I41];&quot;', &quot;;[.G41];&quot;);&quot;)" office:value-type="string" office:string-value="INSERT INTO modele (lib_modele, id_marque_modele) VALUES ('A4 ALLROAD', 3);" calcext:value-type="string">
            <text:p>INSERT INTO modele (lib_modele, id_marque_modele) VALUES ('A4 ALLROAD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2];&quot; &quot;;[.D42];[.E42];[.F42])" office:value-type="string" office:string-value="A4 CABRIOLET" calcext:value-type="string">
            <text:p>A4 CABRIOLET</text:p>
          </table:table-cell>
          <table:table-cell table:formula="of:=TRIM([.H42])" office:value-type="string" office:string-value="A4 CABRIOLET" calcext:value-type="string">
            <text:p>A4 CABRIOLET</text:p>
          </table:table-cell>
          <table:table-cell table:formula="of:=CONCATENATE(&quot;INSERT INTO modele (lib_modele, id_marque_modele) VALUES ('&quot;;[.I42];&quot;', &quot;;[.G42];&quot;);&quot;)" office:value-type="string" office:string-value="INSERT INTO modele (lib_modele, id_marque_modele) VALUES ('A4 CABRIOLET', 3);" calcext:value-type="string">
            <text:p>INSERT INTO modele (lib_modele, id_marque_modele) VALUES ('A4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II-I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3];&quot; &quot;;[.D43];[.E43];[.F43])" office:value-type="string" office:string-value="A4 III-IV" calcext:value-type="string">
            <text:p>A4 III-IV</text:p>
          </table:table-cell>
          <table:table-cell table:formula="of:=TRIM([.H43])" office:value-type="string" office:string-value="A4 III-IV" calcext:value-type="string">
            <text:p>A4 III-IV</text:p>
          </table:table-cell>
          <table:table-cell table:formula="of:=CONCATENATE(&quot;INSERT INTO modele (lib_modele, id_marque_modele) VALUES ('&quot;;[.I43];&quot;', &quot;;[.G43];&quot;);&quot;)" office:value-type="string" office:string-value="INSERT INTO modele (lib_modele, id_marque_modele) VALUES ('A4 III-IV', 3);" calcext:value-type="string">
            <text:p>INSERT INTO modele (lib_modele, id_marque_modele) VALUES ('A4 III-I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4];&quot; &quot;;[.D44];[.E44];[.F44])" office:value-type="string" office:string-value="A4 V" calcext:value-type="string">
            <text:p>A4 V</text:p>
          </table:table-cell>
          <table:table-cell table:formula="of:=TRIM([.H44])" office:value-type="string" office:string-value="A4 V" calcext:value-type="string">
            <text:p>A4 V</text:p>
          </table:table-cell>
          <table:table-cell table:formula="of:=CONCATENATE(&quot;INSERT INTO modele (lib_modele, id_marque_modele) VALUES ('&quot;;[.I44];&quot;', &quot;;[.G44];&quot;);&quot;)" office:value-type="string" office:string-value="INSERT INTO modele (lib_modele, id_marque_modele) VALUES ('A4 V', 3);" calcext:value-type="string">
            <text:p>INSERT INTO modele (lib_modele, id_marque_modele) VALUES ('A4 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5];&quot; &quot;;[.D45];[.E45];[.F45])" office:value-type="string" office:string-value="A5 " calcext:value-type="string">
            <text:p>A5 </text:p>
          </table:table-cell>
          <table:table-cell table:formula="of:=TRIM([.H45])" office:value-type="string" office:string-value="A5" calcext:value-type="string">
            <text:p>A5</text:p>
          </table:table-cell>
          <table:table-cell table:formula="of:=CONCATENATE(&quot;INSERT INTO modele (lib_modele, id_marque_modele) VALUES ('&quot;;[.I45];&quot;', &quot;;[.G45];&quot;);&quot;)" office:value-type="string" office:string-value="INSERT INTO modele (lib_modele, id_marque_modele) VALUES ('A5', 3);" calcext:value-type="string">
            <text:p>INSERT INTO modele (lib_modele, id_marque_modele) VALUES ('A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6];&quot; &quot;;[.D46];[.E46];[.F46])" office:value-type="string" office:string-value="A5 CABRIOLET" calcext:value-type="string">
            <text:p>A5 CABRIOLET</text:p>
          </table:table-cell>
          <table:table-cell table:formula="of:=TRIM([.H46])" office:value-type="string" office:string-value="A5 CABRIOLET" calcext:value-type="string">
            <text:p>A5 CABRIOLET</text:p>
          </table:table-cell>
          <table:table-cell table:formula="of:=CONCATENATE(&quot;INSERT INTO modele (lib_modele, id_marque_modele) VALUES ('&quot;;[.I46];&quot;', &quot;;[.G46];&quot;);&quot;)" office:value-type="string" office:string-value="INSERT INTO modele (lib_modele, id_marque_modele) VALUES ('A5 CABRIOLET', 3);" calcext:value-type="string">
            <text:p>INSERT INTO modele (lib_modele, id_marque_modele) VALUES ('A5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7];&quot; &quot;;[.D47];[.E47];[.F47])" office:value-type="string" office:string-value="A5 SPORTBACK" calcext:value-type="string">
            <text:p>A5 SPORTBACK</text:p>
          </table:table-cell>
          <table:table-cell table:formula="of:=TRIM([.H47])" office:value-type="string" office:string-value="A5 SPORTBACK" calcext:value-type="string">
            <text:p>A5 SPORTBACK</text:p>
          </table:table-cell>
          <table:table-cell table:formula="of:=CONCATENATE(&quot;INSERT INTO modele (lib_modele, id_marque_modele) VALUES ('&quot;;[.I47];&quot;', &quot;;[.G47];&quot;);&quot;)" office:value-type="string" office:string-value="INSERT INTO modele (lib_modele, id_marque_modele) VALUES ('A5 SPORTBACK', 3);" calcext:value-type="string">
            <text:p>INSERT INTO modele (lib_modele, id_marque_modele) VALUES ('A5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8];&quot; &quot;;[.D48];[.E48];[.F48])" office:value-type="string" office:string-value="A6 " calcext:value-type="string">
            <text:p>A6 </text:p>
          </table:table-cell>
          <table:table-cell table:formula="of:=TRIM([.H48])" office:value-type="string" office:string-value="A6" calcext:value-type="string">
            <text:p>A6</text:p>
          </table:table-cell>
          <table:table-cell table:formula="of:=CONCATENATE(&quot;INSERT INTO modele (lib_modele, id_marque_modele) VALUES ('&quot;;[.I48];&quot;', &quot;;[.G48];&quot;);&quot;)" office:value-type="string" office:string-value="INSERT INTO modele (lib_modele, id_marque_modele) VALUES ('A6', 3);" calcext:value-type="string">
            <text:p>INSERT INTO modele (lib_modele, id_marque_modele) VALUES ('A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9];&quot; &quot;;[.D49];[.E49];[.F49])" office:value-type="string" office:string-value="A6 IV" calcext:value-type="string">
            <text:p>A6 IV</text:p>
          </table:table-cell>
          <table:table-cell table:formula="of:=TRIM([.H49])" office:value-type="string" office:string-value="A6 IV" calcext:value-type="string">
            <text:p>A6 IV</text:p>
          </table:table-cell>
          <table:table-cell table:formula="of:=CONCATENATE(&quot;INSERT INTO modele (lib_modele, id_marque_modele) VALUES ('&quot;;[.I49];&quot;', &quot;;[.G49];&quot;);&quot;)" office:value-type="string" office:string-value="INSERT INTO modele (lib_modele, id_marque_modele) VALUES ('A6 IV', 3);" calcext:value-type="string">
            <text:p>INSERT INTO modele (lib_modele, id_marque_modele) VALUES ('A6 I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0];&quot; &quot;;[.D50];[.E50];[.F50])" office:value-type="string" office:string-value="A7 " calcext:value-type="string">
            <text:p>A7 </text:p>
          </table:table-cell>
          <table:table-cell table:formula="of:=TRIM([.H50])" office:value-type="string" office:string-value="A7" calcext:value-type="string">
            <text:p>A7</text:p>
          </table:table-cell>
          <table:table-cell table:formula="of:=CONCATENATE(&quot;INSERT INTO modele (lib_modele, id_marque_modele) VALUES ('&quot;;[.I50];&quot;', &quot;;[.G50];&quot;);&quot;)" office:value-type="string" office:string-value="INSERT INTO modele (lib_modele, id_marque_modele) VALUES ('A7', 3);" calcext:value-type="string">
            <text:p>INSERT INTO modele (lib_modele, id_marque_modele) VALUES ('A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51];&quot; &quot;;[.D51];[.E51];[.F51])" office:value-type="string" office:string-value="A7 SPORTBACK" calcext:value-type="string">
            <text:p>A7 SPORTBACK</text:p>
          </table:table-cell>
          <table:table-cell table:formula="of:=TRIM([.H51])" office:value-type="string" office:string-value="A7 SPORTBACK" calcext:value-type="string">
            <text:p>A7 SPORTBACK</text:p>
          </table:table-cell>
          <table:table-cell table:formula="of:=CONCATENATE(&quot;INSERT INTO modele (lib_modele, id_marque_modele) VALUES ('&quot;;[.I51];&quot;', &quot;;[.G51];&quot;);&quot;)" office:value-type="string" office:string-value="INSERT INTO modele (lib_modele, id_marque_modele) VALUES ('A7 SPORTBACK', 3);" calcext:value-type="string">
            <text:p>INSERT INTO modele (lib_modele, id_marque_modele) VALUES ('A7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2];&quot; &quot;;[.D52];[.E52];[.F52])" office:value-type="string" office:string-value="A8 " calcext:value-type="string">
            <text:p>A8 </text:p>
          </table:table-cell>
          <table:table-cell table:formula="of:=TRIM([.H52])" office:value-type="string" office:string-value="A8" calcext:value-type="string">
            <text:p>A8</text:p>
          </table:table-cell>
          <table:table-cell table:formula="of:=CONCATENATE(&quot;INSERT INTO modele (lib_modele, id_marque_modele) VALUES ('&quot;;[.I52];&quot;', &quot;;[.G52];&quot;);&quot;)" office:value-type="string" office:string-value="INSERT INTO modele (lib_modele, id_marque_modele) VALUES ('A8', 3);" calcext:value-type="string">
            <text:p>INSERT INTO modele (lib_modele, id_marque_modele) VALUES ('A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LLROAD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3];&quot; &quot;;[.D53];[.E53];[.F53])" office:value-type="string" office:string-value="ALLROAD " calcext:value-type="string">
            <text:p>ALLROAD </text:p>
          </table:table-cell>
          <table:table-cell table:formula="of:=TRIM([.H53])" office:value-type="string" office:string-value="ALLROAD" calcext:value-type="string">
            <text:p>ALLROAD</text:p>
          </table:table-cell>
          <table:table-cell table:formula="of:=CONCATENATE(&quot;INSERT INTO modele (lib_modele, id_marque_modele) VALUES ('&quot;;[.I53];&quot;', &quot;;[.G53];&quot;);&quot;)" office:value-type="string" office:string-value="INSERT INTO modele (lib_modele, id_marque_modele) VALUES ('ALLROAD', 3);" calcext:value-type="string">
            <text:p>INSERT INTO modele (lib_modele, id_marque_modele) VALUES ('ALLROAD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LLROAD</text:p>
          </table:table-cell>
          <table:table-cell office:value-type="string" calcext:value-type="string">
            <text:p>QUATTRO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54];&quot; &quot;;[.D54];[.E54];[.F54])" office:value-type="string" office:string-value="ALLROAD QUATTRO" calcext:value-type="string">
            <text:p>ALLROAD QUATTRO</text:p>
          </table:table-cell>
          <table:table-cell table:formula="of:=TRIM([.H54])" office:value-type="string" office:string-value="ALLROAD QUATTRO" calcext:value-type="string">
            <text:p>ALLROAD QUATTRO</text:p>
          </table:table-cell>
          <table:table-cell table:formula="of:=CONCATENATE(&quot;INSERT INTO modele (lib_modele, id_marque_modele) VALUES ('&quot;;[.I54];&quot;', &quot;;[.G54];&quot;);&quot;)" office:value-type="string" office:string-value="INSERT INTO modele (lib_modele, id_marque_modele) VALUES ('ALLROAD QUATTRO', 3);" calcext:value-type="string">
            <text:p>INSERT INTO modele (lib_modele, id_marque_modele) VALUES ('ALLROAD QUATTRO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CABRIOLET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5];&quot; &quot;;[.D55];[.E55];[.F55])" office:value-type="string" office:string-value="CABRIOLET " calcext:value-type="string">
            <text:p>CABRIOLET </text:p>
          </table:table-cell>
          <table:table-cell table:formula="of:=TRIM([.H55])" office:value-type="string" office:string-value="CABRIOLET" calcext:value-type="string">
            <text:p>CABRIOLET</text:p>
          </table:table-cell>
          <table:table-cell table:formula="of:=CONCATENATE(&quot;INSERT INTO modele (lib_modele, id_marque_modele) VALUES ('&quot;;[.I55];&quot;', &quot;;[.G55];&quot;);&quot;)" office:value-type="string" office:string-value="INSERT INTO modele (lib_modele, id_marque_modele) VALUES ('CABRIOLET', 3);" calcext:value-type="string">
            <text:p>INSERT INTO modele (lib_modele, id_marque_modele) VALUES ('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6];&quot; &quot;;[.D56];[.E56];[.F56])" office:value-type="string" office:string-value="COUPE " calcext:value-type="string">
            <text:p>COUPE </text:p>
          </table:table-cell>
          <table:table-cell table:formula="of:=TRIM([.H56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56];&quot;', &quot;;[.G56];&quot;);&quot;)" office:value-type="string" office:string-value="INSERT INTO modele (lib_modele, id_marque_modele) VALUES ('COUPE', 3);" calcext:value-type="string">
            <text:p>INSERT INTO modele (lib_modele, id_marque_modele) VALUES ('COUPE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7];&quot; &quot;;[.D57];[.E57];[.F57])" office:value-type="string" office:string-value="Q3 " calcext:value-type="string">
            <text:p>Q3 </text:p>
          </table:table-cell>
          <table:table-cell table:formula="of:=TRIM([.H57])" office:value-type="string" office:string-value="Q3" calcext:value-type="string">
            <text:p>Q3</text:p>
          </table:table-cell>
          <table:table-cell table:formula="of:=CONCATENATE(&quot;INSERT INTO modele (lib_modele, id_marque_modele) VALUES ('&quot;;[.I57];&quot;', &quot;;[.G57];&quot;);&quot;)" office:value-type="string" office:string-value="INSERT INTO modele (lib_modele, id_marque_modele) VALUES ('Q3', 3);" calcext:value-type="string">
            <text:p>INSERT INTO modele (lib_modele, id_marque_modele) VALUES ('Q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8];&quot; &quot;;[.D58];[.E58];[.F58])" office:value-type="string" office:string-value="Q5 " calcext:value-type="string">
            <text:p>Q5 </text:p>
          </table:table-cell>
          <table:table-cell table:formula="of:=TRIM([.H58])" office:value-type="string" office:string-value="Q5" calcext:value-type="string">
            <text:p>Q5</text:p>
          </table:table-cell>
          <table:table-cell table:formula="of:=CONCATENATE(&quot;INSERT INTO modele (lib_modele, id_marque_modele) VALUES ('&quot;;[.I58];&quot;', &quot;;[.G58];&quot;);&quot;)" office:value-type="string" office:string-value="INSERT INTO modele (lib_modele, id_marque_modele) VALUES ('Q5', 3);" calcext:value-type="string">
            <text:p>INSERT INTO modele (lib_modele, id_marque_modele) VALUES ('Q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9];&quot; &quot;;[.D59];[.E59];[.F59])" office:value-type="string" office:string-value="Q7 " calcext:value-type="string">
            <text:p>Q7 </text:p>
          </table:table-cell>
          <table:table-cell table:formula="of:=TRIM([.H59])" office:value-type="string" office:string-value="Q7" calcext:value-type="string">
            <text:p>Q7</text:p>
          </table:table-cell>
          <table:table-cell table:formula="of:=CONCATENATE(&quot;INSERT INTO modele (lib_modele, id_marque_modele) VALUES ('&quot;;[.I59];&quot;', &quot;;[.G59];&quot;);&quot;)" office:value-type="string" office:string-value="INSERT INTO modele (lib_modele, id_marque_modele) VALUES ('Q7', 3);" calcext:value-type="string">
            <text:p>INSERT INTO modele (lib_modele, id_marque_modele) VALUES ('Q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UATTRO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0];&quot; &quot;;[.D60];[.E60];[.F60])" office:value-type="string" office:string-value="QUATTRO " calcext:value-type="string">
            <text:p>QUATTRO </text:p>
          </table:table-cell>
          <table:table-cell table:formula="of:=TRIM([.H60])" office:value-type="string" office:string-value="QUATTRO" calcext:value-type="string">
            <text:p>QUATTRO</text:p>
          </table:table-cell>
          <table:table-cell table:formula="of:=CONCATENATE(&quot;INSERT INTO modele (lib_modele, id_marque_modele) VALUES ('&quot;;[.I60];&quot;', &quot;;[.G60];&quot;);&quot;)" office:value-type="string" office:string-value="INSERT INTO modele (lib_modele, id_marque_modele) VALUES ('QUATTRO', 3);" calcext:value-type="string">
            <text:p>INSERT INTO modele (lib_modele, id_marque_modele) VALUES ('QUATTRO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1];&quot; &quot;;[.D61];[.E61];[.F61])" office:value-type="string" office:string-value="R8 " calcext:value-type="string">
            <text:p>R8 </text:p>
          </table:table-cell>
          <table:table-cell table:formula="of:=TRIM([.H61])" office:value-type="string" office:string-value="R8" calcext:value-type="string">
            <text:p>R8</text:p>
          </table:table-cell>
          <table:table-cell table:formula="of:=CONCATENATE(&quot;INSERT INTO modele (lib_modele, id_marque_modele) VALUES ('&quot;;[.I61];&quot;', &quot;;[.G61];&quot;);&quot;)" office:value-type="string" office:string-value="INSERT INTO modele (lib_modele, id_marque_modele) VALUES ('R8', 3);" calcext:value-type="string">
            <text:p>INSERT INTO modele (lib_modele, id_marque_modele) VALUES ('R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2];&quot; &quot;;[.D62];[.E62];[.F62])" office:value-type="string" office:string-value="RS3 " calcext:value-type="string">
            <text:p>RS3 </text:p>
          </table:table-cell>
          <table:table-cell table:formula="of:=TRIM([.H62])" office:value-type="string" office:string-value="RS3" calcext:value-type="string">
            <text:p>RS3</text:p>
          </table:table-cell>
          <table:table-cell table:formula="of:=CONCATENATE(&quot;INSERT INTO modele (lib_modele, id_marque_modele) VALUES ('&quot;;[.I62];&quot;', &quot;;[.G62];&quot;);&quot;)" office:value-type="string" office:string-value="INSERT INTO modele (lib_modele, id_marque_modele) VALUES ('RS3', 3);" calcext:value-type="string">
            <text:p>INSERT INTO modele (lib_modele, id_marque_modele) VALUES ('RS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63];&quot; &quot;;[.D63];[.E63];[.F63])" office:value-type="string" office:string-value="RS3 SPORTBACK" calcext:value-type="string">
            <text:p>RS3 SPORTBACK</text:p>
          </table:table-cell>
          <table:table-cell table:formula="of:=TRIM([.H63])" office:value-type="string" office:string-value="RS3 SPORTBACK" calcext:value-type="string">
            <text:p>RS3 SPORTBACK</text:p>
          </table:table-cell>
          <table:table-cell table:formula="of:=CONCATENATE(&quot;INSERT INTO modele (lib_modele, id_marque_modele) VALUES ('&quot;;[.I63];&quot;', &quot;;[.G63];&quot;);&quot;)" office:value-type="string" office:string-value="INSERT INTO modele (lib_modele, id_marque_modele) VALUES ('RS3 SPORTBACK', 3);" calcext:value-type="string">
            <text:p>INSERT INTO modele (lib_modele, id_marque_modele) VALUES ('RS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4];&quot; &quot;;[.D64];[.E64];[.F64])" office:value-type="string" office:string-value="RS4 " calcext:value-type="string">
            <text:p>RS4 </text:p>
          </table:table-cell>
          <table:table-cell table:formula="of:=TRIM([.H64])" office:value-type="string" office:string-value="RS4" calcext:value-type="string">
            <text:p>RS4</text:p>
          </table:table-cell>
          <table:table-cell table:formula="of:=CONCATENATE(&quot;INSERT INTO modele (lib_modele, id_marque_modele) VALUES ('&quot;;[.I64];&quot;', &quot;;[.G64];&quot;);&quot;)" office:value-type="string" office:string-value="INSERT INTO modele (lib_modele, id_marque_modele) VALUES ('RS4', 3);" calcext:value-type="string">
            <text:p>INSERT INTO modele (lib_modele, id_marque_modele) VALUES ('RS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5];&quot; &quot;;[.D65];[.E65];[.F65])" office:value-type="string" office:string-value="RS5 " calcext:value-type="string">
            <text:p>RS5 </text:p>
          </table:table-cell>
          <table:table-cell table:formula="of:=TRIM([.H65])" office:value-type="string" office:string-value="RS5" calcext:value-type="string">
            <text:p>RS5</text:p>
          </table:table-cell>
          <table:table-cell table:formula="of:=CONCATENATE(&quot;INSERT INTO modele (lib_modele, id_marque_modele) VALUES ('&quot;;[.I65];&quot;', &quot;;[.G65];&quot;);&quot;)" office:value-type="string" office:string-value="INSERT INTO modele (lib_modele, id_marque_modele) VALUES ('RS5', 3);" calcext:value-type="string">
            <text:p>INSERT INTO modele (lib_modele, id_marque_modele) VALUES ('RS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6];&quot; &quot;;[.D66];[.E66];[.F66])" office:value-type="string" office:string-value="RS6 " calcext:value-type="string">
            <text:p>RS6 </text:p>
          </table:table-cell>
          <table:table-cell table:formula="of:=TRIM([.H66])" office:value-type="string" office:string-value="RS6" calcext:value-type="string">
            <text:p>RS6</text:p>
          </table:table-cell>
          <table:table-cell table:formula="of:=CONCATENATE(&quot;INSERT INTO modele (lib_modele, id_marque_modele) VALUES ('&quot;;[.I66];&quot;', &quot;;[.G66];&quot;);&quot;)" office:value-type="string" office:string-value="INSERT INTO modele (lib_modele, id_marque_modele) VALUES ('RS6', 3);" calcext:value-type="string">
            <text:p>INSERT INTO modele (lib_modele, id_marque_modele) VALUES ('RS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7];&quot; &quot;;[.D67];[.E67];[.F67])" office:value-type="string" office:string-value="RS7 " calcext:value-type="string">
            <text:p>RS7 </text:p>
          </table:table-cell>
          <table:table-cell table:formula="of:=TRIM([.H67])" office:value-type="string" office:string-value="RS7" calcext:value-type="string">
            <text:p>RS7</text:p>
          </table:table-cell>
          <table:table-cell table:formula="of:=CONCATENATE(&quot;INSERT INTO modele (lib_modele, id_marque_modele) VALUES ('&quot;;[.I67];&quot;', &quot;;[.G67];&quot;);&quot;)" office:value-type="string" office:string-value="INSERT INTO modele (lib_modele, id_marque_modele) VALUES ('RS7', 3);" calcext:value-type="string">
            <text:p>INSERT INTO modele (lib_modele, id_marque_modele) VALUES ('RS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8];&quot; &quot;;[.D68];[.E68];[.F68])" office:value-type="string" office:string-value="S1 " calcext:value-type="string">
            <text:p>S1 </text:p>
          </table:table-cell>
          <table:table-cell table:formula="of:=TRIM([.H68])" office:value-type="string" office:string-value="S1" calcext:value-type="string">
            <text:p>S1</text:p>
          </table:table-cell>
          <table:table-cell table:formula="of:=CONCATENATE(&quot;INSERT INTO modele (lib_modele, id_marque_modele) VALUES ('&quot;;[.I68];&quot;', &quot;;[.G68];&quot;);&quot;)" office:value-type="string" office:string-value="INSERT INTO modele (lib_modele, id_marque_modele) VALUES ('S1', 3);" calcext:value-type="string">
            <text:p>INSERT INTO modele (lib_modele, id_marque_modele) VALUES ('S1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9];&quot; &quot;;[.D69];[.E69];[.F69])" office:value-type="string" office:string-value="S3 " calcext:value-type="string">
            <text:p>S3 </text:p>
          </table:table-cell>
          <table:table-cell table:formula="of:=TRIM([.H69])" office:value-type="string" office:string-value="S3" calcext:value-type="string">
            <text:p>S3</text:p>
          </table:table-cell>
          <table:table-cell table:formula="of:=CONCATENATE(&quot;INSERT INTO modele (lib_modele, id_marque_modele) VALUES ('&quot;;[.I69];&quot;', &quot;;[.G69];&quot;);&quot;)" office:value-type="string" office:string-value="INSERT INTO modele (lib_modele, id_marque_modele) VALUES ('S3', 3);" calcext:value-type="string">
            <text:p>INSERT INTO modele (lib_modele, id_marque_modele) VALUES ('S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70];&quot; &quot;;[.D70];[.E70];[.F70])" office:value-type="string" office:string-value="S3 SPORTBACK" calcext:value-type="string">
            <text:p>S3 SPORTBACK</text:p>
          </table:table-cell>
          <table:table-cell table:formula="of:=TRIM([.H70])" office:value-type="string" office:string-value="S3 SPORTBACK" calcext:value-type="string">
            <text:p>S3 SPORTBACK</text:p>
          </table:table-cell>
          <table:table-cell table:formula="of:=CONCATENATE(&quot;INSERT INTO modele (lib_modele, id_marque_modele) VALUES ('&quot;;[.I70];&quot;', &quot;;[.G70];&quot;);&quot;)" office:value-type="string" office:string-value="INSERT INTO modele (lib_modele, id_marque_modele) VALUES ('S3 SPORTBACK', 3);" calcext:value-type="string">
            <text:p>INSERT INTO modele (lib_modele, id_marque_modele) VALUES ('S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1];&quot; &quot;;[.D71];[.E71];[.F71])" office:value-type="string" office:string-value="S4 " calcext:value-type="string">
            <text:p>S4 </text:p>
          </table:table-cell>
          <table:table-cell table:formula="of:=TRIM([.H71])" office:value-type="string" office:string-value="S4" calcext:value-type="string">
            <text:p>S4</text:p>
          </table:table-cell>
          <table:table-cell table:formula="of:=CONCATENATE(&quot;INSERT INTO modele (lib_modele, id_marque_modele) VALUES ('&quot;;[.I71];&quot;', &quot;;[.G71];&quot;);&quot;)" office:value-type="string" office:string-value="INSERT INTO modele (lib_modele, id_marque_modele) VALUES ('S4', 3);" calcext:value-type="string">
            <text:p>INSERT INTO modele (lib_modele, id_marque_modele) VALUES ('S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72];&quot; &quot;;[.D72];[.E72];[.F72])" office:value-type="string" office:string-value="S4 CABRIOLET" calcext:value-type="string">
            <text:p>S4 CABRIOLET</text:p>
          </table:table-cell>
          <table:table-cell table:formula="of:=TRIM([.H72])" office:value-type="string" office:string-value="S4 CABRIOLET" calcext:value-type="string">
            <text:p>S4 CABRIOLET</text:p>
          </table:table-cell>
          <table:table-cell table:formula="of:=CONCATENATE(&quot;INSERT INTO modele (lib_modele, id_marque_modele) VALUES ('&quot;;[.I72];&quot;', &quot;;[.G72];&quot;);&quot;)" office:value-type="string" office:string-value="INSERT INTO modele (lib_modele, id_marque_modele) VALUES ('S4 CABRIOLET', 3);" calcext:value-type="string">
            <text:p>INSERT INTO modele (lib_modele, id_marque_modele) VALUES ('S4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3];&quot; &quot;;[.D73];[.E73];[.F73])" office:value-type="string" office:string-value="S5 " calcext:value-type="string">
            <text:p>S5 </text:p>
          </table:table-cell>
          <table:table-cell table:formula="of:=TRIM([.H73])" office:value-type="string" office:string-value="S5" calcext:value-type="string">
            <text:p>S5</text:p>
          </table:table-cell>
          <table:table-cell table:formula="of:=CONCATENATE(&quot;INSERT INTO modele (lib_modele, id_marque_modele) VALUES ('&quot;;[.I73];&quot;', &quot;;[.G73];&quot;);&quot;)" office:value-type="string" office:string-value="INSERT INTO modele (lib_modele, id_marque_modele) VALUES ('S5', 3);" calcext:value-type="string">
            <text:p>INSERT INTO modele (lib_modele, id_marque_modele) VALUES ('S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4];&quot; &quot;;[.D74];[.E74];[.F74])" office:value-type="string" office:string-value="S6 " calcext:value-type="string">
            <text:p>S6 </text:p>
          </table:table-cell>
          <table:table-cell table:formula="of:=TRIM([.H74])" office:value-type="string" office:string-value="S6" calcext:value-type="string">
            <text:p>S6</text:p>
          </table:table-cell>
          <table:table-cell table:formula="of:=CONCATENATE(&quot;INSERT INTO modele (lib_modele, id_marque_modele) VALUES ('&quot;;[.I74];&quot;', &quot;;[.G74];&quot;);&quot;)" office:value-type="string" office:string-value="INSERT INTO modele (lib_modele, id_marque_modele) VALUES ('S6', 3);" calcext:value-type="string">
            <text:p>INSERT INTO modele (lib_modele, id_marque_modele) VALUES ('S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5];&quot; &quot;;[.D75];[.E75];[.F75])" office:value-type="string" office:string-value="S7 " calcext:value-type="string">
            <text:p>S7 </text:p>
          </table:table-cell>
          <table:table-cell table:formula="of:=TRIM([.H75])" office:value-type="string" office:string-value="S7" calcext:value-type="string">
            <text:p>S7</text:p>
          </table:table-cell>
          <table:table-cell table:formula="of:=CONCATENATE(&quot;INSERT INTO modele (lib_modele, id_marque_modele) VALUES ('&quot;;[.I75];&quot;', &quot;;[.G75];&quot;);&quot;)" office:value-type="string" office:string-value="INSERT INTO modele (lib_modele, id_marque_modele) VALUES ('S7', 3);" calcext:value-type="string">
            <text:p>INSERT INTO modele (lib_modele, id_marque_modele) VALUES ('S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6];&quot; &quot;;[.D76];[.E76];[.F76])" office:value-type="string" office:string-value="S8 " calcext:value-type="string">
            <text:p>S8 </text:p>
          </table:table-cell>
          <table:table-cell table:formula="of:=TRIM([.H76])" office:value-type="string" office:string-value="S8" calcext:value-type="string">
            <text:p>S8</text:p>
          </table:table-cell>
          <table:table-cell table:formula="of:=CONCATENATE(&quot;INSERT INTO modele (lib_modele, id_marque_modele) VALUES ('&quot;;[.I76];&quot;', &quot;;[.G76];&quot;);&quot;)" office:value-type="string" office:string-value="INSERT INTO modele (lib_modele, id_marque_modele) VALUES ('S8', 3);" calcext:value-type="string">
            <text:p>INSERT INTO modele (lib_modele, id_marque_modele) VALUES ('S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7];&quot; &quot;;[.D77];[.E77];[.F77])" office:value-type="string" office:string-value="TT " calcext:value-type="string">
            <text:p>TT </text:p>
          </table:table-cell>
          <table:table-cell table:formula="of:=TRIM([.H77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77];&quot;', &quot;;[.G77];&quot;);&quot;)" office:value-type="string" office:string-value="INSERT INTO modele (lib_modele, id_marque_modele) VALUES ('TT', 3);" calcext:value-type="string">
            <text:p>INSERT INTO modele (lib_modele, id_marque_modele) VALUES ('T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S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8];&quot; &quot;;[.D78];[.E78];[.F78])" office:value-type="string" office:string-value="TTS " calcext:value-type="string">
            <text:p>TTS </text:p>
          </table:table-cell>
          <table:table-cell table:formula="of:=TRIM([.H78])" office:value-type="string" office:string-value="TTS" calcext:value-type="string">
            <text:p>TTS</text:p>
          </table:table-cell>
          <table:table-cell table:formula="of:=CONCATENATE(&quot;INSERT INTO modele (lib_modele, id_marque_modele) VALUES ('&quot;;[.I78];&quot;', &quot;;[.G78];&quot;);&quot;)" office:value-type="string" office:string-value="INSERT INTO modele (lib_modele, id_marque_modele) VALUES ('TTS', 3);" calcext:value-type="string">
            <text:p>INSERT INTO modele (lib_modele, id_marque_modele) VALUES ('TTS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V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9];&quot; &quot;;[.D79];[.E79];[.F79])" office:value-type="string" office:string-value="V8 " calcext:value-type="string">
            <text:p>V8 </text:p>
          </table:table-cell>
          <table:table-cell table:formula="of:=TRIM([.H79])" office:value-type="string" office:string-value="V8" calcext:value-type="string">
            <text:p>V8</text:p>
          </table:table-cell>
          <table:table-cell table:formula="of:=CONCATENATE(&quot;INSERT INTO modele (lib_modele, id_marque_modele) VALUES ('&quot;;[.I79];&quot;', &quot;;[.G79];&quot;);&quot;)" office:value-type="string" office:string-value="INSERT INTO modele (lib_modele, id_marque_modele) VALUES ('V8', 3);" calcext:value-type="string">
            <text:p>INSERT INTO modele (lib_modele, id_marque_modele) VALUES ('V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NCATENATE([.C80];&quot; &quot;;[.D80];[.E80];[.F80])" office:value-type="string" office:string-value="AUTRE " calcext:value-type="string">
            <text:p>AUTRE </text:p>
          </table:table-cell>
          <table:table-cell table:formula="of:=TRIM([.H8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0];&quot;', &quot;;[.G80];&quot;);&quot;)" office:value-type="string" office:string-value="INSERT INTO modele (lib_modele, id_marque_modele) VALUES ('AUTRE', 3);" calcext:value-type="string">
            <text:p>INSERT INTO modele (lib_modele, id_marque_modele) VALUES ('AUTRE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LLEG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1];&quot; &quot;;[.D81];[.E81];[.F81])" office:value-type="string" office:string-value="ALLEGRO " calcext:value-type="string">
            <text:p>ALLEGRO </text:p>
          </table:table-cell>
          <table:table-cell table:formula="of:=TRIM([.H81])" office:value-type="string" office:string-value="ALLEGRO" calcext:value-type="string">
            <text:p>ALLEGRO</text:p>
          </table:table-cell>
          <table:table-cell table:formula="of:=CONCATENATE(&quot;INSERT INTO modele (lib_modele, id_marque_modele) VALUES ('&quot;;[.I81];&quot;', &quot;;[.G81];&quot;);&quot;)" office:value-type="string" office:string-value="INSERT INTO modele (lib_modele, id_marque_modele) VALUES ('ALLEGRO', 4);" calcext:value-type="string">
            <text:p>INSERT INTO modele (lib_modele, id_marque_modele) VALUES ('ALLEG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JEE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2];&quot; &quot;;[.D82];[.E82];[.F82])" office:value-type="string" office:string-value="JEEP " calcext:value-type="string">
            <text:p>JEEP </text:p>
          </table:table-cell>
          <table:table-cell table:formula="of:=TRIM([.H82])" office:value-type="string" office:string-value="JEEP" calcext:value-type="string">
            <text:p>JEEP</text:p>
          </table:table-cell>
          <table:table-cell table:formula="of:=CONCATENATE(&quot;INSERT INTO modele (lib_modele, id_marque_modele) VALUES ('&quot;;[.I82];&quot;', &quot;;[.G82];&quot;);&quot;)" office:value-type="string" office:string-value="INSERT INTO modele (lib_modele, id_marque_modele) VALUES ('JEEP', 4);" calcext:value-type="string">
            <text:p>INSERT INTO modele (lib_modele, id_marque_modele) VALUES ('JEEP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EST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3];&quot; &quot;;[.D83];[.E83];[.F83])" office:value-type="string" office:string-value="MAESTRO " calcext:value-type="string">
            <text:p>MAESTRO </text:p>
          </table:table-cell>
          <table:table-cell table:formula="of:=TRIM([.H83])" office:value-type="string" office:string-value="MAESTRO" calcext:value-type="string">
            <text:p>MAESTRO</text:p>
          </table:table-cell>
          <table:table-cell table:formula="of:=CONCATENATE(&quot;INSERT INTO modele (lib_modele, id_marque_modele) VALUES ('&quot;;[.I83];&quot;', &quot;;[.G83];&quot;);&quot;)" office:value-type="string" office:string-value="INSERT INTO modele (lib_modele, id_marque_modele) VALUES ('MAESTRO', 4);" calcext:value-type="string">
            <text:p>INSERT INTO modele (lib_modele, id_marque_modele) VALUES ('MAEST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RIN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4];&quot; &quot;;[.D84];[.E84];[.F84])" office:value-type="string" office:string-value="MARINA " calcext:value-type="string">
            <text:p>MARINA </text:p>
          </table:table-cell>
          <table:table-cell table:formula="of:=TRIM([.H84])" office:value-type="string" office:string-value="MARINA" calcext:value-type="string">
            <text:p>MARINA</text:p>
          </table:table-cell>
          <table:table-cell table:formula="of:=CONCATENATE(&quot;INSERT INTO modele (lib_modele, id_marque_modele) VALUES ('&quot;;[.I84];&quot;', &quot;;[.G84];&quot;);&quot;)" office:value-type="string" office:string-value="INSERT INTO modele (lib_modele, id_marque_modele) VALUES ('MARINA', 4);" calcext:value-type="string">
            <text:p>INSERT INTO modele (lib_modele, id_marque_modele) VALUES ('MARINA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ET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5];&quot; &quot;;[.D85];[.E85];[.F85])" office:value-type="string" office:string-value="METRO " calcext:value-type="string">
            <text:p>METRO </text:p>
          </table:table-cell>
          <table:table-cell table:formula="of:=TRIM([.H85])" office:value-type="string" office:string-value="METRO" calcext:value-type="string">
            <text:p>METRO</text:p>
          </table:table-cell>
          <table:table-cell table:formula="of:=CONCATENATE(&quot;INSERT INTO modele (lib_modele, id_marque_modele) VALUES ('&quot;;[.I85];&quot;', &quot;;[.G85];&quot;);&quot;)" office:value-type="string" office:string-value="INSERT INTO modele (lib_modele, id_marque_modele) VALUES ('METRO', 4);" calcext:value-type="string">
            <text:p>INSERT INTO modele (lib_modele, id_marque_modele) VALUES ('MET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6];&quot; &quot;;[.D86];[.E86];[.F86])" office:value-type="string" office:string-value="MINI " calcext:value-type="string">
            <text:p>MINI </text:p>
          </table:table-cell>
          <table:table-cell table:formula="of:=TRIM([.H86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86];&quot;', &quot;;[.G86];&quot;);&quot;)" office:value-type="string" office:string-value="INSERT INTO modele (lib_modele, id_marque_modele) VALUES ('MINI', 4);" calcext:value-type="string">
            <text:p>INSERT INTO modele (lib_modele, id_marque_modele) VALUES ('MINI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ONTEG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7];&quot; &quot;;[.D87];[.E87];[.F87])" office:value-type="string" office:string-value="MONTEGO " calcext:value-type="string">
            <text:p>MONTEGO </text:p>
          </table:table-cell>
          <table:table-cell table:formula="of:=TRIM([.H87])" office:value-type="string" office:string-value="MONTEGO" calcext:value-type="string">
            <text:p>MONTEGO</text:p>
          </table:table-cell>
          <table:table-cell table:formula="of:=CONCATENATE(&quot;INSERT INTO modele (lib_modele, id_marque_modele) VALUES ('&quot;;[.I87];&quot;', &quot;;[.G87];&quot;);&quot;)" office:value-type="string" office:string-value="INSERT INTO modele (lib_modele, id_marque_modele) VALUES ('MONTEGO', 4);" calcext:value-type="string">
            <text:p>INSERT INTO modele (lib_modele, id_marque_modele) VALUES ('MONTEG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PRINCE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8];&quot; &quot;;[.D88];[.E88];[.F88])" office:value-type="string" office:string-value="PRINCESS " calcext:value-type="string">
            <text:p>PRINCESS </text:p>
          </table:table-cell>
          <table:table-cell table:formula="of:=TRIM([.H88])" office:value-type="string" office:string-value="PRINCESS" calcext:value-type="string">
            <text:p>PRINCESS</text:p>
          </table:table-cell>
          <table:table-cell table:formula="of:=CONCATENATE(&quot;INSERT INTO modele (lib_modele, id_marque_modele) VALUES ('&quot;;[.I88];&quot;', &quot;;[.G88];&quot;);&quot;)" office:value-type="string" office:string-value="INSERT INTO modele (lib_modele, id_marque_modele) VALUES ('PRINCESS', 4);" calcext:value-type="string">
            <text:p>INSERT INTO modele (lib_modele, id_marque_modele) VALUES ('PRINCESS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HERP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9];&quot; &quot;;[.D89];[.E89];[.F89])" office:value-type="string" office:string-value="SHERPA " calcext:value-type="string">
            <text:p>SHERPA </text:p>
          </table:table-cell>
          <table:table-cell table:formula="of:=TRIM([.H89])" office:value-type="string" office:string-value="SHERPA" calcext:value-type="string">
            <text:p>SHERPA</text:p>
          </table:table-cell>
          <table:table-cell table:formula="of:=CONCATENATE(&quot;INSERT INTO modele (lib_modele, id_marque_modele) VALUES ('&quot;;[.I89];&quot;', &quot;;[.G89];&quot;);&quot;)" office:value-type="string" office:string-value="INSERT INTO modele (lib_modele, id_marque_modele) VALUES ('SHERPA', 4);" calcext:value-type="string">
            <text:p>INSERT INTO modele (lib_modele, id_marque_modele) VALUES ('SHERPA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90];&quot; &quot;;[.D90];[.E90];[.F90])" office:value-type="string" office:string-value="AUTRE " calcext:value-type="string">
            <text:p>AUTRE </text:p>
          </table:table-cell>
          <table:table-cell table:formula="of:=TRIM([.H9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0];&quot;', &quot;;[.G90];&quot;);&quot;)" office:value-type="string" office:string-value="INSERT INTO modele (lib_modele, id_marque_modele) VALUES ('AUTRE', 4);" calcext:value-type="string">
            <text:p>INSERT INTO modele (lib_modele, id_marque_modele) VALUES ('AUTRE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AUTR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NCATENATE([.C91];&quot; &quot;;[.D91];[.E91];[.F91])" office:value-type="string" office:string-value="AUTRE " calcext:value-type="string">
            <text:p>AUTRE </text:p>
          </table:table-cell>
          <table:table-cell table:formula="of:=TRIM([.H9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1];&quot;', &quot;;[.G91];&quot;);&quot;)" office:value-type="string" office:string-value="INSERT INTO modele (lib_modele, id_marque_modele) VALUES ('AUTRE', 5);" calcext:value-type="string">
            <text:p>INSERT INTO modele (lib_modele, id_marque_modele) VALUES ('AUTRE', 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ULSA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NCATENATE([.C92];&quot; &quot;;[.D92];[.E92];[.F92])" office:value-type="string" office:string-value="MULSANNE " calcext:value-type="string">
            <text:p>MULSANNE </text:p>
          </table:table-cell>
          <table:table-cell table:formula="of:=TRIM([.H92])" office:value-type="string" office:string-value="MULSANNE" calcext:value-type="string">
            <text:p>MULSANNE</text:p>
          </table:table-cell>
          <table:table-cell table:formula="of:=CONCATENATE(&quot;INSERT INTO modele (lib_modele, id_marque_modele) VALUES ('&quot;;[.I92];&quot;', &quot;;[.G92];&quot;);&quot;)" office:value-type="string" office:string-value="INSERT INTO modele (lib_modele, id_marque_modele) VALUES ('MULSANNE', 6);" calcext:value-type="string">
            <text:p>INSERT INTO modele (lib_modele, id_marque_modele) VALUES ('MULSANNE', 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NCATENATE([.C93];&quot; &quot;;[.D93];[.E93];[.F93])" office:value-type="string" office:string-value="AUTRE " calcext:value-type="string">
            <text:p>AUTRE </text:p>
          </table:table-cell>
          <table:table-cell table:formula="of:=TRIM([.H9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3];&quot;', &quot;;[.G93];&quot;);&quot;)" office:value-type="string" office:string-value="INSERT INTO modele (lib_modele, id_marque_modele) VALUES ('AUTRE', 6);" calcext:value-type="string">
            <text:p>INSERT INTO modele (lib_modele, id_marque_modele) VALUES ('AUTRE', 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4];&quot; &quot;;[.D94];[.E94];[.F94])" office:value-type="string" office:string-value="116 " calcext:value-type="string">
            <text:p>116 </text:p>
          </table:table-cell>
          <table:table-cell table:formula="of:=TRIM([.H94])" office:value-type="string" office:string-value="116" calcext:value-type="string">
            <text:p>116</text:p>
          </table:table-cell>
          <table:table-cell table:formula="of:=CONCATENATE(&quot;INSERT INTO modele (lib_modele, id_marque_modele) VALUES ('&quot;;[.I94];&quot;', &quot;;[.G94];&quot;);&quot;)" office:value-type="string" office:string-value="INSERT INTO modele (lib_modele, id_marque_modele) VALUES ('116', 7);" calcext:value-type="string">
            <text:p>INSERT INTO modele (lib_modele, id_marque_modele) VALUES ('11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5];&quot; &quot;;[.D95];[.E95];[.F95])" office:value-type="string" office:string-value="118 " calcext:value-type="string">
            <text:p>118 </text:p>
          </table:table-cell>
          <table:table-cell table:formula="of:=TRIM([.H95])" office:value-type="string" office:string-value="118" calcext:value-type="string">
            <text:p>118</text:p>
          </table:table-cell>
          <table:table-cell table:formula="of:=CONCATENATE(&quot;INSERT INTO modele (lib_modele, id_marque_modele) VALUES ('&quot;;[.I95];&quot;', &quot;;[.G95];&quot;);&quot;)" office:value-type="string" office:string-value="INSERT INTO modele (lib_modele, id_marque_modele) VALUES ('118', 7);" calcext:value-type="string">
            <text:p>INSERT INTO modele (lib_modele, id_marque_modele) VALUES ('1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6];&quot; &quot;;[.D96];[.E96];[.F96])" office:value-type="string" office:string-value="120 " calcext:value-type="string">
            <text:p>120 </text:p>
          </table:table-cell>
          <table:table-cell table:formula="of:=TRIM([.H96])" office:value-type="string" office:string-value="120" calcext:value-type="string">
            <text:p>120</text:p>
          </table:table-cell>
          <table:table-cell table:formula="of:=CONCATENATE(&quot;INSERT INTO modele (lib_modele, id_marque_modele) VALUES ('&quot;;[.I96];&quot;', &quot;;[.G96];&quot;);&quot;)" office:value-type="string" office:string-value="INSERT INTO modele (lib_modele, id_marque_modele) VALUES ('120', 7);" calcext:value-type="string">
            <text:p>INSERT INTO modele (lib_modele, id_marque_modele) VALUES ('1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7];&quot; &quot;;[.D97];[.E97];[.F97])" office:value-type="string" office:string-value="123 " calcext:value-type="string">
            <text:p>123 </text:p>
          </table:table-cell>
          <table:table-cell table:formula="of:=TRIM([.H97])" office:value-type="string" office:string-value="123" calcext:value-type="string">
            <text:p>123</text:p>
          </table:table-cell>
          <table:table-cell table:formula="of:=CONCATENATE(&quot;INSERT INTO modele (lib_modele, id_marque_modele) VALUES ('&quot;;[.I97];&quot;', &quot;;[.G97];&quot;);&quot;)" office:value-type="string" office:string-value="INSERT INTO modele (lib_modele, id_marque_modele) VALUES ('123', 7);" calcext:value-type="string">
            <text:p>INSERT INTO modele (lib_modele, id_marque_modele) VALUES ('1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8];&quot; &quot;;[.D98];[.E98];[.F98])" office:value-type="string" office:string-value="125 " calcext:value-type="string">
            <text:p>125 </text:p>
          </table:table-cell>
          <table:table-cell table:formula="of:=TRIM([.H98])" office:value-type="string" office:string-value="125" calcext:value-type="string">
            <text:p>125</text:p>
          </table:table-cell>
          <table:table-cell table:formula="of:=CONCATENATE(&quot;INSERT INTO modele (lib_modele, id_marque_modele) VALUES ('&quot;;[.I98];&quot;', &quot;;[.G98];&quot;);&quot;)" office:value-type="string" office:string-value="INSERT INTO modele (lib_modele, id_marque_modele) VALUES ('125', 7);" calcext:value-type="string">
            <text:p>INSERT INTO modele (lib_modele, id_marque_modele) VALUES ('1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9];&quot; &quot;;[.D99];[.E99];[.F99])" office:value-type="string" office:string-value="130 " calcext:value-type="string">
            <text:p>130 </text:p>
          </table:table-cell>
          <table:table-cell table:formula="of:=TRIM([.H99])" office:value-type="string" office:string-value="130" calcext:value-type="string">
            <text:p>130</text:p>
          </table:table-cell>
          <table:table-cell table:formula="of:=CONCATENATE(&quot;INSERT INTO modele (lib_modele, id_marque_modele) VALUES ('&quot;;[.I99];&quot;', &quot;;[.G99];&quot;);&quot;)" office:value-type="string" office:string-value="INSERT INTO modele (lib_modele, id_marque_modele) VALUES ('130', 7);" calcext:value-type="string">
            <text:p>INSERT INTO modele (lib_modele, id_marque_modele) VALUES ('1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0];&quot; &quot;;[.D100];[.E100];[.F100])" office:value-type="string" office:string-value="135 " calcext:value-type="string">
            <text:p>135 </text:p>
          </table:table-cell>
          <table:table-cell table:formula="of:=TRIM([.H100])" office:value-type="string" office:string-value="135" calcext:value-type="string">
            <text:p>135</text:p>
          </table:table-cell>
          <table:table-cell table:formula="of:=CONCATENATE(&quot;INSERT INTO modele (lib_modele, id_marque_modele) VALUES ('&quot;;[.I100];&quot;', &quot;;[.G100];&quot;);&quot;)" office:value-type="string" office:string-value="INSERT INTO modele (lib_modele, id_marque_modele) VALUES ('135', 7);" calcext:value-type="string">
            <text:p>INSERT INTO modele (lib_modele, id_marque_modele) VALUES ('1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1];&quot; &quot;;[.D101];[.E101];[.F101])" office:value-type="string" office:string-value="315 " calcext:value-type="string">
            <text:p>315 </text:p>
          </table:table-cell>
          <table:table-cell table:formula="of:=TRIM([.H101])" office:value-type="string" office:string-value="315" calcext:value-type="string">
            <text:p>315</text:p>
          </table:table-cell>
          <table:table-cell table:formula="of:=CONCATENATE(&quot;INSERT INTO modele (lib_modele, id_marque_modele) VALUES ('&quot;;[.I101];&quot;', &quot;;[.G101];&quot;);&quot;)" office:value-type="string" office:string-value="INSERT INTO modele (lib_modele, id_marque_modele) VALUES ('315', 7);" calcext:value-type="string">
            <text:p>INSERT INTO modele (lib_modele, id_marque_modele) VALUES ('31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2];&quot; &quot;;[.D102];[.E102];[.F102])" office:value-type="string" office:string-value="316 " calcext:value-type="string">
            <text:p>316 </text:p>
          </table:table-cell>
          <table:table-cell table:formula="of:=TRIM([.H102])" office:value-type="string" office:string-value="316" calcext:value-type="string">
            <text:p>316</text:p>
          </table:table-cell>
          <table:table-cell table:formula="of:=CONCATENATE(&quot;INSERT INTO modele (lib_modele, id_marque_modele) VALUES ('&quot;;[.I102];&quot;', &quot;;[.G102];&quot;);&quot;)" office:value-type="string" office:string-value="INSERT INTO modele (lib_modele, id_marque_modele) VALUES ('316', 7);" calcext:value-type="string">
            <text:p>INSERT INTO modele (lib_modele, id_marque_modele) VALUES ('31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3];&quot; &quot;;[.D103];[.E103];[.F103])" office:value-type="string" office:string-value="318 " calcext:value-type="string">
            <text:p>318 </text:p>
          </table:table-cell>
          <table:table-cell table:formula="of:=TRIM([.H103])" office:value-type="string" office:string-value="318" calcext:value-type="string">
            <text:p>318</text:p>
          </table:table-cell>
          <table:table-cell table:formula="of:=CONCATENATE(&quot;INSERT INTO modele (lib_modele, id_marque_modele) VALUES ('&quot;;[.I103];&quot;', &quot;;[.G103];&quot;);&quot;)" office:value-type="string" office:string-value="INSERT INTO modele (lib_modele, id_marque_modele) VALUES ('318', 7);" calcext:value-type="string">
            <text:p>INSERT INTO modele (lib_modele, id_marque_modele) VALUES ('3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4];&quot; &quot;;[.D104];[.E104];[.F104])" office:value-type="string" office:string-value="320 " calcext:value-type="string">
            <text:p>320 </text:p>
          </table:table-cell>
          <table:table-cell table:formula="of:=TRIM([.H104])" office:value-type="string" office:string-value="320" calcext:value-type="string">
            <text:p>320</text:p>
          </table:table-cell>
          <table:table-cell table:formula="of:=CONCATENATE(&quot;INSERT INTO modele (lib_modele, id_marque_modele) VALUES ('&quot;;[.I104];&quot;', &quot;;[.G104];&quot;);&quot;)" office:value-type="string" office:string-value="INSERT INTO modele (lib_modele, id_marque_modele) VALUES ('320', 7);" calcext:value-type="string">
            <text:p>INSERT INTO modele (lib_modele, id_marque_modele) VALUES ('3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5];&quot; &quot;;[.D105];[.E105];[.F105])" office:value-type="string" office:string-value="323 " calcext:value-type="string">
            <text:p>323 </text:p>
          </table:table-cell>
          <table:table-cell table:formula="of:=TRIM([.H105])" office:value-type="string" office:string-value="323" calcext:value-type="string">
            <text:p>323</text:p>
          </table:table-cell>
          <table:table-cell table:formula="of:=CONCATENATE(&quot;INSERT INTO modele (lib_modele, id_marque_modele) VALUES ('&quot;;[.I105];&quot;', &quot;;[.G105];&quot;);&quot;)" office:value-type="string" office:string-value="INSERT INTO modele (lib_modele, id_marque_modele) VALUES ('323', 7);" calcext:value-type="string">
            <text:p>INSERT INTO modele (lib_modele, id_marque_modele) VALUES ('3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6];&quot; &quot;;[.D106];[.E106];[.F106])" office:value-type="string" office:string-value="324 " calcext:value-type="string">
            <text:p>324 </text:p>
          </table:table-cell>
          <table:table-cell table:formula="of:=TRIM([.H106])" office:value-type="string" office:string-value="324" calcext:value-type="string">
            <text:p>324</text:p>
          </table:table-cell>
          <table:table-cell table:formula="of:=CONCATENATE(&quot;INSERT INTO modele (lib_modele, id_marque_modele) VALUES ('&quot;;[.I106];&quot;', &quot;;[.G106];&quot;);&quot;)" office:value-type="string" office:string-value="INSERT INTO modele (lib_modele, id_marque_modele) VALUES ('324', 7);" calcext:value-type="string">
            <text:p>INSERT INTO modele (lib_modele, id_marque_modele) VALUES ('32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7];&quot; &quot;;[.D107];[.E107];[.F107])" office:value-type="string" office:string-value="325 " calcext:value-type="string">
            <text:p>325 </text:p>
          </table:table-cell>
          <table:table-cell table:formula="of:=TRIM([.H107])" office:value-type="string" office:string-value="325" calcext:value-type="string">
            <text:p>325</text:p>
          </table:table-cell>
          <table:table-cell table:formula="of:=CONCATENATE(&quot;INSERT INTO modele (lib_modele, id_marque_modele) VALUES ('&quot;;[.I107];&quot;', &quot;;[.G107];&quot;);&quot;)" office:value-type="string" office:string-value="INSERT INTO modele (lib_modele, id_marque_modele) VALUES ('325', 7);" calcext:value-type="string">
            <text:p>INSERT INTO modele (lib_modele, id_marque_modele) VALUES ('3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8];&quot; &quot;;[.D108];[.E108];[.F108])" office:value-type="string" office:string-value="328 " calcext:value-type="string">
            <text:p>328 </text:p>
          </table:table-cell>
          <table:table-cell table:formula="of:=TRIM([.H108])" office:value-type="string" office:string-value="328" calcext:value-type="string">
            <text:p>328</text:p>
          </table:table-cell>
          <table:table-cell table:formula="of:=CONCATENATE(&quot;INSERT INTO modele (lib_modele, id_marque_modele) VALUES ('&quot;;[.I108];&quot;', &quot;;[.G108];&quot;);&quot;)" office:value-type="string" office:string-value="INSERT INTO modele (lib_modele, id_marque_modele) VALUES ('328', 7);" calcext:value-type="string">
            <text:p>INSERT INTO modele (lib_modele, id_marque_modele) VALUES ('3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9];&quot; &quot;;[.D109];[.E109];[.F109])" office:value-type="string" office:string-value="330 " calcext:value-type="string">
            <text:p>330 </text:p>
          </table:table-cell>
          <table:table-cell table:formula="of:=TRIM([.H109])" office:value-type="string" office:string-value="330" calcext:value-type="string">
            <text:p>330</text:p>
          </table:table-cell>
          <table:table-cell table:formula="of:=CONCATENATE(&quot;INSERT INTO modele (lib_modele, id_marque_modele) VALUES ('&quot;;[.I109];&quot;', &quot;;[.G109];&quot;);&quot;)" office:value-type="string" office:string-value="INSERT INTO modele (lib_modele, id_marque_modele) VALUES ('330', 7);" calcext:value-type="string">
            <text:p>INSERT INTO modele (lib_modele, id_marque_modele) VALUES ('3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0];&quot; &quot;;[.D110];[.E110];[.F110])" office:value-type="string" office:string-value="335 " calcext:value-type="string">
            <text:p>335 </text:p>
          </table:table-cell>
          <table:table-cell table:formula="of:=TRIM([.H110])" office:value-type="string" office:string-value="335" calcext:value-type="string">
            <text:p>335</text:p>
          </table:table-cell>
          <table:table-cell table:formula="of:=CONCATENATE(&quot;INSERT INTO modele (lib_modele, id_marque_modele) VALUES ('&quot;;[.I110];&quot;', &quot;;[.G110];&quot;);&quot;)" office:value-type="string" office:string-value="INSERT INTO modele (lib_modele, id_marque_modele) VALUES ('335', 7);" calcext:value-type="string">
            <text:p>INSERT INTO modele (lib_modele, id_marque_modele) VALUES ('3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1];&quot; &quot;;[.D111];[.E111];[.F111])" office:value-type="string" office:string-value="518 " calcext:value-type="string">
            <text:p>518 </text:p>
          </table:table-cell>
          <table:table-cell table:formula="of:=TRIM([.H111])" office:value-type="string" office:string-value="518" calcext:value-type="string">
            <text:p>518</text:p>
          </table:table-cell>
          <table:table-cell table:formula="of:=CONCATENATE(&quot;INSERT INTO modele (lib_modele, id_marque_modele) VALUES ('&quot;;[.I111];&quot;', &quot;;[.G111];&quot;);&quot;)" office:value-type="string" office:string-value="INSERT INTO modele (lib_modele, id_marque_modele) VALUES ('518', 7);" calcext:value-type="string">
            <text:p>INSERT INTO modele (lib_modele, id_marque_modele) VALUES ('5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2];&quot; &quot;;[.D112];[.E112];[.F112])" office:value-type="string" office:string-value="520 " calcext:value-type="string">
            <text:p>520 </text:p>
          </table:table-cell>
          <table:table-cell table:formula="of:=TRIM([.H112])" office:value-type="string" office:string-value="520" calcext:value-type="string">
            <text:p>520</text:p>
          </table:table-cell>
          <table:table-cell table:formula="of:=CONCATENATE(&quot;INSERT INTO modele (lib_modele, id_marque_modele) VALUES ('&quot;;[.I112];&quot;', &quot;;[.G112];&quot;);&quot;)" office:value-type="string" office:string-value="INSERT INTO modele (lib_modele, id_marque_modele) VALUES ('520', 7);" calcext:value-type="string">
            <text:p>INSERT INTO modele (lib_modele, id_marque_modele) VALUES ('5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3];&quot; &quot;;[.D113];[.E113];[.F113])" office:value-type="string" office:string-value="523 " calcext:value-type="string">
            <text:p>523 </text:p>
          </table:table-cell>
          <table:table-cell table:formula="of:=TRIM([.H113])" office:value-type="string" office:string-value="523" calcext:value-type="string">
            <text:p>523</text:p>
          </table:table-cell>
          <table:table-cell table:formula="of:=CONCATENATE(&quot;INSERT INTO modele (lib_modele, id_marque_modele) VALUES ('&quot;;[.I113];&quot;', &quot;;[.G113];&quot;);&quot;)" office:value-type="string" office:string-value="INSERT INTO modele (lib_modele, id_marque_modele) VALUES ('523', 7);" calcext:value-type="string">
            <text:p>INSERT INTO modele (lib_modele, id_marque_modele) VALUES ('5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4];&quot; &quot;;[.D114];[.E114];[.F114])" office:value-type="string" office:string-value="524 " calcext:value-type="string">
            <text:p>524 </text:p>
          </table:table-cell>
          <table:table-cell table:formula="of:=TRIM([.H114])" office:value-type="string" office:string-value="524" calcext:value-type="string">
            <text:p>524</text:p>
          </table:table-cell>
          <table:table-cell table:formula="of:=CONCATENATE(&quot;INSERT INTO modele (lib_modele, id_marque_modele) VALUES ('&quot;;[.I114];&quot;', &quot;;[.G114];&quot;);&quot;)" office:value-type="string" office:string-value="INSERT INTO modele (lib_modele, id_marque_modele) VALUES ('524', 7);" calcext:value-type="string">
            <text:p>INSERT INTO modele (lib_modele, id_marque_modele) VALUES ('52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5];&quot; &quot;;[.D115];[.E115];[.F115])" office:value-type="string" office:string-value="525 " calcext:value-type="string">
            <text:p>525 </text:p>
          </table:table-cell>
          <table:table-cell table:formula="of:=TRIM([.H115])" office:value-type="string" office:string-value="525" calcext:value-type="string">
            <text:p>525</text:p>
          </table:table-cell>
          <table:table-cell table:formula="of:=CONCATENATE(&quot;INSERT INTO modele (lib_modele, id_marque_modele) VALUES ('&quot;;[.I115];&quot;', &quot;;[.G115];&quot;);&quot;)" office:value-type="string" office:string-value="INSERT INTO modele (lib_modele, id_marque_modele) VALUES ('525', 7);" calcext:value-type="string">
            <text:p>INSERT INTO modele (lib_modele, id_marque_modele) VALUES ('5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6];&quot; &quot;;[.D116];[.E116];[.F116])" office:value-type="string" office:string-value="528 " calcext:value-type="string">
            <text:p>528 </text:p>
          </table:table-cell>
          <table:table-cell table:formula="of:=TRIM([.H116])" office:value-type="string" office:string-value="528" calcext:value-type="string">
            <text:p>528</text:p>
          </table:table-cell>
          <table:table-cell table:formula="of:=CONCATENATE(&quot;INSERT INTO modele (lib_modele, id_marque_modele) VALUES ('&quot;;[.I116];&quot;', &quot;;[.G116];&quot;);&quot;)" office:value-type="string" office:string-value="INSERT INTO modele (lib_modele, id_marque_modele) VALUES ('528', 7);" calcext:value-type="string">
            <text:p>INSERT INTO modele (lib_modele, id_marque_modele) VALUES ('5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7];&quot; &quot;;[.D117];[.E117];[.F117])" office:value-type="string" office:string-value="530 " calcext:value-type="string">
            <text:p>530 </text:p>
          </table:table-cell>
          <table:table-cell table:formula="of:=TRIM([.H117])" office:value-type="string" office:string-value="530" calcext:value-type="string">
            <text:p>530</text:p>
          </table:table-cell>
          <table:table-cell table:formula="of:=CONCATENATE(&quot;INSERT INTO modele (lib_modele, id_marque_modele) VALUES ('&quot;;[.I117];&quot;', &quot;;[.G117];&quot;);&quot;)" office:value-type="string" office:string-value="INSERT INTO modele (lib_modele, id_marque_modele) VALUES ('530', 7);" calcext:value-type="string">
            <text:p>INSERT INTO modele (lib_modele, id_marque_modele) VALUES ('5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8];&quot; &quot;;[.D118];[.E118];[.F118])" office:value-type="string" office:string-value="535 " calcext:value-type="string">
            <text:p>535 </text:p>
          </table:table-cell>
          <table:table-cell table:formula="of:=TRIM([.H118])" office:value-type="string" office:string-value="535" calcext:value-type="string">
            <text:p>535</text:p>
          </table:table-cell>
          <table:table-cell table:formula="of:=CONCATENATE(&quot;INSERT INTO modele (lib_modele, id_marque_modele) VALUES ('&quot;;[.I118];&quot;', &quot;;[.G118];&quot;);&quot;)" office:value-type="string" office:string-value="INSERT INTO modele (lib_modele, id_marque_modele) VALUES ('535', 7);" calcext:value-type="string">
            <text:p>INSERT INTO modele (lib_modele, id_marque_modele) VALUES ('5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9];&quot; &quot;;[.D119];[.E119];[.F119])" office:value-type="string" office:string-value="540 " calcext:value-type="string">
            <text:p>540 </text:p>
          </table:table-cell>
          <table:table-cell table:formula="of:=TRIM([.H119])" office:value-type="string" office:string-value="540" calcext:value-type="string">
            <text:p>540</text:p>
          </table:table-cell>
          <table:table-cell table:formula="of:=CONCATENATE(&quot;INSERT INTO modele (lib_modele, id_marque_modele) VALUES ('&quot;;[.I119];&quot;', &quot;;[.G119];&quot;);&quot;)" office:value-type="string" office:string-value="INSERT INTO modele (lib_modele, id_marque_modele) VALUES ('540', 7);" calcext:value-type="string">
            <text:p>INSERT INTO modele (lib_modele, id_marque_modele) VALUES ('5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0];&quot; &quot;;[.D120];[.E120];[.F120])" office:value-type="string" office:string-value="545 " calcext:value-type="string">
            <text:p>545 </text:p>
          </table:table-cell>
          <table:table-cell table:formula="of:=TRIM([.H120])" office:value-type="string" office:string-value="545" calcext:value-type="string">
            <text:p>545</text:p>
          </table:table-cell>
          <table:table-cell table:formula="of:=CONCATENATE(&quot;INSERT INTO modele (lib_modele, id_marque_modele) VALUES ('&quot;;[.I120];&quot;', &quot;;[.G120];&quot;);&quot;)" office:value-type="string" office:string-value="INSERT INTO modele (lib_modele, id_marque_modele) VALUES ('545', 7);" calcext:value-type="string">
            <text:p>INSERT INTO modele (lib_modele, id_marque_modele) VALUES ('5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1];&quot; &quot;;[.D121];[.E121];[.F121])" office:value-type="string" office:string-value="550 " calcext:value-type="string">
            <text:p>550 </text:p>
          </table:table-cell>
          <table:table-cell table:formula="of:=TRIM([.H121])" office:value-type="string" office:string-value="550" calcext:value-type="string">
            <text:p>550</text:p>
          </table:table-cell>
          <table:table-cell table:formula="of:=CONCATENATE(&quot;INSERT INTO modele (lib_modele, id_marque_modele) VALUES ('&quot;;[.I121];&quot;', &quot;;[.G121];&quot;);&quot;)" office:value-type="string" office:string-value="INSERT INTO modele (lib_modele, id_marque_modele) VALUES ('550', 7);" calcext:value-type="string">
            <text:p>INSERT INTO modele (lib_modele, id_marque_modele) VALUES ('5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2];&quot; &quot;;[.D122];[.E122];[.F122])" office:value-type="string" office:string-value="628 " calcext:value-type="string">
            <text:p>628 </text:p>
          </table:table-cell>
          <table:table-cell table:formula="of:=TRIM([.H122])" office:value-type="string" office:string-value="628" calcext:value-type="string">
            <text:p>628</text:p>
          </table:table-cell>
          <table:table-cell table:formula="of:=CONCATENATE(&quot;INSERT INTO modele (lib_modele, id_marque_modele) VALUES ('&quot;;[.I122];&quot;', &quot;;[.G122];&quot;);&quot;)" office:value-type="string" office:string-value="INSERT INTO modele (lib_modele, id_marque_modele) VALUES ('628', 7);" calcext:value-type="string">
            <text:p>INSERT INTO modele (lib_modele, id_marque_modele) VALUES ('6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3];&quot; &quot;;[.D123];[.E123];[.F123])" office:value-type="string" office:string-value="630 " calcext:value-type="string">
            <text:p>630 </text:p>
          </table:table-cell>
          <table:table-cell table:formula="of:=TRIM([.H123])" office:value-type="string" office:string-value="630" calcext:value-type="string">
            <text:p>630</text:p>
          </table:table-cell>
          <table:table-cell table:formula="of:=CONCATENATE(&quot;INSERT INTO modele (lib_modele, id_marque_modele) VALUES ('&quot;;[.I123];&quot;', &quot;;[.G123];&quot;);&quot;)" office:value-type="string" office:string-value="INSERT INTO modele (lib_modele, id_marque_modele) VALUES ('630', 7);" calcext:value-type="string">
            <text:p>INSERT INTO modele (lib_modele, id_marque_modele) VALUES ('6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4];&quot; &quot;;[.D124];[.E124];[.F124])" office:value-type="string" office:string-value="635 " calcext:value-type="string">
            <text:p>635 </text:p>
          </table:table-cell>
          <table:table-cell table:formula="of:=TRIM([.H124])" office:value-type="string" office:string-value="635" calcext:value-type="string">
            <text:p>635</text:p>
          </table:table-cell>
          <table:table-cell table:formula="of:=CONCATENATE(&quot;INSERT INTO modele (lib_modele, id_marque_modele) VALUES ('&quot;;[.I124];&quot;', &quot;;[.G124];&quot;);&quot;)" office:value-type="string" office:string-value="INSERT INTO modele (lib_modele, id_marque_modele) VALUES ('635', 7);" calcext:value-type="string">
            <text:p>INSERT INTO modele (lib_modele, id_marque_modele) VALUES ('6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5];&quot; &quot;;[.D125];[.E125];[.F125])" office:value-type="string" office:string-value="640 " calcext:value-type="string">
            <text:p>640 </text:p>
          </table:table-cell>
          <table:table-cell table:formula="of:=TRIM([.H125])" office:value-type="string" office:string-value="640" calcext:value-type="string">
            <text:p>640</text:p>
          </table:table-cell>
          <table:table-cell table:formula="of:=CONCATENATE(&quot;INSERT INTO modele (lib_modele, id_marque_modele) VALUES ('&quot;;[.I125];&quot;', &quot;;[.G125];&quot;);&quot;)" office:value-type="string" office:string-value="INSERT INTO modele (lib_modele, id_marque_modele) VALUES ('640', 7);" calcext:value-type="string">
            <text:p>INSERT INTO modele (lib_modele, id_marque_modele) VALUES ('6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6];&quot; &quot;;[.D126];[.E126];[.F126])" office:value-type="string" office:string-value="645 " calcext:value-type="string">
            <text:p>645 </text:p>
          </table:table-cell>
          <table:table-cell table:formula="of:=TRIM([.H126])" office:value-type="string" office:string-value="645" calcext:value-type="string">
            <text:p>645</text:p>
          </table:table-cell>
          <table:table-cell table:formula="of:=CONCATENATE(&quot;INSERT INTO modele (lib_modele, id_marque_modele) VALUES ('&quot;;[.I126];&quot;', &quot;;[.G126];&quot;);&quot;)" office:value-type="string" office:string-value="INSERT INTO modele (lib_modele, id_marque_modele) VALUES ('645', 7);" calcext:value-type="string">
            <text:p>INSERT INTO modele (lib_modele, id_marque_modele) VALUES ('6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7];&quot; &quot;;[.D127];[.E127];[.F127])" office:value-type="string" office:string-value="650 " calcext:value-type="string">
            <text:p>650 </text:p>
          </table:table-cell>
          <table:table-cell table:formula="of:=TRIM([.H127])" office:value-type="string" office:string-value="650" calcext:value-type="string">
            <text:p>650</text:p>
          </table:table-cell>
          <table:table-cell table:formula="of:=CONCATENATE(&quot;INSERT INTO modele (lib_modele, id_marque_modele) VALUES ('&quot;;[.I127];&quot;', &quot;;[.G127];&quot;);&quot;)" office:value-type="string" office:string-value="INSERT INTO modele (lib_modele, id_marque_modele) VALUES ('650', 7);" calcext:value-type="string">
            <text:p>INSERT INTO modele (lib_modele, id_marque_modele) VALUES ('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8];&quot; &quot;;[.D128];[.E128];[.F128])" office:value-type="string" office:string-value="725 " calcext:value-type="string">
            <text:p>725 </text:p>
          </table:table-cell>
          <table:table-cell table:formula="of:=TRIM([.H128])" office:value-type="string" office:string-value="725" calcext:value-type="string">
            <text:p>725</text:p>
          </table:table-cell>
          <table:table-cell table:formula="of:=CONCATENATE(&quot;INSERT INTO modele (lib_modele, id_marque_modele) VALUES ('&quot;;[.I128];&quot;', &quot;;[.G128];&quot;);&quot;)" office:value-type="string" office:string-value="INSERT INTO modele (lib_modele, id_marque_modele) VALUES ('725', 7);" calcext:value-type="string">
            <text:p>INSERT INTO modele (lib_modele, id_marque_modele) VALUES ('7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9];&quot; &quot;;[.D129];[.E129];[.F129])" office:value-type="string" office:string-value="728 " calcext:value-type="string">
            <text:p>728 </text:p>
          </table:table-cell>
          <table:table-cell table:formula="of:=TRIM([.H129])" office:value-type="string" office:string-value="728" calcext:value-type="string">
            <text:p>728</text:p>
          </table:table-cell>
          <table:table-cell table:formula="of:=CONCATENATE(&quot;INSERT INTO modele (lib_modele, id_marque_modele) VALUES ('&quot;;[.I129];&quot;', &quot;;[.G129];&quot;);&quot;)" office:value-type="string" office:string-value="INSERT INTO modele (lib_modele, id_marque_modele) VALUES ('728', 7);" calcext:value-type="string">
            <text:p>INSERT INTO modele (lib_modele, id_marque_modele) VALUES ('7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0];&quot; &quot;;[.D130];[.E130];[.F130])" office:value-type="string" office:string-value="730 " calcext:value-type="string">
            <text:p>730 </text:p>
          </table:table-cell>
          <table:table-cell table:formula="of:=TRIM([.H130])" office:value-type="string" office:string-value="730" calcext:value-type="string">
            <text:p>730</text:p>
          </table:table-cell>
          <table:table-cell table:formula="of:=CONCATENATE(&quot;INSERT INTO modele (lib_modele, id_marque_modele) VALUES ('&quot;;[.I130];&quot;', &quot;;[.G130];&quot;);&quot;)" office:value-type="string" office:string-value="INSERT INTO modele (lib_modele, id_marque_modele) VALUES ('730', 7);" calcext:value-type="string">
            <text:p>INSERT INTO modele (lib_modele, id_marque_modele) VALUES ('7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1];&quot; &quot;;[.D131];[.E131];[.F131])" office:value-type="string" office:string-value="732 " calcext:value-type="string">
            <text:p>732 </text:p>
          </table:table-cell>
          <table:table-cell table:formula="of:=TRIM([.H131])" office:value-type="string" office:string-value="732" calcext:value-type="string">
            <text:p>732</text:p>
          </table:table-cell>
          <table:table-cell table:formula="of:=CONCATENATE(&quot;INSERT INTO modele (lib_modele, id_marque_modele) VALUES ('&quot;;[.I131];&quot;', &quot;;[.G131];&quot;);&quot;)" office:value-type="string" office:string-value="INSERT INTO modele (lib_modele, id_marque_modele) VALUES ('732', 7);" calcext:value-type="string">
            <text:p>INSERT INTO modele (lib_modele, id_marque_modele) VALUES ('73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2];&quot; &quot;;[.D132];[.E132];[.F132])" office:value-type="string" office:string-value="735 " calcext:value-type="string">
            <text:p>735 </text:p>
          </table:table-cell>
          <table:table-cell table:formula="of:=TRIM([.H132])" office:value-type="string" office:string-value="735" calcext:value-type="string">
            <text:p>735</text:p>
          </table:table-cell>
          <table:table-cell table:formula="of:=CONCATENATE(&quot;INSERT INTO modele (lib_modele, id_marque_modele) VALUES ('&quot;;[.I132];&quot;', &quot;;[.G132];&quot;);&quot;)" office:value-type="string" office:string-value="INSERT INTO modele (lib_modele, id_marque_modele) VALUES ('735', 7);" calcext:value-type="string">
            <text:p>INSERT INTO modele (lib_modele, id_marque_modele) VALUES ('7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3];&quot; &quot;;[.D133];[.E133];[.F133])" office:value-type="string" office:string-value="740 " calcext:value-type="string">
            <text:p>740 </text:p>
          </table:table-cell>
          <table:table-cell table:formula="of:=TRIM([.H133])" office:value-type="string" office:string-value="740" calcext:value-type="string">
            <text:p>740</text:p>
          </table:table-cell>
          <table:table-cell table:formula="of:=CONCATENATE(&quot;INSERT INTO modele (lib_modele, id_marque_modele) VALUES ('&quot;;[.I133];&quot;', &quot;;[.G133];&quot;);&quot;)" office:value-type="string" office:string-value="INSERT INTO modele (lib_modele, id_marque_modele) VALUES ('740', 7);" calcext:value-type="string">
            <text:p>INSERT INTO modele (lib_modele, id_marque_modele) VALUES ('7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4];&quot; &quot;;[.D134];[.E134];[.F134])" office:value-type="string" office:string-value="745 " calcext:value-type="string">
            <text:p>745 </text:p>
          </table:table-cell>
          <table:table-cell table:formula="of:=TRIM([.H134])" office:value-type="string" office:string-value="745" calcext:value-type="string">
            <text:p>745</text:p>
          </table:table-cell>
          <table:table-cell table:formula="of:=CONCATENATE(&quot;INSERT INTO modele (lib_modele, id_marque_modele) VALUES ('&quot;;[.I134];&quot;', &quot;;[.G134];&quot;);&quot;)" office:value-type="string" office:string-value="INSERT INTO modele (lib_modele, id_marque_modele) VALUES ('745', 7);" calcext:value-type="string">
            <text:p>INSERT INTO modele (lib_modele, id_marque_modele) VALUES ('7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5];&quot; &quot;;[.D135];[.E135];[.F135])" office:value-type="string" office:string-value="750 " calcext:value-type="string">
            <text:p>750 </text:p>
          </table:table-cell>
          <table:table-cell table:formula="of:=TRIM([.H135])" office:value-type="string" office:string-value="750" calcext:value-type="string">
            <text:p>750</text:p>
          </table:table-cell>
          <table:table-cell table:formula="of:=CONCATENATE(&quot;INSERT INTO modele (lib_modele, id_marque_modele) VALUES ('&quot;;[.I135];&quot;', &quot;;[.G135];&quot;);&quot;)" office:value-type="string" office:string-value="INSERT INTO modele (lib_modele, id_marque_modele) VALUES ('750', 7);" calcext:value-type="string">
            <text:p>INSERT INTO modele (lib_modele, id_marque_modele) VALUES ('7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6];&quot; &quot;;[.D136];[.E136];[.F136])" office:value-type="string" office:string-value="760 " calcext:value-type="string">
            <text:p>760 </text:p>
          </table:table-cell>
          <table:table-cell table:formula="of:=TRIM([.H136])" office:value-type="string" office:string-value="760" calcext:value-type="string">
            <text:p>760</text:p>
          </table:table-cell>
          <table:table-cell table:formula="of:=CONCATENATE(&quot;INSERT INTO modele (lib_modele, id_marque_modele) VALUES ('&quot;;[.I136];&quot;', &quot;;[.G136];&quot;);&quot;)" office:value-type="string" office:string-value="INSERT INTO modele (lib_modele, id_marque_modele) VALUES ('760', 7);" calcext:value-type="string">
            <text:p>INSERT INTO modele (lib_modele, id_marque_modele) VALUES ('76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7];&quot; &quot;;[.D137];[.E137];[.F137])" office:value-type="string" office:string-value="840 " calcext:value-type="string">
            <text:p>840 </text:p>
          </table:table-cell>
          <table:table-cell table:formula="of:=TRIM([.H137])" office:value-type="string" office:string-value="840" calcext:value-type="string">
            <text:p>840</text:p>
          </table:table-cell>
          <table:table-cell table:formula="of:=CONCATENATE(&quot;INSERT INTO modele (lib_modele, id_marque_modele) VALUES ('&quot;;[.I137];&quot;', &quot;;[.G137];&quot;);&quot;)" office:value-type="string" office:string-value="INSERT INTO modele (lib_modele, id_marque_modele) VALUES ('840', 7);" calcext:value-type="string">
            <text:p>INSERT INTO modele (lib_modele, id_marque_modele) VALUES ('8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8];&quot; &quot;;[.D138];[.E138];[.F138])" office:value-type="string" office:string-value="850 " calcext:value-type="string">
            <text:p>850 </text:p>
          </table:table-cell>
          <table:table-cell table:formula="of:=TRIM([.H138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138];&quot;', &quot;;[.G138];&quot;);&quot;)" office:value-type="string" office:string-value="INSERT INTO modele (lib_modele, id_marque_modele) VALUES ('850', 7);" calcext:value-type="string">
            <text:p>INSERT INTO modele (lib_modele, id_marque_modele) VALUES ('8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I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9];&quot; &quot;;[.D139];[.E139];[.F139])" office:value-type="string" office:string-value="I3 " calcext:value-type="string">
            <text:p>I3 </text:p>
          </table:table-cell>
          <table:table-cell table:formula="of:=TRIM([.H139])" office:value-type="string" office:string-value="I3" calcext:value-type="string">
            <text:p>I3</text:p>
          </table:table-cell>
          <table:table-cell table:formula="of:=CONCATENATE(&quot;INSERT INTO modele (lib_modele, id_marque_modele) VALUES ('&quot;;[.I139];&quot;', &quot;;[.G139];&quot;);&quot;)" office:value-type="string" office:string-value="INSERT INTO modele (lib_modele, id_marque_modele) VALUES ('I3', 7);" calcext:value-type="string">
            <text:p>INSERT INTO modele (lib_modele, id_marque_modele) VALUES ('I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I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0];&quot; &quot;;[.D140];[.E140];[.F140])" office:value-type="string" office:string-value="I8 " calcext:value-type="string">
            <text:p>I8 </text:p>
          </table:table-cell>
          <table:table-cell table:formula="of:=TRIM([.H140])" office:value-type="string" office:string-value="I8" calcext:value-type="string">
            <text:p>I8</text:p>
          </table:table-cell>
          <table:table-cell table:formula="of:=CONCATENATE(&quot;INSERT INTO modele (lib_modele, id_marque_modele) VALUES ('&quot;;[.I140];&quot;', &quot;;[.G140];&quot;);&quot;)" office:value-type="string" office:string-value="INSERT INTO modele (lib_modele, id_marque_modele) VALUES ('I8', 7);" calcext:value-type="string">
            <text:p>INSERT INTO modele (lib_modele, id_marque_modele) VALUES ('I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1];&quot; &quot;;[.D141];[.E141];[.F141])" office:value-type="string" office:string-value="M1 " calcext:value-type="string">
            <text:p>M1 </text:p>
          </table:table-cell>
          <table:table-cell table:formula="of:=TRIM([.H141])" office:value-type="string" office:string-value="M1" calcext:value-type="string">
            <text:p>M1</text:p>
          </table:table-cell>
          <table:table-cell table:formula="of:=CONCATENATE(&quot;INSERT INTO modele (lib_modele, id_marque_modele) VALUES ('&quot;;[.I141];&quot;', &quot;;[.G141];&quot;);&quot;)" office:value-type="string" office:string-value="INSERT INTO modele (lib_modele, id_marque_modele) VALUES ('M1', 7);" calcext:value-type="string">
            <text:p>INSERT INTO modele (lib_modele, id_marque_modele) VALUES ('M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2];&quot; &quot;;[.D142];[.E142];[.F142])" office:value-type="string" office:string-value="M3 " calcext:value-type="string">
            <text:p>M3 </text:p>
          </table:table-cell>
          <table:table-cell table:formula="of:=TRIM([.H142])" office:value-type="string" office:string-value="M3" calcext:value-type="string">
            <text:p>M3</text:p>
          </table:table-cell>
          <table:table-cell table:formula="of:=CONCATENATE(&quot;INSERT INTO modele (lib_modele, id_marque_modele) VALUES ('&quot;;[.I142];&quot;', &quot;;[.G142];&quot;);&quot;)" office:value-type="string" office:string-value="INSERT INTO modele (lib_modele, id_marque_modele) VALUES ('M3', 7);" calcext:value-type="string">
            <text:p>INSERT INTO modele (lib_modele, id_marque_modele) VALUES ('M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3];&quot; &quot;;[.D143];[.E143];[.F143])" office:value-type="string" office:string-value="M4 " calcext:value-type="string">
            <text:p>M4 </text:p>
          </table:table-cell>
          <table:table-cell table:formula="of:=TRIM([.H143])" office:value-type="string" office:string-value="M4" calcext:value-type="string">
            <text:p>M4</text:p>
          </table:table-cell>
          <table:table-cell table:formula="of:=CONCATENATE(&quot;INSERT INTO modele (lib_modele, id_marque_modele) VALUES ('&quot;;[.I143];&quot;', &quot;;[.G143];&quot;);&quot;)" office:value-type="string" office:string-value="INSERT INTO modele (lib_modele, id_marque_modele) VALUES ('M4', 7);" calcext:value-type="string">
            <text:p>INSERT INTO modele (lib_modele, id_marque_modele) VALUES ('M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4];&quot; &quot;;[.D144];[.E144];[.F144])" office:value-type="string" office:string-value="M5 " calcext:value-type="string">
            <text:p>M5 </text:p>
          </table:table-cell>
          <table:table-cell table:formula="of:=TRIM([.H144])" office:value-type="string" office:string-value="M5" calcext:value-type="string">
            <text:p>M5</text:p>
          </table:table-cell>
          <table:table-cell table:formula="of:=CONCATENATE(&quot;INSERT INTO modele (lib_modele, id_marque_modele) VALUES ('&quot;;[.I144];&quot;', &quot;;[.G144];&quot;);&quot;)" office:value-type="string" office:string-value="INSERT INTO modele (lib_modele, id_marque_modele) VALUES ('M5', 7);" calcext:value-type="string">
            <text:p>INSERT INTO modele (lib_modele, id_marque_modele) VALUES ('M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5];&quot; &quot;;[.D145];[.E145];[.F145])" office:value-type="string" office:string-value="M535 " calcext:value-type="string">
            <text:p>M535 </text:p>
          </table:table-cell>
          <table:table-cell table:formula="of:=TRIM([.H145])" office:value-type="string" office:string-value="M535" calcext:value-type="string">
            <text:p>M535</text:p>
          </table:table-cell>
          <table:table-cell table:formula="of:=CONCATENATE(&quot;INSERT INTO modele (lib_modele, id_marque_modele) VALUES ('&quot;;[.I145];&quot;', &quot;;[.G145];&quot;);&quot;)" office:value-type="string" office:string-value="INSERT INTO modele (lib_modele, id_marque_modele) VALUES ('M535', 7);" calcext:value-type="string">
            <text:p>INSERT INTO modele (lib_modele, id_marque_modele) VALUES ('M5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6];&quot; &quot;;[.D146];[.E146];[.F146])" office:value-type="string" office:string-value="M6 " calcext:value-type="string">
            <text:p>M6 </text:p>
          </table:table-cell>
          <table:table-cell table:formula="of:=TRIM([.H146])" office:value-type="string" office:string-value="M6" calcext:value-type="string">
            <text:p>M6</text:p>
          </table:table-cell>
          <table:table-cell table:formula="of:=CONCATENATE(&quot;INSERT INTO modele (lib_modele, id_marque_modele) VALUES ('&quot;;[.I146];&quot;', &quot;;[.G146];&quot;);&quot;)" office:value-type="string" office:string-value="INSERT INTO modele (lib_modele, id_marque_modele) VALUES ('M6', 7);" calcext:value-type="string">
            <text:p>INSERT INTO modele (lib_modele, id_marque_modele) VALUES ('M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7];&quot; &quot;;[.D147];[.E147];[.F147])" office:value-type="string" office:string-value="M635 " calcext:value-type="string">
            <text:p>M635 </text:p>
          </table:table-cell>
          <table:table-cell table:formula="of:=TRIM([.H147])" office:value-type="string" office:string-value="M635" calcext:value-type="string">
            <text:p>M635</text:p>
          </table:table-cell>
          <table:table-cell table:formula="of:=CONCATENATE(&quot;INSERT INTO modele (lib_modele, id_marque_modele) VALUES ('&quot;;[.I147];&quot;', &quot;;[.G147];&quot;);&quot;)" office:value-type="string" office:string-value="INSERT INTO modele (lib_modele, id_marque_modele) VALUES ('M635', 7);" calcext:value-type="string">
            <text:p>INSERT INTO modele (lib_modele, id_marque_modele) VALUES ('M6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7" calcext:value-type="float">
            <text:p>7</text:p>
          </table:table-cell>
          <table:table-cell table:formula="of:=CONCATENATE([.C148];&quot; &quot;;[.D148];[.E148];[.F148])" office:value-type="string" office:string-value="SERIE 1II" calcext:value-type="string">
            <text:p>SERIE 1II</text:p>
          </table:table-cell>
          <table:table-cell table:formula="of:=TRIM([.H148])" office:value-type="string" office:string-value="SERIE 1II" calcext:value-type="string">
            <text:p>SERIE 1II</text:p>
          </table:table-cell>
          <table:table-cell table:formula="of:=CONCATENATE(&quot;INSERT INTO modele (lib_modele, id_marque_modele) VALUES ('&quot;;[.I148];&quot;', &quot;;[.G148];&quot;);&quot;)" office:value-type="string" office:string-value="INSERT INTO modele (lib_modele, id_marque_modele) VALUES ('SERIE 1II', 7);" calcext:value-type="string">
            <text:p>INSERT INTO modele (lib_modele, id_marque_modele) VALUES ('SERIE 1II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9];&quot; &quot;;[.D149];[.E149];[.F149])" office:value-type="string" office:string-value="SERIE 2" calcext:value-type="string">
            <text:p>SERIE 2</text:p>
          </table:table-cell>
          <table:table-cell table:formula="of:=TRIM([.H149])" office:value-type="string" office:string-value="SERIE 2" calcext:value-type="string">
            <text:p>SERIE 2</text:p>
          </table:table-cell>
          <table:table-cell table:formula="of:=CONCATENATE(&quot;INSERT INTO modele (lib_modele, id_marque_modele) VALUES ('&quot;;[.I149];&quot;', &quot;;[.G149];&quot;);&quot;)" office:value-type="string" office:string-value="INSERT INTO modele (lib_modele, id_marque_modele) VALUES ('SERIE 2', 7);" calcext:value-type="string">
            <text:p>INSERT INTO modele (lib_modele, id_marque_modele) VALUES ('SERIE 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7" calcext:value-type="float">
            <text:p>7</text:p>
          </table:table-cell>
          <table:table-cell table:formula="of:=CONCATENATE([.C150];&quot; &quot;;[.D150];[.E150];[.F150])" office:value-type="string" office:string-value="SERIE 3VI" calcext:value-type="string">
            <text:p>SERIE 3VI</text:p>
          </table:table-cell>
          <table:table-cell table:formula="of:=TRIM([.H150])" office:value-type="string" office:string-value="SERIE 3VI" calcext:value-type="string">
            <text:p>SERIE 3VI</text:p>
          </table:table-cell>
          <table:table-cell table:formula="of:=CONCATENATE(&quot;INSERT INTO modele (lib_modele, id_marque_modele) VALUES ('&quot;;[.I150];&quot;', &quot;;[.G150];&quot;);&quot;)" office:value-type="string" office:string-value="INSERT INTO modele (lib_modele, id_marque_modele) VALUES ('SERIE 3VI', 7);" calcext:value-type="string">
            <text:p>INSERT INTO modele (lib_modele, id_marque_modele) VALUES ('SERIE 3VI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1];&quot; &quot;;[.D151];[.E151];[.F151])" office:value-type="string" office:string-value="SERIE 4" calcext:value-type="string">
            <text:p>SERIE 4</text:p>
          </table:table-cell>
          <table:table-cell table:formula="of:=TRIM([.H151])" office:value-type="string" office:string-value="SERIE 4" calcext:value-type="string">
            <text:p>SERIE 4</text:p>
          </table:table-cell>
          <table:table-cell table:formula="of:=CONCATENATE(&quot;INSERT INTO modele (lib_modele, id_marque_modele) VALUES ('&quot;;[.I151];&quot;', &quot;;[.G151];&quot;);&quot;)" office:value-type="string" office:string-value="INSERT INTO modele (lib_modele, id_marque_modele) VALUES ('SERIE 4', 7);" calcext:value-type="string">
            <text:p>INSERT INTO modele (lib_modele, id_marque_modele) VALUES ('SERIE 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2];&quot; &quot;;[.D152];[.E152];[.F152])" office:value-type="string" office:string-value="SERIE 5" calcext:value-type="string">
            <text:p>SERIE 5</text:p>
          </table:table-cell>
          <table:table-cell table:formula="of:=TRIM([.H152])" office:value-type="string" office:string-value="SERIE 5" calcext:value-type="string">
            <text:p>SERIE 5</text:p>
          </table:table-cell>
          <table:table-cell table:formula="of:=CONCATENATE(&quot;INSERT INTO modele (lib_modele, id_marque_modele) VALUES ('&quot;;[.I152];&quot;', &quot;;[.G152];&quot;);&quot;)" office:value-type="string" office:string-value="INSERT INTO modele (lib_modele, id_marque_modele) VALUES ('SERIE 5', 7);" calcext:value-type="string">
            <text:p>INSERT INTO modele (lib_modele, id_marque_modele) VALUES ('SERIE 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3];&quot; &quot;;[.D153];[.E153];[.F153])" office:value-type="string" office:string-value="SERIE 6" calcext:value-type="string">
            <text:p>SERIE 6</text:p>
          </table:table-cell>
          <table:table-cell table:formula="of:=TRIM([.H153])" office:value-type="string" office:string-value="SERIE 6" calcext:value-type="string">
            <text:p>SERIE 6</text:p>
          </table:table-cell>
          <table:table-cell table:formula="of:=CONCATENATE(&quot;INSERT INTO modele (lib_modele, id_marque_modele) VALUES ('&quot;;[.I153];&quot;', &quot;;[.G153];&quot;);&quot;)" office:value-type="string" office:string-value="INSERT INTO modele (lib_modele, id_marque_modele) VALUES ('SERIE 6', 7);" calcext:value-type="string">
            <text:p>INSERT INTO modele (lib_modele, id_marque_modele) VALUES ('SERIE 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4];&quot; &quot;;[.D154];[.E154];[.F154])" office:value-type="string" office:string-value="SERIE 7" calcext:value-type="string">
            <text:p>SERIE 7</text:p>
          </table:table-cell>
          <table:table-cell table:formula="of:=TRIM([.H154])" office:value-type="string" office:string-value="SERIE 7" calcext:value-type="string">
            <text:p>SERIE 7</text:p>
          </table:table-cell>
          <table:table-cell table:formula="of:=CONCATENATE(&quot;INSERT INTO modele (lib_modele, id_marque_modele) VALUES ('&quot;;[.I154];&quot;', &quot;;[.G154];&quot;);&quot;)" office:value-type="string" office:string-value="INSERT INTO modele (lib_modele, id_marque_modele) VALUES ('SERIE 7', 7);" calcext:value-type="string">
            <text:p>INSERT INTO modele (lib_modele, id_marque_modele) VALUES ('SERIE 7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5];&quot; &quot;;[.D155];[.E155];[.F155])" office:value-type="string" office:string-value="X1 " calcext:value-type="string">
            <text:p>X1 </text:p>
          </table:table-cell>
          <table:table-cell table:formula="of:=TRIM([.H155])" office:value-type="string" office:string-value="X1" calcext:value-type="string">
            <text:p>X1</text:p>
          </table:table-cell>
          <table:table-cell table:formula="of:=CONCATENATE(&quot;INSERT INTO modele (lib_modele, id_marque_modele) VALUES ('&quot;;[.I155];&quot;', &quot;;[.G155];&quot;);&quot;)" office:value-type="string" office:string-value="INSERT INTO modele (lib_modele, id_marque_modele) VALUES ('X1', 7);" calcext:value-type="string">
            <text:p>INSERT INTO modele (lib_modele, id_marque_modele) VALUES ('X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6];&quot; &quot;;[.D156];[.E156];[.F156])" office:value-type="string" office:string-value="X3 " calcext:value-type="string">
            <text:p>X3 </text:p>
          </table:table-cell>
          <table:table-cell table:formula="of:=TRIM([.H156])" office:value-type="string" office:string-value="X3" calcext:value-type="string">
            <text:p>X3</text:p>
          </table:table-cell>
          <table:table-cell table:formula="of:=CONCATENATE(&quot;INSERT INTO modele (lib_modele, id_marque_modele) VALUES ('&quot;;[.I156];&quot;', &quot;;[.G156];&quot;);&quot;)" office:value-type="string" office:string-value="INSERT INTO modele (lib_modele, id_marque_modele) VALUES ('X3', 7);" calcext:value-type="string">
            <text:p>INSERT INTO modele (lib_modele, id_marque_modele) VALUES ('X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7];&quot; &quot;;[.D157];[.E157];[.F157])" office:value-type="string" office:string-value="X4 " calcext:value-type="string">
            <text:p>X4 </text:p>
          </table:table-cell>
          <table:table-cell table:formula="of:=TRIM([.H157])" office:value-type="string" office:string-value="X4" calcext:value-type="string">
            <text:p>X4</text:p>
          </table:table-cell>
          <table:table-cell table:formula="of:=CONCATENATE(&quot;INSERT INTO modele (lib_modele, id_marque_modele) VALUES ('&quot;;[.I157];&quot;', &quot;;[.G157];&quot;);&quot;)" office:value-type="string" office:string-value="INSERT INTO modele (lib_modele, id_marque_modele) VALUES ('X4', 7);" calcext:value-type="string">
            <text:p>INSERT INTO modele (lib_modele, id_marque_modele) VALUES ('X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8];&quot; &quot;;[.D158];[.E158];[.F158])" office:value-type="string" office:string-value="X5 " calcext:value-type="string">
            <text:p>X5 </text:p>
          </table:table-cell>
          <table:table-cell table:formula="of:=TRIM([.H158])" office:value-type="string" office:string-value="X5" calcext:value-type="string">
            <text:p>X5</text:p>
          </table:table-cell>
          <table:table-cell table:formula="of:=CONCATENATE(&quot;INSERT INTO modele (lib_modele, id_marque_modele) VALUES ('&quot;;[.I158];&quot;', &quot;;[.G158];&quot;);&quot;)" office:value-type="string" office:string-value="INSERT INTO modele (lib_modele, id_marque_modele) VALUES ('X5', 7);" calcext:value-type="string">
            <text:p>INSERT INTO modele (lib_modele, id_marque_modele) VALUES ('X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9];&quot; &quot;;[.D159];[.E159];[.F159])" office:value-type="string" office:string-value="X6 " calcext:value-type="string">
            <text:p>X6 </text:p>
          </table:table-cell>
          <table:table-cell table:formula="of:=TRIM([.H159])" office:value-type="string" office:string-value="X6" calcext:value-type="string">
            <text:p>X6</text:p>
          </table:table-cell>
          <table:table-cell table:formula="of:=CONCATENATE(&quot;INSERT INTO modele (lib_modele, id_marque_modele) VALUES ('&quot;;[.I159];&quot;', &quot;;[.G159];&quot;);&quot;)" office:value-type="string" office:string-value="INSERT INTO modele (lib_modele, id_marque_modele) VALUES ('X6', 7);" calcext:value-type="string">
            <text:p>INSERT INTO modele (lib_modele, id_marque_modele) VALUES ('X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0];&quot; &quot;;[.D160];[.E160];[.F160])" office:value-type="string" office:string-value="Z1 " calcext:value-type="string">
            <text:p>Z1 </text:p>
          </table:table-cell>
          <table:table-cell table:formula="of:=TRIM([.H160])" office:value-type="string" office:string-value="Z1" calcext:value-type="string">
            <text:p>Z1</text:p>
          </table:table-cell>
          <table:table-cell table:formula="of:=CONCATENATE(&quot;INSERT INTO modele (lib_modele, id_marque_modele) VALUES ('&quot;;[.I160];&quot;', &quot;;[.G160];&quot;);&quot;)" office:value-type="string" office:string-value="INSERT INTO modele (lib_modele, id_marque_modele) VALUES ('Z1', 7);" calcext:value-type="string">
            <text:p>INSERT INTO modele (lib_modele, id_marque_modele) VALUES ('Z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1];&quot; &quot;;[.D161];[.E161];[.F161])" office:value-type="string" office:string-value="Z3 " calcext:value-type="string">
            <text:p>Z3 </text:p>
          </table:table-cell>
          <table:table-cell table:formula="of:=TRIM([.H161])" office:value-type="string" office:string-value="Z3" calcext:value-type="string">
            <text:p>Z3</text:p>
          </table:table-cell>
          <table:table-cell table:formula="of:=CONCATENATE(&quot;INSERT INTO modele (lib_modele, id_marque_modele) VALUES ('&quot;;[.I161];&quot;', &quot;;[.G161];&quot;);&quot;)" office:value-type="string" office:string-value="INSERT INTO modele (lib_modele, id_marque_modele) VALUES ('Z3', 7);" calcext:value-type="string">
            <text:p>INSERT INTO modele (lib_modele, id_marque_modele) VALUES ('Z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2];&quot; &quot;;[.D162];[.E162];[.F162])" office:value-type="string" office:string-value="Z4 " calcext:value-type="string">
            <text:p>Z4 </text:p>
          </table:table-cell>
          <table:table-cell table:formula="of:=TRIM([.H162])" office:value-type="string" office:string-value="Z4" calcext:value-type="string">
            <text:p>Z4</text:p>
          </table:table-cell>
          <table:table-cell table:formula="of:=CONCATENATE(&quot;INSERT INTO modele (lib_modele, id_marque_modele) VALUES ('&quot;;[.I162];&quot;', &quot;;[.G162];&quot;);&quot;)" office:value-type="string" office:string-value="INSERT INTO modele (lib_modele, id_marque_modele) VALUES ('Z4', 7);" calcext:value-type="string">
            <text:p>INSERT INTO modele (lib_modele, id_marque_modele) VALUES ('Z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3];&quot; &quot;;[.D163];[.E163];[.F163])" office:value-type="string" office:string-value="Z8 " calcext:value-type="string">
            <text:p>Z8 </text:p>
          </table:table-cell>
          <table:table-cell table:formula="of:=TRIM([.H163])" office:value-type="string" office:string-value="Z8" calcext:value-type="string">
            <text:p>Z8</text:p>
          </table:table-cell>
          <table:table-cell table:formula="of:=CONCATENATE(&quot;INSERT INTO modele (lib_modele, id_marque_modele) VALUES ('&quot;;[.I163];&quot;', &quot;;[.G163];&quot;);&quot;)" office:value-type="string" office:string-value="INSERT INTO modele (lib_modele, id_marque_modele) VALUES ('Z8', 7);" calcext:value-type="string">
            <text:p>INSERT INTO modele (lib_modele, id_marque_modele) VALUES ('Z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4];&quot; &quot;;[.D164];[.E164];[.F164])" office:value-type="string" office:string-value="AUTRE " calcext:value-type="string">
            <text:p>AUTRE </text:p>
          </table:table-cell>
          <table:table-cell table:formula="of:=TRIM([.H16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64];&quot;', &quot;;[.G164];&quot;);&quot;)" office:value-type="string" office:string-value="INSERT INTO modele (lib_modele, id_marque_modele) VALUES ('AUTRE', 7);" calcext:value-type="string">
            <text:p>INSERT INTO modele (lib_modele, id_marque_modele) VALUES ('AUTRE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LE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5];&quot; &quot;;[.D165];[.E165];[.F165])" office:value-type="string" office:string-value="ALERO " calcext:value-type="string">
            <text:p>ALERO </text:p>
          </table:table-cell>
          <table:table-cell table:formula="of:=TRIM([.H165])" office:value-type="string" office:string-value="ALERO" calcext:value-type="string">
            <text:p>ALERO</text:p>
          </table:table-cell>
          <table:table-cell table:formula="of:=CONCATENATE(&quot;INSERT INTO modele (lib_modele, id_marque_modele) VALUES ('&quot;;[.I165];&quot;', &quot;;[.G165];&quot;);&quot;)" office:value-type="string" office:string-value="INSERT INTO modele (lib_modele, id_marque_modele) VALUES ('ALERO', 8);" calcext:value-type="string">
            <text:p>INSERT INTO modele (lib_modele, id_marque_modele) VALUES ('ALER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VE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6];&quot; &quot;;[.D166];[.E166];[.F166])" office:value-type="string" office:string-value="AVEO " calcext:value-type="string">
            <text:p>AVEO </text:p>
          </table:table-cell>
          <table:table-cell table:formula="of:=TRIM([.H166])" office:value-type="string" office:string-value="AVEO" calcext:value-type="string">
            <text:p>AVEO</text:p>
          </table:table-cell>
          <table:table-cell table:formula="of:=CONCATENATE(&quot;INSERT INTO modele (lib_modele, id_marque_modele) VALUES ('&quot;;[.I166];&quot;', &quot;;[.G166];&quot;);&quot;)" office:value-type="string" office:string-value="INSERT INTO modele (lib_modele, id_marque_modele) VALUES ('AVEO', 8);" calcext:value-type="string">
            <text:p>INSERT INTO modele (lib_modele, id_marque_modele) VALUES ('AVE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BLAZ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7];&quot; &quot;;[.D167];[.E167];[.F167])" office:value-type="string" office:string-value="BLAZER " calcext:value-type="string">
            <text:p>BLAZER </text:p>
          </table:table-cell>
          <table:table-cell table:formula="of:=TRIM([.H167])" office:value-type="string" office:string-value="BLAZER" calcext:value-type="string">
            <text:p>BLAZER</text:p>
          </table:table-cell>
          <table:table-cell table:formula="of:=CONCATENATE(&quot;INSERT INTO modele (lib_modele, id_marque_modele) VALUES ('&quot;;[.I167];&quot;', &quot;;[.G167];&quot;);&quot;)" office:value-type="string" office:string-value="INSERT INTO modele (lib_modele, id_marque_modele) VALUES ('BLAZER', 8);" calcext:value-type="string">
            <text:p>INSERT INTO modele (lib_modele, id_marque_modele) VALUES ('BLAZER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8];&quot; &quot;;[.D168];[.E168];[.F168])" office:value-type="string" office:string-value="CAMARO " calcext:value-type="string">
            <text:p>CAMARO </text:p>
          </table:table-cell>
          <table:table-cell table:formula="of:=TRIM([.H168])" office:value-type="string" office:string-value="CAMARO" calcext:value-type="string">
            <text:p>CAMARO</text:p>
          </table:table-cell>
          <table:table-cell table:formula="of:=CONCATENATE(&quot;INSERT INTO modele (lib_modele, id_marque_modele) VALUES ('&quot;;[.I168];&quot;', &quot;;[.G168];&quot;);&quot;)" office:value-type="string" office:string-value="INSERT INTO modele (lib_modele, id_marque_modele) VALUES ('CAMARO', 8);" calcext:value-type="string">
            <text:p>INSERT INTO modele (lib_modele, id_marque_modele) VALUES ('CAMAR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PTIV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9];&quot; &quot;;[.D169];[.E169];[.F169])" office:value-type="string" office:string-value="CAPTIVA " calcext:value-type="string">
            <text:p>CAPTIVA </text:p>
          </table:table-cell>
          <table:table-cell table:formula="of:=TRIM([.H169])" office:value-type="string" office:string-value="CAPTIVA" calcext:value-type="string">
            <text:p>CAPTIVA</text:p>
          </table:table-cell>
          <table:table-cell table:formula="of:=CONCATENATE(&quot;INSERT INTO modele (lib_modele, id_marque_modele) VALUES ('&quot;;[.I169];&quot;', &quot;;[.G169];&quot;);&quot;)" office:value-type="string" office:string-value="INSERT INTO modele (lib_modele, id_marque_modele) VALUES ('CAPTIVA', 8);" calcext:value-type="string">
            <text:p>INSERT INTO modele (lib_modele, id_marque_modele) VALUES ('CAPTIV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0];&quot; &quot;;[.D170];[.E170];[.F170])" office:value-type="string" office:string-value="CORVETTE " calcext:value-type="string">
            <text:p>CORVETTE </text:p>
          </table:table-cell>
          <table:table-cell table:formula="of:=TRIM([.H170])" office:value-type="string" office:string-value="CORVETTE" calcext:value-type="string">
            <text:p>CORVETTE</text:p>
          </table:table-cell>
          <table:table-cell table:formula="of:=CONCATENATE(&quot;INSERT INTO modele (lib_modele, id_marque_modele) VALUES ('&quot;;[.I170];&quot;', &quot;;[.G170];&quot;);&quot;)" office:value-type="string" office:string-value="INSERT INTO modele (lib_modele, id_marque_modele) VALUES ('CORVETTE', 8);" calcext:value-type="string">
            <text:p>INSERT INTO modele (lib_modele, id_marque_modele) VALUES ('CORVETT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1];&quot; &quot;;[.D171];[.E171];[.F171])" office:value-type="string" office:string-value="CRUZE " calcext:value-type="string">
            <text:p>CRUZE </text:p>
          </table:table-cell>
          <table:table-cell table:formula="of:=TRIM([.H171])" office:value-type="string" office:string-value="CRUZE" calcext:value-type="string">
            <text:p>CRUZE</text:p>
          </table:table-cell>
          <table:table-cell table:formula="of:=CONCATENATE(&quot;INSERT INTO modele (lib_modele, id_marque_modele) VALUES ('&quot;;[.I171];&quot;', &quot;;[.G171];&quot;);&quot;)" office:value-type="string" office:string-value="INSERT INTO modele (lib_modele, id_marque_modele) VALUES ('CRUZE', 8);" calcext:value-type="string">
            <text:p>INSERT INTO modele (lib_modele, id_marque_modele) VALUES ('CRUZ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PIC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2];&quot; &quot;;[.D172];[.E172];[.F172])" office:value-type="string" office:string-value="EPICA " calcext:value-type="string">
            <text:p>EPICA </text:p>
          </table:table-cell>
          <table:table-cell table:formula="of:=TRIM([.H172])" office:value-type="string" office:string-value="EPICA" calcext:value-type="string">
            <text:p>EPICA</text:p>
          </table:table-cell>
          <table:table-cell table:formula="of:=CONCATENATE(&quot;INSERT INTO modele (lib_modele, id_marque_modele) VALUES ('&quot;;[.I172];&quot;', &quot;;[.G172];&quot;);&quot;)" office:value-type="string" office:string-value="INSERT INTO modele (lib_modele, id_marque_modele) VALUES ('EPICA', 8);" calcext:value-type="string">
            <text:p>INSERT INTO modele (lib_modele, id_marque_modele) VALUES ('EPIC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VAND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3];&quot; &quot;;[.D173];[.E173];[.F173])" office:value-type="string" office:string-value="EVANDA " calcext:value-type="string">
            <text:p>EVANDA </text:p>
          </table:table-cell>
          <table:table-cell table:formula="of:=TRIM([.H173])" office:value-type="string" office:string-value="EVANDA" calcext:value-type="string">
            <text:p>EVANDA</text:p>
          </table:table-cell>
          <table:table-cell table:formula="of:=CONCATENATE(&quot;INSERT INTO modele (lib_modele, id_marque_modele) VALUES ('&quot;;[.I173];&quot;', &quot;;[.G173];&quot;);&quot;)" office:value-type="string" office:string-value="INSERT INTO modele (lib_modele, id_marque_modele) VALUES ('EVANDA', 8);" calcext:value-type="string">
            <text:p>INSERT INTO modele (lib_modele, id_marque_modele) VALUES ('EVAND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KALO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4];&quot; &quot;;[.D174];[.E174];[.F174])" office:value-type="string" office:string-value="KALOS " calcext:value-type="string">
            <text:p>KALOS </text:p>
          </table:table-cell>
          <table:table-cell table:formula="of:=TRIM([.H174])" office:value-type="string" office:string-value="KALOS" calcext:value-type="string">
            <text:p>KALOS</text:p>
          </table:table-cell>
          <table:table-cell table:formula="of:=CONCATENATE(&quot;INSERT INTO modele (lib_modele, id_marque_modele) VALUES ('&quot;;[.I174];&quot;', &quot;;[.G174];&quot;);&quot;)" office:value-type="string" office:string-value="INSERT INTO modele (lib_modele, id_marque_modele) VALUES ('KALOS', 8);" calcext:value-type="string">
            <text:p>INSERT INTO modele (lib_modele, id_marque_modele) VALUES ('KALOS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LACETT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5];&quot; &quot;;[.D175];[.E175];[.F175])" office:value-type="string" office:string-value="LACETTI " calcext:value-type="string">
            <text:p>LACETTI </text:p>
          </table:table-cell>
          <table:table-cell table:formula="of:=TRIM([.H175])" office:value-type="string" office:string-value="LACETTI" calcext:value-type="string">
            <text:p>LACETTI</text:p>
          </table:table-cell>
          <table:table-cell table:formula="of:=CONCATENATE(&quot;INSERT INTO modele (lib_modele, id_marque_modele) VALUES ('&quot;;[.I175];&quot;', &quot;;[.G175];&quot;);&quot;)" office:value-type="string" office:string-value="INSERT INTO modele (lib_modele, id_marque_modele) VALUES ('LACETTI', 8);" calcext:value-type="string">
            <text:p>INSERT INTO modele (lib_modele, id_marque_modele) VALUES ('LACETTI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6];&quot; &quot;;[.D176];[.E176];[.F176])" office:value-type="string" office:string-value="MALIBU " calcext:value-type="string">
            <text:p>MALIBU </text:p>
          </table:table-cell>
          <table:table-cell table:formula="of:=TRIM([.H176])" office:value-type="string" office:string-value="MALIBU" calcext:value-type="string">
            <text:p>MALIBU</text:p>
          </table:table-cell>
          <table:table-cell table:formula="of:=CONCATENATE(&quot;INSERT INTO modele (lib_modele, id_marque_modele) VALUES ('&quot;;[.I176];&quot;', &quot;;[.G176];&quot;);&quot;)" office:value-type="string" office:string-value="INSERT INTO modele (lib_modele, id_marque_modele) VALUES ('MALIBU', 8);" calcext:value-type="string">
            <text:p>INSERT INTO modele (lib_modele, id_marque_modele) VALUES ('MALIBU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TIZ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7];&quot; &quot;;[.D177];[.E177];[.F177])" office:value-type="string" office:string-value="MATIZ " calcext:value-type="string">
            <text:p>MATIZ </text:p>
          </table:table-cell>
          <table:table-cell table:formula="of:=TRIM([.H177])" office:value-type="string" office:string-value="MATIZ" calcext:value-type="string">
            <text:p>MATIZ</text:p>
          </table:table-cell>
          <table:table-cell table:formula="of:=CONCATENATE(&quot;INSERT INTO modele (lib_modele, id_marque_modele) VALUES ('&quot;;[.I177];&quot;', &quot;;[.G177];&quot;);&quot;)" office:value-type="string" office:string-value="INSERT INTO modele (lib_modele, id_marque_modele) VALUES ('MATIZ', 8);" calcext:value-type="string">
            <text:p>INSERT INTO modele (lib_modele, id_marque_modele) VALUES ('MATIZ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NUBIR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8];&quot; &quot;;[.D178];[.E178];[.F178])" office:value-type="string" office:string-value="NUBIRA " calcext:value-type="string">
            <text:p>NUBIRA </text:p>
          </table:table-cell>
          <table:table-cell table:formula="of:=TRIM([.H178])" office:value-type="string" office:string-value="NUBIRA" calcext:value-type="string">
            <text:p>NUBIRA</text:p>
          </table:table-cell>
          <table:table-cell table:formula="of:=CONCATENATE(&quot;INSERT INTO modele (lib_modele, id_marque_modele) VALUES ('&quot;;[.I178];&quot;', &quot;;[.G178];&quot;);&quot;)" office:value-type="string" office:string-value="INSERT INTO modele (lib_modele, id_marque_modele) VALUES ('NUBIRA', 8);" calcext:value-type="string">
            <text:p>INSERT INTO modele (lib_modele, id_marque_modele) VALUES ('NUBIR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NUBIRA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C179];&quot; &quot;;[.D179];[.E179];[.F179])" office:value-type="string" office:string-value="NUBIRA SW" calcext:value-type="string">
            <text:p>NUBIRA SW</text:p>
          </table:table-cell>
          <table:table-cell table:formula="of:=TRIM([.H179])" office:value-type="string" office:string-value="NUBIRA SW" calcext:value-type="string">
            <text:p>NUBIRA SW</text:p>
          </table:table-cell>
          <table:table-cell table:formula="of:=CONCATENATE(&quot;INSERT INTO modele (lib_modele, id_marque_modele) VALUES ('&quot;;[.I179];&quot;', &quot;;[.G179];&quot;);&quot;)" office:value-type="string" office:string-value="INSERT INTO modele (lib_modele, id_marque_modele) VALUES ('NUBIRA SW', 8);" calcext:value-type="string">
            <text:p>INSERT INTO modele (lib_modele, id_marque_modele) VALUES ('NUBIRA SW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ORLAND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0];&quot; &quot;;[.D180];[.E180];[.F180])" office:value-type="string" office:string-value="ORLANDO " calcext:value-type="string">
            <text:p>ORLANDO </text:p>
          </table:table-cell>
          <table:table-cell table:formula="of:=TRIM([.H180])" office:value-type="string" office:string-value="ORLANDO" calcext:value-type="string">
            <text:p>ORLANDO</text:p>
          </table:table-cell>
          <table:table-cell table:formula="of:=CONCATENATE(&quot;INSERT INTO modele (lib_modele, id_marque_modele) VALUES ('&quot;;[.I180];&quot;', &quot;;[.G180];&quot;);&quot;)" office:value-type="string" office:string-value="INSERT INTO modele (lib_modele, id_marque_modele) VALUES ('ORLANDO', 8);" calcext:value-type="string">
            <text:p>INSERT INTO modele (lib_modele, id_marque_modele) VALUES ('ORLAND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REZZ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1];&quot; &quot;;[.D181];[.E181];[.F181])" office:value-type="string" office:string-value="REZZO " calcext:value-type="string">
            <text:p>REZZO </text:p>
          </table:table-cell>
          <table:table-cell table:formula="of:=TRIM([.H181])" office:value-type="string" office:string-value="REZZO" calcext:value-type="string">
            <text:p>REZZO</text:p>
          </table:table-cell>
          <table:table-cell table:formula="of:=CONCATENATE(&quot;INSERT INTO modele (lib_modele, id_marque_modele) VALUES ('&quot;;[.I181];&quot;', &quot;;[.G181];&quot;);&quot;)" office:value-type="string" office:string-value="INSERT INTO modele (lib_modele, id_marque_modele) VALUES ('REZZO', 8);" calcext:value-type="string">
            <text:p>INSERT INTO modele (lib_modele, id_marque_modele) VALUES ('REZZ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AR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2];&quot; &quot;;[.D182];[.E182];[.F182])" office:value-type="string" office:string-value="SPARK " calcext:value-type="string">
            <text:p>SPARK </text:p>
          </table:table-cell>
          <table:table-cell table:formula="of:=TRIM([.H182])" office:value-type="string" office:string-value="SPARK" calcext:value-type="string">
            <text:p>SPARK</text:p>
          </table:table-cell>
          <table:table-cell table:formula="of:=CONCATENATE(&quot;INSERT INTO modele (lib_modele, id_marque_modele) VALUES ('&quot;;[.I182];&quot;', &quot;;[.G182];&quot;);&quot;)" office:value-type="string" office:string-value="INSERT INTO modele (lib_modele, id_marque_modele) VALUES ('SPARK', 8);" calcext:value-type="string">
            <text:p>INSERT INTO modele (lib_modele, id_marque_modele) VALUES ('SPARK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3];&quot; &quot;;[.D183];[.E183];[.F183])" office:value-type="string" office:string-value="TAHOE " calcext:value-type="string">
            <text:p>TAHOE </text:p>
          </table:table-cell>
          <table:table-cell table:formula="of:=TRIM([.H183])" office:value-type="string" office:string-value="TAHOE" calcext:value-type="string">
            <text:p>TAHOE</text:p>
          </table:table-cell>
          <table:table-cell table:formula="of:=CONCATENATE(&quot;INSERT INTO modele (lib_modele, id_marque_modele) VALUES ('&quot;;[.I183];&quot;', &quot;;[.G183];&quot;);&quot;)" office:value-type="string" office:string-value="INSERT INTO modele (lib_modele, id_marque_modele) VALUES ('TAHOE', 8);" calcext:value-type="string">
            <text:p>INSERT INTO modele (lib_modele, id_marque_modele) VALUES ('TAHO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ILBLAZ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4];&quot; &quot;;[.D184];[.E184];[.F184])" office:value-type="string" office:string-value="TRAILBLAZER " calcext:value-type="string">
            <text:p>TRAILBLAZER </text:p>
          </table:table-cell>
          <table:table-cell table:formula="of:=TRIM([.H184])" office:value-type="string" office:string-value="TRAILBLAZER" calcext:value-type="string">
            <text:p>TRAILBLAZER</text:p>
          </table:table-cell>
          <table:table-cell table:formula="of:=CONCATENATE(&quot;INSERT INTO modele (lib_modele, id_marque_modele) VALUES ('&quot;;[.I184];&quot;', &quot;;[.G184];&quot;);&quot;)" office:value-type="string" office:string-value="INSERT INTO modele (lib_modele, id_marque_modele) VALUES ('TRAILBLAZER', 8);" calcext:value-type="string">
            <text:p>INSERT INTO modele (lib_modele, id_marque_modele) VALUES ('TRAILBLAZER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C185];&quot; &quot;;[.D185];[.E185];[.F185])" office:value-type="string" office:string-value="TRANS SPORT" calcext:value-type="string">
            <text:p>TRANS SPORT</text:p>
          </table:table-cell>
          <table:table-cell table:formula="of:=TRIM([.H185])" office:value-type="string" office:string-value="TRANS SPORT" calcext:value-type="string">
            <text:p>TRANS SPORT</text:p>
          </table:table-cell>
          <table:table-cell table:formula="of:=CONCATENATE(&quot;INSERT INTO modele (lib_modele, id_marque_modele) VALUES ('&quot;;[.I185];&quot;', &quot;;[.G185];&quot;);&quot;)" office:value-type="string" office:string-value="INSERT INTO modele (lib_modele, id_marque_modele) VALUES ('TRANS SPORT', 8);" calcext:value-type="string">
            <text:p>INSERT INTO modele (lib_modele, id_marque_modele) VALUES ('TRANS SPORT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6];&quot; &quot;;[.D186];[.E186];[.F186])" office:value-type="string" office:string-value="TRAX " calcext:value-type="string">
            <text:p>TRAX </text:p>
          </table:table-cell>
          <table:table-cell table:formula="of:=TRIM([.H186])" office:value-type="string" office:string-value="TRAX" calcext:value-type="string">
            <text:p>TRAX</text:p>
          </table:table-cell>
          <table:table-cell table:formula="of:=CONCATENATE(&quot;INSERT INTO modele (lib_modele, id_marque_modele) VALUES ('&quot;;[.I186];&quot;', &quot;;[.G186];&quot;);&quot;)" office:value-type="string" office:string-value="INSERT INTO modele (lib_modele, id_marque_modele) VALUES ('TRAX', 8);" calcext:value-type="string">
            <text:p>INSERT INTO modele (lib_modele, id_marque_modele) VALUES ('TRAX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VOL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7];&quot; &quot;;[.D187];[.E187];[.F187])" office:value-type="string" office:string-value="VOLT " calcext:value-type="string">
            <text:p>VOLT </text:p>
          </table:table-cell>
          <table:table-cell table:formula="of:=TRIM([.H187])" office:value-type="string" office:string-value="VOLT" calcext:value-type="string">
            <text:p>VOLT</text:p>
          </table:table-cell>
          <table:table-cell table:formula="of:=CONCATENATE(&quot;INSERT INTO modele (lib_modele, id_marque_modele) VALUES ('&quot;;[.I187];&quot;', &quot;;[.G187];&quot;);&quot;)" office:value-type="string" office:string-value="INSERT INTO modele (lib_modele, id_marque_modele) VALUES ('VOLT', 8);" calcext:value-type="string">
            <text:p>INSERT INTO modele (lib_modele, id_marque_modele) VALUES ('VOLT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8];&quot; &quot;;[.D188];[.E188];[.F188])" office:value-type="string" office:string-value="AUTRE " calcext:value-type="string">
            <text:p>AUTRE </text:p>
          </table:table-cell>
          <table:table-cell table:formula="of:=TRIM([.H18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8];&quot;', &quot;;[.G188];&quot;);&quot;)" office:value-type="string" office:string-value="INSERT INTO modele (lib_modele, id_marque_modele) VALUES ('AUTRE', 8);" calcext:value-type="string">
            <text:p>INSERT INTO modele (lib_modele, id_marque_modele) VALUES ('AUTR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89];&quot; &quot;;[.D189];[.E189];[.F189])" office:value-type="string" office:string-value="300 C" calcext:value-type="string">
            <text:p>300 C</text:p>
          </table:table-cell>
          <table:table-cell table:formula="of:=TRIM([.H189])" office:value-type="string" office:string-value="300 C" calcext:value-type="string">
            <text:p>300 C</text:p>
          </table:table-cell>
          <table:table-cell table:formula="of:=CONCATENATE(&quot;INSERT INTO modele (lib_modele, id_marque_modele) VALUES ('&quot;;[.I189];&quot;', &quot;;[.G189];&quot;);&quot;)" office:value-type="string" office:string-value="INSERT INTO modele (lib_modele, id_marque_modele) VALUES ('300 C', 9);" calcext:value-type="string">
            <text:p>INSERT INTO modele (lib_modele, id_marque_modele) VALUES ('300 C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0];&quot; &quot;;[.D190];[.E190];[.F190])" office:value-type="string" office:string-value="300 M" calcext:value-type="string">
            <text:p>300 M</text:p>
          </table:table-cell>
          <table:table-cell table:formula="of:=TRIM([.H190])" office:value-type="string" office:string-value="300 M" calcext:value-type="string">
            <text:p>300 M</text:p>
          </table:table-cell>
          <table:table-cell table:formula="of:=CONCATENATE(&quot;INSERT INTO modele (lib_modele, id_marque_modele) VALUES ('&quot;;[.I190];&quot;', &quot;;[.G190];&quot;);&quot;)" office:value-type="string" office:string-value="INSERT INTO modele (lib_modele, id_marque_modele) VALUES ('300 M', 9);" calcext:value-type="string">
            <text:p>INSERT INTO modele (lib_modele, id_marque_modele) VALUES ('300 M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1];&quot; &quot;;[.D191];[.E191];[.F191])" office:value-type="string" office:string-value="CHEROKEE " calcext:value-type="string">
            <text:p>CHEROKEE </text:p>
          </table:table-cell>
          <table:table-cell table:formula="of:=TRIM([.H191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191];&quot;', &quot;;[.G191];&quot;);&quot;)" office:value-type="string" office:string-value="INSERT INTO modele (lib_modele, id_marque_modele) VALUES ('CHEROKEE', 9);" calcext:value-type="string">
            <text:p>INSERT INTO modele (lib_modele, id_marque_modele) VALUES ('CHEROKE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ROSSFIR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2];&quot; &quot;;[.D192];[.E192];[.F192])" office:value-type="string" office:string-value="CROSSFIRE " calcext:value-type="string">
            <text:p>CROSSFIRE </text:p>
          </table:table-cell>
          <table:table-cell table:formula="of:=TRIM([.H192])" office:value-type="string" office:string-value="CROSSFIRE" calcext:value-type="string">
            <text:p>CROSSFIRE</text:p>
          </table:table-cell>
          <table:table-cell table:formula="of:=CONCATENATE(&quot;INSERT INTO modele (lib_modele, id_marque_modele) VALUES ('&quot;;[.I192];&quot;', &quot;;[.G192];&quot;);&quot;)" office:value-type="string" office:string-value="INSERT INTO modele (lib_modele, id_marque_modele) VALUES ('CROSSFIRE', 9);" calcext:value-type="string">
            <text:p>INSERT INTO modele (lib_modele, id_marque_modele) VALUES ('CROSSFIR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E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3];&quot; &quot;;[.D193];[.E193];[.F193])" office:value-type="string" office:string-value="ES " calcext:value-type="string">
            <text:p>ES </text:p>
          </table:table-cell>
          <table:table-cell table:formula="of:=TRIM([.H193])" office:value-type="string" office:string-value="ES" calcext:value-type="string">
            <text:p>ES</text:p>
          </table:table-cell>
          <table:table-cell table:formula="of:=CONCATENATE(&quot;INSERT INTO modele (lib_modele, id_marque_modele) VALUES ('&quot;;[.I193];&quot;', &quot;;[.G193];&quot;);&quot;)" office:value-type="string" office:string-value="INSERT INTO modele (lib_modele, id_marque_modele) VALUES ('ES', 9);" calcext:value-type="string">
            <text:p>INSERT INTO modele (lib_modele, id_marque_modele) VALUES ('ES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HEROKE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4];&quot; &quot;;[.D194];[.E194];[.F194])" office:value-type="string" office:string-value="GRAND CHEROKEE" calcext:value-type="string">
            <text:p>GRAND CHEROKEE</text:p>
          </table:table-cell>
          <table:table-cell table:formula="of:=TRIM([.H194])" office:value-type="string" office:string-value="GRAND CHEROKEE" calcext:value-type="string">
            <text:p>GRAND CHEROKEE</text:p>
          </table:table-cell>
          <table:table-cell table:formula="of:=CONCATENATE(&quot;INSERT INTO modele (lib_modele, id_marque_modele) VALUES ('&quot;;[.I194];&quot;', &quot;;[.G194];&quot;);&quot;)" office:value-type="string" office:string-value="INSERT INTO modele (lib_modele, id_marque_modele) VALUES ('GRAND CHEROKEE', 9);" calcext:value-type="string">
            <text:p>INSERT INTO modele (lib_modele, id_marque_modele) VALUES ('GRAND CHEROKE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VOYAG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5];&quot; &quot;;[.D195];[.E195];[.F195])" office:value-type="string" office:string-value="GRAND VOYAGER" calcext:value-type="string">
            <text:p>GRAND VOYAGER</text:p>
          </table:table-cell>
          <table:table-cell table:formula="of:=TRIM([.H195])" office:value-type="string" office:string-value="GRAND VOYAGER" calcext:value-type="string">
            <text:p>GRAND VOYAGER</text:p>
          </table:table-cell>
          <table:table-cell table:formula="of:=CONCATENATE(&quot;INSERT INTO modele (lib_modele, id_marque_modele) VALUES ('&quot;;[.I195];&quot;', &quot;;[.G195];&quot;);&quot;)" office:value-type="string" office:string-value="INSERT INTO modele (lib_modele, id_marque_modele) VALUES ('GRAND VOYAGER', 9);" calcext:value-type="string">
            <text:p>INSERT INTO modele (lib_modele, id_marque_modele) VALUES ('GRAND VOYAG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AR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6];&quot; &quot;;[.D196];[.E196];[.F196])" office:value-type="string" office:string-value="LE BARON" calcext:value-type="string">
            <text:p>LE BARON</text:p>
          </table:table-cell>
          <table:table-cell table:formula="of:=TRIM([.H196])" office:value-type="string" office:string-value="LE BARON" calcext:value-type="string">
            <text:p>LE BARON</text:p>
          </table:table-cell>
          <table:table-cell table:formula="of:=CONCATENATE(&quot;INSERT INTO modele (lib_modele, id_marque_modele) VALUES ('&quot;;[.I196];&quot;', &quot;;[.G196];&quot;);&quot;)" office:value-type="string" office:string-value="INSERT INTO modele (lib_modele, id_marque_modele) VALUES ('LE BARON', 9);" calcext:value-type="string">
            <text:p>INSERT INTO modele (lib_modele, id_marque_modele) VALUES ('LE BAR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NE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7];&quot; &quot;;[.D197];[.E197];[.F197])" office:value-type="string" office:string-value="NEON " calcext:value-type="string">
            <text:p>NEON </text:p>
          </table:table-cell>
          <table:table-cell table:formula="of:=TRIM([.H197])" office:value-type="string" office:string-value="NEON" calcext:value-type="string">
            <text:p>NEON</text:p>
          </table:table-cell>
          <table:table-cell table:formula="of:=CONCATENATE(&quot;INSERT INTO modele (lib_modele, id_marque_modele) VALUES ('&quot;;[.I197];&quot;', &quot;;[.G197];&quot;);&quot;)" office:value-type="string" office:string-value="INSERT INTO modele (lib_modele, id_marque_modele) VALUES ('NEON', 9);" calcext:value-type="string">
            <text:p>INSERT INTO modele (lib_modele, id_marque_modele) VALUES ('NE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ORK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8];&quot; &quot;;[.D198];[.E198];[.F198])" office:value-type="string" office:string-value="NEW YORKER" calcext:value-type="string">
            <text:p>NEW YORKER</text:p>
          </table:table-cell>
          <table:table-cell table:formula="of:=TRIM([.H198])" office:value-type="string" office:string-value="NEW YORKER" calcext:value-type="string">
            <text:p>NEW YORKER</text:p>
          </table:table-cell>
          <table:table-cell table:formula="of:=CONCATENATE(&quot;INSERT INTO modele (lib_modele, id_marque_modele) VALUES ('&quot;;[.I198];&quot;', &quot;;[.G198];&quot;);&quot;)" office:value-type="string" office:string-value="INSERT INTO modele (lib_modele, id_marque_modele) VALUES ('NEW YORKER', 9);" calcext:value-type="string">
            <text:p>INSERT INTO modele (lib_modele, id_marque_modele) VALUES ('NEW YORK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9];&quot; &quot;;[.D199];[.E199];[.F199])" office:value-type="string" office:string-value="PT CRUISER" calcext:value-type="string">
            <text:p>PT CRUISER</text:p>
          </table:table-cell>
          <table:table-cell table:formula="of:=TRIM([.H199])" office:value-type="string" office:string-value="PT CRUISER" calcext:value-type="string">
            <text:p>PT CRUISER</text:p>
          </table:table-cell>
          <table:table-cell table:formula="of:=CONCATENATE(&quot;INSERT INTO modele (lib_modele, id_marque_modele) VALUES ('&quot;;[.I199];&quot;', &quot;;[.G199];&quot;);&quot;)" office:value-type="string" office:string-value="INSERT INTO modele (lib_modele, id_marque_modele) VALUES ('PT CRUISER', 9);" calcext:value-type="string">
            <text:p>INSERT INTO modele (lib_modele, id_marque_modele) VALUES ('PT CRUIS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9" calcext:value-type="float">
            <text:p>9</text:p>
          </table:table-cell>
          <table:table-cell table:formula="of:=CONCATENATE([.C200];&quot; &quot;;[.D200];[.E200];[.F200])" office:value-type="string" office:string-value="PT CRUISERCABRIO" calcext:value-type="string">
            <text:p>PT CRUISERCABRIO</text:p>
          </table:table-cell>
          <table:table-cell table:formula="of:=TRIM([.H200])" office:value-type="string" office:string-value="PT CRUISERCABRIO" calcext:value-type="string">
            <text:p>PT CRUISERCABRIO</text:p>
          </table:table-cell>
          <table:table-cell table:formula="of:=CONCATENATE(&quot;INSERT INTO modele (lib_modele, id_marque_modele) VALUES ('&quot;;[.I200];&quot;', &quot;;[.G200];&quot;);&quot;)" office:value-type="string" office:string-value="INSERT INTO modele (lib_modele, id_marque_modele) VALUES ('PT CRUISERCABRIO', 9);" calcext:value-type="string">
            <text:p>INSERT INTO modele (lib_modele, id_marque_modele) VALUES ('PT CRUISERCABRIO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ARATOG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1];&quot; &quot;;[.D201];[.E201];[.F201])" office:value-type="string" office:string-value="SARATOGA " calcext:value-type="string">
            <text:p>SARATOGA </text:p>
          </table:table-cell>
          <table:table-cell table:formula="of:=TRIM([.H201])" office:value-type="string" office:string-value="SARATOGA" calcext:value-type="string">
            <text:p>SARATOGA</text:p>
          </table:table-cell>
          <table:table-cell table:formula="of:=CONCATENATE(&quot;INSERT INTO modele (lib_modele, id_marque_modele) VALUES ('&quot;;[.I201];&quot;', &quot;;[.G201];&quot;);&quot;)" office:value-type="string" office:string-value="INSERT INTO modele (lib_modele, id_marque_modele) VALUES ('SARATOGA', 9);" calcext:value-type="string">
            <text:p>INSERT INTO modele (lib_modele, id_marque_modele) VALUES ('SARATOGA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2];&quot; &quot;;[.D202];[.E202];[.F202])" office:value-type="string" office:string-value="SEBRING " calcext:value-type="string">
            <text:p>SEBRING </text:p>
          </table:table-cell>
          <table:table-cell table:formula="of:=TRIM([.H202])" office:value-type="string" office:string-value="SEBRING" calcext:value-type="string">
            <text:p>SEBRING</text:p>
          </table:table-cell>
          <table:table-cell table:formula="of:=CONCATENATE(&quot;INSERT INTO modele (lib_modele, id_marque_modele) VALUES ('&quot;;[.I202];&quot;', &quot;;[.G202];&quot;);&quot;)" office:value-type="string" office:string-value="INSERT INTO modele (lib_modele, id_marque_modele) VALUES ('SEBRING', 9);" calcext:value-type="string">
            <text:p>INSERT INTO modele (lib_modele, id_marque_modele) VALUES ('SEBRING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TRATU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3];&quot; &quot;;[.D203];[.E203];[.F203])" office:value-type="string" office:string-value="STRATUS " calcext:value-type="string">
            <text:p>STRATUS </text:p>
          </table:table-cell>
          <table:table-cell table:formula="of:=TRIM([.H203])" office:value-type="string" office:string-value="STRATUS" calcext:value-type="string">
            <text:p>STRATUS</text:p>
          </table:table-cell>
          <table:table-cell table:formula="of:=CONCATENATE(&quot;INSERT INTO modele (lib_modele, id_marque_modele) VALUES ('&quot;;[.I203];&quot;', &quot;;[.G203];&quot;);&quot;)" office:value-type="string" office:string-value="INSERT INTO modele (lib_modele, id_marque_modele) VALUES ('STRATUS', 9);" calcext:value-type="string">
            <text:p>INSERT INTO modele (lib_modele, id_marque_modele) VALUES ('STRATUS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VISI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4];&quot; &quot;;[.D204];[.E204];[.F204])" office:value-type="string" office:string-value="VISION " calcext:value-type="string">
            <text:p>VISION </text:p>
          </table:table-cell>
          <table:table-cell table:formula="of:=TRIM([.H204])" office:value-type="string" office:string-value="VISION" calcext:value-type="string">
            <text:p>VISION</text:p>
          </table:table-cell>
          <table:table-cell table:formula="of:=CONCATENATE(&quot;INSERT INTO modele (lib_modele, id_marque_modele) VALUES ('&quot;;[.I204];&quot;', &quot;;[.G204];&quot;);&quot;)" office:value-type="string" office:string-value="INSERT INTO modele (lib_modele, id_marque_modele) VALUES ('VISION', 9);" calcext:value-type="string">
            <text:p>INSERT INTO modele (lib_modele, id_marque_modele) VALUES ('VISI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VOYAG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5];&quot; &quot;;[.D205];[.E205];[.F205])" office:value-type="string" office:string-value="VOYAGER " calcext:value-type="string">
            <text:p>VOYAGER </text:p>
          </table:table-cell>
          <table:table-cell table:formula="of:=TRIM([.H205])" office:value-type="string" office:string-value="VOYAGER" calcext:value-type="string">
            <text:p>VOYAGER</text:p>
          </table:table-cell>
          <table:table-cell table:formula="of:=CONCATENATE(&quot;INSERT INTO modele (lib_modele, id_marque_modele) VALUES ('&quot;;[.I205];&quot;', &quot;;[.G205];&quot;);&quot;)" office:value-type="string" office:string-value="INSERT INTO modele (lib_modele, id_marque_modele) VALUES ('VOYAGER', 9);" calcext:value-type="string">
            <text:p>INSERT INTO modele (lib_modele, id_marque_modele) VALUES ('VOYAG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WRANGL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6];&quot; &quot;;[.D206];[.E206];[.F206])" office:value-type="string" office:string-value="WRANGLER " calcext:value-type="string">
            <text:p>WRANGLER </text:p>
          </table:table-cell>
          <table:table-cell table:formula="of:=TRIM([.H206])" office:value-type="string" office:string-value="WRANGLER" calcext:value-type="string">
            <text:p>WRANGLER</text:p>
          </table:table-cell>
          <table:table-cell table:formula="of:=CONCATENATE(&quot;INSERT INTO modele (lib_modele, id_marque_modele) VALUES ('&quot;;[.I206];&quot;', &quot;;[.G206];&quot;);&quot;)" office:value-type="string" office:string-value="INSERT INTO modele (lib_modele, id_marque_modele) VALUES ('WRANGLER', 9);" calcext:value-type="string">
            <text:p>INSERT INTO modele (lib_modele, id_marque_modele) VALUES ('WRANGL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7];&quot; &quot;;[.D207];[.E207];[.F207])" office:value-type="string" office:string-value="AUTRE " calcext:value-type="string">
            <text:p>AUTRE </text:p>
          </table:table-cell>
          <table:table-cell table:formula="of:=TRIM([.H20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07];&quot;', &quot;;[.G207];&quot;);&quot;)" office:value-type="string" office:string-value="INSERT INTO modele (lib_modele, id_marque_modele) VALUES ('AUTRE', 9);" calcext:value-type="string">
            <text:p>INSERT INTO modele (lib_modele, id_marque_modele) VALUES ('AUTR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2CV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08];&quot; &quot;;[.D208];[.E208];[.F208])" office:value-type="string" office:string-value="2CV " calcext:value-type="string">
            <text:p>2CV </text:p>
          </table:table-cell>
          <table:table-cell table:formula="of:=TRIM([.H208])" office:value-type="string" office:string-value="2CV" calcext:value-type="string">
            <text:p>2CV</text:p>
          </table:table-cell>
          <table:table-cell table:formula="of:=CONCATENATE(&quot;INSERT INTO modele (lib_modele, id_marque_modele) VALUES ('&quot;;[.I208];&quot;', &quot;;[.G208];&quot;);&quot;)" office:value-type="string" office:string-value="INSERT INTO modele (lib_modele, id_marque_modele) VALUES ('2CV', 10);" calcext:value-type="string">
            <text:p>INSERT INTO modele (lib_modele, id_marque_modele) VALUES ('2CV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CADIA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09];&quot; &quot;;[.D209];[.E209];[.F209])" office:value-type="string" office:string-value="ACADIANE " calcext:value-type="string">
            <text:p>ACADIANE </text:p>
          </table:table-cell>
          <table:table-cell table:formula="of:=TRIM([.H209])" office:value-type="string" office:string-value="ACADIANE" calcext:value-type="string">
            <text:p>ACADIANE</text:p>
          </table:table-cell>
          <table:table-cell table:formula="of:=CONCATENATE(&quot;INSERT INTO modele (lib_modele, id_marque_modele) VALUES ('&quot;;[.I209];&quot;', &quot;;[.G209];&quot;);&quot;)" office:value-type="string" office:string-value="INSERT INTO modele (lib_modele, id_marque_modele) VALUES ('ACADIANE', 10);" calcext:value-type="string">
            <text:p>INSERT INTO modele (lib_modele, id_marque_modele) VALUES ('ACADIAN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M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0];&quot; &quot;;[.D210];[.E210];[.F210])" office:value-type="string" office:string-value="AMI " calcext:value-type="string">
            <text:p>AMI </text:p>
          </table:table-cell>
          <table:table-cell table:formula="of:=TRIM([.H210])" office:value-type="string" office:string-value="AMI" calcext:value-type="string">
            <text:p>AMI</text:p>
          </table:table-cell>
          <table:table-cell table:formula="of:=CONCATENATE(&quot;INSERT INTO modele (lib_modele, id_marque_modele) VALUES ('&quot;;[.I210];&quot;', &quot;;[.G210];&quot;);&quot;)" office:value-type="string" office:string-value="INSERT INTO modele (lib_modele, id_marque_modele) VALUES ('AMI', 10);" calcext:value-type="string">
            <text:p>INSERT INTO modele (lib_modele, id_marque_modele) VALUES ('AM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1];&quot; &quot;;[.D211];[.E211];[.F211])" office:value-type="string" office:string-value="AX " calcext:value-type="string">
            <text:p>AX </text:p>
          </table:table-cell>
          <table:table-cell table:formula="of:=TRIM([.H211])" office:value-type="string" office:string-value="AX" calcext:value-type="string">
            <text:p>AX</text:p>
          </table:table-cell>
          <table:table-cell table:formula="of:=CONCATENATE(&quot;INSERT INTO modele (lib_modele, id_marque_modele) VALUES ('&quot;;[.I211];&quot;', &quot;;[.G211];&quot;);&quot;)" office:value-type="string" office:string-value="INSERT INTO modele (lib_modele, id_marque_modele) VALUES ('AX', 10);" calcext:value-type="string">
            <text:p>INSERT INTO modele (lib_modele, id_marque_modele) VALUES ('A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X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2];&quot; &quot;;[.D212];[.E212];[.F212])" office:value-type="string" office:string-value="AXEL " calcext:value-type="string">
            <text:p>AXEL </text:p>
          </table:table-cell>
          <table:table-cell table:formula="of:=TRIM([.H212])" office:value-type="string" office:string-value="AXEL" calcext:value-type="string">
            <text:p>AXEL</text:p>
          </table:table-cell>
          <table:table-cell table:formula="of:=CONCATENATE(&quot;INSERT INTO modele (lib_modele, id_marque_modele) VALUES ('&quot;;[.I212];&quot;', &quot;;[.G212];&quot;);&quot;)" office:value-type="string" office:string-value="INSERT INTO modele (lib_modele, id_marque_modele) VALUES ('AXEL', 10);" calcext:value-type="string">
            <text:p>INSERT INTO modele (lib_modele, id_marque_modele) VALUES ('AXEL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ERLING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3];&quot; &quot;;[.D213];[.E213];[.F213])" office:value-type="string" office:string-value="BERLINGO " calcext:value-type="string">
            <text:p>BERLINGO </text:p>
          </table:table-cell>
          <table:table-cell table:formula="of:=TRIM([.H213])" office:value-type="string" office:string-value="BERLINGO" calcext:value-type="string">
            <text:p>BERLINGO</text:p>
          </table:table-cell>
          <table:table-cell table:formula="of:=CONCATENATE(&quot;INSERT INTO modele (lib_modele, id_marque_modele) VALUES ('&quot;;[.I213];&quot;', &quot;;[.G213];&quot;);&quot;)" office:value-type="string" office:string-value="INSERT INTO modele (lib_modele, id_marque_modele) VALUES ('BERLINGO', 10);" calcext:value-type="string">
            <text:p>INSERT INTO modele (lib_modele, id_marque_modele) VALUES ('BERLING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ERLING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14];&quot; &quot;;[.D214];[.E214];[.F214])" office:value-type="string" office:string-value="BERLINGO II" calcext:value-type="string">
            <text:p>BERLINGO II</text:p>
          </table:table-cell>
          <table:table-cell table:formula="of:=TRIM([.H214])" office:value-type="string" office:string-value="BERLINGO II" calcext:value-type="string">
            <text:p>BERLINGO II</text:p>
          </table:table-cell>
          <table:table-cell table:formula="of:=CONCATENATE(&quot;INSERT INTO modele (lib_modele, id_marque_modele) VALUES ('&quot;;[.I214];&quot;', &quot;;[.G214];&quot;);&quot;)" office:value-type="string" office:string-value="INSERT INTO modele (lib_modele, id_marque_modele) VALUES ('BERLINGO II', 10);" calcext:value-type="string">
            <text:p>INSERT INTO modele (lib_modele, id_marque_modele) VALUES ('BERLINGO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5];&quot; &quot;;[.D215];[.E215];[.F215])" office:value-type="string" office:string-value="BX " calcext:value-type="string">
            <text:p>BX </text:p>
          </table:table-cell>
          <table:table-cell table:formula="of:=TRIM([.H215])" office:value-type="string" office:string-value="BX" calcext:value-type="string">
            <text:p>BX</text:p>
          </table:table-cell>
          <table:table-cell table:formula="of:=CONCATENATE(&quot;INSERT INTO modele (lib_modele, id_marque_modele) VALUES ('&quot;;[.I215];&quot;', &quot;;[.G215];&quot;);&quot;)" office:value-type="string" office:string-value="INSERT INTO modele (lib_modele, id_marque_modele) VALUES ('BX', 10);" calcext:value-type="string">
            <text:p>INSERT INTO modele (lib_modele, id_marque_modele) VALUES ('B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16];&quot; &quot;;[.D216];[.E216];[.F216])" office:value-type="string" office:string-value="C CROSSER" calcext:value-type="string">
            <text:p>C CROSSER</text:p>
          </table:table-cell>
          <table:table-cell table:formula="of:=TRIM([.H216])" office:value-type="string" office:string-value="C CROSSER" calcext:value-type="string">
            <text:p>C CROSSER</text:p>
          </table:table-cell>
          <table:table-cell table:formula="of:=CONCATENATE(&quot;INSERT INTO modele (lib_modele, id_marque_modele) VALUES ('&quot;;[.I216];&quot;', &quot;;[.G216];&quot;);&quot;)" office:value-type="string" office:string-value="INSERT INTO modele (lib_modele, id_marque_modele) VALUES ('C CROSSER', 10);" calcext:value-type="string">
            <text:p>INSERT INTO modele (lib_modele, id_marque_modele) VALUES ('C CROSS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7];&quot; &quot;;[.D217];[.E217];[.F217])" office:value-type="string" office:string-value="C1 " calcext:value-type="string">
            <text:p>C1 </text:p>
          </table:table-cell>
          <table:table-cell table:formula="of:=TRIM([.H217])" office:value-type="string" office:string-value="C1" calcext:value-type="string">
            <text:p>C1</text:p>
          </table:table-cell>
          <table:table-cell table:formula="of:=CONCATENATE(&quot;INSERT INTO modele (lib_modele, id_marque_modele) VALUES ('&quot;;[.I217];&quot;', &quot;;[.G217];&quot;);&quot;)" office:value-type="string" office:string-value="INSERT INTO modele (lib_modele, id_marque_modele) VALUES ('C1', 10);" calcext:value-type="string">
            <text:p>INSERT INTO modele (lib_modele, id_marque_modele) VALUES ('C1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8];&quot; &quot;;[.D218];[.E218];[.F218])" office:value-type="string" office:string-value="C15 " calcext:value-type="string">
            <text:p>C15 </text:p>
          </table:table-cell>
          <table:table-cell table:formula="of:=TRIM([.H218])" office:value-type="string" office:string-value="C15" calcext:value-type="string">
            <text:p>C15</text:p>
          </table:table-cell>
          <table:table-cell table:formula="of:=CONCATENATE(&quot;INSERT INTO modele (lib_modele, id_marque_modele) VALUES ('&quot;;[.I218];&quot;', &quot;;[.G218];&quot;);&quot;)" office:value-type="string" office:string-value="INSERT INTO modele (lib_modele, id_marque_modele) VALUES ('C15', 10);" calcext:value-type="string">
            <text:p>INSERT INTO modele (lib_modele, id_marque_modele) VALUES ('C1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9];&quot; &quot;;[.D219];[.E219];[.F219])" office:value-type="string" office:string-value="C2 " calcext:value-type="string">
            <text:p>C2 </text:p>
          </table:table-cell>
          <table:table-cell table:formula="of:=TRIM([.H219])" office:value-type="string" office:string-value="C2" calcext:value-type="string">
            <text:p>C2</text:p>
          </table:table-cell>
          <table:table-cell table:formula="of:=CONCATENATE(&quot;INSERT INTO modele (lib_modele, id_marque_modele) VALUES ('&quot;;[.I219];&quot;', &quot;;[.G219];&quot;);&quot;)" office:value-type="string" office:string-value="INSERT INTO modele (lib_modele, id_marque_modele) VALUES ('C2', 10);" calcext:value-type="string">
            <text:p>INSERT INTO modele (lib_modele, id_marque_modele) VALUES ('C2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0];&quot; &quot;;[.D220];[.E220];[.F220])" office:value-type="string" office:string-value="C2 ENTREPRISE" calcext:value-type="string">
            <text:p>C2 ENTREPRISE</text:p>
          </table:table-cell>
          <table:table-cell table:formula="of:=TRIM([.H220])" office:value-type="string" office:string-value="C2 ENTREPRISE" calcext:value-type="string">
            <text:p>C2 ENTREPRISE</text:p>
          </table:table-cell>
          <table:table-cell table:formula="of:=CONCATENATE(&quot;INSERT INTO modele (lib_modele, id_marque_modele) VALUES ('&quot;;[.I220];&quot;', &quot;;[.G220];&quot;);&quot;)" office:value-type="string" office:string-value="INSERT INTO modele (lib_modele, id_marque_modele) VALUES ('C2 ENTREPRISE', 10);" calcext:value-type="string">
            <text:p>INSERT INTO modele (lib_modele, id_marque_modele) VALUES ('C2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1];&quot; &quot;;[.D221];[.E221];[.F221])" office:value-type="string" office:string-value="C25 " calcext:value-type="string">
            <text:p>C25 </text:p>
          </table:table-cell>
          <table:table-cell table:formula="of:=TRIM([.H221])" office:value-type="string" office:string-value="C25" calcext:value-type="string">
            <text:p>C25</text:p>
          </table:table-cell>
          <table:table-cell table:formula="of:=CONCATENATE(&quot;INSERT INTO modele (lib_modele, id_marque_modele) VALUES ('&quot;;[.I221];&quot;', &quot;;[.G221];&quot;);&quot;)" office:value-type="string" office:string-value="INSERT INTO modele (lib_modele, id_marque_modele) VALUES ('C25', 10);" calcext:value-type="string">
            <text:p>INSERT INTO modele (lib_modele, id_marque_modele) VALUES ('C2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2];&quot; &quot;;[.D222];[.E222];[.F222])" office:value-type="string" office:string-value="C25 COMBI" calcext:value-type="string">
            <text:p>C25 COMBI</text:p>
          </table:table-cell>
          <table:table-cell table:formula="of:=TRIM([.H222])" office:value-type="string" office:string-value="C25 COMBI" calcext:value-type="string">
            <text:p>C25 COMBI</text:p>
          </table:table-cell>
          <table:table-cell table:formula="of:=CONCATENATE(&quot;INSERT INTO modele (lib_modele, id_marque_modele) VALUES ('&quot;;[.I222];&quot;', &quot;;[.G222];&quot;);&quot;)" office:value-type="string" office:string-value="INSERT INTO modele (lib_modele, id_marque_modele) VALUES ('C25 COMBI', 10);" calcext:value-type="string">
            <text:p>INSERT INTO modele (lib_modele, id_marque_modele) VALUES ('C25 COMB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3];&quot; &quot;;[.D223];[.E223];[.F223])" office:value-type="string" office:string-value="C3 " calcext:value-type="string">
            <text:p>C3 </text:p>
          </table:table-cell>
          <table:table-cell table:formula="of:=TRIM([.H223])" office:value-type="string" office:string-value="C3" calcext:value-type="string">
            <text:p>C3</text:p>
          </table:table-cell>
          <table:table-cell table:formula="of:=CONCATENATE(&quot;INSERT INTO modele (lib_modele, id_marque_modele) VALUES ('&quot;;[.I223];&quot;', &quot;;[.G223];&quot;);&quot;)" office:value-type="string" office:string-value="INSERT INTO modele (lib_modele, id_marque_modele) VALUES ('C3', 10);" calcext:value-type="string">
            <text:p>INSERT INTO modele (lib_modele, id_marque_modele) VALUES ('C3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4];&quot; &quot;;[.D224];[.E224];[.F224])" office:value-type="string" office:string-value="C3 ENTREPRISE" calcext:value-type="string">
            <text:p>C3 ENTREPRISE</text:p>
          </table:table-cell>
          <table:table-cell table:formula="of:=TRIM([.H224])" office:value-type="string" office:string-value="C3 ENTREPRISE" calcext:value-type="string">
            <text:p>C3 ENTREPRISE</text:p>
          </table:table-cell>
          <table:table-cell table:formula="of:=CONCATENATE(&quot;INSERT INTO modele (lib_modele, id_marque_modele) VALUES ('&quot;;[.I224];&quot;', &quot;;[.G224];&quot;);&quot;)" office:value-type="string" office:string-value="INSERT INTO modele (lib_modele, id_marque_modele) VALUES ('C3 ENTREPRISE', 10);" calcext:value-type="string">
            <text:p>INSERT INTO modele (lib_modele, id_marque_modele) VALUES ('C3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5];&quot; &quot;;[.D225];[.E225];[.F225])" office:value-type="string" office:string-value="C3 II" calcext:value-type="string">
            <text:p>C3 II</text:p>
          </table:table-cell>
          <table:table-cell table:formula="of:=TRIM([.H225])" office:value-type="string" office:string-value="C3 II" calcext:value-type="string">
            <text:p>C3 II</text:p>
          </table:table-cell>
          <table:table-cell table:formula="of:=CONCATENATE(&quot;INSERT INTO modele (lib_modele, id_marque_modele) VALUES ('&quot;;[.I225];&quot;', &quot;;[.G225];&quot;);&quot;)" office:value-type="string" office:string-value="INSERT INTO modele (lib_modele, id_marque_modele) VALUES ('C3 II', 10);" calcext:value-type="string">
            <text:p>INSERT INTO modele (lib_modele, id_marque_modele) VALUES ('C3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6];&quot; &quot;;[.D226];[.E226];[.F226])" office:value-type="string" office:string-value="C3 PICASSO" calcext:value-type="string">
            <text:p>C3 PICASSO</text:p>
          </table:table-cell>
          <table:table-cell table:formula="of:=TRIM([.H226])" office:value-type="string" office:string-value="C3 PICASSO" calcext:value-type="string">
            <text:p>C3 PICASSO</text:p>
          </table:table-cell>
          <table:table-cell table:formula="of:=CONCATENATE(&quot;INSERT INTO modele (lib_modele, id_marque_modele) VALUES ('&quot;;[.I226];&quot;', &quot;;[.G226];&quot;);&quot;)" office:value-type="string" office:string-value="INSERT INTO modele (lib_modele, id_marque_modele) VALUES ('C3 PICASSO', 10);" calcext:value-type="string">
            <text:p>INSERT INTO modele (lib_modele, id_marque_modele) VALUES ('C3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LURIE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7];&quot; &quot;;[.D227];[.E227];[.F227])" office:value-type="string" office:string-value="C3 PLURIEL" calcext:value-type="string">
            <text:p>C3 PLURIEL</text:p>
          </table:table-cell>
          <table:table-cell table:formula="of:=TRIM([.H227])" office:value-type="string" office:string-value="C3 PLURIEL" calcext:value-type="string">
            <text:p>C3 PLURIEL</text:p>
          </table:table-cell>
          <table:table-cell table:formula="of:=CONCATENATE(&quot;INSERT INTO modele (lib_modele, id_marque_modele) VALUES ('&quot;;[.I227];&quot;', &quot;;[.G227];&quot;);&quot;)" office:value-type="string" office:string-value="INSERT INTO modele (lib_modele, id_marque_modele) VALUES ('C3 PLURIEL', 10);" calcext:value-type="string">
            <text:p>INSERT INTO modele (lib_modele, id_marque_modele) VALUES ('C3 PLURIEL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8];&quot; &quot;;[.D228];[.E228];[.F228])" office:value-type="string" office:string-value="C35 " calcext:value-type="string">
            <text:p>C35 </text:p>
          </table:table-cell>
          <table:table-cell table:formula="of:=TRIM([.H228])" office:value-type="string" office:string-value="C35" calcext:value-type="string">
            <text:p>C35</text:p>
          </table:table-cell>
          <table:table-cell table:formula="of:=CONCATENATE(&quot;INSERT INTO modele (lib_modele, id_marque_modele) VALUES ('&quot;;[.I228];&quot;', &quot;;[.G228];&quot;);&quot;)" office:value-type="string" office:string-value="INSERT INTO modele (lib_modele, id_marque_modele) VALUES ('C35', 10);" calcext:value-type="string">
            <text:p>INSERT INTO modele (lib_modele, id_marque_modele) VALUES ('C3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9];&quot; &quot;;[.D229];[.E229];[.F229])" office:value-type="string" office:string-value="C4 " calcext:value-type="string">
            <text:p>C4 </text:p>
          </table:table-cell>
          <table:table-cell table:formula="of:=TRIM([.H229])" office:value-type="string" office:string-value="C4" calcext:value-type="string">
            <text:p>C4</text:p>
          </table:table-cell>
          <table:table-cell table:formula="of:=CONCATENATE(&quot;INSERT INTO modele (lib_modele, id_marque_modele) VALUES ('&quot;;[.I229];&quot;', &quot;;[.G229];&quot;);&quot;)" office:value-type="string" office:string-value="INSERT INTO modele (lib_modele, id_marque_modele) VALUES ('C4', 10);" calcext:value-type="string">
            <text:p>INSERT INTO modele (lib_modele, id_marque_modele) VALUES ('C4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IRCROS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0];&quot; &quot;;[.D230];[.E230];[.F230])" office:value-type="string" office:string-value="C4 AIRCROSS" calcext:value-type="string">
            <text:p>C4 AIRCROSS</text:p>
          </table:table-cell>
          <table:table-cell table:formula="of:=TRIM([.H230])" office:value-type="string" office:string-value="C4 AIRCROSS" calcext:value-type="string">
            <text:p>C4 AIRCROSS</text:p>
          </table:table-cell>
          <table:table-cell table:formula="of:=CONCATENATE(&quot;INSERT INTO modele (lib_modele, id_marque_modele) VALUES ('&quot;;[.I230];&quot;', &quot;;[.G230];&quot;);&quot;)" office:value-type="string" office:string-value="INSERT INTO modele (lib_modele, id_marque_modele) VALUES ('C4 AIRCROSS', 10);" calcext:value-type="string">
            <text:p>INSERT INTO modele (lib_modele, id_marque_modele) VALUES ('C4 AIRCROS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CT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1];&quot; &quot;;[.D231];[.E231];[.F231])" office:value-type="string" office:string-value="C4 CACTUS" calcext:value-type="string">
            <text:p>C4 CACTUS</text:p>
          </table:table-cell>
          <table:table-cell table:formula="of:=TRIM([.H231])" office:value-type="string" office:string-value="C4 CACTUS" calcext:value-type="string">
            <text:p>C4 CACTUS</text:p>
          </table:table-cell>
          <table:table-cell table:formula="of:=CONCATENATE(&quot;INSERT INTO modele (lib_modele, id_marque_modele) VALUES ('&quot;;[.I231];&quot;', &quot;;[.G231];&quot;);&quot;)" office:value-type="string" office:string-value="INSERT INTO modele (lib_modele, id_marque_modele) VALUES ('C4 CACTUS', 10);" calcext:value-type="string">
            <text:p>INSERT INTO modele (lib_modele, id_marque_modele) VALUES ('C4 CACTU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2];&quot; &quot;;[.D232];[.E232];[.F232])" office:value-type="string" office:string-value="C4 ENTREPRISE" calcext:value-type="string">
            <text:p>C4 ENTREPRISE</text:p>
          </table:table-cell>
          <table:table-cell table:formula="of:=TRIM([.H232])" office:value-type="string" office:string-value="C4 ENTREPRISE" calcext:value-type="string">
            <text:p>C4 ENTREPRISE</text:p>
          </table:table-cell>
          <table:table-cell table:formula="of:=CONCATENATE(&quot;INSERT INTO modele (lib_modele, id_marque_modele) VALUES ('&quot;;[.I232];&quot;', &quot;;[.G232];&quot;);&quot;)" office:value-type="string" office:string-value="INSERT INTO modele (lib_modele, id_marque_modele) VALUES ('C4 ENTREPRISE', 10);" calcext:value-type="string">
            <text:p>INSERT INTO modele (lib_modele, id_marque_modele) VALUES ('C4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3];&quot; &quot;;[.D233];[.E233];[.F233])" office:value-type="string" office:string-value="C4 II" calcext:value-type="string">
            <text:p>C4 II</text:p>
          </table:table-cell>
          <table:table-cell table:formula="of:=TRIM([.H233])" office:value-type="string" office:string-value="C4 II" calcext:value-type="string">
            <text:p>C4 II</text:p>
          </table:table-cell>
          <table:table-cell table:formula="of:=CONCATENATE(&quot;INSERT INTO modele (lib_modele, id_marque_modele) VALUES ('&quot;;[.I233];&quot;', &quot;;[.G233];&quot;);&quot;)" office:value-type="string" office:string-value="INSERT INTO modele (lib_modele, id_marque_modele) VALUES ('C4 II', 10);" calcext:value-type="string">
            <text:p>INSERT INTO modele (lib_modele, id_marque_modele) VALUES ('C4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4];&quot; &quot;;[.D234];[.E234];[.F234])" office:value-type="string" office:string-value="C4 PICASSO" calcext:value-type="string">
            <text:p>C4 PICASSO</text:p>
          </table:table-cell>
          <table:table-cell table:formula="of:=TRIM([.H234])" office:value-type="string" office:string-value="C4 PICASSO" calcext:value-type="string">
            <text:p>C4 PICASSO</text:p>
          </table:table-cell>
          <table:table-cell table:formula="of:=CONCATENATE(&quot;INSERT INTO modele (lib_modele, id_marque_modele) VALUES ('&quot;;[.I234];&quot;', &quot;;[.G234];&quot;);&quot;)" office:value-type="string" office:string-value="INSERT INTO modele (lib_modele, id_marque_modele) VALUES ('C4 PICASSO', 10);" calcext:value-type="string">
            <text:p>INSERT INTO modele (lib_modele, id_marque_modele) VALUES ('C4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ICASSO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C235];&quot; &quot;;[.D235];[.E235];[.F235])" office:value-type="string" office:string-value="C4 PICASSOII" calcext:value-type="string">
            <text:p>C4 PICASSOII</text:p>
          </table:table-cell>
          <table:table-cell table:formula="of:=TRIM([.H235])" office:value-type="string" office:string-value="C4 PICASSOII" calcext:value-type="string">
            <text:p>C4 PICASSOII</text:p>
          </table:table-cell>
          <table:table-cell table:formula="of:=CONCATENATE(&quot;INSERT INTO modele (lib_modele, id_marque_modele) VALUES ('&quot;;[.I235];&quot;', &quot;;[.G235];&quot;);&quot;)" office:value-type="string" office:string-value="INSERT INTO modele (lib_modele, id_marque_modele) VALUES ('C4 PICASSOII', 10);" calcext:value-type="string">
            <text:p>INSERT INTO modele (lib_modele, id_marque_modele) VALUES ('C4 PICASSO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36];&quot; &quot;;[.D236];[.E236];[.F236])" office:value-type="string" office:string-value="C5 " calcext:value-type="string">
            <text:p>C5 </text:p>
          </table:table-cell>
          <table:table-cell table:formula="of:=TRIM([.H236])" office:value-type="string" office:string-value="C5" calcext:value-type="string">
            <text:p>C5</text:p>
          </table:table-cell>
          <table:table-cell table:formula="of:=CONCATENATE(&quot;INSERT INTO modele (lib_modele, id_marque_modele) VALUES ('&quot;;[.I236];&quot;', &quot;;[.G236];&quot;);&quot;)" office:value-type="string" office:string-value="INSERT INTO modele (lib_modele, id_marque_modele) VALUES ('C5', 10);" calcext:value-type="string">
            <text:p>INSERT INTO modele (lib_modele, id_marque_modele) VALUES ('C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7];&quot; &quot;;[.D237];[.E237];[.F237])" office:value-type="string" office:string-value="C5 II" calcext:value-type="string">
            <text:p>C5 II</text:p>
          </table:table-cell>
          <table:table-cell table:formula="of:=TRIM([.H237])" office:value-type="string" office:string-value="C5 II" calcext:value-type="string">
            <text:p>C5 II</text:p>
          </table:table-cell>
          <table:table-cell table:formula="of:=CONCATENATE(&quot;INSERT INTO modele (lib_modele, id_marque_modele) VALUES ('&quot;;[.I237];&quot;', &quot;;[.G237];&quot;);&quot;)" office:value-type="string" office:string-value="INSERT INTO modele (lib_modele, id_marque_modele) VALUES ('C5 II', 10);" calcext:value-type="string">
            <text:p>INSERT INTO modele (lib_modele, id_marque_modele) VALUES ('C5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URE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C238];&quot; &quot;;[.D238];[.E238];[.F238])" office:value-type="string" office:string-value="C5 IITOURER" calcext:value-type="string">
            <text:p>C5 IITOURER</text:p>
          </table:table-cell>
          <table:table-cell table:formula="of:=TRIM([.H238])" office:value-type="string" office:string-value="C5 IITOURER" calcext:value-type="string">
            <text:p>C5 IITOURER</text:p>
          </table:table-cell>
          <table:table-cell table:formula="of:=CONCATENATE(&quot;INSERT INTO modele (lib_modele, id_marque_modele) VALUES ('&quot;;[.I238];&quot;', &quot;;[.G238];&quot;);&quot;)" office:value-type="string" office:string-value="INSERT INTO modele (lib_modele, id_marque_modele) VALUES ('C5 IITOURER', 10);" calcext:value-type="string">
            <text:p>INSERT INTO modele (lib_modele, id_marque_modele) VALUES ('C5 II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OUR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9];&quot; &quot;;[.D239];[.E239];[.F239])" office:value-type="string" office:string-value="C5 TOURER" calcext:value-type="string">
            <text:p>C5 TOURER</text:p>
          </table:table-cell>
          <table:table-cell table:formula="of:=TRIM([.H239])" office:value-type="string" office:string-value="C5 TOURER" calcext:value-type="string">
            <text:p>C5 TOURER</text:p>
          </table:table-cell>
          <table:table-cell table:formula="of:=CONCATENATE(&quot;INSERT INTO modele (lib_modele, id_marque_modele) VALUES ('&quot;;[.I239];&quot;', &quot;;[.G239];&quot;);&quot;)" office:value-type="string" office:string-value="INSERT INTO modele (lib_modele, id_marque_modele) VALUES ('C5 TOURER', 10);" calcext:value-type="string">
            <text:p>INSERT INTO modele (lib_modele, id_marque_modele) VALUES ('C5 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0];&quot; &quot;;[.D240];[.E240];[.F240])" office:value-type="string" office:string-value="C6 " calcext:value-type="string">
            <text:p>C6 </text:p>
          </table:table-cell>
          <table:table-cell table:formula="of:=TRIM([.H240])" office:value-type="string" office:string-value="C6" calcext:value-type="string">
            <text:p>C6</text:p>
          </table:table-cell>
          <table:table-cell table:formula="of:=CONCATENATE(&quot;INSERT INTO modele (lib_modele, id_marque_modele) VALUES ('&quot;;[.I240];&quot;', &quot;;[.G240];&quot;);&quot;)" office:value-type="string" office:string-value="INSERT INTO modele (lib_modele, id_marque_modele) VALUES ('C6', 10);" calcext:value-type="string">
            <text:p>INSERT INTO modele (lib_modele, id_marque_modele) VALUES ('C6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1];&quot; &quot;;[.D241];[.E241];[.F241])" office:value-type="string" office:string-value="C8 " calcext:value-type="string">
            <text:p>C8 </text:p>
          </table:table-cell>
          <table:table-cell table:formula="of:=TRIM([.H241])" office:value-type="string" office:string-value="C8" calcext:value-type="string">
            <text:p>C8</text:p>
          </table:table-cell>
          <table:table-cell table:formula="of:=CONCATENATE(&quot;INSERT INTO modele (lib_modele, id_marque_modele) VALUES ('&quot;;[.I241];&quot;', &quot;;[.G241];&quot;);&quot;)" office:value-type="string" office:string-value="INSERT INTO modele (lib_modele, id_marque_modele) VALUES ('C8', 10);" calcext:value-type="string">
            <text:p>INSERT INTO modele (lib_modele, id_marque_modele) VALUES ('C8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2];&quot; &quot;;[.D242];[.E242];[.F242])" office:value-type="string" office:string-value="CX " calcext:value-type="string">
            <text:p>CX </text:p>
          </table:table-cell>
          <table:table-cell table:formula="of:=TRIM([.H242])" office:value-type="string" office:string-value="CX" calcext:value-type="string">
            <text:p>CX</text:p>
          </table:table-cell>
          <table:table-cell table:formula="of:=CONCATENATE(&quot;INSERT INTO modele (lib_modele, id_marque_modele) VALUES ('&quot;;[.I242];&quot;', &quot;;[.G242];&quot;);&quot;)" office:value-type="string" office:string-value="INSERT INTO modele (lib_modele, id_marque_modele) VALUES ('CX', 10);" calcext:value-type="string">
            <text:p>INSERT INTO modele (lib_modele, id_marque_modele) VALUES ('C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-ZER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3];&quot; &quot;;[.D243];[.E243];[.F243])" office:value-type="string" office:string-value="C-ZERO " calcext:value-type="string">
            <text:p>C-ZERO </text:p>
          </table:table-cell>
          <table:table-cell table:formula="of:=TRIM([.H243])" office:value-type="string" office:string-value="C-ZERO" calcext:value-type="string">
            <text:p>C-ZERO</text:p>
          </table:table-cell>
          <table:table-cell table:formula="of:=CONCATENATE(&quot;INSERT INTO modele (lib_modele, id_marque_modele) VALUES ('&quot;;[.I243];&quot;', &quot;;[.G243];&quot;);&quot;)" office:value-type="string" office:string-value="INSERT INTO modele (lib_modele, id_marque_modele) VALUES ('C-ZERO', 10);" calcext:value-type="string">
            <text:p>INSERT INTO modele (lib_modele, id_marque_modele) VALUES ('C-ZER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ANGEL</text:p>
          </table:table-cell>
          <table:table-cell office:value-type="string" calcext:value-type="string">
            <text:p>C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44];&quot; &quot;;[.D244];[.E244];[.F244])" office:value-type="string" office:string-value="DANGEL C15" calcext:value-type="string">
            <text:p>DANGEL C15</text:p>
          </table:table-cell>
          <table:table-cell table:formula="of:=TRIM([.H244])" office:value-type="string" office:string-value="DANGEL C15" calcext:value-type="string">
            <text:p>DANGEL C15</text:p>
          </table:table-cell>
          <table:table-cell table:formula="of:=CONCATENATE(&quot;INSERT INTO modele (lib_modele, id_marque_modele) VALUES ('&quot;;[.I244];&quot;', &quot;;[.G244];&quot;);&quot;)" office:value-type="string" office:string-value="INSERT INTO modele (lib_modele, id_marque_modele) VALUES ('DANGEL C15', 10);" calcext:value-type="string">
            <text:p>INSERT INTO modele (lib_modele, id_marque_modele) VALUES ('DANGEL C1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ANGEL</text:p>
          </table:table-cell>
          <table:table-cell office:value-type="string" calcext:value-type="string">
            <text:p>C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45];&quot; &quot;;[.D245];[.E245];[.F245])" office:value-type="string" office:string-value="DANGEL C25" calcext:value-type="string">
            <text:p>DANGEL C25</text:p>
          </table:table-cell>
          <table:table-cell table:formula="of:=TRIM([.H245])" office:value-type="string" office:string-value="DANGEL C25" calcext:value-type="string">
            <text:p>DANGEL C25</text:p>
          </table:table-cell>
          <table:table-cell table:formula="of:=CONCATENATE(&quot;INSERT INTO modele (lib_modele, id_marque_modele) VALUES ('&quot;;[.I245];&quot;', &quot;;[.G245];&quot;);&quot;)" office:value-type="string" office:string-value="INSERT INTO modele (lib_modele, id_marque_modele) VALUES ('DANGEL C25', 10);" calcext:value-type="string">
            <text:p>INSERT INTO modele (lib_modele, id_marque_modele) VALUES ('DANGEL C2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6];&quot; &quot;;[.D246];[.E246];[.F246])" office:value-type="string" office:string-value="DS " calcext:value-type="string">
            <text:p>DS </text:p>
          </table:table-cell>
          <table:table-cell table:formula="of:=TRIM([.H246])" office:value-type="string" office:string-value="DS" calcext:value-type="string">
            <text:p>DS</text:p>
          </table:table-cell>
          <table:table-cell table:formula="of:=CONCATENATE(&quot;INSERT INTO modele (lib_modele, id_marque_modele) VALUES ('&quot;;[.I246];&quot;', &quot;;[.G246];&quot;);&quot;)" office:value-type="string" office:string-value="INSERT INTO modele (lib_modele, id_marque_modele) VALUES ('DS', 10);" calcext:value-type="string">
            <text:p>INSERT INTO modele (lib_modele, id_marque_modele) VALUES ('D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7];&quot; &quot;;[.D247];[.E247];[.F247])" office:value-type="string" office:string-value="DS3 " calcext:value-type="string">
            <text:p>DS3 </text:p>
          </table:table-cell>
          <table:table-cell table:formula="of:=TRIM([.H247])" office:value-type="string" office:string-value="DS3" calcext:value-type="string">
            <text:p>DS3</text:p>
          </table:table-cell>
          <table:table-cell table:formula="of:=CONCATENATE(&quot;INSERT INTO modele (lib_modele, id_marque_modele) VALUES ('&quot;;[.I247];&quot;', &quot;;[.G247];&quot;);&quot;)" office:value-type="string" office:string-value="INSERT INTO modele (lib_modele, id_marque_modele) VALUES ('DS3', 10);" calcext:value-type="string">
            <text:p>INSERT INTO modele (lib_modele, id_marque_modele) VALUES ('DS3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8];&quot; &quot;;[.D248];[.E248];[.F248])" office:value-type="string" office:string-value="DS4 " calcext:value-type="string">
            <text:p>DS4 </text:p>
          </table:table-cell>
          <table:table-cell table:formula="of:=TRIM([.H248])" office:value-type="string" office:string-value="DS4" calcext:value-type="string">
            <text:p>DS4</text:p>
          </table:table-cell>
          <table:table-cell table:formula="of:=CONCATENATE(&quot;INSERT INTO modele (lib_modele, id_marque_modele) VALUES ('&quot;;[.I248];&quot;', &quot;;[.G248];&quot;);&quot;)" office:value-type="string" office:string-value="INSERT INTO modele (lib_modele, id_marque_modele) VALUES ('DS4', 10);" calcext:value-type="string">
            <text:p>INSERT INTO modele (lib_modele, id_marque_modele) VALUES ('DS4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9];&quot; &quot;;[.D249];[.E249];[.F249])" office:value-type="string" office:string-value="DS5 " calcext:value-type="string">
            <text:p>DS5 </text:p>
          </table:table-cell>
          <table:table-cell table:formula="of:=TRIM([.H249])" office:value-type="string" office:string-value="DS5" calcext:value-type="string">
            <text:p>DS5</text:p>
          </table:table-cell>
          <table:table-cell table:formula="of:=CONCATENATE(&quot;INSERT INTO modele (lib_modele, id_marque_modele) VALUES ('&quot;;[.I249];&quot;', &quot;;[.G249];&quot;);&quot;)" office:value-type="string" office:string-value="INSERT INTO modele (lib_modele, id_marque_modele) VALUES ('DS5', 10);" calcext:value-type="string">
            <text:p>INSERT INTO modele (lib_modele, id_marque_modele) VALUES ('DS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YA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0];&quot; &quot;;[.D250];[.E250];[.F250])" office:value-type="string" office:string-value="DYANE " calcext:value-type="string">
            <text:p>DYANE </text:p>
          </table:table-cell>
          <table:table-cell table:formula="of:=TRIM([.H250])" office:value-type="string" office:string-value="DYANE" calcext:value-type="string">
            <text:p>DYANE</text:p>
          </table:table-cell>
          <table:table-cell table:formula="of:=CONCATENATE(&quot;INSERT INTO modele (lib_modele, id_marque_modele) VALUES ('&quot;;[.I250];&quot;', &quot;;[.G250];&quot;);&quot;)" office:value-type="string" office:string-value="INSERT INTO modele (lib_modele, id_marque_modele) VALUES ('DYANE', 10);" calcext:value-type="string">
            <text:p>INSERT INTO modele (lib_modele, id_marque_modele) VALUES ('DYAN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EVASI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1];&quot; &quot;;[.D251];[.E251];[.F251])" office:value-type="string" office:string-value="EVASION " calcext:value-type="string">
            <text:p>EVASION </text:p>
          </table:table-cell>
          <table:table-cell table:formula="of:=TRIM([.H251])" office:value-type="string" office:string-value="EVASION" calcext:value-type="string">
            <text:p>EVASION</text:p>
          </table:table-cell>
          <table:table-cell table:formula="of:=CONCATENATE(&quot;INSERT INTO modele (lib_modele, id_marque_modele) VALUES ('&quot;;[.I251];&quot;', &quot;;[.G251];&quot;);&quot;)" office:value-type="string" office:string-value="INSERT INTO modele (lib_modele, id_marque_modele) VALUES ('EVASION', 10);" calcext:value-type="string">
            <text:p>INSERT INTO modele (lib_modele, id_marque_modele) VALUES ('EVASIO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VS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52];&quot; &quot;;[.D252];[.E252];[.F252])" office:value-type="string" office:string-value="EVASION VSX" calcext:value-type="string">
            <text:p>EVASION VSX</text:p>
          </table:table-cell>
          <table:table-cell table:formula="of:=TRIM([.H252])" office:value-type="string" office:string-value="EVASION VSX" calcext:value-type="string">
            <text:p>EVASION VSX</text:p>
          </table:table-cell>
          <table:table-cell table:formula="of:=CONCATENATE(&quot;INSERT INTO modele (lib_modele, id_marque_modele) VALUES ('&quot;;[.I252];&quot;', &quot;;[.G252];&quot;);&quot;)" office:value-type="string" office:string-value="INSERT INTO modele (lib_modele, id_marque_modele) VALUES ('EVASION VSX', 10);" calcext:value-type="string">
            <text:p>INSERT INTO modele (lib_modele, id_marque_modele) VALUES ('EVASION VS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3];&quot; &quot;;[.D253];[.E253];[.F253])" office:value-type="string" office:string-value="GS " calcext:value-type="string">
            <text:p>GS </text:p>
          </table:table-cell>
          <table:table-cell table:formula="of:=TRIM([.H253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253];&quot;', &quot;;[.G253];&quot;);&quot;)" office:value-type="string" office:string-value="INSERT INTO modele (lib_modele, id_marque_modele) VALUES ('GS', 10);" calcext:value-type="string">
            <text:p>INSERT INTO modele (lib_modele, id_marque_modele) VALUES ('G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GS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4];&quot; &quot;;[.D254];[.E254];[.F254])" office:value-type="string" office:string-value="GSA " calcext:value-type="string">
            <text:p>GSA </text:p>
          </table:table-cell>
          <table:table-cell table:formula="of:=TRIM([.H254])" office:value-type="string" office:string-value="GSA" calcext:value-type="string">
            <text:p>GSA</text:p>
          </table:table-cell>
          <table:table-cell table:formula="of:=CONCATENATE(&quot;INSERT INTO modele (lib_modele, id_marque_modele) VALUES ('&quot;;[.I254];&quot;', &quot;;[.G254];&quot;);&quot;)" office:value-type="string" office:string-value="INSERT INTO modele (lib_modele, id_marque_modele) VALUES ('GSA', 10);" calcext:value-type="string">
            <text:p>INSERT INTO modele (lib_modele, id_marque_modele) VALUES ('GS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H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5];&quot; &quot;;[.D255];[.E255];[.F255])" office:value-type="string" office:string-value="HY " calcext:value-type="string">
            <text:p>HY </text:p>
          </table:table-cell>
          <table:table-cell table:formula="of:=TRIM([.H255])" office:value-type="string" office:string-value="HY" calcext:value-type="string">
            <text:p>HY</text:p>
          </table:table-cell>
          <table:table-cell table:formula="of:=CONCATENATE(&quot;INSERT INTO modele (lib_modele, id_marque_modele) VALUES ('&quot;;[.I255];&quot;', &quot;;[.G255];&quot;);&quot;)" office:value-type="string" office:string-value="INSERT INTO modele (lib_modele, id_marque_modele) VALUES ('HY', 10);" calcext:value-type="string">
            <text:p>INSERT INTO modele (lib_modele, id_marque_modele) VALUES ('HY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6];&quot; &quot;;[.D256];[.E256];[.F256])" office:value-type="string" office:string-value="ID " calcext:value-type="string">
            <text:p>ID </text:p>
          </table:table-cell>
          <table:table-cell table:formula="of:=TRIM([.H256])" office:value-type="string" office:string-value="ID" calcext:value-type="string">
            <text:p>ID</text:p>
          </table:table-cell>
          <table:table-cell table:formula="of:=CONCATENATE(&quot;INSERT INTO modele (lib_modele, id_marque_modele) VALUES ('&quot;;[.I256];&quot;', &quot;;[.G256];&quot;);&quot;)" office:value-type="string" office:string-value="INSERT INTO modele (lib_modele, id_marque_modele) VALUES ('ID', 10);" calcext:value-type="string">
            <text:p>INSERT INTO modele (lib_modele, id_marque_modele) VALUES ('ID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7];&quot; &quot;;[.D257];[.E257];[.F257])" office:value-type="string" office:string-value="JUMPER " calcext:value-type="string">
            <text:p>JUMPER </text:p>
          </table:table-cell>
          <table:table-cell table:formula="of:=TRIM([.H257])" office:value-type="string" office:string-value="JUMPER" calcext:value-type="string">
            <text:p>JUMPER</text:p>
          </table:table-cell>
          <table:table-cell table:formula="of:=CONCATENATE(&quot;INSERT INTO modele (lib_modele, id_marque_modele) VALUES ('&quot;;[.I257];&quot;', &quot;;[.G257];&quot;);&quot;)" office:value-type="string" office:string-value="INSERT INTO modele (lib_modele, id_marque_modele) VALUES ('JUMPER', 10);" calcext:value-type="string">
            <text:p>INSERT INTO modele (lib_modele, id_marque_modele) VALUES ('JUMP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JUMP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8];&quot; &quot;;[.D258];[.E258];[.F258])" office:value-type="string" office:string-value="JUMPY " calcext:value-type="string">
            <text:p>JUMPY </text:p>
          </table:table-cell>
          <table:table-cell table:formula="of:=TRIM([.H258])" office:value-type="string" office:string-value="JUMPY" calcext:value-type="string">
            <text:p>JUMPY</text:p>
          </table:table-cell>
          <table:table-cell table:formula="of:=CONCATENATE(&quot;INSERT INTO modele (lib_modele, id_marque_modele) VALUES ('&quot;;[.I258];&quot;', &quot;;[.G258];&quot;);&quot;)" office:value-type="string" office:string-value="INSERT INTO modele (lib_modele, id_marque_modele) VALUES ('JUMPY', 10);" calcext:value-type="string">
            <text:p>INSERT INTO modele (lib_modele, id_marque_modele) VALUES ('JUMPY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KAT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9];&quot; &quot;;[.D259];[.E259];[.F259])" office:value-type="string" office:string-value="KATAR " calcext:value-type="string">
            <text:p>KATAR </text:p>
          </table:table-cell>
          <table:table-cell table:formula="of:=TRIM([.H259])" office:value-type="string" office:string-value="KATAR" calcext:value-type="string">
            <text:p>KATAR</text:p>
          </table:table-cell>
          <table:table-cell table:formula="of:=CONCATENATE(&quot;INSERT INTO modele (lib_modele, id_marque_modele) VALUES ('&quot;;[.I259];&quot;', &quot;;[.G259];&quot;);&quot;)" office:value-type="string" office:string-value="INSERT INTO modele (lib_modele, id_marque_modele) VALUES ('KATAR', 10);" calcext:value-type="string">
            <text:p>INSERT INTO modele (lib_modele, id_marque_modele) VALUES ('KATA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L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0];&quot; &quot;;[.D260];[.E260];[.F260])" office:value-type="string" office:string-value="LN " calcext:value-type="string">
            <text:p>LN </text:p>
          </table:table-cell>
          <table:table-cell table:formula="of:=TRIM([.H260])" office:value-type="string" office:string-value="LN" calcext:value-type="string">
            <text:p>LN</text:p>
          </table:table-cell>
          <table:table-cell table:formula="of:=CONCATENATE(&quot;INSERT INTO modele (lib_modele, id_marque_modele) VALUES ('&quot;;[.I260];&quot;', &quot;;[.G260];&quot;);&quot;)" office:value-type="string" office:string-value="INSERT INTO modele (lib_modele, id_marque_modele) VALUES ('LN', 10);" calcext:value-type="string">
            <text:p>INSERT INTO modele (lib_modele, id_marque_modele) VALUES ('L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L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1];&quot; &quot;;[.D261];[.E261];[.F261])" office:value-type="string" office:string-value="LNA " calcext:value-type="string">
            <text:p>LNA </text:p>
          </table:table-cell>
          <table:table-cell table:formula="of:=TRIM([.H261])" office:value-type="string" office:string-value="LNA" calcext:value-type="string">
            <text:p>LNA</text:p>
          </table:table-cell>
          <table:table-cell table:formula="of:=CONCATENATE(&quot;INSERT INTO modele (lib_modele, id_marque_modele) VALUES ('&quot;;[.I261];&quot;', &quot;;[.G261];&quot;);&quot;)" office:value-type="string" office:string-value="INSERT INTO modele (lib_modele, id_marque_modele) VALUES ('LNA', 10);" calcext:value-type="string">
            <text:p>INSERT INTO modele (lib_modele, id_marque_modele) VALUES ('LN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MEHAR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2];&quot; &quot;;[.D262];[.E262];[.F262])" office:value-type="string" office:string-value="MEHARI " calcext:value-type="string">
            <text:p>MEHARI </text:p>
          </table:table-cell>
          <table:table-cell table:formula="of:=TRIM([.H262])" office:value-type="string" office:string-value="MEHARI" calcext:value-type="string">
            <text:p>MEHARI</text:p>
          </table:table-cell>
          <table:table-cell table:formula="of:=CONCATENATE(&quot;INSERT INTO modele (lib_modele, id_marque_modele) VALUES ('&quot;;[.I262];&quot;', &quot;;[.G262];&quot;);&quot;)" office:value-type="string" office:string-value="INSERT INTO modele (lib_modele, id_marque_modele) VALUES ('MEHARI', 10);" calcext:value-type="string">
            <text:p>INSERT INTO modele (lib_modele, id_marque_modele) VALUES ('MEHAR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NEM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3];&quot; &quot;;[.D263];[.E263];[.F263])" office:value-type="string" office:string-value="NEMO " calcext:value-type="string">
            <text:p>NEMO </text:p>
          </table:table-cell>
          <table:table-cell table:formula="of:=TRIM([.H263])" office:value-type="string" office:string-value="NEMO" calcext:value-type="string">
            <text:p>NEMO</text:p>
          </table:table-cell>
          <table:table-cell table:formula="of:=CONCATENATE(&quot;INSERT INTO modele (lib_modele, id_marque_modele) VALUES ('&quot;;[.I263];&quot;', &quot;;[.G263];&quot;);&quot;)" office:value-type="string" office:string-value="INSERT INTO modele (lib_modele, id_marque_modele) VALUES ('NEMO', 10);" calcext:value-type="string">
            <text:p>INSERT INTO modele (lib_modele, id_marque_modele) VALUES ('NEM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64];&quot; &quot;;[.D264];[.E264];[.F264])" office:value-type="string" office:string-value="NEMO COMBI" calcext:value-type="string">
            <text:p>NEMO COMBI</text:p>
          </table:table-cell>
          <table:table-cell table:formula="of:=TRIM([.H264])" office:value-type="string" office:string-value="NEMO COMBI" calcext:value-type="string">
            <text:p>NEMO COMBI</text:p>
          </table:table-cell>
          <table:table-cell table:formula="of:=CONCATENATE(&quot;INSERT INTO modele (lib_modele, id_marque_modele) VALUES ('&quot;;[.I264];&quot;', &quot;;[.G264];&quot;);&quot;)" office:value-type="string" office:string-value="INSERT INTO modele (lib_modele, id_marque_modele) VALUES ('NEMO COMBI', 10);" calcext:value-type="string">
            <text:p>INSERT INTO modele (lib_modele, id_marque_modele) VALUES ('NEMO COMB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ROSAL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5];&quot; &quot;;[.D265];[.E265];[.F265])" office:value-type="string" office:string-value="ROSALIE " calcext:value-type="string">
            <text:p>ROSALIE </text:p>
          </table:table-cell>
          <table:table-cell table:formula="of:=TRIM([.H265])" office:value-type="string" office:string-value="ROSALIE" calcext:value-type="string">
            <text:p>ROSALIE</text:p>
          </table:table-cell>
          <table:table-cell table:formula="of:=CONCATENATE(&quot;INSERT INTO modele (lib_modele, id_marque_modele) VALUES ('&quot;;[.I265];&quot;', &quot;;[.G265];&quot;);&quot;)" office:value-type="string" office:string-value="INSERT INTO modele (lib_modele, id_marque_modele) VALUES ('ROSALIE', 10);" calcext:value-type="string">
            <text:p>INSERT INTO modele (lib_modele, id_marque_modele) VALUES ('ROSALI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AX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6];&quot; &quot;;[.D266];[.E266];[.F266])" office:value-type="string" office:string-value="SAXO " calcext:value-type="string">
            <text:p>SAXO </text:p>
          </table:table-cell>
          <table:table-cell table:formula="of:=TRIM([.H266])" office:value-type="string" office:string-value="SAXO" calcext:value-type="string">
            <text:p>SAXO</text:p>
          </table:table-cell>
          <table:table-cell table:formula="of:=CONCATENATE(&quot;INSERT INTO modele (lib_modele, id_marque_modele) VALUES ('&quot;;[.I266];&quot;', &quot;;[.G266];&quot;);&quot;)" office:value-type="string" office:string-value="INSERT INTO modele (lib_modele, id_marque_modele) VALUES ('SAXO', 10);" calcext:value-type="string">
            <text:p>INSERT INTO modele (lib_modele, id_marque_modele) VALUES ('SAX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7];&quot; &quot;;[.D267];[.E267];[.F267])" office:value-type="string" office:string-value="SM " calcext:value-type="string">
            <text:p>SM </text:p>
          </table:table-cell>
          <table:table-cell table:formula="of:=TRIM([.H267])" office:value-type="string" office:string-value="SM" calcext:value-type="string">
            <text:p>SM</text:p>
          </table:table-cell>
          <table:table-cell table:formula="of:=CONCATENATE(&quot;INSERT INTO modele (lib_modele, id_marque_modele) VALUES ('&quot;;[.I267];&quot;', &quot;;[.G267];&quot;);&quot;)" office:value-type="string" office:string-value="INSERT INTO modele (lib_modele, id_marque_modele) VALUES ('SM', 10);" calcext:value-type="string">
            <text:p>INSERT INTO modele (lib_modele, id_marque_modele) VALUES ('SM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PACETOUR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8];&quot; &quot;;[.D268];[.E268];[.F268])" office:value-type="string" office:string-value="SPACETOURER " calcext:value-type="string">
            <text:p>SPACETOURER </text:p>
          </table:table-cell>
          <table:table-cell table:formula="of:=TRIM([.H268])" office:value-type="string" office:string-value="SPACETOURER" calcext:value-type="string">
            <text:p>SPACETOURER</text:p>
          </table:table-cell>
          <table:table-cell table:formula="of:=CONCATENATE(&quot;INSERT INTO modele (lib_modele, id_marque_modele) VALUES ('&quot;;[.I268];&quot;', &quot;;[.G268];&quot;);&quot;)" office:value-type="string" office:string-value="INSERT INTO modele (lib_modele, id_marque_modele) VALUES ('SPACETOURER', 10);" calcext:value-type="string">
            <text:p>INSERT INTO modele (lib_modele, id_marque_modele) VALUES ('SPACE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TRACTI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9];&quot; &quot;;[.D269];[.E269];[.F269])" office:value-type="string" office:string-value="TRACTION " calcext:value-type="string">
            <text:p>TRACTION </text:p>
          </table:table-cell>
          <table:table-cell table:formula="of:=TRIM([.H269])" office:value-type="string" office:string-value="TRACTION" calcext:value-type="string">
            <text:p>TRACTION</text:p>
          </table:table-cell>
          <table:table-cell table:formula="of:=CONCATENATE(&quot;INSERT INTO modele (lib_modele, id_marque_modele) VALUES ('&quot;;[.I269];&quot;', &quot;;[.G269];&quot;);&quot;)" office:value-type="string" office:string-value="INSERT INTO modele (lib_modele, id_marque_modele) VALUES ('TRACTION', 10);" calcext:value-type="string">
            <text:p>INSERT INTO modele (lib_modele, id_marque_modele) VALUES ('TRACTIO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VIS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0];&quot; &quot;;[.D270];[.E270];[.F270])" office:value-type="string" office:string-value="VISA " calcext:value-type="string">
            <text:p>VISA </text:p>
          </table:table-cell>
          <table:table-cell table:formula="of:=TRIM([.H270])" office:value-type="string" office:string-value="VISA" calcext:value-type="string">
            <text:p>VISA</text:p>
          </table:table-cell>
          <table:table-cell table:formula="of:=CONCATENATE(&quot;INSERT INTO modele (lib_modele, id_marque_modele) VALUES ('&quot;;[.I270];&quot;', &quot;;[.G270];&quot;);&quot;)" office:value-type="string" office:string-value="INSERT INTO modele (lib_modele, id_marque_modele) VALUES ('VISA', 10);" calcext:value-type="string">
            <text:p>INSERT INTO modele (lib_modele, id_marque_modele) VALUES ('VIS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ANTI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1];&quot; &quot;;[.D271];[.E271];[.F271])" office:value-type="string" office:string-value="XANTIA " calcext:value-type="string">
            <text:p>XANTIA </text:p>
          </table:table-cell>
          <table:table-cell table:formula="of:=TRIM([.H271])" office:value-type="string" office:string-value="XANTIA" calcext:value-type="string">
            <text:p>XANTIA</text:p>
          </table:table-cell>
          <table:table-cell table:formula="of:=CONCATENATE(&quot;INSERT INTO modele (lib_modele, id_marque_modele) VALUES ('&quot;;[.I271];&quot;', &quot;;[.G271];&quot;);&quot;)" office:value-type="string" office:string-value="INSERT INTO modele (lib_modele, id_marque_modele) VALUES ('XANTIA', 10);" calcext:value-type="string">
            <text:p>INSERT INTO modele (lib_modele, id_marque_modele) VALUES ('XANTI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2];&quot; &quot;;[.D272];[.E272];[.F272])" office:value-type="string" office:string-value="XM " calcext:value-type="string">
            <text:p>XM </text:p>
          </table:table-cell>
          <table:table-cell table:formula="of:=TRIM([.H272])" office:value-type="string" office:string-value="XM" calcext:value-type="string">
            <text:p>XM</text:p>
          </table:table-cell>
          <table:table-cell table:formula="of:=CONCATENATE(&quot;INSERT INTO modele (lib_modele, id_marque_modele) VALUES ('&quot;;[.I272];&quot;', &quot;;[.G272];&quot;);&quot;)" office:value-type="string" office:string-value="INSERT INTO modele (lib_modele, id_marque_modele) VALUES ('XM', 10);" calcext:value-type="string">
            <text:p>INSERT INTO modele (lib_modele, id_marque_modele) VALUES ('XM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SAR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3];&quot; &quot;;[.D273];[.E273];[.F273])" office:value-type="string" office:string-value="XSARA " calcext:value-type="string">
            <text:p>XSARA </text:p>
          </table:table-cell>
          <table:table-cell table:formula="of:=TRIM([.H273])" office:value-type="string" office:string-value="XSARA" calcext:value-type="string">
            <text:p>XSARA</text:p>
          </table:table-cell>
          <table:table-cell table:formula="of:=CONCATENATE(&quot;INSERT INTO modele (lib_modele, id_marque_modele) VALUES ('&quot;;[.I273];&quot;', &quot;;[.G273];&quot;);&quot;)" office:value-type="string" office:string-value="INSERT INTO modele (lib_modele, id_marque_modele) VALUES ('XSARA', 10);" calcext:value-type="string">
            <text:p>INSERT INTO modele (lib_modele, id_marque_modele) VALUES ('XSAR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SARA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74];&quot; &quot;;[.D274];[.E274];[.F274])" office:value-type="string" office:string-value="XSARA PICASSO" calcext:value-type="string">
            <text:p>XSARA PICASSO</text:p>
          </table:table-cell>
          <table:table-cell table:formula="of:=TRIM([.H274])" office:value-type="string" office:string-value="XSARA PICASSO" calcext:value-type="string">
            <text:p>XSARA PICASSO</text:p>
          </table:table-cell>
          <table:table-cell table:formula="of:=CONCATENATE(&quot;INSERT INTO modele (lib_modele, id_marque_modele) VALUES ('&quot;;[.I274];&quot;', &quot;;[.G274];&quot;);&quot;)" office:value-type="string" office:string-value="INSERT INTO modele (lib_modele, id_marque_modele) VALUES ('XSARA PICASSO', 10);" calcext:value-type="string">
            <text:p>INSERT INTO modele (lib_modele, id_marque_modele) VALUES ('XSARA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Z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5];&quot; &quot;;[.D275];[.E275];[.F275])" office:value-type="string" office:string-value="ZX " calcext:value-type="string">
            <text:p>ZX </text:p>
          </table:table-cell>
          <table:table-cell table:formula="of:=TRIM([.H275])" office:value-type="string" office:string-value="ZX" calcext:value-type="string">
            <text:p>ZX</text:p>
          </table:table-cell>
          <table:table-cell table:formula="of:=CONCATENATE(&quot;INSERT INTO modele (lib_modele, id_marque_modele) VALUES ('&quot;;[.I275];&quot;', &quot;;[.G275];&quot;);&quot;)" office:value-type="string" office:string-value="INSERT INTO modele (lib_modele, id_marque_modele) VALUES ('ZX', 10);" calcext:value-type="string">
            <text:p>INSERT INTO modele (lib_modele, id_marque_modele) VALUES ('Z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6];&quot; &quot;;[.D276];[.E276];[.F276])" office:value-type="string" office:string-value="AUTRE " calcext:value-type="string">
            <text:p>AUTRE </text:p>
          </table:table-cell>
          <table:table-cell table:formula="of:=TRIM([.H27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76];&quot;', &quot;;[.G276];&quot;);&quot;)" office:value-type="string" office:string-value="INSERT INTO modele (lib_modele, id_marque_modele) VALUES ('AUTRE', 10);" calcext:value-type="string">
            <text:p>INSERT INTO modele (lib_modele, id_marque_modele) VALUES ('AUTR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C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7];&quot; &quot;;[.D277];[.E277];[.F277])" office:value-type="string" office:string-value="C6 " calcext:value-type="string">
            <text:p>C6 </text:p>
          </table:table-cell>
          <table:table-cell table:formula="of:=TRIM([.H277])" office:value-type="string" office:string-value="C6" calcext:value-type="string">
            <text:p>C6</text:p>
          </table:table-cell>
          <table:table-cell table:formula="of:=CONCATENATE(&quot;INSERT INTO modele (lib_modele, id_marque_modele) VALUES ('&quot;;[.I277];&quot;', &quot;;[.G277];&quot;);&quot;)" office:value-type="string" office:string-value="INSERT INTO modele (lib_modele, id_marque_modele) VALUES ('C6', 11);" calcext:value-type="string">
            <text:p>INSERT INTO modele (lib_modele, id_marque_modele) VALUES ('C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8];&quot; &quot;;[.D278];[.E278];[.F278])" office:value-type="string" office:string-value="Z06 " calcext:value-type="string">
            <text:p>Z06 </text:p>
          </table:table-cell>
          <table:table-cell table:formula="of:=TRIM([.H278])" office:value-type="string" office:string-value="Z06" calcext:value-type="string">
            <text:p>Z06</text:p>
          </table:table-cell>
          <table:table-cell table:formula="of:=CONCATENATE(&quot;INSERT INTO modele (lib_modele, id_marque_modele) VALUES ('&quot;;[.I278];&quot;', &quot;;[.G278];&quot;);&quot;)" office:value-type="string" office:string-value="INSERT INTO modele (lib_modele, id_marque_modele) VALUES ('Z06', 11);" calcext:value-type="string">
            <text:p>INSERT INTO modele (lib_modele, id_marque_modele) VALUES ('Z0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R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9];&quot; &quot;;[.D279];[.E279];[.F279])" office:value-type="string" office:string-value="ZR1 " calcext:value-type="string">
            <text:p>ZR1 </text:p>
          </table:table-cell>
          <table:table-cell table:formula="of:=TRIM([.H279])" office:value-type="string" office:string-value="ZR1" calcext:value-type="string">
            <text:p>ZR1</text:p>
          </table:table-cell>
          <table:table-cell table:formula="of:=CONCATENATE(&quot;INSERT INTO modele (lib_modele, id_marque_modele) VALUES ('&quot;;[.I279];&quot;', &quot;;[.G279];&quot;);&quot;)" office:value-type="string" office:string-value="INSERT INTO modele (lib_modele, id_marque_modele) VALUES ('ZR1', 11);" calcext:value-type="string">
            <text:p>INSERT INTO modele (lib_modele, id_marque_modele) VALUES ('ZR1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T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80];&quot; &quot;;[.D280];[.E280];[.F280])" office:value-type="string" office:string-value="ZT06 " calcext:value-type="string">
            <text:p>ZT06 </text:p>
          </table:table-cell>
          <table:table-cell table:formula="of:=TRIM([.H280])" office:value-type="string" office:string-value="ZT06" calcext:value-type="string">
            <text:p>ZT06</text:p>
          </table:table-cell>
          <table:table-cell table:formula="of:=CONCATENATE(&quot;INSERT INTO modele (lib_modele, id_marque_modele) VALUES ('&quot;;[.I280];&quot;', &quot;;[.G280];&quot;);&quot;)" office:value-type="string" office:string-value="INSERT INTO modele (lib_modele, id_marque_modele) VALUES ('ZT06', 11);" calcext:value-type="string">
            <text:p>INSERT INTO modele (lib_modele, id_marque_modele) VALUES ('ZT0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81];&quot; &quot;;[.D281];[.E281];[.F281])" office:value-type="string" office:string-value="AUTRE " calcext:value-type="string">
            <text:p>AUTRE </text:p>
          </table:table-cell>
          <table:table-cell table:formula="of:=TRIM([.H28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1];&quot;', &quot;;[.G281];&quot;);&quot;)" office:value-type="string" office:string-value="INSERT INTO modele (lib_modele, id_marque_modele) VALUES ('AUTRE', 11);" calcext:value-type="string">
            <text:p>INSERT INTO modele (lib_modele, id_marque_modele) VALUES ('AUTRE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DOKKE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2];&quot; &quot;;[.D282];[.E282];[.F282])" office:value-type="string" office:string-value="DOKKER " calcext:value-type="string">
            <text:p>DOKKER </text:p>
          </table:table-cell>
          <table:table-cell table:formula="of:=TRIM([.H282])" office:value-type="string" office:string-value="DOKKER" calcext:value-type="string">
            <text:p>DOKKER</text:p>
          </table:table-cell>
          <table:table-cell table:formula="of:=CONCATENATE(&quot;INSERT INTO modele (lib_modele, id_marque_modele) VALUES ('&quot;;[.I282];&quot;', &quot;;[.G282];&quot;);&quot;)" office:value-type="string" office:string-value="INSERT INTO modele (lib_modele, id_marque_modele) VALUES ('DOKKER', 12);" calcext:value-type="string">
            <text:p>INSERT INTO modele (lib_modele, id_marque_modele) VALUES ('DOKKER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DUSTE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3];&quot; &quot;;[.D283];[.E283];[.F283])" office:value-type="string" office:string-value="DUSTER " calcext:value-type="string">
            <text:p>DUSTER </text:p>
          </table:table-cell>
          <table:table-cell table:formula="of:=TRIM([.H283])" office:value-type="string" office:string-value="DUSTER" calcext:value-type="string">
            <text:p>DUSTER</text:p>
          </table:table-cell>
          <table:table-cell table:formula="of:=CONCATENATE(&quot;INSERT INTO modele (lib_modele, id_marque_modele) VALUES ('&quot;;[.I283];&quot;', &quot;;[.G283];&quot;);&quot;)" office:value-type="string" office:string-value="INSERT INTO modele (lib_modele, id_marque_modele) VALUES ('DUSTER', 12);" calcext:value-type="string">
            <text:p>INSERT INTO modele (lib_modele, id_marque_modele) VALUES ('DUSTER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DGY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4];&quot; &quot;;[.D284];[.E284];[.F284])" office:value-type="string" office:string-value="LODGY " calcext:value-type="string">
            <text:p>LODGY </text:p>
          </table:table-cell>
          <table:table-cell table:formula="of:=TRIM([.H284])" office:value-type="string" office:string-value="LODGY" calcext:value-type="string">
            <text:p>LODGY</text:p>
          </table:table-cell>
          <table:table-cell table:formula="of:=CONCATENATE(&quot;INSERT INTO modele (lib_modele, id_marque_modele) VALUES ('&quot;;[.I284];&quot;', &quot;;[.G284];&quot;);&quot;)" office:value-type="string" office:string-value="INSERT INTO modele (lib_modele, id_marque_modele) VALUES ('LODGY', 12);" calcext:value-type="string">
            <text:p>INSERT INTO modele (lib_modele, id_marque_modele) VALUES ('LODGY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GAN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5];&quot; &quot;;[.D285];[.E285];[.F285])" office:value-type="string" office:string-value="LOGAN " calcext:value-type="string">
            <text:p>LOGAN </text:p>
          </table:table-cell>
          <table:table-cell table:formula="of:=TRIM([.H285])" office:value-type="string" office:string-value="LOGAN" calcext:value-type="string">
            <text:p>LOGAN</text:p>
          </table:table-cell>
          <table:table-cell table:formula="of:=CONCATENATE(&quot;INSERT INTO modele (lib_modele, id_marque_modele) VALUES ('&quot;;[.I285];&quot;', &quot;;[.G285];&quot;);&quot;)" office:value-type="string" office:string-value="INSERT INTO modele (lib_modele, id_marque_modele) VALUES ('LOGAN', 12);" calcext:value-type="string">
            <text:p>INSERT INTO modele (lib_modele, id_marque_modele) VALUES ('LOGAN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MC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C286];&quot; &quot;;[.D286];[.E286];[.F286])" office:value-type="string" office:string-value="LOGAN MCV" calcext:value-type="string">
            <text:p>LOGAN MCV</text:p>
          </table:table-cell>
          <table:table-cell table:formula="of:=TRIM([.H286])" office:value-type="string" office:string-value="LOGAN MCV" calcext:value-type="string">
            <text:p>LOGAN MCV</text:p>
          </table:table-cell>
          <table:table-cell table:formula="of:=CONCATENATE(&quot;INSERT INTO modele (lib_modele, id_marque_modele) VALUES ('&quot;;[.I286];&quot;', &quot;;[.G286];&quot;);&quot;)" office:value-type="string" office:string-value="INSERT INTO modele (lib_modele, id_marque_modele) VALUES ('LOGAN MCV', 12);" calcext:value-type="string">
            <text:p>INSERT INTO modele (lib_modele, id_marque_modele) VALUES ('LOGAN MCV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SANDERO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7];&quot; &quot;;[.D287];[.E287];[.F287])" office:value-type="string" office:string-value="SANDERO " calcext:value-type="string">
            <text:p>SANDERO </text:p>
          </table:table-cell>
          <table:table-cell table:formula="of:=TRIM([.H287])" office:value-type="string" office:string-value="SANDERO" calcext:value-type="string">
            <text:p>SANDERO</text:p>
          </table:table-cell>
          <table:table-cell table:formula="of:=CONCATENATE(&quot;INSERT INTO modele (lib_modele, id_marque_modele) VALUES ('&quot;;[.I287];&quot;', &quot;;[.G287];&quot;);&quot;)" office:value-type="string" office:string-value="INSERT INTO modele (lib_modele, id_marque_modele) VALUES ('SANDERO', 12);" calcext:value-type="string">
            <text:p>INSERT INTO modele (lib_modele, id_marque_modele) VALUES ('SANDERO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8];&quot; &quot;;[.D288];[.E288];[.F288])" office:value-type="string" office:string-value="AUTRE " calcext:value-type="string">
            <text:p>AUTRE </text:p>
          </table:table-cell>
          <table:table-cell table:formula="of:=TRIM([.H28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8];&quot;', &quot;;[.G288];&quot;);&quot;)" office:value-type="string" office:string-value="INSERT INTO modele (lib_modele, id_marque_modele) VALUES ('AUTRE', 12);" calcext:value-type="string">
            <text:p>INSERT INTO modele (lib_modele, id_marque_modele) VALUES ('AUTRE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ESPER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89];&quot; &quot;;[.D289];[.E289];[.F289])" office:value-type="string" office:string-value="ESPERO " calcext:value-type="string">
            <text:p>ESPERO </text:p>
          </table:table-cell>
          <table:table-cell table:formula="of:=TRIM([.H289])" office:value-type="string" office:string-value="ESPERO" calcext:value-type="string">
            <text:p>ESPERO</text:p>
          </table:table-cell>
          <table:table-cell table:formula="of:=CONCATENATE(&quot;INSERT INTO modele (lib_modele, id_marque_modele) VALUES ('&quot;;[.I289];&quot;', &quot;;[.G289];&quot;);&quot;)" office:value-type="string" office:string-value="INSERT INTO modele (lib_modele, id_marque_modele) VALUES ('ESPERO', 13);" calcext:value-type="string">
            <text:p>INSERT INTO modele (lib_modele, id_marque_modele) VALUES ('ESPER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EVAND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0];&quot; &quot;;[.D290];[.E290];[.F290])" office:value-type="string" office:string-value="EVANDA " calcext:value-type="string">
            <text:p>EVANDA </text:p>
          </table:table-cell>
          <table:table-cell table:formula="of:=TRIM([.H290])" office:value-type="string" office:string-value="EVANDA" calcext:value-type="string">
            <text:p>EVANDA</text:p>
          </table:table-cell>
          <table:table-cell table:formula="of:=CONCATENATE(&quot;INSERT INTO modele (lib_modele, id_marque_modele) VALUES ('&quot;;[.I290];&quot;', &quot;;[.G290];&quot;);&quot;)" office:value-type="string" office:string-value="INSERT INTO modele (lib_modele, id_marque_modele) VALUES ('EVANDA', 13);" calcext:value-type="string">
            <text:p>INSERT INTO modele (lib_modele, id_marque_modele) VALUES ('EVAND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KALO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1];&quot; &quot;;[.D291];[.E291];[.F291])" office:value-type="string" office:string-value="KALOS " calcext:value-type="string">
            <text:p>KALOS </text:p>
          </table:table-cell>
          <table:table-cell table:formula="of:=TRIM([.H291])" office:value-type="string" office:string-value="KALOS" calcext:value-type="string">
            <text:p>KALOS</text:p>
          </table:table-cell>
          <table:table-cell table:formula="of:=CONCATENATE(&quot;INSERT INTO modele (lib_modele, id_marque_modele) VALUES ('&quot;;[.I291];&quot;', &quot;;[.G291];&quot;);&quot;)" office:value-type="string" office:string-value="INSERT INTO modele (lib_modele, id_marque_modele) VALUES ('KALOS', 13);" calcext:value-type="string">
            <text:p>INSERT INTO modele (lib_modele, id_marque_modele) VALUES ('KALOS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KORAN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2];&quot; &quot;;[.D292];[.E292];[.F292])" office:value-type="string" office:string-value="KORANDO " calcext:value-type="string">
            <text:p>KORANDO </text:p>
          </table:table-cell>
          <table:table-cell table:formula="of:=TRIM([.H292])" office:value-type="string" office:string-value="KORANDO" calcext:value-type="string">
            <text:p>KORANDO</text:p>
          </table:table-cell>
          <table:table-cell table:formula="of:=CONCATENATE(&quot;INSERT INTO modele (lib_modele, id_marque_modele) VALUES ('&quot;;[.I292];&quot;', &quot;;[.G292];&quot;);&quot;)" office:value-type="string" office:string-value="INSERT INTO modele (lib_modele, id_marque_modele) VALUES ('KORANDO', 13);" calcext:value-type="string">
            <text:p>INSERT INTO modele (lib_modele, id_marque_modele) VALUES ('KORAND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ACETT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3];&quot; &quot;;[.D293];[.E293];[.F293])" office:value-type="string" office:string-value="LACETTI " calcext:value-type="string">
            <text:p>LACETTI </text:p>
          </table:table-cell>
          <table:table-cell table:formula="of:=TRIM([.H293])" office:value-type="string" office:string-value="LACETTI" calcext:value-type="string">
            <text:p>LACETTI</text:p>
          </table:table-cell>
          <table:table-cell table:formula="of:=CONCATENATE(&quot;INSERT INTO modele (lib_modele, id_marque_modele) VALUES ('&quot;;[.I293];&quot;', &quot;;[.G293];&quot;);&quot;)" office:value-type="string" office:string-value="INSERT INTO modele (lib_modele, id_marque_modele) VALUES ('LACETTI', 13);" calcext:value-type="string">
            <text:p>INSERT INTO modele (lib_modele, id_marque_modele) VALUES ('LACETTI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ANO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4];&quot; &quot;;[.D294];[.E294];[.F294])" office:value-type="string" office:string-value="LANOS " calcext:value-type="string">
            <text:p>LANOS </text:p>
          </table:table-cell>
          <table:table-cell table:formula="of:=TRIM([.H294])" office:value-type="string" office:string-value="LANOS" calcext:value-type="string">
            <text:p>LANOS</text:p>
          </table:table-cell>
          <table:table-cell table:formula="of:=CONCATENATE(&quot;INSERT INTO modele (lib_modele, id_marque_modele) VALUES ('&quot;;[.I294];&quot;', &quot;;[.G294];&quot;);&quot;)" office:value-type="string" office:string-value="INSERT INTO modele (lib_modele, id_marque_modele) VALUES ('LANOS', 13);" calcext:value-type="string">
            <text:p>INSERT INTO modele (lib_modele, id_marque_modele) VALUES ('LANOS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EGANZ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5];&quot; &quot;;[.D295];[.E295];[.F295])" office:value-type="string" office:string-value="LEGANZA " calcext:value-type="string">
            <text:p>LEGANZA </text:p>
          </table:table-cell>
          <table:table-cell table:formula="of:=TRIM([.H295])" office:value-type="string" office:string-value="LEGANZA" calcext:value-type="string">
            <text:p>LEGANZA</text:p>
          </table:table-cell>
          <table:table-cell table:formula="of:=CONCATENATE(&quot;INSERT INTO modele (lib_modele, id_marque_modele) VALUES ('&quot;;[.I295];&quot;', &quot;;[.G295];&quot;);&quot;)" office:value-type="string" office:string-value="INSERT INTO modele (lib_modele, id_marque_modele) VALUES ('LEGANZA', 13);" calcext:value-type="string">
            <text:p>INSERT INTO modele (lib_modele, id_marque_modele) VALUES ('LEGANZ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MATIZ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6];&quot; &quot;;[.D296];[.E296];[.F296])" office:value-type="string" office:string-value="MATIZ " calcext:value-type="string">
            <text:p>MATIZ </text:p>
          </table:table-cell>
          <table:table-cell table:formula="of:=TRIM([.H296])" office:value-type="string" office:string-value="MATIZ" calcext:value-type="string">
            <text:p>MATIZ</text:p>
          </table:table-cell>
          <table:table-cell table:formula="of:=CONCATENATE(&quot;INSERT INTO modele (lib_modele, id_marque_modele) VALUES ('&quot;;[.I296];&quot;', &quot;;[.G296];&quot;);&quot;)" office:value-type="string" office:string-value="INSERT INTO modele (lib_modele, id_marque_modele) VALUES ('MATIZ', 13);" calcext:value-type="string">
            <text:p>INSERT INTO modele (lib_modele, id_marque_modele) VALUES ('MATIZ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MUSS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7];&quot; &quot;;[.D297];[.E297];[.F297])" office:value-type="string" office:string-value="MUSSO " calcext:value-type="string">
            <text:p>MUSSO </text:p>
          </table:table-cell>
          <table:table-cell table:formula="of:=TRIM([.H297])" office:value-type="string" office:string-value="MUSSO" calcext:value-type="string">
            <text:p>MUSSO</text:p>
          </table:table-cell>
          <table:table-cell table:formula="of:=CONCATENATE(&quot;INSERT INTO modele (lib_modele, id_marque_modele) VALUES ('&quot;;[.I297];&quot;', &quot;;[.G297];&quot;);&quot;)" office:value-type="string" office:string-value="INSERT INTO modele (lib_modele, id_marque_modele) VALUES ('MUSSO', 13);" calcext:value-type="string">
            <text:p>INSERT INTO modele (lib_modele, id_marque_modele) VALUES ('MUSS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NEXI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8];&quot; &quot;;[.D298];[.E298];[.F298])" office:value-type="string" office:string-value="NEXIA " calcext:value-type="string">
            <text:p>NEXIA </text:p>
          </table:table-cell>
          <table:table-cell table:formula="of:=TRIM([.H298])" office:value-type="string" office:string-value="NEXIA" calcext:value-type="string">
            <text:p>NEXIA</text:p>
          </table:table-cell>
          <table:table-cell table:formula="of:=CONCATENATE(&quot;INSERT INTO modele (lib_modele, id_marque_modele) VALUES ('&quot;;[.I298];&quot;', &quot;;[.G298];&quot;);&quot;)" office:value-type="string" office:string-value="INSERT INTO modele (lib_modele, id_marque_modele) VALUES ('NEXIA', 13);" calcext:value-type="string">
            <text:p>INSERT INTO modele (lib_modele, id_marque_modele) VALUES ('NEXI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NUBIR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9];&quot; &quot;;[.D299];[.E299];[.F299])" office:value-type="string" office:string-value="NUBIRA " calcext:value-type="string">
            <text:p>NUBIRA </text:p>
          </table:table-cell>
          <table:table-cell table:formula="of:=TRIM([.H299])" office:value-type="string" office:string-value="NUBIRA" calcext:value-type="string">
            <text:p>NUBIRA</text:p>
          </table:table-cell>
          <table:table-cell table:formula="of:=CONCATENATE(&quot;INSERT INTO modele (lib_modele, id_marque_modele) VALUES ('&quot;;[.I299];&quot;', &quot;;[.G299];&quot;);&quot;)" office:value-type="string" office:string-value="INSERT INTO modele (lib_modele, id_marque_modele) VALUES ('NUBIRA', 13);" calcext:value-type="string">
            <text:p>INSERT INTO modele (lib_modele, id_marque_modele) VALUES ('NUBIR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REXT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0];&quot; &quot;;[.D300];[.E300];[.F300])" office:value-type="string" office:string-value="REXTON " calcext:value-type="string">
            <text:p>REXTON </text:p>
          </table:table-cell>
          <table:table-cell table:formula="of:=TRIM([.H300])" office:value-type="string" office:string-value="REXTON" calcext:value-type="string">
            <text:p>REXTON</text:p>
          </table:table-cell>
          <table:table-cell table:formula="of:=CONCATENATE(&quot;INSERT INTO modele (lib_modele, id_marque_modele) VALUES ('&quot;;[.I300];&quot;', &quot;;[.G300];&quot;);&quot;)" office:value-type="string" office:string-value="INSERT INTO modele (lib_modele, id_marque_modele) VALUES ('REXTON', 13);" calcext:value-type="string">
            <text:p>INSERT INTO modele (lib_modele, id_marque_modele) VALUES ('REXTON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REZZ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1];&quot; &quot;;[.D301];[.E301];[.F301])" office:value-type="string" office:string-value="REZZO " calcext:value-type="string">
            <text:p>REZZO </text:p>
          </table:table-cell>
          <table:table-cell table:formula="of:=TRIM([.H301])" office:value-type="string" office:string-value="REZZO" calcext:value-type="string">
            <text:p>REZZO</text:p>
          </table:table-cell>
          <table:table-cell table:formula="of:=CONCATENATE(&quot;INSERT INTO modele (lib_modele, id_marque_modele) VALUES ('&quot;;[.I301];&quot;', &quot;;[.G301];&quot;);&quot;)" office:value-type="string" office:string-value="INSERT INTO modele (lib_modele, id_marque_modele) VALUES ('REZZO', 13);" calcext:value-type="string">
            <text:p>INSERT INTO modele (lib_modele, id_marque_modele) VALUES ('REZZ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2];&quot; &quot;;[.D302];[.E302];[.F302])" office:value-type="string" office:string-value="AUTRE " calcext:value-type="string">
            <text:p>AUTRE </text:p>
          </table:table-cell>
          <table:table-cell table:formula="of:=TRIM([.H30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2];&quot;', &quot;;[.G302];&quot;);&quot;)" office:value-type="string" office:string-value="INSERT INTO modele (lib_modele, id_marque_modele) VALUES ('AUTRE', 13);" calcext:value-type="string">
            <text:p>INSERT INTO modele (lib_modele, id_marque_modele) VALUES ('AUTRE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3];&quot; &quot;;[.D303];[.E303];[.F303])" office:value-type="string" office:string-value="DS3 " calcext:value-type="string">
            <text:p>DS3 </text:p>
          </table:table-cell>
          <table:table-cell table:formula="of:=TRIM([.H303])" office:value-type="string" office:string-value="DS3" calcext:value-type="string">
            <text:p>DS3</text:p>
          </table:table-cell>
          <table:table-cell table:formula="of:=CONCATENATE(&quot;INSERT INTO modele (lib_modele, id_marque_modele) VALUES ('&quot;;[.I303];&quot;', &quot;;[.G303];&quot;);&quot;)" office:value-type="string" office:string-value="INSERT INTO modele (lib_modele, id_marque_modele) VALUES ('DS3', 14);" calcext:value-type="string">
            <text:p>INSERT INTO modele (lib_modele, id_marque_modele) VALUES ('DS3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4];&quot; &quot;;[.D304];[.E304];[.F304])" office:value-type="string" office:string-value="DS4 " calcext:value-type="string">
            <text:p>DS4 </text:p>
          </table:table-cell>
          <table:table-cell table:formula="of:=TRIM([.H304])" office:value-type="string" office:string-value="DS4" calcext:value-type="string">
            <text:p>DS4</text:p>
          </table:table-cell>
          <table:table-cell table:formula="of:=CONCATENATE(&quot;INSERT INTO modele (lib_modele, id_marque_modele) VALUES ('&quot;;[.I304];&quot;', &quot;;[.G304];&quot;);&quot;)" office:value-type="string" office:string-value="INSERT INTO modele (lib_modele, id_marque_modele) VALUES ('DS4', 14);" calcext:value-type="string">
            <text:p>INSERT INTO modele (lib_modele, id_marque_modele) VALUES ('DS4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5];&quot; &quot;;[.D305];[.E305];[.F305])" office:value-type="string" office:string-value="DS5 " calcext:value-type="string">
            <text:p>DS5 </text:p>
          </table:table-cell>
          <table:table-cell table:formula="of:=TRIM([.H305])" office:value-type="string" office:string-value="DS5" calcext:value-type="string">
            <text:p>DS5</text:p>
          </table:table-cell>
          <table:table-cell table:formula="of:=CONCATENATE(&quot;INSERT INTO modele (lib_modele, id_marque_modele) VALUES ('&quot;;[.I305];&quot;', &quot;;[.G305];&quot;);&quot;)" office:value-type="string" office:string-value="INSERT INTO modele (lib_modele, id_marque_modele) VALUES ('DS5', 14);" calcext:value-type="string">
            <text:p>INSERT INTO modele (lib_modele, id_marque_modele) VALUES ('DS5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6];&quot; &quot;;[.D306];[.E306];[.F306])" office:value-type="string" office:string-value="AUTRE " calcext:value-type="string">
            <text:p>AUTRE </text:p>
          </table:table-cell>
          <table:table-cell table:formula="of:=TRIM([.H30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6];&quot;', &quot;;[.G306];&quot;);&quot;)" office:value-type="string" office:string-value="INSERT INTO modele (lib_modele, id_marque_modele) VALUES ('AUTRE', 14);" calcext:value-type="string">
            <text:p>INSERT INTO modele (lib_modele, id_marque_modele) VALUES ('AUTRE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ERRARI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NCATENATE([.C307];&quot; &quot;;[.D307];[.E307];[.F307])" office:value-type="string" office:string-value="328 " calcext:value-type="string">
            <text:p>328 </text:p>
          </table:table-cell>
          <table:table-cell table:formula="of:=TRIM([.H307])" office:value-type="string" office:string-value="328" calcext:value-type="string">
            <text:p>328</text:p>
          </table:table-cell>
          <table:table-cell table:formula="of:=CONCATENATE(&quot;INSERT INTO modele (lib_modele, id_marque_modele) VALUES ('&quot;;[.I307];&quot;', &quot;;[.G307];&quot;);&quot;)" office:value-type="string" office:string-value="INSERT INTO modele (lib_modele, id_marque_modele) VALUES ('328', 15);" calcext:value-type="string">
            <text:p>INSERT INTO modele (lib_modele, id_marque_modele) VALUES ('328', 1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NCATENATE([.C308];&quot; &quot;;[.D308];[.E308];[.F308])" office:value-type="string" office:string-value="AUTRE " calcext:value-type="string">
            <text:p>AUTRE </text:p>
          </table:table-cell>
          <table:table-cell table:formula="of:=TRIM([.H3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8];&quot;', &quot;;[.G308];&quot;);&quot;)" office:value-type="string" office:string-value="INSERT INTO modele (lib_modele, id_marque_modele) VALUES ('AUTRE', 15);" calcext:value-type="string">
            <text:p>INSERT INTO modele (lib_modele, id_marque_modele) VALUES ('AUTRE', 1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09];&quot; &quot;;[.D309];[.E309];[.F309])" office:value-type="string" office:string-value="126 " calcext:value-type="string">
            <text:p>126 </text:p>
          </table:table-cell>
          <table:table-cell table:formula="of:=TRIM([.H309])" office:value-type="string" office:string-value="126" calcext:value-type="string">
            <text:p>126</text:p>
          </table:table-cell>
          <table:table-cell table:formula="of:=CONCATENATE(&quot;INSERT INTO modele (lib_modele, id_marque_modele) VALUES ('&quot;;[.I309];&quot;', &quot;;[.G309];&quot;);&quot;)" office:value-type="string" office:string-value="INSERT INTO modele (lib_modele, id_marque_modele) VALUES ('126', 16);" calcext:value-type="string">
            <text:p>INSERT INTO modele (lib_modele, id_marque_modele) VALUES ('126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0];&quot; &quot;;[.D310];[.E310];[.F310])" office:value-type="string" office:string-value="127 " calcext:value-type="string">
            <text:p>127 </text:p>
          </table:table-cell>
          <table:table-cell table:formula="of:=TRIM([.H310])" office:value-type="string" office:string-value="127" calcext:value-type="string">
            <text:p>127</text:p>
          </table:table-cell>
          <table:table-cell table:formula="of:=CONCATENATE(&quot;INSERT INTO modele (lib_modele, id_marque_modele) VALUES ('&quot;;[.I310];&quot;', &quot;;[.G310];&quot;);&quot;)" office:value-type="string" office:string-value="INSERT INTO modele (lib_modele, id_marque_modele) VALUES ('127', 16);" calcext:value-type="string">
            <text:p>INSERT INTO modele (lib_modele, id_marque_modele) VALUES ('127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1];&quot; &quot;;[.D311];[.E311];[.F311])" office:value-type="string" office:string-value="128 " calcext:value-type="string">
            <text:p>128 </text:p>
          </table:table-cell>
          <table:table-cell table:formula="of:=TRIM([.H311])" office:value-type="string" office:string-value="128" calcext:value-type="string">
            <text:p>128</text:p>
          </table:table-cell>
          <table:table-cell table:formula="of:=CONCATENATE(&quot;INSERT INTO modele (lib_modele, id_marque_modele) VALUES ('&quot;;[.I311];&quot;', &quot;;[.G311];&quot;);&quot;)" office:value-type="string" office:string-value="INSERT INTO modele (lib_modele, id_marque_modele) VALUES ('128', 16);" calcext:value-type="string">
            <text:p>INSERT INTO modele (lib_modele, id_marque_modele) VALUES ('128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2];&quot; &quot;;[.D312];[.E312];[.F312])" office:value-type="string" office:string-value="131 " calcext:value-type="string">
            <text:p>131 </text:p>
          </table:table-cell>
          <table:table-cell table:formula="of:=TRIM([.H312])" office:value-type="string" office:string-value="131" calcext:value-type="string">
            <text:p>131</text:p>
          </table:table-cell>
          <table:table-cell table:formula="of:=CONCATENATE(&quot;INSERT INTO modele (lib_modele, id_marque_modele) VALUES ('&quot;;[.I312];&quot;', &quot;;[.G312];&quot;);&quot;)" office:value-type="string" office:string-value="INSERT INTO modele (lib_modele, id_marque_modele) VALUES ('131', 16);" calcext:value-type="string">
            <text:p>INSERT INTO modele (lib_modele, id_marque_modele) VALUES ('131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3];&quot; &quot;;[.D313];[.E313];[.F313])" office:value-type="string" office:string-value="132 " calcext:value-type="string">
            <text:p>132 </text:p>
          </table:table-cell>
          <table:table-cell table:formula="of:=TRIM([.H313])" office:value-type="string" office:string-value="132" calcext:value-type="string">
            <text:p>132</text:p>
          </table:table-cell>
          <table:table-cell table:formula="of:=CONCATENATE(&quot;INSERT INTO modele (lib_modele, id_marque_modele) VALUES ('&quot;;[.I313];&quot;', &quot;;[.G313];&quot;);&quot;)" office:value-type="string" office:string-value="INSERT INTO modele (lib_modele, id_marque_modele) VALUES ('132', 16);" calcext:value-type="string">
            <text:p>INSERT INTO modele (lib_modele, id_marque_modele) VALUES ('132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4];&quot; &quot;;[.D314];[.E314];[.F314])" office:value-type="string" office:string-value="238 " calcext:value-type="string">
            <text:p>238 </text:p>
          </table:table-cell>
          <table:table-cell table:formula="of:=TRIM([.H314])" office:value-type="string" office:string-value="238" calcext:value-type="string">
            <text:p>238</text:p>
          </table:table-cell>
          <table:table-cell table:formula="of:=CONCATENATE(&quot;INSERT INTO modele (lib_modele, id_marque_modele) VALUES ('&quot;;[.I314];&quot;', &quot;;[.G314];&quot;);&quot;)" office:value-type="string" office:string-value="INSERT INTO modele (lib_modele, id_marque_modele) VALUES ('238', 16);" calcext:value-type="string">
            <text:p>INSERT INTO modele (lib_modele, id_marque_modele) VALUES ('238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CROS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15];&quot; &quot;;[.D315];[.E315];[.F315])" office:value-type="string" office:string-value="4X4 CROSS" calcext:value-type="string">
            <text:p>4X4 CROSS</text:p>
          </table:table-cell>
          <table:table-cell table:formula="of:=TRIM([.H315])" office:value-type="string" office:string-value="4X4 CROSS" calcext:value-type="string">
            <text:p>4X4 CROSS</text:p>
          </table:table-cell>
          <table:table-cell table:formula="of:=CONCATENATE(&quot;INSERT INTO modele (lib_modele, id_marque_modele) VALUES ('&quot;;[.I315];&quot;', &quot;;[.G315];&quot;);&quot;)" office:value-type="string" office:string-value="INSERT INTO modele (lib_modele, id_marque_modele) VALUES ('4X4 CROSS', 16);" calcext:value-type="string">
            <text:p>INSERT INTO modele (lib_modele, id_marque_modele) VALUES ('4X4 CROSS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6];&quot; &quot;;[.D316];[.E316];[.F316])" office:value-type="string" office:string-value="500 " calcext:value-type="string">
            <text:p>500 </text:p>
          </table:table-cell>
          <table:table-cell table:formula="of:=TRIM([.H316])" office:value-type="string" office:string-value="500" calcext:value-type="string">
            <text:p>500</text:p>
          </table:table-cell>
          <table:table-cell table:formula="of:=CONCATENATE(&quot;INSERT INTO modele (lib_modele, id_marque_modele) VALUES ('&quot;;[.I316];&quot;', &quot;;[.G316];&quot;);&quot;)" office:value-type="string" office:string-value="INSERT INTO modele (lib_modele, id_marque_modele) VALUES ('500', 16);" calcext:value-type="string">
            <text:p>INSERT INTO modele (lib_modele, id_marque_modele) VALUES ('5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17];&quot; &quot;;[.D317];[.E317];[.F317])" office:value-type="string" office:string-value="500 C" calcext:value-type="string">
            <text:p>500 C</text:p>
          </table:table-cell>
          <table:table-cell table:formula="of:=TRIM([.H317])" office:value-type="string" office:string-value="500 C" calcext:value-type="string">
            <text:p>500 C</text:p>
          </table:table-cell>
          <table:table-cell table:formula="of:=CONCATENATE(&quot;INSERT INTO modele (lib_modele, id_marque_modele) VALUES ('&quot;;[.I317];&quot;', &quot;;[.G317];&quot;);&quot;)" office:value-type="string" office:string-value="INSERT INTO modele (lib_modele, id_marque_modele) VALUES ('500 C', 16);" calcext:value-type="string">
            <text:p>INSERT INTO modele (lib_modele, id_marque_modele) VALUES ('500 C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8];&quot; &quot;;[.D318];[.E318];[.F318])" office:value-type="string" office:string-value="500L " calcext:value-type="string">
            <text:p>500L </text:p>
          </table:table-cell>
          <table:table-cell table:formula="of:=TRIM([.H318])" office:value-type="string" office:string-value="500L" calcext:value-type="string">
            <text:p>500L</text:p>
          </table:table-cell>
          <table:table-cell table:formula="of:=CONCATENATE(&quot;INSERT INTO modele (lib_modele, id_marque_modele) VALUES ('&quot;;[.I318];&quot;', &quot;;[.G318];&quot;);&quot;)" office:value-type="string" office:string-value="INSERT INTO modele (lib_modele, id_marque_modele) VALUES ('500L', 16);" calcext:value-type="string">
            <text:p>INSERT INTO modele (lib_modele, id_marque_modele) VALUES ('500L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X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9];&quot; &quot;;[.D319];[.E319];[.F319])" office:value-type="string" office:string-value="500X " calcext:value-type="string">
            <text:p>500X </text:p>
          </table:table-cell>
          <table:table-cell table:formula="of:=TRIM([.H319])" office:value-type="string" office:string-value="500X" calcext:value-type="string">
            <text:p>500X</text:p>
          </table:table-cell>
          <table:table-cell table:formula="of:=CONCATENATE(&quot;INSERT INTO modele (lib_modele, id_marque_modele) VALUES ('&quot;;[.I319];&quot;', &quot;;[.G319];&quot;);&quot;)" office:value-type="string" office:string-value="INSERT INTO modele (lib_modele, id_marque_modele) VALUES ('500X', 16);" calcext:value-type="string">
            <text:p>INSERT INTO modele (lib_modele, id_marque_modele) VALUES ('500X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0];&quot; &quot;;[.D320];[.E320];[.F320])" office:value-type="string" office:string-value="600 " calcext:value-type="string">
            <text:p>600 </text:p>
          </table:table-cell>
          <table:table-cell table:formula="of:=TRIM([.H320])" office:value-type="string" office:string-value="600" calcext:value-type="string">
            <text:p>600</text:p>
          </table:table-cell>
          <table:table-cell table:formula="of:=CONCATENATE(&quot;INSERT INTO modele (lib_modele, id_marque_modele) VALUES ('&quot;;[.I320];&quot;', &quot;;[.G320];&quot;);&quot;)" office:value-type="string" office:string-value="INSERT INTO modele (lib_modele, id_marque_modele) VALUES ('600', 16);" calcext:value-type="string">
            <text:p>INSERT INTO modele (lib_modele, id_marque_modele) VALUES ('6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1];&quot; &quot;;[.D321];[.E321];[.F321])" office:value-type="string" office:string-value="850 " calcext:value-type="string">
            <text:p>850 </text:p>
          </table:table-cell>
          <table:table-cell table:formula="of:=TRIM([.H321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321];&quot;', &quot;;[.G321];&quot;);&quot;)" office:value-type="string" office:string-value="INSERT INTO modele (lib_modele, id_marque_modele) VALUES ('850', 16);" calcext:value-type="string">
            <text:p>INSERT INTO modele (lib_modele, id_marque_modele) VALUES ('85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2];&quot; &quot;;[.D322];[.E322];[.F322])" office:value-type="string" office:string-value="900 " calcext:value-type="string">
            <text:p>900 </text:p>
          </table:table-cell>
          <table:table-cell table:formula="of:=TRIM([.H322])" office:value-type="string" office:string-value="900" calcext:value-type="string">
            <text:p>900</text:p>
          </table:table-cell>
          <table:table-cell table:formula="of:=CONCATENATE(&quot;INSERT INTO modele (lib_modele, id_marque_modele) VALUES ('&quot;;[.I322];&quot;', &quot;;[.G322];&quot;);&quot;)" office:value-type="string" office:string-value="INSERT INTO modele (lib_modele, id_marque_modele) VALUES ('900', 16);" calcext:value-type="string">
            <text:p>INSERT INTO modele (lib_modele, id_marque_modele) VALUES ('9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ARGEN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3];&quot; &quot;;[.D323];[.E323];[.F323])" office:value-type="string" office:string-value="ARGENTA " calcext:value-type="string">
            <text:p>ARGENTA </text:p>
          </table:table-cell>
          <table:table-cell table:formula="of:=TRIM([.H323])" office:value-type="string" office:string-value="ARGENTA" calcext:value-type="string">
            <text:p>ARGENTA</text:p>
          </table:table-cell>
          <table:table-cell table:formula="of:=CONCATENATE(&quot;INSERT INTO modele (lib_modele, id_marque_modele) VALUES ('&quot;;[.I323];&quot;', &quot;;[.G323];&quot;);&quot;)" office:value-type="string" office:string-value="INSERT INTO modele (lib_modele, id_marque_modele) VALUES ('ARGENTA', 16);" calcext:value-type="string">
            <text:p>INSERT INTO modele (lib_modele, id_marque_modele) VALUES ('ARGEN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ARCHET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4];&quot; &quot;;[.D324];[.E324];[.F324])" office:value-type="string" office:string-value="BARCHETTA " calcext:value-type="string">
            <text:p>BARCHETTA </text:p>
          </table:table-cell>
          <table:table-cell table:formula="of:=TRIM([.H324])" office:value-type="string" office:string-value="BARCHETTA" calcext:value-type="string">
            <text:p>BARCHETTA</text:p>
          </table:table-cell>
          <table:table-cell table:formula="of:=CONCATENATE(&quot;INSERT INTO modele (lib_modele, id_marque_modele) VALUES ('&quot;;[.I324];&quot;', &quot;;[.G324];&quot;);&quot;)" office:value-type="string" office:string-value="INSERT INTO modele (lib_modele, id_marque_modele) VALUES ('BARCHETTA', 16);" calcext:value-type="string">
            <text:p>INSERT INTO modele (lib_modele, id_marque_modele) VALUES ('BARCHET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5];&quot; &quot;;[.D325];[.E325];[.F325])" office:value-type="string" office:string-value="BRAVA " calcext:value-type="string">
            <text:p>BRAVA </text:p>
          </table:table-cell>
          <table:table-cell table:formula="of:=TRIM([.H325])" office:value-type="string" office:string-value="BRAVA" calcext:value-type="string">
            <text:p>BRAVA</text:p>
          </table:table-cell>
          <table:table-cell table:formula="of:=CONCATENATE(&quot;INSERT INTO modele (lib_modele, id_marque_modele) VALUES ('&quot;;[.I325];&quot;', &quot;;[.G325];&quot;);&quot;)" office:value-type="string" office:string-value="INSERT INTO modele (lib_modele, id_marque_modele) VALUES ('BRAVA', 16);" calcext:value-type="string">
            <text:p>INSERT INTO modele (lib_modele, id_marque_modele) VALUES ('BRAV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6];&quot; &quot;;[.D326];[.E326];[.F326])" office:value-type="string" office:string-value="BRAVO " calcext:value-type="string">
            <text:p>BRAVO </text:p>
          </table:table-cell>
          <table:table-cell table:formula="of:=TRIM([.H326])" office:value-type="string" office:string-value="BRAVO" calcext:value-type="string">
            <text:p>BRAVO</text:p>
          </table:table-cell>
          <table:table-cell table:formula="of:=CONCATENATE(&quot;INSERT INTO modele (lib_modele, id_marque_modele) VALUES ('&quot;;[.I326];&quot;', &quot;;[.G326];&quot;);&quot;)" office:value-type="string" office:string-value="INSERT INTO modele (lib_modele, id_marque_modele) VALUES ('BRAVO', 16);" calcext:value-type="string">
            <text:p>INSERT INTO modele (lib_modele, id_marque_modele) VALUES ('BRAV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27];&quot; &quot;;[.D327];[.E327];[.F327])" office:value-type="string" office:string-value="BRAVO II" calcext:value-type="string">
            <text:p>BRAVO II</text:p>
          </table:table-cell>
          <table:table-cell table:formula="of:=TRIM([.H327])" office:value-type="string" office:string-value="BRAVO II" calcext:value-type="string">
            <text:p>BRAVO II</text:p>
          </table:table-cell>
          <table:table-cell table:formula="of:=CONCATENATE(&quot;INSERT INTO modele (lib_modele, id_marque_modele) VALUES ('&quot;;[.I327];&quot;', &quot;;[.G327];&quot;);&quot;)" office:value-type="string" office:string-value="INSERT INTO modele (lib_modele, id_marque_modele) VALUES ('BRAVO II', 16);" calcext:value-type="string">
            <text:p>INSERT INTO modele (lib_modele, id_marque_modele) VALUES ('BRAVO II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INQUECE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8];&quot; &quot;;[.D328];[.E328];[.F328])" office:value-type="string" office:string-value="CINQUECENTO " calcext:value-type="string">
            <text:p>CINQUECENTO </text:p>
          </table:table-cell>
          <table:table-cell table:formula="of:=TRIM([.H328])" office:value-type="string" office:string-value="CINQUECENTO" calcext:value-type="string">
            <text:p>CINQUECENTO</text:p>
          </table:table-cell>
          <table:table-cell table:formula="of:=CONCATENATE(&quot;INSERT INTO modele (lib_modele, id_marque_modele) VALUES ('&quot;;[.I328];&quot;', &quot;;[.G328];&quot;);&quot;)" office:value-type="string" office:string-value="INSERT INTO modele (lib_modele, id_marque_modele) VALUES ('CINQUECENTO', 16);" calcext:value-type="string">
            <text:p>INSERT INTO modele (lib_modele, id_marque_modele) VALUES ('CINQUECE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9];&quot; &quot;;[.D329];[.E329];[.F329])" office:value-type="string" office:string-value="COUPE " calcext:value-type="string">
            <text:p>COUPE </text:p>
          </table:table-cell>
          <table:table-cell table:formula="of:=TRIM([.H329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329];&quot;', &quot;;[.G329];&quot;);&quot;)" office:value-type="string" office:string-value="INSERT INTO modele (lib_modele, id_marque_modele) VALUES ('COUPE', 16);" calcext:value-type="string">
            <text:p>INSERT INTO modele (lib_modele, id_marque_modele) VALUES ('COUP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ROM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0];&quot; &quot;;[.D330];[.E330];[.F330])" office:value-type="string" office:string-value="CROMA " calcext:value-type="string">
            <text:p>CROMA </text:p>
          </table:table-cell>
          <table:table-cell table:formula="of:=TRIM([.H330])" office:value-type="string" office:string-value="CROMA" calcext:value-type="string">
            <text:p>CROMA</text:p>
          </table:table-cell>
          <table:table-cell table:formula="of:=CONCATENATE(&quot;INSERT INTO modele (lib_modele, id_marque_modele) VALUES ('&quot;;[.I330];&quot;', &quot;;[.G330];&quot;);&quot;)" office:value-type="string" office:string-value="INSERT INTO modele (lib_modele, id_marque_modele) VALUES ('CROMA', 16);" calcext:value-type="string">
            <text:p>INSERT INTO modele (lib_modele, id_marque_modele) VALUES ('CROM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OBL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1];&quot; &quot;;[.D331];[.E331];[.F331])" office:value-type="string" office:string-value="DOBLO " calcext:value-type="string">
            <text:p>DOBLO </text:p>
          </table:table-cell>
          <table:table-cell table:formula="of:=TRIM([.H331])" office:value-type="string" office:string-value="DOBLO" calcext:value-type="string">
            <text:p>DOBLO</text:p>
          </table:table-cell>
          <table:table-cell table:formula="of:=CONCATENATE(&quot;INSERT INTO modele (lib_modele, id_marque_modele) VALUES ('&quot;;[.I331];&quot;', &quot;;[.G331];&quot;);&quot;)" office:value-type="string" office:string-value="INSERT INTO modele (lib_modele, id_marque_modele) VALUES ('DOBLO', 16);" calcext:value-type="string">
            <text:p>INSERT INTO modele (lib_modele, id_marque_modele) VALUES ('DOBL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OBLO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2];&quot; &quot;;[.D332];[.E332];[.F332])" office:value-type="string" office:string-value="DOBLO CARGO" calcext:value-type="string">
            <text:p>DOBLO CARGO</text:p>
          </table:table-cell>
          <table:table-cell table:formula="of:=TRIM([.H332])" office:value-type="string" office:string-value="DOBLO CARGO" calcext:value-type="string">
            <text:p>DOBLO CARGO</text:p>
          </table:table-cell>
          <table:table-cell table:formula="of:=CONCATENATE(&quot;INSERT INTO modele (lib_modele, id_marque_modele) VALUES ('&quot;;[.I332];&quot;', &quot;;[.G332];&quot;);&quot;)" office:value-type="string" office:string-value="INSERT INTO modele (lib_modele, id_marque_modele) VALUES ('DOBLO CARGO', 16);" calcext:value-type="string">
            <text:p>INSERT INTO modele (lib_modele, id_marque_modele) VALUES ('DOBLO CARG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UCA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3];&quot; &quot;;[.D333];[.E333];[.F333])" office:value-type="string" office:string-value="DUCATO " calcext:value-type="string">
            <text:p>DUCATO </text:p>
          </table:table-cell>
          <table:table-cell table:formula="of:=TRIM([.H333])" office:value-type="string" office:string-value="DUCATO" calcext:value-type="string">
            <text:p>DUCATO</text:p>
          </table:table-cell>
          <table:table-cell table:formula="of:=CONCATENATE(&quot;INSERT INTO modele (lib_modele, id_marque_modele) VALUES ('&quot;;[.I333];&quot;', &quot;;[.G333];&quot;);&quot;)" office:value-type="string" office:string-value="INSERT INTO modele (lib_modele, id_marque_modele) VALUES ('DUCATO', 16);" calcext:value-type="string">
            <text:p>INSERT INTO modele (lib_modele, id_marque_modele) VALUES ('DUCA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IORI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4];&quot; &quot;;[.D334];[.E334];[.F334])" office:value-type="string" office:string-value="FIORINO " calcext:value-type="string">
            <text:p>FIORINO </text:p>
          </table:table-cell>
          <table:table-cell table:formula="of:=TRIM([.H334])" office:value-type="string" office:string-value="FIORINO" calcext:value-type="string">
            <text:p>FIORINO</text:p>
          </table:table-cell>
          <table:table-cell table:formula="of:=CONCATENATE(&quot;INSERT INTO modele (lib_modele, id_marque_modele) VALUES ('&quot;;[.I334];&quot;', &quot;;[.G334];&quot;);&quot;)" office:value-type="string" office:string-value="INSERT INTO modele (lib_modele, id_marque_modele) VALUES ('FIORINO', 16);" calcext:value-type="string">
            <text:p>INSERT INTO modele (lib_modele, id_marque_modele) VALUES ('FIORIN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IORINO</text:p>
          </table:table-cell>
          <table:table-cell office:value-type="string" calcext:value-type="string">
            <text:p>QUB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5];&quot; &quot;;[.D335];[.E335];[.F335])" office:value-type="string" office:string-value="FIORINO QUBO" calcext:value-type="string">
            <text:p>FIORINO QUBO</text:p>
          </table:table-cell>
          <table:table-cell table:formula="of:=TRIM([.H335])" office:value-type="string" office:string-value="FIORINO QUBO" calcext:value-type="string">
            <text:p>FIORINO QUBO</text:p>
          </table:table-cell>
          <table:table-cell table:formula="of:=CONCATENATE(&quot;INSERT INTO modele (lib_modele, id_marque_modele) VALUES ('&quot;;[.I335];&quot;', &quot;;[.G335];&quot;);&quot;)" office:value-type="string" office:string-value="INSERT INTO modele (lib_modele, id_marque_modele) VALUES ('FIORINO QUBO', 16);" calcext:value-type="string">
            <text:p>INSERT INTO modele (lib_modele, id_marque_modele) VALUES ('FIORINO QUB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REEMON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6];&quot; &quot;;[.D336];[.E336];[.F336])" office:value-type="string" office:string-value="FREEMONT " calcext:value-type="string">
            <text:p>FREEMONT </text:p>
          </table:table-cell>
          <table:table-cell table:formula="of:=TRIM([.H336])" office:value-type="string" office:string-value="FREEMONT" calcext:value-type="string">
            <text:p>FREEMONT</text:p>
          </table:table-cell>
          <table:table-cell table:formula="of:=CONCATENATE(&quot;INSERT INTO modele (lib_modele, id_marque_modele) VALUES ('&quot;;[.I336];&quot;', &quot;;[.G336];&quot;);&quot;)" office:value-type="string" office:string-value="INSERT INTO modele (lib_modele, id_marque_modele) VALUES ('FREEMONT', 16);" calcext:value-type="string">
            <text:p>INSERT INTO modele (lib_modele, id_marque_modele) VALUES ('FREEMONT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PUNT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7];&quot; &quot;;[.D337];[.E337];[.F337])" office:value-type="string" office:string-value="GRANDE PUNTO" calcext:value-type="string">
            <text:p>GRANDE PUNTO</text:p>
          </table:table-cell>
          <table:table-cell table:formula="of:=TRIM([.H337])" office:value-type="string" office:string-value="GRANDE PUNTO" calcext:value-type="string">
            <text:p>GRANDE PUNTO</text:p>
          </table:table-cell>
          <table:table-cell table:formula="of:=CONCATENATE(&quot;INSERT INTO modele (lib_modele, id_marque_modele) VALUES ('&quot;;[.I337];&quot;', &quot;;[.G337];&quot;);&quot;)" office:value-type="string" office:string-value="INSERT INTO modele (lib_modele, id_marque_modele) VALUES ('GRANDE PUNTO', 16);" calcext:value-type="string">
            <text:p>INSERT INTO modele (lib_modele, id_marque_modele) VALUES ('GRANDE PU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IDE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8];&quot; &quot;;[.D338];[.E338];[.F338])" office:value-type="string" office:string-value="IDEA " calcext:value-type="string">
            <text:p>IDEA </text:p>
          </table:table-cell>
          <table:table-cell table:formula="of:=TRIM([.H338])" office:value-type="string" office:string-value="IDEA" calcext:value-type="string">
            <text:p>IDEA</text:p>
          </table:table-cell>
          <table:table-cell table:formula="of:=CONCATENATE(&quot;INSERT INTO modele (lib_modele, id_marque_modele) VALUES ('&quot;;[.I338];&quot;', &quot;;[.G338];&quot;);&quot;)" office:value-type="string" office:string-value="INSERT INTO modele (lib_modele, id_marque_modele) VALUES ('IDEA', 16);" calcext:value-type="string">
            <text:p>INSERT INTO modele (lib_modele, id_marque_modele) VALUES ('IDE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MARE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9];&quot; &quot;;[.D339];[.E339];[.F339])" office:value-type="string" office:string-value="MAREA " calcext:value-type="string">
            <text:p>MAREA </text:p>
          </table:table-cell>
          <table:table-cell table:formula="of:=TRIM([.H339])" office:value-type="string" office:string-value="MAREA" calcext:value-type="string">
            <text:p>MAREA</text:p>
          </table:table-cell>
          <table:table-cell table:formula="of:=CONCATENATE(&quot;INSERT INTO modele (lib_modele, id_marque_modele) VALUES ('&quot;;[.I339];&quot;', &quot;;[.G339];&quot;);&quot;)" office:value-type="string" office:string-value="INSERT INTO modele (lib_modele, id_marque_modele) VALUES ('MAREA', 16);" calcext:value-type="string">
            <text:p>INSERT INTO modele (lib_modele, id_marque_modele) VALUES ('MARE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MULTIPL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0];&quot; &quot;;[.D340];[.E340];[.F340])" office:value-type="string" office:string-value="MULTIPLA " calcext:value-type="string">
            <text:p>MULTIPLA </text:p>
          </table:table-cell>
          <table:table-cell table:formula="of:=TRIM([.H340])" office:value-type="string" office:string-value="MULTIPLA" calcext:value-type="string">
            <text:p>MULTIPLA</text:p>
          </table:table-cell>
          <table:table-cell table:formula="of:=CONCATENATE(&quot;INSERT INTO modele (lib_modele, id_marque_modele) VALUES ('&quot;;[.I340];&quot;', &quot;;[.G340];&quot;);&quot;)" office:value-type="string" office:string-value="INSERT INTO modele (lib_modele, id_marque_modele) VALUES ('MULTIPLA', 16);" calcext:value-type="string">
            <text:p>INSERT INTO modele (lib_modele, id_marque_modele) VALUES ('MULTIPL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ALIO</text:p>
          </table:table-cell>
          <table:table-cell office:value-type="string" calcext:value-type="string">
            <text:p>WEEKEN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41];&quot; &quot;;[.D341];[.E341];[.F341])" office:value-type="string" office:string-value="PALIO WEEKEND" calcext:value-type="string">
            <text:p>PALIO WEEKEND</text:p>
          </table:table-cell>
          <table:table-cell table:formula="of:=TRIM([.H341])" office:value-type="string" office:string-value="PALIO WEEKEND" calcext:value-type="string">
            <text:p>PALIO WEEKEND</text:p>
          </table:table-cell>
          <table:table-cell table:formula="of:=CONCATENATE(&quot;INSERT INTO modele (lib_modele, id_marque_modele) VALUES ('&quot;;[.I341];&quot;', &quot;;[.G341];&quot;);&quot;)" office:value-type="string" office:string-value="INSERT INTO modele (lib_modele, id_marque_modele) VALUES ('PALIO WEEKEND', 16);" calcext:value-type="string">
            <text:p>INSERT INTO modele (lib_modele, id_marque_modele) VALUES ('PALIO WEEKEND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AND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2];&quot; &quot;;[.D342];[.E342];[.F342])" office:value-type="string" office:string-value="PANDA " calcext:value-type="string">
            <text:p>PANDA </text:p>
          </table:table-cell>
          <table:table-cell table:formula="of:=TRIM([.H342])" office:value-type="string" office:string-value="PANDA" calcext:value-type="string">
            <text:p>PANDA</text:p>
          </table:table-cell>
          <table:table-cell table:formula="of:=CONCATENATE(&quot;INSERT INTO modele (lib_modele, id_marque_modele) VALUES ('&quot;;[.I342];&quot;', &quot;;[.G342];&quot;);&quot;)" office:value-type="string" office:string-value="INSERT INTO modele (lib_modele, id_marque_modele) VALUES ('PANDA', 16);" calcext:value-type="string">
            <text:p>INSERT INTO modele (lib_modele, id_marque_modele) VALUES ('PAND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ININFARIN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3];&quot; &quot;;[.D343];[.E343];[.F343])" office:value-type="string" office:string-value="PININFARINA " calcext:value-type="string">
            <text:p>PININFARINA </text:p>
          </table:table-cell>
          <table:table-cell table:formula="of:=TRIM([.H343])" office:value-type="string" office:string-value="PININFARINA" calcext:value-type="string">
            <text:p>PININFARINA</text:p>
          </table:table-cell>
          <table:table-cell table:formula="of:=CONCATENATE(&quot;INSERT INTO modele (lib_modele, id_marque_modele) VALUES ('&quot;;[.I343];&quot;', &quot;;[.G343];&quot;);&quot;)" office:value-type="string" office:string-value="INSERT INTO modele (lib_modele, id_marque_modele) VALUES ('PININFARINA', 16);" calcext:value-type="string">
            <text:p>INSERT INTO modele (lib_modele, id_marque_modele) VALUES ('PININFARIN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4];&quot; &quot;;[.D344];[.E344];[.F344])" office:value-type="string" office:string-value="PUNTO " calcext:value-type="string">
            <text:p>PUNTO </text:p>
          </table:table-cell>
          <table:table-cell table:formula="of:=TRIM([.H344])" office:value-type="string" office:string-value="PUNTO" calcext:value-type="string">
            <text:p>PUNTO</text:p>
          </table:table-cell>
          <table:table-cell table:formula="of:=CONCATENATE(&quot;INSERT INTO modele (lib_modele, id_marque_modele) VALUES ('&quot;;[.I344];&quot;', &quot;;[.G344];&quot;);&quot;)" office:value-type="string" office:string-value="INSERT INTO modele (lib_modele, id_marque_modele) VALUES ('PUNTO', 16);" calcext:value-type="string">
            <text:p>INSERT INTO modele (lib_modele, id_marque_modele) VALUES ('PU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EV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45];&quot; &quot;;[.D345];[.E345];[.F345])" office:value-type="string" office:string-value="PUNTO EVO" calcext:value-type="string">
            <text:p>PUNTO EVO</text:p>
          </table:table-cell>
          <table:table-cell table:formula="of:=TRIM([.H345])" office:value-type="string" office:string-value="PUNTO EVO" calcext:value-type="string">
            <text:p>PUNTO EVO</text:p>
          </table:table-cell>
          <table:table-cell table:formula="of:=CONCATENATE(&quot;INSERT INTO modele (lib_modele, id_marque_modele) VALUES ('&quot;;[.I345];&quot;', &quot;;[.G345];&quot;);&quot;)" office:value-type="string" office:string-value="INSERT INTO modele (lib_modele, id_marque_modele) VALUES ('PUNTO EVO', 16);" calcext:value-type="string">
            <text:p>INSERT INTO modele (lib_modele, id_marque_modele) VALUES ('PUNTO EV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REGA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6];&quot; &quot;;[.D346];[.E346];[.F346])" office:value-type="string" office:string-value="REGATA " calcext:value-type="string">
            <text:p>REGATA </text:p>
          </table:table-cell>
          <table:table-cell table:formula="of:=TRIM([.H346])" office:value-type="string" office:string-value="REGATA" calcext:value-type="string">
            <text:p>REGATA</text:p>
          </table:table-cell>
          <table:table-cell table:formula="of:=CONCATENATE(&quot;INSERT INTO modele (lib_modele, id_marque_modele) VALUES ('&quot;;[.I346];&quot;', &quot;;[.G346];&quot;);&quot;)" office:value-type="string" office:string-value="INSERT INTO modele (lib_modele, id_marque_modele) VALUES ('REGATA', 16);" calcext:value-type="string">
            <text:p>INSERT INTO modele (lib_modele, id_marque_modele) VALUES ('REGA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RITM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7];&quot; &quot;;[.D347];[.E347];[.F347])" office:value-type="string" office:string-value="RITMO " calcext:value-type="string">
            <text:p>RITMO </text:p>
          </table:table-cell>
          <table:table-cell table:formula="of:=TRIM([.H347])" office:value-type="string" office:string-value="RITMO" calcext:value-type="string">
            <text:p>RITMO</text:p>
          </table:table-cell>
          <table:table-cell table:formula="of:=CONCATENATE(&quot;INSERT INTO modele (lib_modele, id_marque_modele) VALUES ('&quot;;[.I347];&quot;', &quot;;[.G347];&quot;);&quot;)" office:value-type="string" office:string-value="INSERT INTO modele (lib_modele, id_marque_modele) VALUES ('RITMO', 16);" calcext:value-type="string">
            <text:p>INSERT INTO modele (lib_modele, id_marque_modele) VALUES ('RITM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CUD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8];&quot; &quot;;[.D348];[.E348];[.F348])" office:value-type="string" office:string-value="SCUDO " calcext:value-type="string">
            <text:p>SCUDO </text:p>
          </table:table-cell>
          <table:table-cell table:formula="of:=TRIM([.H348])" office:value-type="string" office:string-value="SCUDO" calcext:value-type="string">
            <text:p>SCUDO</text:p>
          </table:table-cell>
          <table:table-cell table:formula="of:=CONCATENATE(&quot;INSERT INTO modele (lib_modele, id_marque_modele) VALUES ('&quot;;[.I348];&quot;', &quot;;[.G348];&quot;);&quot;)" office:value-type="string" office:string-value="INSERT INTO modele (lib_modele, id_marque_modele) VALUES ('SCUDO', 16);" calcext:value-type="string">
            <text:p>INSERT INTO modele (lib_modele, id_marque_modele) VALUES ('SCUD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EDIC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9];&quot; &quot;;[.D349];[.E349];[.F349])" office:value-type="string" office:string-value="SEDICI " calcext:value-type="string">
            <text:p>SEDICI </text:p>
          </table:table-cell>
          <table:table-cell table:formula="of:=TRIM([.H349])" office:value-type="string" office:string-value="SEDICI" calcext:value-type="string">
            <text:p>SEDICI</text:p>
          </table:table-cell>
          <table:table-cell table:formula="of:=CONCATENATE(&quot;INSERT INTO modele (lib_modele, id_marque_modele) VALUES ('&quot;;[.I349];&quot;', &quot;;[.G349];&quot;);&quot;)" office:value-type="string" office:string-value="INSERT INTO modele (lib_modele, id_marque_modele) VALUES ('SEDICI', 16);" calcext:value-type="string">
            <text:p>INSERT INTO modele (lib_modele, id_marque_modele) VALUES ('SEDICI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EICE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0];&quot; &quot;;[.D350];[.E350];[.F350])" office:value-type="string" office:string-value="SEICENTO " calcext:value-type="string">
            <text:p>SEICENTO </text:p>
          </table:table-cell>
          <table:table-cell table:formula="of:=TRIM([.H350])" office:value-type="string" office:string-value="SEICENTO" calcext:value-type="string">
            <text:p>SEICENTO</text:p>
          </table:table-cell>
          <table:table-cell table:formula="of:=CONCATENATE(&quot;INSERT INTO modele (lib_modele, id_marque_modele) VALUES ('&quot;;[.I350];&quot;', &quot;;[.G350];&quot;);&quot;)" office:value-type="string" office:string-value="INSERT INTO modele (lib_modele, id_marque_modele) VALUES ('SEICENTO', 16);" calcext:value-type="string">
            <text:p>INSERT INTO modele (lib_modele, id_marque_modele) VALUES ('SEICE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1];&quot; &quot;;[.D351];[.E351];[.F351])" office:value-type="string" office:string-value="STILO " calcext:value-type="string">
            <text:p>STILO </text:p>
          </table:table-cell>
          <table:table-cell table:formula="of:=TRIM([.H351])" office:value-type="string" office:string-value="STILO" calcext:value-type="string">
            <text:p>STILO</text:p>
          </table:table-cell>
          <table:table-cell table:formula="of:=CONCATENATE(&quot;INSERT INTO modele (lib_modele, id_marque_modele) VALUES ('&quot;;[.I351];&quot;', &quot;;[.G351];&quot;);&quot;)" office:value-type="string" office:string-value="INSERT INTO modele (lib_modele, id_marque_modele) VALUES ('STILO', 16);" calcext:value-type="string">
            <text:p>INSERT INTO modele (lib_modele, id_marque_modele) VALUES ('STIL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COMMERCIA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2];&quot; &quot;;[.D352];[.E352];[.F352])" office:value-type="string" office:string-value="STILO COMMERCIALE" calcext:value-type="string">
            <text:p>STILO COMMERCIALE</text:p>
          </table:table-cell>
          <table:table-cell table:formula="of:=TRIM([.H352])" office:value-type="string" office:string-value="STILO COMMERCIALE" calcext:value-type="string">
            <text:p>STILO COMMERCIALE</text:p>
          </table:table-cell>
          <table:table-cell table:formula="of:=CONCATENATE(&quot;INSERT INTO modele (lib_modele, id_marque_modele) VALUES ('&quot;;[.I352];&quot;', &quot;;[.G352];&quot;);&quot;)" office:value-type="string" office:string-value="INSERT INTO modele (lib_modele, id_marque_modele) VALUES ('STILO COMMERCIALE', 16);" calcext:value-type="string">
            <text:p>INSERT INTO modele (lib_modele, id_marque_modele) VALUES ('STILO COMMERCIAL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MULTIWAG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3];&quot; &quot;;[.D353];[.E353];[.F353])" office:value-type="string" office:string-value="STILO MULTIWAGON" calcext:value-type="string">
            <text:p>STILO MULTIWAGON</text:p>
          </table:table-cell>
          <table:table-cell table:formula="of:=TRIM([.H353])" office:value-type="string" office:string-value="STILO MULTIWAGON" calcext:value-type="string">
            <text:p>STILO MULTIWAGON</text:p>
          </table:table-cell>
          <table:table-cell table:formula="of:=CONCATENATE(&quot;INSERT INTO modele (lib_modele, id_marque_modele) VALUES ('&quot;;[.I353];&quot;', &quot;;[.G353];&quot;);&quot;)" office:value-type="string" office:string-value="INSERT INTO modele (lib_modele, id_marque_modele) VALUES ('STILO MULTIWAGON', 16);" calcext:value-type="string">
            <text:p>INSERT INTO modele (lib_modele, id_marque_modele) VALUES ('STILO MULTIWAGON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UPROA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4];&quot; &quot;;[.D354];[.E354];[.F354])" office:value-type="string" office:string-value="STILO UPROAD" calcext:value-type="string">
            <text:p>STILO UPROAD</text:p>
          </table:table-cell>
          <table:table-cell table:formula="of:=TRIM([.H354])" office:value-type="string" office:string-value="STILO UPROAD" calcext:value-type="string">
            <text:p>STILO UPROAD</text:p>
          </table:table-cell>
          <table:table-cell table:formula="of:=CONCATENATE(&quot;INSERT INTO modele (lib_modele, id_marque_modele) VALUES ('&quot;;[.I354];&quot;', &quot;;[.G354];&quot;);&quot;)" office:value-type="string" office:string-value="INSERT INTO modele (lib_modele, id_marque_modele) VALUES ('STILO UPROAD', 16);" calcext:value-type="string">
            <text:p>INSERT INTO modele (lib_modele, id_marque_modele) VALUES ('STILO UPROAD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RAD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5];&quot; &quot;;[.D355];[.E355];[.F355])" office:value-type="string" office:string-value="STRADA " calcext:value-type="string">
            <text:p>STRADA </text:p>
          </table:table-cell>
          <table:table-cell table:formula="of:=TRIM([.H355])" office:value-type="string" office:string-value="STRADA" calcext:value-type="string">
            <text:p>STRADA</text:p>
          </table:table-cell>
          <table:table-cell table:formula="of:=CONCATENATE(&quot;INSERT INTO modele (lib_modele, id_marque_modele) VALUES ('&quot;;[.I355];&quot;', &quot;;[.G355];&quot;);&quot;)" office:value-type="string" office:string-value="INSERT INTO modele (lib_modele, id_marque_modele) VALUES ('STRADA', 16);" calcext:value-type="string">
            <text:p>INSERT INTO modele (lib_modele, id_marque_modele) VALUES ('STRAD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TEMPR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6];&quot; &quot;;[.D356];[.E356];[.F356])" office:value-type="string" office:string-value="TEMPRA " calcext:value-type="string">
            <text:p>TEMPRA </text:p>
          </table:table-cell>
          <table:table-cell table:formula="of:=TRIM([.H356])" office:value-type="string" office:string-value="TEMPRA" calcext:value-type="string">
            <text:p>TEMPRA</text:p>
          </table:table-cell>
          <table:table-cell table:formula="of:=CONCATENATE(&quot;INSERT INTO modele (lib_modele, id_marque_modele) VALUES ('&quot;;[.I356];&quot;', &quot;;[.G356];&quot;);&quot;)" office:value-type="string" office:string-value="INSERT INTO modele (lib_modele, id_marque_modele) VALUES ('TEMPRA', 16);" calcext:value-type="string">
            <text:p>INSERT INTO modele (lib_modele, id_marque_modele) VALUES ('TEMPR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TIP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7];&quot; &quot;;[.D357];[.E357];[.F357])" office:value-type="string" office:string-value="TIPO " calcext:value-type="string">
            <text:p>TIPO </text:p>
          </table:table-cell>
          <table:table-cell table:formula="of:=TRIM([.H357])" office:value-type="string" office:string-value="TIPO" calcext:value-type="string">
            <text:p>TIPO</text:p>
          </table:table-cell>
          <table:table-cell table:formula="of:=CONCATENATE(&quot;INSERT INTO modele (lib_modele, id_marque_modele) VALUES ('&quot;;[.I357];&quot;', &quot;;[.G357];&quot;);&quot;)" office:value-type="string" office:string-value="INSERT INTO modele (lib_modele, id_marque_modele) VALUES ('TIPO', 16);" calcext:value-type="string">
            <text:p>INSERT INTO modele (lib_modele, id_marque_modele) VALUES ('TIP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LYSS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8];&quot; &quot;;[.D358];[.E358];[.F358])" office:value-type="string" office:string-value="ULYSSE " calcext:value-type="string">
            <text:p>ULYSSE </text:p>
          </table:table-cell>
          <table:table-cell table:formula="of:=TRIM([.H358])" office:value-type="string" office:string-value="ULYSSE" calcext:value-type="string">
            <text:p>ULYSSE</text:p>
          </table:table-cell>
          <table:table-cell table:formula="of:=CONCATENATE(&quot;INSERT INTO modele (lib_modele, id_marque_modele) VALUES ('&quot;;[.I358];&quot;', &quot;;[.G358];&quot;);&quot;)" office:value-type="string" office:string-value="INSERT INTO modele (lib_modele, id_marque_modele) VALUES ('ULYSSE', 16);" calcext:value-type="string">
            <text:p>INSERT INTO modele (lib_modele, id_marque_modele) VALUES ('ULYSS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9];&quot; &quot;;[.D359];[.E359];[.F359])" office:value-type="string" office:string-value="UNO " calcext:value-type="string">
            <text:p>UNO </text:p>
          </table:table-cell>
          <table:table-cell table:formula="of:=TRIM([.H359])" office:value-type="string" office:string-value="UNO" calcext:value-type="string">
            <text:p>UNO</text:p>
          </table:table-cell>
          <table:table-cell table:formula="of:=CONCATENATE(&quot;INSERT INTO modele (lib_modele, id_marque_modele) VALUES ('&quot;;[.I359];&quot;', &quot;;[.G359];&quot;);&quot;)" office:value-type="string" office:string-value="INSERT INTO modele (lib_modele, id_marque_modele) VALUES ('UNO', 16);" calcext:value-type="string">
            <text:p>INSERT INTO modele (lib_modele, id_marque_modele) VALUES ('UN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X1/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60];&quot; &quot;;[.D360];[.E360];[.F360])" office:value-type="string" office:string-value="X1/9 " calcext:value-type="string">
            <text:p>X1/9 </text:p>
          </table:table-cell>
          <table:table-cell table:formula="of:=TRIM([.H360])" office:value-type="string" office:string-value="X1/9" calcext:value-type="string">
            <text:p>X1/9</text:p>
          </table:table-cell>
          <table:table-cell table:formula="of:=CONCATENATE(&quot;INSERT INTO modele (lib_modele, id_marque_modele) VALUES ('&quot;;[.I360];&quot;', &quot;;[.G360];&quot;);&quot;)" office:value-type="string" office:string-value="INSERT INTO modele (lib_modele, id_marque_modele) VALUES ('X1/9', 16);" calcext:value-type="string">
            <text:p>INSERT INTO modele (lib_modele, id_marque_modele) VALUES ('X1/9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61];&quot; &quot;;[.D361];[.E361];[.F361])" office:value-type="string" office:string-value="AUTRE " calcext:value-type="string">
            <text:p>AUTRE </text:p>
          </table:table-cell>
          <table:table-cell table:formula="of:=TRIM([.H36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61];&quot;', &quot;;[.G361];&quot;);&quot;)" office:value-type="string" office:string-value="INSERT INTO modele (lib_modele, id_marque_modele) VALUES ('AUTRE', 16);" calcext:value-type="string">
            <text:p>INSERT INTO modele (lib_modele, id_marque_modele) VALUES ('AUTR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EROSTA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2];&quot; &quot;;[.D362];[.E362];[.F362])" office:value-type="string" office:string-value="AEROSTAR " calcext:value-type="string">
            <text:p>AEROSTAR </text:p>
          </table:table-cell>
          <table:table-cell table:formula="of:=TRIM([.H362])" office:value-type="string" office:string-value="AEROSTAR" calcext:value-type="string">
            <text:p>AEROSTAR</text:p>
          </table:table-cell>
          <table:table-cell table:formula="of:=CONCATENATE(&quot;INSERT INTO modele (lib_modele, id_marque_modele) VALUES ('&quot;;[.I362];&quot;', &quot;;[.G362];&quot;);&quot;)" office:value-type="string" office:string-value="INSERT INTO modele (lib_modele, id_marque_modele) VALUES ('AEROSTAR', 17);" calcext:value-type="string">
            <text:p>INSERT INTO modele (lib_modele, id_marque_modele) VALUES ('AEROSTA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-MAX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3];&quot; &quot;;[.D363];[.E363];[.F363])" office:value-type="string" office:string-value="B-MAX " calcext:value-type="string">
            <text:p>B-MAX </text:p>
          </table:table-cell>
          <table:table-cell table:formula="of:=TRIM([.H363])" office:value-type="string" office:string-value="B-MAX" calcext:value-type="string">
            <text:p>B-MAX</text:p>
          </table:table-cell>
          <table:table-cell table:formula="of:=CONCATENATE(&quot;INSERT INTO modele (lib_modele, id_marque_modele) VALUES ('&quot;;[.I363];&quot;', &quot;;[.G363];&quot;);&quot;)" office:value-type="string" office:string-value="INSERT INTO modele (lib_modele, id_marque_modele) VALUES ('B-MAX', 17);" calcext:value-type="string">
            <text:p>INSERT INTO modele (lib_modele, id_marque_modele) VALUES ('B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RONC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64];&quot; &quot;;[.D364];[.E364];[.F364])" office:value-type="string" office:string-value="BRONCO II" calcext:value-type="string">
            <text:p>BRONCO II</text:p>
          </table:table-cell>
          <table:table-cell table:formula="of:=TRIM([.H364])" office:value-type="string" office:string-value="BRONCO II" calcext:value-type="string">
            <text:p>BRONCO II</text:p>
          </table:table-cell>
          <table:table-cell table:formula="of:=CONCATENATE(&quot;INSERT INTO modele (lib_modele, id_marque_modele) VALUES ('&quot;;[.I364];&quot;', &quot;;[.G364];&quot;);&quot;)" office:value-type="string" office:string-value="INSERT INTO modele (lib_modele, id_marque_modele) VALUES ('BRONCO II', 17);" calcext:value-type="string">
            <text:p>INSERT INTO modele (lib_modele, id_marque_modele) VALUES ('BRONCO I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65];&quot; &quot;;[.D365];[.E365];[.F365])" office:value-type="string" office:string-value="C MAX" calcext:value-type="string">
            <text:p>C MAX</text:p>
          </table:table-cell>
          <table:table-cell table:formula="of:=TRIM([.H365])" office:value-type="string" office:string-value="C MAX" calcext:value-type="string">
            <text:p>C MAX</text:p>
          </table:table-cell>
          <table:table-cell table:formula="of:=CONCATENATE(&quot;INSERT INTO modele (lib_modele, id_marque_modele) VALUES ('&quot;;[.I365];&quot;', &quot;;[.G365];&quot;);&quot;)" office:value-type="string" office:string-value="INSERT INTO modele (lib_modele, id_marque_modele) VALUES ('C MAX', 17);" calcext:value-type="string">
            <text:p>INSERT INTO modele (lib_modele, id_marque_modele) VALUES ('C 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PR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6];&quot; &quot;;[.D366];[.E366];[.F366])" office:value-type="string" office:string-value="CAPRI " calcext:value-type="string">
            <text:p>CAPRI </text:p>
          </table:table-cell>
          <table:table-cell table:formula="of:=TRIM([.H366])" office:value-type="string" office:string-value="CAPRI" calcext:value-type="string">
            <text:p>CAPRI</text:p>
          </table:table-cell>
          <table:table-cell table:formula="of:=CONCATENATE(&quot;INSERT INTO modele (lib_modele, id_marque_modele) VALUES ('&quot;;[.I366];&quot;', &quot;;[.G366];&quot;);&quot;)" office:value-type="string" office:string-value="INSERT INTO modele (lib_modele, id_marque_modele) VALUES ('CAPRI', 17);" calcext:value-type="string">
            <text:p>INSERT INTO modele (lib_modele, id_marque_modele) VALUES ('CAPR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MPAC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7];&quot; &quot;;[.D367];[.E367];[.F367])" office:value-type="string" office:string-value="COMPACT " calcext:value-type="string">
            <text:p>COMPACT </text:p>
          </table:table-cell>
          <table:table-cell table:formula="of:=TRIM([.H367])" office:value-type="string" office:string-value="COMPACT" calcext:value-type="string">
            <text:p>COMPACT</text:p>
          </table:table-cell>
          <table:table-cell table:formula="of:=CONCATENATE(&quot;INSERT INTO modele (lib_modele, id_marque_modele) VALUES ('&quot;;[.I367];&quot;', &quot;;[.G367];&quot;);&quot;)" office:value-type="string" office:string-value="INSERT INTO modele (lib_modele, id_marque_modele) VALUES ('COMPACT', 17);" calcext:value-type="string">
            <text:p>INSERT INTO modele (lib_modele, id_marque_modele) VALUES ('COMPA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UGA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8];&quot; &quot;;[.D368];[.E368];[.F368])" office:value-type="string" office:string-value="COUGAR " calcext:value-type="string">
            <text:p>COUGAR </text:p>
          </table:table-cell>
          <table:table-cell table:formula="of:=TRIM([.H368])" office:value-type="string" office:string-value="COUGAR" calcext:value-type="string">
            <text:p>COUGAR</text:p>
          </table:table-cell>
          <table:table-cell table:formula="of:=CONCATENATE(&quot;INSERT INTO modele (lib_modele, id_marque_modele) VALUES ('&quot;;[.I368];&quot;', &quot;;[.G368];&quot;);&quot;)" office:value-type="string" office:string-value="INSERT INTO modele (lib_modele, id_marque_modele) VALUES ('COUGAR', 17);" calcext:value-type="string">
            <text:p>INSERT INTO modele (lib_modele, id_marque_modele) VALUES ('COUGA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URRI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9];&quot; &quot;;[.D369];[.E369];[.F369])" office:value-type="string" office:string-value="COURRIER " calcext:value-type="string">
            <text:p>COURRIER </text:p>
          </table:table-cell>
          <table:table-cell table:formula="of:=TRIM([.H369])" office:value-type="string" office:string-value="COURRIER" calcext:value-type="string">
            <text:p>COURRIER</text:p>
          </table:table-cell>
          <table:table-cell table:formula="of:=CONCATENATE(&quot;INSERT INTO modele (lib_modele, id_marque_modele) VALUES ('&quot;;[.I369];&quot;', &quot;;[.G369];&quot;);&quot;)" office:value-type="string" office:string-value="INSERT INTO modele (lib_modele, id_marque_modele) VALUES ('COURRIER', 17);" calcext:value-type="string">
            <text:p>INSERT INTO modele (lib_modele, id_marque_modele) VALUES ('COUR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COSPOR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0];&quot; &quot;;[.D370];[.E370];[.F370])" office:value-type="string" office:string-value="ECOSPORT " calcext:value-type="string">
            <text:p>ECOSPORT </text:p>
          </table:table-cell>
          <table:table-cell table:formula="of:=TRIM([.H370])" office:value-type="string" office:string-value="ECOSPORT" calcext:value-type="string">
            <text:p>ECOSPORT</text:p>
          </table:table-cell>
          <table:table-cell table:formula="of:=CONCATENATE(&quot;INSERT INTO modele (lib_modele, id_marque_modele) VALUES ('&quot;;[.I370];&quot;', &quot;;[.G370];&quot;);&quot;)" office:value-type="string" office:string-value="INSERT INTO modele (lib_modele, id_marque_modele) VALUES ('ECOSPORT', 17);" calcext:value-type="string">
            <text:p>INSERT INTO modele (lib_modele, id_marque_modele) VALUES ('ECOSPOR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1];&quot; &quot;;[.D371];[.E371];[.F371])" office:value-type="string" office:string-value="EDGE " calcext:value-type="string">
            <text:p>EDGE </text:p>
          </table:table-cell>
          <table:table-cell table:formula="of:=TRIM([.H371])" office:value-type="string" office:string-value="EDGE" calcext:value-type="string">
            <text:p>EDGE</text:p>
          </table:table-cell>
          <table:table-cell table:formula="of:=CONCATENATE(&quot;INSERT INTO modele (lib_modele, id_marque_modele) VALUES ('&quot;;[.I371];&quot;', &quot;;[.G371];&quot;);&quot;)" office:value-type="string" office:string-value="INSERT INTO modele (lib_modele, id_marque_modele) VALUES ('EDGE', 17);" calcext:value-type="string">
            <text:p>INSERT INTO modele (lib_modele, id_marque_modele) VALUES ('EDG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OR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2];&quot; &quot;;[.D372];[.E372];[.F372])" office:value-type="string" office:string-value="ESCORT " calcext:value-type="string">
            <text:p>ESCORT </text:p>
          </table:table-cell>
          <table:table-cell table:formula="of:=TRIM([.H372])" office:value-type="string" office:string-value="ESCORT" calcext:value-type="string">
            <text:p>ESCORT</text:p>
          </table:table-cell>
          <table:table-cell table:formula="of:=CONCATENATE(&quot;INSERT INTO modele (lib_modele, id_marque_modele) VALUES ('&quot;;[.I372];&quot;', &quot;;[.G372];&quot;);&quot;)" office:value-type="string" office:string-value="INSERT INTO modele (lib_modele, id_marque_modele) VALUES ('ESCORT', 17);" calcext:value-type="string">
            <text:p>INSERT INTO modele (lib_modele, id_marque_modele) VALUES ('ESCOR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3];&quot; &quot;;[.D373];[.E373];[.F373])" office:value-type="string" office:string-value="EXPLORER " calcext:value-type="string">
            <text:p>EXPLORER </text:p>
          </table:table-cell>
          <table:table-cell table:formula="of:=TRIM([.H373])" office:value-type="string" office:string-value="EXPLORER" calcext:value-type="string">
            <text:p>EXPLORER</text:p>
          </table:table-cell>
          <table:table-cell table:formula="of:=CONCATENATE(&quot;INSERT INTO modele (lib_modele, id_marque_modele) VALUES ('&quot;;[.I373];&quot;', &quot;;[.G373];&quot;);&quot;)" office:value-type="string" office:string-value="INSERT INTO modele (lib_modele, id_marque_modele) VALUES ('EXPLORER', 17);" calcext:value-type="string">
            <text:p>INSERT INTO modele (lib_modele, id_marque_modele) VALUES ('EXPLOR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4];&quot; &quot;;[.D374];[.E374];[.F374])" office:value-type="string" office:string-value="FIESTA " calcext:value-type="string">
            <text:p>FIESTA </text:p>
          </table:table-cell>
          <table:table-cell table:formula="of:=TRIM([.H374])" office:value-type="string" office:string-value="FIESTA" calcext:value-type="string">
            <text:p>FIESTA</text:p>
          </table:table-cell>
          <table:table-cell table:formula="of:=CONCATENATE(&quot;INSERT INTO modele (lib_modele, id_marque_modele) VALUES ('&quot;;[.I374];&quot;', &quot;;[.G374];&quot;);&quot;)" office:value-type="string" office:string-value="INSERT INTO modele (lib_modele, id_marque_modele) VALUES ('FIESTA', 17);" calcext:value-type="string">
            <text:p>INSERT INTO modele (lib_modele, id_marque_modele) VALUES ('FIEST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5];&quot; &quot;;[.D375];[.E375];[.F375])" office:value-type="string" office:string-value="FOCUS " calcext:value-type="string">
            <text:p>FOCUS </text:p>
          </table:table-cell>
          <table:table-cell table:formula="of:=TRIM([.H375])" office:value-type="string" office:string-value="FOCUS" calcext:value-type="string">
            <text:p>FOCUS</text:p>
          </table:table-cell>
          <table:table-cell table:formula="of:=CONCATENATE(&quot;INSERT INTO modele (lib_modele, id_marque_modele) VALUES ('&quot;;[.I375];&quot;', &quot;;[.G375];&quot;);&quot;)" office:value-type="string" office:string-value="INSERT INTO modele (lib_modele, id_marque_modele) VALUES ('FOCUS', 17);" calcext:value-type="string">
            <text:p>INSERT INTO modele (lib_modele, id_marque_modele) VALUES ('FOCUS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-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76];&quot; &quot;;[.D376];[.E376];[.F376])" office:value-type="string" office:string-value="FOCUS C-MAX" calcext:value-type="string">
            <text:p>FOCUS C-MAX</text:p>
          </table:table-cell>
          <table:table-cell table:formula="of:=TRIM([.H376])" office:value-type="string" office:string-value="FOCUS C-MAX" calcext:value-type="string">
            <text:p>FOCUS C-MAX</text:p>
          </table:table-cell>
          <table:table-cell table:formula="of:=CONCATENATE(&quot;INSERT INTO modele (lib_modele, id_marque_modele) VALUES ('&quot;;[.I376];&quot;', &quot;;[.G376];&quot;);&quot;)" office:value-type="string" office:string-value="INSERT INTO modele (lib_modele, id_marque_modele) VALUES ('FOCUS C-MAX', 17);" calcext:value-type="string">
            <text:p>INSERT INTO modele (lib_modele, id_marque_modele) VALUES ('FOCUS C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NCATENATE([.C377];&quot; &quot;;[.D377];[.E377];[.F377])" office:value-type="string" office:string-value="FOCUS COUPECABRIO" calcext:value-type="string">
            <text:p>FOCUS COUPECABRIO</text:p>
          </table:table-cell>
          <table:table-cell table:formula="of:=TRIM([.H377])" office:value-type="string" office:string-value="FOCUS COUPECABRIO" calcext:value-type="string">
            <text:p>FOCUS COUPECABRIO</text:p>
          </table:table-cell>
          <table:table-cell table:formula="of:=CONCATENATE(&quot;INSERT INTO modele (lib_modele, id_marque_modele) VALUES ('&quot;;[.I377];&quot;', &quot;;[.G377];&quot;);&quot;)" office:value-type="string" office:string-value="INSERT INTO modele (lib_modele, id_marque_modele) VALUES ('FOCUS COUPECABRIO', 17);" calcext:value-type="string">
            <text:p>INSERT INTO modele (lib_modele, id_marque_modele) VALUES ('FOCUS COUPECABRI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8];&quot; &quot;;[.D378];[.E378];[.F378])" office:value-type="string" office:string-value="FUSION " calcext:value-type="string">
            <text:p>FUSION </text:p>
          </table:table-cell>
          <table:table-cell table:formula="of:=TRIM([.H378])" office:value-type="string" office:string-value="FUSION" calcext:value-type="string">
            <text:p>FUSION</text:p>
          </table:table-cell>
          <table:table-cell table:formula="of:=CONCATENATE(&quot;INSERT INTO modele (lib_modele, id_marque_modele) VALUES ('&quot;;[.I378];&quot;', &quot;;[.G378];&quot;);&quot;)" office:value-type="string" office:string-value="INSERT INTO modele (lib_modele, id_marque_modele) VALUES ('FUSION', 17);" calcext:value-type="string">
            <text:p>INSERT INTO modele (lib_modele, id_marque_modele) VALUES ('FUSION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ALAXY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9];&quot; &quot;;[.D379];[.E379];[.F379])" office:value-type="string" office:string-value="GALAXY " calcext:value-type="string">
            <text:p>GALAXY </text:p>
          </table:table-cell>
          <table:table-cell table:formula="of:=TRIM([.H379])" office:value-type="string" office:string-value="GALAXY" calcext:value-type="string">
            <text:p>GALAXY</text:p>
          </table:table-cell>
          <table:table-cell table:formula="of:=CONCATENATE(&quot;INSERT INTO modele (lib_modele, id_marque_modele) VALUES ('&quot;;[.I379];&quot;', &quot;;[.G379];&quot;);&quot;)" office:value-type="string" office:string-value="INSERT INTO modele (lib_modele, id_marque_modele) VALUES ('GALAXY', 17);" calcext:value-type="string">
            <text:p>INSERT INTO modele (lib_modele, id_marque_modele) VALUES ('GALAXY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RANAD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0];&quot; &quot;;[.D380];[.E380];[.F380])" office:value-type="string" office:string-value="GRANADA " calcext:value-type="string">
            <text:p>GRANADA </text:p>
          </table:table-cell>
          <table:table-cell table:formula="of:=TRIM([.H380])" office:value-type="string" office:string-value="GRANADA" calcext:value-type="string">
            <text:p>GRANADA</text:p>
          </table:table-cell>
          <table:table-cell table:formula="of:=CONCATENATE(&quot;INSERT INTO modele (lib_modele, id_marque_modele) VALUES ('&quot;;[.I380];&quot;', &quot;;[.G380];&quot;);&quot;)" office:value-type="string" office:string-value="INSERT INTO modele (lib_modele, id_marque_modele) VALUES ('GRANADA', 17);" calcext:value-type="string">
            <text:p>INSERT INTO modele (lib_modele, id_marque_modele) VALUES ('GRANAD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JEE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1];&quot; &quot;;[.D381];[.E381];[.F381])" office:value-type="string" office:string-value="JEEP " calcext:value-type="string">
            <text:p>JEEP </text:p>
          </table:table-cell>
          <table:table-cell table:formula="of:=TRIM([.H381])" office:value-type="string" office:string-value="JEEP" calcext:value-type="string">
            <text:p>JEEP</text:p>
          </table:table-cell>
          <table:table-cell table:formula="of:=CONCATENATE(&quot;INSERT INTO modele (lib_modele, id_marque_modele) VALUES ('&quot;;[.I381];&quot;', &quot;;[.G381];&quot;);&quot;)" office:value-type="string" office:string-value="INSERT INTO modele (lib_modele, id_marque_modele) VALUES ('JEEP', 17);" calcext:value-type="string">
            <text:p>INSERT INTO modele (lib_modele, id_marque_modele) VALUES ('JEEP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2];&quot; &quot;;[.D382];[.E382];[.F382])" office:value-type="string" office:string-value="KA " calcext:value-type="string">
            <text:p>KA </text:p>
          </table:table-cell>
          <table:table-cell table:formula="of:=TRIM([.H382])" office:value-type="string" office:string-value="KA" calcext:value-type="string">
            <text:p>KA</text:p>
          </table:table-cell>
          <table:table-cell table:formula="of:=CONCATENATE(&quot;INSERT INTO modele (lib_modele, id_marque_modele) VALUES ('&quot;;[.I382];&quot;', &quot;;[.G382];&quot;);&quot;)" office:value-type="string" office:string-value="INSERT INTO modele (lib_modele, id_marque_modele) VALUES ('KA', 17);" calcext:value-type="string">
            <text:p>INSERT INTO modele (lib_modele, id_marque_modele) VALUES ('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KUG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3];&quot; &quot;;[.D383];[.E383];[.F383])" office:value-type="string" office:string-value="KUGA " calcext:value-type="string">
            <text:p>KUGA </text:p>
          </table:table-cell>
          <table:table-cell table:formula="of:=TRIM([.H383])" office:value-type="string" office:string-value="KUGA" calcext:value-type="string">
            <text:p>KUGA</text:p>
          </table:table-cell>
          <table:table-cell table:formula="of:=CONCATENATE(&quot;INSERT INTO modele (lib_modele, id_marque_modele) VALUES ('&quot;;[.I383];&quot;', &quot;;[.G383];&quot;);&quot;)" office:value-type="string" office:string-value="INSERT INTO modele (lib_modele, id_marque_modele) VALUES ('KUGA', 17);" calcext:value-type="string">
            <text:p>INSERT INTO modele (lib_modele, id_marque_modele) VALUES ('KUG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AVERICK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4];&quot; &quot;;[.D384];[.E384];[.F384])" office:value-type="string" office:string-value="MAVERICK " calcext:value-type="string">
            <text:p>MAVERICK </text:p>
          </table:table-cell>
          <table:table-cell table:formula="of:=TRIM([.H384])" office:value-type="string" office:string-value="MAVERICK" calcext:value-type="string">
            <text:p>MAVERICK</text:p>
          </table:table-cell>
          <table:table-cell table:formula="of:=CONCATENATE(&quot;INSERT INTO modele (lib_modele, id_marque_modele) VALUES ('&quot;;[.I384];&quot;', &quot;;[.G384];&quot;);&quot;)" office:value-type="string" office:string-value="INSERT INTO modele (lib_modele, id_marque_modele) VALUES ('MAVERICK', 17);" calcext:value-type="string">
            <text:p>INSERT INTO modele (lib_modele, id_marque_modele) VALUES ('MAVERICK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ONDE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5];&quot; &quot;;[.D385];[.E385];[.F385])" office:value-type="string" office:string-value="MONDEO " calcext:value-type="string">
            <text:p>MONDEO </text:p>
          </table:table-cell>
          <table:table-cell table:formula="of:=TRIM([.H385])" office:value-type="string" office:string-value="MONDEO" calcext:value-type="string">
            <text:p>MONDEO</text:p>
          </table:table-cell>
          <table:table-cell table:formula="of:=CONCATENATE(&quot;INSERT INTO modele (lib_modele, id_marque_modele) VALUES ('&quot;;[.I385];&quot;', &quot;;[.G385];&quot;);&quot;)" office:value-type="string" office:string-value="INSERT INTO modele (lib_modele, id_marque_modele) VALUES ('MONDEO', 17);" calcext:value-type="string">
            <text:p>INSERT INTO modele (lib_modele, id_marque_modele) VALUES ('MONDE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6];&quot; &quot;;[.D386];[.E386];[.F386])" office:value-type="string" office:string-value="MUSTANG " calcext:value-type="string">
            <text:p>MUSTANG </text:p>
          </table:table-cell>
          <table:table-cell table:formula="of:=TRIM([.H386])" office:value-type="string" office:string-value="MUSTANG" calcext:value-type="string">
            <text:p>MUSTANG</text:p>
          </table:table-cell>
          <table:table-cell table:formula="of:=CONCATENATE(&quot;INSERT INTO modele (lib_modele, id_marque_modele) VALUES ('&quot;;[.I386];&quot;', &quot;;[.G386];&quot;);&quot;)" office:value-type="string" office:string-value="INSERT INTO modele (lib_modele, id_marque_modele) VALUES ('MUSTANG', 17);" calcext:value-type="string">
            <text:p>INSERT INTO modele (lib_modele, id_marque_modele) VALUES ('MUSTANG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ORIO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7];&quot; &quot;;[.D387];[.E387];[.F387])" office:value-type="string" office:string-value="ORION " calcext:value-type="string">
            <text:p>ORION </text:p>
          </table:table-cell>
          <table:table-cell table:formula="of:=TRIM([.H387])" office:value-type="string" office:string-value="ORION" calcext:value-type="string">
            <text:p>ORION</text:p>
          </table:table-cell>
          <table:table-cell table:formula="of:=CONCATENATE(&quot;INSERT INTO modele (lib_modele, id_marque_modele) VALUES ('&quot;;[.I387];&quot;', &quot;;[.G387];&quot;);&quot;)" office:value-type="string" office:string-value="INSERT INTO modele (lib_modele, id_marque_modele) VALUES ('ORION', 17);" calcext:value-type="string">
            <text:p>INSERT INTO modele (lib_modele, id_marque_modele) VALUES ('ORION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8];&quot; &quot;;[.D388];[.E388];[.F388])" office:value-type="string" office:string-value="P100 " calcext:value-type="string">
            <text:p>P100 </text:p>
          </table:table-cell>
          <table:table-cell table:formula="of:=TRIM([.H388])" office:value-type="string" office:string-value="P100" calcext:value-type="string">
            <text:p>P100</text:p>
          </table:table-cell>
          <table:table-cell table:formula="of:=CONCATENATE(&quot;INSERT INTO modele (lib_modele, id_marque_modele) VALUES ('&quot;;[.I388];&quot;', &quot;;[.G388];&quot;);&quot;)" office:value-type="string" office:string-value="INSERT INTO modele (lib_modele, id_marque_modele) VALUES ('P100', 17);" calcext:value-type="string">
            <text:p>INSERT INTO modele (lib_modele, id_marque_modele) VALUES ('P100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ROB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9];&quot; &quot;;[.D389];[.E389];[.F389])" office:value-type="string" office:string-value="PROBE " calcext:value-type="string">
            <text:p>PROBE </text:p>
          </table:table-cell>
          <table:table-cell table:formula="of:=TRIM([.H389])" office:value-type="string" office:string-value="PROBE" calcext:value-type="string">
            <text:p>PROBE</text:p>
          </table:table-cell>
          <table:table-cell table:formula="of:=CONCATENATE(&quot;INSERT INTO modele (lib_modele, id_marque_modele) VALUES ('&quot;;[.I389];&quot;', &quot;;[.G389];&quot;);&quot;)" office:value-type="string" office:string-value="INSERT INTO modele (lib_modele, id_marque_modele) VALUES ('PROBE', 17);" calcext:value-type="string">
            <text:p>INSERT INTO modele (lib_modele, id_marque_modele) VALUES ('PROB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UM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0];&quot; &quot;;[.D390];[.E390];[.F390])" office:value-type="string" office:string-value="PUMA " calcext:value-type="string">
            <text:p>PUMA </text:p>
          </table:table-cell>
          <table:table-cell table:formula="of:=TRIM([.H390])" office:value-type="string" office:string-value="PUMA" calcext:value-type="string">
            <text:p>PUMA</text:p>
          </table:table-cell>
          <table:table-cell table:formula="of:=CONCATENATE(&quot;INSERT INTO modele (lib_modele, id_marque_modele) VALUES ('&quot;;[.I390];&quot;', &quot;;[.G390];&quot;);&quot;)" office:value-type="string" office:string-value="INSERT INTO modele (lib_modele, id_marque_modele) VALUES ('PUMA', 17);" calcext:value-type="string">
            <text:p>INSERT INTO modele (lib_modele, id_marque_modele) VALUES ('PUM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1];&quot; &quot;;[.D391];[.E391];[.F391])" office:value-type="string" office:string-value="RANGER " calcext:value-type="string">
            <text:p>RANGER </text:p>
          </table:table-cell>
          <table:table-cell table:formula="of:=TRIM([.H391])" office:value-type="string" office:string-value="RANGER" calcext:value-type="string">
            <text:p>RANGER</text:p>
          </table:table-cell>
          <table:table-cell table:formula="of:=CONCATENATE(&quot;INSERT INTO modele (lib_modele, id_marque_modele) VALUES ('&quot;;[.I391];&quot;', &quot;;[.G391];&quot;);&quot;)" office:value-type="string" office:string-value="INSERT INTO modele (lib_modele, id_marque_modele) VALUES ('RANGER', 17);" calcext:value-type="string">
            <text:p>INSERT INTO modele (lib_modele, id_marque_modele) VALUES ('RANG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92];&quot; &quot;;[.D392];[.E392];[.F392])" office:value-type="string" office:string-value="S MAX" calcext:value-type="string">
            <text:p>S MAX</text:p>
          </table:table-cell>
          <table:table-cell table:formula="of:=TRIM([.H392])" office:value-type="string" office:string-value="S MAX" calcext:value-type="string">
            <text:p>S MAX</text:p>
          </table:table-cell>
          <table:table-cell table:formula="of:=CONCATENATE(&quot;INSERT INTO modele (lib_modele, id_marque_modele) VALUES ('&quot;;[.I392];&quot;', &quot;;[.G392];&quot;);&quot;)" office:value-type="string" office:string-value="INSERT INTO modele (lib_modele, id_marque_modele) VALUES ('S MAX', 17);" calcext:value-type="string">
            <text:p>INSERT INTO modele (lib_modele, id_marque_modele) VALUES ('S 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CORPI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3];&quot; &quot;;[.D393];[.E393];[.F393])" office:value-type="string" office:string-value="SCORPIO " calcext:value-type="string">
            <text:p>SCORPIO </text:p>
          </table:table-cell>
          <table:table-cell table:formula="of:=TRIM([.H393])" office:value-type="string" office:string-value="SCORPIO" calcext:value-type="string">
            <text:p>SCORPIO</text:p>
          </table:table-cell>
          <table:table-cell table:formula="of:=CONCATENATE(&quot;INSERT INTO modele (lib_modele, id_marque_modele) VALUES ('&quot;;[.I393];&quot;', &quot;;[.G393];&quot;);&quot;)" office:value-type="string" office:string-value="INSERT INTO modele (lib_modele, id_marque_modele) VALUES ('SCORPIO', 17);" calcext:value-type="string">
            <text:p>INSERT INTO modele (lib_modele, id_marque_modele) VALUES ('SCORPI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IERR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4];&quot; &quot;;[.D394];[.E394];[.F394])" office:value-type="string" office:string-value="SIERRA " calcext:value-type="string">
            <text:p>SIERRA </text:p>
          </table:table-cell>
          <table:table-cell table:formula="of:=TRIM([.H394])" office:value-type="string" office:string-value="SIERRA" calcext:value-type="string">
            <text:p>SIERRA</text:p>
          </table:table-cell>
          <table:table-cell table:formula="of:=CONCATENATE(&quot;INSERT INTO modele (lib_modele, id_marque_modele) VALUES ('&quot;;[.I394];&quot;', &quot;;[.G394];&quot;);&quot;)" office:value-type="string" office:string-value="INSERT INTO modele (lib_modele, id_marque_modele) VALUES ('SIERRA', 17);" calcext:value-type="string">
            <text:p>INSERT INTO modele (lib_modele, id_marque_modele) VALUES ('SIERR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-MAX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5];&quot; &quot;;[.D395];[.E395];[.F395])" office:value-type="string" office:string-value="S-MAX " calcext:value-type="string">
            <text:p>S-MAX </text:p>
          </table:table-cell>
          <table:table-cell table:formula="of:=TRIM([.H395])" office:value-type="string" office:string-value="S-MAX" calcext:value-type="string">
            <text:p>S-MAX</text:p>
          </table:table-cell>
          <table:table-cell table:formula="of:=CONCATENATE(&quot;INSERT INTO modele (lib_modele, id_marque_modele) VALUES ('&quot;;[.I395];&quot;', &quot;;[.G395];&quot;);&quot;)" office:value-type="string" office:string-value="INSERT INTO modele (lib_modele, id_marque_modele) VALUES ('S-MAX', 17);" calcext:value-type="string">
            <text:p>INSERT INTO modele (lib_modele, id_marque_modele) VALUES ('S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PORT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6];&quot; &quot;;[.D396];[.E396];[.F396])" office:value-type="string" office:string-value="SPORTKA " calcext:value-type="string">
            <text:p>SPORTKA </text:p>
          </table:table-cell>
          <table:table-cell table:formula="of:=TRIM([.H396])" office:value-type="string" office:string-value="SPORTKA" calcext:value-type="string">
            <text:p>SPORTKA</text:p>
          </table:table-cell>
          <table:table-cell table:formula="of:=CONCATENATE(&quot;INSERT INTO modele (lib_modele, id_marque_modele) VALUES ('&quot;;[.I396];&quot;', &quot;;[.G396];&quot;);&quot;)" office:value-type="string" office:string-value="INSERT INTO modele (lib_modele, id_marque_modele) VALUES ('SPORTKA', 17);" calcext:value-type="string">
            <text:p>INSERT INTO modele (lib_modele, id_marque_modele) VALUES ('SPORT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TREET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7];&quot; &quot;;[.D397];[.E397];[.F397])" office:value-type="string" office:string-value="STREETKA " calcext:value-type="string">
            <text:p>STREETKA </text:p>
          </table:table-cell>
          <table:table-cell table:formula="of:=TRIM([.H397])" office:value-type="string" office:string-value="STREETKA" calcext:value-type="string">
            <text:p>STREETKA</text:p>
          </table:table-cell>
          <table:table-cell table:formula="of:=CONCATENATE(&quot;INSERT INTO modele (lib_modele, id_marque_modele) VALUES ('&quot;;[.I397];&quot;', &quot;;[.G397];&quot;);&quot;)" office:value-type="string" office:string-value="INSERT INTO modele (lib_modele, id_marque_modele) VALUES ('STREETKA', 17);" calcext:value-type="string">
            <text:p>INSERT INTO modele (lib_modele, id_marque_modele) VALUES ('STREET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NU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8];&quot; &quot;;[.D398];[.E398];[.F398])" office:value-type="string" office:string-value="TAUNUS " calcext:value-type="string">
            <text:p>TAUNUS </text:p>
          </table:table-cell>
          <table:table-cell table:formula="of:=TRIM([.H398])" office:value-type="string" office:string-value="TAUNUS" calcext:value-type="string">
            <text:p>TAUNUS</text:p>
          </table:table-cell>
          <table:table-cell table:formula="of:=CONCATENATE(&quot;INSERT INTO modele (lib_modele, id_marque_modele) VALUES ('&quot;;[.I398];&quot;', &quot;;[.G398];&quot;);&quot;)" office:value-type="string" office:string-value="INSERT INTO modele (lib_modele, id_marque_modele) VALUES ('TAUNUS', 17);" calcext:value-type="string">
            <text:p>INSERT INTO modele (lib_modele, id_marque_modele) VALUES ('TAUNUS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9];&quot; &quot;;[.D399];[.E399];[.F399])" office:value-type="string" office:string-value="TOURNEO " calcext:value-type="string">
            <text:p>TOURNEO </text:p>
          </table:table-cell>
          <table:table-cell table:formula="of:=TRIM([.H399])" office:value-type="string" office:string-value="TOURNEO" calcext:value-type="string">
            <text:p>TOURNEO</text:p>
          </table:table-cell>
          <table:table-cell table:formula="of:=CONCATENATE(&quot;INSERT INTO modele (lib_modele, id_marque_modele) VALUES ('&quot;;[.I399];&quot;', &quot;;[.G399];&quot;);&quot;)" office:value-type="string" office:string-value="INSERT INTO modele (lib_modele, id_marque_modele) VALUES ('TOURNEO', 17);" calcext:value-type="string">
            <text:p>INSERT INTO modele (lib_modele, id_marque_modele) VALUES ('TOURNE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ONNEC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0];&quot; &quot;;[.D400];[.E400];[.F400])" office:value-type="string" office:string-value="TOURNEO CONNECT" calcext:value-type="string">
            <text:p>TOURNEO CONNECT</text:p>
          </table:table-cell>
          <table:table-cell table:formula="of:=TRIM([.H400])" office:value-type="string" office:string-value="TOURNEO CONNECT" calcext:value-type="string">
            <text:p>TOURNEO CONNECT</text:p>
          </table:table-cell>
          <table:table-cell table:formula="of:=CONCATENATE(&quot;INSERT INTO modele (lib_modele, id_marque_modele) VALUES ('&quot;;[.I400];&quot;', &quot;;[.G400];&quot;);&quot;)" office:value-type="string" office:string-value="INSERT INTO modele (lib_modele, id_marque_modele) VALUES ('TOURNEO CONNECT', 17);" calcext:value-type="string">
            <text:p>INSERT INTO modele (lib_modele, id_marque_modele) VALUES ('TOURNEO CONNE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OURI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1];&quot; &quot;;[.D401];[.E401];[.F401])" office:value-type="string" office:string-value="TOURNEO COURIER" calcext:value-type="string">
            <text:p>TOURNEO COURIER</text:p>
          </table:table-cell>
          <table:table-cell table:formula="of:=TRIM([.H401])" office:value-type="string" office:string-value="TOURNEO COURIER" calcext:value-type="string">
            <text:p>TOURNEO COURIER</text:p>
          </table:table-cell>
          <table:table-cell table:formula="of:=CONCATENATE(&quot;INSERT INTO modele (lib_modele, id_marque_modele) VALUES ('&quot;;[.I401];&quot;', &quot;;[.G401];&quot;);&quot;)" office:value-type="string" office:string-value="INSERT INTO modele (lib_modele, id_marque_modele) VALUES ('TOURNEO COURIER', 17);" calcext:value-type="string">
            <text:p>INSERT INTO modele (lib_modele, id_marque_modele) VALUES ('TOURNEO COU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2];&quot; &quot;;[.D402];[.E402];[.F402])" office:value-type="string" office:string-value="TOURNEO CUSTOM" calcext:value-type="string">
            <text:p>TOURNEO CUSTOM</text:p>
          </table:table-cell>
          <table:table-cell table:formula="of:=TRIM([.H402])" office:value-type="string" office:string-value="TOURNEO CUSTOM" calcext:value-type="string">
            <text:p>TOURNEO CUSTOM</text:p>
          </table:table-cell>
          <table:table-cell table:formula="of:=CONCATENATE(&quot;INSERT INTO modele (lib_modele, id_marque_modele) VALUES ('&quot;;[.I402];&quot;', &quot;;[.G402];&quot;);&quot;)" office:value-type="string" office:string-value="INSERT INTO modele (lib_modele, id_marque_modele) VALUES ('TOURNEO CUSTOM', 17);" calcext:value-type="string">
            <text:p>INSERT INTO modele (lib_modele, id_marque_modele) VALUES ('TOURNEO CUSTOM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403];&quot; &quot;;[.D403];[.E403];[.F403])" office:value-type="string" office:string-value="TRANSIT " calcext:value-type="string">
            <text:p>TRANSIT </text:p>
          </table:table-cell>
          <table:table-cell table:formula="of:=TRIM([.H403])" office:value-type="string" office:string-value="TRANSIT" calcext:value-type="string">
            <text:p>TRANSIT</text:p>
          </table:table-cell>
          <table:table-cell table:formula="of:=CONCATENATE(&quot;INSERT INTO modele (lib_modele, id_marque_modele) VALUES ('&quot;;[.I403];&quot;', &quot;;[.G403];&quot;);&quot;)" office:value-type="string" office:string-value="INSERT INTO modele (lib_modele, id_marque_modele) VALUES ('TRANSIT', 17);" calcext:value-type="string">
            <text:p>INSERT INTO modele (lib_modele, id_marque_modele) VALUES ('TRANSI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ONNEC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4];&quot; &quot;;[.D404];[.E404];[.F404])" office:value-type="string" office:string-value="TRANSIT CONNECT" calcext:value-type="string">
            <text:p>TRANSIT CONNECT</text:p>
          </table:table-cell>
          <table:table-cell table:formula="of:=TRIM([.H404])" office:value-type="string" office:string-value="TRANSIT CONNECT" calcext:value-type="string">
            <text:p>TRANSIT CONNECT</text:p>
          </table:table-cell>
          <table:table-cell table:formula="of:=CONCATENATE(&quot;INSERT INTO modele (lib_modele, id_marque_modele) VALUES ('&quot;;[.I404];&quot;', &quot;;[.G404];&quot;);&quot;)" office:value-type="string" office:string-value="INSERT INTO modele (lib_modele, id_marque_modele) VALUES ('TRANSIT CONNECT', 17);" calcext:value-type="string">
            <text:p>INSERT INTO modele (lib_modele, id_marque_modele) VALUES ('TRANSIT CONNE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OURI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5];&quot; &quot;;[.D405];[.E405];[.F405])" office:value-type="string" office:string-value="TRANSIT COURIER" calcext:value-type="string">
            <text:p>TRANSIT COURIER</text:p>
          </table:table-cell>
          <table:table-cell table:formula="of:=TRIM([.H405])" office:value-type="string" office:string-value="TRANSIT COURIER" calcext:value-type="string">
            <text:p>TRANSIT COURIER</text:p>
          </table:table-cell>
          <table:table-cell table:formula="of:=CONCATENATE(&quot;INSERT INTO modele (lib_modele, id_marque_modele) VALUES ('&quot;;[.I405];&quot;', &quot;;[.G405];&quot;);&quot;)" office:value-type="string" office:string-value="INSERT INTO modele (lib_modele, id_marque_modele) VALUES ('TRANSIT COURIER', 17);" calcext:value-type="string">
            <text:p>INSERT INTO modele (lib_modele, id_marque_modele) VALUES ('TRANSIT COU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6];&quot; &quot;;[.D406];[.E406];[.F406])" office:value-type="string" office:string-value="TRANSIT CUSTOM" calcext:value-type="string">
            <text:p>TRANSIT CUSTOM</text:p>
          </table:table-cell>
          <table:table-cell table:formula="of:=TRIM([.H406])" office:value-type="string" office:string-value="TRANSIT CUSTOM" calcext:value-type="string">
            <text:p>TRANSIT CUSTOM</text:p>
          </table:table-cell>
          <table:table-cell table:formula="of:=CONCATENATE(&quot;INSERT INTO modele (lib_modele, id_marque_modele) VALUES ('&quot;;[.I406];&quot;', &quot;;[.G406];&quot;);&quot;)" office:value-type="string" office:string-value="INSERT INTO modele (lib_modele, id_marque_modele) VALUES ('TRANSIT CUSTOM', 17);" calcext:value-type="string">
            <text:p>INSERT INTO modele (lib_modele, id_marque_modele) VALUES ('TRANSIT CUSTOM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7];&quot; &quot;;[.D407];[.E407];[.F407])" office:value-type="string" office:string-value="TRANSIT VI" calcext:value-type="string">
            <text:p>TRANSIT VI</text:p>
          </table:table-cell>
          <table:table-cell table:formula="of:=TRIM([.H407])" office:value-type="string" office:string-value="TRANSIT VI" calcext:value-type="string">
            <text:p>TRANSIT VI</text:p>
          </table:table-cell>
          <table:table-cell table:formula="of:=CONCATENATE(&quot;INSERT INTO modele (lib_modele, id_marque_modele) VALUES ('&quot;;[.I407];&quot;', &quot;;[.G407];&quot;);&quot;)" office:value-type="string" office:string-value="INSERT INTO modele (lib_modele, id_marque_modele) VALUES ('TRANSIT VI', 17);" calcext:value-type="string">
            <text:p>INSERT INTO modele (lib_modele, id_marque_modele) VALUES ('TRANSIT V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408];&quot; &quot;;[.D408];[.E408];[.F408])" office:value-type="string" office:string-value="AUTRE " calcext:value-type="string">
            <text:p>AUTRE </text:p>
          </table:table-cell>
          <table:table-cell table:formula="of:=TRIM([.H4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08];&quot;', &quot;;[.G408];&quot;);&quot;)" office:value-type="string" office:string-value="INSERT INTO modele (lib_modele, id_marque_modele) VALUES ('AUTRE', 17);" calcext:value-type="string">
            <text:p>INSERT INTO modele (lib_modele, id_marque_modele) VALUES ('AUTR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09];&quot; &quot;;[.D409];[.E409];[.F409])" office:value-type="string" office:string-value="ACCORD " calcext:value-type="string">
            <text:p>ACCORD </text:p>
          </table:table-cell>
          <table:table-cell table:formula="of:=TRIM([.H409])" office:value-type="string" office:string-value="ACCORD" calcext:value-type="string">
            <text:p>ACCORD</text:p>
          </table:table-cell>
          <table:table-cell table:formula="of:=CONCATENATE(&quot;INSERT INTO modele (lib_modele, id_marque_modele) VALUES ('&quot;;[.I409];&quot;', &quot;;[.G409];&quot;);&quot;)" office:value-type="string" office:string-value="INSERT INTO modele (lib_modele, id_marque_modele) VALUES ('ACCORD', 18);" calcext:value-type="string">
            <text:p>INSERT INTO modele (lib_modele, id_marque_modele) VALUES ('ACCOR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0];&quot; &quot;;[.D410];[.E410];[.F410])" office:value-type="string" office:string-value="ACTY " calcext:value-type="string">
            <text:p>ACTY </text:p>
          </table:table-cell>
          <table:table-cell table:formula="of:=TRIM([.H410])" office:value-type="string" office:string-value="ACTY" calcext:value-type="string">
            <text:p>ACTY</text:p>
          </table:table-cell>
          <table:table-cell table:formula="of:=CONCATENATE(&quot;INSERT INTO modele (lib_modele, id_marque_modele) VALUES ('&quot;;[.I410];&quot;', &quot;;[.G410];&quot;);&quot;)" office:value-type="string" office:string-value="INSERT INTO modele (lib_modele, id_marque_modele) VALUES ('ACTY', 18);" calcext:value-type="string">
            <text:p>INSERT INTO modele (lib_modele, id_marque_modele) VALUES ('AC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1];&quot; &quot;;[.D411];[.E411];[.F411])" office:value-type="string" office:string-value="CIVIC " calcext:value-type="string">
            <text:p>CIVIC </text:p>
          </table:table-cell>
          <table:table-cell table:formula="of:=TRIM([.H411])" office:value-type="string" office:string-value="CIVIC" calcext:value-type="string">
            <text:p>CIVIC</text:p>
          </table:table-cell>
          <table:table-cell table:formula="of:=CONCATENATE(&quot;INSERT INTO modele (lib_modele, id_marque_modele) VALUES ('&quot;;[.I411];&quot;', &quot;;[.G411];&quot;);&quot;)" office:value-type="string" office:string-value="INSERT INTO modele (lib_modele, id_marque_modele) VALUES ('CIVIC', 18);" calcext:value-type="string">
            <text:p>INSERT INTO modele (lib_modele, id_marque_modele) VALUES ('CIVI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AERODECK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412];&quot; &quot;;[.D412];[.E412];[.F412])" office:value-type="string" office:string-value="CIVIC AERODECK" calcext:value-type="string">
            <text:p>CIVIC AERODECK</text:p>
          </table:table-cell>
          <table:table-cell table:formula="of:=TRIM([.H412])" office:value-type="string" office:string-value="CIVIC AERODECK" calcext:value-type="string">
            <text:p>CIVIC AERODECK</text:p>
          </table:table-cell>
          <table:table-cell table:formula="of:=CONCATENATE(&quot;INSERT INTO modele (lib_modele, id_marque_modele) VALUES ('&quot;;[.I412];&quot;', &quot;;[.G412];&quot;);&quot;)" office:value-type="string" office:string-value="INSERT INTO modele (lib_modele, id_marque_modele) VALUES ('CIVIC AERODECK', 18);" calcext:value-type="string">
            <text:p>INSERT INTO modele (lib_modele, id_marque_modele) VALUES ('CIVIC AERODECK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ONCERT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3];&quot; &quot;;[.D413];[.E413];[.F413])" office:value-type="string" office:string-value="CONCERTO " calcext:value-type="string">
            <text:p>CONCERTO </text:p>
          </table:table-cell>
          <table:table-cell table:formula="of:=TRIM([.H413])" office:value-type="string" office:string-value="CONCERTO" calcext:value-type="string">
            <text:p>CONCERTO</text:p>
          </table:table-cell>
          <table:table-cell table:formula="of:=CONCATENATE(&quot;INSERT INTO modele (lib_modele, id_marque_modele) VALUES ('&quot;;[.I413];&quot;', &quot;;[.G413];&quot;);&quot;)" office:value-type="string" office:string-value="INSERT INTO modele (lib_modele, id_marque_modele) VALUES ('CONCERTO', 18);" calcext:value-type="string">
            <text:p>INSERT INTO modele (lib_modele, id_marque_modele) VALUES ('CONCERT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414];&quot; &quot;;[.D414];[.E414];[.F414])" office:value-type="string" office:string-value="CR Z" calcext:value-type="string">
            <text:p>CR Z</text:p>
          </table:table-cell>
          <table:table-cell table:formula="of:=TRIM([.H414])" office:value-type="string" office:string-value="CR Z" calcext:value-type="string">
            <text:p>CR Z</text:p>
          </table:table-cell>
          <table:table-cell table:formula="of:=CONCATENATE(&quot;INSERT INTO modele (lib_modele, id_marque_modele) VALUES ('&quot;;[.I414];&quot;', &quot;;[.G414];&quot;);&quot;)" office:value-type="string" office:string-value="INSERT INTO modele (lib_modele, id_marque_modele) VALUES ('CR Z', 18);" calcext:value-type="string">
            <text:p>INSERT INTO modele (lib_modele, id_marque_modele) VALUES ('CR 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5];&quot; &quot;;[.D415];[.E415];[.F415])" office:value-type="string" office:string-value="CRV " calcext:value-type="string">
            <text:p>CRV </text:p>
          </table:table-cell>
          <table:table-cell table:formula="of:=TRIM([.H415])" office:value-type="string" office:string-value="CRV" calcext:value-type="string">
            <text:p>CRV</text:p>
          </table:table-cell>
          <table:table-cell table:formula="of:=CONCATENATE(&quot;INSERT INTO modele (lib_modele, id_marque_modele) VALUES ('&quot;;[.I415];&quot;', &quot;;[.G415];&quot;);&quot;)" office:value-type="string" office:string-value="INSERT INTO modele (lib_modele, id_marque_modele) VALUES ('CRV', 18);" calcext:value-type="string">
            <text:p>INSERT INTO modele (lib_modele, id_marque_modele) VALUES ('CR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6];&quot; &quot;;[.D416];[.E416];[.F416])" office:value-type="string" office:string-value="CR-V " calcext:value-type="string">
            <text:p>CR-V </text:p>
          </table:table-cell>
          <table:table-cell table:formula="of:=TRIM([.H416])" office:value-type="string" office:string-value="CR-V" calcext:value-type="string">
            <text:p>CR-V</text:p>
          </table:table-cell>
          <table:table-cell table:formula="of:=CONCATENATE(&quot;INSERT INTO modele (lib_modele, id_marque_modele) VALUES ('&quot;;[.I416];&quot;', &quot;;[.G416];&quot;);&quot;)" office:value-type="string" office:string-value="INSERT INTO modele (lib_modele, id_marque_modele) VALUES ('CR-V', 18);" calcext:value-type="string">
            <text:p>INSERT INTO modele (lib_modele, id_marque_modele) VALUES ('C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7];&quot; &quot;;[.D417];[.E417];[.F417])" office:value-type="string" office:string-value="CRX " calcext:value-type="string">
            <text:p>CRX </text:p>
          </table:table-cell>
          <table:table-cell table:formula="of:=TRIM([.H417])" office:value-type="string" office:string-value="CRX" calcext:value-type="string">
            <text:p>CRX</text:p>
          </table:table-cell>
          <table:table-cell table:formula="of:=CONCATENATE(&quot;INSERT INTO modele (lib_modele, id_marque_modele) VALUES ('&quot;;[.I417];&quot;', &quot;;[.G417];&quot;);&quot;)" office:value-type="string" office:string-value="INSERT INTO modele (lib_modele, id_marque_modele) VALUES ('CRX', 18);" calcext:value-type="string">
            <text:p>INSERT INTO modele (lib_modele, id_marque_modele) VALUES ('CR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8];&quot; &quot;;[.D418];[.E418];[.F418])" office:value-type="string" office:string-value="FR-V " calcext:value-type="string">
            <text:p>FR-V </text:p>
          </table:table-cell>
          <table:table-cell table:formula="of:=TRIM([.H418])" office:value-type="string" office:string-value="FR-V" calcext:value-type="string">
            <text:p>FR-V</text:p>
          </table:table-cell>
          <table:table-cell table:formula="of:=CONCATENATE(&quot;INSERT INTO modele (lib_modele, id_marque_modele) VALUES ('&quot;;[.I418];&quot;', &quot;;[.G418];&quot;);&quot;)" office:value-type="string" office:string-value="INSERT INTO modele (lib_modele, id_marque_modele) VALUES ('FR-V', 18);" calcext:value-type="string">
            <text:p>INSERT INTO modele (lib_modele, id_marque_modele) VALUES ('F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H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9];&quot; &quot;;[.D419];[.E419];[.F419])" office:value-type="string" office:string-value="HR-V " calcext:value-type="string">
            <text:p>HR-V </text:p>
          </table:table-cell>
          <table:table-cell table:formula="of:=TRIM([.H419])" office:value-type="string" office:string-value="HR-V" calcext:value-type="string">
            <text:p>HR-V</text:p>
          </table:table-cell>
          <table:table-cell table:formula="of:=CONCATENATE(&quot;INSERT INTO modele (lib_modele, id_marque_modele) VALUES ('&quot;;[.I419];&quot;', &quot;;[.G419];&quot;);&quot;)" office:value-type="string" office:string-value="INSERT INTO modele (lib_modele, id_marque_modele) VALUES ('HR-V', 18);" calcext:value-type="string">
            <text:p>INSERT INTO modele (lib_modele, id_marque_modele) VALUES ('H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SIGH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0];&quot; &quot;;[.D420];[.E420];[.F420])" office:value-type="string" office:string-value="INSIGHT " calcext:value-type="string">
            <text:p>INSIGHT </text:p>
          </table:table-cell>
          <table:table-cell table:formula="of:=TRIM([.H420])" office:value-type="string" office:string-value="INSIGHT" calcext:value-type="string">
            <text:p>INSIGHT</text:p>
          </table:table-cell>
          <table:table-cell table:formula="of:=CONCATENATE(&quot;INSERT INTO modele (lib_modele, id_marque_modele) VALUES ('&quot;;[.I420];&quot;', &quot;;[.G420];&quot;);&quot;)" office:value-type="string" office:string-value="INSERT INTO modele (lib_modele, id_marque_modele) VALUES ('INSIGHT', 18);" calcext:value-type="string">
            <text:p>INSERT INTO modele (lib_modele, id_marque_modele) VALUES ('INSIGH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TEGR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1];&quot; &quot;;[.D421];[.E421];[.F421])" office:value-type="string" office:string-value="INTEGRA " calcext:value-type="string">
            <text:p>INTEGRA </text:p>
          </table:table-cell>
          <table:table-cell table:formula="of:=TRIM([.H421])" office:value-type="string" office:string-value="INTEGRA" calcext:value-type="string">
            <text:p>INTEGRA</text:p>
          </table:table-cell>
          <table:table-cell table:formula="of:=CONCATENATE(&quot;INSERT INTO modele (lib_modele, id_marque_modele) VALUES ('&quot;;[.I421];&quot;', &quot;;[.G421];&quot;);&quot;)" office:value-type="string" office:string-value="INSERT INTO modele (lib_modele, id_marque_modele) VALUES ('INTEGRA', 18);" calcext:value-type="string">
            <text:p>INSERT INTO modele (lib_modele, id_marque_modele) VALUES ('INTEGR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2];&quot; &quot;;[.D422];[.E422];[.F422])" office:value-type="string" office:string-value="JAZZ " calcext:value-type="string">
            <text:p>JAZZ </text:p>
          </table:table-cell>
          <table:table-cell table:formula="of:=TRIM([.H422])" office:value-type="string" office:string-value="JAZZ" calcext:value-type="string">
            <text:p>JAZZ</text:p>
          </table:table-cell>
          <table:table-cell table:formula="of:=CONCATENATE(&quot;INSERT INTO modele (lib_modele, id_marque_modele) VALUES ('&quot;;[.I422];&quot;', &quot;;[.G422];&quot;);&quot;)" office:value-type="string" office:string-value="INSERT INTO modele (lib_modele, id_marque_modele) VALUES ('JAZZ', 18);" calcext:value-type="string">
            <text:p>INSERT INTO modele (lib_modele, id_marque_modele) VALUES ('JAZ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3];&quot; &quot;;[.D423];[.E423];[.F423])" office:value-type="string" office:string-value="LEGEND " calcext:value-type="string">
            <text:p>LEGEND </text:p>
          </table:table-cell>
          <table:table-cell table:formula="of:=TRIM([.H423])" office:value-type="string" office:string-value="LEGEND" calcext:value-type="string">
            <text:p>LEGEND</text:p>
          </table:table-cell>
          <table:table-cell table:formula="of:=CONCATENATE(&quot;INSERT INTO modele (lib_modele, id_marque_modele) VALUES ('&quot;;[.I423];&quot;', &quot;;[.G423];&quot;);&quot;)" office:value-type="string" office:string-value="INSERT INTO modele (lib_modele, id_marque_modele) VALUES ('LEGEND', 18);" calcext:value-type="string">
            <text:p>INSERT INTO modele (lib_modele, id_marque_modele) VALUES ('LEGEN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OG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4];&quot; &quot;;[.D424];[.E424];[.F424])" office:value-type="string" office:string-value="LOGO " calcext:value-type="string">
            <text:p>LOGO </text:p>
          </table:table-cell>
          <table:table-cell table:formula="of:=TRIM([.H424])" office:value-type="string" office:string-value="LOGO" calcext:value-type="string">
            <text:p>LOGO</text:p>
          </table:table-cell>
          <table:table-cell table:formula="of:=CONCATENATE(&quot;INSERT INTO modele (lib_modele, id_marque_modele) VALUES ('&quot;;[.I424];&quot;', &quot;;[.G424];&quot;);&quot;)" office:value-type="string" office:string-value="INSERT INTO modele (lib_modele, id_marque_modele) VALUES ('LOGO', 18);" calcext:value-type="string">
            <text:p>INSERT INTO modele (lib_modele, id_marque_modele) VALUES ('LOG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5];&quot; &quot;;[.D425];[.E425];[.F425])" office:value-type="string" office:string-value="NSX " calcext:value-type="string">
            <text:p>NSX </text:p>
          </table:table-cell>
          <table:table-cell table:formula="of:=TRIM([.H425])" office:value-type="string" office:string-value="NSX" calcext:value-type="string">
            <text:p>NSX</text:p>
          </table:table-cell>
          <table:table-cell table:formula="of:=CONCATENATE(&quot;INSERT INTO modele (lib_modele, id_marque_modele) VALUES ('&quot;;[.I425];&quot;', &quot;;[.G425];&quot;);&quot;)" office:value-type="string" office:string-value="INSERT INTO modele (lib_modele, id_marque_modele) VALUES ('NSX', 18);" calcext:value-type="string">
            <text:p>INSERT INTO modele (lib_modele, id_marque_modele) VALUES ('NS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RELU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6];&quot; &quot;;[.D426];[.E426];[.F426])" office:value-type="string" office:string-value="PRELUDE " calcext:value-type="string">
            <text:p>PRELUDE </text:p>
          </table:table-cell>
          <table:table-cell table:formula="of:=TRIM([.H426])" office:value-type="string" office:string-value="PRELUDE" calcext:value-type="string">
            <text:p>PRELUDE</text:p>
          </table:table-cell>
          <table:table-cell table:formula="of:=CONCATENATE(&quot;INSERT INTO modele (lib_modele, id_marque_modele) VALUES ('&quot;;[.I426];&quot;', &quot;;[.G426];&quot;);&quot;)" office:value-type="string" office:string-value="INSERT INTO modele (lib_modele, id_marque_modele) VALUES ('PRELUDE', 18);" calcext:value-type="string">
            <text:p>INSERT INTO modele (lib_modele, id_marque_modele) VALUES ('PRELU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QUINTE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7];&quot; &quot;;[.D427];[.E427];[.F427])" office:value-type="string" office:string-value="QUINTET " calcext:value-type="string">
            <text:p>QUINTET </text:p>
          </table:table-cell>
          <table:table-cell table:formula="of:=TRIM([.H427])" office:value-type="string" office:string-value="QUINTET" calcext:value-type="string">
            <text:p>QUINTET</text:p>
          </table:table-cell>
          <table:table-cell table:formula="of:=CONCATENATE(&quot;INSERT INTO modele (lib_modele, id_marque_modele) VALUES ('&quot;;[.I427];&quot;', &quot;;[.G427];&quot;);&quot;)" office:value-type="string" office:string-value="INSERT INTO modele (lib_modele, id_marque_modele) VALUES ('QUINTET', 18);" calcext:value-type="string">
            <text:p>INSERT INTO modele (lib_modele, id_marque_modele) VALUES ('QUINTE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20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8];&quot; &quot;;[.D428];[.E428];[.F428])" office:value-type="string" office:string-value="S2000 " calcext:value-type="string">
            <text:p>S2000 </text:p>
          </table:table-cell>
          <table:table-cell table:formula="of:=TRIM([.H428])" office:value-type="string" office:string-value="S2000" calcext:value-type="string">
            <text:p>S2000</text:p>
          </table:table-cell>
          <table:table-cell table:formula="of:=CONCATENATE(&quot;INSERT INTO modele (lib_modele, id_marque_modele) VALUES ('&quot;;[.I428];&quot;', &quot;;[.G428];&quot;);&quot;)" office:value-type="string" office:string-value="INSERT INTO modele (lib_modele, id_marque_modele) VALUES ('S2000', 18);" calcext:value-type="string">
            <text:p>INSERT INTO modele (lib_modele, id_marque_modele) VALUES ('S2000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UTTL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9];&quot; &quot;;[.D429];[.E429];[.F429])" office:value-type="string" office:string-value="SHUTTLE " calcext:value-type="string">
            <text:p>SHUTTLE </text:p>
          </table:table-cell>
          <table:table-cell table:formula="of:=TRIM([.H429])" office:value-type="string" office:string-value="SHUTTLE" calcext:value-type="string">
            <text:p>SHUTTLE</text:p>
          </table:table-cell>
          <table:table-cell table:formula="of:=CONCATENATE(&quot;INSERT INTO modele (lib_modele, id_marque_modele) VALUES ('&quot;;[.I429];&quot;', &quot;;[.G429];&quot;);&quot;)" office:value-type="string" office:string-value="INSERT INTO modele (lib_modele, id_marque_modele) VALUES ('SHUTTLE', 18);" calcext:value-type="string">
            <text:p>INSERT INTO modele (lib_modele, id_marque_modele) VALUES ('SHUTTL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30];&quot; &quot;;[.D430];[.E430];[.F430])" office:value-type="string" office:string-value="STREAM " calcext:value-type="string">
            <text:p>STREAM </text:p>
          </table:table-cell>
          <table:table-cell table:formula="of:=TRIM([.H430])" office:value-type="string" office:string-value="STREAM" calcext:value-type="string">
            <text:p>STREAM</text:p>
          </table:table-cell>
          <table:table-cell table:formula="of:=CONCATENATE(&quot;INSERT INTO modele (lib_modele, id_marque_modele) VALUES ('&quot;;[.I430];&quot;', &quot;;[.G430];&quot;);&quot;)" office:value-type="string" office:string-value="INSERT INTO modele (lib_modele, id_marque_modele) VALUES ('STREAM', 18);" calcext:value-type="string">
            <text:p>INSERT INTO modele (lib_modele, id_marque_modele) VALUES ('STREA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31];&quot; &quot;;[.D431];[.E431];[.F431])" office:value-type="string" office:string-value="AUTRE " calcext:value-type="string">
            <text:p>AUTRE </text:p>
          </table:table-cell>
          <table:table-cell table:formula="of:=TRIM([.H43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31];&quot;', &quot;;[.G431];&quot;);&quot;)" office:value-type="string" office:string-value="INSERT INTO modele (lib_modele, id_marque_modele) VALUES ('AUTRE', 18);" calcext:value-type="string">
            <text:p>INSERT INTO modele (lib_modele, id_marque_modele) VALUES ('AUT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2];&quot; &quot;;[.D432];[.E432];[.F432])" office:value-type="string" office:string-value="ACCENT " calcext:value-type="string">
            <text:p>ACCENT </text:p>
          </table:table-cell>
          <table:table-cell table:formula="of:=TRIM([.H432])" office:value-type="string" office:string-value="ACCENT" calcext:value-type="string">
            <text:p>ACCENT</text:p>
          </table:table-cell>
          <table:table-cell table:formula="of:=CONCATENATE(&quot;INSERT INTO modele (lib_modele, id_marque_modele) VALUES ('&quot;;[.I432];&quot;', &quot;;[.G432];&quot;);&quot;)" office:value-type="string" office:string-value="INSERT INTO modele (lib_modele, id_marque_modele) VALUES ('ACCENT', 19);" calcext:value-type="string">
            <text:p>INSERT INTO modele (lib_modele, id_marque_modele) VALUES ('ACCENT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33];&quot; &quot;;[.D433];[.E433];[.F433])" office:value-type="string" office:string-value="ACCENT SOCIETE" calcext:value-type="string">
            <text:p>ACCENT SOCIETE</text:p>
          </table:table-cell>
          <table:table-cell table:formula="of:=TRIM([.H433])" office:value-type="string" office:string-value="ACCENT SOCIETE" calcext:value-type="string">
            <text:p>ACCENT SOCIETE</text:p>
          </table:table-cell>
          <table:table-cell table:formula="of:=CONCATENATE(&quot;INSERT INTO modele (lib_modele, id_marque_modele) VALUES ('&quot;;[.I433];&quot;', &quot;;[.G433];&quot;);&quot;)" office:value-type="string" office:string-value="INSERT INTO modele (lib_modele, id_marque_modele) VALUES ('ACCENT SOCIETE', 19);" calcext:value-type="string">
            <text:p>INSERT INTO modele (lib_modele, id_marque_modele) VALUES ('ACCENT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TOS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4];&quot; &quot;;[.D434];[.E434];[.F434])" office:value-type="string" office:string-value="ATOS " calcext:value-type="string">
            <text:p>ATOS </text:p>
          </table:table-cell>
          <table:table-cell table:formula="of:=TRIM([.H434])" office:value-type="string" office:string-value="ATOS" calcext:value-type="string">
            <text:p>ATOS</text:p>
          </table:table-cell>
          <table:table-cell table:formula="of:=CONCATENATE(&quot;INSERT INTO modele (lib_modele, id_marque_modele) VALUES ('&quot;;[.I434];&quot;', &quot;;[.G434];&quot;);&quot;)" office:value-type="string" office:string-value="INSERT INTO modele (lib_modele, id_marque_modele) VALUES ('ATOS', 19);" calcext:value-type="string">
            <text:p>INSERT INTO modele (lib_modele, id_marque_modele) VALUES ('ATOS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TOS</text:p>
          </table:table-cell>
          <table:table-cell office:value-type="string" calcext:value-type="string">
            <text:p>PRIM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35];&quot; &quot;;[.D435];[.E435];[.F435])" office:value-type="string" office:string-value="ATOS PRIME" calcext:value-type="string">
            <text:p>ATOS PRIME</text:p>
          </table:table-cell>
          <table:table-cell table:formula="of:=TRIM([.H435])" office:value-type="string" office:string-value="ATOS PRIME" calcext:value-type="string">
            <text:p>ATOS PRIME</text:p>
          </table:table-cell>
          <table:table-cell table:formula="of:=CONCATENATE(&quot;INSERT INTO modele (lib_modele, id_marque_modele) VALUES ('&quot;;[.I435];&quot;', &quot;;[.G435];&quot;);&quot;)" office:value-type="string" office:string-value="INSERT INTO modele (lib_modele, id_marque_modele) VALUES ('ATOS PRIME', 19);" calcext:value-type="string">
            <text:p>INSERT INTO modele (lib_modele, id_marque_modele) VALUES ('ATOS PRIM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ZE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6];&quot; &quot;;[.D436];[.E436];[.F436])" office:value-type="string" office:string-value="AZERA " calcext:value-type="string">
            <text:p>AZERA </text:p>
          </table:table-cell>
          <table:table-cell table:formula="of:=TRIM([.H436])" office:value-type="string" office:string-value="AZERA" calcext:value-type="string">
            <text:p>AZERA</text:p>
          </table:table-cell>
          <table:table-cell table:formula="of:=CONCATENATE(&quot;INSERT INTO modele (lib_modele, id_marque_modele) VALUES ('&quot;;[.I436];&quot;', &quot;;[.G436];&quot;);&quot;)" office:value-type="string" office:string-value="INSERT INTO modele (lib_modele, id_marque_modele) VALUES ('AZERA', 19);" calcext:value-type="string">
            <text:p>INSERT INTO modele (lib_modele, id_marque_modele) VALUES ('AZE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7];&quot; &quot;;[.D437];[.E437];[.F437])" office:value-type="string" office:string-value="COUPE " calcext:value-type="string">
            <text:p>COUPE </text:p>
          </table:table-cell>
          <table:table-cell table:formula="of:=TRIM([.H437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437];&quot;', &quot;;[.G437];&quot;);&quot;)" office:value-type="string" office:string-value="INSERT INTO modele (lib_modele, id_marque_modele) VALUES ('COUPE', 19);" calcext:value-type="string">
            <text:p>INSERT INTO modele (lib_modele, id_marque_modele) VALUES ('COUP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LANT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8];&quot; &quot;;[.D438];[.E438];[.F438])" office:value-type="string" office:string-value="ELANTRA " calcext:value-type="string">
            <text:p>ELANTRA </text:p>
          </table:table-cell>
          <table:table-cell table:formula="of:=TRIM([.H438])" office:value-type="string" office:string-value="ELANTRA" calcext:value-type="string">
            <text:p>ELANTRA</text:p>
          </table:table-cell>
          <table:table-cell table:formula="of:=CONCATENATE(&quot;INSERT INTO modele (lib_modele, id_marque_modele) VALUES ('&quot;;[.I438];&quot;', &quot;;[.G438];&quot;);&quot;)" office:value-type="string" office:string-value="INSERT INTO modele (lib_modele, id_marque_modele) VALUES ('ELANTRA', 19);" calcext:value-type="string">
            <text:p>INSERT INTO modele (lib_modele, id_marque_modele) VALUES ('ELANT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ALLOPER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9];&quot; &quot;;[.D439];[.E439];[.F439])" office:value-type="string" office:string-value="GALLOPER " calcext:value-type="string">
            <text:p>GALLOPER </text:p>
          </table:table-cell>
          <table:table-cell table:formula="of:=TRIM([.H439])" office:value-type="string" office:string-value="GALLOPER" calcext:value-type="string">
            <text:p>GALLOPER</text:p>
          </table:table-cell>
          <table:table-cell table:formula="of:=CONCATENATE(&quot;INSERT INTO modele (lib_modele, id_marque_modele) VALUES ('&quot;;[.I439];&quot;', &quot;;[.G439];&quot;);&quot;)" office:value-type="string" office:string-value="INSERT INTO modele (lib_modele, id_marque_modele) VALUES ('GALLOPER', 19);" calcext:value-type="string">
            <text:p>INSERT INTO modele (lib_modele, id_marque_modele) VALUES ('GALLOPER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NESIS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0];&quot; &quot;;[.D440];[.E440];[.F440])" office:value-type="string" office:string-value="GENESIS " calcext:value-type="string">
            <text:p>GENESIS </text:p>
          </table:table-cell>
          <table:table-cell table:formula="of:=TRIM([.H440])" office:value-type="string" office:string-value="GENESIS" calcext:value-type="string">
            <text:p>GENESIS</text:p>
          </table:table-cell>
          <table:table-cell table:formula="of:=CONCATENATE(&quot;INSERT INTO modele (lib_modele, id_marque_modele) VALUES ('&quot;;[.I440];&quot;', &quot;;[.G440];&quot;);&quot;)" office:value-type="string" office:string-value="INSERT INTO modele (lib_modele, id_marque_modele) VALUES ('GENESIS', 19);" calcext:value-type="string">
            <text:p>INSERT INTO modele (lib_modele, id_marque_modele) VALUES ('GENESIS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TZ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1];&quot; &quot;;[.D441];[.E441];[.F441])" office:value-type="string" office:string-value="GETZ " calcext:value-type="string">
            <text:p>GETZ </text:p>
          </table:table-cell>
          <table:table-cell table:formula="of:=TRIM([.H441])" office:value-type="string" office:string-value="GETZ" calcext:value-type="string">
            <text:p>GETZ</text:p>
          </table:table-cell>
          <table:table-cell table:formula="of:=CONCATENATE(&quot;INSERT INTO modele (lib_modele, id_marque_modele) VALUES ('&quot;;[.I441];&quot;', &quot;;[.G441];&quot;);&quot;)" office:value-type="string" office:string-value="INSERT INTO modele (lib_modele, id_marque_modele) VALUES ('GETZ', 19);" calcext:value-type="string">
            <text:p>INSERT INTO modele (lib_modele, id_marque_modele) VALUES ('GETZ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TZ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2];&quot; &quot;;[.D442];[.E442];[.F442])" office:value-type="string" office:string-value="GETZ SOCIETE" calcext:value-type="string">
            <text:p>GETZ SOCIETE</text:p>
          </table:table-cell>
          <table:table-cell table:formula="of:=TRIM([.H442])" office:value-type="string" office:string-value="GETZ SOCIETE" calcext:value-type="string">
            <text:p>GETZ SOCIETE</text:p>
          </table:table-cell>
          <table:table-cell table:formula="of:=CONCATENATE(&quot;INSERT INTO modele (lib_modele, id_marque_modele) VALUES ('&quot;;[.I442];&quot;', &quot;;[.G442];&quot;);&quot;)" office:value-type="string" office:string-value="INSERT INTO modele (lib_modele, id_marque_modele) VALUES ('GETZ SOCIETE', 19);" calcext:value-type="string">
            <text:p>INSERT INTO modele (lib_modele, id_marque_modele) VALUES ('GETZ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3];&quot; &quot;;[.D443];[.E443];[.F443])" office:value-type="string" office:string-value="H1 " calcext:value-type="string">
            <text:p>H1 </text:p>
          </table:table-cell>
          <table:table-cell table:formula="of:=TRIM([.H443])" office:value-type="string" office:string-value="H1" calcext:value-type="string">
            <text:p>H1</text:p>
          </table:table-cell>
          <table:table-cell table:formula="of:=CONCATENATE(&quot;INSERT INTO modele (lib_modele, id_marque_modele) VALUES ('&quot;;[.I443];&quot;', &quot;;[.G443];&quot;);&quot;)" office:value-type="string" office:string-value="INSERT INTO modele (lib_modele, id_marque_modele) VALUES ('H1', 19);" calcext:value-type="string">
            <text:p>INSERT INTO modele (lib_modele, id_marque_modele) VALUES ('H1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A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4];&quot; &quot;;[.D444];[.E444];[.F444])" office:value-type="string" office:string-value="H1 VAN" calcext:value-type="string">
            <text:p>H1 VAN</text:p>
          </table:table-cell>
          <table:table-cell table:formula="of:=TRIM([.H444])" office:value-type="string" office:string-value="H1 VAN" calcext:value-type="string">
            <text:p>H1 VAN</text:p>
          </table:table-cell>
          <table:table-cell table:formula="of:=CONCATENATE(&quot;INSERT INTO modele (lib_modele, id_marque_modele) VALUES ('&quot;;[.I444];&quot;', &quot;;[.G444];&quot;);&quot;)" office:value-type="string" office:string-value="INSERT INTO modele (lib_modele, id_marque_modele) VALUES ('H1 VAN', 19);" calcext:value-type="string">
            <text:p>INSERT INTO modele (lib_modele, id_marque_modele) VALUES ('H1 VA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5];&quot; &quot;;[.D445];[.E445];[.F445])" office:value-type="string" office:string-value="H100 " calcext:value-type="string">
            <text:p>H100 </text:p>
          </table:table-cell>
          <table:table-cell table:formula="of:=TRIM([.H445])" office:value-type="string" office:string-value="H100" calcext:value-type="string">
            <text:p>H100</text:p>
          </table:table-cell>
          <table:table-cell table:formula="of:=CONCATENATE(&quot;INSERT INTO modele (lib_modele, id_marque_modele) VALUES ('&quot;;[.I445];&quot;', &quot;;[.G445];&quot;);&quot;)" office:value-type="string" office:string-value="INSERT INTO modele (lib_modele, id_marque_modele) VALUES ('H100', 19);" calcext:value-type="string">
            <text:p>INSERT INTO modele (lib_modele, id_marque_modele) VALUES ('H10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6];&quot; &quot;;[.D446];[.E446];[.F446])" office:value-type="string" office:string-value="I10 " calcext:value-type="string">
            <text:p>I10 </text:p>
          </table:table-cell>
          <table:table-cell table:formula="of:=TRIM([.H446])" office:value-type="string" office:string-value="I10" calcext:value-type="string">
            <text:p>I10</text:p>
          </table:table-cell>
          <table:table-cell table:formula="of:=CONCATENATE(&quot;INSERT INTO modele (lib_modele, id_marque_modele) VALUES ('&quot;;[.I446];&quot;', &quot;;[.G446];&quot;);&quot;)" office:value-type="string" office:string-value="INSERT INTO modele (lib_modele, id_marque_modele) VALUES ('I10', 19);" calcext:value-type="string">
            <text:p>INSERT INTO modele (lib_modele, id_marque_modele) VALUES ('I1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7];&quot; &quot;;[.D447];[.E447];[.F447])" office:value-type="string" office:string-value="I10 SOCIETE" calcext:value-type="string">
            <text:p>I10 SOCIETE</text:p>
          </table:table-cell>
          <table:table-cell table:formula="of:=TRIM([.H447])" office:value-type="string" office:string-value="I10 SOCIETE" calcext:value-type="string">
            <text:p>I10 SOCIETE</text:p>
          </table:table-cell>
          <table:table-cell table:formula="of:=CONCATENATE(&quot;INSERT INTO modele (lib_modele, id_marque_modele) VALUES ('&quot;;[.I447];&quot;', &quot;;[.G447];&quot;);&quot;)" office:value-type="string" office:string-value="INSERT INTO modele (lib_modele, id_marque_modele) VALUES ('I10 SOCIETE', 19);" calcext:value-type="string">
            <text:p>INSERT INTO modele (lib_modele, id_marque_modele) VALUES ('I1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8];&quot; &quot;;[.D448];[.E448];[.F448])" office:value-type="string" office:string-value="I20 " calcext:value-type="string">
            <text:p>I20 </text:p>
          </table:table-cell>
          <table:table-cell table:formula="of:=TRIM([.H448])" office:value-type="string" office:string-value="I20" calcext:value-type="string">
            <text:p>I20</text:p>
          </table:table-cell>
          <table:table-cell table:formula="of:=CONCATENATE(&quot;INSERT INTO modele (lib_modele, id_marque_modele) VALUES ('&quot;;[.I448];&quot;', &quot;;[.G448];&quot;);&quot;)" office:value-type="string" office:string-value="INSERT INTO modele (lib_modele, id_marque_modele) VALUES ('I20', 19);" calcext:value-type="string">
            <text:p>INSERT INTO modele (lib_modele, id_marque_modele) VALUES ('I2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9];&quot; &quot;;[.D449];[.E449];[.F449])" office:value-type="string" office:string-value="I20 SOCIETE" calcext:value-type="string">
            <text:p>I20 SOCIETE</text:p>
          </table:table-cell>
          <table:table-cell table:formula="of:=TRIM([.H449])" office:value-type="string" office:string-value="I20 SOCIETE" calcext:value-type="string">
            <text:p>I20 SOCIETE</text:p>
          </table:table-cell>
          <table:table-cell table:formula="of:=CONCATENATE(&quot;INSERT INTO modele (lib_modele, id_marque_modele) VALUES ('&quot;;[.I449];&quot;', &quot;;[.G449];&quot;);&quot;)" office:value-type="string" office:string-value="INSERT INTO modele (lib_modele, id_marque_modele) VALUES ('I20 SOCIETE', 19);" calcext:value-type="string">
            <text:p>INSERT INTO modele (lib_modele, id_marque_modele) VALUES ('I2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0];&quot; &quot;;[.D450];[.E450];[.F450])" office:value-type="string" office:string-value="I30 " calcext:value-type="string">
            <text:p>I30 </text:p>
          </table:table-cell>
          <table:table-cell table:formula="of:=TRIM([.H450])" office:value-type="string" office:string-value="I30" calcext:value-type="string">
            <text:p>I30</text:p>
          </table:table-cell>
          <table:table-cell table:formula="of:=CONCATENATE(&quot;INSERT INTO modele (lib_modele, id_marque_modele) VALUES ('&quot;;[.I450];&quot;', &quot;;[.G450];&quot;);&quot;)" office:value-type="string" office:string-value="INSERT INTO modele (lib_modele, id_marque_modele) VALUES ('I30', 19);" calcext:value-type="string">
            <text:p>INSERT INTO modele (lib_modele, id_marque_modele) VALUES ('I3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CW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1];&quot; &quot;;[.D451];[.E451];[.F451])" office:value-type="string" office:string-value="I30 CW" calcext:value-type="string">
            <text:p>I30 CW</text:p>
          </table:table-cell>
          <table:table-cell table:formula="of:=TRIM([.H451])" office:value-type="string" office:string-value="I30 CW" calcext:value-type="string">
            <text:p>I30 CW</text:p>
          </table:table-cell>
          <table:table-cell table:formula="of:=CONCATENATE(&quot;INSERT INTO modele (lib_modele, id_marque_modele) VALUES ('&quot;;[.I451];&quot;', &quot;;[.G451];&quot;);&quot;)" office:value-type="string" office:string-value="INSERT INTO modele (lib_modele, id_marque_modele) VALUES ('I30 CW', 19);" calcext:value-type="string">
            <text:p>INSERT INTO modele (lib_modele, id_marque_modele) VALUES ('I30 CW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2];&quot; &quot;;[.D452];[.E452];[.F452])" office:value-type="string" office:string-value="I30 SOCIETE" calcext:value-type="string">
            <text:p>I30 SOCIETE</text:p>
          </table:table-cell>
          <table:table-cell table:formula="of:=TRIM([.H452])" office:value-type="string" office:string-value="I30 SOCIETE" calcext:value-type="string">
            <text:p>I30 SOCIETE</text:p>
          </table:table-cell>
          <table:table-cell table:formula="of:=CONCATENATE(&quot;INSERT INTO modele (lib_modele, id_marque_modele) VALUES ('&quot;;[.I452];&quot;', &quot;;[.G452];&quot;);&quot;)" office:value-type="string" office:string-value="INSERT INTO modele (lib_modele, id_marque_modele) VALUES ('I30 SOCIETE', 19);" calcext:value-type="string">
            <text:p>INSERT INTO modele (lib_modele, id_marque_modele) VALUES ('I3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4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3];&quot; &quot;;[.D453];[.E453];[.F453])" office:value-type="string" office:string-value="I40 " calcext:value-type="string">
            <text:p>I40 </text:p>
          </table:table-cell>
          <table:table-cell table:formula="of:=TRIM([.H453])" office:value-type="string" office:string-value="I40" calcext:value-type="string">
            <text:p>I40</text:p>
          </table:table-cell>
          <table:table-cell table:formula="of:=CONCATENATE(&quot;INSERT INTO modele (lib_modele, id_marque_modele) VALUES ('&quot;;[.I453];&quot;', &quot;;[.G453];&quot;);&quot;)" office:value-type="string" office:string-value="INSERT INTO modele (lib_modele, id_marque_modele) VALUES ('I40', 19);" calcext:value-type="string">
            <text:p>INSERT INTO modele (lib_modele, id_marque_modele) VALUES ('I4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4];&quot; &quot;;[.D454];[.E454];[.F454])" office:value-type="string" office:string-value="IX 55" calcext:value-type="string">
            <text:p>IX 55</text:p>
          </table:table-cell>
          <table:table-cell table:formula="of:=TRIM([.H454])" office:value-type="string" office:string-value="IX 55" calcext:value-type="string">
            <text:p>IX 55</text:p>
          </table:table-cell>
          <table:table-cell table:formula="of:=CONCATENATE(&quot;INSERT INTO modele (lib_modele, id_marque_modele) VALUES ('&quot;;[.I454];&quot;', &quot;;[.G454];&quot;);&quot;)" office:value-type="string" office:string-value="INSERT INTO modele (lib_modele, id_marque_modele) VALUES ('IX 55', 19);" calcext:value-type="string">
            <text:p>INSERT INTO modele (lib_modele, id_marque_modele) VALUES ('IX 5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5];&quot; &quot;;[.D455];[.E455];[.F455])" office:value-type="string" office:string-value="IX20 " calcext:value-type="string">
            <text:p>IX20 </text:p>
          </table:table-cell>
          <table:table-cell table:formula="of:=TRIM([.H455])" office:value-type="string" office:string-value="IX20" calcext:value-type="string">
            <text:p>IX20</text:p>
          </table:table-cell>
          <table:table-cell table:formula="of:=CONCATENATE(&quot;INSERT INTO modele (lib_modele, id_marque_modele) VALUES ('&quot;;[.I455];&quot;', &quot;;[.G455];&quot;);&quot;)" office:value-type="string" office:string-value="INSERT INTO modele (lib_modele, id_marque_modele) VALUES ('IX20', 19);" calcext:value-type="string">
            <text:p>INSERT INTO modele (lib_modele, id_marque_modele) VALUES ('IX2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3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6];&quot; &quot;;[.D456];[.E456];[.F456])" office:value-type="string" office:string-value="IX35 " calcext:value-type="string">
            <text:p>IX35 </text:p>
          </table:table-cell>
          <table:table-cell table:formula="of:=TRIM([.H456])" office:value-type="string" office:string-value="IX35" calcext:value-type="string">
            <text:p>IX35</text:p>
          </table:table-cell>
          <table:table-cell table:formula="of:=CONCATENATE(&quot;INSERT INTO modele (lib_modele, id_marque_modele) VALUES ('&quot;;[.I456];&quot;', &quot;;[.G456];&quot;);&quot;)" office:value-type="string" office:string-value="INSERT INTO modele (lib_modele, id_marque_modele) VALUES ('IX35', 19);" calcext:value-type="string">
            <text:p>INSERT INTO modele (lib_modele, id_marque_modele) VALUES ('IX3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5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7];&quot; &quot;;[.D457];[.E457];[.F457])" office:value-type="string" office:string-value="IX55 " calcext:value-type="string">
            <text:p>IX55 </text:p>
          </table:table-cell>
          <table:table-cell table:formula="of:=TRIM([.H457])" office:value-type="string" office:string-value="IX55" calcext:value-type="string">
            <text:p>IX55</text:p>
          </table:table-cell>
          <table:table-cell table:formula="of:=CONCATENATE(&quot;INSERT INTO modele (lib_modele, id_marque_modele) VALUES ('&quot;;[.I457];&quot;', &quot;;[.G457];&quot;);&quot;)" office:value-type="string" office:string-value="INSERT INTO modele (lib_modele, id_marque_modele) VALUES ('IX55', 19);" calcext:value-type="string">
            <text:p>INSERT INTO modele (lib_modele, id_marque_modele) VALUES ('IX5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LANT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8];&quot; &quot;;[.D458];[.E458];[.F458])" office:value-type="string" office:string-value="LANTRA " calcext:value-type="string">
            <text:p>LANTRA </text:p>
          </table:table-cell>
          <table:table-cell table:formula="of:=TRIM([.H458])" office:value-type="string" office:string-value="LANTRA" calcext:value-type="string">
            <text:p>LANTRA</text:p>
          </table:table-cell>
          <table:table-cell table:formula="of:=CONCATENATE(&quot;INSERT INTO modele (lib_modele, id_marque_modele) VALUES ('&quot;;[.I458];&quot;', &quot;;[.G458];&quot;);&quot;)" office:value-type="string" office:string-value="INSERT INTO modele (lib_modele, id_marque_modele) VALUES ('LANTRA', 19);" calcext:value-type="string">
            <text:p>INSERT INTO modele (lib_modele, id_marque_modele) VALUES ('LANT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MATRIX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9];&quot; &quot;;[.D459];[.E459];[.F459])" office:value-type="string" office:string-value="MATRIX " calcext:value-type="string">
            <text:p>MATRIX </text:p>
          </table:table-cell>
          <table:table-cell table:formula="of:=TRIM([.H459])" office:value-type="string" office:string-value="MATRIX" calcext:value-type="string">
            <text:p>MATRIX</text:p>
          </table:table-cell>
          <table:table-cell table:formula="of:=CONCATENATE(&quot;INSERT INTO modele (lib_modele, id_marque_modele) VALUES ('&quot;;[.I459];&quot;', &quot;;[.G459];&quot;);&quot;)" office:value-type="string" office:string-value="INSERT INTO modele (lib_modele, id_marque_modele) VALUES ('MATRIX', 19);" calcext:value-type="string">
            <text:p>INSERT INTO modele (lib_modele, id_marque_modele) VALUES ('MATRIX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0];&quot; &quot;;[.D460];[.E460];[.F460])" office:value-type="string" office:string-value="MATRIX SOCIETE" calcext:value-type="string">
            <text:p>MATRIX SOCIETE</text:p>
          </table:table-cell>
          <table:table-cell table:formula="of:=TRIM([.H460])" office:value-type="string" office:string-value="MATRIX SOCIETE" calcext:value-type="string">
            <text:p>MATRIX SOCIETE</text:p>
          </table:table-cell>
          <table:table-cell table:formula="of:=CONCATENATE(&quot;INSERT INTO modele (lib_modele, id_marque_modele) VALUES ('&quot;;[.I460];&quot;', &quot;;[.G460];&quot;);&quot;)" office:value-type="string" office:string-value="INSERT INTO modele (lib_modele, id_marque_modele) VALUES ('MATRIX SOCIETE', 19);" calcext:value-type="string">
            <text:p>INSERT INTO modele (lib_modele, id_marque_modele) VALUES ('MATRIX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PON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1];&quot; &quot;;[.D461];[.E461];[.F461])" office:value-type="string" office:string-value="PONY " calcext:value-type="string">
            <text:p>PONY </text:p>
          </table:table-cell>
          <table:table-cell table:formula="of:=TRIM([.H461])" office:value-type="string" office:string-value="PONY" calcext:value-type="string">
            <text:p>PONY</text:p>
          </table:table-cell>
          <table:table-cell table:formula="of:=CONCATENATE(&quot;INSERT INTO modele (lib_modele, id_marque_modele) VALUES ('&quot;;[.I461];&quot;', &quot;;[.G461];&quot;);&quot;)" office:value-type="string" office:string-value="INSERT INTO modele (lib_modele, id_marque_modele) VALUES ('PONY', 19);" calcext:value-type="string">
            <text:p>INSERT INTO modele (lib_modele, id_marque_modele) VALUES ('PONY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F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2];&quot; &quot;;[.D462];[.E462];[.F462])" office:value-type="string" office:string-value="SANTA FE" calcext:value-type="string">
            <text:p>SANTA FE</text:p>
          </table:table-cell>
          <table:table-cell table:formula="of:=TRIM([.H462])" office:value-type="string" office:string-value="SANTA FE" calcext:value-type="string">
            <text:p>SANTA FE</text:p>
          </table:table-cell>
          <table:table-cell table:formula="of:=CONCATENATE(&quot;INSERT INTO modele (lib_modele, id_marque_modele) VALUES ('&quot;;[.I462];&quot;', &quot;;[.G462];&quot;);&quot;)" office:value-type="string" office:string-value="INSERT INTO modele (lib_modele, id_marque_modele) VALUES ('SANTA FE', 19);" calcext:value-type="string">
            <text:p>INSERT INTO modele (lib_modele, id_marque_modele) VALUES ('SANTA F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TEL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3];&quot; &quot;;[.D463];[.E463];[.F463])" office:value-type="string" office:string-value="SATELLITE " calcext:value-type="string">
            <text:p>SATELLITE </text:p>
          </table:table-cell>
          <table:table-cell table:formula="of:=TRIM([.H463])" office:value-type="string" office:string-value="SATELLITE" calcext:value-type="string">
            <text:p>SATELLITE</text:p>
          </table:table-cell>
          <table:table-cell table:formula="of:=CONCATENATE(&quot;INSERT INTO modele (lib_modele, id_marque_modele) VALUES ('&quot;;[.I463];&quot;', &quot;;[.G463];&quot;);&quot;)" office:value-type="string" office:string-value="INSERT INTO modele (lib_modele, id_marque_modele) VALUES ('SATELLITE', 19);" calcext:value-type="string">
            <text:p>INSERT INTO modele (lib_modele, id_marque_modele) VALUES ('SATELLI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COUP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4];&quot; &quot;;[.D464];[.E464];[.F464])" office:value-type="string" office:string-value="SCOUPE " calcext:value-type="string">
            <text:p>SCOUPE </text:p>
          </table:table-cell>
          <table:table-cell table:formula="of:=TRIM([.H464])" office:value-type="string" office:string-value="SCOUPE" calcext:value-type="string">
            <text:p>SCOUPE</text:p>
          </table:table-cell>
          <table:table-cell table:formula="of:=CONCATENATE(&quot;INSERT INTO modele (lib_modele, id_marque_modele) VALUES ('&quot;;[.I464];&quot;', &quot;;[.G464];&quot;);&quot;)" office:value-type="string" office:string-value="INSERT INTO modele (lib_modele, id_marque_modele) VALUES ('SCOUPE', 19);" calcext:value-type="string">
            <text:p>INSERT INTO modele (lib_modele, id_marque_modele) VALUES ('SCOUP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5];&quot; &quot;;[.D465];[.E465];[.F465])" office:value-type="string" office:string-value="SONATA " calcext:value-type="string">
            <text:p>SONATA </text:p>
          </table:table-cell>
          <table:table-cell table:formula="of:=TRIM([.H465])" office:value-type="string" office:string-value="SONATA" calcext:value-type="string">
            <text:p>SONATA</text:p>
          </table:table-cell>
          <table:table-cell table:formula="of:=CONCATENATE(&quot;INSERT INTO modele (lib_modele, id_marque_modele) VALUES ('&quot;;[.I465];&quot;', &quot;;[.G465];&quot;);&quot;)" office:value-type="string" office:string-value="INSERT INTO modele (lib_modele, id_marque_modele) VALUES ('SONATA', 19);" calcext:value-type="string">
            <text:p>INSERT INTO modele (lib_modele, id_marque_modele) VALUES ('SONAT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ERRACAN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6];&quot; &quot;;[.D466];[.E466];[.F466])" office:value-type="string" office:string-value="TERRACAN " calcext:value-type="string">
            <text:p>TERRACAN </text:p>
          </table:table-cell>
          <table:table-cell table:formula="of:=TRIM([.H466])" office:value-type="string" office:string-value="TERRACAN" calcext:value-type="string">
            <text:p>TERRACAN</text:p>
          </table:table-cell>
          <table:table-cell table:formula="of:=CONCATENATE(&quot;INSERT INTO modele (lib_modele, id_marque_modele) VALUES ('&quot;;[.I466];&quot;', &quot;;[.G466];&quot;);&quot;)" office:value-type="string" office:string-value="INSERT INTO modele (lib_modele, id_marque_modele) VALUES ('TERRACAN', 19);" calcext:value-type="string">
            <text:p>INSERT INTO modele (lib_modele, id_marque_modele) VALUES ('TERRACA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ERRACAN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7];&quot; &quot;;[.D467];[.E467];[.F467])" office:value-type="string" office:string-value="TERRACAN SOCIETE" calcext:value-type="string">
            <text:p>TERRACAN SOCIETE</text:p>
          </table:table-cell>
          <table:table-cell table:formula="of:=TRIM([.H467])" office:value-type="string" office:string-value="TERRACAN SOCIETE" calcext:value-type="string">
            <text:p>TERRACAN SOCIETE</text:p>
          </table:table-cell>
          <table:table-cell table:formula="of:=CONCATENATE(&quot;INSERT INTO modele (lib_modele, id_marque_modele) VALUES ('&quot;;[.I467];&quot;', &quot;;[.G467];&quot;);&quot;)" office:value-type="string" office:string-value="INSERT INTO modele (lib_modele, id_marque_modele) VALUES ('TERRACAN SOCIETE', 19);" calcext:value-type="string">
            <text:p>INSERT INTO modele (lib_modele, id_marque_modele) VALUES ('TERRACAN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RAJE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8];&quot; &quot;;[.D468];[.E468];[.F468])" office:value-type="string" office:string-value="TRAJET " calcext:value-type="string">
            <text:p>TRAJET </text:p>
          </table:table-cell>
          <table:table-cell table:formula="of:=TRIM([.H468])" office:value-type="string" office:string-value="TRAJET" calcext:value-type="string">
            <text:p>TRAJET</text:p>
          </table:table-cell>
          <table:table-cell table:formula="of:=CONCATENATE(&quot;INSERT INTO modele (lib_modele, id_marque_modele) VALUES ('&quot;;[.I468];&quot;', &quot;;[.G468];&quot;);&quot;)" office:value-type="string" office:string-value="INSERT INTO modele (lib_modele, id_marque_modele) VALUES ('TRAJET', 19);" calcext:value-type="string">
            <text:p>INSERT INTO modele (lib_modele, id_marque_modele) VALUES ('TRAJET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9];&quot; &quot;;[.D469];[.E469];[.F469])" office:value-type="string" office:string-value="TUCSON " calcext:value-type="string">
            <text:p>TUCSON </text:p>
          </table:table-cell>
          <table:table-cell table:formula="of:=TRIM([.H469])" office:value-type="string" office:string-value="TUCSON" calcext:value-type="string">
            <text:p>TUCSON</text:p>
          </table:table-cell>
          <table:table-cell table:formula="of:=CONCATENATE(&quot;INSERT INTO modele (lib_modele, id_marque_modele) VALUES ('&quot;;[.I469];&quot;', &quot;;[.G469];&quot;);&quot;)" office:value-type="string" office:string-value="INSERT INTO modele (lib_modele, id_marque_modele) VALUES ('TUCSON', 19);" calcext:value-type="string">
            <text:p>INSERT INTO modele (lib_modele, id_marque_modele) VALUES ('TUCSO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0];&quot; &quot;;[.D470];[.E470];[.F470])" office:value-type="string" office:string-value="VELOSTER " calcext:value-type="string">
            <text:p>VELOSTER </text:p>
          </table:table-cell>
          <table:table-cell table:formula="of:=TRIM([.H470])" office:value-type="string" office:string-value="VELOSTER" calcext:value-type="string">
            <text:p>VELOSTER</text:p>
          </table:table-cell>
          <table:table-cell table:formula="of:=CONCATENATE(&quot;INSERT INTO modele (lib_modele, id_marque_modele) VALUES ('&quot;;[.I470];&quot;', &quot;;[.G470];&quot;);&quot;)" office:value-type="string" office:string-value="INSERT INTO modele (lib_modele, id_marque_modele) VALUES ('VELOSTER', 19);" calcext:value-type="string">
            <text:p>INSERT INTO modele (lib_modele, id_marque_modele) VALUES ('VELOSTER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XG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1];&quot; &quot;;[.D471];[.E471];[.F471])" office:value-type="string" office:string-value="XG " calcext:value-type="string">
            <text:p>XG </text:p>
          </table:table-cell>
          <table:table-cell table:formula="of:=TRIM([.H471])" office:value-type="string" office:string-value="XG" calcext:value-type="string">
            <text:p>XG</text:p>
          </table:table-cell>
          <table:table-cell table:formula="of:=CONCATENATE(&quot;INSERT INTO modele (lib_modele, id_marque_modele) VALUES ('&quot;;[.I471];&quot;', &quot;;[.G471];&quot;);&quot;)" office:value-type="string" office:string-value="INSERT INTO modele (lib_modele, id_marque_modele) VALUES ('XG', 19);" calcext:value-type="string">
            <text:p>INSERT INTO modele (lib_modele, id_marque_modele) VALUES ('XG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2];&quot; &quot;;[.D472];[.E472];[.F472])" office:value-type="string" office:string-value="AUTRE " calcext:value-type="string">
            <text:p>AUTRE </text:p>
          </table:table-cell>
          <table:table-cell table:formula="of:=TRIM([.H47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72];&quot;', &quot;;[.G472];&quot;);&quot;)" office:value-type="string" office:string-value="INSERT INTO modele (lib_modele, id_marque_modele) VALUES ('AUTRE', 19);" calcext:value-type="string">
            <text:p>INSERT INTO modele (lib_modele, id_marque_modele) VALUES ('AUTR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E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3];&quot; &quot;;[.D473];[.E473];[.F473])" office:value-type="string" office:string-value="EX " calcext:value-type="string">
            <text:p>EX </text:p>
          </table:table-cell>
          <table:table-cell table:formula="of:=TRIM([.H473])" office:value-type="string" office:string-value="EX" calcext:value-type="string">
            <text:p>EX</text:p>
          </table:table-cell>
          <table:table-cell table:formula="of:=CONCATENATE(&quot;INSERT INTO modele (lib_modele, id_marque_modele) VALUES ('&quot;;[.I473];&quot;', &quot;;[.G473];&quot;);&quot;)" office:value-type="string" office:string-value="INSERT INTO modele (lib_modele, id_marque_modele) VALUES ('EX', 20);" calcext:value-type="string">
            <text:p>INSERT INTO modele (lib_modele, id_marque_modele) VALUES ('EX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F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4];&quot; &quot;;[.D474];[.E474];[.F474])" office:value-type="string" office:string-value="FX " calcext:value-type="string">
            <text:p>FX </text:p>
          </table:table-cell>
          <table:table-cell table:formula="of:=TRIM([.H474])" office:value-type="string" office:string-value="FX" calcext:value-type="string">
            <text:p>FX</text:p>
          </table:table-cell>
          <table:table-cell table:formula="of:=CONCATENATE(&quot;INSERT INTO modele (lib_modele, id_marque_modele) VALUES ('&quot;;[.I474];&quot;', &quot;;[.G474];&quot;);&quot;)" office:value-type="string" office:string-value="INSERT INTO modele (lib_modele, id_marque_modele) VALUES ('FX', 20);" calcext:value-type="string">
            <text:p>INSERT INTO modele (lib_modele, id_marque_modele) VALUES ('FX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5];&quot; &quot;;[.D475];[.E475];[.F475])" office:value-type="string" office:string-value="G " calcext:value-type="string">
            <text:p>G </text:p>
          </table:table-cell>
          <table:table-cell table:formula="of:=TRIM([.H475])" office:value-type="string" office:string-value="G" calcext:value-type="string">
            <text:p>G</text:p>
          </table:table-cell>
          <table:table-cell table:formula="of:=CONCATENATE(&quot;INSERT INTO modele (lib_modele, id_marque_modele) VALUES ('&quot;;[.I475];&quot;', &quot;;[.G475];&quot;);&quot;)" office:value-type="string" office:string-value="INSERT INTO modele (lib_modele, id_marque_modele) VALUES ('G', 20);" calcext:value-type="string">
            <text:p>INSERT INTO modele (lib_modele, id_marque_modele) VALUES ('G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6];&quot; &quot;;[.D476];[.E476];[.F476])" office:value-type="string" office:string-value="M " calcext:value-type="string">
            <text:p>M </text:p>
          </table:table-cell>
          <table:table-cell table:formula="of:=TRIM([.H476])" office:value-type="string" office:string-value="M" calcext:value-type="string">
            <text:p>M</text:p>
          </table:table-cell>
          <table:table-cell table:formula="of:=CONCATENATE(&quot;INSERT INTO modele (lib_modele, id_marque_modele) VALUES ('&quot;;[.I476];&quot;', &quot;;[.G476];&quot;);&quot;)" office:value-type="string" office:string-value="INSERT INTO modele (lib_modele, id_marque_modele) VALUES ('M', 20);" calcext:value-type="string">
            <text:p>INSERT INTO modele (lib_modele, id_marque_modele) VALUES ('M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7];&quot; &quot;;[.D477];[.E477];[.F477])" office:value-type="string" office:string-value="Q30 " calcext:value-type="string">
            <text:p>Q30 </text:p>
          </table:table-cell>
          <table:table-cell table:formula="of:=TRIM([.H477])" office:value-type="string" office:string-value="Q30" calcext:value-type="string">
            <text:p>Q30</text:p>
          </table:table-cell>
          <table:table-cell table:formula="of:=CONCATENATE(&quot;INSERT INTO modele (lib_modele, id_marque_modele) VALUES ('&quot;;[.I477];&quot;', &quot;;[.G477];&quot;);&quot;)" office:value-type="string" office:string-value="INSERT INTO modele (lib_modele, id_marque_modele) VALUES ('Q30', 20);" calcext:value-type="string">
            <text:p>INSERT INTO modele (lib_modele, id_marque_modele) VALUES ('Q3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8];&quot; &quot;;[.D478];[.E478];[.F478])" office:value-type="string" office:string-value="Q50 " calcext:value-type="string">
            <text:p>Q50 </text:p>
          </table:table-cell>
          <table:table-cell table:formula="of:=TRIM([.H478])" office:value-type="string" office:string-value="Q50" calcext:value-type="string">
            <text:p>Q50</text:p>
          </table:table-cell>
          <table:table-cell table:formula="of:=CONCATENATE(&quot;INSERT INTO modele (lib_modele, id_marque_modele) VALUES ('&quot;;[.I478];&quot;', &quot;;[.G478];&quot;);&quot;)" office:value-type="string" office:string-value="INSERT INTO modele (lib_modele, id_marque_modele) VALUES ('Q50', 20);" calcext:value-type="string">
            <text:p>INSERT INTO modele (lib_modele, id_marque_modele) VALUES ('Q5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9];&quot; &quot;;[.D479];[.E479];[.F479])" office:value-type="string" office:string-value="Q60 " calcext:value-type="string">
            <text:p>Q60 </text:p>
          </table:table-cell>
          <table:table-cell table:formula="of:=TRIM([.H479])" office:value-type="string" office:string-value="Q60" calcext:value-type="string">
            <text:p>Q60</text:p>
          </table:table-cell>
          <table:table-cell table:formula="of:=CONCATENATE(&quot;INSERT INTO modele (lib_modele, id_marque_modele) VALUES ('&quot;;[.I479];&quot;', &quot;;[.G479];&quot;);&quot;)" office:value-type="string" office:string-value="INSERT INTO modele (lib_modele, id_marque_modele) VALUES ('Q60', 20);" calcext:value-type="string">
            <text:p>INSERT INTO modele (lib_modele, id_marque_modele) VALUES ('Q6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0];&quot; &quot;;[.D480];[.E480];[.F480])" office:value-type="string" office:string-value="Q70 " calcext:value-type="string">
            <text:p>Q70 </text:p>
          </table:table-cell>
          <table:table-cell table:formula="of:=TRIM([.H480])" office:value-type="string" office:string-value="Q70" calcext:value-type="string">
            <text:p>Q70</text:p>
          </table:table-cell>
          <table:table-cell table:formula="of:=CONCATENATE(&quot;INSERT INTO modele (lib_modele, id_marque_modele) VALUES ('&quot;;[.I480];&quot;', &quot;;[.G480];&quot;);&quot;)" office:value-type="string" office:string-value="INSERT INTO modele (lib_modele, id_marque_modele) VALUES ('Q70', 20);" calcext:value-type="string">
            <text:p>INSERT INTO modele (lib_modele, id_marque_modele) VALUES ('Q7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1];&quot; &quot;;[.D481];[.E481];[.F481])" office:value-type="string" office:string-value="QX30 " calcext:value-type="string">
            <text:p>QX30 </text:p>
          </table:table-cell>
          <table:table-cell table:formula="of:=TRIM([.H481])" office:value-type="string" office:string-value="QX30" calcext:value-type="string">
            <text:p>QX30</text:p>
          </table:table-cell>
          <table:table-cell table:formula="of:=CONCATENATE(&quot;INSERT INTO modele (lib_modele, id_marque_modele) VALUES ('&quot;;[.I481];&quot;', &quot;;[.G481];&quot;);&quot;)" office:value-type="string" office:string-value="INSERT INTO modele (lib_modele, id_marque_modele) VALUES ('QX30', 20);" calcext:value-type="string">
            <text:p>INSERT INTO modele (lib_modele, id_marque_modele) VALUES ('QX3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2];&quot; &quot;;[.D482];[.E482];[.F482])" office:value-type="string" office:string-value="QX50 " calcext:value-type="string">
            <text:p>QX50 </text:p>
          </table:table-cell>
          <table:table-cell table:formula="of:=TRIM([.H482])" office:value-type="string" office:string-value="QX50" calcext:value-type="string">
            <text:p>QX50</text:p>
          </table:table-cell>
          <table:table-cell table:formula="of:=CONCATENATE(&quot;INSERT INTO modele (lib_modele, id_marque_modele) VALUES ('&quot;;[.I482];&quot;', &quot;;[.G482];&quot;);&quot;)" office:value-type="string" office:string-value="INSERT INTO modele (lib_modele, id_marque_modele) VALUES ('QX50', 20);" calcext:value-type="string">
            <text:p>INSERT INTO modele (lib_modele, id_marque_modele) VALUES ('QX5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7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3];&quot; &quot;;[.D483];[.E483];[.F483])" office:value-type="string" office:string-value="QX70 " calcext:value-type="string">
            <text:p>QX70 </text:p>
          </table:table-cell>
          <table:table-cell table:formula="of:=TRIM([.H483])" office:value-type="string" office:string-value="QX70" calcext:value-type="string">
            <text:p>QX70</text:p>
          </table:table-cell>
          <table:table-cell table:formula="of:=CONCATENATE(&quot;INSERT INTO modele (lib_modele, id_marque_modele) VALUES ('&quot;;[.I483];&quot;', &quot;;[.G483];&quot;);&quot;)" office:value-type="string" office:string-value="INSERT INTO modele (lib_modele, id_marque_modele) VALUES ('QX70', 20);" calcext:value-type="string">
            <text:p>INSERT INTO modele (lib_modele, id_marque_modele) VALUES ('QX7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4];&quot; &quot;;[.D484];[.E484];[.F484])" office:value-type="string" office:string-value="AUTRE " calcext:value-type="string">
            <text:p>AUTRE </text:p>
          </table:table-cell>
          <table:table-cell table:formula="of:=TRIM([.H48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84];&quot;', &quot;;[.G484];&quot;);&quot;)" office:value-type="string" office:string-value="INSERT INTO modele (lib_modele, id_marque_modele) VALUES ('AUTRE', 20);" calcext:value-type="string">
            <text:p>INSERT INTO modele (lib_modele, id_marque_modele) VALUES ('AUTRE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85];&quot; &quot;;[.D485];[.E485];[.F485])" office:value-type="string" office:string-value="DAILY " calcext:value-type="string">
            <text:p>DAILY </text:p>
          </table:table-cell>
          <table:table-cell table:formula="of:=TRIM([.H485])" office:value-type="string" office:string-value="DAILY" calcext:value-type="string">
            <text:p>DAILY</text:p>
          </table:table-cell>
          <table:table-cell table:formula="of:=CONCATENATE(&quot;INSERT INTO modele (lib_modele, id_marque_modele) VALUES ('&quot;;[.I485];&quot;', &quot;;[.G485];&quot;);&quot;)" office:value-type="string" office:string-value="INSERT INTO modele (lib_modele, id_marque_modele) VALUES ('DAILY', 21);" calcext:value-type="string">
            <text:p>INSERT INTO modele (lib_modele, id_marque_modele) VALUES ('DAILY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C486];&quot; &quot;;[.D486];[.E486];[.F486])" office:value-type="string" office:string-value="DAILY BASIC" calcext:value-type="string">
            <text:p>DAILY BASIC</text:p>
          </table:table-cell>
          <table:table-cell table:formula="of:=TRIM([.H486])" office:value-type="string" office:string-value="DAILY BASIC" calcext:value-type="string">
            <text:p>DAILY BASIC</text:p>
          </table:table-cell>
          <table:table-cell table:formula="of:=CONCATENATE(&quot;INSERT INTO modele (lib_modele, id_marque_modele) VALUES ('&quot;;[.I486];&quot;', &quot;;[.G486];&quot;);&quot;)" office:value-type="string" office:string-value="INSERT INTO modele (lib_modele, id_marque_modele) VALUES ('DAILY BASIC', 21);" calcext:value-type="string">
            <text:p>INSERT INTO modele (lib_modele, id_marque_modele) VALUES ('DAILY BASI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7];&quot; &quot;;[.D487];[.E487];[.F487])" office:value-type="string" office:string-value="DAILY CLASSEC" calcext:value-type="string">
            <text:p>DAILY CLASSEC</text:p>
          </table:table-cell>
          <table:table-cell table:formula="of:=TRIM([.H487])" office:value-type="string" office:string-value="DAILY CLASSEC" calcext:value-type="string">
            <text:p>DAILY CLASSEC</text:p>
          </table:table-cell>
          <table:table-cell table:formula="of:=CONCATENATE(&quot;INSERT INTO modele (lib_modele, id_marque_modele) VALUES ('&quot;;[.I487];&quot;', &quot;;[.G487];&quot;);&quot;)" office:value-type="string" office:string-value="INSERT INTO modele (lib_modele, id_marque_modele) VALUES ('DAILY CLASSEC', 21);" calcext:value-type="string">
            <text:p>INSERT INTO modele (lib_modele, id_marque_modele) VALUES ('DAILY CLASSE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8];&quot; &quot;;[.D488];[.E488];[.F488])" office:value-type="string" office:string-value="DAILY CLASSEL" calcext:value-type="string">
            <text:p>DAILY CLASSEL</text:p>
          </table:table-cell>
          <table:table-cell table:formula="of:=TRIM([.H488])" office:value-type="string" office:string-value="DAILY CLASSEL" calcext:value-type="string">
            <text:p>DAILY CLASSEL</text:p>
          </table:table-cell>
          <table:table-cell table:formula="of:=CONCATENATE(&quot;INSERT INTO modele (lib_modele, id_marque_modele) VALUES ('&quot;;[.I488];&quot;', &quot;;[.G488];&quot;);&quot;)" office:value-type="string" office:string-value="INSERT INTO modele (lib_modele, id_marque_modele) VALUES ('DAILY CLASSEL', 21);" calcext:value-type="string">
            <text:p>INSERT INTO modele (lib_modele, id_marque_modele) VALUES ('DAILY CLASSEL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9];&quot; &quot;;[.D489];[.E489];[.F489])" office:value-type="string" office:string-value="DAILY CLASSES" calcext:value-type="string">
            <text:p>DAILY CLASSES</text:p>
          </table:table-cell>
          <table:table-cell table:formula="of:=TRIM([.H489])" office:value-type="string" office:string-value="DAILY CLASSES" calcext:value-type="string">
            <text:p>DAILY CLASSES</text:p>
          </table:table-cell>
          <table:table-cell table:formula="of:=CONCATENATE(&quot;INSERT INTO modele (lib_modele, id_marque_modele) VALUES ('&quot;;[.I489];&quot;', &quot;;[.G489];&quot;);&quot;)" office:value-type="string" office:string-value="INSERT INTO modele (lib_modele, id_marque_modele) VALUES ('DAILY CLASSES', 21);" calcext:value-type="string">
            <text:p>INSERT INTO modele (lib_modele, id_marque_modele) VALUES ('DAILY CLASSES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C490];&quot; &quot;;[.D490];[.E490];[.F490])" office:value-type="string" office:string-value="DAILY CLASSIC" calcext:value-type="string">
            <text:p>DAILY CLASSIC</text:p>
          </table:table-cell>
          <table:table-cell table:formula="of:=TRIM([.H490])" office:value-type="string" office:string-value="DAILY CLASSIC" calcext:value-type="string">
            <text:p>DAILY CLASSIC</text:p>
          </table:table-cell>
          <table:table-cell table:formula="of:=CONCATENATE(&quot;INSERT INTO modele (lib_modele, id_marque_modele) VALUES ('&quot;;[.I490];&quot;', &quot;;[.G490];&quot;);&quot;)" office:value-type="string" office:string-value="INSERT INTO modele (lib_modele, id_marque_modele) VALUES ('DAILY CLASSIC', 21);" calcext:value-type="string">
            <text:p>INSERT INTO modele (lib_modele, id_marque_modele) VALUES ('DAILY CLASSI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MASSIF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1];&quot; &quot;;[.D491];[.E491];[.F491])" office:value-type="string" office:string-value="MASSIF " calcext:value-type="string">
            <text:p>MASSIF </text:p>
          </table:table-cell>
          <table:table-cell table:formula="of:=TRIM([.H491])" office:value-type="string" office:string-value="MASSIF" calcext:value-type="string">
            <text:p>MASSIF</text:p>
          </table:table-cell>
          <table:table-cell table:formula="of:=CONCATENATE(&quot;INSERT INTO modele (lib_modele, id_marque_modele) VALUES ('&quot;;[.I491];&quot;', &quot;;[.G491];&quot;);&quot;)" office:value-type="string" office:string-value="INSERT INTO modele (lib_modele, id_marque_modele) VALUES ('MASSIF', 21);" calcext:value-type="string">
            <text:p>INSERT INTO modele (lib_modele, id_marque_modele) VALUES ('MASSIF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PIAGGI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2];&quot; &quot;;[.D492];[.E492];[.F492])" office:value-type="string" office:string-value="PIAGGIO " calcext:value-type="string">
            <text:p>PIAGGIO </text:p>
          </table:table-cell>
          <table:table-cell table:formula="of:=TRIM([.H492])" office:value-type="string" office:string-value="PIAGGIO" calcext:value-type="string">
            <text:p>PIAGGIO</text:p>
          </table:table-cell>
          <table:table-cell table:formula="of:=CONCATENATE(&quot;INSERT INTO modele (lib_modele, id_marque_modele) VALUES ('&quot;;[.I492];&quot;', &quot;;[.G492];&quot;);&quot;)" office:value-type="string" office:string-value="INSERT INTO modele (lib_modele, id_marque_modele) VALUES ('PIAGGIO', 21);" calcext:value-type="string">
            <text:p>INSERT INTO modele (lib_modele, id_marque_modele) VALUES ('PIAGGIO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3];&quot; &quot;;[.D493];[.E493];[.F493])" office:value-type="string" office:string-value="AUTRE " calcext:value-type="string">
            <text:p>AUTRE </text:p>
          </table:table-cell>
          <table:table-cell table:formula="of:=TRIM([.H49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93];&quot;', &quot;;[.G493];&quot;);&quot;)" office:value-type="string" office:string-value="INSERT INTO modele (lib_modele, id_marque_modele) VALUES ('AUTRE', 21);" calcext:value-type="string">
            <text:p>INSERT INTO modele (lib_modele, id_marque_modele) VALUES ('AUTRE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DAIMLE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4];&quot; &quot;;[.D494];[.E494];[.F494])" office:value-type="string" office:string-value="DAIMLER " calcext:value-type="string">
            <text:p>DAIMLER </text:p>
          </table:table-cell>
          <table:table-cell table:formula="of:=TRIM([.H494])" office:value-type="string" office:string-value="DAIMLER" calcext:value-type="string">
            <text:p>DAIMLER</text:p>
          </table:table-cell>
          <table:table-cell table:formula="of:=CONCATENATE(&quot;INSERT INTO modele (lib_modele, id_marque_modele) VALUES ('&quot;;[.I494];&quot;', &quot;;[.G494];&quot;);&quot;)" office:value-type="string" office:string-value="INSERT INTO modele (lib_modele, id_marque_modele) VALUES ('DAIMLER', 22);" calcext:value-type="string">
            <text:p>INSERT INTO modele (lib_modele, id_marque_modele) VALUES ('DAIMLE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PAC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5];&quot; &quot;;[.D495];[.E495];[.F495])" office:value-type="string" office:string-value="F-PACE " calcext:value-type="string">
            <text:p>F-PACE </text:p>
          </table:table-cell>
          <table:table-cell table:formula="of:=TRIM([.H495])" office:value-type="string" office:string-value="F-PACE" calcext:value-type="string">
            <text:p>F-PACE</text:p>
          </table:table-cell>
          <table:table-cell table:formula="of:=CONCATENATE(&quot;INSERT INTO modele (lib_modele, id_marque_modele) VALUES ('&quot;;[.I495];&quot;', &quot;;[.G495];&quot;);&quot;)" office:value-type="string" office:string-value="INSERT INTO modele (lib_modele, id_marque_modele) VALUES ('F-PACE', 22);" calcext:value-type="string">
            <text:p>INSERT INTO modele (lib_modele, id_marque_modele) VALUES ('F-PAC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6];&quot; &quot;;[.D496];[.E496];[.F496])" office:value-type="string" office:string-value="F-TYPE " calcext:value-type="string">
            <text:p>F-TYPE </text:p>
          </table:table-cell>
          <table:table-cell table:formula="of:=TRIM([.H496])" office:value-type="string" office:string-value="F-TYPE" calcext:value-type="string">
            <text:p>F-TYPE</text:p>
          </table:table-cell>
          <table:table-cell table:formula="of:=CONCATENATE(&quot;INSERT INTO modele (lib_modele, id_marque_modele) VALUES ('&quot;;[.I496];&quot;', &quot;;[.G496];&quot;);&quot;)" office:value-type="string" office:string-value="INSERT INTO modele (lib_modele, id_marque_modele) VALUES ('F-TYPE', 22);" calcext:value-type="string">
            <text:p>INSERT INTO modele (lib_modele, id_marque_modele) VALUES ('F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OVEREIGN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7];&quot; &quot;;[.D497];[.E497];[.F497])" office:value-type="string" office:string-value="SOVEREIGN " calcext:value-type="string">
            <text:p>SOVEREIGN </text:p>
          </table:table-cell>
          <table:table-cell table:formula="of:=TRIM([.H497])" office:value-type="string" office:string-value="SOVEREIGN" calcext:value-type="string">
            <text:p>SOVEREIGN</text:p>
          </table:table-cell>
          <table:table-cell table:formula="of:=CONCATENATE(&quot;INSERT INTO modele (lib_modele, id_marque_modele) VALUES ('&quot;;[.I497];&quot;', &quot;;[.G497];&quot;);&quot;)" office:value-type="string" office:string-value="INSERT INTO modele (lib_modele, id_marque_modele) VALUES ('SOVEREIGN', 22);" calcext:value-type="string">
            <text:p>INSERT INTO modele (lib_modele, id_marque_modele) VALUES ('SOVEREIGN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8];&quot; &quot;;[.D498];[.E498];[.F498])" office:value-type="string" office:string-value="S-TYPE " calcext:value-type="string">
            <text:p>S-TYPE </text:p>
          </table:table-cell>
          <table:table-cell table:formula="of:=TRIM([.H498])" office:value-type="string" office:string-value="S-TYPE" calcext:value-type="string">
            <text:p>S-TYPE</text:p>
          </table:table-cell>
          <table:table-cell table:formula="of:=CONCATENATE(&quot;INSERT INTO modele (lib_modele, id_marque_modele) VALUES ('&quot;;[.I498];&quot;', &quot;;[.G498];&quot;);&quot;)" office:value-type="string" office:string-value="INSERT INTO modele (lib_modele, id_marque_modele) VALUES ('S-TYPE', 22);" calcext:value-type="string">
            <text:p>INSERT INTO modele (lib_modele, id_marque_modele) VALUES ('S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9];&quot; &quot;;[.D499];[.E499];[.F499])" office:value-type="string" office:string-value="XE " calcext:value-type="string">
            <text:p>XE </text:p>
          </table:table-cell>
          <table:table-cell table:formula="of:=TRIM([.H499])" office:value-type="string" office:string-value="XE" calcext:value-type="string">
            <text:p>XE</text:p>
          </table:table-cell>
          <table:table-cell table:formula="of:=CONCATENATE(&quot;INSERT INTO modele (lib_modele, id_marque_modele) VALUES ('&quot;;[.I499];&quot;', &quot;;[.G499];&quot;);&quot;)" office:value-type="string" office:string-value="INSERT INTO modele (lib_modele, id_marque_modele) VALUES ('XE', 22);" calcext:value-type="string">
            <text:p>INSERT INTO modele (lib_modele, id_marque_modele) VALUES ('X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0];&quot; &quot;;[.D500];[.E500];[.F500])" office:value-type="string" office:string-value="XF " calcext:value-type="string">
            <text:p>XF </text:p>
          </table:table-cell>
          <table:table-cell table:formula="of:=TRIM([.H500])" office:value-type="string" office:string-value="XF" calcext:value-type="string">
            <text:p>XF</text:p>
          </table:table-cell>
          <table:table-cell table:formula="of:=CONCATENATE(&quot;INSERT INTO modele (lib_modele, id_marque_modele) VALUES ('&quot;;[.I500];&quot;', &quot;;[.G500];&quot;);&quot;)" office:value-type="string" office:string-value="INSERT INTO modele (lib_modele, id_marque_modele) VALUES ('XF', 22);" calcext:value-type="string">
            <text:p>INSERT INTO modele (lib_modele, id_marque_modele) VALUES ('XF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1];&quot; &quot;;[.D501];[.E501];[.F501])" office:value-type="string" office:string-value="XJ " calcext:value-type="string">
            <text:p>XJ </text:p>
          </table:table-cell>
          <table:table-cell table:formula="of:=TRIM([.H501])" office:value-type="string" office:string-value="XJ" calcext:value-type="string">
            <text:p>XJ</text:p>
          </table:table-cell>
          <table:table-cell table:formula="of:=CONCATENATE(&quot;INSERT INTO modele (lib_modele, id_marque_modele) VALUES ('&quot;;[.I501];&quot;', &quot;;[.G501];&quot;);&quot;)" office:value-type="string" office:string-value="INSERT INTO modele (lib_modele, id_marque_modele) VALUES ('XJ', 22);" calcext:value-type="string">
            <text:p>INSERT INTO modele (lib_modele, id_marque_modele) VALUES ('XJ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2];&quot; &quot;;[.D502];[.E502];[.F502])" office:value-type="string" office:string-value="XJ6 " calcext:value-type="string">
            <text:p>XJ6 </text:p>
          </table:table-cell>
          <table:table-cell table:formula="of:=TRIM([.H502])" office:value-type="string" office:string-value="XJ6" calcext:value-type="string">
            <text:p>XJ6</text:p>
          </table:table-cell>
          <table:table-cell table:formula="of:=CONCATENATE(&quot;INSERT INTO modele (lib_modele, id_marque_modele) VALUES ('&quot;;[.I502];&quot;', &quot;;[.G502];&quot;);&quot;)" office:value-type="string" office:string-value="INSERT INTO modele (lib_modele, id_marque_modele) VALUES ('XJ6', 22);" calcext:value-type="string">
            <text:p>INSERT INTO modele (lib_modele, id_marque_modele) VALUES ('XJ6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3];&quot; &quot;;[.D503];[.E503];[.F503])" office:value-type="string" office:string-value="XJ8 " calcext:value-type="string">
            <text:p>XJ8 </text:p>
          </table:table-cell>
          <table:table-cell table:formula="of:=TRIM([.H503])" office:value-type="string" office:string-value="XJ8" calcext:value-type="string">
            <text:p>XJ8</text:p>
          </table:table-cell>
          <table:table-cell table:formula="of:=CONCATENATE(&quot;INSERT INTO modele (lib_modele, id_marque_modele) VALUES ('&quot;;[.I503];&quot;', &quot;;[.G503];&quot;);&quot;)" office:value-type="string" office:string-value="INSERT INTO modele (lib_modele, id_marque_modele) VALUES ('XJ8', 22);" calcext:value-type="string">
            <text:p>INSERT INTO modele (lib_modele, id_marque_modele) VALUES ('XJ8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4];&quot; &quot;;[.D504];[.E504];[.F504])" office:value-type="string" office:string-value="XJR " calcext:value-type="string">
            <text:p>XJR </text:p>
          </table:table-cell>
          <table:table-cell table:formula="of:=TRIM([.H504])" office:value-type="string" office:string-value="XJR" calcext:value-type="string">
            <text:p>XJR</text:p>
          </table:table-cell>
          <table:table-cell table:formula="of:=CONCATENATE(&quot;INSERT INTO modele (lib_modele, id_marque_modele) VALUES ('&quot;;[.I504];&quot;', &quot;;[.G504];&quot;);&quot;)" office:value-type="string" office:string-value="INSERT INTO modele (lib_modele, id_marque_modele) VALUES ('XJR', 22);" calcext:value-type="string">
            <text:p>INSERT INTO modele (lib_modele, id_marque_modele) VALUES ('XJ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S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5];&quot; &quot;;[.D505];[.E505];[.F505])" office:value-type="string" office:string-value="XJS " calcext:value-type="string">
            <text:p>XJS </text:p>
          </table:table-cell>
          <table:table-cell table:formula="of:=TRIM([.H505])" office:value-type="string" office:string-value="XJS" calcext:value-type="string">
            <text:p>XJS</text:p>
          </table:table-cell>
          <table:table-cell table:formula="of:=CONCATENATE(&quot;INSERT INTO modele (lib_modele, id_marque_modele) VALUES ('&quot;;[.I505];&quot;', &quot;;[.G505];&quot;);&quot;)" office:value-type="string" office:string-value="INSERT INTO modele (lib_modele, id_marque_modele) VALUES ('XJS', 22);" calcext:value-type="string">
            <text:p>INSERT INTO modele (lib_modele, id_marque_modele) VALUES ('XJS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6];&quot; &quot;;[.D506];[.E506];[.F506])" office:value-type="string" office:string-value="XK " calcext:value-type="string">
            <text:p>XK </text:p>
          </table:table-cell>
          <table:table-cell table:formula="of:=TRIM([.H506])" office:value-type="string" office:string-value="XK" calcext:value-type="string">
            <text:p>XK</text:p>
          </table:table-cell>
          <table:table-cell table:formula="of:=CONCATENATE(&quot;INSERT INTO modele (lib_modele, id_marque_modele) VALUES ('&quot;;[.I506];&quot;', &quot;;[.G506];&quot;);&quot;)" office:value-type="string" office:string-value="INSERT INTO modele (lib_modele, id_marque_modele) VALUES ('XK', 22);" calcext:value-type="string">
            <text:p>INSERT INTO modele (lib_modele, id_marque_modele) VALUES ('XK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7];&quot; &quot;;[.D507];[.E507];[.F507])" office:value-type="string" office:string-value="XK8 " calcext:value-type="string">
            <text:p>XK8 </text:p>
          </table:table-cell>
          <table:table-cell table:formula="of:=TRIM([.H507])" office:value-type="string" office:string-value="XK8" calcext:value-type="string">
            <text:p>XK8</text:p>
          </table:table-cell>
          <table:table-cell table:formula="of:=CONCATENATE(&quot;INSERT INTO modele (lib_modele, id_marque_modele) VALUES ('&quot;;[.I507];&quot;', &quot;;[.G507];&quot;);&quot;)" office:value-type="string" office:string-value="INSERT INTO modele (lib_modele, id_marque_modele) VALUES ('XK8', 22);" calcext:value-type="string">
            <text:p>INSERT INTO modele (lib_modele, id_marque_modele) VALUES ('XK8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8];&quot; &quot;;[.D508];[.E508];[.F508])" office:value-type="string" office:string-value="XKR " calcext:value-type="string">
            <text:p>XKR </text:p>
          </table:table-cell>
          <table:table-cell table:formula="of:=TRIM([.H508])" office:value-type="string" office:string-value="XKR" calcext:value-type="string">
            <text:p>XKR</text:p>
          </table:table-cell>
          <table:table-cell table:formula="of:=CONCATENATE(&quot;INSERT INTO modele (lib_modele, id_marque_modele) VALUES ('&quot;;[.I508];&quot;', &quot;;[.G508];&quot;);&quot;)" office:value-type="string" office:string-value="INSERT INTO modele (lib_modele, id_marque_modele) VALUES ('XKR', 22);" calcext:value-type="string">
            <text:p>INSERT INTO modele (lib_modele, id_marque_modele) VALUES ('XK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9];&quot; &quot;;[.D509];[.E509];[.F509])" office:value-type="string" office:string-value="X-TYPE " calcext:value-type="string">
            <text:p>X-TYPE </text:p>
          </table:table-cell>
          <table:table-cell table:formula="of:=TRIM([.H509])" office:value-type="string" office:string-value="X-TYPE" calcext:value-type="string">
            <text:p>X-TYPE</text:p>
          </table:table-cell>
          <table:table-cell table:formula="of:=CONCATENATE(&quot;INSERT INTO modele (lib_modele, id_marque_modele) VALUES ('&quot;;[.I509];&quot;', &quot;;[.G509];&quot;);&quot;)" office:value-type="string" office:string-value="INSERT INTO modele (lib_modele, id_marque_modele) VALUES ('X-TYPE', 22);" calcext:value-type="string">
            <text:p>INSERT INTO modele (lib_modele, id_marque_modele) VALUES ('X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C510];&quot; &quot;;[.D510];[.E510];[.F510])" office:value-type="string" office:string-value="X-TYPE ESTATE" calcext:value-type="string">
            <text:p>X-TYPE ESTATE</text:p>
          </table:table-cell>
          <table:table-cell table:formula="of:=TRIM([.H510])" office:value-type="string" office:string-value="X-TYPE ESTATE" calcext:value-type="string">
            <text:p>X-TYPE ESTATE</text:p>
          </table:table-cell>
          <table:table-cell table:formula="of:=CONCATENATE(&quot;INSERT INTO modele (lib_modele, id_marque_modele) VALUES ('&quot;;[.I510];&quot;', &quot;;[.G510];&quot;);&quot;)" office:value-type="string" office:string-value="INSERT INTO modele (lib_modele, id_marque_modele) VALUES ('X-TYPE ESTATE', 22);" calcext:value-type="string">
            <text:p>INSERT INTO modele (lib_modele, id_marque_modele) VALUES ('X-TYPE ESTAT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11];&quot; &quot;;[.D511];[.E511];[.F511])" office:value-type="string" office:string-value="AUTRE " calcext:value-type="string">
            <text:p>AUTRE </text:p>
          </table:table-cell>
          <table:table-cell table:formula="of:=TRIM([.H51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11];&quot;', &quot;;[.G511];&quot;);&quot;)" office:value-type="string" office:string-value="INSERT INTO modele (lib_modele, id_marque_modele) VALUES ('AUTRE', 22);" calcext:value-type="string">
            <text:p>INSERT INTO modele (lib_modele, id_marque_modele) VALUES ('AUTR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2];&quot; &quot;;[.D512];[.E512];[.F512])" office:value-type="string" office:string-value="CHEROKEE " calcext:value-type="string">
            <text:p>CHEROKEE </text:p>
          </table:table-cell>
          <table:table-cell table:formula="of:=TRIM([.H512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512];&quot;', &quot;;[.G512];&quot;);&quot;)" office:value-type="string" office:string-value="INSERT INTO modele (lib_modele, id_marque_modele) VALUES ('CHEROKEE', 23);" calcext:value-type="string">
            <text:p>INSERT INTO modele (lib_modele, id_marque_modele) VALUES ('CHEROKE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MAND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3];&quot; &quot;;[.D513];[.E513];[.F513])" office:value-type="string" office:string-value="COMMANDER " calcext:value-type="string">
            <text:p>COMMANDER </text:p>
          </table:table-cell>
          <table:table-cell table:formula="of:=TRIM([.H513])" office:value-type="string" office:string-value="COMMANDER" calcext:value-type="string">
            <text:p>COMMANDER</text:p>
          </table:table-cell>
          <table:table-cell table:formula="of:=CONCATENATE(&quot;INSERT INTO modele (lib_modele, id_marque_modele) VALUES ('&quot;;[.I513];&quot;', &quot;;[.G513];&quot;);&quot;)" office:value-type="string" office:string-value="INSERT INTO modele (lib_modele, id_marque_modele) VALUES ('COMMANDER', 23);" calcext:value-type="string">
            <text:p>INSERT INTO modele (lib_modele, id_marque_modele) VALUES ('COMMANDER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4];&quot; &quot;;[.D514];[.E514];[.F514])" office:value-type="string" office:string-value="COMPASS " calcext:value-type="string">
            <text:p>COMPASS </text:p>
          </table:table-cell>
          <table:table-cell table:formula="of:=TRIM([.H514])" office:value-type="string" office:string-value="COMPASS" calcext:value-type="string">
            <text:p>COMPASS</text:p>
          </table:table-cell>
          <table:table-cell table:formula="of:=CONCATENATE(&quot;INSERT INTO modele (lib_modele, id_marque_modele) VALUES ('&quot;;[.I514];&quot;', &quot;;[.G514];&quot;);&quot;)" office:value-type="string" office:string-value="INSERT INTO modele (lib_modele, id_marque_modele) VALUES ('COMPASS', 23);" calcext:value-type="string">
            <text:p>INSERT INTO modele (lib_modele, id_marque_modele) VALUES ('COMPASS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HEROKE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C515];&quot; &quot;;[.D515];[.E515];[.F515])" office:value-type="string" office:string-value="GRAND CHEROKEE" calcext:value-type="string">
            <text:p>GRAND CHEROKEE</text:p>
          </table:table-cell>
          <table:table-cell table:formula="of:=TRIM([.H515])" office:value-type="string" office:string-value="GRAND CHEROKEE" calcext:value-type="string">
            <text:p>GRAND CHEROKEE</text:p>
          </table:table-cell>
          <table:table-cell table:formula="of:=CONCATENATE(&quot;INSERT INTO modele (lib_modele, id_marque_modele) VALUES ('&quot;;[.I515];&quot;', &quot;;[.G515];&quot;);&quot;)" office:value-type="string" office:string-value="INSERT INTO modele (lib_modele, id_marque_modele) VALUES ('GRAND CHEROKEE', 23);" calcext:value-type="string">
            <text:p>INSERT INTO modele (lib_modele, id_marque_modele) VALUES ('GRAND CHEROKE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6];&quot; &quot;;[.D516];[.E516];[.F516])" office:value-type="string" office:string-value="PATRIOT " calcext:value-type="string">
            <text:p>PATRIOT </text:p>
          </table:table-cell>
          <table:table-cell table:formula="of:=TRIM([.H516])" office:value-type="string" office:string-value="PATRIOT" calcext:value-type="string">
            <text:p>PATRIOT</text:p>
          </table:table-cell>
          <table:table-cell table:formula="of:=CONCATENATE(&quot;INSERT INTO modele (lib_modele, id_marque_modele) VALUES ('&quot;;[.I516];&quot;', &quot;;[.G516];&quot;);&quot;)" office:value-type="string" office:string-value="INSERT INTO modele (lib_modele, id_marque_modele) VALUES ('PATRIOT', 23);" calcext:value-type="string">
            <text:p>INSERT INTO modele (lib_modele, id_marque_modele) VALUES ('PATRIOT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RENEGAD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7];&quot; &quot;;[.D517];[.E517];[.F517])" office:value-type="string" office:string-value="RENEGADE " calcext:value-type="string">
            <text:p>RENEGADE </text:p>
          </table:table-cell>
          <table:table-cell table:formula="of:=TRIM([.H517])" office:value-type="string" office:string-value="RENEGADE" calcext:value-type="string">
            <text:p>RENEGADE</text:p>
          </table:table-cell>
          <table:table-cell table:formula="of:=CONCATENATE(&quot;INSERT INTO modele (lib_modele, id_marque_modele) VALUES ('&quot;;[.I517];&quot;', &quot;;[.G517];&quot;);&quot;)" office:value-type="string" office:string-value="INSERT INTO modele (lib_modele, id_marque_modele) VALUES ('RENEGADE', 23);" calcext:value-type="string">
            <text:p>INSERT INTO modele (lib_modele, id_marque_modele) VALUES ('RENEGAD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8];&quot; &quot;;[.D518];[.E518];[.F518])" office:value-type="string" office:string-value="WRANGLER " calcext:value-type="string">
            <text:p>WRANGLER </text:p>
          </table:table-cell>
          <table:table-cell table:formula="of:=TRIM([.H518])" office:value-type="string" office:string-value="WRANGLER" calcext:value-type="string">
            <text:p>WRANGLER</text:p>
          </table:table-cell>
          <table:table-cell table:formula="of:=CONCATENATE(&quot;INSERT INTO modele (lib_modele, id_marque_modele) VALUES ('&quot;;[.I518];&quot;', &quot;;[.G518];&quot;);&quot;)" office:value-type="string" office:string-value="INSERT INTO modele (lib_modele, id_marque_modele) VALUES ('WRANGLER', 23);" calcext:value-type="string">
            <text:p>INSERT INTO modele (lib_modele, id_marque_modele) VALUES ('WRANGLER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9];&quot; &quot;;[.D519];[.E519];[.F519])" office:value-type="string" office:string-value="AUTRE " calcext:value-type="string">
            <text:p>AUTRE </text:p>
          </table:table-cell>
          <table:table-cell table:formula="of:=TRIM([.H5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19];&quot;', &quot;;[.G519];&quot;);&quot;)" office:value-type="string" office:string-value="INSERT INTO modele (lib_modele, id_marque_modele) VALUES ('AUTRE', 23);" calcext:value-type="string">
            <text:p>INSERT INTO modele (lib_modele, id_marque_modele) VALUES ('AUTR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BEST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0];&quot; &quot;;[.D520];[.E520];[.F520])" office:value-type="string" office:string-value="BESTA " calcext:value-type="string">
            <text:p>BESTA </text:p>
          </table:table-cell>
          <table:table-cell table:formula="of:=TRIM([.H520])" office:value-type="string" office:string-value="BESTA" calcext:value-type="string">
            <text:p>BESTA</text:p>
          </table:table-cell>
          <table:table-cell table:formula="of:=CONCATENATE(&quot;INSERT INTO modele (lib_modele, id_marque_modele) VALUES ('&quot;;[.I520];&quot;', &quot;;[.G520];&quot;);&quot;)" office:value-type="string" office:string-value="INSERT INTO modele (lib_modele, id_marque_modele) VALUES ('BESTA', 24);" calcext:value-type="string">
            <text:p>INSERT INTO modele (lib_modele, id_marque_modele) VALUES ('BEST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REN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1];&quot; &quot;;[.D521];[.E521];[.F521])" office:value-type="string" office:string-value="CARENS " calcext:value-type="string">
            <text:p>CARENS </text:p>
          </table:table-cell>
          <table:table-cell table:formula="of:=TRIM([.H521])" office:value-type="string" office:string-value="CARENS" calcext:value-type="string">
            <text:p>CARENS</text:p>
          </table:table-cell>
          <table:table-cell table:formula="of:=CONCATENATE(&quot;INSERT INTO modele (lib_modele, id_marque_modele) VALUES ('&quot;;[.I521];&quot;', &quot;;[.G521];&quot;);&quot;)" office:value-type="string" office:string-value="INSERT INTO modele (lib_modele, id_marque_modele) VALUES ('CARENS', 24);" calcext:value-type="string">
            <text:p>INSERT INTO modele (lib_modele, id_marque_modele) VALUES ('CAREN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RNIV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2];&quot; &quot;;[.D522];[.E522];[.F522])" office:value-type="string" office:string-value="CARNIVAL " calcext:value-type="string">
            <text:p>CARNIVAL </text:p>
          </table:table-cell>
          <table:table-cell table:formula="of:=TRIM([.H522])" office:value-type="string" office:string-value="CARNIVAL" calcext:value-type="string">
            <text:p>CARNIVAL</text:p>
          </table:table-cell>
          <table:table-cell table:formula="of:=CONCATENATE(&quot;INSERT INTO modele (lib_modele, id_marque_modele) VALUES ('&quot;;[.I522];&quot;', &quot;;[.G522];&quot;);&quot;)" office:value-type="string" office:string-value="INSERT INTO modele (lib_modele, id_marque_modele) VALUES ('CARNIVAL', 24);" calcext:value-type="string">
            <text:p>INSERT INTO modele (lib_modele, id_marque_modele) VALUES ('CARNIVAL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ED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3];&quot; &quot;;[.D523];[.E523];[.F523])" office:value-type="string" office:string-value="CEED " calcext:value-type="string">
            <text:p>CEED </text:p>
          </table:table-cell>
          <table:table-cell table:formula="of:=TRIM([.H523])" office:value-type="string" office:string-value="CEED" calcext:value-type="string">
            <text:p>CEED</text:p>
          </table:table-cell>
          <table:table-cell table:formula="of:=CONCATENATE(&quot;INSERT INTO modele (lib_modele, id_marque_modele) VALUES ('&quot;;[.I523];&quot;', &quot;;[.G523];&quot;);&quot;)" office:value-type="string" office:string-value="INSERT INTO modele (lib_modele, id_marque_modele) VALUES ('CEED', 24);" calcext:value-type="string">
            <text:p>INSERT INTO modele (lib_modele, id_marque_modele) VALUES ('CEED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ED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24];&quot; &quot;;[.D524];[.E524];[.F524])" office:value-type="string" office:string-value="CEED SW" calcext:value-type="string">
            <text:p>CEED SW</text:p>
          </table:table-cell>
          <table:table-cell table:formula="of:=TRIM([.H524])" office:value-type="string" office:string-value="CEED SW" calcext:value-type="string">
            <text:p>CEED SW</text:p>
          </table:table-cell>
          <table:table-cell table:formula="of:=CONCATENATE(&quot;INSERT INTO modele (lib_modele, id_marque_modele) VALUES ('&quot;;[.I524];&quot;', &quot;;[.G524];&quot;);&quot;)" office:value-type="string" office:string-value="INSERT INTO modele (lib_modele, id_marque_modele) VALUES ('CEED SW', 24);" calcext:value-type="string">
            <text:p>INSERT INTO modele (lib_modele, id_marque_modele) VALUES ('CEED SW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RA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5];&quot; &quot;;[.D525];[.E525];[.F525])" office:value-type="string" office:string-value="CERATO " calcext:value-type="string">
            <text:p>CERATO </text:p>
          </table:table-cell>
          <table:table-cell table:formula="of:=TRIM([.H525])" office:value-type="string" office:string-value="CERATO" calcext:value-type="string">
            <text:p>CERATO</text:p>
          </table:table-cell>
          <table:table-cell table:formula="of:=CONCATENATE(&quot;INSERT INTO modele (lib_modele, id_marque_modele) VALUES ('&quot;;[.I525];&quot;', &quot;;[.G525];&quot;);&quot;)" office:value-type="string" office:string-value="INSERT INTO modele (lib_modele, id_marque_modele) VALUES ('CERATO', 24);" calcext:value-type="string">
            <text:p>INSERT INTO modele (lib_modele, id_marque_modele) VALUES ('CERA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LARU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6];&quot; &quot;;[.D526];[.E526];[.F526])" office:value-type="string" office:string-value="CLARUS " calcext:value-type="string">
            <text:p>CLARUS </text:p>
          </table:table-cell>
          <table:table-cell table:formula="of:=TRIM([.H526])" office:value-type="string" office:string-value="CLARUS" calcext:value-type="string">
            <text:p>CLARUS</text:p>
          </table:table-cell>
          <table:table-cell table:formula="of:=CONCATENATE(&quot;INSERT INTO modele (lib_modele, id_marque_modele) VALUES ('&quot;;[.I526];&quot;', &quot;;[.G526];&quot;);&quot;)" office:value-type="string" office:string-value="INSERT INTO modele (lib_modele, id_marque_modele) VALUES ('CLARUS', 24);" calcext:value-type="string">
            <text:p>INSERT INTO modele (lib_modele, id_marque_modele) VALUES ('CLARU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K25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7];&quot; &quot;;[.D527];[.E527];[.F527])" office:value-type="string" office:string-value="K2500 " calcext:value-type="string">
            <text:p>K2500 </text:p>
          </table:table-cell>
          <table:table-cell table:formula="of:=TRIM([.H527])" office:value-type="string" office:string-value="K2500" calcext:value-type="string">
            <text:p>K2500</text:p>
          </table:table-cell>
          <table:table-cell table:formula="of:=CONCATENATE(&quot;INSERT INTO modele (lib_modele, id_marque_modele) VALUES ('&quot;;[.I527];&quot;', &quot;;[.G527];&quot;);&quot;)" office:value-type="string" office:string-value="INSERT INTO modele (lib_modele, id_marque_modele) VALUES ('K2500', 24);" calcext:value-type="string">
            <text:p>INSERT INTO modele (lib_modele, id_marque_modele) VALUES ('K2500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K27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8];&quot; &quot;;[.D528];[.E528];[.F528])" office:value-type="string" office:string-value="K2700 " calcext:value-type="string">
            <text:p>K2700 </text:p>
          </table:table-cell>
          <table:table-cell table:formula="of:=TRIM([.H528])" office:value-type="string" office:string-value="K2700" calcext:value-type="string">
            <text:p>K2700</text:p>
          </table:table-cell>
          <table:table-cell table:formula="of:=CONCATENATE(&quot;INSERT INTO modele (lib_modele, id_marque_modele) VALUES ('&quot;;[.I528];&quot;', &quot;;[.G528];&quot;);&quot;)" office:value-type="string" office:string-value="INSERT INTO modele (lib_modele, id_marque_modele) VALUES ('K2700', 24);" calcext:value-type="string">
            <text:p>INSERT INTO modele (lib_modele, id_marque_modele) VALUES ('K2700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MAGENTI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9];&quot; &quot;;[.D529];[.E529];[.F529])" office:value-type="string" office:string-value="MAGENTIS " calcext:value-type="string">
            <text:p>MAGENTIS </text:p>
          </table:table-cell>
          <table:table-cell table:formula="of:=TRIM([.H529])" office:value-type="string" office:string-value="MAGENTIS" calcext:value-type="string">
            <text:p>MAGENTIS</text:p>
          </table:table-cell>
          <table:table-cell table:formula="of:=CONCATENATE(&quot;INSERT INTO modele (lib_modele, id_marque_modele) VALUES ('&quot;;[.I529];&quot;', &quot;;[.G529];&quot;);&quot;)" office:value-type="string" office:string-value="INSERT INTO modele (lib_modele, id_marque_modele) VALUES ('MAGENTIS', 24);" calcext:value-type="string">
            <text:p>INSERT INTO modele (lib_modele, id_marque_modele) VALUES ('MAGENTI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IRU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0];&quot; &quot;;[.D530];[.E530];[.F530])" office:value-type="string" office:string-value="OPIRUS " calcext:value-type="string">
            <text:p>OPIRUS </text:p>
          </table:table-cell>
          <table:table-cell table:formula="of:=TRIM([.H530])" office:value-type="string" office:string-value="OPIRUS" calcext:value-type="string">
            <text:p>OPIRUS</text:p>
          </table:table-cell>
          <table:table-cell table:formula="of:=CONCATENATE(&quot;INSERT INTO modele (lib_modele, id_marque_modele) VALUES ('&quot;;[.I530];&quot;', &quot;;[.G530];&quot;);&quot;)" office:value-type="string" office:string-value="INSERT INTO modele (lib_modele, id_marque_modele) VALUES ('OPIRUS', 24);" calcext:value-type="string">
            <text:p>INSERT INTO modele (lib_modele, id_marque_modele) VALUES ('OPIRU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1];&quot; &quot;;[.D531];[.E531];[.F531])" office:value-type="string" office:string-value="OPTIMA " calcext:value-type="string">
            <text:p>OPTIMA </text:p>
          </table:table-cell>
          <table:table-cell table:formula="of:=TRIM([.H531])" office:value-type="string" office:string-value="OPTIMA" calcext:value-type="string">
            <text:p>OPTIMA</text:p>
          </table:table-cell>
          <table:table-cell table:formula="of:=CONCATENATE(&quot;INSERT INTO modele (lib_modele, id_marque_modele) VALUES ('&quot;;[.I531];&quot;', &quot;;[.G531];&quot;);&quot;)" office:value-type="string" office:string-value="INSERT INTO modele (lib_modele, id_marque_modele) VALUES ('OPTIMA', 24);" calcext:value-type="string">
            <text:p>INSERT INTO modele (lib_modele, id_marque_modele) VALUES ('OPTIM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ICAN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2];&quot; &quot;;[.D532];[.E532];[.F532])" office:value-type="string" office:string-value="PICANTO " calcext:value-type="string">
            <text:p>PICANTO </text:p>
          </table:table-cell>
          <table:table-cell table:formula="of:=TRIM([.H532])" office:value-type="string" office:string-value="PICANTO" calcext:value-type="string">
            <text:p>PICANTO</text:p>
          </table:table-cell>
          <table:table-cell table:formula="of:=CONCATENATE(&quot;INSERT INTO modele (lib_modele, id_marque_modele) VALUES ('&quot;;[.I532];&quot;', &quot;;[.G532];&quot;);&quot;)" office:value-type="string" office:string-value="INSERT INTO modele (lib_modele, id_marque_modele) VALUES ('PICANTO', 24);" calcext:value-type="string">
            <text:p>INSERT INTO modele (lib_modele, id_marque_modele) VALUES ('PICAN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EGI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3];&quot; &quot;;[.D533];[.E533];[.F533])" office:value-type="string" office:string-value="PREGIO " calcext:value-type="string">
            <text:p>PREGIO </text:p>
          </table:table-cell>
          <table:table-cell table:formula="of:=TRIM([.H533])" office:value-type="string" office:string-value="PREGIO" calcext:value-type="string">
            <text:p>PREGIO</text:p>
          </table:table-cell>
          <table:table-cell table:formula="of:=CONCATENATE(&quot;INSERT INTO modele (lib_modele, id_marque_modele) VALUES ('&quot;;[.I533];&quot;', &quot;;[.G533];&quot;);&quot;)" office:value-type="string" office:string-value="INSERT INTO modele (lib_modele, id_marque_modele) VALUES ('PREGIO', 24);" calcext:value-type="string">
            <text:p>INSERT INTO modele (lib_modele, id_marque_modele) VALUES ('PREGI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ID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4];&quot; &quot;;[.D534];[.E534];[.F534])" office:value-type="string" office:string-value="PRIDE " calcext:value-type="string">
            <text:p>PRIDE </text:p>
          </table:table-cell>
          <table:table-cell table:formula="of:=TRIM([.H534])" office:value-type="string" office:string-value="PRIDE" calcext:value-type="string">
            <text:p>PRIDE</text:p>
          </table:table-cell>
          <table:table-cell table:formula="of:=CONCATENATE(&quot;INSERT INTO modele (lib_modele, id_marque_modele) VALUES ('&quot;;[.I534];&quot;', &quot;;[.G534];&quot;);&quot;)" office:value-type="string" office:string-value="INSERT INTO modele (lib_modele, id_marque_modele) VALUES ('PRIDE', 24);" calcext:value-type="string">
            <text:p>INSERT INTO modele (lib_modele, id_marque_modele) VALUES ('PRID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[.C535];&quot; &quot;;[.D535];[.E535];[.F535])" office:value-type="string" office:string-value="PRO CEED" calcext:value-type="string">
            <text:p>PRO CEED</text:p>
          </table:table-cell>
          <table:table-cell table:formula="of:=TRIM([.H535])" office:value-type="string" office:string-value="PRO CEED" calcext:value-type="string">
            <text:p>PRO CEED</text:p>
          </table:table-cell>
          <table:table-cell table:formula="of:=CONCATENATE(&quot;INSERT INTO modele (lib_modele, id_marque_modele) VALUES ('&quot;;[.I535];&quot;', &quot;;[.G535];&quot;);&quot;)" office:value-type="string" office:string-value="INSERT INTO modele (lib_modele, id_marque_modele) VALUES ('PRO CEED', 24);" calcext:value-type="string">
            <text:p>INSERT INTO modele (lib_modele, id_marque_modele) VALUES ('PRO CEED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6];&quot; &quot;;[.D536];[.E536];[.F536])" office:value-type="string" office:string-value="RIO " calcext:value-type="string">
            <text:p>RIO </text:p>
          </table:table-cell>
          <table:table-cell table:formula="of:=TRIM([.H536])" office:value-type="string" office:string-value="RIO" calcext:value-type="string">
            <text:p>RIO</text:p>
          </table:table-cell>
          <table:table-cell table:formula="of:=CONCATENATE(&quot;INSERT INTO modele (lib_modele, id_marque_modele) VALUES ('&quot;;[.I536];&quot;', &quot;;[.G536];&quot;);&quot;)" office:value-type="string" office:string-value="INSERT INTO modele (lib_modele, id_marque_modele) VALUES ('RIO', 24);" calcext:value-type="string">
            <text:p>INSERT INTO modele (lib_modele, id_marque_modele) VALUES ('RI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PHI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7];&quot; &quot;;[.D537];[.E537];[.F537])" office:value-type="string" office:string-value="SEPHIA " calcext:value-type="string">
            <text:p>SEPHIA </text:p>
          </table:table-cell>
          <table:table-cell table:formula="of:=TRIM([.H537])" office:value-type="string" office:string-value="SEPHIA" calcext:value-type="string">
            <text:p>SEPHIA</text:p>
          </table:table-cell>
          <table:table-cell table:formula="of:=CONCATENATE(&quot;INSERT INTO modele (lib_modele, id_marque_modele) VALUES ('&quot;;[.I537];&quot;', &quot;;[.G537];&quot;);&quot;)" office:value-type="string" office:string-value="INSERT INTO modele (lib_modele, id_marque_modele) VALUES ('SEPHIA', 24);" calcext:value-type="string">
            <text:p>INSERT INTO modele (lib_modele, id_marque_modele) VALUES ('SEPHI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PHI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38];&quot; &quot;;[.D538];[.E538];[.F538])" office:value-type="string" office:string-value="SEPHIA II" calcext:value-type="string">
            <text:p>SEPHIA II</text:p>
          </table:table-cell>
          <table:table-cell table:formula="of:=TRIM([.H538])" office:value-type="string" office:string-value="SEPHIA II" calcext:value-type="string">
            <text:p>SEPHIA II</text:p>
          </table:table-cell>
          <table:table-cell table:formula="of:=CONCATENATE(&quot;INSERT INTO modele (lib_modele, id_marque_modele) VALUES ('&quot;;[.I538];&quot;', &quot;;[.G538];&quot;);&quot;)" office:value-type="string" office:string-value="INSERT INTO modele (lib_modele, id_marque_modele) VALUES ('SEPHIA II', 24);" calcext:value-type="string">
            <text:p>INSERT INTO modele (lib_modele, id_marque_modele) VALUES ('SEPHIA II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HUM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9];&quot; &quot;;[.D539];[.E539];[.F539])" office:value-type="string" office:string-value="SHUMA " calcext:value-type="string">
            <text:p>SHUMA </text:p>
          </table:table-cell>
          <table:table-cell table:formula="of:=TRIM([.H539])" office:value-type="string" office:string-value="SHUMA" calcext:value-type="string">
            <text:p>SHUMA</text:p>
          </table:table-cell>
          <table:table-cell table:formula="of:=CONCATENATE(&quot;INSERT INTO modele (lib_modele, id_marque_modele) VALUES ('&quot;;[.I539];&quot;', &quot;;[.G539];&quot;);&quot;)" office:value-type="string" office:string-value="INSERT INTO modele (lib_modele, id_marque_modele) VALUES ('SHUMA', 24);" calcext:value-type="string">
            <text:p>INSERT INTO modele (lib_modele, id_marque_modele) VALUES ('SHUM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HUM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40];&quot; &quot;;[.D540];[.E540];[.F540])" office:value-type="string" office:string-value="SHUMA II" calcext:value-type="string">
            <text:p>SHUMA II</text:p>
          </table:table-cell>
          <table:table-cell table:formula="of:=TRIM([.H540])" office:value-type="string" office:string-value="SHUMA II" calcext:value-type="string">
            <text:p>SHUMA II</text:p>
          </table:table-cell>
          <table:table-cell table:formula="of:=CONCATENATE(&quot;INSERT INTO modele (lib_modele, id_marque_modele) VALUES ('&quot;;[.I540];&quot;', &quot;;[.G540];&quot;);&quot;)" office:value-type="string" office:string-value="INSERT INTO modele (lib_modele, id_marque_modele) VALUES ('SHUMA II', 24);" calcext:value-type="string">
            <text:p>INSERT INTO modele (lib_modele, id_marque_modele) VALUES ('SHUMA II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1];&quot; &quot;;[.D541];[.E541];[.F541])" office:value-type="string" office:string-value="SORENTO " calcext:value-type="string">
            <text:p>SORENTO </text:p>
          </table:table-cell>
          <table:table-cell table:formula="of:=TRIM([.H541])" office:value-type="string" office:string-value="SORENTO" calcext:value-type="string">
            <text:p>SORENTO</text:p>
          </table:table-cell>
          <table:table-cell table:formula="of:=CONCATENATE(&quot;INSERT INTO modele (lib_modele, id_marque_modele) VALUES ('&quot;;[.I541];&quot;', &quot;;[.G541];&quot;);&quot;)" office:value-type="string" office:string-value="INSERT INTO modele (lib_modele, id_marque_modele) VALUES ('SORENTO', 24);" calcext:value-type="string">
            <text:p>INSERT INTO modele (lib_modele, id_marque_modele) VALUES ('SOREN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2];&quot; &quot;;[.D542];[.E542];[.F542])" office:value-type="string" office:string-value="SOUL " calcext:value-type="string">
            <text:p>SOUL </text:p>
          </table:table-cell>
          <table:table-cell table:formula="of:=TRIM([.H542])" office:value-type="string" office:string-value="SOUL" calcext:value-type="string">
            <text:p>SOUL</text:p>
          </table:table-cell>
          <table:table-cell table:formula="of:=CONCATENATE(&quot;INSERT INTO modele (lib_modele, id_marque_modele) VALUES ('&quot;;[.I542];&quot;', &quot;;[.G542];&quot;);&quot;)" office:value-type="string" office:string-value="INSERT INTO modele (lib_modele, id_marque_modele) VALUES ('SOUL', 24);" calcext:value-type="string">
            <text:p>INSERT INTO modele (lib_modele, id_marque_modele) VALUES ('SOUL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3];&quot; &quot;;[.D543];[.E543];[.F543])" office:value-type="string" office:string-value="SPORTAGE " calcext:value-type="string">
            <text:p>SPORTAGE </text:p>
          </table:table-cell>
          <table:table-cell table:formula="of:=TRIM([.H543])" office:value-type="string" office:string-value="SPORTAGE" calcext:value-type="string">
            <text:p>SPORTAGE</text:p>
          </table:table-cell>
          <table:table-cell table:formula="of:=CONCATENATE(&quot;INSERT INTO modele (lib_modele, id_marque_modele) VALUES ('&quot;;[.I543];&quot;', &quot;;[.G543];&quot;);&quot;)" office:value-type="string" office:string-value="INSERT INTO modele (lib_modele, id_marque_modele) VALUES ('SPORTAGE', 24);" calcext:value-type="string">
            <text:p>INSERT INTO modele (lib_modele, id_marque_modele) VALUES ('SPORTAG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VENG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4];&quot; &quot;;[.D544];[.E544];[.F544])" office:value-type="string" office:string-value="VENGA " calcext:value-type="string">
            <text:p>VENGA </text:p>
          </table:table-cell>
          <table:table-cell table:formula="of:=TRIM([.H544])" office:value-type="string" office:string-value="VENGA" calcext:value-type="string">
            <text:p>VENGA</text:p>
          </table:table-cell>
          <table:table-cell table:formula="of:=CONCATENATE(&quot;INSERT INTO modele (lib_modele, id_marque_modele) VALUES ('&quot;;[.I544];&quot;', &quot;;[.G544];&quot;);&quot;)" office:value-type="string" office:string-value="INSERT INTO modele (lib_modele, id_marque_modele) VALUES ('VENGA', 24);" calcext:value-type="string">
            <text:p>INSERT INTO modele (lib_modele, id_marque_modele) VALUES ('VENG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5];&quot; &quot;;[.D545];[.E545];[.F545])" office:value-type="string" office:string-value="AUTRE " calcext:value-type="string">
            <text:p>AUTRE </text:p>
          </table:table-cell>
          <table:table-cell table:formula="of:=TRIM([.H54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45];&quot;', &quot;;[.G545];&quot;);&quot;)" office:value-type="string" office:string-value="INSERT INTO modele (lib_modele, id_marque_modele) VALUES ('AUTRE', 24);" calcext:value-type="string">
            <text:p>INSERT INTO modele (lib_modele, id_marque_modele) VALUES ('AUTR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6];&quot; &quot;;[.D546];[.E546];[.F546])" office:value-type="string" office:string-value="110 " calcext:value-type="string">
            <text:p>110 </text:p>
          </table:table-cell>
          <table:table-cell table:formula="of:=TRIM([.H546])" office:value-type="string" office:string-value="110" calcext:value-type="string">
            <text:p>110</text:p>
          </table:table-cell>
          <table:table-cell table:formula="of:=CONCATENATE(&quot;INSERT INTO modele (lib_modele, id_marque_modele) VALUES ('&quot;;[.I546];&quot;', &quot;;[.G546];&quot;);&quot;)" office:value-type="string" office:string-value="INSERT INTO modele (lib_modele, id_marque_modele) VALUES ('110', 25);" calcext:value-type="string">
            <text:p>INSERT INTO modele (lib_modele, id_marque_modele) VALUES ('11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7];&quot; &quot;;[.D547];[.E547];[.F547])" office:value-type="string" office:string-value="111 " calcext:value-type="string">
            <text:p>111 </text:p>
          </table:table-cell>
          <table:table-cell table:formula="of:=TRIM([.H547])" office:value-type="string" office:string-value="111" calcext:value-type="string">
            <text:p>111</text:p>
          </table:table-cell>
          <table:table-cell table:formula="of:=CONCATENATE(&quot;INSERT INTO modele (lib_modele, id_marque_modele) VALUES ('&quot;;[.I547];&quot;', &quot;;[.G547];&quot;);&quot;)" office:value-type="string" office:string-value="INSERT INTO modele (lib_modele, id_marque_modele) VALUES ('111', 25);" calcext:value-type="string">
            <text:p>INSERT INTO modele (lib_modele, id_marque_modele) VALUES ('111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8];&quot; &quot;;[.D548];[.E548];[.F548])" office:value-type="string" office:string-value="112 " calcext:value-type="string">
            <text:p>112 </text:p>
          </table:table-cell>
          <table:table-cell table:formula="of:=TRIM([.H548])" office:value-type="string" office:string-value="112" calcext:value-type="string">
            <text:p>112</text:p>
          </table:table-cell>
          <table:table-cell table:formula="of:=CONCATENATE(&quot;INSERT INTO modele (lib_modele, id_marque_modele) VALUES ('&quot;;[.I548];&quot;', &quot;;[.G548];&quot;);&quot;)" office:value-type="string" office:string-value="INSERT INTO modele (lib_modele, id_marque_modele) VALUES ('112', 25);" calcext:value-type="string">
            <text:p>INSERT INTO modele (lib_modele, id_marque_modele) VALUES ('112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9];&quot; &quot;;[.D549];[.E549];[.F549])" office:value-type="string" office:string-value="1200 " calcext:value-type="string">
            <text:p>1200 </text:p>
          </table:table-cell>
          <table:table-cell table:formula="of:=TRIM([.H549])" office:value-type="string" office:string-value="1200" calcext:value-type="string">
            <text:p>1200</text:p>
          </table:table-cell>
          <table:table-cell table:formula="of:=CONCATENATE(&quot;INSERT INTO modele (lib_modele, id_marque_modele) VALUES ('&quot;;[.I549];&quot;', &quot;;[.G549];&quot;);&quot;)" office:value-type="string" office:string-value="INSERT INTO modele (lib_modele, id_marque_modele) VALUES ('1200', 25);" calcext:value-type="string">
            <text:p>INSERT INTO modele (lib_modele, id_marque_modele) VALUES ('12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0];&quot; &quot;;[.D550];[.E550];[.F550])" office:value-type="string" office:string-value="1300 " calcext:value-type="string">
            <text:p>1300 </text:p>
          </table:table-cell>
          <table:table-cell table:formula="of:=TRIM([.H550])" office:value-type="string" office:string-value="1300" calcext:value-type="string">
            <text:p>1300</text:p>
          </table:table-cell>
          <table:table-cell table:formula="of:=CONCATENATE(&quot;INSERT INTO modele (lib_modele, id_marque_modele) VALUES ('&quot;;[.I550];&quot;', &quot;;[.G550];&quot;);&quot;)" office:value-type="string" office:string-value="INSERT INTO modele (lib_modele, id_marque_modele) VALUES ('1300', 25);" calcext:value-type="string">
            <text:p>INSERT INTO modele (lib_modele, id_marque_modele) VALUES ('13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1];&quot; &quot;;[.D551];[.E551];[.F551])" office:value-type="string" office:string-value="1500 " calcext:value-type="string">
            <text:p>1500 </text:p>
          </table:table-cell>
          <table:table-cell table:formula="of:=TRIM([.H551])" office:value-type="string" office:string-value="1500" calcext:value-type="string">
            <text:p>1500</text:p>
          </table:table-cell>
          <table:table-cell table:formula="of:=CONCATENATE(&quot;INSERT INTO modele (lib_modele, id_marque_modele) VALUES ('&quot;;[.I551];&quot;', &quot;;[.G551];&quot;);&quot;)" office:value-type="string" office:string-value="INSERT INTO modele (lib_modele, id_marque_modele) VALUES ('1500', 25);" calcext:value-type="string">
            <text:p>INSERT INTO modele (lib_modele, id_marque_modele) VALUES ('15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2];&quot; &quot;;[.D552];[.E552];[.F552])" office:value-type="string" office:string-value="1600 " calcext:value-type="string">
            <text:p>1600 </text:p>
          </table:table-cell>
          <table:table-cell table:formula="of:=TRIM([.H552])" office:value-type="string" office:string-value="1600" calcext:value-type="string">
            <text:p>1600</text:p>
          </table:table-cell>
          <table:table-cell table:formula="of:=CONCATENATE(&quot;INSERT INTO modele (lib_modele, id_marque_modele) VALUES ('&quot;;[.I552];&quot;', &quot;;[.G552];&quot;);&quot;)" office:value-type="string" office:string-value="INSERT INTO modele (lib_modele, id_marque_modele) VALUES ('1600', 25);" calcext:value-type="string">
            <text:p>INSERT INTO modele (lib_modele, id_marque_modele) VALUES ('16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2104" calcext:value-type="float">
            <text:p>210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3];&quot; &quot;;[.D553];[.E553];[.F553])" office:value-type="string" office:string-value="2104 " calcext:value-type="string">
            <text:p>2104 </text:p>
          </table:table-cell>
          <table:table-cell table:formula="of:=TRIM([.H553])" office:value-type="string" office:string-value="2104" calcext:value-type="string">
            <text:p>2104</text:p>
          </table:table-cell>
          <table:table-cell table:formula="of:=CONCATENATE(&quot;INSERT INTO modele (lib_modele, id_marque_modele) VALUES ('&quot;;[.I553];&quot;', &quot;;[.G553];&quot;);&quot;)" office:value-type="string" office:string-value="INSERT INTO modele (lib_modele, id_marque_modele) VALUES ('2104', 25);" calcext:value-type="string">
            <text:p>INSERT INTO modele (lib_modele, id_marque_modele) VALUES ('2104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2107" calcext:value-type="float">
            <text:p>21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4];&quot; &quot;;[.D554];[.E554];[.F554])" office:value-type="string" office:string-value="2107 " calcext:value-type="string">
            <text:p>2107 </text:p>
          </table:table-cell>
          <table:table-cell table:formula="of:=TRIM([.H554])" office:value-type="string" office:string-value="2107" calcext:value-type="string">
            <text:p>2107</text:p>
          </table:table-cell>
          <table:table-cell table:formula="of:=CONCATENATE(&quot;INSERT INTO modele (lib_modele, id_marque_modele) VALUES ('&quot;;[.I554];&quot;', &quot;;[.G554];&quot;);&quot;)" office:value-type="string" office:string-value="INSERT INTO modele (lib_modele, id_marque_modele) VALUES ('2107', 25);" calcext:value-type="string">
            <text:p>INSERT INTO modele (lib_modele, id_marque_modele) VALUES ('2107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GRANT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5];&quot; &quot;;[.D555];[.E555];[.F555])" office:value-type="string" office:string-value="GRANTA " calcext:value-type="string">
            <text:p>GRANTA </text:p>
          </table:table-cell>
          <table:table-cell table:formula="of:=TRIM([.H555])" office:value-type="string" office:string-value="GRANTA" calcext:value-type="string">
            <text:p>GRANTA</text:p>
          </table:table-cell>
          <table:table-cell table:formula="of:=CONCATENATE(&quot;INSERT INTO modele (lib_modele, id_marque_modele) VALUES ('&quot;;[.I555];&quot;', &quot;;[.G555];&quot;);&quot;)" office:value-type="string" office:string-value="INSERT INTO modele (lib_modele, id_marque_modele) VALUES ('GRANTA', 25);" calcext:value-type="string">
            <text:p>INSERT INTO modele (lib_modele, id_marque_modele) VALUES ('GRANT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KALIN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6];&quot; &quot;;[.D556];[.E556];[.F556])" office:value-type="string" office:string-value="KALINA " calcext:value-type="string">
            <text:p>KALINA </text:p>
          </table:table-cell>
          <table:table-cell table:formula="of:=TRIM([.H556])" office:value-type="string" office:string-value="KALINA" calcext:value-type="string">
            <text:p>KALINA</text:p>
          </table:table-cell>
          <table:table-cell table:formula="of:=CONCATENATE(&quot;INSERT INTO modele (lib_modele, id_marque_modele) VALUES ('&quot;;[.I556];&quot;', &quot;;[.G556];&quot;);&quot;)" office:value-type="string" office:string-value="INSERT INTO modele (lib_modele, id_marque_modele) VALUES ('KALINA', 25);" calcext:value-type="string">
            <text:p>INSERT INTO modele (lib_modele, id_marque_modele) VALUES ('KALIN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KALINK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7];&quot; &quot;;[.D557];[.E557];[.F557])" office:value-type="string" office:string-value="KALINKA " calcext:value-type="string">
            <text:p>KALINKA </text:p>
          </table:table-cell>
          <table:table-cell table:formula="of:=TRIM([.H557])" office:value-type="string" office:string-value="KALINKA" calcext:value-type="string">
            <text:p>KALINKA</text:p>
          </table:table-cell>
          <table:table-cell table:formula="of:=CONCATENATE(&quot;INSERT INTO modele (lib_modele, id_marque_modele) VALUES ('&quot;;[.I557];&quot;', &quot;;[.G557];&quot;);&quot;)" office:value-type="string" office:string-value="INSERT INTO modele (lib_modele, id_marque_modele) VALUES ('KALINKA', 25);" calcext:value-type="string">
            <text:p>INSERT INTO modele (lib_modele, id_marque_modele) VALUES ('KALINK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NATACH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8];&quot; &quot;;[.D558];[.E558];[.F558])" office:value-type="string" office:string-value="NATACHA " calcext:value-type="string">
            <text:p>NATACHA </text:p>
          </table:table-cell>
          <table:table-cell table:formula="of:=TRIM([.H558])" office:value-type="string" office:string-value="NATACHA" calcext:value-type="string">
            <text:p>NATACHA</text:p>
          </table:table-cell>
          <table:table-cell table:formula="of:=CONCATENATE(&quot;INSERT INTO modele (lib_modele, id_marque_modele) VALUES ('&quot;;[.I558];&quot;', &quot;;[.G558];&quot;);&quot;)" office:value-type="string" office:string-value="INSERT INTO modele (lib_modele, id_marque_modele) VALUES ('NATACHA', 25);" calcext:value-type="string">
            <text:p>INSERT INTO modele (lib_modele, id_marque_modele) VALUES ('NATACH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NIV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9];&quot; &quot;;[.D559];[.E559];[.F559])" office:value-type="string" office:string-value="NIVA " calcext:value-type="string">
            <text:p>NIVA </text:p>
          </table:table-cell>
          <table:table-cell table:formula="of:=TRIM([.H559])" office:value-type="string" office:string-value="NIVA" calcext:value-type="string">
            <text:p>NIVA</text:p>
          </table:table-cell>
          <table:table-cell table:formula="of:=CONCATENATE(&quot;INSERT INTO modele (lib_modele, id_marque_modele) VALUES ('&quot;;[.I559];&quot;', &quot;;[.G559];&quot;);&quot;)" office:value-type="string" office:string-value="INSERT INTO modele (lib_modele, id_marque_modele) VALUES ('NIVA', 25);" calcext:value-type="string">
            <text:p>INSERT INTO modele (lib_modele, id_marque_modele) VALUES ('NIV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PRIOR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0];&quot; &quot;;[.D560];[.E560];[.F560])" office:value-type="string" office:string-value="PRIORA " calcext:value-type="string">
            <text:p>PRIORA </text:p>
          </table:table-cell>
          <table:table-cell table:formula="of:=TRIM([.H560])" office:value-type="string" office:string-value="PRIORA" calcext:value-type="string">
            <text:p>PRIORA</text:p>
          </table:table-cell>
          <table:table-cell table:formula="of:=CONCATENATE(&quot;INSERT INTO modele (lib_modele, id_marque_modele) VALUES ('&quot;;[.I560];&quot;', &quot;;[.G560];&quot;);&quot;)" office:value-type="string" office:string-value="INSERT INTO modele (lib_modele, id_marque_modele) VALUES ('PRIORA', 25);" calcext:value-type="string">
            <text:p>INSERT INTO modele (lib_modele, id_marque_modele) VALUES ('PRIOR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GON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1];&quot; &quot;;[.D561];[.E561];[.F561])" office:value-type="string" office:string-value="SAGONA " calcext:value-type="string">
            <text:p>SAGONA </text:p>
          </table:table-cell>
          <table:table-cell table:formula="of:=TRIM([.H561])" office:value-type="string" office:string-value="SAGONA" calcext:value-type="string">
            <text:p>SAGONA</text:p>
          </table:table-cell>
          <table:table-cell table:formula="of:=CONCATENATE(&quot;INSERT INTO modele (lib_modele, id_marque_modele) VALUES ('&quot;;[.I561];&quot;', &quot;;[.G561];&quot;);&quot;)" office:value-type="string" office:string-value="INSERT INTO modele (lib_modele, id_marque_modele) VALUES ('SAGONA', 25);" calcext:value-type="string">
            <text:p>INSERT INTO modele (lib_modele, id_marque_modele) VALUES ('SAGON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2];&quot; &quot;;[.D562];[.E562];[.F562])" office:value-type="string" office:string-value="SAMARA " calcext:value-type="string">
            <text:p>SAMARA </text:p>
          </table:table-cell>
          <table:table-cell table:formula="of:=TRIM([.H562])" office:value-type="string" office:string-value="SAMARA" calcext:value-type="string">
            <text:p>SAMARA</text:p>
          </table:table-cell>
          <table:table-cell table:formula="of:=CONCATENATE(&quot;INSERT INTO modele (lib_modele, id_marque_modele) VALUES ('&quot;;[.I562];&quot;', &quot;;[.G562];&quot;);&quot;)" office:value-type="string" office:string-value="INSERT INTO modele (lib_modele, id_marque_modele) VALUES ('SAMARA', 25);" calcext:value-type="string">
            <text:p>INSERT INTO modele (lib_modele, id_marque_modele) VALUES ('SAMAR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3];&quot; &quot;;[.D563];[.E563];[.F563])" office:value-type="string" office:string-value="AUTRE " calcext:value-type="string">
            <text:p>AUTRE </text:p>
          </table:table-cell>
          <table:table-cell table:formula="of:=TRIM([.H56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63];&quot;', &quot;;[.G563];&quot;);&quot;)" office:value-type="string" office:string-value="INSERT INTO modele (lib_modele, id_marque_modele) VALUES ('AUTRE', 25);" calcext:value-type="string">
            <text:p>INSERT INTO modele (lib_modele, id_marque_modele) VALUES ('AUTRE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DIABLO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NCATENATE([.C564];&quot; &quot;;[.D564];[.E564];[.F564])" office:value-type="string" office:string-value="DIABLO " calcext:value-type="string">
            <text:p>DIABLO </text:p>
          </table:table-cell>
          <table:table-cell table:formula="of:=TRIM([.H564])" office:value-type="string" office:string-value="DIABLO" calcext:value-type="string">
            <text:p>DIABLO</text:p>
          </table:table-cell>
          <table:table-cell table:formula="of:=CONCATENATE(&quot;INSERT INTO modele (lib_modele, id_marque_modele) VALUES ('&quot;;[.I564];&quot;', &quot;;[.G564];&quot;);&quot;)" office:value-type="string" office:string-value="INSERT INTO modele (lib_modele, id_marque_modele) VALUES ('DIABLO', 26);" calcext:value-type="string">
            <text:p>INSERT INTO modele (lib_modele, id_marque_modele) VALUES ('DIABLO', 2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NCATENATE([.C565];&quot; &quot;;[.D565];[.E565];[.F565])" office:value-type="string" office:string-value="AUTRE " calcext:value-type="string">
            <text:p>AUTRE </text:p>
          </table:table-cell>
          <table:table-cell table:formula="of:=TRIM([.H56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65];&quot;', &quot;;[.G565];&quot;);&quot;)" office:value-type="string" office:string-value="INSERT INTO modele (lib_modele, id_marque_modele) VALUES ('AUTRE', 26);" calcext:value-type="string">
            <text:p>INSERT INTO modele (lib_modele, id_marque_modele) VALUES ('AUTRE', 2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6];&quot; &quot;;[.D566];[.E566];[.F566])" office:value-type="string" office:string-value="BETA " calcext:value-type="string">
            <text:p>BETA </text:p>
          </table:table-cell>
          <table:table-cell table:formula="of:=TRIM([.H566])" office:value-type="string" office:string-value="BETA" calcext:value-type="string">
            <text:p>BETA</text:p>
          </table:table-cell>
          <table:table-cell table:formula="of:=CONCATENATE(&quot;INSERT INTO modele (lib_modele, id_marque_modele) VALUES ('&quot;;[.I566];&quot;', &quot;;[.G566];&quot;);&quot;)" office:value-type="string" office:string-value="INSERT INTO modele (lib_modele, id_marque_modele) VALUES ('BETA', 27);" calcext:value-type="string">
            <text:p>INSERT INTO modele (lib_modele, id_marque_modele) VALUES ('BE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DED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7];&quot; &quot;;[.D567];[.E567];[.F567])" office:value-type="string" office:string-value="DEDRA " calcext:value-type="string">
            <text:p>DEDRA </text:p>
          </table:table-cell>
          <table:table-cell table:formula="of:=TRIM([.H567])" office:value-type="string" office:string-value="DEDRA" calcext:value-type="string">
            <text:p>DEDRA</text:p>
          </table:table-cell>
          <table:table-cell table:formula="of:=CONCATENATE(&quot;INSERT INTO modele (lib_modele, id_marque_modele) VALUES ('&quot;;[.I567];&quot;', &quot;;[.G567];&quot;);&quot;)" office:value-type="string" office:string-value="INSERT INTO modele (lib_modele, id_marque_modele) VALUES ('DEDRA', 27);" calcext:value-type="string">
            <text:p>INSERT INTO modele (lib_modele, id_marque_modele) VALUES ('DED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DEL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8];&quot; &quot;;[.D568];[.E568];[.F568])" office:value-type="string" office:string-value="DELTA " calcext:value-type="string">
            <text:p>DELTA </text:p>
          </table:table-cell>
          <table:table-cell table:formula="of:=TRIM([.H568])" office:value-type="string" office:string-value="DELTA" calcext:value-type="string">
            <text:p>DELTA</text:p>
          </table:table-cell>
          <table:table-cell table:formula="of:=CONCATENATE(&quot;INSERT INTO modele (lib_modele, id_marque_modele) VALUES ('&quot;;[.I568];&quot;', &quot;;[.G568];&quot;);&quot;)" office:value-type="string" office:string-value="INSERT INTO modele (lib_modele, id_marque_modele) VALUES ('DELTA', 27);" calcext:value-type="string">
            <text:p>INSERT INTO modele (lib_modele, id_marque_modele) VALUES ('DEL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FLAVI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9];&quot; &quot;;[.D569];[.E569];[.F569])" office:value-type="string" office:string-value="FLAVIA " calcext:value-type="string">
            <text:p>FLAVIA </text:p>
          </table:table-cell>
          <table:table-cell table:formula="of:=TRIM([.H569])" office:value-type="string" office:string-value="FLAVIA" calcext:value-type="string">
            <text:p>FLAVIA</text:p>
          </table:table-cell>
          <table:table-cell table:formula="of:=CONCATENATE(&quot;INSERT INTO modele (lib_modele, id_marque_modele) VALUES ('&quot;;[.I569];&quot;', &quot;;[.G569];&quot;);&quot;)" office:value-type="string" office:string-value="INSERT INTO modele (lib_modele, id_marque_modele) VALUES ('FLAVIA', 27);" calcext:value-type="string">
            <text:p>INSERT INTO modele (lib_modele, id_marque_modele) VALUES ('FLAVI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0];&quot; &quot;;[.D570];[.E570];[.F570])" office:value-type="string" office:string-value="GAMMA " calcext:value-type="string">
            <text:p>GAMMA </text:p>
          </table:table-cell>
          <table:table-cell table:formula="of:=TRIM([.H570])" office:value-type="string" office:string-value="GAMMA" calcext:value-type="string">
            <text:p>GAMMA</text:p>
          </table:table-cell>
          <table:table-cell table:formula="of:=CONCATENATE(&quot;INSERT INTO modele (lib_modele, id_marque_modele) VALUES ('&quot;;[.I570];&quot;', &quot;;[.G570];&quot;);&quot;)" office:value-type="string" office:string-value="INSERT INTO modele (lib_modele, id_marque_modele) VALUES ('GAMMA', 27);" calcext:value-type="string">
            <text:p>INSERT INTO modele (lib_modele, id_marque_modele) VALUES ('GAM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XECUTIV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C571];&quot; &quot;;[.D571];[.E571];[.F571])" office:value-type="string" office:string-value="HP EXECUTIVE" calcext:value-type="string">
            <text:p>HP EXECUTIVE</text:p>
          </table:table-cell>
          <table:table-cell table:formula="of:=TRIM([.H571])" office:value-type="string" office:string-value="HP EXECUTIVE" calcext:value-type="string">
            <text:p>HP EXECUTIVE</text:p>
          </table:table-cell>
          <table:table-cell table:formula="of:=CONCATENATE(&quot;INSERT INTO modele (lib_modele, id_marque_modele) VALUES ('&quot;;[.I571];&quot;', &quot;;[.G571];&quot;);&quot;)" office:value-type="string" office:string-value="INSERT INTO modele (lib_modele, id_marque_modele) VALUES ('HP EXECUTIVE', 27);" calcext:value-type="string">
            <text:p>INSERT INTO modele (lib_modele, id_marque_modele) VALUES ('HP EXECUTIVE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IPSILON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2];&quot; &quot;;[.D572];[.E572];[.F572])" office:value-type="string" office:string-value="IPSILON " calcext:value-type="string">
            <text:p>IPSILON </text:p>
          </table:table-cell>
          <table:table-cell table:formula="of:=TRIM([.H572])" office:value-type="string" office:string-value="IPSILON" calcext:value-type="string">
            <text:p>IPSILON</text:p>
          </table:table-cell>
          <table:table-cell table:formula="of:=CONCATENATE(&quot;INSERT INTO modele (lib_modele, id_marque_modele) VALUES ('&quot;;[.I572];&quot;', &quot;;[.G572];&quot;);&quot;)" office:value-type="string" office:string-value="INSERT INTO modele (lib_modele, id_marque_modele) VALUES ('IPSILON', 27);" calcext:value-type="string">
            <text:p>INSERT INTO modele (lib_modele, id_marque_modele) VALUES ('IPSILON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KAPP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3];&quot; &quot;;[.D573];[.E573];[.F573])" office:value-type="string" office:string-value="KAPPA " calcext:value-type="string">
            <text:p>KAPPA </text:p>
          </table:table-cell>
          <table:table-cell table:formula="of:=TRIM([.H573])" office:value-type="string" office:string-value="KAPPA" calcext:value-type="string">
            <text:p>KAPPA</text:p>
          </table:table-cell>
          <table:table-cell table:formula="of:=CONCATENATE(&quot;INSERT INTO modele (lib_modele, id_marque_modele) VALUES ('&quot;;[.I573];&quot;', &quot;;[.G573];&quot;);&quot;)" office:value-type="string" office:string-value="INSERT INTO modele (lib_modele, id_marque_modele) VALUES ('KAPPA', 27);" calcext:value-type="string">
            <text:p>INSERT INTO modele (lib_modele, id_marque_modele) VALUES ('KAPP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LYB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4];&quot; &quot;;[.D574];[.E574];[.F574])" office:value-type="string" office:string-value="LYBRA " calcext:value-type="string">
            <text:p>LYBRA </text:p>
          </table:table-cell>
          <table:table-cell table:formula="of:=TRIM([.H574])" office:value-type="string" office:string-value="LYBRA" calcext:value-type="string">
            <text:p>LYBRA</text:p>
          </table:table-cell>
          <table:table-cell table:formula="of:=CONCATENATE(&quot;INSERT INTO modele (lib_modele, id_marque_modele) VALUES ('&quot;;[.I574];&quot;', &quot;;[.G574];&quot;);&quot;)" office:value-type="string" office:string-value="INSERT INTO modele (lib_modele, id_marque_modele) VALUES ('LYBRA', 27);" calcext:value-type="string">
            <text:p>INSERT INTO modele (lib_modele, id_marque_modele) VALUES ('LYB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MUS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5];&quot; &quot;;[.D575];[.E575];[.F575])" office:value-type="string" office:string-value="MUSA " calcext:value-type="string">
            <text:p>MUSA </text:p>
          </table:table-cell>
          <table:table-cell table:formula="of:=TRIM([.H575])" office:value-type="string" office:string-value="MUSA" calcext:value-type="string">
            <text:p>MUSA</text:p>
          </table:table-cell>
          <table:table-cell table:formula="of:=CONCATENATE(&quot;INSERT INTO modele (lib_modele, id_marque_modele) VALUES ('&quot;;[.I575];&quot;', &quot;;[.G575];&quot;);&quot;)" office:value-type="string" office:string-value="INSERT INTO modele (lib_modele, id_marque_modele) VALUES ('MUSA', 27);" calcext:value-type="string">
            <text:p>INSERT INTO modele (lib_modele, id_marque_modele) VALUES ('MUS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PHED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6];&quot; &quot;;[.D576];[.E576];[.F576])" office:value-type="string" office:string-value="PHEDRA " calcext:value-type="string">
            <text:p>PHEDRA </text:p>
          </table:table-cell>
          <table:table-cell table:formula="of:=TRIM([.H576])" office:value-type="string" office:string-value="PHEDRA" calcext:value-type="string">
            <text:p>PHEDRA</text:p>
          </table:table-cell>
          <table:table-cell table:formula="of:=CONCATENATE(&quot;INSERT INTO modele (lib_modele, id_marque_modele) VALUES ('&quot;;[.I576];&quot;', &quot;;[.G576];&quot;);&quot;)" office:value-type="string" office:string-value="INSERT INTO modele (lib_modele, id_marque_modele) VALUES ('PHEDRA', 27);" calcext:value-type="string">
            <text:p>INSERT INTO modele (lib_modele, id_marque_modele) VALUES ('PHED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PRIS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7];&quot; &quot;;[.D577];[.E577];[.F577])" office:value-type="string" office:string-value="PRISMA " calcext:value-type="string">
            <text:p>PRISMA </text:p>
          </table:table-cell>
          <table:table-cell table:formula="of:=TRIM([.H577])" office:value-type="string" office:string-value="PRISMA" calcext:value-type="string">
            <text:p>PRISMA</text:p>
          </table:table-cell>
          <table:table-cell table:formula="of:=CONCATENATE(&quot;INSERT INTO modele (lib_modele, id_marque_modele) VALUES ('&quot;;[.I577];&quot;', &quot;;[.G577];&quot;);&quot;)" office:value-type="string" office:string-value="INSERT INTO modele (lib_modele, id_marque_modele) VALUES ('PRISMA', 27);" calcext:value-type="string">
            <text:p>INSERT INTO modele (lib_modele, id_marque_modele) VALUES ('PRIS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HE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8];&quot; &quot;;[.D578];[.E578];[.F578])" office:value-type="string" office:string-value="THEMA " calcext:value-type="string">
            <text:p>THEMA </text:p>
          </table:table-cell>
          <table:table-cell table:formula="of:=TRIM([.H578])" office:value-type="string" office:string-value="THEMA" calcext:value-type="string">
            <text:p>THEMA</text:p>
          </table:table-cell>
          <table:table-cell table:formula="of:=CONCATENATE(&quot;INSERT INTO modele (lib_modele, id_marque_modele) VALUES ('&quot;;[.I578];&quot;', &quot;;[.G578];&quot;);&quot;)" office:value-type="string" office:string-value="INSERT INTO modele (lib_modele, id_marque_modele) VALUES ('THEMA', 27);" calcext:value-type="string">
            <text:p>INSERT INTO modele (lib_modele, id_marque_modele) VALUES ('THE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HESIS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9];&quot; &quot;;[.D579];[.E579];[.F579])" office:value-type="string" office:string-value="THESIS " calcext:value-type="string">
            <text:p>THESIS </text:p>
          </table:table-cell>
          <table:table-cell table:formula="of:=TRIM([.H579])" office:value-type="string" office:string-value="THESIS" calcext:value-type="string">
            <text:p>THESIS</text:p>
          </table:table-cell>
          <table:table-cell table:formula="of:=CONCATENATE(&quot;INSERT INTO modele (lib_modele, id_marque_modele) VALUES ('&quot;;[.I579];&quot;', &quot;;[.G579];&quot;);&quot;)" office:value-type="string" office:string-value="INSERT INTO modele (lib_modele, id_marque_modele) VALUES ('THESIS', 27);" calcext:value-type="string">
            <text:p>INSERT INTO modele (lib_modele, id_marque_modele) VALUES ('THESIS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REVI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0];&quot; &quot;;[.D580];[.E580];[.F580])" office:value-type="string" office:string-value="TREVI " calcext:value-type="string">
            <text:p>TREVI </text:p>
          </table:table-cell>
          <table:table-cell table:formula="of:=TRIM([.H580])" office:value-type="string" office:string-value="TREVI" calcext:value-type="string">
            <text:p>TREVI</text:p>
          </table:table-cell>
          <table:table-cell table:formula="of:=CONCATENATE(&quot;INSERT INTO modele (lib_modele, id_marque_modele) VALUES ('&quot;;[.I580];&quot;', &quot;;[.G580];&quot;);&quot;)" office:value-type="string" office:string-value="INSERT INTO modele (lib_modele, id_marque_modele) VALUES ('TREVI', 27);" calcext:value-type="string">
            <text:p>INSERT INTO modele (lib_modele, id_marque_modele) VALUES ('TREVI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VOYAG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1];&quot; &quot;;[.D581];[.E581];[.F581])" office:value-type="string" office:string-value="VOYAGER " calcext:value-type="string">
            <text:p>VOYAGER </text:p>
          </table:table-cell>
          <table:table-cell table:formula="of:=TRIM([.H581])" office:value-type="string" office:string-value="VOYAGER" calcext:value-type="string">
            <text:p>VOYAGER</text:p>
          </table:table-cell>
          <table:table-cell table:formula="of:=CONCATENATE(&quot;INSERT INTO modele (lib_modele, id_marque_modele) VALUES ('&quot;;[.I581];&quot;', &quot;;[.G581];&quot;);&quot;)" office:value-type="string" office:string-value="INSERT INTO modele (lib_modele, id_marque_modele) VALUES ('VOYAGER', 27);" calcext:value-type="string">
            <text:p>INSERT INTO modele (lib_modele, id_marque_modele) VALUES ('VOYAGER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Y1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2];&quot; &quot;;[.D582];[.E582];[.F582])" office:value-type="string" office:string-value="Y10 " calcext:value-type="string">
            <text:p>Y10 </text:p>
          </table:table-cell>
          <table:table-cell table:formula="of:=TRIM([.H582])" office:value-type="string" office:string-value="Y10" calcext:value-type="string">
            <text:p>Y10</text:p>
          </table:table-cell>
          <table:table-cell table:formula="of:=CONCATENATE(&quot;INSERT INTO modele (lib_modele, id_marque_modele) VALUES ('&quot;;[.I582];&quot;', &quot;;[.G582];&quot;);&quot;)" office:value-type="string" office:string-value="INSERT INTO modele (lib_modele, id_marque_modele) VALUES ('Y10', 27);" calcext:value-type="string">
            <text:p>INSERT INTO modele (lib_modele, id_marque_modele) VALUES ('Y10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YPSILON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3];&quot; &quot;;[.D583];[.E583];[.F583])" office:value-type="string" office:string-value="YPSILON " calcext:value-type="string">
            <text:p>YPSILON </text:p>
          </table:table-cell>
          <table:table-cell table:formula="of:=TRIM([.H583])" office:value-type="string" office:string-value="YPSILON" calcext:value-type="string">
            <text:p>YPSILON</text:p>
          </table:table-cell>
          <table:table-cell table:formula="of:=CONCATENATE(&quot;INSERT INTO modele (lib_modele, id_marque_modele) VALUES ('&quot;;[.I583];&quot;', &quot;;[.G583];&quot;);&quot;)" office:value-type="string" office:string-value="INSERT INTO modele (lib_modele, id_marque_modele) VALUES ('YPSILON', 27);" calcext:value-type="string">
            <text:p>INSERT INTO modele (lib_modele, id_marque_modele) VALUES ('YPSILON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ZE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4];&quot; &quot;;[.D584];[.E584];[.F584])" office:value-type="string" office:string-value="ZETA " calcext:value-type="string">
            <text:p>ZETA </text:p>
          </table:table-cell>
          <table:table-cell table:formula="of:=TRIM([.H584])" office:value-type="string" office:string-value="ZETA" calcext:value-type="string">
            <text:p>ZETA</text:p>
          </table:table-cell>
          <table:table-cell table:formula="of:=CONCATENATE(&quot;INSERT INTO modele (lib_modele, id_marque_modele) VALUES ('&quot;;[.I584];&quot;', &quot;;[.G584];&quot;);&quot;)" office:value-type="string" office:string-value="INSERT INTO modele (lib_modele, id_marque_modele) VALUES ('ZETA', 27);" calcext:value-type="string">
            <text:p>INSERT INTO modele (lib_modele, id_marque_modele) VALUES ('ZE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5];&quot; &quot;;[.D585];[.E585];[.F585])" office:value-type="string" office:string-value="AUTRE " calcext:value-type="string">
            <text:p>AUTRE </text:p>
          </table:table-cell>
          <table:table-cell table:formula="of:=TRIM([.H58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85];&quot;', &quot;;[.G585];&quot;);&quot;)" office:value-type="string" office:string-value="INSERT INTO modele (lib_modele, id_marque_modele) VALUES ('AUTRE', 27);" calcext:value-type="string">
            <text:p>INSERT INTO modele (lib_modele, id_marque_modele) VALUES ('AUTRE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6];&quot; &quot;;[.D586];[.E586];[.F586])" office:value-type="string" office:string-value="109 " calcext:value-type="string">
            <text:p>109 </text:p>
          </table:table-cell>
          <table:table-cell table:formula="of:=TRIM([.H586])" office:value-type="string" office:string-value="109" calcext:value-type="string">
            <text:p>109</text:p>
          </table:table-cell>
          <table:table-cell table:formula="of:=CONCATENATE(&quot;INSERT INTO modele (lib_modele, id_marque_modele) VALUES ('&quot;;[.I586];&quot;', &quot;;[.G586];&quot;);&quot;)" office:value-type="string" office:string-value="INSERT INTO modele (lib_modele, id_marque_modele) VALUES ('109', 28);" calcext:value-type="string">
            <text:p>INSERT INTO modele (lib_modele, id_marque_modele) VALUES ('109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7];&quot; &quot;;[.D587];[.E587];[.F587])" office:value-type="string" office:string-value="110 " calcext:value-type="string">
            <text:p>110 </text:p>
          </table:table-cell>
          <table:table-cell table:formula="of:=TRIM([.H587])" office:value-type="string" office:string-value="110" calcext:value-type="string">
            <text:p>110</text:p>
          </table:table-cell>
          <table:table-cell table:formula="of:=CONCATENATE(&quot;INSERT INTO modele (lib_modele, id_marque_modele) VALUES ('&quot;;[.I587];&quot;', &quot;;[.G587];&quot;);&quot;)" office:value-type="string" office:string-value="INSERT INTO modele (lib_modele, id_marque_modele) VALUES ('110', 28);" calcext:value-type="string">
            <text:p>INSERT INTO modele (lib_modele, id_marque_modele) VALUES ('110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8];&quot; &quot;;[.D588];[.E588];[.F588])" office:value-type="string" office:string-value="88 " calcext:value-type="string">
            <text:p>88 </text:p>
          </table:table-cell>
          <table:table-cell table:formula="of:=TRIM([.H588])" office:value-type="string" office:string-value="88" calcext:value-type="string">
            <text:p>88</text:p>
          </table:table-cell>
          <table:table-cell table:formula="of:=CONCATENATE(&quot;INSERT INTO modele (lib_modele, id_marque_modele) VALUES ('&quot;;[.I588];&quot;', &quot;;[.G588];&quot;);&quot;)" office:value-type="string" office:string-value="INSERT INTO modele (lib_modele, id_marque_modele) VALUES ('88', 28);" calcext:value-type="string">
            <text:p>INSERT INTO modele (lib_modele, id_marque_modele) VALUES ('88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9];&quot; &quot;;[.D589];[.E589];[.F589])" office:value-type="string" office:string-value="90 " calcext:value-type="string">
            <text:p>90 </text:p>
          </table:table-cell>
          <table:table-cell table:formula="of:=TRIM([.H589])" office:value-type="string" office:string-value="90" calcext:value-type="string">
            <text:p>90</text:p>
          </table:table-cell>
          <table:table-cell table:formula="of:=CONCATENATE(&quot;INSERT INTO modele (lib_modele, id_marque_modele) VALUES ('&quot;;[.I589];&quot;', &quot;;[.G589];&quot;);&quot;)" office:value-type="string" office:string-value="INSERT INTO modele (lib_modele, id_marque_modele) VALUES ('90', 28);" calcext:value-type="string">
            <text:p>INSERT INTO modele (lib_modele, id_marque_modele) VALUES ('90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0];&quot; &quot;;[.D590];[.E590];[.F590])" office:value-type="string" office:string-value="DEFENDER " calcext:value-type="string">
            <text:p>DEFENDER </text:p>
          </table:table-cell>
          <table:table-cell table:formula="of:=TRIM([.H590])" office:value-type="string" office:string-value="DEFENDER" calcext:value-type="string">
            <text:p>DEFENDER</text:p>
          </table:table-cell>
          <table:table-cell table:formula="of:=CONCATENATE(&quot;INSERT INTO modele (lib_modele, id_marque_modele) VALUES ('&quot;;[.I590];&quot;', &quot;;[.G590];&quot;);&quot;)" office:value-type="string" office:string-value="INSERT INTO modele (lib_modele, id_marque_modele) VALUES ('DEFENDER', 28);" calcext:value-type="string">
            <text:p>INSERT INTO modele (lib_modele, id_marque_modele) VALUES ('DEFEND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1];&quot; &quot;;[.D591];[.E591];[.F591])" office:value-type="string" office:string-value="DISCOVERY " calcext:value-type="string">
            <text:p>DISCOVERY </text:p>
          </table:table-cell>
          <table:table-cell table:formula="of:=TRIM([.H591])" office:value-type="string" office:string-value="DISCOVERY" calcext:value-type="string">
            <text:p>DISCOVERY</text:p>
          </table:table-cell>
          <table:table-cell table:formula="of:=CONCATENATE(&quot;INSERT INTO modele (lib_modele, id_marque_modele) VALUES ('&quot;;[.I591];&quot;', &quot;;[.G591];&quot;);&quot;)" office:value-type="string" office:string-value="INSERT INTO modele (lib_modele, id_marque_modele) VALUES ('DISCOVERY', 28);" calcext:value-type="string">
            <text:p>INSERT INTO modele (lib_modele, id_marque_modele) VALUES ('DISCOVERY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2];&quot; &quot;;[.D592];[.E592];[.F592])" office:value-type="string" office:string-value="DISCOVERY SPORT" calcext:value-type="string">
            <text:p>DISCOVERY SPORT</text:p>
          </table:table-cell>
          <table:table-cell table:formula="of:=TRIM([.H592])" office:value-type="string" office:string-value="DISCOVERY SPORT" calcext:value-type="string">
            <text:p>DISCOVERY SPORT</text:p>
          </table:table-cell>
          <table:table-cell table:formula="of:=CONCATENATE(&quot;INSERT INTO modele (lib_modele, id_marque_modele) VALUES ('&quot;;[.I592];&quot;', &quot;;[.G592];&quot;);&quot;)" office:value-type="string" office:string-value="INSERT INTO modele (lib_modele, id_marque_modele) VALUES ('DISCOVERY SPORT', 28);" calcext:value-type="string">
            <text:p>INSERT INTO modele (lib_modele, id_marque_modele) VALUES ('DISCOVERY SPORT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EVOQU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3];&quot; &quot;;[.D593];[.E593];[.F593])" office:value-type="string" office:string-value="EVOQUE " calcext:value-type="string">
            <text:p>EVOQUE </text:p>
          </table:table-cell>
          <table:table-cell table:formula="of:=TRIM([.H593])" office:value-type="string" office:string-value="EVOQUE" calcext:value-type="string">
            <text:p>EVOQUE</text:p>
          </table:table-cell>
          <table:table-cell table:formula="of:=CONCATENATE(&quot;INSERT INTO modele (lib_modele, id_marque_modele) VALUES ('&quot;;[.I593];&quot;', &quot;;[.G593];&quot;);&quot;)" office:value-type="string" office:string-value="INSERT INTO modele (lib_modele, id_marque_modele) VALUES ('EVOQUE', 28);" calcext:value-type="string">
            <text:p>INSERT INTO modele (lib_modele, id_marque_modele) VALUES ('EVOQUE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FREELANDER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4];&quot; &quot;;[.D594];[.E594];[.F594])" office:value-type="string" office:string-value="FREELANDER " calcext:value-type="string">
            <text:p>FREELANDER </text:p>
          </table:table-cell>
          <table:table-cell table:formula="of:=TRIM([.H594])" office:value-type="string" office:string-value="FREELANDER" calcext:value-type="string">
            <text:p>FREELANDER</text:p>
          </table:table-cell>
          <table:table-cell table:formula="of:=CONCATENATE(&quot;INSERT INTO modele (lib_modele, id_marque_modele) VALUES ('&quot;;[.I594];&quot;', &quot;;[.G594];&quot;);&quot;)" office:value-type="string" office:string-value="INSERT INTO modele (lib_modele, id_marque_modele) VALUES ('FREELANDER', 28);" calcext:value-type="string">
            <text:p>INSERT INTO modele (lib_modele, id_marque_modele) VALUES ('FREELAND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4X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5];&quot; &quot;;[.D595];[.E595];[.F595])" office:value-type="string" office:string-value="RANGE 4X4" calcext:value-type="string">
            <text:p>RANGE 4X4</text:p>
          </table:table-cell>
          <table:table-cell table:formula="of:=TRIM([.H595])" office:value-type="string" office:string-value="RANGE 4X4" calcext:value-type="string">
            <text:p>RANGE 4X4</text:p>
          </table:table-cell>
          <table:table-cell table:formula="of:=CONCATENATE(&quot;INSERT INTO modele (lib_modele, id_marque_modele) VALUES ('&quot;;[.I595];&quot;', &quot;;[.G595];&quot;);&quot;)" office:value-type="string" office:string-value="INSERT INTO modele (lib_modele, id_marque_modele) VALUES ('RANGE 4X4', 28);" calcext:value-type="string">
            <text:p>INSERT INTO modele (lib_modele, id_marque_modele) VALUES ('RANGE 4X4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VER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6];&quot; &quot;;[.D596];[.E596];[.F596])" office:value-type="string" office:string-value="RANGE ROVER" calcext:value-type="string">
            <text:p>RANGE ROVER</text:p>
          </table:table-cell>
          <table:table-cell table:formula="of:=TRIM([.H596])" office:value-type="string" office:string-value="RANGE ROVER" calcext:value-type="string">
            <text:p>RANGE ROVER</text:p>
          </table:table-cell>
          <table:table-cell table:formula="of:=CONCATENATE(&quot;INSERT INTO modele (lib_modele, id_marque_modele) VALUES ('&quot;;[.I596];&quot;', &quot;;[.G596];&quot;);&quot;)" office:value-type="string" office:string-value="INSERT INTO modele (lib_modele, id_marque_modele) VALUES ('RANGE ROVER', 28);" calcext:value-type="string">
            <text:p>INSERT INTO modele (lib_modele, id_marque_modele) VALUES ('RANGE ROV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SPORT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NCATENATE([.C597];&quot; &quot;;[.D597];[.E597];[.F597])" office:value-type="string" office:string-value="RANGE ROVERSPORT" calcext:value-type="string">
            <text:p>RANGE ROVERSPORT</text:p>
          </table:table-cell>
          <table:table-cell table:formula="of:=TRIM([.H597])" office:value-type="string" office:string-value="RANGE ROVERSPORT" calcext:value-type="string">
            <text:p>RANGE ROVERSPORT</text:p>
          </table:table-cell>
          <table:table-cell table:formula="of:=CONCATENATE(&quot;INSERT INTO modele (lib_modele, id_marque_modele) VALUES ('&quot;;[.I597];&quot;', &quot;;[.G597];&quot;);&quot;)" office:value-type="string" office:string-value="INSERT INTO modele (lib_modele, id_marque_modele) VALUES ('RANGE ROVERSPORT', 28);" calcext:value-type="string">
            <text:p>INSERT INTO modele (lib_modele, id_marque_modele) VALUES ('RANGE ROVERSPORT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8];&quot; &quot;;[.D598];[.E598];[.F598])" office:value-type="string" office:string-value="AUTRE " calcext:value-type="string">
            <text:p>AUTRE </text:p>
          </table:table-cell>
          <table:table-cell table:formula="of:=TRIM([.H59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98];&quot;', &quot;;[.G598];&quot;);&quot;)" office:value-type="string" office:string-value="INSERT INTO modele (lib_modele, id_marque_modele) VALUES ('AUTRE', 28);" calcext:value-type="string">
            <text:p>INSERT INTO modele (lib_modele, id_marque_modele) VALUES ('AUTRE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CT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599];&quot; &quot;;[.D599];[.E599];[.F599])" office:value-type="string" office:string-value="CT " calcext:value-type="string">
            <text:p>CT </text:p>
          </table:table-cell>
          <table:table-cell table:formula="of:=TRIM([.H599])" office:value-type="string" office:string-value="CT" calcext:value-type="string">
            <text:p>CT</text:p>
          </table:table-cell>
          <table:table-cell table:formula="of:=CONCATENATE(&quot;INSERT INTO modele (lib_modele, id_marque_modele) VALUES ('&quot;;[.I599];&quot;', &quot;;[.G599];&quot;);&quot;)" office:value-type="string" office:string-value="INSERT INTO modele (lib_modele, id_marque_modele) VALUES ('CT', 29);" calcext:value-type="string">
            <text:p>INSERT INTO modele (lib_modele, id_marque_modele) VALUES ('CT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0];&quot; &quot;;[.D600];[.E600];[.F600])" office:value-type="string" office:string-value="GS " calcext:value-type="string">
            <text:p>GS </text:p>
          </table:table-cell>
          <table:table-cell table:formula="of:=TRIM([.H600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600];&quot;', &quot;;[.G600];&quot;);&quot;)" office:value-type="string" office:string-value="INSERT INTO modele (lib_modele, id_marque_modele) VALUES ('GS', 29);" calcext:value-type="string">
            <text:p>INSERT INTO modele (lib_modele, id_marque_modele) VALUES ('G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1];&quot; &quot;;[.D601];[.E601];[.F601])" office:value-type="string" office:string-value="IS " calcext:value-type="string">
            <text:p>IS </text:p>
          </table:table-cell>
          <table:table-cell table:formula="of:=TRIM([.H601])" office:value-type="string" office:string-value="IS" calcext:value-type="string">
            <text:p>IS</text:p>
          </table:table-cell>
          <table:table-cell table:formula="of:=CONCATENATE(&quot;INSERT INTO modele (lib_modele, id_marque_modele) VALUES ('&quot;;[.I601];&quot;', &quot;;[.G601];&quot;);&quot;)" office:value-type="string" office:string-value="INSERT INTO modele (lib_modele, id_marque_modele) VALUES ('IS', 29);" calcext:value-type="string">
            <text:p>INSERT INTO modele (lib_modele, id_marque_modele) VALUES ('I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2];&quot; &quot;;[.D602];[.E602];[.F602])" office:value-type="string" office:string-value="IS 200" calcext:value-type="string">
            <text:p>IS 200</text:p>
          </table:table-cell>
          <table:table-cell table:formula="of:=TRIM([.H602])" office:value-type="string" office:string-value="IS 200" calcext:value-type="string">
            <text:p>IS 200</text:p>
          </table:table-cell>
          <table:table-cell table:formula="of:=CONCATENATE(&quot;INSERT INTO modele (lib_modele, id_marque_modele) VALUES ('&quot;;[.I602];&quot;', &quot;;[.G602];&quot;);&quot;)" office:value-type="string" office:string-value="INSERT INTO modele (lib_modele, id_marque_modele) VALUES ('IS 200', 29);" calcext:value-type="string">
            <text:p>INSERT INTO modele (lib_modele, id_marque_modele) VALUES ('IS 2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3];&quot; &quot;;[.D603];[.E603];[.F603])" office:value-type="string" office:string-value="IS 220" calcext:value-type="string">
            <text:p>IS 220</text:p>
          </table:table-cell>
          <table:table-cell table:formula="of:=TRIM([.H603])" office:value-type="string" office:string-value="IS 220" calcext:value-type="string">
            <text:p>IS 220</text:p>
          </table:table-cell>
          <table:table-cell table:formula="of:=CONCATENATE(&quot;INSERT INTO modele (lib_modele, id_marque_modele) VALUES ('&quot;;[.I603];&quot;', &quot;;[.G603];&quot;);&quot;)" office:value-type="string" office:string-value="INSERT INTO modele (lib_modele, id_marque_modele) VALUES ('IS 220', 29);" calcext:value-type="string">
            <text:p>INSERT INTO modele (lib_modele, id_marque_modele) VALUES ('IS 22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4];&quot; &quot;;[.D604];[.E604];[.F604])" office:value-type="string" office:string-value="IS 250" calcext:value-type="string">
            <text:p>IS 250</text:p>
          </table:table-cell>
          <table:table-cell table:formula="of:=TRIM([.H604])" office:value-type="string" office:string-value="IS 250" calcext:value-type="string">
            <text:p>IS 250</text:p>
          </table:table-cell>
          <table:table-cell table:formula="of:=CONCATENATE(&quot;INSERT INTO modele (lib_modele, id_marque_modele) VALUES ('&quot;;[.I604];&quot;', &quot;;[.G604];&quot;);&quot;)" office:value-type="string" office:string-value="INSERT INTO modele (lib_modele, id_marque_modele) VALUES ('IS 250', 29);" calcext:value-type="string">
            <text:p>INSERT INTO modele (lib_modele, id_marque_modele) VALUES ('IS 25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5];&quot; &quot;;[.D605];[.E605];[.F605])" office:value-type="string" office:string-value="IS 300" calcext:value-type="string">
            <text:p>IS 300</text:p>
          </table:table-cell>
          <table:table-cell table:formula="of:=TRIM([.H605])" office:value-type="string" office:string-value="IS 300" calcext:value-type="string">
            <text:p>IS 300</text:p>
          </table:table-cell>
          <table:table-cell table:formula="of:=CONCATENATE(&quot;INSERT INTO modele (lib_modele, id_marque_modele) VALUES ('&quot;;[.I605];&quot;', &quot;;[.G605];&quot;);&quot;)" office:value-type="string" office:string-value="INSERT INTO modele (lib_modele, id_marque_modele) VALUES ('IS 300', 29);" calcext:value-type="string">
            <text:p>INSERT INTO modele (lib_modele, id_marque_modele) VALUES ('IS 3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6];&quot; &quot;;[.D606];[.E606];[.F606])" office:value-type="string" office:string-value="IS F" calcext:value-type="string">
            <text:p>IS F</text:p>
          </table:table-cell>
          <table:table-cell table:formula="of:=TRIM([.H606])" office:value-type="string" office:string-value="IS F" calcext:value-type="string">
            <text:p>IS F</text:p>
          </table:table-cell>
          <table:table-cell table:formula="of:=CONCATENATE(&quot;INSERT INTO modele (lib_modele, id_marque_modele) VALUES ('&quot;;[.I606];&quot;', &quot;;[.G606];&quot;);&quot;)" office:value-type="string" office:string-value="INSERT INTO modele (lib_modele, id_marque_modele) VALUES ('IS F', 29);" calcext:value-type="string">
            <text:p>INSERT INTO modele (lib_modele, id_marque_modele) VALUES ('IS F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7];&quot; &quot;;[.D607];[.E607];[.F607])" office:value-type="string" office:string-value="LS " calcext:value-type="string">
            <text:p>LS </text:p>
          </table:table-cell>
          <table:table-cell table:formula="of:=TRIM([.H607])" office:value-type="string" office:string-value="LS" calcext:value-type="string">
            <text:p>LS</text:p>
          </table:table-cell>
          <table:table-cell table:formula="of:=CONCATENATE(&quot;INSERT INTO modele (lib_modele, id_marque_modele) VALUES ('&quot;;[.I607];&quot;', &quot;;[.G607];&quot;);&quot;)" office:value-type="string" office:string-value="INSERT INTO modele (lib_modele, id_marque_modele) VALUES ('LS', 29);" calcext:value-type="string">
            <text:p>INSERT INTO modele (lib_modele, id_marque_modele) VALUES ('L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NX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8];&quot; &quot;;[.D608];[.E608];[.F608])" office:value-type="string" office:string-value="NX " calcext:value-type="string">
            <text:p>NX </text:p>
          </table:table-cell>
          <table:table-cell table:formula="of:=TRIM([.H608])" office:value-type="string" office:string-value="NX" calcext:value-type="string">
            <text:p>NX</text:p>
          </table:table-cell>
          <table:table-cell table:formula="of:=CONCATENATE(&quot;INSERT INTO modele (lib_modele, id_marque_modele) VALUES ('&quot;;[.I608];&quot;', &quot;;[.G608];&quot;);&quot;)" office:value-type="string" office:string-value="INSERT INTO modele (lib_modele, id_marque_modele) VALUES ('NX', 29);" calcext:value-type="string">
            <text:p>INSERT INTO modele (lib_modele, id_marque_modele) VALUES ('NX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9];&quot; &quot;;[.D609];[.E609];[.F609])" office:value-type="string" office:string-value="RC " calcext:value-type="string">
            <text:p>RC </text:p>
          </table:table-cell>
          <table:table-cell table:formula="of:=TRIM([.H609])" office:value-type="string" office:string-value="RC" calcext:value-type="string">
            <text:p>RC</text:p>
          </table:table-cell>
          <table:table-cell table:formula="of:=CONCATENATE(&quot;INSERT INTO modele (lib_modele, id_marque_modele) VALUES ('&quot;;[.I609];&quot;', &quot;;[.G609];&quot;);&quot;)" office:value-type="string" office:string-value="INSERT INTO modele (lib_modele, id_marque_modele) VALUES ('RC', 29);" calcext:value-type="string">
            <text:p>INSERT INTO modele (lib_modele, id_marque_modele) VALUES ('RC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10];&quot; &quot;;[.D610];[.E610];[.F610])" office:value-type="string" office:string-value="RX " calcext:value-type="string">
            <text:p>RX </text:p>
          </table:table-cell>
          <table:table-cell table:formula="of:=TRIM([.H610])" office:value-type="string" office:string-value="RX" calcext:value-type="string">
            <text:p>RX</text:p>
          </table:table-cell>
          <table:table-cell table:formula="of:=CONCATENATE(&quot;INSERT INTO modele (lib_modele, id_marque_modele) VALUES ('&quot;;[.I610];&quot;', &quot;;[.G610];&quot;);&quot;)" office:value-type="string" office:string-value="INSERT INTO modele (lib_modele, id_marque_modele) VALUES ('RX', 29);" calcext:value-type="string">
            <text:p>INSERT INTO modele (lib_modele, id_marque_modele) VALUES ('RX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1];&quot; &quot;;[.D611];[.E611];[.F611])" office:value-type="string" office:string-value="RX 300" calcext:value-type="string">
            <text:p>RX 300</text:p>
          </table:table-cell>
          <table:table-cell table:formula="of:=TRIM([.H611])" office:value-type="string" office:string-value="RX 300" calcext:value-type="string">
            <text:p>RX 300</text:p>
          </table:table-cell>
          <table:table-cell table:formula="of:=CONCATENATE(&quot;INSERT INTO modele (lib_modele, id_marque_modele) VALUES ('&quot;;[.I611];&quot;', &quot;;[.G611];&quot;);&quot;)" office:value-type="string" office:string-value="INSERT INTO modele (lib_modele, id_marque_modele) VALUES ('RX 300', 29);" calcext:value-type="string">
            <text:p>INSERT INTO modele (lib_modele, id_marque_modele) VALUES ('RX 3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2];&quot; &quot;;[.D612];[.E612];[.F612])" office:value-type="string" office:string-value="RX 350" calcext:value-type="string">
            <text:p>RX 350</text:p>
          </table:table-cell>
          <table:table-cell table:formula="of:=TRIM([.H612])" office:value-type="string" office:string-value="RX 350" calcext:value-type="string">
            <text:p>RX 350</text:p>
          </table:table-cell>
          <table:table-cell table:formula="of:=CONCATENATE(&quot;INSERT INTO modele (lib_modele, id_marque_modele) VALUES ('&quot;;[.I612];&quot;', &quot;;[.G612];&quot;);&quot;)" office:value-type="string" office:string-value="INSERT INTO modele (lib_modele, id_marque_modele) VALUES ('RX 350', 29);" calcext:value-type="string">
            <text:p>INSERT INTO modele (lib_modele, id_marque_modele) VALUES ('RX 35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SC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3];&quot; &quot;;[.D613];[.E613];[.F613])" office:value-type="string" office:string-value="SC 430" calcext:value-type="string">
            <text:p>SC 430</text:p>
          </table:table-cell>
          <table:table-cell table:formula="of:=TRIM([.H613])" office:value-type="string" office:string-value="SC 430" calcext:value-type="string">
            <text:p>SC 430</text:p>
          </table:table-cell>
          <table:table-cell table:formula="of:=CONCATENATE(&quot;INSERT INTO modele (lib_modele, id_marque_modele) VALUES ('&quot;;[.I613];&quot;', &quot;;[.G613];&quot;);&quot;)" office:value-type="string" office:string-value="INSERT INTO modele (lib_modele, id_marque_modele) VALUES ('SC 430', 29);" calcext:value-type="string">
            <text:p>INSERT INTO modele (lib_modele, id_marque_modele) VALUES ('SC 43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14];&quot; &quot;;[.D614];[.E614];[.F614])" office:value-type="string" office:string-value="AUTRE " calcext:value-type="string">
            <text:p>AUTRE </text:p>
          </table:table-cell>
          <table:table-cell table:formula="of:=TRIM([.H61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14];&quot;', &quot;;[.G614];&quot;);&quot;)" office:value-type="string" office:string-value="INSERT INTO modele (lib_modele, id_marque_modele) VALUES ('AUTRE', 29);" calcext:value-type="string">
            <text:p>INSERT INTO modele (lib_modele, id_marque_modele) VALUES ('AUTRE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LIS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5];&quot; &quot;;[.D615];[.E615];[.F615])" office:value-type="string" office:string-value="ELISE " calcext:value-type="string">
            <text:p>ELISE </text:p>
          </table:table-cell>
          <table:table-cell table:formula="of:=TRIM([.H615])" office:value-type="string" office:string-value="ELISE" calcext:value-type="string">
            <text:p>ELISE</text:p>
          </table:table-cell>
          <table:table-cell table:formula="of:=CONCATENATE(&quot;INSERT INTO modele (lib_modele, id_marque_modele) VALUES ('&quot;;[.I615];&quot;', &quot;;[.G615];&quot;);&quot;)" office:value-type="string" office:string-value="INSERT INTO modele (lib_modele, id_marque_modele) VALUES ('ELISE', 30);" calcext:value-type="string">
            <text:p>INSERT INTO modele (lib_modele, id_marque_modele) VALUES ('ELIS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UROP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6];&quot; &quot;;[.D616];[.E616];[.F616])" office:value-type="string" office:string-value="EUROPA " calcext:value-type="string">
            <text:p>EUROPA </text:p>
          </table:table-cell>
          <table:table-cell table:formula="of:=TRIM([.H616])" office:value-type="string" office:string-value="EUROPA" calcext:value-type="string">
            <text:p>EUROPA</text:p>
          </table:table-cell>
          <table:table-cell table:formula="of:=CONCATENATE(&quot;INSERT INTO modele (lib_modele, id_marque_modele) VALUES ('&quot;;[.I616];&quot;', &quot;;[.G616];&quot;);&quot;)" office:value-type="string" office:string-value="INSERT INTO modele (lib_modele, id_marque_modele) VALUES ('EUROPA', 30);" calcext:value-type="string">
            <text:p>INSERT INTO modele (lib_modele, id_marque_modele) VALUES ('EUROPA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VO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7];&quot; &quot;;[.D617];[.E617];[.F617])" office:value-type="string" office:string-value="EVORA " calcext:value-type="string">
            <text:p>EVORA </text:p>
          </table:table-cell>
          <table:table-cell table:formula="of:=TRIM([.H617])" office:value-type="string" office:string-value="EVORA" calcext:value-type="string">
            <text:p>EVORA</text:p>
          </table:table-cell>
          <table:table-cell table:formula="of:=CONCATENATE(&quot;INSERT INTO modele (lib_modele, id_marque_modele) VALUES ('&quot;;[.I617];&quot;', &quot;;[.G617];&quot;);&quot;)" office:value-type="string" office:string-value="INSERT INTO modele (lib_modele, id_marque_modele) VALUES ('EVORA', 30);" calcext:value-type="string">
            <text:p>INSERT INTO modele (lib_modele, id_marque_modele) VALUES ('EVORA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XIG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8];&quot; &quot;;[.D618];[.E618];[.F618])" office:value-type="string" office:string-value="EXIGE " calcext:value-type="string">
            <text:p>EXIGE </text:p>
          </table:table-cell>
          <table:table-cell table:formula="of:=TRIM([.H618])" office:value-type="string" office:string-value="EXIGE" calcext:value-type="string">
            <text:p>EXIGE</text:p>
          </table:table-cell>
          <table:table-cell table:formula="of:=CONCATENATE(&quot;INSERT INTO modele (lib_modele, id_marque_modele) VALUES ('&quot;;[.I618];&quot;', &quot;;[.G618];&quot;);&quot;)" office:value-type="string" office:string-value="INSERT INTO modele (lib_modele, id_marque_modele) VALUES ('EXIGE', 30);" calcext:value-type="string">
            <text:p>INSERT INTO modele (lib_modele, id_marque_modele) VALUES ('EXIG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9];&quot; &quot;;[.D619];[.E619];[.F619])" office:value-type="string" office:string-value="AUTRE " calcext:value-type="string">
            <text:p>AUTRE </text:p>
          </table:table-cell>
          <table:table-cell table:formula="of:=TRIM([.H6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19];&quot;', &quot;;[.G619];&quot;);&quot;)" office:value-type="string" office:string-value="INSERT INTO modele (lib_modele, id_marque_modele) VALUES ('AUTRE', 30);" calcext:value-type="string">
            <text:p>INSERT INTO modele (lib_modele, id_marque_modele) VALUES ('AUTR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0];&quot; &quot;;[.D620];[.E620];[.F620])" office:value-type="string" office:string-value="3200 GT" calcext:value-type="string">
            <text:p>3200 GT</text:p>
          </table:table-cell>
          <table:table-cell table:formula="of:=TRIM([.H620])" office:value-type="string" office:string-value="3200 GT" calcext:value-type="string">
            <text:p>3200 GT</text:p>
          </table:table-cell>
          <table:table-cell table:formula="of:=CONCATENATE(&quot;INSERT INTO modele (lib_modele, id_marque_modele) VALUES ('&quot;;[.I620];&quot;', &quot;;[.G620];&quot;);&quot;)" office:value-type="string" office:string-value="INSERT INTO modele (lib_modele, id_marque_modele) VALUES ('3200 GT', 31);" calcext:value-type="string">
            <text:p>INSERT INTO modele (lib_modele, id_marque_modele) VALUES ('3200 GT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1];&quot; &quot;;[.D621];[.E621];[.F621])" office:value-type="string" office:string-value="COUPE " calcext:value-type="string">
            <text:p>COUPE </text:p>
          </table:table-cell>
          <table:table-cell table:formula="of:=TRIM([.H621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621];&quot;', &quot;;[.G621];&quot;);&quot;)" office:value-type="string" office:string-value="INSERT INTO modele (lib_modele, id_marque_modele) VALUES ('COUPE', 31);" calcext:value-type="string">
            <text:p>INSERT INTO modele (lib_modele, id_marque_modele) VALUES ('COUP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HIBLI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2];&quot; &quot;;[.D622];[.E622];[.F622])" office:value-type="string" office:string-value="GHIBLI " calcext:value-type="string">
            <text:p>GHIBLI </text:p>
          </table:table-cell>
          <table:table-cell table:formula="of:=TRIM([.H622])" office:value-type="string" office:string-value="GHIBLI" calcext:value-type="string">
            <text:p>GHIBLI</text:p>
          </table:table-cell>
          <table:table-cell table:formula="of:=CONCATENATE(&quot;INSERT INTO modele (lib_modele, id_marque_modele) VALUES ('&quot;;[.I622];&quot;', &quot;;[.G622];&quot;);&quot;)" office:value-type="string" office:string-value="INSERT INTO modele (lib_modele, id_marque_modele) VALUES ('GHIBLI', 31);" calcext:value-type="string">
            <text:p>INSERT INTO modele (lib_modele, id_marque_modele) VALUES ('GHIBLI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CABRI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3];&quot; &quot;;[.D623];[.E623];[.F623])" office:value-type="string" office:string-value="GRANCABRIO " calcext:value-type="string">
            <text:p>GRANCABRIO </text:p>
          </table:table-cell>
          <table:table-cell table:formula="of:=TRIM([.H623])" office:value-type="string" office:string-value="GRANCABRIO" calcext:value-type="string">
            <text:p>GRANCABRIO</text:p>
          </table:table-cell>
          <table:table-cell table:formula="of:=CONCATENATE(&quot;INSERT INTO modele (lib_modele, id_marque_modele) VALUES ('&quot;;[.I623];&quot;', &quot;;[.G623];&quot;);&quot;)" office:value-type="string" office:string-value="INSERT INTO modele (lib_modele, id_marque_modele) VALUES ('GRANCABRIO', 31);" calcext:value-type="string">
            <text:p>INSERT INTO modele (lib_modele, id_marque_modele) VALUES ('GRANCABRIO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SPORT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4];&quot; &quot;;[.D624];[.E624];[.F624])" office:value-type="string" office:string-value="GRANSPORT COUPE" calcext:value-type="string">
            <text:p>GRANSPORT COUPE</text:p>
          </table:table-cell>
          <table:table-cell table:formula="of:=TRIM([.H624])" office:value-type="string" office:string-value="GRANSPORT COUPE" calcext:value-type="string">
            <text:p>GRANSPORT COUPE</text:p>
          </table:table-cell>
          <table:table-cell table:formula="of:=CONCATENATE(&quot;INSERT INTO modele (lib_modele, id_marque_modele) VALUES ('&quot;;[.I624];&quot;', &quot;;[.G624];&quot;);&quot;)" office:value-type="string" office:string-value="INSERT INTO modele (lib_modele, id_marque_modele) VALUES ('GRANSPORT COUPE', 31);" calcext:value-type="string">
            <text:p>INSERT INTO modele (lib_modele, id_marque_modele) VALUES ('GRANSPORT COUP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SPORT</text:p>
          </table:table-cell>
          <table:table-cell office:value-type="string" calcext:value-type="string">
            <text:p>SPYD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5];&quot; &quot;;[.D625];[.E625];[.F625])" office:value-type="string" office:string-value="GRANSPORT SPYDER" calcext:value-type="string">
            <text:p>GRANSPORT SPYDER</text:p>
          </table:table-cell>
          <table:table-cell table:formula="of:=TRIM([.H625])" office:value-type="string" office:string-value="GRANSPORT SPYDER" calcext:value-type="string">
            <text:p>GRANSPORT SPYDER</text:p>
          </table:table-cell>
          <table:table-cell table:formula="of:=CONCATENATE(&quot;INSERT INTO modele (lib_modele, id_marque_modele) VALUES ('&quot;;[.I625];&quot;', &quot;;[.G625];&quot;);&quot;)" office:value-type="string" office:string-value="INSERT INTO modele (lib_modele, id_marque_modele) VALUES ('GRANSPORT SPYDER', 31);" calcext:value-type="string">
            <text:p>INSERT INTO modele (lib_modele, id_marque_modele) VALUES ('GRANSPORT SPYDER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TURISM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6];&quot; &quot;;[.D626];[.E626];[.F626])" office:value-type="string" office:string-value="GRANTURISMO " calcext:value-type="string">
            <text:p>GRANTURISMO </text:p>
          </table:table-cell>
          <table:table-cell table:formula="of:=TRIM([.H626])" office:value-type="string" office:string-value="GRANTURISMO" calcext:value-type="string">
            <text:p>GRANTURISMO</text:p>
          </table:table-cell>
          <table:table-cell table:formula="of:=CONCATENATE(&quot;INSERT INTO modele (lib_modele, id_marque_modele) VALUES ('&quot;;[.I626];&quot;', &quot;;[.G626];&quot;);&quot;)" office:value-type="string" office:string-value="INSERT INTO modele (lib_modele, id_marque_modele) VALUES ('GRANTURISMO', 31);" calcext:value-type="string">
            <text:p>INSERT INTO modele (lib_modele, id_marque_modele) VALUES ('GRANTURISMO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7];&quot; &quot;;[.D627];[.E627];[.F627])" office:value-type="string" office:string-value="QUATTROPORTE " calcext:value-type="string">
            <text:p>QUATTROPORTE </text:p>
          </table:table-cell>
          <table:table-cell table:formula="of:=TRIM([.H627])" office:value-type="string" office:string-value="QUATTROPORTE" calcext:value-type="string">
            <text:p>QUATTROPORTE</text:p>
          </table:table-cell>
          <table:table-cell table:formula="of:=CONCATENATE(&quot;INSERT INTO modele (lib_modele, id_marque_modele) VALUES ('&quot;;[.I627];&quot;', &quot;;[.G627];&quot;);&quot;)" office:value-type="string" office:string-value="INSERT INTO modele (lib_modele, id_marque_modele) VALUES ('QUATTROPORTE', 31);" calcext:value-type="string">
            <text:p>INSERT INTO modele (lib_modele, id_marque_modele) VALUES ('QUATTROPORT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SPYD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8];&quot; &quot;;[.D628];[.E628];[.F628])" office:value-type="string" office:string-value="SPYDER " calcext:value-type="string">
            <text:p>SPYDER </text:p>
          </table:table-cell>
          <table:table-cell table:formula="of:=TRIM([.H628])" office:value-type="string" office:string-value="SPYDER" calcext:value-type="string">
            <text:p>SPYDER</text:p>
          </table:table-cell>
          <table:table-cell table:formula="of:=CONCATENATE(&quot;INSERT INTO modele (lib_modele, id_marque_modele) VALUES ('&quot;;[.I628];&quot;', &quot;;[.G628];&quot;);&quot;)" office:value-type="string" office:string-value="INSERT INTO modele (lib_modele, id_marque_modele) VALUES ('SPYDER', 31);" calcext:value-type="string">
            <text:p>INSERT INTO modele (lib_modele, id_marque_modele) VALUES ('SPYDER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9];&quot; &quot;;[.D629];[.E629];[.F629])" office:value-type="string" office:string-value="AUTRE " calcext:value-type="string">
            <text:p>AUTRE </text:p>
          </table:table-cell>
          <table:table-cell table:formula="of:=TRIM([.H62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29];&quot;', &quot;;[.G629];&quot;);&quot;)" office:value-type="string" office:string-value="INSERT INTO modele (lib_modele, id_marque_modele) VALUES ('AUTRE', 31);" calcext:value-type="string">
            <text:p>INSERT INTO modele (lib_modele, id_marque_modele) VALUES ('AUTR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0];&quot; &quot;;[.D630];[.E630];[.F630])" office:value-type="string" office:string-value="121 " calcext:value-type="string">
            <text:p>121 </text:p>
          </table:table-cell>
          <table:table-cell table:formula="of:=TRIM([.H630])" office:value-type="string" office:string-value="121" calcext:value-type="string">
            <text:p>121</text:p>
          </table:table-cell>
          <table:table-cell table:formula="of:=CONCATENATE(&quot;INSERT INTO modele (lib_modele, id_marque_modele) VALUES ('&quot;;[.I630];&quot;', &quot;;[.G630];&quot;);&quot;)" office:value-type="string" office:string-value="INSERT INTO modele (lib_modele, id_marque_modele) VALUES ('121', 32);" calcext:value-type="string">
            <text:p>INSERT INTO modele (lib_modele, id_marque_modele) VALUES ('121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1];&quot; &quot;;[.D631];[.E631];[.F631])" office:value-type="string" office:string-value="323 " calcext:value-type="string">
            <text:p>323 </text:p>
          </table:table-cell>
          <table:table-cell table:formula="of:=TRIM([.H631])" office:value-type="string" office:string-value="323" calcext:value-type="string">
            <text:p>323</text:p>
          </table:table-cell>
          <table:table-cell table:formula="of:=CONCATENATE(&quot;INSERT INTO modele (lib_modele, id_marque_modele) VALUES ('&quot;;[.I631];&quot;', &quot;;[.G631];&quot;);&quot;)" office:value-type="string" office:string-value="INSERT INTO modele (lib_modele, id_marque_modele) VALUES ('323', 32);" calcext:value-type="string">
            <text:p>INSERT INTO modele (lib_modele, id_marque_modele) VALUES ('32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2];&quot; &quot;;[.D632];[.E632];[.F632])" office:value-type="string" office:string-value="626 " calcext:value-type="string">
            <text:p>626 </text:p>
          </table:table-cell>
          <table:table-cell table:formula="of:=TRIM([.H632])" office:value-type="string" office:string-value="626" calcext:value-type="string">
            <text:p>626</text:p>
          </table:table-cell>
          <table:table-cell table:formula="of:=CONCATENATE(&quot;INSERT INTO modele (lib_modele, id_marque_modele) VALUES ('&quot;;[.I632];&quot;', &quot;;[.G632];&quot;);&quot;)" office:value-type="string" office:string-value="INSERT INTO modele (lib_modele, id_marque_modele) VALUES ('626', 32);" calcext:value-type="string">
            <text:p>INSERT INTO modele (lib_modele, id_marque_modele) VALUES ('62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3];&quot; &quot;;[.D633];[.E633];[.F633])" office:value-type="string" office:string-value="929 " calcext:value-type="string">
            <text:p>929 </text:p>
          </table:table-cell>
          <table:table-cell table:formula="of:=TRIM([.H633])" office:value-type="string" office:string-value="929" calcext:value-type="string">
            <text:p>929</text:p>
          </table:table-cell>
          <table:table-cell table:formula="of:=CONCATENATE(&quot;INSERT INTO modele (lib_modele, id_marque_modele) VALUES ('&quot;;[.I633];&quot;', &quot;;[.G633];&quot;);&quot;)" office:value-type="string" office:string-value="INSERT INTO modele (lib_modele, id_marque_modele) VALUES ('929', 32);" calcext:value-type="string">
            <text:p>INSERT INTO modele (lib_modele, id_marque_modele) VALUES ('929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ONGO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4];&quot; &quot;;[.D634];[.E634];[.F634])" office:value-type="string" office:string-value="BONGO " calcext:value-type="string">
            <text:p>BONGO </text:p>
          </table:table-cell>
          <table:table-cell table:formula="of:=TRIM([.H634])" office:value-type="string" office:string-value="BONGO" calcext:value-type="string">
            <text:p>BONGO</text:p>
          </table:table-cell>
          <table:table-cell table:formula="of:=CONCATENATE(&quot;INSERT INTO modele (lib_modele, id_marque_modele) VALUES ('&quot;;[.I634];&quot;', &quot;;[.G634];&quot;);&quot;)" office:value-type="string" office:string-value="INSERT INTO modele (lib_modele, id_marque_modele) VALUES ('BONGO', 32);" calcext:value-type="string">
            <text:p>INSERT INTO modele (lib_modele, id_marque_modele) VALUES ('BONGO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35];&quot; &quot;;[.D635];[.E635];[.F635])" office:value-type="string" office:string-value="BT 50" calcext:value-type="string">
            <text:p>BT 50</text:p>
          </table:table-cell>
          <table:table-cell table:formula="of:=TRIM([.H635])" office:value-type="string" office:string-value="BT 50" calcext:value-type="string">
            <text:p>BT 50</text:p>
          </table:table-cell>
          <table:table-cell table:formula="of:=CONCATENATE(&quot;INSERT INTO modele (lib_modele, id_marque_modele) VALUES ('&quot;;[.I635];&quot;', &quot;;[.G635];&quot;);&quot;)" office:value-type="string" office:string-value="INSERT INTO modele (lib_modele, id_marque_modele) VALUES ('BT 50', 32);" calcext:value-type="string">
            <text:p>INSERT INTO modele (lib_modele, id_marque_modele) VALUES ('BT 50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36];&quot; &quot;;[.D636];[.E636];[.F636])" office:value-type="string" office:string-value="CX 7" calcext:value-type="string">
            <text:p>CX 7</text:p>
          </table:table-cell>
          <table:table-cell table:formula="of:=TRIM([.H636])" office:value-type="string" office:string-value="CX 7" calcext:value-type="string">
            <text:p>CX 7</text:p>
          </table:table-cell>
          <table:table-cell table:formula="of:=CONCATENATE(&quot;INSERT INTO modele (lib_modele, id_marque_modele) VALUES ('&quot;;[.I636];&quot;', &quot;;[.G636];&quot;);&quot;)" office:value-type="string" office:string-value="INSERT INTO modele (lib_modele, id_marque_modele) VALUES ('CX 7', 32);" calcext:value-type="string">
            <text:p>INSERT INTO modele (lib_modele, id_marque_modele) VALUES ('CX 7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7];&quot; &quot;;[.D637];[.E637];[.F637])" office:value-type="string" office:string-value="CX-3 " calcext:value-type="string">
            <text:p>CX-3 </text:p>
          </table:table-cell>
          <table:table-cell table:formula="of:=TRIM([.H637])" office:value-type="string" office:string-value="CX-3" calcext:value-type="string">
            <text:p>CX-3</text:p>
          </table:table-cell>
          <table:table-cell table:formula="of:=CONCATENATE(&quot;INSERT INTO modele (lib_modele, id_marque_modele) VALUES ('&quot;;[.I637];&quot;', &quot;;[.G637];&quot;);&quot;)" office:value-type="string" office:string-value="INSERT INTO modele (lib_modele, id_marque_modele) VALUES ('CX-3', 32);" calcext:value-type="string">
            <text:p>INSERT INTO modele (lib_modele, id_marque_modele) VALUES ('CX-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8];&quot; &quot;;[.D638];[.E638];[.F638])" office:value-type="string" office:string-value="CX-5 " calcext:value-type="string">
            <text:p>CX-5 </text:p>
          </table:table-cell>
          <table:table-cell table:formula="of:=TRIM([.H638])" office:value-type="string" office:string-value="CX-5" calcext:value-type="string">
            <text:p>CX-5</text:p>
          </table:table-cell>
          <table:table-cell table:formula="of:=CONCATENATE(&quot;INSERT INTO modele (lib_modele, id_marque_modele) VALUES ('&quot;;[.I638];&quot;', &quot;;[.G638];&quot;);&quot;)" office:value-type="string" office:string-value="INSERT INTO modele (lib_modele, id_marque_modele) VALUES ('CX-5', 32);" calcext:value-type="string">
            <text:p>INSERT INTO modele (lib_modele, id_marque_modele) VALUES ('CX-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DEMIO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9];&quot; &quot;;[.D639];[.E639];[.F639])" office:value-type="string" office:string-value="DEMIO " calcext:value-type="string">
            <text:p>DEMIO </text:p>
          </table:table-cell>
          <table:table-cell table:formula="of:=TRIM([.H639])" office:value-type="string" office:string-value="DEMIO" calcext:value-type="string">
            <text:p>DEMIO</text:p>
          </table:table-cell>
          <table:table-cell table:formula="of:=CONCATENATE(&quot;INSERT INTO modele (lib_modele, id_marque_modele) VALUES ('&quot;;[.I639];&quot;', &quot;;[.G639];&quot;);&quot;)" office:value-type="string" office:string-value="INSERT INTO modele (lib_modele, id_marque_modele) VALUES ('DEMIO', 32);" calcext:value-type="string">
            <text:p>INSERT INTO modele (lib_modele, id_marque_modele) VALUES ('DEMIO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E220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0];&quot; &quot;;[.D640];[.E640];[.F640])" office:value-type="string" office:string-value="E2200 " calcext:value-type="string">
            <text:p>E2200 </text:p>
          </table:table-cell>
          <table:table-cell table:formula="of:=TRIM([.H640])" office:value-type="string" office:string-value="E2200" calcext:value-type="string">
            <text:p>E2200</text:p>
          </table:table-cell>
          <table:table-cell table:formula="of:=CONCATENATE(&quot;INSERT INTO modele (lib_modele, id_marque_modele) VALUES ('&quot;;[.I640];&quot;', &quot;;[.G640];&quot;);&quot;)" office:value-type="string" office:string-value="INSERT INTO modele (lib_modele, id_marque_modele) VALUES ('E2200', 32);" calcext:value-type="string">
            <text:p>INSERT INTO modele (lib_modele, id_marque_modele) VALUES ('E2200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1];&quot; &quot;;[.D641];[.E641];[.F641])" office:value-type="string" office:string-value="MAZDA2 " calcext:value-type="string">
            <text:p>MAZDA2 </text:p>
          </table:table-cell>
          <table:table-cell table:formula="of:=TRIM([.H641])" office:value-type="string" office:string-value="MAZDA2" calcext:value-type="string">
            <text:p>MAZDA2</text:p>
          </table:table-cell>
          <table:table-cell table:formula="of:=CONCATENATE(&quot;INSERT INTO modele (lib_modele, id_marque_modele) VALUES ('&quot;;[.I641];&quot;', &quot;;[.G641];&quot;);&quot;)" office:value-type="string" office:string-value="INSERT INTO modele (lib_modele, id_marque_modele) VALUES ('MAZDA2', 32);" calcext:value-type="string">
            <text:p>INSERT INTO modele (lib_modele, id_marque_modele) VALUES ('MAZDA2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2];&quot; &quot;;[.D642];[.E642];[.F642])" office:value-type="string" office:string-value="MAZDA3 " calcext:value-type="string">
            <text:p>MAZDA3 </text:p>
          </table:table-cell>
          <table:table-cell table:formula="of:=TRIM([.H642])" office:value-type="string" office:string-value="MAZDA3" calcext:value-type="string">
            <text:p>MAZDA3</text:p>
          </table:table-cell>
          <table:table-cell table:formula="of:=CONCATENATE(&quot;INSERT INTO modele (lib_modele, id_marque_modele) VALUES ('&quot;;[.I642];&quot;', &quot;;[.G642];&quot;);&quot;)" office:value-type="string" office:string-value="INSERT INTO modele (lib_modele, id_marque_modele) VALUES ('MAZDA3', 32);" calcext:value-type="string">
            <text:p>INSERT INTO modele (lib_modele, id_marque_modele) VALUES ('MAZDA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3];&quot; &quot;;[.D643];[.E643];[.F643])" office:value-type="string" office:string-value="MAZDA5 " calcext:value-type="string">
            <text:p>MAZDA5 </text:p>
          </table:table-cell>
          <table:table-cell table:formula="of:=TRIM([.H643])" office:value-type="string" office:string-value="MAZDA5" calcext:value-type="string">
            <text:p>MAZDA5</text:p>
          </table:table-cell>
          <table:table-cell table:formula="of:=CONCATENATE(&quot;INSERT INTO modele (lib_modele, id_marque_modele) VALUES ('&quot;;[.I643];&quot;', &quot;;[.G643];&quot;);&quot;)" office:value-type="string" office:string-value="INSERT INTO modele (lib_modele, id_marque_modele) VALUES ('MAZDA5', 32);" calcext:value-type="string">
            <text:p>INSERT INTO modele (lib_modele, id_marque_modele) VALUES ('MAZDA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4];&quot; &quot;;[.D644];[.E644];[.F644])" office:value-type="string" office:string-value="MAZDA6 " calcext:value-type="string">
            <text:p>MAZDA6 </text:p>
          </table:table-cell>
          <table:table-cell table:formula="of:=TRIM([.H644])" office:value-type="string" office:string-value="MAZDA6" calcext:value-type="string">
            <text:p>MAZDA6</text:p>
          </table:table-cell>
          <table:table-cell table:formula="of:=CONCATENATE(&quot;INSERT INTO modele (lib_modele, id_marque_modele) VALUES ('&quot;;[.I644];&quot;', &quot;;[.G644];&quot;);&quot;)" office:value-type="string" office:string-value="INSERT INTO modele (lib_modele, id_marque_modele) VALUES ('MAZDA6', 32);" calcext:value-type="string">
            <text:p>INSERT INTO modele (lib_modele, id_marque_modele) VALUES ('MAZDA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FASTWAG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45];&quot; &quot;;[.D645];[.E645];[.F645])" office:value-type="string" office:string-value="MAZDA6 FASTWAGON" calcext:value-type="string">
            <text:p>MAZDA6 FASTWAGON</text:p>
          </table:table-cell>
          <table:table-cell table:formula="of:=TRIM([.H645])" office:value-type="string" office:string-value="MAZDA6 FASTWAGON" calcext:value-type="string">
            <text:p>MAZDA6 FASTWAGON</text:p>
          </table:table-cell>
          <table:table-cell table:formula="of:=CONCATENATE(&quot;INSERT INTO modele (lib_modele, id_marque_modele) VALUES ('&quot;;[.I645];&quot;', &quot;;[.G645];&quot;);&quot;)" office:value-type="string" office:string-value="INSERT INTO modele (lib_modele, id_marque_modele) VALUES ('MAZDA6 FASTWAGON', 32);" calcext:value-type="string">
            <text:p>INSERT INTO modele (lib_modele, id_marque_modele) VALUES ('MAZDA6 FASTWAGON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NIBUS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6];&quot; &quot;;[.D646];[.E646];[.F646])" office:value-type="string" office:string-value="MINIBUS " calcext:value-type="string">
            <text:p>MINIBUS </text:p>
          </table:table-cell>
          <table:table-cell table:formula="of:=TRIM([.H646])" office:value-type="string" office:string-value="MINIBUS" calcext:value-type="string">
            <text:p>MINIBUS</text:p>
          </table:table-cell>
          <table:table-cell table:formula="of:=CONCATENATE(&quot;INSERT INTO modele (lib_modele, id_marque_modele) VALUES ('&quot;;[.I646];&quot;', &quot;;[.G646];&quot;);&quot;)" office:value-type="string" office:string-value="INSERT INTO modele (lib_modele, id_marque_modele) VALUES ('MINIBUS', 32);" calcext:value-type="string">
            <text:p>INSERT INTO modele (lib_modele, id_marque_modele) VALUES ('MINIBUS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PV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7];&quot; &quot;;[.D647];[.E647];[.F647])" office:value-type="string" office:string-value="MPV " calcext:value-type="string">
            <text:p>MPV </text:p>
          </table:table-cell>
          <table:table-cell table:formula="of:=TRIM([.H647])" office:value-type="string" office:string-value="MPV" calcext:value-type="string">
            <text:p>MPV</text:p>
          </table:table-cell>
          <table:table-cell table:formula="of:=CONCATENATE(&quot;INSERT INTO modele (lib_modele, id_marque_modele) VALUES ('&quot;;[.I647];&quot;', &quot;;[.G647];&quot;);&quot;)" office:value-type="string" office:string-value="INSERT INTO modele (lib_modele, id_marque_modele) VALUES ('MPV', 32);" calcext:value-type="string">
            <text:p>INSERT INTO modele (lib_modele, id_marque_modele) VALUES ('MPV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8];&quot; &quot;;[.D648];[.E648];[.F648])" office:value-type="string" office:string-value="MX3 " calcext:value-type="string">
            <text:p>MX3 </text:p>
          </table:table-cell>
          <table:table-cell table:formula="of:=TRIM([.H648])" office:value-type="string" office:string-value="MX3" calcext:value-type="string">
            <text:p>MX3</text:p>
          </table:table-cell>
          <table:table-cell table:formula="of:=CONCATENATE(&quot;INSERT INTO modele (lib_modele, id_marque_modele) VALUES ('&quot;;[.I648];&quot;', &quot;;[.G648];&quot;);&quot;)" office:value-type="string" office:string-value="INSERT INTO modele (lib_modele, id_marque_modele) VALUES ('MX3', 32);" calcext:value-type="string">
            <text:p>INSERT INTO modele (lib_modele, id_marque_modele) VALUES ('MX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9];&quot; &quot;;[.D649];[.E649];[.F649])" office:value-type="string" office:string-value="MX5 " calcext:value-type="string">
            <text:p>MX5 </text:p>
          </table:table-cell>
          <table:table-cell table:formula="of:=TRIM([.H649])" office:value-type="string" office:string-value="MX5" calcext:value-type="string">
            <text:p>MX5</text:p>
          </table:table-cell>
          <table:table-cell table:formula="of:=CONCATENATE(&quot;INSERT INTO modele (lib_modele, id_marque_modele) VALUES ('&quot;;[.I649];&quot;', &quot;;[.G649];&quot;);&quot;)" office:value-type="string" office:string-value="INSERT INTO modele (lib_modele, id_marque_modele) VALUES ('MX5', 32);" calcext:value-type="string">
            <text:p>INSERT INTO modele (lib_modele, id_marque_modele) VALUES ('MX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0];&quot; &quot;;[.D650];[.E650];[.F650])" office:value-type="string" office:string-value="MX6 " calcext:value-type="string">
            <text:p>MX6 </text:p>
          </table:table-cell>
          <table:table-cell table:formula="of:=TRIM([.H650])" office:value-type="string" office:string-value="MX6" calcext:value-type="string">
            <text:p>MX6</text:p>
          </table:table-cell>
          <table:table-cell table:formula="of:=CONCATENATE(&quot;INSERT INTO modele (lib_modele, id_marque_modele) VALUES ('&quot;;[.I650];&quot;', &quot;;[.G650];&quot;);&quot;)" office:value-type="string" office:string-value="INSERT INTO modele (lib_modele, id_marque_modele) VALUES ('MX6', 32);" calcext:value-type="string">
            <text:p>INSERT INTO modele (lib_modele, id_marque_modele) VALUES ('MX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51];&quot; &quot;;[.D651];[.E651];[.F651])" office:value-type="string" office:string-value="PICK UP" calcext:value-type="string">
            <text:p>PICK UP</text:p>
          </table:table-cell>
          <table:table-cell table:formula="of:=TRIM([.H651])" office:value-type="string" office:string-value="PICK UP" calcext:value-type="string">
            <text:p>PICK UP</text:p>
          </table:table-cell>
          <table:table-cell table:formula="of:=CONCATENATE(&quot;INSERT INTO modele (lib_modele, id_marque_modele) VALUES ('&quot;;[.I651];&quot;', &quot;;[.G651];&quot;);&quot;)" office:value-type="string" office:string-value="INSERT INTO modele (lib_modele, id_marque_modele) VALUES ('PICK UP', 32);" calcext:value-type="string">
            <text:p>INSERT INTO modele (lib_modele, id_marque_modele) VALUES ('PICK UP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REMACY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2];&quot; &quot;;[.D652];[.E652];[.F652])" office:value-type="string" office:string-value="PREMACY " calcext:value-type="string">
            <text:p>PREMACY </text:p>
          </table:table-cell>
          <table:table-cell table:formula="of:=TRIM([.H652])" office:value-type="string" office:string-value="PREMACY" calcext:value-type="string">
            <text:p>PREMACY</text:p>
          </table:table-cell>
          <table:table-cell table:formula="of:=CONCATENATE(&quot;INSERT INTO modele (lib_modele, id_marque_modele) VALUES ('&quot;;[.I652];&quot;', &quot;;[.G652];&quot;);&quot;)" office:value-type="string" office:string-value="INSERT INTO modele (lib_modele, id_marque_modele) VALUES ('PREMACY', 32);" calcext:value-type="string">
            <text:p>INSERT INTO modele (lib_modele, id_marque_modele) VALUES ('PREMACY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3];&quot; &quot;;[.D653];[.E653];[.F653])" office:value-type="string" office:string-value="RX7 " calcext:value-type="string">
            <text:p>RX7 </text:p>
          </table:table-cell>
          <table:table-cell table:formula="of:=TRIM([.H653])" office:value-type="string" office:string-value="RX7" calcext:value-type="string">
            <text:p>RX7</text:p>
          </table:table-cell>
          <table:table-cell table:formula="of:=CONCATENATE(&quot;INSERT INTO modele (lib_modele, id_marque_modele) VALUES ('&quot;;[.I653];&quot;', &quot;;[.G653];&quot;);&quot;)" office:value-type="string" office:string-value="INSERT INTO modele (lib_modele, id_marque_modele) VALUES ('RX7', 32);" calcext:value-type="string">
            <text:p>INSERT INTO modele (lib_modele, id_marque_modele) VALUES ('RX7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4];&quot; &quot;;[.D654];[.E654];[.F654])" office:value-type="string" office:string-value="RX8 " calcext:value-type="string">
            <text:p>RX8 </text:p>
          </table:table-cell>
          <table:table-cell table:formula="of:=TRIM([.H654])" office:value-type="string" office:string-value="RX8" calcext:value-type="string">
            <text:p>RX8</text:p>
          </table:table-cell>
          <table:table-cell table:formula="of:=CONCATENATE(&quot;INSERT INTO modele (lib_modele, id_marque_modele) VALUES ('&quot;;[.I654];&quot;', &quot;;[.G654];&quot;);&quot;)" office:value-type="string" office:string-value="INSERT INTO modele (lib_modele, id_marque_modele) VALUES ('RX8', 32);" calcext:value-type="string">
            <text:p>INSERT INTO modele (lib_modele, id_marque_modele) VALUES ('RX8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TRIBU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5];&quot; &quot;;[.D655];[.E655];[.F655])" office:value-type="string" office:string-value="TRIBUTE " calcext:value-type="string">
            <text:p>TRIBUTE </text:p>
          </table:table-cell>
          <table:table-cell table:formula="of:=TRIM([.H655])" office:value-type="string" office:string-value="TRIBUTE" calcext:value-type="string">
            <text:p>TRIBUTE</text:p>
          </table:table-cell>
          <table:table-cell table:formula="of:=CONCATENATE(&quot;INSERT INTO modele (lib_modele, id_marque_modele) VALUES ('&quot;;[.I655];&quot;', &quot;;[.G655];&quot;);&quot;)" office:value-type="string" office:string-value="INSERT INTO modele (lib_modele, id_marque_modele) VALUES ('TRIBUTE', 32);" calcext:value-type="string">
            <text:p>INSERT INTO modele (lib_modele, id_marque_modele) VALUES ('TRIBUTE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XEDOS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6];&quot; &quot;;[.D656];[.E656];[.F656])" office:value-type="string" office:string-value="XEDOS " calcext:value-type="string">
            <text:p>XEDOS </text:p>
          </table:table-cell>
          <table:table-cell table:formula="of:=TRIM([.H656])" office:value-type="string" office:string-value="XEDOS" calcext:value-type="string">
            <text:p>XEDOS</text:p>
          </table:table-cell>
          <table:table-cell table:formula="of:=CONCATENATE(&quot;INSERT INTO modele (lib_modele, id_marque_modele) VALUES ('&quot;;[.I656];&quot;', &quot;;[.G656];&quot;);&quot;)" office:value-type="string" office:string-value="INSERT INTO modele (lib_modele, id_marque_modele) VALUES ('XEDOS', 32);" calcext:value-type="string">
            <text:p>INSERT INTO modele (lib_modele, id_marque_modele) VALUES ('XEDOS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7];&quot; &quot;;[.D657];[.E657];[.F657])" office:value-type="string" office:string-value="AUTRE " calcext:value-type="string">
            <text:p>AUTRE </text:p>
          </table:table-cell>
          <table:table-cell table:formula="of:=TRIM([.H65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57];&quot;', &quot;;[.G657];&quot;);&quot;)" office:value-type="string" office:string-value="INSERT INTO modele (lib_modele, id_marque_modele) VALUES ('AUTRE', 32);" calcext:value-type="string">
            <text:p>INSERT INTO modele (lib_modele, id_marque_modele) VALUES ('AUTRE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58];&quot; &quot;;[.D658];[.E658];[.F658])" office:value-type="string" office:string-value="190 " calcext:value-type="string">
            <text:p>190 </text:p>
          </table:table-cell>
          <table:table-cell table:formula="of:=TRIM([.H658])" office:value-type="string" office:string-value="190" calcext:value-type="string">
            <text:p>190</text:p>
          </table:table-cell>
          <table:table-cell table:formula="of:=CONCATENATE(&quot;INSERT INTO modele (lib_modele, id_marque_modele) VALUES ('&quot;;[.I658];&quot;', &quot;;[.G658];&quot;);&quot;)" office:value-type="string" office:string-value="INSERT INTO modele (lib_modele, id_marque_modele) VALUES ('190', 33);" calcext:value-type="string">
            <text:p>INSERT INTO modele (lib_modele, id_marque_modele) VALUES ('1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59];&quot; &quot;;[.D659];[.E659];[.F659])" office:value-type="string" office:string-value="200 " calcext:value-type="string">
            <text:p>200 </text:p>
          </table:table-cell>
          <table:table-cell table:formula="of:=TRIM([.H659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659];&quot;', &quot;;[.G659];&quot;);&quot;)" office:value-type="string" office:string-value="INSERT INTO modele (lib_modele, id_marque_modele) VALUES ('200', 33);" calcext:value-type="string">
            <text:p>INSERT INTO modele (lib_modele, id_marque_modele) VALUES ('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0];&quot; &quot;;[.D660];[.E660];[.F660])" office:value-type="string" office:string-value="220 " calcext:value-type="string">
            <text:p>220 </text:p>
          </table:table-cell>
          <table:table-cell table:formula="of:=TRIM([.H660])" office:value-type="string" office:string-value="220" calcext:value-type="string">
            <text:p>220</text:p>
          </table:table-cell>
          <table:table-cell table:formula="of:=CONCATENATE(&quot;INSERT INTO modele (lib_modele, id_marque_modele) VALUES ('&quot;;[.I660];&quot;', &quot;;[.G660];&quot;);&quot;)" office:value-type="string" office:string-value="INSERT INTO modele (lib_modele, id_marque_modele) VALUES ('220', 33);" calcext:value-type="string">
            <text:p>INSERT INTO modele (lib_modele, id_marque_modele) VALUES ('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1];&quot; &quot;;[.D661];[.E661];[.F661])" office:value-type="string" office:string-value="230 " calcext:value-type="string">
            <text:p>230 </text:p>
          </table:table-cell>
          <table:table-cell table:formula="of:=TRIM([.H661])" office:value-type="string" office:string-value="230" calcext:value-type="string">
            <text:p>230</text:p>
          </table:table-cell>
          <table:table-cell table:formula="of:=CONCATENATE(&quot;INSERT INTO modele (lib_modele, id_marque_modele) VALUES ('&quot;;[.I661];&quot;', &quot;;[.G661];&quot;);&quot;)" office:value-type="string" office:string-value="INSERT INTO modele (lib_modele, id_marque_modele) VALUES ('230', 33);" calcext:value-type="string">
            <text:p>INSERT INTO modele (lib_modele, id_marque_modele) VALUES ('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2];&quot; &quot;;[.D662];[.E662];[.F662])" office:value-type="string" office:string-value="240 " calcext:value-type="string">
            <text:p>240 </text:p>
          </table:table-cell>
          <table:table-cell table:formula="of:=TRIM([.H662])" office:value-type="string" office:string-value="240" calcext:value-type="string">
            <text:p>240</text:p>
          </table:table-cell>
          <table:table-cell table:formula="of:=CONCATENATE(&quot;INSERT INTO modele (lib_modele, id_marque_modele) VALUES ('&quot;;[.I662];&quot;', &quot;;[.G662];&quot;);&quot;)" office:value-type="string" office:string-value="INSERT INTO modele (lib_modele, id_marque_modele) VALUES ('240', 33);" calcext:value-type="string">
            <text:p>INSERT INTO modele (lib_modele, id_marque_modele) VALUES ('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3];&quot; &quot;;[.D663];[.E663];[.F663])" office:value-type="string" office:string-value="250 " calcext:value-type="string">
            <text:p>250 </text:p>
          </table:table-cell>
          <table:table-cell table:formula="of:=TRIM([.H663])" office:value-type="string" office:string-value="250" calcext:value-type="string">
            <text:p>250</text:p>
          </table:table-cell>
          <table:table-cell table:formula="of:=CONCATENATE(&quot;INSERT INTO modele (lib_modele, id_marque_modele) VALUES ('&quot;;[.I663];&quot;', &quot;;[.G663];&quot;);&quot;)" office:value-type="string" office:string-value="INSERT INTO modele (lib_modele, id_marque_modele) VALUES ('250', 33);" calcext:value-type="string">
            <text:p>INSERT INTO modele (lib_modele, id_marque_modele) VALUES ('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4];&quot; &quot;;[.D664];[.E664];[.F664])" office:value-type="string" office:string-value="260 " calcext:value-type="string">
            <text:p>260 </text:p>
          </table:table-cell>
          <table:table-cell table:formula="of:=TRIM([.H664])" office:value-type="string" office:string-value="260" calcext:value-type="string">
            <text:p>260</text:p>
          </table:table-cell>
          <table:table-cell table:formula="of:=CONCATENATE(&quot;INSERT INTO modele (lib_modele, id_marque_modele) VALUES ('&quot;;[.I664];&quot;', &quot;;[.G664];&quot;);&quot;)" office:value-type="string" office:string-value="INSERT INTO modele (lib_modele, id_marque_modele) VALUES ('260', 33);" calcext:value-type="string">
            <text:p>INSERT INTO modele (lib_modele, id_marque_modele) VALUES ('2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5];&quot; &quot;;[.D665];[.E665];[.F665])" office:value-type="string" office:string-value="280 " calcext:value-type="string">
            <text:p>280 </text:p>
          </table:table-cell>
          <table:table-cell table:formula="of:=TRIM([.H665])" office:value-type="string" office:string-value="280" calcext:value-type="string">
            <text:p>280</text:p>
          </table:table-cell>
          <table:table-cell table:formula="of:=CONCATENATE(&quot;INSERT INTO modele (lib_modele, id_marque_modele) VALUES ('&quot;;[.I665];&quot;', &quot;;[.G665];&quot;);&quot;)" office:value-type="string" office:string-value="INSERT INTO modele (lib_modele, id_marque_modele) VALUES ('280', 33);" calcext:value-type="string">
            <text:p>INSERT INTO modele (lib_modele, id_marque_modele) VALUES ('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6];&quot; &quot;;[.D666];[.E666];[.F666])" office:value-type="string" office:string-value="300 " calcext:value-type="string">
            <text:p>300 </text:p>
          </table:table-cell>
          <table:table-cell table:formula="of:=TRIM([.H666])" office:value-type="string" office:string-value="300" calcext:value-type="string">
            <text:p>300</text:p>
          </table:table-cell>
          <table:table-cell table:formula="of:=CONCATENATE(&quot;INSERT INTO modele (lib_modele, id_marque_modele) VALUES ('&quot;;[.I666];&quot;', &quot;;[.G666];&quot;);&quot;)" office:value-type="string" office:string-value="INSERT INTO modele (lib_modele, id_marque_modele) VALUES ('300', 33);" calcext:value-type="string">
            <text:p>INSERT INTO modele (lib_modele, id_marque_modele) VALUES ('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7];&quot; &quot;;[.D667];[.E667];[.F667])" office:value-type="string" office:string-value="320 " calcext:value-type="string">
            <text:p>320 </text:p>
          </table:table-cell>
          <table:table-cell table:formula="of:=TRIM([.H667])" office:value-type="string" office:string-value="320" calcext:value-type="string">
            <text:p>320</text:p>
          </table:table-cell>
          <table:table-cell table:formula="of:=CONCATENATE(&quot;INSERT INTO modele (lib_modele, id_marque_modele) VALUES ('&quot;;[.I667];&quot;', &quot;;[.G667];&quot;);&quot;)" office:value-type="string" office:string-value="INSERT INTO modele (lib_modele, id_marque_modele) VALUES ('320', 33);" calcext:value-type="string">
            <text:p>INSERT INTO modele (lib_modele, id_marque_modele) VALUES ('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8];&quot; &quot;;[.D668];[.E668];[.F668])" office:value-type="string" office:string-value="350 " calcext:value-type="string">
            <text:p>350 </text:p>
          </table:table-cell>
          <table:table-cell table:formula="of:=TRIM([.H668])" office:value-type="string" office:string-value="350" calcext:value-type="string">
            <text:p>350</text:p>
          </table:table-cell>
          <table:table-cell table:formula="of:=CONCATENATE(&quot;INSERT INTO modele (lib_modele, id_marque_modele) VALUES ('&quot;;[.I668];&quot;', &quot;;[.G668];&quot;);&quot;)" office:value-type="string" office:string-value="INSERT INTO modele (lib_modele, id_marque_modele) VALUES ('350', 33);" calcext:value-type="string">
            <text:p>INSERT INTO modele (lib_modele, id_marque_modele) VALUES ('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9];&quot; &quot;;[.D669];[.E669];[.F669])" office:value-type="string" office:string-value="380 " calcext:value-type="string">
            <text:p>380 </text:p>
          </table:table-cell>
          <table:table-cell table:formula="of:=TRIM([.H669])" office:value-type="string" office:string-value="380" calcext:value-type="string">
            <text:p>380</text:p>
          </table:table-cell>
          <table:table-cell table:formula="of:=CONCATENATE(&quot;INSERT INTO modele (lib_modele, id_marque_modele) VALUES ('&quot;;[.I669];&quot;', &quot;;[.G669];&quot;);&quot;)" office:value-type="string" office:string-value="INSERT INTO modele (lib_modele, id_marque_modele) VALUES ('380', 33);" calcext:value-type="string">
            <text:p>INSERT INTO modele (lib_modele, id_marque_modele) VALUES ('3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0];&quot; &quot;;[.D670];[.E670];[.F670])" office:value-type="string" office:string-value="400 " calcext:value-type="string">
            <text:p>400 </text:p>
          </table:table-cell>
          <table:table-cell table:formula="of:=TRIM([.H670])" office:value-type="string" office:string-value="400" calcext:value-type="string">
            <text:p>400</text:p>
          </table:table-cell>
          <table:table-cell table:formula="of:=CONCATENATE(&quot;INSERT INTO modele (lib_modele, id_marque_modele) VALUES ('&quot;;[.I670];&quot;', &quot;;[.G670];&quot;);&quot;)" office:value-type="string" office:string-value="INSERT INTO modele (lib_modele, id_marque_modele) VALUES ('400', 33);" calcext:value-type="string">
            <text:p>INSERT INTO modele (lib_modele, id_marque_modele) VALUES ('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1];&quot; &quot;;[.D671];[.E671];[.F671])" office:value-type="string" office:string-value="420 " calcext:value-type="string">
            <text:p>420 </text:p>
          </table:table-cell>
          <table:table-cell table:formula="of:=TRIM([.H671])" office:value-type="string" office:string-value="420" calcext:value-type="string">
            <text:p>420</text:p>
          </table:table-cell>
          <table:table-cell table:formula="of:=CONCATENATE(&quot;INSERT INTO modele (lib_modele, id_marque_modele) VALUES ('&quot;;[.I671];&quot;', &quot;;[.G671];&quot;);&quot;)" office:value-type="string" office:string-value="INSERT INTO modele (lib_modele, id_marque_modele) VALUES ('420', 33);" calcext:value-type="string">
            <text:p>INSERT INTO modele (lib_modele, id_marque_modele) VALUES ('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2];&quot; &quot;;[.D672];[.E672];[.F672])" office:value-type="string" office:string-value="450 " calcext:value-type="string">
            <text:p>450 </text:p>
          </table:table-cell>
          <table:table-cell table:formula="of:=TRIM([.H672])" office:value-type="string" office:string-value="450" calcext:value-type="string">
            <text:p>450</text:p>
          </table:table-cell>
          <table:table-cell table:formula="of:=CONCATENATE(&quot;INSERT INTO modele (lib_modele, id_marque_modele) VALUES ('&quot;;[.I672];&quot;', &quot;;[.G672];&quot;);&quot;)" office:value-type="string" office:string-value="INSERT INTO modele (lib_modele, id_marque_modele) VALUES ('450', 33);" calcext:value-type="string">
            <text:p>INSERT INTO modele (lib_modele, id_marque_modele) VALUES ('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4X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3];&quot; &quot;;[.D673];[.E673];[.F673])" office:value-type="string" office:string-value="4X4 " calcext:value-type="string">
            <text:p>4X4 </text:p>
          </table:table-cell>
          <table:table-cell table:formula="of:=TRIM([.H673])" office:value-type="string" office:string-value="4X4" calcext:value-type="string">
            <text:p>4X4</text:p>
          </table:table-cell>
          <table:table-cell table:formula="of:=CONCATENATE(&quot;INSERT INTO modele (lib_modele, id_marque_modele) VALUES ('&quot;;[.I673];&quot;', &quot;;[.G673];&quot;);&quot;)" office:value-type="string" office:string-value="INSERT INTO modele (lib_modele, id_marque_modele) VALUES ('4X4', 33);" calcext:value-type="string">
            <text:p>INSERT INTO modele (lib_modele, id_marque_modele) VALUES ('4X4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4];&quot; &quot;;[.D674];[.E674];[.F674])" office:value-type="string" office:string-value="500 " calcext:value-type="string">
            <text:p>500 </text:p>
          </table:table-cell>
          <table:table-cell table:formula="of:=TRIM([.H674])" office:value-type="string" office:string-value="500" calcext:value-type="string">
            <text:p>500</text:p>
          </table:table-cell>
          <table:table-cell table:formula="of:=CONCATENATE(&quot;INSERT INTO modele (lib_modele, id_marque_modele) VALUES ('&quot;;[.I674];&quot;', &quot;;[.G674];&quot;);&quot;)" office:value-type="string" office:string-value="INSERT INTO modele (lib_modele, id_marque_modele) VALUES ('500', 33);" calcext:value-type="string">
            <text:p>INSERT INTO modele (lib_modele, id_marque_modele) VALUES ('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5];&quot; &quot;;[.D675];[.E675];[.F675])" office:value-type="string" office:string-value="560 " calcext:value-type="string">
            <text:p>560 </text:p>
          </table:table-cell>
          <table:table-cell table:formula="of:=TRIM([.H675])" office:value-type="string" office:string-value="560" calcext:value-type="string">
            <text:p>560</text:p>
          </table:table-cell>
          <table:table-cell table:formula="of:=CONCATENATE(&quot;INSERT INTO modele (lib_modele, id_marque_modele) VALUES ('&quot;;[.I675];&quot;', &quot;;[.G675];&quot;);&quot;)" office:value-type="string" office:string-value="INSERT INTO modele (lib_modele, id_marque_modele) VALUES ('560', 33);" calcext:value-type="string">
            <text:p>INSERT INTO modele (lib_modele, id_marque_modele) VALUES ('5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6];&quot; &quot;;[.D676];[.E676];[.F676])" office:value-type="string" office:string-value="600 " calcext:value-type="string">
            <text:p>600 </text:p>
          </table:table-cell>
          <table:table-cell table:formula="of:=TRIM([.H676])" office:value-type="string" office:string-value="600" calcext:value-type="string">
            <text:p>600</text:p>
          </table:table-cell>
          <table:table-cell table:formula="of:=CONCATENATE(&quot;INSERT INTO modele (lib_modele, id_marque_modele) VALUES ('&quot;;[.I676];&quot;', &quot;;[.G676];&quot;);&quot;)" office:value-type="string" office:string-value="INSERT INTO modele (lib_modele, id_marque_modele) VALUES ('600', 33);" calcext:value-type="string">
            <text:p>INSERT INTO modele (lib_modele, id_marque_modele) VALUES ('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77];&quot; &quot;;[.D677];[.E677];[.F677])" office:value-type="string" office:string-value="A 140" calcext:value-type="string">
            <text:p>A 140</text:p>
          </table:table-cell>
          <table:table-cell table:formula="of:=TRIM([.H677])" office:value-type="string" office:string-value="A 140" calcext:value-type="string">
            <text:p>A 140</text:p>
          </table:table-cell>
          <table:table-cell table:formula="of:=CONCATENATE(&quot;INSERT INTO modele (lib_modele, id_marque_modele) VALUES ('&quot;;[.I677];&quot;', &quot;;[.G677];&quot;);&quot;)" office:value-type="string" office:string-value="INSERT INTO modele (lib_modele, id_marque_modele) VALUES ('A 140', 33);" calcext:value-type="string">
            <text:p>INSERT INTO modele (lib_modele, id_marque_modele) VALUES ('A 1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78];&quot; &quot;;[.D678];[.E678];[.F678])" office:value-type="string" office:string-value="A 140BUSINESS" calcext:value-type="string">
            <text:p>A 140BUSINESS</text:p>
          </table:table-cell>
          <table:table-cell table:formula="of:=TRIM([.H678])" office:value-type="string" office:string-value="A 140BUSINESS" calcext:value-type="string">
            <text:p>A 140BUSINESS</text:p>
          </table:table-cell>
          <table:table-cell table:formula="of:=CONCATENATE(&quot;INSERT INTO modele (lib_modele, id_marque_modele) VALUES ('&quot;;[.I678];&quot;', &quot;;[.G678];&quot;);&quot;)" office:value-type="string" office:string-value="INSERT INTO modele (lib_modele, id_marque_modele) VALUES ('A 140BUSINESS', 33);" calcext:value-type="string">
            <text:p>INSERT INTO modele (lib_modele, id_marque_modele) VALUES ('A 14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79];&quot; &quot;;[.D679];[.E679];[.F679])" office:value-type="string" office:string-value="A 150" calcext:value-type="string">
            <text:p>A 150</text:p>
          </table:table-cell>
          <table:table-cell table:formula="of:=TRIM([.H679])" office:value-type="string" office:string-value="A 150" calcext:value-type="string">
            <text:p>A 150</text:p>
          </table:table-cell>
          <table:table-cell table:formula="of:=CONCATENATE(&quot;INSERT INTO modele (lib_modele, id_marque_modele) VALUES ('&quot;;[.I679];&quot;', &quot;;[.G679];&quot;);&quot;)" office:value-type="string" office:string-value="INSERT INTO modele (lib_modele, id_marque_modele) VALUES ('A 150', 33);" calcext:value-type="string">
            <text:p>INSERT INTO modele (lib_modele, id_marque_modele) VALUES ('A 1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0];&quot; &quot;;[.D680];[.E680];[.F680])" office:value-type="string" office:string-value="A 160" calcext:value-type="string">
            <text:p>A 160</text:p>
          </table:table-cell>
          <table:table-cell table:formula="of:=TRIM([.H680])" office:value-type="string" office:string-value="A 160" calcext:value-type="string">
            <text:p>A 160</text:p>
          </table:table-cell>
          <table:table-cell table:formula="of:=CONCATENATE(&quot;INSERT INTO modele (lib_modele, id_marque_modele) VALUES ('&quot;;[.I680];&quot;', &quot;;[.G680];&quot;);&quot;)" office:value-type="string" office:string-value="INSERT INTO modele (lib_modele, id_marque_modele) VALUES ('A 160', 33);" calcext:value-type="string">
            <text:p>INSERT INTO modele (lib_modele, id_marque_modele) VALUES ('A 1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1];&quot; &quot;;[.D681];[.E681];[.F681])" office:value-type="string" office:string-value="A 160BUSINESS" calcext:value-type="string">
            <text:p>A 160BUSINESS</text:p>
          </table:table-cell>
          <table:table-cell table:formula="of:=TRIM([.H681])" office:value-type="string" office:string-value="A 160BUSINESS" calcext:value-type="string">
            <text:p>A 160BUSINESS</text:p>
          </table:table-cell>
          <table:table-cell table:formula="of:=CONCATENATE(&quot;INSERT INTO modele (lib_modele, id_marque_modele) VALUES ('&quot;;[.I681];&quot;', &quot;;[.G681];&quot;);&quot;)" office:value-type="string" office:string-value="INSERT INTO modele (lib_modele, id_marque_modele) VALUES ('A 160BUSINESS', 33);" calcext:value-type="string">
            <text:p>INSERT INTO modele (lib_modele, id_marque_modele) VALUES ('A 16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2];&quot; &quot;;[.D682];[.E682];[.F682])" office:value-type="string" office:string-value="A 170" calcext:value-type="string">
            <text:p>A 170</text:p>
          </table:table-cell>
          <table:table-cell table:formula="of:=TRIM([.H682])" office:value-type="string" office:string-value="A 170" calcext:value-type="string">
            <text:p>A 170</text:p>
          </table:table-cell>
          <table:table-cell table:formula="of:=CONCATENATE(&quot;INSERT INTO modele (lib_modele, id_marque_modele) VALUES ('&quot;;[.I682];&quot;', &quot;;[.G682];&quot;);&quot;)" office:value-type="string" office:string-value="INSERT INTO modele (lib_modele, id_marque_modele) VALUES ('A 170', 33);" calcext:value-type="string">
            <text:p>INSERT INTO modele (lib_modele, id_marque_modele) VALUES ('A 1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3];&quot; &quot;;[.D683];[.E683];[.F683])" office:value-type="string" office:string-value="A 170BUSINESS" calcext:value-type="string">
            <text:p>A 170BUSINESS</text:p>
          </table:table-cell>
          <table:table-cell table:formula="of:=TRIM([.H683])" office:value-type="string" office:string-value="A 170BUSINESS" calcext:value-type="string">
            <text:p>A 170BUSINESS</text:p>
          </table:table-cell>
          <table:table-cell table:formula="of:=CONCATENATE(&quot;INSERT INTO modele (lib_modele, id_marque_modele) VALUES ('&quot;;[.I683];&quot;', &quot;;[.G683];&quot;);&quot;)" office:value-type="string" office:string-value="INSERT INTO modele (lib_modele, id_marque_modele) VALUES ('A 170BUSINESS', 33);" calcext:value-type="string">
            <text:p>INSERT INTO modele (lib_modele, id_marque_modele) VALUES ('A 17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4];&quot; &quot;;[.D684];[.E684];[.F684])" office:value-type="string" office:string-value="A 180" calcext:value-type="string">
            <text:p>A 180</text:p>
          </table:table-cell>
          <table:table-cell table:formula="of:=TRIM([.H684])" office:value-type="string" office:string-value="A 180" calcext:value-type="string">
            <text:p>A 180</text:p>
          </table:table-cell>
          <table:table-cell table:formula="of:=CONCATENATE(&quot;INSERT INTO modele (lib_modele, id_marque_modele) VALUES ('&quot;;[.I684];&quot;', &quot;;[.G684];&quot;);&quot;)" office:value-type="string" office:string-value="INSERT INTO modele (lib_modele, id_marque_modele) VALUES ('A 180', 33);" calcext:value-type="string">
            <text:p>INSERT INTO modele (lib_modele, id_marque_modele) VALUES ('A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5];&quot; &quot;;[.D685];[.E685];[.F685])" office:value-type="string" office:string-value="A 190" calcext:value-type="string">
            <text:p>A 190</text:p>
          </table:table-cell>
          <table:table-cell table:formula="of:=TRIM([.H685])" office:value-type="string" office:string-value="A 190" calcext:value-type="string">
            <text:p>A 190</text:p>
          </table:table-cell>
          <table:table-cell table:formula="of:=CONCATENATE(&quot;INSERT INTO modele (lib_modele, id_marque_modele) VALUES ('&quot;;[.I685];&quot;', &quot;;[.G685];&quot;);&quot;)" office:value-type="string" office:string-value="INSERT INTO modele (lib_modele, id_marque_modele) VALUES ('A 190', 33);" calcext:value-type="string">
            <text:p>INSERT INTO modele (lib_modele, id_marque_modele) VALUES ('A 1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6];&quot; &quot;;[.D686];[.E686];[.F686])" office:value-type="string" office:string-value="A 190BUSINESS" calcext:value-type="string">
            <text:p>A 190BUSINESS</text:p>
          </table:table-cell>
          <table:table-cell table:formula="of:=TRIM([.H686])" office:value-type="string" office:string-value="A 190BUSINESS" calcext:value-type="string">
            <text:p>A 190BUSINESS</text:p>
          </table:table-cell>
          <table:table-cell table:formula="of:=CONCATENATE(&quot;INSERT INTO modele (lib_modele, id_marque_modele) VALUES ('&quot;;[.I686];&quot;', &quot;;[.G686];&quot;);&quot;)" office:value-type="string" office:string-value="INSERT INTO modele (lib_modele, id_marque_modele) VALUES ('A 190BUSINESS', 33);" calcext:value-type="string">
            <text:p>INSERT INTO modele (lib_modele, id_marque_modele) VALUES ('A 19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7];&quot; &quot;;[.D687];[.E687];[.F687])" office:value-type="string" office:string-value="A 200" calcext:value-type="string">
            <text:p>A 200</text:p>
          </table:table-cell>
          <table:table-cell table:formula="of:=TRIM([.H687])" office:value-type="string" office:string-value="A 200" calcext:value-type="string">
            <text:p>A 200</text:p>
          </table:table-cell>
          <table:table-cell table:formula="of:=CONCATENATE(&quot;INSERT INTO modele (lib_modele, id_marque_modele) VALUES ('&quot;;[.I687];&quot;', &quot;;[.G687];&quot;);&quot;)" office:value-type="string" office:string-value="INSERT INTO modele (lib_modele, id_marque_modele) VALUES ('A 200', 33);" calcext:value-type="string">
            <text:p>INSERT INTO modele (lib_modele, id_marque_modele) VALUES ('A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8];&quot; &quot;;[.D688];[.E688];[.F688])" office:value-type="string" office:string-value="A 210" calcext:value-type="string">
            <text:p>A 210</text:p>
          </table:table-cell>
          <table:table-cell table:formula="of:=TRIM([.H688])" office:value-type="string" office:string-value="A 210" calcext:value-type="string">
            <text:p>A 210</text:p>
          </table:table-cell>
          <table:table-cell table:formula="of:=CONCATENATE(&quot;INSERT INTO modele (lib_modele, id_marque_modele) VALUES ('&quot;;[.I688];&quot;', &quot;;[.G688];&quot;);&quot;)" office:value-type="string" office:string-value="INSERT INTO modele (lib_modele, id_marque_modele) VALUES ('A 210', 33);" calcext:value-type="string">
            <text:p>INSERT INTO modele (lib_modele, id_marque_modele) VALUES ('A 21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9];&quot; &quot;;[.D689];[.E689];[.F689])" office:value-type="string" office:string-value="B 150" calcext:value-type="string">
            <text:p>B 150</text:p>
          </table:table-cell>
          <table:table-cell table:formula="of:=TRIM([.H689])" office:value-type="string" office:string-value="B 150" calcext:value-type="string">
            <text:p>B 150</text:p>
          </table:table-cell>
          <table:table-cell table:formula="of:=CONCATENATE(&quot;INSERT INTO modele (lib_modele, id_marque_modele) VALUES ('&quot;;[.I689];&quot;', &quot;;[.G689];&quot;);&quot;)" office:value-type="string" office:string-value="INSERT INTO modele (lib_modele, id_marque_modele) VALUES ('B 150', 33);" calcext:value-type="string">
            <text:p>INSERT INTO modele (lib_modele, id_marque_modele) VALUES ('B 1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0];&quot; &quot;;[.D690];[.E690];[.F690])" office:value-type="string" office:string-value="B 160" calcext:value-type="string">
            <text:p>B 160</text:p>
          </table:table-cell>
          <table:table-cell table:formula="of:=TRIM([.H690])" office:value-type="string" office:string-value="B 160" calcext:value-type="string">
            <text:p>B 160</text:p>
          </table:table-cell>
          <table:table-cell table:formula="of:=CONCATENATE(&quot;INSERT INTO modele (lib_modele, id_marque_modele) VALUES ('&quot;;[.I690];&quot;', &quot;;[.G690];&quot;);&quot;)" office:value-type="string" office:string-value="INSERT INTO modele (lib_modele, id_marque_modele) VALUES ('B 160', 33);" calcext:value-type="string">
            <text:p>INSERT INTO modele (lib_modele, id_marque_modele) VALUES ('B 1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1];&quot; &quot;;[.D691];[.E691];[.F691])" office:value-type="string" office:string-value="B 170" calcext:value-type="string">
            <text:p>B 170</text:p>
          </table:table-cell>
          <table:table-cell table:formula="of:=TRIM([.H691])" office:value-type="string" office:string-value="B 170" calcext:value-type="string">
            <text:p>B 170</text:p>
          </table:table-cell>
          <table:table-cell table:formula="of:=CONCATENATE(&quot;INSERT INTO modele (lib_modele, id_marque_modele) VALUES ('&quot;;[.I691];&quot;', &quot;;[.G691];&quot;);&quot;)" office:value-type="string" office:string-value="INSERT INTO modele (lib_modele, id_marque_modele) VALUES ('B 170', 33);" calcext:value-type="string">
            <text:p>INSERT INTO modele (lib_modele, id_marque_modele) VALUES ('B 1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2];&quot; &quot;;[.D692];[.E692];[.F692])" office:value-type="string" office:string-value="B 180" calcext:value-type="string">
            <text:p>B 180</text:p>
          </table:table-cell>
          <table:table-cell table:formula="of:=TRIM([.H692])" office:value-type="string" office:string-value="B 180" calcext:value-type="string">
            <text:p>B 180</text:p>
          </table:table-cell>
          <table:table-cell table:formula="of:=CONCATENATE(&quot;INSERT INTO modele (lib_modele, id_marque_modele) VALUES ('&quot;;[.I692];&quot;', &quot;;[.G692];&quot;);&quot;)" office:value-type="string" office:string-value="INSERT INTO modele (lib_modele, id_marque_modele) VALUES ('B 180', 33);" calcext:value-type="string">
            <text:p>INSERT INTO modele (lib_modele, id_marque_modele) VALUES ('B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3];&quot; &quot;;[.D693];[.E693];[.F693])" office:value-type="string" office:string-value="B 200" calcext:value-type="string">
            <text:p>B 200</text:p>
          </table:table-cell>
          <table:table-cell table:formula="of:=TRIM([.H693])" office:value-type="string" office:string-value="B 200" calcext:value-type="string">
            <text:p>B 200</text:p>
          </table:table-cell>
          <table:table-cell table:formula="of:=CONCATENATE(&quot;INSERT INTO modele (lib_modele, id_marque_modele) VALUES ('&quot;;[.I693];&quot;', &quot;;[.G693];&quot;);&quot;)" office:value-type="string" office:string-value="INSERT INTO modele (lib_modele, id_marque_modele) VALUES ('B 200', 33);" calcext:value-type="string">
            <text:p>INSERT INTO modele (lib_modele, id_marque_modele) VALUES ('B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4];&quot; &quot;;[.D694];[.E694];[.F694])" office:value-type="string" office:string-value="B 220" calcext:value-type="string">
            <text:p>B 220</text:p>
          </table:table-cell>
          <table:table-cell table:formula="of:=TRIM([.H694])" office:value-type="string" office:string-value="B 220" calcext:value-type="string">
            <text:p>B 220</text:p>
          </table:table-cell>
          <table:table-cell table:formula="of:=CONCATENATE(&quot;INSERT INTO modele (lib_modele, id_marque_modele) VALUES ('&quot;;[.I694];&quot;', &quot;;[.G694];&quot;);&quot;)" office:value-type="string" office:string-value="INSERT INTO modele (lib_modele, id_marque_modele) VALUES ('B 220', 33);" calcext:value-type="string">
            <text:p>INSERT INTO modele (lib_modele, id_marque_modele) VALUES ('B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5];&quot; &quot;;[.D695];[.E695];[.F695])" office:value-type="string" office:string-value="B 250" calcext:value-type="string">
            <text:p>B 250</text:p>
          </table:table-cell>
          <table:table-cell table:formula="of:=TRIM([.H695])" office:value-type="string" office:string-value="B 250" calcext:value-type="string">
            <text:p>B 250</text:p>
          </table:table-cell>
          <table:table-cell table:formula="of:=CONCATENATE(&quot;INSERT INTO modele (lib_modele, id_marque_modele) VALUES ('&quot;;[.I695];&quot;', &quot;;[.G695];&quot;);&quot;)" office:value-type="string" office:string-value="INSERT INTO modele (lib_modele, id_marque_modele) VALUES ('B 250', 33);" calcext:value-type="string">
            <text:p>INSERT INTO modele (lib_modele, id_marque_modele) VALUES ('B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96];&quot; &quot;;[.D696];[.E696];[.F696])" office:value-type="string" office:string-value="C 160COUPE" calcext:value-type="string">
            <text:p>C 160COUPE</text:p>
          </table:table-cell>
          <table:table-cell table:formula="of:=TRIM([.H696])" office:value-type="string" office:string-value="C 160COUPE" calcext:value-type="string">
            <text:p>C 160COUPE</text:p>
          </table:table-cell>
          <table:table-cell table:formula="of:=CONCATENATE(&quot;INSERT INTO modele (lib_modele, id_marque_modele) VALUES ('&quot;;[.I696];&quot;', &quot;;[.G696];&quot;);&quot;)" office:value-type="string" office:string-value="INSERT INTO modele (lib_modele, id_marque_modele) VALUES ('C 160COUPE', 33);" calcext:value-type="string">
            <text:p>INSERT INTO modele (lib_modele, id_marque_modele) VALUES ('C 16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7];&quot; &quot;;[.D697];[.E697];[.F697])" office:value-type="string" office:string-value="C 180" calcext:value-type="string">
            <text:p>C 180</text:p>
          </table:table-cell>
          <table:table-cell table:formula="of:=TRIM([.H697])" office:value-type="string" office:string-value="C 180" calcext:value-type="string">
            <text:p>C 180</text:p>
          </table:table-cell>
          <table:table-cell table:formula="of:=CONCATENATE(&quot;INSERT INTO modele (lib_modele, id_marque_modele) VALUES ('&quot;;[.I697];&quot;', &quot;;[.G697];&quot;);&quot;)" office:value-type="string" office:string-value="INSERT INTO modele (lib_modele, id_marque_modele) VALUES ('C 180', 33);" calcext:value-type="string">
            <text:p>INSERT INTO modele (lib_modele, id_marque_modele) VALUES ('C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98];&quot; &quot;;[.D698];[.E698];[.F698])" office:value-type="string" office:string-value="C 180COUPE" calcext:value-type="string">
            <text:p>C 180COUPE</text:p>
          </table:table-cell>
          <table:table-cell table:formula="of:=TRIM([.H698])" office:value-type="string" office:string-value="C 180COUPE" calcext:value-type="string">
            <text:p>C 180COUPE</text:p>
          </table:table-cell>
          <table:table-cell table:formula="of:=CONCATENATE(&quot;INSERT INTO modele (lib_modele, id_marque_modele) VALUES ('&quot;;[.I698];&quot;', &quot;;[.G698];&quot;);&quot;)" office:value-type="string" office:string-value="INSERT INTO modele (lib_modele, id_marque_modele) VALUES ('C 180COUPE', 33);" calcext:value-type="string">
            <text:p>INSERT INTO modele (lib_modele, id_marque_modele) VALUES ('C 18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9];&quot; &quot;;[.D699];[.E699];[.F699])" office:value-type="string" office:string-value="C 200" calcext:value-type="string">
            <text:p>C 200</text:p>
          </table:table-cell>
          <table:table-cell table:formula="of:=TRIM([.H699])" office:value-type="string" office:string-value="C 200" calcext:value-type="string">
            <text:p>C 200</text:p>
          </table:table-cell>
          <table:table-cell table:formula="of:=CONCATENATE(&quot;INSERT INTO modele (lib_modele, id_marque_modele) VALUES ('&quot;;[.I699];&quot;', &quot;;[.G699];&quot;);&quot;)" office:value-type="string" office:string-value="INSERT INTO modele (lib_modele, id_marque_modele) VALUES ('C 200', 33);" calcext:value-type="string">
            <text:p>INSERT INTO modele (lib_modele, id_marque_modele) VALUES ('C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0];&quot; &quot;;[.D700];[.E700];[.F700])" office:value-type="string" office:string-value="C 200COUPE" calcext:value-type="string">
            <text:p>C 200COUPE</text:p>
          </table:table-cell>
          <table:table-cell table:formula="of:=TRIM([.H700])" office:value-type="string" office:string-value="C 200COUPE" calcext:value-type="string">
            <text:p>C 200COUPE</text:p>
          </table:table-cell>
          <table:table-cell table:formula="of:=CONCATENATE(&quot;INSERT INTO modele (lib_modele, id_marque_modele) VALUES ('&quot;;[.I700];&quot;', &quot;;[.G700];&quot;);&quot;)" office:value-type="string" office:string-value="INSERT INTO modele (lib_modele, id_marque_modele) VALUES ('C 200COUPE', 33);" calcext:value-type="string">
            <text:p>INSERT INTO modele (lib_modele, id_marque_modele) VALUES ('C 20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1];&quot; &quot;;[.D701];[.E701];[.F701])" office:value-type="string" office:string-value="C 220" calcext:value-type="string">
            <text:p>C 220</text:p>
          </table:table-cell>
          <table:table-cell table:formula="of:=TRIM([.H701])" office:value-type="string" office:string-value="C 220" calcext:value-type="string">
            <text:p>C 220</text:p>
          </table:table-cell>
          <table:table-cell table:formula="of:=CONCATENATE(&quot;INSERT INTO modele (lib_modele, id_marque_modele) VALUES ('&quot;;[.I701];&quot;', &quot;;[.G701];&quot;);&quot;)" office:value-type="string" office:string-value="INSERT INTO modele (lib_modele, id_marque_modele) VALUES ('C 220', 33);" calcext:value-type="string">
            <text:p>INSERT INTO modele (lib_modele, id_marque_modele) VALUES ('C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2];&quot; &quot;;[.D702];[.E702];[.F702])" office:value-type="string" office:string-value="C 220COUPE" calcext:value-type="string">
            <text:p>C 220COUPE</text:p>
          </table:table-cell>
          <table:table-cell table:formula="of:=TRIM([.H702])" office:value-type="string" office:string-value="C 220COUPE" calcext:value-type="string">
            <text:p>C 220COUPE</text:p>
          </table:table-cell>
          <table:table-cell table:formula="of:=CONCATENATE(&quot;INSERT INTO modele (lib_modele, id_marque_modele) VALUES ('&quot;;[.I702];&quot;', &quot;;[.G702];&quot;);&quot;)" office:value-type="string" office:string-value="INSERT INTO modele (lib_modele, id_marque_modele) VALUES ('C 220COUPE', 33);" calcext:value-type="string">
            <text:p>INSERT INTO modele (lib_modele, id_marque_modele) VALUES ('C 22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3];&quot; &quot;;[.D703];[.E703];[.F703])" office:value-type="string" office:string-value="C 230" calcext:value-type="string">
            <text:p>C 230</text:p>
          </table:table-cell>
          <table:table-cell table:formula="of:=TRIM([.H703])" office:value-type="string" office:string-value="C 230" calcext:value-type="string">
            <text:p>C 230</text:p>
          </table:table-cell>
          <table:table-cell table:formula="of:=CONCATENATE(&quot;INSERT INTO modele (lib_modele, id_marque_modele) VALUES ('&quot;;[.I703];&quot;', &quot;;[.G703];&quot;);&quot;)" office:value-type="string" office:string-value="INSERT INTO modele (lib_modele, id_marque_modele) VALUES ('C 230', 33);" calcext:value-type="string">
            <text:p>INSERT INTO modele (lib_modele, id_marque_modele) VALUES ('C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4];&quot; &quot;;[.D704];[.E704];[.F704])" office:value-type="string" office:string-value="C 230COUPE" calcext:value-type="string">
            <text:p>C 230COUPE</text:p>
          </table:table-cell>
          <table:table-cell table:formula="of:=TRIM([.H704])" office:value-type="string" office:string-value="C 230COUPE" calcext:value-type="string">
            <text:p>C 230COUPE</text:p>
          </table:table-cell>
          <table:table-cell table:formula="of:=CONCATENATE(&quot;INSERT INTO modele (lib_modele, id_marque_modele) VALUES ('&quot;;[.I704];&quot;', &quot;;[.G704];&quot;);&quot;)" office:value-type="string" office:string-value="INSERT INTO modele (lib_modele, id_marque_modele) VALUES ('C 230COUPE', 33);" calcext:value-type="string">
            <text:p>INSERT INTO modele (lib_modele, id_marque_modele) VALUES ('C 23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5];&quot; &quot;;[.D705];[.E705];[.F705])" office:value-type="string" office:string-value="C 240" calcext:value-type="string">
            <text:p>C 240</text:p>
          </table:table-cell>
          <table:table-cell table:formula="of:=TRIM([.H705])" office:value-type="string" office:string-value="C 240" calcext:value-type="string">
            <text:p>C 240</text:p>
          </table:table-cell>
          <table:table-cell table:formula="of:=CONCATENATE(&quot;INSERT INTO modele (lib_modele, id_marque_modele) VALUES ('&quot;;[.I705];&quot;', &quot;;[.G705];&quot;);&quot;)" office:value-type="string" office:string-value="INSERT INTO modele (lib_modele, id_marque_modele) VALUES ('C 240', 33);" calcext:value-type="string">
            <text:p>INSERT INTO modele (lib_modele, id_marque_modele) VALUES ('C 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6];&quot; &quot;;[.D706];[.E706];[.F706])" office:value-type="string" office:string-value="C 250" calcext:value-type="string">
            <text:p>C 250</text:p>
          </table:table-cell>
          <table:table-cell table:formula="of:=TRIM([.H706])" office:value-type="string" office:string-value="C 250" calcext:value-type="string">
            <text:p>C 250</text:p>
          </table:table-cell>
          <table:table-cell table:formula="of:=CONCATENATE(&quot;INSERT INTO modele (lib_modele, id_marque_modele) VALUES ('&quot;;[.I706];&quot;', &quot;;[.G706];&quot;);&quot;)" office:value-type="string" office:string-value="INSERT INTO modele (lib_modele, id_marque_modele) VALUES ('C 250', 33);" calcext:value-type="string">
            <text:p>INSERT INTO modele (lib_modele, id_marque_modele) VALUES ('C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7];&quot; &quot;;[.D707];[.E707];[.F707])" office:value-type="string" office:string-value="C 270" calcext:value-type="string">
            <text:p>C 270</text:p>
          </table:table-cell>
          <table:table-cell table:formula="of:=TRIM([.H707])" office:value-type="string" office:string-value="C 270" calcext:value-type="string">
            <text:p>C 270</text:p>
          </table:table-cell>
          <table:table-cell table:formula="of:=CONCATENATE(&quot;INSERT INTO modele (lib_modele, id_marque_modele) VALUES ('&quot;;[.I707];&quot;', &quot;;[.G707];&quot;);&quot;)" office:value-type="string" office:string-value="INSERT INTO modele (lib_modele, id_marque_modele) VALUES ('C 270', 33);" calcext:value-type="string">
            <text:p>INSERT INTO modele (lib_modele, id_marque_modele) VALUES ('C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8];&quot; &quot;;[.D708];[.E708];[.F708])" office:value-type="string" office:string-value="C 280" calcext:value-type="string">
            <text:p>C 280</text:p>
          </table:table-cell>
          <table:table-cell table:formula="of:=TRIM([.H708])" office:value-type="string" office:string-value="C 280" calcext:value-type="string">
            <text:p>C 280</text:p>
          </table:table-cell>
          <table:table-cell table:formula="of:=CONCATENATE(&quot;INSERT INTO modele (lib_modele, id_marque_modele) VALUES ('&quot;;[.I708];&quot;', &quot;;[.G708];&quot;);&quot;)" office:value-type="string" office:string-value="INSERT INTO modele (lib_modele, id_marque_modele) VALUES ('C 280', 33);" calcext:value-type="string">
            <text:p>INSERT INTO modele (lib_modele, id_marque_modele) VALUES ('C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9];&quot; &quot;;[.D709];[.E709];[.F709])" office:value-type="string" office:string-value="C 300" calcext:value-type="string">
            <text:p>C 300</text:p>
          </table:table-cell>
          <table:table-cell table:formula="of:=TRIM([.H709])" office:value-type="string" office:string-value="C 300" calcext:value-type="string">
            <text:p>C 300</text:p>
          </table:table-cell>
          <table:table-cell table:formula="of:=CONCATENATE(&quot;INSERT INTO modele (lib_modele, id_marque_modele) VALUES ('&quot;;[.I709];&quot;', &quot;;[.G709];&quot;);&quot;)" office:value-type="string" office:string-value="INSERT INTO modele (lib_modele, id_marque_modele) VALUES ('C 300', 33);" calcext:value-type="string">
            <text:p>INSERT INTO modele (lib_modele, id_marque_modele) VALUES ('C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0];&quot; &quot;;[.D710];[.E710];[.F710])" office:value-type="string" office:string-value="C 320" calcext:value-type="string">
            <text:p>C 320</text:p>
          </table:table-cell>
          <table:table-cell table:formula="of:=TRIM([.H710])" office:value-type="string" office:string-value="C 320" calcext:value-type="string">
            <text:p>C 320</text:p>
          </table:table-cell>
          <table:table-cell table:formula="of:=CONCATENATE(&quot;INSERT INTO modele (lib_modele, id_marque_modele) VALUES ('&quot;;[.I710];&quot;', &quot;;[.G710];&quot;);&quot;)" office:value-type="string" office:string-value="INSERT INTO modele (lib_modele, id_marque_modele) VALUES ('C 320', 33);" calcext:value-type="string">
            <text:p>INSERT INTO modele (lib_modele, id_marque_modele) VALUES ('C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1];&quot; &quot;;[.D711];[.E711];[.F711])" office:value-type="string" office:string-value="C 320COUPE" calcext:value-type="string">
            <text:p>C 320COUPE</text:p>
          </table:table-cell>
          <table:table-cell table:formula="of:=TRIM([.H711])" office:value-type="string" office:string-value="C 320COUPE" calcext:value-type="string">
            <text:p>C 320COUPE</text:p>
          </table:table-cell>
          <table:table-cell table:formula="of:=CONCATENATE(&quot;INSERT INTO modele (lib_modele, id_marque_modele) VALUES ('&quot;;[.I711];&quot;', &quot;;[.G711];&quot;);&quot;)" office:value-type="string" office:string-value="INSERT INTO modele (lib_modele, id_marque_modele) VALUES ('C 320COUPE', 33);" calcext:value-type="string">
            <text:p>INSERT INTO modele (lib_modele, id_marque_modele) VALUES ('C 32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2];&quot; &quot;;[.D712];[.E712];[.F712])" office:value-type="string" office:string-value="C 350" calcext:value-type="string">
            <text:p>C 350</text:p>
          </table:table-cell>
          <table:table-cell table:formula="of:=TRIM([.H712])" office:value-type="string" office:string-value="C 350" calcext:value-type="string">
            <text:p>C 350</text:p>
          </table:table-cell>
          <table:table-cell table:formula="of:=CONCATENATE(&quot;INSERT INTO modele (lib_modele, id_marque_modele) VALUES ('&quot;;[.I712];&quot;', &quot;;[.G712];&quot;);&quot;)" office:value-type="string" office:string-value="INSERT INTO modele (lib_modele, id_marque_modele) VALUES ('C 350', 33);" calcext:value-type="string">
            <text:p>INSERT INTO modele (lib_modele, id_marque_modele) VALUES ('C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3];&quot; &quot;;[.D713];[.E713];[.F713])" office:value-type="string" office:string-value="C 350COUPE" calcext:value-type="string">
            <text:p>C 350COUPE</text:p>
          </table:table-cell>
          <table:table-cell table:formula="of:=TRIM([.H713])" office:value-type="string" office:string-value="C 350COUPE" calcext:value-type="string">
            <text:p>C 350COUPE</text:p>
          </table:table-cell>
          <table:table-cell table:formula="of:=CONCATENATE(&quot;INSERT INTO modele (lib_modele, id_marque_modele) VALUES ('&quot;;[.I713];&quot;', &quot;;[.G713];&quot;);&quot;)" office:value-type="string" office:string-value="INSERT INTO modele (lib_modele, id_marque_modele) VALUES ('C 350COUPE', 33);" calcext:value-type="string">
            <text:p>INSERT INTO modele (lib_modele, id_marque_modele) VALUES ('C 35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4];&quot; &quot;;[.D714];[.E714];[.F714])" office:value-type="string" office:string-value="C AMG" calcext:value-type="string">
            <text:p>C AMG</text:p>
          </table:table-cell>
          <table:table-cell table:formula="of:=TRIM([.H714])" office:value-type="string" office:string-value="C AMG" calcext:value-type="string">
            <text:p>C AMG</text:p>
          </table:table-cell>
          <table:table-cell table:formula="of:=CONCATENATE(&quot;INSERT INTO modele (lib_modele, id_marque_modele) VALUES ('&quot;;[.I714];&quot;', &quot;;[.G714];&quot;);&quot;)" office:value-type="string" office:string-value="INSERT INTO modele (lib_modele, id_marque_modele) VALUES ('C AMG', 33);" calcext:value-type="string">
            <text:p>INSERT INTO modele (lib_modele, id_marque_modele) VALUES ('C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5];&quot; &quot;;[.D715];[.E715];[.F715])" office:value-type="string" office:string-value="C AMGCOUPE" calcext:value-type="string">
            <text:p>C AMGCOUPE</text:p>
          </table:table-cell>
          <table:table-cell table:formula="of:=TRIM([.H715])" office:value-type="string" office:string-value="C AMGCOUPE" calcext:value-type="string">
            <text:p>C AMGCOUPE</text:p>
          </table:table-cell>
          <table:table-cell table:formula="of:=CONCATENATE(&quot;INSERT INTO modele (lib_modele, id_marque_modele) VALUES ('&quot;;[.I715];&quot;', &quot;;[.G715];&quot;);&quot;)" office:value-type="string" office:string-value="INSERT INTO modele (lib_modele, id_marque_modele) VALUES ('C AMGCOUPE', 33);" calcext:value-type="string">
            <text:p>INSERT INTO modele (lib_modele, id_marque_modele) VALUES ('C AMG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ITAN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16];&quot; &quot;;[.D716];[.E716];[.F716])" office:value-type="string" office:string-value="CITAN " calcext:value-type="string">
            <text:p>CITAN </text:p>
          </table:table-cell>
          <table:table-cell table:formula="of:=TRIM([.H716])" office:value-type="string" office:string-value="CITAN" calcext:value-type="string">
            <text:p>CITAN</text:p>
          </table:table-cell>
          <table:table-cell table:formula="of:=CONCATENATE(&quot;INSERT INTO modele (lib_modele, id_marque_modele) VALUES ('&quot;;[.I716];&quot;', &quot;;[.G716];&quot;);&quot;)" office:value-type="string" office:string-value="INSERT INTO modele (lib_modele, id_marque_modele) VALUES ('CITAN', 33);" calcext:value-type="string">
            <text:p>INSERT INTO modele (lib_modele, id_marque_modele) VALUES ('CITAN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17];&quot; &quot;;[.D717];[.E717];[.F717])" office:value-type="string" office:string-value="CL " calcext:value-type="string">
            <text:p>CL </text:p>
          </table:table-cell>
          <table:table-cell table:formula="of:=TRIM([.H717])" office:value-type="string" office:string-value="CL" calcext:value-type="string">
            <text:p>CL</text:p>
          </table:table-cell>
          <table:table-cell table:formula="of:=CONCATENATE(&quot;INSERT INTO modele (lib_modele, id_marque_modele) VALUES ('&quot;;[.I717];&quot;', &quot;;[.G717];&quot;);&quot;)" office:value-type="string" office:string-value="INSERT INTO modele (lib_modele, id_marque_modele) VALUES ('CL', 33);" calcext:value-type="string">
            <text:p>INSERT INTO modele (lib_modele, id_marque_modele) VALUES ('C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8];&quot; &quot;;[.D718];[.E718];[.F718])" office:value-type="string" office:string-value="CL 500" calcext:value-type="string">
            <text:p>CL 500</text:p>
          </table:table-cell>
          <table:table-cell table:formula="of:=TRIM([.H718])" office:value-type="string" office:string-value="CL 500" calcext:value-type="string">
            <text:p>CL 500</text:p>
          </table:table-cell>
          <table:table-cell table:formula="of:=CONCATENATE(&quot;INSERT INTO modele (lib_modele, id_marque_modele) VALUES ('&quot;;[.I718];&quot;', &quot;;[.G718];&quot;);&quot;)" office:value-type="string" office:string-value="INSERT INTO modele (lib_modele, id_marque_modele) VALUES ('CL 500', 33);" calcext:value-type="string">
            <text:p>INSERT INTO modele (lib_modele, id_marque_modele) VALUES ('CL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9];&quot; &quot;;[.D719];[.E719];[.F719])" office:value-type="string" office:string-value="CL 600" calcext:value-type="string">
            <text:p>CL 600</text:p>
          </table:table-cell>
          <table:table-cell table:formula="of:=TRIM([.H719])" office:value-type="string" office:string-value="CL 600" calcext:value-type="string">
            <text:p>CL 600</text:p>
          </table:table-cell>
          <table:table-cell table:formula="of:=CONCATENATE(&quot;INSERT INTO modele (lib_modele, id_marque_modele) VALUES ('&quot;;[.I719];&quot;', &quot;;[.G719];&quot;);&quot;)" office:value-type="string" office:string-value="INSERT INTO modele (lib_modele, id_marque_modele) VALUES ('CL 600', 33);" calcext:value-type="string">
            <text:p>INSERT INTO modele (lib_modele, id_marque_modele) VALUES ('CL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0];&quot; &quot;;[.D720];[.E720];[.F720])" office:value-type="string" office:string-value="CL AMG" calcext:value-type="string">
            <text:p>CL AMG</text:p>
          </table:table-cell>
          <table:table-cell table:formula="of:=TRIM([.H720])" office:value-type="string" office:string-value="CL AMG" calcext:value-type="string">
            <text:p>CL AMG</text:p>
          </table:table-cell>
          <table:table-cell table:formula="of:=CONCATENATE(&quot;INSERT INTO modele (lib_modele, id_marque_modele) VALUES ('&quot;;[.I720];&quot;', &quot;;[.G720];&quot;);&quot;)" office:value-type="string" office:string-value="INSERT INTO modele (lib_modele, id_marque_modele) VALUES ('CL AMG', 33);" calcext:value-type="string">
            <text:p>INSERT INTO modele (lib_modele, id_marque_modele) VALUES ('C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1];&quot; &quot;;[.D721];[.E721];[.F721])" office:value-type="string" office:string-value="CLASSE A" calcext:value-type="string">
            <text:p>CLASSE A</text:p>
          </table:table-cell>
          <table:table-cell table:formula="of:=TRIM([.H721])" office:value-type="string" office:string-value="CLASSE A" calcext:value-type="string">
            <text:p>CLASSE A</text:p>
          </table:table-cell>
          <table:table-cell table:formula="of:=CONCATENATE(&quot;INSERT INTO modele (lib_modele, id_marque_modele) VALUES ('&quot;;[.I721];&quot;', &quot;;[.G721];&quot;);&quot;)" office:value-type="string" office:string-value="INSERT INTO modele (lib_modele, id_marque_modele) VALUES ('CLASSE A', 33);" calcext:value-type="string">
            <text:p>INSERT INTO modele (lib_modele, id_marque_modele) VALUES ('CLASSE 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2];&quot; &quot;;[.D722];[.E722];[.F722])" office:value-type="string" office:string-value="CLASSE B" calcext:value-type="string">
            <text:p>CLASSE B</text:p>
          </table:table-cell>
          <table:table-cell table:formula="of:=TRIM([.H722])" office:value-type="string" office:string-value="CLASSE B" calcext:value-type="string">
            <text:p>CLASSE B</text:p>
          </table:table-cell>
          <table:table-cell table:formula="of:=CONCATENATE(&quot;INSERT INTO modele (lib_modele, id_marque_modele) VALUES ('&quot;;[.I722];&quot;', &quot;;[.G722];&quot;);&quot;)" office:value-type="string" office:string-value="INSERT INTO modele (lib_modele, id_marque_modele) VALUES ('CLASSE B', 33);" calcext:value-type="string">
            <text:p>INSERT INTO modele (lib_modele, id_marque_modele) VALUES ('CLASSE B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3];&quot; &quot;;[.D723];[.E723];[.F723])" office:value-type="string" office:string-value="CLASSE CIII" calcext:value-type="string">
            <text:p>CLASSE CIII</text:p>
          </table:table-cell>
          <table:table-cell table:formula="of:=TRIM([.H723])" office:value-type="string" office:string-value="CLASSE CIII" calcext:value-type="string">
            <text:p>CLASSE CIII</text:p>
          </table:table-cell>
          <table:table-cell table:formula="of:=CONCATENATE(&quot;INSERT INTO modele (lib_modele, id_marque_modele) VALUES ('&quot;;[.I723];&quot;', &quot;;[.G723];&quot;);&quot;)" office:value-type="string" office:string-value="INSERT INTO modele (lib_modele, id_marque_modele) VALUES ('CLASSE CIII', 33);" calcext:value-type="string">
            <text:p>INSERT INTO modele (lib_modele, id_marque_modele) VALUES ('CLASSE CIII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4];&quot; &quot;;[.D724];[.E724];[.F724])" office:value-type="string" office:string-value="CLASSE CIV" calcext:value-type="string">
            <text:p>CLASSE CIV</text:p>
          </table:table-cell>
          <table:table-cell table:formula="of:=TRIM([.H724])" office:value-type="string" office:string-value="CLASSE CIV" calcext:value-type="string">
            <text:p>CLASSE CIV</text:p>
          </table:table-cell>
          <table:table-cell table:formula="of:=CONCATENATE(&quot;INSERT INTO modele (lib_modele, id_marque_modele) VALUES ('&quot;;[.I724];&quot;', &quot;;[.G724];&quot;);&quot;)" office:value-type="string" office:string-value="INSERT INTO modele (lib_modele, id_marque_modele) VALUES ('CLASSE CIV', 33);" calcext:value-type="string">
            <text:p>INSERT INTO modele (lib_modele, id_marque_modele) VALUES ('CLASSE CI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5];&quot; &quot;;[.D725];[.E725];[.F725])" office:value-type="string" office:string-value="CLASSE CL" calcext:value-type="string">
            <text:p>CLASSE CL</text:p>
          </table:table-cell>
          <table:table-cell table:formula="of:=TRIM([.H725])" office:value-type="string" office:string-value="CLASSE CL" calcext:value-type="string">
            <text:p>CLASSE CL</text:p>
          </table:table-cell>
          <table:table-cell table:formula="of:=CONCATENATE(&quot;INSERT INTO modele (lib_modele, id_marque_modele) VALUES ('&quot;;[.I725];&quot;', &quot;;[.G725];&quot;);&quot;)" office:value-type="string" office:string-value="INSERT INTO modele (lib_modele, id_marque_modele) VALUES ('CLASSE CL', 33);" calcext:value-type="string">
            <text:p>INSERT INTO modele (lib_modele, id_marque_modele) VALUES ('CLASSE C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6];&quot; &quot;;[.D726];[.E726];[.F726])" office:value-type="string" office:string-value="CLASSE CLA" calcext:value-type="string">
            <text:p>CLASSE CLA</text:p>
          </table:table-cell>
          <table:table-cell table:formula="of:=TRIM([.H726])" office:value-type="string" office:string-value="CLASSE CLA" calcext:value-type="string">
            <text:p>CLASSE CLA</text:p>
          </table:table-cell>
          <table:table-cell table:formula="of:=CONCATENATE(&quot;INSERT INTO modele (lib_modele, id_marque_modele) VALUES ('&quot;;[.I726];&quot;', &quot;;[.G726];&quot;);&quot;)" office:value-type="string" office:string-value="INSERT INTO modele (lib_modele, id_marque_modele) VALUES ('CLASSE CLA', 33);" calcext:value-type="string">
            <text:p>INSERT INTO modele (lib_modele, id_marque_modele) VALUES ('CLASSE CL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7];&quot; &quot;;[.D727];[.E727];[.F727])" office:value-type="string" office:string-value="CLASSE CLS" calcext:value-type="string">
            <text:p>CLASSE CLS</text:p>
          </table:table-cell>
          <table:table-cell table:formula="of:=TRIM([.H727])" office:value-type="string" office:string-value="CLASSE CLS" calcext:value-type="string">
            <text:p>CLASSE CLS</text:p>
          </table:table-cell>
          <table:table-cell table:formula="of:=CONCATENATE(&quot;INSERT INTO modele (lib_modele, id_marque_modele) VALUES ('&quot;;[.I727];&quot;', &quot;;[.G727];&quot;);&quot;)" office:value-type="string" office:string-value="INSERT INTO modele (lib_modele, id_marque_modele) VALUES ('CLASSE CLS', 33);" calcext:value-type="string">
            <text:p>INSERT INTO modele (lib_modele, id_marque_modele) VALUES ('CLASSE C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8];&quot; &quot;;[.D728];[.E728];[.F728])" office:value-type="string" office:string-value="CLASSE EIV" calcext:value-type="string">
            <text:p>CLASSE EIV</text:p>
          </table:table-cell>
          <table:table-cell table:formula="of:=TRIM([.H728])" office:value-type="string" office:string-value="CLASSE EIV" calcext:value-type="string">
            <text:p>CLASSE EIV</text:p>
          </table:table-cell>
          <table:table-cell table:formula="of:=CONCATENATE(&quot;INSERT INTO modele (lib_modele, id_marque_modele) VALUES ('&quot;;[.I728];&quot;', &quot;;[.G728];&quot;);&quot;)" office:value-type="string" office:string-value="INSERT INTO modele (lib_modele, id_marque_modele) VALUES ('CLASSE EIV', 33);" calcext:value-type="string">
            <text:p>INSERT INTO modele (lib_modele, id_marque_modele) VALUES ('CLASSE EI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9];&quot; &quot;;[.D729];[.E729];[.F729])" office:value-type="string" office:string-value="CLASSE EV" calcext:value-type="string">
            <text:p>CLASSE EV</text:p>
          </table:table-cell>
          <table:table-cell table:formula="of:=TRIM([.H729])" office:value-type="string" office:string-value="CLASSE EV" calcext:value-type="string">
            <text:p>CLASSE EV</text:p>
          </table:table-cell>
          <table:table-cell table:formula="of:=CONCATENATE(&quot;INSERT INTO modele (lib_modele, id_marque_modele) VALUES ('&quot;;[.I729];&quot;', &quot;;[.G729];&quot;);&quot;)" office:value-type="string" office:string-value="INSERT INTO modele (lib_modele, id_marque_modele) VALUES ('CLASSE EV', 33);" calcext:value-type="string">
            <text:p>INSERT INTO modele (lib_modele, id_marque_modele) VALUES ('CLASSE E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0];&quot; &quot;;[.D730];[.E730];[.F730])" office:value-type="string" office:string-value="CLASSE G" calcext:value-type="string">
            <text:p>CLASSE G</text:p>
          </table:table-cell>
          <table:table-cell table:formula="of:=TRIM([.H730])" office:value-type="string" office:string-value="CLASSE G" calcext:value-type="string">
            <text:p>CLASSE G</text:p>
          </table:table-cell>
          <table:table-cell table:formula="of:=CONCATENATE(&quot;INSERT INTO modele (lib_modele, id_marque_modele) VALUES ('&quot;;[.I730];&quot;', &quot;;[.G730];&quot;);&quot;)" office:value-type="string" office:string-value="INSERT INTO modele (lib_modele, id_marque_modele) VALUES ('CLASSE G', 33);" calcext:value-type="string">
            <text:p>INSERT INTO modele (lib_modele, id_marque_modele) VALUES ('CLASSE 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1];&quot; &quot;;[.D731];[.E731];[.F731])" office:value-type="string" office:string-value="CLASSE GL" calcext:value-type="string">
            <text:p>CLASSE GL</text:p>
          </table:table-cell>
          <table:table-cell table:formula="of:=TRIM([.H731])" office:value-type="string" office:string-value="CLASSE GL" calcext:value-type="string">
            <text:p>CLASSE GL</text:p>
          </table:table-cell>
          <table:table-cell table:formula="of:=CONCATENATE(&quot;INSERT INTO modele (lib_modele, id_marque_modele) VALUES ('&quot;;[.I731];&quot;', &quot;;[.G731];&quot;);&quot;)" office:value-type="string" office:string-value="INSERT INTO modele (lib_modele, id_marque_modele) VALUES ('CLASSE GL', 33);" calcext:value-type="string">
            <text:p>INSERT INTO modele (lib_modele, id_marque_modele) VALUES ('CLASSE G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2];&quot; &quot;;[.D732];[.E732];[.F732])" office:value-type="string" office:string-value="CLASSE GLA" calcext:value-type="string">
            <text:p>CLASSE GLA</text:p>
          </table:table-cell>
          <table:table-cell table:formula="of:=TRIM([.H732])" office:value-type="string" office:string-value="CLASSE GLA" calcext:value-type="string">
            <text:p>CLASSE GLA</text:p>
          </table:table-cell>
          <table:table-cell table:formula="of:=CONCATENATE(&quot;INSERT INTO modele (lib_modele, id_marque_modele) VALUES ('&quot;;[.I732];&quot;', &quot;;[.G732];&quot;);&quot;)" office:value-type="string" office:string-value="INSERT INTO modele (lib_modele, id_marque_modele) VALUES ('CLASSE GLA', 33);" calcext:value-type="string">
            <text:p>INSERT INTO modele (lib_modele, id_marque_modele) VALUES ('CLASSE GL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C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3];&quot; &quot;;[.D733];[.E733];[.F733])" office:value-type="string" office:string-value="CLASSE GLC" calcext:value-type="string">
            <text:p>CLASSE GLC</text:p>
          </table:table-cell>
          <table:table-cell table:formula="of:=TRIM([.H733])" office:value-type="string" office:string-value="CLASSE GLC" calcext:value-type="string">
            <text:p>CLASSE GLC</text:p>
          </table:table-cell>
          <table:table-cell table:formula="of:=CONCATENATE(&quot;INSERT INTO modele (lib_modele, id_marque_modele) VALUES ('&quot;;[.I733];&quot;', &quot;;[.G733];&quot;);&quot;)" office:value-type="string" office:string-value="INSERT INTO modele (lib_modele, id_marque_modele) VALUES ('CLASSE GLC', 33);" calcext:value-type="string">
            <text:p>INSERT INTO modele (lib_modele, id_marque_modele) VALUES ('CLASSE G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E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4];&quot; &quot;;[.D734];[.E734];[.F734])" office:value-type="string" office:string-value="CLASSE GLE" calcext:value-type="string">
            <text:p>CLASSE GLE</text:p>
          </table:table-cell>
          <table:table-cell table:formula="of:=TRIM([.H734])" office:value-type="string" office:string-value="CLASSE GLE" calcext:value-type="string">
            <text:p>CLASSE GLE</text:p>
          </table:table-cell>
          <table:table-cell table:formula="of:=CONCATENATE(&quot;INSERT INTO modele (lib_modele, id_marque_modele) VALUES ('&quot;;[.I734];&quot;', &quot;;[.G734];&quot;);&quot;)" office:value-type="string" office:string-value="INSERT INTO modele (lib_modele, id_marque_modele) VALUES ('CLASSE GLE', 33);" calcext:value-type="string">
            <text:p>INSERT INTO modele (lib_modele, id_marque_modele) VALUES ('CLASSE GL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5];&quot; &quot;;[.D735];[.E735];[.F735])" office:value-type="string" office:string-value="CLASSE GLK" calcext:value-type="string">
            <text:p>CLASSE GLK</text:p>
          </table:table-cell>
          <table:table-cell table:formula="of:=TRIM([.H735])" office:value-type="string" office:string-value="CLASSE GLK" calcext:value-type="string">
            <text:p>CLASSE GLK</text:p>
          </table:table-cell>
          <table:table-cell table:formula="of:=CONCATENATE(&quot;INSERT INTO modele (lib_modele, id_marque_modele) VALUES ('&quot;;[.I735];&quot;', &quot;;[.G735];&quot;);&quot;)" office:value-type="string" office:string-value="INSERT INTO modele (lib_modele, id_marque_modele) VALUES ('CLASSE GLK', 33);" calcext:value-type="string">
            <text:p>INSERT INTO modele (lib_modele, id_marque_modele) VALUES ('CLASSE G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6];&quot; &quot;;[.D736];[.E736];[.F736])" office:value-type="string" office:string-value="CLASSE GLS" calcext:value-type="string">
            <text:p>CLASSE GLS</text:p>
          </table:table-cell>
          <table:table-cell table:formula="of:=TRIM([.H736])" office:value-type="string" office:string-value="CLASSE GLS" calcext:value-type="string">
            <text:p>CLASSE GLS</text:p>
          </table:table-cell>
          <table:table-cell table:formula="of:=CONCATENATE(&quot;INSERT INTO modele (lib_modele, id_marque_modele) VALUES ('&quot;;[.I736];&quot;', &quot;;[.G736];&quot;);&quot;)" office:value-type="string" office:string-value="INSERT INTO modele (lib_modele, id_marque_modele) VALUES ('CLASSE GLS', 33);" calcext:value-type="string">
            <text:p>INSERT INTO modele (lib_modele, id_marque_modele) VALUES ('CLASSE G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7];&quot; &quot;;[.D737];[.E737];[.F737])" office:value-type="string" office:string-value="CLASSE M" calcext:value-type="string">
            <text:p>CLASSE M</text:p>
          </table:table-cell>
          <table:table-cell table:formula="of:=TRIM([.H737])" office:value-type="string" office:string-value="CLASSE M" calcext:value-type="string">
            <text:p>CLASSE M</text:p>
          </table:table-cell>
          <table:table-cell table:formula="of:=CONCATENATE(&quot;INSERT INTO modele (lib_modele, id_marque_modele) VALUES ('&quot;;[.I737];&quot;', &quot;;[.G737];&quot;);&quot;)" office:value-type="string" office:string-value="INSERT INTO modele (lib_modele, id_marque_modele) VALUES ('CLASSE M', 33);" calcext:value-type="string">
            <text:p>INSERT INTO modele (lib_modele, id_marque_modele) VALUES ('CLASSE M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8];&quot; &quot;;[.D738];[.E738];[.F738])" office:value-type="string" office:string-value="CLASSE S" calcext:value-type="string">
            <text:p>CLASSE S</text:p>
          </table:table-cell>
          <table:table-cell table:formula="of:=TRIM([.H738])" office:value-type="string" office:string-value="CLASSE S" calcext:value-type="string">
            <text:p>CLASSE S</text:p>
          </table:table-cell>
          <table:table-cell table:formula="of:=CONCATENATE(&quot;INSERT INTO modele (lib_modele, id_marque_modele) VALUES ('&quot;;[.I738];&quot;', &quot;;[.G738];&quot;);&quot;)" office:value-type="string" office:string-value="INSERT INTO modele (lib_modele, id_marque_modele) VALUES ('CLASSE S', 33);" calcext:value-type="string">
            <text:p>INSERT INTO modele (lib_modele, id_marque_modele) VALUES ('CLASSE 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9];&quot; &quot;;[.D739];[.E739];[.F739])" office:value-type="string" office:string-value="CLASSE SL" calcext:value-type="string">
            <text:p>CLASSE SL</text:p>
          </table:table-cell>
          <table:table-cell table:formula="of:=TRIM([.H739])" office:value-type="string" office:string-value="CLASSE SL" calcext:value-type="string">
            <text:p>CLASSE SL</text:p>
          </table:table-cell>
          <table:table-cell table:formula="of:=CONCATENATE(&quot;INSERT INTO modele (lib_modele, id_marque_modele) VALUES ('&quot;;[.I739];&quot;', &quot;;[.G739];&quot;);&quot;)" office:value-type="string" office:string-value="INSERT INTO modele (lib_modele, id_marque_modele) VALUES ('CLASSE SL', 33);" calcext:value-type="string">
            <text:p>INSERT INTO modele (lib_modele, id_marque_modele) VALUES ('CLASSE S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C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0];&quot; &quot;;[.D740];[.E740];[.F740])" office:value-type="string" office:string-value="CLASSE SLC" calcext:value-type="string">
            <text:p>CLASSE SLC</text:p>
          </table:table-cell>
          <table:table-cell table:formula="of:=TRIM([.H740])" office:value-type="string" office:string-value="CLASSE SLC" calcext:value-type="string">
            <text:p>CLASSE SLC</text:p>
          </table:table-cell>
          <table:table-cell table:formula="of:=CONCATENATE(&quot;INSERT INTO modele (lib_modele, id_marque_modele) VALUES ('&quot;;[.I740];&quot;', &quot;;[.G740];&quot;);&quot;)" office:value-type="string" office:string-value="INSERT INTO modele (lib_modele, id_marque_modele) VALUES ('CLASSE SLC', 33);" calcext:value-type="string">
            <text:p>INSERT INTO modele (lib_modele, id_marque_modele) VALUES ('CLASSE S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1];&quot; &quot;;[.D741];[.E741];[.F741])" office:value-type="string" office:string-value="CLASSE SLK" calcext:value-type="string">
            <text:p>CLASSE SLK</text:p>
          </table:table-cell>
          <table:table-cell table:formula="of:=TRIM([.H741])" office:value-type="string" office:string-value="CLASSE SLK" calcext:value-type="string">
            <text:p>CLASSE SLK</text:p>
          </table:table-cell>
          <table:table-cell table:formula="of:=CONCATENATE(&quot;INSERT INTO modele (lib_modele, id_marque_modele) VALUES ('&quot;;[.I741];&quot;', &quot;;[.G741];&quot;);&quot;)" office:value-type="string" office:string-value="INSERT INTO modele (lib_modele, id_marque_modele) VALUES ('CLASSE SLK', 33);" calcext:value-type="string">
            <text:p>INSERT INTO modele (lib_modele, id_marque_modele) VALUES ('CLASSE S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2];&quot; &quot;;[.D742];[.E742];[.F742])" office:value-type="string" office:string-value="CLASSE V" calcext:value-type="string">
            <text:p>CLASSE V</text:p>
          </table:table-cell>
          <table:table-cell table:formula="of:=TRIM([.H742])" office:value-type="string" office:string-value="CLASSE V" calcext:value-type="string">
            <text:p>CLASSE V</text:p>
          </table:table-cell>
          <table:table-cell table:formula="of:=CONCATENATE(&quot;INSERT INTO modele (lib_modele, id_marque_modele) VALUES ('&quot;;[.I742];&quot;', &quot;;[.G742];&quot;);&quot;)" office:value-type="string" office:string-value="INSERT INTO modele (lib_modele, id_marque_modele) VALUES ('CLASSE V', 33);" calcext:value-type="string">
            <text:p>INSERT INTO modele (lib_modele, id_marque_modele) VALUES ('CLASSE 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C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3];&quot; &quot;;[.D743];[.E743];[.F743])" office:value-type="string" office:string-value="CLC " calcext:value-type="string">
            <text:p>CLC </text:p>
          </table:table-cell>
          <table:table-cell table:formula="of:=TRIM([.H743])" office:value-type="string" office:string-value="CLC" calcext:value-type="string">
            <text:p>CLC</text:p>
          </table:table-cell>
          <table:table-cell table:formula="of:=CONCATENATE(&quot;INSERT INTO modele (lib_modele, id_marque_modele) VALUES ('&quot;;[.I743];&quot;', &quot;;[.G743];&quot;);&quot;)" office:value-type="string" office:string-value="INSERT INTO modele (lib_modele, id_marque_modele) VALUES ('CLC', 33);" calcext:value-type="string">
            <text:p>INSERT INTO modele (lib_modele, id_marque_modele) VALUES ('C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K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4];&quot; &quot;;[.D744];[.E744];[.F744])" office:value-type="string" office:string-value="CLK " calcext:value-type="string">
            <text:p>CLK </text:p>
          </table:table-cell>
          <table:table-cell table:formula="of:=TRIM([.H744])" office:value-type="string" office:string-value="CLK" calcext:value-type="string">
            <text:p>CLK</text:p>
          </table:table-cell>
          <table:table-cell table:formula="of:=CONCATENATE(&quot;INSERT INTO modele (lib_modele, id_marque_modele) VALUES ('&quot;;[.I744];&quot;', &quot;;[.G744];&quot;);&quot;)" office:value-type="string" office:string-value="INSERT INTO modele (lib_modele, id_marque_modele) VALUES ('CLK', 33);" calcext:value-type="string">
            <text:p>INSERT INTO modele (lib_modele, id_marque_modele) VALUES ('C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5];&quot; &quot;;[.D745];[.E745];[.F745])" office:value-type="string" office:string-value="CLS " calcext:value-type="string">
            <text:p>CLS </text:p>
          </table:table-cell>
          <table:table-cell table:formula="of:=TRIM([.H745])" office:value-type="string" office:string-value="CLS" calcext:value-type="string">
            <text:p>CLS</text:p>
          </table:table-cell>
          <table:table-cell table:formula="of:=CONCATENATE(&quot;INSERT INTO modele (lib_modele, id_marque_modele) VALUES ('&quot;;[.I745];&quot;', &quot;;[.G745];&quot;);&quot;)" office:value-type="string" office:string-value="INSERT INTO modele (lib_modele, id_marque_modele) VALUES ('CLS', 33);" calcext:value-type="string">
            <text:p>INSERT INTO modele (lib_modele, id_marque_modele) VALUES ('C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6];&quot; &quot;;[.D746];[.E746];[.F746])" office:value-type="string" office:string-value="E 200" calcext:value-type="string">
            <text:p>E 200</text:p>
          </table:table-cell>
          <table:table-cell table:formula="of:=TRIM([.H746])" office:value-type="string" office:string-value="E 200" calcext:value-type="string">
            <text:p>E 200</text:p>
          </table:table-cell>
          <table:table-cell table:formula="of:=CONCATENATE(&quot;INSERT INTO modele (lib_modele, id_marque_modele) VALUES ('&quot;;[.I746];&quot;', &quot;;[.G746];&quot;);&quot;)" office:value-type="string" office:string-value="INSERT INTO modele (lib_modele, id_marque_modele) VALUES ('E 200', 33);" calcext:value-type="string">
            <text:p>INSERT INTO modele (lib_modele, id_marque_modele) VALUES ('E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7];&quot; &quot;;[.D747];[.E747];[.F747])" office:value-type="string" office:string-value="E 220" calcext:value-type="string">
            <text:p>E 220</text:p>
          </table:table-cell>
          <table:table-cell table:formula="of:=TRIM([.H747])" office:value-type="string" office:string-value="E 220" calcext:value-type="string">
            <text:p>E 220</text:p>
          </table:table-cell>
          <table:table-cell table:formula="of:=CONCATENATE(&quot;INSERT INTO modele (lib_modele, id_marque_modele) VALUES ('&quot;;[.I747];&quot;', &quot;;[.G747];&quot;);&quot;)" office:value-type="string" office:string-value="INSERT INTO modele (lib_modele, id_marque_modele) VALUES ('E 220', 33);" calcext:value-type="string">
            <text:p>INSERT INTO modele (lib_modele, id_marque_modele) VALUES ('E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8];&quot; &quot;;[.D748];[.E748];[.F748])" office:value-type="string" office:string-value="E 230" calcext:value-type="string">
            <text:p>E 230</text:p>
          </table:table-cell>
          <table:table-cell table:formula="of:=TRIM([.H748])" office:value-type="string" office:string-value="E 230" calcext:value-type="string">
            <text:p>E 230</text:p>
          </table:table-cell>
          <table:table-cell table:formula="of:=CONCATENATE(&quot;INSERT INTO modele (lib_modele, id_marque_modele) VALUES ('&quot;;[.I748];&quot;', &quot;;[.G748];&quot;);&quot;)" office:value-type="string" office:string-value="INSERT INTO modele (lib_modele, id_marque_modele) VALUES ('E 230', 33);" calcext:value-type="string">
            <text:p>INSERT INTO modele (lib_modele, id_marque_modele) VALUES ('E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9];&quot; &quot;;[.D749];[.E749];[.F749])" office:value-type="string" office:string-value="E 240" calcext:value-type="string">
            <text:p>E 240</text:p>
          </table:table-cell>
          <table:table-cell table:formula="of:=TRIM([.H749])" office:value-type="string" office:string-value="E 240" calcext:value-type="string">
            <text:p>E 240</text:p>
          </table:table-cell>
          <table:table-cell table:formula="of:=CONCATENATE(&quot;INSERT INTO modele (lib_modele, id_marque_modele) VALUES ('&quot;;[.I749];&quot;', &quot;;[.G749];&quot;);&quot;)" office:value-type="string" office:string-value="INSERT INTO modele (lib_modele, id_marque_modele) VALUES ('E 240', 33);" calcext:value-type="string">
            <text:p>INSERT INTO modele (lib_modele, id_marque_modele) VALUES ('E 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0];&quot; &quot;;[.D750];[.E750];[.F750])" office:value-type="string" office:string-value="E 250" calcext:value-type="string">
            <text:p>E 250</text:p>
          </table:table-cell>
          <table:table-cell table:formula="of:=TRIM([.H750])" office:value-type="string" office:string-value="E 250" calcext:value-type="string">
            <text:p>E 250</text:p>
          </table:table-cell>
          <table:table-cell table:formula="of:=CONCATENATE(&quot;INSERT INTO modele (lib_modele, id_marque_modele) VALUES ('&quot;;[.I750];&quot;', &quot;;[.G750];&quot;);&quot;)" office:value-type="string" office:string-value="INSERT INTO modele (lib_modele, id_marque_modele) VALUES ('E 250', 33);" calcext:value-type="string">
            <text:p>INSERT INTO modele (lib_modele, id_marque_modele) VALUES ('E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1];&quot; &quot;;[.D751];[.E751];[.F751])" office:value-type="string" office:string-value="E 270" calcext:value-type="string">
            <text:p>E 270</text:p>
          </table:table-cell>
          <table:table-cell table:formula="of:=TRIM([.H751])" office:value-type="string" office:string-value="E 270" calcext:value-type="string">
            <text:p>E 270</text:p>
          </table:table-cell>
          <table:table-cell table:formula="of:=CONCATENATE(&quot;INSERT INTO modele (lib_modele, id_marque_modele) VALUES ('&quot;;[.I751];&quot;', &quot;;[.G751];&quot;);&quot;)" office:value-type="string" office:string-value="INSERT INTO modele (lib_modele, id_marque_modele) VALUES ('E 270', 33);" calcext:value-type="string">
            <text:p>INSERT INTO modele (lib_modele, id_marque_modele) VALUES ('E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2];&quot; &quot;;[.D752];[.E752];[.F752])" office:value-type="string" office:string-value="E 280" calcext:value-type="string">
            <text:p>E 280</text:p>
          </table:table-cell>
          <table:table-cell table:formula="of:=TRIM([.H752])" office:value-type="string" office:string-value="E 280" calcext:value-type="string">
            <text:p>E 280</text:p>
          </table:table-cell>
          <table:table-cell table:formula="of:=CONCATENATE(&quot;INSERT INTO modele (lib_modele, id_marque_modele) VALUES ('&quot;;[.I752];&quot;', &quot;;[.G752];&quot;);&quot;)" office:value-type="string" office:string-value="INSERT INTO modele (lib_modele, id_marque_modele) VALUES ('E 280', 33);" calcext:value-type="string">
            <text:p>INSERT INTO modele (lib_modele, id_marque_modele) VALUES ('E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3];&quot; &quot;;[.D753];[.E753];[.F753])" office:value-type="string" office:string-value="E 290" calcext:value-type="string">
            <text:p>E 290</text:p>
          </table:table-cell>
          <table:table-cell table:formula="of:=TRIM([.H753])" office:value-type="string" office:string-value="E 290" calcext:value-type="string">
            <text:p>E 290</text:p>
          </table:table-cell>
          <table:table-cell table:formula="of:=CONCATENATE(&quot;INSERT INTO modele (lib_modele, id_marque_modele) VALUES ('&quot;;[.I753];&quot;', &quot;;[.G753];&quot;);&quot;)" office:value-type="string" office:string-value="INSERT INTO modele (lib_modele, id_marque_modele) VALUES ('E 290', 33);" calcext:value-type="string">
            <text:p>INSERT INTO modele (lib_modele, id_marque_modele) VALUES ('E 2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4];&quot; &quot;;[.D754];[.E754];[.F754])" office:value-type="string" office:string-value="E 300" calcext:value-type="string">
            <text:p>E 300</text:p>
          </table:table-cell>
          <table:table-cell table:formula="of:=TRIM([.H754])" office:value-type="string" office:string-value="E 300" calcext:value-type="string">
            <text:p>E 300</text:p>
          </table:table-cell>
          <table:table-cell table:formula="of:=CONCATENATE(&quot;INSERT INTO modele (lib_modele, id_marque_modele) VALUES ('&quot;;[.I754];&quot;', &quot;;[.G754];&quot;);&quot;)" office:value-type="string" office:string-value="INSERT INTO modele (lib_modele, id_marque_modele) VALUES ('E 300', 33);" calcext:value-type="string">
            <text:p>INSERT INTO modele (lib_modele, id_marque_modele) VALUES ('E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5];&quot; &quot;;[.D755];[.E755];[.F755])" office:value-type="string" office:string-value="E 320" calcext:value-type="string">
            <text:p>E 320</text:p>
          </table:table-cell>
          <table:table-cell table:formula="of:=TRIM([.H755])" office:value-type="string" office:string-value="E 320" calcext:value-type="string">
            <text:p>E 320</text:p>
          </table:table-cell>
          <table:table-cell table:formula="of:=CONCATENATE(&quot;INSERT INTO modele (lib_modele, id_marque_modele) VALUES ('&quot;;[.I755];&quot;', &quot;;[.G755];&quot;);&quot;)" office:value-type="string" office:string-value="INSERT INTO modele (lib_modele, id_marque_modele) VALUES ('E 320', 33);" calcext:value-type="string">
            <text:p>INSERT INTO modele (lib_modele, id_marque_modele) VALUES ('E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6];&quot; &quot;;[.D756];[.E756];[.F756])" office:value-type="string" office:string-value="E 350" calcext:value-type="string">
            <text:p>E 350</text:p>
          </table:table-cell>
          <table:table-cell table:formula="of:=TRIM([.H756])" office:value-type="string" office:string-value="E 350" calcext:value-type="string">
            <text:p>E 350</text:p>
          </table:table-cell>
          <table:table-cell table:formula="of:=CONCATENATE(&quot;INSERT INTO modele (lib_modele, id_marque_modele) VALUES ('&quot;;[.I756];&quot;', &quot;;[.G756];&quot;);&quot;)" office:value-type="string" office:string-value="INSERT INTO modele (lib_modele, id_marque_modele) VALUES ('E 350', 33);" calcext:value-type="string">
            <text:p>INSERT INTO modele (lib_modele, id_marque_modele) VALUES ('E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7];&quot; &quot;;[.D757];[.E757];[.F757])" office:value-type="string" office:string-value="E 400" calcext:value-type="string">
            <text:p>E 400</text:p>
          </table:table-cell>
          <table:table-cell table:formula="of:=TRIM([.H757])" office:value-type="string" office:string-value="E 400" calcext:value-type="string">
            <text:p>E 400</text:p>
          </table:table-cell>
          <table:table-cell table:formula="of:=CONCATENATE(&quot;INSERT INTO modele (lib_modele, id_marque_modele) VALUES ('&quot;;[.I757];&quot;', &quot;;[.G757];&quot;);&quot;)" office:value-type="string" office:string-value="INSERT INTO modele (lib_modele, id_marque_modele) VALUES ('E 400', 33);" calcext:value-type="string">
            <text:p>INSERT INTO modele (lib_modele, id_marque_modele) VALUES ('E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8];&quot; &quot;;[.D758];[.E758];[.F758])" office:value-type="string" office:string-value="E 420" calcext:value-type="string">
            <text:p>E 420</text:p>
          </table:table-cell>
          <table:table-cell table:formula="of:=TRIM([.H758])" office:value-type="string" office:string-value="E 420" calcext:value-type="string">
            <text:p>E 420</text:p>
          </table:table-cell>
          <table:table-cell table:formula="of:=CONCATENATE(&quot;INSERT INTO modele (lib_modele, id_marque_modele) VALUES ('&quot;;[.I758];&quot;', &quot;;[.G758];&quot;);&quot;)" office:value-type="string" office:string-value="INSERT INTO modele (lib_modele, id_marque_modele) VALUES ('E 420', 33);" calcext:value-type="string">
            <text:p>INSERT INTO modele (lib_modele, id_marque_modele) VALUES ('E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9];&quot; &quot;;[.D759];[.E759];[.F759])" office:value-type="string" office:string-value="E 430" calcext:value-type="string">
            <text:p>E 430</text:p>
          </table:table-cell>
          <table:table-cell table:formula="of:=TRIM([.H759])" office:value-type="string" office:string-value="E 430" calcext:value-type="string">
            <text:p>E 430</text:p>
          </table:table-cell>
          <table:table-cell table:formula="of:=CONCATENATE(&quot;INSERT INTO modele (lib_modele, id_marque_modele) VALUES ('&quot;;[.I759];&quot;', &quot;;[.G759];&quot;);&quot;)" office:value-type="string" office:string-value="INSERT INTO modele (lib_modele, id_marque_modele) VALUES ('E 430', 33);" calcext:value-type="string">
            <text:p>INSERT INTO modele (lib_modele, id_marque_modele) VALUES ('E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0];&quot; &quot;;[.D760];[.E760];[.F760])" office:value-type="string" office:string-value="E 500" calcext:value-type="string">
            <text:p>E 500</text:p>
          </table:table-cell>
          <table:table-cell table:formula="of:=TRIM([.H760])" office:value-type="string" office:string-value="E 500" calcext:value-type="string">
            <text:p>E 500</text:p>
          </table:table-cell>
          <table:table-cell table:formula="of:=CONCATENATE(&quot;INSERT INTO modele (lib_modele, id_marque_modele) VALUES ('&quot;;[.I760];&quot;', &quot;;[.G760];&quot;);&quot;)" office:value-type="string" office:string-value="INSERT INTO modele (lib_modele, id_marque_modele) VALUES ('E 500', 33);" calcext:value-type="string">
            <text:p>INSERT INTO modele (lib_modele, id_marque_modele) VALUES ('E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1];&quot; &quot;;[.D761];[.E761];[.F761])" office:value-type="string" office:string-value="E AMG" calcext:value-type="string">
            <text:p>E AMG</text:p>
          </table:table-cell>
          <table:table-cell table:formula="of:=TRIM([.H761])" office:value-type="string" office:string-value="E AMG" calcext:value-type="string">
            <text:p>E AMG</text:p>
          </table:table-cell>
          <table:table-cell table:formula="of:=CONCATENATE(&quot;INSERT INTO modele (lib_modele, id_marque_modele) VALUES ('&quot;;[.I761];&quot;', &quot;;[.G761];&quot;);&quot;)" office:value-type="string" office:string-value="INSERT INTO modele (lib_modele, id_marque_modele) VALUES ('E AMG', 33);" calcext:value-type="string">
            <text:p>INSERT INTO modele (lib_modele, id_marque_modele) VALUES ('E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2];&quot; &quot;;[.D762];[.E762];[.F762])" office:value-type="string" office:string-value="G 230" calcext:value-type="string">
            <text:p>G 230</text:p>
          </table:table-cell>
          <table:table-cell table:formula="of:=TRIM([.H762])" office:value-type="string" office:string-value="G 230" calcext:value-type="string">
            <text:p>G 230</text:p>
          </table:table-cell>
          <table:table-cell table:formula="of:=CONCATENATE(&quot;INSERT INTO modele (lib_modele, id_marque_modele) VALUES ('&quot;;[.I762];&quot;', &quot;;[.G762];&quot;);&quot;)" office:value-type="string" office:string-value="INSERT INTO modele (lib_modele, id_marque_modele) VALUES ('G 230', 33);" calcext:value-type="string">
            <text:p>INSERT INTO modele (lib_modele, id_marque_modele) VALUES ('G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3];&quot; &quot;;[.D763];[.E763];[.F763])" office:value-type="string" office:string-value="G 270" calcext:value-type="string">
            <text:p>G 270</text:p>
          </table:table-cell>
          <table:table-cell table:formula="of:=TRIM([.H763])" office:value-type="string" office:string-value="G 270" calcext:value-type="string">
            <text:p>G 270</text:p>
          </table:table-cell>
          <table:table-cell table:formula="of:=CONCATENATE(&quot;INSERT INTO modele (lib_modele, id_marque_modele) VALUES ('&quot;;[.I763];&quot;', &quot;;[.G763];&quot;);&quot;)" office:value-type="string" office:string-value="INSERT INTO modele (lib_modele, id_marque_modele) VALUES ('G 270', 33);" calcext:value-type="string">
            <text:p>INSERT INTO modele (lib_modele, id_marque_modele) VALUES ('G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4];&quot; &quot;;[.D764];[.E764];[.F764])" office:value-type="string" office:string-value="G 290" calcext:value-type="string">
            <text:p>G 290</text:p>
          </table:table-cell>
          <table:table-cell table:formula="of:=TRIM([.H764])" office:value-type="string" office:string-value="G 290" calcext:value-type="string">
            <text:p>G 290</text:p>
          </table:table-cell>
          <table:table-cell table:formula="of:=CONCATENATE(&quot;INSERT INTO modele (lib_modele, id_marque_modele) VALUES ('&quot;;[.I764];&quot;', &quot;;[.G764];&quot;);&quot;)" office:value-type="string" office:string-value="INSERT INTO modele (lib_modele, id_marque_modele) VALUES ('G 290', 33);" calcext:value-type="string">
            <text:p>INSERT INTO modele (lib_modele, id_marque_modele) VALUES ('G 2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5];&quot; &quot;;[.D765];[.E765];[.F765])" office:value-type="string" office:string-value="G 300" calcext:value-type="string">
            <text:p>G 300</text:p>
          </table:table-cell>
          <table:table-cell table:formula="of:=TRIM([.H765])" office:value-type="string" office:string-value="G 300" calcext:value-type="string">
            <text:p>G 300</text:p>
          </table:table-cell>
          <table:table-cell table:formula="of:=CONCATENATE(&quot;INSERT INTO modele (lib_modele, id_marque_modele) VALUES ('&quot;;[.I765];&quot;', &quot;;[.G765];&quot;);&quot;)" office:value-type="string" office:string-value="INSERT INTO modele (lib_modele, id_marque_modele) VALUES ('G 300', 33);" calcext:value-type="string">
            <text:p>INSERT INTO modele (lib_modele, id_marque_modele) VALUES ('G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6];&quot; &quot;;[.D766];[.E766];[.F766])" office:value-type="string" office:string-value="G 320" calcext:value-type="string">
            <text:p>G 320</text:p>
          </table:table-cell>
          <table:table-cell table:formula="of:=TRIM([.H766])" office:value-type="string" office:string-value="G 320" calcext:value-type="string">
            <text:p>G 320</text:p>
          </table:table-cell>
          <table:table-cell table:formula="of:=CONCATENATE(&quot;INSERT INTO modele (lib_modele, id_marque_modele) VALUES ('&quot;;[.I766];&quot;', &quot;;[.G766];&quot;);&quot;)" office:value-type="string" office:string-value="INSERT INTO modele (lib_modele, id_marque_modele) VALUES ('G 320', 33);" calcext:value-type="string">
            <text:p>INSERT INTO modele (lib_modele, id_marque_modele) VALUES ('G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7];&quot; &quot;;[.D767];[.E767];[.F767])" office:value-type="string" office:string-value="G 350" calcext:value-type="string">
            <text:p>G 350</text:p>
          </table:table-cell>
          <table:table-cell table:formula="of:=TRIM([.H767])" office:value-type="string" office:string-value="G 350" calcext:value-type="string">
            <text:p>G 350</text:p>
          </table:table-cell>
          <table:table-cell table:formula="of:=CONCATENATE(&quot;INSERT INTO modele (lib_modele, id_marque_modele) VALUES ('&quot;;[.I767];&quot;', &quot;;[.G767];&quot;);&quot;)" office:value-type="string" office:string-value="INSERT INTO modele (lib_modele, id_marque_modele) VALUES ('G 350', 33);" calcext:value-type="string">
            <text:p>INSERT INTO modele (lib_modele, id_marque_modele) VALUES ('G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8];&quot; &quot;;[.D768];[.E768];[.F768])" office:value-type="string" office:string-value="G 400" calcext:value-type="string">
            <text:p>G 400</text:p>
          </table:table-cell>
          <table:table-cell table:formula="of:=TRIM([.H768])" office:value-type="string" office:string-value="G 400" calcext:value-type="string">
            <text:p>G 400</text:p>
          </table:table-cell>
          <table:table-cell table:formula="of:=CONCATENATE(&quot;INSERT INTO modele (lib_modele, id_marque_modele) VALUES ('&quot;;[.I768];&quot;', &quot;;[.G768];&quot;);&quot;)" office:value-type="string" office:string-value="INSERT INTO modele (lib_modele, id_marque_modele) VALUES ('G 400', 33);" calcext:value-type="string">
            <text:p>INSERT INTO modele (lib_modele, id_marque_modele) VALUES ('G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9];&quot; &quot;;[.D769];[.E769];[.F769])" office:value-type="string" office:string-value="G 500" calcext:value-type="string">
            <text:p>G 500</text:p>
          </table:table-cell>
          <table:table-cell table:formula="of:=TRIM([.H769])" office:value-type="string" office:string-value="G 500" calcext:value-type="string">
            <text:p>G 500</text:p>
          </table:table-cell>
          <table:table-cell table:formula="of:=CONCATENATE(&quot;INSERT INTO modele (lib_modele, id_marque_modele) VALUES ('&quot;;[.I769];&quot;', &quot;;[.G769];&quot;);&quot;)" office:value-type="string" office:string-value="INSERT INTO modele (lib_modele, id_marque_modele) VALUES ('G 500', 33);" calcext:value-type="string">
            <text:p>INSERT INTO modele (lib_modele, id_marque_modele) VALUES ('G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0];&quot; &quot;;[.D770];[.E770];[.F770])" office:value-type="string" office:string-value="G AMG" calcext:value-type="string">
            <text:p>G AMG</text:p>
          </table:table-cell>
          <table:table-cell table:formula="of:=TRIM([.H770])" office:value-type="string" office:string-value="G AMG" calcext:value-type="string">
            <text:p>G AMG</text:p>
          </table:table-cell>
          <table:table-cell table:formula="of:=CONCATENATE(&quot;INSERT INTO modele (lib_modele, id_marque_modele) VALUES ('&quot;;[.I770];&quot;', &quot;;[.G770];&quot;);&quot;)" office:value-type="string" office:string-value="INSERT INTO modele (lib_modele, id_marque_modele) VALUES ('G AMG', 33);" calcext:value-type="string">
            <text:p>INSERT INTO modele (lib_modele, id_marque_modele) VALUES ('G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71];&quot; &quot;;[.D771];[.E771];[.F771])" office:value-type="string" office:string-value="GL " calcext:value-type="string">
            <text:p>GL </text:p>
          </table:table-cell>
          <table:table-cell table:formula="of:=TRIM([.H771])" office:value-type="string" office:string-value="GL" calcext:value-type="string">
            <text:p>GL</text:p>
          </table:table-cell>
          <table:table-cell table:formula="of:=CONCATENATE(&quot;INSERT INTO modele (lib_modele, id_marque_modele) VALUES ('&quot;;[.I771];&quot;', &quot;;[.G771];&quot;);&quot;)" office:value-type="string" office:string-value="INSERT INTO modele (lib_modele, id_marque_modele) VALUES ('GL', 33);" calcext:value-type="string">
            <text:p>INSERT INTO modele (lib_modele, id_marque_modele) VALUES ('G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72];&quot; &quot;;[.D772];[.E772];[.F772])" office:value-type="string" office:string-value="GT " calcext:value-type="string">
            <text:p>GT </text:p>
          </table:table-cell>
          <table:table-cell table:formula="of:=TRIM([.H772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772];&quot;', &quot;;[.G772];&quot;);&quot;)" office:value-type="string" office:string-value="INSERT INTO modele (lib_modele, id_marque_modele) VALUES ('GT', 33);" calcext:value-type="string">
            <text:p>INSERT INTO modele (lib_modele, id_marque_modele) VALUES ('GT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3];&quot; &quot;;[.D773];[.E773];[.F773])" office:value-type="string" office:string-value="M 230" calcext:value-type="string">
            <text:p>M 230</text:p>
          </table:table-cell>
          <table:table-cell table:formula="of:=TRIM([.H773])" office:value-type="string" office:string-value="M 230" calcext:value-type="string">
            <text:p>M 230</text:p>
          </table:table-cell>
          <table:table-cell table:formula="of:=CONCATENATE(&quot;INSERT INTO modele (lib_modele, id_marque_modele) VALUES ('&quot;;[.I773];&quot;', &quot;;[.G773];&quot;);&quot;)" office:value-type="string" office:string-value="INSERT INTO modele (lib_modele, id_marque_modele) VALUES ('M 230', 33);" calcext:value-type="string">
            <text:p>INSERT INTO modele (lib_modele, id_marque_modele) VALUES ('M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4];&quot; &quot;;[.D774];[.E774];[.F774])" office:value-type="string" office:string-value="M 250" calcext:value-type="string">
            <text:p>M 250</text:p>
          </table:table-cell>
          <table:table-cell table:formula="of:=TRIM([.H774])" office:value-type="string" office:string-value="M 250" calcext:value-type="string">
            <text:p>M 250</text:p>
          </table:table-cell>
          <table:table-cell table:formula="of:=CONCATENATE(&quot;INSERT INTO modele (lib_modele, id_marque_modele) VALUES ('&quot;;[.I774];&quot;', &quot;;[.G774];&quot;);&quot;)" office:value-type="string" office:string-value="INSERT INTO modele (lib_modele, id_marque_modele) VALUES ('M 250', 33);" calcext:value-type="string">
            <text:p>INSERT INTO modele (lib_modele, id_marque_modele) VALUES ('M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5];&quot; &quot;;[.D775];[.E775];[.F775])" office:value-type="string" office:string-value="M 270" calcext:value-type="string">
            <text:p>M 270</text:p>
          </table:table-cell>
          <table:table-cell table:formula="of:=TRIM([.H775])" office:value-type="string" office:string-value="M 270" calcext:value-type="string">
            <text:p>M 270</text:p>
          </table:table-cell>
          <table:table-cell table:formula="of:=CONCATENATE(&quot;INSERT INTO modele (lib_modele, id_marque_modele) VALUES ('&quot;;[.I775];&quot;', &quot;;[.G775];&quot;);&quot;)" office:value-type="string" office:string-value="INSERT INTO modele (lib_modele, id_marque_modele) VALUES ('M 270', 33);" calcext:value-type="string">
            <text:p>INSERT INTO modele (lib_modele, id_marque_modele) VALUES ('M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6];&quot; &quot;;[.D776];[.E776];[.F776])" office:value-type="string" office:string-value="M 280" calcext:value-type="string">
            <text:p>M 280</text:p>
          </table:table-cell>
          <table:table-cell table:formula="of:=TRIM([.H776])" office:value-type="string" office:string-value="M 280" calcext:value-type="string">
            <text:p>M 280</text:p>
          </table:table-cell>
          <table:table-cell table:formula="of:=CONCATENATE(&quot;INSERT INTO modele (lib_modele, id_marque_modele) VALUES ('&quot;;[.I776];&quot;', &quot;;[.G776];&quot;);&quot;)" office:value-type="string" office:string-value="INSERT INTO modele (lib_modele, id_marque_modele) VALUES ('M 280', 33);" calcext:value-type="string">
            <text:p>INSERT INTO modele (lib_modele, id_marque_modele) VALUES ('M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7];&quot; &quot;;[.D777];[.E777];[.F777])" office:value-type="string" office:string-value="M 300" calcext:value-type="string">
            <text:p>M 300</text:p>
          </table:table-cell>
          <table:table-cell table:formula="of:=TRIM([.H777])" office:value-type="string" office:string-value="M 300" calcext:value-type="string">
            <text:p>M 300</text:p>
          </table:table-cell>
          <table:table-cell table:formula="of:=CONCATENATE(&quot;INSERT INTO modele (lib_modele, id_marque_modele) VALUES ('&quot;;[.I777];&quot;', &quot;;[.G777];&quot;);&quot;)" office:value-type="string" office:string-value="INSERT INTO modele (lib_modele, id_marque_modele) VALUES ('M 300', 33);" calcext:value-type="string">
            <text:p>INSERT INTO modele (lib_modele, id_marque_modele) VALUES ('M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8];&quot; &quot;;[.D778];[.E778];[.F778])" office:value-type="string" office:string-value="M 320" calcext:value-type="string">
            <text:p>M 320</text:p>
          </table:table-cell>
          <table:table-cell table:formula="of:=TRIM([.H778])" office:value-type="string" office:string-value="M 320" calcext:value-type="string">
            <text:p>M 320</text:p>
          </table:table-cell>
          <table:table-cell table:formula="of:=CONCATENATE(&quot;INSERT INTO modele (lib_modele, id_marque_modele) VALUES ('&quot;;[.I778];&quot;', &quot;;[.G778];&quot;);&quot;)" office:value-type="string" office:string-value="INSERT INTO modele (lib_modele, id_marque_modele) VALUES ('M 320', 33);" calcext:value-type="string">
            <text:p>INSERT INTO modele (lib_modele, id_marque_modele) VALUES ('M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9];&quot; &quot;;[.D779];[.E779];[.F779])" office:value-type="string" office:string-value="M 350" calcext:value-type="string">
            <text:p>M 350</text:p>
          </table:table-cell>
          <table:table-cell table:formula="of:=TRIM([.H779])" office:value-type="string" office:string-value="M 350" calcext:value-type="string">
            <text:p>M 350</text:p>
          </table:table-cell>
          <table:table-cell table:formula="of:=CONCATENATE(&quot;INSERT INTO modele (lib_modele, id_marque_modele) VALUES ('&quot;;[.I779];&quot;', &quot;;[.G779];&quot;);&quot;)" office:value-type="string" office:string-value="INSERT INTO modele (lib_modele, id_marque_modele) VALUES ('M 350', 33);" calcext:value-type="string">
            <text:p>INSERT INTO modele (lib_modele, id_marque_modele) VALUES ('M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0];&quot; &quot;;[.D780];[.E780];[.F780])" office:value-type="string" office:string-value="M 400" calcext:value-type="string">
            <text:p>M 400</text:p>
          </table:table-cell>
          <table:table-cell table:formula="of:=TRIM([.H780])" office:value-type="string" office:string-value="M 400" calcext:value-type="string">
            <text:p>M 400</text:p>
          </table:table-cell>
          <table:table-cell table:formula="of:=CONCATENATE(&quot;INSERT INTO modele (lib_modele, id_marque_modele) VALUES ('&quot;;[.I780];&quot;', &quot;;[.G780];&quot;);&quot;)" office:value-type="string" office:string-value="INSERT INTO modele (lib_modele, id_marque_modele) VALUES ('M 400', 33);" calcext:value-type="string">
            <text:p>INSERT INTO modele (lib_modele, id_marque_modele) VALUES ('M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1];&quot; &quot;;[.D781];[.E781];[.F781])" office:value-type="string" office:string-value="M 420" calcext:value-type="string">
            <text:p>M 420</text:p>
          </table:table-cell>
          <table:table-cell table:formula="of:=TRIM([.H781])" office:value-type="string" office:string-value="M 420" calcext:value-type="string">
            <text:p>M 420</text:p>
          </table:table-cell>
          <table:table-cell table:formula="of:=CONCATENATE(&quot;INSERT INTO modele (lib_modele, id_marque_modele) VALUES ('&quot;;[.I781];&quot;', &quot;;[.G781];&quot;);&quot;)" office:value-type="string" office:string-value="INSERT INTO modele (lib_modele, id_marque_modele) VALUES ('M 420', 33);" calcext:value-type="string">
            <text:p>INSERT INTO modele (lib_modele, id_marque_modele) VALUES ('M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2];&quot; &quot;;[.D782];[.E782];[.F782])" office:value-type="string" office:string-value="M 430" calcext:value-type="string">
            <text:p>M 430</text:p>
          </table:table-cell>
          <table:table-cell table:formula="of:=TRIM([.H782])" office:value-type="string" office:string-value="M 430" calcext:value-type="string">
            <text:p>M 430</text:p>
          </table:table-cell>
          <table:table-cell table:formula="of:=CONCATENATE(&quot;INSERT INTO modele (lib_modele, id_marque_modele) VALUES ('&quot;;[.I782];&quot;', &quot;;[.G782];&quot;);&quot;)" office:value-type="string" office:string-value="INSERT INTO modele (lib_modele, id_marque_modele) VALUES ('M 430', 33);" calcext:value-type="string">
            <text:p>INSERT INTO modele (lib_modele, id_marque_modele) VALUES ('M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3];&quot; &quot;;[.D783];[.E783];[.F783])" office:value-type="string" office:string-value="M 450" calcext:value-type="string">
            <text:p>M 450</text:p>
          </table:table-cell>
          <table:table-cell table:formula="of:=TRIM([.H783])" office:value-type="string" office:string-value="M 450" calcext:value-type="string">
            <text:p>M 450</text:p>
          </table:table-cell>
          <table:table-cell table:formula="of:=CONCATENATE(&quot;INSERT INTO modele (lib_modele, id_marque_modele) VALUES ('&quot;;[.I783];&quot;', &quot;;[.G783];&quot;);&quot;)" office:value-type="string" office:string-value="INSERT INTO modele (lib_modele, id_marque_modele) VALUES ('M 450', 33);" calcext:value-type="string">
            <text:p>INSERT INTO modele (lib_modele, id_marque_modele) VALUES ('M 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4];&quot; &quot;;[.D784];[.E784];[.F784])" office:value-type="string" office:string-value="M 500" calcext:value-type="string">
            <text:p>M 500</text:p>
          </table:table-cell>
          <table:table-cell table:formula="of:=TRIM([.H784])" office:value-type="string" office:string-value="M 500" calcext:value-type="string">
            <text:p>M 500</text:p>
          </table:table-cell>
          <table:table-cell table:formula="of:=CONCATENATE(&quot;INSERT INTO modele (lib_modele, id_marque_modele) VALUES ('&quot;;[.I784];&quot;', &quot;;[.G784];&quot;);&quot;)" office:value-type="string" office:string-value="INSERT INTO modele (lib_modele, id_marque_modele) VALUES ('M 500', 33);" calcext:value-type="string">
            <text:p>INSERT INTO modele (lib_modele, id_marque_modele) VALUES ('M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B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5];&quot; &quot;;[.D785];[.E785];[.F785])" office:value-type="string" office:string-value="MB 100" calcext:value-type="string">
            <text:p>MB 100</text:p>
          </table:table-cell>
          <table:table-cell table:formula="of:=TRIM([.H785])" office:value-type="string" office:string-value="MB 100" calcext:value-type="string">
            <text:p>MB 100</text:p>
          </table:table-cell>
          <table:table-cell table:formula="of:=CONCATENATE(&quot;INSERT INTO modele (lib_modele, id_marque_modele) VALUES ('&quot;;[.I785];&quot;', &quot;;[.G785];&quot;);&quot;)" office:value-type="string" office:string-value="INSERT INTO modele (lib_modele, id_marque_modele) VALUES ('MB 100', 33);" calcext:value-type="string">
            <text:p>INSERT INTO modele (lib_modele, id_marque_modele) VALUES ('MB 1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6];&quot; &quot;;[.D786];[.E786];[.F786])" office:value-type="string" office:string-value="ML AMG" calcext:value-type="string">
            <text:p>ML AMG</text:p>
          </table:table-cell>
          <table:table-cell table:formula="of:=TRIM([.H786])" office:value-type="string" office:string-value="ML AMG" calcext:value-type="string">
            <text:p>ML AMG</text:p>
          </table:table-cell>
          <table:table-cell table:formula="of:=CONCATENATE(&quot;INSERT INTO modele (lib_modele, id_marque_modele) VALUES ('&quot;;[.I786];&quot;', &quot;;[.G786];&quot;);&quot;)" office:value-type="string" office:string-value="INSERT INTO modele (lib_modele, id_marque_modele) VALUES ('ML AMG', 33);" calcext:value-type="string">
            <text:p>INSERT INTO modele (lib_modele, id_marque_modele) VALUES ('M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7];&quot; &quot;;[.D787];[.E787];[.F787])" office:value-type="string" office:string-value="R 280" calcext:value-type="string">
            <text:p>R 280</text:p>
          </table:table-cell>
          <table:table-cell table:formula="of:=TRIM([.H787])" office:value-type="string" office:string-value="R 280" calcext:value-type="string">
            <text:p>R 280</text:p>
          </table:table-cell>
          <table:table-cell table:formula="of:=CONCATENATE(&quot;INSERT INTO modele (lib_modele, id_marque_modele) VALUES ('&quot;;[.I787];&quot;', &quot;;[.G787];&quot;);&quot;)" office:value-type="string" office:string-value="INSERT INTO modele (lib_modele, id_marque_modele) VALUES ('R 280', 33);" calcext:value-type="string">
            <text:p>INSERT INTO modele (lib_modele, id_marque_modele) VALUES ('R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8];&quot; &quot;;[.D788];[.E788];[.F788])" office:value-type="string" office:string-value="R 300" calcext:value-type="string">
            <text:p>R 300</text:p>
          </table:table-cell>
          <table:table-cell table:formula="of:=TRIM([.H788])" office:value-type="string" office:string-value="R 300" calcext:value-type="string">
            <text:p>R 300</text:p>
          </table:table-cell>
          <table:table-cell table:formula="of:=CONCATENATE(&quot;INSERT INTO modele (lib_modele, id_marque_modele) VALUES ('&quot;;[.I788];&quot;', &quot;;[.G788];&quot;);&quot;)" office:value-type="string" office:string-value="INSERT INTO modele (lib_modele, id_marque_modele) VALUES ('R 300', 33);" calcext:value-type="string">
            <text:p>INSERT INTO modele (lib_modele, id_marque_modele) VALUES ('R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9];&quot; &quot;;[.D789];[.E789];[.F789])" office:value-type="string" office:string-value="R 320" calcext:value-type="string">
            <text:p>R 320</text:p>
          </table:table-cell>
          <table:table-cell table:formula="of:=TRIM([.H789])" office:value-type="string" office:string-value="R 320" calcext:value-type="string">
            <text:p>R 320</text:p>
          </table:table-cell>
          <table:table-cell table:formula="of:=CONCATENATE(&quot;INSERT INTO modele (lib_modele, id_marque_modele) VALUES ('&quot;;[.I789];&quot;', &quot;;[.G789];&quot;);&quot;)" office:value-type="string" office:string-value="INSERT INTO modele (lib_modele, id_marque_modele) VALUES ('R 320', 33);" calcext:value-type="string">
            <text:p>INSERT INTO modele (lib_modele, id_marque_modele) VALUES ('R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0];&quot; &quot;;[.D790];[.E790];[.F790])" office:value-type="string" office:string-value="R 350" calcext:value-type="string">
            <text:p>R 350</text:p>
          </table:table-cell>
          <table:table-cell table:formula="of:=TRIM([.H790])" office:value-type="string" office:string-value="R 350" calcext:value-type="string">
            <text:p>R 350</text:p>
          </table:table-cell>
          <table:table-cell table:formula="of:=CONCATENATE(&quot;INSERT INTO modele (lib_modele, id_marque_modele) VALUES ('&quot;;[.I790];&quot;', &quot;;[.G790];&quot;);&quot;)" office:value-type="string" office:string-value="INSERT INTO modele (lib_modele, id_marque_modele) VALUES ('R 350', 33);" calcext:value-type="string">
            <text:p>INSERT INTO modele (lib_modele, id_marque_modele) VALUES ('R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1];&quot; &quot;;[.D791];[.E791];[.F791])" office:value-type="string" office:string-value="R 500" calcext:value-type="string">
            <text:p>R 500</text:p>
          </table:table-cell>
          <table:table-cell table:formula="of:=TRIM([.H791])" office:value-type="string" office:string-value="R 500" calcext:value-type="string">
            <text:p>R 500</text:p>
          </table:table-cell>
          <table:table-cell table:formula="of:=CONCATENATE(&quot;INSERT INTO modele (lib_modele, id_marque_modele) VALUES ('&quot;;[.I791];&quot;', &quot;;[.G791];&quot;);&quot;)" office:value-type="string" office:string-value="INSERT INTO modele (lib_modele, id_marque_modele) VALUES ('R 500', 33);" calcext:value-type="string">
            <text:p>INSERT INTO modele (lib_modele, id_marque_modele) VALUES ('R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2];&quot; &quot;;[.D792];[.E792];[.F792])" office:value-type="string" office:string-value="R AMG" calcext:value-type="string">
            <text:p>R AMG</text:p>
          </table:table-cell>
          <table:table-cell table:formula="of:=TRIM([.H792])" office:value-type="string" office:string-value="R AMG" calcext:value-type="string">
            <text:p>R AMG</text:p>
          </table:table-cell>
          <table:table-cell table:formula="of:=CONCATENATE(&quot;INSERT INTO modele (lib_modele, id_marque_modele) VALUES ('&quot;;[.I792];&quot;', &quot;;[.G792];&quot;);&quot;)" office:value-type="string" office:string-value="INSERT INTO modele (lib_modele, id_marque_modele) VALUES ('R AMG', 33);" calcext:value-type="string">
            <text:p>INSERT INTO modele (lib_modele, id_marque_modele) VALUES ('R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3];&quot; &quot;;[.D793];[.E793];[.F793])" office:value-type="string" office:string-value="S 250" calcext:value-type="string">
            <text:p>S 250</text:p>
          </table:table-cell>
          <table:table-cell table:formula="of:=TRIM([.H793])" office:value-type="string" office:string-value="S 250" calcext:value-type="string">
            <text:p>S 250</text:p>
          </table:table-cell>
          <table:table-cell table:formula="of:=CONCATENATE(&quot;INSERT INTO modele (lib_modele, id_marque_modele) VALUES ('&quot;;[.I793];&quot;', &quot;;[.G793];&quot;);&quot;)" office:value-type="string" office:string-value="INSERT INTO modele (lib_modele, id_marque_modele) VALUES ('S 250', 33);" calcext:value-type="string">
            <text:p>INSERT INTO modele (lib_modele, id_marque_modele) VALUES ('S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4];&quot; &quot;;[.D794];[.E794];[.F794])" office:value-type="string" office:string-value="S 280" calcext:value-type="string">
            <text:p>S 280</text:p>
          </table:table-cell>
          <table:table-cell table:formula="of:=TRIM([.H794])" office:value-type="string" office:string-value="S 280" calcext:value-type="string">
            <text:p>S 280</text:p>
          </table:table-cell>
          <table:table-cell table:formula="of:=CONCATENATE(&quot;INSERT INTO modele (lib_modele, id_marque_modele) VALUES ('&quot;;[.I794];&quot;', &quot;;[.G794];&quot;);&quot;)" office:value-type="string" office:string-value="INSERT INTO modele (lib_modele, id_marque_modele) VALUES ('S 280', 33);" calcext:value-type="string">
            <text:p>INSERT INTO modele (lib_modele, id_marque_modele) VALUES ('S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5];&quot; &quot;;[.D795];[.E795];[.F795])" office:value-type="string" office:string-value="S 300" calcext:value-type="string">
            <text:p>S 300</text:p>
          </table:table-cell>
          <table:table-cell table:formula="of:=TRIM([.H795])" office:value-type="string" office:string-value="S 300" calcext:value-type="string">
            <text:p>S 300</text:p>
          </table:table-cell>
          <table:table-cell table:formula="of:=CONCATENATE(&quot;INSERT INTO modele (lib_modele, id_marque_modele) VALUES ('&quot;;[.I795];&quot;', &quot;;[.G795];&quot;);&quot;)" office:value-type="string" office:string-value="INSERT INTO modele (lib_modele, id_marque_modele) VALUES ('S 300', 33);" calcext:value-type="string">
            <text:p>INSERT INTO modele (lib_modele, id_marque_modele) VALUES ('S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6];&quot; &quot;;[.D796];[.E796];[.F796])" office:value-type="string" office:string-value="S 320" calcext:value-type="string">
            <text:p>S 320</text:p>
          </table:table-cell>
          <table:table-cell table:formula="of:=TRIM([.H796])" office:value-type="string" office:string-value="S 320" calcext:value-type="string">
            <text:p>S 320</text:p>
          </table:table-cell>
          <table:table-cell table:formula="of:=CONCATENATE(&quot;INSERT INTO modele (lib_modele, id_marque_modele) VALUES ('&quot;;[.I796];&quot;', &quot;;[.G796];&quot;);&quot;)" office:value-type="string" office:string-value="INSERT INTO modele (lib_modele, id_marque_modele) VALUES ('S 320', 33);" calcext:value-type="string">
            <text:p>INSERT INTO modele (lib_modele, id_marque_modele) VALUES ('S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7];&quot; &quot;;[.D797];[.E797];[.F797])" office:value-type="string" office:string-value="S 350" calcext:value-type="string">
            <text:p>S 350</text:p>
          </table:table-cell>
          <table:table-cell table:formula="of:=TRIM([.H797])" office:value-type="string" office:string-value="S 350" calcext:value-type="string">
            <text:p>S 350</text:p>
          </table:table-cell>
          <table:table-cell table:formula="of:=CONCATENATE(&quot;INSERT INTO modele (lib_modele, id_marque_modele) VALUES ('&quot;;[.I797];&quot;', &quot;;[.G797];&quot;);&quot;)" office:value-type="string" office:string-value="INSERT INTO modele (lib_modele, id_marque_modele) VALUES ('S 350', 33);" calcext:value-type="string">
            <text:p>INSERT INTO modele (lib_modele, id_marque_modele) VALUES ('S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8];&quot; &quot;;[.D798];[.E798];[.F798])" office:value-type="string" office:string-value="S 400" calcext:value-type="string">
            <text:p>S 400</text:p>
          </table:table-cell>
          <table:table-cell table:formula="of:=TRIM([.H798])" office:value-type="string" office:string-value="S 400" calcext:value-type="string">
            <text:p>S 400</text:p>
          </table:table-cell>
          <table:table-cell table:formula="of:=CONCATENATE(&quot;INSERT INTO modele (lib_modele, id_marque_modele) VALUES ('&quot;;[.I798];&quot;', &quot;;[.G798];&quot;);&quot;)" office:value-type="string" office:string-value="INSERT INTO modele (lib_modele, id_marque_modele) VALUES ('S 400', 33);" calcext:value-type="string">
            <text:p>INSERT INTO modele (lib_modele, id_marque_modele) VALUES ('S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9];&quot; &quot;;[.D799];[.E799];[.F799])" office:value-type="string" office:string-value="S 420" calcext:value-type="string">
            <text:p>S 420</text:p>
          </table:table-cell>
          <table:table-cell table:formula="of:=TRIM([.H799])" office:value-type="string" office:string-value="S 420" calcext:value-type="string">
            <text:p>S 420</text:p>
          </table:table-cell>
          <table:table-cell table:formula="of:=CONCATENATE(&quot;INSERT INTO modele (lib_modele, id_marque_modele) VALUES ('&quot;;[.I799];&quot;', &quot;;[.G799];&quot;);&quot;)" office:value-type="string" office:string-value="INSERT INTO modele (lib_modele, id_marque_modele) VALUES ('S 420', 33);" calcext:value-type="string">
            <text:p>INSERT INTO modele (lib_modele, id_marque_modele) VALUES ('S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0];&quot; &quot;;[.D800];[.E800];[.F800])" office:value-type="string" office:string-value="S 430" calcext:value-type="string">
            <text:p>S 430</text:p>
          </table:table-cell>
          <table:table-cell table:formula="of:=TRIM([.H800])" office:value-type="string" office:string-value="S 430" calcext:value-type="string">
            <text:p>S 430</text:p>
          </table:table-cell>
          <table:table-cell table:formula="of:=CONCATENATE(&quot;INSERT INTO modele (lib_modele, id_marque_modele) VALUES ('&quot;;[.I800];&quot;', &quot;;[.G800];&quot;);&quot;)" office:value-type="string" office:string-value="INSERT INTO modele (lib_modele, id_marque_modele) VALUES ('S 430', 33);" calcext:value-type="string">
            <text:p>INSERT INTO modele (lib_modele, id_marque_modele) VALUES ('S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1];&quot; &quot;;[.D801];[.E801];[.F801])" office:value-type="string" office:string-value="S 450" calcext:value-type="string">
            <text:p>S 450</text:p>
          </table:table-cell>
          <table:table-cell table:formula="of:=TRIM([.H801])" office:value-type="string" office:string-value="S 450" calcext:value-type="string">
            <text:p>S 450</text:p>
          </table:table-cell>
          <table:table-cell table:formula="of:=CONCATENATE(&quot;INSERT INTO modele (lib_modele, id_marque_modele) VALUES ('&quot;;[.I801];&quot;', &quot;;[.G801];&quot;);&quot;)" office:value-type="string" office:string-value="INSERT INTO modele (lib_modele, id_marque_modele) VALUES ('S 450', 33);" calcext:value-type="string">
            <text:p>INSERT INTO modele (lib_modele, id_marque_modele) VALUES ('S 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2];&quot; &quot;;[.D802];[.E802];[.F802])" office:value-type="string" office:string-value="S 500" calcext:value-type="string">
            <text:p>S 500</text:p>
          </table:table-cell>
          <table:table-cell table:formula="of:=TRIM([.H802])" office:value-type="string" office:string-value="S 500" calcext:value-type="string">
            <text:p>S 500</text:p>
          </table:table-cell>
          <table:table-cell table:formula="of:=CONCATENATE(&quot;INSERT INTO modele (lib_modele, id_marque_modele) VALUES ('&quot;;[.I802];&quot;', &quot;;[.G802];&quot;);&quot;)" office:value-type="string" office:string-value="INSERT INTO modele (lib_modele, id_marque_modele) VALUES ('S 500', 33);" calcext:value-type="string">
            <text:p>INSERT INTO modele (lib_modele, id_marque_modele) VALUES ('S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3];&quot; &quot;;[.D803];[.E803];[.F803])" office:value-type="string" office:string-value="S 600" calcext:value-type="string">
            <text:p>S 600</text:p>
          </table:table-cell>
          <table:table-cell table:formula="of:=TRIM([.H803])" office:value-type="string" office:string-value="S 600" calcext:value-type="string">
            <text:p>S 600</text:p>
          </table:table-cell>
          <table:table-cell table:formula="of:=CONCATENATE(&quot;INSERT INTO modele (lib_modele, id_marque_modele) VALUES ('&quot;;[.I803];&quot;', &quot;;[.G803];&quot;);&quot;)" office:value-type="string" office:string-value="INSERT INTO modele (lib_modele, id_marque_modele) VALUES ('S 600', 33);" calcext:value-type="string">
            <text:p>INSERT INTO modele (lib_modele, id_marque_modele) VALUES ('S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4];&quot; &quot;;[.D804];[.E804];[.F804])" office:value-type="string" office:string-value="S AMG" calcext:value-type="string">
            <text:p>S AMG</text:p>
          </table:table-cell>
          <table:table-cell table:formula="of:=TRIM([.H804])" office:value-type="string" office:string-value="S AMG" calcext:value-type="string">
            <text:p>S AMG</text:p>
          </table:table-cell>
          <table:table-cell table:formula="of:=CONCATENATE(&quot;INSERT INTO modele (lib_modele, id_marque_modele) VALUES ('&quot;;[.I804];&quot;', &quot;;[.G804];&quot;);&quot;)" office:value-type="string" office:string-value="INSERT INTO modele (lib_modele, id_marque_modele) VALUES ('S AMG', 33);" calcext:value-type="string">
            <text:p>INSERT INTO modele (lib_modele, id_marque_modele) VALUES ('S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5];&quot; &quot;;[.D805];[.E805];[.F805])" office:value-type="string" office:string-value="SL 280" calcext:value-type="string">
            <text:p>SL 280</text:p>
          </table:table-cell>
          <table:table-cell table:formula="of:=TRIM([.H805])" office:value-type="string" office:string-value="SL 280" calcext:value-type="string">
            <text:p>SL 280</text:p>
          </table:table-cell>
          <table:table-cell table:formula="of:=CONCATENATE(&quot;INSERT INTO modele (lib_modele, id_marque_modele) VALUES ('&quot;;[.I805];&quot;', &quot;;[.G805];&quot;);&quot;)" office:value-type="string" office:string-value="INSERT INTO modele (lib_modele, id_marque_modele) VALUES ('SL 280', 33);" calcext:value-type="string">
            <text:p>INSERT INTO modele (lib_modele, id_marque_modele) VALUES ('SL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6];&quot; &quot;;[.D806];[.E806];[.F806])" office:value-type="string" office:string-value="SL 300" calcext:value-type="string">
            <text:p>SL 300</text:p>
          </table:table-cell>
          <table:table-cell table:formula="of:=TRIM([.H806])" office:value-type="string" office:string-value="SL 300" calcext:value-type="string">
            <text:p>SL 300</text:p>
          </table:table-cell>
          <table:table-cell table:formula="of:=CONCATENATE(&quot;INSERT INTO modele (lib_modele, id_marque_modele) VALUES ('&quot;;[.I806];&quot;', &quot;;[.G806];&quot;);&quot;)" office:value-type="string" office:string-value="INSERT INTO modele (lib_modele, id_marque_modele) VALUES ('SL 300', 33);" calcext:value-type="string">
            <text:p>INSERT INTO modele (lib_modele, id_marque_modele) VALUES ('SL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7];&quot; &quot;;[.D807];[.E807];[.F807])" office:value-type="string" office:string-value="SL 320" calcext:value-type="string">
            <text:p>SL 320</text:p>
          </table:table-cell>
          <table:table-cell table:formula="of:=TRIM([.H807])" office:value-type="string" office:string-value="SL 320" calcext:value-type="string">
            <text:p>SL 320</text:p>
          </table:table-cell>
          <table:table-cell table:formula="of:=CONCATENATE(&quot;INSERT INTO modele (lib_modele, id_marque_modele) VALUES ('&quot;;[.I807];&quot;', &quot;;[.G807];&quot;);&quot;)" office:value-type="string" office:string-value="INSERT INTO modele (lib_modele, id_marque_modele) VALUES ('SL 320', 33);" calcext:value-type="string">
            <text:p>INSERT INTO modele (lib_modele, id_marque_modele) VALUES ('SL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8];&quot; &quot;;[.D808];[.E808];[.F808])" office:value-type="string" office:string-value="SL 350" calcext:value-type="string">
            <text:p>SL 350</text:p>
          </table:table-cell>
          <table:table-cell table:formula="of:=TRIM([.H808])" office:value-type="string" office:string-value="SL 350" calcext:value-type="string">
            <text:p>SL 350</text:p>
          </table:table-cell>
          <table:table-cell table:formula="of:=CONCATENATE(&quot;INSERT INTO modele (lib_modele, id_marque_modele) VALUES ('&quot;;[.I808];&quot;', &quot;;[.G808];&quot;);&quot;)" office:value-type="string" office:string-value="INSERT INTO modele (lib_modele, id_marque_modele) VALUES ('SL 350', 33);" calcext:value-type="string">
            <text:p>INSERT INTO modele (lib_modele, id_marque_modele) VALUES ('SL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9];&quot; &quot;;[.D809];[.E809];[.F809])" office:value-type="string" office:string-value="SL 500" calcext:value-type="string">
            <text:p>SL 500</text:p>
          </table:table-cell>
          <table:table-cell table:formula="of:=TRIM([.H809])" office:value-type="string" office:string-value="SL 500" calcext:value-type="string">
            <text:p>SL 500</text:p>
          </table:table-cell>
          <table:table-cell table:formula="of:=CONCATENATE(&quot;INSERT INTO modele (lib_modele, id_marque_modele) VALUES ('&quot;;[.I809];&quot;', &quot;;[.G809];&quot;);&quot;)" office:value-type="string" office:string-value="INSERT INTO modele (lib_modele, id_marque_modele) VALUES ('SL 500', 33);" calcext:value-type="string">
            <text:p>INSERT INTO modele (lib_modele, id_marque_modele) VALUES ('SL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0];&quot; &quot;;[.D810];[.E810];[.F810])" office:value-type="string" office:string-value="SL 600" calcext:value-type="string">
            <text:p>SL 600</text:p>
          </table:table-cell>
          <table:table-cell table:formula="of:=TRIM([.H810])" office:value-type="string" office:string-value="SL 600" calcext:value-type="string">
            <text:p>SL 600</text:p>
          </table:table-cell>
          <table:table-cell table:formula="of:=CONCATENATE(&quot;INSERT INTO modele (lib_modele, id_marque_modele) VALUES ('&quot;;[.I810];&quot;', &quot;;[.G810];&quot;);&quot;)" office:value-type="string" office:string-value="INSERT INTO modele (lib_modele, id_marque_modele) VALUES ('SL 600', 33);" calcext:value-type="string">
            <text:p>INSERT INTO modele (lib_modele, id_marque_modele) VALUES ('SL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1];&quot; &quot;;[.D811];[.E811];[.F811])" office:value-type="string" office:string-value="SL AMG" calcext:value-type="string">
            <text:p>SL AMG</text:p>
          </table:table-cell>
          <table:table-cell table:formula="of:=TRIM([.H811])" office:value-type="string" office:string-value="SL AMG" calcext:value-type="string">
            <text:p>SL AMG</text:p>
          </table:table-cell>
          <table:table-cell table:formula="of:=CONCATENATE(&quot;INSERT INTO modele (lib_modele, id_marque_modele) VALUES ('&quot;;[.I811];&quot;', &quot;;[.G811];&quot;);&quot;)" office:value-type="string" office:string-value="INSERT INTO modele (lib_modele, id_marque_modele) VALUES ('SL AMG', 33);" calcext:value-type="string">
            <text:p>INSERT INTO modele (lib_modele, id_marque_modele) VALUES ('S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K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2];&quot; &quot;;[.D812];[.E812];[.F812])" office:value-type="string" office:string-value="SLK " calcext:value-type="string">
            <text:p>SLK </text:p>
          </table:table-cell>
          <table:table-cell table:formula="of:=TRIM([.H812])" office:value-type="string" office:string-value="SLK" calcext:value-type="string">
            <text:p>SLK</text:p>
          </table:table-cell>
          <table:table-cell table:formula="of:=CONCATENATE(&quot;INSERT INTO modele (lib_modele, id_marque_modele) VALUES ('&quot;;[.I812];&quot;', &quot;;[.G812];&quot;);&quot;)" office:value-type="string" office:string-value="INSERT INTO modele (lib_modele, id_marque_modele) VALUES ('SLK', 33);" calcext:value-type="string">
            <text:p>INSERT INTO modele (lib_modele, id_marque_modele) VALUES ('S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3];&quot; &quot;;[.D813];[.E813];[.F813])" office:value-type="string" office:string-value="SLS " calcext:value-type="string">
            <text:p>SLS </text:p>
          </table:table-cell>
          <table:table-cell table:formula="of:=TRIM([.H813])" office:value-type="string" office:string-value="SLS" calcext:value-type="string">
            <text:p>SLS</text:p>
          </table:table-cell>
          <table:table-cell table:formula="of:=CONCATENATE(&quot;INSERT INTO modele (lib_modele, id_marque_modele) VALUES ('&quot;;[.I813];&quot;', &quot;;[.G813];&quot;);&quot;)" office:value-type="string" office:string-value="INSERT INTO modele (lib_modele, id_marque_modele) VALUES ('SLS', 33);" calcext:value-type="string">
            <text:p>INSERT INTO modele (lib_modele, id_marque_modele) VALUES ('S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PRINTER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4];&quot; &quot;;[.D814];[.E814];[.F814])" office:value-type="string" office:string-value="SPRINTER " calcext:value-type="string">
            <text:p>SPRINTER </text:p>
          </table:table-cell>
          <table:table-cell table:formula="of:=TRIM([.H814])" office:value-type="string" office:string-value="SPRINTER" calcext:value-type="string">
            <text:p>SPRINTER</text:p>
          </table:table-cell>
          <table:table-cell table:formula="of:=CONCATENATE(&quot;INSERT INTO modele (lib_modele, id_marque_modele) VALUES ('&quot;;[.I814];&quot;', &quot;;[.G814];&quot;);&quot;)" office:value-type="string" office:string-value="INSERT INTO modele (lib_modele, id_marque_modele) VALUES ('SPRINTER', 33);" calcext:value-type="string">
            <text:p>INSERT INTO modele (lib_modele, id_marque_modele) VALUES ('SPRINTER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5];&quot; &quot;;[.D815];[.E815];[.F815])" office:value-type="string" office:string-value="T1 " calcext:value-type="string">
            <text:p>T1 </text:p>
          </table:table-cell>
          <table:table-cell table:formula="of:=TRIM([.H815])" office:value-type="string" office:string-value="T1" calcext:value-type="string">
            <text:p>T1</text:p>
          </table:table-cell>
          <table:table-cell table:formula="of:=CONCATENATE(&quot;INSERT INTO modele (lib_modele, id_marque_modele) VALUES ('&quot;;[.I815];&quot;', &quot;;[.G815];&quot;);&quot;)" office:value-type="string" office:string-value="INSERT INTO modele (lib_modele, id_marque_modele) VALUES ('T1', 33);" calcext:value-type="string">
            <text:p>INSERT INTO modele (lib_modele, id_marque_modele) VALUES ('T1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6];&quot; &quot;;[.D816];[.E816];[.F816])" office:value-type="string" office:string-value="T2 " calcext:value-type="string">
            <text:p>T2 </text:p>
          </table:table-cell>
          <table:table-cell table:formula="of:=TRIM([.H816])" office:value-type="string" office:string-value="T2" calcext:value-type="string">
            <text:p>T2</text:p>
          </table:table-cell>
          <table:table-cell table:formula="of:=CONCATENATE(&quot;INSERT INTO modele (lib_modele, id_marque_modele) VALUES ('&quot;;[.I816];&quot;', &quot;;[.G816];&quot;);&quot;)" office:value-type="string" office:string-value="INSERT INTO modele (lib_modele, id_marque_modele) VALUES ('T2', 33);" calcext:value-type="string">
            <text:p>INSERT INTO modele (lib_modele, id_marque_modele) VALUES ('T2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7];&quot; &quot;;[.D817];[.E817];[.F817])" office:value-type="string" office:string-value="V 220" calcext:value-type="string">
            <text:p>V 220</text:p>
          </table:table-cell>
          <table:table-cell table:formula="of:=TRIM([.H817])" office:value-type="string" office:string-value="V 220" calcext:value-type="string">
            <text:p>V 220</text:p>
          </table:table-cell>
          <table:table-cell table:formula="of:=CONCATENATE(&quot;INSERT INTO modele (lib_modele, id_marque_modele) VALUES ('&quot;;[.I817];&quot;', &quot;;[.G817];&quot;);&quot;)" office:value-type="string" office:string-value="INSERT INTO modele (lib_modele, id_marque_modele) VALUES ('V 220', 33);" calcext:value-type="string">
            <text:p>INSERT INTO modele (lib_modele, id_marque_modele) VALUES ('V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8];&quot; &quot;;[.D818];[.E818];[.F818])" office:value-type="string" office:string-value="V 230" calcext:value-type="string">
            <text:p>V 230</text:p>
          </table:table-cell>
          <table:table-cell table:formula="of:=TRIM([.H818])" office:value-type="string" office:string-value="V 230" calcext:value-type="string">
            <text:p>V 230</text:p>
          </table:table-cell>
          <table:table-cell table:formula="of:=CONCATENATE(&quot;INSERT INTO modele (lib_modele, id_marque_modele) VALUES ('&quot;;[.I818];&quot;', &quot;;[.G818];&quot;);&quot;)" office:value-type="string" office:string-value="INSERT INTO modele (lib_modele, id_marque_modele) VALUES ('V 230', 33);" calcext:value-type="string">
            <text:p>INSERT INTO modele (lib_modele, id_marque_modele) VALUES ('V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9];&quot; &quot;;[.D819];[.E819];[.F819])" office:value-type="string" office:string-value="V 280" calcext:value-type="string">
            <text:p>V 280</text:p>
          </table:table-cell>
          <table:table-cell table:formula="of:=TRIM([.H819])" office:value-type="string" office:string-value="V 280" calcext:value-type="string">
            <text:p>V 280</text:p>
          </table:table-cell>
          <table:table-cell table:formula="of:=CONCATENATE(&quot;INSERT INTO modele (lib_modele, id_marque_modele) VALUES ('&quot;;[.I819];&quot;', &quot;;[.G819];&quot;);&quot;)" office:value-type="string" office:string-value="INSERT INTO modele (lib_modele, id_marque_modele) VALUES ('V 280', 33);" calcext:value-type="string">
            <text:p>INSERT INTO modele (lib_modele, id_marque_modele) VALUES ('V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ANE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0];&quot; &quot;;[.D820];[.E820];[.F820])" office:value-type="string" office:string-value="VANEO " calcext:value-type="string">
            <text:p>VANEO </text:p>
          </table:table-cell>
          <table:table-cell table:formula="of:=TRIM([.H820])" office:value-type="string" office:string-value="VANEO" calcext:value-type="string">
            <text:p>VANEO</text:p>
          </table:table-cell>
          <table:table-cell table:formula="of:=CONCATENATE(&quot;INSERT INTO modele (lib_modele, id_marque_modele) VALUES ('&quot;;[.I820];&quot;', &quot;;[.G820];&quot;);&quot;)" office:value-type="string" office:string-value="INSERT INTO modele (lib_modele, id_marque_modele) VALUES ('VANEO', 33);" calcext:value-type="string">
            <text:p>INSERT INTO modele (lib_modele, id_marque_modele) VALUES ('VANE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ANEO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21];&quot; &quot;;[.D821];[.E821];[.F821])" office:value-type="string" office:string-value="VANEO BUSINESS" calcext:value-type="string">
            <text:p>VANEO BUSINESS</text:p>
          </table:table-cell>
          <table:table-cell table:formula="of:=TRIM([.H821])" office:value-type="string" office:string-value="VANEO BUSINESS" calcext:value-type="string">
            <text:p>VANEO BUSINESS</text:p>
          </table:table-cell>
          <table:table-cell table:formula="of:=CONCATENATE(&quot;INSERT INTO modele (lib_modele, id_marque_modele) VALUES ('&quot;;[.I821];&quot;', &quot;;[.G821];&quot;);&quot;)" office:value-type="string" office:string-value="INSERT INTO modele (lib_modele, id_marque_modele) VALUES ('VANEO BUSINESS', 33);" calcext:value-type="string">
            <text:p>INSERT INTO modele (lib_modele, id_marque_modele) VALUES ('VANEO 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AN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2];&quot; &quot;;[.D822];[.E822];[.F822])" office:value-type="string" office:string-value="VIANO " calcext:value-type="string">
            <text:p>VIANO </text:p>
          </table:table-cell>
          <table:table-cell table:formula="of:=TRIM([.H822])" office:value-type="string" office:string-value="VIANO" calcext:value-type="string">
            <text:p>VIANO</text:p>
          </table:table-cell>
          <table:table-cell table:formula="of:=CONCATENATE(&quot;INSERT INTO modele (lib_modele, id_marque_modele) VALUES ('&quot;;[.I822];&quot;', &quot;;[.G822];&quot;);&quot;)" office:value-type="string" office:string-value="INSERT INTO modele (lib_modele, id_marque_modele) VALUES ('VIANO', 33);" calcext:value-type="string">
            <text:p>INSERT INTO modele (lib_modele, id_marque_modele) VALUES ('VIAN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T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3];&quot; &quot;;[.D823];[.E823];[.F823])" office:value-type="string" office:string-value="VITO " calcext:value-type="string">
            <text:p>VITO </text:p>
          </table:table-cell>
          <table:table-cell table:formula="of:=TRIM([.H823])" office:value-type="string" office:string-value="VITO" calcext:value-type="string">
            <text:p>VITO</text:p>
          </table:table-cell>
          <table:table-cell table:formula="of:=CONCATENATE(&quot;INSERT INTO modele (lib_modele, id_marque_modele) VALUES ('&quot;;[.I823];&quot;', &quot;;[.G823];&quot;);&quot;)" office:value-type="string" office:string-value="INSERT INTO modele (lib_modele, id_marque_modele) VALUES ('VITO', 33);" calcext:value-type="string">
            <text:p>INSERT INTO modele (lib_modele, id_marque_modele) VALUES ('VIT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24];&quot; &quot;;[.D824];[.E824];[.F824])" office:value-type="string" office:string-value="VITO F" calcext:value-type="string">
            <text:p>VITO F</text:p>
          </table:table-cell>
          <table:table-cell table:formula="of:=TRIM([.H824])" office:value-type="string" office:string-value="VITO F" calcext:value-type="string">
            <text:p>VITO F</text:p>
          </table:table-cell>
          <table:table-cell table:formula="of:=CONCATENATE(&quot;INSERT INTO modele (lib_modele, id_marque_modele) VALUES ('&quot;;[.I824];&quot;', &quot;;[.G824];&quot;);&quot;)" office:value-type="string" office:string-value="INSERT INTO modele (lib_modele, id_marque_modele) VALUES ('VITO F', 33);" calcext:value-type="string">
            <text:p>INSERT INTO modele (lib_modele, id_marque_modele) VALUES ('VITO F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5];&quot; &quot;;[.D825];[.E825];[.F825])" office:value-type="string" office:string-value="AUTRE " calcext:value-type="string">
            <text:p>AUTRE </text:p>
          </table:table-cell>
          <table:table-cell table:formula="of:=TRIM([.H82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25];&quot;', &quot;;[.G825];&quot;);&quot;)" office:value-type="string" office:string-value="INSERT INTO modele (lib_modele, id_marque_modele) VALUES ('AUTRE', 33);" calcext:value-type="string">
            <text:p>INSERT INTO modele (lib_modele, id_marque_modele) VALUES ('AUTR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UNTRYMA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26];&quot; &quot;;[.D826];[.E826];[.F826])" office:value-type="string" office:string-value="COUNTRYMAN " calcext:value-type="string">
            <text:p>COUNTRYMAN </text:p>
          </table:table-cell>
          <table:table-cell table:formula="of:=TRIM([.H826])" office:value-type="string" office:string-value="COUNTRYMAN" calcext:value-type="string">
            <text:p>COUNTRYMAN</text:p>
          </table:table-cell>
          <table:table-cell table:formula="of:=CONCATENATE(&quot;INSERT INTO modele (lib_modele, id_marque_modele) VALUES ('&quot;;[.I826];&quot;', &quot;;[.G826];&quot;);&quot;)" office:value-type="string" office:string-value="INSERT INTO modele (lib_modele, id_marque_modele) VALUES ('COUNTRYMAN', 34);" calcext:value-type="string">
            <text:p>INSERT INTO modele (lib_modele, id_marque_modele) VALUES ('COUNTRY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27];&quot; &quot;;[.D827];[.E827];[.F827])" office:value-type="string" office:string-value="MINI " calcext:value-type="string">
            <text:p>MINI </text:p>
          </table:table-cell>
          <table:table-cell table:formula="of:=TRIM([.H827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827];&quot;', &quot;;[.G827];&quot;);&quot;)" office:value-type="string" office:string-value="INSERT INTO modele (lib_modele, id_marque_modele) VALUES ('MINI', 34);" calcext:value-type="string">
            <text:p>INSERT INTO modele (lib_modele, id_marque_modele) VALUES ('MINI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28];&quot; &quot;;[.D828];[.E828];[.F828])" office:value-type="string" office:string-value="MINI CABRIOLET" calcext:value-type="string">
            <text:p>MINI CABRIOLET</text:p>
          </table:table-cell>
          <table:table-cell table:formula="of:=TRIM([.H828])" office:value-type="string" office:string-value="MINI CABRIOLET" calcext:value-type="string">
            <text:p>MINI CABRIOLET</text:p>
          </table:table-cell>
          <table:table-cell table:formula="of:=CONCATENATE(&quot;INSERT INTO modele (lib_modele, id_marque_modele) VALUES ('&quot;;[.I828];&quot;', &quot;;[.G828];&quot;);&quot;)" office:value-type="string" office:string-value="INSERT INTO modele (lib_modele, id_marque_modele) VALUES ('MINI CABRIOLET', 34);" calcext:value-type="string">
            <text:p>INSERT INTO modele (lib_modele, id_marque_modele) VALUES ('MINI CABRIOLET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LUBMA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29];&quot; &quot;;[.D829];[.E829];[.F829])" office:value-type="string" office:string-value="MINI CLUBMAN" calcext:value-type="string">
            <text:p>MINI CLUBMAN</text:p>
          </table:table-cell>
          <table:table-cell table:formula="of:=TRIM([.H829])" office:value-type="string" office:string-value="MINI CLUBMAN" calcext:value-type="string">
            <text:p>MINI CLUBMAN</text:p>
          </table:table-cell>
          <table:table-cell table:formula="of:=CONCATENATE(&quot;INSERT INTO modele (lib_modele, id_marque_modele) VALUES ('&quot;;[.I829];&quot;', &quot;;[.G829];&quot;);&quot;)" office:value-type="string" office:string-value="INSERT INTO modele (lib_modele, id_marque_modele) VALUES ('MINI CLUBMAN', 34);" calcext:value-type="string">
            <text:p>INSERT INTO modele (lib_modele, id_marque_modele) VALUES ('MINI CLUB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OOP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30];&quot; &quot;;[.D830];[.E830];[.F830])" office:value-type="string" office:string-value="MINI COOPER" calcext:value-type="string">
            <text:p>MINI COOPER</text:p>
          </table:table-cell>
          <table:table-cell table:formula="of:=TRIM([.H830])" office:value-type="string" office:string-value="MINI COOPER" calcext:value-type="string">
            <text:p>MINI COOPER</text:p>
          </table:table-cell>
          <table:table-cell table:formula="of:=CONCATENATE(&quot;INSERT INTO modele (lib_modele, id_marque_modele) VALUES ('&quot;;[.I830];&quot;', &quot;;[.G830];&quot;);&quot;)" office:value-type="string" office:string-value="INSERT INTO modele (lib_modele, id_marque_modele) VALUES ('MINI COOPER', 34);" calcext:value-type="string">
            <text:p>INSERT INTO modele (lib_modele, id_marque_modele) VALUES ('MINI COOPER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PACEMA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31];&quot; &quot;;[.D831];[.E831];[.F831])" office:value-type="string" office:string-value="PACEMAN " calcext:value-type="string">
            <text:p>PACEMAN </text:p>
          </table:table-cell>
          <table:table-cell table:formula="of:=TRIM([.H831])" office:value-type="string" office:string-value="PACEMAN" calcext:value-type="string">
            <text:p>PACEMAN</text:p>
          </table:table-cell>
          <table:table-cell table:formula="of:=CONCATENATE(&quot;INSERT INTO modele (lib_modele, id_marque_modele) VALUES ('&quot;;[.I831];&quot;', &quot;;[.G831];&quot;);&quot;)" office:value-type="string" office:string-value="INSERT INTO modele (lib_modele, id_marque_modele) VALUES ('PACEMAN', 34);" calcext:value-type="string">
            <text:p>INSERT INTO modele (lib_modele, id_marque_modele) VALUES ('PACE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32];&quot; &quot;;[.D832];[.E832];[.F832])" office:value-type="string" office:string-value="AUTRE " calcext:value-type="string">
            <text:p>AUTRE </text:p>
          </table:table-cell>
          <table:table-cell table:formula="of:=TRIM([.H83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32];&quot;', &quot;;[.G832];&quot;);&quot;)" office:value-type="string" office:string-value="INSERT INTO modele (lib_modele, id_marque_modele) VALUES ('AUTRE', 34);" calcext:value-type="string">
            <text:p>INSERT INTO modele (lib_modele, id_marque_modele) VALUES ('AUTRE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3];&quot; &quot;;[.D833];[.E833];[.F833])" office:value-type="string" office:string-value="3000 GT" calcext:value-type="string">
            <text:p>3000 GT</text:p>
          </table:table-cell>
          <table:table-cell table:formula="of:=TRIM([.H833])" office:value-type="string" office:string-value="3000 GT" calcext:value-type="string">
            <text:p>3000 GT</text:p>
          </table:table-cell>
          <table:table-cell table:formula="of:=CONCATENATE(&quot;INSERT INTO modele (lib_modele, id_marque_modele) VALUES ('&quot;;[.I833];&quot;', &quot;;[.G833];&quot;);&quot;)" office:value-type="string" office:string-value="INSERT INTO modele (lib_modele, id_marque_modele) VALUES ('3000 GT', 35);" calcext:value-type="string">
            <text:p>INSERT INTO modele (lib_modele, id_marque_modele) VALUES ('3000 G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ASX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4];&quot; &quot;;[.D834];[.E834];[.F834])" office:value-type="string" office:string-value="ASX " calcext:value-type="string">
            <text:p>ASX </text:p>
          </table:table-cell>
          <table:table-cell table:formula="of:=TRIM([.H834])" office:value-type="string" office:string-value="ASX" calcext:value-type="string">
            <text:p>ASX</text:p>
          </table:table-cell>
          <table:table-cell table:formula="of:=CONCATENATE(&quot;INSERT INTO modele (lib_modele, id_marque_modele) VALUES ('&quot;;[.I834];&quot;', &quot;;[.G834];&quot;);&quot;)" office:value-type="string" office:string-value="INSERT INTO modele (lib_modele, id_marque_modele) VALUES ('ASX', 35);" calcext:value-type="string">
            <text:p>INSERT INTO modele (lib_modele, id_marque_modele) VALUES ('ASX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ANT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5];&quot; &quot;;[.D835];[.E835];[.F835])" office:value-type="string" office:string-value="CANTER " calcext:value-type="string">
            <text:p>CANTER </text:p>
          </table:table-cell>
          <table:table-cell table:formula="of:=TRIM([.H835])" office:value-type="string" office:string-value="CANTER" calcext:value-type="string">
            <text:p>CANTER</text:p>
          </table:table-cell>
          <table:table-cell table:formula="of:=CONCATENATE(&quot;INSERT INTO modele (lib_modele, id_marque_modele) VALUES ('&quot;;[.I835];&quot;', &quot;;[.G835];&quot;);&quot;)" office:value-type="string" office:string-value="INSERT INTO modele (lib_modele, id_marque_modele) VALUES ('CANTER', 35);" calcext:value-type="string">
            <text:p>INSERT INTO modele (lib_modele, id_marque_modele) VALUES ('CANT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ARISM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6];&quot; &quot;;[.D836];[.E836];[.F836])" office:value-type="string" office:string-value="CARISMA " calcext:value-type="string">
            <text:p>CARISMA </text:p>
          </table:table-cell>
          <table:table-cell table:formula="of:=TRIM([.H836])" office:value-type="string" office:string-value="CARISMA" calcext:value-type="string">
            <text:p>CARISMA</text:p>
          </table:table-cell>
          <table:table-cell table:formula="of:=CONCATENATE(&quot;INSERT INTO modele (lib_modele, id_marque_modele) VALUES ('&quot;;[.I836];&quot;', &quot;;[.G836];&quot;);&quot;)" office:value-type="string" office:string-value="INSERT INTO modele (lib_modele, id_marque_modele) VALUES ('CARISMA', 35);" calcext:value-type="string">
            <text:p>INSERT INTO modele (lib_modele, id_marque_modele) VALUES ('CARISMA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7];&quot; &quot;;[.D837];[.E837];[.F837])" office:value-type="string" office:string-value="COLT " calcext:value-type="string">
            <text:p>COLT </text:p>
          </table:table-cell>
          <table:table-cell table:formula="of:=TRIM([.H837])" office:value-type="string" office:string-value="COLT" calcext:value-type="string">
            <text:p>COLT</text:p>
          </table:table-cell>
          <table:table-cell table:formula="of:=CONCATENATE(&quot;INSERT INTO modele (lib_modele, id_marque_modele) VALUES ('&quot;;[.I837];&quot;', &quot;;[.G837];&quot;);&quot;)" office:value-type="string" office:string-value="INSERT INTO modele (lib_modele, id_marque_modele) VALUES ('COLT', 35);" calcext:value-type="string">
            <text:p>INSERT INTO modele (lib_modele, id_marque_modele) VALUES ('COL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Z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8];&quot; &quot;;[.D838];[.E838];[.F838])" office:value-type="string" office:string-value="COLT CZ3" calcext:value-type="string">
            <text:p>COLT CZ3</text:p>
          </table:table-cell>
          <table:table-cell table:formula="of:=TRIM([.H838])" office:value-type="string" office:string-value="COLT CZ3" calcext:value-type="string">
            <text:p>COLT CZ3</text:p>
          </table:table-cell>
          <table:table-cell table:formula="of:=CONCATENATE(&quot;INSERT INTO modele (lib_modele, id_marque_modele) VALUES ('&quot;;[.I838];&quot;', &quot;;[.G838];&quot;);&quot;)" office:value-type="string" office:string-value="INSERT INTO modele (lib_modele, id_marque_modele) VALUES ('COLT CZ3', 35);" calcext:value-type="string">
            <text:p>INSERT INTO modele (lib_modele, id_marque_modele) VALUES ('COLT CZ3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ZC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9];&quot; &quot;;[.D839];[.E839];[.F839])" office:value-type="string" office:string-value="COLT CZC" calcext:value-type="string">
            <text:p>COLT CZC</text:p>
          </table:table-cell>
          <table:table-cell table:formula="of:=TRIM([.H839])" office:value-type="string" office:string-value="COLT CZC" calcext:value-type="string">
            <text:p>COLT CZC</text:p>
          </table:table-cell>
          <table:table-cell table:formula="of:=CONCATENATE(&quot;INSERT INTO modele (lib_modele, id_marque_modele) VALUES ('&quot;;[.I839];&quot;', &quot;;[.G839];&quot;);&quot;)" office:value-type="string" office:string-value="INSERT INTO modele (lib_modele, id_marque_modele) VALUES ('COLT CZC', 35);" calcext:value-type="string">
            <text:p>INSERT INTO modele (lib_modele, id_marque_modele) VALUES ('COLT CZC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0];&quot; &quot;;[.D840];[.E840];[.F840])" office:value-type="string" office:string-value="GALANT " calcext:value-type="string">
            <text:p>GALANT </text:p>
          </table:table-cell>
          <table:table-cell table:formula="of:=TRIM([.H840])" office:value-type="string" office:string-value="GALANT" calcext:value-type="string">
            <text:p>GALANT</text:p>
          </table:table-cell>
          <table:table-cell table:formula="of:=CONCATENATE(&quot;INSERT INTO modele (lib_modele, id_marque_modele) VALUES ('&quot;;[.I840];&quot;', &quot;;[.G840];&quot;);&quot;)" office:value-type="string" office:string-value="INSERT INTO modele (lib_modele, id_marque_modele) VALUES ('GALANT', 35);" calcext:value-type="string">
            <text:p>INSERT INTO modele (lib_modele, id_marque_modele) VALUES ('GALAN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RANDIS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1];&quot; &quot;;[.D841];[.E841];[.F841])" office:value-type="string" office:string-value="GRANDIS " calcext:value-type="string">
            <text:p>GRANDIS </text:p>
          </table:table-cell>
          <table:table-cell table:formula="of:=TRIM([.H841])" office:value-type="string" office:string-value="GRANDIS" calcext:value-type="string">
            <text:p>GRANDIS</text:p>
          </table:table-cell>
          <table:table-cell table:formula="of:=CONCATENATE(&quot;INSERT INTO modele (lib_modele, id_marque_modele) VALUES ('&quot;;[.I841];&quot;', &quot;;[.G841];&quot;);&quot;)" office:value-type="string" office:string-value="INSERT INTO modele (lib_modele, id_marque_modele) VALUES ('GRANDIS', 35);" calcext:value-type="string">
            <text:p>INSERT INTO modele (lib_modele, id_marque_modele) VALUES ('GRANDIS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I-MIEV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2];&quot; &quot;;[.D842];[.E842];[.F842])" office:value-type="string" office:string-value="I-MIEV " calcext:value-type="string">
            <text:p>I-MIEV </text:p>
          </table:table-cell>
          <table:table-cell table:formula="of:=TRIM([.H842])" office:value-type="string" office:string-value="I-MIEV" calcext:value-type="string">
            <text:p>I-MIEV</text:p>
          </table:table-cell>
          <table:table-cell table:formula="of:=CONCATENATE(&quot;INSERT INTO modele (lib_modele, id_marque_modele) VALUES ('&quot;;[.I842];&quot;', &quot;;[.G842];&quot;);&quot;)" office:value-type="string" office:string-value="INSERT INTO modele (lib_modele, id_marque_modele) VALUES ('I-MIEV', 35);" calcext:value-type="string">
            <text:p>INSERT INTO modele (lib_modele, id_marque_modele) VALUES ('I-MIEV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43];&quot; &quot;;[.D843];[.E843];[.F843])" office:value-type="string" office:string-value="L 200" calcext:value-type="string">
            <text:p>L 200</text:p>
          </table:table-cell>
          <table:table-cell table:formula="of:=TRIM([.H843])" office:value-type="string" office:string-value="L 200" calcext:value-type="string">
            <text:p>L 200</text:p>
          </table:table-cell>
          <table:table-cell table:formula="of:=CONCATENATE(&quot;INSERT INTO modele (lib_modele, id_marque_modele) VALUES ('&quot;;[.I843];&quot;', &quot;;[.G843];&quot;);&quot;)" office:value-type="string" office:string-value="INSERT INTO modele (lib_modele, id_marque_modele) VALUES ('L 200', 35);" calcext:value-type="string">
            <text:p>INSERT INTO modele (lib_modele, id_marque_modele) VALUES ('L 200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4];&quot; &quot;;[.D844];[.E844];[.F844])" office:value-type="string" office:string-value="L200 " calcext:value-type="string">
            <text:p>L200 </text:p>
          </table:table-cell>
          <table:table-cell table:formula="of:=TRIM([.H844])" office:value-type="string" office:string-value="L200" calcext:value-type="string">
            <text:p>L200</text:p>
          </table:table-cell>
          <table:table-cell table:formula="of:=CONCATENATE(&quot;INSERT INTO modele (lib_modele, id_marque_modele) VALUES ('&quot;;[.I844];&quot;', &quot;;[.G844];&quot;);&quot;)" office:value-type="string" office:string-value="INSERT INTO modele (lib_modele, id_marque_modele) VALUES ('L200', 35);" calcext:value-type="string">
            <text:p>INSERT INTO modele (lib_modele, id_marque_modele) VALUES ('L200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5];&quot; &quot;;[.D845];[.E845];[.F845])" office:value-type="string" office:string-value="LANCER " calcext:value-type="string">
            <text:p>LANCER </text:p>
          </table:table-cell>
          <table:table-cell table:formula="of:=TRIM([.H845])" office:value-type="string" office:string-value="LANCER" calcext:value-type="string">
            <text:p>LANCER</text:p>
          </table:table-cell>
          <table:table-cell table:formula="of:=CONCATENATE(&quot;INSERT INTO modele (lib_modele, id_marque_modele) VALUES ('&quot;;[.I845];&quot;', &quot;;[.G845];&quot;);&quot;)" office:value-type="string" office:string-value="INSERT INTO modele (lib_modele, id_marque_modele) VALUES ('LANCER', 35);" calcext:value-type="string">
            <text:p>INSERT INTO modele (lib_modele, id_marque_modele) VALUES ('LANC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46];&quot; &quot;;[.D846];[.E846];[.F846])" office:value-type="string" office:string-value="LANCER SPORTBACK" calcext:value-type="string">
            <text:p>LANCER SPORTBACK</text:p>
          </table:table-cell>
          <table:table-cell table:formula="of:=TRIM([.H846])" office:value-type="string" office:string-value="LANCER SPORTBACK" calcext:value-type="string">
            <text:p>LANCER SPORTBACK</text:p>
          </table:table-cell>
          <table:table-cell table:formula="of:=CONCATENATE(&quot;INSERT INTO modele (lib_modele, id_marque_modele) VALUES ('&quot;;[.I846];&quot;', &quot;;[.G846];&quot;);&quot;)" office:value-type="string" office:string-value="INSERT INTO modele (lib_modele, id_marque_modele) VALUES ('LANCER SPORTBACK', 35);" calcext:value-type="string">
            <text:p>INSERT INTO modele (lib_modele, id_marque_modele) VALUES ('LANCER SPORTBACK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ONTE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7];&quot; &quot;;[.D847];[.E847];[.F847])" office:value-type="string" office:string-value="MONTERO " calcext:value-type="string">
            <text:p>MONTERO </text:p>
          </table:table-cell>
          <table:table-cell table:formula="of:=TRIM([.H847])" office:value-type="string" office:string-value="MONTERO" calcext:value-type="string">
            <text:p>MONTERO</text:p>
          </table:table-cell>
          <table:table-cell table:formula="of:=CONCATENATE(&quot;INSERT INTO modele (lib_modele, id_marque_modele) VALUES ('&quot;;[.I847];&quot;', &quot;;[.G847];&quot;);&quot;)" office:value-type="string" office:string-value="INSERT INTO modele (lib_modele, id_marque_modele) VALUES ('MONTERO', 35);" calcext:value-type="string">
            <text:p>INSERT INTO modele (lib_modele, id_marque_modele) VALUES ('MONTE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8];&quot; &quot;;[.D848];[.E848];[.F848])" office:value-type="string" office:string-value="OUTLANDER " calcext:value-type="string">
            <text:p>OUTLANDER </text:p>
          </table:table-cell>
          <table:table-cell table:formula="of:=TRIM([.H848])" office:value-type="string" office:string-value="OUTLANDER" calcext:value-type="string">
            <text:p>OUTLANDER</text:p>
          </table:table-cell>
          <table:table-cell table:formula="of:=CONCATENATE(&quot;INSERT INTO modele (lib_modele, id_marque_modele) VALUES ('&quot;;[.I848];&quot;', &quot;;[.G848];&quot;);&quot;)" office:value-type="string" office:string-value="INSERT INTO modele (lib_modele, id_marque_modele) VALUES ('OUTLANDER', 35);" calcext:value-type="string">
            <text:p>INSERT INTO modele (lib_modele, id_marque_modele) VALUES ('OUTLAND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9];&quot; &quot;;[.D849];[.E849];[.F849])" office:value-type="string" office:string-value="PAJERO " calcext:value-type="string">
            <text:p>PAJERO </text:p>
          </table:table-cell>
          <table:table-cell table:formula="of:=TRIM([.H849])" office:value-type="string" office:string-value="PAJERO" calcext:value-type="string">
            <text:p>PAJERO</text:p>
          </table:table-cell>
          <table:table-cell table:formula="of:=CONCATENATE(&quot;INSERT INTO modele (lib_modele, id_marque_modele) VALUES ('&quot;;[.I849];&quot;', &quot;;[.G849];&quot;);&quot;)" office:value-type="string" office:string-value="INSERT INTO modele (lib_modele, id_marque_modele) VALUES ('PAJERO', 35);" calcext:value-type="string">
            <text:p>INSERT INTO modele (lib_modele, id_marque_modele) VALUES ('PAJE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office:value-type="string" calcext:value-type="string">
            <text:p>PINI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0];&quot; &quot;;[.D850];[.E850];[.F850])" office:value-type="string" office:string-value="PAJERO PININ" calcext:value-type="string">
            <text:p>PAJERO PININ</text:p>
          </table:table-cell>
          <table:table-cell table:formula="of:=TRIM([.H850])" office:value-type="string" office:string-value="PAJERO PININ" calcext:value-type="string">
            <text:p>PAJERO PININ</text:p>
          </table:table-cell>
          <table:table-cell table:formula="of:=CONCATENATE(&quot;INSERT INTO modele (lib_modele, id_marque_modele) VALUES ('&quot;;[.I850];&quot;', &quot;;[.G850];&quot;);&quot;)" office:value-type="string" office:string-value="INSERT INTO modele (lib_modele, id_marque_modele) VALUES ('PAJERO PININ', 35);" calcext:value-type="string">
            <text:p>INSERT INTO modele (lib_modele, id_marque_modele) VALUES ('PAJERO PININ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APPO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51];&quot; &quot;;[.D851];[.E851];[.F851])" office:value-type="string" office:string-value="SAPPORO " calcext:value-type="string">
            <text:p>SAPPORO </text:p>
          </table:table-cell>
          <table:table-cell table:formula="of:=TRIM([.H851])" office:value-type="string" office:string-value="SAPPORO" calcext:value-type="string">
            <text:p>SAPPORO</text:p>
          </table:table-cell>
          <table:table-cell table:formula="of:=CONCATENATE(&quot;INSERT INTO modele (lib_modele, id_marque_modele) VALUES ('&quot;;[.I851];&quot;', &quot;;[.G851];&quot;);&quot;)" office:value-type="string" office:string-value="INSERT INTO modele (lib_modele, id_marque_modele) VALUES ('SAPPORO', 35);" calcext:value-type="string">
            <text:p>INSERT INTO modele (lib_modele, id_marque_modele) VALUES ('SAPPO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UNNE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2];&quot; &quot;;[.D852];[.E852];[.F852])" office:value-type="string" office:string-value="SPACE RUNNER" calcext:value-type="string">
            <text:p>SPACE RUNNER</text:p>
          </table:table-cell>
          <table:table-cell table:formula="of:=TRIM([.H852])" office:value-type="string" office:string-value="SPACE RUNNER" calcext:value-type="string">
            <text:p>SPACE RUNNER</text:p>
          </table:table-cell>
          <table:table-cell table:formula="of:=CONCATENATE(&quot;INSERT INTO modele (lib_modele, id_marque_modele) VALUES ('&quot;;[.I852];&quot;', &quot;;[.G852];&quot;);&quot;)" office:value-type="string" office:string-value="INSERT INTO modele (lib_modele, id_marque_modele) VALUES ('SPACE RUNNER', 35);" calcext:value-type="string">
            <text:p>INSERT INTO modele (lib_modele, id_marque_modele) VALUES ('SPACE RUNN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3];&quot; &quot;;[.D853];[.E853];[.F853])" office:value-type="string" office:string-value="SPACE STAR" calcext:value-type="string">
            <text:p>SPACE STAR</text:p>
          </table:table-cell>
          <table:table-cell table:formula="of:=TRIM([.H853])" office:value-type="string" office:string-value="SPACE STAR" calcext:value-type="string">
            <text:p>SPACE STAR</text:p>
          </table:table-cell>
          <table:table-cell table:formula="of:=CONCATENATE(&quot;INSERT INTO modele (lib_modele, id_marque_modele) VALUES ('&quot;;[.I853];&quot;', &quot;;[.G853];&quot;);&quot;)" office:value-type="string" office:string-value="INSERT INTO modele (lib_modele, id_marque_modele) VALUES ('SPACE STAR', 35);" calcext:value-type="string">
            <text:p>INSERT INTO modele (lib_modele, id_marque_modele) VALUES ('SPACE STA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NCATENATE([.C854];&quot; &quot;;[.D854];[.E854];[.F854])" office:value-type="string" office:string-value="SPACE STARII" calcext:value-type="string">
            <text:p>SPACE STARII</text:p>
          </table:table-cell>
          <table:table-cell table:formula="of:=TRIM([.H854])" office:value-type="string" office:string-value="SPACE STARII" calcext:value-type="string">
            <text:p>SPACE STARII</text:p>
          </table:table-cell>
          <table:table-cell table:formula="of:=CONCATENATE(&quot;INSERT INTO modele (lib_modele, id_marque_modele) VALUES ('&quot;;[.I854];&quot;', &quot;;[.G854];&quot;);&quot;)" office:value-type="string" office:string-value="INSERT INTO modele (lib_modele, id_marque_modele) VALUES ('SPACE STARII', 35);" calcext:value-type="string">
            <text:p>INSERT INTO modele (lib_modele, id_marque_modele) VALUES ('SPACE STARII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AGO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5];&quot; &quot;;[.D855];[.E855];[.F855])" office:value-type="string" office:string-value="SPACE WAGON" calcext:value-type="string">
            <text:p>SPACE WAGON</text:p>
          </table:table-cell>
          <table:table-cell table:formula="of:=TRIM([.H855])" office:value-type="string" office:string-value="SPACE WAGON" calcext:value-type="string">
            <text:p>SPACE WAGON</text:p>
          </table:table-cell>
          <table:table-cell table:formula="of:=CONCATENATE(&quot;INSERT INTO modele (lib_modele, id_marque_modele) VALUES ('&quot;;[.I855];&quot;', &quot;;[.G855];&quot;);&quot;)" office:value-type="string" office:string-value="INSERT INTO modele (lib_modele, id_marque_modele) VALUES ('SPACE WAGON', 35);" calcext:value-type="string">
            <text:p>INSERT INTO modele (lib_modele, id_marque_modele) VALUES ('SPACE WAGON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56];&quot; &quot;;[.D856];[.E856];[.F856])" office:value-type="string" office:string-value="AUTRE " calcext:value-type="string">
            <text:p>AUTRE </text:p>
          </table:table-cell>
          <table:table-cell table:formula="of:=TRIM([.H85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56];&quot;', &quot;;[.G856];&quot;);&quot;)" office:value-type="string" office:string-value="INSERT INTO modele (lib_modele, id_marque_modele) VALUES ('AUTRE', 35);" calcext:value-type="string">
            <text:p>INSERT INTO modele (lib_modele, id_marque_modele) VALUES ('AUTRE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7];&quot; &quot;;[.D857];[.E857];[.F857])" office:value-type="string" office:string-value="100 NX" calcext:value-type="string">
            <text:p>100 NX</text:p>
          </table:table-cell>
          <table:table-cell table:formula="of:=TRIM([.H857])" office:value-type="string" office:string-value="100 NX" calcext:value-type="string">
            <text:p>100 NX</text:p>
          </table:table-cell>
          <table:table-cell table:formula="of:=CONCATENATE(&quot;INSERT INTO modele (lib_modele, id_marque_modele) VALUES ('&quot;;[.I857];&quot;', &quot;;[.G857];&quot;);&quot;)" office:value-type="string" office:string-value="INSERT INTO modele (lib_modele, id_marque_modele) VALUES ('100 NX', 36);" calcext:value-type="string">
            <text:p>INSERT INTO modele (lib_modele, id_marque_modele) VALUES ('100 N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8];&quot; &quot;;[.D858];[.E858];[.F858])" office:value-type="string" office:string-value="200 SX" calcext:value-type="string">
            <text:p>200 SX</text:p>
          </table:table-cell>
          <table:table-cell table:formula="of:=TRIM([.H858])" office:value-type="string" office:string-value="200 SX" calcext:value-type="string">
            <text:p>200 SX</text:p>
          </table:table-cell>
          <table:table-cell table:formula="of:=CONCATENATE(&quot;INSERT INTO modele (lib_modele, id_marque_modele) VALUES ('&quot;;[.I858];&quot;', &quot;;[.G858];&quot;);&quot;)" office:value-type="string" office:string-value="INSERT INTO modele (lib_modele, id_marque_modele) VALUES ('200 SX', 36);" calcext:value-type="string">
            <text:p>INSERT INTO modele (lib_modele, id_marque_modele) VALUES ('200 S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Z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9];&quot; &quot;;[.D859];[.E859];[.F859])" office:value-type="string" office:string-value="280 ZX" calcext:value-type="string">
            <text:p>280 ZX</text:p>
          </table:table-cell>
          <table:table-cell table:formula="of:=TRIM([.H859])" office:value-type="string" office:string-value="280 ZX" calcext:value-type="string">
            <text:p>280 ZX</text:p>
          </table:table-cell>
          <table:table-cell table:formula="of:=CONCATENATE(&quot;INSERT INTO modele (lib_modele, id_marque_modele) VALUES ('&quot;;[.I859];&quot;', &quot;;[.G859];&quot;);&quot;)" office:value-type="string" office:string-value="INSERT INTO modele (lib_modele, id_marque_modele) VALUES ('280 ZX', 36);" calcext:value-type="string">
            <text:p>INSERT INTO modele (lib_modele, id_marque_modele) VALUES ('280 Z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Z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0];&quot; &quot;;[.D860];[.E860];[.F860])" office:value-type="string" office:string-value="300 ZX" calcext:value-type="string">
            <text:p>300 ZX</text:p>
          </table:table-cell>
          <table:table-cell table:formula="of:=TRIM([.H860])" office:value-type="string" office:string-value="300 ZX" calcext:value-type="string">
            <text:p>300 ZX</text:p>
          </table:table-cell>
          <table:table-cell table:formula="of:=CONCATENATE(&quot;INSERT INTO modele (lib_modele, id_marque_modele) VALUES ('&quot;;[.I860];&quot;', &quot;;[.G860];&quot;);&quot;)" office:value-type="string" office:string-value="INSERT INTO modele (lib_modele, id_marque_modele) VALUES ('300 ZX', 36);" calcext:value-type="string">
            <text:p>INSERT INTO modele (lib_modele, id_marque_modele) VALUES ('300 Z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50Z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1];&quot; &quot;;[.D861];[.E861];[.F861])" office:value-type="string" office:string-value="350Z " calcext:value-type="string">
            <text:p>350Z </text:p>
          </table:table-cell>
          <table:table-cell table:formula="of:=TRIM([.H861])" office:value-type="string" office:string-value="350Z" calcext:value-type="string">
            <text:p>350Z</text:p>
          </table:table-cell>
          <table:table-cell table:formula="of:=CONCATENATE(&quot;INSERT INTO modele (lib_modele, id_marque_modele) VALUES ('&quot;;[.I861];&quot;', &quot;;[.G861];&quot;);&quot;)" office:value-type="string" office:string-value="INSERT INTO modele (lib_modele, id_marque_modele) VALUES ('350Z', 36);" calcext:value-type="string">
            <text:p>INSERT INTO modele (lib_modele, id_marque_modele) VALUES ('350Z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2];&quot; &quot;;[.D862];[.E862];[.F862])" office:value-type="string" office:string-value="370 Z" calcext:value-type="string">
            <text:p>370 Z</text:p>
          </table:table-cell>
          <table:table-cell table:formula="of:=TRIM([.H862])" office:value-type="string" office:string-value="370 Z" calcext:value-type="string">
            <text:p>370 Z</text:p>
          </table:table-cell>
          <table:table-cell table:formula="of:=CONCATENATE(&quot;INSERT INTO modele (lib_modele, id_marque_modele) VALUES ('&quot;;[.I862];&quot;', &quot;;[.G862];&quot;);&quot;)" office:value-type="string" office:string-value="INSERT INTO modele (lib_modele, id_marque_modele) VALUES ('370 Z', 36);" calcext:value-type="string">
            <text:p>INSERT INTO modele (lib_modele, id_marque_modele) VALUES ('370 Z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3];&quot; &quot;;[.D863];[.E863];[.F863])" office:value-type="string" office:string-value="ALMERA " calcext:value-type="string">
            <text:p>ALMERA </text:p>
          </table:table-cell>
          <table:table-cell table:formula="of:=TRIM([.H863])" office:value-type="string" office:string-value="ALMERA" calcext:value-type="string">
            <text:p>ALMERA</text:p>
          </table:table-cell>
          <table:table-cell table:formula="of:=CONCATENATE(&quot;INSERT INTO modele (lib_modele, id_marque_modele) VALUES ('&quot;;[.I863];&quot;', &quot;;[.G863];&quot;);&quot;)" office:value-type="string" office:string-value="INSERT INTO modele (lib_modele, id_marque_modele) VALUES ('ALMERA', 36);" calcext:value-type="string">
            <text:p>INSERT INTO modele (lib_modele, id_marque_modele) VALUES ('ALME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office:value-type="string" calcext:value-type="string">
            <text:p>SEDAN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4];&quot; &quot;;[.D864];[.E864];[.F864])" office:value-type="string" office:string-value="ALMERA SEDAN" calcext:value-type="string">
            <text:p>ALMERA SEDAN</text:p>
          </table:table-cell>
          <table:table-cell table:formula="of:=TRIM([.H864])" office:value-type="string" office:string-value="ALMERA SEDAN" calcext:value-type="string">
            <text:p>ALMERA SEDAN</text:p>
          </table:table-cell>
          <table:table-cell table:formula="of:=CONCATENATE(&quot;INSERT INTO modele (lib_modele, id_marque_modele) VALUES ('&quot;;[.I864];&quot;', &quot;;[.G864];&quot;);&quot;)" office:value-type="string" office:string-value="INSERT INTO modele (lib_modele, id_marque_modele) VALUES ('ALMERA SEDAN', 36);" calcext:value-type="string">
            <text:p>INSERT INTO modele (lib_modele, id_marque_modele) VALUES ('ALMERA SEDA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office:value-type="string" calcext:value-type="string">
            <text:p>TINO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5];&quot; &quot;;[.D865];[.E865];[.F865])" office:value-type="string" office:string-value="ALMERA TINO" calcext:value-type="string">
            <text:p>ALMERA TINO</text:p>
          </table:table-cell>
          <table:table-cell table:formula="of:=TRIM([.H865])" office:value-type="string" office:string-value="ALMERA TINO" calcext:value-type="string">
            <text:p>ALMERA TINO</text:p>
          </table:table-cell>
          <table:table-cell table:formula="of:=CONCATENATE(&quot;INSERT INTO modele (lib_modele, id_marque_modele) VALUES ('&quot;;[.I865];&quot;', &quot;;[.G865];&quot;);&quot;)" office:value-type="string" office:string-value="INSERT INTO modele (lib_modele, id_marque_modele) VALUES ('ALMERA TINO', 36);" calcext:value-type="string">
            <text:p>INSERT INTO modele (lib_modele, id_marque_modele) VALUES ('ALMERA TI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TLEON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6];&quot; &quot;;[.D866];[.E866];[.F866])" office:value-type="string" office:string-value="ATLEON " calcext:value-type="string">
            <text:p>ATLEON </text:p>
          </table:table-cell>
          <table:table-cell table:formula="of:=TRIM([.H866])" office:value-type="string" office:string-value="ATLEON" calcext:value-type="string">
            <text:p>ATLEON</text:p>
          </table:table-cell>
          <table:table-cell table:formula="of:=CONCATENATE(&quot;INSERT INTO modele (lib_modele, id_marque_modele) VALUES ('&quot;;[.I866];&quot;', &quot;;[.G866];&quot;);&quot;)" office:value-type="string" office:string-value="INSERT INTO modele (lib_modele, id_marque_modele) VALUES ('ATLEON', 36);" calcext:value-type="string">
            <text:p>INSERT INTO modele (lib_modele, id_marque_modele) VALUES ('ATLEO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BLUEBIR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7];&quot; &quot;;[.D867];[.E867];[.F867])" office:value-type="string" office:string-value="BLUEBIRD " calcext:value-type="string">
            <text:p>BLUEBIRD </text:p>
          </table:table-cell>
          <table:table-cell table:formula="of:=TRIM([.H867])" office:value-type="string" office:string-value="BLUEBIRD" calcext:value-type="string">
            <text:p>BLUEBIRD</text:p>
          </table:table-cell>
          <table:table-cell table:formula="of:=CONCATENATE(&quot;INSERT INTO modele (lib_modele, id_marque_modele) VALUES ('&quot;;[.I867];&quot;', &quot;;[.G867];&quot;);&quot;)" office:value-type="string" office:string-value="INSERT INTO modele (lib_modele, id_marque_modele) VALUES ('BLUEBIRD', 36);" calcext:value-type="string">
            <text:p>INSERT INTO modele (lib_modele, id_marque_modele) VALUES ('BLUEBIRD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AB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8];&quot; &quot;;[.D868];[.E868];[.F868])" office:value-type="string" office:string-value="CABSTAR " calcext:value-type="string">
            <text:p>CABSTAR </text:p>
          </table:table-cell>
          <table:table-cell table:formula="of:=TRIM([.H868])" office:value-type="string" office:string-value="CABSTAR" calcext:value-type="string">
            <text:p>CABSTAR</text:p>
          </table:table-cell>
          <table:table-cell table:formula="of:=CONCATENATE(&quot;INSERT INTO modele (lib_modele, id_marque_modele) VALUES ('&quot;;[.I868];&quot;', &quot;;[.G868];&quot;);&quot;)" office:value-type="string" office:string-value="INSERT INTO modele (lib_modele, id_marque_modele) VALUES ('CABSTAR', 36);" calcext:value-type="string">
            <text:p>INSERT INTO modele (lib_modele, id_marque_modele) VALUES ('CAB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EDRIC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9];&quot; &quot;;[.D869];[.E869];[.F869])" office:value-type="string" office:string-value="CEDRIC " calcext:value-type="string">
            <text:p>CEDRIC </text:p>
          </table:table-cell>
          <table:table-cell table:formula="of:=TRIM([.H869])" office:value-type="string" office:string-value="CEDRIC" calcext:value-type="string">
            <text:p>CEDRIC</text:p>
          </table:table-cell>
          <table:table-cell table:formula="of:=CONCATENATE(&quot;INSERT INTO modele (lib_modele, id_marque_modele) VALUES ('&quot;;[.I869];&quot;', &quot;;[.G869];&quot;);&quot;)" office:value-type="string" office:string-value="INSERT INTO modele (lib_modele, id_marque_modele) VALUES ('CEDRIC', 36);" calcext:value-type="string">
            <text:p>INSERT INTO modele (lib_modele, id_marque_modele) VALUES ('CEDRIC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UB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0];&quot; &quot;;[.D870];[.E870];[.F870])" office:value-type="string" office:string-value="CUBE " calcext:value-type="string">
            <text:p>CUBE </text:p>
          </table:table-cell>
          <table:table-cell table:formula="of:=TRIM([.H870])" office:value-type="string" office:string-value="CUBE" calcext:value-type="string">
            <text:p>CUBE</text:p>
          </table:table-cell>
          <table:table-cell table:formula="of:=CONCATENATE(&quot;INSERT INTO modele (lib_modele, id_marque_modele) VALUES ('&quot;;[.I870];&quot;', &quot;;[.G870];&quot;);&quot;)" office:value-type="string" office:string-value="INSERT INTO modele (lib_modele, id_marque_modele) VALUES ('CUBE', 36);" calcext:value-type="string">
            <text:p>INSERT INTO modele (lib_modele, id_marque_modele) VALUES ('CUB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EBR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1];&quot; &quot;;[.D871];[.E871];[.F871])" office:value-type="string" office:string-value="EBRO " calcext:value-type="string">
            <text:p>EBRO </text:p>
          </table:table-cell>
          <table:table-cell table:formula="of:=TRIM([.H871])" office:value-type="string" office:string-value="EBRO" calcext:value-type="string">
            <text:p>EBRO</text:p>
          </table:table-cell>
          <table:table-cell table:formula="of:=CONCATENATE(&quot;INSERT INTO modele (lib_modele, id_marque_modele) VALUES ('&quot;;[.I871];&quot;', &quot;;[.G871];&quot;);&quot;)" office:value-type="string" office:string-value="INSERT INTO modele (lib_modele, id_marque_modele) VALUES ('EBRO', 36);" calcext:value-type="string">
            <text:p>INSERT INTO modele (lib_modele, id_marque_modele) VALUES ('EBR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2];&quot; &quot;;[.D872];[.E872];[.F872])" office:value-type="string" office:string-value="ECO T" calcext:value-type="string">
            <text:p>ECO T</text:p>
          </table:table-cell>
          <table:table-cell table:formula="of:=TRIM([.H872])" office:value-type="string" office:string-value="ECO T" calcext:value-type="string">
            <text:p>ECO T</text:p>
          </table:table-cell>
          <table:table-cell table:formula="of:=CONCATENATE(&quot;INSERT INTO modele (lib_modele, id_marque_modele) VALUES ('&quot;;[.I872];&quot;', &quot;;[.G872];&quot;);&quot;)" office:value-type="string" office:string-value="INSERT INTO modele (lib_modele, id_marque_modele) VALUES ('ECO T', 36);" calcext:value-type="string">
            <text:p>INSERT INTO modele (lib_modele, id_marque_modele) VALUES ('ECO T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3];&quot; &quot;;[.D873];[.E873];[.F873])" office:value-type="string" office:string-value="GT-R " calcext:value-type="string">
            <text:p>GT-R </text:p>
          </table:table-cell>
          <table:table-cell table:formula="of:=TRIM([.H873])" office:value-type="string" office:string-value="GT-R" calcext:value-type="string">
            <text:p>GT-R</text:p>
          </table:table-cell>
          <table:table-cell table:formula="of:=CONCATENATE(&quot;INSERT INTO modele (lib_modele, id_marque_modele) VALUES ('&quot;;[.I873];&quot;', &quot;;[.G873];&quot;);&quot;)" office:value-type="string" office:string-value="INSERT INTO modele (lib_modele, id_marque_modele) VALUES ('GT-R', 36);" calcext:value-type="string">
            <text:p>INSERT INTO modele (lib_modele, id_marque_modele) VALUES ('GT-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INTER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4];&quot; &quot;;[.D874];[.E874];[.F874])" office:value-type="string" office:string-value="INTERSTAR " calcext:value-type="string">
            <text:p>INTERSTAR </text:p>
          </table:table-cell>
          <table:table-cell table:formula="of:=TRIM([.H874])" office:value-type="string" office:string-value="INTERSTAR" calcext:value-type="string">
            <text:p>INTERSTAR</text:p>
          </table:table-cell>
          <table:table-cell table:formula="of:=CONCATENATE(&quot;INSERT INTO modele (lib_modele, id_marque_modele) VALUES ('&quot;;[.I874];&quot;', &quot;;[.G874];&quot;);&quot;)" office:value-type="string" office:string-value="INSERT INTO modele (lib_modele, id_marque_modele) VALUES ('INTERSTAR', 36);" calcext:value-type="string">
            <text:p>INSERT INTO modele (lib_modele, id_marque_modele) VALUES ('INTER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INTERSTA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5];&quot; &quot;;[.D875];[.E875];[.F875])" office:value-type="string" office:string-value="INTERSTAR COMBI" calcext:value-type="string">
            <text:p>INTERSTAR COMBI</text:p>
          </table:table-cell>
          <table:table-cell table:formula="of:=TRIM([.H875])" office:value-type="string" office:string-value="INTERSTAR COMBI" calcext:value-type="string">
            <text:p>INTERSTAR COMBI</text:p>
          </table:table-cell>
          <table:table-cell table:formula="of:=CONCATENATE(&quot;INSERT INTO modele (lib_modele, id_marque_modele) VALUES ('&quot;;[.I875];&quot;', &quot;;[.G875];&quot;);&quot;)" office:value-type="string" office:string-value="INSERT INTO modele (lib_modele, id_marque_modele) VALUES ('INTERSTAR COMBI', 36);" calcext:value-type="string">
            <text:p>INSERT INTO modele (lib_modele, id_marque_modele) VALUES ('INTERSTAR COMB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6];&quot; &quot;;[.D876];[.E876];[.F876])" office:value-type="string" office:string-value="JUKE " calcext:value-type="string">
            <text:p>JUKE </text:p>
          </table:table-cell>
          <table:table-cell table:formula="of:=TRIM([.H876])" office:value-type="string" office:string-value="JUKE" calcext:value-type="string">
            <text:p>JUKE</text:p>
          </table:table-cell>
          <table:table-cell table:formula="of:=CONCATENATE(&quot;INSERT INTO modele (lib_modele, id_marque_modele) VALUES ('&quot;;[.I876];&quot;', &quot;;[.G876];&quot;);&quot;)" office:value-type="string" office:string-value="INSERT INTO modele (lib_modele, id_marque_modele) VALUES ('JUKE', 36);" calcext:value-type="string">
            <text:p>INSERT INTO modele (lib_modele, id_marque_modele) VALUES ('JUK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A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7];&quot; &quot;;[.D877];[.E877];[.F877])" office:value-type="string" office:string-value="KING CAB" calcext:value-type="string">
            <text:p>KING CAB</text:p>
          </table:table-cell>
          <table:table-cell table:formula="of:=TRIM([.H877])" office:value-type="string" office:string-value="KING CAB" calcext:value-type="string">
            <text:p>KING CAB</text:p>
          </table:table-cell>
          <table:table-cell table:formula="of:=CONCATENATE(&quot;INSERT INTO modele (lib_modele, id_marque_modele) VALUES ('&quot;;[.I877];&quot;', &quot;;[.G877];&quot;);&quot;)" office:value-type="string" office:string-value="INSERT INTO modele (lib_modele, id_marque_modele) VALUES ('KING CAB', 36);" calcext:value-type="string">
            <text:p>INSERT INTO modele (lib_modele, id_marque_modele) VALUES ('KING CAB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KUBI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8];&quot; &quot;;[.D878];[.E878];[.F878])" office:value-type="string" office:string-value="KUBISTAR " calcext:value-type="string">
            <text:p>KUBISTAR </text:p>
          </table:table-cell>
          <table:table-cell table:formula="of:=TRIM([.H878])" office:value-type="string" office:string-value="KUBISTAR" calcext:value-type="string">
            <text:p>KUBISTAR</text:p>
          </table:table-cell>
          <table:table-cell table:formula="of:=CONCATENATE(&quot;INSERT INTO modele (lib_modele, id_marque_modele) VALUES ('&quot;;[.I878];&quot;', &quot;;[.G878];&quot;);&quot;)" office:value-type="string" office:string-value="INSERT INTO modele (lib_modele, id_marque_modele) VALUES ('KUBISTAR', 36);" calcext:value-type="string">
            <text:p>INSERT INTO modele (lib_modele, id_marque_modele) VALUES ('KUBI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L3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9];&quot; &quot;;[.D879];[.E879];[.F879])" office:value-type="string" office:string-value="L35 " calcext:value-type="string">
            <text:p>L35 </text:p>
          </table:table-cell>
          <table:table-cell table:formula="of:=TRIM([.H879])" office:value-type="string" office:string-value="L35" calcext:value-type="string">
            <text:p>L35</text:p>
          </table:table-cell>
          <table:table-cell table:formula="of:=CONCATENATE(&quot;INSERT INTO modele (lib_modele, id_marque_modele) VALUES ('&quot;;[.I879];&quot;', &quot;;[.G879];&quot;);&quot;)" office:value-type="string" office:string-value="INSERT INTO modele (lib_modele, id_marque_modele) VALUES ('L35', 36);" calcext:value-type="string">
            <text:p>INSERT INTO modele (lib_modele, id_marque_modele) VALUES ('L35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LEAF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0];&quot; &quot;;[.D880];[.E880];[.F880])" office:value-type="string" office:string-value="LEAF " calcext:value-type="string">
            <text:p>LEAF </text:p>
          </table:table-cell>
          <table:table-cell table:formula="of:=TRIM([.H880])" office:value-type="string" office:string-value="LEAF" calcext:value-type="string">
            <text:p>LEAF</text:p>
          </table:table-cell>
          <table:table-cell table:formula="of:=CONCATENATE(&quot;INSERT INTO modele (lib_modele, id_marque_modele) VALUES ('&quot;;[.I880];&quot;', &quot;;[.G880];&quot;);&quot;)" office:value-type="string" office:string-value="INSERT INTO modele (lib_modele, id_marque_modele) VALUES ('LEAF', 36);" calcext:value-type="string">
            <text:p>INSERT INTO modele (lib_modele, id_marque_modele) VALUES ('LEAF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1];&quot; &quot;;[.D881];[.E881];[.F881])" office:value-type="string" office:string-value="MAXIMA " calcext:value-type="string">
            <text:p>MAXIMA </text:p>
          </table:table-cell>
          <table:table-cell table:formula="of:=TRIM([.H881])" office:value-type="string" office:string-value="MAXIMA" calcext:value-type="string">
            <text:p>MAXIMA</text:p>
          </table:table-cell>
          <table:table-cell table:formula="of:=CONCATENATE(&quot;INSERT INTO modele (lib_modele, id_marque_modele) VALUES ('&quot;;[.I881];&quot;', &quot;;[.G881];&quot;);&quot;)" office:value-type="string" office:string-value="INSERT INTO modele (lib_modele, id_marque_modele) VALUES ('MAXIMA', 36);" calcext:value-type="string">
            <text:p>INSERT INTO modele (lib_modele, id_marque_modele) VALUES ('MAXIM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Q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2];&quot; &quot;;[.D882];[.E882];[.F882])" office:value-type="string" office:string-value="MAXIMA QX" calcext:value-type="string">
            <text:p>MAXIMA QX</text:p>
          </table:table-cell>
          <table:table-cell table:formula="of:=TRIM([.H882])" office:value-type="string" office:string-value="MAXIMA QX" calcext:value-type="string">
            <text:p>MAXIMA QX</text:p>
          </table:table-cell>
          <table:table-cell table:formula="of:=CONCATENATE(&quot;INSERT INTO modele (lib_modele, id_marque_modele) VALUES ('&quot;;[.I882];&quot;', &quot;;[.G882];&quot;);&quot;)" office:value-type="string" office:string-value="INSERT INTO modele (lib_modele, id_marque_modele) VALUES ('MAXIMA QX', 36);" calcext:value-type="string">
            <text:p>INSERT INTO modele (lib_modele, id_marque_modele) VALUES ('MAXIMA Q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3];&quot; &quot;;[.D883];[.E883];[.F883])" office:value-type="string" office:string-value="MICRA " calcext:value-type="string">
            <text:p>MICRA </text:p>
          </table:table-cell>
          <table:table-cell table:formula="of:=TRIM([.H883])" office:value-type="string" office:string-value="MICRA" calcext:value-type="string">
            <text:p>MICRA</text:p>
          </table:table-cell>
          <table:table-cell table:formula="of:=CONCATENATE(&quot;INSERT INTO modele (lib_modele, id_marque_modele) VALUES ('&quot;;[.I883];&quot;', &quot;;[.G883];&quot;);&quot;)" office:value-type="string" office:string-value="INSERT INTO modele (lib_modele, id_marque_modele) VALUES ('MICRA', 36);" calcext:value-type="string">
            <text:p>INSERT INTO modele (lib_modele, id_marque_modele) VALUES ('MIC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office:value-type="string" calcext:value-type="string">
            <text:p>C+C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4];&quot; &quot;;[.D884];[.E884];[.F884])" office:value-type="string" office:string-value="MICRA C+C" calcext:value-type="string">
            <text:p>MICRA C+C</text:p>
          </table:table-cell>
          <table:table-cell table:formula="of:=TRIM([.H884])" office:value-type="string" office:string-value="MICRA C+C" calcext:value-type="string">
            <text:p>MICRA C+C</text:p>
          </table:table-cell>
          <table:table-cell table:formula="of:=CONCATENATE(&quot;INSERT INTO modele (lib_modele, id_marque_modele) VALUES ('&quot;;[.I884];&quot;', &quot;;[.G884];&quot;);&quot;)" office:value-type="string" office:string-value="INSERT INTO modele (lib_modele, id_marque_modele) VALUES ('MICRA C+C', 36);" calcext:value-type="string">
            <text:p>INSERT INTO modele (lib_modele, id_marque_modele) VALUES ('MICRA C+C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URAN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5];&quot; &quot;;[.D885];[.E885];[.F885])" office:value-type="string" office:string-value="MURANO " calcext:value-type="string">
            <text:p>MURANO </text:p>
          </table:table-cell>
          <table:table-cell table:formula="of:=TRIM([.H885])" office:value-type="string" office:string-value="MURANO" calcext:value-type="string">
            <text:p>MURANO</text:p>
          </table:table-cell>
          <table:table-cell table:formula="of:=CONCATENATE(&quot;INSERT INTO modele (lib_modele, id_marque_modele) VALUES ('&quot;;[.I885];&quot;', &quot;;[.G885];&quot;);&quot;)" office:value-type="string" office:string-value="INSERT INTO modele (lib_modele, id_marque_modele) VALUES ('MURANO', 36);" calcext:value-type="string">
            <text:p>INSERT INTO modele (lib_modele, id_marque_modele) VALUES ('MURA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AVA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6];&quot; &quot;;[.D886];[.E886];[.F886])" office:value-type="string" office:string-value="NAVARA " calcext:value-type="string">
            <text:p>NAVARA </text:p>
          </table:table-cell>
          <table:table-cell table:formula="of:=TRIM([.H886])" office:value-type="string" office:string-value="NAVARA" calcext:value-type="string">
            <text:p>NAVARA</text:p>
          </table:table-cell>
          <table:table-cell table:formula="of:=CONCATENATE(&quot;INSERT INTO modele (lib_modele, id_marque_modele) VALUES ('&quot;;[.I886];&quot;', &quot;;[.G886];&quot;);&quot;)" office:value-type="string" office:string-value="INSERT INTO modele (lib_modele, id_marque_modele) VALUES ('NAVARA', 36);" calcext:value-type="string">
            <text:p>INSERT INTO modele (lib_modele, id_marque_modele) VALUES ('NAVA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7];&quot; &quot;;[.D887];[.E887];[.F887])" office:value-type="string" office:string-value="NOTE " calcext:value-type="string">
            <text:p>NOTE </text:p>
          </table:table-cell>
          <table:table-cell table:formula="of:=TRIM([.H887])" office:value-type="string" office:string-value="NOTE" calcext:value-type="string">
            <text:p>NOTE</text:p>
          </table:table-cell>
          <table:table-cell table:formula="of:=CONCATENATE(&quot;INSERT INTO modele (lib_modele, id_marque_modele) VALUES ('&quot;;[.I887];&quot;', &quot;;[.G887];&quot;);&quot;)" office:value-type="string" office:string-value="INSERT INTO modele (lib_modele, id_marque_modele) VALUES ('NOTE', 36);" calcext:value-type="string">
            <text:p>INSERT INTO modele (lib_modele, id_marque_modele) VALUES ('NOT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8];&quot; &quot;;[.D888];[.E888];[.F888])" office:value-type="string" office:string-value="NP 300" calcext:value-type="string">
            <text:p>NP 300</text:p>
          </table:table-cell>
          <table:table-cell table:formula="of:=TRIM([.H888])" office:value-type="string" office:string-value="NP 300" calcext:value-type="string">
            <text:p>NP 300</text:p>
          </table:table-cell>
          <table:table-cell table:formula="of:=CONCATENATE(&quot;INSERT INTO modele (lib_modele, id_marque_modele) VALUES ('&quot;;[.I888];&quot;', &quot;;[.G888];&quot;);&quot;)" office:value-type="string" office:string-value="INSERT INTO modele (lib_modele, id_marque_modele) VALUES ('NP 300', 36);" calcext:value-type="string">
            <text:p>INSERT INTO modele (lib_modele, id_marque_modele) VALUES ('NP 3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T400</text:p>
          </table:table-cell>
          <table:table-cell office:value-type="string" calcext:value-type="string">
            <text:p>CABSTA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9];&quot; &quot;;[.D889];[.E889];[.F889])" office:value-type="string" office:string-value="NT400 CABSTAR" calcext:value-type="string">
            <text:p>NT400 CABSTAR</text:p>
          </table:table-cell>
          <table:table-cell table:formula="of:=TRIM([.H889])" office:value-type="string" office:string-value="NT400 CABSTAR" calcext:value-type="string">
            <text:p>NT400 CABSTAR</text:p>
          </table:table-cell>
          <table:table-cell table:formula="of:=CONCATENATE(&quot;INSERT INTO modele (lib_modele, id_marque_modele) VALUES ('&quot;;[.I889];&quot;', &quot;;[.G889];&quot;);&quot;)" office:value-type="string" office:string-value="INSERT INTO modele (lib_modele, id_marque_modele) VALUES ('NT400 CABSTAR', 36);" calcext:value-type="string">
            <text:p>INSERT INTO modele (lib_modele, id_marque_modele) VALUES ('NT400 CAB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V20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0];&quot; &quot;;[.D890];[.E890];[.F890])" office:value-type="string" office:string-value="NV200 " calcext:value-type="string">
            <text:p>NV200 </text:p>
          </table:table-cell>
          <table:table-cell table:formula="of:=TRIM([.H890])" office:value-type="string" office:string-value="NV200" calcext:value-type="string">
            <text:p>NV200</text:p>
          </table:table-cell>
          <table:table-cell table:formula="of:=CONCATENATE(&quot;INSERT INTO modele (lib_modele, id_marque_modele) VALUES ('&quot;;[.I890];&quot;', &quot;;[.G890];&quot;);&quot;)" office:value-type="string" office:string-value="INSERT INTO modele (lib_modele, id_marque_modele) VALUES ('NV200', 36);" calcext:value-type="string">
            <text:p>INSERT INTO modele (lib_modele, id_marque_modele) VALUES ('NV2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V40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1];&quot; &quot;;[.D891];[.E891];[.F891])" office:value-type="string" office:string-value="NV400 " calcext:value-type="string">
            <text:p>NV400 </text:p>
          </table:table-cell>
          <table:table-cell table:formula="of:=TRIM([.H891])" office:value-type="string" office:string-value="NV400" calcext:value-type="string">
            <text:p>NV400</text:p>
          </table:table-cell>
          <table:table-cell table:formula="of:=CONCATENATE(&quot;INSERT INTO modele (lib_modele, id_marque_modele) VALUES ('&quot;;[.I891];&quot;', &quot;;[.G891];&quot;);&quot;)" office:value-type="string" office:string-value="INSERT INTO modele (lib_modele, id_marque_modele) VALUES ('NV400', 36);" calcext:value-type="string">
            <text:p>INSERT INTO modele (lib_modele, id_marque_modele) VALUES ('NV4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2];&quot; &quot;;[.D892];[.E892];[.F892])" office:value-type="string" office:string-value="PATHFINDER " calcext:value-type="string">
            <text:p>PATHFINDER </text:p>
          </table:table-cell>
          <table:table-cell table:formula="of:=TRIM([.H892])" office:value-type="string" office:string-value="PATHFINDER" calcext:value-type="string">
            <text:p>PATHFINDER</text:p>
          </table:table-cell>
          <table:table-cell table:formula="of:=CONCATENATE(&quot;INSERT INTO modele (lib_modele, id_marque_modele) VALUES ('&quot;;[.I892];&quot;', &quot;;[.G892];&quot;);&quot;)" office:value-type="string" office:string-value="INSERT INTO modele (lib_modele, id_marque_modele) VALUES ('PATHFINDER', 36);" calcext:value-type="string">
            <text:p>INSERT INTO modele (lib_modele, id_marque_modele) VALUES ('PATHFINDE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4X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3];&quot; &quot;;[.D893];[.E893];[.F893])" office:value-type="string" office:string-value="PATROL 4X4" calcext:value-type="string">
            <text:p>PATROL 4X4</text:p>
          </table:table-cell>
          <table:table-cell table:formula="of:=TRIM([.H893])" office:value-type="string" office:string-value="PATROL 4X4" calcext:value-type="string">
            <text:p>PATROL 4X4</text:p>
          </table:table-cell>
          <table:table-cell table:formula="of:=CONCATENATE(&quot;INSERT INTO modele (lib_modele, id_marque_modele) VALUES ('&quot;;[.I893];&quot;', &quot;;[.G893];&quot;);&quot;)" office:value-type="string" office:string-value="INSERT INTO modele (lib_modele, id_marque_modele) VALUES ('PATROL 4X4', 36);" calcext:value-type="string">
            <text:p>INSERT INTO modele (lib_modele, id_marque_modele) VALUES ('PATROL 4X4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4];&quot; &quot;;[.D894];[.E894];[.F894])" office:value-type="string" office:string-value="PICK UP" calcext:value-type="string">
            <text:p>PICK UP</text:p>
          </table:table-cell>
          <table:table-cell table:formula="of:=TRIM([.H894])" office:value-type="string" office:string-value="PICK UP" calcext:value-type="string">
            <text:p>PICK UP</text:p>
          </table:table-cell>
          <table:table-cell table:formula="of:=CONCATENATE(&quot;INSERT INTO modele (lib_modele, id_marque_modele) VALUES ('&quot;;[.I894];&quot;', &quot;;[.G894];&quot;);&quot;)" office:value-type="string" office:string-value="INSERT INTO modele (lib_modele, id_marque_modele) VALUES ('PICK UP', 36);" calcext:value-type="string">
            <text:p>INSERT INTO modele (lib_modele, id_marque_modele) VALUES ('PICK UP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IX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5];&quot; &quot;;[.D895];[.E895];[.F895])" office:value-type="string" office:string-value="PIXO " calcext:value-type="string">
            <text:p>PIXO </text:p>
          </table:table-cell>
          <table:table-cell table:formula="of:=TRIM([.H895])" office:value-type="string" office:string-value="PIXO" calcext:value-type="string">
            <text:p>PIXO</text:p>
          </table:table-cell>
          <table:table-cell table:formula="of:=CONCATENATE(&quot;INSERT INTO modele (lib_modele, id_marque_modele) VALUES ('&quot;;[.I895];&quot;', &quot;;[.G895];&quot;);&quot;)" office:value-type="string" office:string-value="INSERT INTO modele (lib_modele, id_marque_modele) VALUES ('PIXO', 36);" calcext:value-type="string">
            <text:p>INSERT INTO modele (lib_modele, id_marque_modele) VALUES ('PIX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AIRI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6];&quot; &quot;;[.D896];[.E896];[.F896])" office:value-type="string" office:string-value="PRAIRIE " calcext:value-type="string">
            <text:p>PRAIRIE </text:p>
          </table:table-cell>
          <table:table-cell table:formula="of:=TRIM([.H896])" office:value-type="string" office:string-value="PRAIRIE" calcext:value-type="string">
            <text:p>PRAIRIE</text:p>
          </table:table-cell>
          <table:table-cell table:formula="of:=CONCATENATE(&quot;INSERT INTO modele (lib_modele, id_marque_modele) VALUES ('&quot;;[.I896];&quot;', &quot;;[.G896];&quot;);&quot;)" office:value-type="string" office:string-value="INSERT INTO modele (lib_modele, id_marque_modele) VALUES ('PRAIRIE', 36);" calcext:value-type="string">
            <text:p>INSERT INTO modele (lib_modele, id_marque_modele) VALUES ('PRAIRI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7];&quot; &quot;;[.D897];[.E897];[.F897])" office:value-type="string" office:string-value="PRIMASTAR " calcext:value-type="string">
            <text:p>PRIMASTAR </text:p>
          </table:table-cell>
          <table:table-cell table:formula="of:=TRIM([.H897])" office:value-type="string" office:string-value="PRIMASTAR" calcext:value-type="string">
            <text:p>PRIMASTAR</text:p>
          </table:table-cell>
          <table:table-cell table:formula="of:=CONCATENATE(&quot;INSERT INTO modele (lib_modele, id_marque_modele) VALUES ('&quot;;[.I897];&quot;', &quot;;[.G897];&quot;);&quot;)" office:value-type="string" office:string-value="INSERT INTO modele (lib_modele, id_marque_modele) VALUES ('PRIMASTAR', 36);" calcext:value-type="string">
            <text:p>INSERT INTO modele (lib_modele, id_marque_modele) VALUES ('PRIMA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office:value-type="string" calcext:value-type="string">
            <text:p>AVANTOU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8];&quot; &quot;;[.D898];[.E898];[.F898])" office:value-type="string" office:string-value="PRIMASTAR AVANTOUR" calcext:value-type="string">
            <text:p>PRIMASTAR AVANTOUR</text:p>
          </table:table-cell>
          <table:table-cell table:formula="of:=TRIM([.H898])" office:value-type="string" office:string-value="PRIMASTAR AVANTOUR" calcext:value-type="string">
            <text:p>PRIMASTAR AVANTOUR</text:p>
          </table:table-cell>
          <table:table-cell table:formula="of:=CONCATENATE(&quot;INSERT INTO modele (lib_modele, id_marque_modele) VALUES ('&quot;;[.I898];&quot;', &quot;;[.G898];&quot;);&quot;)" office:value-type="string" office:string-value="INSERT INTO modele (lib_modele, id_marque_modele) VALUES ('PRIMASTAR AVANTOUR', 36);" calcext:value-type="string">
            <text:p>INSERT INTO modele (lib_modele, id_marque_modele) VALUES ('PRIMASTAR AVANTOU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9];&quot; &quot;;[.D899];[.E899];[.F899])" office:value-type="string" office:string-value="PRIMASTAR COMBI" calcext:value-type="string">
            <text:p>PRIMASTAR COMBI</text:p>
          </table:table-cell>
          <table:table-cell table:formula="of:=TRIM([.H899])" office:value-type="string" office:string-value="PRIMASTAR COMBI" calcext:value-type="string">
            <text:p>PRIMASTAR COMBI</text:p>
          </table:table-cell>
          <table:table-cell table:formula="of:=CONCATENATE(&quot;INSERT INTO modele (lib_modele, id_marque_modele) VALUES ('&quot;;[.I899];&quot;', &quot;;[.G899];&quot;);&quot;)" office:value-type="string" office:string-value="INSERT INTO modele (lib_modele, id_marque_modele) VALUES ('PRIMASTAR COMBI', 36);" calcext:value-type="string">
            <text:p>INSERT INTO modele (lib_modele, id_marque_modele) VALUES ('PRIMASTAR COMB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E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0];&quot; &quot;;[.D900];[.E900];[.F900])" office:value-type="string" office:string-value="PRIMERA " calcext:value-type="string">
            <text:p>PRIMERA </text:p>
          </table:table-cell>
          <table:table-cell table:formula="of:=TRIM([.H900])" office:value-type="string" office:string-value="PRIMERA" calcext:value-type="string">
            <text:p>PRIMERA</text:p>
          </table:table-cell>
          <table:table-cell table:formula="of:=CONCATENATE(&quot;INSERT INTO modele (lib_modele, id_marque_modele) VALUES ('&quot;;[.I900];&quot;', &quot;;[.G900];&quot;);&quot;)" office:value-type="string" office:string-value="INSERT INTO modele (lib_modele, id_marque_modele) VALUES ('PRIMERA', 36);" calcext:value-type="string">
            <text:p>INSERT INTO modele (lib_modele, id_marque_modele) VALUES ('PRIME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ULS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1];&quot; &quot;;[.D901];[.E901];[.F901])" office:value-type="string" office:string-value="PULSAR " calcext:value-type="string">
            <text:p>PULSAR </text:p>
          </table:table-cell>
          <table:table-cell table:formula="of:=TRIM([.H901])" office:value-type="string" office:string-value="PULSAR" calcext:value-type="string">
            <text:p>PULSAR</text:p>
          </table:table-cell>
          <table:table-cell table:formula="of:=CONCATENATE(&quot;INSERT INTO modele (lib_modele, id_marque_modele) VALUES ('&quot;;[.I901];&quot;', &quot;;[.G901];&quot;);&quot;)" office:value-type="string" office:string-value="INSERT INTO modele (lib_modele, id_marque_modele) VALUES ('PULSAR', 36);" calcext:value-type="string">
            <text:p>INSERT INTO modele (lib_modele, id_marque_modele) VALUES ('PULS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ASHQAI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2];&quot; &quot;;[.D902];[.E902];[.F902])" office:value-type="string" office:string-value="QASHQAI " calcext:value-type="string">
            <text:p>QASHQAI </text:p>
          </table:table-cell>
          <table:table-cell table:formula="of:=TRIM([.H902])" office:value-type="string" office:string-value="QASHQAI" calcext:value-type="string">
            <text:p>QASHQAI</text:p>
          </table:table-cell>
          <table:table-cell table:formula="of:=CONCATENATE(&quot;INSERT INTO modele (lib_modele, id_marque_modele) VALUES ('&quot;;[.I902];&quot;', &quot;;[.G902];&quot;);&quot;)" office:value-type="string" office:string-value="INSERT INTO modele (lib_modele, id_marque_modele) VALUES ('QASHQAI', 36);" calcext:value-type="string">
            <text:p>INSERT INTO modele (lib_modele, id_marque_modele) VALUES ('QASHQA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EREN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3];&quot; &quot;;[.D903];[.E903];[.F903])" office:value-type="string" office:string-value="SERENA " calcext:value-type="string">
            <text:p>SERENA </text:p>
          </table:table-cell>
          <table:table-cell table:formula="of:=TRIM([.H903])" office:value-type="string" office:string-value="SERENA" calcext:value-type="string">
            <text:p>SERENA</text:p>
          </table:table-cell>
          <table:table-cell table:formula="of:=CONCATENATE(&quot;INSERT INTO modele (lib_modele, id_marque_modele) VALUES ('&quot;;[.I903];&quot;', &quot;;[.G903];&quot;);&quot;)" office:value-type="string" office:string-value="INSERT INTO modele (lib_modele, id_marque_modele) VALUES ('SERENA', 36);" calcext:value-type="string">
            <text:p>INSERT INTO modele (lib_modele, id_marque_modele) VALUES ('SEREN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ILVI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4];&quot; &quot;;[.D904];[.E904];[.F904])" office:value-type="string" office:string-value="SILVIA " calcext:value-type="string">
            <text:p>SILVIA </text:p>
          </table:table-cell>
          <table:table-cell table:formula="of:=TRIM([.H904])" office:value-type="string" office:string-value="SILVIA" calcext:value-type="string">
            <text:p>SILVIA</text:p>
          </table:table-cell>
          <table:table-cell table:formula="of:=CONCATENATE(&quot;INSERT INTO modele (lib_modele, id_marque_modele) VALUES ('&quot;;[.I904];&quot;', &quot;;[.G904];&quot;);&quot;)" office:value-type="string" office:string-value="INSERT INTO modele (lib_modele, id_marque_modele) VALUES ('SILVIA', 36);" calcext:value-type="string">
            <text:p>INSERT INTO modele (lib_modele, id_marque_modele) VALUES ('SILVI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TANZ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5];&quot; &quot;;[.D905];[.E905];[.F905])" office:value-type="string" office:string-value="STANZA " calcext:value-type="string">
            <text:p>STANZA </text:p>
          </table:table-cell>
          <table:table-cell table:formula="of:=TRIM([.H905])" office:value-type="string" office:string-value="STANZA" calcext:value-type="string">
            <text:p>STANZA</text:p>
          </table:table-cell>
          <table:table-cell table:formula="of:=CONCATENATE(&quot;INSERT INTO modele (lib_modele, id_marque_modele) VALUES ('&quot;;[.I905];&quot;', &quot;;[.G905];&quot;);&quot;)" office:value-type="string" office:string-value="INSERT INTO modele (lib_modele, id_marque_modele) VALUES ('STANZA', 36);" calcext:value-type="string">
            <text:p>INSERT INTO modele (lib_modele, id_marque_modele) VALUES ('STANZ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UNN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6];&quot; &quot;;[.D906];[.E906];[.F906])" office:value-type="string" office:string-value="SUNNY " calcext:value-type="string">
            <text:p>SUNNY </text:p>
          </table:table-cell>
          <table:table-cell table:formula="of:=TRIM([.H906])" office:value-type="string" office:string-value="SUNNY" calcext:value-type="string">
            <text:p>SUNNY</text:p>
          </table:table-cell>
          <table:table-cell table:formula="of:=CONCATENATE(&quot;INSERT INTO modele (lib_modele, id_marque_modele) VALUES ('&quot;;[.I906];&quot;', &quot;;[.G906];&quot;);&quot;)" office:value-type="string" office:string-value="INSERT INTO modele (lib_modele, id_marque_modele) VALUES ('SUNNY', 36);" calcext:value-type="string">
            <text:p>INSERT INTO modele (lib_modele, id_marque_modele) VALUES ('SUNNY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ERRAN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7];&quot; &quot;;[.D907];[.E907];[.F907])" office:value-type="string" office:string-value="TERRANO " calcext:value-type="string">
            <text:p>TERRANO </text:p>
          </table:table-cell>
          <table:table-cell table:formula="of:=TRIM([.H907])" office:value-type="string" office:string-value="TERRANO" calcext:value-type="string">
            <text:p>TERRANO</text:p>
          </table:table-cell>
          <table:table-cell table:formula="of:=CONCATENATE(&quot;INSERT INTO modele (lib_modele, id_marque_modele) VALUES ('&quot;;[.I907];&quot;', &quot;;[.G907];&quot;);&quot;)" office:value-type="string" office:string-value="INSERT INTO modele (lib_modele, id_marque_modele) VALUES ('TERRANO', 36);" calcext:value-type="string">
            <text:p>INSERT INTO modele (lib_modele, id_marque_modele) VALUES ('TERRA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ERRAN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908];&quot; &quot;;[.D908];[.E908];[.F908])" office:value-type="string" office:string-value="TERRANO II" calcext:value-type="string">
            <text:p>TERRANO II</text:p>
          </table:table-cell>
          <table:table-cell table:formula="of:=TRIM([.H908])" office:value-type="string" office:string-value="TERRANO II" calcext:value-type="string">
            <text:p>TERRANO II</text:p>
          </table:table-cell>
          <table:table-cell table:formula="of:=CONCATENATE(&quot;INSERT INTO modele (lib_modele, id_marque_modele) VALUES ('&quot;;[.I908];&quot;', &quot;;[.G908];&quot;);&quot;)" office:value-type="string" office:string-value="INSERT INTO modele (lib_modele, id_marque_modele) VALUES ('TERRANO II', 36);" calcext:value-type="string">
            <text:p>INSERT INTO modele (lib_modele, id_marque_modele) VALUES ('TERRANO I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9];&quot; &quot;;[.D909];[.E909];[.F909])" office:value-type="string" office:string-value="TRADE " calcext:value-type="string">
            <text:p>TRADE </text:p>
          </table:table-cell>
          <table:table-cell table:formula="of:=TRIM([.H909])" office:value-type="string" office:string-value="TRADE" calcext:value-type="string">
            <text:p>TRADE</text:p>
          </table:table-cell>
          <table:table-cell table:formula="of:=CONCATENATE(&quot;INSERT INTO modele (lib_modele, id_marque_modele) VALUES ('&quot;;[.I909];&quot;', &quot;;[.G909];&quot;);&quot;)" office:value-type="string" office:string-value="INSERT INTO modele (lib_modele, id_marque_modele) VALUES ('TRADE', 36);" calcext:value-type="string">
            <text:p>INSERT INTO modele (lib_modele, id_marque_modele) VALUES ('TRAD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URVAN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0];&quot; &quot;;[.D910];[.E910];[.F910])" office:value-type="string" office:string-value="URVAN " calcext:value-type="string">
            <text:p>URVAN </text:p>
          </table:table-cell>
          <table:table-cell table:formula="of:=TRIM([.H910])" office:value-type="string" office:string-value="URVAN" calcext:value-type="string">
            <text:p>URVAN</text:p>
          </table:table-cell>
          <table:table-cell table:formula="of:=CONCATENATE(&quot;INSERT INTO modele (lib_modele, id_marque_modele) VALUES ('&quot;;[.I910];&quot;', &quot;;[.G910];&quot;);&quot;)" office:value-type="string" office:string-value="INSERT INTO modele (lib_modele, id_marque_modele) VALUES ('URVAN', 36);" calcext:value-type="string">
            <text:p>INSERT INTO modele (lib_modele, id_marque_modele) VALUES ('URVA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VANETT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1];&quot; &quot;;[.D911];[.E911];[.F911])" office:value-type="string" office:string-value="VANETTE " calcext:value-type="string">
            <text:p>VANETTE </text:p>
          </table:table-cell>
          <table:table-cell table:formula="of:=TRIM([.H911])" office:value-type="string" office:string-value="VANETTE" calcext:value-type="string">
            <text:p>VANETTE</text:p>
          </table:table-cell>
          <table:table-cell table:formula="of:=CONCATENATE(&quot;INSERT INTO modele (lib_modele, id_marque_modele) VALUES ('&quot;;[.I911];&quot;', &quot;;[.G911];&quot;);&quot;)" office:value-type="string" office:string-value="INSERT INTO modele (lib_modele, id_marque_modele) VALUES ('VANETTE', 36);" calcext:value-type="string">
            <text:p>INSERT INTO modele (lib_modele, id_marque_modele) VALUES ('VANETT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-TRAI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2];&quot; &quot;;[.D912];[.E912];[.F912])" office:value-type="string" office:string-value="X-TRAIL " calcext:value-type="string">
            <text:p>X-TRAIL </text:p>
          </table:table-cell>
          <table:table-cell table:formula="of:=TRIM([.H912])" office:value-type="string" office:string-value="X-TRAIL" calcext:value-type="string">
            <text:p>X-TRAIL</text:p>
          </table:table-cell>
          <table:table-cell table:formula="of:=CONCATENATE(&quot;INSERT INTO modele (lib_modele, id_marque_modele) VALUES ('&quot;;[.I912];&quot;', &quot;;[.G912];&quot;);&quot;)" office:value-type="string" office:string-value="INSERT INTO modele (lib_modele, id_marque_modele) VALUES ('X-TRAIL', 36);" calcext:value-type="string">
            <text:p>INSERT INTO modele (lib_modele, id_marque_modele) VALUES ('X-TRAIL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3];&quot; &quot;;[.D913];[.E913];[.F913])" office:value-type="string" office:string-value="AUTRE " calcext:value-type="string">
            <text:p>AUTRE </text:p>
          </table:table-cell>
          <table:table-cell table:formula="of:=TRIM([.H91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13];&quot;', &quot;;[.G913];&quot;);&quot;)" office:value-type="string" office:string-value="INSERT INTO modele (lib_modele, id_marque_modele) VALUES ('AUTRE', 36);" calcext:value-type="string">
            <text:p>INSERT INTO modele (lib_modele, id_marque_modele) VALUES ('AUTR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4];&quot; &quot;;[.D914];[.E914];[.F914])" office:value-type="string" office:string-value="ADAM " calcext:value-type="string">
            <text:p>ADAM </text:p>
          </table:table-cell>
          <table:table-cell table:formula="of:=TRIM([.H914])" office:value-type="string" office:string-value="ADAM" calcext:value-type="string">
            <text:p>ADAM</text:p>
          </table:table-cell>
          <table:table-cell table:formula="of:=CONCATENATE(&quot;INSERT INTO modele (lib_modele, id_marque_modele) VALUES ('&quot;;[.I914];&quot;', &quot;;[.G914];&quot;);&quot;)" office:value-type="string" office:string-value="INSERT INTO modele (lib_modele, id_marque_modele) VALUES ('ADAM', 37);" calcext:value-type="string">
            <text:p>INSERT INTO modele (lib_modele, id_marque_modele) VALUES ('ADAM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GIL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5];&quot; &quot;;[.D915];[.E915];[.F915])" office:value-type="string" office:string-value="AGILA " calcext:value-type="string">
            <text:p>AGILA </text:p>
          </table:table-cell>
          <table:table-cell table:formula="of:=TRIM([.H915])" office:value-type="string" office:string-value="AGILA" calcext:value-type="string">
            <text:p>AGILA</text:p>
          </table:table-cell>
          <table:table-cell table:formula="of:=CONCATENATE(&quot;INSERT INTO modele (lib_modele, id_marque_modele) VALUES ('&quot;;[.I915];&quot;', &quot;;[.G915];&quot;);&quot;)" office:value-type="string" office:string-value="INSERT INTO modele (lib_modele, id_marque_modele) VALUES ('AGILA', 37);" calcext:value-type="string">
            <text:p>INSERT INTO modele (lib_modele, id_marque_modele) VALUES ('AGIL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MPE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6];&quot; &quot;;[.D916];[.E916];[.F916])" office:value-type="string" office:string-value="AMPERA " calcext:value-type="string">
            <text:p>AMPERA </text:p>
          </table:table-cell>
          <table:table-cell table:formula="of:=TRIM([.H916])" office:value-type="string" office:string-value="AMPERA" calcext:value-type="string">
            <text:p>AMPERA</text:p>
          </table:table-cell>
          <table:table-cell table:formula="of:=CONCATENATE(&quot;INSERT INTO modele (lib_modele, id_marque_modele) VALUES ('&quot;;[.I916];&quot;', &quot;;[.G916];&quot;);&quot;)" office:value-type="string" office:string-value="INSERT INTO modele (lib_modele, id_marque_modele) VALUES ('AMPERA', 37);" calcext:value-type="string">
            <text:p>INSERT INTO modele (lib_modele, id_marque_modele) VALUES ('AMPE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NTA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7];&quot; &quot;;[.D917];[.E917];[.F917])" office:value-type="string" office:string-value="ANTARA " calcext:value-type="string">
            <text:p>ANTARA </text:p>
          </table:table-cell>
          <table:table-cell table:formula="of:=TRIM([.H917])" office:value-type="string" office:string-value="ANTARA" calcext:value-type="string">
            <text:p>ANTARA</text:p>
          </table:table-cell>
          <table:table-cell table:formula="of:=CONCATENATE(&quot;INSERT INTO modele (lib_modele, id_marque_modele) VALUES ('&quot;;[.I917];&quot;', &quot;;[.G917];&quot;);&quot;)" office:value-type="string" office:string-value="INSERT INTO modele (lib_modele, id_marque_modele) VALUES ('ANTARA', 37);" calcext:value-type="string">
            <text:p>INSERT INTO modele (lib_modele, id_marque_modele) VALUES ('ANTA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CON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8];&quot; &quot;;[.D918];[.E918];[.F918])" office:value-type="string" office:string-value="ASCONA " calcext:value-type="string">
            <text:p>ASCONA </text:p>
          </table:table-cell>
          <table:table-cell table:formula="of:=TRIM([.H918])" office:value-type="string" office:string-value="ASCONA" calcext:value-type="string">
            <text:p>ASCONA</text:p>
          </table:table-cell>
          <table:table-cell table:formula="of:=CONCATENATE(&quot;INSERT INTO modele (lib_modele, id_marque_modele) VALUES ('&quot;;[.I918];&quot;', &quot;;[.G918];&quot;);&quot;)" office:value-type="string" office:string-value="INSERT INTO modele (lib_modele, id_marque_modele) VALUES ('ASCONA', 37);" calcext:value-type="string">
            <text:p>INSERT INTO modele (lib_modele, id_marque_modele) VALUES ('ASCON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9];&quot; &quot;;[.D919];[.E919];[.F919])" office:value-type="string" office:string-value="ASTRA " calcext:value-type="string">
            <text:p>ASTRA </text:p>
          </table:table-cell>
          <table:table-cell table:formula="of:=TRIM([.H919])" office:value-type="string" office:string-value="ASTRA" calcext:value-type="string">
            <text:p>ASTRA</text:p>
          </table:table-cell>
          <table:table-cell table:formula="of:=CONCATENATE(&quot;INSERT INTO modele (lib_modele, id_marque_modele) VALUES ('&quot;;[.I919];&quot;', &quot;;[.G919];&quot;);&quot;)" office:value-type="string" office:string-value="INSERT INTO modele (lib_modele, id_marque_modele) VALUES ('ASTRA', 37);" calcext:value-type="string">
            <text:p>INSERT INTO modele (lib_modele, id_marque_modele) VALUES ('AS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GTC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0];&quot; &quot;;[.D920];[.E920];[.F920])" office:value-type="string" office:string-value="ASTRA GTC" calcext:value-type="string">
            <text:p>ASTRA GTC</text:p>
          </table:table-cell>
          <table:table-cell table:formula="of:=TRIM([.H920])" office:value-type="string" office:string-value="ASTRA GTC" calcext:value-type="string">
            <text:p>ASTRA GTC</text:p>
          </table:table-cell>
          <table:table-cell table:formula="of:=CONCATENATE(&quot;INSERT INTO modele (lib_modele, id_marque_modele) VALUES ('&quot;;[.I920];&quot;', &quot;;[.G920];&quot;);&quot;)" office:value-type="string" office:string-value="INSERT INTO modele (lib_modele, id_marque_modele) VALUES ('ASTRA GTC', 37);" calcext:value-type="string">
            <text:p>INSERT INTO modele (lib_modele, id_marque_modele) VALUES ('ASTRA GTC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TWINTOP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1];&quot; &quot;;[.D921];[.E921];[.F921])" office:value-type="string" office:string-value="ASTRA TWINTOP" calcext:value-type="string">
            <text:p>ASTRA TWINTOP</text:p>
          </table:table-cell>
          <table:table-cell table:formula="of:=TRIM([.H921])" office:value-type="string" office:string-value="ASTRA TWINTOP" calcext:value-type="string">
            <text:p>ASTRA TWINTOP</text:p>
          </table:table-cell>
          <table:table-cell table:formula="of:=CONCATENATE(&quot;INSERT INTO modele (lib_modele, id_marque_modele) VALUES ('&quot;;[.I921];&quot;', &quot;;[.G921];&quot;);&quot;)" office:value-type="string" office:string-value="INSERT INTO modele (lib_modele, id_marque_modele) VALUES ('ASTRA TWINTOP', 37);" calcext:value-type="string">
            <text:p>INSERT INTO modele (lib_modele, id_marque_modele) VALUES ('ASTRA TWINTOP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BRI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2];&quot; &quot;;[.D922];[.E922];[.F922])" office:value-type="string" office:string-value="CABRIO " calcext:value-type="string">
            <text:p>CABRIO </text:p>
          </table:table-cell>
          <table:table-cell table:formula="of:=TRIM([.H922])" office:value-type="string" office:string-value="CABRIO" calcext:value-type="string">
            <text:p>CABRIO</text:p>
          </table:table-cell>
          <table:table-cell table:formula="of:=CONCATENATE(&quot;INSERT INTO modele (lib_modele, id_marque_modele) VALUES ('&quot;;[.I922];&quot;', &quot;;[.G922];&quot;);&quot;)" office:value-type="string" office:string-value="INSERT INTO modele (lib_modele, id_marque_modele) VALUES ('CABRIO', 37);" calcext:value-type="string">
            <text:p>INSERT INTO modele (lib_modele, id_marque_modele) VALUES ('CABRI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LIB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3];&quot; &quot;;[.D923];[.E923];[.F923])" office:value-type="string" office:string-value="CALIBRA " calcext:value-type="string">
            <text:p>CALIBRA </text:p>
          </table:table-cell>
          <table:table-cell table:formula="of:=TRIM([.H923])" office:value-type="string" office:string-value="CALIBRA" calcext:value-type="string">
            <text:p>CALIBRA</text:p>
          </table:table-cell>
          <table:table-cell table:formula="of:=CONCATENATE(&quot;INSERT INTO modele (lib_modele, id_marque_modele) VALUES ('&quot;;[.I923];&quot;', &quot;;[.G923];&quot;);&quot;)" office:value-type="string" office:string-value="INSERT INTO modele (lib_modele, id_marque_modele) VALUES ('CALIBRA', 37);" calcext:value-type="string">
            <text:p>INSERT INTO modele (lib_modele, id_marque_modele) VALUES ('CALIB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MP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4];&quot; &quot;;[.D924];[.E924];[.F924])" office:value-type="string" office:string-value="CAMPO " calcext:value-type="string">
            <text:p>CAMPO </text:p>
          </table:table-cell>
          <table:table-cell table:formula="of:=TRIM([.H924])" office:value-type="string" office:string-value="CAMPO" calcext:value-type="string">
            <text:p>CAMPO</text:p>
          </table:table-cell>
          <table:table-cell table:formula="of:=CONCATENATE(&quot;INSERT INTO modele (lib_modele, id_marque_modele) VALUES ('&quot;;[.I924];&quot;', &quot;;[.G924];&quot;);&quot;)" office:value-type="string" office:string-value="INSERT INTO modele (lib_modele, id_marque_modele) VALUES ('CAMPO', 37);" calcext:value-type="string">
            <text:p>INSERT INTO modele (lib_modele, id_marque_modele) VALUES ('CAMP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SCAD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5];&quot; &quot;;[.D925];[.E925];[.F925])" office:value-type="string" office:string-value="CASCADA " calcext:value-type="string">
            <text:p>CASCADA </text:p>
          </table:table-cell>
          <table:table-cell table:formula="of:=TRIM([.H925])" office:value-type="string" office:string-value="CASCADA" calcext:value-type="string">
            <text:p>CASCADA</text:p>
          </table:table-cell>
          <table:table-cell table:formula="of:=CONCATENATE(&quot;INSERT INTO modele (lib_modele, id_marque_modele) VALUES ('&quot;;[.I925];&quot;', &quot;;[.G925];&quot;);&quot;)" office:value-type="string" office:string-value="INSERT INTO modele (lib_modele, id_marque_modele) VALUES ('CASCADA', 37);" calcext:value-type="string">
            <text:p>INSERT INTO modele (lib_modele, id_marque_modele) VALUES ('CASCAD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6];&quot; &quot;;[.D926];[.E926];[.F926])" office:value-type="string" office:string-value="COMBO " calcext:value-type="string">
            <text:p>COMBO </text:p>
          </table:table-cell>
          <table:table-cell table:formula="of:=TRIM([.H926])" office:value-type="string" office:string-value="COMBO" calcext:value-type="string">
            <text:p>COMBO</text:p>
          </table:table-cell>
          <table:table-cell table:formula="of:=CONCATENATE(&quot;INSERT INTO modele (lib_modele, id_marque_modele) VALUES ('&quot;;[.I926];&quot;', &quot;;[.G926];&quot;);&quot;)" office:value-type="string" office:string-value="INSERT INTO modele (lib_modele, id_marque_modele) VALUES ('COMBO', 37);" calcext:value-type="string">
            <text:p>INSERT INTO modele (lib_modele, id_marque_modele) VALUES ('COMB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7];&quot; &quot;;[.D927];[.E927];[.F927])" office:value-type="string" office:string-value="COMBO CARGO" calcext:value-type="string">
            <text:p>COMBO CARGO</text:p>
          </table:table-cell>
          <table:table-cell table:formula="of:=TRIM([.H927])" office:value-type="string" office:string-value="COMBO CARGO" calcext:value-type="string">
            <text:p>COMBO CARGO</text:p>
          </table:table-cell>
          <table:table-cell table:formula="of:=CONCATENATE(&quot;INSERT INTO modele (lib_modele, id_marque_modele) VALUES ('&quot;;[.I927];&quot;', &quot;;[.G927];&quot;);&quot;)" office:value-type="string" office:string-value="INSERT INTO modele (lib_modele, id_marque_modele) VALUES ('COMBO CARGO', 37);" calcext:value-type="string">
            <text:p>INSERT INTO modele (lib_modele, id_marque_modele) VALUES ('COMBO CARG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OU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8];&quot; &quot;;[.D928];[.E928];[.F928])" office:value-type="string" office:string-value="COMBO TOUR" calcext:value-type="string">
            <text:p>COMBO TOUR</text:p>
          </table:table-cell>
          <table:table-cell table:formula="of:=TRIM([.H928])" office:value-type="string" office:string-value="COMBO TOUR" calcext:value-type="string">
            <text:p>COMBO TOUR</text:p>
          </table:table-cell>
          <table:table-cell table:formula="of:=CONCATENATE(&quot;INSERT INTO modele (lib_modele, id_marque_modele) VALUES ('&quot;;[.I928];&quot;', &quot;;[.G928];&quot;);&quot;)" office:value-type="string" office:string-value="INSERT INTO modele (lib_modele, id_marque_modele) VALUES ('COMBO TOUR', 37);" calcext:value-type="string">
            <text:p>INSERT INTO modele (lib_modele, id_marque_modele) VALUES ('COMBO TOU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RS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9];&quot; &quot;;[.D929];[.E929];[.F929])" office:value-type="string" office:string-value="CORSA " calcext:value-type="string">
            <text:p>CORSA </text:p>
          </table:table-cell>
          <table:table-cell table:formula="of:=TRIM([.H929])" office:value-type="string" office:string-value="CORSA" calcext:value-type="string">
            <text:p>CORSA</text:p>
          </table:table-cell>
          <table:table-cell table:formula="of:=CONCATENATE(&quot;INSERT INTO modele (lib_modele, id_marque_modele) VALUES ('&quot;;[.I929];&quot;', &quot;;[.G929];&quot;);&quot;)" office:value-type="string" office:string-value="INSERT INTO modele (lib_modele, id_marque_modele) VALUES ('CORSA', 37);" calcext:value-type="string">
            <text:p>INSERT INTO modele (lib_modele, id_marque_modele) VALUES ('CORS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RSAVAN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0];&quot; &quot;;[.D930];[.E930];[.F930])" office:value-type="string" office:string-value="CORSAVAN " calcext:value-type="string">
            <text:p>CORSAVAN </text:p>
          </table:table-cell>
          <table:table-cell table:formula="of:=TRIM([.H930])" office:value-type="string" office:string-value="CORSAVAN" calcext:value-type="string">
            <text:p>CORSAVAN</text:p>
          </table:table-cell>
          <table:table-cell table:formula="of:=CONCATENATE(&quot;INSERT INTO modele (lib_modele, id_marque_modele) VALUES ('&quot;;[.I930];&quot;', &quot;;[.G930];&quot;);&quot;)" office:value-type="string" office:string-value="INSERT INTO modele (lib_modele, id_marque_modele) VALUES ('CORSAVAN', 37);" calcext:value-type="string">
            <text:p>INSERT INTO modele (lib_modele, id_marque_modele) VALUES ('CORSAVAN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FRONTE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1];&quot; &quot;;[.D931];[.E931];[.F931])" office:value-type="string" office:string-value="FRONTERA " calcext:value-type="string">
            <text:p>FRONTERA </text:p>
          </table:table-cell>
          <table:table-cell table:formula="of:=TRIM([.H931])" office:value-type="string" office:string-value="FRONTERA" calcext:value-type="string">
            <text:p>FRONTERA</text:p>
          </table:table-cell>
          <table:table-cell table:formula="of:=CONCATENATE(&quot;INSERT INTO modele (lib_modele, id_marque_modele) VALUES ('&quot;;[.I931];&quot;', &quot;;[.G931];&quot;);&quot;)" office:value-type="string" office:string-value="INSERT INTO modele (lib_modele, id_marque_modele) VALUES ('FRONTERA', 37);" calcext:value-type="string">
            <text:p>INSERT INTO modele (lib_modele, id_marque_modele) VALUES ('FRONTE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2];&quot; &quot;;[.D932];[.E932];[.F932])" office:value-type="string" office:string-value="GT " calcext:value-type="string">
            <text:p>GT </text:p>
          </table:table-cell>
          <table:table-cell table:formula="of:=TRIM([.H932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932];&quot;', &quot;;[.G932];&quot;);&quot;)" office:value-type="string" office:string-value="INSERT INTO modele (lib_modele, id_marque_modele) VALUES ('GT', 37);" calcext:value-type="string">
            <text:p>INSERT INTO modele (lib_modele, id_marque_modele) VALUES ('GT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INSIGNI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3];&quot; &quot;;[.D933];[.E933];[.F933])" office:value-type="string" office:string-value="INSIGNIA " calcext:value-type="string">
            <text:p>INSIGNIA </text:p>
          </table:table-cell>
          <table:table-cell table:formula="of:=TRIM([.H933])" office:value-type="string" office:string-value="INSIGNIA" calcext:value-type="string">
            <text:p>INSIGNIA</text:p>
          </table:table-cell>
          <table:table-cell table:formula="of:=CONCATENATE(&quot;INSERT INTO modele (lib_modele, id_marque_modele) VALUES ('&quot;;[.I933];&quot;', &quot;;[.G933];&quot;);&quot;)" office:value-type="string" office:string-value="INSERT INTO modele (lib_modele, id_marque_modele) VALUES ('INSIGNIA', 37);" calcext:value-type="string">
            <text:p>INSERT INTO modele (lib_modele, id_marque_modele) VALUES ('INSIGNI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KADETT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4];&quot; &quot;;[.D934];[.E934];[.F934])" office:value-type="string" office:string-value="KADETT " calcext:value-type="string">
            <text:p>KADETT </text:p>
          </table:table-cell>
          <table:table-cell table:formula="of:=TRIM([.H934])" office:value-type="string" office:string-value="KADETT" calcext:value-type="string">
            <text:p>KADETT</text:p>
          </table:table-cell>
          <table:table-cell table:formula="of:=CONCATENATE(&quot;INSERT INTO modele (lib_modele, id_marque_modele) VALUES ('&quot;;[.I934];&quot;', &quot;;[.G934];&quot;);&quot;)" office:value-type="string" office:string-value="INSERT INTO modele (lib_modele, id_marque_modele) VALUES ('KADETT', 37);" calcext:value-type="string">
            <text:p>INSERT INTO modele (lib_modele, id_marque_modele) VALUES ('KADETT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KAR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5];&quot; &quot;;[.D935];[.E935];[.F935])" office:value-type="string" office:string-value="KARL " calcext:value-type="string">
            <text:p>KARL </text:p>
          </table:table-cell>
          <table:table-cell table:formula="of:=TRIM([.H935])" office:value-type="string" office:string-value="KARL" calcext:value-type="string">
            <text:p>KARL</text:p>
          </table:table-cell>
          <table:table-cell table:formula="of:=CONCATENATE(&quot;INSERT INTO modele (lib_modele, id_marque_modele) VALUES ('&quot;;[.I935];&quot;', &quot;;[.G935];&quot;);&quot;)" office:value-type="string" office:string-value="INSERT INTO modele (lib_modele, id_marque_modele) VALUES ('KARL', 37);" calcext:value-type="string">
            <text:p>INSERT INTO modele (lib_modele, id_marque_modele) VALUES ('KARL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ANT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6];&quot; &quot;;[.D936];[.E936];[.F936])" office:value-type="string" office:string-value="MANTA " calcext:value-type="string">
            <text:p>MANTA </text:p>
          </table:table-cell>
          <table:table-cell table:formula="of:=TRIM([.H936])" office:value-type="string" office:string-value="MANTA" calcext:value-type="string">
            <text:p>MANTA</text:p>
          </table:table-cell>
          <table:table-cell table:formula="of:=CONCATENATE(&quot;INSERT INTO modele (lib_modele, id_marque_modele) VALUES ('&quot;;[.I936];&quot;', &quot;;[.G936];&quot;);&quot;)" office:value-type="string" office:string-value="INSERT INTO modele (lib_modele, id_marque_modele) VALUES ('MANTA', 37);" calcext:value-type="string">
            <text:p>INSERT INTO modele (lib_modele, id_marque_modele) VALUES ('MANT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ERIV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7];&quot; &quot;;[.D937];[.E937];[.F937])" office:value-type="string" office:string-value="MERIVA " calcext:value-type="string">
            <text:p>MERIVA </text:p>
          </table:table-cell>
          <table:table-cell table:formula="of:=TRIM([.H937])" office:value-type="string" office:string-value="MERIVA" calcext:value-type="string">
            <text:p>MERIVA</text:p>
          </table:table-cell>
          <table:table-cell table:formula="of:=CONCATENATE(&quot;INSERT INTO modele (lib_modele, id_marque_modele) VALUES ('&quot;;[.I937];&quot;', &quot;;[.G937];&quot;);&quot;)" office:value-type="string" office:string-value="INSERT INTO modele (lib_modele, id_marque_modele) VALUES ('MERIVA', 37);" calcext:value-type="string">
            <text:p>INSERT INTO modele (lib_modele, id_marque_modele) VALUES ('MERIV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KK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8];&quot; &quot;;[.D938];[.E938];[.F938])" office:value-type="string" office:string-value="MOKKA " calcext:value-type="string">
            <text:p>MOKKA </text:p>
          </table:table-cell>
          <table:table-cell table:formula="of:=TRIM([.H938])" office:value-type="string" office:string-value="MOKKA" calcext:value-type="string">
            <text:p>MOKKA</text:p>
          </table:table-cell>
          <table:table-cell table:formula="of:=CONCATENATE(&quot;INSERT INTO modele (lib_modele, id_marque_modele) VALUES ('&quot;;[.I938];&quot;', &quot;;[.G938];&quot;);&quot;)" office:value-type="string" office:string-value="INSERT INTO modele (lib_modele, id_marque_modele) VALUES ('MOKKA', 37);" calcext:value-type="string">
            <text:p>INSERT INTO modele (lib_modele, id_marque_modele) VALUES ('MOKK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NTERE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9];&quot; &quot;;[.D939];[.E939];[.F939])" office:value-type="string" office:string-value="MONTEREY " calcext:value-type="string">
            <text:p>MONTEREY </text:p>
          </table:table-cell>
          <table:table-cell table:formula="of:=TRIM([.H939])" office:value-type="string" office:string-value="MONTEREY" calcext:value-type="string">
            <text:p>MONTEREY</text:p>
          </table:table-cell>
          <table:table-cell table:formula="of:=CONCATENATE(&quot;INSERT INTO modele (lib_modele, id_marque_modele) VALUES ('&quot;;[.I939];&quot;', &quot;;[.G939];&quot;);&quot;)" office:value-type="string" office:string-value="INSERT INTO modele (lib_modele, id_marque_modele) VALUES ('MONTEREY', 37);" calcext:value-type="string">
            <text:p>INSERT INTO modele (lib_modele, id_marque_modele) VALUES ('MONTEREY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NZ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0];&quot; &quot;;[.D940];[.E940];[.F940])" office:value-type="string" office:string-value="MONZA " calcext:value-type="string">
            <text:p>MONZA </text:p>
          </table:table-cell>
          <table:table-cell table:formula="of:=TRIM([.H940])" office:value-type="string" office:string-value="MONZA" calcext:value-type="string">
            <text:p>MONZA</text:p>
          </table:table-cell>
          <table:table-cell table:formula="of:=CONCATENATE(&quot;INSERT INTO modele (lib_modele, id_marque_modele) VALUES ('&quot;;[.I940];&quot;', &quot;;[.G940];&quot;);&quot;)" office:value-type="string" office:string-value="INSERT INTO modele (lib_modele, id_marque_modele) VALUES ('MONZA', 37);" calcext:value-type="string">
            <text:p>INSERT INTO modele (lib_modele, id_marque_modele) VALUES ('MONZ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VAN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1];&quot; &quot;;[.D941];[.E941];[.F941])" office:value-type="string" office:string-value="MOVANO " calcext:value-type="string">
            <text:p>MOVANO </text:p>
          </table:table-cell>
          <table:table-cell table:formula="of:=TRIM([.H941])" office:value-type="string" office:string-value="MOVANO" calcext:value-type="string">
            <text:p>MOVANO</text:p>
          </table:table-cell>
          <table:table-cell table:formula="of:=CONCATENATE(&quot;INSERT INTO modele (lib_modele, id_marque_modele) VALUES ('&quot;;[.I941];&quot;', &quot;;[.G941];&quot;);&quot;)" office:value-type="string" office:string-value="INSERT INTO modele (lib_modele, id_marque_modele) VALUES ('MOVANO', 37);" calcext:value-type="string">
            <text:p>INSERT INTO modele (lib_modele, id_marque_modele) VALUES ('MOVAN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OMEG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2];&quot; &quot;;[.D942];[.E942];[.F942])" office:value-type="string" office:string-value="OMEGA " calcext:value-type="string">
            <text:p>OMEGA </text:p>
          </table:table-cell>
          <table:table-cell table:formula="of:=TRIM([.H942])" office:value-type="string" office:string-value="OMEGA" calcext:value-type="string">
            <text:p>OMEGA</text:p>
          </table:table-cell>
          <table:table-cell table:formula="of:=CONCATENATE(&quot;INSERT INTO modele (lib_modele, id_marque_modele) VALUES ('&quot;;[.I942];&quot;', &quot;;[.G942];&quot;);&quot;)" office:value-type="string" office:string-value="INSERT INTO modele (lib_modele, id_marque_modele) VALUES ('OMEGA', 37);" calcext:value-type="string">
            <text:p>INSERT INTO modele (lib_modele, id_marque_modele) VALUES ('OMEG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REKOR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3];&quot; &quot;;[.D943];[.E943];[.F943])" office:value-type="string" office:string-value="REKORD " calcext:value-type="string">
            <text:p>REKORD </text:p>
          </table:table-cell>
          <table:table-cell table:formula="of:=TRIM([.H943])" office:value-type="string" office:string-value="REKORD" calcext:value-type="string">
            <text:p>REKORD</text:p>
          </table:table-cell>
          <table:table-cell table:formula="of:=CONCATENATE(&quot;INSERT INTO modele (lib_modele, id_marque_modele) VALUES ('&quot;;[.I943];&quot;', &quot;;[.G943];&quot;);&quot;)" office:value-type="string" office:string-value="INSERT INTO modele (lib_modele, id_marque_modele) VALUES ('REKORD', 37);" calcext:value-type="string">
            <text:p>INSERT INTO modele (lib_modele, id_marque_modele) VALUES ('REKORD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ENATOR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4];&quot; &quot;;[.D944];[.E944];[.F944])" office:value-type="string" office:string-value="SENATOR " calcext:value-type="string">
            <text:p>SENATOR </text:p>
          </table:table-cell>
          <table:table-cell table:formula="of:=TRIM([.H944])" office:value-type="string" office:string-value="SENATOR" calcext:value-type="string">
            <text:p>SENATOR</text:p>
          </table:table-cell>
          <table:table-cell table:formula="of:=CONCATENATE(&quot;INSERT INTO modele (lib_modele, id_marque_modele) VALUES ('&quot;;[.I944];&quot;', &quot;;[.G944];&quot;);&quot;)" office:value-type="string" office:string-value="INSERT INTO modele (lib_modele, id_marque_modele) VALUES ('SENATOR', 37);" calcext:value-type="string">
            <text:p>INSERT INTO modele (lib_modele, id_marque_modele) VALUES ('SENATO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IGNUM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5];&quot; &quot;;[.D945];[.E945];[.F945])" office:value-type="string" office:string-value="SIGNUM " calcext:value-type="string">
            <text:p>SIGNUM </text:p>
          </table:table-cell>
          <table:table-cell table:formula="of:=TRIM([.H945])" office:value-type="string" office:string-value="SIGNUM" calcext:value-type="string">
            <text:p>SIGNUM</text:p>
          </table:table-cell>
          <table:table-cell table:formula="of:=CONCATENATE(&quot;INSERT INTO modele (lib_modele, id_marque_modele) VALUES ('&quot;;[.I945];&quot;', &quot;;[.G945];&quot;);&quot;)" office:value-type="string" office:string-value="INSERT INTO modele (lib_modele, id_marque_modele) VALUES ('SIGNUM', 37);" calcext:value-type="string">
            <text:p>INSERT INTO modele (lib_modele, id_marque_modele) VALUES ('SIGNUM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IN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6];&quot; &quot;;[.D946];[.E946];[.F946])" office:value-type="string" office:string-value="SINTRA " calcext:value-type="string">
            <text:p>SINTRA </text:p>
          </table:table-cell>
          <table:table-cell table:formula="of:=TRIM([.H946])" office:value-type="string" office:string-value="SINTRA" calcext:value-type="string">
            <text:p>SINTRA</text:p>
          </table:table-cell>
          <table:table-cell table:formula="of:=CONCATENATE(&quot;INSERT INTO modele (lib_modele, id_marque_modele) VALUES ('&quot;;[.I946];&quot;', &quot;;[.G946];&quot;);&quot;)" office:value-type="string" office:string-value="INSERT INTO modele (lib_modele, id_marque_modele) VALUES ('SINTRA', 37);" calcext:value-type="string">
            <text:p>INSERT INTO modele (lib_modele, id_marque_modele) VALUES ('SIN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PEEDSTER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7];&quot; &quot;;[.D947];[.E947];[.F947])" office:value-type="string" office:string-value="SPEEDSTER " calcext:value-type="string">
            <text:p>SPEEDSTER </text:p>
          </table:table-cell>
          <table:table-cell table:formula="of:=TRIM([.H947])" office:value-type="string" office:string-value="SPEEDSTER" calcext:value-type="string">
            <text:p>SPEEDSTER</text:p>
          </table:table-cell>
          <table:table-cell table:formula="of:=CONCATENATE(&quot;INSERT INTO modele (lib_modele, id_marque_modele) VALUES ('&quot;;[.I947];&quot;', &quot;;[.G947];&quot;);&quot;)" office:value-type="string" office:string-value="INSERT INTO modele (lib_modele, id_marque_modele) VALUES ('SPEEDSTER', 37);" calcext:value-type="string">
            <text:p>INSERT INTO modele (lib_modele, id_marque_modele) VALUES ('SPEEDSTE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TIG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8];&quot; &quot;;[.D948];[.E948];[.F948])" office:value-type="string" office:string-value="TIGRA " calcext:value-type="string">
            <text:p>TIGRA </text:p>
          </table:table-cell>
          <table:table-cell table:formula="of:=TRIM([.H948])" office:value-type="string" office:string-value="TIGRA" calcext:value-type="string">
            <text:p>TIGRA</text:p>
          </table:table-cell>
          <table:table-cell table:formula="of:=CONCATENATE(&quot;INSERT INTO modele (lib_modele, id_marque_modele) VALUES ('&quot;;[.I948];&quot;', &quot;;[.G948];&quot;);&quot;)" office:value-type="string" office:string-value="INSERT INTO modele (lib_modele, id_marque_modele) VALUES ('TIGRA', 37);" calcext:value-type="string">
            <text:p>INSERT INTO modele (lib_modele, id_marque_modele) VALUES ('TIG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TIGRA</text:p>
          </table:table-cell>
          <table:table-cell office:value-type="string" calcext:value-type="string">
            <text:p>TWINTOP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49];&quot; &quot;;[.D949];[.E949];[.F949])" office:value-type="string" office:string-value="TIGRA TWINTOP" calcext:value-type="string">
            <text:p>TIGRA TWINTOP</text:p>
          </table:table-cell>
          <table:table-cell table:formula="of:=TRIM([.H949])" office:value-type="string" office:string-value="TIGRA TWINTOP" calcext:value-type="string">
            <text:p>TIGRA TWINTOP</text:p>
          </table:table-cell>
          <table:table-cell table:formula="of:=CONCATENATE(&quot;INSERT INTO modele (lib_modele, id_marque_modele) VALUES ('&quot;;[.I949];&quot;', &quot;;[.G949];&quot;);&quot;)" office:value-type="string" office:string-value="INSERT INTO modele (lib_modele, id_marque_modele) VALUES ('TIGRA TWINTOP', 37);" calcext:value-type="string">
            <text:p>INSERT INTO modele (lib_modele, id_marque_modele) VALUES ('TIGRA TWINTOP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EC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0];&quot; &quot;;[.D950];[.E950];[.F950])" office:value-type="string" office:string-value="VECTRA " calcext:value-type="string">
            <text:p>VECTRA </text:p>
          </table:table-cell>
          <table:table-cell table:formula="of:=TRIM([.H950])" office:value-type="string" office:string-value="VECTRA" calcext:value-type="string">
            <text:p>VECTRA</text:p>
          </table:table-cell>
          <table:table-cell table:formula="of:=CONCATENATE(&quot;INSERT INTO modele (lib_modele, id_marque_modele) VALUES ('&quot;;[.I950];&quot;', &quot;;[.G950];&quot;);&quot;)" office:value-type="string" office:string-value="INSERT INTO modele (lib_modele, id_marque_modele) VALUES ('VECTRA', 37);" calcext:value-type="string">
            <text:p>INSERT INTO modele (lib_modele, id_marque_modele) VALUES ('VEC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GTS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1];&quot; &quot;;[.D951];[.E951];[.F951])" office:value-type="string" office:string-value="VECTRA GTS" calcext:value-type="string">
            <text:p>VECTRA GTS</text:p>
          </table:table-cell>
          <table:table-cell table:formula="of:=TRIM([.H951])" office:value-type="string" office:string-value="VECTRA GTS" calcext:value-type="string">
            <text:p>VECTRA GTS</text:p>
          </table:table-cell>
          <table:table-cell table:formula="of:=CONCATENATE(&quot;INSERT INTO modele (lib_modele, id_marque_modele) VALUES ('&quot;;[.I951];&quot;', &quot;;[.G951];&quot;);&quot;)" office:value-type="string" office:string-value="INSERT INTO modele (lib_modele, id_marque_modele) VALUES ('VECTRA GTS', 37);" calcext:value-type="string">
            <text:p>INSERT INTO modele (lib_modele, id_marque_modele) VALUES ('VECTRA GTS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2];&quot; &quot;;[.D952];[.E952];[.F952])" office:value-type="string" office:string-value="VIVARO " calcext:value-type="string">
            <text:p>VIVARO </text:p>
          </table:table-cell>
          <table:table-cell table:formula="of:=TRIM([.H952])" office:value-type="string" office:string-value="VIVARO" calcext:value-type="string">
            <text:p>VIVARO</text:p>
          </table:table-cell>
          <table:table-cell table:formula="of:=CONCATENATE(&quot;INSERT INTO modele (lib_modele, id_marque_modele) VALUES ('&quot;;[.I952];&quot;', &quot;;[.G952];&quot;);&quot;)" office:value-type="string" office:string-value="INSERT INTO modele (lib_modele, id_marque_modele) VALUES ('VIVARO', 37);" calcext:value-type="string">
            <text:p>INSERT INTO modele (lib_modele, id_marque_modele) VALUES ('VIVAR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3];&quot; &quot;;[.D953];[.E953];[.F953])" office:value-type="string" office:string-value="VIVARO COMBI" calcext:value-type="string">
            <text:p>VIVARO COMBI</text:p>
          </table:table-cell>
          <table:table-cell table:formula="of:=TRIM([.H953])" office:value-type="string" office:string-value="VIVARO COMBI" calcext:value-type="string">
            <text:p>VIVARO COMBI</text:p>
          </table:table-cell>
          <table:table-cell table:formula="of:=CONCATENATE(&quot;INSERT INTO modele (lib_modele, id_marque_modele) VALUES ('&quot;;[.I953];&quot;', &quot;;[.G953];&quot;);&quot;)" office:value-type="string" office:string-value="INSERT INTO modele (lib_modele, id_marque_modele) VALUES ('VIVARO COMBI', 37);" calcext:value-type="string">
            <text:p>INSERT INTO modele (lib_modele, id_marque_modele) VALUES ('VIVARO COMBI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office:value-type="string" calcext:value-type="string">
            <text:p>TOU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4];&quot; &quot;;[.D954];[.E954];[.F954])" office:value-type="string" office:string-value="VIVARO TOUR" calcext:value-type="string">
            <text:p>VIVARO TOUR</text:p>
          </table:table-cell>
          <table:table-cell table:formula="of:=TRIM([.H954])" office:value-type="string" office:string-value="VIVARO TOUR" calcext:value-type="string">
            <text:p>VIVARO TOUR</text:p>
          </table:table-cell>
          <table:table-cell table:formula="of:=CONCATENATE(&quot;INSERT INTO modele (lib_modele, id_marque_modele) VALUES ('&quot;;[.I954];&quot;', &quot;;[.G954];&quot;);&quot;)" office:value-type="string" office:string-value="INSERT INTO modele (lib_modele, id_marque_modele) VALUES ('VIVARO TOUR', 37);" calcext:value-type="string">
            <text:p>INSERT INTO modele (lib_modele, id_marque_modele) VALUES ('VIVARO TOU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ZAFI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5];&quot; &quot;;[.D955];[.E955];[.F955])" office:value-type="string" office:string-value="ZAFIRA " calcext:value-type="string">
            <text:p>ZAFIRA </text:p>
          </table:table-cell>
          <table:table-cell table:formula="of:=TRIM([.H955])" office:value-type="string" office:string-value="ZAFIRA" calcext:value-type="string">
            <text:p>ZAFIRA</text:p>
          </table:table-cell>
          <table:table-cell table:formula="of:=CONCATENATE(&quot;INSERT INTO modele (lib_modele, id_marque_modele) VALUES ('&quot;;[.I955];&quot;', &quot;;[.G955];&quot;);&quot;)" office:value-type="string" office:string-value="INSERT INTO modele (lib_modele, id_marque_modele) VALUES ('ZAFIRA', 37);" calcext:value-type="string">
            <text:p>INSERT INTO modele (lib_modele, id_marque_modele) VALUES ('ZAFI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6];&quot; &quot;;[.D956];[.E956];[.F956])" office:value-type="string" office:string-value="AUTRE " calcext:value-type="string">
            <text:p>AUTRE </text:p>
          </table:table-cell>
          <table:table-cell table:formula="of:=TRIM([.H95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56];&quot;', &quot;;[.G956];&quot;);&quot;)" office:value-type="string" office:string-value="INSERT INTO modele (lib_modele, id_marque_modele) VALUES ('AUTRE', 37);" calcext:value-type="string">
            <text:p>INSERT INTO modele (lib_modele, id_marque_modele) VALUES ('AUTRE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7];&quot; &quot;;[.D957];[.E957];[.F957])" office:value-type="string" office:string-value="1007 " calcext:value-type="string">
            <text:p>1007 </text:p>
          </table:table-cell>
          <table:table-cell table:formula="of:=TRIM([.H957])" office:value-type="string" office:string-value="1007" calcext:value-type="string">
            <text:p>1007</text:p>
          </table:table-cell>
          <table:table-cell table:formula="of:=CONCATENATE(&quot;INSERT INTO modele (lib_modele, id_marque_modele) VALUES ('&quot;;[.I957];&quot;', &quot;;[.G957];&quot;);&quot;)" office:value-type="string" office:string-value="INSERT INTO modele (lib_modele, id_marque_modele) VALUES ('1007', 38);" calcext:value-type="string">
            <text:p>INSERT INTO modele (lib_modele, id_marque_modele) VALUES ('10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8];&quot; &quot;;[.D958];[.E958];[.F958])" office:value-type="string" office:string-value="104 " calcext:value-type="string">
            <text:p>104 </text:p>
          </table:table-cell>
          <table:table-cell table:formula="of:=TRIM([.H958])" office:value-type="string" office:string-value="104" calcext:value-type="string">
            <text:p>104</text:p>
          </table:table-cell>
          <table:table-cell table:formula="of:=CONCATENATE(&quot;INSERT INTO modele (lib_modele, id_marque_modele) VALUES ('&quot;;[.I958];&quot;', &quot;;[.G958];&quot;);&quot;)" office:value-type="string" office:string-value="INSERT INTO modele (lib_modele, id_marque_modele) VALUES ('104', 38);" calcext:value-type="string">
            <text:p>INSERT INTO modele (lib_modele, id_marque_modele) VALUES ('1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9];&quot; &quot;;[.D959];[.E959];[.F959])" office:value-type="string" office:string-value="106 " calcext:value-type="string">
            <text:p>106 </text:p>
          </table:table-cell>
          <table:table-cell table:formula="of:=TRIM([.H959])" office:value-type="string" office:string-value="106" calcext:value-type="string">
            <text:p>106</text:p>
          </table:table-cell>
          <table:table-cell table:formula="of:=CONCATENATE(&quot;INSERT INTO modele (lib_modele, id_marque_modele) VALUES ('&quot;;[.I959];&quot;', &quot;;[.G959];&quot;);&quot;)" office:value-type="string" office:string-value="INSERT INTO modele (lib_modele, id_marque_modele) VALUES ('106', 38);" calcext:value-type="string">
            <text:p>INSERT INTO modele (lib_modele, id_marque_modele) VALUES ('1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0];&quot; &quot;;[.D960];[.E960];[.F960])" office:value-type="string" office:string-value="107 " calcext:value-type="string">
            <text:p>107 </text:p>
          </table:table-cell>
          <table:table-cell table:formula="of:=TRIM([.H960])" office:value-type="string" office:string-value="107" calcext:value-type="string">
            <text:p>107</text:p>
          </table:table-cell>
          <table:table-cell table:formula="of:=CONCATENATE(&quot;INSERT INTO modele (lib_modele, id_marque_modele) VALUES ('&quot;;[.I960];&quot;', &quot;;[.G960];&quot;);&quot;)" office:value-type="string" office:string-value="INSERT INTO modele (lib_modele, id_marque_modele) VALUES ('107', 38);" calcext:value-type="string">
            <text:p>INSERT INTO modele (lib_modele, id_marque_modele) VALUES ('1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1];&quot; &quot;;[.D961];[.E961];[.F961])" office:value-type="string" office:string-value="108 " calcext:value-type="string">
            <text:p>108 </text:p>
          </table:table-cell>
          <table:table-cell table:formula="of:=TRIM([.H961])" office:value-type="string" office:string-value="108" calcext:value-type="string">
            <text:p>108</text:p>
          </table:table-cell>
          <table:table-cell table:formula="of:=CONCATENATE(&quot;INSERT INTO modele (lib_modele, id_marque_modele) VALUES ('&quot;;[.I961];&quot;', &quot;;[.G961];&quot;);&quot;)" office:value-type="string" office:string-value="INSERT INTO modele (lib_modele, id_marque_modele) VALUES ('108', 38);" calcext:value-type="string">
            <text:p>INSERT INTO modele (lib_modele, id_marque_modele) VALUES ('1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2];&quot; &quot;;[.D962];[.E962];[.F962])" office:value-type="string" office:string-value="2008 " calcext:value-type="string">
            <text:p>2008 </text:p>
          </table:table-cell>
          <table:table-cell table:formula="of:=TRIM([.H962])" office:value-type="string" office:string-value="2008" calcext:value-type="string">
            <text:p>2008</text:p>
          </table:table-cell>
          <table:table-cell table:formula="of:=CONCATENATE(&quot;INSERT INTO modele (lib_modele, id_marque_modele) VALUES ('&quot;;[.I962];&quot;', &quot;;[.G962];&quot;);&quot;)" office:value-type="string" office:string-value="INSERT INTO modele (lib_modele, id_marque_modele) VALUES ('2008', 38);" calcext:value-type="string">
            <text:p>INSERT INTO modele (lib_modele, id_marque_modele) VALUES ('2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3];&quot; &quot;;[.D963];[.E963];[.F963])" office:value-type="string" office:string-value="203 " calcext:value-type="string">
            <text:p>203 </text:p>
          </table:table-cell>
          <table:table-cell table:formula="of:=TRIM([.H963])" office:value-type="string" office:string-value="203" calcext:value-type="string">
            <text:p>203</text:p>
          </table:table-cell>
          <table:table-cell table:formula="of:=CONCATENATE(&quot;INSERT INTO modele (lib_modele, id_marque_modele) VALUES ('&quot;;[.I963];&quot;', &quot;;[.G963];&quot;);&quot;)" office:value-type="string" office:string-value="INSERT INTO modele (lib_modele, id_marque_modele) VALUES ('203', 38);" calcext:value-type="string">
            <text:p>INSERT INTO modele (lib_modele, id_marque_modele) VALUES ('203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4];&quot; &quot;;[.D964];[.E964];[.F964])" office:value-type="string" office:string-value="204 " calcext:value-type="string">
            <text:p>204 </text:p>
          </table:table-cell>
          <table:table-cell table:formula="of:=TRIM([.H964])" office:value-type="string" office:string-value="204" calcext:value-type="string">
            <text:p>204</text:p>
          </table:table-cell>
          <table:table-cell table:formula="of:=CONCATENATE(&quot;INSERT INTO modele (lib_modele, id_marque_modele) VALUES ('&quot;;[.I964];&quot;', &quot;;[.G964];&quot;);&quot;)" office:value-type="string" office:string-value="INSERT INTO modele (lib_modele, id_marque_modele) VALUES ('204', 38);" calcext:value-type="string">
            <text:p>INSERT INTO modele (lib_modele, id_marque_modele) VALUES ('2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5];&quot; &quot;;[.D965];[.E965];[.F965])" office:value-type="string" office:string-value="205 " calcext:value-type="string">
            <text:p>205 </text:p>
          </table:table-cell>
          <table:table-cell table:formula="of:=TRIM([.H965])" office:value-type="string" office:string-value="205" calcext:value-type="string">
            <text:p>205</text:p>
          </table:table-cell>
          <table:table-cell table:formula="of:=CONCATENATE(&quot;INSERT INTO modele (lib_modele, id_marque_modele) VALUES ('&quot;;[.I965];&quot;', &quot;;[.G965];&quot;);&quot;)" office:value-type="string" office:string-value="INSERT INTO modele (lib_modele, id_marque_modele) VALUES ('205', 38);" calcext:value-type="string">
            <text:p>INSERT INTO modele (lib_modele, id_marque_modele) VALUES ('2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6];&quot; &quot;;[.D966];[.E966];[.F966])" office:value-type="string" office:string-value="206 " calcext:value-type="string">
            <text:p>206 </text:p>
          </table:table-cell>
          <table:table-cell table:formula="of:=TRIM([.H966])" office:value-type="string" office:string-value="206" calcext:value-type="string">
            <text:p>206</text:p>
          </table:table-cell>
          <table:table-cell table:formula="of:=CONCATENATE(&quot;INSERT INTO modele (lib_modele, id_marque_modele) VALUES ('&quot;;[.I966];&quot;', &quot;;[.G966];&quot;);&quot;)" office:value-type="string" office:string-value="INSERT INTO modele (lib_modele, id_marque_modele) VALUES ('206', 38);" calcext:value-type="string">
            <text:p>INSERT INTO modele (lib_modele, id_marque_modele) VALUES ('2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67];&quot; &quot;;[.D967];[.E967];[.F967])" office:value-type="string" office:string-value="206 CC" calcext:value-type="string">
            <text:p>206 CC</text:p>
          </table:table-cell>
          <table:table-cell table:formula="of:=TRIM([.H967])" office:value-type="string" office:string-value="206 CC" calcext:value-type="string">
            <text:p>206 CC</text:p>
          </table:table-cell>
          <table:table-cell table:formula="of:=CONCATENATE(&quot;INSERT INTO modele (lib_modele, id_marque_modele) VALUES ('&quot;;[.I967];&quot;', &quot;;[.G967];&quot;);&quot;)" office:value-type="string" office:string-value="INSERT INTO modele (lib_modele, id_marque_modele) VALUES ('206 CC', 38);" calcext:value-type="string">
            <text:p>INSERT INTO modele (lib_modele, id_marque_modele) VALUES ('206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68];&quot; &quot;;[.D968];[.E968];[.F968])" office:value-type="string" office:string-value="206 SW" calcext:value-type="string">
            <text:p>206 SW</text:p>
          </table:table-cell>
          <table:table-cell table:formula="of:=TRIM([.H968])" office:value-type="string" office:string-value="206 SW" calcext:value-type="string">
            <text:p>206 SW</text:p>
          </table:table-cell>
          <table:table-cell table:formula="of:=CONCATENATE(&quot;INSERT INTO modele (lib_modele, id_marque_modele) VALUES ('&quot;;[.I968];&quot;', &quot;;[.G968];&quot;);&quot;)" office:value-type="string" office:string-value="INSERT INTO modele (lib_modele, id_marque_modele) VALUES ('206 SW', 38);" calcext:value-type="string">
            <text:p>INSERT INTO modele (lib_modele, id_marque_modele) VALUES ('206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9];&quot; &quot;;[.D969];[.E969];[.F969])" office:value-type="string" office:string-value="207 " calcext:value-type="string">
            <text:p>207 </text:p>
          </table:table-cell>
          <table:table-cell table:formula="of:=TRIM([.H969])" office:value-type="string" office:string-value="207" calcext:value-type="string">
            <text:p>207</text:p>
          </table:table-cell>
          <table:table-cell table:formula="of:=CONCATENATE(&quot;INSERT INTO modele (lib_modele, id_marque_modele) VALUES ('&quot;;[.I969];&quot;', &quot;;[.G969];&quot;);&quot;)" office:value-type="string" office:string-value="INSERT INTO modele (lib_modele, id_marque_modele) VALUES ('207', 38);" calcext:value-type="string">
            <text:p>INSERT INTO modele (lib_modele, id_marque_modele) VALUES ('2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0];&quot; &quot;;[.D970];[.E970];[.F970])" office:value-type="string" office:string-value="207 AFFAIRE" calcext:value-type="string">
            <text:p>207 AFFAIRE</text:p>
          </table:table-cell>
          <table:table-cell table:formula="of:=TRIM([.H970])" office:value-type="string" office:string-value="207 AFFAIRE" calcext:value-type="string">
            <text:p>207 AFFAIRE</text:p>
          </table:table-cell>
          <table:table-cell table:formula="of:=CONCATENATE(&quot;INSERT INTO modele (lib_modele, id_marque_modele) VALUES ('&quot;;[.I970];&quot;', &quot;;[.G970];&quot;);&quot;)" office:value-type="string" office:string-value="INSERT INTO modele (lib_modele, id_marque_modele) VALUES ('207 AFFAIRE', 38);" calcext:value-type="string">
            <text:p>INSERT INTO modele (lib_modele, id_marque_modele) VALUES ('2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1];&quot; &quot;;[.D971];[.E971];[.F971])" office:value-type="string" office:string-value="207 CC" calcext:value-type="string">
            <text:p>207 CC</text:p>
          </table:table-cell>
          <table:table-cell table:formula="of:=TRIM([.H971])" office:value-type="string" office:string-value="207 CC" calcext:value-type="string">
            <text:p>207 CC</text:p>
          </table:table-cell>
          <table:table-cell table:formula="of:=CONCATENATE(&quot;INSERT INTO modele (lib_modele, id_marque_modele) VALUES ('&quot;;[.I971];&quot;', &quot;;[.G971];&quot;);&quot;)" office:value-type="string" office:string-value="INSERT INTO modele (lib_modele, id_marque_modele) VALUES ('207 CC', 38);" calcext:value-type="string">
            <text:p>INSERT INTO modele (lib_modele, id_marque_modele) VALUES ('207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2];&quot; &quot;;[.D972];[.E972];[.F972])" office:value-type="string" office:string-value="207 SW" calcext:value-type="string">
            <text:p>207 SW</text:p>
          </table:table-cell>
          <table:table-cell table:formula="of:=TRIM([.H972])" office:value-type="string" office:string-value="207 SW" calcext:value-type="string">
            <text:p>207 SW</text:p>
          </table:table-cell>
          <table:table-cell table:formula="of:=CONCATENATE(&quot;INSERT INTO modele (lib_modele, id_marque_modele) VALUES ('&quot;;[.I972];&quot;', &quot;;[.G972];&quot;);&quot;)" office:value-type="string" office:string-value="INSERT INTO modele (lib_modele, id_marque_modele) VALUES ('207 SW', 38);" calcext:value-type="string">
            <text:p>INSERT INTO modele (lib_modele, id_marque_modele) VALUES ('2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3];&quot; &quot;;[.D973];[.E973];[.F973])" office:value-type="string" office:string-value="208 " calcext:value-type="string">
            <text:p>208 </text:p>
          </table:table-cell>
          <table:table-cell table:formula="of:=TRIM([.H973])" office:value-type="string" office:string-value="208" calcext:value-type="string">
            <text:p>208</text:p>
          </table:table-cell>
          <table:table-cell table:formula="of:=CONCATENATE(&quot;INSERT INTO modele (lib_modele, id_marque_modele) VALUES ('&quot;;[.I973];&quot;', &quot;;[.G973];&quot;);&quot;)" office:value-type="string" office:string-value="INSERT INTO modele (lib_modele, id_marque_modele) VALUES ('208', 38);" calcext:value-type="string">
            <text:p>INSERT INTO modele (lib_modele, id_marque_modele) VALUES ('2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08" calcext:value-type="float">
            <text:p>3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4];&quot; &quot;;[.D974];[.E974];[.F974])" office:value-type="string" office:string-value="3008 " calcext:value-type="string">
            <text:p>3008 </text:p>
          </table:table-cell>
          <table:table-cell table:formula="of:=TRIM([.H974])" office:value-type="string" office:string-value="3008" calcext:value-type="string">
            <text:p>3008</text:p>
          </table:table-cell>
          <table:table-cell table:formula="of:=CONCATENATE(&quot;INSERT INTO modele (lib_modele, id_marque_modele) VALUES ('&quot;;[.I974];&quot;', &quot;;[.G974];&quot;);&quot;)" office:value-type="string" office:string-value="INSERT INTO modele (lib_modele, id_marque_modele) VALUES ('3008', 38);" calcext:value-type="string">
            <text:p>INSERT INTO modele (lib_modele, id_marque_modele) VALUES ('3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5];&quot; &quot;;[.D975];[.E975];[.F975])" office:value-type="string" office:string-value="304 " calcext:value-type="string">
            <text:p>304 </text:p>
          </table:table-cell>
          <table:table-cell table:formula="of:=TRIM([.H975])" office:value-type="string" office:string-value="304" calcext:value-type="string">
            <text:p>304</text:p>
          </table:table-cell>
          <table:table-cell table:formula="of:=CONCATENATE(&quot;INSERT INTO modele (lib_modele, id_marque_modele) VALUES ('&quot;;[.I975];&quot;', &quot;;[.G975];&quot;);&quot;)" office:value-type="string" office:string-value="INSERT INTO modele (lib_modele, id_marque_modele) VALUES ('304', 38);" calcext:value-type="string">
            <text:p>INSERT INTO modele (lib_modele, id_marque_modele) VALUES ('3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6];&quot; &quot;;[.D976];[.E976];[.F976])" office:value-type="string" office:string-value="305 " calcext:value-type="string">
            <text:p>305 </text:p>
          </table:table-cell>
          <table:table-cell table:formula="of:=TRIM([.H976])" office:value-type="string" office:string-value="305" calcext:value-type="string">
            <text:p>305</text:p>
          </table:table-cell>
          <table:table-cell table:formula="of:=CONCATENATE(&quot;INSERT INTO modele (lib_modele, id_marque_modele) VALUES ('&quot;;[.I976];&quot;', &quot;;[.G976];&quot;);&quot;)" office:value-type="string" office:string-value="INSERT INTO modele (lib_modele, id_marque_modele) VALUES ('305', 38);" calcext:value-type="string">
            <text:p>INSERT INTO modele (lib_modele, id_marque_modele) VALUES ('3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7];&quot; &quot;;[.D977];[.E977];[.F977])" office:value-type="string" office:string-value="306 " calcext:value-type="string">
            <text:p>306 </text:p>
          </table:table-cell>
          <table:table-cell table:formula="of:=TRIM([.H977])" office:value-type="string" office:string-value="306" calcext:value-type="string">
            <text:p>306</text:p>
          </table:table-cell>
          <table:table-cell table:formula="of:=CONCATENATE(&quot;INSERT INTO modele (lib_modele, id_marque_modele) VALUES ('&quot;;[.I977];&quot;', &quot;;[.G977];&quot;);&quot;)" office:value-type="string" office:string-value="INSERT INTO modele (lib_modele, id_marque_modele) VALUES ('306', 38);" calcext:value-type="string">
            <text:p>INSERT INTO modele (lib_modele, id_marque_modele) VALUES ('3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8];&quot; &quot;;[.D978];[.E978];[.F978])" office:value-type="string" office:string-value="307 " calcext:value-type="string">
            <text:p>307 </text:p>
          </table:table-cell>
          <table:table-cell table:formula="of:=TRIM([.H978])" office:value-type="string" office:string-value="307" calcext:value-type="string">
            <text:p>307</text:p>
          </table:table-cell>
          <table:table-cell table:formula="of:=CONCATENATE(&quot;INSERT INTO modele (lib_modele, id_marque_modele) VALUES ('&quot;;[.I978];&quot;', &quot;;[.G978];&quot;);&quot;)" office:value-type="string" office:string-value="INSERT INTO modele (lib_modele, id_marque_modele) VALUES ('307', 38);" calcext:value-type="string">
            <text:p>INSERT INTO modele (lib_modele, id_marque_modele) VALUES ('3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9];&quot; &quot;;[.D979];[.E979];[.F979])" office:value-type="string" office:string-value="307 AFFAIRE" calcext:value-type="string">
            <text:p>307 AFFAIRE</text:p>
          </table:table-cell>
          <table:table-cell table:formula="of:=TRIM([.H979])" office:value-type="string" office:string-value="307 AFFAIRE" calcext:value-type="string">
            <text:p>307 AFFAIRE</text:p>
          </table:table-cell>
          <table:table-cell table:formula="of:=CONCATENATE(&quot;INSERT INTO modele (lib_modele, id_marque_modele) VALUES ('&quot;;[.I979];&quot;', &quot;;[.G979];&quot;);&quot;)" office:value-type="string" office:string-value="INSERT INTO modele (lib_modele, id_marque_modele) VALUES ('307 AFFAIRE', 38);" calcext:value-type="string">
            <text:p>INSERT INTO modele (lib_modele, id_marque_modele) VALUES ('3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0];&quot; &quot;;[.D980];[.E980];[.F980])" office:value-type="string" office:string-value="307 BREAK" calcext:value-type="string">
            <text:p>307 BREAK</text:p>
          </table:table-cell>
          <table:table-cell table:formula="of:=TRIM([.H980])" office:value-type="string" office:string-value="307 BREAK" calcext:value-type="string">
            <text:p>307 BREAK</text:p>
          </table:table-cell>
          <table:table-cell table:formula="of:=CONCATENATE(&quot;INSERT INTO modele (lib_modele, id_marque_modele) VALUES ('&quot;;[.I980];&quot;', &quot;;[.G980];&quot;);&quot;)" office:value-type="string" office:string-value="INSERT INTO modele (lib_modele, id_marque_modele) VALUES ('307 BREAK', 38);" calcext:value-type="string">
            <text:p>INSERT INTO modele (lib_modele, id_marque_modele) VALUES ('307 BREAK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1];&quot; &quot;;[.D981];[.E981];[.F981])" office:value-type="string" office:string-value="307 CC" calcext:value-type="string">
            <text:p>307 CC</text:p>
          </table:table-cell>
          <table:table-cell table:formula="of:=TRIM([.H981])" office:value-type="string" office:string-value="307 CC" calcext:value-type="string">
            <text:p>307 CC</text:p>
          </table:table-cell>
          <table:table-cell table:formula="of:=CONCATENATE(&quot;INSERT INTO modele (lib_modele, id_marque_modele) VALUES ('&quot;;[.I981];&quot;', &quot;;[.G981];&quot;);&quot;)" office:value-type="string" office:string-value="INSERT INTO modele (lib_modele, id_marque_modele) VALUES ('307 CC', 38);" calcext:value-type="string">
            <text:p>INSERT INTO modele (lib_modele, id_marque_modele) VALUES ('307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2];&quot; &quot;;[.D982];[.E982];[.F982])" office:value-type="string" office:string-value="307 SW" calcext:value-type="string">
            <text:p>307 SW</text:p>
          </table:table-cell>
          <table:table-cell table:formula="of:=TRIM([.H982])" office:value-type="string" office:string-value="307 SW" calcext:value-type="string">
            <text:p>307 SW</text:p>
          </table:table-cell>
          <table:table-cell table:formula="of:=CONCATENATE(&quot;INSERT INTO modele (lib_modele, id_marque_modele) VALUES ('&quot;;[.I982];&quot;', &quot;;[.G982];&quot;);&quot;)" office:value-type="string" office:string-value="INSERT INTO modele (lib_modele, id_marque_modele) VALUES ('307 SW', 38);" calcext:value-type="string">
            <text:p>INSERT INTO modele (lib_modele, id_marque_modele) VALUES ('3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3];&quot; &quot;;[.D983];[.E983];[.F983])" office:value-type="string" office:string-value="308 " calcext:value-type="string">
            <text:p>308 </text:p>
          </table:table-cell>
          <table:table-cell table:formula="of:=TRIM([.H983])" office:value-type="string" office:string-value="308" calcext:value-type="string">
            <text:p>308</text:p>
          </table:table-cell>
          <table:table-cell table:formula="of:=CONCATENATE(&quot;INSERT INTO modele (lib_modele, id_marque_modele) VALUES ('&quot;;[.I983];&quot;', &quot;;[.G983];&quot;);&quot;)" office:value-type="string" office:string-value="INSERT INTO modele (lib_modele, id_marque_modele) VALUES ('308', 38);" calcext:value-type="string">
            <text:p>INSERT INTO modele (lib_modele, id_marque_modele) VALUES ('3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4];&quot; &quot;;[.D984];[.E984];[.F984])" office:value-type="string" office:string-value="308 AFFAIRE" calcext:value-type="string">
            <text:p>308 AFFAIRE</text:p>
          </table:table-cell>
          <table:table-cell table:formula="of:=TRIM([.H984])" office:value-type="string" office:string-value="308 AFFAIRE" calcext:value-type="string">
            <text:p>308 AFFAIRE</text:p>
          </table:table-cell>
          <table:table-cell table:formula="of:=CONCATENATE(&quot;INSERT INTO modele (lib_modele, id_marque_modele) VALUES ('&quot;;[.I984];&quot;', &quot;;[.G984];&quot;);&quot;)" office:value-type="string" office:string-value="INSERT INTO modele (lib_modele, id_marque_modele) VALUES ('308 AFFAIRE', 38);" calcext:value-type="string">
            <text:p>INSERT INTO modele (lib_modele, id_marque_modele) VALUES ('308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5];&quot; &quot;;[.D985];[.E985];[.F985])" office:value-type="string" office:string-value="308 BREAK" calcext:value-type="string">
            <text:p>308 BREAK</text:p>
          </table:table-cell>
          <table:table-cell table:formula="of:=TRIM([.H985])" office:value-type="string" office:string-value="308 BREAK" calcext:value-type="string">
            <text:p>308 BREAK</text:p>
          </table:table-cell>
          <table:table-cell table:formula="of:=CONCATENATE(&quot;INSERT INTO modele (lib_modele, id_marque_modele) VALUES ('&quot;;[.I985];&quot;', &quot;;[.G985];&quot;);&quot;)" office:value-type="string" office:string-value="INSERT INTO modele (lib_modele, id_marque_modele) VALUES ('308 BREAK', 38);" calcext:value-type="string">
            <text:p>INSERT INTO modele (lib_modele, id_marque_modele) VALUES ('308 BREAK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6];&quot; &quot;;[.D986];[.E986];[.F986])" office:value-type="string" office:string-value="308 CC" calcext:value-type="string">
            <text:p>308 CC</text:p>
          </table:table-cell>
          <table:table-cell table:formula="of:=TRIM([.H986])" office:value-type="string" office:string-value="308 CC" calcext:value-type="string">
            <text:p>308 CC</text:p>
          </table:table-cell>
          <table:table-cell table:formula="of:=CONCATENATE(&quot;INSERT INTO modele (lib_modele, id_marque_modele) VALUES ('&quot;;[.I986];&quot;', &quot;;[.G986];&quot;);&quot;)" office:value-type="string" office:string-value="INSERT INTO modele (lib_modele, id_marque_modele) VALUES ('308 CC', 38);" calcext:value-type="string">
            <text:p>INSERT INTO modele (lib_modele, id_marque_modele) VALUES ('308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7];&quot; &quot;;[.D987];[.E987];[.F987])" office:value-type="string" office:string-value="308 SW" calcext:value-type="string">
            <text:p>308 SW</text:p>
          </table:table-cell>
          <table:table-cell table:formula="of:=TRIM([.H987])" office:value-type="string" office:string-value="308 SW" calcext:value-type="string">
            <text:p>308 SW</text:p>
          </table:table-cell>
          <table:table-cell table:formula="of:=CONCATENATE(&quot;INSERT INTO modele (lib_modele, id_marque_modele) VALUES ('&quot;;[.I987];&quot;', &quot;;[.G987];&quot;);&quot;)" office:value-type="string" office:string-value="INSERT INTO modele (lib_modele, id_marque_modele) VALUES ('308 SW', 38);" calcext:value-type="string">
            <text:p>INSERT INTO modele (lib_modele, id_marque_modele) VALUES ('308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8];&quot; &quot;;[.D988];[.E988];[.F988])" office:value-type="string" office:string-value="309 " calcext:value-type="string">
            <text:p>309 </text:p>
          </table:table-cell>
          <table:table-cell table:formula="of:=TRIM([.H988])" office:value-type="string" office:string-value="309" calcext:value-type="string">
            <text:p>309</text:p>
          </table:table-cell>
          <table:table-cell table:formula="of:=CONCATENATE(&quot;INSERT INTO modele (lib_modele, id_marque_modele) VALUES ('&quot;;[.I988];&quot;', &quot;;[.G988];&quot;);&quot;)" office:value-type="string" office:string-value="INSERT INTO modele (lib_modele, id_marque_modele) VALUES ('309', 38);" calcext:value-type="string">
            <text:p>INSERT INTO modele (lib_modele, id_marque_modele) VALUES ('309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07" calcext:value-type="float">
            <text:p>40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9];&quot; &quot;;[.D989];[.E989];[.F989])" office:value-type="string" office:string-value="4007 " calcext:value-type="string">
            <text:p>4007 </text:p>
          </table:table-cell>
          <table:table-cell table:formula="of:=TRIM([.H989])" office:value-type="string" office:string-value="4007" calcext:value-type="string">
            <text:p>4007</text:p>
          </table:table-cell>
          <table:table-cell table:formula="of:=CONCATENATE(&quot;INSERT INTO modele (lib_modele, id_marque_modele) VALUES ('&quot;;[.I989];&quot;', &quot;;[.G989];&quot;);&quot;)" office:value-type="string" office:string-value="INSERT INTO modele (lib_modele, id_marque_modele) VALUES ('4007', 38);" calcext:value-type="string">
            <text:p>INSERT INTO modele (lib_modele, id_marque_modele) VALUES ('40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08" calcext:value-type="float">
            <text:p>4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0];&quot; &quot;;[.D990];[.E990];[.F990])" office:value-type="string" office:string-value="4008 " calcext:value-type="string">
            <text:p>4008 </text:p>
          </table:table-cell>
          <table:table-cell table:formula="of:=TRIM([.H990])" office:value-type="string" office:string-value="4008" calcext:value-type="string">
            <text:p>4008</text:p>
          </table:table-cell>
          <table:table-cell table:formula="of:=CONCATENATE(&quot;INSERT INTO modele (lib_modele, id_marque_modele) VALUES ('&quot;;[.I990];&quot;', &quot;;[.G990];&quot;);&quot;)" office:value-type="string" office:string-value="INSERT INTO modele (lib_modele, id_marque_modele) VALUES ('4008', 38);" calcext:value-type="string">
            <text:p>INSERT INTO modele (lib_modele, id_marque_modele) VALUES ('4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1];&quot; &quot;;[.D991];[.E991];[.F991])" office:value-type="string" office:string-value="403 " calcext:value-type="string">
            <text:p>403 </text:p>
          </table:table-cell>
          <table:table-cell table:formula="of:=TRIM([.H991])" office:value-type="string" office:string-value="403" calcext:value-type="string">
            <text:p>403</text:p>
          </table:table-cell>
          <table:table-cell table:formula="of:=CONCATENATE(&quot;INSERT INTO modele (lib_modele, id_marque_modele) VALUES ('&quot;;[.I991];&quot;', &quot;;[.G991];&quot;);&quot;)" office:value-type="string" office:string-value="INSERT INTO modele (lib_modele, id_marque_modele) VALUES ('403', 38);" calcext:value-type="string">
            <text:p>INSERT INTO modele (lib_modele, id_marque_modele) VALUES ('403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2];&quot; &quot;;[.D992];[.E992];[.F992])" office:value-type="string" office:string-value="404 " calcext:value-type="string">
            <text:p>404 </text:p>
          </table:table-cell>
          <table:table-cell table:formula="of:=TRIM([.H992])" office:value-type="string" office:string-value="404" calcext:value-type="string">
            <text:p>404</text:p>
          </table:table-cell>
          <table:table-cell table:formula="of:=CONCATENATE(&quot;INSERT INTO modele (lib_modele, id_marque_modele) VALUES ('&quot;;[.I992];&quot;', &quot;;[.G992];&quot;);&quot;)" office:value-type="string" office:string-value="INSERT INTO modele (lib_modele, id_marque_modele) VALUES ('404', 38);" calcext:value-type="string">
            <text:p>INSERT INTO modele (lib_modele, id_marque_modele) VALUES ('4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3];&quot; &quot;;[.D993];[.E993];[.F993])" office:value-type="string" office:string-value="405 " calcext:value-type="string">
            <text:p>405 </text:p>
          </table:table-cell>
          <table:table-cell table:formula="of:=TRIM([.H993])" office:value-type="string" office:string-value="405" calcext:value-type="string">
            <text:p>405</text:p>
          </table:table-cell>
          <table:table-cell table:formula="of:=CONCATENATE(&quot;INSERT INTO modele (lib_modele, id_marque_modele) VALUES ('&quot;;[.I993];&quot;', &quot;;[.G993];&quot;);&quot;)" office:value-type="string" office:string-value="INSERT INTO modele (lib_modele, id_marque_modele) VALUES ('405', 38);" calcext:value-type="string">
            <text:p>INSERT INTO modele (lib_modele, id_marque_modele) VALUES ('4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4];&quot; &quot;;[.D994];[.E994];[.F994])" office:value-type="string" office:string-value="406 " calcext:value-type="string">
            <text:p>406 </text:p>
          </table:table-cell>
          <table:table-cell table:formula="of:=TRIM([.H994])" office:value-type="string" office:string-value="406" calcext:value-type="string">
            <text:p>406</text:p>
          </table:table-cell>
          <table:table-cell table:formula="of:=CONCATENATE(&quot;INSERT INTO modele (lib_modele, id_marque_modele) VALUES ('&quot;;[.I994];&quot;', &quot;;[.G994];&quot;);&quot;)" office:value-type="string" office:string-value="INSERT INTO modele (lib_modele, id_marque_modele) VALUES ('406', 38);" calcext:value-type="string">
            <text:p>INSERT INTO modele (lib_modele, id_marque_modele) VALUES ('4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5];&quot; &quot;;[.D995];[.E995];[.F995])" office:value-type="string" office:string-value="407 " calcext:value-type="string">
            <text:p>407 </text:p>
          </table:table-cell>
          <table:table-cell table:formula="of:=TRIM([.H995])" office:value-type="string" office:string-value="407" calcext:value-type="string">
            <text:p>407</text:p>
          </table:table-cell>
          <table:table-cell table:formula="of:=CONCATENATE(&quot;INSERT INTO modele (lib_modele, id_marque_modele) VALUES ('&quot;;[.I995];&quot;', &quot;;[.G995];&quot;);&quot;)" office:value-type="string" office:string-value="INSERT INTO modele (lib_modele, id_marque_modele) VALUES ('407', 38);" calcext:value-type="string">
            <text:p>INSERT INTO modele (lib_modele, id_marque_modele) VALUES ('4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96];&quot; &quot;;[.D996];[.E996];[.F996])" office:value-type="string" office:string-value="407 COUPE" calcext:value-type="string">
            <text:p>407 COUPE</text:p>
          </table:table-cell>
          <table:table-cell table:formula="of:=TRIM([.H996])" office:value-type="string" office:string-value="407 COUPE" calcext:value-type="string">
            <text:p>407 COUPE</text:p>
          </table:table-cell>
          <table:table-cell table:formula="of:=CONCATENATE(&quot;INSERT INTO modele (lib_modele, id_marque_modele) VALUES ('&quot;;[.I996];&quot;', &quot;;[.G996];&quot;);&quot;)" office:value-type="string" office:string-value="INSERT INTO modele (lib_modele, id_marque_modele) VALUES ('407 COUPE', 38);" calcext:value-type="string">
            <text:p>INSERT INTO modele (lib_modele, id_marque_modele) VALUES ('407 COUP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97];&quot; &quot;;[.D997];[.E997];[.F997])" office:value-type="string" office:string-value="407 SW" calcext:value-type="string">
            <text:p>407 SW</text:p>
          </table:table-cell>
          <table:table-cell table:formula="of:=TRIM([.H997])" office:value-type="string" office:string-value="407 SW" calcext:value-type="string">
            <text:p>407 SW</text:p>
          </table:table-cell>
          <table:table-cell table:formula="of:=CONCATENATE(&quot;INSERT INTO modele (lib_modele, id_marque_modele) VALUES ('&quot;;[.I997];&quot;', &quot;;[.G997];&quot;);&quot;)" office:value-type="string" office:string-value="INSERT INTO modele (lib_modele, id_marque_modele) VALUES ('407 SW', 38);" calcext:value-type="string">
            <text:p>INSERT INTO modele (lib_modele, id_marque_modele) VALUES ('4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08" calcext:value-type="float">
            <text:p>5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8];&quot; &quot;;[.D998];[.E998];[.F998])" office:value-type="string" office:string-value="5008 " calcext:value-type="string">
            <text:p>5008 </text:p>
          </table:table-cell>
          <table:table-cell table:formula="of:=TRIM([.H998])" office:value-type="string" office:string-value="5008" calcext:value-type="string">
            <text:p>5008</text:p>
          </table:table-cell>
          <table:table-cell table:formula="of:=CONCATENATE(&quot;INSERT INTO modele (lib_modele, id_marque_modele) VALUES ('&quot;;[.I998];&quot;', &quot;;[.G998];&quot;);&quot;)" office:value-type="string" office:string-value="INSERT INTO modele (lib_modele, id_marque_modele) VALUES ('5008', 38);" calcext:value-type="string">
            <text:p>INSERT INTO modele (lib_modele, id_marque_modele) VALUES ('5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9];&quot; &quot;;[.D999];[.E999];[.F999])" office:value-type="string" office:string-value="504 " calcext:value-type="string">
            <text:p>504 </text:p>
          </table:table-cell>
          <table:table-cell table:formula="of:=TRIM([.H999])" office:value-type="string" office:string-value="504" calcext:value-type="string">
            <text:p>504</text:p>
          </table:table-cell>
          <table:table-cell table:formula="of:=CONCATENATE(&quot;INSERT INTO modele (lib_modele, id_marque_modele) VALUES ('&quot;;[.I999];&quot;', &quot;;[.G999];&quot;);&quot;)" office:value-type="string" office:string-value="INSERT INTO modele (lib_modele, id_marque_modele) VALUES ('504', 38);" calcext:value-type="string">
            <text:p>INSERT INTO modele (lib_modele, id_marque_modele) VALUES ('5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0];&quot; &quot;;[.D1000];[.E1000];[.F1000])" office:value-type="string" office:string-value="505 " calcext:value-type="string">
            <text:p>505 </text:p>
          </table:table-cell>
          <table:table-cell table:formula="of:=TRIM([.H1000])" office:value-type="string" office:string-value="505" calcext:value-type="string">
            <text:p>505</text:p>
          </table:table-cell>
          <table:table-cell table:formula="of:=CONCATENATE(&quot;INSERT INTO modele (lib_modele, id_marque_modele) VALUES ('&quot;;[.I1000];&quot;', &quot;;[.G1000];&quot;);&quot;)" office:value-type="string" office:string-value="INSERT INTO modele (lib_modele, id_marque_modele) VALUES ('505', 38);" calcext:value-type="string">
            <text:p>INSERT INTO modele (lib_modele, id_marque_modele) VALUES ('5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1];&quot; &quot;;[.D1001];[.E1001];[.F1001])" office:value-type="string" office:string-value="508 " calcext:value-type="string">
            <text:p>508 </text:p>
          </table:table-cell>
          <table:table-cell table:formula="of:=TRIM([.H1001])" office:value-type="string" office:string-value="508" calcext:value-type="string">
            <text:p>508</text:p>
          </table:table-cell>
          <table:table-cell table:formula="of:=CONCATENATE(&quot;INSERT INTO modele (lib_modele, id_marque_modele) VALUES ('&quot;;[.I1001];&quot;', &quot;;[.G1001];&quot;);&quot;)" office:value-type="string" office:string-value="INSERT INTO modele (lib_modele, id_marque_modele) VALUES ('508', 38);" calcext:value-type="string">
            <text:p>INSERT INTO modele (lib_modele, id_marque_modele) VALUES ('5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2];&quot; &quot;;[.D1002];[.E1002];[.F1002])" office:value-type="string" office:string-value="604 " calcext:value-type="string">
            <text:p>604 </text:p>
          </table:table-cell>
          <table:table-cell table:formula="of:=TRIM([.H1002])" office:value-type="string" office:string-value="604" calcext:value-type="string">
            <text:p>604</text:p>
          </table:table-cell>
          <table:table-cell table:formula="of:=CONCATENATE(&quot;INSERT INTO modele (lib_modele, id_marque_modele) VALUES ('&quot;;[.I1002];&quot;', &quot;;[.G1002];&quot;);&quot;)" office:value-type="string" office:string-value="INSERT INTO modele (lib_modele, id_marque_modele) VALUES ('604', 38);" calcext:value-type="string">
            <text:p>INSERT INTO modele (lib_modele, id_marque_modele) VALUES ('6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3];&quot; &quot;;[.D1003];[.E1003];[.F1003])" office:value-type="string" office:string-value="605 " calcext:value-type="string">
            <text:p>605 </text:p>
          </table:table-cell>
          <table:table-cell table:formula="of:=TRIM([.H1003])" office:value-type="string" office:string-value="605" calcext:value-type="string">
            <text:p>605</text:p>
          </table:table-cell>
          <table:table-cell table:formula="of:=CONCATENATE(&quot;INSERT INTO modele (lib_modele, id_marque_modele) VALUES ('&quot;;[.I1003];&quot;', &quot;;[.G1003];&quot;);&quot;)" office:value-type="string" office:string-value="INSERT INTO modele (lib_modele, id_marque_modele) VALUES ('605', 38);" calcext:value-type="string">
            <text:p>INSERT INTO modele (lib_modele, id_marque_modele) VALUES ('6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4];&quot; &quot;;[.D1004];[.E1004];[.F1004])" office:value-type="string" office:string-value="607 " calcext:value-type="string">
            <text:p>607 </text:p>
          </table:table-cell>
          <table:table-cell table:formula="of:=TRIM([.H1004])" office:value-type="string" office:string-value="607" calcext:value-type="string">
            <text:p>607</text:p>
          </table:table-cell>
          <table:table-cell table:formula="of:=CONCATENATE(&quot;INSERT INTO modele (lib_modele, id_marque_modele) VALUES ('&quot;;[.I1004];&quot;', &quot;;[.G1004];&quot;);&quot;)" office:value-type="string" office:string-value="INSERT INTO modele (lib_modele, id_marque_modele) VALUES ('607', 38);" calcext:value-type="string">
            <text:p>INSERT INTO modele (lib_modele, id_marque_modele) VALUES ('6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5];&quot; &quot;;[.D1005];[.E1005];[.F1005])" office:value-type="string" office:string-value="806 " calcext:value-type="string">
            <text:p>806 </text:p>
          </table:table-cell>
          <table:table-cell table:formula="of:=TRIM([.H1005])" office:value-type="string" office:string-value="806" calcext:value-type="string">
            <text:p>806</text:p>
          </table:table-cell>
          <table:table-cell table:formula="of:=CONCATENATE(&quot;INSERT INTO modele (lib_modele, id_marque_modele) VALUES ('&quot;;[.I1005];&quot;', &quot;;[.G1005];&quot;);&quot;)" office:value-type="string" office:string-value="INSERT INTO modele (lib_modele, id_marque_modele) VALUES ('806', 38);" calcext:value-type="string">
            <text:p>INSERT INTO modele (lib_modele, id_marque_modele) VALUES ('8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06];&quot; &quot;;[.D1006];[.E1006];[.F1006])" office:value-type="string" office:string-value="806 SV" calcext:value-type="string">
            <text:p>806 SV</text:p>
          </table:table-cell>
          <table:table-cell table:formula="of:=TRIM([.H1006])" office:value-type="string" office:string-value="806 SV" calcext:value-type="string">
            <text:p>806 SV</text:p>
          </table:table-cell>
          <table:table-cell table:formula="of:=CONCATENATE(&quot;INSERT INTO modele (lib_modele, id_marque_modele) VALUES ('&quot;;[.I1006];&quot;', &quot;;[.G1006];&quot;);&quot;)" office:value-type="string" office:string-value="INSERT INTO modele (lib_modele, id_marque_modele) VALUES ('806 SV', 38);" calcext:value-type="string">
            <text:p>INSERT INTO modele (lib_modele, id_marque_modele) VALUES ('806 SV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7];&quot; &quot;;[.D1007];[.E1007];[.F1007])" office:value-type="string" office:string-value="807 " calcext:value-type="string">
            <text:p>807 </text:p>
          </table:table-cell>
          <table:table-cell table:formula="of:=TRIM([.H1007])" office:value-type="string" office:string-value="807" calcext:value-type="string">
            <text:p>807</text:p>
          </table:table-cell>
          <table:table-cell table:formula="of:=CONCATENATE(&quot;INSERT INTO modele (lib_modele, id_marque_modele) VALUES ('&quot;;[.I1007];&quot;', &quot;;[.G1007];&quot;);&quot;)" office:value-type="string" office:string-value="INSERT INTO modele (lib_modele, id_marque_modele) VALUES ('807', 38);" calcext:value-type="string">
            <text:p>INSERT INTO modele (lib_modele, id_marque_modele) VALUES ('8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08];&quot; &quot;;[.D1008];[.E1008];[.F1008])" office:value-type="string" office:string-value="807 AFFAIRE" calcext:value-type="string">
            <text:p>807 AFFAIRE</text:p>
          </table:table-cell>
          <table:table-cell table:formula="of:=TRIM([.H1008])" office:value-type="string" office:string-value="807 AFFAIRE" calcext:value-type="string">
            <text:p>807 AFFAIRE</text:p>
          </table:table-cell>
          <table:table-cell table:formula="of:=CONCATENATE(&quot;INSERT INTO modele (lib_modele, id_marque_modele) VALUES ('&quot;;[.I1008];&quot;', &quot;;[.G1008];&quot;);&quot;)" office:value-type="string" office:string-value="INSERT INTO modele (lib_modele, id_marque_modele) VALUES ('807 AFFAIRE', 38);" calcext:value-type="string">
            <text:p>INSERT INTO modele (lib_modele, id_marque_modele) VALUES ('8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IPP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9];&quot; &quot;;[.D1009];[.E1009];[.F1009])" office:value-type="string" office:string-value="BIPPER " calcext:value-type="string">
            <text:p>BIPPER </text:p>
          </table:table-cell>
          <table:table-cell table:formula="of:=TRIM([.H1009])" office:value-type="string" office:string-value="BIPPER" calcext:value-type="string">
            <text:p>BIPPER</text:p>
          </table:table-cell>
          <table:table-cell table:formula="of:=CONCATENATE(&quot;INSERT INTO modele (lib_modele, id_marque_modele) VALUES ('&quot;;[.I1009];&quot;', &quot;;[.G1009];&quot;);&quot;)" office:value-type="string" office:string-value="INSERT INTO modele (lib_modele, id_marque_modele) VALUES ('BIPPER', 38);" calcext:value-type="string">
            <text:p>INSERT INTO modele (lib_modele, id_marque_modele) VALUES ('BIPP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IPPER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0];&quot; &quot;;[.D1010];[.E1010];[.F1010])" office:value-type="string" office:string-value="BIPPER TEPEE" calcext:value-type="string">
            <text:p>BIPPER TEPEE</text:p>
          </table:table-cell>
          <table:table-cell table:formula="of:=TRIM([.H1010])" office:value-type="string" office:string-value="BIPPER TEPEE" calcext:value-type="string">
            <text:p>BIPPER TEPEE</text:p>
          </table:table-cell>
          <table:table-cell table:formula="of:=CONCATENATE(&quot;INSERT INTO modele (lib_modele, id_marque_modele) VALUES ('&quot;;[.I1010];&quot;', &quot;;[.G1010];&quot;);&quot;)" office:value-type="string" office:string-value="INSERT INTO modele (lib_modele, id_marque_modele) VALUES ('BIPPER TEPEE', 38);" calcext:value-type="string">
            <text:p>INSERT INTO modele (lib_modele, id_marque_modele) VALUES ('BIPPER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OX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1];&quot; &quot;;[.D1011];[.E1011];[.F1011])" office:value-type="string" office:string-value="BOXER " calcext:value-type="string">
            <text:p>BOXER </text:p>
          </table:table-cell>
          <table:table-cell table:formula="of:=TRIM([.H1011])" office:value-type="string" office:string-value="BOXER" calcext:value-type="string">
            <text:p>BOXER</text:p>
          </table:table-cell>
          <table:table-cell table:formula="of:=CONCATENATE(&quot;INSERT INTO modele (lib_modele, id_marque_modele) VALUES ('&quot;;[.I1011];&quot;', &quot;;[.G1011];&quot;);&quot;)" office:value-type="string" office:string-value="INSERT INTO modele (lib_modele, id_marque_modele) VALUES ('BOXER', 38);" calcext:value-type="string">
            <text:p>INSERT INTO modele (lib_modele, id_marque_modele) VALUES ('BOX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XPER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2];&quot; &quot;;[.D1012];[.E1012];[.F1012])" office:value-type="string" office:string-value="EXPERT " calcext:value-type="string">
            <text:p>EXPERT </text:p>
          </table:table-cell>
          <table:table-cell table:formula="of:=TRIM([.H1012])" office:value-type="string" office:string-value="EXPERT" calcext:value-type="string">
            <text:p>EXPERT</text:p>
          </table:table-cell>
          <table:table-cell table:formula="of:=CONCATENATE(&quot;INSERT INTO modele (lib_modele, id_marque_modele) VALUES ('&quot;;[.I1012];&quot;', &quot;;[.G1012];&quot;);&quot;)" office:value-type="string" office:string-value="INSERT INTO modele (lib_modele, id_marque_modele) VALUES ('EXPERT', 38);" calcext:value-type="string">
            <text:p>INSERT INTO modele (lib_modele, id_marque_modele) VALUES ('EXPER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3];&quot; &quot;;[.D1013];[.E1013];[.F1013])" office:value-type="string" office:string-value="EXPERT TEPEE" calcext:value-type="string">
            <text:p>EXPERT TEPEE</text:p>
          </table:table-cell>
          <table:table-cell table:formula="of:=TRIM([.H1013])" office:value-type="string" office:string-value="EXPERT TEPEE" calcext:value-type="string">
            <text:p>EXPERT TEPEE</text:p>
          </table:table-cell>
          <table:table-cell table:formula="of:=CONCATENATE(&quot;INSERT INTO modele (lib_modele, id_marque_modele) VALUES ('&quot;;[.I1013];&quot;', &quot;;[.G1013];&quot;);&quot;)" office:value-type="string" office:string-value="INSERT INTO modele (lib_modele, id_marque_modele) VALUES ('EXPERT TEPEE', 38);" calcext:value-type="string">
            <text:p>INSERT INTO modele (lib_modele, id_marque_modele) VALUES ('EXPERT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ION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4];&quot; &quot;;[.D1014];[.E1014];[.F1014])" office:value-type="string" office:string-value="ION " calcext:value-type="string">
            <text:p>ION </text:p>
          </table:table-cell>
          <table:table-cell table:formula="of:=TRIM([.H1014])" office:value-type="string" office:string-value="ION" calcext:value-type="string">
            <text:p>ION</text:p>
          </table:table-cell>
          <table:table-cell table:formula="of:=CONCATENATE(&quot;INSERT INTO modele (lib_modele, id_marque_modele) VALUES ('&quot;;[.I1014];&quot;', &quot;;[.G1014];&quot;);&quot;)" office:value-type="string" office:string-value="INSERT INTO modele (lib_modele, id_marque_modele) VALUES ('ION', 38);" calcext:value-type="string">
            <text:p>INSERT INTO modele (lib_modele, id_marque_modele) VALUES ('ION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TILIT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5];&quot; &quot;;[.D1015];[.E1015];[.F1015])" office:value-type="string" office:string-value="J5 UTILITAIRE" calcext:value-type="string">
            <text:p>J5 UTILITAIRE</text:p>
          </table:table-cell>
          <table:table-cell table:formula="of:=TRIM([.H1015])" office:value-type="string" office:string-value="J5 UTILITAIRE" calcext:value-type="string">
            <text:p>J5 UTILITAIRE</text:p>
          </table:table-cell>
          <table:table-cell table:formula="of:=CONCATENATE(&quot;INSERT INTO modele (lib_modele, id_marque_modele) VALUES ('&quot;;[.I1015];&quot;', &quot;;[.G1015];&quot;);&quot;)" office:value-type="string" office:string-value="INSERT INTO modele (lib_modele, id_marque_modele) VALUES ('J5 UTILITAIRE', 38);" calcext:value-type="string">
            <text:p>INSERT INTO modele (lib_modele, id_marque_modele) VALUES ('J5 UTILIT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6];&quot; &quot;;[.D1016];[.E1016];[.F1016])" office:value-type="string" office:string-value="J7 " calcext:value-type="string">
            <text:p>J7 </text:p>
          </table:table-cell>
          <table:table-cell table:formula="of:=TRIM([.H1016])" office:value-type="string" office:string-value="J7" calcext:value-type="string">
            <text:p>J7</text:p>
          </table:table-cell>
          <table:table-cell table:formula="of:=CONCATENATE(&quot;INSERT INTO modele (lib_modele, id_marque_modele) VALUES ('&quot;;[.I1016];&quot;', &quot;;[.G1016];&quot;);&quot;)" office:value-type="string" office:string-value="INSERT INTO modele (lib_modele, id_marque_modele) VALUES ('J7', 38);" calcext:value-type="string">
            <text:p>INSERT INTO modele (lib_modele, id_marque_modele) VALUES ('J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7];&quot; &quot;;[.D1017];[.E1017];[.F1017])" office:value-type="string" office:string-value="J9 " calcext:value-type="string">
            <text:p>J9 </text:p>
          </table:table-cell>
          <table:table-cell table:formula="of:=TRIM([.H1017])" office:value-type="string" office:string-value="J9" calcext:value-type="string">
            <text:p>J9</text:p>
          </table:table-cell>
          <table:table-cell table:formula="of:=CONCATENATE(&quot;INSERT INTO modele (lib_modele, id_marque_modele) VALUES ('&quot;;[.I1017];&quot;', &quot;;[.G1017];&quot;);&quot;)" office:value-type="string" office:string-value="INSERT INTO modele (lib_modele, id_marque_modele) VALUES ('J9', 38);" calcext:value-type="string">
            <text:p>INSERT INTO modele (lib_modele, id_marque_modele) VALUES ('J9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8];&quot; &quot;;[.D1018];[.E1018];[.F1018])" office:value-type="string" office:string-value="P4 " calcext:value-type="string">
            <text:p>P4 </text:p>
          </table:table-cell>
          <table:table-cell table:formula="of:=TRIM([.H1018])" office:value-type="string" office:string-value="P4" calcext:value-type="string">
            <text:p>P4</text:p>
          </table:table-cell>
          <table:table-cell table:formula="of:=CONCATENATE(&quot;INSERT INTO modele (lib_modele, id_marque_modele) VALUES ('&quot;;[.I1018];&quot;', &quot;;[.G1018];&quot;);&quot;)" office:value-type="string" office:string-value="INSERT INTO modele (lib_modele, id_marque_modele) VALUES ('P4', 38);" calcext:value-type="string">
            <text:p>INSERT INTO modele (lib_modele, id_marque_modele) VALUES ('P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9];&quot; &quot;;[.D1019];[.E1019];[.F1019])" office:value-type="string" office:string-value="PARTNER " calcext:value-type="string">
            <text:p>PARTNER </text:p>
          </table:table-cell>
          <table:table-cell table:formula="of:=TRIM([.H1019])" office:value-type="string" office:string-value="PARTNER" calcext:value-type="string">
            <text:p>PARTNER</text:p>
          </table:table-cell>
          <table:table-cell table:formula="of:=CONCATENATE(&quot;INSERT INTO modele (lib_modele, id_marque_modele) VALUES ('&quot;;[.I1019];&quot;', &quot;;[.G1019];&quot;);&quot;)" office:value-type="string" office:string-value="INSERT INTO modele (lib_modele, id_marque_modele) VALUES ('PARTNER', 38);" calcext:value-type="string">
            <text:p>INSERT INTO modele (lib_modele, id_marque_modele) VALUES ('PARTN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20];&quot; &quot;;[.D1020];[.E1020];[.F1020])" office:value-type="string" office:string-value="PARTNER II" calcext:value-type="string">
            <text:p>PARTNER II</text:p>
          </table:table-cell>
          <table:table-cell table:formula="of:=TRIM([.H1020])" office:value-type="string" office:string-value="PARTNER II" calcext:value-type="string">
            <text:p>PARTNER II</text:p>
          </table:table-cell>
          <table:table-cell table:formula="of:=CONCATENATE(&quot;INSERT INTO modele (lib_modele, id_marque_modele) VALUES ('&quot;;[.I1020];&quot;', &quot;;[.G1020];&quot;);&quot;)" office:value-type="string" office:string-value="INSERT INTO modele (lib_modele, id_marque_modele) VALUES ('PARTNER II', 38);" calcext:value-type="string">
            <text:p>INSERT INTO modele (lib_modele, id_marque_modele) VALUES ('PARTNER II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21];&quot; &quot;;[.D1021];[.E1021];[.F1021])" office:value-type="string" office:string-value="PARTNER TEPEE" calcext:value-type="string">
            <text:p>PARTNER TEPEE</text:p>
          </table:table-cell>
          <table:table-cell table:formula="of:=TRIM([.H1021])" office:value-type="string" office:string-value="PARTNER TEPEE" calcext:value-type="string">
            <text:p>PARTNER TEPEE</text:p>
          </table:table-cell>
          <table:table-cell table:formula="of:=CONCATENATE(&quot;INSERT INTO modele (lib_modele, id_marque_modele) VALUES ('&quot;;[.I1021];&quot;', &quot;;[.G1021];&quot;);&quot;)" office:value-type="string" office:string-value="INSERT INTO modele (lib_modele, id_marque_modele) VALUES ('PARTNER TEPEE', 38);" calcext:value-type="string">
            <text:p>INSERT INTO modele (lib_modele, id_marque_modele) VALUES ('PARTNER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RCZ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2];&quot; &quot;;[.D1022];[.E1022];[.F1022])" office:value-type="string" office:string-value="RCZ " calcext:value-type="string">
            <text:p>RCZ </text:p>
          </table:table-cell>
          <table:table-cell table:formula="of:=TRIM([.H1022])" office:value-type="string" office:string-value="RCZ" calcext:value-type="string">
            <text:p>RCZ</text:p>
          </table:table-cell>
          <table:table-cell table:formula="of:=CONCATENATE(&quot;INSERT INTO modele (lib_modele, id_marque_modele) VALUES ('&quot;;[.I1022];&quot;', &quot;;[.G1022];&quot;);&quot;)" office:value-type="string" office:string-value="INSERT INTO modele (lib_modele, id_marque_modele) VALUES ('RCZ', 38);" calcext:value-type="string">
            <text:p>INSERT INTO modele (lib_modele, id_marque_modele) VALUES ('RCZ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RAVELL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3];&quot; &quot;;[.D1023];[.E1023];[.F1023])" office:value-type="string" office:string-value="TRAVELLER " calcext:value-type="string">
            <text:p>TRAVELLER </text:p>
          </table:table-cell>
          <table:table-cell table:formula="of:=TRIM([.H1023])" office:value-type="string" office:string-value="TRAVELLER" calcext:value-type="string">
            <text:p>TRAVELLER</text:p>
          </table:table-cell>
          <table:table-cell table:formula="of:=CONCATENATE(&quot;INSERT INTO modele (lib_modele, id_marque_modele) VALUES ('&quot;;[.I1023];&quot;', &quot;;[.G1023];&quot;);&quot;)" office:value-type="string" office:string-value="INSERT INTO modele (lib_modele, id_marque_modele) VALUES ('TRAVELLER', 38);" calcext:value-type="string">
            <text:p>INSERT INTO modele (lib_modele, id_marque_modele) VALUES ('TRAVELL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4];&quot; &quot;;[.D1024];[.E1024];[.F1024])" office:value-type="string" office:string-value="AUTRE " calcext:value-type="string">
            <text:p>AUTRE </text:p>
          </table:table-cell>
          <table:table-cell table:formula="of:=TRIM([.H102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24];&quot;', &quot;;[.G1024];&quot;);&quot;)" office:value-type="string" office:string-value="INSERT INTO modele (lib_modele, id_marque_modele) VALUES ('AUTRE', 38);" calcext:value-type="string">
            <text:p>INSERT INTO modele (lib_modele, id_marque_modele) VALUES ('AUT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NCATENATE([.C1025];&quot; &quot;;[.D1025];[.E1025];[.F1025])" office:value-type="string" office:string-value="FIREBIRD " calcext:value-type="string">
            <text:p>FIREBIRD </text:p>
          </table:table-cell>
          <table:table-cell table:formula="of:=TRIM([.H1025])" office:value-type="string" office:string-value="FIREBIRD" calcext:value-type="string">
            <text:p>FIREBIRD</text:p>
          </table:table-cell>
          <table:table-cell table:formula="of:=CONCATENATE(&quot;INSERT INTO modele (lib_modele, id_marque_modele) VALUES ('&quot;;[.I1025];&quot;', &quot;;[.G1025];&quot;);&quot;)" office:value-type="string" office:string-value="INSERT INTO modele (lib_modele, id_marque_modele) VALUES ('FIREBIRD', 39);" calcext:value-type="string">
            <text:p>INSERT INTO modele (lib_modele, id_marque_modele) VALUES ('FIREBIRD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C1026];&quot; &quot;;[.D1026];[.E1026];[.F1026])" office:value-type="string" office:string-value="TRANS AM" calcext:value-type="string">
            <text:p>TRANS AM</text:p>
          </table:table-cell>
          <table:table-cell table:formula="of:=TRIM([.H1026])" office:value-type="string" office:string-value="TRANS AM" calcext:value-type="string">
            <text:p>TRANS AM</text:p>
          </table:table-cell>
          <table:table-cell table:formula="of:=CONCATENATE(&quot;INSERT INTO modele (lib_modele, id_marque_modele) VALUES ('&quot;;[.I1026];&quot;', &quot;;[.G1026];&quot;);&quot;)" office:value-type="string" office:string-value="INSERT INTO modele (lib_modele, id_marque_modele) VALUES ('TRANS AM', 39);" calcext:value-type="string">
            <text:p>INSERT INTO modele (lib_modele, id_marque_modele) VALUES ('TRANS AM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C1027];&quot; &quot;;[.D1027];[.E1027];[.F1027])" office:value-type="string" office:string-value="TRANS SPORT" calcext:value-type="string">
            <text:p>TRANS SPORT</text:p>
          </table:table-cell>
          <table:table-cell table:formula="of:=TRIM([.H1027])" office:value-type="string" office:string-value="TRANS SPORT" calcext:value-type="string">
            <text:p>TRANS SPORT</text:p>
          </table:table-cell>
          <table:table-cell table:formula="of:=CONCATENATE(&quot;INSERT INTO modele (lib_modele, id_marque_modele) VALUES ('&quot;;[.I1027];&quot;', &quot;;[.G1027];&quot;);&quot;)" office:value-type="string" office:string-value="INSERT INTO modele (lib_modele, id_marque_modele) VALUES ('TRANS SPORT', 39);" calcext:value-type="string">
            <text:p>INSERT INTO modele (lib_modele, id_marque_modele) VALUES ('TRANS SPORT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NCATENATE([.C1028];&quot; &quot;;[.D1028];[.E1028];[.F1028])" office:value-type="string" office:string-value="AUTRE " calcext:value-type="string">
            <text:p>AUTRE </text:p>
          </table:table-cell>
          <table:table-cell table:formula="of:=TRIM([.H10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28];&quot;', &quot;;[.G1028];&quot;);&quot;)" office:value-type="string" office:string-value="INSERT INTO modele (lib_modele, id_marque_modele) VALUES ('AUTRE', 39);" calcext:value-type="string">
            <text:p>INSERT INTO modele (lib_modele, id_marque_modele) VALUES ('AUTRE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29];&quot; &quot;;[.D1029];[.E1029];[.F1029])" office:value-type="string" office:string-value="356 " calcext:value-type="string">
            <text:p>356 </text:p>
          </table:table-cell>
          <table:table-cell table:formula="of:=TRIM([.H1029])" office:value-type="string" office:string-value="356" calcext:value-type="string">
            <text:p>356</text:p>
          </table:table-cell>
          <table:table-cell table:formula="of:=CONCATENATE(&quot;INSERT INTO modele (lib_modele, id_marque_modele) VALUES ('&quot;;[.I1029];&quot;', &quot;;[.G1029];&quot;);&quot;)" office:value-type="string" office:string-value="INSERT INTO modele (lib_modele, id_marque_modele) VALUES ('356', 40);" calcext:value-type="string">
            <text:p>INSERT INTO modele (lib_modele, id_marque_modele) VALUES ('356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0];&quot; &quot;;[.D1030];[.E1030];[.F1030])" office:value-type="string" office:string-value="911 " calcext:value-type="string">
            <text:p>911 </text:p>
          </table:table-cell>
          <table:table-cell table:formula="of:=TRIM([.H1030])" office:value-type="string" office:string-value="911" calcext:value-type="string">
            <text:p>911</text:p>
          </table:table-cell>
          <table:table-cell table:formula="of:=CONCATENATE(&quot;INSERT INTO modele (lib_modele, id_marque_modele) VALUES ('&quot;;[.I1030];&quot;', &quot;;[.G1030];&quot;);&quot;)" office:value-type="string" office:string-value="INSERT INTO modele (lib_modele, id_marque_modele) VALUES ('911', 40);" calcext:value-type="string">
            <text:p>INSERT INTO modele (lib_modele, id_marque_modele) VALUES ('911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1];&quot; &quot;;[.D1031];[.E1031];[.F1031])" office:value-type="string" office:string-value="912 " calcext:value-type="string">
            <text:p>912 </text:p>
          </table:table-cell>
          <table:table-cell table:formula="of:=TRIM([.H1031])" office:value-type="string" office:string-value="912" calcext:value-type="string">
            <text:p>912</text:p>
          </table:table-cell>
          <table:table-cell table:formula="of:=CONCATENATE(&quot;INSERT INTO modele (lib_modele, id_marque_modele) VALUES ('&quot;;[.I1031];&quot;', &quot;;[.G1031];&quot;);&quot;)" office:value-type="string" office:string-value="INSERT INTO modele (lib_modele, id_marque_modele) VALUES ('912', 40);" calcext:value-type="string">
            <text:p>INSERT INTO modele (lib_modele, id_marque_modele) VALUES ('912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2];&quot; &quot;;[.D1032];[.E1032];[.F1032])" office:value-type="string" office:string-value="914 " calcext:value-type="string">
            <text:p>914 </text:p>
          </table:table-cell>
          <table:table-cell table:formula="of:=TRIM([.H1032])" office:value-type="string" office:string-value="914" calcext:value-type="string">
            <text:p>914</text:p>
          </table:table-cell>
          <table:table-cell table:formula="of:=CONCATENATE(&quot;INSERT INTO modele (lib_modele, id_marque_modele) VALUES ('&quot;;[.I1032];&quot;', &quot;;[.G1032];&quot;);&quot;)" office:value-type="string" office:string-value="INSERT INTO modele (lib_modele, id_marque_modele) VALUES ('914', 40);" calcext:value-type="string">
            <text:p>INSERT INTO modele (lib_modele, id_marque_modele) VALUES ('91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3];&quot; &quot;;[.D1033];[.E1033];[.F1033])" office:value-type="string" office:string-value="924 " calcext:value-type="string">
            <text:p>924 </text:p>
          </table:table-cell>
          <table:table-cell table:formula="of:=TRIM([.H1033])" office:value-type="string" office:string-value="924" calcext:value-type="string">
            <text:p>924</text:p>
          </table:table-cell>
          <table:table-cell table:formula="of:=CONCATENATE(&quot;INSERT INTO modele (lib_modele, id_marque_modele) VALUES ('&quot;;[.I1033];&quot;', &quot;;[.G1033];&quot;);&quot;)" office:value-type="string" office:string-value="INSERT INTO modele (lib_modele, id_marque_modele) VALUES ('924', 40);" calcext:value-type="string">
            <text:p>INSERT INTO modele (lib_modele, id_marque_modele) VALUES ('92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4];&quot; &quot;;[.D1034];[.E1034];[.F1034])" office:value-type="string" office:string-value="928 " calcext:value-type="string">
            <text:p>928 </text:p>
          </table:table-cell>
          <table:table-cell table:formula="of:=TRIM([.H1034])" office:value-type="string" office:string-value="928" calcext:value-type="string">
            <text:p>928</text:p>
          </table:table-cell>
          <table:table-cell table:formula="of:=CONCATENATE(&quot;INSERT INTO modele (lib_modele, id_marque_modele) VALUES ('&quot;;[.I1034];&quot;', &quot;;[.G1034];&quot;);&quot;)" office:value-type="string" office:string-value="INSERT INTO modele (lib_modele, id_marque_modele) VALUES ('928', 40);" calcext:value-type="string">
            <text:p>INSERT INTO modele (lib_modele, id_marque_modele) VALUES ('928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5];&quot; &quot;;[.D1035];[.E1035];[.F1035])" office:value-type="string" office:string-value="930 " calcext:value-type="string">
            <text:p>930 </text:p>
          </table:table-cell>
          <table:table-cell table:formula="of:=TRIM([.H1035])" office:value-type="string" office:string-value="930" calcext:value-type="string">
            <text:p>930</text:p>
          </table:table-cell>
          <table:table-cell table:formula="of:=CONCATENATE(&quot;INSERT INTO modele (lib_modele, id_marque_modele) VALUES ('&quot;;[.I1035];&quot;', &quot;;[.G1035];&quot;);&quot;)" office:value-type="string" office:string-value="INSERT INTO modele (lib_modele, id_marque_modele) VALUES ('930', 40);" calcext:value-type="string">
            <text:p>INSERT INTO modele (lib_modele, id_marque_modele) VALUES ('930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6];&quot; &quot;;[.D1036];[.E1036];[.F1036])" office:value-type="string" office:string-value="944 " calcext:value-type="string">
            <text:p>944 </text:p>
          </table:table-cell>
          <table:table-cell table:formula="of:=TRIM([.H1036])" office:value-type="string" office:string-value="944" calcext:value-type="string">
            <text:p>944</text:p>
          </table:table-cell>
          <table:table-cell table:formula="of:=CONCATENATE(&quot;INSERT INTO modele (lib_modele, id_marque_modele) VALUES ('&quot;;[.I1036];&quot;', &quot;;[.G1036];&quot;);&quot;)" office:value-type="string" office:string-value="INSERT INTO modele (lib_modele, id_marque_modele) VALUES ('944', 40);" calcext:value-type="string">
            <text:p>INSERT INTO modele (lib_modele, id_marque_modele) VALUES ('94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68" calcext:value-type="float">
            <text:p>96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7];&quot; &quot;;[.D1037];[.E1037];[.F1037])" office:value-type="string" office:string-value="968 " calcext:value-type="string">
            <text:p>968 </text:p>
          </table:table-cell>
          <table:table-cell table:formula="of:=TRIM([.H1037])" office:value-type="string" office:string-value="968" calcext:value-type="string">
            <text:p>968</text:p>
          </table:table-cell>
          <table:table-cell table:formula="of:=CONCATENATE(&quot;INSERT INTO modele (lib_modele, id_marque_modele) VALUES ('&quot;;[.I1037];&quot;', &quot;;[.G1037];&quot;);&quot;)" office:value-type="string" office:string-value="INSERT INTO modele (lib_modele, id_marque_modele) VALUES ('968', 40);" calcext:value-type="string">
            <text:p>INSERT INTO modele (lib_modele, id_marque_modele) VALUES ('968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8];&quot; &quot;;[.D1038];[.E1038];[.F1038])" office:value-type="string" office:string-value="BOXSTER " calcext:value-type="string">
            <text:p>BOXSTER </text:p>
          </table:table-cell>
          <table:table-cell table:formula="of:=TRIM([.H1038])" office:value-type="string" office:string-value="BOXSTER" calcext:value-type="string">
            <text:p>BOXSTER</text:p>
          </table:table-cell>
          <table:table-cell table:formula="of:=CONCATENATE(&quot;INSERT INTO modele (lib_modele, id_marque_modele) VALUES ('&quot;;[.I1038];&quot;', &quot;;[.G1038];&quot;);&quot;)" office:value-type="string" office:string-value="INSERT INTO modele (lib_modele, id_marque_modele) VALUES ('BOXSTER', 40);" calcext:value-type="string">
            <text:p>INSERT INTO modele (lib_modele, id_marque_modele) VALUES ('BOXSTER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9];&quot; &quot;;[.D1039];[.E1039];[.F1039])" office:value-type="string" office:string-value="CAYENNE " calcext:value-type="string">
            <text:p>CAYENNE </text:p>
          </table:table-cell>
          <table:table-cell table:formula="of:=TRIM([.H1039])" office:value-type="string" office:string-value="CAYENNE" calcext:value-type="string">
            <text:p>CAYENNE</text:p>
          </table:table-cell>
          <table:table-cell table:formula="of:=CONCATENATE(&quot;INSERT INTO modele (lib_modele, id_marque_modele) VALUES ('&quot;;[.I1039];&quot;', &quot;;[.G1039];&quot;);&quot;)" office:value-type="string" office:string-value="INSERT INTO modele (lib_modele, id_marque_modele) VALUES ('CAYENNE', 40);" calcext:value-type="string">
            <text:p>INSERT INTO modele (lib_modele, id_marque_modele) VALUES ('CAYENNE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0];&quot; &quot;;[.D1040];[.E1040];[.F1040])" office:value-type="string" office:string-value="CAYMAN " calcext:value-type="string">
            <text:p>CAYMAN </text:p>
          </table:table-cell>
          <table:table-cell table:formula="of:=TRIM([.H1040])" office:value-type="string" office:string-value="CAYMAN" calcext:value-type="string">
            <text:p>CAYMAN</text:p>
          </table:table-cell>
          <table:table-cell table:formula="of:=CONCATENATE(&quot;INSERT INTO modele (lib_modele, id_marque_modele) VALUES ('&quot;;[.I1040];&quot;', &quot;;[.G1040];&quot;);&quot;)" office:value-type="string" office:string-value="INSERT INTO modele (lib_modele, id_marque_modele) VALUES ('CAYMAN', 40);" calcext:value-type="string">
            <text:p>INSERT INTO modele (lib_modele, id_marque_modele) VALUES ('CAYMAN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MACAN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1];&quot; &quot;;[.D1041];[.E1041];[.F1041])" office:value-type="string" office:string-value="MACAN " calcext:value-type="string">
            <text:p>MACAN </text:p>
          </table:table-cell>
          <table:table-cell table:formula="of:=TRIM([.H1041])" office:value-type="string" office:string-value="MACAN" calcext:value-type="string">
            <text:p>MACAN</text:p>
          </table:table-cell>
          <table:table-cell table:formula="of:=CONCATENATE(&quot;INSERT INTO modele (lib_modele, id_marque_modele) VALUES ('&quot;;[.I1041];&quot;', &quot;;[.G1041];&quot;);&quot;)" office:value-type="string" office:string-value="INSERT INTO modele (lib_modele, id_marque_modele) VALUES ('MACAN', 40);" calcext:value-type="string">
            <text:p>INSERT INTO modele (lib_modele, id_marque_modele) VALUES ('MACAN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2];&quot; &quot;;[.D1042];[.E1042];[.F1042])" office:value-type="string" office:string-value="PANAMERA " calcext:value-type="string">
            <text:p>PANAMERA </text:p>
          </table:table-cell>
          <table:table-cell table:formula="of:=TRIM([.H1042])" office:value-type="string" office:string-value="PANAMERA" calcext:value-type="string">
            <text:p>PANAMERA</text:p>
          </table:table-cell>
          <table:table-cell table:formula="of:=CONCATENATE(&quot;INSERT INTO modele (lib_modele, id_marque_modele) VALUES ('&quot;;[.I1042];&quot;', &quot;;[.G1042];&quot;);&quot;)" office:value-type="string" office:string-value="INSERT INTO modele (lib_modele, id_marque_modele) VALUES ('PANAMERA', 40);" calcext:value-type="string">
            <text:p>INSERT INTO modele (lib_modele, id_marque_modele) VALUES ('PANAMERA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3];&quot; &quot;;[.D1043];[.E1043];[.F1043])" office:value-type="string" office:string-value="AUTRE " calcext:value-type="string">
            <text:p>AUTRE </text:p>
          </table:table-cell>
          <table:table-cell table:formula="of:=TRIM([.H104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43];&quot;', &quot;;[.G1043];&quot;);&quot;)" office:value-type="string" office:string-value="INSERT INTO modele (lib_modele, id_marque_modele) VALUES ('AUTRE', 40);" calcext:value-type="string">
            <text:p>INSERT INTO modele (lib_modele, id_marque_modele) VALUES ('AUTRE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4CV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4];&quot; &quot;;[.D1044];[.E1044];[.F1044])" office:value-type="string" office:string-value="4CV " calcext:value-type="string">
            <text:p>4CV </text:p>
          </table:table-cell>
          <table:table-cell table:formula="of:=TRIM([.H1044])" office:value-type="string" office:string-value="4CV" calcext:value-type="string">
            <text:p>4CV</text:p>
          </table:table-cell>
          <table:table-cell table:formula="of:=CONCATENATE(&quot;INSERT INTO modele (lib_modele, id_marque_modele) VALUES ('&quot;;[.I1044];&quot;', &quot;;[.G1044];&quot;);&quot;)" office:value-type="string" office:string-value="INSERT INTO modele (lib_modele, id_marque_modele) VALUES ('4CV', 41);" calcext:value-type="string">
            <text:p>INSERT INTO modele (lib_modele, id_marque_modele) VALUES ('4C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AVANTIM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5];&quot; &quot;;[.D1045];[.E1045];[.F1045])" office:value-type="string" office:string-value="AVANTIME " calcext:value-type="string">
            <text:p>AVANTIME </text:p>
          </table:table-cell>
          <table:table-cell table:formula="of:=TRIM([.H1045])" office:value-type="string" office:string-value="AVANTIME" calcext:value-type="string">
            <text:p>AVANTIME</text:p>
          </table:table-cell>
          <table:table-cell table:formula="of:=CONCATENATE(&quot;INSERT INTO modele (lib_modele, id_marque_modele) VALUES ('&quot;;[.I1045];&quot;', &quot;;[.G1045];&quot;);&quot;)" office:value-type="string" office:string-value="INSERT INTO modele (lib_modele, id_marque_modele) VALUES ('AVANTIME', 41);" calcext:value-type="string">
            <text:p>INSERT INTO modele (lib_modele, id_marque_modele) VALUES ('AVANTIM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1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6];&quot; &quot;;[.D1046];[.E1046];[.F1046])" office:value-type="string" office:string-value="B110 " calcext:value-type="string">
            <text:p>B110 </text:p>
          </table:table-cell>
          <table:table-cell table:formula="of:=TRIM([.H1046])" office:value-type="string" office:string-value="B110" calcext:value-type="string">
            <text:p>B110</text:p>
          </table:table-cell>
          <table:table-cell table:formula="of:=CONCATENATE(&quot;INSERT INTO modele (lib_modele, id_marque_modele) VALUES ('&quot;;[.I1046];&quot;', &quot;;[.G1046];&quot;);&quot;)" office:value-type="string" office:string-value="INSERT INTO modele (lib_modele, id_marque_modele) VALUES ('B110', 41);" calcext:value-type="string">
            <text:p>INSERT INTO modele (lib_modele, id_marque_modele) VALUES ('B11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1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7];&quot; &quot;;[.D1047];[.E1047];[.F1047])" office:value-type="string" office:string-value="B120 " calcext:value-type="string">
            <text:p>B120 </text:p>
          </table:table-cell>
          <table:table-cell table:formula="of:=TRIM([.H1047])" office:value-type="string" office:string-value="B120" calcext:value-type="string">
            <text:p>B120</text:p>
          </table:table-cell>
          <table:table-cell table:formula="of:=CONCATENATE(&quot;INSERT INTO modele (lib_modele, id_marque_modele) VALUES ('&quot;;[.I1047];&quot;', &quot;;[.G1047];&quot;);&quot;)" office:value-type="string" office:string-value="INSERT INTO modele (lib_modele, id_marque_modele) VALUES ('B120', 41);" calcext:value-type="string">
            <text:p>INSERT INTO modele (lib_modele, id_marque_modele) VALUES ('B12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7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8];&quot; &quot;;[.D1048];[.E1048];[.F1048])" office:value-type="string" office:string-value="B70 " calcext:value-type="string">
            <text:p>B70 </text:p>
          </table:table-cell>
          <table:table-cell table:formula="of:=TRIM([.H1048])" office:value-type="string" office:string-value="B70" calcext:value-type="string">
            <text:p>B70</text:p>
          </table:table-cell>
          <table:table-cell table:formula="of:=CONCATENATE(&quot;INSERT INTO modele (lib_modele, id_marque_modele) VALUES ('&quot;;[.I1048];&quot;', &quot;;[.G1048];&quot;);&quot;)" office:value-type="string" office:string-value="INSERT INTO modele (lib_modele, id_marque_modele) VALUES ('B70', 41);" calcext:value-type="string">
            <text:p>INSERT INTO modele (lib_modele, id_marque_modele) VALUES ('B7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8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9];&quot; &quot;;[.D1049];[.E1049];[.F1049])" office:value-type="string" office:string-value="B80 " calcext:value-type="string">
            <text:p>B80 </text:p>
          </table:table-cell>
          <table:table-cell table:formula="of:=TRIM([.H1049])" office:value-type="string" office:string-value="B80" calcext:value-type="string">
            <text:p>B80</text:p>
          </table:table-cell>
          <table:table-cell table:formula="of:=CONCATENATE(&quot;INSERT INTO modele (lib_modele, id_marque_modele) VALUES ('&quot;;[.I1049];&quot;', &quot;;[.G1049];&quot;);&quot;)" office:value-type="string" office:string-value="INSERT INTO modele (lib_modele, id_marque_modele) VALUES ('B80', 41);" calcext:value-type="string">
            <text:p>INSERT INTO modele (lib_modele, id_marque_modele) VALUES ('B8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9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0];&quot; &quot;;[.D1050];[.E1050];[.F1050])" office:value-type="string" office:string-value="B90 " calcext:value-type="string">
            <text:p>B90 </text:p>
          </table:table-cell>
          <table:table-cell table:formula="of:=TRIM([.H1050])" office:value-type="string" office:string-value="B90" calcext:value-type="string">
            <text:p>B90</text:p>
          </table:table-cell>
          <table:table-cell table:formula="of:=CONCATENATE(&quot;INSERT INTO modele (lib_modele, id_marque_modele) VALUES ('&quot;;[.I1050];&quot;', &quot;;[.G1050];&quot;);&quot;)" office:value-type="string" office:string-value="INSERT INTO modele (lib_modele, id_marque_modele) VALUES ('B90', 41);" calcext:value-type="string">
            <text:p>INSERT INTO modele (lib_modele, id_marque_modele) VALUES ('B9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APTU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1];&quot; &quot;;[.D1051];[.E1051];[.F1051])" office:value-type="string" office:string-value="CAPTUR " calcext:value-type="string">
            <text:p>CAPTUR </text:p>
          </table:table-cell>
          <table:table-cell table:formula="of:=TRIM([.H1051])" office:value-type="string" office:string-value="CAPTUR" calcext:value-type="string">
            <text:p>CAPTUR</text:p>
          </table:table-cell>
          <table:table-cell table:formula="of:=CONCATENATE(&quot;INSERT INTO modele (lib_modele, id_marque_modele) VALUES ('&quot;;[.I1051];&quot;', &quot;;[.G1051];&quot;);&quot;)" office:value-type="string" office:string-value="INSERT INTO modele (lib_modele, id_marque_modele) VALUES ('CAPTUR', 41);" calcext:value-type="string">
            <text:p>INSERT INTO modele (lib_modele, id_marque_modele) VALUES ('CAPTU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ARAVELL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2];&quot; &quot;;[.D1052];[.E1052];[.F1052])" office:value-type="string" office:string-value="CARAVELLE " calcext:value-type="string">
            <text:p>CARAVELLE </text:p>
          </table:table-cell>
          <table:table-cell table:formula="of:=TRIM([.H1052])" office:value-type="string" office:string-value="CARAVELLE" calcext:value-type="string">
            <text:p>CARAVELLE</text:p>
          </table:table-cell>
          <table:table-cell table:formula="of:=CONCATENATE(&quot;INSERT INTO modele (lib_modele, id_marque_modele) VALUES ('&quot;;[.I1052];&quot;', &quot;;[.G1052];&quot;);&quot;)" office:value-type="string" office:string-value="INSERT INTO modele (lib_modele, id_marque_modele) VALUES ('CARAVELLE', 41);" calcext:value-type="string">
            <text:p>INSERT INTO modele (lib_modele, id_marque_modele) VALUES ('CARAVEL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3];&quot; &quot;;[.D1053];[.E1053];[.F1053])" office:value-type="string" office:string-value="CHEROKEE " calcext:value-type="string">
            <text:p>CHEROKEE </text:p>
          </table:table-cell>
          <table:table-cell table:formula="of:=TRIM([.H1053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1053];&quot;', &quot;;[.G1053];&quot;);&quot;)" office:value-type="string" office:string-value="INSERT INTO modele (lib_modele, id_marque_modele) VALUES ('CHEROKEE', 41);" calcext:value-type="string">
            <text:p>INSERT INTO modele (lib_modele, id_marque_modele) VALUES ('CHEROKE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4];&quot; &quot;;[.D1054];[.E1054];[.F1054])" office:value-type="string" office:string-value="CLIO " calcext:value-type="string">
            <text:p>CLIO </text:p>
          </table:table-cell>
          <table:table-cell table:formula="of:=TRIM([.H1054])" office:value-type="string" office:string-value="CLIO" calcext:value-type="string">
            <text:p>CLIO</text:p>
          </table:table-cell>
          <table:table-cell table:formula="of:=CONCATENATE(&quot;INSERT INTO modele (lib_modele, id_marque_modele) VALUES ('&quot;;[.I1054];&quot;', &quot;;[.G1054];&quot;);&quot;)" office:value-type="string" office:string-value="INSERT INTO modele (lib_modele, id_marque_modele) VALUES ('CLIO', 41);" calcext:value-type="string">
            <text:p>INSERT INTO modele (lib_modele, id_marque_modele) VALUES ('CLI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5];&quot; &quot;;[.D1055];[.E1055];[.F1055])" office:value-type="string" office:string-value="CLIO BACCARA" calcext:value-type="string">
            <text:p>CLIO BACCARA</text:p>
          </table:table-cell>
          <table:table-cell table:formula="of:=TRIM([.H1055])" office:value-type="string" office:string-value="CLIO BACCARA" calcext:value-type="string">
            <text:p>CLIO BACCARA</text:p>
          </table:table-cell>
          <table:table-cell table:formula="of:=CONCATENATE(&quot;INSERT INTO modele (lib_modele, id_marque_modele) VALUES ('&quot;;[.I1055];&quot;', &quot;;[.G1055];&quot;);&quot;)" office:value-type="string" office:string-value="INSERT INTO modele (lib_modele, id_marque_modele) VALUES ('CLIO BACCARA', 41);" calcext:value-type="string">
            <text:p>INSERT INTO modele (lib_modele, id_marque_modele) VALUES ('CLIO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6];&quot; &quot;;[.D1056];[.E1056];[.F1056])" office:value-type="string" office:string-value="CLIO ESTATE" calcext:value-type="string">
            <text:p>CLIO ESTATE</text:p>
          </table:table-cell>
          <table:table-cell table:formula="of:=TRIM([.H1056])" office:value-type="string" office:string-value="CLIO ESTATE" calcext:value-type="string">
            <text:p>CLIO ESTATE</text:p>
          </table:table-cell>
          <table:table-cell table:formula="of:=CONCATENATE(&quot;INSERT INTO modele (lib_modele, id_marque_modele) VALUES ('&quot;;[.I1056];&quot;', &quot;;[.G1056];&quot;);&quot;)" office:value-type="string" office:string-value="INSERT INTO modele (lib_modele, id_marque_modele) VALUES ('CLIO ESTATE', 41);" calcext:value-type="string">
            <text:p>INSERT INTO modele (lib_modele, id_marque_modele) VALUES ('CLIO 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7];&quot; &quot;;[.D1057];[.E1057];[.F1057])" office:value-type="string" office:string-value="CLIO INITIALE" calcext:value-type="string">
            <text:p>CLIO INITIALE</text:p>
          </table:table-cell>
          <table:table-cell table:formula="of:=TRIM([.H1057])" office:value-type="string" office:string-value="CLIO INITIALE" calcext:value-type="string">
            <text:p>CLIO INITIALE</text:p>
          </table:table-cell>
          <table:table-cell table:formula="of:=CONCATENATE(&quot;INSERT INTO modele (lib_modele, id_marque_modele) VALUES ('&quot;;[.I1057];&quot;', &quot;;[.G1057];&quot;);&quot;)" office:value-type="string" office:string-value="INSERT INTO modele (lib_modele, id_marque_modele) VALUES ('CLIO INITIALE', 41);" calcext:value-type="string">
            <text:p>INSERT INTO modele (lib_modele, id_marque_modele) VALUES ('CLIO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8];&quot; &quot;;[.D1058];[.E1058];[.F1058])" office:value-type="string" office:string-value="CLIO IV" calcext:value-type="string">
            <text:p>CLIO IV</text:p>
          </table:table-cell>
          <table:table-cell table:formula="of:=TRIM([.H1058])" office:value-type="string" office:string-value="CLIO IV" calcext:value-type="string">
            <text:p>CLIO IV</text:p>
          </table:table-cell>
          <table:table-cell table:formula="of:=CONCATENATE(&quot;INSERT INTO modele (lib_modele, id_marque_modele) VALUES ('&quot;;[.I1058];&quot;', &quot;;[.G1058];&quot;);&quot;)" office:value-type="string" office:string-value="INSERT INTO modele (lib_modele, id_marque_modele) VALUES ('CLIO IV', 41);" calcext:value-type="string">
            <text:p>INSERT INTO modele (lib_modele, id_marque_modele) VALUES ('CLIO 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59];&quot; &quot;;[.D1059];[.E1059];[.F1059])" office:value-type="string" office:string-value="CLIO IVESTATE" calcext:value-type="string">
            <text:p>CLIO IVESTATE</text:p>
          </table:table-cell>
          <table:table-cell table:formula="of:=TRIM([.H1059])" office:value-type="string" office:string-value="CLIO IVESTATE" calcext:value-type="string">
            <text:p>CLIO IVESTATE</text:p>
          </table:table-cell>
          <table:table-cell table:formula="of:=CONCATENATE(&quot;INSERT INTO modele (lib_modele, id_marque_modele) VALUES ('&quot;;[.I1059];&quot;', &quot;;[.G1059];&quot;);&quot;)" office:value-type="string" office:string-value="INSERT INTO modele (lib_modele, id_marque_modele) VALUES ('CLIO IVESTATE', 41);" calcext:value-type="string">
            <text:p>INSERT INTO modele (lib_modele, id_marque_modele) VALUES ('CLIO IV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DAUPHI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0];&quot; &quot;;[.D1060];[.E1060];[.F1060])" office:value-type="string" office:string-value="DAUPHINE " calcext:value-type="string">
            <text:p>DAUPHINE </text:p>
          </table:table-cell>
          <table:table-cell table:formula="of:=TRIM([.H1060])" office:value-type="string" office:string-value="DAUPHINE" calcext:value-type="string">
            <text:p>DAUPHINE</text:p>
          </table:table-cell>
          <table:table-cell table:formula="of:=CONCATENATE(&quot;INSERT INTO modele (lib_modele, id_marque_modele) VALUES ('&quot;;[.I1060];&quot;', &quot;;[.G1060];&quot;);&quot;)" office:value-type="string" office:string-value="INSERT INTO modele (lib_modele, id_marque_modele) VALUES ('DAUPHINE', 41);" calcext:value-type="string">
            <text:p>INSERT INTO modele (lib_modele, id_marque_modele) VALUES ('DAUPHI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1];&quot; &quot;;[.D1061];[.E1061];[.F1061])" office:value-type="string" office:string-value="ESPACE " calcext:value-type="string">
            <text:p>ESPACE </text:p>
          </table:table-cell>
          <table:table-cell table:formula="of:=TRIM([.H1061])" office:value-type="string" office:string-value="ESPACE" calcext:value-type="string">
            <text:p>ESPACE</text:p>
          </table:table-cell>
          <table:table-cell table:formula="of:=CONCATENATE(&quot;INSERT INTO modele (lib_modele, id_marque_modele) VALUES ('&quot;;[.I1061];&quot;', &quot;;[.G1061];&quot;);&quot;)" office:value-type="string" office:string-value="INSERT INTO modele (lib_modele, id_marque_modele) VALUES ('ESPACE', 41);" calcext:value-type="string">
            <text:p>INSERT INTO modele (lib_modele, id_marque_modele) VALUES ('ESPA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2];&quot; &quot;;[.D1062];[.E1062];[.F1062])" office:value-type="string" office:string-value="ESPACE INITIALE" calcext:value-type="string">
            <text:p>ESPACE INITIALE</text:p>
          </table:table-cell>
          <table:table-cell table:formula="of:=TRIM([.H1062])" office:value-type="string" office:string-value="ESPACE INITIALE" calcext:value-type="string">
            <text:p>ESPACE INITIALE</text:p>
          </table:table-cell>
          <table:table-cell table:formula="of:=CONCATENATE(&quot;INSERT INTO modele (lib_modele, id_marque_modele) VALUES ('&quot;;[.I1062];&quot;', &quot;;[.G1062];&quot;);&quot;)" office:value-type="string" office:string-value="INSERT INTO modele (lib_modele, id_marque_modele) VALUES ('ESPACE INITIALE', 41);" calcext:value-type="string">
            <text:p>INSERT INTO modele (lib_modele, id_marque_modele) VALUES ('ESPAC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RX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3];&quot; &quot;;[.D1063];[.E1063];[.F1063])" office:value-type="string" office:string-value="ESPACE RXE" calcext:value-type="string">
            <text:p>ESPACE RXE</text:p>
          </table:table-cell>
          <table:table-cell table:formula="of:=TRIM([.H1063])" office:value-type="string" office:string-value="ESPACE RXE" calcext:value-type="string">
            <text:p>ESPACE RXE</text:p>
          </table:table-cell>
          <table:table-cell table:formula="of:=CONCATENATE(&quot;INSERT INTO modele (lib_modele, id_marque_modele) VALUES ('&quot;;[.I1063];&quot;', &quot;;[.G1063];&quot;);&quot;)" office:value-type="string" office:string-value="INSERT INTO modele (lib_modele, id_marque_modele) VALUES ('ESPACE RXE', 41);" calcext:value-type="string">
            <text:p>INSERT INTO modele (lib_modele, id_marque_modele) VALUES ('ESPACE RX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4];&quot; &quot;;[.D1064];[.E1064];[.F1064])" office:value-type="string" office:string-value="ESPACE V" calcext:value-type="string">
            <text:p>ESPACE V</text:p>
          </table:table-cell>
          <table:table-cell table:formula="of:=TRIM([.H1064])" office:value-type="string" office:string-value="ESPACE V" calcext:value-type="string">
            <text:p>ESPACE V</text:p>
          </table:table-cell>
          <table:table-cell table:formula="of:=CONCATENATE(&quot;INSERT INTO modele (lib_modele, id_marque_modele) VALUES ('&quot;;[.I1064];&quot;', &quot;;[.G1064];&quot;);&quot;)" office:value-type="string" office:string-value="INSERT INTO modele (lib_modele, id_marque_modele) VALUES ('ESPACE V', 41);" calcext:value-type="string">
            <text:p>INSERT INTO modele (lib_modele, id_marque_modele) VALUES ('ESPACE 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TAFETT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5];&quot; &quot;;[.D1065];[.E1065];[.F1065])" office:value-type="string" office:string-value="ESTAFETTE " calcext:value-type="string">
            <text:p>ESTAFETTE </text:p>
          </table:table-cell>
          <table:table-cell table:formula="of:=TRIM([.H1065])" office:value-type="string" office:string-value="ESTAFETTE" calcext:value-type="string">
            <text:p>ESTAFETTE</text:p>
          </table:table-cell>
          <table:table-cell table:formula="of:=CONCATENATE(&quot;INSERT INTO modele (lib_modele, id_marque_modele) VALUES ('&quot;;[.I1065];&quot;', &quot;;[.G1065];&quot;);&quot;)" office:value-type="string" office:string-value="INSERT INTO modele (lib_modele, id_marque_modele) VALUES ('ESTAFETTE', 41);" calcext:value-type="string">
            <text:p>INSERT INTO modele (lib_modele, id_marque_modele) VALUES ('ESTAFET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XPRES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6];&quot; &quot;;[.D1066];[.E1066];[.F1066])" office:value-type="string" office:string-value="EXPRESS " calcext:value-type="string">
            <text:p>EXPRESS </text:p>
          </table:table-cell>
          <table:table-cell table:formula="of:=TRIM([.H1066])" office:value-type="string" office:string-value="EXPRESS" calcext:value-type="string">
            <text:p>EXPRESS</text:p>
          </table:table-cell>
          <table:table-cell table:formula="of:=CONCATENATE(&quot;INSERT INTO modele (lib_modele, id_marque_modele) VALUES ('&quot;;[.I1066];&quot;', &quot;;[.G1066];&quot;);&quot;)" office:value-type="string" office:string-value="INSERT INTO modele (lib_modele, id_marque_modele) VALUES ('EXPRESS', 41);" calcext:value-type="string">
            <text:p>INSERT INTO modele (lib_modele, id_marque_modele) VALUES ('EXPRES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FLUENC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7];&quot; &quot;;[.D1067];[.E1067];[.F1067])" office:value-type="string" office:string-value="FLUENCE " calcext:value-type="string">
            <text:p>FLUENCE </text:p>
          </table:table-cell>
          <table:table-cell table:formula="of:=TRIM([.H1067])" office:value-type="string" office:string-value="FLUENCE" calcext:value-type="string">
            <text:p>FLUENCE</text:p>
          </table:table-cell>
          <table:table-cell table:formula="of:=CONCATENATE(&quot;INSERT INTO modele (lib_modele, id_marque_modele) VALUES ('&quot;;[.I1067];&quot;', &quot;;[.G1067];&quot;);&quot;)" office:value-type="string" office:string-value="INSERT INTO modele (lib_modele, id_marque_modele) VALUES ('FLUENCE', 41);" calcext:value-type="string">
            <text:p>INSERT INTO modele (lib_modele, id_marque_modele) VALUES ('FLUEN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FUEG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8];&quot; &quot;;[.D1068];[.E1068];[.F1068])" office:value-type="string" office:string-value="FUEGO " calcext:value-type="string">
            <text:p>FUEGO </text:p>
          </table:table-cell>
          <table:table-cell table:formula="of:=TRIM([.H1068])" office:value-type="string" office:string-value="FUEGO" calcext:value-type="string">
            <text:p>FUEGO</text:p>
          </table:table-cell>
          <table:table-cell table:formula="of:=CONCATENATE(&quot;INSERT INTO modele (lib_modele, id_marque_modele) VALUES ('&quot;;[.I1068];&quot;', &quot;;[.G1068];&quot;);&quot;)" office:value-type="string" office:string-value="INSERT INTO modele (lib_modele, id_marque_modele) VALUES ('FUEGO', 41);" calcext:value-type="string">
            <text:p>INSERT INTO modele (lib_modele, id_marque_modele) VALUES ('FUEG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9];&quot; &quot;;[.D1069];[.E1069];[.F1069])" office:value-type="string" office:string-value="GRAND ESPACE" calcext:value-type="string">
            <text:p>GRAND ESPACE</text:p>
          </table:table-cell>
          <table:table-cell table:formula="of:=TRIM([.H1069])" office:value-type="string" office:string-value="GRAND ESPACE" calcext:value-type="string">
            <text:p>GRAND ESPACE</text:p>
          </table:table-cell>
          <table:table-cell table:formula="of:=CONCATENATE(&quot;INSERT INTO modele (lib_modele, id_marque_modele) VALUES ('&quot;;[.I1069];&quot;', &quot;;[.G1069];&quot;);&quot;)" office:value-type="string" office:string-value="INSERT INTO modele (lib_modele, id_marque_modele) VALUES ('GRAND ESPACE', 41);" calcext:value-type="string">
            <text:p>INSERT INTO modele (lib_modele, id_marque_modele) VALUES ('GRAND ESPA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NITIAL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0];&quot; &quot;;[.D1070];[.E1070];[.F1070])" office:value-type="string" office:string-value="GRAND ESPACEINITIAL" calcext:value-type="string">
            <text:p>GRAND ESPACEINITIAL</text:p>
          </table:table-cell>
          <table:table-cell table:formula="of:=TRIM([.H1070])" office:value-type="string" office:string-value="GRAND ESPACEINITIAL" calcext:value-type="string">
            <text:p>GRAND ESPACEINITIAL</text:p>
          </table:table-cell>
          <table:table-cell table:formula="of:=CONCATENATE(&quot;INSERT INTO modele (lib_modele, id_marque_modele) VALUES ('&quot;;[.I1070];&quot;', &quot;;[.G1070];&quot;);&quot;)" office:value-type="string" office:string-value="INSERT INTO modele (lib_modele, id_marque_modele) VALUES ('GRAND ESPACEINITIAL', 41);" calcext:value-type="string">
            <text:p>INSERT INTO modele (lib_modele, id_marque_modele) VALUES ('GRAND ESPACEINITIAL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1];&quot; &quot;;[.D1071];[.E1071];[.F1071])" office:value-type="string" office:string-value="GRAND ESPACEIV" calcext:value-type="string">
            <text:p>GRAND ESPACEIV</text:p>
          </table:table-cell>
          <table:table-cell table:formula="of:=TRIM([.H1071])" office:value-type="string" office:string-value="GRAND ESPACEIV" calcext:value-type="string">
            <text:p>GRAND ESPACEIV</text:p>
          </table:table-cell>
          <table:table-cell table:formula="of:=CONCATENATE(&quot;INSERT INTO modele (lib_modele, id_marque_modele) VALUES ('&quot;;[.I1071];&quot;', &quot;;[.G1071];&quot;);&quot;)" office:value-type="string" office:string-value="INSERT INTO modele (lib_modele, id_marque_modele) VALUES ('GRAND ESPACEIV', 41);" calcext:value-type="string">
            <text:p>INSERT INTO modele (lib_modele, id_marque_modele) VALUES ('GRAND ESPACE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MODU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2];&quot; &quot;;[.D1072];[.E1072];[.F1072])" office:value-type="string" office:string-value="GRAND MODUS" calcext:value-type="string">
            <text:p>GRAND MODUS</text:p>
          </table:table-cell>
          <table:table-cell table:formula="of:=TRIM([.H1072])" office:value-type="string" office:string-value="GRAND MODUS" calcext:value-type="string">
            <text:p>GRAND MODUS</text:p>
          </table:table-cell>
          <table:table-cell table:formula="of:=CONCATENATE(&quot;INSERT INTO modele (lib_modele, id_marque_modele) VALUES ('&quot;;[.I1072];&quot;', &quot;;[.G1072];&quot;);&quot;)" office:value-type="string" office:string-value="INSERT INTO modele (lib_modele, id_marque_modele) VALUES ('GRAND MODUS', 41);" calcext:value-type="string">
            <text:p>INSERT INTO modele (lib_modele, id_marque_modele) VALUES ('GRAND MODU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3];&quot; &quot;;[.D1073];[.E1073];[.F1073])" office:value-type="string" office:string-value="GRAND SCENIC" calcext:value-type="string">
            <text:p>GRAND SCENIC</text:p>
          </table:table-cell>
          <table:table-cell table:formula="of:=TRIM([.H1073])" office:value-type="string" office:string-value="GRAND SCENIC" calcext:value-type="string">
            <text:p>GRAND SCENIC</text:p>
          </table:table-cell>
          <table:table-cell table:formula="of:=CONCATENATE(&quot;INSERT INTO modele (lib_modele, id_marque_modele) VALUES ('&quot;;[.I1073];&quot;', &quot;;[.G1073];&quot;);&quot;)" office:value-type="string" office:string-value="INSERT INTO modele (lib_modele, id_marque_modele) VALUES ('GRAND SCENIC', 41);" calcext:value-type="string">
            <text:p>INSERT INTO modele (lib_modele, id_marque_modele) VALUES ('GRAND SCEN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SCENIC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4];&quot; &quot;;[.D1074];[.E1074];[.F1074])" office:value-type="string" office:string-value="GRAND SCENICIII" calcext:value-type="string">
            <text:p>GRAND SCENICIII</text:p>
          </table:table-cell>
          <table:table-cell table:formula="of:=TRIM([.H1074])" office:value-type="string" office:string-value="GRAND SCENICIII" calcext:value-type="string">
            <text:p>GRAND SCENICIII</text:p>
          </table:table-cell>
          <table:table-cell table:formula="of:=CONCATENATE(&quot;INSERT INTO modele (lib_modele, id_marque_modele) VALUES ('&quot;;[.I1074];&quot;', &quot;;[.G1074];&quot;);&quot;)" office:value-type="string" office:string-value="INSERT INTO modele (lib_modele, id_marque_modele) VALUES ('GRAND SCENICIII', 41);" calcext:value-type="string">
            <text:p>INSERT INTO modele (lib_modele, id_marque_modele) VALUES ('GRAND SCENIC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CJ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5];&quot; &quot;;[.D1075];[.E1075];[.F1075])" office:value-type="string" office:string-value="JEEP AMCCJ7" calcext:value-type="string">
            <text:p>JEEP AMCCJ7</text:p>
          </table:table-cell>
          <table:table-cell table:formula="of:=TRIM([.H1075])" office:value-type="string" office:string-value="JEEP AMCCJ7" calcext:value-type="string">
            <text:p>JEEP AMCCJ7</text:p>
          </table:table-cell>
          <table:table-cell table:formula="of:=CONCATENATE(&quot;INSERT INTO modele (lib_modele, id_marque_modele) VALUES ('&quot;;[.I1075];&quot;', &quot;;[.G1075];&quot;);&quot;)" office:value-type="string" office:string-value="INSERT INTO modele (lib_modele, id_marque_modele) VALUES ('JEEP AMCCJ7', 41);" calcext:value-type="string">
            <text:p>INSERT INTO modele (lib_modele, id_marque_modele) VALUES ('JEEP AMCCJ7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6];&quot; &quot;;[.D1076];[.E1076];[.F1076])" office:value-type="string" office:string-value="JEEP WRANGLER" calcext:value-type="string">
            <text:p>JEEP WRANGLER</text:p>
          </table:table-cell>
          <table:table-cell table:formula="of:=TRIM([.H1076])" office:value-type="string" office:string-value="JEEP WRANGLER" calcext:value-type="string">
            <text:p>JEEP WRANGLER</text:p>
          </table:table-cell>
          <table:table-cell table:formula="of:=CONCATENATE(&quot;INSERT INTO modele (lib_modele, id_marque_modele) VALUES ('&quot;;[.I1076];&quot;', &quot;;[.G1076];&quot;);&quot;)" office:value-type="string" office:string-value="INSERT INTO modele (lib_modele, id_marque_modele) VALUES ('JEEP WRANGLER', 41);" calcext:value-type="string">
            <text:p>INSERT INTO modele (lib_modele, id_marque_modele) VALUES ('JEEP WRANGL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P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7];&quot; &quot;;[.D1077];[.E1077];[.F1077])" office:value-type="string" office:string-value="JP4 " calcext:value-type="string">
            <text:p>JP4 </text:p>
          </table:table-cell>
          <table:table-cell table:formula="of:=TRIM([.H1077])" office:value-type="string" office:string-value="JP4" calcext:value-type="string">
            <text:p>JP4</text:p>
          </table:table-cell>
          <table:table-cell table:formula="of:=CONCATENATE(&quot;INSERT INTO modele (lib_modele, id_marque_modele) VALUES ('&quot;;[.I1077];&quot;', &quot;;[.G1077];&quot;);&quot;)" office:value-type="string" office:string-value="INSERT INTO modele (lib_modele, id_marque_modele) VALUES ('JP4', 41);" calcext:value-type="string">
            <text:p>INSERT INTO modele (lib_modele, id_marque_modele) VALUES ('JP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DJA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8];&quot; &quot;;[.D1078];[.E1078];[.F1078])" office:value-type="string" office:string-value="KADJAR " calcext:value-type="string">
            <text:p>KADJAR </text:p>
          </table:table-cell>
          <table:table-cell table:formula="of:=TRIM([.H1078])" office:value-type="string" office:string-value="KADJAR" calcext:value-type="string">
            <text:p>KADJAR</text:p>
          </table:table-cell>
          <table:table-cell table:formula="of:=CONCATENATE(&quot;INSERT INTO modele (lib_modele, id_marque_modele) VALUES ('&quot;;[.I1078];&quot;', &quot;;[.G1078];&quot;);&quot;)" office:value-type="string" office:string-value="INSERT INTO modele (lib_modele, id_marque_modele) VALUES ('KADJAR', 41);" calcext:value-type="string">
            <text:p>INSERT INTO modele (lib_modele, id_marque_modele) VALUES ('KADJA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9];&quot; &quot;;[.D1079];[.E1079];[.F1079])" office:value-type="string" office:string-value="KANGOO " calcext:value-type="string">
            <text:p>KANGOO </text:p>
          </table:table-cell>
          <table:table-cell table:formula="of:=TRIM([.H1079])" office:value-type="string" office:string-value="KANGOO" calcext:value-type="string">
            <text:p>KANGOO</text:p>
          </table:table-cell>
          <table:table-cell table:formula="of:=CONCATENATE(&quot;INSERT INTO modele (lib_modele, id_marque_modele) VALUES ('&quot;;[.I1079];&quot;', &quot;;[.G1079];&quot;);&quot;)" office:value-type="string" office:string-value="INSERT INTO modele (lib_modele, id_marque_modele) VALUES ('KANGOO', 41);" calcext:value-type="string">
            <text:p>INSERT INTO modele (lib_modele, id_marque_modele) VALUES ('KANGO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P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0];&quot; &quot;;[.D1080];[.E1080];[.F1080])" office:value-type="string" office:string-value="KANGOO BEBOP" calcext:value-type="string">
            <text:p>KANGOO BEBOP</text:p>
          </table:table-cell>
          <table:table-cell table:formula="of:=TRIM([.H1080])" office:value-type="string" office:string-value="KANGOO BEBOP" calcext:value-type="string">
            <text:p>KANGOO BEBOP</text:p>
          </table:table-cell>
          <table:table-cell table:formula="of:=CONCATENATE(&quot;INSERT INTO modele (lib_modele, id_marque_modele) VALUES ('&quot;;[.I1080];&quot;', &quot;;[.G1080];&quot;);&quot;)" office:value-type="string" office:string-value="INSERT INTO modele (lib_modele, id_marque_modele) VALUES ('KANGOO BEBOP', 41);" calcext:value-type="string">
            <text:p>INSERT INTO modele (lib_modele, id_marque_modele) VALUES ('KANGOO BEBOP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EXPRES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1];&quot; &quot;;[.D1081];[.E1081];[.F1081])" office:value-type="string" office:string-value="KANGOO EXPRESS" calcext:value-type="string">
            <text:p>KANGOO EXPRESS</text:p>
          </table:table-cell>
          <table:table-cell table:formula="of:=TRIM([.H1081])" office:value-type="string" office:string-value="KANGOO EXPRESS" calcext:value-type="string">
            <text:p>KANGOO EXPRESS</text:p>
          </table:table-cell>
          <table:table-cell table:formula="of:=CONCATENATE(&quot;INSERT INTO modele (lib_modele, id_marque_modele) VALUES ('&quot;;[.I1081];&quot;', &quot;;[.G1081];&quot;);&quot;)" office:value-type="string" office:string-value="INSERT INTO modele (lib_modele, id_marque_modele) VALUES ('KANGOO EXPRESS', 41);" calcext:value-type="string">
            <text:p>INSERT INTO modele (lib_modele, id_marque_modele) VALUES ('KANGOO EXPRES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2];&quot; &quot;;[.D1082];[.E1082];[.F1082])" office:value-type="string" office:string-value="KANGOO EXPRESSII" calcext:value-type="string">
            <text:p>KANGOO EXPRESSII</text:p>
          </table:table-cell>
          <table:table-cell table:formula="of:=TRIM([.H1082])" office:value-type="string" office:string-value="KANGOO EXPRESSII" calcext:value-type="string">
            <text:p>KANGOO EXPRESSII</text:p>
          </table:table-cell>
          <table:table-cell table:formula="of:=CONCATENATE(&quot;INSERT INTO modele (lib_modele, id_marque_modele) VALUES ('&quot;;[.I1082];&quot;', &quot;;[.G1082];&quot;);&quot;)" office:value-type="string" office:string-value="INSERT INTO modele (lib_modele, id_marque_modele) VALUES ('KANGOO EXPRESSII', 41);" calcext:value-type="string">
            <text:p>INSERT INTO modele (lib_modele, id_marque_modele) VALUES ('KANGOO EXPRESS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3];&quot; &quot;;[.D1083];[.E1083];[.F1083])" office:value-type="string" office:string-value="KANGOO II" calcext:value-type="string">
            <text:p>KANGOO II</text:p>
          </table:table-cell>
          <table:table-cell table:formula="of:=TRIM([.H1083])" office:value-type="string" office:string-value="KANGOO II" calcext:value-type="string">
            <text:p>KANGOO II</text:p>
          </table:table-cell>
          <table:table-cell table:formula="of:=CONCATENATE(&quot;INSERT INTO modele (lib_modele, id_marque_modele) VALUES ('&quot;;[.I1083];&quot;', &quot;;[.G1083];&quot;);&quot;)" office:value-type="string" office:string-value="INSERT INTO modele (lib_modele, id_marque_modele) VALUES ('KANGOO II', 41);" calcext:value-type="string">
            <text:p>INSERT INTO modele (lib_modele, id_marque_modele) VALUES ('KANGOO 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OLEO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84];&quot; &quot;;[.D1084];[.E1084];[.F1084])" office:value-type="string" office:string-value="KOLEOS " calcext:value-type="string">
            <text:p>KOLEOS </text:p>
          </table:table-cell>
          <table:table-cell table:formula="of:=TRIM([.H1084])" office:value-type="string" office:string-value="KOLEOS" calcext:value-type="string">
            <text:p>KOLEOS</text:p>
          </table:table-cell>
          <table:table-cell table:formula="of:=CONCATENATE(&quot;INSERT INTO modele (lib_modele, id_marque_modele) VALUES ('&quot;;[.I1084];&quot;', &quot;;[.G1084];&quot;);&quot;)" office:value-type="string" office:string-value="INSERT INTO modele (lib_modele, id_marque_modele) VALUES ('KOLEOS', 41);" calcext:value-type="string">
            <text:p>INSERT INTO modele (lib_modele, id_marque_modele) VALUES ('KOLEO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85];&quot; &quot;;[.D1085];[.E1085];[.F1085])" office:value-type="string" office:string-value="LAGUNA " calcext:value-type="string">
            <text:p>LAGUNA </text:p>
          </table:table-cell>
          <table:table-cell table:formula="of:=TRIM([.H1085])" office:value-type="string" office:string-value="LAGUNA" calcext:value-type="string">
            <text:p>LAGUNA</text:p>
          </table:table-cell>
          <table:table-cell table:formula="of:=CONCATENATE(&quot;INSERT INTO modele (lib_modele, id_marque_modele) VALUES ('&quot;;[.I1085];&quot;', &quot;;[.G1085];&quot;);&quot;)" office:value-type="string" office:string-value="INSERT INTO modele (lib_modele, id_marque_modele) VALUES ('LAGUNA', 41);" calcext:value-type="string">
            <text:p>INSERT INTO modele (lib_modele, id_marque_modele) VALUES ('LAGUN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6];&quot; &quot;;[.D1086];[.E1086];[.F1086])" office:value-type="string" office:string-value="LAGUNA BACCARA" calcext:value-type="string">
            <text:p>LAGUNA BACCARA</text:p>
          </table:table-cell>
          <table:table-cell table:formula="of:=TRIM([.H1086])" office:value-type="string" office:string-value="LAGUNA BACCARA" calcext:value-type="string">
            <text:p>LAGUNA BACCARA</text:p>
          </table:table-cell>
          <table:table-cell table:formula="of:=CONCATENATE(&quot;INSERT INTO modele (lib_modele, id_marque_modele) VALUES ('&quot;;[.I1086];&quot;', &quot;;[.G1086];&quot;);&quot;)" office:value-type="string" office:string-value="INSERT INTO modele (lib_modele, id_marque_modele) VALUES ('LAGUNA BACCARA', 41);" calcext:value-type="string">
            <text:p>INSERT INTO modele (lib_modele, id_marque_modele) VALUES ('LAGUNA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7];&quot; &quot;;[.D1087];[.E1087];[.F1087])" office:value-type="string" office:string-value="LAGUNA ESTATE" calcext:value-type="string">
            <text:p>LAGUNA ESTATE</text:p>
          </table:table-cell>
          <table:table-cell table:formula="of:=TRIM([.H1087])" office:value-type="string" office:string-value="LAGUNA ESTATE" calcext:value-type="string">
            <text:p>LAGUNA ESTATE</text:p>
          </table:table-cell>
          <table:table-cell table:formula="of:=CONCATENATE(&quot;INSERT INTO modele (lib_modele, id_marque_modele) VALUES ('&quot;;[.I1087];&quot;', &quot;;[.G1087];&quot;);&quot;)" office:value-type="string" office:string-value="INSERT INTO modele (lib_modele, id_marque_modele) VALUES ('LAGUNA ESTATE', 41);" calcext:value-type="string">
            <text:p>INSERT INTO modele (lib_modele, id_marque_modele) VALUES ('LAGUNA 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8];&quot; &quot;;[.D1088];[.E1088];[.F1088])" office:value-type="string" office:string-value="LAGUNA III" calcext:value-type="string">
            <text:p>LAGUNA III</text:p>
          </table:table-cell>
          <table:table-cell table:formula="of:=TRIM([.H1088])" office:value-type="string" office:string-value="LAGUNA III" calcext:value-type="string">
            <text:p>LAGUNA III</text:p>
          </table:table-cell>
          <table:table-cell table:formula="of:=CONCATENATE(&quot;INSERT INTO modele (lib_modele, id_marque_modele) VALUES ('&quot;;[.I1088];&quot;', &quot;;[.G1088];&quot;);&quot;)" office:value-type="string" office:string-value="INSERT INTO modele (lib_modele, id_marque_modele) VALUES ('LAGUNA III', 41);" calcext:value-type="string">
            <text:p>INSERT INTO modele (lib_modele, id_marque_modele) VALUES ('LAGUNA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9];&quot; &quot;;[.D1089];[.E1089];[.F1089])" office:value-type="string" office:string-value="LAGUNA IIIESTATE" calcext:value-type="string">
            <text:p>LAGUNA IIIESTATE</text:p>
          </table:table-cell>
          <table:table-cell table:formula="of:=TRIM([.H1089])" office:value-type="string" office:string-value="LAGUNA IIIESTATE" calcext:value-type="string">
            <text:p>LAGUNA IIIESTATE</text:p>
          </table:table-cell>
          <table:table-cell table:formula="of:=CONCATENATE(&quot;INSERT INTO modele (lib_modele, id_marque_modele) VALUES ('&quot;;[.I1089];&quot;', &quot;;[.G1089];&quot;);&quot;)" office:value-type="string" office:string-value="INSERT INTO modele (lib_modele, id_marque_modele) VALUES ('LAGUNA IIIESTATE', 41);" calcext:value-type="string">
            <text:p>INSERT INTO modele (lib_modele, id_marque_modele) VALUES ('LAGUNA III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0];&quot; &quot;;[.D1090];[.E1090];[.F1090])" office:value-type="string" office:string-value="LAGUNA INITIALE" calcext:value-type="string">
            <text:p>LAGUNA INITIALE</text:p>
          </table:table-cell>
          <table:table-cell table:formula="of:=TRIM([.H1090])" office:value-type="string" office:string-value="LAGUNA INITIALE" calcext:value-type="string">
            <text:p>LAGUNA INITIALE</text:p>
          </table:table-cell>
          <table:table-cell table:formula="of:=CONCATENATE(&quot;INSERT INTO modele (lib_modele, id_marque_modele) VALUES ('&quot;;[.I1090];&quot;', &quot;;[.G1090];&quot;);&quot;)" office:value-type="string" office:string-value="INSERT INTO modele (lib_modele, id_marque_modele) VALUES ('LAGUNA INITIALE', 41);" calcext:value-type="string">
            <text:p>INSERT INTO modele (lib_modele, id_marque_modele) VALUES ('LAGUNA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TITUD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1];&quot; &quot;;[.D1091];[.E1091];[.F1091])" office:value-type="string" office:string-value="LATITUDE " calcext:value-type="string">
            <text:p>LATITUDE </text:p>
          </table:table-cell>
          <table:table-cell table:formula="of:=TRIM([.H1091])" office:value-type="string" office:string-value="LATITUDE" calcext:value-type="string">
            <text:p>LATITUDE</text:p>
          </table:table-cell>
          <table:table-cell table:formula="of:=CONCATENATE(&quot;INSERT INTO modele (lib_modele, id_marque_modele) VALUES ('&quot;;[.I1091];&quot;', &quot;;[.G1091];&quot;);&quot;)" office:value-type="string" office:string-value="INSERT INTO modele (lib_modele, id_marque_modele) VALUES ('LATITUDE', 41);" calcext:value-type="string">
            <text:p>INSERT INTO modele (lib_modele, id_marque_modele) VALUES ('LATITUD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COTT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2];&quot; &quot;;[.D1092];[.E1092];[.F1092])" office:value-type="string" office:string-value="MASCOTT " calcext:value-type="string">
            <text:p>MASCOTT </text:p>
          </table:table-cell>
          <table:table-cell table:formula="of:=TRIM([.H1092])" office:value-type="string" office:string-value="MASCOTT" calcext:value-type="string">
            <text:p>MASCOTT</text:p>
          </table:table-cell>
          <table:table-cell table:formula="of:=CONCATENATE(&quot;INSERT INTO modele (lib_modele, id_marque_modele) VALUES ('&quot;;[.I1092];&quot;', &quot;;[.G1092];&quot;);&quot;)" office:value-type="string" office:string-value="INSERT INTO modele (lib_modele, id_marque_modele) VALUES ('MASCOTT', 41);" calcext:value-type="string">
            <text:p>INSERT INTO modele (lib_modele, id_marque_modele) VALUES ('MASCOTT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TE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3];&quot; &quot;;[.D1093];[.E1093];[.F1093])" office:value-type="string" office:string-value="MASTER " calcext:value-type="string">
            <text:p>MASTER </text:p>
          </table:table-cell>
          <table:table-cell table:formula="of:=TRIM([.H1093])" office:value-type="string" office:string-value="MASTER" calcext:value-type="string">
            <text:p>MASTER</text:p>
          </table:table-cell>
          <table:table-cell table:formula="of:=CONCATENATE(&quot;INSERT INTO modele (lib_modele, id_marque_modele) VALUES ('&quot;;[.I1093];&quot;', &quot;;[.G1093];&quot;);&quot;)" office:value-type="string" office:string-value="INSERT INTO modele (lib_modele, id_marque_modele) VALUES ('MASTER', 41);" calcext:value-type="string">
            <text:p>INSERT INTO modele (lib_modele, id_marque_modele) VALUES ('MAST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4];&quot; &quot;;[.D1094];[.E1094];[.F1094])" office:value-type="string" office:string-value="MASTER III" calcext:value-type="string">
            <text:p>MASTER III</text:p>
          </table:table-cell>
          <table:table-cell table:formula="of:=TRIM([.H1094])" office:value-type="string" office:string-value="MASTER III" calcext:value-type="string">
            <text:p>MASTER III</text:p>
          </table:table-cell>
          <table:table-cell table:formula="of:=CONCATENATE(&quot;INSERT INTO modele (lib_modele, id_marque_modele) VALUES ('&quot;;[.I1094];&quot;', &quot;;[.G1094];&quot;);&quot;)" office:value-type="string" office:string-value="INSERT INTO modele (lib_modele, id_marque_modele) VALUES ('MASTER III', 41);" calcext:value-type="string">
            <text:p>INSERT INTO modele (lib_modele, id_marque_modele) VALUES ('MASTER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XIT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5];&quot; &quot;;[.D1095];[.E1095];[.F1095])" office:value-type="string" office:string-value="MAXITY " calcext:value-type="string">
            <text:p>MAXITY </text:p>
          </table:table-cell>
          <table:table-cell table:formula="of:=TRIM([.H1095])" office:value-type="string" office:string-value="MAXITY" calcext:value-type="string">
            <text:p>MAXITY</text:p>
          </table:table-cell>
          <table:table-cell table:formula="of:=CONCATENATE(&quot;INSERT INTO modele (lib_modele, id_marque_modele) VALUES ('&quot;;[.I1095];&quot;', &quot;;[.G1095];&quot;);&quot;)" office:value-type="string" office:string-value="INSERT INTO modele (lib_modele, id_marque_modele) VALUES ('MAXITY', 41);" calcext:value-type="string">
            <text:p>INSERT INTO modele (lib_modele, id_marque_modele) VALUES ('MAXITY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6];&quot; &quot;;[.D1096];[.E1096];[.F1096])" office:value-type="string" office:string-value="MEGANE " calcext:value-type="string">
            <text:p>MEGANE </text:p>
          </table:table-cell>
          <table:table-cell table:formula="of:=TRIM([.H1096])" office:value-type="string" office:string-value="MEGANE" calcext:value-type="string">
            <text:p>MEGANE</text:p>
          </table:table-cell>
          <table:table-cell table:formula="of:=CONCATENATE(&quot;INSERT INTO modele (lib_modele, id_marque_modele) VALUES ('&quot;;[.I1096];&quot;', &quot;;[.G1096];&quot;);&quot;)" office:value-type="string" office:string-value="INSERT INTO modele (lib_modele, id_marque_modele) VALUES ('MEGANE', 41);" calcext:value-type="string">
            <text:p>INSERT INTO modele (lib_modele, id_marque_modele) VALUES ('MEGA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97];&quot; &quot;;[.D1097];[.E1097];[.F1097])" office:value-type="string" office:string-value="MEGANE COUPECABRIO" calcext:value-type="string">
            <text:p>MEGANE COUPECABRIO</text:p>
          </table:table-cell>
          <table:table-cell table:formula="of:=TRIM([.H1097])" office:value-type="string" office:string-value="MEGANE COUPECABRIO" calcext:value-type="string">
            <text:p>MEGANE COUPECABRIO</text:p>
          </table:table-cell>
          <table:table-cell table:formula="of:=CONCATENATE(&quot;INSERT INTO modele (lib_modele, id_marque_modele) VALUES ('&quot;;[.I1097];&quot;', &quot;;[.G1097];&quot;);&quot;)" office:value-type="string" office:string-value="INSERT INTO modele (lib_modele, id_marque_modele) VALUES ('MEGANE COUPECABRIO', 41);" calcext:value-type="string">
            <text:p>INSERT INTO modele (lib_modele, id_marque_modele) VALUES ('MEGANE COUPECABRI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8];&quot; &quot;;[.D1098];[.E1098];[.F1098])" office:value-type="string" office:string-value="MEGANE III" calcext:value-type="string">
            <text:p>MEGANE III</text:p>
          </table:table-cell>
          <table:table-cell table:formula="of:=TRIM([.H1098])" office:value-type="string" office:string-value="MEGANE III" calcext:value-type="string">
            <text:p>MEGANE III</text:p>
          </table:table-cell>
          <table:table-cell table:formula="of:=CONCATENATE(&quot;INSERT INTO modele (lib_modele, id_marque_modele) VALUES ('&quot;;[.I1098];&quot;', &quot;;[.G1098];&quot;);&quot;)" office:value-type="string" office:string-value="INSERT INTO modele (lib_modele, id_marque_modele) VALUES ('MEGANE III', 41);" calcext:value-type="string">
            <text:p>INSERT INTO modele (lib_modele, id_marque_modele) VALUES ('MEGANE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</text:p>
          </table:table-cell>
          <table:table-cell office:value-type="float" office:value="41" calcext:value-type="float">
            <text:p>41</text:p>
          </table:table-cell>
          <table:table-cell table:formula="of:=CONCATENATE([.C1099];&quot; &quot;;[.D1099];[.E1099];[.F1099])" office:value-type="string" office:string-value="MEGANE IIICOUPECAB" calcext:value-type="string">
            <text:p>MEGANE IIICOUPECAB</text:p>
          </table:table-cell>
          <table:table-cell table:formula="of:=TRIM([.H1099])" office:value-type="string" office:string-value="MEGANE IIICOUPECAB" calcext:value-type="string">
            <text:p>MEGANE IIICOUPECAB</text:p>
          </table:table-cell>
          <table:table-cell table:formula="of:=CONCATENATE(&quot;INSERT INTO modele (lib_modele, id_marque_modele) VALUES ('&quot;;[.I1099];&quot;', &quot;;[.G1099];&quot;);&quot;)" office:value-type="string" office:string-value="INSERT INTO modele (lib_modele, id_marque_modele) VALUES ('MEGANE IIICOUPECAB', 41);" calcext:value-type="string">
            <text:p>INSERT INTO modele (lib_modele, id_marque_modele) VALUES ('MEGANE IIICOUPECAB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100];&quot; &quot;;[.D1100];[.E1100];[.F1100])" office:value-type="string" office:string-value="MEGANE IIIESTATE" calcext:value-type="string">
            <text:p>MEGANE IIIESTATE</text:p>
          </table:table-cell>
          <table:table-cell table:formula="of:=TRIM([.H1100])" office:value-type="string" office:string-value="MEGANE IIIESTATE" calcext:value-type="string">
            <text:p>MEGANE IIIESTATE</text:p>
          </table:table-cell>
          <table:table-cell table:formula="of:=CONCATENATE(&quot;INSERT INTO modele (lib_modele, id_marque_modele) VALUES ('&quot;;[.I1100];&quot;', &quot;;[.G1100];&quot;);&quot;)" office:value-type="string" office:string-value="INSERT INTO modele (lib_modele, id_marque_modele) VALUES ('MEGANE IIIESTATE', 41);" calcext:value-type="string">
            <text:p>INSERT INTO modele (lib_modele, id_marque_modele) VALUES ('MEGANE III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01];&quot; &quot;;[.D1101];[.E1101];[.F1101])" office:value-type="string" office:string-value="MEGANE INITIALE" calcext:value-type="string">
            <text:p>MEGANE INITIALE</text:p>
          </table:table-cell>
          <table:table-cell table:formula="of:=TRIM([.H1101])" office:value-type="string" office:string-value="MEGANE INITIALE" calcext:value-type="string">
            <text:p>MEGANE INITIALE</text:p>
          </table:table-cell>
          <table:table-cell table:formula="of:=CONCATENATE(&quot;INSERT INTO modele (lib_modele, id_marque_modele) VALUES ('&quot;;[.I1101];&quot;', &quot;;[.G1101];&quot;);&quot;)" office:value-type="string" office:string-value="INSERT INTO modele (lib_modele, id_marque_modele) VALUES ('MEGANE INITIALE', 41);" calcext:value-type="string">
            <text:p>INSERT INTO modele (lib_modele, id_marque_modele) VALUES ('MEGAN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02];&quot; &quot;;[.D1102];[.E1102];[.F1102])" office:value-type="string" office:string-value="MEGANE IV" calcext:value-type="string">
            <text:p>MEGANE IV</text:p>
          </table:table-cell>
          <table:table-cell table:formula="of:=TRIM([.H1102])" office:value-type="string" office:string-value="MEGANE IV" calcext:value-type="string">
            <text:p>MEGANE IV</text:p>
          </table:table-cell>
          <table:table-cell table:formula="of:=CONCATENATE(&quot;INSERT INTO modele (lib_modele, id_marque_modele) VALUES ('&quot;;[.I1102];&quot;', &quot;;[.G1102];&quot;);&quot;)" office:value-type="string" office:string-value="INSERT INTO modele (lib_modele, id_marque_modele) VALUES ('MEGANE IV', 41);" calcext:value-type="string">
            <text:p>INSERT INTO modele (lib_modele, id_marque_modele) VALUES ('MEGANE 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SSENGE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3];&quot; &quot;;[.D1103];[.E1103];[.F1103])" office:value-type="string" office:string-value="MESSENGER " calcext:value-type="string">
            <text:p>MESSENGER </text:p>
          </table:table-cell>
          <table:table-cell table:formula="of:=TRIM([.H1103])" office:value-type="string" office:string-value="MESSENGER" calcext:value-type="string">
            <text:p>MESSENGER</text:p>
          </table:table-cell>
          <table:table-cell table:formula="of:=CONCATENATE(&quot;INSERT INTO modele (lib_modele, id_marque_modele) VALUES ('&quot;;[.I1103];&quot;', &quot;;[.G1103];&quot;);&quot;)" office:value-type="string" office:string-value="INSERT INTO modele (lib_modele, id_marque_modele) VALUES ('MESSENGER', 41);" calcext:value-type="string">
            <text:p>INSERT INTO modele (lib_modele, id_marque_modele) VALUES ('MESSENG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ODU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4];&quot; &quot;;[.D1104];[.E1104];[.F1104])" office:value-type="string" office:string-value="MODUS " calcext:value-type="string">
            <text:p>MODUS </text:p>
          </table:table-cell>
          <table:table-cell table:formula="of:=TRIM([.H1104])" office:value-type="string" office:string-value="MODUS" calcext:value-type="string">
            <text:p>MODUS</text:p>
          </table:table-cell>
          <table:table-cell table:formula="of:=CONCATENATE(&quot;INSERT INTO modele (lib_modele, id_marque_modele) VALUES ('&quot;;[.I1104];&quot;', &quot;;[.G1104];&quot;);&quot;)" office:value-type="string" office:string-value="INSERT INTO modele (lib_modele, id_marque_modele) VALUES ('MODUS', 41);" calcext:value-type="string">
            <text:p>INSERT INTO modele (lib_modele, id_marque_modele) VALUES ('MODU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ONDI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5];&quot; &quot;;[.D1105];[.E1105];[.F1105])" office:value-type="string" office:string-value="ONDINE " calcext:value-type="string">
            <text:p>ONDINE </text:p>
          </table:table-cell>
          <table:table-cell table:formula="of:=TRIM([.H1105])" office:value-type="string" office:string-value="ONDINE" calcext:value-type="string">
            <text:p>ONDINE</text:p>
          </table:table-cell>
          <table:table-cell table:formula="of:=CONCATENATE(&quot;INSERT INTO modele (lib_modele, id_marque_modele) VALUES ('&quot;;[.I1105];&quot;', &quot;;[.G1105];&quot;);&quot;)" office:value-type="string" office:string-value="INSERT INTO modele (lib_modele, id_marque_modele) VALUES ('ONDINE', 41);" calcext:value-type="string">
            <text:p>INSERT INTO modele (lib_modele, id_marque_modele) VALUES ('ONDI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6];&quot; &quot;;[.D1106];[.E1106];[.F1106])" office:value-type="string" office:string-value="R10 " calcext:value-type="string">
            <text:p>R10 </text:p>
          </table:table-cell>
          <table:table-cell table:formula="of:=TRIM([.H1106])" office:value-type="string" office:string-value="R10" calcext:value-type="string">
            <text:p>R10</text:p>
          </table:table-cell>
          <table:table-cell table:formula="of:=CONCATENATE(&quot;INSERT INTO modele (lib_modele, id_marque_modele) VALUES ('&quot;;[.I1106];&quot;', &quot;;[.G1106];&quot;);&quot;)" office:value-type="string" office:string-value="INSERT INTO modele (lib_modele, id_marque_modele) VALUES ('R10', 41);" calcext:value-type="string">
            <text:p>INSERT INTO modele (lib_modele, id_marque_modele) VALUES ('R1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7];&quot; &quot;;[.D1107];[.E1107];[.F1107])" office:value-type="string" office:string-value="R11 " calcext:value-type="string">
            <text:p>R11 </text:p>
          </table:table-cell>
          <table:table-cell table:formula="of:=TRIM([.H1107])" office:value-type="string" office:string-value="R11" calcext:value-type="string">
            <text:p>R11</text:p>
          </table:table-cell>
          <table:table-cell table:formula="of:=CONCATENATE(&quot;INSERT INTO modele (lib_modele, id_marque_modele) VALUES ('&quot;;[.I1107];&quot;', &quot;;[.G1107];&quot;);&quot;)" office:value-type="string" office:string-value="INSERT INTO modele (lib_modele, id_marque_modele) VALUES ('R11', 41);" calcext:value-type="string">
            <text:p>INSERT INTO modele (lib_modele, id_marque_modele) VALUES ('R11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8];&quot; &quot;;[.D1108];[.E1108];[.F1108])" office:value-type="string" office:string-value="R12 " calcext:value-type="string">
            <text:p>R12 </text:p>
          </table:table-cell>
          <table:table-cell table:formula="of:=TRIM([.H1108])" office:value-type="string" office:string-value="R12" calcext:value-type="string">
            <text:p>R12</text:p>
          </table:table-cell>
          <table:table-cell table:formula="of:=CONCATENATE(&quot;INSERT INTO modele (lib_modele, id_marque_modele) VALUES ('&quot;;[.I1108];&quot;', &quot;;[.G1108];&quot;);&quot;)" office:value-type="string" office:string-value="INSERT INTO modele (lib_modele, id_marque_modele) VALUES ('R12', 41);" calcext:value-type="string">
            <text:p>INSERT INTO modele (lib_modele, id_marque_modele) VALUES ('R12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9];&quot; &quot;;[.D1109];[.E1109];[.F1109])" office:value-type="string" office:string-value="R14 " calcext:value-type="string">
            <text:p>R14 </text:p>
          </table:table-cell>
          <table:table-cell table:formula="of:=TRIM([.H1109])" office:value-type="string" office:string-value="R14" calcext:value-type="string">
            <text:p>R14</text:p>
          </table:table-cell>
          <table:table-cell table:formula="of:=CONCATENATE(&quot;INSERT INTO modele (lib_modele, id_marque_modele) VALUES ('&quot;;[.I1109];&quot;', &quot;;[.G1109];&quot;);&quot;)" office:value-type="string" office:string-value="INSERT INTO modele (lib_modele, id_marque_modele) VALUES ('R14', 41);" calcext:value-type="string">
            <text:p>INSERT INTO modele (lib_modele, id_marque_modele) VALUES ('R1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0];&quot; &quot;;[.D1110];[.E1110];[.F1110])" office:value-type="string" office:string-value="R15 " calcext:value-type="string">
            <text:p>R15 </text:p>
          </table:table-cell>
          <table:table-cell table:formula="of:=TRIM([.H1110])" office:value-type="string" office:string-value="R15" calcext:value-type="string">
            <text:p>R15</text:p>
          </table:table-cell>
          <table:table-cell table:formula="of:=CONCATENATE(&quot;INSERT INTO modele (lib_modele, id_marque_modele) VALUES ('&quot;;[.I1110];&quot;', &quot;;[.G1110];&quot;);&quot;)" office:value-type="string" office:string-value="INSERT INTO modele (lib_modele, id_marque_modele) VALUES ('R15', 41);" calcext:value-type="string">
            <text:p>INSERT INTO modele (lib_modele, id_marque_modele) VALUES ('R1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1];&quot; &quot;;[.D1111];[.E1111];[.F1111])" office:value-type="string" office:string-value="R16 " calcext:value-type="string">
            <text:p>R16 </text:p>
          </table:table-cell>
          <table:table-cell table:formula="of:=TRIM([.H1111])" office:value-type="string" office:string-value="R16" calcext:value-type="string">
            <text:p>R16</text:p>
          </table:table-cell>
          <table:table-cell table:formula="of:=CONCATENATE(&quot;INSERT INTO modele (lib_modele, id_marque_modele) VALUES ('&quot;;[.I1111];&quot;', &quot;;[.G1111];&quot;);&quot;)" office:value-type="string" office:string-value="INSERT INTO modele (lib_modele, id_marque_modele) VALUES ('R16', 41);" calcext:value-type="string">
            <text:p>INSERT INTO modele (lib_modele, id_marque_modele) VALUES ('R16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2];&quot; &quot;;[.D1112];[.E1112];[.F1112])" office:value-type="string" office:string-value="R17 " calcext:value-type="string">
            <text:p>R17 </text:p>
          </table:table-cell>
          <table:table-cell table:formula="of:=TRIM([.H1112])" office:value-type="string" office:string-value="R17" calcext:value-type="string">
            <text:p>R17</text:p>
          </table:table-cell>
          <table:table-cell table:formula="of:=CONCATENATE(&quot;INSERT INTO modele (lib_modele, id_marque_modele) VALUES ('&quot;;[.I1112];&quot;', &quot;;[.G1112];&quot;);&quot;)" office:value-type="string" office:string-value="INSERT INTO modele (lib_modele, id_marque_modele) VALUES ('R17', 41);" calcext:value-type="string">
            <text:p>INSERT INTO modele (lib_modele, id_marque_modele) VALUES ('R17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3];&quot; &quot;;[.D1113];[.E1113];[.F1113])" office:value-type="string" office:string-value="R18 " calcext:value-type="string">
            <text:p>R18 </text:p>
          </table:table-cell>
          <table:table-cell table:formula="of:=TRIM([.H1113])" office:value-type="string" office:string-value="R18" calcext:value-type="string">
            <text:p>R18</text:p>
          </table:table-cell>
          <table:table-cell table:formula="of:=CONCATENATE(&quot;INSERT INTO modele (lib_modele, id_marque_modele) VALUES ('&quot;;[.I1113];&quot;', &quot;;[.G1113];&quot;);&quot;)" office:value-type="string" office:string-value="INSERT INTO modele (lib_modele, id_marque_modele) VALUES ('R18', 41);" calcext:value-type="string">
            <text:p>INSERT INTO modele (lib_modele, id_marque_modele) VALUES ('R18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4];&quot; &quot;;[.D1114];[.E1114];[.F1114])" office:value-type="string" office:string-value="R19 " calcext:value-type="string">
            <text:p>R19 </text:p>
          </table:table-cell>
          <table:table-cell table:formula="of:=TRIM([.H1114])" office:value-type="string" office:string-value="R19" calcext:value-type="string">
            <text:p>R19</text:p>
          </table:table-cell>
          <table:table-cell table:formula="of:=CONCATENATE(&quot;INSERT INTO modele (lib_modele, id_marque_modele) VALUES ('&quot;;[.I1114];&quot;', &quot;;[.G1114];&quot;);&quot;)" office:value-type="string" office:string-value="INSERT INTO modele (lib_modele, id_marque_modele) VALUES ('R19', 41);" calcext:value-type="string">
            <text:p>INSERT INTO modele (lib_modele, id_marque_modele) VALUES ('R19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15];&quot; &quot;;[.D1115];[.E1115];[.F1115])" office:value-type="string" office:string-value="R19 BACCARA" calcext:value-type="string">
            <text:p>R19 BACCARA</text:p>
          </table:table-cell>
          <table:table-cell table:formula="of:=TRIM([.H1115])" office:value-type="string" office:string-value="R19 BACCARA" calcext:value-type="string">
            <text:p>R19 BACCARA</text:p>
          </table:table-cell>
          <table:table-cell table:formula="of:=CONCATENATE(&quot;INSERT INTO modele (lib_modele, id_marque_modele) VALUES ('&quot;;[.I1115];&quot;', &quot;;[.G1115];&quot;);&quot;)" office:value-type="string" office:string-value="INSERT INTO modele (lib_modele, id_marque_modele) VALUES ('R19 BACCARA', 41);" calcext:value-type="string">
            <text:p>INSERT INTO modele (lib_modele, id_marque_modele) VALUES ('R19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6];&quot; &quot;;[.D1116];[.E1116];[.F1116])" office:value-type="string" office:string-value="R20 " calcext:value-type="string">
            <text:p>R20 </text:p>
          </table:table-cell>
          <table:table-cell table:formula="of:=TRIM([.H1116])" office:value-type="string" office:string-value="R20" calcext:value-type="string">
            <text:p>R20</text:p>
          </table:table-cell>
          <table:table-cell table:formula="of:=CONCATENATE(&quot;INSERT INTO modele (lib_modele, id_marque_modele) VALUES ('&quot;;[.I1116];&quot;', &quot;;[.G1116];&quot;);&quot;)" office:value-type="string" office:string-value="INSERT INTO modele (lib_modele, id_marque_modele) VALUES ('R20', 41);" calcext:value-type="string">
            <text:p>INSERT INTO modele (lib_modele, id_marque_modele) VALUES ('R2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7];&quot; &quot;;[.D1117];[.E1117];[.F1117])" office:value-type="string" office:string-value="R21 " calcext:value-type="string">
            <text:p>R21 </text:p>
          </table:table-cell>
          <table:table-cell table:formula="of:=TRIM([.H1117])" office:value-type="string" office:string-value="R21" calcext:value-type="string">
            <text:p>R21</text:p>
          </table:table-cell>
          <table:table-cell table:formula="of:=CONCATENATE(&quot;INSERT INTO modele (lib_modele, id_marque_modele) VALUES ('&quot;;[.I1117];&quot;', &quot;;[.G1117];&quot;);&quot;)" office:value-type="string" office:string-value="INSERT INTO modele (lib_modele, id_marque_modele) VALUES ('R21', 41);" calcext:value-type="string">
            <text:p>INSERT INTO modele (lib_modele, id_marque_modele) VALUES ('R21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18];&quot; &quot;;[.D1118];[.E1118];[.F1118])" office:value-type="string" office:string-value="R21 BACCARA" calcext:value-type="string">
            <text:p>R21 BACCARA</text:p>
          </table:table-cell>
          <table:table-cell table:formula="of:=TRIM([.H1118])" office:value-type="string" office:string-value="R21 BACCARA" calcext:value-type="string">
            <text:p>R21 BACCARA</text:p>
          </table:table-cell>
          <table:table-cell table:formula="of:=CONCATENATE(&quot;INSERT INTO modele (lib_modele, id_marque_modele) VALUES ('&quot;;[.I1118];&quot;', &quot;;[.G1118];&quot;);&quot;)" office:value-type="string" office:string-value="INSERT INTO modele (lib_modele, id_marque_modele) VALUES ('R21 BACCARA', 41);" calcext:value-type="string">
            <text:p>INSERT INTO modele (lib_modele, id_marque_modele) VALUES ('R21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9];&quot; &quot;;[.D1119];[.E1119];[.F1119])" office:value-type="string" office:string-value="R25 " calcext:value-type="string">
            <text:p>R25 </text:p>
          </table:table-cell>
          <table:table-cell table:formula="of:=TRIM([.H1119])" office:value-type="string" office:string-value="R25" calcext:value-type="string">
            <text:p>R25</text:p>
          </table:table-cell>
          <table:table-cell table:formula="of:=CONCATENATE(&quot;INSERT INTO modele (lib_modele, id_marque_modele) VALUES ('&quot;;[.I1119];&quot;', &quot;;[.G1119];&quot;);&quot;)" office:value-type="string" office:string-value="INSERT INTO modele (lib_modele, id_marque_modele) VALUES ('R25', 41);" calcext:value-type="string">
            <text:p>INSERT INTO modele (lib_modele, id_marque_modele) VALUES ('R2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20];&quot; &quot;;[.D1120];[.E1120];[.F1120])" office:value-type="string" office:string-value="R25 BACCARA" calcext:value-type="string">
            <text:p>R25 BACCARA</text:p>
          </table:table-cell>
          <table:table-cell table:formula="of:=TRIM([.H1120])" office:value-type="string" office:string-value="R25 BACCARA" calcext:value-type="string">
            <text:p>R25 BACCARA</text:p>
          </table:table-cell>
          <table:table-cell table:formula="of:=CONCATENATE(&quot;INSERT INTO modele (lib_modele, id_marque_modele) VALUES ('&quot;;[.I1120];&quot;', &quot;;[.G1120];&quot;);&quot;)" office:value-type="string" office:string-value="INSERT INTO modele (lib_modele, id_marque_modele) VALUES ('R25 BACCARA', 41);" calcext:value-type="string">
            <text:p>INSERT INTO modele (lib_modele, id_marque_modele) VALUES ('R25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3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1];&quot; &quot;;[.D1121];[.E1121];[.F1121])" office:value-type="string" office:string-value="R30 " calcext:value-type="string">
            <text:p>R30 </text:p>
          </table:table-cell>
          <table:table-cell table:formula="of:=TRIM([.H1121])" office:value-type="string" office:string-value="R30" calcext:value-type="string">
            <text:p>R30</text:p>
          </table:table-cell>
          <table:table-cell table:formula="of:=CONCATENATE(&quot;INSERT INTO modele (lib_modele, id_marque_modele) VALUES ('&quot;;[.I1121];&quot;', &quot;;[.G1121];&quot;);&quot;)" office:value-type="string" office:string-value="INSERT INTO modele (lib_modele, id_marque_modele) VALUES ('R30', 41);" calcext:value-type="string">
            <text:p>INSERT INTO modele (lib_modele, id_marque_modele) VALUES ('R3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2];&quot; &quot;;[.D1122];[.E1122];[.F1122])" office:value-type="string" office:string-value="R4 " calcext:value-type="string">
            <text:p>R4 </text:p>
          </table:table-cell>
          <table:table-cell table:formula="of:=TRIM([.H1122])" office:value-type="string" office:string-value="R4" calcext:value-type="string">
            <text:p>R4</text:p>
          </table:table-cell>
          <table:table-cell table:formula="of:=CONCATENATE(&quot;INSERT INTO modele (lib_modele, id_marque_modele) VALUES ('&quot;;[.I1122];&quot;', &quot;;[.G1122];&quot;);&quot;)" office:value-type="string" office:string-value="INSERT INTO modele (lib_modele, id_marque_modele) VALUES ('R4', 41);" calcext:value-type="string">
            <text:p>INSERT INTO modele (lib_modele, id_marque_modele) VALUES ('R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3];&quot; &quot;;[.D1123];[.E1123];[.F1123])" office:value-type="string" office:string-value="R5 " calcext:value-type="string">
            <text:p>R5 </text:p>
          </table:table-cell>
          <table:table-cell table:formula="of:=TRIM([.H1123])" office:value-type="string" office:string-value="R5" calcext:value-type="string">
            <text:p>R5</text:p>
          </table:table-cell>
          <table:table-cell table:formula="of:=CONCATENATE(&quot;INSERT INTO modele (lib_modele, id_marque_modele) VALUES ('&quot;;[.I1123];&quot;', &quot;;[.G1123];&quot;);&quot;)" office:value-type="string" office:string-value="INSERT INTO modele (lib_modele, id_marque_modele) VALUES ('R5', 41);" calcext:value-type="string">
            <text:p>INSERT INTO modele (lib_modele, id_marque_modele) VALUES ('R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4];&quot; &quot;;[.D1124];[.E1124];[.F1124])" office:value-type="string" office:string-value="R6 " calcext:value-type="string">
            <text:p>R6 </text:p>
          </table:table-cell>
          <table:table-cell table:formula="of:=TRIM([.H1124])" office:value-type="string" office:string-value="R6" calcext:value-type="string">
            <text:p>R6</text:p>
          </table:table-cell>
          <table:table-cell table:formula="of:=CONCATENATE(&quot;INSERT INTO modele (lib_modele, id_marque_modele) VALUES ('&quot;;[.I1124];&quot;', &quot;;[.G1124];&quot;);&quot;)" office:value-type="string" office:string-value="INSERT INTO modele (lib_modele, id_marque_modele) VALUES ('R6', 41);" calcext:value-type="string">
            <text:p>INSERT INTO modele (lib_modele, id_marque_modele) VALUES ('R6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5];&quot; &quot;;[.D1125];[.E1125];[.F1125])" office:value-type="string" office:string-value="R8 " calcext:value-type="string">
            <text:p>R8 </text:p>
          </table:table-cell>
          <table:table-cell table:formula="of:=TRIM([.H1125])" office:value-type="string" office:string-value="R8" calcext:value-type="string">
            <text:p>R8</text:p>
          </table:table-cell>
          <table:table-cell table:formula="of:=CONCATENATE(&quot;INSERT INTO modele (lib_modele, id_marque_modele) VALUES ('&quot;;[.I1125];&quot;', &quot;;[.G1125];&quot;);&quot;)" office:value-type="string" office:string-value="INSERT INTO modele (lib_modele, id_marque_modele) VALUES ('R8', 41);" calcext:value-type="string">
            <text:p>INSERT INTO modele (lib_modele, id_marque_modele) VALUES ('R8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6];&quot; &quot;;[.D1126];[.E1126];[.F1126])" office:value-type="string" office:string-value="R9 " calcext:value-type="string">
            <text:p>R9 </text:p>
          </table:table-cell>
          <table:table-cell table:formula="of:=TRIM([.H1126])" office:value-type="string" office:string-value="R9" calcext:value-type="string">
            <text:p>R9</text:p>
          </table:table-cell>
          <table:table-cell table:formula="of:=CONCATENATE(&quot;INSERT INTO modele (lib_modele, id_marque_modele) VALUES ('&quot;;[.I1126];&quot;', &quot;;[.G1126];&quot;);&quot;)" office:value-type="string" office:string-value="INSERT INTO modele (lib_modele, id_marque_modele) VALUES ('R9', 41);" calcext:value-type="string">
            <text:p>INSERT INTO modele (lib_modele, id_marque_modele) VALUES ('R9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ODE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7];&quot; &quot;;[.D1127];[.E1127];[.F1127])" office:value-type="string" office:string-value="RODEO " calcext:value-type="string">
            <text:p>RODEO </text:p>
          </table:table-cell>
          <table:table-cell table:formula="of:=TRIM([.H1127])" office:value-type="string" office:string-value="RODEO" calcext:value-type="string">
            <text:p>RODEO</text:p>
          </table:table-cell>
          <table:table-cell table:formula="of:=CONCATENATE(&quot;INSERT INTO modele (lib_modele, id_marque_modele) VALUES ('&quot;;[.I1127];&quot;', &quot;;[.G1127];&quot;);&quot;)" office:value-type="string" office:string-value="INSERT INTO modele (lib_modele, id_marque_modele) VALUES ('RODEO', 41);" calcext:value-type="string">
            <text:p>INSERT INTO modele (lib_modele, id_marque_modele) VALUES ('RODE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8];&quot; &quot;;[.D1128];[.E1128];[.F1128])" office:value-type="string" office:string-value="SAFRANE " calcext:value-type="string">
            <text:p>SAFRANE </text:p>
          </table:table-cell>
          <table:table-cell table:formula="of:=TRIM([.H1128])" office:value-type="string" office:string-value="SAFRANE" calcext:value-type="string">
            <text:p>SAFRANE</text:p>
          </table:table-cell>
          <table:table-cell table:formula="of:=CONCATENATE(&quot;INSERT INTO modele (lib_modele, id_marque_modele) VALUES ('&quot;;[.I1128];&quot;', &quot;;[.G1128];&quot;);&quot;)" office:value-type="string" office:string-value="INSERT INTO modele (lib_modele, id_marque_modele) VALUES ('SAFRANE', 41);" calcext:value-type="string">
            <text:p>INSERT INTO modele (lib_modele, id_marque_modele) VALUES ('SAFRA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29];&quot; &quot;;[.D1129];[.E1129];[.F1129])" office:value-type="string" office:string-value="SAFRANE BACCARA" calcext:value-type="string">
            <text:p>SAFRANE BACCARA</text:p>
          </table:table-cell>
          <table:table-cell table:formula="of:=TRIM([.H1129])" office:value-type="string" office:string-value="SAFRANE BACCARA" calcext:value-type="string">
            <text:p>SAFRANE BACCARA</text:p>
          </table:table-cell>
          <table:table-cell table:formula="of:=CONCATENATE(&quot;INSERT INTO modele (lib_modele, id_marque_modele) VALUES ('&quot;;[.I1129];&quot;', &quot;;[.G1129];&quot;);&quot;)" office:value-type="string" office:string-value="INSERT INTO modele (lib_modele, id_marque_modele) VALUES ('SAFRANE BACCARA', 41);" calcext:value-type="string">
            <text:p>INSERT INTO modele (lib_modele, id_marque_modele) VALUES ('SAFRANE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0];&quot; &quot;;[.D1130];[.E1130];[.F1130])" office:value-type="string" office:string-value="SAFRANE INITIALE" calcext:value-type="string">
            <text:p>SAFRANE INITIALE</text:p>
          </table:table-cell>
          <table:table-cell table:formula="of:=TRIM([.H1130])" office:value-type="string" office:string-value="SAFRANE INITIALE" calcext:value-type="string">
            <text:p>SAFRANE INITIALE</text:p>
          </table:table-cell>
          <table:table-cell table:formula="of:=CONCATENATE(&quot;INSERT INTO modele (lib_modele, id_marque_modele) VALUES ('&quot;;[.I1130];&quot;', &quot;;[.G1130];&quot;);&quot;)" office:value-type="string" office:string-value="INSERT INTO modele (lib_modele, id_marque_modele) VALUES ('SAFRANE INITIALE', 41);" calcext:value-type="string">
            <text:p>INSERT INTO modele (lib_modele, id_marque_modele) VALUES ('SAFRAN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VIEM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1];&quot; &quot;;[.D1131];[.E1131];[.F1131])" office:value-type="string" office:string-value="SAVIEM " calcext:value-type="string">
            <text:p>SAVIEM </text:p>
          </table:table-cell>
          <table:table-cell table:formula="of:=TRIM([.H1131])" office:value-type="string" office:string-value="SAVIEM" calcext:value-type="string">
            <text:p>SAVIEM</text:p>
          </table:table-cell>
          <table:table-cell table:formula="of:=CONCATENATE(&quot;INSERT INTO modele (lib_modele, id_marque_modele) VALUES ('&quot;;[.I1131];&quot;', &quot;;[.G1131];&quot;);&quot;)" office:value-type="string" office:string-value="INSERT INTO modele (lib_modele, id_marque_modele) VALUES ('SAVIEM', 41);" calcext:value-type="string">
            <text:p>INSERT INTO modele (lib_modele, id_marque_modele) VALUES ('SAVIEM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CENIC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2];&quot; &quot;;[.D1132];[.E1132];[.F1132])" office:value-type="string" office:string-value="SCENIC " calcext:value-type="string">
            <text:p>SCENIC </text:p>
          </table:table-cell>
          <table:table-cell table:formula="of:=TRIM([.H1132])" office:value-type="string" office:string-value="SCENIC" calcext:value-type="string">
            <text:p>SCENIC</text:p>
          </table:table-cell>
          <table:table-cell table:formula="of:=CONCATENATE(&quot;INSERT INTO modele (lib_modele, id_marque_modele) VALUES ('&quot;;[.I1132];&quot;', &quot;;[.G1132];&quot;);&quot;)" office:value-type="string" office:string-value="INSERT INTO modele (lib_modele, id_marque_modele) VALUES ('SCENIC', 41);" calcext:value-type="string">
            <text:p>INSERT INTO modele (lib_modele, id_marque_modele) VALUES ('SCEN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CENIC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3];&quot; &quot;;[.D1133];[.E1133];[.F1133])" office:value-type="string" office:string-value="SCENIC III" calcext:value-type="string">
            <text:p>SCENIC III</text:p>
          </table:table-cell>
          <table:table-cell table:formula="of:=TRIM([.H1133])" office:value-type="string" office:string-value="SCENIC III" calcext:value-type="string">
            <text:p>SCENIC III</text:p>
          </table:table-cell>
          <table:table-cell table:formula="of:=CONCATENATE(&quot;INSERT INTO modele (lib_modele, id_marque_modele) VALUES ('&quot;;[.I1133];&quot;', &quot;;[.G1133];&quot;);&quot;)" office:value-type="string" office:string-value="INSERT INTO modele (lib_modele, id_marque_modele) VALUES ('SCENIC III', 41);" calcext:value-type="string">
            <text:p>INSERT INTO modele (lib_modele, id_marque_modele) VALUES ('SCENIC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4];&quot; &quot;;[.D1134];[.E1134];[.F1134])" office:value-type="string" office:string-value="SPIDER SPORT" calcext:value-type="string">
            <text:p>SPIDER SPORT</text:p>
          </table:table-cell>
          <table:table-cell table:formula="of:=TRIM([.H1134])" office:value-type="string" office:string-value="SPIDER SPORT" calcext:value-type="string">
            <text:p>SPIDER SPORT</text:p>
          </table:table-cell>
          <table:table-cell table:formula="of:=CONCATENATE(&quot;INSERT INTO modele (lib_modele, id_marque_modele) VALUES ('&quot;;[.I1134];&quot;', &quot;;[.G1134];&quot;);&quot;)" office:value-type="string" office:string-value="INSERT INTO modele (lib_modele, id_marque_modele) VALUES ('SPIDER SPORT', 41);" calcext:value-type="string">
            <text:p>INSERT INTO modele (lib_modele, id_marque_modele) VALUES ('SPIDER SPORT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UPERCINQ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5];&quot; &quot;;[.D1135];[.E1135];[.F1135])" office:value-type="string" office:string-value="SUPERCINQ " calcext:value-type="string">
            <text:p>SUPERCINQ </text:p>
          </table:table-cell>
          <table:table-cell table:formula="of:=TRIM([.H1135])" office:value-type="string" office:string-value="SUPERCINQ" calcext:value-type="string">
            <text:p>SUPERCINQ</text:p>
          </table:table-cell>
          <table:table-cell table:formula="of:=CONCATENATE(&quot;INSERT INTO modele (lib_modele, id_marque_modele) VALUES ('&quot;;[.I1135];&quot;', &quot;;[.G1135];&quot;);&quot;)" office:value-type="string" office:string-value="INSERT INTO modele (lib_modele, id_marque_modele) VALUES ('SUPERCINQ', 41);" calcext:value-type="string">
            <text:p>INSERT INTO modele (lib_modele, id_marque_modele) VALUES ('SUPERCINQ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UPERCINQ</text:p>
          </table:table-cell>
          <table:table-cell office:value-type="string" calcext:value-type="string">
            <text:p>BACCA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6];&quot; &quot;;[.D1136];[.E1136];[.F1136])" office:value-type="string" office:string-value="SUPERCINQ BACCAR" calcext:value-type="string">
            <text:p>SUPERCINQ BACCAR</text:p>
          </table:table-cell>
          <table:table-cell table:formula="of:=TRIM([.H1136])" office:value-type="string" office:string-value="SUPERCINQ BACCAR" calcext:value-type="string">
            <text:p>SUPERCINQ BACCAR</text:p>
          </table:table-cell>
          <table:table-cell table:formula="of:=CONCATENATE(&quot;INSERT INTO modele (lib_modele, id_marque_modele) VALUES ('&quot;;[.I1136];&quot;', &quot;;[.G1136];&quot;);&quot;)" office:value-type="string" office:string-value="INSERT INTO modele (lib_modele, id_marque_modele) VALUES ('SUPERCINQ BACCAR', 41);" calcext:value-type="string">
            <text:p>INSERT INTO modele (lib_modele, id_marque_modele) VALUES ('SUPERCINQ BACCA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ALISMAN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7];&quot; &quot;;[.D1137];[.E1137];[.F1137])" office:value-type="string" office:string-value="TALISMAN " calcext:value-type="string">
            <text:p>TALISMAN </text:p>
          </table:table-cell>
          <table:table-cell table:formula="of:=TRIM([.H1137])" office:value-type="string" office:string-value="TALISMAN" calcext:value-type="string">
            <text:p>TALISMAN</text:p>
          </table:table-cell>
          <table:table-cell table:formula="of:=CONCATENATE(&quot;INSERT INTO modele (lib_modele, id_marque_modele) VALUES ('&quot;;[.I1137];&quot;', &quot;;[.G1137];&quot;);&quot;)" office:value-type="string" office:string-value="INSERT INTO modele (lib_modele, id_marque_modele) VALUES ('TALISMAN', 41);" calcext:value-type="string">
            <text:p>INSERT INTO modele (lib_modele, id_marque_modele) VALUES ('TALISMAN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8];&quot; &quot;;[.D1138];[.E1138];[.F1138])" office:value-type="string" office:string-value="TRAFIC " calcext:value-type="string">
            <text:p>TRAFIC </text:p>
          </table:table-cell>
          <table:table-cell table:formula="of:=TRIM([.H1138])" office:value-type="string" office:string-value="TRAFIC" calcext:value-type="string">
            <text:p>TRAFIC</text:p>
          </table:table-cell>
          <table:table-cell table:formula="of:=CONCATENATE(&quot;INSERT INTO modele (lib_modele, id_marque_modele) VALUES ('&quot;;[.I1138];&quot;', &quot;;[.G1138];&quot;);&quot;)" office:value-type="string" office:string-value="INSERT INTO modele (lib_modele, id_marque_modele) VALUES ('TRAFIC', 41);" calcext:value-type="string">
            <text:p>INSERT INTO modele (lib_modele, id_marque_modele) VALUES ('TRAF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9];&quot; &quot;;[.D1139];[.E1139];[.F1139])" office:value-type="string" office:string-value="TRAFIC III" calcext:value-type="string">
            <text:p>TRAFIC III</text:p>
          </table:table-cell>
          <table:table-cell table:formula="of:=TRIM([.H1139])" office:value-type="string" office:string-value="TRAFIC III" calcext:value-type="string">
            <text:p>TRAFIC III</text:p>
          </table:table-cell>
          <table:table-cell table:formula="of:=CONCATENATE(&quot;INSERT INTO modele (lib_modele, id_marque_modele) VALUES ('&quot;;[.I1139];&quot;', &quot;;[.G1139];&quot;);&quot;)" office:value-type="string" office:string-value="INSERT INTO modele (lib_modele, id_marque_modele) VALUES ('TRAFIC III', 41);" calcext:value-type="string">
            <text:p>INSERT INTO modele (lib_modele, id_marque_modele) VALUES ('TRAFIC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0];&quot; &quot;;[.D1140];[.E1140];[.F1140])" office:value-type="string" office:string-value="TRAFIC PASSENGER" calcext:value-type="string">
            <text:p>TRAFIC PASSENGER</text:p>
          </table:table-cell>
          <table:table-cell table:formula="of:=TRIM([.H1140])" office:value-type="string" office:string-value="TRAFIC PASSENGER" calcext:value-type="string">
            <text:p>TRAFIC PASSENGER</text:p>
          </table:table-cell>
          <table:table-cell table:formula="of:=CONCATENATE(&quot;INSERT INTO modele (lib_modele, id_marque_modele) VALUES ('&quot;;[.I1140];&quot;', &quot;;[.G1140];&quot;);&quot;)" office:value-type="string" office:string-value="INSERT INTO modele (lib_modele, id_marque_modele) VALUES ('TRAFIC PASSENGER', 41);" calcext:value-type="string">
            <text:p>INSERT INTO modele (lib_modele, id_marque_modele) VALUES ('TRAFIC PASSENG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1];&quot; &quot;;[.D1141];[.E1141];[.F1141])" office:value-type="string" office:string-value="TWINGO " calcext:value-type="string">
            <text:p>TWINGO </text:p>
          </table:table-cell>
          <table:table-cell table:formula="of:=TRIM([.H1141])" office:value-type="string" office:string-value="TWINGO" calcext:value-type="string">
            <text:p>TWINGO</text:p>
          </table:table-cell>
          <table:table-cell table:formula="of:=CONCATENATE(&quot;INSERT INTO modele (lib_modele, id_marque_modele) VALUES ('&quot;;[.I1141];&quot;', &quot;;[.G1141];&quot;);&quot;)" office:value-type="string" office:string-value="INSERT INTO modele (lib_modele, id_marque_modele) VALUES ('TWINGO', 41);" calcext:value-type="string">
            <text:p>INSERT INTO modele (lib_modele, id_marque_modele) VALUES ('TWING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2];&quot; &quot;;[.D1142];[.E1142];[.F1142])" office:value-type="string" office:string-value="TWINGO III" calcext:value-type="string">
            <text:p>TWINGO III</text:p>
          </table:table-cell>
          <table:table-cell table:formula="of:=TRIM([.H1142])" office:value-type="string" office:string-value="TWINGO III" calcext:value-type="string">
            <text:p>TWINGO III</text:p>
          </table:table-cell>
          <table:table-cell table:formula="of:=CONCATENATE(&quot;INSERT INTO modele (lib_modele, id_marque_modele) VALUES ('&quot;;[.I1142];&quot;', &quot;;[.G1142];&quot;);&quot;)" office:value-type="string" office:string-value="INSERT INTO modele (lib_modele, id_marque_modele) VALUES ('TWINGO III', 41);" calcext:value-type="string">
            <text:p>INSERT INTO modele (lib_modele, id_marque_modele) VALUES ('TWINGO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3];&quot; &quot;;[.D1143];[.E1143];[.F1143])" office:value-type="string" office:string-value="TWINGO INITIALE" calcext:value-type="string">
            <text:p>TWINGO INITIALE</text:p>
          </table:table-cell>
          <table:table-cell table:formula="of:=TRIM([.H1143])" office:value-type="string" office:string-value="TWINGO INITIALE" calcext:value-type="string">
            <text:p>TWINGO INITIALE</text:p>
          </table:table-cell>
          <table:table-cell table:formula="of:=CONCATENATE(&quot;INSERT INTO modele (lib_modele, id_marque_modele) VALUES ('&quot;;[.I1143];&quot;', &quot;;[.G1143];&quot;);&quot;)" office:value-type="string" office:string-value="INSERT INTO modele (lib_modele, id_marque_modele) VALUES ('TWINGO INITIALE', 41);" calcext:value-type="string">
            <text:p>INSERT INTO modele (lib_modele, id_marque_modele) VALUES ('TWINGO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AT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4];&quot; &quot;;[.D1144];[.E1144];[.F1144])" office:value-type="string" office:string-value="VEL SATIS" calcext:value-type="string">
            <text:p>VEL SATIS</text:p>
          </table:table-cell>
          <table:table-cell table:formula="of:=TRIM([.H1144])" office:value-type="string" office:string-value="VEL SATIS" calcext:value-type="string">
            <text:p>VEL SATIS</text:p>
          </table:table-cell>
          <table:table-cell table:formula="of:=CONCATENATE(&quot;INSERT INTO modele (lib_modele, id_marque_modele) VALUES ('&quot;;[.I1144];&quot;', &quot;;[.G1144];&quot;);&quot;)" office:value-type="string" office:string-value="INSERT INTO modele (lib_modele, id_marque_modele) VALUES ('VEL SATIS', 41);" calcext:value-type="string">
            <text:p>INSERT INTO modele (lib_modele, id_marque_modele) VALUES ('VEL SATI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ATIS</text:p>
          </table:table-cell>
          <table:table-cell office:value-type="string" calcext:value-type="string">
            <text:p>INITIAL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145];&quot; &quot;;[.D1145];[.E1145];[.F1145])" office:value-type="string" office:string-value="VEL SATISINITIALE" calcext:value-type="string">
            <text:p>VEL SATISINITIALE</text:p>
          </table:table-cell>
          <table:table-cell table:formula="of:=TRIM([.H1145])" office:value-type="string" office:string-value="VEL SATISINITIALE" calcext:value-type="string">
            <text:p>VEL SATISINITIALE</text:p>
          </table:table-cell>
          <table:table-cell table:formula="of:=CONCATENATE(&quot;INSERT INTO modele (lib_modele, id_marque_modele) VALUES ('&quot;;[.I1145];&quot;', &quot;;[.G1145];&quot;);&quot;)" office:value-type="string" office:string-value="INSERT INTO modele (lib_modele, id_marque_modele) VALUES ('VEL SATISINITIALE', 41);" calcext:value-type="string">
            <text:p>INSERT INTO modele (lib_modele, id_marque_modele) VALUES ('VEL SATIS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6];&quot; &quot;;[.D1146];[.E1146];[.F1146])" office:value-type="string" office:string-value="WIND " calcext:value-type="string">
            <text:p>WIND </text:p>
          </table:table-cell>
          <table:table-cell table:formula="of:=TRIM([.H1146])" office:value-type="string" office:string-value="WIND" calcext:value-type="string">
            <text:p>WIND</text:p>
          </table:table-cell>
          <table:table-cell table:formula="of:=CONCATENATE(&quot;INSERT INTO modele (lib_modele, id_marque_modele) VALUES ('&quot;;[.I1146];&quot;', &quot;;[.G1146];&quot;);&quot;)" office:value-type="string" office:string-value="INSERT INTO modele (lib_modele, id_marque_modele) VALUES ('WIND', 41);" calcext:value-type="string">
            <text:p>INSERT INTO modele (lib_modele, id_marque_modele) VALUES ('WIND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ZO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7];&quot; &quot;;[.D1147];[.E1147];[.F1147])" office:value-type="string" office:string-value="ZOE " calcext:value-type="string">
            <text:p>ZOE </text:p>
          </table:table-cell>
          <table:table-cell table:formula="of:=TRIM([.H1147])" office:value-type="string" office:string-value="ZOE" calcext:value-type="string">
            <text:p>ZOE</text:p>
          </table:table-cell>
          <table:table-cell table:formula="of:=CONCATENATE(&quot;INSERT INTO modele (lib_modele, id_marque_modele) VALUES ('&quot;;[.I1147];&quot;', &quot;;[.G1147];&quot;);&quot;)" office:value-type="string" office:string-value="INSERT INTO modele (lib_modele, id_marque_modele) VALUES ('ZOE', 41);" calcext:value-type="string">
            <text:p>INSERT INTO modele (lib_modele, id_marque_modele) VALUES ('ZO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8];&quot; &quot;;[.D1148];[.E1148];[.F1148])" office:value-type="string" office:string-value="AUTRE " calcext:value-type="string">
            <text:p>AUTRE </text:p>
          </table:table-cell>
          <table:table-cell table:formula="of:=TRIM([.H114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48];&quot;', &quot;;[.G1148];&quot;);&quot;)" office:value-type="string" office:string-value="INSERT INTO modele (lib_modele, id_marque_modele) VALUES ('AUTRE', 41);" calcext:value-type="string">
            <text:p>INSERT INTO modele (lib_modele, id_marque_modele) VALUES ('AUTR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LOU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C1149];&quot; &quot;;[.D1149];[.E1149];[.F1149])" office:value-type="string" office:string-value="SILVER CLOUD" calcext:value-type="string">
            <text:p>SILVER CLOUD</text:p>
          </table:table-cell>
          <table:table-cell table:formula="of:=TRIM([.H1149])" office:value-type="string" office:string-value="SILVER CLOUD" calcext:value-type="string">
            <text:p>SILVER CLOUD</text:p>
          </table:table-cell>
          <table:table-cell table:formula="of:=CONCATENATE(&quot;INSERT INTO modele (lib_modele, id_marque_modele) VALUES ('&quot;;[.I1149];&quot;', &quot;;[.G1149];&quot;);&quot;)" office:value-type="string" office:string-value="INSERT INTO modele (lib_modele, id_marque_modele) VALUES ('SILVER CLOUD', 42);" calcext:value-type="string">
            <text:p>INSERT INTO modele (lib_modele, id_marque_modele) VALUES ('SILVER CLOUD', 4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NCATENATE([.C1150];&quot; &quot;;[.D1150];[.E1150];[.F1150])" office:value-type="string" office:string-value="AUTRE " calcext:value-type="string">
            <text:p>AUTRE </text:p>
          </table:table-cell>
          <table:table-cell table:formula="of:=TRIM([.H115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50];&quot;', &quot;;[.G1150];&quot;);&quot;)" office:value-type="string" office:string-value="INSERT INTO modele (lib_modele, id_marque_modele) VALUES ('AUTRE', 42);" calcext:value-type="string">
            <text:p>INSERT INTO modele (lib_modele, id_marque_modele) VALUES ('AUTRE', 4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1];&quot; &quot;;[.D1151];[.E1151];[.F1151])" office:value-type="string" office:string-value="111 " calcext:value-type="string">
            <text:p>111 </text:p>
          </table:table-cell>
          <table:table-cell table:formula="of:=TRIM([.H1151])" office:value-type="string" office:string-value="111" calcext:value-type="string">
            <text:p>111</text:p>
          </table:table-cell>
          <table:table-cell table:formula="of:=CONCATENATE(&quot;INSERT INTO modele (lib_modele, id_marque_modele) VALUES ('&quot;;[.I1151];&quot;', &quot;;[.G1151];&quot;);&quot;)" office:value-type="string" office:string-value="INSERT INTO modele (lib_modele, id_marque_modele) VALUES ('111', 43);" calcext:value-type="string">
            <text:p>INSERT INTO modele (lib_modele, id_marque_modele) VALUES ('111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2];&quot; &quot;;[.D1152];[.E1152];[.F1152])" office:value-type="string" office:string-value="114 " calcext:value-type="string">
            <text:p>114 </text:p>
          </table:table-cell>
          <table:table-cell table:formula="of:=TRIM([.H1152])" office:value-type="string" office:string-value="114" calcext:value-type="string">
            <text:p>114</text:p>
          </table:table-cell>
          <table:table-cell table:formula="of:=CONCATENATE(&quot;INSERT INTO modele (lib_modele, id_marque_modele) VALUES ('&quot;;[.I1152];&quot;', &quot;;[.G1152];&quot;);&quot;)" office:value-type="string" office:string-value="INSERT INTO modele (lib_modele, id_marque_modele) VALUES ('114', 43);" calcext:value-type="string">
            <text:p>INSERT INTO modele (lib_modele, id_marque_modele) VALUES ('1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3];&quot; &quot;;[.D1153];[.E1153];[.F1153])" office:value-type="string" office:string-value="115 " calcext:value-type="string">
            <text:p>115 </text:p>
          </table:table-cell>
          <table:table-cell table:formula="of:=TRIM([.H1153])" office:value-type="string" office:string-value="115" calcext:value-type="string">
            <text:p>115</text:p>
          </table:table-cell>
          <table:table-cell table:formula="of:=CONCATENATE(&quot;INSERT INTO modele (lib_modele, id_marque_modele) VALUES ('&quot;;[.I1153];&quot;', &quot;;[.G1153];&quot;);&quot;)" office:value-type="string" office:string-value="INSERT INTO modele (lib_modele, id_marque_modele) VALUES ('115', 43);" calcext:value-type="string">
            <text:p>INSERT INTO modele (lib_modele, id_marque_modele) VALUES ('11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4];&quot; &quot;;[.D1154];[.E1154];[.F1154])" office:value-type="string" office:string-value="200 " calcext:value-type="string">
            <text:p>200 </text:p>
          </table:table-cell>
          <table:table-cell table:formula="of:=TRIM([.H1154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1154];&quot;', &quot;;[.G1154];&quot;);&quot;)" office:value-type="string" office:string-value="INSERT INTO modele (lib_modele, id_marque_modele) VALUES ('200', 43);" calcext:value-type="string">
            <text:p>INSERT INTO modele (lib_modele, id_marque_modele) VALUES ('2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5];&quot; &quot;;[.D1155];[.E1155];[.F1155])" office:value-type="string" office:string-value="2000 " calcext:value-type="string">
            <text:p>2000 </text:p>
          </table:table-cell>
          <table:table-cell table:formula="of:=TRIM([.H1155])" office:value-type="string" office:string-value="2000" calcext:value-type="string">
            <text:p>2000</text:p>
          </table:table-cell>
          <table:table-cell table:formula="of:=CONCATENATE(&quot;INSERT INTO modele (lib_modele, id_marque_modele) VALUES ('&quot;;[.I1155];&quot;', &quot;;[.G1155];&quot;);&quot;)" office:value-type="string" office:string-value="INSERT INTO modele (lib_modele, id_marque_modele) VALUES ('2000', 43);" calcext:value-type="string">
            <text:p>INSERT INTO modele (lib_modele, id_marque_modele) VALUES ('20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6];&quot; &quot;;[.D1156];[.E1156];[.F1156])" office:value-type="string" office:string-value="213 " calcext:value-type="string">
            <text:p>213 </text:p>
          </table:table-cell>
          <table:table-cell table:formula="of:=TRIM([.H1156])" office:value-type="string" office:string-value="213" calcext:value-type="string">
            <text:p>213</text:p>
          </table:table-cell>
          <table:table-cell table:formula="of:=CONCATENATE(&quot;INSERT INTO modele (lib_modele, id_marque_modele) VALUES ('&quot;;[.I1156];&quot;', &quot;;[.G1156];&quot;);&quot;)" office:value-type="string" office:string-value="INSERT INTO modele (lib_modele, id_marque_modele) VALUES ('213', 43);" calcext:value-type="string">
            <text:p>INSERT INTO modele (lib_modele, id_marque_modele) VALUES ('213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7];&quot; &quot;;[.D1157];[.E1157];[.F1157])" office:value-type="string" office:string-value="214 " calcext:value-type="string">
            <text:p>214 </text:p>
          </table:table-cell>
          <table:table-cell table:formula="of:=TRIM([.H1157])" office:value-type="string" office:string-value="214" calcext:value-type="string">
            <text:p>214</text:p>
          </table:table-cell>
          <table:table-cell table:formula="of:=CONCATENATE(&quot;INSERT INTO modele (lib_modele, id_marque_modele) VALUES ('&quot;;[.I1157];&quot;', &quot;;[.G1157];&quot;);&quot;)" office:value-type="string" office:string-value="INSERT INTO modele (lib_modele, id_marque_modele) VALUES ('214', 43);" calcext:value-type="string">
            <text:p>INSERT INTO modele (lib_modele, id_marque_modele) VALUES ('2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8];&quot; &quot;;[.D1158];[.E1158];[.F1158])" office:value-type="string" office:string-value="216 " calcext:value-type="string">
            <text:p>216 </text:p>
          </table:table-cell>
          <table:table-cell table:formula="of:=TRIM([.H1158])" office:value-type="string" office:string-value="216" calcext:value-type="string">
            <text:p>216</text:p>
          </table:table-cell>
          <table:table-cell table:formula="of:=CONCATENATE(&quot;INSERT INTO modele (lib_modele, id_marque_modele) VALUES ('&quot;;[.I1158];&quot;', &quot;;[.G1158];&quot;);&quot;)" office:value-type="string" office:string-value="INSERT INTO modele (lib_modele, id_marque_modele) VALUES ('216', 43);" calcext:value-type="string">
            <text:p>INSERT INTO modele (lib_modele, id_marque_modele) VALUES ('216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9];&quot; &quot;;[.D1159];[.E1159];[.F1159])" office:value-type="string" office:string-value="218 " calcext:value-type="string">
            <text:p>218 </text:p>
          </table:table-cell>
          <table:table-cell table:formula="of:=TRIM([.H1159])" office:value-type="string" office:string-value="218" calcext:value-type="string">
            <text:p>218</text:p>
          </table:table-cell>
          <table:table-cell table:formula="of:=CONCATENATE(&quot;INSERT INTO modele (lib_modele, id_marque_modele) VALUES ('&quot;;[.I1159];&quot;', &quot;;[.G1159];&quot;);&quot;)" office:value-type="string" office:string-value="INSERT INTO modele (lib_modele, id_marque_modele) VALUES ('218', 43);" calcext:value-type="string">
            <text:p>INSERT INTO modele (lib_modele, id_marque_modele) VALUES ('2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0];&quot; &quot;;[.D1160];[.E1160];[.F1160])" office:value-type="string" office:string-value="220 " calcext:value-type="string">
            <text:p>220 </text:p>
          </table:table-cell>
          <table:table-cell table:formula="of:=TRIM([.H1160])" office:value-type="string" office:string-value="220" calcext:value-type="string">
            <text:p>220</text:p>
          </table:table-cell>
          <table:table-cell table:formula="of:=CONCATENATE(&quot;INSERT INTO modele (lib_modele, id_marque_modele) VALUES ('&quot;;[.I1160];&quot;', &quot;;[.G1160];&quot;);&quot;)" office:value-type="string" office:string-value="INSERT INTO modele (lib_modele, id_marque_modele) VALUES ('220', 43);" calcext:value-type="string">
            <text:p>INSERT INTO modele (lib_modele, id_marque_modele) VALUES ('2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1];&quot; &quot;;[.D1161];[.E1161];[.F1161])" office:value-type="string" office:string-value="2300 " calcext:value-type="string">
            <text:p>2300 </text:p>
          </table:table-cell>
          <table:table-cell table:formula="of:=TRIM([.H1161])" office:value-type="string" office:string-value="2300" calcext:value-type="string">
            <text:p>2300</text:p>
          </table:table-cell>
          <table:table-cell table:formula="of:=CONCATENATE(&quot;INSERT INTO modele (lib_modele, id_marque_modele) VALUES ('&quot;;[.I1161];&quot;', &quot;;[.G1161];&quot;);&quot;)" office:value-type="string" office:string-value="INSERT INTO modele (lib_modele, id_marque_modele) VALUES ('2300', 43);" calcext:value-type="string">
            <text:p>INSERT INTO modele (lib_modele, id_marque_modele) VALUES ('23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2];&quot; &quot;;[.D1162];[.E1162];[.F1162])" office:value-type="string" office:string-value="2400 " calcext:value-type="string">
            <text:p>2400 </text:p>
          </table:table-cell>
          <table:table-cell table:formula="of:=TRIM([.H1162])" office:value-type="string" office:string-value="2400" calcext:value-type="string">
            <text:p>2400</text:p>
          </table:table-cell>
          <table:table-cell table:formula="of:=CONCATENATE(&quot;INSERT INTO modele (lib_modele, id_marque_modele) VALUES ('&quot;;[.I1162];&quot;', &quot;;[.G1162];&quot;);&quot;)" office:value-type="string" office:string-value="INSERT INTO modele (lib_modele, id_marque_modele) VALUES ('2400', 43);" calcext:value-type="string">
            <text:p>INSERT INTO modele (lib_modele, id_marque_modele) VALUES ('24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3];&quot; &quot;;[.D1163];[.E1163];[.F1163])" office:value-type="string" office:string-value="25 " calcext:value-type="string">
            <text:p>25 </text:p>
          </table:table-cell>
          <table:table-cell table:formula="of:=TRIM([.H1163])" office:value-type="string" office:string-value="25" calcext:value-type="string">
            <text:p>25</text:p>
          </table:table-cell>
          <table:table-cell table:formula="of:=CONCATENATE(&quot;INSERT INTO modele (lib_modele, id_marque_modele) VALUES ('&quot;;[.I1163];&quot;', &quot;;[.G1163];&quot;);&quot;)" office:value-type="string" office:string-value="INSERT INTO modele (lib_modele, id_marque_modele) VALUES ('25', 43);" calcext:value-type="string">
            <text:p>INSERT INTO modele (lib_modele, id_marque_modele) VALUES ('2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4];&quot; &quot;;[.D1164];[.E1164];[.F1164])" office:value-type="string" office:string-value="2600 " calcext:value-type="string">
            <text:p>2600 </text:p>
          </table:table-cell>
          <table:table-cell table:formula="of:=TRIM([.H1164])" office:value-type="string" office:string-value="2600" calcext:value-type="string">
            <text:p>2600</text:p>
          </table:table-cell>
          <table:table-cell table:formula="of:=CONCATENATE(&quot;INSERT INTO modele (lib_modele, id_marque_modele) VALUES ('&quot;;[.I1164];&quot;', &quot;;[.G1164];&quot;);&quot;)" office:value-type="string" office:string-value="INSERT INTO modele (lib_modele, id_marque_modele) VALUES ('2600', 43);" calcext:value-type="string">
            <text:p>INSERT INTO modele (lib_modele, id_marque_modele) VALUES ('26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5];&quot; &quot;;[.D1165];[.E1165];[.F1165])" office:value-type="string" office:string-value="3500 " calcext:value-type="string">
            <text:p>3500 </text:p>
          </table:table-cell>
          <table:table-cell table:formula="of:=TRIM([.H1165])" office:value-type="string" office:string-value="3500" calcext:value-type="string">
            <text:p>3500</text:p>
          </table:table-cell>
          <table:table-cell table:formula="of:=CONCATENATE(&quot;INSERT INTO modele (lib_modele, id_marque_modele) VALUES ('&quot;;[.I1165];&quot;', &quot;;[.G1165];&quot;);&quot;)" office:value-type="string" office:string-value="INSERT INTO modele (lib_modele, id_marque_modele) VALUES ('3500', 43);" calcext:value-type="string">
            <text:p>INSERT INTO modele (lib_modele, id_marque_modele) VALUES ('35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6];&quot; &quot;;[.D1166];[.E1166];[.F1166])" office:value-type="string" office:string-value="414 " calcext:value-type="string">
            <text:p>414 </text:p>
          </table:table-cell>
          <table:table-cell table:formula="of:=TRIM([.H1166])" office:value-type="string" office:string-value="414" calcext:value-type="string">
            <text:p>414</text:p>
          </table:table-cell>
          <table:table-cell table:formula="of:=CONCATENATE(&quot;INSERT INTO modele (lib_modele, id_marque_modele) VALUES ('&quot;;[.I1166];&quot;', &quot;;[.G1166];&quot;);&quot;)" office:value-type="string" office:string-value="INSERT INTO modele (lib_modele, id_marque_modele) VALUES ('414', 43);" calcext:value-type="string">
            <text:p>INSERT INTO modele (lib_modele, id_marque_modele) VALUES ('4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7];&quot; &quot;;[.D1167];[.E1167];[.F1167])" office:value-type="string" office:string-value="416 " calcext:value-type="string">
            <text:p>416 </text:p>
          </table:table-cell>
          <table:table-cell table:formula="of:=TRIM([.H1167])" office:value-type="string" office:string-value="416" calcext:value-type="string">
            <text:p>416</text:p>
          </table:table-cell>
          <table:table-cell table:formula="of:=CONCATENATE(&quot;INSERT INTO modele (lib_modele, id_marque_modele) VALUES ('&quot;;[.I1167];&quot;', &quot;;[.G1167];&quot;);&quot;)" office:value-type="string" office:string-value="INSERT INTO modele (lib_modele, id_marque_modele) VALUES ('416', 43);" calcext:value-type="string">
            <text:p>INSERT INTO modele (lib_modele, id_marque_modele) VALUES ('416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8];&quot; &quot;;[.D1168];[.E1168];[.F1168])" office:value-type="string" office:string-value="418 " calcext:value-type="string">
            <text:p>418 </text:p>
          </table:table-cell>
          <table:table-cell table:formula="of:=TRIM([.H1168])" office:value-type="string" office:string-value="418" calcext:value-type="string">
            <text:p>418</text:p>
          </table:table-cell>
          <table:table-cell table:formula="of:=CONCATENATE(&quot;INSERT INTO modele (lib_modele, id_marque_modele) VALUES ('&quot;;[.I1168];&quot;', &quot;;[.G1168];&quot;);&quot;)" office:value-type="string" office:string-value="INSERT INTO modele (lib_modele, id_marque_modele) VALUES ('418', 43);" calcext:value-type="string">
            <text:p>INSERT INTO modele (lib_modele, id_marque_modele) VALUES ('4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9];&quot; &quot;;[.D1169];[.E1169];[.F1169])" office:value-type="string" office:string-value="420 " calcext:value-type="string">
            <text:p>420 </text:p>
          </table:table-cell>
          <table:table-cell table:formula="of:=TRIM([.H1169])" office:value-type="string" office:string-value="420" calcext:value-type="string">
            <text:p>420</text:p>
          </table:table-cell>
          <table:table-cell table:formula="of:=CONCATENATE(&quot;INSERT INTO modele (lib_modele, id_marque_modele) VALUES ('&quot;;[.I1169];&quot;', &quot;;[.G1169];&quot;);&quot;)" office:value-type="string" office:string-value="INSERT INTO modele (lib_modele, id_marque_modele) VALUES ('420', 43);" calcext:value-type="string">
            <text:p>INSERT INTO modele (lib_modele, id_marque_modele) VALUES ('4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0];&quot; &quot;;[.D1170];[.E1170];[.F1170])" office:value-type="string" office:string-value="45 " calcext:value-type="string">
            <text:p>45 </text:p>
          </table:table-cell>
          <table:table-cell table:formula="of:=TRIM([.H1170])" office:value-type="string" office:string-value="45" calcext:value-type="string">
            <text:p>45</text:p>
          </table:table-cell>
          <table:table-cell table:formula="of:=CONCATENATE(&quot;INSERT INTO modele (lib_modele, id_marque_modele) VALUES ('&quot;;[.I1170];&quot;', &quot;;[.G1170];&quot;);&quot;)" office:value-type="string" office:string-value="INSERT INTO modele (lib_modele, id_marque_modele) VALUES ('45', 43);" calcext:value-type="string">
            <text:p>INSERT INTO modele (lib_modele, id_marque_modele) VALUES ('4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1];&quot; &quot;;[.D1171];[.E1171];[.F1171])" office:value-type="string" office:string-value="618 " calcext:value-type="string">
            <text:p>618 </text:p>
          </table:table-cell>
          <table:table-cell table:formula="of:=TRIM([.H1171])" office:value-type="string" office:string-value="618" calcext:value-type="string">
            <text:p>618</text:p>
          </table:table-cell>
          <table:table-cell table:formula="of:=CONCATENATE(&quot;INSERT INTO modele (lib_modele, id_marque_modele) VALUES ('&quot;;[.I1171];&quot;', &quot;;[.G1171];&quot;);&quot;)" office:value-type="string" office:string-value="INSERT INTO modele (lib_modele, id_marque_modele) VALUES ('618', 43);" calcext:value-type="string">
            <text:p>INSERT INTO modele (lib_modele, id_marque_modele) VALUES ('6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2];&quot; &quot;;[.D1172];[.E1172];[.F1172])" office:value-type="string" office:string-value="620 " calcext:value-type="string">
            <text:p>620 </text:p>
          </table:table-cell>
          <table:table-cell table:formula="of:=TRIM([.H1172])" office:value-type="string" office:string-value="620" calcext:value-type="string">
            <text:p>620</text:p>
          </table:table-cell>
          <table:table-cell table:formula="of:=CONCATENATE(&quot;INSERT INTO modele (lib_modele, id_marque_modele) VALUES ('&quot;;[.I1172];&quot;', &quot;;[.G1172];&quot;);&quot;)" office:value-type="string" office:string-value="INSERT INTO modele (lib_modele, id_marque_modele) VALUES ('620', 43);" calcext:value-type="string">
            <text:p>INSERT INTO modele (lib_modele, id_marque_modele) VALUES ('6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3];&quot; &quot;;[.D1173];[.E1173];[.F1173])" office:value-type="string" office:string-value="623 " calcext:value-type="string">
            <text:p>623 </text:p>
          </table:table-cell>
          <table:table-cell table:formula="of:=TRIM([.H1173])" office:value-type="string" office:string-value="623" calcext:value-type="string">
            <text:p>623</text:p>
          </table:table-cell>
          <table:table-cell table:formula="of:=CONCATENATE(&quot;INSERT INTO modele (lib_modele, id_marque_modele) VALUES ('&quot;;[.I1173];&quot;', &quot;;[.G1173];&quot;);&quot;)" office:value-type="string" office:string-value="INSERT INTO modele (lib_modele, id_marque_modele) VALUES ('623', 43);" calcext:value-type="string">
            <text:p>INSERT INTO modele (lib_modele, id_marque_modele) VALUES ('623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4];&quot; &quot;;[.D1174];[.E1174];[.F1174])" office:value-type="string" office:string-value="75 " calcext:value-type="string">
            <text:p>75 </text:p>
          </table:table-cell>
          <table:table-cell table:formula="of:=TRIM([.H1174])" office:value-type="string" office:string-value="75" calcext:value-type="string">
            <text:p>75</text:p>
          </table:table-cell>
          <table:table-cell table:formula="of:=CONCATENATE(&quot;INSERT INTO modele (lib_modele, id_marque_modele) VALUES ('&quot;;[.I1174];&quot;', &quot;;[.G1174];&quot;);&quot;)" office:value-type="string" office:string-value="INSERT INTO modele (lib_modele, id_marque_modele) VALUES ('75', 43);" calcext:value-type="string">
            <text:p>INSERT INTO modele (lib_modele, id_marque_modele) VALUES ('7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UR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C1175];&quot; &quot;;[.D1175];[.E1175];[.F1175])" office:value-type="string" office:string-value="75 TOURER" calcext:value-type="string">
            <text:p>75 TOURER</text:p>
          </table:table-cell>
          <table:table-cell table:formula="of:=TRIM([.H1175])" office:value-type="string" office:string-value="75 TOURER" calcext:value-type="string">
            <text:p>75 TOURER</text:p>
          </table:table-cell>
          <table:table-cell table:formula="of:=CONCATENATE(&quot;INSERT INTO modele (lib_modele, id_marque_modele) VALUES ('&quot;;[.I1175];&quot;', &quot;;[.G1175];&quot;);&quot;)" office:value-type="string" office:string-value="INSERT INTO modele (lib_modele, id_marque_modele) VALUES ('75 TOURER', 43);" calcext:value-type="string">
            <text:p>INSERT INTO modele (lib_modele, id_marque_modele) VALUES ('75 TOURER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6];&quot; &quot;;[.D1176];[.E1176];[.F1176])" office:value-type="string" office:string-value="820 " calcext:value-type="string">
            <text:p>820 </text:p>
          </table:table-cell>
          <table:table-cell table:formula="of:=TRIM([.H1176])" office:value-type="string" office:string-value="820" calcext:value-type="string">
            <text:p>820</text:p>
          </table:table-cell>
          <table:table-cell table:formula="of:=CONCATENATE(&quot;INSERT INTO modele (lib_modele, id_marque_modele) VALUES ('&quot;;[.I1176];&quot;', &quot;;[.G1176];&quot;);&quot;)" office:value-type="string" office:string-value="INSERT INTO modele (lib_modele, id_marque_modele) VALUES ('820', 43);" calcext:value-type="string">
            <text:p>INSERT INTO modele (lib_modele, id_marque_modele) VALUES ('8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7];&quot; &quot;;[.D1177];[.E1177];[.F1177])" office:value-type="string" office:string-value="825 " calcext:value-type="string">
            <text:p>825 </text:p>
          </table:table-cell>
          <table:table-cell table:formula="of:=TRIM([.H1177])" office:value-type="string" office:string-value="825" calcext:value-type="string">
            <text:p>825</text:p>
          </table:table-cell>
          <table:table-cell table:formula="of:=CONCATENATE(&quot;INSERT INTO modele (lib_modele, id_marque_modele) VALUES ('&quot;;[.I1177];&quot;', &quot;;[.G1177];&quot;);&quot;)" office:value-type="string" office:string-value="INSERT INTO modele (lib_modele, id_marque_modele) VALUES ('825', 43);" calcext:value-type="string">
            <text:p>INSERT INTO modele (lib_modele, id_marque_modele) VALUES ('82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7" calcext:value-type="float">
            <text:p>82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8];&quot; &quot;;[.D1178];[.E1178];[.F1178])" office:value-type="string" office:string-value="827 " calcext:value-type="string">
            <text:p>827 </text:p>
          </table:table-cell>
          <table:table-cell table:formula="of:=TRIM([.H1178])" office:value-type="string" office:string-value="827" calcext:value-type="string">
            <text:p>827</text:p>
          </table:table-cell>
          <table:table-cell table:formula="of:=CONCATENATE(&quot;INSERT INTO modele (lib_modele, id_marque_modele) VALUES ('&quot;;[.I1178];&quot;', &quot;;[.G1178];&quot;);&quot;)" office:value-type="string" office:string-value="INSERT INTO modele (lib_modele, id_marque_modele) VALUES ('827', 43);" calcext:value-type="string">
            <text:p>INSERT INTO modele (lib_modele, id_marque_modele) VALUES ('827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ESTAT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9];&quot; &quot;;[.D1179];[.E1179];[.F1179])" office:value-type="string" office:string-value="ESTATE " calcext:value-type="string">
            <text:p>ESTATE </text:p>
          </table:table-cell>
          <table:table-cell table:formula="of:=TRIM([.H1179])" office:value-type="string" office:string-value="ESTATE" calcext:value-type="string">
            <text:p>ESTATE</text:p>
          </table:table-cell>
          <table:table-cell table:formula="of:=CONCATENATE(&quot;INSERT INTO modele (lib_modele, id_marque_modele) VALUES ('&quot;;[.I1179];&quot;', &quot;;[.G1179];&quot;);&quot;)" office:value-type="string" office:string-value="INSERT INTO modele (lib_modele, id_marque_modele) VALUES ('ESTATE', 43);" calcext:value-type="string">
            <text:p>INSERT INTO modele (lib_modele, id_marque_modele) VALUES ('ESTAT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FREIGHT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0];&quot; &quot;;[.D1180];[.E1180];[.F1180])" office:value-type="string" office:string-value="FREIGHT " calcext:value-type="string">
            <text:p>FREIGHT </text:p>
          </table:table-cell>
          <table:table-cell table:formula="of:=TRIM([.H1180])" office:value-type="string" office:string-value="FREIGHT" calcext:value-type="string">
            <text:p>FREIGHT</text:p>
          </table:table-cell>
          <table:table-cell table:formula="of:=CONCATENATE(&quot;INSERT INTO modele (lib_modele, id_marque_modele) VALUES ('&quot;;[.I1180];&quot;', &quot;;[.G1180];&quot;);&quot;)" office:value-type="string" office:string-value="INSERT INTO modele (lib_modele, id_marque_modele) VALUES ('FREIGHT', 43);" calcext:value-type="string">
            <text:p>INSERT INTO modele (lib_modele, id_marque_modele) VALUES ('FREIGHT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GF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1];&quot; &quot;;[.D1181];[.E1181];[.F1181])" office:value-type="string" office:string-value="MGF " calcext:value-type="string">
            <text:p>MGF </text:p>
          </table:table-cell>
          <table:table-cell table:formula="of:=TRIM([.H1181])" office:value-type="string" office:string-value="MGF" calcext:value-type="string">
            <text:p>MGF</text:p>
          </table:table-cell>
          <table:table-cell table:formula="of:=CONCATENATE(&quot;INSERT INTO modele (lib_modele, id_marque_modele) VALUES ('&quot;;[.I1181];&quot;', &quot;;[.G1181];&quot;);&quot;)" office:value-type="string" office:string-value="INSERT INTO modele (lib_modele, id_marque_modele) VALUES ('MGF', 43);" calcext:value-type="string">
            <text:p>INSERT INTO modele (lib_modele, id_marque_modele) VALUES ('MGF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2];&quot; &quot;;[.D1182];[.E1182];[.F1182])" office:value-type="string" office:string-value="MINI " calcext:value-type="string">
            <text:p>MINI </text:p>
          </table:table-cell>
          <table:table-cell table:formula="of:=TRIM([.H1182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1182];&quot;', &quot;;[.G1182];&quot;);&quot;)" office:value-type="string" office:string-value="INSERT INTO modele (lib_modele, id_marque_modele) VALUES ('MINI', 43);" calcext:value-type="string">
            <text:p>INSERT INTO modele (lib_modele, id_marque_modele) VALUES ('MINI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OK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3];&quot; &quot;;[.D1183];[.E1183];[.F1183])" office:value-type="string" office:string-value="MOKE " calcext:value-type="string">
            <text:p>MOKE </text:p>
          </table:table-cell>
          <table:table-cell table:formula="of:=TRIM([.H1183])" office:value-type="string" office:string-value="MOKE" calcext:value-type="string">
            <text:p>MOKE</text:p>
          </table:table-cell>
          <table:table-cell table:formula="of:=CONCATENATE(&quot;INSERT INTO modele (lib_modele, id_marque_modele) VALUES ('&quot;;[.I1183];&quot;', &quot;;[.G1183];&quot;);&quot;)" office:value-type="string" office:string-value="INSERT INTO modele (lib_modele, id_marque_modele) VALUES ('MOKE', 43);" calcext:value-type="string">
            <text:p>INSERT INTO modele (lib_modele, id_marque_modele) VALUES ('MOK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ONTEGO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4];&quot; &quot;;[.D1184];[.E1184];[.F1184])" office:value-type="string" office:string-value="MONTEGO " calcext:value-type="string">
            <text:p>MONTEGO </text:p>
          </table:table-cell>
          <table:table-cell table:formula="of:=TRIM([.H1184])" office:value-type="string" office:string-value="MONTEGO" calcext:value-type="string">
            <text:p>MONTEGO</text:p>
          </table:table-cell>
          <table:table-cell table:formula="of:=CONCATENATE(&quot;INSERT INTO modele (lib_modele, id_marque_modele) VALUES ('&quot;;[.I1184];&quot;', &quot;;[.G1184];&quot;);&quot;)" office:value-type="string" office:string-value="INSERT INTO modele (lib_modele, id_marque_modele) VALUES ('MONTEGO', 43);" calcext:value-type="string">
            <text:p>INSERT INTO modele (lib_modele, id_marque_modele) VALUES ('MONTEGO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STREETWIS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5];&quot; &quot;;[.D1185];[.E1185];[.F1185])" office:value-type="string" office:string-value="STREETWISE " calcext:value-type="string">
            <text:p>STREETWISE </text:p>
          </table:table-cell>
          <table:table-cell table:formula="of:=TRIM([.H1185])" office:value-type="string" office:string-value="STREETWISE" calcext:value-type="string">
            <text:p>STREETWISE</text:p>
          </table:table-cell>
          <table:table-cell table:formula="of:=CONCATENATE(&quot;INSERT INTO modele (lib_modele, id_marque_modele) VALUES ('&quot;;[.I1185];&quot;', &quot;;[.G1185];&quot;);&quot;)" office:value-type="string" office:string-value="INSERT INTO modele (lib_modele, id_marque_modele) VALUES ('STREETWISE', 43);" calcext:value-type="string">
            <text:p>INSERT INTO modele (lib_modele, id_marque_modele) VALUES ('STREETWIS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6];&quot; &quot;;[.D1186];[.E1186];[.F1186])" office:value-type="string" office:string-value="AUTRE " calcext:value-type="string">
            <text:p>AUTRE </text:p>
          </table:table-cell>
          <table:table-cell table:formula="of:=TRIM([.H118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86];&quot;', &quot;;[.G1186];&quot;);&quot;)" office:value-type="string" office:string-value="INSERT INTO modele (lib_modele, id_marque_modele) VALUES ('AUTRE', 43);" calcext:value-type="string">
            <text:p>INSERT INTO modele (lib_modele, id_marque_modele) VALUES ('AUTR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7];&quot; &quot;;[.D1187];[.E1187];[.F1187])" office:value-type="string" office:string-value="900 " calcext:value-type="string">
            <text:p>900 </text:p>
          </table:table-cell>
          <table:table-cell table:formula="of:=TRIM([.H1187])" office:value-type="string" office:string-value="900" calcext:value-type="string">
            <text:p>900</text:p>
          </table:table-cell>
          <table:table-cell table:formula="of:=CONCATENATE(&quot;INSERT INTO modele (lib_modele, id_marque_modele) VALUES ('&quot;;[.I1187];&quot;', &quot;;[.G1187];&quot;);&quot;)" office:value-type="string" office:string-value="INSERT INTO modele (lib_modele, id_marque_modele) VALUES ('900', 44);" calcext:value-type="string">
            <text:p>INSERT INTO modele (lib_modele, id_marque_modele) VALUES ('900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8];&quot; &quot;;[.D1188];[.E1188];[.F1188])" office:value-type="string" office:string-value="9000 " calcext:value-type="string">
            <text:p>9000 </text:p>
          </table:table-cell>
          <table:table-cell table:formula="of:=TRIM([.H1188])" office:value-type="string" office:string-value="9000" calcext:value-type="string">
            <text:p>9000</text:p>
          </table:table-cell>
          <table:table-cell table:formula="of:=CONCATENATE(&quot;INSERT INTO modele (lib_modele, id_marque_modele) VALUES ('&quot;;[.I1188];&quot;', &quot;;[.G1188];&quot;);&quot;)" office:value-type="string" office:string-value="INSERT INTO modele (lib_modele, id_marque_modele) VALUES ('9000', 44);" calcext:value-type="string">
            <text:p>INSERT INTO modele (lib_modele, id_marque_modele) VALUES ('9000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9];&quot; &quot;;[.D1189];[.E1189];[.F1189])" office:value-type="string" office:string-value="9-3 " calcext:value-type="string">
            <text:p>9-3 </text:p>
          </table:table-cell>
          <table:table-cell table:formula="of:=TRIM([.H1189])" office:value-type="string" office:string-value="9-3" calcext:value-type="string">
            <text:p>9-3</text:p>
          </table:table-cell>
          <table:table-cell table:formula="of:=CONCATENATE(&quot;INSERT INTO modele (lib_modele, id_marque_modele) VALUES ('&quot;;[.I1189];&quot;', &quot;;[.G1189];&quot;);&quot;)" office:value-type="string" office:string-value="INSERT INTO modele (lib_modele, id_marque_modele) VALUES ('9-3', 44);" calcext:value-type="string">
            <text:p>INSERT INTO modele (lib_modele, id_marque_modele) VALUES ('9-3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ATCH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NCATENATE([.C1190];&quot; &quot;;[.D1190];[.E1190];[.F1190])" office:value-type="string" office:string-value="9-3 SPORTHATCH" calcext:value-type="string">
            <text:p>9-3 SPORTHATCH</text:p>
          </table:table-cell>
          <table:table-cell table:formula="of:=TRIM([.H1190])" office:value-type="string" office:string-value="9-3 SPORTHATCH" calcext:value-type="string">
            <text:p>9-3 SPORTHATCH</text:p>
          </table:table-cell>
          <table:table-cell table:formula="of:=CONCATENATE(&quot;INSERT INTO modele (lib_modele, id_marque_modele) VALUES ('&quot;;[.I1190];&quot;', &quot;;[.G1190];&quot;);&quot;)" office:value-type="string" office:string-value="INSERT INTO modele (lib_modele, id_marque_modele) VALUES ('9-3 SPORTHATCH', 44);" calcext:value-type="string">
            <text:p>INSERT INTO modele (lib_modele, id_marque_modele) VALUES ('9-3 SPORTHATCH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C1191];&quot; &quot;;[.D1191];[.E1191];[.F1191])" office:value-type="string" office:string-value="9-3 X" calcext:value-type="string">
            <text:p>9-3 X</text:p>
          </table:table-cell>
          <table:table-cell table:formula="of:=TRIM([.H1191])" office:value-type="string" office:string-value="9-3 X" calcext:value-type="string">
            <text:p>9-3 X</text:p>
          </table:table-cell>
          <table:table-cell table:formula="of:=CONCATENATE(&quot;INSERT INTO modele (lib_modele, id_marque_modele) VALUES ('&quot;;[.I1191];&quot;', &quot;;[.G1191];&quot;);&quot;)" office:value-type="string" office:string-value="INSERT INTO modele (lib_modele, id_marque_modele) VALUES ('9-3 X', 44);" calcext:value-type="string">
            <text:p>INSERT INTO modele (lib_modele, id_marque_modele) VALUES ('9-3 X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2];&quot; &quot;;[.D1192];[.E1192];[.F1192])" office:value-type="string" office:string-value="9-5 " calcext:value-type="string">
            <text:p>9-5 </text:p>
          </table:table-cell>
          <table:table-cell table:formula="of:=TRIM([.H1192])" office:value-type="string" office:string-value="9-5" calcext:value-type="string">
            <text:p>9-5</text:p>
          </table:table-cell>
          <table:table-cell table:formula="of:=CONCATENATE(&quot;INSERT INTO modele (lib_modele, id_marque_modele) VALUES ('&quot;;[.I1192];&quot;', &quot;;[.G1192];&quot;);&quot;)" office:value-type="string" office:string-value="INSERT INTO modele (lib_modele, id_marque_modele) VALUES ('9-5', 44);" calcext:value-type="string">
            <text:p>INSERT INTO modele (lib_modele, id_marque_modele) VALUES ('9-5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C1193];&quot; &quot;;[.D1193];[.E1193];[.F1193])" office:value-type="string" office:string-value="9-5 ESTATE" calcext:value-type="string">
            <text:p>9-5 ESTATE</text:p>
          </table:table-cell>
          <table:table-cell table:formula="of:=TRIM([.H1193])" office:value-type="string" office:string-value="9-5 ESTATE" calcext:value-type="string">
            <text:p>9-5 ESTATE</text:p>
          </table:table-cell>
          <table:table-cell table:formula="of:=CONCATENATE(&quot;INSERT INTO modele (lib_modele, id_marque_modele) VALUES ('&quot;;[.I1193];&quot;', &quot;;[.G1193];&quot;);&quot;)" office:value-type="string" office:string-value="INSERT INTO modele (lib_modele, id_marque_modele) VALUES ('9-5 ESTATE', 44);" calcext:value-type="string">
            <text:p>INSERT INTO modele (lib_modele, id_marque_modele) VALUES ('9-5 ESTATE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7X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4];&quot; &quot;;[.D1194];[.E1194];[.F1194])" office:value-type="string" office:string-value="9-7X " calcext:value-type="string">
            <text:p>9-7X </text:p>
          </table:table-cell>
          <table:table-cell table:formula="of:=TRIM([.H1194])" office:value-type="string" office:string-value="9-7X" calcext:value-type="string">
            <text:p>9-7X</text:p>
          </table:table-cell>
          <table:table-cell table:formula="of:=CONCATENATE(&quot;INSERT INTO modele (lib_modele, id_marque_modele) VALUES ('&quot;;[.I1194];&quot;', &quot;;[.G1194];&quot;);&quot;)" office:value-type="string" office:string-value="INSERT INTO modele (lib_modele, id_marque_modele) VALUES ('9-7X', 44);" calcext:value-type="string">
            <text:p>INSERT INTO modele (lib_modele, id_marque_modele) VALUES ('9-7X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5];&quot; &quot;;[.D1195];[.E1195];[.F1195])" office:value-type="string" office:string-value="AUTRE " calcext:value-type="string">
            <text:p>AUTRE </text:p>
          </table:table-cell>
          <table:table-cell table:formula="of:=TRIM([.H119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95];&quot;', &quot;;[.G1195];&quot;);&quot;)" office:value-type="string" office:string-value="INSERT INTO modele (lib_modele, id_marque_modele) VALUES ('AUTRE', 44);" calcext:value-type="string">
            <text:p>INSERT INTO modele (lib_modele, id_marque_modele) VALUES ('AUTRE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HAMB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6];&quot; &quot;;[.D1196];[.E1196];[.F1196])" office:value-type="string" office:string-value="ALHAMBRA " calcext:value-type="string">
            <text:p>ALHAMBRA </text:p>
          </table:table-cell>
          <table:table-cell table:formula="of:=TRIM([.H1196])" office:value-type="string" office:string-value="ALHAMBRA" calcext:value-type="string">
            <text:p>ALHAMBRA</text:p>
          </table:table-cell>
          <table:table-cell table:formula="of:=CONCATENATE(&quot;INSERT INTO modele (lib_modele, id_marque_modele) VALUES ('&quot;;[.I1196];&quot;', &quot;;[.G1196];&quot;);&quot;)" office:value-type="string" office:string-value="INSERT INTO modele (lib_modele, id_marque_modele) VALUES ('ALHAMBRA', 45);" calcext:value-type="string">
            <text:p>INSERT INTO modele (lib_modele, id_marque_modele) VALUES ('ALHAMB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TE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7];&quot; &quot;;[.D1197];[.E1197];[.F1197])" office:value-type="string" office:string-value="ALTEA " calcext:value-type="string">
            <text:p>ALTEA </text:p>
          </table:table-cell>
          <table:table-cell table:formula="of:=TRIM([.H1197])" office:value-type="string" office:string-value="ALTEA" calcext:value-type="string">
            <text:p>ALTEA</text:p>
          </table:table-cell>
          <table:table-cell table:formula="of:=CONCATENATE(&quot;INSERT INTO modele (lib_modele, id_marque_modele) VALUES ('&quot;;[.I1197];&quot;', &quot;;[.G1197];&quot;);&quot;)" office:value-type="string" office:string-value="INSERT INTO modele (lib_modele, id_marque_modele) VALUES ('ALTEA', 45);" calcext:value-type="string">
            <text:p>INSERT INTO modele (lib_modele, id_marque_modele) VALUES ('ALTE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TEA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198];&quot; &quot;;[.D1198];[.E1198];[.F1198])" office:value-type="string" office:string-value="ALTEA XL" calcext:value-type="string">
            <text:p>ALTEA XL</text:p>
          </table:table-cell>
          <table:table-cell table:formula="of:=TRIM([.H1198])" office:value-type="string" office:string-value="ALTEA XL" calcext:value-type="string">
            <text:p>ALTEA XL</text:p>
          </table:table-cell>
          <table:table-cell table:formula="of:=CONCATENATE(&quot;INSERT INTO modele (lib_modele, id_marque_modele) VALUES ('&quot;;[.I1198];&quot;', &quot;;[.G1198];&quot;);&quot;)" office:value-type="string" office:string-value="INSERT INTO modele (lib_modele, id_marque_modele) VALUES ('ALTEA XL', 45);" calcext:value-type="string">
            <text:p>INSERT INTO modele (lib_modele, id_marque_modele) VALUES ('ALTEA XL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ROS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9];&quot; &quot;;[.D1199];[.E1199];[.F1199])" office:value-type="string" office:string-value="AROSA " calcext:value-type="string">
            <text:p>AROSA </text:p>
          </table:table-cell>
          <table:table-cell table:formula="of:=TRIM([.H1199])" office:value-type="string" office:string-value="AROSA" calcext:value-type="string">
            <text:p>AROSA</text:p>
          </table:table-cell>
          <table:table-cell table:formula="of:=CONCATENATE(&quot;INSERT INTO modele (lib_modele, id_marque_modele) VALUES ('&quot;;[.I1199];&quot;', &quot;;[.G1199];&quot;);&quot;)" office:value-type="string" office:string-value="INSERT INTO modele (lib_modele, id_marque_modele) VALUES ('AROSA', 45);" calcext:value-type="string">
            <text:p>INSERT INTO modele (lib_modele, id_marque_modele) VALUES ('AROS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ORDOB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0];&quot; &quot;;[.D1200];[.E1200];[.F1200])" office:value-type="string" office:string-value="CORDOBA " calcext:value-type="string">
            <text:p>CORDOBA </text:p>
          </table:table-cell>
          <table:table-cell table:formula="of:=TRIM([.H1200])" office:value-type="string" office:string-value="CORDOBA" calcext:value-type="string">
            <text:p>CORDOBA</text:p>
          </table:table-cell>
          <table:table-cell table:formula="of:=CONCATENATE(&quot;INSERT INTO modele (lib_modele, id_marque_modele) VALUES ('&quot;;[.I1200];&quot;', &quot;;[.G1200];&quot;);&quot;)" office:value-type="string" office:string-value="INSERT INTO modele (lib_modele, id_marque_modele) VALUES ('CORDOBA', 45);" calcext:value-type="string">
            <text:p>INSERT INTO modele (lib_modele, id_marque_modele) VALUES ('CORDOB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VARIO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201];&quot; &quot;;[.D1201];[.E1201];[.F1201])" office:value-type="string" office:string-value="CORDOBA VARIO" calcext:value-type="string">
            <text:p>CORDOBA VARIO</text:p>
          </table:table-cell>
          <table:table-cell table:formula="of:=TRIM([.H1201])" office:value-type="string" office:string-value="CORDOBA VARIO" calcext:value-type="string">
            <text:p>CORDOBA VARIO</text:p>
          </table:table-cell>
          <table:table-cell table:formula="of:=CONCATENATE(&quot;INSERT INTO modele (lib_modele, id_marque_modele) VALUES ('&quot;;[.I1201];&quot;', &quot;;[.G1201];&quot;);&quot;)" office:value-type="string" office:string-value="INSERT INTO modele (lib_modele, id_marque_modele) VALUES ('CORDOBA VARIO', 45);" calcext:value-type="string">
            <text:p>INSERT INTO modele (lib_modele, id_marque_modele) VALUES ('CORDOBA VARI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EXEO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2];&quot; &quot;;[.D1202];[.E1202];[.F1202])" office:value-type="string" office:string-value="EXEO " calcext:value-type="string">
            <text:p>EXEO </text:p>
          </table:table-cell>
          <table:table-cell table:formula="of:=TRIM([.H1202])" office:value-type="string" office:string-value="EXEO" calcext:value-type="string">
            <text:p>EXEO</text:p>
          </table:table-cell>
          <table:table-cell table:formula="of:=CONCATENATE(&quot;INSERT INTO modele (lib_modele, id_marque_modele) VALUES ('&quot;;[.I1202];&quot;', &quot;;[.G1202];&quot;);&quot;)" office:value-type="string" office:string-value="INSERT INTO modele (lib_modele, id_marque_modele) VALUES ('EXEO', 45);" calcext:value-type="string">
            <text:p>INSERT INTO modele (lib_modele, id_marque_modele) VALUES ('EXE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FU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3];&quot; &quot;;[.D1203];[.E1203];[.F1203])" office:value-type="string" office:string-value="FURA " calcext:value-type="string">
            <text:p>FURA </text:p>
          </table:table-cell>
          <table:table-cell table:formula="of:=TRIM([.H1203])" office:value-type="string" office:string-value="FURA" calcext:value-type="string">
            <text:p>FURA</text:p>
          </table:table-cell>
          <table:table-cell table:formula="of:=CONCATENATE(&quot;INSERT INTO modele (lib_modele, id_marque_modele) VALUES ('&quot;;[.I1203];&quot;', &quot;;[.G1203];&quot;);&quot;)" office:value-type="string" office:string-value="INSERT INTO modele (lib_modele, id_marque_modele) VALUES ('FURA', 45);" calcext:value-type="string">
            <text:p>INSERT INTO modele (lib_modele, id_marque_modele) VALUES ('FU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4];&quot; &quot;;[.D1204];[.E1204];[.F1204])" office:value-type="string" office:string-value="IBIZA " calcext:value-type="string">
            <text:p>IBIZA </text:p>
          </table:table-cell>
          <table:table-cell table:formula="of:=TRIM([.H1204])" office:value-type="string" office:string-value="IBIZA" calcext:value-type="string">
            <text:p>IBIZA</text:p>
          </table:table-cell>
          <table:table-cell table:formula="of:=CONCATENATE(&quot;INSERT INTO modele (lib_modele, id_marque_modele) VALUES ('&quot;;[.I1204];&quot;', &quot;;[.G1204];&quot;);&quot;)" office:value-type="string" office:string-value="INSERT INTO modele (lib_modele, id_marque_modele) VALUES ('IBIZA', 45);" calcext:value-type="string">
            <text:p>INSERT INTO modele (lib_modele, id_marque_modele) VALUES ('IBIZ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SPORTCOUP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205];&quot; &quot;;[.D1205];[.E1205];[.F1205])" office:value-type="string" office:string-value="IBIZA SPORTCOUPE" calcext:value-type="string">
            <text:p>IBIZA SPORTCOUPE</text:p>
          </table:table-cell>
          <table:table-cell table:formula="of:=TRIM([.H1205])" office:value-type="string" office:string-value="IBIZA SPORTCOUPE" calcext:value-type="string">
            <text:p>IBIZA SPORTCOUPE</text:p>
          </table:table-cell>
          <table:table-cell table:formula="of:=CONCATENATE(&quot;INSERT INTO modele (lib_modele, id_marque_modele) VALUES ('&quot;;[.I1205];&quot;', &quot;;[.G1205];&quot;);&quot;)" office:value-type="string" office:string-value="INSERT INTO modele (lib_modele, id_marque_modele) VALUES ('IBIZA SPORTCOUPE', 45);" calcext:value-type="string">
            <text:p>INSERT INTO modele (lib_modele, id_marque_modele) VALUES ('IBIZA SPORTCOUPE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NC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6];&quot; &quot;;[.D1206];[.E1206];[.F1206])" office:value-type="string" office:string-value="INCA " calcext:value-type="string">
            <text:p>INCA </text:p>
          </table:table-cell>
          <table:table-cell table:formula="of:=TRIM([.H1206])" office:value-type="string" office:string-value="INCA" calcext:value-type="string">
            <text:p>INCA</text:p>
          </table:table-cell>
          <table:table-cell table:formula="of:=CONCATENATE(&quot;INSERT INTO modele (lib_modele, id_marque_modele) VALUES ('&quot;;[.I1206];&quot;', &quot;;[.G1206];&quot;);&quot;)" office:value-type="string" office:string-value="INSERT INTO modele (lib_modele, id_marque_modele) VALUES ('INCA', 45);" calcext:value-type="string">
            <text:p>INSERT INTO modele (lib_modele, id_marque_modele) VALUES ('INC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LEON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7];&quot; &quot;;[.D1207];[.E1207];[.F1207])" office:value-type="string" office:string-value="LEON " calcext:value-type="string">
            <text:p>LEON </text:p>
          </table:table-cell>
          <table:table-cell table:formula="of:=TRIM([.H1207])" office:value-type="string" office:string-value="LEON" calcext:value-type="string">
            <text:p>LEON</text:p>
          </table:table-cell>
          <table:table-cell table:formula="of:=CONCATENATE(&quot;INSERT INTO modele (lib_modele, id_marque_modele) VALUES ('&quot;;[.I1207];&quot;', &quot;;[.G1207];&quot;);&quot;)" office:value-type="string" office:string-value="INSERT INTO modele (lib_modele, id_marque_modele) VALUES ('LEON', 45);" calcext:value-type="string">
            <text:p>INSERT INTO modele (lib_modele, id_marque_modele) VALUES ('LEON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ALAG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8];&quot; &quot;;[.D1208];[.E1208];[.F1208])" office:value-type="string" office:string-value="MALAGA " calcext:value-type="string">
            <text:p>MALAGA </text:p>
          </table:table-cell>
          <table:table-cell table:formula="of:=TRIM([.H1208])" office:value-type="string" office:string-value="MALAGA" calcext:value-type="string">
            <text:p>MALAGA</text:p>
          </table:table-cell>
          <table:table-cell table:formula="of:=CONCATENATE(&quot;INSERT INTO modele (lib_modele, id_marque_modele) VALUES ('&quot;;[.I1208];&quot;', &quot;;[.G1208];&quot;);&quot;)" office:value-type="string" office:string-value="INSERT INTO modele (lib_modele, id_marque_modele) VALUES ('MALAGA', 45);" calcext:value-type="string">
            <text:p>INSERT INTO modele (lib_modele, id_marque_modele) VALUES ('MALAG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ARBELL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9];&quot; &quot;;[.D1209];[.E1209];[.F1209])" office:value-type="string" office:string-value="MARBELLA " calcext:value-type="string">
            <text:p>MARBELLA </text:p>
          </table:table-cell>
          <table:table-cell table:formula="of:=TRIM([.H1209])" office:value-type="string" office:string-value="MARBELLA" calcext:value-type="string">
            <text:p>MARBELLA</text:p>
          </table:table-cell>
          <table:table-cell table:formula="of:=CONCATENATE(&quot;INSERT INTO modele (lib_modele, id_marque_modele) VALUES ('&quot;;[.I1209];&quot;', &quot;;[.G1209];&quot;);&quot;)" office:value-type="string" office:string-value="INSERT INTO modele (lib_modele, id_marque_modele) VALUES ('MARBELLA', 45);" calcext:value-type="string">
            <text:p>INSERT INTO modele (lib_modele, id_marque_modele) VALUES ('MARBELL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I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0];&quot; &quot;;[.D1210];[.E1210];[.F1210])" office:value-type="string" office:string-value="MII " calcext:value-type="string">
            <text:p>MII </text:p>
          </table:table-cell>
          <table:table-cell table:formula="of:=TRIM([.H1210])" office:value-type="string" office:string-value="MII" calcext:value-type="string">
            <text:p>MII</text:p>
          </table:table-cell>
          <table:table-cell table:formula="of:=CONCATENATE(&quot;INSERT INTO modele (lib_modele, id_marque_modele) VALUES ('&quot;;[.I1210];&quot;', &quot;;[.G1210];&quot;);&quot;)" office:value-type="string" office:string-value="INSERT INTO modele (lib_modele, id_marque_modele) VALUES ('MII', 45);" calcext:value-type="string">
            <text:p>INSERT INTO modele (lib_modele, id_marque_modele) VALUES ('MII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OND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1];&quot; &quot;;[.D1211];[.E1211];[.F1211])" office:value-type="string" office:string-value="RONDA " calcext:value-type="string">
            <text:p>RONDA </text:p>
          </table:table-cell>
          <table:table-cell table:formula="of:=TRIM([.H1211])" office:value-type="string" office:string-value="RONDA" calcext:value-type="string">
            <text:p>RONDA</text:p>
          </table:table-cell>
          <table:table-cell table:formula="of:=CONCATENATE(&quot;INSERT INTO modele (lib_modele, id_marque_modele) VALUES ('&quot;;[.I1211];&quot;', &quot;;[.G1211];&quot;);&quot;)" office:value-type="string" office:string-value="INSERT INTO modele (lib_modele, id_marque_modele) VALUES ('RONDA', 45);" calcext:value-type="string">
            <text:p>INSERT INTO modele (lib_modele, id_marque_modele) VALUES ('ROND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ER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2];&quot; &quot;;[.D1212];[.E1212];[.F1212])" office:value-type="string" office:string-value="TERRA " calcext:value-type="string">
            <text:p>TERRA </text:p>
          </table:table-cell>
          <table:table-cell table:formula="of:=TRIM([.H1212])" office:value-type="string" office:string-value="TERRA" calcext:value-type="string">
            <text:p>TERRA</text:p>
          </table:table-cell>
          <table:table-cell table:formula="of:=CONCATENATE(&quot;INSERT INTO modele (lib_modele, id_marque_modele) VALUES ('&quot;;[.I1212];&quot;', &quot;;[.G1212];&quot;);&quot;)" office:value-type="string" office:string-value="INSERT INTO modele (lib_modele, id_marque_modele) VALUES ('TERRA', 45);" calcext:value-type="string">
            <text:p>INSERT INTO modele (lib_modele, id_marque_modele) VALUES ('TER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OLEDO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3];&quot; &quot;;[.D1213];[.E1213];[.F1213])" office:value-type="string" office:string-value="TOLEDO " calcext:value-type="string">
            <text:p>TOLEDO </text:p>
          </table:table-cell>
          <table:table-cell table:formula="of:=TRIM([.H1213])" office:value-type="string" office:string-value="TOLEDO" calcext:value-type="string">
            <text:p>TOLEDO</text:p>
          </table:table-cell>
          <table:table-cell table:formula="of:=CONCATENATE(&quot;INSERT INTO modele (lib_modele, id_marque_modele) VALUES ('&quot;;[.I1213];&quot;', &quot;;[.G1213];&quot;);&quot;)" office:value-type="string" office:string-value="INSERT INTO modele (lib_modele, id_marque_modele) VALUES ('TOLEDO', 45);" calcext:value-type="string">
            <text:p>INSERT INTO modele (lib_modele, id_marque_modele) VALUES ('TOLED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4];&quot; &quot;;[.D1214];[.E1214];[.F1214])" office:value-type="string" office:string-value="AUTRE " calcext:value-type="string">
            <text:p>AUTRE </text:p>
          </table:table-cell>
          <table:table-cell table:formula="of:=TRIM([.H121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14];&quot;', &quot;;[.G1214];&quot;);&quot;)" office:value-type="string" office:string-value="INSERT INTO modele (lib_modele, id_marque_modele) VALUES ('AUTRE', 45);" calcext:value-type="string">
            <text:p>INSERT INTO modele (lib_modele, id_marque_modele) VALUES ('AUTRE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5];&quot; &quot;;[.D1215];[.E1215];[.F1215])" office:value-type="string" office:string-value="1050 " calcext:value-type="string">
            <text:p>1050 </text:p>
          </table:table-cell>
          <table:table-cell table:formula="of:=TRIM([.H1215])" office:value-type="string" office:string-value="1050" calcext:value-type="string">
            <text:p>1050</text:p>
          </table:table-cell>
          <table:table-cell table:formula="of:=CONCATENATE(&quot;INSERT INTO modele (lib_modele, id_marque_modele) VALUES ('&quot;;[.I1215];&quot;', &quot;;[.G1215];&quot;);&quot;)" office:value-type="string" office:string-value="INSERT INTO modele (lib_modele, id_marque_modele) VALUES ('1050', 46);" calcext:value-type="string">
            <text:p>INSERT INTO modele (lib_modele, id_marque_modele) VALUES ('105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6];&quot; &quot;;[.D1216];[.E1216];[.F1216])" office:value-type="string" office:string-value="120 " calcext:value-type="string">
            <text:p>120 </text:p>
          </table:table-cell>
          <table:table-cell table:formula="of:=TRIM([.H1216])" office:value-type="string" office:string-value="120" calcext:value-type="string">
            <text:p>120</text:p>
          </table:table-cell>
          <table:table-cell table:formula="of:=CONCATENATE(&quot;INSERT INTO modele (lib_modele, id_marque_modele) VALUES ('&quot;;[.I1216];&quot;', &quot;;[.G1216];&quot;);&quot;)" office:value-type="string" office:string-value="INSERT INTO modele (lib_modele, id_marque_modele) VALUES ('120', 46);" calcext:value-type="string">
            <text:p>INSERT INTO modele (lib_modele, id_marque_modele) VALUES ('12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7];&quot; &quot;;[.D1217];[.E1217];[.F1217])" office:value-type="string" office:string-value="130 " calcext:value-type="string">
            <text:p>130 </text:p>
          </table:table-cell>
          <table:table-cell table:formula="of:=TRIM([.H1217])" office:value-type="string" office:string-value="130" calcext:value-type="string">
            <text:p>130</text:p>
          </table:table-cell>
          <table:table-cell table:formula="of:=CONCATENATE(&quot;INSERT INTO modele (lib_modele, id_marque_modele) VALUES ('&quot;;[.I1217];&quot;', &quot;;[.G1217];&quot;);&quot;)" office:value-type="string" office:string-value="INSERT INTO modele (lib_modele, id_marque_modele) VALUES ('130', 46);" calcext:value-type="string">
            <text:p>INSERT INTO modele (lib_modele, id_marque_modele) VALUES ('13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CITIGO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8];&quot; &quot;;[.D1218];[.E1218];[.F1218])" office:value-type="string" office:string-value="CITIGO " calcext:value-type="string">
            <text:p>CITIGO </text:p>
          </table:table-cell>
          <table:table-cell table:formula="of:=TRIM([.H1218])" office:value-type="string" office:string-value="CITIGO" calcext:value-type="string">
            <text:p>CITIGO</text:p>
          </table:table-cell>
          <table:table-cell table:formula="of:=CONCATENATE(&quot;INSERT INTO modele (lib_modele, id_marque_modele) VALUES ('&quot;;[.I1218];&quot;', &quot;;[.G1218];&quot;);&quot;)" office:value-type="string" office:string-value="INSERT INTO modele (lib_modele, id_marque_modele) VALUES ('CITIGO', 46);" calcext:value-type="string">
            <text:p>INSERT INTO modele (lib_modele, id_marque_modele) VALUES ('CITIGO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9];&quot; &quot;;[.D1219];[.E1219];[.F1219])" office:value-type="string" office:string-value="FABIA " calcext:value-type="string">
            <text:p>FABIA </text:p>
          </table:table-cell>
          <table:table-cell table:formula="of:=TRIM([.H1219])" office:value-type="string" office:string-value="FABIA" calcext:value-type="string">
            <text:p>FABIA</text:p>
          </table:table-cell>
          <table:table-cell table:formula="of:=CONCATENATE(&quot;INSERT INTO modele (lib_modele, id_marque_modele) VALUES ('&quot;;[.I1219];&quot;', &quot;;[.G1219];&quot;);&quot;)" office:value-type="string" office:string-value="INSERT INTO modele (lib_modele, id_marque_modele) VALUES ('FABIA', 46);" calcext:value-type="string">
            <text:p>INSERT INTO modele (lib_modele, id_marque_modele) VALUES ('FAB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C1220];&quot; &quot;;[.D1220];[.E1220];[.F1220])" office:value-type="string" office:string-value="FABIA COMBI" calcext:value-type="string">
            <text:p>FABIA COMBI</text:p>
          </table:table-cell>
          <table:table-cell table:formula="of:=TRIM([.H1220])" office:value-type="string" office:string-value="FABIA COMBI" calcext:value-type="string">
            <text:p>FABIA COMBI</text:p>
          </table:table-cell>
          <table:table-cell table:formula="of:=CONCATENATE(&quot;INSERT INTO modele (lib_modele, id_marque_modele) VALUES ('&quot;;[.I1220];&quot;', &quot;;[.G1220];&quot;);&quot;)" office:value-type="string" office:string-value="INSERT INTO modele (lib_modele, id_marque_modele) VALUES ('FABIA COMBI', 46);" calcext:value-type="string">
            <text:p>INSERT INTO modele (lib_modele, id_marque_modele) VALUES ('FABIA COMBI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SEDA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C1221];&quot; &quot;;[.D1221];[.E1221];[.F1221])" office:value-type="string" office:string-value="FABIA SEDAN" calcext:value-type="string">
            <text:p>FABIA SEDAN</text:p>
          </table:table-cell>
          <table:table-cell table:formula="of:=TRIM([.H1221])" office:value-type="string" office:string-value="FABIA SEDAN" calcext:value-type="string">
            <text:p>FABIA SEDAN</text:p>
          </table:table-cell>
          <table:table-cell table:formula="of:=CONCATENATE(&quot;INSERT INTO modele (lib_modele, id_marque_modele) VALUES ('&quot;;[.I1221];&quot;', &quot;;[.G1221];&quot;);&quot;)" office:value-type="string" office:string-value="INSERT INTO modele (lib_modele, id_marque_modele) VALUES ('FABIA SEDAN', 46);" calcext:value-type="string">
            <text:p>INSERT INTO modele (lib_modele, id_marque_modele) VALUES ('FABIA SEDAN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VORIT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2];&quot; &quot;;[.D1222];[.E1222];[.F1222])" office:value-type="string" office:string-value="FAVORIT " calcext:value-type="string">
            <text:p>FAVORIT </text:p>
          </table:table-cell>
          <table:table-cell table:formula="of:=TRIM([.H1222])" office:value-type="string" office:string-value="FAVORIT" calcext:value-type="string">
            <text:p>FAVORIT</text:p>
          </table:table-cell>
          <table:table-cell table:formula="of:=CONCATENATE(&quot;INSERT INTO modele (lib_modele, id_marque_modele) VALUES ('&quot;;[.I1222];&quot;', &quot;;[.G1222];&quot;);&quot;)" office:value-type="string" office:string-value="INSERT INTO modele (lib_modele, id_marque_modele) VALUES ('FAVORIT', 46);" calcext:value-type="string">
            <text:p>INSERT INTO modele (lib_modele, id_marque_modele) VALUES ('FAVORIT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ELIC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3];&quot; &quot;;[.D1223];[.E1223];[.F1223])" office:value-type="string" office:string-value="FELICIA " calcext:value-type="string">
            <text:p>FELICIA </text:p>
          </table:table-cell>
          <table:table-cell table:formula="of:=TRIM([.H1223])" office:value-type="string" office:string-value="FELICIA" calcext:value-type="string">
            <text:p>FELICIA</text:p>
          </table:table-cell>
          <table:table-cell table:formula="of:=CONCATENATE(&quot;INSERT INTO modele (lib_modele, id_marque_modele) VALUES ('&quot;;[.I1223];&quot;', &quot;;[.G1223];&quot;);&quot;)" office:value-type="string" office:string-value="INSERT INTO modele (lib_modele, id_marque_modele) VALUES ('FELICIA', 46);" calcext:value-type="string">
            <text:p>INSERT INTO modele (lib_modele, id_marque_modele) VALUES ('FELIC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OCTAV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4];&quot; &quot;;[.D1224];[.E1224];[.F1224])" office:value-type="string" office:string-value="OCTAVIA " calcext:value-type="string">
            <text:p>OCTAVIA </text:p>
          </table:table-cell>
          <table:table-cell table:formula="of:=TRIM([.H1224])" office:value-type="string" office:string-value="OCTAVIA" calcext:value-type="string">
            <text:p>OCTAVIA</text:p>
          </table:table-cell>
          <table:table-cell table:formula="of:=CONCATENATE(&quot;INSERT INTO modele (lib_modele, id_marque_modele) VALUES ('&quot;;[.I1224];&quot;', &quot;;[.G1224];&quot;);&quot;)" office:value-type="string" office:string-value="INSERT INTO modele (lib_modele, id_marque_modele) VALUES ('OCTAVIA', 46);" calcext:value-type="string">
            <text:p>INSERT INTO modele (lib_modele, id_marque_modele) VALUES ('OCTAV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RAP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5];&quot; &quot;;[.D1225];[.E1225];[.F1225])" office:value-type="string" office:string-value="RAPID " calcext:value-type="string">
            <text:p>RAPID </text:p>
          </table:table-cell>
          <table:table-cell table:formula="of:=TRIM([.H1225])" office:value-type="string" office:string-value="RAPID" calcext:value-type="string">
            <text:p>RAPID</text:p>
          </table:table-cell>
          <table:table-cell table:formula="of:=CONCATENATE(&quot;INSERT INTO modele (lib_modele, id_marque_modele) VALUES ('&quot;;[.I1225];&quot;', &quot;;[.G1225];&quot;);&quot;)" office:value-type="string" office:string-value="INSERT INTO modele (lib_modele, id_marque_modele) VALUES ('RAPID', 46);" calcext:value-type="string">
            <text:p>INSERT INTO modele (lib_modele, id_marque_modele) VALUES ('RAPID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ROOMST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6];&quot; &quot;;[.D1226];[.E1226];[.F1226])" office:value-type="string" office:string-value="ROOMSTER " calcext:value-type="string">
            <text:p>ROOMSTER </text:p>
          </table:table-cell>
          <table:table-cell table:formula="of:=TRIM([.H1226])" office:value-type="string" office:string-value="ROOMSTER" calcext:value-type="string">
            <text:p>ROOMSTER</text:p>
          </table:table-cell>
          <table:table-cell table:formula="of:=CONCATENATE(&quot;INSERT INTO modele (lib_modele, id_marque_modele) VALUES ('&quot;;[.I1226];&quot;', &quot;;[.G1226];&quot;);&quot;)" office:value-type="string" office:string-value="INSERT INTO modele (lib_modele, id_marque_modele) VALUES ('ROOMSTER', 46);" calcext:value-type="string">
            <text:p>INSERT INTO modele (lib_modele, id_marque_modele) VALUES ('ROOMSTER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SUPERB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7];&quot; &quot;;[.D1227];[.E1227];[.F1227])" office:value-type="string" office:string-value="SUPERB " calcext:value-type="string">
            <text:p>SUPERB </text:p>
          </table:table-cell>
          <table:table-cell table:formula="of:=TRIM([.H1227])" office:value-type="string" office:string-value="SUPERB" calcext:value-type="string">
            <text:p>SUPERB</text:p>
          </table:table-cell>
          <table:table-cell table:formula="of:=CONCATENATE(&quot;INSERT INTO modele (lib_modele, id_marque_modele) VALUES ('&quot;;[.I1227];&quot;', &quot;;[.G1227];&quot;);&quot;)" office:value-type="string" office:string-value="INSERT INTO modele (lib_modele, id_marque_modele) VALUES ('SUPERB', 46);" calcext:value-type="string">
            <text:p>INSERT INTO modele (lib_modele, id_marque_modele) VALUES ('SUPERB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YETI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8];&quot; &quot;;[.D1228];[.E1228];[.F1228])" office:value-type="string" office:string-value="YETI " calcext:value-type="string">
            <text:p>YETI </text:p>
          </table:table-cell>
          <table:table-cell table:formula="of:=TRIM([.H1228])" office:value-type="string" office:string-value="YETI" calcext:value-type="string">
            <text:p>YETI</text:p>
          </table:table-cell>
          <table:table-cell table:formula="of:=CONCATENATE(&quot;INSERT INTO modele (lib_modele, id_marque_modele) VALUES ('&quot;;[.I1228];&quot;', &quot;;[.G1228];&quot;);&quot;)" office:value-type="string" office:string-value="INSERT INTO modele (lib_modele, id_marque_modele) VALUES ('YETI', 46);" calcext:value-type="string">
            <text:p>INSERT INTO modele (lib_modele, id_marque_modele) VALUES ('YETI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9];&quot; &quot;;[.D1229];[.E1229];[.F1229])" office:value-type="string" office:string-value="AUTRE " calcext:value-type="string">
            <text:p>AUTRE </text:p>
          </table:table-cell>
          <table:table-cell table:formula="of:=TRIM([.H122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29];&quot;', &quot;;[.G1229];&quot;);&quot;)" office:value-type="string" office:string-value="INSERT INTO modele (lib_modele, id_marque_modele) VALUES ('AUTRE', 46);" calcext:value-type="string">
            <text:p>INSERT INTO modele (lib_modele, id_marque_modele) VALUES ('AUTRE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0];&quot; &quot;;[.D1230];[.E1230];[.F1230])" office:value-type="string" office:string-value="CITY COUPE" calcext:value-type="string">
            <text:p>CITY COUPE</text:p>
          </table:table-cell>
          <table:table-cell table:formula="of:=TRIM([.H1230])" office:value-type="string" office:string-value="CITY COUPE" calcext:value-type="string">
            <text:p>CITY COUPE</text:p>
          </table:table-cell>
          <table:table-cell table:formula="of:=CONCATENATE(&quot;INSERT INTO modele (lib_modele, id_marque_modele) VALUES ('&quot;;[.I1230];&quot;', &quot;;[.G1230];&quot;);&quot;)" office:value-type="string" office:string-value="INSERT INTO modele (lib_modele, id_marque_modele) VALUES ('CITY COUPE', 47);" calcext:value-type="string">
            <text:p>INSERT INTO modele (lib_modele, id_marque_modele) VALUES ('CITY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FOUR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1];&quot; &quot;;[.D1231];[.E1231];[.F1231])" office:value-type="string" office:string-value="FORFOUR " calcext:value-type="string">
            <text:p>FORFOUR </text:p>
          </table:table-cell>
          <table:table-cell table:formula="of:=TRIM([.H1231])" office:value-type="string" office:string-value="FORFOUR" calcext:value-type="string">
            <text:p>FORFOUR</text:p>
          </table:table-cell>
          <table:table-cell table:formula="of:=CONCATENATE(&quot;INSERT INTO modele (lib_modele, id_marque_modele) VALUES ('&quot;;[.I1231];&quot;', &quot;;[.G1231];&quot;);&quot;)" office:value-type="string" office:string-value="INSERT INTO modele (lib_modele, id_marque_modele) VALUES ('FORFOUR', 47);" calcext:value-type="string">
            <text:p>INSERT INTO modele (lib_modele, id_marque_modele) VALUES ('FORFOUR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2];&quot; &quot;;[.D1232];[.E1232];[.F1232])" office:value-type="string" office:string-value="FORTWO " calcext:value-type="string">
            <text:p>FORTWO </text:p>
          </table:table-cell>
          <table:table-cell table:formula="of:=TRIM([.H1232])" office:value-type="string" office:string-value="FORTWO" calcext:value-type="string">
            <text:p>FORTWO</text:p>
          </table:table-cell>
          <table:table-cell table:formula="of:=CONCATENATE(&quot;INSERT INTO modele (lib_modele, id_marque_modele) VALUES ('&quot;;[.I1232];&quot;', &quot;;[.G1232];&quot;);&quot;)" office:value-type="string" office:string-value="INSERT INTO modele (lib_modele, id_marque_modele) VALUES ('FORTWO', 47);" calcext:value-type="string">
            <text:p>INSERT INTO modele (lib_modele, id_marque_modele) VALUES ('FORTWO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CABRIO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3];&quot; &quot;;[.D1233];[.E1233];[.F1233])" office:value-type="string" office:string-value="FORTWO CABRIO" calcext:value-type="string">
            <text:p>FORTWO CABRIO</text:p>
          </table:table-cell>
          <table:table-cell table:formula="of:=TRIM([.H1233])" office:value-type="string" office:string-value="FORTWO CABRIO" calcext:value-type="string">
            <text:p>FORTWO CABRIO</text:p>
          </table:table-cell>
          <table:table-cell table:formula="of:=CONCATENATE(&quot;INSERT INTO modele (lib_modele, id_marque_modele) VALUES ('&quot;;[.I1233];&quot;', &quot;;[.G1233];&quot;);&quot;)" office:value-type="string" office:string-value="INSERT INTO modele (lib_modele, id_marque_modele) VALUES ('FORTWO CABRIO', 47);" calcext:value-type="string">
            <text:p>INSERT INTO modele (lib_modele, id_marque_modele) VALUES ('FORTWO CABRIO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4];&quot; &quot;;[.D1234];[.E1234];[.F1234])" office:value-type="string" office:string-value="FORTWO COUPE" calcext:value-type="string">
            <text:p>FORTWO COUPE</text:p>
          </table:table-cell>
          <table:table-cell table:formula="of:=TRIM([.H1234])" office:value-type="string" office:string-value="FORTWO COUPE" calcext:value-type="string">
            <text:p>FORTWO COUPE</text:p>
          </table:table-cell>
          <table:table-cell table:formula="of:=CONCATENATE(&quot;INSERT INTO modele (lib_modele, id_marque_modele) VALUES ('&quot;;[.I1234];&quot;', &quot;;[.G1234];&quot;);&quot;)" office:value-type="string" office:string-value="INSERT INTO modele (lib_modele, id_marque_modele) VALUES ('FORTWO COUPE', 47);" calcext:value-type="string">
            <text:p>INSERT INTO modele (lib_modele, id_marque_modele) VALUES ('FORTWO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ROADSTER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5];&quot; &quot;;[.D1235];[.E1235];[.F1235])" office:value-type="string" office:string-value="ROADSTER " calcext:value-type="string">
            <text:p>ROADSTER </text:p>
          </table:table-cell>
          <table:table-cell table:formula="of:=TRIM([.H1235])" office:value-type="string" office:string-value="ROADSTER" calcext:value-type="string">
            <text:p>ROADSTER</text:p>
          </table:table-cell>
          <table:table-cell table:formula="of:=CONCATENATE(&quot;INSERT INTO modele (lib_modele, id_marque_modele) VALUES ('&quot;;[.I1235];&quot;', &quot;;[.G1235];&quot;);&quot;)" office:value-type="string" office:string-value="INSERT INTO modele (lib_modele, id_marque_modele) VALUES ('ROADSTER', 47);" calcext:value-type="string">
            <text:p>INSERT INTO modele (lib_modele, id_marque_modele) VALUES ('ROADSTER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ROADSTER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6];&quot; &quot;;[.D1236];[.E1236];[.F1236])" office:value-type="string" office:string-value="ROADSTER COUPE" calcext:value-type="string">
            <text:p>ROADSTER COUPE</text:p>
          </table:table-cell>
          <table:table-cell table:formula="of:=TRIM([.H1236])" office:value-type="string" office:string-value="ROADSTER COUPE" calcext:value-type="string">
            <text:p>ROADSTER COUPE</text:p>
          </table:table-cell>
          <table:table-cell table:formula="of:=CONCATENATE(&quot;INSERT INTO modele (lib_modele, id_marque_modele) VALUES ('&quot;;[.I1236];&quot;', &quot;;[.G1236];&quot;);&quot;)" office:value-type="string" office:string-value="INSERT INTO modele (lib_modele, id_marque_modele) VALUES ('ROADSTER COUPE', 47);" calcext:value-type="string">
            <text:p>INSERT INTO modele (lib_modele, id_marque_modele) VALUES ('ROADSTER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SMART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7];&quot; &quot;;[.D1237];[.E1237];[.F1237])" office:value-type="string" office:string-value="SMART " calcext:value-type="string">
            <text:p>SMART </text:p>
          </table:table-cell>
          <table:table-cell table:formula="of:=TRIM([.H1237])" office:value-type="string" office:string-value="SMART" calcext:value-type="string">
            <text:p>SMART</text:p>
          </table:table-cell>
          <table:table-cell table:formula="of:=CONCATENATE(&quot;INSERT INTO modele (lib_modele, id_marque_modele) VALUES ('&quot;;[.I1237];&quot;', &quot;;[.G1237];&quot;);&quot;)" office:value-type="string" office:string-value="INSERT INTO modele (lib_modele, id_marque_modele) VALUES ('SMART', 47);" calcext:value-type="string">
            <text:p>INSERT INTO modele (lib_modele, id_marque_modele) VALUES ('SMART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SMART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8];&quot; &quot;;[.D1238];[.E1238];[.F1238])" office:value-type="string" office:string-value="SMART BUSINESS" calcext:value-type="string">
            <text:p>SMART BUSINESS</text:p>
          </table:table-cell>
          <table:table-cell table:formula="of:=TRIM([.H1238])" office:value-type="string" office:string-value="SMART BUSINESS" calcext:value-type="string">
            <text:p>SMART BUSINESS</text:p>
          </table:table-cell>
          <table:table-cell table:formula="of:=CONCATENATE(&quot;INSERT INTO modele (lib_modele, id_marque_modele) VALUES ('&quot;;[.I1238];&quot;', &quot;;[.G1238];&quot;);&quot;)" office:value-type="string" office:string-value="INSERT INTO modele (lib_modele, id_marque_modele) VALUES ('SMART BUSINESS', 47);" calcext:value-type="string">
            <text:p>INSERT INTO modele (lib_modele, id_marque_modele) VALUES ('SMART BUSINESS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9];&quot; &quot;;[.D1239];[.E1239];[.F1239])" office:value-type="string" office:string-value="AUTRE " calcext:value-type="string">
            <text:p>AUTRE </text:p>
          </table:table-cell>
          <table:table-cell table:formula="of:=TRIM([.H123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39];&quot;', &quot;;[.G1239];&quot;);&quot;)" office:value-type="string" office:string-value="INSERT INTO modele (lib_modele, id_marque_modele) VALUES ('AUTRE', 47);" calcext:value-type="string">
            <text:p>INSERT INTO modele (lib_modele, id_marque_modele) VALUES ('AUTR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TRIBEC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C1240];&quot; &quot;;[.D1240];[.E1240];[.F1240])" office:value-type="string" office:string-value="B9 TRIBECA" calcext:value-type="string">
            <text:p>B9 TRIBECA</text:p>
          </table:table-cell>
          <table:table-cell table:formula="of:=TRIM([.H1240])" office:value-type="string" office:string-value="B9 TRIBECA" calcext:value-type="string">
            <text:p>B9 TRIBECA</text:p>
          </table:table-cell>
          <table:table-cell table:formula="of:=CONCATENATE(&quot;INSERT INTO modele (lib_modele, id_marque_modele) VALUES ('&quot;;[.I1240];&quot;', &quot;;[.G1240];&quot;);&quot;)" office:value-type="string" office:string-value="INSERT INTO modele (lib_modele, id_marque_modele) VALUES ('B9 TRIBECA', 48);" calcext:value-type="string">
            <text:p>INSERT INTO modele (lib_modele, id_marque_modele) VALUES ('B9 TRIBEC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RZ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1];&quot; &quot;;[.D1241];[.E1241];[.F1241])" office:value-type="string" office:string-value="BRZ " calcext:value-type="string">
            <text:p>BRZ </text:p>
          </table:table-cell>
          <table:table-cell table:formula="of:=TRIM([.H1241])" office:value-type="string" office:string-value="BRZ" calcext:value-type="string">
            <text:p>BRZ</text:p>
          </table:table-cell>
          <table:table-cell table:formula="of:=CONCATENATE(&quot;INSERT INTO modele (lib_modele, id_marque_modele) VALUES ('&quot;;[.I1241];&quot;', &quot;;[.G1241];&quot;);&quot;)" office:value-type="string" office:string-value="INSERT INTO modele (lib_modele, id_marque_modele) VALUES ('BRZ', 48);" calcext:value-type="string">
            <text:p>INSERT INTO modele (lib_modele, id_marque_modele) VALUES ('BRZ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E1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2];&quot; &quot;;[.D1242];[.E1242];[.F1242])" office:value-type="string" office:string-value="E12 " calcext:value-type="string">
            <text:p>E12 </text:p>
          </table:table-cell>
          <table:table-cell table:formula="of:=TRIM([.H1242])" office:value-type="string" office:string-value="E12" calcext:value-type="string">
            <text:p>E12</text:p>
          </table:table-cell>
          <table:table-cell table:formula="of:=CONCATENATE(&quot;INSERT INTO modele (lib_modele, id_marque_modele) VALUES ('&quot;;[.I1242];&quot;', &quot;;[.G1242];&quot;);&quot;)" office:value-type="string" office:string-value="INSERT INTO modele (lib_modele, id_marque_modele) VALUES ('E12', 48);" calcext:value-type="string">
            <text:p>INSERT INTO modele (lib_modele, id_marque_modele) VALUES ('E12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3];&quot; &quot;;[.D1243];[.E1243];[.F1243])" office:value-type="string" office:string-value="FORESTER " calcext:value-type="string">
            <text:p>FORESTER </text:p>
          </table:table-cell>
          <table:table-cell table:formula="of:=TRIM([.H1243])" office:value-type="string" office:string-value="FORESTER" calcext:value-type="string">
            <text:p>FORESTER</text:p>
          </table:table-cell>
          <table:table-cell table:formula="of:=CONCATENATE(&quot;INSERT INTO modele (lib_modele, id_marque_modele) VALUES ('&quot;;[.I1243];&quot;', &quot;;[.G1243];&quot;);&quot;)" office:value-type="string" office:string-value="INSERT INTO modele (lib_modele, id_marque_modele) VALUES ('FORESTER', 48);" calcext:value-type="string">
            <text:p>INSERT INTO modele (lib_modele, id_marque_modele) VALUES ('FORESTER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4];&quot; &quot;;[.D1244];[.E1244];[.F1244])" office:value-type="string" office:string-value="IMPREZA " calcext:value-type="string">
            <text:p>IMPREZA </text:p>
          </table:table-cell>
          <table:table-cell table:formula="of:=TRIM([.H1244])" office:value-type="string" office:string-value="IMPREZA" calcext:value-type="string">
            <text:p>IMPREZA</text:p>
          </table:table-cell>
          <table:table-cell table:formula="of:=CONCATENATE(&quot;INSERT INTO modele (lib_modele, id_marque_modele) VALUES ('&quot;;[.I1244];&quot;', &quot;;[.G1244];&quot;);&quot;)" office:value-type="string" office:string-value="INSERT INTO modele (lib_modele, id_marque_modele) VALUES ('IMPREZA', 48);" calcext:value-type="string">
            <text:p>INSERT INTO modele (lib_modele, id_marque_modele) VALUES ('IMPREZ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JUST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5];&quot; &quot;;[.D1245];[.E1245];[.F1245])" office:value-type="string" office:string-value="JUSTY " calcext:value-type="string">
            <text:p>JUSTY </text:p>
          </table:table-cell>
          <table:table-cell table:formula="of:=TRIM([.H1245])" office:value-type="string" office:string-value="JUSTY" calcext:value-type="string">
            <text:p>JUSTY</text:p>
          </table:table-cell>
          <table:table-cell table:formula="of:=CONCATENATE(&quot;INSERT INTO modele (lib_modele, id_marque_modele) VALUES ('&quot;;[.I1245];&quot;', &quot;;[.G1245];&quot;);&quot;)" office:value-type="string" office:string-value="INSERT INTO modele (lib_modele, id_marque_modele) VALUES ('JUSTY', 48);" calcext:value-type="string">
            <text:p>INSERT INTO modele (lib_modele, id_marque_modele) VALUES ('JUSTY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JUSTY</text:p>
          </table:table-cell>
          <table:table-cell office:value-type="string" calcext:value-type="string">
            <text:p>G3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C1246];&quot; &quot;;[.D1246];[.E1246];[.F1246])" office:value-type="string" office:string-value="JUSTY G3X" calcext:value-type="string">
            <text:p>JUSTY G3X</text:p>
          </table:table-cell>
          <table:table-cell table:formula="of:=TRIM([.H1246])" office:value-type="string" office:string-value="JUSTY G3X" calcext:value-type="string">
            <text:p>JUSTY G3X</text:p>
          </table:table-cell>
          <table:table-cell table:formula="of:=CONCATENATE(&quot;INSERT INTO modele (lib_modele, id_marque_modele) VALUES ('&quot;;[.I1246];&quot;', &quot;;[.G1246];&quot;);&quot;)" office:value-type="string" office:string-value="INSERT INTO modele (lib_modele, id_marque_modele) VALUES ('JUSTY G3X', 48);" calcext:value-type="string">
            <text:p>INSERT INTO modele (lib_modele, id_marque_modele) VALUES ('JUSTY G3X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7];&quot; &quot;;[.D1247];[.E1247];[.F1247])" office:value-type="string" office:string-value="LEGACY " calcext:value-type="string">
            <text:p>LEGACY </text:p>
          </table:table-cell>
          <table:table-cell table:formula="of:=TRIM([.H1247])" office:value-type="string" office:string-value="LEGACY" calcext:value-type="string">
            <text:p>LEGACY</text:p>
          </table:table-cell>
          <table:table-cell table:formula="of:=CONCATENATE(&quot;INSERT INTO modele (lib_modele, id_marque_modele) VALUES ('&quot;;[.I1247];&quot;', &quot;;[.G1247];&quot;);&quot;)" office:value-type="string" office:string-value="INSERT INTO modele (lib_modele, id_marque_modele) VALUES ('LEGACY', 48);" calcext:value-type="string">
            <text:p>INSERT INTO modele (lib_modele, id_marque_modele) VALUES ('LEGACY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8];&quot; &quot;;[.D1248];[.E1248];[.F1248])" office:value-type="string" office:string-value="OUTBACK " calcext:value-type="string">
            <text:p>OUTBACK </text:p>
          </table:table-cell>
          <table:table-cell table:formula="of:=TRIM([.H1248])" office:value-type="string" office:string-value="OUTBACK" calcext:value-type="string">
            <text:p>OUTBACK</text:p>
          </table:table-cell>
          <table:table-cell table:formula="of:=CONCATENATE(&quot;INSERT INTO modele (lib_modele, id_marque_modele) VALUES ('&quot;;[.I1248];&quot;', &quot;;[.G1248];&quot;);&quot;)" office:value-type="string" office:string-value="INSERT INTO modele (lib_modele, id_marque_modele) VALUES ('OUTBACK', 48);" calcext:value-type="string">
            <text:p>INSERT INTO modele (lib_modele, id_marque_modele) VALUES ('OUTBACK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VX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9];&quot; &quot;;[.D1249];[.E1249];[.F1249])" office:value-type="string" office:string-value="SVX " calcext:value-type="string">
            <text:p>SVX </text:p>
          </table:table-cell>
          <table:table-cell table:formula="of:=TRIM([.H1249])" office:value-type="string" office:string-value="SVX" calcext:value-type="string">
            <text:p>SVX</text:p>
          </table:table-cell>
          <table:table-cell table:formula="of:=CONCATENATE(&quot;INSERT INTO modele (lib_modele, id_marque_modele) VALUES ('&quot;;[.I1249];&quot;', &quot;;[.G1249];&quot;);&quot;)" office:value-type="string" office:string-value="INSERT INTO modele (lib_modele, id_marque_modele) VALUES ('SVX', 48);" calcext:value-type="string">
            <text:p>INSERT INTO modele (lib_modele, id_marque_modele) VALUES ('SVX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TREZI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0];&quot; &quot;;[.D1250];[.E1250];[.F1250])" office:value-type="string" office:string-value="TREZIA " calcext:value-type="string">
            <text:p>TREZIA </text:p>
          </table:table-cell>
          <table:table-cell table:formula="of:=TRIM([.H1250])" office:value-type="string" office:string-value="TREZIA" calcext:value-type="string">
            <text:p>TREZIA</text:p>
          </table:table-cell>
          <table:table-cell table:formula="of:=CONCATENATE(&quot;INSERT INTO modele (lib_modele, id_marque_modele) VALUES ('&quot;;[.I1250];&quot;', &quot;;[.G1250];&quot;);&quot;)" office:value-type="string" office:string-value="INSERT INTO modele (lib_modele, id_marque_modele) VALUES ('TREZIA', 48);" calcext:value-type="string">
            <text:p>INSERT INTO modele (lib_modele, id_marque_modele) VALUES ('TREZI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VANILL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1];&quot; &quot;;[.D1251];[.E1251];[.F1251])" office:value-type="string" office:string-value="VANILLE " calcext:value-type="string">
            <text:p>VANILLE </text:p>
          </table:table-cell>
          <table:table-cell table:formula="of:=TRIM([.H1251])" office:value-type="string" office:string-value="VANILLE" calcext:value-type="string">
            <text:p>VANILLE</text:p>
          </table:table-cell>
          <table:table-cell table:formula="of:=CONCATENATE(&quot;INSERT INTO modele (lib_modele, id_marque_modele) VALUES ('&quot;;[.I1251];&quot;', &quot;;[.G1251];&quot;);&quot;)" office:value-type="string" office:string-value="INSERT INTO modele (lib_modele, id_marque_modele) VALUES ('VANILLE', 48);" calcext:value-type="string">
            <text:p>INSERT INTO modele (lib_modele, id_marque_modele) VALUES ('VANILLE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VIVIO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2];&quot; &quot;;[.D1252];[.E1252];[.F1252])" office:value-type="string" office:string-value="VIVIO " calcext:value-type="string">
            <text:p>VIVIO </text:p>
          </table:table-cell>
          <table:table-cell table:formula="of:=TRIM([.H1252])" office:value-type="string" office:string-value="VIVIO" calcext:value-type="string">
            <text:p>VIVIO</text:p>
          </table:table-cell>
          <table:table-cell table:formula="of:=CONCATENATE(&quot;INSERT INTO modele (lib_modele, id_marque_modele) VALUES ('&quot;;[.I1252];&quot;', &quot;;[.G1252];&quot;);&quot;)" office:value-type="string" office:string-value="INSERT INTO modele (lib_modele, id_marque_modele) VALUES ('VIVIO', 48);" calcext:value-type="string">
            <text:p>INSERT INTO modele (lib_modele, id_marque_modele) VALUES ('VIVIO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XV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3];&quot; &quot;;[.D1253];[.E1253];[.F1253])" office:value-type="string" office:string-value="XV " calcext:value-type="string">
            <text:p>XV </text:p>
          </table:table-cell>
          <table:table-cell table:formula="of:=TRIM([.H1253])" office:value-type="string" office:string-value="XV" calcext:value-type="string">
            <text:p>XV</text:p>
          </table:table-cell>
          <table:table-cell table:formula="of:=CONCATENATE(&quot;INSERT INTO modele (lib_modele, id_marque_modele) VALUES ('&quot;;[.I1253];&quot;', &quot;;[.G1253];&quot;);&quot;)" office:value-type="string" office:string-value="INSERT INTO modele (lib_modele, id_marque_modele) VALUES ('XV', 48);" calcext:value-type="string">
            <text:p>INSERT INTO modele (lib_modele, id_marque_modele) VALUES ('XV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4];&quot; &quot;;[.D1254];[.E1254];[.F1254])" office:value-type="string" office:string-value="AUTRE " calcext:value-type="string">
            <text:p>AUTRE </text:p>
          </table:table-cell>
          <table:table-cell table:formula="of:=TRIM([.H125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54];&quot;', &quot;;[.G1254];&quot;);&quot;)" office:value-type="string" office:string-value="INSERT INTO modele (lib_modele, id_marque_modele) VALUES ('AUTRE', 48);" calcext:value-type="string">
            <text:p>INSERT INTO modele (lib_modele, id_marque_modele) VALUES ('AUTRE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LT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5];&quot; &quot;;[.D1255];[.E1255];[.F1255])" office:value-type="string" office:string-value="ALTO " calcext:value-type="string">
            <text:p>ALTO </text:p>
          </table:table-cell>
          <table:table-cell table:formula="of:=TRIM([.H1255])" office:value-type="string" office:string-value="ALTO" calcext:value-type="string">
            <text:p>ALTO</text:p>
          </table:table-cell>
          <table:table-cell table:formula="of:=CONCATENATE(&quot;INSERT INTO modele (lib_modele, id_marque_modele) VALUES ('&quot;;[.I1255];&quot;', &quot;;[.G1255];&quot;);&quot;)" office:value-type="string" office:string-value="INSERT INTO modele (lib_modele, id_marque_modele) VALUES ('ALTO', 49);" calcext:value-type="string">
            <text:p>INSERT INTO modele (lib_modele, id_marque_modele) VALUES ('ALT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ALEN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6];&quot; &quot;;[.D1256];[.E1256];[.F1256])" office:value-type="string" office:string-value="BALENO " calcext:value-type="string">
            <text:p>BALENO </text:p>
          </table:table-cell>
          <table:table-cell table:formula="of:=TRIM([.H1256])" office:value-type="string" office:string-value="BALENO" calcext:value-type="string">
            <text:p>BALENO</text:p>
          </table:table-cell>
          <table:table-cell table:formula="of:=CONCATENATE(&quot;INSERT INTO modele (lib_modele, id_marque_modele) VALUES ('&quot;;[.I1256];&quot;', &quot;;[.G1256];&quot;);&quot;)" office:value-type="string" office:string-value="INSERT INTO modele (lib_modele, id_marque_modele) VALUES ('BALENO', 49);" calcext:value-type="string">
            <text:p>INSERT INTO modele (lib_modele, id_marque_modele) VALUES ('BALEN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AR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7];&quot; &quot;;[.D1257];[.E1257];[.F1257])" office:value-type="string" office:string-value="CARRY " calcext:value-type="string">
            <text:p>CARRY </text:p>
          </table:table-cell>
          <table:table-cell table:formula="of:=TRIM([.H1257])" office:value-type="string" office:string-value="CARRY" calcext:value-type="string">
            <text:p>CARRY</text:p>
          </table:table-cell>
          <table:table-cell table:formula="of:=CONCATENATE(&quot;INSERT INTO modele (lib_modele, id_marque_modele) VALUES ('&quot;;[.I1257];&quot;', &quot;;[.G1257];&quot;);&quot;)" office:value-type="string" office:string-value="INSERT INTO modele (lib_modele, id_marque_modele) VALUES ('CARRY', 49);" calcext:value-type="string">
            <text:p>INSERT INTO modele (lib_modele, id_marque_modele) VALUES ('CARR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ELERI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8];&quot; &quot;;[.D1258];[.E1258];[.F1258])" office:value-type="string" office:string-value="CELERIO " calcext:value-type="string">
            <text:p>CELERIO </text:p>
          </table:table-cell>
          <table:table-cell table:formula="of:=TRIM([.H1258])" office:value-type="string" office:string-value="CELERIO" calcext:value-type="string">
            <text:p>CELERIO</text:p>
          </table:table-cell>
          <table:table-cell table:formula="of:=CONCATENATE(&quot;INSERT INTO modele (lib_modele, id_marque_modele) VALUES ('&quot;;[.I1258];&quot;', &quot;;[.G1258];&quot;);&quot;)" office:value-type="string" office:string-value="INSERT INTO modele (lib_modele, id_marque_modele) VALUES ('CELERIO', 49);" calcext:value-type="string">
            <text:p>INSERT INTO modele (lib_modele, id_marque_modele) VALUES ('CELERI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VITAR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259];&quot; &quot;;[.D1259];[.E1259];[.F1259])" office:value-type="string" office:string-value="GRAND VITARA" calcext:value-type="string">
            <text:p>GRAND VITARA</text:p>
          </table:table-cell>
          <table:table-cell table:formula="of:=TRIM([.H1259])" office:value-type="string" office:string-value="GRAND VITARA" calcext:value-type="string">
            <text:p>GRAND VITARA</text:p>
          </table:table-cell>
          <table:table-cell table:formula="of:=CONCATENATE(&quot;INSERT INTO modele (lib_modele, id_marque_modele) VALUES ('&quot;;[.I1259];&quot;', &quot;;[.G1259];&quot;);&quot;)" office:value-type="string" office:string-value="INSERT INTO modele (lib_modele, id_marque_modele) VALUES ('GRAND VITARA', 49);" calcext:value-type="string">
            <text:p>INSERT INTO modele (lib_modele, id_marque_modele) VALUES ('GRAND VITAR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GNI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0];&quot; &quot;;[.D1260];[.E1260];[.F1260])" office:value-type="string" office:string-value="IGNIS " calcext:value-type="string">
            <text:p>IGNIS </text:p>
          </table:table-cell>
          <table:table-cell table:formula="of:=TRIM([.H1260])" office:value-type="string" office:string-value="IGNIS" calcext:value-type="string">
            <text:p>IGNIS</text:p>
          </table:table-cell>
          <table:table-cell table:formula="of:=CONCATENATE(&quot;INSERT INTO modele (lib_modele, id_marque_modele) VALUES ('&quot;;[.I1260];&quot;', &quot;;[.G1260];&quot;);&quot;)" office:value-type="string" office:string-value="INSERT INTO modele (lib_modele, id_marque_modele) VALUES ('IGNIS', 49);" calcext:value-type="string">
            <text:p>INSERT INTO modele (lib_modele, id_marque_modele) VALUES ('IGNI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JIMN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1];&quot; &quot;;[.D1261];[.E1261];[.F1261])" office:value-type="string" office:string-value="JIMNY " calcext:value-type="string">
            <text:p>JIMNY </text:p>
          </table:table-cell>
          <table:table-cell table:formula="of:=TRIM([.H1261])" office:value-type="string" office:string-value="JIMNY" calcext:value-type="string">
            <text:p>JIMNY</text:p>
          </table:table-cell>
          <table:table-cell table:formula="of:=CONCATENATE(&quot;INSERT INTO modele (lib_modele, id_marque_modele) VALUES ('&quot;;[.I1261];&quot;', &quot;;[.G1261];&quot;);&quot;)" office:value-type="string" office:string-value="INSERT INTO modele (lib_modele, id_marque_modele) VALUES ('JIMNY', 49);" calcext:value-type="string">
            <text:p>INSERT INTO modele (lib_modele, id_marque_modele) VALUES ('JIMN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KIZASH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2];&quot; &quot;;[.D1262];[.E1262];[.F1262])" office:value-type="string" office:string-value="KIZASHI " calcext:value-type="string">
            <text:p>KIZASHI </text:p>
          </table:table-cell>
          <table:table-cell table:formula="of:=TRIM([.H1262])" office:value-type="string" office:string-value="KIZASHI" calcext:value-type="string">
            <text:p>KIZASHI</text:p>
          </table:table-cell>
          <table:table-cell table:formula="of:=CONCATENATE(&quot;INSERT INTO modele (lib_modele, id_marque_modele) VALUES ('&quot;;[.I1262];&quot;', &quot;;[.G1262];&quot;);&quot;)" office:value-type="string" office:string-value="INSERT INTO modele (lib_modele, id_marque_modele) VALUES ('KIZASHI', 49);" calcext:value-type="string">
            <text:p>INSERT INTO modele (lib_modele, id_marque_modele) VALUES ('KIZASH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LIAN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3];&quot; &quot;;[.D1263];[.E1263];[.F1263])" office:value-type="string" office:string-value="LIANA " calcext:value-type="string">
            <text:p>LIANA </text:p>
          </table:table-cell>
          <table:table-cell table:formula="of:=TRIM([.H1263])" office:value-type="string" office:string-value="LIANA" calcext:value-type="string">
            <text:p>LIANA</text:p>
          </table:table-cell>
          <table:table-cell table:formula="of:=CONCATENATE(&quot;INSERT INTO modele (lib_modele, id_marque_modele) VALUES ('&quot;;[.I1263];&quot;', &quot;;[.G1263];&quot;);&quot;)" office:value-type="string" office:string-value="INSERT INTO modele (lib_modele, id_marque_modele) VALUES ('LIANA', 49);" calcext:value-type="string">
            <text:p>INSERT INTO modele (lib_modele, id_marque_modele) VALUES ('LIAN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MARUT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4];&quot; &quot;;[.D1264];[.E1264];[.F1264])" office:value-type="string" office:string-value="MARUTI " calcext:value-type="string">
            <text:p>MARUTI </text:p>
          </table:table-cell>
          <table:table-cell table:formula="of:=TRIM([.H1264])" office:value-type="string" office:string-value="MARUTI" calcext:value-type="string">
            <text:p>MARUTI</text:p>
          </table:table-cell>
          <table:table-cell table:formula="of:=CONCATENATE(&quot;INSERT INTO modele (lib_modele, id_marque_modele) VALUES ('&quot;;[.I1264];&quot;', &quot;;[.G1264];&quot;);&quot;)" office:value-type="string" office:string-value="INSERT INTO modele (lib_modele, id_marque_modele) VALUES ('MARUTI', 49);" calcext:value-type="string">
            <text:p>INSERT INTO modele (lib_modele, id_marque_modele) VALUES ('MARUT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AMURA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5];&quot; &quot;;[.D1265];[.E1265];[.F1265])" office:value-type="string" office:string-value="SAMURAI " calcext:value-type="string">
            <text:p>SAMURAI </text:p>
          </table:table-cell>
          <table:table-cell table:formula="of:=TRIM([.H1265])" office:value-type="string" office:string-value="SAMURAI" calcext:value-type="string">
            <text:p>SAMURAI</text:p>
          </table:table-cell>
          <table:table-cell table:formula="of:=CONCATENATE(&quot;INSERT INTO modele (lib_modele, id_marque_modele) VALUES ('&quot;;[.I1265];&quot;', &quot;;[.G1265];&quot;);&quot;)" office:value-type="string" office:string-value="INSERT INTO modele (lib_modele, id_marque_modele) VALUES ('SAMURAI', 49);" calcext:value-type="string">
            <text:p>INSERT INTO modele (lib_modele, id_marque_modele) VALUES ('SAMURA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-CROS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6];&quot; &quot;;[.D1266];[.E1266];[.F1266])" office:value-type="string" office:string-value="S-CROSS " calcext:value-type="string">
            <text:p>S-CROSS </text:p>
          </table:table-cell>
          <table:table-cell table:formula="of:=TRIM([.H1266])" office:value-type="string" office:string-value="S-CROSS" calcext:value-type="string">
            <text:p>S-CROSS</text:p>
          </table:table-cell>
          <table:table-cell table:formula="of:=CONCATENATE(&quot;INSERT INTO modele (lib_modele, id_marque_modele) VALUES ('&quot;;[.I1266];&quot;', &quot;;[.G1266];&quot;);&quot;)" office:value-type="string" office:string-value="INSERT INTO modele (lib_modele, id_marque_modele) VALUES ('S-CROSS', 49);" calcext:value-type="string">
            <text:p>INSERT INTO modele (lib_modele, id_marque_modele) VALUES ('S-CROS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7];&quot; &quot;;[.D1267];[.E1267];[.F1267])" office:value-type="string" office:string-value="SJ " calcext:value-type="string">
            <text:p>SJ </text:p>
          </table:table-cell>
          <table:table-cell table:formula="of:=TRIM([.H1267])" office:value-type="string" office:string-value="SJ" calcext:value-type="string">
            <text:p>SJ</text:p>
          </table:table-cell>
          <table:table-cell table:formula="of:=CONCATENATE(&quot;INSERT INTO modele (lib_modele, id_marque_modele) VALUES ('&quot;;[.I1267];&quot;', &quot;;[.G1267];&quot;);&quot;)" office:value-type="string" office:string-value="INSERT INTO modele (lib_modele, id_marque_modele) VALUES ('SJ', 49);" calcext:value-type="string">
            <text:p>INSERT INTO modele (lib_modele, id_marque_modele) VALUES ('SJ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PLASH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8];&quot; &quot;;[.D1268];[.E1268];[.F1268])" office:value-type="string" office:string-value="SPLASH " calcext:value-type="string">
            <text:p>SPLASH </text:p>
          </table:table-cell>
          <table:table-cell table:formula="of:=TRIM([.H1268])" office:value-type="string" office:string-value="SPLASH" calcext:value-type="string">
            <text:p>SPLASH</text:p>
          </table:table-cell>
          <table:table-cell table:formula="of:=CONCATENATE(&quot;INSERT INTO modele (lib_modele, id_marque_modele) VALUES ('&quot;;[.I1268];&quot;', &quot;;[.G1268];&quot;);&quot;)" office:value-type="string" office:string-value="INSERT INTO modele (lib_modele, id_marque_modele) VALUES ('SPLASH', 49);" calcext:value-type="string">
            <text:p>INSERT INTO modele (lib_modele, id_marque_modele) VALUES ('SPLASH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UPERCAR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9];&quot; &quot;;[.D1269];[.E1269];[.F1269])" office:value-type="string" office:string-value="SUPERCARRY " calcext:value-type="string">
            <text:p>SUPERCARRY </text:p>
          </table:table-cell>
          <table:table-cell table:formula="of:=TRIM([.H1269])" office:value-type="string" office:string-value="SUPERCARRY" calcext:value-type="string">
            <text:p>SUPERCARRY</text:p>
          </table:table-cell>
          <table:table-cell table:formula="of:=CONCATENATE(&quot;INSERT INTO modele (lib_modele, id_marque_modele) VALUES ('&quot;;[.I1269];&quot;', &quot;;[.G1269];&quot;);&quot;)" office:value-type="string" office:string-value="INSERT INTO modele (lib_modele, id_marque_modele) VALUES ('SUPERCARRY', 49);" calcext:value-type="string">
            <text:p>INSERT INTO modele (lib_modele, id_marque_modele) VALUES ('SUPERCARR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WIF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0];&quot; &quot;;[.D1270];[.E1270];[.F1270])" office:value-type="string" office:string-value="SWIFT " calcext:value-type="string">
            <text:p>SWIFT </text:p>
          </table:table-cell>
          <table:table-cell table:formula="of:=TRIM([.H1270])" office:value-type="string" office:string-value="SWIFT" calcext:value-type="string">
            <text:p>SWIFT</text:p>
          </table:table-cell>
          <table:table-cell table:formula="of:=CONCATENATE(&quot;INSERT INTO modele (lib_modele, id_marque_modele) VALUES ('&quot;;[.I1270];&quot;', &quot;;[.G1270];&quot;);&quot;)" office:value-type="string" office:string-value="INSERT INTO modele (lib_modele, id_marque_modele) VALUES ('SWIFT', 49);" calcext:value-type="string">
            <text:p>INSERT INTO modele (lib_modele, id_marque_modele) VALUES ('SWIFT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X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1];&quot; &quot;;[.D1271];[.E1271];[.F1271])" office:value-type="string" office:string-value="SX4 " calcext:value-type="string">
            <text:p>SX4 </text:p>
          </table:table-cell>
          <table:table-cell table:formula="of:=TRIM([.H1271])" office:value-type="string" office:string-value="SX4" calcext:value-type="string">
            <text:p>SX4</text:p>
          </table:table-cell>
          <table:table-cell table:formula="of:=CONCATENATE(&quot;INSERT INTO modele (lib_modele, id_marque_modele) VALUES ('&quot;;[.I1271];&quot;', &quot;;[.G1271];&quot;);&quot;)" office:value-type="string" office:string-value="INSERT INTO modele (lib_modele, id_marque_modele) VALUES ('SX4', 49);" calcext:value-type="string">
            <text:p>INSERT INTO modele (lib_modele, id_marque_modele) VALUES ('SX4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ITAR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2];&quot; &quot;;[.D1272];[.E1272];[.F1272])" office:value-type="string" office:string-value="VITARA " calcext:value-type="string">
            <text:p>VITARA </text:p>
          </table:table-cell>
          <table:table-cell table:formula="of:=TRIM([.H1272])" office:value-type="string" office:string-value="VITARA" calcext:value-type="string">
            <text:p>VITARA</text:p>
          </table:table-cell>
          <table:table-cell table:formula="of:=CONCATENATE(&quot;INSERT INTO modele (lib_modele, id_marque_modele) VALUES ('&quot;;[.I1272];&quot;', &quot;;[.G1272];&quot;);&quot;)" office:value-type="string" office:string-value="INSERT INTO modele (lib_modele, id_marque_modele) VALUES ('VITARA', 49);" calcext:value-type="string">
            <text:p>INSERT INTO modele (lib_modele, id_marque_modele) VALUES ('VITAR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LUS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NCATENATE([.C1273];&quot; &quot;;[.D1273];[.E1273];[.F1273])" office:value-type="string" office:string-value="WAGON RPLUS" calcext:value-type="string">
            <text:p>WAGON RPLUS</text:p>
          </table:table-cell>
          <table:table-cell table:formula="of:=TRIM([.H1273])" office:value-type="string" office:string-value="WAGON RPLUS" calcext:value-type="string">
            <text:p>WAGON RPLUS</text:p>
          </table:table-cell>
          <table:table-cell table:formula="of:=CONCATENATE(&quot;INSERT INTO modele (lib_modele, id_marque_modele) VALUES ('&quot;;[.I1273];&quot;', &quot;;[.G1273];&quot;);&quot;)" office:value-type="string" office:string-value="INSERT INTO modele (lib_modele, id_marque_modele) VALUES ('WAGON RPLUS', 49);" calcext:value-type="string">
            <text:p>INSERT INTO modele (lib_modele, id_marque_modele) VALUES ('WAGON RPLU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X9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4];&quot; &quot;;[.D1274];[.E1274];[.F1274])" office:value-type="string" office:string-value="X90 " calcext:value-type="string">
            <text:p>X90 </text:p>
          </table:table-cell>
          <table:table-cell table:formula="of:=TRIM([.H1274])" office:value-type="string" office:string-value="X90" calcext:value-type="string">
            <text:p>X90</text:p>
          </table:table-cell>
          <table:table-cell table:formula="of:=CONCATENATE(&quot;INSERT INTO modele (lib_modele, id_marque_modele) VALUES ('&quot;;[.I1274];&quot;', &quot;;[.G1274];&quot;);&quot;)" office:value-type="string" office:string-value="INSERT INTO modele (lib_modele, id_marque_modele) VALUES ('X90', 49);" calcext:value-type="string">
            <text:p>INSERT INTO modele (lib_modele, id_marque_modele) VALUES ('X90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5];&quot; &quot;;[.D1275];[.E1275];[.F1275])" office:value-type="string" office:string-value="AUTRE " calcext:value-type="string">
            <text:p>AUTRE </text:p>
          </table:table-cell>
          <table:table-cell table:formula="of:=TRIM([.H127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75];&quot;', &quot;;[.G1275];&quot;);&quot;)" office:value-type="string" office:string-value="INSERT INTO modele (lib_modele, id_marque_modele) VALUES ('AUTRE', 49);" calcext:value-type="string">
            <text:p>INSERT INTO modele (lib_modele, id_marque_modele) VALUES ('AUTR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6];&quot; &quot;;[.D1276];[.E1276];[.F1276])" office:value-type="string" office:string-value="1510 " calcext:value-type="string">
            <text:p>1510 </text:p>
          </table:table-cell>
          <table:table-cell table:formula="of:=TRIM([.H1276])" office:value-type="string" office:string-value="1510" calcext:value-type="string">
            <text:p>1510</text:p>
          </table:table-cell>
          <table:table-cell table:formula="of:=CONCATENATE(&quot;INSERT INTO modele (lib_modele, id_marque_modele) VALUES ('&quot;;[.I1276];&quot;', &quot;;[.G1276];&quot;);&quot;)" office:value-type="string" office:string-value="INSERT INTO modele (lib_modele, id_marque_modele) VALUES ('1510', 50);" calcext:value-type="string">
            <text:p>INSERT INTO modele (lib_modele, id_marque_modele) VALUES ('1510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HORIZON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7];&quot; &quot;;[.D1277];[.E1277];[.F1277])" office:value-type="string" office:string-value="HORIZON " calcext:value-type="string">
            <text:p>HORIZON </text:p>
          </table:table-cell>
          <table:table-cell table:formula="of:=TRIM([.H1277])" office:value-type="string" office:string-value="HORIZON" calcext:value-type="string">
            <text:p>HORIZON</text:p>
          </table:table-cell>
          <table:table-cell table:formula="of:=CONCATENATE(&quot;INSERT INTO modele (lib_modele, id_marque_modele) VALUES ('&quot;;[.I1277];&quot;', &quot;;[.G1277];&quot;);&quot;)" office:value-type="string" office:string-value="INSERT INTO modele (lib_modele, id_marque_modele) VALUES ('HORIZON', 50);" calcext:value-type="string">
            <text:p>INSERT INTO modele (lib_modele, id_marque_modele) VALUES ('HORIZON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MUREN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C1278];&quot; &quot;;[.D1278];[.E1278];[.F1278])" office:value-type="string" office:string-value="MATRA MURENA" calcext:value-type="string">
            <text:p>MATRA MURENA</text:p>
          </table:table-cell>
          <table:table-cell table:formula="of:=TRIM([.H1278])" office:value-type="string" office:string-value="MATRA MURENA" calcext:value-type="string">
            <text:p>MATRA MURENA</text:p>
          </table:table-cell>
          <table:table-cell table:formula="of:=CONCATENATE(&quot;INSERT INTO modele (lib_modele, id_marque_modele) VALUES ('&quot;;[.I1278];&quot;', &quot;;[.G1278];&quot;);&quot;)" office:value-type="string" office:string-value="INSERT INTO modele (lib_modele, id_marque_modele) VALUES ('MATRA MURENA', 50);" calcext:value-type="string">
            <text:p>INSERT INTO modele (lib_modele, id_marque_modele) VALUES ('MATRA MUREN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RANCHO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9];&quot; &quot;;[.D1279];[.E1279];[.F1279])" office:value-type="string" office:string-value="RANCHO " calcext:value-type="string">
            <text:p>RANCHO </text:p>
          </table:table-cell>
          <table:table-cell table:formula="of:=TRIM([.H1279])" office:value-type="string" office:string-value="RANCHO" calcext:value-type="string">
            <text:p>RANCHO</text:p>
          </table:table-cell>
          <table:table-cell table:formula="of:=CONCATENATE(&quot;INSERT INTO modele (lib_modele, id_marque_modele) VALUES ('&quot;;[.I1279];&quot;', &quot;;[.G1279];&quot;);&quot;)" office:value-type="string" office:string-value="INSERT INTO modele (lib_modele, id_marque_modele) VALUES ('RANCHO', 50);" calcext:value-type="string">
            <text:p>INSERT INTO modele (lib_modele, id_marque_modele) VALUES ('RANCHO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SAMB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0];&quot; &quot;;[.D1280];[.E1280];[.F1280])" office:value-type="string" office:string-value="SAMBA " calcext:value-type="string">
            <text:p>SAMBA </text:p>
          </table:table-cell>
          <table:table-cell table:formula="of:=TRIM([.H1280])" office:value-type="string" office:string-value="SAMBA" calcext:value-type="string">
            <text:p>SAMBA</text:p>
          </table:table-cell>
          <table:table-cell table:formula="of:=CONCATENATE(&quot;INSERT INTO modele (lib_modele, id_marque_modele) VALUES ('&quot;;[.I1280];&quot;', &quot;;[.G1280];&quot;);&quot;)" office:value-type="string" office:string-value="INSERT INTO modele (lib_modele, id_marque_modele) VALUES ('SAMBA', 50);" calcext:value-type="string">
            <text:p>INSERT INTO modele (lib_modele, id_marque_modele) VALUES ('SAMB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SOLAR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1];&quot; &quot;;[.D1281];[.E1281];[.F1281])" office:value-type="string" office:string-value="SOLARA " calcext:value-type="string">
            <text:p>SOLARA </text:p>
          </table:table-cell>
          <table:table-cell table:formula="of:=TRIM([.H1281])" office:value-type="string" office:string-value="SOLARA" calcext:value-type="string">
            <text:p>SOLARA</text:p>
          </table:table-cell>
          <table:table-cell table:formula="of:=CONCATENATE(&quot;INSERT INTO modele (lib_modele, id_marque_modele) VALUES ('&quot;;[.I1281];&quot;', &quot;;[.G1281];&quot;);&quot;)" office:value-type="string" office:string-value="INSERT INTO modele (lib_modele, id_marque_modele) VALUES ('SOLARA', 50);" calcext:value-type="string">
            <text:p>INSERT INTO modele (lib_modele, id_marque_modele) VALUES ('SOLAR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TAGOR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2];&quot; &quot;;[.D1282];[.E1282];[.F1282])" office:value-type="string" office:string-value="TAGORA " calcext:value-type="string">
            <text:p>TAGORA </text:p>
          </table:table-cell>
          <table:table-cell table:formula="of:=TRIM([.H1282])" office:value-type="string" office:string-value="TAGORA" calcext:value-type="string">
            <text:p>TAGORA</text:p>
          </table:table-cell>
          <table:table-cell table:formula="of:=CONCATENATE(&quot;INSERT INTO modele (lib_modele, id_marque_modele) VALUES ('&quot;;[.I1282];&quot;', &quot;;[.G1282];&quot;);&quot;)" office:value-type="string" office:string-value="INSERT INTO modele (lib_modele, id_marque_modele) VALUES ('TAGORA', 50);" calcext:value-type="string">
            <text:p>INSERT INTO modele (lib_modele, id_marque_modele) VALUES ('TAGOR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3];&quot; &quot;;[.D1283];[.E1283];[.F1283])" office:value-type="string" office:string-value="AUTRE " calcext:value-type="string">
            <text:p>AUTRE </text:p>
          </table:table-cell>
          <table:table-cell table:formula="of:=TRIM([.H128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83];&quot;', &quot;;[.G1283];&quot;);&quot;)" office:value-type="string" office:string-value="INSERT INTO modele (lib_modele, id_marque_modele) VALUES ('AUTRE', 50);" calcext:value-type="string">
            <text:p>INSERT INTO modele (lib_modele, id_marque_modele) VALUES ('AUTRE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UR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4];&quot; &quot;;[.D1284];[.E1284];[.F1284])" office:value-type="string" office:string-value="AURIS " calcext:value-type="string">
            <text:p>AURIS </text:p>
          </table:table-cell>
          <table:table-cell table:formula="of:=TRIM([.H1284])" office:value-type="string" office:string-value="AURIS" calcext:value-type="string">
            <text:p>AURIS</text:p>
          </table:table-cell>
          <table:table-cell table:formula="of:=CONCATENATE(&quot;INSERT INTO modele (lib_modele, id_marque_modele) VALUES ('&quot;;[.I1284];&quot;', &quot;;[.G1284];&quot;);&quot;)" office:value-type="string" office:string-value="INSERT INTO modele (lib_modele, id_marque_modele) VALUES ('AURIS', 51);" calcext:value-type="string">
            <text:p>INSERT INTO modele (lib_modele, id_marque_modele) VALUES ('AUR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ENS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5];&quot; &quot;;[.D1285];[.E1285];[.F1285])" office:value-type="string" office:string-value="AVENSIS " calcext:value-type="string">
            <text:p>AVENSIS </text:p>
          </table:table-cell>
          <table:table-cell table:formula="of:=TRIM([.H1285])" office:value-type="string" office:string-value="AVENSIS" calcext:value-type="string">
            <text:p>AVENSIS</text:p>
          </table:table-cell>
          <table:table-cell table:formula="of:=CONCATENATE(&quot;INSERT INTO modele (lib_modele, id_marque_modele) VALUES ('&quot;;[.I1285];&quot;', &quot;;[.G1285];&quot;);&quot;)" office:value-type="string" office:string-value="INSERT INTO modele (lib_modele, id_marque_modele) VALUES ('AVENSIS', 51);" calcext:value-type="string">
            <text:p>INSERT INTO modele (lib_modele, id_marque_modele) VALUES ('AVENS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86];&quot; &quot;;[.D1286];[.E1286];[.F1286])" office:value-type="string" office:string-value="AVENSIS VERSO" calcext:value-type="string">
            <text:p>AVENSIS VERSO</text:p>
          </table:table-cell>
          <table:table-cell table:formula="of:=TRIM([.H1286])" office:value-type="string" office:string-value="AVENSIS VERSO" calcext:value-type="string">
            <text:p>AVENSIS VERSO</text:p>
          </table:table-cell>
          <table:table-cell table:formula="of:=CONCATENATE(&quot;INSERT INTO modele (lib_modele, id_marque_modele) VALUES ('&quot;;[.I1286];&quot;', &quot;;[.G1286];&quot;);&quot;)" office:value-type="string" office:string-value="INSERT INTO modele (lib_modele, id_marque_modele) VALUES ('AVENSIS VERSO', 51);" calcext:value-type="string">
            <text:p>INSERT INTO modele (lib_modele, id_marque_modele) VALUES ('AVENSIS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YG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7];&quot; &quot;;[.D1287];[.E1287];[.F1287])" office:value-type="string" office:string-value="AYGO " calcext:value-type="string">
            <text:p>AYGO </text:p>
          </table:table-cell>
          <table:table-cell table:formula="of:=TRIM([.H1287])" office:value-type="string" office:string-value="AYGO" calcext:value-type="string">
            <text:p>AYGO</text:p>
          </table:table-cell>
          <table:table-cell table:formula="of:=CONCATENATE(&quot;INSERT INTO modele (lib_modele, id_marque_modele) VALUES ('&quot;;[.I1287];&quot;', &quot;;[.G1287];&quot;);&quot;)" office:value-type="string" office:string-value="INSERT INTO modele (lib_modele, id_marque_modele) VALUES ('AYGO', 51);" calcext:value-type="string">
            <text:p>INSERT INTO modele (lib_modele, id_marque_modele) VALUES ('AYG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8];&quot; &quot;;[.D1288];[.E1288];[.F1288])" office:value-type="string" office:string-value="CAMRY " calcext:value-type="string">
            <text:p>CAMRY </text:p>
          </table:table-cell>
          <table:table-cell table:formula="of:=TRIM([.H1288])" office:value-type="string" office:string-value="CAMRY" calcext:value-type="string">
            <text:p>CAMRY</text:p>
          </table:table-cell>
          <table:table-cell table:formula="of:=CONCATENATE(&quot;INSERT INTO modele (lib_modele, id_marque_modele) VALUES ('&quot;;[.I1288];&quot;', &quot;;[.G1288];&quot;);&quot;)" office:value-type="string" office:string-value="INSERT INTO modele (lib_modele, id_marque_modele) VALUES ('CAMRY', 51);" calcext:value-type="string">
            <text:p>INSERT INTO modele (lib_modele, id_marque_modele) VALUES ('CAMRY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9];&quot; &quot;;[.D1289];[.E1289];[.F1289])" office:value-type="string" office:string-value="CARINA " calcext:value-type="string">
            <text:p>CARINA </text:p>
          </table:table-cell>
          <table:table-cell table:formula="of:=TRIM([.H1289])" office:value-type="string" office:string-value="CARINA" calcext:value-type="string">
            <text:p>CARINA</text:p>
          </table:table-cell>
          <table:table-cell table:formula="of:=CONCATENATE(&quot;INSERT INTO modele (lib_modele, id_marque_modele) VALUES ('&quot;;[.I1289];&quot;', &quot;;[.G1289];&quot;);&quot;)" office:value-type="string" office:string-value="INSERT INTO modele (lib_modele, id_marque_modele) VALUES ('CARINA', 51);" calcext:value-type="string">
            <text:p>INSERT INTO modele (lib_modele, id_marque_modele) VALUES ('CARIN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0];&quot; &quot;;[.D1290];[.E1290];[.F1290])" office:value-type="string" office:string-value="CARINA E" calcext:value-type="string">
            <text:p>CARINA E</text:p>
          </table:table-cell>
          <table:table-cell table:formula="of:=TRIM([.H1290])" office:value-type="string" office:string-value="CARINA E" calcext:value-type="string">
            <text:p>CARINA E</text:p>
          </table:table-cell>
          <table:table-cell table:formula="of:=CONCATENATE(&quot;INSERT INTO modele (lib_modele, id_marque_modele) VALUES ('&quot;;[.I1290];&quot;', &quot;;[.G1290];&quot;);&quot;)" office:value-type="string" office:string-value="INSERT INTO modele (lib_modele, id_marque_modele) VALUES ('CARINA E', 51);" calcext:value-type="string">
            <text:p>INSERT INTO modele (lib_modele, id_marque_modele) VALUES ('CARINA 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1];&quot; &quot;;[.D1291];[.E1291];[.F1291])" office:value-type="string" office:string-value="CARINA II" calcext:value-type="string">
            <text:p>CARINA II</text:p>
          </table:table-cell>
          <table:table-cell table:formula="of:=TRIM([.H1291])" office:value-type="string" office:string-value="CARINA II" calcext:value-type="string">
            <text:p>CARINA II</text:p>
          </table:table-cell>
          <table:table-cell table:formula="of:=CONCATENATE(&quot;INSERT INTO modele (lib_modele, id_marque_modele) VALUES ('&quot;;[.I1291];&quot;', &quot;;[.G1291];&quot;);&quot;)" office:value-type="string" office:string-value="INSERT INTO modele (lib_modele, id_marque_modele) VALUES ('CARINA II', 51);" calcext:value-type="string">
            <text:p>INSERT INTO modele (lib_modele, id_marque_modele) VALUES ('CARINA 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2];&quot; &quot;;[.D1292];[.E1292];[.F1292])" office:value-type="string" office:string-value="CELICA " calcext:value-type="string">
            <text:p>CELICA </text:p>
          </table:table-cell>
          <table:table-cell table:formula="of:=TRIM([.H1292])" office:value-type="string" office:string-value="CELICA" calcext:value-type="string">
            <text:p>CELICA</text:p>
          </table:table-cell>
          <table:table-cell table:formula="of:=CONCATENATE(&quot;INSERT INTO modele (lib_modele, id_marque_modele) VALUES ('&quot;;[.I1292];&quot;', &quot;;[.G1292];&quot;);&quot;)" office:value-type="string" office:string-value="INSERT INTO modele (lib_modele, id_marque_modele) VALUES ('CELICA', 51);" calcext:value-type="string">
            <text:p>INSERT INTO modele (lib_modele, id_marque_modele) VALUES ('CELIC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3];&quot; &quot;;[.D1293];[.E1293];[.F1293])" office:value-type="string" office:string-value="COROLLA " calcext:value-type="string">
            <text:p>COROLLA </text:p>
          </table:table-cell>
          <table:table-cell table:formula="of:=TRIM([.H1293])" office:value-type="string" office:string-value="COROLLA" calcext:value-type="string">
            <text:p>COROLLA</text:p>
          </table:table-cell>
          <table:table-cell table:formula="of:=CONCATENATE(&quot;INSERT INTO modele (lib_modele, id_marque_modele) VALUES ('&quot;;[.I1293];&quot;', &quot;;[.G1293];&quot;);&quot;)" office:value-type="string" office:string-value="INSERT INTO modele (lib_modele, id_marque_modele) VALUES ('COROLLA', 51);" calcext:value-type="string">
            <text:p>INSERT INTO modele (lib_modele, id_marque_modele) VALUES ('COROLL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4];&quot; &quot;;[.D1294];[.E1294];[.F1294])" office:value-type="string" office:string-value="COROLLA VERSO" calcext:value-type="string">
            <text:p>COROLLA VERSO</text:p>
          </table:table-cell>
          <table:table-cell table:formula="of:=TRIM([.H1294])" office:value-type="string" office:string-value="COROLLA VERSO" calcext:value-type="string">
            <text:p>COROLLA VERSO</text:p>
          </table:table-cell>
          <table:table-cell table:formula="of:=CONCATENATE(&quot;INSERT INTO modele (lib_modele, id_marque_modele) VALUES ('&quot;;[.I1294];&quot;', &quot;;[.G1294];&quot;);&quot;)" office:value-type="string" office:string-value="INSERT INTO modele (lib_modele, id_marque_modele) VALUES ('COROLLA VERSO', 51);" calcext:value-type="string">
            <text:p>INSERT INTO modele (lib_modele, id_marque_modele) VALUES ('COROLLA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ESSID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5];&quot; &quot;;[.D1295];[.E1295];[.F1295])" office:value-type="string" office:string-value="CRESSIDA " calcext:value-type="string">
            <text:p>CRESSIDA </text:p>
          </table:table-cell>
          <table:table-cell table:formula="of:=TRIM([.H1295])" office:value-type="string" office:string-value="CRESSIDA" calcext:value-type="string">
            <text:p>CRESSIDA</text:p>
          </table:table-cell>
          <table:table-cell table:formula="of:=CONCATENATE(&quot;INSERT INTO modele (lib_modele, id_marque_modele) VALUES ('&quot;;[.I1295];&quot;', &quot;;[.G1295];&quot;);&quot;)" office:value-type="string" office:string-value="INSERT INTO modele (lib_modele, id_marque_modele) VALUES ('CRESSIDA', 51);" calcext:value-type="string">
            <text:p>INSERT INTO modele (lib_modele, id_marque_modele) VALUES ('CRESSID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OWN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6];&quot; &quot;;[.D1296];[.E1296];[.F1296])" office:value-type="string" office:string-value="CROWN " calcext:value-type="string">
            <text:p>CROWN </text:p>
          </table:table-cell>
          <table:table-cell table:formula="of:=TRIM([.H1296])" office:value-type="string" office:string-value="CROWN" calcext:value-type="string">
            <text:p>CROWN</text:p>
          </table:table-cell>
          <table:table-cell table:formula="of:=CONCATENATE(&quot;INSERT INTO modele (lib_modele, id_marque_modele) VALUES ('&quot;;[.I1296];&quot;', &quot;;[.G1296];&quot;);&quot;)" office:value-type="string" office:string-value="INSERT INTO modele (lib_modele, id_marque_modele) VALUES ('CROWN', 51);" calcext:value-type="string">
            <text:p>INSERT INTO modele (lib_modele, id_marque_modele) VALUES ('CROWN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DYN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7];&quot; &quot;;[.D1297];[.E1297];[.F1297])" office:value-type="string" office:string-value="DYNA " calcext:value-type="string">
            <text:p>DYNA </text:p>
          </table:table-cell>
          <table:table-cell table:formula="of:=TRIM([.H1297])" office:value-type="string" office:string-value="DYNA" calcext:value-type="string">
            <text:p>DYNA</text:p>
          </table:table-cell>
          <table:table-cell table:formula="of:=CONCATENATE(&quot;INSERT INTO modele (lib_modele, id_marque_modele) VALUES ('&quot;;[.I1297];&quot;', &quot;;[.G1297];&quot;);&quot;)" office:value-type="string" office:string-value="INSERT INTO modele (lib_modele, id_marque_modele) VALUES ('DYNA', 51);" calcext:value-type="string">
            <text:p>INSERT INTO modele (lib_modele, id_marque_modele) VALUES ('DYN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8];&quot; &quot;;[.D1298];[.E1298];[.F1298])" office:value-type="string" office:string-value="FUN CRUISER" calcext:value-type="string">
            <text:p>FUN CRUISER</text:p>
          </table:table-cell>
          <table:table-cell table:formula="of:=TRIM([.H1298])" office:value-type="string" office:string-value="FUN CRUISER" calcext:value-type="string">
            <text:p>FUN CRUISER</text:p>
          </table:table-cell>
          <table:table-cell table:formula="of:=CONCATENATE(&quot;INSERT INTO modele (lib_modele, id_marque_modele) VALUES ('&quot;;[.I1298];&quot;', &quot;;[.G1298];&quot;);&quot;)" office:value-type="string" office:string-value="INSERT INTO modele (lib_modele, id_marque_modele) VALUES ('FUN CRUISER', 51);" calcext:value-type="string">
            <text:p>INSERT INTO modele (lib_modele, id_marque_modele) VALUES ('FUN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T8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9];&quot; &quot;;[.D1299];[.E1299];[.F1299])" office:value-type="string" office:string-value="GT86 " calcext:value-type="string">
            <text:p>GT86 </text:p>
          </table:table-cell>
          <table:table-cell table:formula="of:=TRIM([.H1299])" office:value-type="string" office:string-value="GT86" calcext:value-type="string">
            <text:p>GT86</text:p>
          </table:table-cell>
          <table:table-cell table:formula="of:=CONCATENATE(&quot;INSERT INTO modele (lib_modele, id_marque_modele) VALUES ('&quot;;[.I1299];&quot;', &quot;;[.G1299];&quot;);&quot;)" office:value-type="string" office:string-value="INSERT INTO modele (lib_modele, id_marque_modele) VALUES ('GT86', 51);" calcext:value-type="string">
            <text:p>INSERT INTO modele (lib_modele, id_marque_modele) VALUES ('GT86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0];&quot; &quot;;[.D1300];[.E1300];[.F1300])" office:value-type="string" office:string-value="HI ACE" calcext:value-type="string">
            <text:p>HI ACE</text:p>
          </table:table-cell>
          <table:table-cell table:formula="of:=TRIM([.H1300])" office:value-type="string" office:string-value="HI ACE" calcext:value-type="string">
            <text:p>HI ACE</text:p>
          </table:table-cell>
          <table:table-cell table:formula="of:=CONCATENATE(&quot;INSERT INTO modele (lib_modele, id_marque_modele) VALUES ('&quot;;[.I1300];&quot;', &quot;;[.G1300];&quot;);&quot;)" office:value-type="string" office:string-value="INSERT INTO modele (lib_modele, id_marque_modele) VALUES ('HI ACE', 51);" calcext:value-type="string">
            <text:p>INSERT INTO modele (lib_modele, id_marque_modele) VALUES ('HI 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U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1];&quot; &quot;;[.D1301];[.E1301];[.F1301])" office:value-type="string" office:string-value="HI LUX" calcext:value-type="string">
            <text:p>HI LUX</text:p>
          </table:table-cell>
          <table:table-cell table:formula="of:=TRIM([.H1301])" office:value-type="string" office:string-value="HI LUX" calcext:value-type="string">
            <text:p>HI LUX</text:p>
          </table:table-cell>
          <table:table-cell table:formula="of:=CONCATENATE(&quot;INSERT INTO modele (lib_modele, id_marque_modele) VALUES ('&quot;;[.I1301];&quot;', &quot;;[.G1301];&quot;);&quot;)" office:value-type="string" office:string-value="INSERT INTO modele (lib_modele, id_marque_modele) VALUES ('HI LUX', 51);" calcext:value-type="string">
            <text:p>INSERT INTO modele (lib_modele, id_marque_modele) VALUES ('HI LUX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-LUX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2];&quot; &quot;;[.D1302];[.E1302];[.F1302])" office:value-type="string" office:string-value="HI-LUX " calcext:value-type="string">
            <text:p>HI-LUX </text:p>
          </table:table-cell>
          <table:table-cell table:formula="of:=TRIM([.H1302])" office:value-type="string" office:string-value="HI-LUX" calcext:value-type="string">
            <text:p>HI-LUX</text:p>
          </table:table-cell>
          <table:table-cell table:formula="of:=CONCATENATE(&quot;INSERT INTO modele (lib_modele, id_marque_modele) VALUES ('&quot;;[.I1302];&quot;', &quot;;[.G1302];&quot;);&quot;)" office:value-type="string" office:string-value="INSERT INTO modele (lib_modele, id_marque_modele) VALUES ('HI-LUX', 51);" calcext:value-type="string">
            <text:p>INSERT INTO modele (lib_modele, id_marque_modele) VALUES ('HI-LUX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IQ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3];&quot; &quot;;[.D1303];[.E1303];[.F1303])" office:value-type="string" office:string-value="IQ " calcext:value-type="string">
            <text:p>IQ </text:p>
          </table:table-cell>
          <table:table-cell table:formula="of:=TRIM([.H1303])" office:value-type="string" office:string-value="IQ" calcext:value-type="string">
            <text:p>IQ</text:p>
          </table:table-cell>
          <table:table-cell table:formula="of:=CONCATENATE(&quot;INSERT INTO modele (lib_modele, id_marque_modele) VALUES ('&quot;;[.I1303];&quot;', &quot;;[.G1303];&quot;);&quot;)" office:value-type="string" office:string-value="INSERT INTO modele (lib_modele, id_marque_modele) VALUES ('IQ', 51);" calcext:value-type="string">
            <text:p>INSERT INTO modele (lib_modele, id_marque_modele) VALUES ('IQ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4];&quot; &quot;;[.D1304];[.E1304];[.F1304])" office:value-type="string" office:string-value="LAND CRUISER" calcext:value-type="string">
            <text:p>LAND CRUISER</text:p>
          </table:table-cell>
          <table:table-cell table:formula="of:=TRIM([.H1304])" office:value-type="string" office:string-value="LAND CRUISER" calcext:value-type="string">
            <text:p>LAND CRUISER</text:p>
          </table:table-cell>
          <table:table-cell table:formula="of:=CONCATENATE(&quot;INSERT INTO modele (lib_modele, id_marque_modele) VALUES ('&quot;;[.I1304];&quot;', &quot;;[.G1304];&quot;);&quot;)" office:value-type="string" office:string-value="INSERT INTO modele (lib_modele, id_marque_modele) VALUES ('LAND CRUISER', 51);" calcext:value-type="string">
            <text:p>INSERT INTO modele (lib_modele, id_marque_modele) VALUES ('LAND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CRUIS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5];&quot; &quot;;[.D1305];[.E1305];[.F1305])" office:value-type="string" office:string-value="LANDCRUISER " calcext:value-type="string">
            <text:p>LANDCRUISER </text:p>
          </table:table-cell>
          <table:table-cell table:formula="of:=TRIM([.H1305])" office:value-type="string" office:string-value="LANDCRUISER" calcext:value-type="string">
            <text:p>LANDCRUISER</text:p>
          </table:table-cell>
          <table:table-cell table:formula="of:=CONCATENATE(&quot;INSERT INTO modele (lib_modele, id_marque_modele) VALUES ('&quot;;[.I1305];&quot;', &quot;;[.G1305];&quot;);&quot;)" office:value-type="string" office:string-value="INSERT INTO modele (lib_modele, id_marque_modele) VALUES ('LANDCRUISER', 51);" calcext:value-type="string">
            <text:p>INSERT INTO modele (lib_modele, id_marque_modele) VALUES ('LAND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EXU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6];&quot; &quot;;[.D1306];[.E1306];[.F1306])" office:value-type="string" office:string-value="LEXUS " calcext:value-type="string">
            <text:p>LEXUS </text:p>
          </table:table-cell>
          <table:table-cell table:formula="of:=TRIM([.H1306])" office:value-type="string" office:string-value="LEXUS" calcext:value-type="string">
            <text:p>LEXUS</text:p>
          </table:table-cell>
          <table:table-cell table:formula="of:=CONCATENATE(&quot;INSERT INTO modele (lib_modele, id_marque_modele) VALUES ('&quot;;[.I1306];&quot;', &quot;;[.G1306];&quot;);&quot;)" office:value-type="string" office:string-value="INSERT INTO modele (lib_modele, id_marque_modele) VALUES ('LEXUS', 51);" calcext:value-type="string">
            <text:p>INSERT INTO modele (lib_modele, id_marque_modele) VALUES ('LEXU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7];&quot; &quot;;[.D1307];[.E1307];[.F1307])" office:value-type="string" office:string-value="LITE ACE" calcext:value-type="string">
            <text:p>LITE ACE</text:p>
          </table:table-cell>
          <table:table-cell table:formula="of:=TRIM([.H1307])" office:value-type="string" office:string-value="LITE ACE" calcext:value-type="string">
            <text:p>LITE ACE</text:p>
          </table:table-cell>
          <table:table-cell table:formula="of:=CONCATENATE(&quot;INSERT INTO modele (lib_modele, id_marque_modele) VALUES ('&quot;;[.I1307];&quot;', &quot;;[.G1307];&quot;);&quot;)" office:value-type="string" office:string-value="INSERT INTO modele (lib_modele, id_marque_modele) VALUES ('LITE ACE', 51);" calcext:value-type="string">
            <text:p>INSERT INTO modele (lib_modele, id_marque_modele) VALUES ('LITE 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8];&quot; &quot;;[.D1308];[.E1308];[.F1308])" office:value-type="string" office:string-value="MODEL F" calcext:value-type="string">
            <text:p>MODEL F</text:p>
          </table:table-cell>
          <table:table-cell table:formula="of:=TRIM([.H1308])" office:value-type="string" office:string-value="MODEL F" calcext:value-type="string">
            <text:p>MODEL F</text:p>
          </table:table-cell>
          <table:table-cell table:formula="of:=CONCATENATE(&quot;INSERT INTO modele (lib_modele, id_marque_modele) VALUES ('&quot;;[.I1308];&quot;', &quot;;[.G1308];&quot;);&quot;)" office:value-type="string" office:string-value="INSERT INTO modele (lib_modele, id_marque_modele) VALUES ('MODEL F', 51);" calcext:value-type="string">
            <text:p>INSERT INTO modele (lib_modele, id_marque_modele) VALUES ('MODEL F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9];&quot; &quot;;[.D1309];[.E1309];[.F1309])" office:value-type="string" office:string-value="MR " calcext:value-type="string">
            <text:p>MR </text:p>
          </table:table-cell>
          <table:table-cell table:formula="of:=TRIM([.H1309])" office:value-type="string" office:string-value="MR" calcext:value-type="string">
            <text:p>MR</text:p>
          </table:table-cell>
          <table:table-cell table:formula="of:=CONCATENATE(&quot;INSERT INTO modele (lib_modele, id_marque_modele) VALUES ('&quot;;[.I1309];&quot;', &quot;;[.G1309];&quot;);&quot;)" office:value-type="string" office:string-value="INSERT INTO modele (lib_modele, id_marque_modele) VALUES ('MR', 51);" calcext:value-type="string">
            <text:p>INSERT INTO modele (lib_modele, id_marque_modele) VALUES ('M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ASE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0];&quot; &quot;;[.D1310];[.E1310];[.F1310])" office:value-type="string" office:string-value="PASEO " calcext:value-type="string">
            <text:p>PASEO </text:p>
          </table:table-cell>
          <table:table-cell table:formula="of:=TRIM([.H1310])" office:value-type="string" office:string-value="PASEO" calcext:value-type="string">
            <text:p>PASEO</text:p>
          </table:table-cell>
          <table:table-cell table:formula="of:=CONCATENATE(&quot;INSERT INTO modele (lib_modele, id_marque_modele) VALUES ('&quot;;[.I1310];&quot;', &quot;;[.G1310];&quot;);&quot;)" office:value-type="string" office:string-value="INSERT INTO modele (lib_modele, id_marque_modele) VALUES ('PASEO', 51);" calcext:value-type="string">
            <text:p>INSERT INTO modele (lib_modele, id_marque_modele) VALUES ('PASE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ICNIC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1];&quot; &quot;;[.D1311];[.E1311];[.F1311])" office:value-type="string" office:string-value="PICNIC " calcext:value-type="string">
            <text:p>PICNIC </text:p>
          </table:table-cell>
          <table:table-cell table:formula="of:=TRIM([.H1311])" office:value-type="string" office:string-value="PICNIC" calcext:value-type="string">
            <text:p>PICNIC</text:p>
          </table:table-cell>
          <table:table-cell table:formula="of:=CONCATENATE(&quot;INSERT INTO modele (lib_modele, id_marque_modele) VALUES ('&quot;;[.I1311];&quot;', &quot;;[.G1311];&quot;);&quot;)" office:value-type="string" office:string-value="INSERT INTO modele (lib_modele, id_marque_modele) VALUES ('PICNIC', 51);" calcext:value-type="string">
            <text:p>INSERT INTO modele (lib_modele, id_marque_modele) VALUES ('PICNIC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EVI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2];&quot; &quot;;[.D1312];[.E1312];[.F1312])" office:value-type="string" office:string-value="PREVIA " calcext:value-type="string">
            <text:p>PREVIA </text:p>
          </table:table-cell>
          <table:table-cell table:formula="of:=TRIM([.H1312])" office:value-type="string" office:string-value="PREVIA" calcext:value-type="string">
            <text:p>PREVIA</text:p>
          </table:table-cell>
          <table:table-cell table:formula="of:=CONCATENATE(&quot;INSERT INTO modele (lib_modele, id_marque_modele) VALUES ('&quot;;[.I1312];&quot;', &quot;;[.G1312];&quot;);&quot;)" office:value-type="string" office:string-value="INSERT INTO modele (lib_modele, id_marque_modele) VALUES ('PREVIA', 51);" calcext:value-type="string">
            <text:p>INSERT INTO modele (lib_modele, id_marque_modele) VALUES ('PREVI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3];&quot; &quot;;[.D1313];[.E1313];[.F1313])" office:value-type="string" office:string-value="PRIUS " calcext:value-type="string">
            <text:p>PRIUS </text:p>
          </table:table-cell>
          <table:table-cell table:formula="of:=TRIM([.H1313])" office:value-type="string" office:string-value="PRIUS" calcext:value-type="string">
            <text:p>PRIUS</text:p>
          </table:table-cell>
          <table:table-cell table:formula="of:=CONCATENATE(&quot;INSERT INTO modele (lib_modele, id_marque_modele) VALUES ('&quot;;[.I1313];&quot;', &quot;;[.G1313];&quot;);&quot;)" office:value-type="string" office:string-value="INSERT INTO modele (lib_modele, id_marque_modele) VALUES ('PRIUS', 51);" calcext:value-type="string">
            <text:p>INSERT INTO modele (lib_modele, id_marque_modele) VALUES ('PRIU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OACE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4];&quot; &quot;;[.D1314];[.E1314];[.F1314])" office:value-type="string" office:string-value="PROACE " calcext:value-type="string">
            <text:p>PROACE </text:p>
          </table:table-cell>
          <table:table-cell table:formula="of:=TRIM([.H1314])" office:value-type="string" office:string-value="PROACE" calcext:value-type="string">
            <text:p>PROACE</text:p>
          </table:table-cell>
          <table:table-cell table:formula="of:=CONCATENATE(&quot;INSERT INTO modele (lib_modele, id_marque_modele) VALUES ('&quot;;[.I1314];&quot;', &quot;;[.G1314];&quot;);&quot;)" office:value-type="string" office:string-value="INSERT INTO modele (lib_modele, id_marque_modele) VALUES ('PROACE', 51);" calcext:value-type="string">
            <text:p>INSERT INTO modele (lib_modele, id_marque_modele) VALUES ('PRO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5];&quot; &quot;;[.D1315];[.E1315];[.F1315])" office:value-type="string" office:string-value="RAV4 " calcext:value-type="string">
            <text:p>RAV4 </text:p>
          </table:table-cell>
          <table:table-cell table:formula="of:=TRIM([.H1315])" office:value-type="string" office:string-value="RAV4" calcext:value-type="string">
            <text:p>RAV4</text:p>
          </table:table-cell>
          <table:table-cell table:formula="of:=CONCATENATE(&quot;INSERT INTO modele (lib_modele, id_marque_modele) VALUES ('&quot;;[.I1315];&quot;', &quot;;[.G1315];&quot;);&quot;)" office:value-type="string" office:string-value="INSERT INTO modele (lib_modele, id_marque_modele) VALUES ('RAV4', 51);" calcext:value-type="string">
            <text:p>INSERT INTO modele (lib_modele, id_marque_modele) VALUES ('RAV4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16];&quot; &quot;;[.D1316];[.E1316];[.F1316])" office:value-type="string" office:string-value="RAV4 III" calcext:value-type="string">
            <text:p>RAV4 III</text:p>
          </table:table-cell>
          <table:table-cell table:formula="of:=TRIM([.H1316])" office:value-type="string" office:string-value="RAV4 III" calcext:value-type="string">
            <text:p>RAV4 III</text:p>
          </table:table-cell>
          <table:table-cell table:formula="of:=CONCATENATE(&quot;INSERT INTO modele (lib_modele, id_marque_modele) VALUES ('&quot;;[.I1316];&quot;', &quot;;[.G1316];&quot;);&quot;)" office:value-type="string" office:string-value="INSERT INTO modele (lib_modele, id_marque_modele) VALUES ('RAV4 III', 51);" calcext:value-type="string">
            <text:p>INSERT INTO modele (lib_modele, id_marque_modele) VALUES ('RAV4 I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17];&quot; &quot;;[.D1317];[.E1317];[.F1317])" office:value-type="string" office:string-value="RAV4 IV" calcext:value-type="string">
            <text:p>RAV4 IV</text:p>
          </table:table-cell>
          <table:table-cell table:formula="of:=TRIM([.H1317])" office:value-type="string" office:string-value="RAV4 IV" calcext:value-type="string">
            <text:p>RAV4 IV</text:p>
          </table:table-cell>
          <table:table-cell table:formula="of:=CONCATENATE(&quot;INSERT INTO modele (lib_modele, id_marque_modele) VALUES ('&quot;;[.I1317];&quot;', &quot;;[.G1317];&quot;);&quot;)" office:value-type="string" office:string-value="INSERT INTO modele (lib_modele, id_marque_modele) VALUES ('RAV4 IV', 51);" calcext:value-type="string">
            <text:p>INSERT INTO modele (lib_modele, id_marque_modele) VALUES ('RAV4 IV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UNN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8];&quot; &quot;;[.D1318];[.E1318];[.F1318])" office:value-type="string" office:string-value="RUNNER " calcext:value-type="string">
            <text:p>RUNNER </text:p>
          </table:table-cell>
          <table:table-cell table:formula="of:=TRIM([.H1318])" office:value-type="string" office:string-value="RUNNER" calcext:value-type="string">
            <text:p>RUNNER</text:p>
          </table:table-cell>
          <table:table-cell table:formula="of:=CONCATENATE(&quot;INSERT INTO modele (lib_modele, id_marque_modele) VALUES ('&quot;;[.I1318];&quot;', &quot;;[.G1318];&quot;);&quot;)" office:value-type="string" office:string-value="INSERT INTO modele (lib_modele, id_marque_modele) VALUES ('RUNNER', 51);" calcext:value-type="string">
            <text:p>INSERT INTO modele (lib_modele, id_marque_modele) VALUES ('RUNN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TARLET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9];&quot; &quot;;[.D1319];[.E1319];[.F1319])" office:value-type="string" office:string-value="STARLET " calcext:value-type="string">
            <text:p>STARLET </text:p>
          </table:table-cell>
          <table:table-cell table:formula="of:=TRIM([.H1319])" office:value-type="string" office:string-value="STARLET" calcext:value-type="string">
            <text:p>STARLET</text:p>
          </table:table-cell>
          <table:table-cell table:formula="of:=CONCATENATE(&quot;INSERT INTO modele (lib_modele, id_marque_modele) VALUES ('&quot;;[.I1319];&quot;', &quot;;[.G1319];&quot;);&quot;)" office:value-type="string" office:string-value="INSERT INTO modele (lib_modele, id_marque_modele) VALUES ('STARLET', 51);" calcext:value-type="string">
            <text:p>INSERT INTO modele (lib_modele, id_marque_modele) VALUES ('STARLET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UPR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0];&quot; &quot;;[.D1320];[.E1320];[.F1320])" office:value-type="string" office:string-value="SUPRA " calcext:value-type="string">
            <text:p>SUPRA </text:p>
          </table:table-cell>
          <table:table-cell table:formula="of:=TRIM([.H1320])" office:value-type="string" office:string-value="SUPRA" calcext:value-type="string">
            <text:p>SUPRA</text:p>
          </table:table-cell>
          <table:table-cell table:formula="of:=CONCATENATE(&quot;INSERT INTO modele (lib_modele, id_marque_modele) VALUES ('&quot;;[.I1320];&quot;', &quot;;[.G1320];&quot;);&quot;)" office:value-type="string" office:string-value="INSERT INTO modele (lib_modele, id_marque_modele) VALUES ('SUPRA', 51);" calcext:value-type="string">
            <text:p>INSERT INTO modele (lib_modele, id_marque_modele) VALUES ('SUPR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ERCEL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1];&quot; &quot;;[.D1321];[.E1321];[.F1321])" office:value-type="string" office:string-value="TERCEL " calcext:value-type="string">
            <text:p>TERCEL </text:p>
          </table:table-cell>
          <table:table-cell table:formula="of:=TRIM([.H1321])" office:value-type="string" office:string-value="TERCEL" calcext:value-type="string">
            <text:p>TERCEL</text:p>
          </table:table-cell>
          <table:table-cell table:formula="of:=CONCATENATE(&quot;INSERT INTO modele (lib_modele, id_marque_modele) VALUES ('&quot;;[.I1321];&quot;', &quot;;[.G1321];&quot;);&quot;)" office:value-type="string" office:string-value="INSERT INTO modele (lib_modele, id_marque_modele) VALUES ('TERCEL', 51);" calcext:value-type="string">
            <text:p>INSERT INTO modele (lib_modele, id_marque_modele) VALUES ('TERCEL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2];&quot; &quot;;[.D1322];[.E1322];[.F1322])" office:value-type="string" office:string-value="URBAN CRUISER" calcext:value-type="string">
            <text:p>URBAN CRUISER</text:p>
          </table:table-cell>
          <table:table-cell table:formula="of:=TRIM([.H1322])" office:value-type="string" office:string-value="URBAN CRUISER" calcext:value-type="string">
            <text:p>URBAN CRUISER</text:p>
          </table:table-cell>
          <table:table-cell table:formula="of:=CONCATENATE(&quot;INSERT INTO modele (lib_modele, id_marque_modele) VALUES ('&quot;;[.I1322];&quot;', &quot;;[.G1322];&quot;);&quot;)" office:value-type="string" office:string-value="INSERT INTO modele (lib_modele, id_marque_modele) VALUES ('URBAN CRUISER', 51);" calcext:value-type="string">
            <text:p>INSERT INTO modele (lib_modele, id_marque_modele) VALUES ('URBAN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RS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3];&quot; &quot;;[.D1323];[.E1323];[.F1323])" office:value-type="string" office:string-value="VERSO " calcext:value-type="string">
            <text:p>VERSO </text:p>
          </table:table-cell>
          <table:table-cell table:formula="of:=TRIM([.H1323])" office:value-type="string" office:string-value="VERSO" calcext:value-type="string">
            <text:p>VERSO</text:p>
          </table:table-cell>
          <table:table-cell table:formula="of:=CONCATENATE(&quot;INSERT INTO modele (lib_modele, id_marque_modele) VALUES ('&quot;;[.I1323];&quot;', &quot;;[.G1323];&quot;);&quot;)" office:value-type="string" office:string-value="INSERT INTO modele (lib_modele, id_marque_modele) VALUES ('VERSO', 51);" calcext:value-type="string">
            <text:p>INSERT INTO modele (lib_modele, id_marque_modele) VALUES ('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RSO-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4];&quot; &quot;;[.D1324];[.E1324];[.F1324])" office:value-type="string" office:string-value="VERSO-S " calcext:value-type="string">
            <text:p>VERSO-S </text:p>
          </table:table-cell>
          <table:table-cell table:formula="of:=TRIM([.H1324])" office:value-type="string" office:string-value="VERSO-S" calcext:value-type="string">
            <text:p>VERSO-S</text:p>
          </table:table-cell>
          <table:table-cell table:formula="of:=CONCATENATE(&quot;INSERT INTO modele (lib_modele, id_marque_modele) VALUES ('&quot;;[.I1324];&quot;', &quot;;[.G1324];&quot;);&quot;)" office:value-type="string" office:string-value="INSERT INTO modele (lib_modele, id_marque_modele) VALUES ('VERSO-S', 51);" calcext:value-type="string">
            <text:p>INSERT INTO modele (lib_modele, id_marque_modele) VALUES ('VERSO-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5];&quot; &quot;;[.D1325];[.E1325];[.F1325])" office:value-type="string" office:string-value="YARIS " calcext:value-type="string">
            <text:p>YARIS </text:p>
          </table:table-cell>
          <table:table-cell table:formula="of:=TRIM([.H1325])" office:value-type="string" office:string-value="YARIS" calcext:value-type="string">
            <text:p>YARIS</text:p>
          </table:table-cell>
          <table:table-cell table:formula="of:=CONCATENATE(&quot;INSERT INTO modele (lib_modele, id_marque_modele) VALUES ('&quot;;[.I1325];&quot;', &quot;;[.G1325];&quot;);&quot;)" office:value-type="string" office:string-value="INSERT INTO modele (lib_modele, id_marque_modele) VALUES ('YARIS', 51);" calcext:value-type="string">
            <text:p>INSERT INTO modele (lib_modele, id_marque_modele) VALUES ('YAR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6];&quot; &quot;;[.D1326];[.E1326];[.F1326])" office:value-type="string" office:string-value="YARIS III" calcext:value-type="string">
            <text:p>YARIS III</text:p>
          </table:table-cell>
          <table:table-cell table:formula="of:=TRIM([.H1326])" office:value-type="string" office:string-value="YARIS III" calcext:value-type="string">
            <text:p>YARIS III</text:p>
          </table:table-cell>
          <table:table-cell table:formula="of:=CONCATENATE(&quot;INSERT INTO modele (lib_modele, id_marque_modele) VALUES ('&quot;;[.I1326];&quot;', &quot;;[.G1326];&quot;);&quot;)" office:value-type="string" office:string-value="INSERT INTO modele (lib_modele, id_marque_modele) VALUES ('YARIS III', 51);" calcext:value-type="string">
            <text:p>INSERT INTO modele (lib_modele, id_marque_modele) VALUES ('YARIS I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7];&quot; &quot;;[.D1327];[.E1327];[.F1327])" office:value-type="string" office:string-value="YARIS VERSO" calcext:value-type="string">
            <text:p>YARIS VERSO</text:p>
          </table:table-cell>
          <table:table-cell table:formula="of:=TRIM([.H1327])" office:value-type="string" office:string-value="YARIS VERSO" calcext:value-type="string">
            <text:p>YARIS VERSO</text:p>
          </table:table-cell>
          <table:table-cell table:formula="of:=CONCATENATE(&quot;INSERT INTO modele (lib_modele, id_marque_modele) VALUES ('&quot;;[.I1327];&quot;', &quot;;[.G1327];&quot;);&quot;)" office:value-type="string" office:string-value="INSERT INTO modele (lib_modele, id_marque_modele) VALUES ('YARIS VERSO', 51);" calcext:value-type="string">
            <text:p>INSERT INTO modele (lib_modele, id_marque_modele) VALUES ('YARIS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8];&quot; &quot;;[.D1328];[.E1328];[.F1328])" office:value-type="string" office:string-value="AUTRE " calcext:value-type="string">
            <text:p>AUTRE </text:p>
          </table:table-cell>
          <table:table-cell table:formula="of:=TRIM([.H13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28];&quot;', &quot;;[.G1328];&quot;);&quot;)" office:value-type="string" office:string-value="INSERT INTO modele (lib_modele, id_marque_modele) VALUES ('AUTRE', 51);" calcext:value-type="string">
            <text:p>INSERT INTO modele (lib_modele, id_marque_modele) VALUES ('AUTR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CCLAIM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29];&quot; &quot;;[.D1329];[.E1329];[.F1329])" office:value-type="string" office:string-value="ACCLAIM " calcext:value-type="string">
            <text:p>ACCLAIM </text:p>
          </table:table-cell>
          <table:table-cell table:formula="of:=TRIM([.H1329])" office:value-type="string" office:string-value="ACCLAIM" calcext:value-type="string">
            <text:p>ACCLAIM</text:p>
          </table:table-cell>
          <table:table-cell table:formula="of:=CONCATENATE(&quot;INSERT INTO modele (lib_modele, id_marque_modele) VALUES ('&quot;;[.I1329];&quot;', &quot;;[.G1329];&quot;);&quot;)" office:value-type="string" office:string-value="INSERT INTO modele (lib_modele, id_marque_modele) VALUES ('ACCLAIM', 52);" calcext:value-type="string">
            <text:p>INSERT INTO modele (lib_modele, id_marque_modele) VALUES ('ACCLAIM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HERAL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0];&quot; &quot;;[.D1330];[.E1330];[.F1330])" office:value-type="string" office:string-value="HERALD " calcext:value-type="string">
            <text:p>HERALD </text:p>
          </table:table-cell>
          <table:table-cell table:formula="of:=TRIM([.H1330])" office:value-type="string" office:string-value="HERALD" calcext:value-type="string">
            <text:p>HERALD</text:p>
          </table:table-cell>
          <table:table-cell table:formula="of:=CONCATENATE(&quot;INSERT INTO modele (lib_modele, id_marque_modele) VALUES ('&quot;;[.I1330];&quot;', &quot;;[.G1330];&quot;);&quot;)" office:value-type="string" office:string-value="INSERT INTO modele (lib_modele, id_marque_modele) VALUES ('HERALD', 52);" calcext:value-type="string">
            <text:p>INSERT INTO modele (lib_modele, id_marque_modele) VALUES ('HERAL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ITFI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1];&quot; &quot;;[.D1331];[.E1331];[.F1331])" office:value-type="string" office:string-value="SPITFIRE " calcext:value-type="string">
            <text:p>SPITFIRE </text:p>
          </table:table-cell>
          <table:table-cell table:formula="of:=TRIM([.H1331])" office:value-type="string" office:string-value="SPITFIRE" calcext:value-type="string">
            <text:p>SPITFIRE</text:p>
          </table:table-cell>
          <table:table-cell table:formula="of:=CONCATENATE(&quot;INSERT INTO modele (lib_modele, id_marque_modele) VALUES ('&quot;;[.I1331];&quot;', &quot;;[.G1331];&quot;);&quot;)" office:value-type="string" office:string-value="INSERT INTO modele (lib_modele, id_marque_modele) VALUES ('SPITFIRE', 52);" calcext:value-type="string">
            <text:p>INSERT INTO modele (lib_modele, id_marque_modele) VALUES ('SPITFI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AG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2];&quot; &quot;;[.D1332];[.E1332];[.F1332])" office:value-type="string" office:string-value="STAG " calcext:value-type="string">
            <text:p>STAG </text:p>
          </table:table-cell>
          <table:table-cell table:formula="of:=TRIM([.H1332])" office:value-type="string" office:string-value="STAG" calcext:value-type="string">
            <text:p>STAG</text:p>
          </table:table-cell>
          <table:table-cell table:formula="of:=CONCATENATE(&quot;INSERT INTO modele (lib_modele, id_marque_modele) VALUES ('&quot;;[.I1332];&quot;', &quot;;[.G1332];&quot;);&quot;)" office:value-type="string" office:string-value="INSERT INTO modele (lib_modele, id_marque_modele) VALUES ('STAG', 52);" calcext:value-type="string">
            <text:p>INSERT INTO modele (lib_modele, id_marque_modele) VALUES ('STAG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3];&quot; &quot;;[.D1333];[.E1333];[.F1333])" office:value-type="string" office:string-value="TR3 " calcext:value-type="string">
            <text:p>TR3 </text:p>
          </table:table-cell>
          <table:table-cell table:formula="of:=TRIM([.H1333])" office:value-type="string" office:string-value="TR3" calcext:value-type="string">
            <text:p>TR3</text:p>
          </table:table-cell>
          <table:table-cell table:formula="of:=CONCATENATE(&quot;INSERT INTO modele (lib_modele, id_marque_modele) VALUES ('&quot;;[.I1333];&quot;', &quot;;[.G1333];&quot;);&quot;)" office:value-type="string" office:string-value="INSERT INTO modele (lib_modele, id_marque_modele) VALUES ('TR3', 52);" calcext:value-type="string">
            <text:p>INSERT INTO modele (lib_modele, id_marque_modele) VALUES ('TR3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4];&quot; &quot;;[.D1334];[.E1334];[.F1334])" office:value-type="string" office:string-value="TR4 " calcext:value-type="string">
            <text:p>TR4 </text:p>
          </table:table-cell>
          <table:table-cell table:formula="of:=TRIM([.H1334])" office:value-type="string" office:string-value="TR4" calcext:value-type="string">
            <text:p>TR4</text:p>
          </table:table-cell>
          <table:table-cell table:formula="of:=CONCATENATE(&quot;INSERT INTO modele (lib_modele, id_marque_modele) VALUES ('&quot;;[.I1334];&quot;', &quot;;[.G1334];&quot;);&quot;)" office:value-type="string" office:string-value="INSERT INTO modele (lib_modele, id_marque_modele) VALUES ('TR4', 52);" calcext:value-type="string">
            <text:p>INSERT INTO modele (lib_modele, id_marque_modele) VALUES ('TR4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5];&quot; &quot;;[.D1335];[.E1335];[.F1335])" office:value-type="string" office:string-value="TR6 " calcext:value-type="string">
            <text:p>TR6 </text:p>
          </table:table-cell>
          <table:table-cell table:formula="of:=TRIM([.H1335])" office:value-type="string" office:string-value="TR6" calcext:value-type="string">
            <text:p>TR6</text:p>
          </table:table-cell>
          <table:table-cell table:formula="of:=CONCATENATE(&quot;INSERT INTO modele (lib_modele, id_marque_modele) VALUES ('&quot;;[.I1335];&quot;', &quot;;[.G1335];&quot;);&quot;)" office:value-type="string" office:string-value="INSERT INTO modele (lib_modele, id_marque_modele) VALUES ('TR6', 52);" calcext:value-type="string">
            <text:p>INSERT INTO modele (lib_modele, id_marque_modele) VALUES ('TR6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6];&quot; &quot;;[.D1336];[.E1336];[.F1336])" office:value-type="string" office:string-value="TR7 " calcext:value-type="string">
            <text:p>TR7 </text:p>
          </table:table-cell>
          <table:table-cell table:formula="of:=TRIM([.H1336])" office:value-type="string" office:string-value="TR7" calcext:value-type="string">
            <text:p>TR7</text:p>
          </table:table-cell>
          <table:table-cell table:formula="of:=CONCATENATE(&quot;INSERT INTO modele (lib_modele, id_marque_modele) VALUES ('&quot;;[.I1336];&quot;', &quot;;[.G1336];&quot;);&quot;)" office:value-type="string" office:string-value="INSERT INTO modele (lib_modele, id_marque_modele) VALUES ('TR7', 52);" calcext:value-type="string">
            <text:p>INSERT INTO modele (lib_modele, id_marque_modele) VALUES ('TR7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7];&quot; &quot;;[.D1337];[.E1337];[.F1337])" office:value-type="string" office:string-value="AUTRE " calcext:value-type="string">
            <text:p>AUTRE </text:p>
          </table:table-cell>
          <table:table-cell table:formula="of:=TRIM([.H133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37];&quot;', &quot;;[.G1337];&quot;);&quot;)" office:value-type="string" office:string-value="INSERT INTO modele (lib_modele, id_marque_modele) VALUES ('AUTRE', 52);" calcext:value-type="string">
            <text:p>INSERT INTO modele (lib_modele, id_marque_modele) VALUES ('AUT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38];&quot; &quot;;[.D1338];[.E1338];[.F1338])" office:value-type="string" office:string-value="181 " calcext:value-type="string">
            <text:p>181 </text:p>
          </table:table-cell>
          <table:table-cell table:formula="of:=TRIM([.H1338])" office:value-type="string" office:string-value="181" calcext:value-type="string">
            <text:p>181</text:p>
          </table:table-cell>
          <table:table-cell table:formula="of:=CONCATENATE(&quot;INSERT INTO modele (lib_modele, id_marque_modele) VALUES ('&quot;;[.I1338];&quot;', &quot;;[.G1338];&quot;);&quot;)" office:value-type="string" office:string-value="INSERT INTO modele (lib_modele, id_marque_modele) VALUES ('181', 53);" calcext:value-type="string">
            <text:p>INSERT INTO modele (lib_modele, id_marque_modele) VALUES ('181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39];&quot; &quot;;[.D1339];[.E1339];[.F1339])" office:value-type="string" office:string-value="183 " calcext:value-type="string">
            <text:p>183 </text:p>
          </table:table-cell>
          <table:table-cell table:formula="of:=TRIM([.H1339])" office:value-type="string" office:string-value="183" calcext:value-type="string">
            <text:p>183</text:p>
          </table:table-cell>
          <table:table-cell table:formula="of:=CONCATENATE(&quot;INSERT INTO modele (lib_modele, id_marque_modele) VALUES ('&quot;;[.I1339];&quot;', &quot;;[.G1339];&quot;);&quot;)" office:value-type="string" office:string-value="INSERT INTO modele (lib_modele, id_marque_modele) VALUES ('183', 53);" calcext:value-type="string">
            <text:p>INSERT INTO modele (lib_modele, id_marque_modele) VALUES ('183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AMARO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0];&quot; &quot;;[.D1340];[.E1340];[.F1340])" office:value-type="string" office:string-value="AMAROK " calcext:value-type="string">
            <text:p>AMAROK </text:p>
          </table:table-cell>
          <table:table-cell table:formula="of:=TRIM([.H1340])" office:value-type="string" office:string-value="AMAROK" calcext:value-type="string">
            <text:p>AMAROK</text:p>
          </table:table-cell>
          <table:table-cell table:formula="of:=CONCATENATE(&quot;INSERT INTO modele (lib_modele, id_marque_modele) VALUES ('&quot;;[.I1340];&quot;', &quot;;[.G1340];&quot;);&quot;)" office:value-type="string" office:string-value="INSERT INTO modele (lib_modele, id_marque_modele) VALUES ('AMAROK', 53);" calcext:value-type="string">
            <text:p>INSERT INTO modele (lib_modele, id_marque_modele) VALUES ('AMAROK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OR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1];&quot; &quot;;[.D1341];[.E1341];[.F1341])" office:value-type="string" office:string-value="BORA " calcext:value-type="string">
            <text:p>BORA </text:p>
          </table:table-cell>
          <table:table-cell table:formula="of:=TRIM([.H1341])" office:value-type="string" office:string-value="BORA" calcext:value-type="string">
            <text:p>BORA</text:p>
          </table:table-cell>
          <table:table-cell table:formula="of:=CONCATENATE(&quot;INSERT INTO modele (lib_modele, id_marque_modele) VALUES ('&quot;;[.I1341];&quot;', &quot;;[.G1341];&quot;);&quot;)" office:value-type="string" office:string-value="INSERT INTO modele (lib_modele, id_marque_modele) VALUES ('BORA', 53);" calcext:value-type="string">
            <text:p>INSERT INTO modele (lib_modele, id_marque_modele) VALUES ('BOR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ADD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2];&quot; &quot;;[.D1342];[.E1342];[.F1342])" office:value-type="string" office:string-value="CADDY " calcext:value-type="string">
            <text:p>CADDY </text:p>
          </table:table-cell>
          <table:table-cell table:formula="of:=TRIM([.H1342])" office:value-type="string" office:string-value="CADDY" calcext:value-type="string">
            <text:p>CADDY</text:p>
          </table:table-cell>
          <table:table-cell table:formula="of:=CONCATENATE(&quot;INSERT INTO modele (lib_modele, id_marque_modele) VALUES ('&quot;;[.I1342];&quot;', &quot;;[.G1342];&quot;);&quot;)" office:value-type="string" office:string-value="INSERT INTO modele (lib_modele, id_marque_modele) VALUES ('CADDY', 53);" calcext:value-type="string">
            <text:p>INSERT INTO modele (lib_modele, id_marque_modele) VALUES ('CADDY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ARAVEL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3];&quot; &quot;;[.D1343];[.E1343];[.F1343])" office:value-type="string" office:string-value="CARAVELLE " calcext:value-type="string">
            <text:p>CARAVELLE </text:p>
          </table:table-cell>
          <table:table-cell table:formula="of:=TRIM([.H1343])" office:value-type="string" office:string-value="CARAVELLE" calcext:value-type="string">
            <text:p>CARAVELLE</text:p>
          </table:table-cell>
          <table:table-cell table:formula="of:=CONCATENATE(&quot;INSERT INTO modele (lib_modele, id_marque_modele) VALUES ('&quot;;[.I1343];&quot;', &quot;;[.G1343];&quot;);&quot;)" office:value-type="string" office:string-value="INSERT INTO modele (lib_modele, id_marque_modele) VALUES ('CARAVELLE', 53);" calcext:value-type="string">
            <text:p>INSERT INTO modele (lib_modele, id_marque_modele) VALUES ('CARAVEL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CCINEL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4];&quot; &quot;;[.D1344];[.E1344];[.F1344])" office:value-type="string" office:string-value="COCCINELLE " calcext:value-type="string">
            <text:p>COCCINELLE </text:p>
          </table:table-cell>
          <table:table-cell table:formula="of:=TRIM([.H1344])" office:value-type="string" office:string-value="COCCINELLE" calcext:value-type="string">
            <text:p>COCCINELLE</text:p>
          </table:table-cell>
          <table:table-cell table:formula="of:=CONCATENATE(&quot;INSERT INTO modele (lib_modele, id_marque_modele) VALUES ('&quot;;[.I1344];&quot;', &quot;;[.G1344];&quot;);&quot;)" office:value-type="string" office:string-value="INSERT INTO modele (lib_modele, id_marque_modele) VALUES ('COCCINELLE', 53);" calcext:value-type="string">
            <text:p>INSERT INTO modele (lib_modele, id_marque_modele) VALUES ('COCCINEL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MBI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5];&quot; &quot;;[.D1345];[.E1345];[.F1345])" office:value-type="string" office:string-value="COMBI " calcext:value-type="string">
            <text:p>COMBI </text:p>
          </table:table-cell>
          <table:table-cell table:formula="of:=TRIM([.H1345])" office:value-type="string" office:string-value="COMBI" calcext:value-type="string">
            <text:p>COMBI</text:p>
          </table:table-cell>
          <table:table-cell table:formula="of:=CONCATENATE(&quot;INSERT INTO modele (lib_modele, id_marque_modele) VALUES ('&quot;;[.I1345];&quot;', &quot;;[.G1345];&quot;);&quot;)" office:value-type="string" office:string-value="INSERT INTO modele (lib_modele, id_marque_modele) VALUES ('COMBI', 53);" calcext:value-type="string">
            <text:p>INSERT INTO modele (lib_modele, id_marque_modele) VALUES ('COMB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RRAD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6];&quot; &quot;;[.D1346];[.E1346];[.F1346])" office:value-type="string" office:string-value="CORRADO " calcext:value-type="string">
            <text:p>CORRADO </text:p>
          </table:table-cell>
          <table:table-cell table:formula="of:=TRIM([.H1346])" office:value-type="string" office:string-value="CORRADO" calcext:value-type="string">
            <text:p>CORRADO</text:p>
          </table:table-cell>
          <table:table-cell table:formula="of:=CONCATENATE(&quot;INSERT INTO modele (lib_modele, id_marque_modele) VALUES ('&quot;;[.I1346];&quot;', &quot;;[.G1346];&quot;);&quot;)" office:value-type="string" office:string-value="INSERT INTO modele (lib_modele, id_marque_modele) VALUES ('CORRADO', 53);" calcext:value-type="string">
            <text:p>INSERT INTO modele (lib_modele, id_marque_modele) VALUES ('CORRAD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RAFTER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7];&quot; &quot;;[.D1347];[.E1347];[.F1347])" office:value-type="string" office:string-value="CRAFTER " calcext:value-type="string">
            <text:p>CRAFTER </text:p>
          </table:table-cell>
          <table:table-cell table:formula="of:=TRIM([.H1347])" office:value-type="string" office:string-value="CRAFTER" calcext:value-type="string">
            <text:p>CRAFTER</text:p>
          </table:table-cell>
          <table:table-cell table:formula="of:=CONCATENATE(&quot;INSERT INTO modele (lib_modele, id_marque_modele) VALUES ('&quot;;[.I1347];&quot;', &quot;;[.G1347];&quot;);&quot;)" office:value-type="string" office:string-value="INSERT INTO modele (lib_modele, id_marque_modele) VALUES ('CRAFTER', 53);" calcext:value-type="string">
            <text:p>INSERT INTO modele (lib_modele, id_marque_modele) VALUES ('CRAFTER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RAFTE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48];&quot; &quot;;[.D1348];[.E1348];[.F1348])" office:value-type="string" office:string-value="CRAFTER COMBI" calcext:value-type="string">
            <text:p>CRAFTER COMBI</text:p>
          </table:table-cell>
          <table:table-cell table:formula="of:=TRIM([.H1348])" office:value-type="string" office:string-value="CRAFTER COMBI" calcext:value-type="string">
            <text:p>CRAFTER COMBI</text:p>
          </table:table-cell>
          <table:table-cell table:formula="of:=CONCATENATE(&quot;INSERT INTO modele (lib_modele, id_marque_modele) VALUES ('&quot;;[.I1348];&quot;', &quot;;[.G1348];&quot;);&quot;)" office:value-type="string" office:string-value="INSERT INTO modele (lib_modele, id_marque_modele) VALUES ('CRAFTER COMBI', 53);" calcext:value-type="string">
            <text:p>INSERT INTO modele (lib_modele, id_marque_modele) VALUES ('CRAFTER COMB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OS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9];&quot; &quot;;[.D1349];[.E1349];[.F1349])" office:value-type="string" office:string-value="EOS " calcext:value-type="string">
            <text:p>EOS </text:p>
          </table:table-cell>
          <table:table-cell table:formula="of:=TRIM([.H1349])" office:value-type="string" office:string-value="EOS" calcext:value-type="string">
            <text:p>EOS</text:p>
          </table:table-cell>
          <table:table-cell table:formula="of:=CONCATENATE(&quot;INSERT INTO modele (lib_modele, id_marque_modele) VALUES ('&quot;;[.I1349];&quot;', &quot;;[.G1349];&quot;);&quot;)" office:value-type="string" office:string-value="INSERT INTO modele (lib_modele, id_marque_modele) VALUES ('EOS', 53);" calcext:value-type="string">
            <text:p>INSERT INTO modele (lib_modele, id_marque_modele) VALUES ('EOS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FOX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0];&quot; &quot;;[.D1350];[.E1350];[.F1350])" office:value-type="string" office:string-value="FOX " calcext:value-type="string">
            <text:p>FOX </text:p>
          </table:table-cell>
          <table:table-cell table:formula="of:=TRIM([.H1350])" office:value-type="string" office:string-value="FOX" calcext:value-type="string">
            <text:p>FOX</text:p>
          </table:table-cell>
          <table:table-cell table:formula="of:=CONCATENATE(&quot;INSERT INTO modele (lib_modele, id_marque_modele) VALUES ('&quot;;[.I1350];&quot;', &quot;;[.G1350];&quot;);&quot;)" office:value-type="string" office:string-value="INSERT INTO modele (lib_modele, id_marque_modele) VALUES ('FOX', 53);" calcext:value-type="string">
            <text:p>INSERT INTO modele (lib_modele, id_marque_modele) VALUES ('FOX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1];&quot; &quot;;[.D1351];[.E1351];[.F1351])" office:value-type="string" office:string-value="GOLF " calcext:value-type="string">
            <text:p>GOLF </text:p>
          </table:table-cell>
          <table:table-cell table:formula="of:=TRIM([.H1351])" office:value-type="string" office:string-value="GOLF" calcext:value-type="string">
            <text:p>GOLF</text:p>
          </table:table-cell>
          <table:table-cell table:formula="of:=CONCATENATE(&quot;INSERT INTO modele (lib_modele, id_marque_modele) VALUES ('&quot;;[.I1351];&quot;', &quot;;[.G1351];&quot;);&quot;)" office:value-type="string" office:string-value="INSERT INTO modele (lib_modele, id_marque_modele) VALUES ('GOLF', 53);" calcext:value-type="string">
            <text:p>INSERT INTO modele (lib_modele, id_marque_modele) VALUES ('GOLF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PLUS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2];&quot; &quot;;[.D1352];[.E1352];[.F1352])" office:value-type="string" office:string-value="GOLF PLUS" calcext:value-type="string">
            <text:p>GOLF PLUS</text:p>
          </table:table-cell>
          <table:table-cell table:formula="of:=TRIM([.H1352])" office:value-type="string" office:string-value="GOLF PLUS" calcext:value-type="string">
            <text:p>GOLF PLUS</text:p>
          </table:table-cell>
          <table:table-cell table:formula="of:=CONCATENATE(&quot;INSERT INTO modele (lib_modele, id_marque_modele) VALUES ('&quot;;[.I1352];&quot;', &quot;;[.G1352];&quot;);&quot;)" office:value-type="string" office:string-value="INSERT INTO modele (lib_modele, id_marque_modele) VALUES ('GOLF PLUS', 53);" calcext:value-type="string">
            <text:p>INSERT INTO modele (lib_modele, id_marque_modele) VALUES ('GOLF PLUS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SPORTSVAN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3];&quot; &quot;;[.D1353];[.E1353];[.F1353])" office:value-type="string" office:string-value="GOLF SPORTSVAN" calcext:value-type="string">
            <text:p>GOLF SPORTSVAN</text:p>
          </table:table-cell>
          <table:table-cell table:formula="of:=TRIM([.H1353])" office:value-type="string" office:string-value="GOLF SPORTSVAN" calcext:value-type="string">
            <text:p>GOLF SPORTSVAN</text:p>
          </table:table-cell>
          <table:table-cell table:formula="of:=CONCATENATE(&quot;INSERT INTO modele (lib_modele, id_marque_modele) VALUES ('&quot;;[.I1353];&quot;', &quot;;[.G1353];&quot;);&quot;)" office:value-type="string" office:string-value="INSERT INTO modele (lib_modele, id_marque_modele) VALUES ('GOLF SPORTSVAN', 53);" calcext:value-type="string">
            <text:p>INSERT INTO modele (lib_modele, id_marque_modele) VALUES ('GOLF SPORTSV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4];&quot; &quot;;[.D1354];[.E1354];[.F1354])" office:value-type="string" office:string-value="GOLF VI" calcext:value-type="string">
            <text:p>GOLF VI</text:p>
          </table:table-cell>
          <table:table-cell table:formula="of:=TRIM([.H1354])" office:value-type="string" office:string-value="GOLF VI" calcext:value-type="string">
            <text:p>GOLF VI</text:p>
          </table:table-cell>
          <table:table-cell table:formula="of:=CONCATENATE(&quot;INSERT INTO modele (lib_modele, id_marque_modele) VALUES ('&quot;;[.I1354];&quot;', &quot;;[.G1354];&quot;);&quot;)" office:value-type="string" office:string-value="INSERT INTO modele (lib_modele, id_marque_modele) VALUES ('GOLF VI', 53);" calcext:value-type="string">
            <text:p>INSERT INTO modele (lib_modele, id_marque_modele) VALUES ('GOLF V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I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5];&quot; &quot;;[.D1355];[.E1355];[.F1355])" office:value-type="string" office:string-value="GOLF VII" calcext:value-type="string">
            <text:p>GOLF VII</text:p>
          </table:table-cell>
          <table:table-cell table:formula="of:=TRIM([.H1355])" office:value-type="string" office:string-value="GOLF VII" calcext:value-type="string">
            <text:p>GOLF VII</text:p>
          </table:table-cell>
          <table:table-cell table:formula="of:=CONCATENATE(&quot;INSERT INTO modele (lib_modele, id_marque_modele) VALUES ('&quot;;[.I1355];&quot;', &quot;;[.G1355];&quot;);&quot;)" office:value-type="string" office:string-value="INSERT INTO modele (lib_modele, id_marque_modele) VALUES ('GOLF VII', 53);" calcext:value-type="string">
            <text:p>INSERT INTO modele (lib_modele, id_marque_modele) VALUES ('GOLF VI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6];&quot; &quot;;[.D1356];[.E1356];[.F1356])" office:value-type="string" office:string-value="JETTA " calcext:value-type="string">
            <text:p>JETTA </text:p>
          </table:table-cell>
          <table:table-cell table:formula="of:=TRIM([.H1356])" office:value-type="string" office:string-value="JETTA" calcext:value-type="string">
            <text:p>JETTA</text:p>
          </table:table-cell>
          <table:table-cell table:formula="of:=CONCATENATE(&quot;INSERT INTO modele (lib_modele, id_marque_modele) VALUES ('&quot;;[.I1356];&quot;', &quot;;[.G1356];&quot;);&quot;)" office:value-type="string" office:string-value="INSERT INTO modele (lib_modele, id_marque_modele) VALUES ('JETTA', 53);" calcext:value-type="string">
            <text:p>INSERT INTO modele (lib_modele, id_marque_modele) VALUES ('JETT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7];&quot; &quot;;[.D1357];[.E1357];[.F1357])" office:value-type="string" office:string-value="JETTA III" calcext:value-type="string">
            <text:p>JETTA III</text:p>
          </table:table-cell>
          <table:table-cell table:formula="of:=TRIM([.H1357])" office:value-type="string" office:string-value="JETTA III" calcext:value-type="string">
            <text:p>JETTA III</text:p>
          </table:table-cell>
          <table:table-cell table:formula="of:=CONCATENATE(&quot;INSERT INTO modele (lib_modele, id_marque_modele) VALUES ('&quot;;[.I1357];&quot;', &quot;;[.G1357];&quot;);&quot;)" office:value-type="string" office:string-value="INSERT INTO modele (lib_modele, id_marque_modele) VALUES ('JETTA III', 53);" calcext:value-type="string">
            <text:p>INSERT INTO modele (lib_modele, id_marque_modele) VALUES ('JETTA II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2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8];&quot; &quot;;[.D1358];[.E1358];[.F1358])" office:value-type="string" office:string-value="LT28 " calcext:value-type="string">
            <text:p>LT28 </text:p>
          </table:table-cell>
          <table:table-cell table:formula="of:=TRIM([.H1358])" office:value-type="string" office:string-value="LT28" calcext:value-type="string">
            <text:p>LT28</text:p>
          </table:table-cell>
          <table:table-cell table:formula="of:=CONCATENATE(&quot;INSERT INTO modele (lib_modele, id_marque_modele) VALUES ('&quot;;[.I1358];&quot;', &quot;;[.G1358];&quot;);&quot;)" office:value-type="string" office:string-value="INSERT INTO modele (lib_modele, id_marque_modele) VALUES ('LT28', 53);" calcext:value-type="string">
            <text:p>INSERT INTO modele (lib_modele, id_marque_modele) VALUES ('LT28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9];&quot; &quot;;[.D1359];[.E1359];[.F1359])" office:value-type="string" office:string-value="LT31 " calcext:value-type="string">
            <text:p>LT31 </text:p>
          </table:table-cell>
          <table:table-cell table:formula="of:=TRIM([.H1359])" office:value-type="string" office:string-value="LT31" calcext:value-type="string">
            <text:p>LT31</text:p>
          </table:table-cell>
          <table:table-cell table:formula="of:=CONCATENATE(&quot;INSERT INTO modele (lib_modele, id_marque_modele) VALUES ('&quot;;[.I1359];&quot;', &quot;;[.G1359];&quot;);&quot;)" office:value-type="string" office:string-value="INSERT INTO modele (lib_modele, id_marque_modele) VALUES ('LT31', 53);" calcext:value-type="string">
            <text:p>INSERT INTO modele (lib_modele, id_marque_modele) VALUES ('LT31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0];&quot; &quot;;[.D1360];[.E1360];[.F1360])" office:value-type="string" office:string-value="LT32 " calcext:value-type="string">
            <text:p>LT32 </text:p>
          </table:table-cell>
          <table:table-cell table:formula="of:=TRIM([.H1360])" office:value-type="string" office:string-value="LT32" calcext:value-type="string">
            <text:p>LT32</text:p>
          </table:table-cell>
          <table:table-cell table:formula="of:=CONCATENATE(&quot;INSERT INTO modele (lib_modele, id_marque_modele) VALUES ('&quot;;[.I1360];&quot;', &quot;;[.G1360];&quot;);&quot;)" office:value-type="string" office:string-value="INSERT INTO modele (lib_modele, id_marque_modele) VALUES ('LT32', 53);" calcext:value-type="string">
            <text:p>INSERT INTO modele (lib_modele, id_marque_modele) VALUES ('LT32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1];&quot; &quot;;[.D1361];[.E1361];[.F1361])" office:value-type="string" office:string-value="LT35 " calcext:value-type="string">
            <text:p>LT35 </text:p>
          </table:table-cell>
          <table:table-cell table:formula="of:=TRIM([.H1361])" office:value-type="string" office:string-value="LT35" calcext:value-type="string">
            <text:p>LT35</text:p>
          </table:table-cell>
          <table:table-cell table:formula="of:=CONCATENATE(&quot;INSERT INTO modele (lib_modele, id_marque_modele) VALUES ('&quot;;[.I1361];&quot;', &quot;;[.G1361];&quot;);&quot;)" office:value-type="string" office:string-value="INSERT INTO modele (lib_modele, id_marque_modele) VALUES ('LT35', 53);" calcext:value-type="string">
            <text:p>INSERT INTO modele (lib_modele, id_marque_modele) VALUES ('LT35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2];&quot; &quot;;[.D1362];[.E1362];[.F1362])" office:value-type="string" office:string-value="LT40 " calcext:value-type="string">
            <text:p>LT40 </text:p>
          </table:table-cell>
          <table:table-cell table:formula="of:=TRIM([.H1362])" office:value-type="string" office:string-value="LT40" calcext:value-type="string">
            <text:p>LT40</text:p>
          </table:table-cell>
          <table:table-cell table:formula="of:=CONCATENATE(&quot;INSERT INTO modele (lib_modele, id_marque_modele) VALUES ('&quot;;[.I1362];&quot;', &quot;;[.G1362];&quot;);&quot;)" office:value-type="string" office:string-value="INSERT INTO modele (lib_modele, id_marque_modele) VALUES ('LT40', 53);" calcext:value-type="string">
            <text:p>INSERT INTO modele (lib_modele, id_marque_modele) VALUES ('LT40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0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3];&quot; &quot;;[.D1363];[.E1363];[.F1363])" office:value-type="string" office:string-value="LT40A " calcext:value-type="string">
            <text:p>LT40A </text:p>
          </table:table-cell>
          <table:table-cell table:formula="of:=TRIM([.H1363])" office:value-type="string" office:string-value="LT40A" calcext:value-type="string">
            <text:p>LT40A</text:p>
          </table:table-cell>
          <table:table-cell table:formula="of:=CONCATENATE(&quot;INSERT INTO modele (lib_modele, id_marque_modele) VALUES ('&quot;;[.I1363];&quot;', &quot;;[.G1363];&quot;);&quot;)" office:value-type="string" office:string-value="INSERT INTO modele (lib_modele, id_marque_modele) VALUES ('LT40A', 53);" calcext:value-type="string">
            <text:p>INSERT INTO modele (lib_modele, id_marque_modele) VALUES ('LT40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4];&quot; &quot;;[.D1364];[.E1364];[.F1364])" office:value-type="string" office:string-value="LT45 " calcext:value-type="string">
            <text:p>LT45 </text:p>
          </table:table-cell>
          <table:table-cell table:formula="of:=TRIM([.H1364])" office:value-type="string" office:string-value="LT45" calcext:value-type="string">
            <text:p>LT45</text:p>
          </table:table-cell>
          <table:table-cell table:formula="of:=CONCATENATE(&quot;INSERT INTO modele (lib_modele, id_marque_modele) VALUES ('&quot;;[.I1364];&quot;', &quot;;[.G1364];&quot;);&quot;)" office:value-type="string" office:string-value="INSERT INTO modele (lib_modele, id_marque_modele) VALUES ('LT45', 53);" calcext:value-type="string">
            <text:p>INSERT INTO modele (lib_modele, id_marque_modele) VALUES ('LT45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5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5];&quot; &quot;;[.D1365];[.E1365];[.F1365])" office:value-type="string" office:string-value="LT50 " calcext:value-type="string">
            <text:p>LT50 </text:p>
          </table:table-cell>
          <table:table-cell table:formula="of:=TRIM([.H1365])" office:value-type="string" office:string-value="LT50" calcext:value-type="string">
            <text:p>LT50</text:p>
          </table:table-cell>
          <table:table-cell table:formula="of:=CONCATENATE(&quot;INSERT INTO modele (lib_modele, id_marque_modele) VALUES ('&quot;;[.I1365];&quot;', &quot;;[.G1365];&quot;);&quot;)" office:value-type="string" office:string-value="INSERT INTO modele (lib_modele, id_marque_modele) VALUES ('LT50', 53);" calcext:value-type="string">
            <text:p>INSERT INTO modele (lib_modele, id_marque_modele) VALUES ('LT50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UP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6];&quot; &quot;;[.D1366];[.E1366];[.F1366])" office:value-type="string" office:string-value="LUPO " calcext:value-type="string">
            <text:p>LUPO </text:p>
          </table:table-cell>
          <table:table-cell table:formula="of:=TRIM([.H1366])" office:value-type="string" office:string-value="LUPO" calcext:value-type="string">
            <text:p>LUPO</text:p>
          </table:table-cell>
          <table:table-cell table:formula="of:=CONCATENATE(&quot;INSERT INTO modele (lib_modele, id_marque_modele) VALUES ('&quot;;[.I1366];&quot;', &quot;;[.G1366];&quot;);&quot;)" office:value-type="string" office:string-value="INSERT INTO modele (lib_modele, id_marque_modele) VALUES ('LUPO', 53);" calcext:value-type="string">
            <text:p>INSERT INTO modele (lib_modele, id_marque_modele) VALUES ('LUP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MULTIV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7];&quot; &quot;;[.D1367];[.E1367];[.F1367])" office:value-type="string" office:string-value="MULTIVAN " calcext:value-type="string">
            <text:p>MULTIVAN </text:p>
          </table:table-cell>
          <table:table-cell table:formula="of:=TRIM([.H1367])" office:value-type="string" office:string-value="MULTIVAN" calcext:value-type="string">
            <text:p>MULTIVAN</text:p>
          </table:table-cell>
          <table:table-cell table:formula="of:=CONCATENATE(&quot;INSERT INTO modele (lib_modele, id_marque_modele) VALUES ('&quot;;[.I1367];&quot;', &quot;;[.G1367];&quot;);&quot;)" office:value-type="string" office:string-value="INSERT INTO modele (lib_modele, id_marque_modele) VALUES ('MULTIVAN', 53);" calcext:value-type="string">
            <text:p>INSERT INTO modele (lib_modele, id_marque_modele) VALUES ('MULTIV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EETL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68];&quot; &quot;;[.D1368];[.E1368];[.F1368])" office:value-type="string" office:string-value="NEW BEETLE" calcext:value-type="string">
            <text:p>NEW BEETLE</text:p>
          </table:table-cell>
          <table:table-cell table:formula="of:=TRIM([.H1368])" office:value-type="string" office:string-value="NEW BEETLE" calcext:value-type="string">
            <text:p>NEW BEETLE</text:p>
          </table:table-cell>
          <table:table-cell table:formula="of:=CONCATENATE(&quot;INSERT INTO modele (lib_modele, id_marque_modele) VALUES ('&quot;;[.I1368];&quot;', &quot;;[.G1368];&quot;);&quot;)" office:value-type="string" office:string-value="INSERT INTO modele (lib_modele, id_marque_modele) VALUES ('NEW BEETLE', 53);" calcext:value-type="string">
            <text:p>INSERT INTO modele (lib_modele, id_marque_modele) VALUES ('NEW BEET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ABRIOLET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NCATENATE([.C1369];&quot; &quot;;[.D1369];[.E1369];[.F1369])" office:value-type="string" office:string-value="NEW BEETLECABRIOLET" calcext:value-type="string">
            <text:p>NEW BEETLECABRIOLET</text:p>
          </table:table-cell>
          <table:table-cell table:formula="of:=TRIM([.H1369])" office:value-type="string" office:string-value="NEW BEETLECABRIOLET" calcext:value-type="string">
            <text:p>NEW BEETLECABRIOLET</text:p>
          </table:table-cell>
          <table:table-cell table:formula="of:=CONCATENATE(&quot;INSERT INTO modele (lib_modele, id_marque_modele) VALUES ('&quot;;[.I1369];&quot;', &quot;;[.G1369];&quot;);&quot;)" office:value-type="string" office:string-value="INSERT INTO modele (lib_modele, id_marque_modele) VALUES ('NEW BEETLECABRIOLET', 53);" calcext:value-type="string">
            <text:p>INSERT INTO modele (lib_modele, id_marque_modele) VALUES ('NEW BEETLECABRIOLET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0];&quot; &quot;;[.D1370];[.E1370];[.F1370])" office:value-type="string" office:string-value="PASSAT " calcext:value-type="string">
            <text:p>PASSAT </text:p>
          </table:table-cell>
          <table:table-cell table:formula="of:=TRIM([.H1370])" office:value-type="string" office:string-value="PASSAT" calcext:value-type="string">
            <text:p>PASSAT</text:p>
          </table:table-cell>
          <table:table-cell table:formula="of:=CONCATENATE(&quot;INSERT INTO modele (lib_modele, id_marque_modele) VALUES ('&quot;;[.I1370];&quot;', &quot;;[.G1370];&quot;);&quot;)" office:value-type="string" office:string-value="INSERT INTO modele (lib_modele, id_marque_modele) VALUES ('PASSAT', 53);" calcext:value-type="string">
            <text:p>INSERT INTO modele (lib_modele, id_marque_modele) VALUES ('PASSAT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1];&quot; &quot;;[.D1371];[.E1371];[.F1371])" office:value-type="string" office:string-value="PASSAT CC" calcext:value-type="string">
            <text:p>PASSAT CC</text:p>
          </table:table-cell>
          <table:table-cell table:formula="of:=TRIM([.H1371])" office:value-type="string" office:string-value="PASSAT CC" calcext:value-type="string">
            <text:p>PASSAT CC</text:p>
          </table:table-cell>
          <table:table-cell table:formula="of:=CONCATENATE(&quot;INSERT INTO modele (lib_modele, id_marque_modele) VALUES ('&quot;;[.I1371];&quot;', &quot;;[.G1371];&quot;);&quot;)" office:value-type="string" office:string-value="INSERT INTO modele (lib_modele, id_marque_modele) VALUES ('PASSAT CC', 53);" calcext:value-type="string">
            <text:p>INSERT INTO modele (lib_modele, id_marque_modele) VALUES ('PASSAT CC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2];&quot; &quot;;[.D1372];[.E1372];[.F1372])" office:value-type="string" office:string-value="PASSAT SW" calcext:value-type="string">
            <text:p>PASSAT SW</text:p>
          </table:table-cell>
          <table:table-cell table:formula="of:=TRIM([.H1372])" office:value-type="string" office:string-value="PASSAT SW" calcext:value-type="string">
            <text:p>PASSAT SW</text:p>
          </table:table-cell>
          <table:table-cell table:formula="of:=CONCATENATE(&quot;INSERT INTO modele (lib_modele, id_marque_modele) VALUES ('&quot;;[.I1372];&quot;', &quot;;[.G1372];&quot;);&quot;)" office:value-type="string" office:string-value="INSERT INTO modele (lib_modele, id_marque_modele) VALUES ('PASSAT SW', 53);" calcext:value-type="string">
            <text:p>INSERT INTO modele (lib_modele, id_marque_modele) VALUES ('PASSAT SW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HAETO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3];&quot; &quot;;[.D1373];[.E1373];[.F1373])" office:value-type="string" office:string-value="PHAETON " calcext:value-type="string">
            <text:p>PHAETON </text:p>
          </table:table-cell>
          <table:table-cell table:formula="of:=TRIM([.H1373])" office:value-type="string" office:string-value="PHAETON" calcext:value-type="string">
            <text:p>PHAETON</text:p>
          </table:table-cell>
          <table:table-cell table:formula="of:=CONCATENATE(&quot;INSERT INTO modele (lib_modele, id_marque_modele) VALUES ('&quot;;[.I1373];&quot;', &quot;;[.G1373];&quot;);&quot;)" office:value-type="string" office:string-value="INSERT INTO modele (lib_modele, id_marque_modele) VALUES ('PHAETON', 53);" calcext:value-type="string">
            <text:p>INSERT INTO modele (lib_modele, id_marque_modele) VALUES ('PHAETO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L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4];&quot; &quot;;[.D1374];[.E1374];[.F1374])" office:value-type="string" office:string-value="POLO " calcext:value-type="string">
            <text:p>POLO </text:p>
          </table:table-cell>
          <table:table-cell table:formula="of:=TRIM([.H1374])" office:value-type="string" office:string-value="POLO" calcext:value-type="string">
            <text:p>POLO</text:p>
          </table:table-cell>
          <table:table-cell table:formula="of:=CONCATENATE(&quot;INSERT INTO modele (lib_modele, id_marque_modele) VALUES ('&quot;;[.I1374];&quot;', &quot;;[.G1374];&quot;);&quot;)" office:value-type="string" office:string-value="INSERT INTO modele (lib_modele, id_marque_modele) VALUES ('POLO', 53);" calcext:value-type="string">
            <text:p>INSERT INTO modele (lib_modele, id_marque_modele) VALUES ('POL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5];&quot; &quot;;[.D1375];[.E1375];[.F1375])" office:value-type="string" office:string-value="POLO V" calcext:value-type="string">
            <text:p>POLO V</text:p>
          </table:table-cell>
          <table:table-cell table:formula="of:=TRIM([.H1375])" office:value-type="string" office:string-value="POLO V" calcext:value-type="string">
            <text:p>POLO V</text:p>
          </table:table-cell>
          <table:table-cell table:formula="of:=CONCATENATE(&quot;INSERT INTO modele (lib_modele, id_marque_modele) VALUES ('&quot;;[.I1375];&quot;', &quot;;[.G1375];&quot;);&quot;)" office:value-type="string" office:string-value="INSERT INTO modele (lib_modele, id_marque_modele) VALUES ('POLO V', 53);" calcext:value-type="string">
            <text:p>INSERT INTO modele (lib_modele, id_marque_modele) VALUES ('POLO V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ANTAN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6];&quot; &quot;;[.D1376];[.E1376];[.F1376])" office:value-type="string" office:string-value="SANTANA " calcext:value-type="string">
            <text:p>SANTANA </text:p>
          </table:table-cell>
          <table:table-cell table:formula="of:=TRIM([.H1376])" office:value-type="string" office:string-value="SANTANA" calcext:value-type="string">
            <text:p>SANTANA</text:p>
          </table:table-cell>
          <table:table-cell table:formula="of:=CONCATENATE(&quot;INSERT INTO modele (lib_modele, id_marque_modele) VALUES ('&quot;;[.I1376];&quot;', &quot;;[.G1376];&quot;);&quot;)" office:value-type="string" office:string-value="INSERT INTO modele (lib_modele, id_marque_modele) VALUES ('SANTANA', 53);" calcext:value-type="string">
            <text:p>INSERT INTO modele (lib_modele, id_marque_modele) VALUES ('SANTAN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CIROCC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7];&quot; &quot;;[.D1377];[.E1377];[.F1377])" office:value-type="string" office:string-value="SCIROCCO " calcext:value-type="string">
            <text:p>SCIROCCO </text:p>
          </table:table-cell>
          <table:table-cell table:formula="of:=TRIM([.H1377])" office:value-type="string" office:string-value="SCIROCCO" calcext:value-type="string">
            <text:p>SCIROCCO</text:p>
          </table:table-cell>
          <table:table-cell table:formula="of:=CONCATENATE(&quot;INSERT INTO modele (lib_modele, id_marque_modele) VALUES ('&quot;;[.I1377];&quot;', &quot;;[.G1377];&quot;);&quot;)" office:value-type="string" office:string-value="INSERT INTO modele (lib_modele, id_marque_modele) VALUES ('SCIROCCO', 53);" calcext:value-type="string">
            <text:p>INSERT INTO modele (lib_modele, id_marque_modele) VALUES ('SCIROCC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HAR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8];&quot; &quot;;[.D1378];[.E1378];[.F1378])" office:value-type="string" office:string-value="SHARAN " calcext:value-type="string">
            <text:p>SHARAN </text:p>
          </table:table-cell>
          <table:table-cell table:formula="of:=TRIM([.H1378])" office:value-type="string" office:string-value="SHARAN" calcext:value-type="string">
            <text:p>SHARAN</text:p>
          </table:table-cell>
          <table:table-cell table:formula="of:=CONCATENATE(&quot;INSERT INTO modele (lib_modele, id_marque_modele) VALUES ('&quot;;[.I1378];&quot;', &quot;;[.G1378];&quot;);&quot;)" office:value-type="string" office:string-value="INSERT INTO modele (lib_modele, id_marque_modele) VALUES ('SHARAN', 53);" calcext:value-type="string">
            <text:p>INSERT INTO modele (lib_modele, id_marque_modele) VALUES ('SHAR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AR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9];&quot; &quot;;[.D1379];[.E1379];[.F1379])" office:value-type="string" office:string-value="TARO " calcext:value-type="string">
            <text:p>TARO </text:p>
          </table:table-cell>
          <table:table-cell table:formula="of:=TRIM([.H1379])" office:value-type="string" office:string-value="TARO" calcext:value-type="string">
            <text:p>TARO</text:p>
          </table:table-cell>
          <table:table-cell table:formula="of:=CONCATENATE(&quot;INSERT INTO modele (lib_modele, id_marque_modele) VALUES ('&quot;;[.I1379];&quot;', &quot;;[.G1379];&quot;);&quot;)" office:value-type="string" office:string-value="INSERT INTO modele (lib_modele, id_marque_modele) VALUES ('TARO', 53);" calcext:value-type="string">
            <text:p>INSERT INTO modele (lib_modele, id_marque_modele) VALUES ('TAR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IGU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0];&quot; &quot;;[.D1380];[.E1380];[.F1380])" office:value-type="string" office:string-value="TIGUAN " calcext:value-type="string">
            <text:p>TIGUAN </text:p>
          </table:table-cell>
          <table:table-cell table:formula="of:=TRIM([.H1380])" office:value-type="string" office:string-value="TIGUAN" calcext:value-type="string">
            <text:p>TIGUAN</text:p>
          </table:table-cell>
          <table:table-cell table:formula="of:=CONCATENATE(&quot;INSERT INTO modele (lib_modele, id_marque_modele) VALUES ('&quot;;[.I1380];&quot;', &quot;;[.G1380];&quot;);&quot;)" office:value-type="string" office:string-value="INSERT INTO modele (lib_modele, id_marque_modele) VALUES ('TIGUAN', 53);" calcext:value-type="string">
            <text:p>INSERT INTO modele (lib_modele, id_marque_modele) VALUES ('TIGU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1];&quot; &quot;;[.D1381];[.E1381];[.F1381])" office:value-type="string" office:string-value="TOUAREG " calcext:value-type="string">
            <text:p>TOUAREG </text:p>
          </table:table-cell>
          <table:table-cell table:formula="of:=TRIM([.H1381])" office:value-type="string" office:string-value="TOUAREG" calcext:value-type="string">
            <text:p>TOUAREG</text:p>
          </table:table-cell>
          <table:table-cell table:formula="of:=CONCATENATE(&quot;INSERT INTO modele (lib_modele, id_marque_modele) VALUES ('&quot;;[.I1381];&quot;', &quot;;[.G1381];&quot;);&quot;)" office:value-type="string" office:string-value="INSERT INTO modele (lib_modele, id_marque_modele) VALUES ('TOUAREG', 53);" calcext:value-type="string">
            <text:p>INSERT INTO modele (lib_modele, id_marque_modele) VALUES ('TOUAREG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R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2];&quot; &quot;;[.D1382];[.E1382];[.F1382])" office:value-type="string" office:string-value="TOURAN " calcext:value-type="string">
            <text:p>TOURAN </text:p>
          </table:table-cell>
          <table:table-cell table:formula="of:=TRIM([.H1382])" office:value-type="string" office:string-value="TOURAN" calcext:value-type="string">
            <text:p>TOURAN</text:p>
          </table:table-cell>
          <table:table-cell table:formula="of:=CONCATENATE(&quot;INSERT INTO modele (lib_modele, id_marque_modele) VALUES ('&quot;;[.I1382];&quot;', &quot;;[.G1382];&quot;);&quot;)" office:value-type="string" office:string-value="INSERT INTO modele (lib_modele, id_marque_modele) VALUES ('TOURAN', 53);" calcext:value-type="string">
            <text:p>INSERT INTO modele (lib_modele, id_marque_modele) VALUES ('TOUR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RANSPORTER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3];&quot; &quot;;[.D1383];[.E1383];[.F1383])" office:value-type="string" office:string-value="TRANSPORTER " calcext:value-type="string">
            <text:p>TRANSPORTER </text:p>
          </table:table-cell>
          <table:table-cell table:formula="of:=TRIM([.H1383])" office:value-type="string" office:string-value="TRANSPORTER" calcext:value-type="string">
            <text:p>TRANSPORTER</text:p>
          </table:table-cell>
          <table:table-cell table:formula="of:=CONCATENATE(&quot;INSERT INTO modele (lib_modele, id_marque_modele) VALUES ('&quot;;[.I1383];&quot;', &quot;;[.G1383];&quot;);&quot;)" office:value-type="string" office:string-value="INSERT INTO modele (lib_modele, id_marque_modele) VALUES ('TRANSPORTER', 53);" calcext:value-type="string">
            <text:p>INSERT INTO modele (lib_modele, id_marque_modele) VALUES ('TRANSPORTER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RANSPORTER</text:p>
          </table:table-cell>
          <table:table-cell office:value-type="string" calcext:value-type="string">
            <text:p>SHUTTL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84];&quot; &quot;;[.D1384];[.E1384];[.F1384])" office:value-type="string" office:string-value="TRANSPORTER SHUTTLE" calcext:value-type="string">
            <text:p>TRANSPORTER SHUTTLE</text:p>
          </table:table-cell>
          <table:table-cell table:formula="of:=TRIM([.H1384])" office:value-type="string" office:string-value="TRANSPORTER SHUTTLE" calcext:value-type="string">
            <text:p>TRANSPORTER SHUTTLE</text:p>
          </table:table-cell>
          <table:table-cell table:formula="of:=CONCATENATE(&quot;INSERT INTO modele (lib_modele, id_marque_modele) VALUES ('&quot;;[.I1384];&quot;', &quot;;[.G1384];&quot;);&quot;)" office:value-type="string" office:string-value="INSERT INTO modele (lib_modele, id_marque_modele) VALUES ('TRANSPORTER SHUTTLE', 53);" calcext:value-type="string">
            <text:p>INSERT INTO modele (lib_modele, id_marque_modele) VALUES ('TRANSPORTER SHUTT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UP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5];&quot; &quot;;[.D1385];[.E1385];[.F1385])" office:value-type="string" office:string-value="UP " calcext:value-type="string">
            <text:p>UP </text:p>
          </table:table-cell>
          <table:table-cell table:formula="of:=TRIM([.H1385])" office:value-type="string" office:string-value="UP" calcext:value-type="string">
            <text:p>UP</text:p>
          </table:table-cell>
          <table:table-cell table:formula="of:=CONCATENATE(&quot;INSERT INTO modele (lib_modele, id_marque_modele) VALUES ('&quot;;[.I1385];&quot;', &quot;;[.G1385];&quot;);&quot;)" office:value-type="string" office:string-value="INSERT INTO modele (lib_modele, id_marque_modele) VALUES ('UP', 53);" calcext:value-type="string">
            <text:p>INSERT INTO modele (lib_modele, id_marque_modele) VALUES ('UP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VENT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6];&quot; &quot;;[.D1386];[.E1386];[.F1386])" office:value-type="string" office:string-value="VENTO " calcext:value-type="string">
            <text:p>VENTO </text:p>
          </table:table-cell>
          <table:table-cell table:formula="of:=TRIM([.H1386])" office:value-type="string" office:string-value="VENTO" calcext:value-type="string">
            <text:p>VENTO</text:p>
          </table:table-cell>
          <table:table-cell table:formula="of:=CONCATENATE(&quot;INSERT INTO modele (lib_modele, id_marque_modele) VALUES ('&quot;;[.I1386];&quot;', &quot;;[.G1386];&quot;);&quot;)" office:value-type="string" office:string-value="INSERT INTO modele (lib_modele, id_marque_modele) VALUES ('VENTO', 53);" calcext:value-type="string">
            <text:p>INSERT INTO modele (lib_modele, id_marque_modele) VALUES ('VENT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7];&quot; &quot;;[.D1387];[.E1387];[.F1387])" office:value-type="string" office:string-value="AUTRE " calcext:value-type="string">
            <text:p>AUTRE </text:p>
          </table:table-cell>
          <table:table-cell table:formula="of:=TRIM([.H138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87];&quot;', &quot;;[.G1387];&quot;);&quot;)" office:value-type="string" office:string-value="INSERT INTO modele (lib_modele, id_marque_modele) VALUES ('AUTRE', 53);" calcext:value-type="string">
            <text:p>INSERT INTO modele (lib_modele, id_marque_modele) VALUES ('AUTR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88];&quot; &quot;;[.D1388];[.E1388];[.F1388])" office:value-type="string" office:string-value="240 " calcext:value-type="string">
            <text:p>240 </text:p>
          </table:table-cell>
          <table:table-cell table:formula="of:=TRIM([.H1388])" office:value-type="string" office:string-value="240" calcext:value-type="string">
            <text:p>240</text:p>
          </table:table-cell>
          <table:table-cell table:formula="of:=CONCATENATE(&quot;INSERT INTO modele (lib_modele, id_marque_modele) VALUES ('&quot;;[.I1388];&quot;', &quot;;[.G1388];&quot;);&quot;)" office:value-type="string" office:string-value="INSERT INTO modele (lib_modele, id_marque_modele) VALUES ('240', 54);" calcext:value-type="string">
            <text:p>INSERT INTO modele (lib_modele, id_marque_modele) VALUES ('2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89];&quot; &quot;;[.D1389];[.E1389];[.F1389])" office:value-type="string" office:string-value="340 " calcext:value-type="string">
            <text:p>340 </text:p>
          </table:table-cell>
          <table:table-cell table:formula="of:=TRIM([.H1389])" office:value-type="string" office:string-value="340" calcext:value-type="string">
            <text:p>340</text:p>
          </table:table-cell>
          <table:table-cell table:formula="of:=CONCATENATE(&quot;INSERT INTO modele (lib_modele, id_marque_modele) VALUES ('&quot;;[.I1389];&quot;', &quot;;[.G1389];&quot;);&quot;)" office:value-type="string" office:string-value="INSERT INTO modele (lib_modele, id_marque_modele) VALUES ('340', 54);" calcext:value-type="string">
            <text:p>INSERT INTO modele (lib_modele, id_marque_modele) VALUES ('3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0];&quot; &quot;;[.D1390];[.E1390];[.F1390])" office:value-type="string" office:string-value="360 " calcext:value-type="string">
            <text:p>360 </text:p>
          </table:table-cell>
          <table:table-cell table:formula="of:=TRIM([.H1390])" office:value-type="string" office:string-value="360" calcext:value-type="string">
            <text:p>360</text:p>
          </table:table-cell>
          <table:table-cell table:formula="of:=CONCATENATE(&quot;INSERT INTO modele (lib_modele, id_marque_modele) VALUES ('&quot;;[.I1390];&quot;', &quot;;[.G1390];&quot;);&quot;)" office:value-type="string" office:string-value="INSERT INTO modele (lib_modele, id_marque_modele) VALUES ('360', 54);" calcext:value-type="string">
            <text:p>INSERT INTO modele (lib_modele, id_marque_modele) VALUES ('3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1];&quot; &quot;;[.D1391];[.E1391];[.F1391])" office:value-type="string" office:string-value="440 " calcext:value-type="string">
            <text:p>440 </text:p>
          </table:table-cell>
          <table:table-cell table:formula="of:=TRIM([.H1391])" office:value-type="string" office:string-value="440" calcext:value-type="string">
            <text:p>440</text:p>
          </table:table-cell>
          <table:table-cell table:formula="of:=CONCATENATE(&quot;INSERT INTO modele (lib_modele, id_marque_modele) VALUES ('&quot;;[.I1391];&quot;', &quot;;[.G1391];&quot;);&quot;)" office:value-type="string" office:string-value="INSERT INTO modele (lib_modele, id_marque_modele) VALUES ('440', 54);" calcext:value-type="string">
            <text:p>INSERT INTO modele (lib_modele, id_marque_modele) VALUES ('4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392];&quot; &quot;;[.D1392];[.E1392];[.F1392])" office:value-type="string" office:string-value="440 SOCIETE" calcext:value-type="string">
            <text:p>440 SOCIETE</text:p>
          </table:table-cell>
          <table:table-cell table:formula="of:=TRIM([.H1392])" office:value-type="string" office:string-value="440 SOCIETE" calcext:value-type="string">
            <text:p>440 SOCIETE</text:p>
          </table:table-cell>
          <table:table-cell table:formula="of:=CONCATENATE(&quot;INSERT INTO modele (lib_modele, id_marque_modele) VALUES ('&quot;;[.I1392];&quot;', &quot;;[.G1392];&quot;);&quot;)" office:value-type="string" office:string-value="INSERT INTO modele (lib_modele, id_marque_modele) VALUES ('440 SOCIETE', 54);" calcext:value-type="string">
            <text:p>INSERT INTO modele (lib_modele, id_marque_modele) VALUES ('44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3];&quot; &quot;;[.D1393];[.E1393];[.F1393])" office:value-type="string" office:string-value="460 " calcext:value-type="string">
            <text:p>460 </text:p>
          </table:table-cell>
          <table:table-cell table:formula="of:=TRIM([.H1393])" office:value-type="string" office:string-value="460" calcext:value-type="string">
            <text:p>460</text:p>
          </table:table-cell>
          <table:table-cell table:formula="of:=CONCATENATE(&quot;INSERT INTO modele (lib_modele, id_marque_modele) VALUES ('&quot;;[.I1393];&quot;', &quot;;[.G1393];&quot;);&quot;)" office:value-type="string" office:string-value="INSERT INTO modele (lib_modele, id_marque_modele) VALUES ('460', 54);" calcext:value-type="string">
            <text:p>INSERT INTO modele (lib_modele, id_marque_modele) VALUES ('4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4];&quot; &quot;;[.D1394];[.E1394];[.F1394])" office:value-type="string" office:string-value="480 " calcext:value-type="string">
            <text:p>480 </text:p>
          </table:table-cell>
          <table:table-cell table:formula="of:=TRIM([.H1394])" office:value-type="string" office:string-value="480" calcext:value-type="string">
            <text:p>480</text:p>
          </table:table-cell>
          <table:table-cell table:formula="of:=CONCATENATE(&quot;INSERT INTO modele (lib_modele, id_marque_modele) VALUES ('&quot;;[.I1394];&quot;', &quot;;[.G1394];&quot;);&quot;)" office:value-type="string" office:string-value="INSERT INTO modele (lib_modele, id_marque_modele) VALUES ('480', 54);" calcext:value-type="string">
            <text:p>INSERT INTO modele (lib_modele, id_marque_modele) VALUES ('4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5];&quot; &quot;;[.D1395];[.E1395];[.F1395])" office:value-type="string" office:string-value="740 " calcext:value-type="string">
            <text:p>740 </text:p>
          </table:table-cell>
          <table:table-cell table:formula="of:=TRIM([.H1395])" office:value-type="string" office:string-value="740" calcext:value-type="string">
            <text:p>740</text:p>
          </table:table-cell>
          <table:table-cell table:formula="of:=CONCATENATE(&quot;INSERT INTO modele (lib_modele, id_marque_modele) VALUES ('&quot;;[.I1395];&quot;', &quot;;[.G1395];&quot;);&quot;)" office:value-type="string" office:string-value="INSERT INTO modele (lib_modele, id_marque_modele) VALUES ('740', 54);" calcext:value-type="string">
            <text:p>INSERT INTO modele (lib_modele, id_marque_modele) VALUES ('7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6];&quot; &quot;;[.D1396];[.E1396];[.F1396])" office:value-type="string" office:string-value="760 " calcext:value-type="string">
            <text:p>760 </text:p>
          </table:table-cell>
          <table:table-cell table:formula="of:=TRIM([.H1396])" office:value-type="string" office:string-value="760" calcext:value-type="string">
            <text:p>760</text:p>
          </table:table-cell>
          <table:table-cell table:formula="of:=CONCATENATE(&quot;INSERT INTO modele (lib_modele, id_marque_modele) VALUES ('&quot;;[.I1396];&quot;', &quot;;[.G1396];&quot;);&quot;)" office:value-type="string" office:string-value="INSERT INTO modele (lib_modele, id_marque_modele) VALUES ('760', 54);" calcext:value-type="string">
            <text:p>INSERT INTO modele (lib_modele, id_marque_modele) VALUES ('7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7];&quot; &quot;;[.D1397];[.E1397];[.F1397])" office:value-type="string" office:string-value="780 " calcext:value-type="string">
            <text:p>780 </text:p>
          </table:table-cell>
          <table:table-cell table:formula="of:=TRIM([.H1397])" office:value-type="string" office:string-value="780" calcext:value-type="string">
            <text:p>780</text:p>
          </table:table-cell>
          <table:table-cell table:formula="of:=CONCATENATE(&quot;INSERT INTO modele (lib_modele, id_marque_modele) VALUES ('&quot;;[.I1397];&quot;', &quot;;[.G1397];&quot;);&quot;)" office:value-type="string" office:string-value="INSERT INTO modele (lib_modele, id_marque_modele) VALUES ('780', 54);" calcext:value-type="string">
            <text:p>INSERT INTO modele (lib_modele, id_marque_modele) VALUES ('7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8];&quot; &quot;;[.D1398];[.E1398];[.F1398])" office:value-type="string" office:string-value="850 " calcext:value-type="string">
            <text:p>850 </text:p>
          </table:table-cell>
          <table:table-cell table:formula="of:=TRIM([.H1398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1398];&quot;', &quot;;[.G1398];&quot;);&quot;)" office:value-type="string" office:string-value="INSERT INTO modele (lib_modele, id_marque_modele) VALUES ('850', 54);" calcext:value-type="string">
            <text:p>INSERT INTO modele (lib_modele, id_marque_modele) VALUES ('85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GENTLEMAN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399];&quot; &quot;;[.D1399];[.E1399];[.F1399])" office:value-type="string" office:string-value="850 GENTLEMAN" calcext:value-type="string">
            <text:p>850 GENTLEMAN</text:p>
          </table:table-cell>
          <table:table-cell table:formula="of:=TRIM([.H1399])" office:value-type="string" office:string-value="850 GENTLEMAN" calcext:value-type="string">
            <text:p>850 GENTLEMAN</text:p>
          </table:table-cell>
          <table:table-cell table:formula="of:=CONCATENATE(&quot;INSERT INTO modele (lib_modele, id_marque_modele) VALUES ('&quot;;[.I1399];&quot;', &quot;;[.G1399];&quot;);&quot;)" office:value-type="string" office:string-value="INSERT INTO modele (lib_modele, id_marque_modele) VALUES ('850 GENTLEMAN', 54);" calcext:value-type="string">
            <text:p>INSERT INTO modele (lib_modele, id_marque_modele) VALUES ('850 GENTLEMAN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0];&quot; &quot;;[.D1400];[.E1400];[.F1400])" office:value-type="string" office:string-value="850 SUMMUM" calcext:value-type="string">
            <text:p>850 SUMMUM</text:p>
          </table:table-cell>
          <table:table-cell table:formula="of:=TRIM([.H1400])" office:value-type="string" office:string-value="850 SUMMUM" calcext:value-type="string">
            <text:p>850 SUMMUM</text:p>
          </table:table-cell>
          <table:table-cell table:formula="of:=CONCATENATE(&quot;INSERT INTO modele (lib_modele, id_marque_modele) VALUES ('&quot;;[.I1400];&quot;', &quot;;[.G1400];&quot;);&quot;)" office:value-type="string" office:string-value="INSERT INTO modele (lib_modele, id_marque_modele) VALUES ('850 SUMMUM', 54);" calcext:value-type="string">
            <text:p>INSERT INTO modele (lib_modele, id_marque_modele) VALUES ('85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1];&quot; &quot;;[.D1401];[.E1401];[.F1401])" office:value-type="string" office:string-value="940 " calcext:value-type="string">
            <text:p>940 </text:p>
          </table:table-cell>
          <table:table-cell table:formula="of:=TRIM([.H1401])" office:value-type="string" office:string-value="940" calcext:value-type="string">
            <text:p>940</text:p>
          </table:table-cell>
          <table:table-cell table:formula="of:=CONCATENATE(&quot;INSERT INTO modele (lib_modele, id_marque_modele) VALUES ('&quot;;[.I1401];&quot;', &quot;;[.G1401];&quot;);&quot;)" office:value-type="string" office:string-value="INSERT INTO modele (lib_modele, id_marque_modele) VALUES ('940', 54);" calcext:value-type="string">
            <text:p>INSERT INTO modele (lib_modele, id_marque_modele) VALUES ('9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2];&quot; &quot;;[.D1402];[.E1402];[.F1402])" office:value-type="string" office:string-value="940 SOCIETE" calcext:value-type="string">
            <text:p>940 SOCIETE</text:p>
          </table:table-cell>
          <table:table-cell table:formula="of:=TRIM([.H1402])" office:value-type="string" office:string-value="940 SOCIETE" calcext:value-type="string">
            <text:p>940 SOCIETE</text:p>
          </table:table-cell>
          <table:table-cell table:formula="of:=CONCATENATE(&quot;INSERT INTO modele (lib_modele, id_marque_modele) VALUES ('&quot;;[.I1402];&quot;', &quot;;[.G1402];&quot;);&quot;)" office:value-type="string" office:string-value="INSERT INTO modele (lib_modele, id_marque_modele) VALUES ('940 SOCIETE', 54);" calcext:value-type="string">
            <text:p>INSERT INTO modele (lib_modele, id_marque_modele) VALUES ('94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3];&quot; &quot;;[.D1403];[.E1403];[.F1403])" office:value-type="string" office:string-value="960 " calcext:value-type="string">
            <text:p>960 </text:p>
          </table:table-cell>
          <table:table-cell table:formula="of:=TRIM([.H1403])" office:value-type="string" office:string-value="960" calcext:value-type="string">
            <text:p>960</text:p>
          </table:table-cell>
          <table:table-cell table:formula="of:=CONCATENATE(&quot;INSERT INTO modele (lib_modele, id_marque_modele) VALUES ('&quot;;[.I1403];&quot;', &quot;;[.G1403];&quot;);&quot;)" office:value-type="string" office:string-value="INSERT INTO modele (lib_modele, id_marque_modele) VALUES ('960', 54);" calcext:value-type="string">
            <text:p>INSERT INTO modele (lib_modele, id_marque_modele) VALUES ('9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LATINI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4];&quot; &quot;;[.D1404];[.E1404];[.F1404])" office:value-type="string" office:string-value="960 PLATINIUM" calcext:value-type="string">
            <text:p>960 PLATINIUM</text:p>
          </table:table-cell>
          <table:table-cell table:formula="of:=TRIM([.H1404])" office:value-type="string" office:string-value="960 PLATINIUM" calcext:value-type="string">
            <text:p>960 PLATINIUM</text:p>
          </table:table-cell>
          <table:table-cell table:formula="of:=CONCATENATE(&quot;INSERT INTO modele (lib_modele, id_marque_modele) VALUES ('&quot;;[.I1404];&quot;', &quot;;[.G1404];&quot;);&quot;)" office:value-type="string" office:string-value="INSERT INTO modele (lib_modele, id_marque_modele) VALUES ('960 PLATINIUM', 54);" calcext:value-type="string">
            <text:p>INSERT INTO modele (lib_modele, id_marque_modele) VALUES ('960 PLATINI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5];&quot; &quot;;[.D1405];[.E1405];[.F1405])" office:value-type="string" office:string-value="960 SOCIETE" calcext:value-type="string">
            <text:p>960 SOCIETE</text:p>
          </table:table-cell>
          <table:table-cell table:formula="of:=TRIM([.H1405])" office:value-type="string" office:string-value="960 SOCIETE" calcext:value-type="string">
            <text:p>960 SOCIETE</text:p>
          </table:table-cell>
          <table:table-cell table:formula="of:=CONCATENATE(&quot;INSERT INTO modele (lib_modele, id_marque_modele) VALUES ('&quot;;[.I1405];&quot;', &quot;;[.G1405];&quot;);&quot;)" office:value-type="string" office:string-value="INSERT INTO modele (lib_modele, id_marque_modele) VALUES ('960 SOCIETE', 54);" calcext:value-type="string">
            <text:p>INSERT INTO modele (lib_modele, id_marque_modele) VALUES ('96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6];&quot; &quot;;[.D1406];[.E1406];[.F1406])" office:value-type="string" office:string-value="960 SUMMUM" calcext:value-type="string">
            <text:p>960 SUMMUM</text:p>
          </table:table-cell>
          <table:table-cell table:formula="of:=TRIM([.H1406])" office:value-type="string" office:string-value="960 SUMMUM" calcext:value-type="string">
            <text:p>960 SUMMUM</text:p>
          </table:table-cell>
          <table:table-cell table:formula="of:=CONCATENATE(&quot;INSERT INTO modele (lib_modele, id_marque_modele) VALUES ('&quot;;[.I1406];&quot;', &quot;;[.G1406];&quot;);&quot;)" office:value-type="string" office:string-value="INSERT INTO modele (lib_modele, id_marque_modele) VALUES ('960 SUMMUM', 54);" calcext:value-type="string">
            <text:p>INSERT INTO modele (lib_modele, id_marque_modele) VALUES ('96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7];&quot; &quot;;[.D1407];[.E1407];[.F1407])" office:value-type="string" office:string-value="C30 " calcext:value-type="string">
            <text:p>C30 </text:p>
          </table:table-cell>
          <table:table-cell table:formula="of:=TRIM([.H1407])" office:value-type="string" office:string-value="C30" calcext:value-type="string">
            <text:p>C30</text:p>
          </table:table-cell>
          <table:table-cell table:formula="of:=CONCATENATE(&quot;INSERT INTO modele (lib_modele, id_marque_modele) VALUES ('&quot;;[.I1407];&quot;', &quot;;[.G1407];&quot;);&quot;)" office:value-type="string" office:string-value="INSERT INTO modele (lib_modele, id_marque_modele) VALUES ('C30', 54);" calcext:value-type="string">
            <text:p>INSERT INTO modele (lib_modele, id_marque_modele) VALUES ('C3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8];&quot; &quot;;[.D1408];[.E1408];[.F1408])" office:value-type="string" office:string-value="C70 " calcext:value-type="string">
            <text:p>C70 </text:p>
          </table:table-cell>
          <table:table-cell table:formula="of:=TRIM([.H1408])" office:value-type="string" office:string-value="C70" calcext:value-type="string">
            <text:p>C70</text:p>
          </table:table-cell>
          <table:table-cell table:formula="of:=CONCATENATE(&quot;INSERT INTO modele (lib_modele, id_marque_modele) VALUES ('&quot;;[.I1408];&quot;', &quot;;[.G1408];&quot;);&quot;)" office:value-type="string" office:string-value="INSERT INTO modele (lib_modele, id_marque_modele) VALUES ('C70', 54);" calcext:value-type="string">
            <text:p>INSERT INTO modele (lib_modele, id_marque_modele) VALUES ('C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9];&quot; &quot;;[.D1409];[.E1409];[.F1409])" office:value-type="string" office:string-value="C70 SUMMUM" calcext:value-type="string">
            <text:p>C70 SUMMUM</text:p>
          </table:table-cell>
          <table:table-cell table:formula="of:=TRIM([.H1409])" office:value-type="string" office:string-value="C70 SUMMUM" calcext:value-type="string">
            <text:p>C70 SUMMUM</text:p>
          </table:table-cell>
          <table:table-cell table:formula="of:=CONCATENATE(&quot;INSERT INTO modele (lib_modele, id_marque_modele) VALUES ('&quot;;[.I1409];&quot;', &quot;;[.G1409];&quot;);&quot;)" office:value-type="string" office:string-value="INSERT INTO modele (lib_modele, id_marque_modele) VALUES ('C70 SUMMUM', 54);" calcext:value-type="string">
            <text:p>INSERT INTO modele (lib_modele, id_marque_modele) VALUES ('C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0];&quot; &quot;;[.D1410];[.E1410];[.F1410])" office:value-type="string" office:string-value="CROSS COUNTRY" calcext:value-type="string">
            <text:p>CROSS COUNTRY</text:p>
          </table:table-cell>
          <table:table-cell table:formula="of:=TRIM([.H1410])" office:value-type="string" office:string-value="CROSS COUNTRY" calcext:value-type="string">
            <text:p>CROSS COUNTRY</text:p>
          </table:table-cell>
          <table:table-cell table:formula="of:=CONCATENATE(&quot;INSERT INTO modele (lib_modele, id_marque_modele) VALUES ('&quot;;[.I1410];&quot;', &quot;;[.G1410];&quot;);&quot;)" office:value-type="string" office:string-value="INSERT INTO modele (lib_modele, id_marque_modele) VALUES ('CROSS COUNTRY', 54);" calcext:value-type="string">
            <text:p>INSERT INTO modele (lib_modele, id_marque_modele) VALUES ('CROSS COUNTRY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UMMUM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NCATENATE([.C1411];&quot; &quot;;[.D1411];[.E1411];[.F1411])" office:value-type="string" office:string-value="CROSS COUNTRYSUMMUM" calcext:value-type="string">
            <text:p>CROSS COUNTRYSUMMUM</text:p>
          </table:table-cell>
          <table:table-cell table:formula="of:=TRIM([.H1411])" office:value-type="string" office:string-value="CROSS COUNTRYSUMMUM" calcext:value-type="string">
            <text:p>CROSS COUNTRYSUMMUM</text:p>
          </table:table-cell>
          <table:table-cell table:formula="of:=CONCATENATE(&quot;INSERT INTO modele (lib_modele, id_marque_modele) VALUES ('&quot;;[.I1411];&quot;', &quot;;[.G1411];&quot;);&quot;)" office:value-type="string" office:string-value="INSERT INTO modele (lib_modele, id_marque_modele) VALUES ('CROSS COUNTRYSUMMUM', 54);" calcext:value-type="string">
            <text:p>INSERT INTO modele (lib_modele, id_marque_modele) VALUES ('CROSS COUNTRY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2];&quot; &quot;;[.D1412];[.E1412];[.F1412])" office:value-type="string" office:string-value="S40 " calcext:value-type="string">
            <text:p>S40 </text:p>
          </table:table-cell>
          <table:table-cell table:formula="of:=TRIM([.H1412])" office:value-type="string" office:string-value="S40" calcext:value-type="string">
            <text:p>S40</text:p>
          </table:table-cell>
          <table:table-cell table:formula="of:=CONCATENATE(&quot;INSERT INTO modele (lib_modele, id_marque_modele) VALUES ('&quot;;[.I1412];&quot;', &quot;;[.G1412];&quot;);&quot;)" office:value-type="string" office:string-value="INSERT INTO modele (lib_modele, id_marque_modele) VALUES ('S40', 54);" calcext:value-type="string">
            <text:p>INSERT INTO modele (lib_modele, id_marque_modele) VALUES ('S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3];&quot; &quot;;[.D1413];[.E1413];[.F1413])" office:value-type="string" office:string-value="S40 SUMMUM" calcext:value-type="string">
            <text:p>S40 SUMMUM</text:p>
          </table:table-cell>
          <table:table-cell table:formula="of:=TRIM([.H1413])" office:value-type="string" office:string-value="S40 SUMMUM" calcext:value-type="string">
            <text:p>S40 SUMMUM</text:p>
          </table:table-cell>
          <table:table-cell table:formula="of:=CONCATENATE(&quot;INSERT INTO modele (lib_modele, id_marque_modele) VALUES ('&quot;;[.I1413];&quot;', &quot;;[.G1413];&quot;);&quot;)" office:value-type="string" office:string-value="INSERT INTO modele (lib_modele, id_marque_modele) VALUES ('S40 SUMMUM', 54);" calcext:value-type="string">
            <text:p>INSERT INTO modele (lib_modele, id_marque_modele) VALUES ('S4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4];&quot; &quot;;[.D1414];[.E1414];[.F1414])" office:value-type="string" office:string-value="S60 " calcext:value-type="string">
            <text:p>S60 </text:p>
          </table:table-cell>
          <table:table-cell table:formula="of:=TRIM([.H1414])" office:value-type="string" office:string-value="S60" calcext:value-type="string">
            <text:p>S60</text:p>
          </table:table-cell>
          <table:table-cell table:formula="of:=CONCATENATE(&quot;INSERT INTO modele (lib_modele, id_marque_modele) VALUES ('&quot;;[.I1414];&quot;', &quot;;[.G1414];&quot;);&quot;)" office:value-type="string" office:string-value="INSERT INTO modele (lib_modele, id_marque_modele) VALUES ('S60', 54);" calcext:value-type="string">
            <text:p>INSERT INTO modele (lib_modele, id_marque_modele) VALUES ('S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5];&quot; &quot;;[.D1415];[.E1415];[.F1415])" office:value-type="string" office:string-value="S60 SUMMUM" calcext:value-type="string">
            <text:p>S60 SUMMUM</text:p>
          </table:table-cell>
          <table:table-cell table:formula="of:=TRIM([.H1415])" office:value-type="string" office:string-value="S60 SUMMUM" calcext:value-type="string">
            <text:p>S60 SUMMUM</text:p>
          </table:table-cell>
          <table:table-cell table:formula="of:=CONCATENATE(&quot;INSERT INTO modele (lib_modele, id_marque_modele) VALUES ('&quot;;[.I1415];&quot;', &quot;;[.G1415];&quot;);&quot;)" office:value-type="string" office:string-value="INSERT INTO modele (lib_modele, id_marque_modele) VALUES ('S60 SUMMUM', 54);" calcext:value-type="string">
            <text:p>INSERT INTO modele (lib_modele, id_marque_modele) VALUES ('S6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6];&quot; &quot;;[.D1416];[.E1416];[.F1416])" office:value-type="string" office:string-value="S70 " calcext:value-type="string">
            <text:p>S70 </text:p>
          </table:table-cell>
          <table:table-cell table:formula="of:=TRIM([.H1416])" office:value-type="string" office:string-value="S70" calcext:value-type="string">
            <text:p>S70</text:p>
          </table:table-cell>
          <table:table-cell table:formula="of:=CONCATENATE(&quot;INSERT INTO modele (lib_modele, id_marque_modele) VALUES ('&quot;;[.I1416];&quot;', &quot;;[.G1416];&quot;);&quot;)" office:value-type="string" office:string-value="INSERT INTO modele (lib_modele, id_marque_modele) VALUES ('S70', 54);" calcext:value-type="string">
            <text:p>INSERT INTO modele (lib_modele, id_marque_modele) VALUES ('S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7];&quot; &quot;;[.D1417];[.E1417];[.F1417])" office:value-type="string" office:string-value="S70 SUMMUM" calcext:value-type="string">
            <text:p>S70 SUMMUM</text:p>
          </table:table-cell>
          <table:table-cell table:formula="of:=TRIM([.H1417])" office:value-type="string" office:string-value="S70 SUMMUM" calcext:value-type="string">
            <text:p>S70 SUMMUM</text:p>
          </table:table-cell>
          <table:table-cell table:formula="of:=CONCATENATE(&quot;INSERT INTO modele (lib_modele, id_marque_modele) VALUES ('&quot;;[.I1417];&quot;', &quot;;[.G1417];&quot;);&quot;)" office:value-type="string" office:string-value="INSERT INTO modele (lib_modele, id_marque_modele) VALUES ('S70 SUMMUM', 54);" calcext:value-type="string">
            <text:p>INSERT INTO modele (lib_modele, id_marque_modele) VALUES ('S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8];&quot; &quot;;[.D1418];[.E1418];[.F1418])" office:value-type="string" office:string-value="S80 " calcext:value-type="string">
            <text:p>S80 </text:p>
          </table:table-cell>
          <table:table-cell table:formula="of:=TRIM([.H1418])" office:value-type="string" office:string-value="S80" calcext:value-type="string">
            <text:p>S80</text:p>
          </table:table-cell>
          <table:table-cell table:formula="of:=CONCATENATE(&quot;INSERT INTO modele (lib_modele, id_marque_modele) VALUES ('&quot;;[.I1418];&quot;', &quot;;[.G1418];&quot;);&quot;)" office:value-type="string" office:string-value="INSERT INTO modele (lib_modele, id_marque_modele) VALUES ('S80', 54);" calcext:value-type="string">
            <text:p>INSERT INTO modele (lib_modele, id_marque_modele) VALUES ('S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9];&quot; &quot;;[.D1419];[.E1419];[.F1419])" office:value-type="string" office:string-value="S80 SUMMUM" calcext:value-type="string">
            <text:p>S80 SUMMUM</text:p>
          </table:table-cell>
          <table:table-cell table:formula="of:=TRIM([.H1419])" office:value-type="string" office:string-value="S80 SUMMUM" calcext:value-type="string">
            <text:p>S80 SUMMUM</text:p>
          </table:table-cell>
          <table:table-cell table:formula="of:=CONCATENATE(&quot;INSERT INTO modele (lib_modele, id_marque_modele) VALUES ('&quot;;[.I1419];&quot;', &quot;;[.G1419];&quot;);&quot;)" office:value-type="string" office:string-value="INSERT INTO modele (lib_modele, id_marque_modele) VALUES ('S80 SUMMUM', 54);" calcext:value-type="string">
            <text:p>INSERT INTO modele (lib_modele, id_marque_modele) VALUES ('S8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0];&quot; &quot;;[.D1420];[.E1420];[.F1420])" office:value-type="string" office:string-value="S90 " calcext:value-type="string">
            <text:p>S90 </text:p>
          </table:table-cell>
          <table:table-cell table:formula="of:=TRIM([.H1420])" office:value-type="string" office:string-value="S90" calcext:value-type="string">
            <text:p>S90</text:p>
          </table:table-cell>
          <table:table-cell table:formula="of:=CONCATENATE(&quot;INSERT INTO modele (lib_modele, id_marque_modele) VALUES ('&quot;;[.I1420];&quot;', &quot;;[.G1420];&quot;);&quot;)" office:value-type="string" office:string-value="INSERT INTO modele (lib_modele, id_marque_modele) VALUES ('S90', 54);" calcext:value-type="string">
            <text:p>INSERT INTO modele (lib_modele, id_marque_modele) VALUES ('S9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9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1];&quot; &quot;;[.D1421];[.E1421];[.F1421])" office:value-type="string" office:string-value="S90 SUMMUM" calcext:value-type="string">
            <text:p>S90 SUMMUM</text:p>
          </table:table-cell>
          <table:table-cell table:formula="of:=TRIM([.H1421])" office:value-type="string" office:string-value="S90 SUMMUM" calcext:value-type="string">
            <text:p>S90 SUMMUM</text:p>
          </table:table-cell>
          <table:table-cell table:formula="of:=CONCATENATE(&quot;INSERT INTO modele (lib_modele, id_marque_modele) VALUES ('&quot;;[.I1421];&quot;', &quot;;[.G1421];&quot;);&quot;)" office:value-type="string" office:string-value="INSERT INTO modele (lib_modele, id_marque_modele) VALUES ('S90 SUMMUM', 54);" calcext:value-type="string">
            <text:p>INSERT INTO modele (lib_modele, id_marque_modele) VALUES ('S9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2];&quot; &quot;;[.D1422];[.E1422];[.F1422])" office:value-type="string" office:string-value="V40 " calcext:value-type="string">
            <text:p>V40 </text:p>
          </table:table-cell>
          <table:table-cell table:formula="of:=TRIM([.H1422])" office:value-type="string" office:string-value="V40" calcext:value-type="string">
            <text:p>V40</text:p>
          </table:table-cell>
          <table:table-cell table:formula="of:=CONCATENATE(&quot;INSERT INTO modele (lib_modele, id_marque_modele) VALUES ('&quot;;[.I1422];&quot;', &quot;;[.G1422];&quot;);&quot;)" office:value-type="string" office:string-value="INSERT INTO modele (lib_modele, id_marque_modele) VALUES ('V40', 54);" calcext:value-type="string">
            <text:p>INSERT INTO modele (lib_modele, id_marque_modele) VALUES ('V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3];&quot; &quot;;[.D1423];[.E1423];[.F1423])" office:value-type="string" office:string-value="V40 SUMMUM" calcext:value-type="string">
            <text:p>V40 SUMMUM</text:p>
          </table:table-cell>
          <table:table-cell table:formula="of:=TRIM([.H1423])" office:value-type="string" office:string-value="V40 SUMMUM" calcext:value-type="string">
            <text:p>V40 SUMMUM</text:p>
          </table:table-cell>
          <table:table-cell table:formula="of:=CONCATENATE(&quot;INSERT INTO modele (lib_modele, id_marque_modele) VALUES ('&quot;;[.I1423];&quot;', &quot;;[.G1423];&quot;);&quot;)" office:value-type="string" office:string-value="INSERT INTO modele (lib_modele, id_marque_modele) VALUES ('V40 SUMMUM', 54);" calcext:value-type="string">
            <text:p>INSERT INTO modele (lib_modele, id_marque_modele) VALUES ('V4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5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4];&quot; &quot;;[.D1424];[.E1424];[.F1424])" office:value-type="string" office:string-value="V50 " calcext:value-type="string">
            <text:p>V50 </text:p>
          </table:table-cell>
          <table:table-cell table:formula="of:=TRIM([.H1424])" office:value-type="string" office:string-value="V50" calcext:value-type="string">
            <text:p>V50</text:p>
          </table:table-cell>
          <table:table-cell table:formula="of:=CONCATENATE(&quot;INSERT INTO modele (lib_modele, id_marque_modele) VALUES ('&quot;;[.I1424];&quot;', &quot;;[.G1424];&quot;);&quot;)" office:value-type="string" office:string-value="INSERT INTO modele (lib_modele, id_marque_modele) VALUES ('V50', 54);" calcext:value-type="string">
            <text:p>INSERT INTO modele (lib_modele, id_marque_modele) VALUES ('V5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5];&quot; &quot;;[.D1425];[.E1425];[.F1425])" office:value-type="string" office:string-value="V60 " calcext:value-type="string">
            <text:p>V60 </text:p>
          </table:table-cell>
          <table:table-cell table:formula="of:=TRIM([.H1425])" office:value-type="string" office:string-value="V60" calcext:value-type="string">
            <text:p>V60</text:p>
          </table:table-cell>
          <table:table-cell table:formula="of:=CONCATENATE(&quot;INSERT INTO modele (lib_modele, id_marque_modele) VALUES ('&quot;;[.I1425];&quot;', &quot;;[.G1425];&quot;);&quot;)" office:value-type="string" office:string-value="INSERT INTO modele (lib_modele, id_marque_modele) VALUES ('V60', 54);" calcext:value-type="string">
            <text:p>INSERT INTO modele (lib_modele, id_marque_modele) VALUES ('V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6];&quot; &quot;;[.D1426];[.E1426];[.F1426])" office:value-type="string" office:string-value="V70 " calcext:value-type="string">
            <text:p>V70 </text:p>
          </table:table-cell>
          <table:table-cell table:formula="of:=TRIM([.H1426])" office:value-type="string" office:string-value="V70" calcext:value-type="string">
            <text:p>V70</text:p>
          </table:table-cell>
          <table:table-cell table:formula="of:=CONCATENATE(&quot;INSERT INTO modele (lib_modele, id_marque_modele) VALUES ('&quot;;[.I1426];&quot;', &quot;;[.G1426];&quot;);&quot;)" office:value-type="string" office:string-value="INSERT INTO modele (lib_modele, id_marque_modele) VALUES ('V70', 54);" calcext:value-type="string">
            <text:p>INSERT INTO modele (lib_modele, id_marque_modele) VALUES ('V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7];&quot; &quot;;[.D1427];[.E1427];[.F1427])" office:value-type="string" office:string-value="V70 SUMMUM" calcext:value-type="string">
            <text:p>V70 SUMMUM</text:p>
          </table:table-cell>
          <table:table-cell table:formula="of:=TRIM([.H1427])" office:value-type="string" office:string-value="V70 SUMMUM" calcext:value-type="string">
            <text:p>V70 SUMMUM</text:p>
          </table:table-cell>
          <table:table-cell table:formula="of:=CONCATENATE(&quot;INSERT INTO modele (lib_modele, id_marque_modele) VALUES ('&quot;;[.I1427];&quot;', &quot;;[.G1427];&quot;);&quot;)" office:value-type="string" office:string-value="INSERT INTO modele (lib_modele, id_marque_modele) VALUES ('V70 SUMMUM', 54);" calcext:value-type="string">
            <text:p>INSERT INTO modele (lib_modele, id_marque_modele) VALUES ('V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9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8];&quot; &quot;;[.D1428];[.E1428];[.F1428])" office:value-type="string" office:string-value="V90 SUMMUM" calcext:value-type="string">
            <text:p>V90 SUMMUM</text:p>
          </table:table-cell>
          <table:table-cell table:formula="of:=TRIM([.H1428])" office:value-type="string" office:string-value="V90 SUMMUM" calcext:value-type="string">
            <text:p>V90 SUMMUM</text:p>
          </table:table-cell>
          <table:table-cell table:formula="of:=CONCATENATE(&quot;INSERT INTO modele (lib_modele, id_marque_modele) VALUES ('&quot;;[.I1428];&quot;', &quot;;[.G1428];&quot;);&quot;)" office:value-type="string" office:string-value="INSERT INTO modele (lib_modele, id_marque_modele) VALUES ('V90 SUMMUM', 54);" calcext:value-type="string">
            <text:p>INSERT INTO modele (lib_modele, id_marque_modele) VALUES ('V9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9];&quot; &quot;;[.D1429];[.E1429];[.F1429])" office:value-type="string" office:string-value="XC60 " calcext:value-type="string">
            <text:p>XC60 </text:p>
          </table:table-cell>
          <table:table-cell table:formula="of:=TRIM([.H1429])" office:value-type="string" office:string-value="XC60" calcext:value-type="string">
            <text:p>XC60</text:p>
          </table:table-cell>
          <table:table-cell table:formula="of:=CONCATENATE(&quot;INSERT INTO modele (lib_modele, id_marque_modele) VALUES ('&quot;;[.I1429];&quot;', &quot;;[.G1429];&quot;);&quot;)" office:value-type="string" office:string-value="INSERT INTO modele (lib_modele, id_marque_modele) VALUES ('XC60', 54);" calcext:value-type="string">
            <text:p>INSERT INTO modele (lib_modele, id_marque_modele) VALUES ('XC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0];&quot; &quot;;[.D1430];[.E1430];[.F1430])" office:value-type="string" office:string-value="XC70 " calcext:value-type="string">
            <text:p>XC70 </text:p>
          </table:table-cell>
          <table:table-cell table:formula="of:=TRIM([.H1430])" office:value-type="string" office:string-value="XC70" calcext:value-type="string">
            <text:p>XC70</text:p>
          </table:table-cell>
          <table:table-cell table:formula="of:=CONCATENATE(&quot;INSERT INTO modele (lib_modele, id_marque_modele) VALUES ('&quot;;[.I1430];&quot;', &quot;;[.G1430];&quot;);&quot;)" office:value-type="string" office:string-value="INSERT INTO modele (lib_modele, id_marque_modele) VALUES ('XC70', 54);" calcext:value-type="string">
            <text:p>INSERT INTO modele (lib_modele, id_marque_modele) VALUES ('XC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1];&quot; &quot;;[.D1431];[.E1431];[.F1431])" office:value-type="string" office:string-value="XC90 " calcext:value-type="string">
            <text:p>XC90 </text:p>
          </table:table-cell>
          <table:table-cell table:formula="of:=TRIM([.H1431])" office:value-type="string" office:string-value="XC90" calcext:value-type="string">
            <text:p>XC90</text:p>
          </table:table-cell>
          <table:table-cell table:formula="of:=CONCATENATE(&quot;INSERT INTO modele (lib_modele, id_marque_modele) VALUES ('&quot;;[.I1431];&quot;', &quot;;[.G1431];&quot;);&quot;)" office:value-type="string" office:string-value="INSERT INTO modele (lib_modele, id_marque_modele) VALUES ('XC90', 54);" calcext:value-type="string">
            <text:p>INSERT INTO modele (lib_modele, id_marque_modele) VALUES ('XC9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2];&quot; &quot;;[.D1432];[.E1432];[.F1432])" office:value-type="string" office:string-value="AUTRE " calcext:value-type="string">
            <text:p>AUTRE </text:p>
          </table:table-cell>
          <table:table-cell table:formula="of:=TRIM([.H143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432];&quot;', &quot;;[.G1432];&quot;);&quot;)" office:value-type="string" office:string-value="INSERT INTO modele (lib_modele, id_marque_modele) VALUES ('AUTRE', 54);" calcext:value-type="string">
            <text:p>INSERT INTO modele (lib_modele, id_marque_modele) VALUES ('AUTR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F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3];&quot; &quot;;[.D1433];[.E1433];[.F1433])" office:value-type="string" office:string-value="AF1 " calcext:value-type="string">
            <text:p>AF1 </text:p>
          </table:table-cell>
          <table:table-cell table:formula="of:=TRIM([.H1433])" office:value-type="string" office:string-value="AF1" calcext:value-type="string">
            <text:p>AF1</text:p>
          </table:table-cell>
          <table:table-cell table:formula="of:=CONCATENATE(&quot;INSERT INTO modele (lib_modele, id_marque_modele) VALUES ('&quot;;[.I1433];&quot;', &quot;;[.G1433];&quot;);&quot;)" office:value-type="string" office:string-value="INSERT INTO modele (lib_modele, id_marque_modele) VALUES ('AF1', 55);" calcext:value-type="string">
            <text:p>INSERT INTO modele (lib_modele, id_marque_modele) VALUES ('AF1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MERIC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4];&quot; &quot;;[.D1434];[.E1434];[.F1434])" office:value-type="string" office:string-value="AMERICA " calcext:value-type="string">
            <text:p>AMERICA </text:p>
          </table:table-cell>
          <table:table-cell table:formula="of:=TRIM([.H1434])" office:value-type="string" office:string-value="AMERICA" calcext:value-type="string">
            <text:p>AMERICA</text:p>
          </table:table-cell>
          <table:table-cell table:formula="of:=CONCATENATE(&quot;INSERT INTO modele (lib_modele, id_marque_modele) VALUES ('&quot;;[.I1434];&quot;', &quot;;[.G1434];&quot;);&quot;)" office:value-type="string" office:string-value="INSERT INTO modele (lib_modele, id_marque_modele) VALUES ('AMERICA', 55);" calcext:value-type="string">
            <text:p>INSERT INTO modele (lib_modele, id_marque_modele) VALUES ('AMERIC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TLANTIC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5];&quot; &quot;;[.D1435];[.E1435];[.F1435])" office:value-type="string" office:string-value="ATLANTIC " calcext:value-type="string">
            <text:p>ATLANTIC </text:p>
          </table:table-cell>
          <table:table-cell table:formula="of:=TRIM([.H1435])" office:value-type="string" office:string-value="ATLANTIC" calcext:value-type="string">
            <text:p>ATLANTIC</text:p>
          </table:table-cell>
          <table:table-cell table:formula="of:=CONCATENATE(&quot;INSERT INTO modele (lib_modele, id_marque_modele) VALUES ('&quot;;[.I1435];&quot;', &quot;;[.G1435];&quot;);&quot;)" office:value-type="string" office:string-value="INSERT INTO modele (lib_modele, id_marque_modele) VALUES ('ATLANTIC', 55);" calcext:value-type="string">
            <text:p>INSERT INTO modele (lib_modele, id_marque_modele) VALUES ('ATLANTIC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APONOR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6];&quot; &quot;;[.D1436];[.E1436];[.F1436])" office:value-type="string" office:string-value="CAPONORD " calcext:value-type="string">
            <text:p>CAPONORD </text:p>
          </table:table-cell>
          <table:table-cell table:formula="of:=TRIM([.H1436])" office:value-type="string" office:string-value="CAPONORD" calcext:value-type="string">
            <text:p>CAPONORD</text:p>
          </table:table-cell>
          <table:table-cell table:formula="of:=CONCATENATE(&quot;INSERT INTO modele (lib_modele, id_marque_modele) VALUES ('&quot;;[.I1436];&quot;', &quot;;[.G1436];&quot;);&quot;)" office:value-type="string" office:string-value="INSERT INTO modele (lib_modele, id_marque_modele) VALUES ('CAPONORD', 55);" calcext:value-type="string">
            <text:p>INSERT INTO modele (lib_modele, id_marque_modele) VALUES ('CAPONOR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HESTERFIEL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7];&quot; &quot;;[.D1437];[.E1437];[.F1437])" office:value-type="string" office:string-value="CHESTERFIELD " calcext:value-type="string">
            <text:p>CHESTERFIELD </text:p>
          </table:table-cell>
          <table:table-cell table:formula="of:=TRIM([.H1437])" office:value-type="string" office:string-value="CHESTERFIELD" calcext:value-type="string">
            <text:p>CHESTERFIELD</text:p>
          </table:table-cell>
          <table:table-cell table:formula="of:=CONCATENATE(&quot;INSERT INTO modele (lib_modele, id_marque_modele) VALUES ('&quot;;[.I1437];&quot;', &quot;;[.G1437];&quot;);&quot;)" office:value-type="string" office:string-value="INSERT INTO modele (lib_modele, id_marque_modele) VALUES ('CHESTERFIELD', 55);" calcext:value-type="string">
            <text:p>INSERT INTO modele (lib_modele, id_marque_modele) VALUES ('CHESTERFIEL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LASSIC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8];&quot; &quot;;[.D1438];[.E1438];[.F1438])" office:value-type="string" office:string-value="CLASSIC " calcext:value-type="string">
            <text:p>CLASSIC </text:p>
          </table:table-cell>
          <table:table-cell table:formula="of:=TRIM([.H1438])" office:value-type="string" office:string-value="CLASSIC" calcext:value-type="string">
            <text:p>CLASSIC</text:p>
          </table:table-cell>
          <table:table-cell table:formula="of:=CONCATENATE(&quot;INSERT INTO modele (lib_modele, id_marque_modele) VALUES ('&quot;;[.I1438];&quot;', &quot;;[.G1438];&quot;);&quot;)" office:value-type="string" office:string-value="INSERT INTO modele (lib_modele, id_marque_modele) VALUES ('CLASSIC', 55);" calcext:value-type="string">
            <text:p>INSERT INTO modele (lib_modele, id_marque_modele) VALUES ('CLASSIC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DORSODUR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9];&quot; &quot;;[.D1439];[.E1439];[.F1439])" office:value-type="string" office:string-value="DORSODURO " calcext:value-type="string">
            <text:p>DORSODURO </text:p>
          </table:table-cell>
          <table:table-cell table:formula="of:=TRIM([.H1439])" office:value-type="string" office:string-value="DORSODURO" calcext:value-type="string">
            <text:p>DORSODURO</text:p>
          </table:table-cell>
          <table:table-cell table:formula="of:=CONCATENATE(&quot;INSERT INTO modele (lib_modele, id_marque_modele) VALUES ('&quot;;[.I1439];&quot;', &quot;;[.G1439];&quot;);&quot;)" office:value-type="string" office:string-value="INSERT INTO modele (lib_modele, id_marque_modele) VALUES ('DORSODURO', 55);" calcext:value-type="string">
            <text:p>INSERT INTO modele (lib_modele, id_marque_modele) VALUES ('DORSODUR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T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0];&quot; &quot;;[.D1440];[.E1440];[.F1440])" office:value-type="string" office:string-value="ETX " calcext:value-type="string">
            <text:p>ETX </text:p>
          </table:table-cell>
          <table:table-cell table:formula="of:=TRIM([.H1440])" office:value-type="string" office:string-value="ETX" calcext:value-type="string">
            <text:p>ETX</text:p>
          </table:table-cell>
          <table:table-cell table:formula="of:=CONCATENATE(&quot;INSERT INTO modele (lib_modele, id_marque_modele) VALUES ('&quot;;[.I1440];&quot;', &quot;;[.G1440];&quot;);&quot;)" office:value-type="string" office:string-value="INSERT INTO modele (lib_modele, id_marque_modele) VALUES ('ETX', 55);" calcext:value-type="string">
            <text:p>INSERT INTO modele (lib_modele, id_marque_modele) VALUES ('ET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UROP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1];&quot; &quot;;[.D1441];[.E1441];[.F1441])" office:value-type="string" office:string-value="EUROPA " calcext:value-type="string">
            <text:p>EUROPA </text:p>
          </table:table-cell>
          <table:table-cell table:formula="of:=TRIM([.H1441])" office:value-type="string" office:string-value="EUROPA" calcext:value-type="string">
            <text:p>EUROPA</text:p>
          </table:table-cell>
          <table:table-cell table:formula="of:=CONCATENATE(&quot;INSERT INTO modele (lib_modele, id_marque_modele) VALUES ('&quot;;[.I1441];&quot;', &quot;;[.G1441];&quot;);&quot;)" office:value-type="string" office:string-value="INSERT INTO modele (lib_modele, id_marque_modele) VALUES ('EUROPA', 55);" calcext:value-type="string">
            <text:p>INSERT INTO modele (lib_modele, id_marque_modele) VALUES ('EUROP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XTREM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2];&quot; &quot;;[.D1442];[.E1442];[.F1442])" office:value-type="string" office:string-value="EXTREMA " calcext:value-type="string">
            <text:p>EXTREMA </text:p>
          </table:table-cell>
          <table:table-cell table:formula="of:=TRIM([.H1442])" office:value-type="string" office:string-value="EXTREMA" calcext:value-type="string">
            <text:p>EXTREMA</text:p>
          </table:table-cell>
          <table:table-cell table:formula="of:=CONCATENATE(&quot;INSERT INTO modele (lib_modele, id_marque_modele) VALUES ('&quot;;[.I1442];&quot;', &quot;;[.G1442];&quot;);&quot;)" office:value-type="string" office:string-value="INSERT INTO modele (lib_modele, id_marque_modele) VALUES ('EXTREMA', 55);" calcext:value-type="string">
            <text:p>INSERT INTO modele (lib_modele, id_marque_modele) VALUES ('EXTREM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FUTUR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3];&quot; &quot;;[.D1443];[.E1443];[.F1443])" office:value-type="string" office:string-value="FUTURA " calcext:value-type="string">
            <text:p>FUTURA </text:p>
          </table:table-cell>
          <table:table-cell table:formula="of:=TRIM([.H1443])" office:value-type="string" office:string-value="FUTURA" calcext:value-type="string">
            <text:p>FUTURA</text:p>
          </table:table-cell>
          <table:table-cell table:formula="of:=CONCATENATE(&quot;INSERT INTO modele (lib_modele, id_marque_modele) VALUES ('&quot;;[.I1443];&quot;', &quot;;[.G1443];&quot;);&quot;)" office:value-type="string" office:string-value="INSERT INTO modele (lib_modele, id_marque_modele) VALUES ('FUTURA', 55);" calcext:value-type="string">
            <text:p>INSERT INTO modele (lib_modele, id_marque_modele) VALUES ('FUTUR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LUX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44];&quot; &quot;;[.D1444];[.E1444];[.F1444])" office:value-type="string" office:string-value="GRAND LUXE" calcext:value-type="string">
            <text:p>GRAND LUXE</text:p>
          </table:table-cell>
          <table:table-cell table:formula="of:=TRIM([.H1444])" office:value-type="string" office:string-value="GRAND LUXE" calcext:value-type="string">
            <text:p>GRAND LUXE</text:p>
          </table:table-cell>
          <table:table-cell table:formula="of:=CONCATENATE(&quot;INSERT INTO modele (lib_modele, id_marque_modele) VALUES ('&quot;;[.I1444];&quot;', &quot;;[.G1444];&quot;);&quot;)" office:value-type="string" office:string-value="INSERT INTO modele (lib_modele, id_marque_modele) VALUES ('GRAND LUXE', 55);" calcext:value-type="string">
            <text:p>INSERT INTO modele (lib_modele, id_marque_modele) VALUES ('GRAND LUX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GREAS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5];&quot; &quot;;[.D1445];[.E1445];[.F1445])" office:value-type="string" office:string-value="GREASE " calcext:value-type="string">
            <text:p>GREASE </text:p>
          </table:table-cell>
          <table:table-cell table:formula="of:=TRIM([.H1445])" office:value-type="string" office:string-value="GREASE" calcext:value-type="string">
            <text:p>GREASE</text:p>
          </table:table-cell>
          <table:table-cell table:formula="of:=CONCATENATE(&quot;INSERT INTO modele (lib_modele, id_marque_modele) VALUES ('&quot;;[.I1445];&quot;', &quot;;[.G1445];&quot;);&quot;)" office:value-type="string" office:string-value="INSERT INTO modele (lib_modele, id_marque_modele) VALUES ('GREASE', 55);" calcext:value-type="string">
            <text:p>INSERT INTO modele (lib_modele, id_marque_modele) VALUES ('GREAS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HABAN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6];&quot; &quot;;[.D1446];[.E1446];[.F1446])" office:value-type="string" office:string-value="HABANA " calcext:value-type="string">
            <text:p>HABANA </text:p>
          </table:table-cell>
          <table:table-cell table:formula="of:=TRIM([.H1446])" office:value-type="string" office:string-value="HABANA" calcext:value-type="string">
            <text:p>HABANA</text:p>
          </table:table-cell>
          <table:table-cell table:formula="of:=CONCATENATE(&quot;INSERT INTO modele (lib_modele, id_marque_modele) VALUES ('&quot;;[.I1446];&quot;', &quot;;[.G1446];&quot;);&quot;)" office:value-type="string" office:string-value="INSERT INTO modele (lib_modele, id_marque_modele) VALUES ('HABANA', 55);" calcext:value-type="string">
            <text:p>INSERT INTO modele (lib_modele, id_marque_modele) VALUES ('HABAN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47];&quot; &quot;;[.D1447];[.E1447];[.F1447])" office:value-type="string" office:string-value="LA MOTO" calcext:value-type="string">
            <text:p>LA MOTO</text:p>
          </table:table-cell>
          <table:table-cell table:formula="of:=TRIM([.H1447])" office:value-type="string" office:string-value="LA MOTO" calcext:value-type="string">
            <text:p>LA MOTO</text:p>
          </table:table-cell>
          <table:table-cell table:formula="of:=CONCATENATE(&quot;INSERT INTO modele (lib_modele, id_marque_modele) VALUES ('&quot;;[.I1447];&quot;', &quot;;[.G1447];&quot;);&quot;)" office:value-type="string" office:string-value="INSERT INTO modele (lib_modele, id_marque_modele) VALUES ('LA MOTO', 55);" calcext:value-type="string">
            <text:p>INSERT INTO modele (lib_modele, id_marque_modele) VALUES ('LA MOT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LEONARD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8];&quot; &quot;;[.D1448];[.E1448];[.F1448])" office:value-type="string" office:string-value="LEONARDO " calcext:value-type="string">
            <text:p>LEONARDO </text:p>
          </table:table-cell>
          <table:table-cell table:formula="of:=TRIM([.H1448])" office:value-type="string" office:string-value="LEONARDO" calcext:value-type="string">
            <text:p>LEONARDO</text:p>
          </table:table-cell>
          <table:table-cell table:formula="of:=CONCATENATE(&quot;INSERT INTO modele (lib_modele, id_marque_modele) VALUES ('&quot;;[.I1448];&quot;', &quot;;[.G1448];&quot;);&quot;)" office:value-type="string" office:string-value="INSERT INTO modele (lib_modele, id_marque_modele) VALUES ('LEONARDO', 55);" calcext:value-type="string">
            <text:p>INSERT INTO modele (lib_modele, id_marque_modele) VALUES ('LEONARD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9];&quot; &quot;;[.D1449];[.E1449];[.F1449])" office:value-type="string" office:string-value="MANA " calcext:value-type="string">
            <text:p>MANA </text:p>
          </table:table-cell>
          <table:table-cell table:formula="of:=TRIM([.H1449])" office:value-type="string" office:string-value="MANA" calcext:value-type="string">
            <text:p>MANA</text:p>
          </table:table-cell>
          <table:table-cell table:formula="of:=CONCATENATE(&quot;INSERT INTO modele (lib_modele, id_marque_modele) VALUES ('&quot;;[.I1449];&quot;', &quot;;[.G1449];&quot;);&quot;)" office:value-type="string" office:string-value="INSERT INTO modele (lib_modele, id_marque_modele) VALUES ('MANA', 55);" calcext:value-type="string">
            <text:p>INSERT INTO modele (lib_modele, id_marque_modele) VALUES ('MAN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OJIT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0];&quot; &quot;;[.D1450];[.E1450];[.F1450])" office:value-type="string" office:string-value="MOJITO " calcext:value-type="string">
            <text:p>MOJITO </text:p>
          </table:table-cell>
          <table:table-cell table:formula="of:=TRIM([.H1450])" office:value-type="string" office:string-value="MOJITO" calcext:value-type="string">
            <text:p>MOJITO</text:p>
          </table:table-cell>
          <table:table-cell table:formula="of:=CONCATENATE(&quot;INSERT INTO modele (lib_modele, id_marque_modele) VALUES ('&quot;;[.I1450];&quot;', &quot;;[.G1450];&quot;);&quot;)" office:value-type="string" office:string-value="INSERT INTO modele (lib_modele, id_marque_modele) VALUES ('MOJITO', 55);" calcext:value-type="string">
            <text:p>INSERT INTO modele (lib_modele, id_marque_modele) VALUES ('MOJIT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1];&quot; &quot;;[.D1451];[.E1451];[.F1451])" office:value-type="string" office:string-value="MX " calcext:value-type="string">
            <text:p>MX </text:p>
          </table:table-cell>
          <table:table-cell table:formula="of:=TRIM([.H1451])" office:value-type="string" office:string-value="MX" calcext:value-type="string">
            <text:p>MX</text:p>
          </table:table-cell>
          <table:table-cell table:formula="of:=CONCATENATE(&quot;INSERT INTO modele (lib_modele, id_marque_modele) VALUES ('&quot;;[.I1451];&quot;', &quot;;[.G1451];&quot;);&quot;)" office:value-type="string" office:string-value="INSERT INTO modele (lib_modele, id_marque_modele) VALUES ('MX', 55);" calcext:value-type="string">
            <text:p>INSERT INTO modele (lib_modele, id_marque_modele) VALUES ('M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PEGAS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2];&quot; &quot;;[.D1452];[.E1452];[.F1452])" office:value-type="string" office:string-value="PEGASO " calcext:value-type="string">
            <text:p>PEGASO </text:p>
          </table:table-cell>
          <table:table-cell table:formula="of:=TRIM([.H1452])" office:value-type="string" office:string-value="PEGASO" calcext:value-type="string">
            <text:p>PEGASO</text:p>
          </table:table-cell>
          <table:table-cell table:formula="of:=CONCATENATE(&quot;INSERT INTO modele (lib_modele, id_marque_modele) VALUES ('&quot;;[.I1452];&quot;', &quot;;[.G1452];&quot;);&quot;)" office:value-type="string" office:string-value="INSERT INTO modele (lib_modele, id_marque_modele) VALUES ('PEGASO', 55);" calcext:value-type="string">
            <text:p>INSERT INTO modele (lib_modele, id_marque_modele) VALUES ('PEGAS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ALL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3];&quot; &quot;;[.D1453];[.E1453];[.F1453])" office:value-type="string" office:string-value="RALLY " calcext:value-type="string">
            <text:p>RALLY </text:p>
          </table:table-cell>
          <table:table-cell table:formula="of:=TRIM([.H1453])" office:value-type="string" office:string-value="RALLY" calcext:value-type="string">
            <text:p>RALLY</text:p>
          </table:table-cell>
          <table:table-cell table:formula="of:=CONCATENATE(&quot;INSERT INTO modele (lib_modele, id_marque_modele) VALUES ('&quot;;[.I1453];&quot;', &quot;;[.G1453];&quot;);&quot;)" office:value-type="string" office:string-value="INSERT INTO modele (lib_modele, id_marque_modele) VALUES ('RALLY', 55);" calcext:value-type="string">
            <text:p>INSERT INTO modele (lib_modele, id_marque_modele) VALUES ('RALLY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54];&quot; &quot;;[.D1454];[.E1454];[.F1454])" office:value-type="string" office:string-value="RED ROSE" calcext:value-type="string">
            <text:p>RED ROSE</text:p>
          </table:table-cell>
          <table:table-cell table:formula="of:=TRIM([.H1454])" office:value-type="string" office:string-value="RED ROSE" calcext:value-type="string">
            <text:p>RED ROSE</text:p>
          </table:table-cell>
          <table:table-cell table:formula="of:=CONCATENATE(&quot;INSERT INTO modele (lib_modele, id_marque_modele) VALUES ('&quot;;[.I1454];&quot;', &quot;;[.G1454];&quot;);&quot;)" office:value-type="string" office:string-value="INSERT INTO modele (lib_modele, id_marque_modele) VALUES ('RED ROSE', 55);" calcext:value-type="string">
            <text:p>INSERT INTO modele (lib_modele, id_marque_modele) VALUES ('RED ROS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EPLIC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5];&quot; &quot;;[.D1455];[.E1455];[.F1455])" office:value-type="string" office:string-value="REPLICA " calcext:value-type="string">
            <text:p>REPLICA </text:p>
          </table:table-cell>
          <table:table-cell table:formula="of:=TRIM([.H1455])" office:value-type="string" office:string-value="REPLICA" calcext:value-type="string">
            <text:p>REPLICA</text:p>
          </table:table-cell>
          <table:table-cell table:formula="of:=CONCATENATE(&quot;INSERT INTO modele (lib_modele, id_marque_modele) VALUES ('&quot;;[.I1455];&quot;', &quot;;[.G1455];&quot;);&quot;)" office:value-type="string" office:string-value="INSERT INTO modele (lib_modele, id_marque_modele) VALUES ('REPLICA', 55);" calcext:value-type="string">
            <text:p>INSERT INTO modele (lib_modele, id_marque_modele) VALUES ('REPLIC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6];&quot; &quot;;[.D1456];[.E1456];[.F1456])" office:value-type="string" office:string-value="RS " calcext:value-type="string">
            <text:p>RS </text:p>
          </table:table-cell>
          <table:table-cell table:formula="of:=TRIM([.H1456])" office:value-type="string" office:string-value="RS" calcext:value-type="string">
            <text:p>RS</text:p>
          </table:table-cell>
          <table:table-cell table:formula="of:=CONCATENATE(&quot;INSERT INTO modele (lib_modele, id_marque_modele) VALUES ('&quot;;[.I1456];&quot;', &quot;;[.G1456];&quot;);&quot;)" office:value-type="string" office:string-value="INSERT INTO modele (lib_modele, id_marque_modele) VALUES ('RS', 55);" calcext:value-type="string">
            <text:p>INSERT INTO modele (lib_modele, id_marque_modele) VALUES ('RS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7];&quot; &quot;;[.D1457];[.E1457];[.F1457])" office:value-type="string" office:string-value="RS4 " calcext:value-type="string">
            <text:p>RS4 </text:p>
          </table:table-cell>
          <table:table-cell table:formula="of:=TRIM([.H1457])" office:value-type="string" office:string-value="RS4" calcext:value-type="string">
            <text:p>RS4</text:p>
          </table:table-cell>
          <table:table-cell table:formula="of:=CONCATENATE(&quot;INSERT INTO modele (lib_modele, id_marque_modele) VALUES ('&quot;;[.I1457];&quot;', &quot;;[.G1457];&quot;);&quot;)" office:value-type="string" office:string-value="INSERT INTO modele (lib_modele, id_marque_modele) VALUES ('RS4', 55);" calcext:value-type="string">
            <text:p>INSERT INTO modele (lib_modele, id_marque_modele) VALUES ('RS4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8];&quot; &quot;;[.D1458];[.E1458];[.F1458])" office:value-type="string" office:string-value="RSV " calcext:value-type="string">
            <text:p>RSV </text:p>
          </table:table-cell>
          <table:table-cell table:formula="of:=TRIM([.H1458])" office:value-type="string" office:string-value="RSV" calcext:value-type="string">
            <text:p>RSV</text:p>
          </table:table-cell>
          <table:table-cell table:formula="of:=CONCATENATE(&quot;INSERT INTO modele (lib_modele, id_marque_modele) VALUES ('&quot;;[.I1458];&quot;', &quot;;[.G1458];&quot;);&quot;)" office:value-type="string" office:string-value="INSERT INTO modele (lib_modele, id_marque_modele) VALUES ('RSV', 55);" calcext:value-type="string">
            <text:p>INSERT INTO modele (lib_modele, id_marque_modele) VALUES ('RS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V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9];&quot; &quot;;[.D1459];[.E1459];[.F1459])" office:value-type="string" office:string-value="RSV4 " calcext:value-type="string">
            <text:p>RSV4 </text:p>
          </table:table-cell>
          <table:table-cell table:formula="of:=TRIM([.H1459])" office:value-type="string" office:string-value="RSV4" calcext:value-type="string">
            <text:p>RSV4</text:p>
          </table:table-cell>
          <table:table-cell table:formula="of:=CONCATENATE(&quot;INSERT INTO modele (lib_modele, id_marque_modele) VALUES ('&quot;;[.I1459];&quot;', &quot;;[.G1459];&quot;);&quot;)" office:value-type="string" office:string-value="INSERT INTO modele (lib_modele, id_marque_modele) VALUES ('RSV4', 55);" calcext:value-type="string">
            <text:p>INSERT INTO modele (lib_modele, id_marque_modele) VALUES ('RSV4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0];&quot; &quot;;[.D1460];[.E1460];[.F1460])" office:value-type="string" office:string-value="RX " calcext:value-type="string">
            <text:p>RX </text:p>
          </table:table-cell>
          <table:table-cell table:formula="of:=TRIM([.H1460])" office:value-type="string" office:string-value="RX" calcext:value-type="string">
            <text:p>RX</text:p>
          </table:table-cell>
          <table:table-cell table:formula="of:=CONCATENATE(&quot;INSERT INTO modele (lib_modele, id_marque_modele) VALUES ('&quot;;[.I1460];&quot;', &quot;;[.G1460];&quot;);&quot;)" office:value-type="string" office:string-value="INSERT INTO modele (lib_modele, id_marque_modele) VALUES ('RX', 55);" calcext:value-type="string">
            <text:p>INSERT INTO modele (lib_modele, id_marque_modele) VALUES ('R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X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1];&quot; &quot;;[.D1461];[.E1461];[.F1461])" office:value-type="string" office:string-value="RXV " calcext:value-type="string">
            <text:p>RXV </text:p>
          </table:table-cell>
          <table:table-cell table:formula="of:=TRIM([.H1461])" office:value-type="string" office:string-value="RXV" calcext:value-type="string">
            <text:p>RXV</text:p>
          </table:table-cell>
          <table:table-cell table:formula="of:=CONCATENATE(&quot;INSERT INTO modele (lib_modele, id_marque_modele) VALUES ('&quot;;[.I1461];&quot;', &quot;;[.G1461];&quot;);&quot;)" office:value-type="string" office:string-value="INSERT INTO modele (lib_modele, id_marque_modele) VALUES ('RXV', 55);" calcext:value-type="string">
            <text:p>INSERT INTO modele (lib_modele, id_marque_modele) VALUES ('RX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CARABE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2];&quot; &quot;;[.D1462];[.E1462];[.F1462])" office:value-type="string" office:string-value="SCARABEO " calcext:value-type="string">
            <text:p>SCARABEO </text:p>
          </table:table-cell>
          <table:table-cell table:formula="of:=TRIM([.H1462])" office:value-type="string" office:string-value="SCARABEO" calcext:value-type="string">
            <text:p>SCARABEO</text:p>
          </table:table-cell>
          <table:table-cell table:formula="of:=CONCATENATE(&quot;INSERT INTO modele (lib_modele, id_marque_modele) VALUES ('&quot;;[.I1462];&quot;', &quot;;[.G1462];&quot;);&quot;)" office:value-type="string" office:string-value="INSERT INTO modele (lib_modele, id_marque_modele) VALUES ('SCARABEO', 55);" calcext:value-type="string">
            <text:p>INSERT INTO modele (lib_modele, id_marque_modele) VALUES ('SCARABE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HIVER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3];&quot; &quot;;[.D1463];[.E1463];[.F1463])" office:value-type="string" office:string-value="SHIVER " calcext:value-type="string">
            <text:p>SHIVER </text:p>
          </table:table-cell>
          <table:table-cell table:formula="of:=TRIM([.H1463])" office:value-type="string" office:string-value="SHIVER" calcext:value-type="string">
            <text:p>SHIVER</text:p>
          </table:table-cell>
          <table:table-cell table:formula="of:=CONCATENATE(&quot;INSERT INTO modele (lib_modele, id_marque_modele) VALUES ('&quot;;[.I1463];&quot;', &quot;;[.G1463];&quot;);&quot;)" office:value-type="string" office:string-value="INSERT INTO modele (lib_modele, id_marque_modele) VALUES ('SHIVER', 55);" calcext:value-type="string">
            <text:p>INSERT INTO modele (lib_modele, id_marque_modele) VALUES ('SHIVER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INTESI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4];&quot; &quot;;[.D1464];[.E1464];[.F1464])" office:value-type="string" office:string-value="SINTESI " calcext:value-type="string">
            <text:p>SINTESI </text:p>
          </table:table-cell>
          <table:table-cell table:formula="of:=TRIM([.H1464])" office:value-type="string" office:string-value="SINTESI" calcext:value-type="string">
            <text:p>SINTESI</text:p>
          </table:table-cell>
          <table:table-cell table:formula="of:=CONCATENATE(&quot;INSERT INTO modele (lib_modele, id_marque_modele) VALUES ('&quot;;[.I1464];&quot;', &quot;;[.G1464];&quot;);&quot;)" office:value-type="string" office:string-value="INSERT INTO modele (lib_modele, id_marque_modele) VALUES ('SINTESI', 55);" calcext:value-type="string">
            <text:p>INSERT INTO modele (lib_modele, id_marque_modele) VALUES ('SINTESI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5];&quot; &quot;;[.D1465];[.E1465];[.F1465])" office:value-type="string" office:string-value="SL " calcext:value-type="string">
            <text:p>SL </text:p>
          </table:table-cell>
          <table:table-cell table:formula="of:=TRIM([.H1465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465];&quot;', &quot;;[.G1465];&quot;);&quot;)" office:value-type="string" office:string-value="INSERT INTO modele (lib_modele, id_marque_modele) VALUES ('SL', 55);" calcext:value-type="string">
            <text:p>INSERT INTO modele (lib_modele, id_marque_modele) VALUES ('SL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PORT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6];&quot; &quot;;[.D1466];[.E1466];[.F1466])" office:value-type="string" office:string-value="SPORT " calcext:value-type="string">
            <text:p>SPORT </text:p>
          </table:table-cell>
          <table:table-cell table:formula="of:=TRIM([.H1466])" office:value-type="string" office:string-value="SPORT" calcext:value-type="string">
            <text:p>SPORT</text:p>
          </table:table-cell>
          <table:table-cell table:formula="of:=CONCATENATE(&quot;INSERT INTO modele (lib_modele, id_marque_modele) VALUES ('&quot;;[.I1466];&quot;', &quot;;[.G1466];&quot;);&quot;)" office:value-type="string" office:string-value="INSERT INTO modele (lib_modele, id_marque_modele) VALUES ('SPORT', 55);" calcext:value-type="string">
            <text:p>INSERT INTO modele (lib_modele, id_marque_modele) VALUES ('SPORT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PORTCIT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7];&quot; &quot;;[.D1467];[.E1467];[.F1467])" office:value-type="string" office:string-value="SPORTCITY " calcext:value-type="string">
            <text:p>SPORTCITY </text:p>
          </table:table-cell>
          <table:table-cell table:formula="of:=TRIM([.H1467])" office:value-type="string" office:string-value="SPORTCITY" calcext:value-type="string">
            <text:p>SPORTCITY</text:p>
          </table:table-cell>
          <table:table-cell table:formula="of:=CONCATENATE(&quot;INSERT INTO modele (lib_modele, id_marque_modele) VALUES ('&quot;;[.I1467];&quot;', &quot;;[.G1467];&quot;);&quot;)" office:value-type="string" office:string-value="INSERT INTO modele (lib_modele, id_marque_modele) VALUES ('SPORTCITY', 55);" calcext:value-type="string">
            <text:p>INSERT INTO modele (lib_modele, id_marque_modele) VALUES ('SPORTCITY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8];&quot; &quot;;[.D1468];[.E1468];[.F1468])" office:value-type="string" office:string-value="SR " calcext:value-type="string">
            <text:p>SR </text:p>
          </table:table-cell>
          <table:table-cell table:formula="of:=TRIM([.H1468])" office:value-type="string" office:string-value="SR" calcext:value-type="string">
            <text:p>SR</text:p>
          </table:table-cell>
          <table:table-cell table:formula="of:=CONCATENATE(&quot;INSERT INTO modele (lib_modele, id_marque_modele) VALUES ('&quot;;[.I1468];&quot;', &quot;;[.G1468];&quot;);&quot;)" office:value-type="string" office:string-value="INSERT INTO modele (lib_modele, id_marque_modele) VALUES ('SR', 55);" calcext:value-type="string">
            <text:p>INSERT INTO modele (lib_modele, id_marque_modele) VALUES ('SR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69];&quot; &quot;;[.D1469];[.E1469];[.F1469])" office:value-type="string" office:string-value="SR MAX" calcext:value-type="string">
            <text:p>SR MAX</text:p>
          </table:table-cell>
          <table:table-cell table:formula="of:=TRIM([.H1469])" office:value-type="string" office:string-value="SR MAX" calcext:value-type="string">
            <text:p>SR MAX</text:p>
          </table:table-cell>
          <table:table-cell table:formula="of:=CONCATENATE(&quot;INSERT INTO modele (lib_modele, id_marque_modele) VALUES ('&quot;;[.I1469];&quot;', &quot;;[.G1469];&quot;);&quot;)" office:value-type="string" office:string-value="INSERT INTO modele (lib_modele, id_marque_modele) VALUES ('SR MAX', 55);" calcext:value-type="string">
            <text:p>INSERT INTO modele (lib_modele, id_marque_modele) VALUES ('SR MA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0];&quot; &quot;;[.D1470];[.E1470];[.F1470])" office:value-type="string" office:string-value="SRV " calcext:value-type="string">
            <text:p>SRV </text:p>
          </table:table-cell>
          <table:table-cell table:formula="of:=TRIM([.H1470])" office:value-type="string" office:string-value="SRV" calcext:value-type="string">
            <text:p>SRV</text:p>
          </table:table-cell>
          <table:table-cell table:formula="of:=CONCATENATE(&quot;INSERT INTO modele (lib_modele, id_marque_modele) VALUES ('&quot;;[.I1470];&quot;', &quot;;[.G1470];&quot;);&quot;)" office:value-type="string" office:string-value="INSERT INTO modele (lib_modele, id_marque_modele) VALUES ('SRV', 55);" calcext:value-type="string">
            <text:p>INSERT INTO modele (lib_modele, id_marque_modele) VALUES ('SR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TAR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1];&quot; &quot;;[.D1471];[.E1471];[.F1471])" office:value-type="string" office:string-value="STARK " calcext:value-type="string">
            <text:p>STARK </text:p>
          </table:table-cell>
          <table:table-cell table:formula="of:=TRIM([.H1471])" office:value-type="string" office:string-value="STARK" calcext:value-type="string">
            <text:p>STARK</text:p>
          </table:table-cell>
          <table:table-cell table:formula="of:=CONCATENATE(&quot;INSERT INTO modele (lib_modele, id_marque_modele) VALUES ('&quot;;[.I1471];&quot;', &quot;;[.G1471];&quot;);&quot;)" office:value-type="string" office:string-value="INSERT INTO modele (lib_modele, id_marque_modele) VALUES ('STARK', 55);" calcext:value-type="string">
            <text:p>INSERT INTO modele (lib_modele, id_marque_modele) VALUES ('STARK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2];&quot; &quot;;[.D1472];[.E1472];[.F1472])" office:value-type="string" office:string-value="SX " calcext:value-type="string">
            <text:p>SX </text:p>
          </table:table-cell>
          <table:table-cell table:formula="of:=TRIM([.H1472])" office:value-type="string" office:string-value="SX" calcext:value-type="string">
            <text:p>SX</text:p>
          </table:table-cell>
          <table:table-cell table:formula="of:=CONCATENATE(&quot;INSERT INTO modele (lib_modele, id_marque_modele) VALUES ('&quot;;[.I1472];&quot;', &quot;;[.G1472];&quot;);&quot;)" office:value-type="string" office:string-value="INSERT INTO modele (lib_modele, id_marque_modele) VALUES ('SX', 55);" calcext:value-type="string">
            <text:p>INSERT INTO modele (lib_modele, id_marque_modele) VALUES ('S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X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3];&quot; &quot;;[.D1473];[.E1473];[.F1473])" office:value-type="string" office:string-value="SXV " calcext:value-type="string">
            <text:p>SXV </text:p>
          </table:table-cell>
          <table:table-cell table:formula="of:=TRIM([.H1473])" office:value-type="string" office:string-value="SXV" calcext:value-type="string">
            <text:p>SXV</text:p>
          </table:table-cell>
          <table:table-cell table:formula="of:=CONCATENATE(&quot;INSERT INTO modele (lib_modele, id_marque_modele) VALUES ('&quot;;[.I1473];&quot;', &quot;;[.G1473];&quot;);&quot;)" office:value-type="string" office:string-value="INSERT INTO modele (lib_modele, id_marque_modele) VALUES ('SXV', 55);" calcext:value-type="string">
            <text:p>INSERT INTO modele (lib_modele, id_marque_modele) VALUES ('SX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TUAREG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4];&quot; &quot;;[.D1474];[.E1474];[.F1474])" office:value-type="string" office:string-value="TUAREG " calcext:value-type="string">
            <text:p>TUAREG </text:p>
          </table:table-cell>
          <table:table-cell table:formula="of:=TRIM([.H1474])" office:value-type="string" office:string-value="TUAREG" calcext:value-type="string">
            <text:p>TUAREG</text:p>
          </table:table-cell>
          <table:table-cell table:formula="of:=CONCATENATE(&quot;INSERT INTO modele (lib_modele, id_marque_modele) VALUES ('&quot;;[.I1474];&quot;', &quot;;[.G1474];&quot;);&quot;)" office:value-type="string" office:string-value="INSERT INTO modele (lib_modele, id_marque_modele) VALUES ('TUAREG', 55);" calcext:value-type="string">
            <text:p>INSERT INTO modele (lib_modele, id_marque_modele) VALUES ('TUAREG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TUON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5];&quot; &quot;;[.D1475];[.E1475];[.F1475])" office:value-type="string" office:string-value="TUONO " calcext:value-type="string">
            <text:p>TUONO </text:p>
          </table:table-cell>
          <table:table-cell table:formula="of:=TRIM([.H1475])" office:value-type="string" office:string-value="TUONO" calcext:value-type="string">
            <text:p>TUONO</text:p>
          </table:table-cell>
          <table:table-cell table:formula="of:=CONCATENATE(&quot;INSERT INTO modele (lib_modele, id_marque_modele) VALUES ('&quot;;[.I1475];&quot;', &quot;;[.G1475];&quot;);&quot;)" office:value-type="string" office:string-value="INSERT INTO modele (lib_modele, id_marque_modele) VALUES ('TUONO', 55);" calcext:value-type="string">
            <text:p>INSERT INTO modele (lib_modele, id_marque_modele) VALUES ('TUON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6];&quot; &quot;;[.D1476];[.E1476];[.F1476])" office:value-type="string" office:string-value="WIND " calcext:value-type="string">
            <text:p>WIND </text:p>
          </table:table-cell>
          <table:table-cell table:formula="of:=TRIM([.H1476])" office:value-type="string" office:string-value="WIND" calcext:value-type="string">
            <text:p>WIND</text:p>
          </table:table-cell>
          <table:table-cell table:formula="of:=CONCATENATE(&quot;INSERT INTO modele (lib_modele, id_marque_modele) VALUES ('&quot;;[.I1476];&quot;', &quot;;[.G1476];&quot;);&quot;)" office:value-type="string" office:string-value="INSERT INTO modele (lib_modele, id_marque_modele) VALUES ('WIND', 55);" calcext:value-type="string">
            <text:p>INSERT INTO modele (lib_modele, id_marque_modele) VALUES ('WIN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7];&quot; &quot;;[.D1477];[.E1477];[.F1477])" office:value-type="string" office:string-value="AUTRE " calcext:value-type="string">
            <text:p>AUTRE </text:p>
          </table:table-cell>
          <table:table-cell table:formula="of:=TRIM([.H147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477];&quot;', &quot;;[.G1477];&quot;);&quot;)" office:value-type="string" office:string-value="INSERT INTO modele (lib_modele, id_marque_modele) VALUES ('AUTRE', 55);" calcext:value-type="string">
            <text:p>INSERT INTO modele (lib_modele, id_marque_modele) VALUES ('AUTR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78];&quot; &quot;;[.D1478];[.E1478];[.F1478])" office:value-type="string" office:string-value="C " calcext:value-type="string">
            <text:p>C </text:p>
          </table:table-cell>
          <table:table-cell table:formula="of:=TRIM([.H1478])" office:value-type="string" office:string-value="C" calcext:value-type="string">
            <text:p>C</text:p>
          </table:table-cell>
          <table:table-cell table:formula="of:=CONCATENATE(&quot;INSERT INTO modele (lib_modele, id_marque_modele) VALUES ('&quot;;[.I1478];&quot;', &quot;;[.G1478];&quot;);&quot;)" office:value-type="string" office:string-value="INSERT INTO modele (lib_modele, id_marque_modele) VALUES ('C', 7);" calcext:value-type="string">
            <text:p>INSERT INTO modele (lib_modele, id_marque_modele) VALUES ('C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79];&quot; &quot;;[.D1479];[.E1479];[.F1479])" office:value-type="string" office:string-value="C EVOLUTION" calcext:value-type="string">
            <text:p>C EVOLUTION</text:p>
          </table:table-cell>
          <table:table-cell table:formula="of:=TRIM([.H1479])" office:value-type="string" office:string-value="C EVOLUTION" calcext:value-type="string">
            <text:p>C EVOLUTION</text:p>
          </table:table-cell>
          <table:table-cell table:formula="of:=CONCATENATE(&quot;INSERT INTO modele (lib_modele, id_marque_modele) VALUES ('&quot;;[.I1479];&quot;', &quot;;[.G1479];&quot;);&quot;)" office:value-type="string" office:string-value="INSERT INTO modele (lib_modele, id_marque_modele) VALUES ('C EVOLUTION', 7);" calcext:value-type="string">
            <text:p>INSERT INTO modele (lib_modele, id_marque_modele) VALUES ('C EVOLUTION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0];&quot; &quot;;[.D1480];[.E1480];[.F1480])" office:value-type="string" office:string-value="C1 " calcext:value-type="string">
            <text:p>C1 </text:p>
          </table:table-cell>
          <table:table-cell table:formula="of:=TRIM([.H1480])" office:value-type="string" office:string-value="C1" calcext:value-type="string">
            <text:p>C1</text:p>
          </table:table-cell>
          <table:table-cell table:formula="of:=CONCATENATE(&quot;INSERT INTO modele (lib_modele, id_marque_modele) VALUES ('&quot;;[.I1480];&quot;', &quot;;[.G1480];&quot;);&quot;)" office:value-type="string" office:string-value="INSERT INTO modele (lib_modele, id_marque_modele) VALUES ('C1', 7);" calcext:value-type="string">
            <text:p>INSERT INTO modele (lib_modele, id_marque_modele) VALUES ('C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1];&quot; &quot;;[.D1481];[.E1481];[.F1481])" office:value-type="string" office:string-value="F " calcext:value-type="string">
            <text:p>F </text:p>
          </table:table-cell>
          <table:table-cell table:formula="of:=TRIM([.H1481])" office:value-type="string" office:string-value="F" calcext:value-type="string">
            <text:p>F</text:p>
          </table:table-cell>
          <table:table-cell table:formula="of:=CONCATENATE(&quot;INSERT INTO modele (lib_modele, id_marque_modele) VALUES ('&quot;;[.I1481];&quot;', &quot;;[.G1481];&quot;);&quot;)" office:value-type="string" office:string-value="INSERT INTO modele (lib_modele, id_marque_modele) VALUES ('F', 7);" calcext:value-type="string">
            <text:p>INSERT INTO modele (lib_modele, id_marque_modele) VALUES ('F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2];&quot; &quot;;[.D1482];[.E1482];[.F1482])" office:value-type="string" office:string-value="F650 " calcext:value-type="string">
            <text:p>F650 </text:p>
          </table:table-cell>
          <table:table-cell table:formula="of:=TRIM([.H1482])" office:value-type="string" office:string-value="F650" calcext:value-type="string">
            <text:p>F650</text:p>
          </table:table-cell>
          <table:table-cell table:formula="of:=CONCATENATE(&quot;INSERT INTO modele (lib_modele, id_marque_modele) VALUES ('&quot;;[.I1482];&quot;', &quot;;[.G1482];&quot;);&quot;)" office:value-type="string" office:string-value="INSERT INTO modele (lib_modele, id_marque_modele) VALUES ('F650', 7);" calcext:value-type="string">
            <text:p>INSERT INTO modele (lib_modele, id_marque_modele) VALUES ('F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7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3];&quot; &quot;;[.D1483];[.E1483];[.F1483])" office:value-type="string" office:string-value="F700 " calcext:value-type="string">
            <text:p>F700 </text:p>
          </table:table-cell>
          <table:table-cell table:formula="of:=TRIM([.H1483])" office:value-type="string" office:string-value="F700" calcext:value-type="string">
            <text:p>F700</text:p>
          </table:table-cell>
          <table:table-cell table:formula="of:=CONCATENATE(&quot;INSERT INTO modele (lib_modele, id_marque_modele) VALUES ('&quot;;[.I1483];&quot;', &quot;;[.G1483];&quot;);&quot;)" office:value-type="string" office:string-value="INSERT INTO modele (lib_modele, id_marque_modele) VALUES ('F700', 7);" calcext:value-type="string">
            <text:p>INSERT INTO modele (lib_modele, id_marque_modele) VALUES ('F7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8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4];&quot; &quot;;[.D1484];[.E1484];[.F1484])" office:value-type="string" office:string-value="F800 " calcext:value-type="string">
            <text:p>F800 </text:p>
          </table:table-cell>
          <table:table-cell table:formula="of:=TRIM([.H1484])" office:value-type="string" office:string-value="F800" calcext:value-type="string">
            <text:p>F800</text:p>
          </table:table-cell>
          <table:table-cell table:formula="of:=CONCATENATE(&quot;INSERT INTO modele (lib_modele, id_marque_modele) VALUES ('&quot;;[.I1484];&quot;', &quot;;[.G1484];&quot;);&quot;)" office:value-type="string" office:string-value="INSERT INTO modele (lib_modele, id_marque_modele) VALUES ('F800', 7);" calcext:value-type="string">
            <text:p>INSERT INTO modele (lib_modele, id_marque_modele) VALUES ('F8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UNDUR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5];&quot; &quot;;[.D1485];[.E1485];[.F1485])" office:value-type="string" office:string-value="FUNDURO " calcext:value-type="string">
            <text:p>FUNDURO </text:p>
          </table:table-cell>
          <table:table-cell table:formula="of:=TRIM([.H1485])" office:value-type="string" office:string-value="FUNDURO" calcext:value-type="string">
            <text:p>FUNDURO</text:p>
          </table:table-cell>
          <table:table-cell table:formula="of:=CONCATENATE(&quot;INSERT INTO modele (lib_modele, id_marque_modele) VALUES ('&quot;;[.I1485];&quot;', &quot;;[.G1485];&quot;);&quot;)" office:value-type="string" office:string-value="INSERT INTO modele (lib_modele, id_marque_modele) VALUES ('FUNDURO', 7);" calcext:value-type="string">
            <text:p>INSERT INTO modele (lib_modele, id_marque_modele) VALUES ('FUNDURO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6];&quot; &quot;;[.D1486];[.E1486];[.F1486])" office:value-type="string" office:string-value="G650 " calcext:value-type="string">
            <text:p>G650 </text:p>
          </table:table-cell>
          <table:table-cell table:formula="of:=TRIM([.H1486])" office:value-type="string" office:string-value="G650" calcext:value-type="string">
            <text:p>G650</text:p>
          </table:table-cell>
          <table:table-cell table:formula="of:=CONCATENATE(&quot;INSERT INTO modele (lib_modele, id_marque_modele) VALUES ('&quot;;[.I1486];&quot;', &quot;;[.G1486];&quot;);&quot;)" office:value-type="string" office:string-value="INSERT INTO modele (lib_modele, id_marque_modele) VALUES ('G650', 7);" calcext:value-type="string">
            <text:p>INSERT INTO modele (lib_modele, id_marque_modele) VALUES ('G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7];&quot; &quot;;[.D1487];[.E1487];[.F1487])" office:value-type="string" office:string-value="GX " calcext:value-type="string">
            <text:p>GX </text:p>
          </table:table-cell>
          <table:table-cell table:formula="of:=TRIM([.H1487])" office:value-type="string" office:string-value="GX" calcext:value-type="string">
            <text:p>GX</text:p>
          </table:table-cell>
          <table:table-cell table:formula="of:=CONCATENATE(&quot;INSERT INTO modele (lib_modele, id_marque_modele) VALUES ('&quot;;[.I1487];&quot;', &quot;;[.G1487];&quot;);&quot;)" office:value-type="string" office:string-value="INSERT INTO modele (lib_modele, id_marque_modele) VALUES ('GX', 7);" calcext:value-type="string">
            <text:p>INSERT INTO modele (lib_modele, id_marque_modele) VALUES ('GX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HP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8];&quot; &quot;;[.D1488];[.E1488];[.F1488])" office:value-type="string" office:string-value="HP2 " calcext:value-type="string">
            <text:p>HP2 </text:p>
          </table:table-cell>
          <table:table-cell table:formula="of:=TRIM([.H1488])" office:value-type="string" office:string-value="HP2" calcext:value-type="string">
            <text:p>HP2</text:p>
          </table:table-cell>
          <table:table-cell table:formula="of:=CONCATENATE(&quot;INSERT INTO modele (lib_modele, id_marque_modele) VALUES ('&quot;;[.I1488];&quot;', &quot;;[.G1488];&quot;);&quot;)" office:value-type="string" office:string-value="INSERT INTO modele (lib_modele, id_marque_modele) VALUES ('HP2', 7);" calcext:value-type="string">
            <text:p>INSERT INTO modele (lib_modele, id_marque_modele) VALUES ('HP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HP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9];&quot; &quot;;[.D1489];[.E1489];[.F1489])" office:value-type="string" office:string-value="HP4 " calcext:value-type="string">
            <text:p>HP4 </text:p>
          </table:table-cell>
          <table:table-cell table:formula="of:=TRIM([.H1489])" office:value-type="string" office:string-value="HP4" calcext:value-type="string">
            <text:p>HP4</text:p>
          </table:table-cell>
          <table:table-cell table:formula="of:=CONCATENATE(&quot;INSERT INTO modele (lib_modele, id_marque_modele) VALUES ('&quot;;[.I1489];&quot;', &quot;;[.G1489];&quot;);&quot;)" office:value-type="string" office:string-value="INSERT INTO modele (lib_modele, id_marque_modele) VALUES ('HP4', 7);" calcext:value-type="string">
            <text:p>INSERT INTO modele (lib_modele, id_marque_modele) VALUES ('HP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0];&quot; &quot;;[.D1490];[.E1490];[.F1490])" office:value-type="string" office:string-value="K1 " calcext:value-type="string">
            <text:p>K1 </text:p>
          </table:table-cell>
          <table:table-cell table:formula="of:=TRIM([.H1490])" office:value-type="string" office:string-value="K1" calcext:value-type="string">
            <text:p>K1</text:p>
          </table:table-cell>
          <table:table-cell table:formula="of:=CONCATENATE(&quot;INSERT INTO modele (lib_modele, id_marque_modele) VALUES ('&quot;;[.I1490];&quot;', &quot;;[.G1490];&quot;);&quot;)" office:value-type="string" office:string-value="INSERT INTO modele (lib_modele, id_marque_modele) VALUES ('K1', 7);" calcext:value-type="string">
            <text:p>INSERT INTO modele (lib_modele, id_marque_modele) VALUES ('K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1];&quot; &quot;;[.D1491];[.E1491];[.F1491])" office:value-type="string" office:string-value="K100 " calcext:value-type="string">
            <text:p>K100 </text:p>
          </table:table-cell>
          <table:table-cell table:formula="of:=TRIM([.H1491])" office:value-type="string" office:string-value="K100" calcext:value-type="string">
            <text:p>K100</text:p>
          </table:table-cell>
          <table:table-cell table:formula="of:=CONCATENATE(&quot;INSERT INTO modele (lib_modele, id_marque_modele) VALUES ('&quot;;[.I1491];&quot;', &quot;;[.G1491];&quot;);&quot;)" office:value-type="string" office:string-value="INSERT INTO modele (lib_modele, id_marque_modele) VALUES ('K100', 7);" calcext:value-type="string">
            <text:p>INSERT INTO modele (lib_modele, id_marque_modele) VALUES ('K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2];&quot; &quot;;[.D1492];[.E1492];[.F1492])" office:value-type="string" office:string-value="K1100 " calcext:value-type="string">
            <text:p>K1100 </text:p>
          </table:table-cell>
          <table:table-cell table:formula="of:=TRIM([.H1492])" office:value-type="string" office:string-value="K1100" calcext:value-type="string">
            <text:p>K1100</text:p>
          </table:table-cell>
          <table:table-cell table:formula="of:=CONCATENATE(&quot;INSERT INTO modele (lib_modele, id_marque_modele) VALUES ('&quot;;[.I1492];&quot;', &quot;;[.G1492];&quot;);&quot;)" office:value-type="string" office:string-value="INSERT INTO modele (lib_modele, id_marque_modele) VALUES ('K1100', 7);" calcext:value-type="string">
            <text:p>INSERT INTO modele (lib_modele, id_marque_modele) VALUES ('K1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2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3];&quot; &quot;;[.D1493];[.E1493];[.F1493])" office:value-type="string" office:string-value="K1200 " calcext:value-type="string">
            <text:p>K1200 </text:p>
          </table:table-cell>
          <table:table-cell table:formula="of:=TRIM([.H1493])" office:value-type="string" office:string-value="K1200" calcext:value-type="string">
            <text:p>K1200</text:p>
          </table:table-cell>
          <table:table-cell table:formula="of:=CONCATENATE(&quot;INSERT INTO modele (lib_modele, id_marque_modele) VALUES ('&quot;;[.I1493];&quot;', &quot;;[.G1493];&quot;);&quot;)" office:value-type="string" office:string-value="INSERT INTO modele (lib_modele, id_marque_modele) VALUES ('K1200', 7);" calcext:value-type="string">
            <text:p>INSERT INTO modele (lib_modele, id_marque_modele) VALUES ('K12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3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4];&quot; &quot;;[.D1494];[.E1494];[.F1494])" office:value-type="string" office:string-value="K1300 " calcext:value-type="string">
            <text:p>K1300 </text:p>
          </table:table-cell>
          <table:table-cell table:formula="of:=TRIM([.H1494])" office:value-type="string" office:string-value="K1300" calcext:value-type="string">
            <text:p>K1300</text:p>
          </table:table-cell>
          <table:table-cell table:formula="of:=CONCATENATE(&quot;INSERT INTO modele (lib_modele, id_marque_modele) VALUES ('&quot;;[.I1494];&quot;', &quot;;[.G1494];&quot;);&quot;)" office:value-type="string" office:string-value="INSERT INTO modele (lib_modele, id_marque_modele) VALUES ('K1300', 7);" calcext:value-type="string">
            <text:p>INSERT INTO modele (lib_modele, id_marque_modele) VALUES ('K13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6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5];&quot; &quot;;[.D1495];[.E1495];[.F1495])" office:value-type="string" office:string-value="K1600 " calcext:value-type="string">
            <text:p>K1600 </text:p>
          </table:table-cell>
          <table:table-cell table:formula="of:=TRIM([.H1495])" office:value-type="string" office:string-value="K1600" calcext:value-type="string">
            <text:p>K1600</text:p>
          </table:table-cell>
          <table:table-cell table:formula="of:=CONCATENATE(&quot;INSERT INTO modele (lib_modele, id_marque_modele) VALUES ('&quot;;[.I1495];&quot;', &quot;;[.G1495];&quot;);&quot;)" office:value-type="string" office:string-value="INSERT INTO modele (lib_modele, id_marque_modele) VALUES ('K1600', 7);" calcext:value-type="string">
            <text:p>INSERT INTO modele (lib_modele, id_marque_modele) VALUES ('K16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6];&quot; &quot;;[.D1496];[.E1496];[.F1496])" office:value-type="string" office:string-value="K75 " calcext:value-type="string">
            <text:p>K75 </text:p>
          </table:table-cell>
          <table:table-cell table:formula="of:=TRIM([.H1496])" office:value-type="string" office:string-value="K75" calcext:value-type="string">
            <text:p>K75</text:p>
          </table:table-cell>
          <table:table-cell table:formula="of:=CONCATENATE(&quot;INSERT INTO modele (lib_modele, id_marque_modele) VALUES ('&quot;;[.I1496];&quot;', &quot;;[.G1496];&quot;);&quot;)" office:value-type="string" office:string-value="INSERT INTO modele (lib_modele, id_marque_modele) VALUES ('K75', 7);" calcext:value-type="string">
            <text:p>INSERT INTO modele (lib_modele, id_marque_modele) VALUES ('K7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YST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7];&quot; &quot;;[.D1497];[.E1497];[.F1497])" office:value-type="string" office:string-value="MYSTIC " calcext:value-type="string">
            <text:p>MYSTIC </text:p>
          </table:table-cell>
          <table:table-cell table:formula="of:=TRIM([.H1497])" office:value-type="string" office:string-value="MYSTIC" calcext:value-type="string">
            <text:p>MYSTIC</text:p>
          </table:table-cell>
          <table:table-cell table:formula="of:=CONCATENATE(&quot;INSERT INTO modele (lib_modele, id_marque_modele) VALUES ('&quot;;[.I1497];&quot;', &quot;;[.G1497];&quot;);&quot;)" office:value-type="string" office:string-value="INSERT INTO modele (lib_modele, id_marque_modele) VALUES ('MYSTIC', 7);" calcext:value-type="string">
            <text:p>INSERT INTO modele (lib_modele, id_marque_modele) VALUES ('MYSTIC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98];&quot; &quot;;[.D1498];[.E1498];[.F1498])" office:value-type="string" office:string-value="NINE T" calcext:value-type="string">
            <text:p>NINE T</text:p>
          </table:table-cell>
          <table:table-cell table:formula="of:=TRIM([.H1498])" office:value-type="string" office:string-value="NINE T" calcext:value-type="string">
            <text:p>NINE T</text:p>
          </table:table-cell>
          <table:table-cell table:formula="of:=CONCATENATE(&quot;INSERT INTO modele (lib_modele, id_marque_modele) VALUES ('&quot;;[.I1498];&quot;', &quot;;[.G1498];&quot;);&quot;)" office:value-type="string" office:string-value="INSERT INTO modele (lib_modele, id_marque_modele) VALUES ('NINE T', 7);" calcext:value-type="string">
            <text:p>INSERT INTO modele (lib_modele, id_marque_modele) VALUES ('NINE T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9];&quot; &quot;;[.D1499];[.E1499];[.F1499])" office:value-type="string" office:string-value="R " calcext:value-type="string">
            <text:p>R </text:p>
          </table:table-cell>
          <table:table-cell table:formula="of:=TRIM([.H1499])" office:value-type="string" office:string-value="R" calcext:value-type="string">
            <text:p>R</text:p>
          </table:table-cell>
          <table:table-cell table:formula="of:=CONCATENATE(&quot;INSERT INTO modele (lib_modele, id_marque_modele) VALUES ('&quot;;[.I1499];&quot;', &quot;;[.G1499];&quot;);&quot;)" office:value-type="string" office:string-value="INSERT INTO modele (lib_modele, id_marque_modele) VALUES ('R', 7);" calcext:value-type="string">
            <text:p>INSERT INTO modele (lib_modele, id_marque_modele) VALUES ('R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0];&quot; &quot;;[.D1500];[.E1500];[.F1500])" office:value-type="string" office:string-value="R100 " calcext:value-type="string">
            <text:p>R100 </text:p>
          </table:table-cell>
          <table:table-cell table:formula="of:=TRIM([.H1500])" office:value-type="string" office:string-value="R100" calcext:value-type="string">
            <text:p>R100</text:p>
          </table:table-cell>
          <table:table-cell table:formula="of:=CONCATENATE(&quot;INSERT INTO modele (lib_modele, id_marque_modele) VALUES ('&quot;;[.I1500];&quot;', &quot;;[.G1500];&quot;);&quot;)" office:value-type="string" office:string-value="INSERT INTO modele (lib_modele, id_marque_modele) VALUES ('R100', 7);" calcext:value-type="string">
            <text:p>INSERT INTO modele (lib_modele, id_marque_modele) VALUES ('R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1];&quot; &quot;;[.D1501];[.E1501];[.F1501])" office:value-type="string" office:string-value="R1100 " calcext:value-type="string">
            <text:p>R1100 </text:p>
          </table:table-cell>
          <table:table-cell table:formula="of:=TRIM([.H1501])" office:value-type="string" office:string-value="R1100" calcext:value-type="string">
            <text:p>R1100</text:p>
          </table:table-cell>
          <table:table-cell table:formula="of:=CONCATENATE(&quot;INSERT INTO modele (lib_modele, id_marque_modele) VALUES ('&quot;;[.I1501];&quot;', &quot;;[.G1501];&quot;);&quot;)" office:value-type="string" office:string-value="INSERT INTO modele (lib_modele, id_marque_modele) VALUES ('R1100', 7);" calcext:value-type="string">
            <text:p>INSERT INTO modele (lib_modele, id_marque_modele) VALUES ('R1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1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2];&quot; &quot;;[.D1502];[.E1502];[.F1502])" office:value-type="string" office:string-value="R1150 " calcext:value-type="string">
            <text:p>R1150 </text:p>
          </table:table-cell>
          <table:table-cell table:formula="of:=TRIM([.H1502])" office:value-type="string" office:string-value="R1150" calcext:value-type="string">
            <text:p>R1150</text:p>
          </table:table-cell>
          <table:table-cell table:formula="of:=CONCATENATE(&quot;INSERT INTO modele (lib_modele, id_marque_modele) VALUES ('&quot;;[.I1502];&quot;', &quot;;[.G1502];&quot;);&quot;)" office:value-type="string" office:string-value="INSERT INTO modele (lib_modele, id_marque_modele) VALUES ('R1150', 7);" calcext:value-type="string">
            <text:p>INSERT INTO modele (lib_modele, id_marque_modele) VALUES ('R11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2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3];&quot; &quot;;[.D1503];[.E1503];[.F1503])" office:value-type="string" office:string-value="R1200 " calcext:value-type="string">
            <text:p>R1200 </text:p>
          </table:table-cell>
          <table:table-cell table:formula="of:=TRIM([.H1503])" office:value-type="string" office:string-value="R1200" calcext:value-type="string">
            <text:p>R1200</text:p>
          </table:table-cell>
          <table:table-cell table:formula="of:=CONCATENATE(&quot;INSERT INTO modele (lib_modele, id_marque_modele) VALUES ('&quot;;[.I1503];&quot;', &quot;;[.G1503];&quot;);&quot;)" office:value-type="string" office:string-value="INSERT INTO modele (lib_modele, id_marque_modele) VALUES ('R1200', 7);" calcext:value-type="string">
            <text:p>INSERT INTO modele (lib_modele, id_marque_modele) VALUES ('R12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4];&quot; &quot;;[.D1504];[.E1504];[.F1504])" office:value-type="string" office:string-value="R45 " calcext:value-type="string">
            <text:p>R45 </text:p>
          </table:table-cell>
          <table:table-cell table:formula="of:=TRIM([.H1504])" office:value-type="string" office:string-value="R45" calcext:value-type="string">
            <text:p>R45</text:p>
          </table:table-cell>
          <table:table-cell table:formula="of:=CONCATENATE(&quot;INSERT INTO modele (lib_modele, id_marque_modele) VALUES ('&quot;;[.I1504];&quot;', &quot;;[.G1504];&quot;);&quot;)" office:value-type="string" office:string-value="INSERT INTO modele (lib_modele, id_marque_modele) VALUES ('R45', 7);" calcext:value-type="string">
            <text:p>INSERT INTO modele (lib_modele, id_marque_modele) VALUES ('R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5];&quot; &quot;;[.D1505];[.E1505];[.F1505])" office:value-type="string" office:string-value="R50 " calcext:value-type="string">
            <text:p>R50 </text:p>
          </table:table-cell>
          <table:table-cell table:formula="of:=TRIM([.H1505])" office:value-type="string" office:string-value="R50" calcext:value-type="string">
            <text:p>R50</text:p>
          </table:table-cell>
          <table:table-cell table:formula="of:=CONCATENATE(&quot;INSERT INTO modele (lib_modele, id_marque_modele) VALUES ('&quot;;[.I1505];&quot;', &quot;;[.G1505];&quot;);&quot;)" office:value-type="string" office:string-value="INSERT INTO modele (lib_modele, id_marque_modele) VALUES ('R50', 7);" calcext:value-type="string">
            <text:p>INSERT INTO modele (lib_modele, id_marque_modele) VALUES ('R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6];&quot; &quot;;[.D1506];[.E1506];[.F1506])" office:value-type="string" office:string-value="R60 " calcext:value-type="string">
            <text:p>R60 </text:p>
          </table:table-cell>
          <table:table-cell table:formula="of:=TRIM([.H1506])" office:value-type="string" office:string-value="R60" calcext:value-type="string">
            <text:p>R60</text:p>
          </table:table-cell>
          <table:table-cell table:formula="of:=CONCATENATE(&quot;INSERT INTO modele (lib_modele, id_marque_modele) VALUES ('&quot;;[.I1506];&quot;', &quot;;[.G1506];&quot;);&quot;)" office:value-type="string" office:string-value="INSERT INTO modele (lib_modele, id_marque_modele) VALUES ('R60', 7);" calcext:value-type="string">
            <text:p>INSERT INTO modele (lib_modele, id_marque_modele) VALUES ('R6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7];&quot; &quot;;[.D1507];[.E1507];[.F1507])" office:value-type="string" office:string-value="R65 " calcext:value-type="string">
            <text:p>R65 </text:p>
          </table:table-cell>
          <table:table-cell table:formula="of:=TRIM([.H1507])" office:value-type="string" office:string-value="R65" calcext:value-type="string">
            <text:p>R65</text:p>
          </table:table-cell>
          <table:table-cell table:formula="of:=CONCATENATE(&quot;INSERT INTO modele (lib_modele, id_marque_modele) VALUES ('&quot;;[.I1507];&quot;', &quot;;[.G1507];&quot;);&quot;)" office:value-type="string" office:string-value="INSERT INTO modele (lib_modele, id_marque_modele) VALUES ('R65', 7);" calcext:value-type="string">
            <text:p>INSERT INTO modele (lib_modele, id_marque_modele) VALUES ('R6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8];&quot; &quot;;[.D1508];[.E1508];[.F1508])" office:value-type="string" office:string-value="R75 " calcext:value-type="string">
            <text:p>R75 </text:p>
          </table:table-cell>
          <table:table-cell table:formula="of:=TRIM([.H1508])" office:value-type="string" office:string-value="R75" calcext:value-type="string">
            <text:p>R75</text:p>
          </table:table-cell>
          <table:table-cell table:formula="of:=CONCATENATE(&quot;INSERT INTO modele (lib_modele, id_marque_modele) VALUES ('&quot;;[.I1508];&quot;', &quot;;[.G1508];&quot;);&quot;)" office:value-type="string" office:string-value="INSERT INTO modele (lib_modele, id_marque_modele) VALUES ('R75', 7);" calcext:value-type="string">
            <text:p>INSERT INTO modele (lib_modele, id_marque_modele) VALUES ('R7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9];&quot; &quot;;[.D1509];[.E1509];[.F1509])" office:value-type="string" office:string-value="R80 " calcext:value-type="string">
            <text:p>R80 </text:p>
          </table:table-cell>
          <table:table-cell table:formula="of:=TRIM([.H1509])" office:value-type="string" office:string-value="R80" calcext:value-type="string">
            <text:p>R80</text:p>
          </table:table-cell>
          <table:table-cell table:formula="of:=CONCATENATE(&quot;INSERT INTO modele (lib_modele, id_marque_modele) VALUES ('&quot;;[.I1509];&quot;', &quot;;[.G1509];&quot;);&quot;)" office:value-type="string" office:string-value="INSERT INTO modele (lib_modele, id_marque_modele) VALUES ('R80', 7);" calcext:value-type="string">
            <text:p>INSERT INTO modele (lib_modele, id_marque_modele) VALUES ('R8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8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0];&quot; &quot;;[.D1510];[.E1510];[.F1510])" office:value-type="string" office:string-value="R850 " calcext:value-type="string">
            <text:p>R850 </text:p>
          </table:table-cell>
          <table:table-cell table:formula="of:=TRIM([.H1510])" office:value-type="string" office:string-value="R850" calcext:value-type="string">
            <text:p>R850</text:p>
          </table:table-cell>
          <table:table-cell table:formula="of:=CONCATENATE(&quot;INSERT INTO modele (lib_modele, id_marque_modele) VALUES ('&quot;;[.I1510];&quot;', &quot;;[.G1510];&quot;);&quot;)" office:value-type="string" office:string-value="INSERT INTO modele (lib_modele, id_marque_modele) VALUES ('R850', 7);" calcext:value-type="string">
            <text:p>INSERT INTO modele (lib_modele, id_marque_modele) VALUES ('R8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1];&quot; &quot;;[.D1511];[.E1511];[.F1511])" office:value-type="string" office:string-value="R90 " calcext:value-type="string">
            <text:p>R90 </text:p>
          </table:table-cell>
          <table:table-cell table:formula="of:=TRIM([.H1511])" office:value-type="string" office:string-value="R90" calcext:value-type="string">
            <text:p>R90</text:p>
          </table:table-cell>
          <table:table-cell table:formula="of:=CONCATENATE(&quot;INSERT INTO modele (lib_modele, id_marque_modele) VALUES ('&quot;;[.I1511];&quot;', &quot;;[.G1511];&quot;);&quot;)" office:value-type="string" office:string-value="INSERT INTO modele (lib_modele, id_marque_modele) VALUES ('R90', 7);" calcext:value-type="string">
            <text:p>INSERT INTO modele (lib_modele, id_marque_modele) VALUES ('R9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2];&quot; &quot;;[.D1512];[.E1512];[.F1512])" office:value-type="string" office:string-value="S " calcext:value-type="string">
            <text:p>S </text:p>
          </table:table-cell>
          <table:table-cell table:formula="of:=TRIM([.H1512])" office:value-type="string" office:string-value="S" calcext:value-type="string">
            <text:p>S</text:p>
          </table:table-cell>
          <table:table-cell table:formula="of:=CONCATENATE(&quot;INSERT INTO modele (lib_modele, id_marque_modele) VALUES ('&quot;;[.I1512];&quot;', &quot;;[.G1512];&quot;);&quot;)" office:value-type="string" office:string-value="INSERT INTO modele (lib_modele, id_marque_modele) VALUES ('S', 7);" calcext:value-type="string">
            <text:p>INSERT INTO modele (lib_modele, id_marque_modele) VALUES ('S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1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3];&quot; &quot;;[.D1513];[.E1513];[.F1513])" office:value-type="string" office:string-value="S1000 " calcext:value-type="string">
            <text:p>S1000 </text:p>
          </table:table-cell>
          <table:table-cell table:formula="of:=TRIM([.H1513])" office:value-type="string" office:string-value="S1000" calcext:value-type="string">
            <text:p>S1000</text:p>
          </table:table-cell>
          <table:table-cell table:formula="of:=CONCATENATE(&quot;INSERT INTO modele (lib_modele, id_marque_modele) VALUES ('&quot;;[.I1513];&quot;', &quot;;[.G1513];&quot;);&quot;)" office:value-type="string" office:string-value="INSERT INTO modele (lib_modele, id_marque_modele) VALUES ('S1000', 7);" calcext:value-type="string">
            <text:p>INSERT INTO modele (lib_modele, id_marque_modele) VALUES ('S10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4];&quot; &quot;;[.D1514];[.E1514];[.F1514])" office:value-type="string" office:string-value="S650 " calcext:value-type="string">
            <text:p>S650 </text:p>
          </table:table-cell>
          <table:table-cell table:formula="of:=TRIM([.H1514])" office:value-type="string" office:string-value="S650" calcext:value-type="string">
            <text:p>S650</text:p>
          </table:table-cell>
          <table:table-cell table:formula="of:=CONCATENATE(&quot;INSERT INTO modele (lib_modele, id_marque_modele) VALUES ('&quot;;[.I1514];&quot;', &quot;;[.G1514];&quot;);&quot;)" office:value-type="string" office:string-value="INSERT INTO modele (lib_modele, id_marque_modele) VALUES ('S650', 7);" calcext:value-type="string">
            <text:p>INSERT INTO modele (lib_modele, id_marque_modele) VALUES ('S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5];&quot; &quot;;[.D1515];[.E1515];[.F1515])" office:value-type="string" office:string-value="AUTRE " calcext:value-type="string">
            <text:p>AUTRE </text:p>
          </table:table-cell>
          <table:table-cell table:formula="of:=TRIM([.H151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15];&quot;', &quot;;[.G1515];&quot;);&quot;)" office:value-type="string" office:string-value="INSERT INTO modele (lib_modele, id_marque_modele) VALUES ('AUTRE', 7);" calcext:value-type="string">
            <text:p>INSERT INTO modele (lib_modele, id_marque_modele) VALUES ('AUTRE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6];&quot; &quot;;[.D1516];[.E1516];[.F1516])" office:value-type="string" office:string-value="1098 " calcext:value-type="string">
            <text:p>1098 </text:p>
          </table:table-cell>
          <table:table-cell table:formula="of:=TRIM([.H1516])" office:value-type="string" office:string-value="1098" calcext:value-type="string">
            <text:p>1098</text:p>
          </table:table-cell>
          <table:table-cell table:formula="of:=CONCATENATE(&quot;INSERT INTO modele (lib_modele, id_marque_modele) VALUES ('&quot;;[.I1516];&quot;', &quot;;[.G1516];&quot;);&quot;)" office:value-type="string" office:string-value="INSERT INTO modele (lib_modele, id_marque_modele) VALUES ('1098', 56);" calcext:value-type="string">
            <text:p>INSERT INTO modele (lib_modele, id_marque_modele) VALUES ('10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7];&quot; &quot;;[.D1517];[.E1517];[.F1517])" office:value-type="string" office:string-value="1198 " calcext:value-type="string">
            <text:p>1198 </text:p>
          </table:table-cell>
          <table:table-cell table:formula="of:=TRIM([.H1517])" office:value-type="string" office:string-value="1198" calcext:value-type="string">
            <text:p>1198</text:p>
          </table:table-cell>
          <table:table-cell table:formula="of:=CONCATENATE(&quot;INSERT INTO modele (lib_modele, id_marque_modele) VALUES ('&quot;;[.I1517];&quot;', &quot;;[.G1517];&quot;);&quot;)" office:value-type="string" office:string-value="INSERT INTO modele (lib_modele, id_marque_modele) VALUES ('1198', 56);" calcext:value-type="string">
            <text:p>INSERT INTO modele (lib_modele, id_marque_modele) VALUES ('11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8];&quot; &quot;;[.D1518];[.E1518];[.F1518])" office:value-type="string" office:string-value="748 " calcext:value-type="string">
            <text:p>748 </text:p>
          </table:table-cell>
          <table:table-cell table:formula="of:=TRIM([.H1518])" office:value-type="string" office:string-value="748" calcext:value-type="string">
            <text:p>748</text:p>
          </table:table-cell>
          <table:table-cell table:formula="of:=CONCATENATE(&quot;INSERT INTO modele (lib_modele, id_marque_modele) VALUES ('&quot;;[.I1518];&quot;', &quot;;[.G1518];&quot;);&quot;)" office:value-type="string" office:string-value="INSERT INTO modele (lib_modele, id_marque_modele) VALUES ('748', 56);" calcext:value-type="string">
            <text:p>INSERT INTO modele (lib_modele, id_marque_modele) VALUES ('74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9];&quot; &quot;;[.D1519];[.E1519];[.F1519])" office:value-type="string" office:string-value="749 " calcext:value-type="string">
            <text:p>749 </text:p>
          </table:table-cell>
          <table:table-cell table:formula="of:=TRIM([.H1519])" office:value-type="string" office:string-value="749" calcext:value-type="string">
            <text:p>749</text:p>
          </table:table-cell>
          <table:table-cell table:formula="of:=CONCATENATE(&quot;INSERT INTO modele (lib_modele, id_marque_modele) VALUES ('&quot;;[.I1519];&quot;', &quot;;[.G1519];&quot;);&quot;)" office:value-type="string" office:string-value="INSERT INTO modele (lib_modele, id_marque_modele) VALUES ('749', 56);" calcext:value-type="string">
            <text:p>INSERT INTO modele (lib_modele, id_marque_modele) VALUES ('749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0];&quot; &quot;;[.D1520];[.E1520];[.F1520])" office:value-type="string" office:string-value="848 " calcext:value-type="string">
            <text:p>848 </text:p>
          </table:table-cell>
          <table:table-cell table:formula="of:=TRIM([.H1520])" office:value-type="string" office:string-value="848" calcext:value-type="string">
            <text:p>848</text:p>
          </table:table-cell>
          <table:table-cell table:formula="of:=CONCATENATE(&quot;INSERT INTO modele (lib_modele, id_marque_modele) VALUES ('&quot;;[.I1520];&quot;', &quot;;[.G1520];&quot;);&quot;)" office:value-type="string" office:string-value="INSERT INTO modele (lib_modele, id_marque_modele) VALUES ('848', 56);" calcext:value-type="string">
            <text:p>INSERT INTO modele (lib_modele, id_marque_modele) VALUES ('84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1];&quot; &quot;;[.D1521];[.E1521];[.F1521])" office:value-type="string" office:string-value="996 " calcext:value-type="string">
            <text:p>996 </text:p>
          </table:table-cell>
          <table:table-cell table:formula="of:=TRIM([.H1521])" office:value-type="string" office:string-value="996" calcext:value-type="string">
            <text:p>996</text:p>
          </table:table-cell>
          <table:table-cell table:formula="of:=CONCATENATE(&quot;INSERT INTO modele (lib_modele, id_marque_modele) VALUES ('&quot;;[.I1521];&quot;', &quot;;[.G1521];&quot;);&quot;)" office:value-type="string" office:string-value="INSERT INTO modele (lib_modele, id_marque_modele) VALUES ('996', 56);" calcext:value-type="string">
            <text:p>INSERT INTO modele (lib_modele, id_marque_modele) VALUES ('996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8" calcext:value-type="float">
            <text:p>9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2];&quot; &quot;;[.D1522];[.E1522];[.F1522])" office:value-type="string" office:string-value="998 " calcext:value-type="string">
            <text:p>998 </text:p>
          </table:table-cell>
          <table:table-cell table:formula="of:=TRIM([.H1522])" office:value-type="string" office:string-value="998" calcext:value-type="string">
            <text:p>998</text:p>
          </table:table-cell>
          <table:table-cell table:formula="of:=CONCATENATE(&quot;INSERT INTO modele (lib_modele, id_marque_modele) VALUES ('&quot;;[.I1522];&quot;', &quot;;[.G1522];&quot;);&quot;)" office:value-type="string" office:string-value="INSERT INTO modele (lib_modele, id_marque_modele) VALUES ('998', 56);" calcext:value-type="string">
            <text:p>INSERT INTO modele (lib_modele, id_marque_modele) VALUES ('9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3];&quot; &quot;;[.D1523];[.E1523];[.F1523])" office:value-type="string" office:string-value="999 " calcext:value-type="string">
            <text:p>999 </text:p>
          </table:table-cell>
          <table:table-cell table:formula="of:=TRIM([.H1523])" office:value-type="string" office:string-value="999" calcext:value-type="string">
            <text:p>999</text:p>
          </table:table-cell>
          <table:table-cell table:formula="of:=CONCATENATE(&quot;INSERT INTO modele (lib_modele, id_marque_modele) VALUES ('&quot;;[.I1523];&quot;', &quot;;[.G1523];&quot;);&quot;)" office:value-type="string" office:string-value="INSERT INTO modele (lib_modele, id_marque_modele) VALUES ('999', 56);" calcext:value-type="string">
            <text:p>INSERT INTO modele (lib_modele, id_marque_modele) VALUES ('999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BIPOST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4];&quot; &quot;;[.D1524];[.E1524];[.F1524])" office:value-type="string" office:string-value="BIPOSTO " calcext:value-type="string">
            <text:p>BIPOSTO </text:p>
          </table:table-cell>
          <table:table-cell table:formula="of:=TRIM([.H1524])" office:value-type="string" office:string-value="BIPOSTO" calcext:value-type="string">
            <text:p>BIPOSTO</text:p>
          </table:table-cell>
          <table:table-cell table:formula="of:=CONCATENATE(&quot;INSERT INTO modele (lib_modele, id_marque_modele) VALUES ('&quot;;[.I1524];&quot;', &quot;;[.G1524];&quot;);&quot;)" office:value-type="string" office:string-value="INSERT INTO modele (lib_modele, id_marque_modele) VALUES ('BIPOSTO', 56);" calcext:value-type="string">
            <text:p>INSERT INTO modele (lib_modele, id_marque_modele) VALUES ('BIPOST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DIAVE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5];&quot; &quot;;[.D1525];[.E1525];[.F1525])" office:value-type="string" office:string-value="DIAVEL " calcext:value-type="string">
            <text:p>DIAVEL </text:p>
          </table:table-cell>
          <table:table-cell table:formula="of:=TRIM([.H1525])" office:value-type="string" office:string-value="DIAVEL" calcext:value-type="string">
            <text:p>DIAVEL</text:p>
          </table:table-cell>
          <table:table-cell table:formula="of:=CONCATENATE(&quot;INSERT INTO modele (lib_modele, id_marque_modele) VALUES ('&quot;;[.I1525];&quot;', &quot;;[.G1525];&quot;);&quot;)" office:value-type="string" office:string-value="INSERT INTO modele (lib_modele, id_marque_modele) VALUES ('DIAVEL', 56);" calcext:value-type="string">
            <text:p>INSERT INTO modele (lib_modele, id_marque_modele) VALUES ('DIAVEL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6];&quot; &quot;;[.D1526];[.E1526];[.F1526])" office:value-type="string" office:string-value="GT " calcext:value-type="string">
            <text:p>GT </text:p>
          </table:table-cell>
          <table:table-cell table:formula="of:=TRIM([.H1526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526];&quot;', &quot;;[.G1526];&quot;);&quot;)" office:value-type="string" office:string-value="INSERT INTO modele (lib_modele, id_marque_modele) VALUES ('GT', 56);" calcext:value-type="string">
            <text:p>INSERT INTO modele (lib_modele, id_marque_modele) VALUES ('G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HYPERMOTAR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7];&quot; &quot;;[.D1527];[.E1527];[.F1527])" office:value-type="string" office:string-value="HYPERMOTARD " calcext:value-type="string">
            <text:p>HYPERMOTARD </text:p>
          </table:table-cell>
          <table:table-cell table:formula="of:=TRIM([.H1527])" office:value-type="string" office:string-value="HYPERMOTARD" calcext:value-type="string">
            <text:p>HYPERMOTARD</text:p>
          </table:table-cell>
          <table:table-cell table:formula="of:=CONCATENATE(&quot;INSERT INTO modele (lib_modele, id_marque_modele) VALUES ('&quot;;[.I1527];&quot;', &quot;;[.G1527];&quot;);&quot;)" office:value-type="string" office:string-value="INSERT INTO modele (lib_modele, id_marque_modele) VALUES ('HYPERMOTARD', 56);" calcext:value-type="string">
            <text:p>INSERT INTO modele (lib_modele, id_marque_modele) VALUES ('HYPERMOTARD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HYPER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8];&quot; &quot;;[.D1528];[.E1528];[.F1528])" office:value-type="string" office:string-value="HYPERSTRADA " calcext:value-type="string">
            <text:p>HYPERSTRADA </text:p>
          </table:table-cell>
          <table:table-cell table:formula="of:=TRIM([.H1528])" office:value-type="string" office:string-value="HYPERSTRADA" calcext:value-type="string">
            <text:p>HYPERSTRADA</text:p>
          </table:table-cell>
          <table:table-cell table:formula="of:=CONCATENATE(&quot;INSERT INTO modele (lib_modele, id_marque_modele) VALUES ('&quot;;[.I1528];&quot;', &quot;;[.G1528];&quot;);&quot;)" office:value-type="string" office:string-value="INSERT INTO modele (lib_modele, id_marque_modele) VALUES ('HYPERSTRADA', 56);" calcext:value-type="string">
            <text:p>INSERT INTO modele (lib_modele, id_marque_modele) VALUES ('HYPER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I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9];&quot; &quot;;[.D1529];[.E1529];[.F1529])" office:value-type="string" office:string-value="IE " calcext:value-type="string">
            <text:p>IE </text:p>
          </table:table-cell>
          <table:table-cell table:formula="of:=TRIM([.H1529])" office:value-type="string" office:string-value="IE" calcext:value-type="string">
            <text:p>IE</text:p>
          </table:table-cell>
          <table:table-cell table:formula="of:=CONCATENATE(&quot;INSERT INTO modele (lib_modele, id_marque_modele) VALUES ('&quot;;[.I1529];&quot;', &quot;;[.G1529];&quot;);&quot;)" office:value-type="string" office:string-value="INSERT INTO modele (lib_modele, id_marque_modele) VALUES ('IE', 56);" calcext:value-type="string">
            <text:p>INSERT INTO modele (lib_modele, id_marque_modele) VALUES ('I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INDIAN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0];&quot; &quot;;[.D1530];[.E1530];[.F1530])" office:value-type="string" office:string-value="INDIANA " calcext:value-type="string">
            <text:p>INDIANA </text:p>
          </table:table-cell>
          <table:table-cell table:formula="of:=TRIM([.H1530])" office:value-type="string" office:string-value="INDIANA" calcext:value-type="string">
            <text:p>INDIANA</text:p>
          </table:table-cell>
          <table:table-cell table:formula="of:=CONCATENATE(&quot;INSERT INTO modele (lib_modele, id_marque_modele) VALUES ('&quot;;[.I1530];&quot;', &quot;;[.G1530];&quot;);&quot;)" office:value-type="string" office:string-value="INSERT INTO modele (lib_modele, id_marque_modele) VALUES ('INDIANA', 56);" calcext:value-type="string">
            <text:p>INSERT INTO modele (lib_modele, id_marque_modele) VALUES ('INDIAN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EAM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NCATENATE([.C1531];&quot; &quot;;[.D1531];[.E1531];[.F1531])" office:value-type="string" office:string-value="JOE BARTEAM" calcext:value-type="string">
            <text:p>JOE BARTEAM</text:p>
          </table:table-cell>
          <table:table-cell table:formula="of:=TRIM([.H1531])" office:value-type="string" office:string-value="JOE BARTEAM" calcext:value-type="string">
            <text:p>JOE BARTEAM</text:p>
          </table:table-cell>
          <table:table-cell table:formula="of:=CONCATENATE(&quot;INSERT INTO modele (lib_modele, id_marque_modele) VALUES ('&quot;;[.I1531];&quot;', &quot;;[.G1531];&quot;);&quot;)" office:value-type="string" office:string-value="INSERT INTO modele (lib_modele, id_marque_modele) VALUES ('JOE BARTEAM', 56);" calcext:value-type="string">
            <text:p>INSERT INTO modele (lib_modele, id_marque_modele) VALUES ('JOE BARTEAM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2];&quot; &quot;;[.D1532];[.E1532];[.F1532])" office:value-type="string" office:string-value="MONSTER " calcext:value-type="string">
            <text:p>MONSTER </text:p>
          </table:table-cell>
          <table:table-cell table:formula="of:=TRIM([.H1532])" office:value-type="string" office:string-value="MONSTER" calcext:value-type="string">
            <text:p>MONSTER</text:p>
          </table:table-cell>
          <table:table-cell table:formula="of:=CONCATENATE(&quot;INSERT INTO modele (lib_modele, id_marque_modele) VALUES ('&quot;;[.I1532];&quot;', &quot;;[.G1532];&quot;);&quot;)" office:value-type="string" office:string-value="INSERT INTO modele (lib_modele, id_marque_modele) VALUES ('MONSTER', 56);" calcext:value-type="string">
            <text:p>INSERT INTO modele (lib_modele, id_marque_modele) VALUES ('MONST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2R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3];&quot; &quot;;[.D1533];[.E1533];[.F1533])" office:value-type="string" office:string-value="MONSTER S2R" calcext:value-type="string">
            <text:p>MONSTER S2R</text:p>
          </table:table-cell>
          <table:table-cell table:formula="of:=TRIM([.H1533])" office:value-type="string" office:string-value="MONSTER S2R" calcext:value-type="string">
            <text:p>MONSTER S2R</text:p>
          </table:table-cell>
          <table:table-cell table:formula="of:=CONCATENATE(&quot;INSERT INTO modele (lib_modele, id_marque_modele) VALUES ('&quot;;[.I1533];&quot;', &quot;;[.G1533];&quot;);&quot;)" office:value-type="string" office:string-value="INSERT INTO modele (lib_modele, id_marque_modele) VALUES ('MONSTER S2R', 56);" calcext:value-type="string">
            <text:p>INSERT INTO modele (lib_modele, id_marque_modele) VALUES ('MONSTER S2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4];&quot; &quot;;[.D1534];[.E1534];[.F1534])" office:value-type="string" office:string-value="MONSTER S4" calcext:value-type="string">
            <text:p>MONSTER S4</text:p>
          </table:table-cell>
          <table:table-cell table:formula="of:=TRIM([.H1534])" office:value-type="string" office:string-value="MONSTER S4" calcext:value-type="string">
            <text:p>MONSTER S4</text:p>
          </table:table-cell>
          <table:table-cell table:formula="of:=CONCATENATE(&quot;INSERT INTO modele (lib_modele, id_marque_modele) VALUES ('&quot;;[.I1534];&quot;', &quot;;[.G1534];&quot;);&quot;)" office:value-type="string" office:string-value="INSERT INTO modele (lib_modele, id_marque_modele) VALUES ('MONSTER S4', 56);" calcext:value-type="string">
            <text:p>INSERT INTO modele (lib_modele, id_marque_modele) VALUES ('MONSTER S4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R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5];&quot; &quot;;[.D1535];[.E1535];[.F1535])" office:value-type="string" office:string-value="MONSTER S4R" calcext:value-type="string">
            <text:p>MONSTER S4R</text:p>
          </table:table-cell>
          <table:table-cell table:formula="of:=TRIM([.H1535])" office:value-type="string" office:string-value="MONSTER S4R" calcext:value-type="string">
            <text:p>MONSTER S4R</text:p>
          </table:table-cell>
          <table:table-cell table:formula="of:=CONCATENATE(&quot;INSERT INTO modele (lib_modele, id_marque_modele) VALUES ('&quot;;[.I1535];&quot;', &quot;;[.G1535];&quot;);&quot;)" office:value-type="string" office:string-value="INSERT INTO modele (lib_modele, id_marque_modele) VALUES ('MONSTER S4R', 56);" calcext:value-type="string">
            <text:p>INSERT INTO modele (lib_modele, id_marque_modele) VALUES ('MONSTER S4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RS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6];&quot; &quot;;[.D1536];[.E1536];[.F1536])" office:value-type="string" office:string-value="MONSTER S4RS" calcext:value-type="string">
            <text:p>MONSTER S4RS</text:p>
          </table:table-cell>
          <table:table-cell table:formula="of:=TRIM([.H1536])" office:value-type="string" office:string-value="MONSTER S4RS" calcext:value-type="string">
            <text:p>MONSTER S4RS</text:p>
          </table:table-cell>
          <table:table-cell table:formula="of:=CONCATENATE(&quot;INSERT INTO modele (lib_modele, id_marque_modele) VALUES ('&quot;;[.I1536];&quot;', &quot;;[.G1536];&quot;);&quot;)" office:value-type="string" office:string-value="INSERT INTO modele (lib_modele, id_marque_modele) VALUES ('MONSTER S4RS', 56);" calcext:value-type="string">
            <text:p>INSERT INTO modele (lib_modele, id_marque_modele) VALUES ('MONSTER S4R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STR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7];&quot; &quot;;[.D1537];[.E1537];[.F1537])" office:value-type="string" office:string-value="MOSTRO " calcext:value-type="string">
            <text:p>MOSTRO </text:p>
          </table:table-cell>
          <table:table-cell table:formula="of:=TRIM([.H1537])" office:value-type="string" office:string-value="MOSTRO" calcext:value-type="string">
            <text:p>MOSTRO</text:p>
          </table:table-cell>
          <table:table-cell table:formula="of:=CONCATENATE(&quot;INSERT INTO modele (lib_modele, id_marque_modele) VALUES ('&quot;;[.I1537];&quot;', &quot;;[.G1537];&quot;);&quot;)" office:value-type="string" office:string-value="INSERT INTO modele (lib_modele, id_marque_modele) VALUES ('MOSTRO', 56);" calcext:value-type="string">
            <text:p>INSERT INTO modele (lib_modele, id_marque_modele) VALUES ('MOSTR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ULTI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8];&quot; &quot;;[.D1538];[.E1538];[.F1538])" office:value-type="string" office:string-value="MULTISTRADA " calcext:value-type="string">
            <text:p>MULTISTRADA </text:p>
          </table:table-cell>
          <table:table-cell table:formula="of:=TRIM([.H1538])" office:value-type="string" office:string-value="MULTISTRADA" calcext:value-type="string">
            <text:p>MULTISTRADA</text:p>
          </table:table-cell>
          <table:table-cell table:formula="of:=CONCATENATE(&quot;INSERT INTO modele (lib_modele, id_marque_modele) VALUES ('&quot;;[.I1538];&quot;', &quot;;[.G1538];&quot;);&quot;)" office:value-type="string" office:string-value="INSERT INTO modele (lib_modele, id_marque_modele) VALUES ('MULTISTRADA', 56);" calcext:value-type="string">
            <text:p>INSERT INTO modele (lib_modele, id_marque_modele) VALUES ('MULTI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PANIGAL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9];&quot; &quot;;[.D1539];[.E1539];[.F1539])" office:value-type="string" office:string-value="PANIGALE " calcext:value-type="string">
            <text:p>PANIGALE </text:p>
          </table:table-cell>
          <table:table-cell table:formula="of:=TRIM([.H1539])" office:value-type="string" office:string-value="PANIGALE" calcext:value-type="string">
            <text:p>PANIGALE</text:p>
          </table:table-cell>
          <table:table-cell table:formula="of:=CONCATENATE(&quot;INSERT INTO modele (lib_modele, id_marque_modele) VALUES ('&quot;;[.I1539];&quot;', &quot;;[.G1539];&quot;);&quot;)" office:value-type="string" office:string-value="INSERT INTO modele (lib_modele, id_marque_modele) VALUES ('PANIGALE', 56);" calcext:value-type="string">
            <text:p>INSERT INTO modele (lib_modele, id_marque_modele) VALUES ('PANIGAL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PAS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0];&quot; &quot;;[.D1540];[.E1540];[.F1540])" office:value-type="string" office:string-value="PASO " calcext:value-type="string">
            <text:p>PASO </text:p>
          </table:table-cell>
          <table:table-cell table:formula="of:=TRIM([.H1540])" office:value-type="string" office:string-value="PASO" calcext:value-type="string">
            <text:p>PASO</text:p>
          </table:table-cell>
          <table:table-cell table:formula="of:=CONCATENATE(&quot;INSERT INTO modele (lib_modele, id_marque_modele) VALUES ('&quot;;[.I1540];&quot;', &quot;;[.G1540];&quot;);&quot;)" office:value-type="string" office:string-value="INSERT INTO modele (lib_modele, id_marque_modele) VALUES ('PASO', 56);" calcext:value-type="string">
            <text:p>INSERT INTO modele (lib_modele, id_marque_modele) VALUES ('PAS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RACING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1];&quot; &quot;;[.D1541];[.E1541];[.F1541])" office:value-type="string" office:string-value="RACING " calcext:value-type="string">
            <text:p>RACING </text:p>
          </table:table-cell>
          <table:table-cell table:formula="of:=TRIM([.H1541])" office:value-type="string" office:string-value="RACING" calcext:value-type="string">
            <text:p>RACING</text:p>
          </table:table-cell>
          <table:table-cell table:formula="of:=CONCATENATE(&quot;INSERT INTO modele (lib_modele, id_marque_modele) VALUES ('&quot;;[.I1541];&quot;', &quot;;[.G1541];&quot;);&quot;)" office:value-type="string" office:string-value="INSERT INTO modele (lib_modele, id_marque_modele) VALUES ('RACING', 56);" calcext:value-type="string">
            <text:p>INSERT INTO modele (lib_modele, id_marque_modele) VALUES ('RACING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2];&quot; &quot;;[.D1542];[.E1542];[.F1542])" office:value-type="string" office:string-value="S " calcext:value-type="string">
            <text:p>S </text:p>
          </table:table-cell>
          <table:table-cell table:formula="of:=TRIM([.H1542])" office:value-type="string" office:string-value="S" calcext:value-type="string">
            <text:p>S</text:p>
          </table:table-cell>
          <table:table-cell table:formula="of:=CONCATENATE(&quot;INSERT INTO modele (lib_modele, id_marque_modele) VALUES ('&quot;;[.I1542];&quot;', &quot;;[.G1542];&quot;);&quot;)" office:value-type="string" office:string-value="INSERT INTO modele (lib_modele, id_marque_modele) VALUES ('S', 56);" calcext:value-type="string">
            <text:p>INSERT INTO modele (lib_modele, id_marque_modele) VALUES ('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CRAMBL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3];&quot; &quot;;[.D1543];[.E1543];[.F1543])" office:value-type="string" office:string-value="SCRAMBLER " calcext:value-type="string">
            <text:p>SCRAMBLER </text:p>
          </table:table-cell>
          <table:table-cell table:formula="of:=TRIM([.H1543])" office:value-type="string" office:string-value="SCRAMBLER" calcext:value-type="string">
            <text:p>SCRAMBLER</text:p>
          </table:table-cell>
          <table:table-cell table:formula="of:=CONCATENATE(&quot;INSERT INTO modele (lib_modele, id_marque_modele) VALUES ('&quot;;[.I1543];&quot;', &quot;;[.G1543];&quot;);&quot;)" office:value-type="string" office:string-value="INSERT INTO modele (lib_modele, id_marque_modele) VALUES ('SCRAMBLER', 56);" calcext:value-type="string">
            <text:p>INSERT INTO modele (lib_modele, id_marque_modele) VALUES ('SCRAMBL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ENN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4];&quot; &quot;;[.D1544];[.E1544];[.F1544])" office:value-type="string" office:string-value="SENNA " calcext:value-type="string">
            <text:p>SENNA </text:p>
          </table:table-cell>
          <table:table-cell table:formula="of:=TRIM([.H1544])" office:value-type="string" office:string-value="SENNA" calcext:value-type="string">
            <text:p>SENNA</text:p>
          </table:table-cell>
          <table:table-cell table:formula="of:=CONCATENATE(&quot;INSERT INTO modele (lib_modele, id_marque_modele) VALUES ('&quot;;[.I1544];&quot;', &quot;;[.G1544];&quot;);&quot;)" office:value-type="string" office:string-value="INSERT INTO modele (lib_modele, id_marque_modele) VALUES ('SENNA', 56);" calcext:value-type="string">
            <text:p>INSERT INTO modele (lib_modele, id_marque_modele) VALUES ('SENN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5];&quot; &quot;;[.D1545];[.E1545];[.F1545])" office:value-type="string" office:string-value="SP " calcext:value-type="string">
            <text:p>SP </text:p>
          </table:table-cell>
          <table:table-cell table:formula="of:=TRIM([.H1545])" office:value-type="string" office:string-value="SP" calcext:value-type="string">
            <text:p>SP</text:p>
          </table:table-cell>
          <table:table-cell table:formula="of:=CONCATENATE(&quot;INSERT INTO modele (lib_modele, id_marque_modele) VALUES ('&quot;;[.I1545];&quot;', &quot;;[.G1545];&quot;);&quot;)" office:value-type="string" office:string-value="INSERT INTO modele (lib_modele, id_marque_modele) VALUES ('SP', 56);" calcext:value-type="string">
            <text:p>INSERT INTO modele (lib_modele, id_marque_modele) VALUES ('SP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ORT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6];&quot; &quot;;[.D1546];[.E1546];[.F1546])" office:value-type="string" office:string-value="SPORT " calcext:value-type="string">
            <text:p>SPORT </text:p>
          </table:table-cell>
          <table:table-cell table:formula="of:=TRIM([.H1546])" office:value-type="string" office:string-value="SPORT" calcext:value-type="string">
            <text:p>SPORT</text:p>
          </table:table-cell>
          <table:table-cell table:formula="of:=CONCATENATE(&quot;INSERT INTO modele (lib_modele, id_marque_modele) VALUES ('&quot;;[.I1546];&quot;', &quot;;[.G1546];&quot;);&quot;)" office:value-type="string" office:string-value="INSERT INTO modele (lib_modele, id_marque_modele) VALUES ('SPORT', 56);" calcext:value-type="string">
            <text:p>INSERT INTO modele (lib_modele, id_marque_modele) VALUES ('SPOR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47];&quot; &quot;;[.D1547];[.E1547];[.F1547])" office:value-type="string" office:string-value="SPORT CLASSIC" calcext:value-type="string">
            <text:p>SPORT CLASSIC</text:p>
          </table:table-cell>
          <table:table-cell table:formula="of:=TRIM([.H1547])" office:value-type="string" office:string-value="SPORT CLASSIC" calcext:value-type="string">
            <text:p>SPORT CLASSIC</text:p>
          </table:table-cell>
          <table:table-cell table:formula="of:=CONCATENATE(&quot;INSERT INTO modele (lib_modele, id_marque_modele) VALUES ('&quot;;[.I1547];&quot;', &quot;;[.G1547];&quot;);&quot;)" office:value-type="string" office:string-value="INSERT INTO modele (lib_modele, id_marque_modele) VALUES ('SPORT CLASSIC', 56);" calcext:value-type="string">
            <text:p>INSERT INTO modele (lib_modele, id_marque_modele) VALUES ('SPORT CLASSIC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8];&quot; &quot;;[.D1548];[.E1548];[.F1548])" office:value-type="string" office:string-value="SS " calcext:value-type="string">
            <text:p>SS </text:p>
          </table:table-cell>
          <table:table-cell table:formula="of:=TRIM([.H1548])" office:value-type="string" office:string-value="SS" calcext:value-type="string">
            <text:p>SS</text:p>
          </table:table-cell>
          <table:table-cell table:formula="of:=CONCATENATE(&quot;INSERT INTO modele (lib_modele, id_marque_modele) VALUES ('&quot;;[.I1548];&quot;', &quot;;[.G1548];&quot;);&quot;)" office:value-type="string" office:string-value="INSERT INTO modele (lib_modele, id_marque_modele) VALUES ('SS', 56);" calcext:value-type="string">
            <text:p>INSERT INTO modele (lib_modele, id_marque_modele) VALUES ('S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9];&quot; &quot;;[.D1549];[.E1549];[.F1549])" office:value-type="string" office:string-value="ST2 " calcext:value-type="string">
            <text:p>ST2 </text:p>
          </table:table-cell>
          <table:table-cell table:formula="of:=TRIM([.H1549])" office:value-type="string" office:string-value="ST2" calcext:value-type="string">
            <text:p>ST2</text:p>
          </table:table-cell>
          <table:table-cell table:formula="of:=CONCATENATE(&quot;INSERT INTO modele (lib_modele, id_marque_modele) VALUES ('&quot;;[.I1549];&quot;', &quot;;[.G1549];&quot;);&quot;)" office:value-type="string" office:string-value="INSERT INTO modele (lib_modele, id_marque_modele) VALUES ('ST2', 56);" calcext:value-type="string">
            <text:p>INSERT INTO modele (lib_modele, id_marque_modele) VALUES ('ST2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0];&quot; &quot;;[.D1550];[.E1550];[.F1550])" office:value-type="string" office:string-value="ST3 " calcext:value-type="string">
            <text:p>ST3 </text:p>
          </table:table-cell>
          <table:table-cell table:formula="of:=TRIM([.H1550])" office:value-type="string" office:string-value="ST3" calcext:value-type="string">
            <text:p>ST3</text:p>
          </table:table-cell>
          <table:table-cell table:formula="of:=CONCATENATE(&quot;INSERT INTO modele (lib_modele, id_marque_modele) VALUES ('&quot;;[.I1550];&quot;', &quot;;[.G1550];&quot;);&quot;)" office:value-type="string" office:string-value="INSERT INTO modele (lib_modele, id_marque_modele) VALUES ('ST3', 56);" calcext:value-type="string">
            <text:p>INSERT INTO modele (lib_modele, id_marque_modele) VALUES ('ST3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1];&quot; &quot;;[.D1551];[.E1551];[.F1551])" office:value-type="string" office:string-value="ST4 " calcext:value-type="string">
            <text:p>ST4 </text:p>
          </table:table-cell>
          <table:table-cell table:formula="of:=TRIM([.H1551])" office:value-type="string" office:string-value="ST4" calcext:value-type="string">
            <text:p>ST4</text:p>
          </table:table-cell>
          <table:table-cell table:formula="of:=CONCATENATE(&quot;INSERT INTO modele (lib_modele, id_marque_modele) VALUES ('&quot;;[.I1551];&quot;', &quot;;[.G1551];&quot;);&quot;)" office:value-type="string" office:string-value="INSERT INTO modele (lib_modele, id_marque_modele) VALUES ('ST4', 56);" calcext:value-type="string">
            <text:p>INSERT INTO modele (lib_modele, id_marque_modele) VALUES ('ST4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2];&quot; &quot;;[.D1552];[.E1552];[.F1552])" office:value-type="string" office:string-value="STRADA " calcext:value-type="string">
            <text:p>STRADA </text:p>
          </table:table-cell>
          <table:table-cell table:formula="of:=TRIM([.H1552])" office:value-type="string" office:string-value="STRADA" calcext:value-type="string">
            <text:p>STRADA</text:p>
          </table:table-cell>
          <table:table-cell table:formula="of:=CONCATENATE(&quot;INSERT INTO modele (lib_modele, id_marque_modele) VALUES ('&quot;;[.I1552];&quot;', &quot;;[.G1552];&quot;);&quot;)" office:value-type="string" office:string-value="INSERT INTO modele (lib_modele, id_marque_modele) VALUES ('STRADA', 56);" calcext:value-type="string">
            <text:p>INSERT INTO modele (lib_modele, id_marque_modele) VALUES ('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REETFIGHT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3];&quot; &quot;;[.D1553];[.E1553];[.F1553])" office:value-type="string" office:string-value="STREETFIGHTER " calcext:value-type="string">
            <text:p>STREETFIGHTER </text:p>
          </table:table-cell>
          <table:table-cell table:formula="of:=TRIM([.H1553])" office:value-type="string" office:string-value="STREETFIGHTER" calcext:value-type="string">
            <text:p>STREETFIGHTER</text:p>
          </table:table-cell>
          <table:table-cell table:formula="of:=CONCATENATE(&quot;INSERT INTO modele (lib_modele, id_marque_modele) VALUES ('&quot;;[.I1553];&quot;', &quot;;[.G1553];&quot;);&quot;)" office:value-type="string" office:string-value="INSERT INTO modele (lib_modele, id_marque_modele) VALUES ('STREETFIGHTER', 56);" calcext:value-type="string">
            <text:p>INSERT INTO modele (lib_modele, id_marque_modele) VALUES ('STREETFIGHT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BIKE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54];&quot; &quot;;[.D1554];[.E1554];[.F1554])" office:value-type="string" office:string-value="SUPER BIKE" calcext:value-type="string">
            <text:p>SUPER BIKE</text:p>
          </table:table-cell>
          <table:table-cell table:formula="of:=TRIM([.H1554])" office:value-type="string" office:string-value="SUPER BIKE" calcext:value-type="string">
            <text:p>SUPER BIKE</text:p>
          </table:table-cell>
          <table:table-cell table:formula="of:=CONCATENATE(&quot;INSERT INTO modele (lib_modele, id_marque_modele) VALUES ('&quot;;[.I1554];&quot;', &quot;;[.G1554];&quot;);&quot;)" office:value-type="string" office:string-value="INSERT INTO modele (lib_modele, id_marque_modele) VALUES ('SUPER BIKE', 56);" calcext:value-type="string">
            <text:p>INSERT INTO modele (lib_modele, id_marque_modele) VALUES ('SUPER BIK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55];&quot; &quot;;[.D1555];[.E1555];[.F1555])" office:value-type="string" office:string-value="SUPER SPORT" calcext:value-type="string">
            <text:p>SUPER SPORT</text:p>
          </table:table-cell>
          <table:table-cell table:formula="of:=TRIM([.H1555])" office:value-type="string" office:string-value="SUPER SPORT" calcext:value-type="string">
            <text:p>SUPER SPORT</text:p>
          </table:table-cell>
          <table:table-cell table:formula="of:=CONCATENATE(&quot;INSERT INTO modele (lib_modele, id_marque_modele) VALUES ('&quot;;[.I1555];&quot;', &quot;;[.G1555];&quot;);&quot;)" office:value-type="string" office:string-value="INSERT INTO modele (lib_modele, id_marque_modele) VALUES ('SUPER SPORT', 56);" calcext:value-type="string">
            <text:p>INSERT INTO modele (lib_modele, id_marque_modele) VALUES ('SUPER SPOR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XDIAVE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6];&quot; &quot;;[.D1556];[.E1556];[.F1556])" office:value-type="string" office:string-value="XDIAVEL " calcext:value-type="string">
            <text:p>XDIAVEL </text:p>
          </table:table-cell>
          <table:table-cell table:formula="of:=TRIM([.H1556])" office:value-type="string" office:string-value="XDIAVEL" calcext:value-type="string">
            <text:p>XDIAVEL</text:p>
          </table:table-cell>
          <table:table-cell table:formula="of:=CONCATENATE(&quot;INSERT INTO modele (lib_modele, id_marque_modele) VALUES ('&quot;;[.I1556];&quot;', &quot;;[.G1556];&quot;);&quot;)" office:value-type="string" office:string-value="INSERT INTO modele (lib_modele, id_marque_modele) VALUES ('XDIAVEL', 56);" calcext:value-type="string">
            <text:p>INSERT INTO modele (lib_modele, id_marque_modele) VALUES ('XDIAVEL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7];&quot; &quot;;[.D1557];[.E1557];[.F1557])" office:value-type="string" office:string-value="AUTRE " calcext:value-type="string">
            <text:p>AUTRE </text:p>
          </table:table-cell>
          <table:table-cell table:formula="of:=TRIM([.H155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57];&quot;', &quot;;[.G1557];&quot;);&quot;)" office:value-type="string" office:string-value="INSERT INTO modele (lib_modele, id_marque_modele) VALUES ('AUTRE', 56);" calcext:value-type="string">
            <text:p>INSERT INTO modele (lib_modele, id_marque_modele) VALUES ('AUTR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OY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58];&quot; &quot;;[.D1558];[.E1558];[.F1558])" office:value-type="string" office:string-value="BAD BOY" calcext:value-type="string">
            <text:p>BAD BOY</text:p>
          </table:table-cell>
          <table:table-cell table:formula="of:=TRIM([.H1558])" office:value-type="string" office:string-value="BAD BOY" calcext:value-type="string">
            <text:p>BAD BOY</text:p>
          </table:table-cell>
          <table:table-cell table:formula="of:=CONCATENATE(&quot;INSERT INTO modele (lib_modele, id_marque_modele) VALUES ('&quot;;[.I1558];&quot;', &quot;;[.G1558];&quot;);&quot;)" office:value-type="string" office:string-value="INSERT INTO modele (lib_modele, id_marque_modele) VALUES ('BAD BOY', 57);" calcext:value-type="string">
            <text:p>INSERT INTO modele (lib_modele, id_marque_modele) VALUES ('BAD BOY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BREAKOU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59];&quot; &quot;;[.D1559];[.E1559];[.F1559])" office:value-type="string" office:string-value="BREAKOUT " calcext:value-type="string">
            <text:p>BREAKOUT </text:p>
          </table:table-cell>
          <table:table-cell table:formula="of:=TRIM([.H1559])" office:value-type="string" office:string-value="BREAKOUT" calcext:value-type="string">
            <text:p>BREAKOUT</text:p>
          </table:table-cell>
          <table:table-cell table:formula="of:=CONCATENATE(&quot;INSERT INTO modele (lib_modele, id_marque_modele) VALUES ('&quot;;[.I1559];&quot;', &quot;;[.G1559];&quot;);&quot;)" office:value-type="string" office:string-value="INSERT INTO modele (lib_modele, id_marque_modele) VALUES ('BREAKOUT', 57);" calcext:value-type="string">
            <text:p>INSERT INTO modele (lib_modele, id_marque_modele) VALUES ('BREAKOU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USTOM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0];&quot; &quot;;[.D1560];[.E1560];[.F1560])" office:value-type="string" office:string-value="CUSTOM 53" calcext:value-type="string">
            <text:p>CUSTOM 53</text:p>
          </table:table-cell>
          <table:table-cell table:formula="of:=TRIM([.H1560])" office:value-type="string" office:string-value="CUSTOM 53" calcext:value-type="string">
            <text:p>CUSTOM 53</text:p>
          </table:table-cell>
          <table:table-cell table:formula="of:=CONCATENATE(&quot;INSERT INTO modele (lib_modele, id_marque_modele) VALUES ('&quot;;[.I1560];&quot;', &quot;;[.G1560];&quot;);&quot;)" office:value-type="string" office:string-value="INSERT INTO modele (lib_modele, id_marque_modele) VALUES ('CUSTOM 53', 57);" calcext:value-type="string">
            <text:p>INSERT INTO modele (lib_modele, id_marque_modele) VALUES ('CUSTOM 53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OB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1];&quot; &quot;;[.D1561];[.E1561];[.F1561])" office:value-type="string" office:string-value="DYNA FATBOB" calcext:value-type="string">
            <text:p>DYNA FATBOB</text:p>
          </table:table-cell>
          <table:table-cell table:formula="of:=TRIM([.H1561])" office:value-type="string" office:string-value="DYNA FATBOB" calcext:value-type="string">
            <text:p>DYNA FATBOB</text:p>
          </table:table-cell>
          <table:table-cell table:formula="of:=CONCATENATE(&quot;INSERT INTO modele (lib_modele, id_marque_modele) VALUES ('&quot;;[.I1561];&quot;', &quot;;[.G1561];&quot;);&quot;)" office:value-type="string" office:string-value="INSERT INTO modele (lib_modele, id_marque_modele) VALUES ('DYNA FATBOB', 57);" calcext:value-type="string">
            <text:p>INSERT INTO modele (lib_modele, id_marque_modele) VALUES ('DYNA FATBOB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2];&quot; &quot;;[.D1562];[.E1562];[.F1562])" office:value-type="string" office:string-value="DYNA GLIDE" calcext:value-type="string">
            <text:p>DYNA GLIDE</text:p>
          </table:table-cell>
          <table:table-cell table:formula="of:=TRIM([.H1562])" office:value-type="string" office:string-value="DYNA GLIDE" calcext:value-type="string">
            <text:p>DYNA GLIDE</text:p>
          </table:table-cell>
          <table:table-cell table:formula="of:=CONCATENATE(&quot;INSERT INTO modele (lib_modele, id_marque_modele) VALUES ('&quot;;[.I1562];&quot;', &quot;;[.G1562];&quot;);&quot;)" office:value-type="string" office:string-value="INSERT INTO modele (lib_modele, id_marque_modele) VALUES ('DYNA GLIDE', 57);" calcext:value-type="string">
            <text:p>INSERT INTO modele (lib_modele, id_marque_modele) VALUES ('DYN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IDER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3];&quot; &quot;;[.D1563];[.E1563];[.F1563])" office:value-type="string" office:string-value="DYNA LOWRIDER" calcext:value-type="string">
            <text:p>DYNA LOWRIDER</text:p>
          </table:table-cell>
          <table:table-cell table:formula="of:=TRIM([.H1563])" office:value-type="string" office:string-value="DYNA LOWRIDER" calcext:value-type="string">
            <text:p>DYNA LOWRIDER</text:p>
          </table:table-cell>
          <table:table-cell table:formula="of:=CONCATENATE(&quot;INSERT INTO modele (lib_modele, id_marque_modele) VALUES ('&quot;;[.I1563];&quot;', &quot;;[.G1563];&quot;);&quot;)" office:value-type="string" office:string-value="INSERT INTO modele (lib_modele, id_marque_modele) VALUES ('DYNA LOWRIDER', 57);" calcext:value-type="string">
            <text:p>INSERT INTO modele (lib_modele, id_marque_modele) VALUES ('DYNA LOWRID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OB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4];&quot; &quot;;[.D1564];[.E1564];[.F1564])" office:value-type="string" office:string-value="DYNA STREETBOB" calcext:value-type="string">
            <text:p>DYNA STREETBOB</text:p>
          </table:table-cell>
          <table:table-cell table:formula="of:=TRIM([.H1564])" office:value-type="string" office:string-value="DYNA STREETBOB" calcext:value-type="string">
            <text:p>DYNA STREETBOB</text:p>
          </table:table-cell>
          <table:table-cell table:formula="of:=CONCATENATE(&quot;INSERT INTO modele (lib_modele, id_marque_modele) VALUES ('&quot;;[.I1564];&quot;', &quot;;[.G1564];&quot;);&quot;)" office:value-type="string" office:string-value="INSERT INTO modele (lib_modele, id_marque_modele) VALUES ('DYNA STREETBOB', 57);" calcext:value-type="string">
            <text:p>INSERT INTO modele (lib_modele, id_marque_modele) VALUES ('DYNA STREETBOB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5];&quot; &quot;;[.D1565];[.E1565];[.F1565])" office:value-type="string" office:string-value="DYNA SUPERGLIDE" calcext:value-type="string">
            <text:p>DYNA SUPERGLIDE</text:p>
          </table:table-cell>
          <table:table-cell table:formula="of:=TRIM([.H1565])" office:value-type="string" office:string-value="DYNA SUPERGLIDE" calcext:value-type="string">
            <text:p>DYNA SUPERGLIDE</text:p>
          </table:table-cell>
          <table:table-cell table:formula="of:=CONCATENATE(&quot;INSERT INTO modele (lib_modele, id_marque_modele) VALUES ('&quot;;[.I1565];&quot;', &quot;;[.G1565];&quot;);&quot;)" office:value-type="string" office:string-value="INSERT INTO modele (lib_modele, id_marque_modele) VALUES ('DYNA SUPERGLIDE', 57);" calcext:value-type="string">
            <text:p>INSERT INTO modele (lib_modele, id_marque_modele) VALUES ('DYNA SUPER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WITCHBACK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6];&quot; &quot;;[.D1566];[.E1566];[.F1566])" office:value-type="string" office:string-value="DYNA SWITCHBACK" calcext:value-type="string">
            <text:p>DYNA SWITCHBACK</text:p>
          </table:table-cell>
          <table:table-cell table:formula="of:=TRIM([.H1566])" office:value-type="string" office:string-value="DYNA SWITCHBACK" calcext:value-type="string">
            <text:p>DYNA SWITCHBACK</text:p>
          </table:table-cell>
          <table:table-cell table:formula="of:=CONCATENATE(&quot;INSERT INTO modele (lib_modele, id_marque_modele) VALUES ('&quot;;[.I1566];&quot;', &quot;;[.G1566];&quot;);&quot;)" office:value-type="string" office:string-value="INSERT INTO modele (lib_modele, id_marque_modele) VALUES ('DYNA SWITCHBACK', 57);" calcext:value-type="string">
            <text:p>INSERT INTO modele (lib_modele, id_marque_modele) VALUES ('DYNA SWITCHBACK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7];&quot; &quot;;[.D1567];[.E1567];[.F1567])" office:value-type="string" office:string-value="DYNA WIDEGLIDE" calcext:value-type="string">
            <text:p>DYNA WIDEGLIDE</text:p>
          </table:table-cell>
          <table:table-cell table:formula="of:=TRIM([.H1567])" office:value-type="string" office:string-value="DYNA WIDEGLIDE" calcext:value-type="string">
            <text:p>DYNA WIDEGLIDE</text:p>
          </table:table-cell>
          <table:table-cell table:formula="of:=CONCATENATE(&quot;INSERT INTO modele (lib_modele, id_marque_modele) VALUES ('&quot;;[.I1567];&quot;', &quot;;[.G1567];&quot;);&quot;)" office:value-type="string" office:string-value="INSERT INTO modele (lib_modele, id_marque_modele) VALUES ('DYNA WIDEGLIDE', 57);" calcext:value-type="string">
            <text:p>INSERT INTO modele (lib_modele, id_marque_modele) VALUES ('DYNA WIDE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8];&quot; &quot;;[.D1568];[.E1568];[.F1568])" office:value-type="string" office:string-value="ELECTRA GLIDE" calcext:value-type="string">
            <text:p>ELECTRA GLIDE</text:p>
          </table:table-cell>
          <table:table-cell table:formula="of:=TRIM([.H1568])" office:value-type="string" office:string-value="ELECTRA GLIDE" calcext:value-type="string">
            <text:p>ELECTRA GLIDE</text:p>
          </table:table-cell>
          <table:table-cell table:formula="of:=CONCATENATE(&quot;INSERT INTO modele (lib_modele, id_marque_modele) VALUES ('&quot;;[.I1568];&quot;', &quot;;[.G1568];&quot;);&quot;)" office:value-type="string" office:string-value="INSERT INTO modele (lib_modele, id_marque_modele) VALUES ('ELECTRA GLIDE', 57);" calcext:value-type="string">
            <text:p>INSERT INTO modele (lib_modele, id_marque_modele) VALUES ('ELECTR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OY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9];&quot; &quot;;[.D1569];[.E1569];[.F1569])" office:value-type="string" office:string-value="FAT BOY" calcext:value-type="string">
            <text:p>FAT BOY</text:p>
          </table:table-cell>
          <table:table-cell table:formula="of:=TRIM([.H1569])" office:value-type="string" office:string-value="FAT BOY" calcext:value-type="string">
            <text:p>FAT BOY</text:p>
          </table:table-cell>
          <table:table-cell table:formula="of:=CONCATENATE(&quot;INSERT INTO modele (lib_modele, id_marque_modele) VALUES ('&quot;;[.I1569];&quot;', &quot;;[.G1569];&quot;);&quot;)" office:value-type="string" office:string-value="INSERT INTO modele (lib_modele, id_marque_modele) VALUES ('FAT BOY', 57);" calcext:value-type="string">
            <text:p>INSERT INTO modele (lib_modele, id_marque_modele) VALUES ('FAT BOY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HERITAG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0];&quot; &quot;;[.D1570];[.E1570];[.F1570])" office:value-type="string" office:string-value="HERITAGE " calcext:value-type="string">
            <text:p>HERITAGE </text:p>
          </table:table-cell>
          <table:table-cell table:formula="of:=TRIM([.H1570])" office:value-type="string" office:string-value="HERITAGE" calcext:value-type="string">
            <text:p>HERITAGE</text:p>
          </table:table-cell>
          <table:table-cell table:formula="of:=CONCATENATE(&quot;INSERT INTO modele (lib_modele, id_marque_modele) VALUES ('&quot;;[.I1570];&quot;', &quot;;[.G1570];&quot;);&quot;)" office:value-type="string" office:string-value="INSERT INTO modele (lib_modele, id_marque_modele) VALUES ('HERITAGE', 57);" calcext:value-type="string">
            <text:p>INSERT INTO modele (lib_modele, id_marque_modele) VALUES ('HERITAG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HUGG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1];&quot; &quot;;[.D1571];[.E1571];[.F1571])" office:value-type="string" office:string-value="HUGGER " calcext:value-type="string">
            <text:p>HUGGER </text:p>
          </table:table-cell>
          <table:table-cell table:formula="of:=TRIM([.H1571])" office:value-type="string" office:string-value="HUGGER" calcext:value-type="string">
            <text:p>HUGGER</text:p>
          </table:table-cell>
          <table:table-cell table:formula="of:=CONCATENATE(&quot;INSERT INTO modele (lib_modele, id_marque_modele) VALUES ('&quot;;[.I1571];&quot;', &quot;;[.G1571];&quot;);&quot;)" office:value-type="string" office:string-value="INSERT INTO modele (lib_modele, id_marque_modele) VALUES ('HUGGER', 57);" calcext:value-type="string">
            <text:p>INSERT INTO modele (lib_modele, id_marque_modele) VALUES ('HUGG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IDER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2];&quot; &quot;;[.D1572];[.E1572];[.F1572])" office:value-type="string" office:string-value="LOW RIDER" calcext:value-type="string">
            <text:p>LOW RIDER</text:p>
          </table:table-cell>
          <table:table-cell table:formula="of:=TRIM([.H1572])" office:value-type="string" office:string-value="LOW RIDER" calcext:value-type="string">
            <text:p>LOW RIDER</text:p>
          </table:table-cell>
          <table:table-cell table:formula="of:=CONCATENATE(&quot;INSERT INTO modele (lib_modele, id_marque_modele) VALUES ('&quot;;[.I1572];&quot;', &quot;;[.G1572];&quot;);&quot;)" office:value-type="string" office:string-value="INSERT INTO modele (lib_modele, id_marque_modele) VALUES ('LOW RIDER', 57);" calcext:value-type="string">
            <text:p>INSERT INTO modele (lib_modele, id_marque_modele) VALUES ('LOW RID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3];&quot; &quot;;[.D1573];[.E1573];[.F1573])" office:value-type="string" office:string-value="NIGHT ROD" calcext:value-type="string">
            <text:p>NIGHT ROD</text:p>
          </table:table-cell>
          <table:table-cell table:formula="of:=TRIM([.H1573])" office:value-type="string" office:string-value="NIGHT ROD" calcext:value-type="string">
            <text:p>NIGHT ROD</text:p>
          </table:table-cell>
          <table:table-cell table:formula="of:=CONCATENATE(&quot;INSERT INTO modele (lib_modele, id_marque_modele) VALUES ('&quot;;[.I1573];&quot;', &quot;;[.G1573];&quot;);&quot;)" office:value-type="string" office:string-value="INSERT INTO modele (lib_modele, id_marque_modele) VALUES ('NIGHT ROD', 57);" calcext:value-type="string">
            <text:p>INSERT INTO modele (lib_modele, id_marque_modele) VALUES ('NIGH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4];&quot; &quot;;[.D1574];[.E1574];[.F1574])" office:value-type="string" office:string-value="ROAD GLIDE" calcext:value-type="string">
            <text:p>ROAD GLIDE</text:p>
          </table:table-cell>
          <table:table-cell table:formula="of:=TRIM([.H1574])" office:value-type="string" office:string-value="ROAD GLIDE" calcext:value-type="string">
            <text:p>ROAD GLIDE</text:p>
          </table:table-cell>
          <table:table-cell table:formula="of:=CONCATENATE(&quot;INSERT INTO modele (lib_modele, id_marque_modele) VALUES ('&quot;;[.I1574];&quot;', &quot;;[.G1574];&quot;);&quot;)" office:value-type="string" office:string-value="INSERT INTO modele (lib_modele, id_marque_modele) VALUES ('ROAD GLIDE', 57);" calcext:value-type="string">
            <text:p>INSERT INTO modele (lib_modele, id_marque_modele) VALUES ('ROAD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5];&quot; &quot;;[.D1575];[.E1575];[.F1575])" office:value-type="string" office:string-value="ROAD KING" calcext:value-type="string">
            <text:p>ROAD KING</text:p>
          </table:table-cell>
          <table:table-cell table:formula="of:=TRIM([.H1575])" office:value-type="string" office:string-value="ROAD KING" calcext:value-type="string">
            <text:p>ROAD KING</text:p>
          </table:table-cell>
          <table:table-cell table:formula="of:=CONCATENATE(&quot;INSERT INTO modele (lib_modele, id_marque_modele) VALUES ('&quot;;[.I1575];&quot;', &quot;;[.G1575];&quot;);&quot;)" office:value-type="string" office:string-value="INSERT INTO modele (lib_modele, id_marque_modele) VALUES ('ROAD KING', 57);" calcext:value-type="string">
            <text:p>INSERT INTO modele (lib_modele, id_marque_modele) VALUES ('ROAD KING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OFTAI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6];&quot; &quot;;[.D1576];[.E1576];[.F1576])" office:value-type="string" office:string-value="SOFTAIL " calcext:value-type="string">
            <text:p>SOFTAIL </text:p>
          </table:table-cell>
          <table:table-cell table:formula="of:=TRIM([.H1576])" office:value-type="string" office:string-value="SOFTAIL" calcext:value-type="string">
            <text:p>SOFTAIL</text:p>
          </table:table-cell>
          <table:table-cell table:formula="of:=CONCATENATE(&quot;INSERT INTO modele (lib_modele, id_marque_modele) VALUES ('&quot;;[.I1576];&quot;', &quot;;[.G1576];&quot;);&quot;)" office:value-type="string" office:string-value="INSERT INTO modele (lib_modele, id_marque_modele) VALUES ('SOFTAIL', 57);" calcext:value-type="string">
            <text:p>INSERT INTO modele (lib_modele, id_marque_modele) VALUES ('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7];&quot; &quot;;[.D1577];[.E1577];[.F1577])" office:value-type="string" office:string-value="SPORT GLIDE" calcext:value-type="string">
            <text:p>SPORT GLIDE</text:p>
          </table:table-cell>
          <table:table-cell table:formula="of:=TRIM([.H1577])" office:value-type="string" office:string-value="SPORT GLIDE" calcext:value-type="string">
            <text:p>SPORT GLIDE</text:p>
          </table:table-cell>
          <table:table-cell table:formula="of:=CONCATENATE(&quot;INSERT INTO modele (lib_modele, id_marque_modele) VALUES ('&quot;;[.I1577];&quot;', &quot;;[.G1577];&quot;);&quot;)" office:value-type="string" office:string-value="INSERT INTO modele (lib_modele, id_marque_modele) VALUES ('SPORT GLIDE', 57);" calcext:value-type="string">
            <text:p>INSERT INTO modele (lib_modele, id_marque_modele) VALUES ('SPOR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ST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8];&quot; &quot;;[.D1578];[.E1578];[.F1578])" office:value-type="string" office:string-value="SPORTSTER " calcext:value-type="string">
            <text:p>SPORTSTER </text:p>
          </table:table-cell>
          <table:table-cell table:formula="of:=TRIM([.H1578])" office:value-type="string" office:string-value="SPORTSTER" calcext:value-type="string">
            <text:p>SPORTSTER</text:p>
          </table:table-cell>
          <table:table-cell table:formula="of:=CONCATENATE(&quot;INSERT INTO modele (lib_modele, id_marque_modele) VALUES ('&quot;;[.I1578];&quot;', &quot;;[.G1578];&quot;);&quot;)" office:value-type="string" office:string-value="INSERT INTO modele (lib_modele, id_marque_modele) VALUES ('SPORTSTER', 57);" calcext:value-type="string">
            <text:p>INSERT INTO modele (lib_modele, id_marque_modele) VALUES ('SPORTST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0FTAI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9];&quot; &quot;;[.D1579];[.E1579];[.F1579])" office:value-type="string" office:string-value="SPRINGER S0FTAIL" calcext:value-type="string">
            <text:p>SPRINGER S0FTAIL</text:p>
          </table:table-cell>
          <table:table-cell table:formula="of:=TRIM([.H1579])" office:value-type="string" office:string-value="SPRINGER S0FTAIL" calcext:value-type="string">
            <text:p>SPRINGER S0FTAIL</text:p>
          </table:table-cell>
          <table:table-cell table:formula="of:=CONCATENATE(&quot;INSERT INTO modele (lib_modele, id_marque_modele) VALUES ('&quot;;[.I1579];&quot;', &quot;;[.G1579];&quot;);&quot;)" office:value-type="string" office:string-value="INSERT INTO modele (lib_modele, id_marque_modele) VALUES ('SPRINGER S0FTAIL', 57);" calcext:value-type="string">
            <text:p>INSERT INTO modele (lib_modele, id_marque_modele) VALUES ('SPRINGER S0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80];&quot; &quot;;[.D1580];[.E1580];[.F1580])" office:value-type="string" office:string-value="STREET " calcext:value-type="string">
            <text:p>STREET </text:p>
          </table:table-cell>
          <table:table-cell table:formula="of:=TRIM([.H1580])" office:value-type="string" office:string-value="STREET" calcext:value-type="string">
            <text:p>STREET</text:p>
          </table:table-cell>
          <table:table-cell table:formula="of:=CONCATENATE(&quot;INSERT INTO modele (lib_modele, id_marque_modele) VALUES ('&quot;;[.I1580];&quot;', &quot;;[.G1580];&quot;);&quot;)" office:value-type="string" office:string-value="INSERT INTO modele (lib_modele, id_marque_modele) VALUES ('STREET', 57);" calcext:value-type="string">
            <text:p>INSERT INTO modele (lib_modele, id_marque_modele) VALUES ('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1];&quot; &quot;;[.D1581];[.E1581];[.F1581])" office:value-type="string" office:string-value="STREET GLIDE" calcext:value-type="string">
            <text:p>STREET GLIDE</text:p>
          </table:table-cell>
          <table:table-cell table:formula="of:=TRIM([.H1581])" office:value-type="string" office:string-value="STREET GLIDE" calcext:value-type="string">
            <text:p>STREET GLIDE</text:p>
          </table:table-cell>
          <table:table-cell table:formula="of:=CONCATENATE(&quot;INSERT INTO modele (lib_modele, id_marque_modele) VALUES ('&quot;;[.I1581];&quot;', &quot;;[.G1581];&quot;);&quot;)" office:value-type="string" office:string-value="INSERT INTO modele (lib_modele, id_marque_modele) VALUES ('STREET GLIDE', 57);" calcext:value-type="string">
            <text:p>INSERT INTO modele (lib_modele, id_marque_modele) VALUES ('STREE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2];&quot; &quot;;[.D1582];[.E1582];[.F1582])" office:value-type="string" office:string-value="STREET ROD" calcext:value-type="string">
            <text:p>STREET ROD</text:p>
          </table:table-cell>
          <table:table-cell table:formula="of:=TRIM([.H1582])" office:value-type="string" office:string-value="STREET ROD" calcext:value-type="string">
            <text:p>STREET ROD</text:p>
          </table:table-cell>
          <table:table-cell table:formula="of:=CONCATENATE(&quot;INSERT INTO modele (lib_modele, id_marque_modele) VALUES ('&quot;;[.I1582];&quot;', &quot;;[.G1582];&quot;);&quot;)" office:value-type="string" office:string-value="INSERT INTO modele (lib_modele, id_marque_modele) VALUES ('STREET ROD', 57);" calcext:value-type="string">
            <text:p>INSERT INTO modele (lib_modele, id_marque_modele) VALUES ('STREE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DYNA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3];&quot; &quot;;[.D1583];[.E1583];[.F1583])" office:value-type="string" office:string-value="STURGIS DYNA" calcext:value-type="string">
            <text:p>STURGIS DYNA</text:p>
          </table:table-cell>
          <table:table-cell table:formula="of:=TRIM([.H1583])" office:value-type="string" office:string-value="STURGIS DYNA" calcext:value-type="string">
            <text:p>STURGIS DYNA</text:p>
          </table:table-cell>
          <table:table-cell table:formula="of:=CONCATENATE(&quot;INSERT INTO modele (lib_modele, id_marque_modele) VALUES ('&quot;;[.I1583];&quot;', &quot;;[.G1583];&quot;);&quot;)" office:value-type="string" office:string-value="INSERT INTO modele (lib_modele, id_marque_modele) VALUES ('STURGIS DYNA', 57);" calcext:value-type="string">
            <text:p>INSERT INTO modele (lib_modele, id_marque_modele) VALUES ('STURGIS DYNA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4];&quot; &quot;;[.D1584];[.E1584];[.F1584])" office:value-type="string" office:string-value="SUPER GLIDE" calcext:value-type="string">
            <text:p>SUPER GLIDE</text:p>
          </table:table-cell>
          <table:table-cell table:formula="of:=TRIM([.H1584])" office:value-type="string" office:string-value="SUPER GLIDE" calcext:value-type="string">
            <text:p>SUPER GLIDE</text:p>
          </table:table-cell>
          <table:table-cell table:formula="of:=CONCATENATE(&quot;INSERT INTO modele (lib_modele, id_marque_modele) VALUES ('&quot;;[.I1584];&quot;', &quot;;[.G1584];&quot;);&quot;)" office:value-type="string" office:string-value="INSERT INTO modele (lib_modele, id_marque_modele) VALUES ('SUPER GLIDE', 57);" calcext:value-type="string">
            <text:p>INSERT INTO modele (lib_modele, id_marque_modele) VALUES ('SUPER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5];&quot; &quot;;[.D1585];[.E1585];[.F1585])" office:value-type="string" office:string-value="TOUR GLIDE" calcext:value-type="string">
            <text:p>TOUR GLIDE</text:p>
          </table:table-cell>
          <table:table-cell table:formula="of:=TRIM([.H1585])" office:value-type="string" office:string-value="TOUR GLIDE" calcext:value-type="string">
            <text:p>TOUR GLIDE</text:p>
          </table:table-cell>
          <table:table-cell table:formula="of:=CONCATENATE(&quot;INSERT INTO modele (lib_modele, id_marque_modele) VALUES ('&quot;;[.I1585];&quot;', &quot;;[.G1585];&quot;);&quot;)" office:value-type="string" office:string-value="INSERT INTO modele (lib_modele, id_marque_modele) VALUES ('TOUR GLIDE', 57);" calcext:value-type="string">
            <text:p>INSERT INTO modele (lib_modele, id_marque_modele) VALUES ('TOUR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6];&quot; &quot;;[.D1586];[.E1586];[.F1586])" office:value-type="string" office:string-value="TRI GLIDE" calcext:value-type="string">
            <text:p>TRI GLIDE</text:p>
          </table:table-cell>
          <table:table-cell table:formula="of:=TRIM([.H1586])" office:value-type="string" office:string-value="TRI GLIDE" calcext:value-type="string">
            <text:p>TRI GLIDE</text:p>
          </table:table-cell>
          <table:table-cell table:formula="of:=CONCATENATE(&quot;INSERT INTO modele (lib_modele, id_marque_modele) VALUES ('&quot;;[.I1586];&quot;', &quot;;[.G1586];&quot;);&quot;)" office:value-type="string" office:string-value="INSERT INTO modele (lib_modele, id_marque_modele) VALUES ('TRI GLIDE', 57);" calcext:value-type="string">
            <text:p>INSERT INTO modele (lib_modele, id_marque_modele) VALUES ('TRI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7];&quot; &quot;;[.D1587];[.E1587];[.F1587])" office:value-type="string" office:string-value="ULTRA CLASSIC" calcext:value-type="string">
            <text:p>ULTRA CLASSIC</text:p>
          </table:table-cell>
          <table:table-cell table:formula="of:=TRIM([.H1587])" office:value-type="string" office:string-value="ULTRA CLASSIC" calcext:value-type="string">
            <text:p>ULTRA CLASSIC</text:p>
          </table:table-cell>
          <table:table-cell table:formula="of:=CONCATENATE(&quot;INSERT INTO modele (lib_modele, id_marque_modele) VALUES ('&quot;;[.I1587];&quot;', &quot;;[.G1587];&quot;);&quot;)" office:value-type="string" office:string-value="INSERT INTO modele (lib_modele, id_marque_modele) VALUES ('ULTRA CLASSIC', 57);" calcext:value-type="string">
            <text:p>INSERT INTO modele (lib_modele, id_marque_modele) VALUES ('ULTRA CLASSIC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8];&quot; &quot;;[.D1588];[.E1588];[.F1588])" office:value-type="string" office:string-value="V ROD" calcext:value-type="string">
            <text:p>V ROD</text:p>
          </table:table-cell>
          <table:table-cell table:formula="of:=TRIM([.H1588])" office:value-type="string" office:string-value="V ROD" calcext:value-type="string">
            <text:p>V ROD</text:p>
          </table:table-cell>
          <table:table-cell table:formula="of:=CONCATENATE(&quot;INSERT INTO modele (lib_modele, id_marque_modele) VALUES ('&quot;;[.I1588];&quot;', &quot;;[.G1588];&quot;);&quot;)" office:value-type="string" office:string-value="INSERT INTO modele (lib_modele, id_marque_modele) VALUES ('V ROD', 57);" calcext:value-type="string">
            <text:p>INSERT INTO modele (lib_modele, id_marque_modele) VALUES ('V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X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89];&quot; &quot;;[.D1589];[.E1589];[.F1589])" office:value-type="string" office:string-value="XR " calcext:value-type="string">
            <text:p>XR </text:p>
          </table:table-cell>
          <table:table-cell table:formula="of:=TRIM([.H1589])" office:value-type="string" office:string-value="XR" calcext:value-type="string">
            <text:p>XR</text:p>
          </table:table-cell>
          <table:table-cell table:formula="of:=CONCATENATE(&quot;INSERT INTO modele (lib_modele, id_marque_modele) VALUES ('&quot;;[.I1589];&quot;', &quot;;[.G1589];&quot;);&quot;)" office:value-type="string" office:string-value="INSERT INTO modele (lib_modele, id_marque_modele) VALUES ('XR', 57);" calcext:value-type="string">
            <text:p>INSERT INTO modele (lib_modele, id_marque_modele) VALUES ('X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90];&quot; &quot;;[.D1590];[.E1590];[.F1590])" office:value-type="string" office:string-value="AUTRE " calcext:value-type="string">
            <text:p>AUTRE </text:p>
          </table:table-cell>
          <table:table-cell table:formula="of:=TRIM([.H159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90];&quot;', &quot;;[.G1590];&quot;);&quot;)" office:value-type="string" office:string-value="INSERT INTO modele (lib_modele, id_marque_modele) VALUES ('AUTRE', 57);" calcext:value-type="string">
            <text:p>INSERT INTO modele (lib_modele, id_marque_modele) VALUES ('AUTR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LIMIT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1];&quot; &quot;;[.D1591];[.E1591];[.F1591])" office:value-type="string" office:string-value="CVO LIMITED" calcext:value-type="string">
            <text:p>CVO LIMITED</text:p>
          </table:table-cell>
          <table:table-cell table:formula="of:=TRIM([.H1591])" office:value-type="string" office:string-value="CVO LIMITED" calcext:value-type="string">
            <text:p>CVO LIMITED</text:p>
          </table:table-cell>
          <table:table-cell table:formula="of:=CONCATENATE(&quot;INSERT INTO modele (lib_modele, id_marque_modele) VALUES ('&quot;;[.I1591];&quot;', &quot;;[.G1591];&quot;);&quot;)" office:value-type="string" office:string-value="INSERT INTO modele (lib_modele, id_marque_modele) VALUES ('CVO LIMITED', 57);" calcext:value-type="string">
            <text:p>INSERT INTO modele (lib_modele, id_marque_modele) VALUES ('CVO LIMITE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TREET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2];&quot; &quot;;[.D1592];[.E1592];[.F1592])" office:value-type="string" office:string-value="CVO PROSTREET" calcext:value-type="string">
            <text:p>CVO PROSTREET</text:p>
          </table:table-cell>
          <table:table-cell table:formula="of:=TRIM([.H1592])" office:value-type="string" office:string-value="CVO PROSTREET" calcext:value-type="string">
            <text:p>CVO PROSTREET</text:p>
          </table:table-cell>
          <table:table-cell table:formula="of:=CONCATENATE(&quot;INSERT INTO modele (lib_modele, id_marque_modele) VALUES ('&quot;;[.I1592];&quot;', &quot;;[.G1592];&quot;);&quot;)" office:value-type="string" office:string-value="INSERT INTO modele (lib_modele, id_marque_modele) VALUES ('CVO PROSTREET', 57);" calcext:value-type="string">
            <text:p>INSERT INTO modele (lib_modele, id_marque_modele) VALUES ('CVO PRO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3];&quot; &quot;;[.D1593];[.E1593];[.F1593])" office:value-type="string" office:string-value="CVO ROADGLIDE" calcext:value-type="string">
            <text:p>CVO ROADGLIDE</text:p>
          </table:table-cell>
          <table:table-cell table:formula="of:=TRIM([.H1593])" office:value-type="string" office:string-value="CVO ROADGLIDE" calcext:value-type="string">
            <text:p>CVO ROADGLIDE</text:p>
          </table:table-cell>
          <table:table-cell table:formula="of:=CONCATENATE(&quot;INSERT INTO modele (lib_modele, id_marque_modele) VALUES ('&quot;;[.I1593];&quot;', &quot;;[.G1593];&quot;);&quot;)" office:value-type="string" office:string-value="INSERT INTO modele (lib_modele, id_marque_modele) VALUES ('CVO ROADGLIDE', 57);" calcext:value-type="string">
            <text:p>INSERT INTO modele (lib_modele, id_marque_modele) VALUES ('CVO ROAD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SOFTAI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4];&quot; &quot;;[.D1594];[.E1594];[.F1594])" office:value-type="string" office:string-value="CVO SOFTAIL" calcext:value-type="string">
            <text:p>CVO SOFTAIL</text:p>
          </table:table-cell>
          <table:table-cell table:formula="of:=TRIM([.H1594])" office:value-type="string" office:string-value="CVO SOFTAIL" calcext:value-type="string">
            <text:p>CVO SOFTAIL</text:p>
          </table:table-cell>
          <table:table-cell table:formula="of:=CONCATENATE(&quot;INSERT INTO modele (lib_modele, id_marque_modele) VALUES ('&quot;;[.I1594];&quot;', &quot;;[.G1594];&quot;);&quot;)" office:value-type="string" office:string-value="INSERT INTO modele (lib_modele, id_marque_modele) VALUES ('CVO SOFTAIL', 57);" calcext:value-type="string">
            <text:p>INSERT INTO modele (lib_modele, id_marque_modele) VALUES ('CVO 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5];&quot; &quot;;[.D1595];[.E1595];[.F1595])" office:value-type="string" office:string-value="CVO STREETGLIDE" calcext:value-type="string">
            <text:p>CVO STREETGLIDE</text:p>
          </table:table-cell>
          <table:table-cell table:formula="of:=TRIM([.H1595])" office:value-type="string" office:string-value="CVO STREETGLIDE" calcext:value-type="string">
            <text:p>CVO STREETGLIDE</text:p>
          </table:table-cell>
          <table:table-cell table:formula="of:=CONCATENATE(&quot;INSERT INTO modele (lib_modele, id_marque_modele) VALUES ('&quot;;[.I1595];&quot;', &quot;;[.G1595];&quot;);&quot;)" office:value-type="string" office:string-value="INSERT INTO modele (lib_modele, id_marque_modele) VALUES ('CVO STREETGLIDE', 57);" calcext:value-type="string">
            <text:p>INSERT INTO modele (lib_modele, id_marque_modele) VALUES ('CVO STREET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96];&quot; &quot;;[.D1596];[.E1596];[.F1596])" office:value-type="string" office:string-value="DYNA " calcext:value-type="string">
            <text:p>DYNA </text:p>
          </table:table-cell>
          <table:table-cell table:formula="of:=TRIM([.H1596])" office:value-type="string" office:string-value="DYNA" calcext:value-type="string">
            <text:p>DYNA</text:p>
          </table:table-cell>
          <table:table-cell table:formula="of:=CONCATENATE(&quot;INSERT INTO modele (lib_modele, id_marque_modele) VALUES ('&quot;;[.I1596];&quot;', &quot;;[.G1596];&quot;);&quot;)" office:value-type="string" office:string-value="INSERT INTO modele (lib_modele, id_marque_modele) VALUES ('DYNA', 57);" calcext:value-type="string">
            <text:p>INSERT INTO modele (lib_modele, id_marque_modele) VALUES ('DYNA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7];&quot; &quot;;[.D1597];[.E1597];[.F1597])" office:value-type="string" office:string-value="ELECTRA GLIDE" calcext:value-type="string">
            <text:p>ELECTRA GLIDE</text:p>
          </table:table-cell>
          <table:table-cell table:formula="of:=TRIM([.H1597])" office:value-type="string" office:string-value="ELECTRA GLIDE" calcext:value-type="string">
            <text:p>ELECTRA GLIDE</text:p>
          </table:table-cell>
          <table:table-cell table:formula="of:=CONCATENATE(&quot;INSERT INTO modele (lib_modele, id_marque_modele) VALUES ('&quot;;[.I1597];&quot;', &quot;;[.G1597];&quot;);&quot;)" office:value-type="string" office:string-value="INSERT INTO modele (lib_modele, id_marque_modele) VALUES ('ELECTRA GLIDE', 57);" calcext:value-type="string">
            <text:p>INSERT INTO modele (lib_modele, id_marque_modele) VALUES ('ELECTR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8];&quot; &quot;;[.D1598];[.E1598];[.F1598])" office:value-type="string" office:string-value="NIGHT ROD" calcext:value-type="string">
            <text:p>NIGHT ROD</text:p>
          </table:table-cell>
          <table:table-cell table:formula="of:=TRIM([.H1598])" office:value-type="string" office:string-value="NIGHT ROD" calcext:value-type="string">
            <text:p>NIGHT ROD</text:p>
          </table:table-cell>
          <table:table-cell table:formula="of:=CONCATENATE(&quot;INSERT INTO modele (lib_modele, id_marque_modele) VALUES ('&quot;;[.I1598];&quot;', &quot;;[.G1598];&quot;);&quot;)" office:value-type="string" office:string-value="INSERT INTO modele (lib_modele, id_marque_modele) VALUES ('NIGHT ROD', 57);" calcext:value-type="string">
            <text:p>INSERT INTO modele (lib_modele, id_marque_modele) VALUES ('NIGH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9];&quot; &quot;;[.D1599];[.E1599];[.F1599])" office:value-type="string" office:string-value="ROAD GLIDE" calcext:value-type="string">
            <text:p>ROAD GLIDE</text:p>
          </table:table-cell>
          <table:table-cell table:formula="of:=TRIM([.H1599])" office:value-type="string" office:string-value="ROAD GLIDE" calcext:value-type="string">
            <text:p>ROAD GLIDE</text:p>
          </table:table-cell>
          <table:table-cell table:formula="of:=CONCATENATE(&quot;INSERT INTO modele (lib_modele, id_marque_modele) VALUES ('&quot;;[.I1599];&quot;', &quot;;[.G1599];&quot;);&quot;)" office:value-type="string" office:string-value="INSERT INTO modele (lib_modele, id_marque_modele) VALUES ('ROAD GLIDE', 57);" calcext:value-type="string">
            <text:p>INSERT INTO modele (lib_modele, id_marque_modele) VALUES ('ROAD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0];&quot; &quot;;[.D1600];[.E1600];[.F1600])" office:value-type="string" office:string-value="ROAD KING" calcext:value-type="string">
            <text:p>ROAD KING</text:p>
          </table:table-cell>
          <table:table-cell table:formula="of:=TRIM([.H1600])" office:value-type="string" office:string-value="ROAD KING" calcext:value-type="string">
            <text:p>ROAD KING</text:p>
          </table:table-cell>
          <table:table-cell table:formula="of:=CONCATENATE(&quot;INSERT INTO modele (lib_modele, id_marque_modele) VALUES ('&quot;;[.I1600];&quot;', &quot;;[.G1600];&quot;);&quot;)" office:value-type="string" office:string-value="INSERT INTO modele (lib_modele, id_marque_modele) VALUES ('ROAD KING', 57);" calcext:value-type="string">
            <text:p>INSERT INTO modele (lib_modele, id_marque_modele) VALUES ('ROAD KING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OFTAI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1];&quot; &quot;;[.D1601];[.E1601];[.F1601])" office:value-type="string" office:string-value="SOFTAIL " calcext:value-type="string">
            <text:p>SOFTAIL </text:p>
          </table:table-cell>
          <table:table-cell table:formula="of:=TRIM([.H1601])" office:value-type="string" office:string-value="SOFTAIL" calcext:value-type="string">
            <text:p>SOFTAIL</text:p>
          </table:table-cell>
          <table:table-cell table:formula="of:=CONCATENATE(&quot;INSERT INTO modele (lib_modele, id_marque_modele) VALUES ('&quot;;[.I1601];&quot;', &quot;;[.G1601];&quot;);&quot;)" office:value-type="string" office:string-value="INSERT INTO modele (lib_modele, id_marque_modele) VALUES ('SOFTAIL', 57);" calcext:value-type="string">
            <text:p>INSERT INTO modele (lib_modele, id_marque_modele) VALUES ('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ST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2];&quot; &quot;;[.D1602];[.E1602];[.F1602])" office:value-type="string" office:string-value="SPORTSTER " calcext:value-type="string">
            <text:p>SPORTSTER </text:p>
          </table:table-cell>
          <table:table-cell table:formula="of:=TRIM([.H1602])" office:value-type="string" office:string-value="SPORTSTER" calcext:value-type="string">
            <text:p>SPORTSTER</text:p>
          </table:table-cell>
          <table:table-cell table:formula="of:=CONCATENATE(&quot;INSERT INTO modele (lib_modele, id_marque_modele) VALUES ('&quot;;[.I1602];&quot;', &quot;;[.G1602];&quot;);&quot;)" office:value-type="string" office:string-value="INSERT INTO modele (lib_modele, id_marque_modele) VALUES ('SPORTSTER', 57);" calcext:value-type="string">
            <text:p>INSERT INTO modele (lib_modele, id_marque_modele) VALUES ('SPORTST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3];&quot; &quot;;[.D1603];[.E1603];[.F1603])" office:value-type="string" office:string-value="STREET " calcext:value-type="string">
            <text:p>STREET </text:p>
          </table:table-cell>
          <table:table-cell table:formula="of:=TRIM([.H1603])" office:value-type="string" office:string-value="STREET" calcext:value-type="string">
            <text:p>STREET</text:p>
          </table:table-cell>
          <table:table-cell table:formula="of:=CONCATENATE(&quot;INSERT INTO modele (lib_modele, id_marque_modele) VALUES ('&quot;;[.I1603];&quot;', &quot;;[.G1603];&quot;);&quot;)" office:value-type="string" office:string-value="INSERT INTO modele (lib_modele, id_marque_modele) VALUES ('STREET', 57);" calcext:value-type="string">
            <text:p>INSERT INTO modele (lib_modele, id_marque_modele) VALUES ('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4];&quot; &quot;;[.D1604];[.E1604];[.F1604])" office:value-type="string" office:string-value="STREET GLIDE" calcext:value-type="string">
            <text:p>STREET GLIDE</text:p>
          </table:table-cell>
          <table:table-cell table:formula="of:=TRIM([.H1604])" office:value-type="string" office:string-value="STREET GLIDE" calcext:value-type="string">
            <text:p>STREET GLIDE</text:p>
          </table:table-cell>
          <table:table-cell table:formula="of:=CONCATENATE(&quot;INSERT INTO modele (lib_modele, id_marque_modele) VALUES ('&quot;;[.I1604];&quot;', &quot;;[.G1604];&quot;);&quot;)" office:value-type="string" office:string-value="INSERT INTO modele (lib_modele, id_marque_modele) VALUES ('STREET GLIDE', 57);" calcext:value-type="string">
            <text:p>INSERT INTO modele (lib_modele, id_marque_modele) VALUES ('STREE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5];&quot; &quot;;[.D1605];[.E1605];[.F1605])" office:value-type="string" office:string-value="TRI GLIDE" calcext:value-type="string">
            <text:p>TRI GLIDE</text:p>
          </table:table-cell>
          <table:table-cell table:formula="of:=TRIM([.H1605])" office:value-type="string" office:string-value="TRI GLIDE" calcext:value-type="string">
            <text:p>TRI GLIDE</text:p>
          </table:table-cell>
          <table:table-cell table:formula="of:=CONCATENATE(&quot;INSERT INTO modele (lib_modele, id_marque_modele) VALUES ('&quot;;[.I1605];&quot;', &quot;;[.G1605];&quot;);&quot;)" office:value-type="string" office:string-value="INSERT INTO modele (lib_modele, id_marque_modele) VALUES ('TRI GLIDE', 57);" calcext:value-type="string">
            <text:p>INSERT INTO modele (lib_modele, id_marque_modele) VALUES ('TRI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LIMIT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6];&quot; &quot;;[.D1606];[.E1606];[.F1606])" office:value-type="string" office:string-value="ULTRA LIMITED" calcext:value-type="string">
            <text:p>ULTRA LIMITED</text:p>
          </table:table-cell>
          <table:table-cell table:formula="of:=TRIM([.H1606])" office:value-type="string" office:string-value="ULTRA LIMITED" calcext:value-type="string">
            <text:p>ULTRA LIMITED</text:p>
          </table:table-cell>
          <table:table-cell table:formula="of:=CONCATENATE(&quot;INSERT INTO modele (lib_modele, id_marque_modele) VALUES ('&quot;;[.I1606];&quot;', &quot;;[.G1606];&quot;);&quot;)" office:value-type="string" office:string-value="INSERT INTO modele (lib_modele, id_marque_modele) VALUES ('ULTRA LIMITED', 57);" calcext:value-type="string">
            <text:p>INSERT INTO modele (lib_modele, id_marque_modele) VALUES ('ULTRA LIMITE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V-RO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7];&quot; &quot;;[.D1607];[.E1607];[.F1607])" office:value-type="string" office:string-value="V-ROD " calcext:value-type="string">
            <text:p>V-ROD </text:p>
          </table:table-cell>
          <table:table-cell table:formula="of:=TRIM([.H1607])" office:value-type="string" office:string-value="V-ROD" calcext:value-type="string">
            <text:p>V-ROD</text:p>
          </table:table-cell>
          <table:table-cell table:formula="of:=CONCATENATE(&quot;INSERT INTO modele (lib_modele, id_marque_modele) VALUES ('&quot;;[.I1607];&quot;', &quot;;[.G1607];&quot;);&quot;)" office:value-type="string" office:string-value="INSERT INTO modele (lib_modele, id_marque_modele) VALUES ('V-ROD', 57);" calcext:value-type="string">
            <text:p>INSERT INTO modele (lib_modele, id_marque_modele) VALUES ('V-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8];&quot; &quot;;[.D1608];[.E1608];[.F1608])" office:value-type="string" office:string-value="AUTRE " calcext:value-type="string">
            <text:p>AUTRE </text:p>
          </table:table-cell>
          <table:table-cell table:formula="of:=TRIM([.H16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608];&quot;', &quot;;[.G1608];&quot;);&quot;)" office:value-type="string" office:string-value="INSERT INTO modele (lib_modele, id_marque_modele) VALUES ('AUTRE', 57);" calcext:value-type="string">
            <text:p>INSERT INTO modele (lib_modele, id_marque_modele) VALUES ('AUTR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WI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09];&quot; &quot;;[.D1609];[.E1609];[.F1609])" office:value-type="string" office:string-value="AFRICA TWIN" calcext:value-type="string">
            <text:p>AFRICA TWIN</text:p>
          </table:table-cell>
          <table:table-cell table:formula="of:=TRIM([.H1609])" office:value-type="string" office:string-value="AFRICA TWIN" calcext:value-type="string">
            <text:p>AFRICA TWIN</text:p>
          </table:table-cell>
          <table:table-cell table:formula="of:=CONCATENATE(&quot;INSERT INTO modele (lib_modele, id_marque_modele) VALUES ('&quot;;[.I1609];&quot;', &quot;;[.G1609];&quot;);&quot;)" office:value-type="string" office:string-value="INSERT INTO modele (lib_modele, id_marque_modele) VALUES ('AFRICA TWIN', 18);" calcext:value-type="string">
            <text:p>INSERT INTO modele (lib_modele, id_marque_modele) VALUES ('AFRICA TWI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SPENCA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0];&quot; &quot;;[.D1610];[.E1610];[.F1610])" office:value-type="string" office:string-value="ASPENCADE " calcext:value-type="string">
            <text:p>ASPENCADE </text:p>
          </table:table-cell>
          <table:table-cell table:formula="of:=TRIM([.H1610])" office:value-type="string" office:string-value="ASPENCADE" calcext:value-type="string">
            <text:p>ASPENCADE</text:p>
          </table:table-cell>
          <table:table-cell table:formula="of:=CONCATENATE(&quot;INSERT INTO modele (lib_modele, id_marque_modele) VALUES ('&quot;;[.I1610];&quot;', &quot;;[.G1610];&quot;);&quot;)" office:value-type="string" office:string-value="INSERT INTO modele (lib_modele, id_marque_modele) VALUES ('ASPENCADE', 18);" calcext:value-type="string">
            <text:p>INSERT INTO modele (lib_modele, id_marque_modele) VALUES ('ASPENCA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ALI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1];&quot; &quot;;[.D1611];[.E1611];[.F1611])" office:value-type="string" office:string-value="BALI " calcext:value-type="string">
            <text:p>BALI </text:p>
          </table:table-cell>
          <table:table-cell table:formula="of:=TRIM([.H1611])" office:value-type="string" office:string-value="BALI" calcext:value-type="string">
            <text:p>BALI</text:p>
          </table:table-cell>
          <table:table-cell table:formula="of:=CONCATENATE(&quot;INSERT INTO modele (lib_modele, id_marque_modele) VALUES ('&quot;;[.I1611];&quot;', &quot;;[.G1611];&quot;);&quot;)" office:value-type="string" office:string-value="INSERT INTO modele (lib_modele, id_marque_modele) VALUES ('BALI', 18);" calcext:value-type="string">
            <text:p>INSERT INTO modele (lib_modele, id_marque_modele) VALUES ('BALI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2];&quot; &quot;;[.D1612];[.E1612];[.F1612])" office:value-type="string" office:string-value="BIG ONE" calcext:value-type="string">
            <text:p>BIG ONE</text:p>
          </table:table-cell>
          <table:table-cell table:formula="of:=TRIM([.H1612])" office:value-type="string" office:string-value="BIG ONE" calcext:value-type="string">
            <text:p>BIG ONE</text:p>
          </table:table-cell>
          <table:table-cell table:formula="of:=CONCATENATE(&quot;INSERT INTO modele (lib_modele, id_marque_modele) VALUES ('&quot;;[.I1612];&quot;', &quot;;[.G1612];&quot;);&quot;)" office:value-type="string" office:string-value="INSERT INTO modele (lib_modele, id_marque_modele) VALUES ('BIG ONE', 18);" calcext:value-type="string">
            <text:p>INSERT INTO modele (lib_modele, id_marque_modele) VALUES ('BIG ON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DOW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3];&quot; &quot;;[.D1613];[.E1613];[.F1613])" office:value-type="string" office:string-value="BLACK WIDOW" calcext:value-type="string">
            <text:p>BLACK WIDOW</text:p>
          </table:table-cell>
          <table:table-cell table:formula="of:=TRIM([.H1613])" office:value-type="string" office:string-value="BLACK WIDOW" calcext:value-type="string">
            <text:p>BLACK WIDOW</text:p>
          </table:table-cell>
          <table:table-cell table:formula="of:=CONCATENATE(&quot;INSERT INTO modele (lib_modele, id_marque_modele) VALUES ('&quot;;[.I1613];&quot;', &quot;;[.G1613];&quot;);&quot;)" office:value-type="string" office:string-value="INSERT INTO modele (lib_modele, id_marque_modele) VALUES ('BLACK WIDOW', 18);" calcext:value-type="string">
            <text:p>INSERT INTO modele (lib_modele, id_marque_modele) VALUES ('BLACK WIDOW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4];&quot; &quot;;[.D1614];[.E1614];[.F1614])" office:value-type="string" office:string-value="CA " calcext:value-type="string">
            <text:p>CA </text:p>
          </table:table-cell>
          <table:table-cell table:formula="of:=TRIM([.H1614])" office:value-type="string" office:string-value="CA" calcext:value-type="string">
            <text:p>CA</text:p>
          </table:table-cell>
          <table:table-cell table:formula="of:=CONCATENATE(&quot;INSERT INTO modele (lib_modele, id_marque_modele) VALUES ('&quot;;[.I1614];&quot;', &quot;;[.G1614];&quot;);&quot;)" office:value-type="string" office:string-value="INSERT INTO modele (lib_modele, id_marque_modele) VALUES ('CA', 18);" calcext:value-type="string">
            <text:p>INSERT INTO modele (lib_modele, id_marque_modele) VALUES ('C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ARA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5];&quot; &quot;;[.D1615];[.E1615];[.F1615])" office:value-type="string" office:string-value="CARAT " calcext:value-type="string">
            <text:p>CARAT </text:p>
          </table:table-cell>
          <table:table-cell table:formula="of:=TRIM([.H1615])" office:value-type="string" office:string-value="CARAT" calcext:value-type="string">
            <text:p>CARAT</text:p>
          </table:table-cell>
          <table:table-cell table:formula="of:=CONCATENATE(&quot;INSERT INTO modele (lib_modele, id_marque_modele) VALUES ('&quot;;[.I1615];&quot;', &quot;;[.G1615];&quot;);&quot;)" office:value-type="string" office:string-value="INSERT INTO modele (lib_modele, id_marque_modele) VALUES ('CARAT', 18);" calcext:value-type="string">
            <text:p>INSERT INTO modele (lib_modele, id_marque_modele) VALUES ('CARA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6];&quot; &quot;;[.D1616];[.E1616];[.F1616])" office:value-type="string" office:string-value="CB " calcext:value-type="string">
            <text:p>CB </text:p>
          </table:table-cell>
          <table:table-cell table:formula="of:=TRIM([.H1616])" office:value-type="string" office:string-value="CB" calcext:value-type="string">
            <text:p>CB</text:p>
          </table:table-cell>
          <table:table-cell table:formula="of:=CONCATENATE(&quot;INSERT INTO modele (lib_modele, id_marque_modele) VALUES ('&quot;;[.I1616];&quot;', &quot;;[.G1616];&quot;);&quot;)" office:value-type="string" office:string-value="INSERT INTO modele (lib_modele, id_marque_modele) VALUES ('CB', 18);" calcext:value-type="string">
            <text:p>INSERT INTO modele (lib_modele, id_marque_modele) VALUES ('CB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ORNE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7];&quot; &quot;;[.D1617];[.E1617];[.F1617])" office:value-type="string" office:string-value="CB HORNET" calcext:value-type="string">
            <text:p>CB HORNET</text:p>
          </table:table-cell>
          <table:table-cell table:formula="of:=TRIM([.H1617])" office:value-type="string" office:string-value="CB HORNET" calcext:value-type="string">
            <text:p>CB HORNET</text:p>
          </table:table-cell>
          <table:table-cell table:formula="of:=CONCATENATE(&quot;INSERT INTO modele (lib_modele, id_marque_modele) VALUES ('&quot;;[.I1617];&quot;', &quot;;[.G1617];&quot;);&quot;)" office:value-type="string" office:string-value="INSERT INTO modele (lib_modele, id_marque_modele) VALUES ('CB HORNET', 18);" calcext:value-type="string">
            <text:p>INSERT INTO modele (lib_modele, id_marque_modele) VALUES ('CB HORNE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FIFTY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NCATENATE([.C1618];&quot; &quot;;[.D1618];[.E1618];[.F1618])" office:value-type="string" office:string-value="CB SEVENFIFTY" calcext:value-type="string">
            <text:p>CB SEVENFIFTY</text:p>
          </table:table-cell>
          <table:table-cell table:formula="of:=TRIM([.H1618])" office:value-type="string" office:string-value="CB SEVENFIFTY" calcext:value-type="string">
            <text:p>CB SEVENFIFTY</text:p>
          </table:table-cell>
          <table:table-cell table:formula="of:=CONCATENATE(&quot;INSERT INTO modele (lib_modele, id_marque_modele) VALUES ('&quot;;[.I1618];&quot;', &quot;;[.G1618];&quot;);&quot;)" office:value-type="string" office:string-value="INSERT INTO modele (lib_modele, id_marque_modele) VALUES ('CB SEVENFIFTY', 18);" calcext:value-type="string">
            <text:p>INSERT INTO modele (lib_modele, id_marque_modele) VALUES ('CB SEVEN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9];&quot; &quot;;[.D1619];[.E1619];[.F1619])" office:value-type="string" office:string-value="CBF " calcext:value-type="string">
            <text:p>CBF </text:p>
          </table:table-cell>
          <table:table-cell table:formula="of:=TRIM([.H1619])" office:value-type="string" office:string-value="CBF" calcext:value-type="string">
            <text:p>CBF</text:p>
          </table:table-cell>
          <table:table-cell table:formula="of:=CONCATENATE(&quot;INSERT INTO modele (lib_modele, id_marque_modele) VALUES ('&quot;;[.I1619];&quot;', &quot;;[.G1619];&quot;);&quot;)" office:value-type="string" office:string-value="INSERT INTO modele (lib_modele, id_marque_modele) VALUES ('CBF', 18);" calcext:value-type="string">
            <text:p>INSERT INTO modele (lib_modele, id_marque_modele) VALUES ('CB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0];&quot; &quot;;[.D1620];[.E1620];[.F1620])" office:value-type="string" office:string-value="CBR " calcext:value-type="string">
            <text:p>CBR </text:p>
          </table:table-cell>
          <table:table-cell table:formula="of:=TRIM([.H1620])" office:value-type="string" office:string-value="CBR" calcext:value-type="string">
            <text:p>CBR</text:p>
          </table:table-cell>
          <table:table-cell table:formula="of:=CONCATENATE(&quot;INSERT INTO modele (lib_modele, id_marque_modele) VALUES ('&quot;;[.I1620];&quot;', &quot;;[.G1620];&quot;);&quot;)" office:value-type="string" office:string-value="INSERT INTO modele (lib_modele, id_marque_modele) VALUES ('CBR', 18);" calcext:value-type="string">
            <text:p>INSERT INTO modele (lib_modele, id_marque_modele) VALUES ('CB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1];&quot; &quot;;[.D1621];[.E1621];[.F1621])" office:value-type="string" office:string-value="CBS " calcext:value-type="string">
            <text:p>CBS </text:p>
          </table:table-cell>
          <table:table-cell table:formula="of:=TRIM([.H1621])" office:value-type="string" office:string-value="CBS" calcext:value-type="string">
            <text:p>CBS</text:p>
          </table:table-cell>
          <table:table-cell table:formula="of:=CONCATENATE(&quot;INSERT INTO modele (lib_modele, id_marque_modele) VALUES ('&quot;;[.I1621];&quot;', &quot;;[.G1621];&quot;);&quot;)" office:value-type="string" office:string-value="INSERT INTO modele (lib_modele, id_marque_modele) VALUES ('CBS', 18);" calcext:value-type="string">
            <text:p>INSERT INTO modele (lib_modele, id_marque_modele) VALUES ('CB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2];&quot; &quot;;[.D1622];[.E1622];[.F1622])" office:value-type="string" office:string-value="CBX " calcext:value-type="string">
            <text:p>CBX </text:p>
          </table:table-cell>
          <table:table-cell table:formula="of:=TRIM([.H1622])" office:value-type="string" office:string-value="CBX" calcext:value-type="string">
            <text:p>CBX</text:p>
          </table:table-cell>
          <table:table-cell table:formula="of:=CONCATENATE(&quot;INSERT INTO modele (lib_modele, id_marque_modele) VALUES ('&quot;;[.I1622];&quot;', &quot;;[.G1622];&quot;);&quot;)" office:value-type="string" office:string-value="INSERT INTO modele (lib_modele, id_marque_modele) VALUES ('CBX', 18);" calcext:value-type="string">
            <text:p>INSERT INTO modele (lib_modele, id_marque_modele) VALUES ('CB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G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3];&quot; &quot;;[.D1623];[.E1623];[.F1623])" office:value-type="string" office:string-value="CG " calcext:value-type="string">
            <text:p>CG </text:p>
          </table:table-cell>
          <table:table-cell table:formula="of:=TRIM([.H1623])" office:value-type="string" office:string-value="CG" calcext:value-type="string">
            <text:p>CG</text:p>
          </table:table-cell>
          <table:table-cell table:formula="of:=CONCATENATE(&quot;INSERT INTO modele (lib_modele, id_marque_modele) VALUES ('&quot;;[.I1623];&quot;', &quot;;[.G1623];&quot;);&quot;)" office:value-type="string" office:string-value="INSERT INTO modele (lib_modele, id_marque_modele) VALUES ('CG', 18);" calcext:value-type="string">
            <text:p>INSERT INTO modele (lib_modele, id_marque_modele) VALUES ('C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4];&quot; &quot;;[.D1624];[.E1624];[.F1624])" office:value-type="string" office:string-value="CH " calcext:value-type="string">
            <text:p>CH </text:p>
          </table:table-cell>
          <table:table-cell table:formula="of:=TRIM([.H1624])" office:value-type="string" office:string-value="CH" calcext:value-type="string">
            <text:p>CH</text:p>
          </table:table-cell>
          <table:table-cell table:formula="of:=CONCATENATE(&quot;INSERT INTO modele (lib_modele, id_marque_modele) VALUES ('&quot;;[.I1624];&quot;', &quot;;[.G1624];&quot;);&quot;)" office:value-type="string" office:string-value="INSERT INTO modele (lib_modele, id_marque_modele) VALUES ('CH', 18);" calcext:value-type="string">
            <text:p>INSERT INTO modele (lib_modele, id_marque_modele) VALUES ('C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25];&quot; &quot;;[.D1625];[.E1625];[.F1625])" office:value-type="string" office:string-value="CITY FLY" calcext:value-type="string">
            <text:p>CITY FLY</text:p>
          </table:table-cell>
          <table:table-cell table:formula="of:=TRIM([.H1625])" office:value-type="string" office:string-value="CITY FLY" calcext:value-type="string">
            <text:p>CITY FLY</text:p>
          </table:table-cell>
          <table:table-cell table:formula="of:=CONCATENATE(&quot;INSERT INTO modele (lib_modele, id_marque_modele) VALUES ('&quot;;[.I1625];&quot;', &quot;;[.G1625];&quot;);&quot;)" office:value-type="string" office:string-value="INSERT INTO modele (lib_modele, id_marque_modele) VALUES ('CITY FLY', 18);" calcext:value-type="string">
            <text:p>INSERT INTO modele (lib_modele, id_marque_modele) VALUES ('CITY FL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6];&quot; &quot;;[.D1626];[.E1626];[.F1626])" office:value-type="string" office:string-value="CLR " calcext:value-type="string">
            <text:p>CLR </text:p>
          </table:table-cell>
          <table:table-cell table:formula="of:=TRIM([.H1626])" office:value-type="string" office:string-value="CLR" calcext:value-type="string">
            <text:p>CLR</text:p>
          </table:table-cell>
          <table:table-cell table:formula="of:=CONCATENATE(&quot;INSERT INTO modele (lib_modele, id_marque_modele) VALUES ('&quot;;[.I1626];&quot;', &quot;;[.G1626];&quot;);&quot;)" office:value-type="string" office:string-value="INSERT INTO modele (lib_modele, id_marque_modele) VALUES ('CLR', 18);" calcext:value-type="string">
            <text:p>INSERT INTO modele (lib_modele, id_marque_modele) VALUES ('C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7];&quot; &quot;;[.D1627];[.E1627];[.F1627])" office:value-type="string" office:string-value="CM " calcext:value-type="string">
            <text:p>CM </text:p>
          </table:table-cell>
          <table:table-cell table:formula="of:=TRIM([.H1627])" office:value-type="string" office:string-value="CM" calcext:value-type="string">
            <text:p>CM</text:p>
          </table:table-cell>
          <table:table-cell table:formula="of:=CONCATENATE(&quot;INSERT INTO modele (lib_modele, id_marque_modele) VALUES ('&quot;;[.I1627];&quot;', &quot;;[.G1627];&quot;);&quot;)" office:value-type="string" office:string-value="INSERT INTO modele (lib_modele, id_marque_modele) VALUES ('CM', 18);" calcext:value-type="string">
            <text:p>INSERT INTO modele (lib_modele, id_marque_modele) VALUES ('C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M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8];&quot; &quot;;[.D1628];[.E1628];[.F1628])" office:value-type="string" office:string-value="CMX " calcext:value-type="string">
            <text:p>CMX </text:p>
          </table:table-cell>
          <table:table-cell table:formula="of:=TRIM([.H1628])" office:value-type="string" office:string-value="CMX" calcext:value-type="string">
            <text:p>CMX</text:p>
          </table:table-cell>
          <table:table-cell table:formula="of:=CONCATENATE(&quot;INSERT INTO modele (lib_modele, id_marque_modele) VALUES ('&quot;;[.I1628];&quot;', &quot;;[.G1628];&quot;);&quot;)" office:value-type="string" office:string-value="INSERT INTO modele (lib_modele, id_marque_modele) VALUES ('CMX', 18);" calcext:value-type="string">
            <text:p>INSERT INTO modele (lib_modele, id_marque_modele) VALUES ('CM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9];&quot; &quot;;[.D1629];[.E1629];[.F1629])" office:value-type="string" office:string-value="CN " calcext:value-type="string">
            <text:p>CN </text:p>
          </table:table-cell>
          <table:table-cell table:formula="of:=TRIM([.H1629])" office:value-type="string" office:string-value="CN" calcext:value-type="string">
            <text:p>CN</text:p>
          </table:table-cell>
          <table:table-cell table:formula="of:=CONCATENATE(&quot;INSERT INTO modele (lib_modele, id_marque_modele) VALUES ('&quot;;[.I1629];&quot;', &quot;;[.G1629];&quot;);&quot;)" office:value-type="string" office:string-value="INSERT INTO modele (lib_modele, id_marque_modele) VALUES ('CN', 18);" calcext:value-type="string">
            <text:p>INSERT INTO modele (lib_modele, id_marque_modele) VALUES ('C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0];&quot; &quot;;[.D1630];[.E1630];[.F1630])" office:value-type="string" office:string-value="CRF " calcext:value-type="string">
            <text:p>CRF </text:p>
          </table:table-cell>
          <table:table-cell table:formula="of:=TRIM([.H1630])" office:value-type="string" office:string-value="CRF" calcext:value-type="string">
            <text:p>CRF</text:p>
          </table:table-cell>
          <table:table-cell table:formula="of:=CONCATENATE(&quot;INSERT INTO modele (lib_modele, id_marque_modele) VALUES ('&quot;;[.I1630];&quot;', &quot;;[.G1630];&quot;);&quot;)" office:value-type="string" office:string-value="INSERT INTO modele (lib_modele, id_marque_modele) VALUES ('CRF', 18);" calcext:value-type="string">
            <text:p>INSERT INTO modele (lib_modele, id_marque_modele) VALUES ('CR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1];&quot; &quot;;[.D1631];[.E1631];[.F1631])" office:value-type="string" office:string-value="CRM " calcext:value-type="string">
            <text:p>CRM </text:p>
          </table:table-cell>
          <table:table-cell table:formula="of:=TRIM([.H1631])" office:value-type="string" office:string-value="CRM" calcext:value-type="string">
            <text:p>CRM</text:p>
          </table:table-cell>
          <table:table-cell table:formula="of:=CONCATENATE(&quot;INSERT INTO modele (lib_modele, id_marque_modele) VALUES ('&quot;;[.I1631];&quot;', &quot;;[.G1631];&quot;);&quot;)" office:value-type="string" office:string-value="INSERT INTO modele (lib_modele, id_marque_modele) VALUES ('CRM', 18);" calcext:value-type="string">
            <text:p>INSERT INTO modele (lib_modele, id_marque_modele) VALUES ('CR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OSSRUNN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2];&quot; &quot;;[.D1632];[.E1632];[.F1632])" office:value-type="string" office:string-value="CROSSRUNNER " calcext:value-type="string">
            <text:p>CROSSRUNNER </text:p>
          </table:table-cell>
          <table:table-cell table:formula="of:=TRIM([.H1632])" office:value-type="string" office:string-value="CROSSRUNNER" calcext:value-type="string">
            <text:p>CROSSRUNNER</text:p>
          </table:table-cell>
          <table:table-cell table:formula="of:=CONCATENATE(&quot;INSERT INTO modele (lib_modele, id_marque_modele) VALUES ('&quot;;[.I1632];&quot;', &quot;;[.G1632];&quot;);&quot;)" office:value-type="string" office:string-value="INSERT INTO modele (lib_modele, id_marque_modele) VALUES ('CROSSRUNNER', 18);" calcext:value-type="string">
            <text:p>INSERT INTO modele (lib_modele, id_marque_modele) VALUES ('CROSSRUNNE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OSSTOUR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3];&quot; &quot;;[.D1633];[.E1633];[.F1633])" office:value-type="string" office:string-value="CROSSTOURER " calcext:value-type="string">
            <text:p>CROSSTOURER </text:p>
          </table:table-cell>
          <table:table-cell table:formula="of:=TRIM([.H1633])" office:value-type="string" office:string-value="CROSSTOURER" calcext:value-type="string">
            <text:p>CROSSTOURER</text:p>
          </table:table-cell>
          <table:table-cell table:formula="of:=CONCATENATE(&quot;INSERT INTO modele (lib_modele, id_marque_modele) VALUES ('&quot;;[.I1633];&quot;', &quot;;[.G1633];&quot;);&quot;)" office:value-type="string" office:string-value="INSERT INTO modele (lib_modele, id_marque_modele) VALUES ('CROSSTOURER', 18);" calcext:value-type="string">
            <text:p>INSERT INTO modele (lib_modele, id_marque_modele) VALUES ('CROSSTOURE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4];&quot; &quot;;[.D1634];[.E1634];[.F1634])" office:value-type="string" office:string-value="CTX " calcext:value-type="string">
            <text:p>CTX </text:p>
          </table:table-cell>
          <table:table-cell table:formula="of:=TRIM([.H1634])" office:value-type="string" office:string-value="CTX" calcext:value-type="string">
            <text:p>CTX</text:p>
          </table:table-cell>
          <table:table-cell table:formula="of:=CONCATENATE(&quot;INSERT INTO modele (lib_modele, id_marque_modele) VALUES ('&quot;;[.I1634];&quot;', &quot;;[.G1634];&quot;);&quot;)" office:value-type="string" office:string-value="INSERT INTO modele (lib_modele, id_marque_modele) VALUES ('CTX', 18);" calcext:value-type="string">
            <text:p>INSERT INTO modele (lib_modele, id_marque_modele) VALUES ('C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5];&quot; &quot;;[.D1635];[.E1635];[.F1635])" office:value-type="string" office:string-value="CX " calcext:value-type="string">
            <text:p>CX </text:p>
          </table:table-cell>
          <table:table-cell table:formula="of:=TRIM([.H1635])" office:value-type="string" office:string-value="CX" calcext:value-type="string">
            <text:p>CX</text:p>
          </table:table-cell>
          <table:table-cell table:formula="of:=CONCATENATE(&quot;INSERT INTO modele (lib_modele, id_marque_modele) VALUES ('&quot;;[.I1635];&quot;', &quot;;[.G1635];&quot;);&quot;)" office:value-type="string" office:string-value="INSERT INTO modele (lib_modele, id_marque_modele) VALUES ('CX', 18);" calcext:value-type="string">
            <text:p>INSERT INTO modele (lib_modele, id_marque_modele) VALUES ('C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6];&quot; &quot;;[.D1636];[.E1636];[.F1636])" office:value-type="string" office:string-value="CY " calcext:value-type="string">
            <text:p>CY </text:p>
          </table:table-cell>
          <table:table-cell table:formula="of:=TRIM([.H1636])" office:value-type="string" office:string-value="CY" calcext:value-type="string">
            <text:p>CY</text:p>
          </table:table-cell>
          <table:table-cell table:formula="of:=CONCATENATE(&quot;INSERT INTO modele (lib_modele, id_marque_modele) VALUES ('&quot;;[.I1636];&quot;', &quot;;[.G1636];&quot;);&quot;)" office:value-type="string" office:string-value="INSERT INTO modele (lib_modele, id_marque_modele) VALUES ('CY', 18);" calcext:value-type="string">
            <text:p>INSERT INTO modele (lib_modele, id_marque_modele) VALUES ('C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A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7];&quot; &quot;;[.D1637];[.E1637];[.F1637])" office:value-type="string" office:string-value="DAX " calcext:value-type="string">
            <text:p>DAX </text:p>
          </table:table-cell>
          <table:table-cell table:formula="of:=TRIM([.H1637])" office:value-type="string" office:string-value="DAX" calcext:value-type="string">
            <text:p>DAX</text:p>
          </table:table-cell>
          <table:table-cell table:formula="of:=CONCATENATE(&quot;INSERT INTO modele (lib_modele, id_marque_modele) VALUES ('&quot;;[.I1637];&quot;', &quot;;[.G1637];&quot;);&quot;)" office:value-type="string" office:string-value="INSERT INTO modele (lib_modele, id_marque_modele) VALUES ('DAX', 18);" calcext:value-type="string">
            <text:p>INSERT INTO modele (lib_modele, id_marque_modele) VALUES ('DA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EAUVILL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8];&quot; &quot;;[.D1638];[.E1638];[.F1638])" office:value-type="string" office:string-value="DEAUVILLE " calcext:value-type="string">
            <text:p>DEAUVILLE </text:p>
          </table:table-cell>
          <table:table-cell table:formula="of:=TRIM([.H1638])" office:value-type="string" office:string-value="DEAUVILLE" calcext:value-type="string">
            <text:p>DEAUVILLE</text:p>
          </table:table-cell>
          <table:table-cell table:formula="of:=CONCATENATE(&quot;INSERT INTO modele (lib_modele, id_marque_modele) VALUES ('&quot;;[.I1638];&quot;', &quot;;[.G1638];&quot;);&quot;)" office:value-type="string" office:string-value="INSERT INTO modele (lib_modele, id_marque_modele) VALUES ('DEAUVILLE', 18);" calcext:value-type="string">
            <text:p>INSERT INTO modele (lib_modele, id_marque_modele) VALUES ('DEAUVILL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39];&quot; &quot;;[.D1639];[.E1639];[.F1639])" office:value-type="string" office:string-value="DN 1" calcext:value-type="string">
            <text:p>DN 1</text:p>
          </table:table-cell>
          <table:table-cell table:formula="of:=TRIM([.H1639])" office:value-type="string" office:string-value="DN 1" calcext:value-type="string">
            <text:p>DN 1</text:p>
          </table:table-cell>
          <table:table-cell table:formula="of:=CONCATENATE(&quot;INSERT INTO modele (lib_modele, id_marque_modele) VALUES ('&quot;;[.I1639];&quot;', &quot;;[.G1639];&quot;);&quot;)" office:value-type="string" office:string-value="INSERT INTO modele (lib_modele, id_marque_modele) VALUES ('DN 1', 18);" calcext:value-type="string">
            <text:p>INSERT INTO modele (lib_modele, id_marque_modele) VALUES ('DN 1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OMINATO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0];&quot; &quot;;[.D1640];[.E1640];[.F1640])" office:value-type="string" office:string-value="DOMINATOR " calcext:value-type="string">
            <text:p>DOMINATOR </text:p>
          </table:table-cell>
          <table:table-cell table:formula="of:=TRIM([.H1640])" office:value-type="string" office:string-value="DOMINATOR" calcext:value-type="string">
            <text:p>DOMINATOR</text:p>
          </table:table-cell>
          <table:table-cell table:formula="of:=CONCATENATE(&quot;INSERT INTO modele (lib_modele, id_marque_modele) VALUES ('&quot;;[.I1640];&quot;', &quot;;[.G1640];&quot;);&quot;)" office:value-type="string" office:string-value="INSERT INTO modele (lib_modele, id_marque_modele) VALUES ('DOMINATOR', 18);" calcext:value-type="string">
            <text:p>INSERT INTO modele (lib_modele, id_marque_modele) VALUES ('DOMINATO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CB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41];&quot; &quot;;[.D1641];[.E1641];[.F1641])" office:value-type="string" office:string-value="DUAL CBS" calcext:value-type="string">
            <text:p>DUAL CBS</text:p>
          </table:table-cell>
          <table:table-cell table:formula="of:=TRIM([.H1641])" office:value-type="string" office:string-value="DUAL CBS" calcext:value-type="string">
            <text:p>DUAL CBS</text:p>
          </table:table-cell>
          <table:table-cell table:formula="of:=CONCATENATE(&quot;INSERT INTO modele (lib_modele, id_marque_modele) VALUES ('&quot;;[.I1641];&quot;', &quot;;[.G1641];&quot;);&quot;)" office:value-type="string" office:string-value="INSERT INTO modele (lib_modele, id_marque_modele) VALUES ('DUAL CBS', 18);" calcext:value-type="string">
            <text:p>INSERT INTO modele (lib_modele, id_marque_modele) VALUES ('DUAL CB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YLA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2];&quot; &quot;;[.D1642];[.E1642];[.F1642])" office:value-type="string" office:string-value="DYLAN " calcext:value-type="string">
            <text:p>DYLAN </text:p>
          </table:table-cell>
          <table:table-cell table:formula="of:=TRIM([.H1642])" office:value-type="string" office:string-value="DYLAN" calcext:value-type="string">
            <text:p>DYLAN</text:p>
          </table:table-cell>
          <table:table-cell table:formula="of:=CONCATENATE(&quot;INSERT INTO modele (lib_modele, id_marque_modele) VALUES ('&quot;;[.I1642];&quot;', &quot;;[.G1642];&quot;);&quot;)" office:value-type="string" office:string-value="INSERT INTO modele (lib_modele, id_marque_modele) VALUES ('DYLAN', 18);" calcext:value-type="string">
            <text:p>INSERT INTO modele (lib_modele, id_marque_modele) VALUES ('DYLA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ELEVE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3];&quot; &quot;;[.D1643];[.E1643];[.F1643])" office:value-type="string" office:string-value="ELEVEN " calcext:value-type="string">
            <text:p>ELEVEN </text:p>
          </table:table-cell>
          <table:table-cell table:formula="of:=TRIM([.H1643])" office:value-type="string" office:string-value="ELEVEN" calcext:value-type="string">
            <text:p>ELEVEN</text:p>
          </table:table-cell>
          <table:table-cell table:formula="of:=CONCATENATE(&quot;INSERT INTO modele (lib_modele, id_marque_modele) VALUES ('&quot;;[.I1643];&quot;', &quot;;[.G1643];&quot;);&quot;)" office:value-type="string" office:string-value="INSERT INTO modele (lib_modele, id_marque_modele) VALUES ('ELEVEN', 18);" calcext:value-type="string">
            <text:p>INSERT INTO modele (lib_modele, id_marque_modele) VALUES ('ELEVE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6B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4];&quot; &quot;;[.D1644];[.E1644];[.F1644])" office:value-type="string" office:string-value="F6B " calcext:value-type="string">
            <text:p>F6B </text:p>
          </table:table-cell>
          <table:table-cell table:formula="of:=TRIM([.H1644])" office:value-type="string" office:string-value="F6B" calcext:value-type="string">
            <text:p>F6B</text:p>
          </table:table-cell>
          <table:table-cell table:formula="of:=CONCATENATE(&quot;INSERT INTO modele (lib_modele, id_marque_modele) VALUES ('&quot;;[.I1644];&quot;', &quot;;[.G1644];&quot;);&quot;)" office:value-type="string" office:string-value="INSERT INTO modele (lib_modele, id_marque_modele) VALUES ('F6B', 18);" calcext:value-type="string">
            <text:p>INSERT INTO modele (lib_modele, id_marque_modele) VALUES ('F6B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6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5];&quot; &quot;;[.D1645];[.E1645];[.F1645])" office:value-type="string" office:string-value="F6C " calcext:value-type="string">
            <text:p>F6C </text:p>
          </table:table-cell>
          <table:table-cell table:formula="of:=TRIM([.H1645])" office:value-type="string" office:string-value="F6C" calcext:value-type="string">
            <text:p>F6C</text:p>
          </table:table-cell>
          <table:table-cell table:formula="of:=CONCATENATE(&quot;INSERT INTO modele (lib_modele, id_marque_modele) VALUES ('&quot;;[.I1645];&quot;', &quot;;[.G1645];&quot;);&quot;)" office:value-type="string" office:string-value="INSERT INTO modele (lib_modele, id_marque_modele) VALUES ('F6C', 18);" calcext:value-type="string">
            <text:p>INSERT INTO modele (lib_modele, id_marque_modele) VALUES ('F6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IREBLA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6];&quot; &quot;;[.D1646];[.E1646];[.F1646])" office:value-type="string" office:string-value="FIREBLADE " calcext:value-type="string">
            <text:p>FIREBLADE </text:p>
          </table:table-cell>
          <table:table-cell table:formula="of:=TRIM([.H1646])" office:value-type="string" office:string-value="FIREBLADE" calcext:value-type="string">
            <text:p>FIREBLADE</text:p>
          </table:table-cell>
          <table:table-cell table:formula="of:=CONCATENATE(&quot;INSERT INTO modele (lib_modele, id_marque_modele) VALUES ('&quot;;[.I1646];&quot;', &quot;;[.G1646];&quot;);&quot;)" office:value-type="string" office:string-value="INSERT INTO modele (lib_modele, id_marque_modele) VALUES ('FIREBLADE', 18);" calcext:value-type="string">
            <text:p>INSERT INTO modele (lib_modele, id_marque_modele) VALUES ('FIREBLA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7];&quot; &quot;;[.D1647];[.E1647];[.F1647])" office:value-type="string" office:string-value="FMX " calcext:value-type="string">
            <text:p>FMX </text:p>
          </table:table-cell>
          <table:table-cell table:formula="of:=TRIM([.H1647])" office:value-type="string" office:string-value="FMX" calcext:value-type="string">
            <text:p>FMX</text:p>
          </table:table-cell>
          <table:table-cell table:formula="of:=CONCATENATE(&quot;INSERT INTO modele (lib_modele, id_marque_modele) VALUES ('&quot;;[.I1647];&quot;', &quot;;[.G1647];&quot;);&quot;)" office:value-type="string" office:string-value="INSERT INTO modele (lib_modele, id_marque_modele) VALUES ('FMX', 18);" calcext:value-type="string">
            <text:p>INSERT INTO modele (lib_modele, id_marque_modele) VALUES ('FM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ORESIGH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8];&quot; &quot;;[.D1648];[.E1648];[.F1648])" office:value-type="string" office:string-value="FORESIGHT " calcext:value-type="string">
            <text:p>FORESIGHT </text:p>
          </table:table-cell>
          <table:table-cell table:formula="of:=TRIM([.H1648])" office:value-type="string" office:string-value="FORESIGHT" calcext:value-type="string">
            <text:p>FORESIGHT</text:p>
          </table:table-cell>
          <table:table-cell table:formula="of:=CONCATENATE(&quot;INSERT INTO modele (lib_modele, id_marque_modele) VALUES ('&quot;;[.I1648];&quot;', &quot;;[.G1648];&quot;);&quot;)" office:value-type="string" office:string-value="INSERT INTO modele (lib_modele, id_marque_modele) VALUES ('FORESIGHT', 18);" calcext:value-type="string">
            <text:p>INSERT INTO modele (lib_modele, id_marque_modele) VALUES ('FORESIGH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ORZ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9];&quot; &quot;;[.D1649];[.E1649];[.F1649])" office:value-type="string" office:string-value="FORZA " calcext:value-type="string">
            <text:p>FORZA </text:p>
          </table:table-cell>
          <table:table-cell table:formula="of:=TRIM([.H1649])" office:value-type="string" office:string-value="FORZA" calcext:value-type="string">
            <text:p>FORZA</text:p>
          </table:table-cell>
          <table:table-cell table:formula="of:=CONCATENATE(&quot;INSERT INTO modele (lib_modele, id_marque_modele) VALUES ('&quot;;[.I1649];&quot;', &quot;;[.G1649];&quot;);&quot;)" office:value-type="string" office:string-value="INSERT INTO modele (lib_modele, id_marque_modele) VALUES ('FORZA', 18);" calcext:value-type="string">
            <text:p>INSERT INTO modele (lib_modele, id_marque_modele) VALUES ('FORZ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0];&quot; &quot;;[.D1650];[.E1650];[.F1650])" office:value-type="string" office:string-value="FT " calcext:value-type="string">
            <text:p>FT </text:p>
          </table:table-cell>
          <table:table-cell table:formula="of:=TRIM([.H1650])" office:value-type="string" office:string-value="FT" calcext:value-type="string">
            <text:p>FT</text:p>
          </table:table-cell>
          <table:table-cell table:formula="of:=CONCATENATE(&quot;INSERT INTO modele (lib_modele, id_marque_modele) VALUES ('&quot;;[.I1650];&quot;', &quot;;[.G1650];&quot;);&quot;)" office:value-type="string" office:string-value="INSERT INTO modele (lib_modele, id_marque_modele) VALUES ('FT', 18);" calcext:value-type="string">
            <text:p>INSERT INTO modele (lib_modele, id_marque_modele) VALUES ('F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1];&quot; &quot;;[.D1651];[.E1651];[.F1651])" office:value-type="string" office:string-value="FX " calcext:value-type="string">
            <text:p>FX </text:p>
          </table:table-cell>
          <table:table-cell table:formula="of:=TRIM([.H1651])" office:value-type="string" office:string-value="FX" calcext:value-type="string">
            <text:p>FX</text:p>
          </table:table-cell>
          <table:table-cell table:formula="of:=CONCATENATE(&quot;INSERT INTO modele (lib_modele, id_marque_modele) VALUES ('&quot;;[.I1651];&quot;', &quot;;[.G1651];&quot;);&quot;)" office:value-type="string" office:string-value="INSERT INTO modele (lib_modele, id_marque_modele) VALUES ('FX', 18);" calcext:value-type="string">
            <text:p>INSERT INTO modele (lib_modele, id_marque_modele) VALUES ('F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2];&quot; &quot;;[.D1652];[.E1652];[.F1652])" office:value-type="string" office:string-value="GL " calcext:value-type="string">
            <text:p>GL </text:p>
          </table:table-cell>
          <table:table-cell table:formula="of:=TRIM([.H1652])" office:value-type="string" office:string-value="GL" calcext:value-type="string">
            <text:p>GL</text:p>
          </table:table-cell>
          <table:table-cell table:formula="of:=CONCATENATE(&quot;INSERT INTO modele (lib_modele, id_marque_modele) VALUES ('&quot;;[.I1652];&quot;', &quot;;[.G1652];&quot;);&quot;)" office:value-type="string" office:string-value="INSERT INTO modele (lib_modele, id_marque_modele) VALUES ('GL', 18);" calcext:value-type="string">
            <text:p>INSERT INTO modele (lib_modele, id_marque_modele) VALUES ('G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53];&quot; &quot;;[.D1653];[.E1653];[.F1653])" office:value-type="string" office:string-value="GOLD WING" calcext:value-type="string">
            <text:p>GOLD WING</text:p>
          </table:table-cell>
          <table:table-cell table:formula="of:=TRIM([.H1653])" office:value-type="string" office:string-value="GOLD WING" calcext:value-type="string">
            <text:p>GOLD WING</text:p>
          </table:table-cell>
          <table:table-cell table:formula="of:=CONCATENATE(&quot;INSERT INTO modele (lib_modele, id_marque_modele) VALUES ('&quot;;[.I1653];&quot;', &quot;;[.G1653];&quot;);&quot;)" office:value-type="string" office:string-value="INSERT INTO modele (lib_modele, id_marque_modele) VALUES ('GOLD WING', 18);" calcext:value-type="string">
            <text:p>INSERT INTO modele (lib_modele, id_marque_modele) VALUES ('GOLD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NOV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4];&quot; &quot;;[.D1654];[.E1654];[.F1654])" office:value-type="string" office:string-value="INNOVA " calcext:value-type="string">
            <text:p>INNOVA </text:p>
          </table:table-cell>
          <table:table-cell table:formula="of:=TRIM([.H1654])" office:value-type="string" office:string-value="INNOVA" calcext:value-type="string">
            <text:p>INNOVA</text:p>
          </table:table-cell>
          <table:table-cell table:formula="of:=CONCATENATE(&quot;INSERT INTO modele (lib_modele, id_marque_modele) VALUES ('&quot;;[.I1654];&quot;', &quot;;[.G1654];&quot;);&quot;)" office:value-type="string" office:string-value="INSERT INTO modele (lib_modele, id_marque_modele) VALUES ('INNOVA', 18);" calcext:value-type="string">
            <text:p>INSERT INTO modele (lib_modele, id_marque_modele) VALUES ('INNOV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TEGR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5];&quot; &quot;;[.D1655];[.E1655];[.F1655])" office:value-type="string" office:string-value="INTEGRA " calcext:value-type="string">
            <text:p>INTEGRA </text:p>
          </table:table-cell>
          <table:table-cell table:formula="of:=TRIM([.H1655])" office:value-type="string" office:string-value="INTEGRA" calcext:value-type="string">
            <text:p>INTEGRA</text:p>
          </table:table-cell>
          <table:table-cell table:formula="of:=CONCATENATE(&quot;INSERT INTO modele (lib_modele, id_marque_modele) VALUES ('&quot;;[.I1655];&quot;', &quot;;[.G1655];&quot;);&quot;)" office:value-type="string" office:string-value="INSERT INTO modele (lib_modele, id_marque_modele) VALUES ('INTEGRA', 18);" calcext:value-type="string">
            <text:p>INSERT INTO modele (lib_modele, id_marque_modele) VALUES ('INTEGR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UN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6];&quot; &quot;;[.D1656];[.E1656];[.F1656])" office:value-type="string" office:string-value="JAUNE " calcext:value-type="string">
            <text:p>JAUNE </text:p>
          </table:table-cell>
          <table:table-cell table:formula="of:=TRIM([.H1656])" office:value-type="string" office:string-value="JAUNE" calcext:value-type="string">
            <text:p>JAUNE</text:p>
          </table:table-cell>
          <table:table-cell table:formula="of:=CONCATENATE(&quot;INSERT INTO modele (lib_modele, id_marque_modele) VALUES ('&quot;;[.I1656];&quot;', &quot;;[.G1656];&quot;);&quot;)" office:value-type="string" office:string-value="INSERT INTO modele (lib_modele, id_marque_modele) VALUES ('JAUNE', 18);" calcext:value-type="string">
            <text:p>INSERT INTO modele (lib_modele, id_marque_modele) VALUES ('JAUN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7];&quot; &quot;;[.D1657];[.E1657];[.F1657])" office:value-type="string" office:string-value="JAZZ " calcext:value-type="string">
            <text:p>JAZZ </text:p>
          </table:table-cell>
          <table:table-cell table:formula="of:=TRIM([.H1657])" office:value-type="string" office:string-value="JAZZ" calcext:value-type="string">
            <text:p>JAZZ</text:p>
          </table:table-cell>
          <table:table-cell table:formula="of:=CONCATENATE(&quot;INSERT INTO modele (lib_modele, id_marque_modele) VALUES ('&quot;;[.I1657];&quot;', &quot;;[.G1657];&quot;);&quot;)" office:value-type="string" office:string-value="INSERT INTO modele (lib_modele, id_marque_modele) VALUES ('JAZZ', 18);" calcext:value-type="string">
            <text:p>INSERT INTO modele (lib_modele, id_marque_modele) VALUES ('JAZ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8];&quot; &quot;;[.D1658];[.E1658];[.F1658])" office:value-type="string" office:string-value="L " calcext:value-type="string">
            <text:p>L </text:p>
          </table:table-cell>
          <table:table-cell table:formula="of:=TRIM([.H1658])" office:value-type="string" office:string-value="L" calcext:value-type="string">
            <text:p>L</text:p>
          </table:table-cell>
          <table:table-cell table:formula="of:=CONCATENATE(&quot;INSERT INTO modele (lib_modele, id_marque_modele) VALUES ('&quot;;[.I1658];&quot;', &quot;;[.G1658];&quot;);&quot;)" office:value-type="string" office:string-value="INSERT INTO modele (lib_modele, id_marque_modele) VALUES ('L', 18);" calcext:value-type="string">
            <text:p>INSERT INTO modele (lib_modele, id_marque_modele) VALUES ('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9];&quot; &quot;;[.D1659];[.E1659];[.F1659])" office:value-type="string" office:string-value="LEAD " calcext:value-type="string">
            <text:p>LEAD </text:p>
          </table:table-cell>
          <table:table-cell table:formula="of:=TRIM([.H1659])" office:value-type="string" office:string-value="LEAD" calcext:value-type="string">
            <text:p>LEAD</text:p>
          </table:table-cell>
          <table:table-cell table:formula="of:=CONCATENATE(&quot;INSERT INTO modele (lib_modele, id_marque_modele) VALUES ('&quot;;[.I1659];&quot;', &quot;;[.G1659];&quot;);&quot;)" office:value-type="string" office:string-value="INSERT INTO modele (lib_modele, id_marque_modele) VALUES ('LEAD', 18);" calcext:value-type="string">
            <text:p>INSERT INTO modele (lib_modele, id_marque_modele) VALUES ('LEA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AG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0];&quot; &quot;;[.D1660];[.E1660];[.F1660])" office:value-type="string" office:string-value="MAGNA " calcext:value-type="string">
            <text:p>MAGNA </text:p>
          </table:table-cell>
          <table:table-cell table:formula="of:=TRIM([.H1660])" office:value-type="string" office:string-value="MAGNA" calcext:value-type="string">
            <text:p>MAGNA</text:p>
          </table:table-cell>
          <table:table-cell table:formula="of:=CONCATENATE(&quot;INSERT INTO modele (lib_modele, id_marque_modele) VALUES ('&quot;;[.I1660];&quot;', &quot;;[.G1660];&quot;);&quot;)" office:value-type="string" office:string-value="INSERT INTO modele (lib_modele, id_marque_modele) VALUES ('MAGNA', 18);" calcext:value-type="string">
            <text:p>INSERT INTO modele (lib_modele, id_marque_modele) VALUES ('MAGN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B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1];&quot; &quot;;[.D1661];[.E1661];[.F1661])" office:value-type="string" office:string-value="MBX " calcext:value-type="string">
            <text:p>MBX </text:p>
          </table:table-cell>
          <table:table-cell table:formula="of:=TRIM([.H1661])" office:value-type="string" office:string-value="MBX" calcext:value-type="string">
            <text:p>MBX</text:p>
          </table:table-cell>
          <table:table-cell table:formula="of:=CONCATENATE(&quot;INSERT INTO modele (lib_modele, id_marque_modele) VALUES ('&quot;;[.I1661];&quot;', &quot;;[.G1661];&quot;);&quot;)" office:value-type="string" office:string-value="INSERT INTO modele (lib_modele, id_marque_modele) VALUES ('MBX', 18);" calcext:value-type="string">
            <text:p>INSERT INTO modele (lib_modele, id_marque_modele) VALUES ('MB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S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2];&quot; &quot;;[.D1662];[.E1662];[.F1662])" office:value-type="string" office:string-value="MSX " calcext:value-type="string">
            <text:p>MSX </text:p>
          </table:table-cell>
          <table:table-cell table:formula="of:=TRIM([.H1662])" office:value-type="string" office:string-value="MSX" calcext:value-type="string">
            <text:p>MSX</text:p>
          </table:table-cell>
          <table:table-cell table:formula="of:=CONCATENATE(&quot;INSERT INTO modele (lib_modele, id_marque_modele) VALUES ('&quot;;[.I1662];&quot;', &quot;;[.G1662];&quot;);&quot;)" office:value-type="string" office:string-value="INSERT INTO modele (lib_modele, id_marque_modele) VALUES ('MSX', 18);" calcext:value-type="string">
            <text:p>INSERT INTO modele (lib_modele, id_marque_modele) VALUES ('MS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3];&quot; &quot;;[.D1663];[.E1663];[.F1663])" office:value-type="string" office:string-value="MT " calcext:value-type="string">
            <text:p>MT </text:p>
          </table:table-cell>
          <table:table-cell table:formula="of:=TRIM([.H1663])" office:value-type="string" office:string-value="MT" calcext:value-type="string">
            <text:p>MT</text:p>
          </table:table-cell>
          <table:table-cell table:formula="of:=CONCATENATE(&quot;INSERT INTO modele (lib_modele, id_marque_modele) VALUES ('&quot;;[.I1663];&quot;', &quot;;[.G1663];&quot;);&quot;)" office:value-type="string" office:string-value="INSERT INTO modele (lib_modele, id_marque_modele) VALUES ('MT', 18);" calcext:value-type="string">
            <text:p>INSERT INTO modele (lib_modele, id_marque_modele) VALUES ('M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4];&quot; &quot;;[.D1664];[.E1664];[.F1664])" office:value-type="string" office:string-value="MTX " calcext:value-type="string">
            <text:p>MTX </text:p>
          </table:table-cell>
          <table:table-cell table:formula="of:=TRIM([.H1664])" office:value-type="string" office:string-value="MTX" calcext:value-type="string">
            <text:p>MTX</text:p>
          </table:table-cell>
          <table:table-cell table:formula="of:=CONCATENATE(&quot;INSERT INTO modele (lib_modele, id_marque_modele) VALUES ('&quot;;[.I1664];&quot;', &quot;;[.G1664];&quot;);&quot;)" office:value-type="string" office:string-value="INSERT INTO modele (lib_modele, id_marque_modele) VALUES ('MTX', 18);" calcext:value-type="string">
            <text:p>INSERT INTO modele (lib_modele, id_marque_modele) VALUES ('M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5];&quot; &quot;;[.D1665];[.E1665];[.F1665])" office:value-type="string" office:string-value="NC " calcext:value-type="string">
            <text:p>NC </text:p>
          </table:table-cell>
          <table:table-cell table:formula="of:=TRIM([.H1665])" office:value-type="string" office:string-value="NC" calcext:value-type="string">
            <text:p>NC</text:p>
          </table:table-cell>
          <table:table-cell table:formula="of:=CONCATENATE(&quot;INSERT INTO modele (lib_modele, id_marque_modele) VALUES ('&quot;;[.I1665];&quot;', &quot;;[.G1665];&quot;);&quot;)" office:value-type="string" office:string-value="INSERT INTO modele (lib_modele, id_marque_modele) VALUES ('NC', 18);" calcext:value-type="string">
            <text:p>INSERT INTO modele (lib_modele, id_marque_modele) VALUES ('N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E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6];&quot; &quot;;[.D1666];[.E1666];[.F1666])" office:value-type="string" office:string-value="NES " calcext:value-type="string">
            <text:p>NES </text:p>
          </table:table-cell>
          <table:table-cell table:formula="of:=TRIM([.H1666])" office:value-type="string" office:string-value="NES" calcext:value-type="string">
            <text:p>NES</text:p>
          </table:table-cell>
          <table:table-cell table:formula="of:=CONCATENATE(&quot;INSERT INTO modele (lib_modele, id_marque_modele) VALUES ('&quot;;[.I1666];&quot;', &quot;;[.G1666];&quot;);&quot;)" office:value-type="string" office:string-value="INSERT INTO modele (lib_modele, id_marque_modele) VALUES ('NES', 18);" calcext:value-type="string">
            <text:p>INSERT INTO modele (lib_modele, id_marque_modele) VALUES ('NE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7];&quot; &quot;;[.D1667];[.E1667];[.F1667])" office:value-type="string" office:string-value="NH " calcext:value-type="string">
            <text:p>NH </text:p>
          </table:table-cell>
          <table:table-cell table:formula="of:=TRIM([.H1667])" office:value-type="string" office:string-value="NH" calcext:value-type="string">
            <text:p>NH</text:p>
          </table:table-cell>
          <table:table-cell table:formula="of:=CONCATENATE(&quot;INSERT INTO modele (lib_modele, id_marque_modele) VALUES ('&quot;;[.I1667];&quot;', &quot;;[.G1667];&quot;);&quot;)" office:value-type="string" office:string-value="INSERT INTO modele (lib_modele, id_marque_modele) VALUES ('NH', 18);" calcext:value-type="string">
            <text:p>INSERT INTO modele (lib_modele, id_marque_modele) VALUES ('N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VULTU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68];&quot; &quot;;[.D1668];[.E1668];[.F1668])" office:value-type="string" office:string-value="NM4 VULTUS" calcext:value-type="string">
            <text:p>NM4 VULTUS</text:p>
          </table:table-cell>
          <table:table-cell table:formula="of:=TRIM([.H1668])" office:value-type="string" office:string-value="NM4 VULTUS" calcext:value-type="string">
            <text:p>NM4 VULTUS</text:p>
          </table:table-cell>
          <table:table-cell table:formula="of:=CONCATENATE(&quot;INSERT INTO modele (lib_modele, id_marque_modele) VALUES ('&quot;;[.I1668];&quot;', &quot;;[.G1668];&quot;);&quot;)" office:value-type="string" office:string-value="INSERT INTO modele (lib_modele, id_marque_modele) VALUES ('NM4 VULTUS', 18);" calcext:value-type="string">
            <text:p>INSERT INTO modele (lib_modele, id_marque_modele) VALUES ('NM4 VULTU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9];&quot; &quot;;[.D1669];[.E1669];[.F1669])" office:value-type="string" office:string-value="NS " calcext:value-type="string">
            <text:p>NS </text:p>
          </table:table-cell>
          <table:table-cell table:formula="of:=TRIM([.H1669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669];&quot;', &quot;;[.G1669];&quot;);&quot;)" office:value-type="string" office:string-value="INSERT INTO modele (lib_modele, id_marque_modele) VALUES ('NS', 18);" calcext:value-type="string">
            <text:p>INSERT INTO modele (lib_modele, id_marque_modele) VALUES ('N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VISIO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0];&quot; &quot;;[.D1670];[.E1670];[.F1670])" office:value-type="string" office:string-value="NSC VISION" calcext:value-type="string">
            <text:p>NSC VISION</text:p>
          </table:table-cell>
          <table:table-cell table:formula="of:=TRIM([.H1670])" office:value-type="string" office:string-value="NSC VISION" calcext:value-type="string">
            <text:p>NSC VISION</text:p>
          </table:table-cell>
          <table:table-cell table:formula="of:=CONCATENATE(&quot;INSERT INTO modele (lib_modele, id_marque_modele) VALUES ('&quot;;[.I1670];&quot;', &quot;;[.G1670];&quot;);&quot;)" office:value-type="string" office:string-value="INSERT INTO modele (lib_modele, id_marque_modele) VALUES ('NSC VISION', 18);" calcext:value-type="string">
            <text:p>INSERT INTO modele (lib_modele, id_marque_modele) VALUES ('NSC VISIO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1];&quot; &quot;;[.D1671];[.E1671];[.F1671])" office:value-type="string" office:string-value="NSR " calcext:value-type="string">
            <text:p>NSR </text:p>
          </table:table-cell>
          <table:table-cell table:formula="of:=TRIM([.H1671])" office:value-type="string" office:string-value="NSR" calcext:value-type="string">
            <text:p>NSR</text:p>
          </table:table-cell>
          <table:table-cell table:formula="of:=CONCATENATE(&quot;INSERT INTO modele (lib_modele, id_marque_modele) VALUES ('&quot;;[.I1671];&quot;', &quot;;[.G1671];&quot;);&quot;)" office:value-type="string" office:string-value="INSERT INTO modele (lib_modele, id_marque_modele) VALUES ('NSR', 18);" calcext:value-type="string">
            <text:p>INSERT INTO modele (lib_modele, id_marque_modele) VALUES ('NS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2];&quot; &quot;;[.D1672];[.E1672];[.F1672])" office:value-type="string" office:string-value="NSS " calcext:value-type="string">
            <text:p>NSS </text:p>
          </table:table-cell>
          <table:table-cell table:formula="of:=TRIM([.H1672])" office:value-type="string" office:string-value="NSS" calcext:value-type="string">
            <text:p>NSS</text:p>
          </table:table-cell>
          <table:table-cell table:formula="of:=CONCATENATE(&quot;INSERT INTO modele (lib_modele, id_marque_modele) VALUES ('&quot;;[.I1672];&quot;', &quot;;[.G1672];&quot;);&quot;)" office:value-type="string" office:string-value="INSERT INTO modele (lib_modele, id_marque_modele) VALUES ('NSS', 18);" calcext:value-type="string">
            <text:p>INSERT INTO modele (lib_modele, id_marque_modele) VALUES ('NS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T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3];&quot; &quot;;[.D1673];[.E1673];[.F1673])" office:value-type="string" office:string-value="NTV " calcext:value-type="string">
            <text:p>NTV </text:p>
          </table:table-cell>
          <table:table-cell table:formula="of:=TRIM([.H1673])" office:value-type="string" office:string-value="NTV" calcext:value-type="string">
            <text:p>NTV</text:p>
          </table:table-cell>
          <table:table-cell table:formula="of:=CONCATENATE(&quot;INSERT INTO modele (lib_modele, id_marque_modele) VALUES ('&quot;;[.I1673];&quot;', &quot;;[.G1673];&quot;);&quot;)" office:value-type="string" office:string-value="INSERT INTO modele (lib_modele, id_marque_modele) VALUES ('NTV', 18);" calcext:value-type="string">
            <text:p>INSERT INTO modele (lib_modele, id_marque_modele) VALUES ('NT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4];&quot; &quot;;[.D1674];[.E1674];[.F1674])" office:value-type="string" office:string-value="NX " calcext:value-type="string">
            <text:p>NX </text:p>
          </table:table-cell>
          <table:table-cell table:formula="of:=TRIM([.H1674])" office:value-type="string" office:string-value="NX" calcext:value-type="string">
            <text:p>NX</text:p>
          </table:table-cell>
          <table:table-cell table:formula="of:=CONCATENATE(&quot;INSERT INTO modele (lib_modele, id_marque_modele) VALUES ('&quot;;[.I1674];&quot;', &quot;;[.G1674];&quot;);&quot;)" office:value-type="string" office:string-value="INSERT INTO modele (lib_modele, id_marque_modele) VALUES ('NX', 18);" calcext:value-type="string">
            <text:p>INSERT INTO modele (lib_modele, id_marque_modele) VALUES ('N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OMINATO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5];&quot; &quot;;[.D1675];[.E1675];[.F1675])" office:value-type="string" office:string-value="NX DOMINATOR" calcext:value-type="string">
            <text:p>NX DOMINATOR</text:p>
          </table:table-cell>
          <table:table-cell table:formula="of:=TRIM([.H1675])" office:value-type="string" office:string-value="NX DOMINATOR" calcext:value-type="string">
            <text:p>NX DOMINATOR</text:p>
          </table:table-cell>
          <table:table-cell table:formula="of:=CONCATENATE(&quot;INSERT INTO modele (lib_modele, id_marque_modele) VALUES ('&quot;;[.I1675];&quot;', &quot;;[.G1675];&quot;);&quot;)" office:value-type="string" office:string-value="INSERT INTO modele (lib_modele, id_marque_modele) VALUES ('NX DOMINATOR', 18);" calcext:value-type="string">
            <text:p>INSERT INTO modele (lib_modele, id_marque_modele) VALUES ('NX DOMINATO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COAS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6];&quot; &quot;;[.D1676];[.E1676];[.F1676])" office:value-type="string" office:string-value="PACIFIC COAST" calcext:value-type="string">
            <text:p>PACIFIC COAST</text:p>
          </table:table-cell>
          <table:table-cell table:formula="of:=TRIM([.H1676])" office:value-type="string" office:string-value="PACIFIC COAST" calcext:value-type="string">
            <text:p>PACIFIC COAST</text:p>
          </table:table-cell>
          <table:table-cell table:formula="of:=CONCATENATE(&quot;INSERT INTO modele (lib_modele, id_marque_modele) VALUES ('&quot;;[.I1676];&quot;', &quot;;[.G1676];&quot;);&quot;)" office:value-type="string" office:string-value="INSERT INTO modele (lib_modele, id_marque_modele) VALUES ('PACIFIC COAST', 18);" calcext:value-type="string">
            <text:p>INSERT INTO modele (lib_modele, id_marque_modele) VALUES ('PACIFIC COAS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UROPEA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7];&quot; &quot;;[.D1677];[.E1677];[.F1677])" office:value-type="string" office:string-value="PAN EUROPEAN" calcext:value-type="string">
            <text:p>PAN EUROPEAN</text:p>
          </table:table-cell>
          <table:table-cell table:formula="of:=TRIM([.H1677])" office:value-type="string" office:string-value="PAN EUROPEAN" calcext:value-type="string">
            <text:p>PAN EUROPEAN</text:p>
          </table:table-cell>
          <table:table-cell table:formula="of:=CONCATENATE(&quot;INSERT INTO modele (lib_modele, id_marque_modele) VALUES ('&quot;;[.I1677];&quot;', &quot;;[.G1677];&quot;);&quot;)" office:value-type="string" office:string-value="INSERT INTO modele (lib_modele, id_marque_modele) VALUES ('PAN EUROPEAN', 18);" calcext:value-type="string">
            <text:p>INSERT INTO modele (lib_modele, id_marque_modele) VALUES ('PAN EUROPEA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NTHE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8];&quot; &quot;;[.D1678];[.E1678];[.F1678])" office:value-type="string" office:string-value="PANTHEON " calcext:value-type="string">
            <text:p>PANTHEON </text:p>
          </table:table-cell>
          <table:table-cell table:formula="of:=TRIM([.H1678])" office:value-type="string" office:string-value="PANTHEON" calcext:value-type="string">
            <text:p>PANTHEON</text:p>
          </table:table-cell>
          <table:table-cell table:formula="of:=CONCATENATE(&quot;INSERT INTO modele (lib_modele, id_marque_modele) VALUES ('&quot;;[.I1678];&quot;', &quot;;[.G1678];&quot;);&quot;)" office:value-type="string" office:string-value="INSERT INTO modele (lib_modele, id_marque_modele) VALUES ('PANTHEON', 18);" calcext:value-type="string">
            <text:p>INSERT INTO modele (lib_modele, id_marque_modele) VALUES ('PANTHEO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C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9];&quot; &quot;;[.D1679];[.E1679];[.F1679])" office:value-type="string" office:string-value="PC 800" calcext:value-type="string">
            <text:p>PC 800</text:p>
          </table:table-cell>
          <table:table-cell table:formula="of:=TRIM([.H1679])" office:value-type="string" office:string-value="PC 800" calcext:value-type="string">
            <text:p>PC 800</text:p>
          </table:table-cell>
          <table:table-cell table:formula="of:=CONCATENATE(&quot;INSERT INTO modele (lib_modele, id_marque_modele) VALUES ('&quot;;[.I1679];&quot;', &quot;;[.G1679];&quot;);&quot;)" office:value-type="string" office:string-value="INSERT INTO modele (lib_modele, id_marque_modele) VALUES ('PC 800', 18);" calcext:value-type="string">
            <text:p>INSERT INTO modele (lib_modele, id_marque_modele) VALUES ('PC 800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C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0];&quot; &quot;;[.D1680];[.E1680];[.F1680])" office:value-type="string" office:string-value="PCX " calcext:value-type="string">
            <text:p>PCX </text:p>
          </table:table-cell>
          <table:table-cell table:formula="of:=TRIM([.H1680])" office:value-type="string" office:string-value="PCX" calcext:value-type="string">
            <text:p>PCX</text:p>
          </table:table-cell>
          <table:table-cell table:formula="of:=CONCATENATE(&quot;INSERT INTO modele (lib_modele, id_marque_modele) VALUES ('&quot;;[.I1680];&quot;', &quot;;[.G1680];&quot;);&quot;)" office:value-type="string" office:string-value="INSERT INTO modele (lib_modele, id_marque_modele) VALUES ('PCX', 18);" calcext:value-type="string">
            <text:p>INSERT INTO modele (lib_modele, id_marque_modele) VALUES ('PC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SI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1];&quot; &quot;;[.D1681];[.E1681];[.F1681])" office:value-type="string" office:string-value="PSI " calcext:value-type="string">
            <text:p>PSI </text:p>
          </table:table-cell>
          <table:table-cell table:formula="of:=TRIM([.H1681])" office:value-type="string" office:string-value="PSI" calcext:value-type="string">
            <text:p>PSI</text:p>
          </table:table-cell>
          <table:table-cell table:formula="of:=CONCATENATE(&quot;INSERT INTO modele (lib_modele, id_marque_modele) VALUES ('&quot;;[.I1681];&quot;', &quot;;[.G1681];&quot;);&quot;)" office:value-type="string" office:string-value="INSERT INTO modele (lib_modele, id_marque_modele) VALUES ('PSI', 18);" calcext:value-type="string">
            <text:p>INSERT INTO modele (lib_modele, id_marque_modele) VALUES ('PSI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EBE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2];&quot; &quot;;[.D1682];[.E1682];[.F1682])" office:value-type="string" office:string-value="REBEL " calcext:value-type="string">
            <text:p>REBEL </text:p>
          </table:table-cell>
          <table:table-cell table:formula="of:=TRIM([.H1682])" office:value-type="string" office:string-value="REBEL" calcext:value-type="string">
            <text:p>REBEL</text:p>
          </table:table-cell>
          <table:table-cell table:formula="of:=CONCATENATE(&quot;INSERT INTO modele (lib_modele, id_marque_modele) VALUES ('&quot;;[.I1682];&quot;', &quot;;[.G1682];&quot;);&quot;)" office:value-type="string" office:string-value="INSERT INTO modele (lib_modele, id_marque_modele) VALUES ('REBEL', 18);" calcext:value-type="string">
            <text:p>INSERT INTO modele (lib_modele, id_marque_modele) VALUES ('REBE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EVE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3];&quot; &quot;;[.D1683];[.E1683];[.F1683])" office:value-type="string" office:string-value="REVERE " calcext:value-type="string">
            <text:p>REVERE </text:p>
          </table:table-cell>
          <table:table-cell table:formula="of:=TRIM([.H1683])" office:value-type="string" office:string-value="REVERE" calcext:value-type="string">
            <text:p>REVERE</text:p>
          </table:table-cell>
          <table:table-cell table:formula="of:=CONCATENATE(&quot;INSERT INTO modele (lib_modele, id_marque_modele) VALUES ('&quot;;[.I1683];&quot;', &quot;;[.G1683];&quot;);&quot;)" office:value-type="string" office:string-value="INSERT INTO modele (lib_modele, id_marque_modele) VALUES ('REVERE', 18);" calcext:value-type="string">
            <text:p>INSERT INTO modele (lib_modele, id_marque_modele) VALUES ('REVE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4];&quot; &quot;;[.D1684];[.E1684];[.F1684])" office:value-type="string" office:string-value="S WING" calcext:value-type="string">
            <text:p>S WING</text:p>
          </table:table-cell>
          <table:table-cell table:formula="of:=TRIM([.H1684])" office:value-type="string" office:string-value="S WING" calcext:value-type="string">
            <text:p>S WING</text:p>
          </table:table-cell>
          <table:table-cell table:formula="of:=CONCATENATE(&quot;INSERT INTO modele (lib_modele, id_marque_modele) VALUES ('&quot;;[.I1684];&quot;', &quot;;[.G1684];&quot;);&quot;)" office:value-type="string" office:string-value="INSERT INTO modele (lib_modele, id_marque_modele) VALUES ('S WING', 18);" calcext:value-type="string">
            <text:p>INSERT INTO modele (lib_modele, id_marque_modele) VALUES ('S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COOP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5];&quot; &quot;;[.D1685];[.E1685];[.F1685])" office:value-type="string" office:string-value="SCOOPY " calcext:value-type="string">
            <text:p>SCOOPY </text:p>
          </table:table-cell>
          <table:table-cell table:formula="of:=TRIM([.H1685])" office:value-type="string" office:string-value="SCOOPY" calcext:value-type="string">
            <text:p>SCOOPY</text:p>
          </table:table-cell>
          <table:table-cell table:formula="of:=CONCATENATE(&quot;INSERT INTO modele (lib_modele, id_marque_modele) VALUES ('&quot;;[.I1685];&quot;', &quot;;[.G1685];&quot;);&quot;)" office:value-type="string" office:string-value="INSERT INTO modele (lib_modele, id_marque_modele) VALUES ('SCOOPY', 18);" calcext:value-type="string">
            <text:p>INSERT INTO modele (lib_modele, id_marque_modele) VALUES ('SCOOP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FIFT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6];&quot; &quot;;[.D1686];[.E1686];[.F1686])" office:value-type="string" office:string-value="SEVEN FIFTY" calcext:value-type="string">
            <text:p>SEVEN FIFTY</text:p>
          </table:table-cell>
          <table:table-cell table:formula="of:=TRIM([.H1686])" office:value-type="string" office:string-value="SEVEN FIFTY" calcext:value-type="string">
            <text:p>SEVEN FIFTY</text:p>
          </table:table-cell>
          <table:table-cell table:formula="of:=CONCATENATE(&quot;INSERT INTO modele (lib_modele, id_marque_modele) VALUES ('&quot;;[.I1686];&quot;', &quot;;[.G1686];&quot;);&quot;)" office:value-type="string" office:string-value="INSERT INTO modele (lib_modele, id_marque_modele) VALUES ('SEVEN FIFTY', 18);" calcext:value-type="string">
            <text:p>INSERT INTO modele (lib_modele, id_marque_modele) VALUES ('SEVEN 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7];&quot; &quot;;[.D1687];[.E1687];[.F1687])" office:value-type="string" office:string-value="SH " calcext:value-type="string">
            <text:p>SH </text:p>
          </table:table-cell>
          <table:table-cell table:formula="of:=TRIM([.H1687])" office:value-type="string" office:string-value="SH" calcext:value-type="string">
            <text:p>SH</text:p>
          </table:table-cell>
          <table:table-cell table:formula="of:=CONCATENATE(&quot;INSERT INTO modele (lib_modele, id_marque_modele) VALUES ('&quot;;[.I1687];&quot;', &quot;;[.G1687];&quot;);&quot;)" office:value-type="string" office:string-value="INSERT INTO modele (lib_modele, id_marque_modele) VALUES ('SH', 18);" calcext:value-type="string">
            <text:p>INSERT INTO modele (lib_modele, id_marque_modele) VALUES ('S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ADO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8];&quot; &quot;;[.D1688];[.E1688];[.F1688])" office:value-type="string" office:string-value="SHADOW " calcext:value-type="string">
            <text:p>SHADOW </text:p>
          </table:table-cell>
          <table:table-cell table:formula="of:=TRIM([.H1688])" office:value-type="string" office:string-value="SHADOW" calcext:value-type="string">
            <text:p>SHADOW</text:p>
          </table:table-cell>
          <table:table-cell table:formula="of:=CONCATENATE(&quot;INSERT INTO modele (lib_modele, id_marque_modele) VALUES ('&quot;;[.I1688];&quot;', &quot;;[.G1688];&quot;);&quot;)" office:value-type="string" office:string-value="INSERT INTO modele (lib_modele, id_marque_modele) VALUES ('SHADOW', 18);" calcext:value-type="string">
            <text:p>INSERT INTO modele (lib_modele, id_marque_modele) VALUES ('SHADOW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9];&quot; &quot;;[.D1689];[.E1689];[.F1689])" office:value-type="string" office:string-value="SILVER WING" calcext:value-type="string">
            <text:p>SILVER WING</text:p>
          </table:table-cell>
          <table:table-cell table:formula="of:=TRIM([.H1689])" office:value-type="string" office:string-value="SILVER WING" calcext:value-type="string">
            <text:p>SILVER WING</text:p>
          </table:table-cell>
          <table:table-cell table:formula="of:=CONCATENATE(&quot;INSERT INTO modele (lib_modele, id_marque_modele) VALUES ('&quot;;[.I1689];&quot;', &quot;;[.G1689];&quot;);&quot;)" office:value-type="string" office:string-value="INSERT INTO modele (lib_modele, id_marque_modele) VALUES ('SILVER WING', 18);" calcext:value-type="string">
            <text:p>INSERT INTO modele (lib_modele, id_marque_modele) VALUES ('SILVER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0];&quot; &quot;;[.D1690];[.E1690];[.F1690])" office:value-type="string" office:string-value="SL " calcext:value-type="string">
            <text:p>SL </text:p>
          </table:table-cell>
          <table:table-cell table:formula="of:=TRIM([.H1690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690];&quot;', &quot;;[.G1690];&quot;);&quot;)" office:value-type="string" office:string-value="INSERT INTO modele (lib_modele, id_marque_modele) VALUES ('SL', 18);" calcext:value-type="string">
            <text:p>INSERT INTO modele (lib_modele, id_marque_modele) VALUES ('S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1];&quot; &quot;;[.D1691];[.E1691];[.F1691])" office:value-type="string" office:string-value="SLR " calcext:value-type="string">
            <text:p>SLR </text:p>
          </table:table-cell>
          <table:table-cell table:formula="of:=TRIM([.H1691])" office:value-type="string" office:string-value="SLR" calcext:value-type="string">
            <text:p>SLR</text:p>
          </table:table-cell>
          <table:table-cell table:formula="of:=CONCATENATE(&quot;INSERT INTO modele (lib_modele, id_marque_modele) VALUES ('&quot;;[.I1691];&quot;', &quot;;[.G1691];&quot;);&quot;)" office:value-type="string" office:string-value="INSERT INTO modele (lib_modele, id_marque_modele) VALUES ('SLR', 18);" calcext:value-type="string">
            <text:p>INSERT INTO modele (lib_modele, id_marque_modele) VALUES ('S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PAC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2];&quot; &quot;;[.D1692];[.E1692];[.F1692])" office:value-type="string" office:string-value="SPACY " calcext:value-type="string">
            <text:p>SPACY </text:p>
          </table:table-cell>
          <table:table-cell table:formula="of:=TRIM([.H1692])" office:value-type="string" office:string-value="SPACY" calcext:value-type="string">
            <text:p>SPACY</text:p>
          </table:table-cell>
          <table:table-cell table:formula="of:=CONCATENATE(&quot;INSERT INTO modele (lib_modele, id_marque_modele) VALUES ('&quot;;[.I1692];&quot;', &quot;;[.G1692];&quot;);&quot;)" office:value-type="string" office:string-value="INSERT INTO modele (lib_modele, id_marque_modele) VALUES ('SPACY', 18);" calcext:value-type="string">
            <text:p>INSERT INTO modele (lib_modele, id_marque_modele) VALUES ('SPAC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PAZI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3];&quot; &quot;;[.D1693];[.E1693];[.F1693])" office:value-type="string" office:string-value="SPAZIO " calcext:value-type="string">
            <text:p>SPAZIO </text:p>
          </table:table-cell>
          <table:table-cell table:formula="of:=TRIM([.H1693])" office:value-type="string" office:string-value="SPAZIO" calcext:value-type="string">
            <text:p>SPAZIO</text:p>
          </table:table-cell>
          <table:table-cell table:formula="of:=CONCATENATE(&quot;INSERT INTO modele (lib_modele, id_marque_modele) VALUES ('&quot;;[.I1693];&quot;', &quot;;[.G1693];&quot;);&quot;)" office:value-type="string" office:string-value="INSERT INTO modele (lib_modele, id_marque_modele) VALUES ('SPAZIO', 18);" calcext:value-type="string">
            <text:p>INSERT INTO modele (lib_modele, id_marque_modele) VALUES ('SPAZI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R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4];&quot; &quot;;[.D1694];[.E1694];[.F1694])" office:value-type="string" office:string-value="SRX " calcext:value-type="string">
            <text:p>SRX </text:p>
          </table:table-cell>
          <table:table-cell table:formula="of:=TRIM([.H1694])" office:value-type="string" office:string-value="SRX" calcext:value-type="string">
            <text:p>SRX</text:p>
          </table:table-cell>
          <table:table-cell table:formula="of:=CONCATENATE(&quot;INSERT INTO modele (lib_modele, id_marque_modele) VALUES ('&quot;;[.I1694];&quot;', &quot;;[.G1694];&quot;);&quot;)" office:value-type="string" office:string-value="INSERT INTO modele (lib_modele, id_marque_modele) VALUES ('SRX', 18);" calcext:value-type="string">
            <text:p>INSERT INTO modele (lib_modele, id_marque_modele) VALUES ('SR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5];&quot; &quot;;[.D1695];[.E1695];[.F1695])" office:value-type="string" office:string-value="ST " calcext:value-type="string">
            <text:p>ST </text:p>
          </table:table-cell>
          <table:table-cell table:formula="of:=TRIM([.H1695])" office:value-type="string" office:string-value="ST" calcext:value-type="string">
            <text:p>ST</text:p>
          </table:table-cell>
          <table:table-cell table:formula="of:=CONCATENATE(&quot;INSERT INTO modele (lib_modele, id_marque_modele) VALUES ('&quot;;[.I1695];&quot;', &quot;;[.G1695];&quot;);&quot;)" office:value-type="string" office:string-value="INSERT INTO modele (lib_modele, id_marque_modele) VALUES ('ST', 18);" calcext:value-type="string">
            <text:p>INSERT INTO modele (lib_modele, id_marque_modele) VALUES ('S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W-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6];&quot; &quot;;[.D1696];[.E1696];[.F1696])" office:value-type="string" office:string-value="SW-T " calcext:value-type="string">
            <text:p>SW-T </text:p>
          </table:table-cell>
          <table:table-cell table:formula="of:=TRIM([.H1696])" office:value-type="string" office:string-value="SW-T" calcext:value-type="string">
            <text:p>SW-T</text:p>
          </table:table-cell>
          <table:table-cell table:formula="of:=CONCATENATE(&quot;INSERT INTO modele (lib_modele, id_marque_modele) VALUES ('&quot;;[.I1696];&quot;', &quot;;[.G1696];&quot;);&quot;)" office:value-type="string" office:string-value="INSERT INTO modele (lib_modele, id_marque_modele) VALUES ('SW-T', 18);" calcext:value-type="string">
            <text:p>INSERT INTO modele (lib_modele, id_marque_modele) VALUES ('SW-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7];&quot; &quot;;[.D1697];[.E1697];[.F1697])" office:value-type="string" office:string-value="TL " calcext:value-type="string">
            <text:p>TL </text:p>
          </table:table-cell>
          <table:table-cell table:formula="of:=TRIM([.H1697])" office:value-type="string" office:string-value="TL" calcext:value-type="string">
            <text:p>TL</text:p>
          </table:table-cell>
          <table:table-cell table:formula="of:=CONCATENATE(&quot;INSERT INTO modele (lib_modele, id_marque_modele) VALUES ('&quot;;[.I1697];&quot;', &quot;;[.G1697];&quot;);&quot;)" office:value-type="string" office:string-value="INSERT INTO modele (lib_modele, id_marque_modele) VALUES ('TL', 18);" calcext:value-type="string">
            <text:p>INSERT INTO modele (lib_modele, id_marque_modele) VALUES ('T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RANSALP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8];&quot; &quot;;[.D1698];[.E1698];[.F1698])" office:value-type="string" office:string-value="TRANSALP " calcext:value-type="string">
            <text:p>TRANSALP </text:p>
          </table:table-cell>
          <table:table-cell table:formula="of:=TRIM([.H1698])" office:value-type="string" office:string-value="TRANSALP" calcext:value-type="string">
            <text:p>TRANSALP</text:p>
          </table:table-cell>
          <table:table-cell table:formula="of:=CONCATENATE(&quot;INSERT INTO modele (lib_modele, id_marque_modele) VALUES ('&quot;;[.I1698];&quot;', &quot;;[.G1698];&quot;);&quot;)" office:value-type="string" office:string-value="INSERT INTO modele (lib_modele, id_marque_modele) VALUES ('TRANSALP', 18);" calcext:value-type="string">
            <text:p>INSERT INTO modele (lib_modele, id_marque_modele) VALUES ('TRANSALP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RANSCI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9];&quot; &quot;;[.D1699];[.E1699];[.F1699])" office:value-type="string" office:string-value="TRANSCITY " calcext:value-type="string">
            <text:p>TRANSCITY </text:p>
          </table:table-cell>
          <table:table-cell table:formula="of:=TRIM([.H1699])" office:value-type="string" office:string-value="TRANSCITY" calcext:value-type="string">
            <text:p>TRANSCITY</text:p>
          </table:table-cell>
          <table:table-cell table:formula="of:=CONCATENATE(&quot;INSERT INTO modele (lib_modele, id_marque_modele) VALUES ('&quot;;[.I1699];&quot;', &quot;;[.G1699];&quot;);&quot;)" office:value-type="string" office:string-value="INSERT INTO modele (lib_modele, id_marque_modele) VALUES ('TRANSCITY', 18);" calcext:value-type="string">
            <text:p>INSERT INTO modele (lib_modele, id_marque_modele) VALUES ('TRANSCI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IFT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00];&quot; &quot;;[.D1700];[.E1700];[.F1700])" office:value-type="string" office:string-value="TWO FIFTY" calcext:value-type="string">
            <text:p>TWO FIFTY</text:p>
          </table:table-cell>
          <table:table-cell table:formula="of:=TRIM([.H1700])" office:value-type="string" office:string-value="TWO FIFTY" calcext:value-type="string">
            <text:p>TWO FIFTY</text:p>
          </table:table-cell>
          <table:table-cell table:formula="of:=CONCATENATE(&quot;INSERT INTO modele (lib_modele, id_marque_modele) VALUES ('&quot;;[.I1700];&quot;', &quot;;[.G1700];&quot;);&quot;)" office:value-type="string" office:string-value="INSERT INTO modele (lib_modele, id_marque_modele) VALUES ('TWO FIFTY', 18);" calcext:value-type="string">
            <text:p>INSERT INTO modele (lib_modele, id_marque_modele) VALUES ('TWO 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ARADER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1];&quot; &quot;;[.D1701];[.E1701];[.F1701])" office:value-type="string" office:string-value="VARADERO " calcext:value-type="string">
            <text:p>VARADERO </text:p>
          </table:table-cell>
          <table:table-cell table:formula="of:=TRIM([.H1701])" office:value-type="string" office:string-value="VARADERO" calcext:value-type="string">
            <text:p>VARADERO</text:p>
          </table:table-cell>
          <table:table-cell table:formula="of:=CONCATENATE(&quot;INSERT INTO modele (lib_modele, id_marque_modele) VALUES ('&quot;;[.I1701];&quot;', &quot;;[.G1701];&quot;);&quot;)" office:value-type="string" office:string-value="INSERT INTO modele (lib_modele, id_marque_modele) VALUES ('VARADERO', 18);" calcext:value-type="string">
            <text:p>INSERT INTO modele (lib_modele, id_marque_modele) VALUES ('VARADER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2];&quot; &quot;;[.D1702];[.E1702];[.F1702])" office:value-type="string" office:string-value="VF " calcext:value-type="string">
            <text:p>VF </text:p>
          </table:table-cell>
          <table:table-cell table:formula="of:=TRIM([.H1702])" office:value-type="string" office:string-value="VF" calcext:value-type="string">
            <text:p>VF</text:p>
          </table:table-cell>
          <table:table-cell table:formula="of:=CONCATENATE(&quot;INSERT INTO modele (lib_modele, id_marque_modele) VALUES ('&quot;;[.I1702];&quot;', &quot;;[.G1702];&quot;);&quot;)" office:value-type="string" office:string-value="INSERT INTO modele (lib_modele, id_marque_modele) VALUES ('VF', 18);" calcext:value-type="string">
            <text:p>INSERT INTO modele (lib_modele, id_marque_modele) VALUES ('V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3];&quot; &quot;;[.D1703];[.E1703];[.F1703])" office:value-type="string" office:string-value="VFC " calcext:value-type="string">
            <text:p>VFC </text:p>
          </table:table-cell>
          <table:table-cell table:formula="of:=TRIM([.H1703])" office:value-type="string" office:string-value="VFC" calcext:value-type="string">
            <text:p>VFC</text:p>
          </table:table-cell>
          <table:table-cell table:formula="of:=CONCATENATE(&quot;INSERT INTO modele (lib_modele, id_marque_modele) VALUES ('&quot;;[.I1703];&quot;', &quot;;[.G1703];&quot;);&quot;)" office:value-type="string" office:string-value="INSERT INTO modele (lib_modele, id_marque_modele) VALUES ('VFC', 18);" calcext:value-type="string">
            <text:p>INSERT INTO modele (lib_modele, id_marque_modele) VALUES ('VF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4];&quot; &quot;;[.D1704];[.E1704];[.F1704])" office:value-type="string" office:string-value="VFR " calcext:value-type="string">
            <text:p>VFR </text:p>
          </table:table-cell>
          <table:table-cell table:formula="of:=TRIM([.H1704])" office:value-type="string" office:string-value="VFR" calcext:value-type="string">
            <text:p>VFR</text:p>
          </table:table-cell>
          <table:table-cell table:formula="of:=CONCATENATE(&quot;INSERT INTO modele (lib_modele, id_marque_modele) VALUES ('&quot;;[.I1704];&quot;', &quot;;[.G1704];&quot;);&quot;)" office:value-type="string" office:string-value="INSERT INTO modele (lib_modele, id_marque_modele) VALUES ('VFR', 18);" calcext:value-type="string">
            <text:p>INSERT INTO modele (lib_modele, id_marque_modele) VALUES ('VF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5];&quot; &quot;;[.D1705];[.E1705];[.F1705])" office:value-type="string" office:string-value="VT " calcext:value-type="string">
            <text:p>VT </text:p>
          </table:table-cell>
          <table:table-cell table:formula="of:=TRIM([.H1705])" office:value-type="string" office:string-value="VT" calcext:value-type="string">
            <text:p>VT</text:p>
          </table:table-cell>
          <table:table-cell table:formula="of:=CONCATENATE(&quot;INSERT INTO modele (lib_modele, id_marque_modele) VALUES ('&quot;;[.I1705];&quot;', &quot;;[.G1705];&quot;);&quot;)" office:value-type="string" office:string-value="INSERT INTO modele (lib_modele, id_marque_modele) VALUES ('VT', 18);" calcext:value-type="string">
            <text:p>INSERT INTO modele (lib_modele, id_marque_modele) VALUES ('V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6];&quot; &quot;;[.D1706];[.E1706];[.F1706])" office:value-type="string" office:string-value="VTC " calcext:value-type="string">
            <text:p>VTC </text:p>
          </table:table-cell>
          <table:table-cell table:formula="of:=TRIM([.H1706])" office:value-type="string" office:string-value="VTC" calcext:value-type="string">
            <text:p>VTC</text:p>
          </table:table-cell>
          <table:table-cell table:formula="of:=CONCATENATE(&quot;INSERT INTO modele (lib_modele, id_marque_modele) VALUES ('&quot;;[.I1706];&quot;', &quot;;[.G1706];&quot;);&quot;)" office:value-type="string" office:string-value="INSERT INTO modele (lib_modele, id_marque_modele) VALUES ('VTC', 18);" calcext:value-type="string">
            <text:p>INSERT INTO modele (lib_modele, id_marque_modele) VALUES ('VT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7];&quot; &quot;;[.D1707];[.E1707];[.F1707])" office:value-type="string" office:string-value="VTE " calcext:value-type="string">
            <text:p>VTE </text:p>
          </table:table-cell>
          <table:table-cell table:formula="of:=TRIM([.H1707])" office:value-type="string" office:string-value="VTE" calcext:value-type="string">
            <text:p>VTE</text:p>
          </table:table-cell>
          <table:table-cell table:formula="of:=CONCATENATE(&quot;INSERT INTO modele (lib_modele, id_marque_modele) VALUES ('&quot;;[.I1707];&quot;', &quot;;[.G1707];&quot;);&quot;)" office:value-type="string" office:string-value="INSERT INTO modele (lib_modele, id_marque_modele) VALUES ('VTE', 18);" calcext:value-type="string">
            <text:p>INSERT INTO modele (lib_modele, id_marque_modele) VALUES ('VT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8];&quot; &quot;;[.D1708];[.E1708];[.F1708])" office:value-type="string" office:string-value="VTR " calcext:value-type="string">
            <text:p>VTR </text:p>
          </table:table-cell>
          <table:table-cell table:formula="of:=TRIM([.H1708])" office:value-type="string" office:string-value="VTR" calcext:value-type="string">
            <text:p>VTR</text:p>
          </table:table-cell>
          <table:table-cell table:formula="of:=CONCATENATE(&quot;INSERT INTO modele (lib_modele, id_marque_modele) VALUES ('&quot;;[.I1708];&quot;', &quot;;[.G1708];&quot;);&quot;)" office:value-type="string" office:string-value="INSERT INTO modele (lib_modele, id_marque_modele) VALUES ('VTR', 18);" calcext:value-type="string">
            <text:p>INSERT INTO modele (lib_modele, id_marque_modele) VALUES ('VT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9];&quot; &quot;;[.D1709];[.E1709];[.F1709])" office:value-type="string" office:string-value="VTX " calcext:value-type="string">
            <text:p>VTX </text:p>
          </table:table-cell>
          <table:table-cell table:formula="of:=TRIM([.H1709])" office:value-type="string" office:string-value="VTX" calcext:value-type="string">
            <text:p>VTX</text:p>
          </table:table-cell>
          <table:table-cell table:formula="of:=CONCATENATE(&quot;INSERT INTO modele (lib_modele, id_marque_modele) VALUES ('&quot;;[.I1709];&quot;', &quot;;[.G1709];&quot;);&quot;)" office:value-type="string" office:string-value="INSERT INTO modele (lib_modele, id_marque_modele) VALUES ('VTX', 18);" calcext:value-type="string">
            <text:p>INSERT INTO modele (lib_modele, id_marque_modele) VALUES ('V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WAV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0];&quot; &quot;;[.D1710];[.E1710];[.F1710])" office:value-type="string" office:string-value="WAVE " calcext:value-type="string">
            <text:p>WAVE </text:p>
          </table:table-cell>
          <table:table-cell table:formula="of:=TRIM([.H1710])" office:value-type="string" office:string-value="WAVE" calcext:value-type="string">
            <text:p>WAVE</text:p>
          </table:table-cell>
          <table:table-cell table:formula="of:=CONCATENATE(&quot;INSERT INTO modele (lib_modele, id_marque_modele) VALUES ('&quot;;[.I1710];&quot;', &quot;;[.G1710];&quot;);&quot;)" office:value-type="string" office:string-value="INSERT INTO modele (lib_modele, id_marque_modele) VALUES ('WAVE', 18);" calcext:value-type="string">
            <text:p>INSERT INTO modele (lib_modele, id_marque_modele) VALUES ('WAV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1];&quot; &quot;;[.D1711];[.E1711];[.F1711])" office:value-type="string" office:string-value="XL " calcext:value-type="string">
            <text:p>XL </text:p>
          </table:table-cell>
          <table:table-cell table:formula="of:=TRIM([.H1711])" office:value-type="string" office:string-value="XL" calcext:value-type="string">
            <text:p>XL</text:p>
          </table:table-cell>
          <table:table-cell table:formula="of:=CONCATENATE(&quot;INSERT INTO modele (lib_modele, id_marque_modele) VALUES ('&quot;;[.I1711];&quot;', &quot;;[.G1711];&quot;);&quot;)" office:value-type="string" office:string-value="INSERT INTO modele (lib_modele, id_marque_modele) VALUES ('XL', 18);" calcext:value-type="string">
            <text:p>INSERT INTO modele (lib_modele, id_marque_modele) VALUES ('X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2];&quot; &quot;;[.D1712];[.E1712];[.F1712])" office:value-type="string" office:string-value="XLR " calcext:value-type="string">
            <text:p>XLR </text:p>
          </table:table-cell>
          <table:table-cell table:formula="of:=TRIM([.H1712])" office:value-type="string" office:string-value="XLR" calcext:value-type="string">
            <text:p>XLR</text:p>
          </table:table-cell>
          <table:table-cell table:formula="of:=CONCATENATE(&quot;INSERT INTO modele (lib_modele, id_marque_modele) VALUES ('&quot;;[.I1712];&quot;', &quot;;[.G1712];&quot;);&quot;)" office:value-type="string" office:string-value="INSERT INTO modele (lib_modele, id_marque_modele) VALUES ('XLR', 18);" calcext:value-type="string">
            <text:p>INSERT INTO modele (lib_modele, id_marque_modele) VALUES ('X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3];&quot; &quot;;[.D1713];[.E1713];[.F1713])" office:value-type="string" office:string-value="XLS " calcext:value-type="string">
            <text:p>XLS </text:p>
          </table:table-cell>
          <table:table-cell table:formula="of:=TRIM([.H1713])" office:value-type="string" office:string-value="XLS" calcext:value-type="string">
            <text:p>XLS</text:p>
          </table:table-cell>
          <table:table-cell table:formula="of:=CONCATENATE(&quot;INSERT INTO modele (lib_modele, id_marque_modele) VALUES ('&quot;;[.I1713];&quot;', &quot;;[.G1713];&quot;);&quot;)" office:value-type="string" office:string-value="INSERT INTO modele (lib_modele, id_marque_modele) VALUES ('XLS', 18);" calcext:value-type="string">
            <text:p>INSERT INTO modele (lib_modele, id_marque_modele) VALUES ('XL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4];&quot; &quot;;[.D1714];[.E1714];[.F1714])" office:value-type="string" office:string-value="XLV " calcext:value-type="string">
            <text:p>XLV </text:p>
          </table:table-cell>
          <table:table-cell table:formula="of:=TRIM([.H1714])" office:value-type="string" office:string-value="XLV" calcext:value-type="string">
            <text:p>XLV</text:p>
          </table:table-cell>
          <table:table-cell table:formula="of:=CONCATENATE(&quot;INSERT INTO modele (lib_modele, id_marque_modele) VALUES ('&quot;;[.I1714];&quot;', &quot;;[.G1714];&quot;);&quot;)" office:value-type="string" office:string-value="INSERT INTO modele (lib_modele, id_marque_modele) VALUES ('XLV', 18);" calcext:value-type="string">
            <text:p>INSERT INTO modele (lib_modele, id_marque_modele) VALUES ('XL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V</text:p>
          </table:table-cell>
          <table:table-cell office:value-type="string" calcext:value-type="string">
            <text:p>TRANSALP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15];&quot; &quot;;[.D1715];[.E1715];[.F1715])" office:value-type="string" office:string-value="XLV TRANSALP" calcext:value-type="string">
            <text:p>XLV TRANSALP</text:p>
          </table:table-cell>
          <table:table-cell table:formula="of:=TRIM([.H1715])" office:value-type="string" office:string-value="XLV TRANSALP" calcext:value-type="string">
            <text:p>XLV TRANSALP</text:p>
          </table:table-cell>
          <table:table-cell table:formula="of:=CONCATENATE(&quot;INSERT INTO modele (lib_modele, id_marque_modele) VALUES ('&quot;;[.I1715];&quot;', &quot;;[.G1715];&quot;);&quot;)" office:value-type="string" office:string-value="INSERT INTO modele (lib_modele, id_marque_modele) VALUES ('XLV TRANSALP', 18);" calcext:value-type="string">
            <text:p>INSERT INTO modele (lib_modele, id_marque_modele) VALUES ('XLV TRANSALP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6];&quot; &quot;;[.D1716];[.E1716];[.F1716])" office:value-type="string" office:string-value="XR " calcext:value-type="string">
            <text:p>XR </text:p>
          </table:table-cell>
          <table:table-cell table:formula="of:=TRIM([.H1716])" office:value-type="string" office:string-value="XR" calcext:value-type="string">
            <text:p>XR</text:p>
          </table:table-cell>
          <table:table-cell table:formula="of:=CONCATENATE(&quot;INSERT INTO modele (lib_modele, id_marque_modele) VALUES ('&quot;;[.I1716];&quot;', &quot;;[.G1716];&quot;);&quot;)" office:value-type="string" office:string-value="INSERT INTO modele (lib_modele, id_marque_modele) VALUES ('XR', 18);" calcext:value-type="string">
            <text:p>INSERT INTO modele (lib_modele, id_marque_modele) VALUES ('X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R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17];&quot; &quot;;[.D1717];[.E1717];[.F1717])" office:value-type="string" office:string-value="XR RL" calcext:value-type="string">
            <text:p>XR RL</text:p>
          </table:table-cell>
          <table:table-cell table:formula="of:=TRIM([.H1717])" office:value-type="string" office:string-value="XR RL" calcext:value-type="string">
            <text:p>XR RL</text:p>
          </table:table-cell>
          <table:table-cell table:formula="of:=CONCATENATE(&quot;INSERT INTO modele (lib_modele, id_marque_modele) VALUES ('&quot;;[.I1717];&quot;', &quot;;[.G1717];&quot;);&quot;)" office:value-type="string" office:string-value="INSERT INTO modele (lib_modele, id_marque_modele) VALUES ('XR RL', 18);" calcext:value-type="string">
            <text:p>INSERT INTO modele (lib_modele, id_marque_modele) VALUES ('XR R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8];&quot; &quot;;[.D1718];[.E1718];[.F1718])" office:value-type="string" office:string-value="XRV " calcext:value-type="string">
            <text:p>XRV </text:p>
          </table:table-cell>
          <table:table-cell table:formula="of:=TRIM([.H1718])" office:value-type="string" office:string-value="XRV" calcext:value-type="string">
            <text:p>XRV</text:p>
          </table:table-cell>
          <table:table-cell table:formula="of:=CONCATENATE(&quot;INSERT INTO modele (lib_modele, id_marque_modele) VALUES ('&quot;;[.I1718];&quot;', &quot;;[.G1718];&quot;);&quot;)" office:value-type="string" office:string-value="INSERT INTO modele (lib_modele, id_marque_modele) VALUES ('XRV', 18);" calcext:value-type="string">
            <text:p>INSERT INTO modele (lib_modele, id_marque_modele) VALUES ('XR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9];&quot; &quot;;[.D1719];[.E1719];[.F1719])" office:value-type="string" office:string-value="AUTRE " calcext:value-type="string">
            <text:p>AUTRE </text:p>
          </table:table-cell>
          <table:table-cell table:formula="of:=TRIM([.H17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19];&quot;', &quot;;[.G1719];&quot;);&quot;)" office:value-type="string" office:string-value="INSERT INTO modele (lib_modele, id_marque_modele) VALUES ('AUTRE', 18);" calcext:value-type="string">
            <text:p>INSERT INTO modele (lib_modele, id_marque_modele) VALUES ('AUT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BLACKBIR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0];&quot; &quot;;[.D1720];[.E1720];[.F1720])" office:value-type="string" office:string-value="BLACKBIRD " calcext:value-type="string">
            <text:p>BLACKBIRD </text:p>
          </table:table-cell>
          <table:table-cell table:formula="of:=TRIM([.H1720])" office:value-type="string" office:string-value="BLACKBIRD" calcext:value-type="string">
            <text:p>BLACKBIRD</text:p>
          </table:table-cell>
          <table:table-cell table:formula="of:=CONCATENATE(&quot;INSERT INTO modele (lib_modele, id_marque_modele) VALUES ('&quot;;[.I1720];&quot;', &quot;;[.G1720];&quot;);&quot;)" office:value-type="string" office:string-value="INSERT INTO modele (lib_modele, id_marque_modele) VALUES ('BLACKBIRD', 58);" calcext:value-type="string">
            <text:p>INSERT INTO modele (lib_modele, id_marque_modele) VALUES ('BLACKBIRD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CRUISE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1];&quot; &quot;;[.D1721];[.E1721];[.F1721])" office:value-type="string" office:string-value="CRUISER " calcext:value-type="string">
            <text:p>CRUISER </text:p>
          </table:table-cell>
          <table:table-cell table:formula="of:=TRIM([.H1721])" office:value-type="string" office:string-value="CRUISER" calcext:value-type="string">
            <text:p>CRUISER</text:p>
          </table:table-cell>
          <table:table-cell table:formula="of:=CONCATENATE(&quot;INSERT INTO modele (lib_modele, id_marque_modele) VALUES ('&quot;;[.I1721];&quot;', &quot;;[.G1721];&quot;);&quot;)" office:value-type="string" office:string-value="INSERT INTO modele (lib_modele, id_marque_modele) VALUES ('CRUISER', 58);" calcext:value-type="string">
            <text:p>INSERT INTO modele (lib_modele, id_marque_modele) VALUES ('CRUIS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ACKER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2];&quot; &quot;;[.D1722];[.E1722];[.F1722])" office:value-type="string" office:string-value="D TRACKER" calcext:value-type="string">
            <text:p>D TRACKER</text:p>
          </table:table-cell>
          <table:table-cell table:formula="of:=TRIM([.H1722])" office:value-type="string" office:string-value="D TRACKER" calcext:value-type="string">
            <text:p>D TRACKER</text:p>
          </table:table-cell>
          <table:table-cell table:formula="of:=CONCATENATE(&quot;INSERT INTO modele (lib_modele, id_marque_modele) VALUES ('&quot;;[.I1722];&quot;', &quot;;[.G1722];&quot;);&quot;)" office:value-type="string" office:string-value="INSERT INTO modele (lib_modele, id_marque_modele) VALUES ('D TRACKER', 58);" calcext:value-type="string">
            <text:p>INSERT INTO modele (lib_modele, id_marque_modele) VALUES ('D TRACK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3];&quot; &quot;;[.D1723];[.E1723];[.F1723])" office:value-type="string" office:string-value="EL " calcext:value-type="string">
            <text:p>EL </text:p>
          </table:table-cell>
          <table:table-cell table:formula="of:=TRIM([.H1723])" office:value-type="string" office:string-value="EL" calcext:value-type="string">
            <text:p>EL</text:p>
          </table:table-cell>
          <table:table-cell table:formula="of:=CONCATENATE(&quot;INSERT INTO modele (lib_modele, id_marque_modele) VALUES ('&quot;;[.I1723];&quot;', &quot;;[.G1723];&quot;);&quot;)" office:value-type="string" office:string-value="INSERT INTO modele (lib_modele, id_marque_modele) VALUES ('EL', 58);" calcext:value-type="string">
            <text:p>INSERT INTO modele (lib_modele, id_marque_modele) VALUES ('EL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LIMINATO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4];&quot; &quot;;[.D1724];[.E1724];[.F1724])" office:value-type="string" office:string-value="ELIMINATOR " calcext:value-type="string">
            <text:p>ELIMINATOR </text:p>
          </table:table-cell>
          <table:table-cell table:formula="of:=TRIM([.H1724])" office:value-type="string" office:string-value="ELIMINATOR" calcext:value-type="string">
            <text:p>ELIMINATOR</text:p>
          </table:table-cell>
          <table:table-cell table:formula="of:=CONCATENATE(&quot;INSERT INTO modele (lib_modele, id_marque_modele) VALUES ('&quot;;[.I1724];&quot;', &quot;;[.G1724];&quot;);&quot;)" office:value-type="string" office:string-value="INSERT INTO modele (lib_modele, id_marque_modele) VALUES ('ELIMINATOR', 58);" calcext:value-type="string">
            <text:p>INSERT INTO modele (lib_modele, id_marque_modele) VALUES ('ELIMINATO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5];&quot; &quot;;[.D1725];[.E1725];[.F1725])" office:value-type="string" office:string-value="EN " calcext:value-type="string">
            <text:p>EN </text:p>
          </table:table-cell>
          <table:table-cell table:formula="of:=TRIM([.H1725])" office:value-type="string" office:string-value="EN" calcext:value-type="string">
            <text:p>EN</text:p>
          </table:table-cell>
          <table:table-cell table:formula="of:=CONCATENATE(&quot;INSERT INTO modele (lib_modele, id_marque_modele) VALUES ('&quot;;[.I1725];&quot;', &quot;;[.G1725];&quot;);&quot;)" office:value-type="string" office:string-value="INSERT INTO modele (lib_modele, id_marque_modele) VALUES ('EN', 58);" calcext:value-type="string">
            <text:p>INSERT INTO modele (lib_modele, id_marque_modele) VALUES ('E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NDURO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6];&quot; &quot;;[.D1726];[.E1726];[.F1726])" office:value-type="string" office:string-value="ENDURO " calcext:value-type="string">
            <text:p>ENDURO </text:p>
          </table:table-cell>
          <table:table-cell table:formula="of:=TRIM([.H1726])" office:value-type="string" office:string-value="ENDURO" calcext:value-type="string">
            <text:p>ENDURO</text:p>
          </table:table-cell>
          <table:table-cell table:formula="of:=CONCATENATE(&quot;INSERT INTO modele (lib_modele, id_marque_modele) VALUES ('&quot;;[.I1726];&quot;', &quot;;[.G1726];&quot;);&quot;)" office:value-type="string" office:string-value="INSERT INTO modele (lib_modele, id_marque_modele) VALUES ('ENDURO', 58);" calcext:value-type="string">
            <text:p>INSERT INTO modele (lib_modele, id_marque_modele) VALUES ('ENDURO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7];&quot; &quot;;[.D1727];[.E1727];[.F1727])" office:value-type="string" office:string-value="ER 5" calcext:value-type="string">
            <text:p>ER 5</text:p>
          </table:table-cell>
          <table:table-cell table:formula="of:=TRIM([.H1727])" office:value-type="string" office:string-value="ER 5" calcext:value-type="string">
            <text:p>ER 5</text:p>
          </table:table-cell>
          <table:table-cell table:formula="of:=CONCATENATE(&quot;INSERT INTO modele (lib_modele, id_marque_modele) VALUES ('&quot;;[.I1727];&quot;', &quot;;[.G1727];&quot;);&quot;)" office:value-type="string" office:string-value="INSERT INTO modele (lib_modele, id_marque_modele) VALUES ('ER 5', 58);" calcext:value-type="string">
            <text:p>INSERT INTO modele (lib_modele, id_marque_modele) VALUES ('ER 5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8];&quot; &quot;;[.D1728];[.E1728];[.F1728])" office:value-type="string" office:string-value="ER 6" calcext:value-type="string">
            <text:p>ER 6</text:p>
          </table:table-cell>
          <table:table-cell table:formula="of:=TRIM([.H1728])" office:value-type="string" office:string-value="ER 6" calcext:value-type="string">
            <text:p>ER 6</text:p>
          </table:table-cell>
          <table:table-cell table:formula="of:=CONCATENATE(&quot;INSERT INTO modele (lib_modele, id_marque_modele) VALUES ('&quot;;[.I1728];&quot;', &quot;;[.G1728];&quot;);&quot;)" office:value-type="string" office:string-value="INSERT INTO modele (lib_modele, id_marque_modele) VALUES ('ER 6', 58);" calcext:value-type="string">
            <text:p>INSERT INTO modele (lib_modele, id_marque_modele) VALUES ('ER 6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STRELLA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9];&quot; &quot;;[.D1729];[.E1729];[.F1729])" office:value-type="string" office:string-value="ESTRELLA " calcext:value-type="string">
            <text:p>ESTRELLA </text:p>
          </table:table-cell>
          <table:table-cell table:formula="of:=TRIM([.H1729])" office:value-type="string" office:string-value="ESTRELLA" calcext:value-type="string">
            <text:p>ESTRELLA</text:p>
          </table:table-cell>
          <table:table-cell table:formula="of:=CONCATENATE(&quot;INSERT INTO modele (lib_modele, id_marque_modele) VALUES ('&quot;;[.I1729];&quot;', &quot;;[.G1729];&quot;);&quot;)" office:value-type="string" office:string-value="INSERT INTO modele (lib_modele, id_marque_modele) VALUES ('ESTRELLA', 58);" calcext:value-type="string">
            <text:p>INSERT INTO modele (lib_modele, id_marque_modele) VALUES ('ESTRELLA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0];&quot; &quot;;[.D1730];[.E1730];[.F1730])" office:value-type="string" office:string-value="EX " calcext:value-type="string">
            <text:p>EX </text:p>
          </table:table-cell>
          <table:table-cell table:formula="of:=TRIM([.H1730])" office:value-type="string" office:string-value="EX" calcext:value-type="string">
            <text:p>EX</text:p>
          </table:table-cell>
          <table:table-cell table:formula="of:=CONCATENATE(&quot;INSERT INTO modele (lib_modele, id_marque_modele) VALUES ('&quot;;[.I1730];&quot;', &quot;;[.G1730];&quot;);&quot;)" office:value-type="string" office:string-value="INSERT INTO modele (lib_modele, id_marque_modele) VALUES ('EX', 58);" calcext:value-type="string">
            <text:p>INSERT INTO modele (lib_modele, id_marque_modele) VALUES ('E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P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1];&quot; &quot;;[.D1731];[.E1731];[.F1731])" office:value-type="string" office:string-value="GPX " calcext:value-type="string">
            <text:p>GPX </text:p>
          </table:table-cell>
          <table:table-cell table:formula="of:=TRIM([.H1731])" office:value-type="string" office:string-value="GPX" calcext:value-type="string">
            <text:p>GPX</text:p>
          </table:table-cell>
          <table:table-cell table:formula="of:=CONCATENATE(&quot;INSERT INTO modele (lib_modele, id_marque_modele) VALUES ('&quot;;[.I1731];&quot;', &quot;;[.G1731];&quot;);&quot;)" office:value-type="string" office:string-value="INSERT INTO modele (lib_modele, id_marque_modele) VALUES ('GPX', 58);" calcext:value-type="string">
            <text:p>INSERT INTO modele (lib_modele, id_marque_modele) VALUES ('GP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P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2];&quot; &quot;;[.D1732];[.E1732];[.F1732])" office:value-type="string" office:string-value="GPZ " calcext:value-type="string">
            <text:p>GPZ </text:p>
          </table:table-cell>
          <table:table-cell table:formula="of:=TRIM([.H1732])" office:value-type="string" office:string-value="GPZ" calcext:value-type="string">
            <text:p>GPZ</text:p>
          </table:table-cell>
          <table:table-cell table:formula="of:=CONCATENATE(&quot;INSERT INTO modele (lib_modele, id_marque_modele) VALUES ('&quot;;[.I1732];&quot;', &quot;;[.G1732];&quot;);&quot;)" office:value-type="string" office:string-value="INSERT INTO modele (lib_modele, id_marque_modele) VALUES ('GPZ', 58);" calcext:value-type="string">
            <text:p>INSERT INTO modele (lib_modele, id_marque_modele) VALUES ('GP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T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3];&quot; &quot;;[.D1733];[.E1733];[.F1733])" office:value-type="string" office:string-value="GTR " calcext:value-type="string">
            <text:p>GTR </text:p>
          </table:table-cell>
          <table:table-cell table:formula="of:=TRIM([.H1733])" office:value-type="string" office:string-value="GTR" calcext:value-type="string">
            <text:p>GTR</text:p>
          </table:table-cell>
          <table:table-cell table:formula="of:=CONCATENATE(&quot;INSERT INTO modele (lib_modele, id_marque_modele) VALUES ('&quot;;[.I1733];&quot;', &quot;;[.G1733];&quot;);&quot;)" office:value-type="string" office:string-value="INSERT INTO modele (lib_modele, id_marque_modele) VALUES ('GTR', 58);" calcext:value-type="string">
            <text:p>INSERT INTO modele (lib_modele, id_marque_modele) VALUES ('GT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T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4];&quot; &quot;;[.D1734];[.E1734];[.F1734])" office:value-type="string" office:string-value="GTZ " calcext:value-type="string">
            <text:p>GTZ </text:p>
          </table:table-cell>
          <table:table-cell table:formula="of:=TRIM([.H1734])" office:value-type="string" office:string-value="GTZ" calcext:value-type="string">
            <text:p>GTZ</text:p>
          </table:table-cell>
          <table:table-cell table:formula="of:=CONCATENATE(&quot;INSERT INTO modele (lib_modele, id_marque_modele) VALUES ('&quot;;[.I1734];&quot;', &quot;;[.G1734];&quot;);&quot;)" office:value-type="string" office:string-value="INSERT INTO modele (lib_modele, id_marque_modele) VALUES ('GTZ', 58);" calcext:value-type="string">
            <text:p>INSERT INTO modele (lib_modele, id_marque_modele) VALUES ('GT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5];&quot; &quot;;[.D1735];[.E1735];[.F1735])" office:value-type="string" office:string-value="J " calcext:value-type="string">
            <text:p>J </text:p>
          </table:table-cell>
          <table:table-cell table:formula="of:=TRIM([.H1735])" office:value-type="string" office:string-value="J" calcext:value-type="string">
            <text:p>J</text:p>
          </table:table-cell>
          <table:table-cell table:formula="of:=CONCATENATE(&quot;INSERT INTO modele (lib_modele, id_marque_modele) VALUES ('&quot;;[.I1735];&quot;', &quot;;[.G1735];&quot;);&quot;)" office:value-type="string" office:string-value="INSERT INTO modele (lib_modele, id_marque_modele) VALUES ('J', 58);" calcext:value-type="string">
            <text:p>INSERT INTO modele (lib_modele, id_marque_modele) VALUES ('J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D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6];&quot; &quot;;[.D1736];[.E1736];[.F1736])" office:value-type="string" office:string-value="KDX " calcext:value-type="string">
            <text:p>KDX </text:p>
          </table:table-cell>
          <table:table-cell table:formula="of:=TRIM([.H1736])" office:value-type="string" office:string-value="KDX" calcext:value-type="string">
            <text:p>KDX</text:p>
          </table:table-cell>
          <table:table-cell table:formula="of:=CONCATENATE(&quot;INSERT INTO modele (lib_modele, id_marque_modele) VALUES ('&quot;;[.I1736];&quot;', &quot;;[.G1736];&quot;);&quot;)" office:value-type="string" office:string-value="INSERT INTO modele (lib_modele, id_marque_modele) VALUES ('KDX', 58);" calcext:value-type="string">
            <text:p>INSERT INTO modele (lib_modele, id_marque_modele) VALUES ('KD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7];&quot; &quot;;[.D1737];[.E1737];[.F1737])" office:value-type="string" office:string-value="KE " calcext:value-type="string">
            <text:p>KE </text:p>
          </table:table-cell>
          <table:table-cell table:formula="of:=TRIM([.H1737])" office:value-type="string" office:string-value="KE" calcext:value-type="string">
            <text:p>KE</text:p>
          </table:table-cell>
          <table:table-cell table:formula="of:=CONCATENATE(&quot;INSERT INTO modele (lib_modele, id_marque_modele) VALUES ('&quot;;[.I1737];&quot;', &quot;;[.G1737];&quot;);&quot;)" office:value-type="string" office:string-value="INSERT INTO modele (lib_modele, id_marque_modele) VALUES ('KE', 58);" calcext:value-type="string">
            <text:p>INSERT INTO modele (lib_modele, id_marque_modele) VALUES ('K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8];&quot; &quot;;[.D1738];[.E1738];[.F1738])" office:value-type="string" office:string-value="KLE " calcext:value-type="string">
            <text:p>KLE </text:p>
          </table:table-cell>
          <table:table-cell table:formula="of:=TRIM([.H1738])" office:value-type="string" office:string-value="KLE" calcext:value-type="string">
            <text:p>KLE</text:p>
          </table:table-cell>
          <table:table-cell table:formula="of:=CONCATENATE(&quot;INSERT INTO modele (lib_modele, id_marque_modele) VALUES ('&quot;;[.I1738];&quot;', &quot;;[.G1738];&quot;);&quot;)" office:value-type="string" office:string-value="INSERT INTO modele (lib_modele, id_marque_modele) VALUES ('KLE', 58);" calcext:value-type="string">
            <text:p>INSERT INTO modele (lib_modele, id_marque_modele) VALUES ('KL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9];&quot; &quot;;[.D1739];[.E1739];[.F1739])" office:value-type="string" office:string-value="KLR " calcext:value-type="string">
            <text:p>KLR </text:p>
          </table:table-cell>
          <table:table-cell table:formula="of:=TRIM([.H1739])" office:value-type="string" office:string-value="KLR" calcext:value-type="string">
            <text:p>KLR</text:p>
          </table:table-cell>
          <table:table-cell table:formula="of:=CONCATENATE(&quot;INSERT INTO modele (lib_modele, id_marque_modele) VALUES ('&quot;;[.I1739];&quot;', &quot;;[.G1739];&quot;);&quot;)" office:value-type="string" office:string-value="INSERT INTO modele (lib_modele, id_marque_modele) VALUES ('KLR', 58);" calcext:value-type="string">
            <text:p>INSERT INTO modele (lib_modele, id_marque_modele) VALUES ('KL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V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0];&quot; &quot;;[.D1740];[.E1740];[.F1740])" office:value-type="string" office:string-value="KLV " calcext:value-type="string">
            <text:p>KLV </text:p>
          </table:table-cell>
          <table:table-cell table:formula="of:=TRIM([.H1740])" office:value-type="string" office:string-value="KLV" calcext:value-type="string">
            <text:p>KLV</text:p>
          </table:table-cell>
          <table:table-cell table:formula="of:=CONCATENATE(&quot;INSERT INTO modele (lib_modele, id_marque_modele) VALUES ('&quot;;[.I1740];&quot;', &quot;;[.G1740];&quot;);&quot;)" office:value-type="string" office:string-value="INSERT INTO modele (lib_modele, id_marque_modele) VALUES ('KLV', 58);" calcext:value-type="string">
            <text:p>INSERT INTO modele (lib_modele, id_marque_modele) VALUES ('KLV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1];&quot; &quot;;[.D1741];[.E1741];[.F1741])" office:value-type="string" office:string-value="KLX " calcext:value-type="string">
            <text:p>KLX </text:p>
          </table:table-cell>
          <table:table-cell table:formula="of:=TRIM([.H1741])" office:value-type="string" office:string-value="KLX" calcext:value-type="string">
            <text:p>KLX</text:p>
          </table:table-cell>
          <table:table-cell table:formula="of:=CONCATENATE(&quot;INSERT INTO modele (lib_modele, id_marque_modele) VALUES ('&quot;;[.I1741];&quot;', &quot;;[.G1741];&quot;);&quot;)" office:value-type="string" office:string-value="INSERT INTO modele (lib_modele, id_marque_modele) VALUES ('KLX', 58);" calcext:value-type="string">
            <text:p>INSERT INTO modele (lib_modele, id_marque_modele) VALUES ('KL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M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2];&quot; &quot;;[.D1742];[.E1742];[.F1742])" office:value-type="string" office:string-value="KMX " calcext:value-type="string">
            <text:p>KMX </text:p>
          </table:table-cell>
          <table:table-cell table:formula="of:=TRIM([.H1742])" office:value-type="string" office:string-value="KMX" calcext:value-type="string">
            <text:p>KMX</text:p>
          </table:table-cell>
          <table:table-cell table:formula="of:=CONCATENATE(&quot;INSERT INTO modele (lib_modele, id_marque_modele) VALUES ('&quot;;[.I1742];&quot;', &quot;;[.G1742];&quot;);&quot;)" office:value-type="string" office:string-value="INSERT INTO modele (lib_modele, id_marque_modele) VALUES ('KMX', 58);" calcext:value-type="string">
            <text:p>INSERT INTO modele (lib_modele, id_marque_modele) VALUES ('KM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R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3];&quot; &quot;;[.D1743];[.E1743];[.F1743])" office:value-type="string" office:string-value="KR1 " calcext:value-type="string">
            <text:p>KR1 </text:p>
          </table:table-cell>
          <table:table-cell table:formula="of:=TRIM([.H1743])" office:value-type="string" office:string-value="KR1" calcext:value-type="string">
            <text:p>KR1</text:p>
          </table:table-cell>
          <table:table-cell table:formula="of:=CONCATENATE(&quot;INSERT INTO modele (lib_modele, id_marque_modele) VALUES ('&quot;;[.I1743];&quot;', &quot;;[.G1743];&quot;);&quot;)" office:value-type="string" office:string-value="INSERT INTO modele (lib_modele, id_marque_modele) VALUES ('KR1', 58);" calcext:value-type="string">
            <text:p>INSERT INTO modele (lib_modele, id_marque_modele) VALUES ('KR1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LDT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4];&quot; &quot;;[.D1744];[.E1744];[.F1744])" office:value-type="string" office:string-value="LDT " calcext:value-type="string">
            <text:p>LDT </text:p>
          </table:table-cell>
          <table:table-cell table:formula="of:=TRIM([.H1744])" office:value-type="string" office:string-value="LDT" calcext:value-type="string">
            <text:p>LDT</text:p>
          </table:table-cell>
          <table:table-cell table:formula="of:=CONCATENATE(&quot;INSERT INTO modele (lib_modele, id_marque_modele) VALUES ('&quot;;[.I1744];&quot;', &quot;;[.G1744];&quot;);&quot;)" office:value-type="string" office:string-value="INSERT INTO modele (lib_modele, id_marque_modele) VALUES ('LDT', 58);" calcext:value-type="string">
            <text:p>INSERT INTO modele (lib_modele, id_marque_modele) VALUES ('LD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NINJA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5];&quot; &quot;;[.D1745];[.E1745];[.F1745])" office:value-type="string" office:string-value="NINJA " calcext:value-type="string">
            <text:p>NINJA </text:p>
          </table:table-cell>
          <table:table-cell table:formula="of:=TRIM([.H1745])" office:value-type="string" office:string-value="NINJA" calcext:value-type="string">
            <text:p>NINJA</text:p>
          </table:table-cell>
          <table:table-cell table:formula="of:=CONCATENATE(&quot;INSERT INTO modele (lib_modele, id_marque_modele) VALUES ('&quot;;[.I1745];&quot;', &quot;;[.G1745];&quot;);&quot;)" office:value-type="string" office:string-value="INSERT INTO modele (lib_modele, id_marque_modele) VALUES ('NINJA', 58);" calcext:value-type="string">
            <text:p>INSERT INTO modele (lib_modele, id_marque_modele) VALUES ('NINJA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TINGE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6];&quot; &quot;;[.D1746];[.E1746];[.F1746])" office:value-type="string" office:string-value="STINGER " calcext:value-type="string">
            <text:p>STINGER </text:p>
          </table:table-cell>
          <table:table-cell table:formula="of:=TRIM([.H1746])" office:value-type="string" office:string-value="STINGER" calcext:value-type="string">
            <text:p>STINGER</text:p>
          </table:table-cell>
          <table:table-cell table:formula="of:=CONCATENATE(&quot;INSERT INTO modele (lib_modele, id_marque_modele) VALUES ('&quot;;[.I1746];&quot;', &quot;;[.G1746];&quot;);&quot;)" office:value-type="string" office:string-value="INSERT INTO modele (lib_modele, id_marque_modele) VALUES ('STINGER', 58);" calcext:value-type="string">
            <text:p>INSERT INTO modele (lib_modele, id_marque_modele) VALUES ('STING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UMO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7];&quot; &quot;;[.D1747];[.E1747];[.F1747])" office:value-type="string" office:string-value="SUMO " calcext:value-type="string">
            <text:p>SUMO </text:p>
          </table:table-cell>
          <table:table-cell table:formula="of:=TRIM([.H1747])" office:value-type="string" office:string-value="SUMO" calcext:value-type="string">
            <text:p>SUMO</text:p>
          </table:table-cell>
          <table:table-cell table:formula="of:=CONCATENATE(&quot;INSERT INTO modele (lib_modele, id_marque_modele) VALUES ('&quot;;[.I1747];&quot;', &quot;;[.G1747];&quot;);&quot;)" office:value-type="string" office:string-value="INSERT INTO modele (lib_modele, id_marque_modele) VALUES ('SUMO', 58);" calcext:value-type="string">
            <text:p>INSERT INTO modele (lib_modele, id_marque_modele) VALUES ('SUMO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48];&quot; &quot;;[.D1748];[.E1748];[.F1748])" office:value-type="string" office:string-value="SUMO II" calcext:value-type="string">
            <text:p>SUMO II</text:p>
          </table:table-cell>
          <table:table-cell table:formula="of:=TRIM([.H1748])" office:value-type="string" office:string-value="SUMO II" calcext:value-type="string">
            <text:p>SUMO II</text:p>
          </table:table-cell>
          <table:table-cell table:formula="of:=CONCATENATE(&quot;INSERT INTO modele (lib_modele, id_marque_modele) VALUES ('&quot;;[.I1748];&quot;', &quot;;[.G1748];&quot;);&quot;)" office:value-type="string" office:string-value="INSERT INTO modele (lib_modele, id_marque_modele) VALUES ('SUMO II', 58);" calcext:value-type="string">
            <text:p>INSERT INTO modele (lib_modele, id_marque_modele) VALUES ('SUMO II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TENGAI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9];&quot; &quot;;[.D1749];[.E1749];[.F1749])" office:value-type="string" office:string-value="TENGAI " calcext:value-type="string">
            <text:p>TENGAI </text:p>
          </table:table-cell>
          <table:table-cell table:formula="of:=TRIM([.H1749])" office:value-type="string" office:string-value="TENGAI" calcext:value-type="string">
            <text:p>TENGAI</text:p>
          </table:table-cell>
          <table:table-cell table:formula="of:=CONCATENATE(&quot;INSERT INTO modele (lib_modele, id_marque_modele) VALUES ('&quot;;[.I1749];&quot;', &quot;;[.G1749];&quot;);&quot;)" office:value-type="string" office:string-value="INSERT INTO modele (lib_modele, id_marque_modele) VALUES ('TENGAI', 58);" calcext:value-type="string">
            <text:p>INSERT INTO modele (lib_modele, id_marque_modele) VALUES ('TENGAI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TOMCAT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0];&quot; &quot;;[.D1750];[.E1750];[.F1750])" office:value-type="string" office:string-value="TOMCAT " calcext:value-type="string">
            <text:p>TOMCAT </text:p>
          </table:table-cell>
          <table:table-cell table:formula="of:=TRIM([.H1750])" office:value-type="string" office:string-value="TOMCAT" calcext:value-type="string">
            <text:p>TOMCAT</text:p>
          </table:table-cell>
          <table:table-cell table:formula="of:=CONCATENATE(&quot;INSERT INTO modele (lib_modele, id_marque_modele) VALUES ('&quot;;[.I1750];&quot;', &quot;;[.G1750];&quot;);&quot;)" office:value-type="string" office:string-value="INSERT INTO modele (lib_modele, id_marque_modele) VALUES ('TOMCAT', 58);" calcext:value-type="string">
            <text:p>INSERT INTO modele (lib_modele, id_marque_modele) VALUES ('TOMCA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ERSYS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1];&quot; &quot;;[.D1751];[.E1751];[.F1751])" office:value-type="string" office:string-value="VERSYS " calcext:value-type="string">
            <text:p>VERSYS </text:p>
          </table:table-cell>
          <table:table-cell table:formula="of:=TRIM([.H1751])" office:value-type="string" office:string-value="VERSYS" calcext:value-type="string">
            <text:p>VERSYS</text:p>
          </table:table-cell>
          <table:table-cell table:formula="of:=CONCATENATE(&quot;INSERT INTO modele (lib_modele, id_marque_modele) VALUES ('&quot;;[.I1751];&quot;', &quot;;[.G1751];&quot;);&quot;)" office:value-type="string" office:string-value="INSERT INTO modele (lib_modele, id_marque_modele) VALUES ('VERSYS', 58);" calcext:value-type="string">
            <text:p>INSERT INTO modele (lib_modele, id_marque_modele) VALUES ('VERSYS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2];&quot; &quot;;[.D1752];[.E1752];[.F1752])" office:value-type="string" office:string-value="VN " calcext:value-type="string">
            <text:p>VN </text:p>
          </table:table-cell>
          <table:table-cell table:formula="of:=TRIM([.H1752])" office:value-type="string" office:string-value="VN" calcext:value-type="string">
            <text:p>VN</text:p>
          </table:table-cell>
          <table:table-cell table:formula="of:=CONCATENATE(&quot;INSERT INTO modele (lib_modele, id_marque_modele) VALUES ('&quot;;[.I1752];&quot;', &quot;;[.G1752];&quot;);&quot;)" office:value-type="string" office:string-value="INSERT INTO modele (lib_modele, id_marque_modele) VALUES ('VN', 58);" calcext:value-type="string">
            <text:p>INSERT INTO modele (lib_modele, id_marque_modele) VALUES ('V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ULCA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3];&quot; &quot;;[.D1753];[.E1753];[.F1753])" office:value-type="string" office:string-value="VULCAN " calcext:value-type="string">
            <text:p>VULCAN </text:p>
          </table:table-cell>
          <table:table-cell table:formula="of:=TRIM([.H1753])" office:value-type="string" office:string-value="VULCAN" calcext:value-type="string">
            <text:p>VULCAN</text:p>
          </table:table-cell>
          <table:table-cell table:formula="of:=CONCATENATE(&quot;INSERT INTO modele (lib_modele, id_marque_modele) VALUES ('&quot;;[.I1753];&quot;', &quot;;[.G1753];&quot;);&quot;)" office:value-type="string" office:string-value="INSERT INTO modele (lib_modele, id_marque_modele) VALUES ('VULCAN', 58);" calcext:value-type="string">
            <text:p>INSERT INTO modele (lib_modele, id_marque_modele) VALUES ('VULCA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4];&quot; &quot;;[.D1754];[.E1754];[.F1754])" office:value-type="string" office:string-value="W " calcext:value-type="string">
            <text:p>W </text:p>
          </table:table-cell>
          <table:table-cell table:formula="of:=TRIM([.H1754])" office:value-type="string" office:string-value="W" calcext:value-type="string">
            <text:p>W</text:p>
          </table:table-cell>
          <table:table-cell table:formula="of:=CONCATENATE(&quot;INSERT INTO modele (lib_modele, id_marque_modele) VALUES ('&quot;;[.I1754];&quot;', &quot;;[.G1754];&quot;);&quot;)" office:value-type="string" office:string-value="INSERT INTO modele (lib_modele, id_marque_modele) VALUES ('W', 58);" calcext:value-type="string">
            <text:p>INSERT INTO modele (lib_modele, id_marque_modele) VALUES ('W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WARBIR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5];&quot; &quot;;[.D1755];[.E1755];[.F1755])" office:value-type="string" office:string-value="WARBIRD " calcext:value-type="string">
            <text:p>WARBIRD </text:p>
          </table:table-cell>
          <table:table-cell table:formula="of:=TRIM([.H1755])" office:value-type="string" office:string-value="WARBIRD" calcext:value-type="string">
            <text:p>WARBIRD</text:p>
          </table:table-cell>
          <table:table-cell table:formula="of:=CONCATENATE(&quot;INSERT INTO modele (lib_modele, id_marque_modele) VALUES ('&quot;;[.I1755];&quot;', &quot;;[.G1755];&quot;);&quot;)" office:value-type="string" office:string-value="INSERT INTO modele (lib_modele, id_marque_modele) VALUES ('WARBIRD', 58);" calcext:value-type="string">
            <text:p>INSERT INTO modele (lib_modele, id_marque_modele) VALUES ('WARBIRD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6];&quot; &quot;;[.D1756];[.E1756];[.F1756])" office:value-type="string" office:string-value="Z " calcext:value-type="string">
            <text:p>Z </text:p>
          </table:table-cell>
          <table:table-cell table:formula="of:=TRIM([.H1756])" office:value-type="string" office:string-value="Z" calcext:value-type="string">
            <text:p>Z</text:p>
          </table:table-cell>
          <table:table-cell table:formula="of:=CONCATENATE(&quot;INSERT INTO modele (lib_modele, id_marque_modele) VALUES ('&quot;;[.I1756];&quot;', &quot;;[.G1756];&quot;);&quot;)" office:value-type="string" office:string-value="INSERT INTO modele (lib_modele, id_marque_modele) VALUES ('Z', 58);" calcext:value-type="string">
            <text:p>INSERT INTO modele (lib_modele, id_marque_modele) VALUES ('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EPHY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7];&quot; &quot;;[.D1757];[.E1757];[.F1757])" office:value-type="string" office:string-value="ZEPHYR " calcext:value-type="string">
            <text:p>ZEPHYR </text:p>
          </table:table-cell>
          <table:table-cell table:formula="of:=TRIM([.H1757])" office:value-type="string" office:string-value="ZEPHYR" calcext:value-type="string">
            <text:p>ZEPHYR</text:p>
          </table:table-cell>
          <table:table-cell table:formula="of:=CONCATENATE(&quot;INSERT INTO modele (lib_modele, id_marque_modele) VALUES ('&quot;;[.I1757];&quot;', &quot;;[.G1757];&quot;);&quot;)" office:value-type="string" office:string-value="INSERT INTO modele (lib_modele, id_marque_modele) VALUES ('ZEPHYR', 58);" calcext:value-type="string">
            <text:p>INSERT INTO modele (lib_modele, id_marque_modele) VALUES ('ZEPHY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8];&quot; &quot;;[.D1758];[.E1758];[.F1758])" office:value-type="string" office:string-value="ZL " calcext:value-type="string">
            <text:p>ZL </text:p>
          </table:table-cell>
          <table:table-cell table:formula="of:=TRIM([.H1758])" office:value-type="string" office:string-value="ZL" calcext:value-type="string">
            <text:p>ZL</text:p>
          </table:table-cell>
          <table:table-cell table:formula="of:=CONCATENATE(&quot;INSERT INTO modele (lib_modele, id_marque_modele) VALUES ('&quot;;[.I1758];&quot;', &quot;;[.G1758];&quot;);&quot;)" office:value-type="string" office:string-value="INSERT INTO modele (lib_modele, id_marque_modele) VALUES ('ZL', 58);" calcext:value-type="string">
            <text:p>INSERT INTO modele (lib_modele, id_marque_modele) VALUES ('ZL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R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9];&quot; &quot;;[.D1759];[.E1759];[.F1759])" office:value-type="string" office:string-value="ZR7 " calcext:value-type="string">
            <text:p>ZR7 </text:p>
          </table:table-cell>
          <table:table-cell table:formula="of:=TRIM([.H1759])" office:value-type="string" office:string-value="ZR7" calcext:value-type="string">
            <text:p>ZR7</text:p>
          </table:table-cell>
          <table:table-cell table:formula="of:=CONCATENATE(&quot;INSERT INTO modele (lib_modele, id_marque_modele) VALUES ('&quot;;[.I1759];&quot;', &quot;;[.G1759];&quot;);&quot;)" office:value-type="string" office:string-value="INSERT INTO modele (lib_modele, id_marque_modele) VALUES ('ZR7', 58);" calcext:value-type="string">
            <text:p>INSERT INTO modele (lib_modele, id_marque_modele) VALUES ('ZR7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R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0];&quot; &quot;;[.D1760];[.E1760];[.F1760])" office:value-type="string" office:string-value="ZRX " calcext:value-type="string">
            <text:p>ZRX </text:p>
          </table:table-cell>
          <table:table-cell table:formula="of:=TRIM([.H1760])" office:value-type="string" office:string-value="ZRX" calcext:value-type="string">
            <text:p>ZRX</text:p>
          </table:table-cell>
          <table:table-cell table:formula="of:=CONCATENATE(&quot;INSERT INTO modele (lib_modele, id_marque_modele) VALUES ('&quot;;[.I1760];&quot;', &quot;;[.G1760];&quot;);&quot;)" office:value-type="string" office:string-value="INSERT INTO modele (lib_modele, id_marque_modele) VALUES ('ZRX', 58);" calcext:value-type="string">
            <text:p>INSERT INTO modele (lib_modele, id_marque_modele) VALUES ('ZR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T10</text:p>
          </table:table-cell>
          <table:table-cell office:value-type="string" calcext:value-type="string">
            <text:p>TOMCAT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61];&quot; &quot;;[.D1761];[.E1761];[.F1761])" office:value-type="string" office:string-value="ZT10 TOMCAT" calcext:value-type="string">
            <text:p>ZT10 TOMCAT</text:p>
          </table:table-cell>
          <table:table-cell table:formula="of:=TRIM([.H1761])" office:value-type="string" office:string-value="ZT10 TOMCAT" calcext:value-type="string">
            <text:p>ZT10 TOMCAT</text:p>
          </table:table-cell>
          <table:table-cell table:formula="of:=CONCATENATE(&quot;INSERT INTO modele (lib_modele, id_marque_modele) VALUES ('&quot;;[.I1761];&quot;', &quot;;[.G1761];&quot;);&quot;)" office:value-type="string" office:string-value="INSERT INTO modele (lib_modele, id_marque_modele) VALUES ('ZT10 TOMCAT', 58);" calcext:value-type="string">
            <text:p>INSERT INTO modele (lib_modele, id_marque_modele) VALUES ('ZT10 TOMCA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10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2];&quot; &quot;;[.D1762];[.E1762];[.F1762])" office:value-type="string" office:string-value="ZX10R " calcext:value-type="string">
            <text:p>ZX10R </text:p>
          </table:table-cell>
          <table:table-cell table:formula="of:=TRIM([.H1762])" office:value-type="string" office:string-value="ZX10R" calcext:value-type="string">
            <text:p>ZX10R</text:p>
          </table:table-cell>
          <table:table-cell table:formula="of:=CONCATENATE(&quot;INSERT INTO modele (lib_modele, id_marque_modele) VALUES ('&quot;;[.I1762];&quot;', &quot;;[.G1762];&quot;);&quot;)" office:value-type="string" office:string-value="INSERT INTO modele (lib_modele, id_marque_modele) VALUES ('ZX10R', 58);" calcext:value-type="string">
            <text:p>INSERT INTO modele (lib_modele, id_marque_modele) VALUES ('ZX10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12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3];&quot; &quot;;[.D1763];[.E1763];[.F1763])" office:value-type="string" office:string-value="ZX12R " calcext:value-type="string">
            <text:p>ZX12R </text:p>
          </table:table-cell>
          <table:table-cell table:formula="of:=TRIM([.H1763])" office:value-type="string" office:string-value="ZX12R" calcext:value-type="string">
            <text:p>ZX12R</text:p>
          </table:table-cell>
          <table:table-cell table:formula="of:=CONCATENATE(&quot;INSERT INTO modele (lib_modele, id_marque_modele) VALUES ('&quot;;[.I1763];&quot;', &quot;;[.G1763];&quot;);&quot;)" office:value-type="string" office:string-value="INSERT INTO modele (lib_modele, id_marque_modele) VALUES ('ZX12R', 58);" calcext:value-type="string">
            <text:p>INSERT INTO modele (lib_modele, id_marque_modele) VALUES ('ZX12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6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4];&quot; &quot;;[.D1764];[.E1764];[.F1764])" office:value-type="string" office:string-value="ZX6R " calcext:value-type="string">
            <text:p>ZX6R </text:p>
          </table:table-cell>
          <table:table-cell table:formula="of:=TRIM([.H1764])" office:value-type="string" office:string-value="ZX6R" calcext:value-type="string">
            <text:p>ZX6R</text:p>
          </table:table-cell>
          <table:table-cell table:formula="of:=CONCATENATE(&quot;INSERT INTO modele (lib_modele, id_marque_modele) VALUES ('&quot;;[.I1764];&quot;', &quot;;[.G1764];&quot;);&quot;)" office:value-type="string" office:string-value="INSERT INTO modele (lib_modele, id_marque_modele) VALUES ('ZX6R', 58);" calcext:value-type="string">
            <text:p>INSERT INTO modele (lib_modele, id_marque_modele) VALUES ('ZX6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5];&quot; &quot;;[.D1765];[.E1765];[.F1765])" office:value-type="string" office:string-value="ZX7 " calcext:value-type="string">
            <text:p>ZX7 </text:p>
          </table:table-cell>
          <table:table-cell table:formula="of:=TRIM([.H1765])" office:value-type="string" office:string-value="ZX7" calcext:value-type="string">
            <text:p>ZX7</text:p>
          </table:table-cell>
          <table:table-cell table:formula="of:=CONCATENATE(&quot;INSERT INTO modele (lib_modele, id_marque_modele) VALUES ('&quot;;[.I1765];&quot;', &quot;;[.G1765];&quot;);&quot;)" office:value-type="string" office:string-value="INSERT INTO modele (lib_modele, id_marque_modele) VALUES ('ZX7', 58);" calcext:value-type="string">
            <text:p>INSERT INTO modele (lib_modele, id_marque_modele) VALUES ('ZX7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7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6];&quot; &quot;;[.D1766];[.E1766];[.F1766])" office:value-type="string" office:string-value="ZX7R " calcext:value-type="string">
            <text:p>ZX7R </text:p>
          </table:table-cell>
          <table:table-cell table:formula="of:=TRIM([.H1766])" office:value-type="string" office:string-value="ZX7R" calcext:value-type="string">
            <text:p>ZX7R</text:p>
          </table:table-cell>
          <table:table-cell table:formula="of:=CONCATENATE(&quot;INSERT INTO modele (lib_modele, id_marque_modele) VALUES ('&quot;;[.I1766];&quot;', &quot;;[.G1766];&quot;);&quot;)" office:value-type="string" office:string-value="INSERT INTO modele (lib_modele, id_marque_modele) VALUES ('ZX7R', 58);" calcext:value-type="string">
            <text:p>INSERT INTO modele (lib_modele, id_marque_modele) VALUES ('ZX7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9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7];&quot; &quot;;[.D1767];[.E1767];[.F1767])" office:value-type="string" office:string-value="ZX9R " calcext:value-type="string">
            <text:p>ZX9R </text:p>
          </table:table-cell>
          <table:table-cell table:formula="of:=TRIM([.H1767])" office:value-type="string" office:string-value="ZX9R" calcext:value-type="string">
            <text:p>ZX9R</text:p>
          </table:table-cell>
          <table:table-cell table:formula="of:=CONCATENATE(&quot;INSERT INTO modele (lib_modele, id_marque_modele) VALUES ('&quot;;[.I1767];&quot;', &quot;;[.G1767];&quot;);&quot;)" office:value-type="string" office:string-value="INSERT INTO modele (lib_modele, id_marque_modele) VALUES ('ZX9R', 58);" calcext:value-type="string">
            <text:p>INSERT INTO modele (lib_modele, id_marque_modele) VALUES ('ZX9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8];&quot; &quot;;[.D1768];[.E1768];[.F1768])" office:value-type="string" office:string-value="ZXR " calcext:value-type="string">
            <text:p>ZXR </text:p>
          </table:table-cell>
          <table:table-cell table:formula="of:=TRIM([.H1768])" office:value-type="string" office:string-value="ZXR" calcext:value-type="string">
            <text:p>ZXR</text:p>
          </table:table-cell>
          <table:table-cell table:formula="of:=CONCATENATE(&quot;INSERT INTO modele (lib_modele, id_marque_modele) VALUES ('&quot;;[.I1768];&quot;', &quot;;[.G1768];&quot;);&quot;)" office:value-type="string" office:string-value="INSERT INTO modele (lib_modele, id_marque_modele) VALUES ('ZXR', 58);" calcext:value-type="string">
            <text:p>INSERT INTO modele (lib_modele, id_marque_modele) VALUES ('ZX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Z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9];&quot; &quot;;[.D1769];[.E1769];[.F1769])" office:value-type="string" office:string-value="ZZR " calcext:value-type="string">
            <text:p>ZZR </text:p>
          </table:table-cell>
          <table:table-cell table:formula="of:=TRIM([.H1769])" office:value-type="string" office:string-value="ZZR" calcext:value-type="string">
            <text:p>ZZR</text:p>
          </table:table-cell>
          <table:table-cell table:formula="of:=CONCATENATE(&quot;INSERT INTO modele (lib_modele, id_marque_modele) VALUES ('&quot;;[.I1769];&quot;', &quot;;[.G1769];&quot;);&quot;)" office:value-type="string" office:string-value="INSERT INTO modele (lib_modele, id_marque_modele) VALUES ('ZZR', 58);" calcext:value-type="string">
            <text:p>INSERT INTO modele (lib_modele, id_marque_modele) VALUES ('ZZ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70];&quot; &quot;;[.D1770];[.E1770];[.F1770])" office:value-type="string" office:string-value="AUTRE " calcext:value-type="string">
            <text:p>AUTRE </text:p>
          </table:table-cell>
          <table:table-cell table:formula="of:=TRIM([.H177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70];&quot;', &quot;;[.G1770];&quot;);&quot;)" office:value-type="string" office:string-value="INSERT INTO modele (lib_modele, id_marque_modele) VALUES ('AUTRE', 58);" calcext:value-type="string">
            <text:p>INSERT INTO modele (lib_modele, id_marque_modele) VALUES ('AUTR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ADVENTUR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1];&quot; &quot;;[.D1771];[.E1771];[.F1771])" office:value-type="string" office:string-value="ADVENTURE " calcext:value-type="string">
            <text:p>ADVENTURE </text:p>
          </table:table-cell>
          <table:table-cell table:formula="of:=TRIM([.H1771])" office:value-type="string" office:string-value="ADVENTURE" calcext:value-type="string">
            <text:p>ADVENTURE</text:p>
          </table:table-cell>
          <table:table-cell table:formula="of:=CONCATENATE(&quot;INSERT INTO modele (lib_modele, id_marque_modele) VALUES ('&quot;;[.I1771];&quot;', &quot;;[.G1771];&quot;);&quot;)" office:value-type="string" office:string-value="INSERT INTO modele (lib_modele, id_marque_modele) VALUES ('ADVENTURE', 59);" calcext:value-type="string">
            <text:p>INSERT INTO modele (lib_modele, id_marque_modele) VALUES ('ADVENTU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DUK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2];&quot; &quot;;[.D1772];[.E1772];[.F1772])" office:value-type="string" office:string-value="DUKE " calcext:value-type="string">
            <text:p>DUKE </text:p>
          </table:table-cell>
          <table:table-cell table:formula="of:=TRIM([.H1772])" office:value-type="string" office:string-value="DUKE" calcext:value-type="string">
            <text:p>DUKE</text:p>
          </table:table-cell>
          <table:table-cell table:formula="of:=CONCATENATE(&quot;INSERT INTO modele (lib_modele, id_marque_modele) VALUES ('&quot;;[.I1772];&quot;', &quot;;[.G1772];&quot;);&quot;)" office:value-type="string" office:string-value="INSERT INTO modele (lib_modele, id_marque_modele) VALUES ('DUKE', 59);" calcext:value-type="string">
            <text:p>INSERT INTO modele (lib_modele, id_marque_modele) VALUES ('DUK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GS-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3];&quot; &quot;;[.D1773];[.E1773];[.F1773])" office:value-type="string" office:string-value="EGS-E " calcext:value-type="string">
            <text:p>EGS-E </text:p>
          </table:table-cell>
          <table:table-cell table:formula="of:=TRIM([.H1773])" office:value-type="string" office:string-value="EGS-E" calcext:value-type="string">
            <text:p>EGS-E</text:p>
          </table:table-cell>
          <table:table-cell table:formula="of:=CONCATENATE(&quot;INSERT INTO modele (lib_modele, id_marque_modele) VALUES ('&quot;;[.I1773];&quot;', &quot;;[.G1773];&quot;);&quot;)" office:value-type="string" office:string-value="INSERT INTO modele (lib_modele, id_marque_modele) VALUES ('EGS-E', 59);" calcext:value-type="string">
            <text:p>INSERT INTO modele (lib_modele, id_marque_modele) VALUES ('EGS-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ND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4];&quot; &quot;;[.D1774];[.E1774];[.F1774])" office:value-type="string" office:string-value="ENDURO " calcext:value-type="string">
            <text:p>ENDURO </text:p>
          </table:table-cell>
          <table:table-cell table:formula="of:=TRIM([.H1774])" office:value-type="string" office:string-value="ENDURO" calcext:value-type="string">
            <text:p>ENDURO</text:p>
          </table:table-cell>
          <table:table-cell table:formula="of:=CONCATENATE(&quot;INSERT INTO modele (lib_modele, id_marque_modele) VALUES ('&quot;;[.I1774];&quot;', &quot;;[.G1774];&quot;);&quot;)" office:value-type="string" office:string-value="INSERT INTO modele (lib_modele, id_marque_modele) VALUES ('ENDURO', 59);" calcext:value-type="string">
            <text:p>INSERT INTO modele (lib_modele, id_marque_modele) VALUES ('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5];&quot; &quot;;[.D1775];[.E1775];[.F1775])" office:value-type="string" office:string-value="EURO " calcext:value-type="string">
            <text:p>EURO </text:p>
          </table:table-cell>
          <table:table-cell table:formula="of:=TRIM([.H1775])" office:value-type="string" office:string-value="EURO" calcext:value-type="string">
            <text:p>EURO</text:p>
          </table:table-cell>
          <table:table-cell table:formula="of:=CONCATENATE(&quot;INSERT INTO modele (lib_modele, id_marque_modele) VALUES ('&quot;;[.I1775];&quot;', &quot;;[.G1775];&quot;);&quot;)" office:value-type="string" office:string-value="INSERT INTO modele (lib_modele, id_marque_modele) VALUES ('EURO', 59);" calcext:value-type="string">
            <text:p>INSERT INTO modele (lib_modele, id_marque_modele) VALUES ('E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UROTRAI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6];&quot; &quot;;[.D1776];[.E1776];[.F1776])" office:value-type="string" office:string-value="EUROTRAIL " calcext:value-type="string">
            <text:p>EUROTRAIL </text:p>
          </table:table-cell>
          <table:table-cell table:formula="of:=TRIM([.H1776])" office:value-type="string" office:string-value="EUROTRAIL" calcext:value-type="string">
            <text:p>EUROTRAIL</text:p>
          </table:table-cell>
          <table:table-cell table:formula="of:=CONCATENATE(&quot;INSERT INTO modele (lib_modele, id_marque_modele) VALUES ('&quot;;[.I1776];&quot;', &quot;;[.G1776];&quot;);&quot;)" office:value-type="string" office:string-value="INSERT INTO modele (lib_modele, id_marque_modele) VALUES ('EUROTRAIL', 59);" calcext:value-type="string">
            <text:p>INSERT INTO modele (lib_modele, id_marque_modele) VALUES ('EUROTRAIL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7];&quot; &quot;;[.D1777];[.E1777];[.F1777])" office:value-type="string" office:string-value="EXC " calcext:value-type="string">
            <text:p>EXC </text:p>
          </table:table-cell>
          <table:table-cell table:formula="of:=TRIM([.H1777])" office:value-type="string" office:string-value="EXC" calcext:value-type="string">
            <text:p>EXC</text:p>
          </table:table-cell>
          <table:table-cell table:formula="of:=CONCATENATE(&quot;INSERT INTO modele (lib_modele, id_marque_modele) VALUES ('&quot;;[.I1777];&quot;', &quot;;[.G1777];&quot;);&quot;)" office:value-type="string" office:string-value="INSERT INTO modele (lib_modele, id_marque_modele) VALUES ('EXC', 59);" calcext:value-type="string">
            <text:p>INSERT INTO modele (lib_modele, id_marque_modele) VALUES ('EX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C-F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8];&quot; &quot;;[.D1778];[.E1778];[.F1778])" office:value-type="string" office:string-value="EXC-F " calcext:value-type="string">
            <text:p>EXC-F </text:p>
          </table:table-cell>
          <table:table-cell table:formula="of:=TRIM([.H1778])" office:value-type="string" office:string-value="EXC-F" calcext:value-type="string">
            <text:p>EXC-F</text:p>
          </table:table-cell>
          <table:table-cell table:formula="of:=CONCATENATE(&quot;INSERT INTO modele (lib_modele, id_marque_modele) VALUES ('&quot;;[.I1778];&quot;', &quot;;[.G1778];&quot;);&quot;)" office:value-type="string" office:string-value="INSERT INTO modele (lib_modele, id_marque_modele) VALUES ('EXC-F', 59);" calcext:value-type="string">
            <text:p>INSERT INTO modele (lib_modele, id_marque_modele) VALUES ('EXC-F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9];&quot; &quot;;[.D1779];[.E1779];[.F1779])" office:value-type="string" office:string-value="EXE " calcext:value-type="string">
            <text:p>EXE </text:p>
          </table:table-cell>
          <table:table-cell table:formula="of:=TRIM([.H1779])" office:value-type="string" office:string-value="EXE" calcext:value-type="string">
            <text:p>EXE</text:p>
          </table:table-cell>
          <table:table-cell table:formula="of:=CONCATENATE(&quot;INSERT INTO modele (lib_modele, id_marque_modele) VALUES ('&quot;;[.I1779];&quot;', &quot;;[.G1779];&quot;);&quot;)" office:value-type="string" office:string-value="INSERT INTO modele (lib_modele, id_marque_modele) VALUES ('EXE', 59);" calcext:value-type="string">
            <text:p>INSERT INTO modele (lib_modele, id_marque_modele) VALUES ('EX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FREERID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0];&quot; &quot;;[.D1780];[.E1780];[.F1780])" office:value-type="string" office:string-value="FREERIDE " calcext:value-type="string">
            <text:p>FREERIDE </text:p>
          </table:table-cell>
          <table:table-cell table:formula="of:=TRIM([.H1780])" office:value-type="string" office:string-value="FREERIDE" calcext:value-type="string">
            <text:p>FREERIDE</text:p>
          </table:table-cell>
          <table:table-cell table:formula="of:=CONCATENATE(&quot;INSERT INTO modele (lib_modele, id_marque_modele) VALUES ('&quot;;[.I1780];&quot;', &quot;;[.G1780];&quot;);&quot;)" office:value-type="string" office:string-value="INSERT INTO modele (lib_modele, id_marque_modele) VALUES ('FREERIDE', 59);" calcext:value-type="string">
            <text:p>INSERT INTO modele (lib_modele, id_marque_modele) VALUES ('FREERID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FREERIDE-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1];&quot; &quot;;[.D1781];[.E1781];[.F1781])" office:value-type="string" office:string-value="FREERIDE-E " calcext:value-type="string">
            <text:p>FREERIDE-E </text:p>
          </table:table-cell>
          <table:table-cell table:formula="of:=TRIM([.H1781])" office:value-type="string" office:string-value="FREERIDE-E" calcext:value-type="string">
            <text:p>FREERIDE-E</text:p>
          </table:table-cell>
          <table:table-cell table:formula="of:=CONCATENATE(&quot;INSERT INTO modele (lib_modele, id_marque_modele) VALUES ('&quot;;[.I1781];&quot;', &quot;;[.G1781];&quot;);&quot;)" office:value-type="string" office:string-value="INSERT INTO modele (lib_modele, id_marque_modele) VALUES ('FREERIDE-E', 59);" calcext:value-type="string">
            <text:p>INSERT INTO modele (lib_modele, id_marque_modele) VALUES ('FREERIDE-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2];&quot; &quot;;[.D1782];[.E1782];[.F1782])" office:value-type="string" office:string-value="GS " calcext:value-type="string">
            <text:p>GS </text:p>
          </table:table-cell>
          <table:table-cell table:formula="of:=TRIM([.H1782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1782];&quot;', &quot;;[.G1782];&quot;);&quot;)" office:value-type="string" office:string-value="INSERT INTO modele (lib_modele, id_marque_modele) VALUES ('GS', 59);" calcext:value-type="string">
            <text:p>INSERT INTO modele (lib_modele, id_marque_modele) VALUES ('GS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NDURO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83];&quot; &quot;;[.D1783];[.E1783];[.F1783])" office:value-type="string" office:string-value="GS ENDURO" calcext:value-type="string">
            <text:p>GS ENDURO</text:p>
          </table:table-cell>
          <table:table-cell table:formula="of:=TRIM([.H1783])" office:value-type="string" office:string-value="GS ENDURO" calcext:value-type="string">
            <text:p>GS ENDURO</text:p>
          </table:table-cell>
          <table:table-cell table:formula="of:=CONCATENATE(&quot;INSERT INTO modele (lib_modele, id_marque_modele) VALUES ('&quot;;[.I1783];&quot;', &quot;;[.G1783];&quot;);&quot;)" office:value-type="string" office:string-value="INSERT INTO modele (lib_modele, id_marque_modele) VALUES ('GS ENDURO', 59);" calcext:value-type="string">
            <text:p>INSERT INTO modele (lib_modele, id_marque_modele) VALUES ('GS 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LC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84];&quot; &quot;;[.D1784];[.E1784];[.F1784])" office:value-type="string" office:string-value="GS LC4" calcext:value-type="string">
            <text:p>GS LC4</text:p>
          </table:table-cell>
          <table:table-cell table:formula="of:=TRIM([.H1784])" office:value-type="string" office:string-value="GS LC4" calcext:value-type="string">
            <text:p>GS LC4</text:p>
          </table:table-cell>
          <table:table-cell table:formula="of:=CONCATENATE(&quot;INSERT INTO modele (lib_modele, id_marque_modele) VALUES ('&quot;;[.I1784];&quot;', &quot;;[.G1784];&quot;);&quot;)" office:value-type="string" office:string-value="INSERT INTO modele (lib_modele, id_marque_modele) VALUES ('GS LC4', 59);" calcext:value-type="string">
            <text:p>INSERT INTO modele (lib_modele, id_marque_modele) VALUES ('GS LC4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LC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5];&quot; &quot;;[.D1785];[.E1785];[.F1785])" office:value-type="string" office:string-value="LC2 " calcext:value-type="string">
            <text:p>LC2 </text:p>
          </table:table-cell>
          <table:table-cell table:formula="of:=TRIM([.H1785])" office:value-type="string" office:string-value="LC2" calcext:value-type="string">
            <text:p>LC2</text:p>
          </table:table-cell>
          <table:table-cell table:formula="of:=CONCATENATE(&quot;INSERT INTO modele (lib_modele, id_marque_modele) VALUES ('&quot;;[.I1785];&quot;', &quot;;[.G1785];&quot;);&quot;)" office:value-type="string" office:string-value="INSERT INTO modele (lib_modele, id_marque_modele) VALUES ('LC2', 59);" calcext:value-type="string">
            <text:p>INSERT INTO modele (lib_modele, id_marque_modele) VALUES ('LC2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LC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6];&quot; &quot;;[.D1786];[.E1786];[.F1786])" office:value-type="string" office:string-value="LC4 " calcext:value-type="string">
            <text:p>LC4 </text:p>
          </table:table-cell>
          <table:table-cell table:formula="of:=TRIM([.H1786])" office:value-type="string" office:string-value="LC4" calcext:value-type="string">
            <text:p>LC4</text:p>
          </table:table-cell>
          <table:table-cell table:formula="of:=CONCATENATE(&quot;INSERT INTO modele (lib_modele, id_marque_modele) VALUES ('&quot;;[.I1786];&quot;', &quot;;[.G1786];&quot;);&quot;)" office:value-type="string" office:string-value="INSERT INTO modele (lib_modele, id_marque_modele) VALUES ('LC4', 59);" calcext:value-type="string">
            <text:p>INSERT INTO modele (lib_modele, id_marque_modele) VALUES ('LC4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7];&quot; &quot;;[.D1787];[.E1787];[.F1787])" office:value-type="string" office:string-value="RC " calcext:value-type="string">
            <text:p>RC </text:p>
          </table:table-cell>
          <table:table-cell table:formula="of:=TRIM([.H1787])" office:value-type="string" office:string-value="RC" calcext:value-type="string">
            <text:p>RC</text:p>
          </table:table-cell>
          <table:table-cell table:formula="of:=CONCATENATE(&quot;INSERT INTO modele (lib_modele, id_marque_modele) VALUES ('&quot;;[.I1787];&quot;', &quot;;[.G1787];&quot;);&quot;)" office:value-type="string" office:string-value="INSERT INTO modele (lib_modele, id_marque_modele) VALUES ('RC', 59);" calcext:value-type="string">
            <text:p>INSERT INTO modele (lib_modele, id_marque_modele) VALUES ('R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RC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8];&quot; &quot;;[.D1788];[.E1788];[.F1788])" office:value-type="string" office:string-value="RC8 " calcext:value-type="string">
            <text:p>RC8 </text:p>
          </table:table-cell>
          <table:table-cell table:formula="of:=TRIM([.H1788])" office:value-type="string" office:string-value="RC8" calcext:value-type="string">
            <text:p>RC8</text:p>
          </table:table-cell>
          <table:table-cell table:formula="of:=CONCATENATE(&quot;INSERT INTO modele (lib_modele, id_marque_modele) VALUES ('&quot;;[.I1788];&quot;', &quot;;[.G1788];&quot;);&quot;)" office:value-type="string" office:string-value="INSERT INTO modele (lib_modele, id_marque_modele) VALUES ('RC8', 59);" calcext:value-type="string">
            <text:p>INSERT INTO modele (lib_modele, id_marque_modele) VALUES ('RC8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9];&quot; &quot;;[.D1789];[.E1789];[.F1789])" office:value-type="string" office:string-value="SM " calcext:value-type="string">
            <text:p>SM </text:p>
          </table:table-cell>
          <table:table-cell table:formula="of:=TRIM([.H1789])" office:value-type="string" office:string-value="SM" calcext:value-type="string">
            <text:p>SM</text:p>
          </table:table-cell>
          <table:table-cell table:formula="of:=CONCATENATE(&quot;INSERT INTO modele (lib_modele, id_marque_modele) VALUES ('&quot;;[.I1789];&quot;', &quot;;[.G1789];&quot;);&quot;)" office:value-type="string" office:string-value="INSERT INTO modele (lib_modele, id_marque_modele) VALUES ('SM', 59);" calcext:value-type="string">
            <text:p>INSERT INTO modele (lib_modele, id_marque_modele) VALUES ('SM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0];&quot; &quot;;[.D1790];[.E1790];[.F1790])" office:value-type="string" office:string-value="SMC " calcext:value-type="string">
            <text:p>SMC </text:p>
          </table:table-cell>
          <table:table-cell table:formula="of:=TRIM([.H1790])" office:value-type="string" office:string-value="SMC" calcext:value-type="string">
            <text:p>SMC</text:p>
          </table:table-cell>
          <table:table-cell table:formula="of:=CONCATENATE(&quot;INSERT INTO modele (lib_modele, id_marque_modele) VALUES ('&quot;;[.I1790];&quot;', &quot;;[.G1790];&quot;);&quot;)" office:value-type="string" office:string-value="INSERT INTO modele (lib_modele, id_marque_modele) VALUES ('SMC', 59);" calcext:value-type="string">
            <text:p>INSERT INTO modele (lib_modele, id_marque_modele) VALUES ('SM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R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1];&quot; &quot;;[.D1791];[.E1791];[.F1791])" office:value-type="string" office:string-value="SMR " calcext:value-type="string">
            <text:p>SMR </text:p>
          </table:table-cell>
          <table:table-cell table:formula="of:=TRIM([.H1791])" office:value-type="string" office:string-value="SMR" calcext:value-type="string">
            <text:p>SMR</text:p>
          </table:table-cell>
          <table:table-cell table:formula="of:=CONCATENATE(&quot;INSERT INTO modele (lib_modele, id_marque_modele) VALUES ('&quot;;[.I1791];&quot;', &quot;;[.G1791];&quot;);&quot;)" office:value-type="string" office:string-value="INSERT INTO modele (lib_modele, id_marque_modele) VALUES ('SMR', 59);" calcext:value-type="string">
            <text:p>INSERT INTO modele (lib_modele, id_marque_modele) VALUES ('SMR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T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2];&quot; &quot;;[.D1792];[.E1792];[.F1792])" office:value-type="string" office:string-value="SMT " calcext:value-type="string">
            <text:p>SMT </text:p>
          </table:table-cell>
          <table:table-cell table:formula="of:=TRIM([.H1792])" office:value-type="string" office:string-value="SMT" calcext:value-type="string">
            <text:p>SMT</text:p>
          </table:table-cell>
          <table:table-cell table:formula="of:=CONCATENATE(&quot;INSERT INTO modele (lib_modele, id_marque_modele) VALUES ('&quot;;[.I1792];&quot;', &quot;;[.G1792];&quot;);&quot;)" office:value-type="string" office:string-value="INSERT INTO modele (lib_modele, id_marque_modele) VALUES ('SMT', 59);" calcext:value-type="string">
            <text:p>INSERT INTO modele (lib_modele, id_marque_modele) VALUES ('SMT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TING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3];&quot; &quot;;[.D1793];[.E1793];[.F1793])" office:value-type="string" office:string-value="STING " calcext:value-type="string">
            <text:p>STING </text:p>
          </table:table-cell>
          <table:table-cell table:formula="of:=TRIM([.H1793])" office:value-type="string" office:string-value="STING" calcext:value-type="string">
            <text:p>STING</text:p>
          </table:table-cell>
          <table:table-cell table:formula="of:=CONCATENATE(&quot;INSERT INTO modele (lib_modele, id_marque_modele) VALUES ('&quot;;[.I1793];&quot;', &quot;;[.G1793];&quot;);&quot;)" office:value-type="string" office:string-value="INSERT INTO modele (lib_modele, id_marque_modele) VALUES ('STING', 59);" calcext:value-type="string">
            <text:p>INSERT INTO modele (lib_modele, id_marque_modele) VALUES ('STING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94];&quot; &quot;;[.D1794];[.E1794];[.F1794])" office:value-type="string" office:string-value="SUPER ADVENTURE" calcext:value-type="string">
            <text:p>SUPER ADVENTURE</text:p>
          </table:table-cell>
          <table:table-cell table:formula="of:=TRIM([.H1794])" office:value-type="string" office:string-value="SUPER ADVENTURE" calcext:value-type="string">
            <text:p>SUPER ADVENTURE</text:p>
          </table:table-cell>
          <table:table-cell table:formula="of:=CONCATENATE(&quot;INSERT INTO modele (lib_modele, id_marque_modele) VALUES ('&quot;;[.I1794];&quot;', &quot;;[.G1794];&quot;);&quot;)" office:value-type="string" office:string-value="INSERT INTO modele (lib_modele, id_marque_modele) VALUES ('SUPER ADVENTURE', 59);" calcext:value-type="string">
            <text:p>INSERT INTO modele (lib_modele, id_marque_modele) VALUES ('SUPER ADVENTU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DUK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5];&quot; &quot;;[.D1795];[.E1795];[.F1795])" office:value-type="string" office:string-value="SUPERDUKE " calcext:value-type="string">
            <text:p>SUPERDUKE </text:p>
          </table:table-cell>
          <table:table-cell table:formula="of:=TRIM([.H1795])" office:value-type="string" office:string-value="SUPERDUKE" calcext:value-type="string">
            <text:p>SUPERDUKE</text:p>
          </table:table-cell>
          <table:table-cell table:formula="of:=CONCATENATE(&quot;INSERT INTO modele (lib_modele, id_marque_modele) VALUES ('&quot;;[.I1795];&quot;', &quot;;[.G1795];&quot;);&quot;)" office:value-type="string" office:string-value="INSERT INTO modele (lib_modele, id_marque_modele) VALUES ('SUPERDUKE', 59);" calcext:value-type="string">
            <text:p>INSERT INTO modele (lib_modele, id_marque_modele) VALUES ('SUPERDUK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END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6];&quot; &quot;;[.D1796];[.E1796];[.F1796])" office:value-type="string" office:string-value="SUPERENDURO " calcext:value-type="string">
            <text:p>SUPERENDURO </text:p>
          </table:table-cell>
          <table:table-cell table:formula="of:=TRIM([.H1796])" office:value-type="string" office:string-value="SUPERENDURO" calcext:value-type="string">
            <text:p>SUPERENDURO</text:p>
          </table:table-cell>
          <table:table-cell table:formula="of:=CONCATENATE(&quot;INSERT INTO modele (lib_modele, id_marque_modele) VALUES ('&quot;;[.I1796];&quot;', &quot;;[.G1796];&quot;);&quot;)" office:value-type="string" office:string-value="INSERT INTO modele (lib_modele, id_marque_modele) VALUES ('SUPERENDURO', 59);" calcext:value-type="string">
            <text:p>INSERT INTO modele (lib_modele, id_marque_modele) VALUES ('SUPER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MOT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7];&quot; &quot;;[.D1797];[.E1797];[.F1797])" office:value-type="string" office:string-value="SUPERMOTO " calcext:value-type="string">
            <text:p>SUPERMOTO </text:p>
          </table:table-cell>
          <table:table-cell table:formula="of:=TRIM([.H1797])" office:value-type="string" office:string-value="SUPERMOTO" calcext:value-type="string">
            <text:p>SUPERMOTO</text:p>
          </table:table-cell>
          <table:table-cell table:formula="of:=CONCATENATE(&quot;INSERT INTO modele (lib_modele, id_marque_modele) VALUES ('&quot;;[.I1797];&quot;', &quot;;[.G1797];&quot;);&quot;)" office:value-type="string" office:string-value="INSERT INTO modele (lib_modele, id_marque_modele) VALUES ('SUPERMOTO', 59);" calcext:value-type="string">
            <text:p>INSERT INTO modele (lib_modele, id_marque_modele) VALUES ('SUPERMOT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X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8];&quot; &quot;;[.D1798];[.E1798];[.F1798])" office:value-type="string" office:string-value="SXC " calcext:value-type="string">
            <text:p>SXC </text:p>
          </table:table-cell>
          <table:table-cell table:formula="of:=TRIM([.H1798])" office:value-type="string" office:string-value="SXC" calcext:value-type="string">
            <text:p>SXC</text:p>
          </table:table-cell>
          <table:table-cell table:formula="of:=CONCATENATE(&quot;INSERT INTO modele (lib_modele, id_marque_modele) VALUES ('&quot;;[.I1798];&quot;', &quot;;[.G1798];&quot;);&quot;)" office:value-type="string" office:string-value="INSERT INTO modele (lib_modele, id_marque_modele) VALUES ('SXC', 59);" calcext:value-type="string">
            <text:p>INSERT INTO modele (lib_modele, id_marque_modele) VALUES ('SX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9];&quot; &quot;;[.D1799];[.E1799];[.F1799])" office:value-type="string" office:string-value="AUTRE " calcext:value-type="string">
            <text:p>AUTRE </text:p>
          </table:table-cell>
          <table:table-cell table:formula="of:=TRIM([.H179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99];&quot;', &quot;;[.G1799];&quot;);&quot;)" office:value-type="string" office:string-value="INSERT INTO modele (lib_modele, id_marque_modele) VALUES ('AUTRE', 59);" calcext:value-type="string">
            <text:p>INSERT INTO modele (lib_modele, id_marque_modele) VALUES ('AUT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CITYSTA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0];&quot; &quot;;[.D1800];[.E1800];[.F1800])" office:value-type="string" office:string-value="CITYSTAR " calcext:value-type="string">
            <text:p>CITYSTAR </text:p>
          </table:table-cell>
          <table:table-cell table:formula="of:=TRIM([.H1800])" office:value-type="string" office:string-value="CITYSTAR" calcext:value-type="string">
            <text:p>CITYSTAR</text:p>
          </table:table-cell>
          <table:table-cell table:formula="of:=CONCATENATE(&quot;INSERT INTO modele (lib_modele, id_marque_modele) VALUES ('&quot;;[.I1800];&quot;', &quot;;[.G1800];&quot;);&quot;)" office:value-type="string" office:string-value="INSERT INTO modele (lib_modele, id_marque_modele) VALUES ('CITYSTAR', 38);" calcext:value-type="string">
            <text:p>INSERT INTO modele (lib_modele, id_marque_modele) VALUES ('CITYSTA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DJANG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1];&quot; &quot;;[.D1801];[.E1801];[.F1801])" office:value-type="string" office:string-value="DJANGO " calcext:value-type="string">
            <text:p>DJANGO </text:p>
          </table:table-cell>
          <table:table-cell table:formula="of:=TRIM([.H1801])" office:value-type="string" office:string-value="DJANGO" calcext:value-type="string">
            <text:p>DJANGO</text:p>
          </table:table-cell>
          <table:table-cell table:formula="of:=CONCATENATE(&quot;INSERT INTO modele (lib_modele, id_marque_modele) VALUES ('&quot;;[.I1801];&quot;', &quot;;[.G1801];&quot;);&quot;)" office:value-type="string" office:string-value="INSERT INTO modele (lib_modele, id_marque_modele) VALUES ('DJANGO', 38);" calcext:value-type="string">
            <text:p>INSERT INTO modele (lib_modele, id_marque_modele) VALUES ('DJANG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LYSE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2];&quot; &quot;;[.D1802];[.E1802];[.F1802])" office:value-type="string" office:string-value="ELYSEO " calcext:value-type="string">
            <text:p>ELYSEO </text:p>
          </table:table-cell>
          <table:table-cell table:formula="of:=TRIM([.H1802])" office:value-type="string" office:string-value="ELYSEO" calcext:value-type="string">
            <text:p>ELYSEO</text:p>
          </table:table-cell>
          <table:table-cell table:formula="of:=CONCATENATE(&quot;INSERT INTO modele (lib_modele, id_marque_modele) VALUES ('&quot;;[.I1802];&quot;', &quot;;[.G1802];&quot;);&quot;)" office:value-type="string" office:string-value="INSERT INTO modele (lib_modele, id_marque_modele) VALUES ('ELYSEO', 38);" calcext:value-type="string">
            <text:p>INSERT INTO modele (lib_modele, id_marque_modele) VALUES ('ELYSE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LYSTA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3];&quot; &quot;;[.D1803];[.E1803];[.F1803])" office:value-type="string" office:string-value="ELYSTAR " calcext:value-type="string">
            <text:p>ELYSTAR </text:p>
          </table:table-cell>
          <table:table-cell table:formula="of:=TRIM([.H1803])" office:value-type="string" office:string-value="ELYSTAR" calcext:value-type="string">
            <text:p>ELYSTAR</text:p>
          </table:table-cell>
          <table:table-cell table:formula="of:=CONCATENATE(&quot;INSERT INTO modele (lib_modele, id_marque_modele) VALUES ('&quot;;[.I1803];&quot;', &quot;;[.G1803];&quot;);&quot;)" office:value-type="string" office:string-value="INSERT INTO modele (lib_modele, id_marque_modele) VALUES ('ELYSTAR', 38);" calcext:value-type="string">
            <text:p>INSERT INTO modele (lib_modele, id_marque_modele) VALUES ('ELYSTA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GE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4];&quot; &quot;;[.D1804];[.E1804];[.F1804])" office:value-type="string" office:string-value="GEO " calcext:value-type="string">
            <text:p>GEO </text:p>
          </table:table-cell>
          <table:table-cell table:formula="of:=TRIM([.H1804])" office:value-type="string" office:string-value="GEO" calcext:value-type="string">
            <text:p>GEO</text:p>
          </table:table-cell>
          <table:table-cell table:formula="of:=CONCATENATE(&quot;INSERT INTO modele (lib_modele, id_marque_modele) VALUES ('&quot;;[.I1804];&quot;', &quot;;[.G1804];&quot;);&quot;)" office:value-type="string" office:string-value="INSERT INTO modele (lib_modele, id_marque_modele) VALUES ('GEO', 38);" calcext:value-type="string">
            <text:p>INSERT INTO modele (lib_modele, id_marque_modele) VALUES ('GE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GEOPO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5];&quot; &quot;;[.D1805];[.E1805];[.F1805])" office:value-type="string" office:string-value="GEOPOLIS " calcext:value-type="string">
            <text:p>GEOPOLIS </text:p>
          </table:table-cell>
          <table:table-cell table:formula="of:=TRIM([.H1805])" office:value-type="string" office:string-value="GEOPOLIS" calcext:value-type="string">
            <text:p>GEOPOLIS</text:p>
          </table:table-cell>
          <table:table-cell table:formula="of:=CONCATENATE(&quot;INSERT INTO modele (lib_modele, id_marque_modele) VALUES ('&quot;;[.I1805];&quot;', &quot;;[.G1805];&quot;);&quot;)" office:value-type="string" office:string-value="INSERT INTO modele (lib_modele, id_marque_modele) VALUES ('GEOPOLIS', 38);" calcext:value-type="string">
            <text:p>INSERT INTO modele (lib_modele, id_marque_modele) VALUES ('GEOPO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FORC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806];&quot; &quot;;[.D1806];[.E1806];[.F1806])" office:value-type="string" office:string-value="JET FORCE" calcext:value-type="string">
            <text:p>JET FORCE</text:p>
          </table:table-cell>
          <table:table-cell table:formula="of:=TRIM([.H1806])" office:value-type="string" office:string-value="JET FORCE" calcext:value-type="string">
            <text:p>JET FORCE</text:p>
          </table:table-cell>
          <table:table-cell table:formula="of:=CONCATENATE(&quot;INSERT INTO modele (lib_modele, id_marque_modele) VALUES ('&quot;;[.I1806];&quot;', &quot;;[.G1806];&quot;);&quot;)" office:value-type="string" office:string-value="INSERT INTO modele (lib_modele, id_marque_modele) VALUES ('JET FORCE', 38);" calcext:value-type="string">
            <text:p>INSERT INTO modele (lib_modele, id_marque_modele) VALUES ('JET FORC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KISBE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7];&quot; &quot;;[.D1807];[.E1807];[.F1807])" office:value-type="string" office:string-value="KISBEE " calcext:value-type="string">
            <text:p>KISBEE </text:p>
          </table:table-cell>
          <table:table-cell table:formula="of:=TRIM([.H1807])" office:value-type="string" office:string-value="KISBEE" calcext:value-type="string">
            <text:p>KISBEE</text:p>
          </table:table-cell>
          <table:table-cell table:formula="of:=CONCATENATE(&quot;INSERT INTO modele (lib_modele, id_marque_modele) VALUES ('&quot;;[.I1807];&quot;', &quot;;[.G1807];&quot;);&quot;)" office:value-type="string" office:string-value="INSERT INTO modele (lib_modele, id_marque_modele) VALUES ('KISBEE', 38);" calcext:value-type="string">
            <text:p>INSERT INTO modele (lib_modele, id_marque_modele) VALUES ('KISB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LOOX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8];&quot; &quot;;[.D1808];[.E1808];[.F1808])" office:value-type="string" office:string-value="LOOXOR " calcext:value-type="string">
            <text:p>LOOXOR </text:p>
          </table:table-cell>
          <table:table-cell table:formula="of:=TRIM([.H1808])" office:value-type="string" office:string-value="LOOXOR" calcext:value-type="string">
            <text:p>LOOXOR</text:p>
          </table:table-cell>
          <table:table-cell table:formula="of:=CONCATENATE(&quot;INSERT INTO modele (lib_modele, id_marque_modele) VALUES ('&quot;;[.I1808];&quot;', &quot;;[.G1808];&quot;);&quot;)" office:value-type="string" office:string-value="INSERT INTO modele (lib_modele, id_marque_modele) VALUES ('LOOXOR', 38);" calcext:value-type="string">
            <text:p>INSERT INTO modele (lib_modele, id_marque_modele) VALUES ('LOOXO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LX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9];&quot; &quot;;[.D1809];[.E1809];[.F1809])" office:value-type="string" office:string-value="LXR " calcext:value-type="string">
            <text:p>LXR </text:p>
          </table:table-cell>
          <table:table-cell table:formula="of:=TRIM([.H1809])" office:value-type="string" office:string-value="LXR" calcext:value-type="string">
            <text:p>LXR</text:p>
          </table:table-cell>
          <table:table-cell table:formula="of:=CONCATENATE(&quot;INSERT INTO modele (lib_modele, id_marque_modele) VALUES ('&quot;;[.I1809];&quot;', &quot;;[.G1809];&quot;);&quot;)" office:value-type="string" office:string-value="INSERT INTO modele (lib_modele, id_marque_modele) VALUES ('LXR', 38);" calcext:value-type="string">
            <text:p>INSERT INTO modele (lib_modele, id_marque_modele) VALUES ('LX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METROPO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0];&quot; &quot;;[.D1810];[.E1810];[.F1810])" office:value-type="string" office:string-value="METROPOLIS " calcext:value-type="string">
            <text:p>METROPOLIS </text:p>
          </table:table-cell>
          <table:table-cell table:formula="of:=TRIM([.H1810])" office:value-type="string" office:string-value="METROPOLIS" calcext:value-type="string">
            <text:p>METROPOLIS</text:p>
          </table:table-cell>
          <table:table-cell table:formula="of:=CONCATENATE(&quot;INSERT INTO modele (lib_modele, id_marque_modele) VALUES ('&quot;;[.I1810];&quot;', &quot;;[.G1810];&quot;);&quot;)" office:value-type="string" office:string-value="INSERT INTO modele (lib_modele, id_marque_modele) VALUES ('METROPOLIS', 38);" calcext:value-type="string">
            <text:p>INSERT INTO modele (lib_modele, id_marque_modele) VALUES ('METROPO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ATE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1];&quot; &quot;;[.D1811];[.E1811];[.F1811])" office:value-type="string" office:string-value="SATELIS " calcext:value-type="string">
            <text:p>SATELIS </text:p>
          </table:table-cell>
          <table:table-cell table:formula="of:=TRIM([.H1811])" office:value-type="string" office:string-value="SATELIS" calcext:value-type="string">
            <text:p>SATELIS</text:p>
          </table:table-cell>
          <table:table-cell table:formula="of:=CONCATENATE(&quot;INSERT INTO modele (lib_modele, id_marque_modele) VALUES ('&quot;;[.I1811];&quot;', &quot;;[.G1811];&quot;);&quot;)" office:value-type="string" office:string-value="INSERT INTO modele (lib_modele, id_marque_modele) VALUES ('SATELIS', 38);" calcext:value-type="string">
            <text:p>INSERT INTO modele (lib_modele, id_marque_modele) VALUES ('SATE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2];&quot; &quot;;[.D1812];[.E1812];[.F1812])" office:value-type="string" office:string-value="SL " calcext:value-type="string">
            <text:p>SL </text:p>
          </table:table-cell>
          <table:table-cell table:formula="of:=TRIM([.H1812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812];&quot;', &quot;;[.G1812];&quot;);&quot;)" office:value-type="string" office:string-value="INSERT INTO modele (lib_modele, id_marque_modele) VALUES ('SL', 38);" calcext:value-type="string">
            <text:p>INSERT INTO modele (lib_modele, id_marque_modele) VALUES ('SL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PEEDFIGH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3];&quot; &quot;;[.D1813];[.E1813];[.F1813])" office:value-type="string" office:string-value="SPEEDFIGHT " calcext:value-type="string">
            <text:p>SPEEDFIGHT </text:p>
          </table:table-cell>
          <table:table-cell table:formula="of:=TRIM([.H1813])" office:value-type="string" office:string-value="SPEEDFIGHT" calcext:value-type="string">
            <text:p>SPEEDFIGHT</text:p>
          </table:table-cell>
          <table:table-cell table:formula="of:=CONCATENATE(&quot;INSERT INTO modele (lib_modele, id_marque_modele) VALUES ('&quot;;[.I1813];&quot;', &quot;;[.G1813];&quot;);&quot;)" office:value-type="string" office:string-value="INSERT INTO modele (lib_modele, id_marque_modele) VALUES ('SPEEDFIGHT', 38);" calcext:value-type="string">
            <text:p>INSERT INTO modele (lib_modele, id_marque_modele) VALUES ('SPEEDFIGH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814];&quot; &quot;;[.D1814];[.E1814];[.F1814])" office:value-type="string" office:string-value="SUM UP" calcext:value-type="string">
            <text:p>SUM UP</text:p>
          </table:table-cell>
          <table:table-cell table:formula="of:=TRIM([.H1814])" office:value-type="string" office:string-value="SUM UP" calcext:value-type="string">
            <text:p>SUM UP</text:p>
          </table:table-cell>
          <table:table-cell table:formula="of:=CONCATENATE(&quot;INSERT INTO modele (lib_modele, id_marque_modele) VALUES ('&quot;;[.I1814];&quot;', &quot;;[.G1814];&quot;);&quot;)" office:value-type="string" office:string-value="INSERT INTO modele (lib_modele, id_marque_modele) VALUES ('SUM UP', 38);" calcext:value-type="string">
            <text:p>INSERT INTO modele (lib_modele, id_marque_modele) VALUES ('SUM UP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5];&quot; &quot;;[.D1815];[.E1815];[.F1815])" office:value-type="string" office:string-value="SV " calcext:value-type="string">
            <text:p>SV </text:p>
          </table:table-cell>
          <table:table-cell table:formula="of:=TRIM([.H1815])" office:value-type="string" office:string-value="SV" calcext:value-type="string">
            <text:p>SV</text:p>
          </table:table-cell>
          <table:table-cell table:formula="of:=CONCATENATE(&quot;INSERT INTO modele (lib_modele, id_marque_modele) VALUES ('&quot;;[.I1815];&quot;', &quot;;[.G1815];&quot;);&quot;)" office:value-type="string" office:string-value="INSERT INTO modele (lib_modele, id_marque_modele) VALUES ('SV', 38);" calcext:value-type="string">
            <text:p>INSERT INTO modele (lib_modele, id_marque_modele) VALUES ('SV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6];&quot; &quot;;[.D1816];[.E1816];[.F1816])" office:value-type="string" office:string-value="SX " calcext:value-type="string">
            <text:p>SX </text:p>
          </table:table-cell>
          <table:table-cell table:formula="of:=TRIM([.H1816])" office:value-type="string" office:string-value="SX" calcext:value-type="string">
            <text:p>SX</text:p>
          </table:table-cell>
          <table:table-cell table:formula="of:=CONCATENATE(&quot;INSERT INTO modele (lib_modele, id_marque_modele) VALUES ('&quot;;[.I1816];&quot;', &quot;;[.G1816];&quot;);&quot;)" office:value-type="string" office:string-value="INSERT INTO modele (lib_modele, id_marque_modele) VALUES ('SX', 38);" calcext:value-type="string">
            <text:p>INSERT INTO modele (lib_modele, id_marque_modele) VALUES ('S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L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7];&quot; &quot;;[.D1817];[.E1817];[.F1817])" office:value-type="string" office:string-value="TLX " calcext:value-type="string">
            <text:p>TLX </text:p>
          </table:table-cell>
          <table:table-cell table:formula="of:=TRIM([.H1817])" office:value-type="string" office:string-value="TLX" calcext:value-type="string">
            <text:p>TLX</text:p>
          </table:table-cell>
          <table:table-cell table:formula="of:=CONCATENATE(&quot;INSERT INTO modele (lib_modele, id_marque_modele) VALUES ('&quot;;[.I1817];&quot;', &quot;;[.G1817];&quot;);&quot;)" office:value-type="string" office:string-value="INSERT INTO modele (lib_modele, id_marque_modele) VALUES ('TLX', 38);" calcext:value-type="string">
            <text:p>INSERT INTO modele (lib_modele, id_marque_modele) VALUES ('TL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REKK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8];&quot; &quot;;[.D1818];[.E1818];[.F1818])" office:value-type="string" office:string-value="TREKKER " calcext:value-type="string">
            <text:p>TREKKER </text:p>
          </table:table-cell>
          <table:table-cell table:formula="of:=TRIM([.H1818])" office:value-type="string" office:string-value="TREKKER" calcext:value-type="string">
            <text:p>TREKKER</text:p>
          </table:table-cell>
          <table:table-cell table:formula="of:=CONCATENATE(&quot;INSERT INTO modele (lib_modele, id_marque_modele) VALUES ('&quot;;[.I1818];&quot;', &quot;;[.G1818];&quot;);&quot;)" office:value-type="string" office:string-value="INSERT INTO modele (lib_modele, id_marque_modele) VALUES ('TREKKER', 38);" calcext:value-type="string">
            <text:p>INSERT INTO modele (lib_modele, id_marque_modele) VALUES ('TREKK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WEE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9];&quot; &quot;;[.D1819];[.E1819];[.F1819])" office:value-type="string" office:string-value="TWEET " calcext:value-type="string">
            <text:p>TWEET </text:p>
          </table:table-cell>
          <table:table-cell table:formula="of:=TRIM([.H1819])" office:value-type="string" office:string-value="TWEET" calcext:value-type="string">
            <text:p>TWEET</text:p>
          </table:table-cell>
          <table:table-cell table:formula="of:=CONCATENATE(&quot;INSERT INTO modele (lib_modele, id_marque_modele) VALUES ('&quot;;[.I1819];&quot;', &quot;;[.G1819];&quot;);&quot;)" office:value-type="string" office:string-value="INSERT INTO modele (lib_modele, id_marque_modele) VALUES ('TWEET', 38);" calcext:value-type="string">
            <text:p>INSERT INTO modele (lib_modele, id_marque_modele) VALUES ('TWEE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VIVACITY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0];&quot; &quot;;[.D1820];[.E1820];[.F1820])" office:value-type="string" office:string-value="VIVACITY " calcext:value-type="string">
            <text:p>VIVACITY </text:p>
          </table:table-cell>
          <table:table-cell table:formula="of:=TRIM([.H1820])" office:value-type="string" office:string-value="VIVACITY" calcext:value-type="string">
            <text:p>VIVACITY</text:p>
          </table:table-cell>
          <table:table-cell table:formula="of:=CONCATENATE(&quot;INSERT INTO modele (lib_modele, id_marque_modele) VALUES ('&quot;;[.I1820];&quot;', &quot;;[.G1820];&quot;);&quot;)" office:value-type="string" office:string-value="INSERT INTO modele (lib_modele, id_marque_modele) VALUES ('VIVACITY', 38);" calcext:value-type="string">
            <text:p>INSERT INTO modele (lib_modele, id_marque_modele) VALUES ('VIVACITY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1];&quot; &quot;;[.D1821];[.E1821];[.F1821])" office:value-type="string" office:string-value="X " calcext:value-type="string">
            <text:p>X </text:p>
          </table:table-cell>
          <table:table-cell table:formula="of:=TRIM([.H1821])" office:value-type="string" office:string-value="X" calcext:value-type="string">
            <text:p>X</text:p>
          </table:table-cell>
          <table:table-cell table:formula="of:=CONCATENATE(&quot;INSERT INTO modele (lib_modele, id_marque_modele) VALUES ('&quot;;[.I1821];&quot;', &quot;;[.G1821];&quot;);&quot;)" office:value-type="string" office:string-value="INSERT INTO modele (lib_modele, id_marque_modele) VALUES ('X', 38);" calcext:value-type="string">
            <text:p>INSERT INTO modele (lib_modele, id_marque_modele) VALUES ('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LCTPM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2];&quot; &quot;;[.D1822];[.E1822];[.F1822])" office:value-type="string" office:string-value="XLCTPM " calcext:value-type="string">
            <text:p>XLCTPM </text:p>
          </table:table-cell>
          <table:table-cell table:formula="of:=TRIM([.H1822])" office:value-type="string" office:string-value="XLCTPM" calcext:value-type="string">
            <text:p>XLCTPM</text:p>
          </table:table-cell>
          <table:table-cell table:formula="of:=CONCATENATE(&quot;INSERT INTO modele (lib_modele, id_marque_modele) VALUES ('&quot;;[.I1822];&quot;', &quot;;[.G1822];&quot;);&quot;)" office:value-type="string" office:string-value="INSERT INTO modele (lib_modele, id_marque_modele) VALUES ('XLCTPM', 38);" calcext:value-type="string">
            <text:p>INSERT INTO modele (lib_modele, id_marque_modele) VALUES ('XLCTPM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P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3];&quot; &quot;;[.D1823];[.E1823];[.F1823])" office:value-type="string" office:string-value="XPS " calcext:value-type="string">
            <text:p>XPS </text:p>
          </table:table-cell>
          <table:table-cell table:formula="of:=TRIM([.H1823])" office:value-type="string" office:string-value="XPS" calcext:value-type="string">
            <text:p>XPS</text:p>
          </table:table-cell>
          <table:table-cell table:formula="of:=CONCATENATE(&quot;INSERT INTO modele (lib_modele, id_marque_modele) VALUES ('&quot;;[.I1823];&quot;', &quot;;[.G1823];&quot;);&quot;)" office:value-type="string" office:string-value="INSERT INTO modele (lib_modele, id_marque_modele) VALUES ('XPS', 38);" calcext:value-type="string">
            <text:p>INSERT INTO modele (lib_modele, id_marque_modele) VALUES ('XP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4];&quot; &quot;;[.D1824];[.E1824];[.F1824])" office:value-type="string" office:string-value="AUTRE " calcext:value-type="string">
            <text:p>AUTRE </text:p>
          </table:table-cell>
          <table:table-cell table:formula="of:=TRIM([.H182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24];&quot;', &quot;;[.G1824];&quot;);&quot;)" office:value-type="string" office:string-value="INSERT INTO modele (lib_modele, id_marque_modele) VALUES ('AUTRE', 38);" calcext:value-type="string">
            <text:p>INSERT INTO modele (lib_modele, id_marque_modele) VALUES ('AUT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BEVERL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5];&quot; &quot;;[.D1825];[.E1825];[.F1825])" office:value-type="string" office:string-value="BEVERLY " calcext:value-type="string">
            <text:p>BEVERLY </text:p>
          </table:table-cell>
          <table:table-cell table:formula="of:=TRIM([.H1825])" office:value-type="string" office:string-value="BEVERLY" calcext:value-type="string">
            <text:p>BEVERLY</text:p>
          </table:table-cell>
          <table:table-cell table:formula="of:=CONCATENATE(&quot;INSERT INTO modele (lib_modele, id_marque_modele) VALUES ('&quot;;[.I1825];&quot;', &quot;;[.G1825];&quot;);&quot;)" office:value-type="string" office:string-value="INSERT INTO modele (lib_modele, id_marque_modele) VALUES ('BEVERLY', 60);" calcext:value-type="string">
            <text:p>INSERT INTO modele (lib_modele, id_marque_modele) VALUES ('BEVERL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ARNAB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6];&quot; &quot;;[.D1826];[.E1826];[.F1826])" office:value-type="string" office:string-value="CARNABY " calcext:value-type="string">
            <text:p>CARNABY </text:p>
          </table:table-cell>
          <table:table-cell table:formula="of:=TRIM([.H1826])" office:value-type="string" office:string-value="CARNABY" calcext:value-type="string">
            <text:p>CARNABY</text:p>
          </table:table-cell>
          <table:table-cell table:formula="of:=CONCATENATE(&quot;INSERT INTO modele (lib_modele, id_marque_modele) VALUES ('&quot;;[.I1826];&quot;', &quot;;[.G1826];&quot;);&quot;)" office:value-type="string" office:string-value="INSERT INTO modele (lib_modele, id_marque_modele) VALUES ('CARNABY', 60);" calcext:value-type="string">
            <text:p>INSERT INTO modele (lib_modele, id_marque_modele) VALUES ('CARNAB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OS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7];&quot; &quot;;[.D1827];[.E1827];[.F1827])" office:value-type="string" office:string-value="COSA " calcext:value-type="string">
            <text:p>COSA </text:p>
          </table:table-cell>
          <table:table-cell table:formula="of:=TRIM([.H1827])" office:value-type="string" office:string-value="COSA" calcext:value-type="string">
            <text:p>COSA</text:p>
          </table:table-cell>
          <table:table-cell table:formula="of:=CONCATENATE(&quot;INSERT INTO modele (lib_modele, id_marque_modele) VALUES ('&quot;;[.I1827];&quot;', &quot;;[.G1827];&quot;);&quot;)" office:value-type="string" office:string-value="INSERT INTO modele (lib_modele, id_marque_modele) VALUES ('COSA', 60);" calcext:value-type="string">
            <text:p>INSERT INTO modele (lib_modele, id_marque_modele) VALUES ('COS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OS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28];&quot; &quot;;[.D1828];[.E1828];[.F1828])" office:value-type="string" office:string-value="COSA 2" calcext:value-type="string">
            <text:p>COSA 2</text:p>
          </table:table-cell>
          <table:table-cell table:formula="of:=TRIM([.H1828])" office:value-type="string" office:string-value="COSA 2" calcext:value-type="string">
            <text:p>COSA 2</text:p>
          </table:table-cell>
          <table:table-cell table:formula="of:=CONCATENATE(&quot;INSERT INTO modele (lib_modele, id_marque_modele) VALUES ('&quot;;[.I1828];&quot;', &quot;;[.G1828];&quot;);&quot;)" office:value-type="string" office:string-value="INSERT INTO modele (lib_modele, id_marque_modele) VALUES ('COSA 2', 60);" calcext:value-type="string">
            <text:p>INSERT INTO modele (lib_modele, id_marque_modele) VALUES ('COSA 2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DIESI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9];&quot; &quot;;[.D1829];[.E1829];[.F1829])" office:value-type="string" office:string-value="DIESIS " calcext:value-type="string">
            <text:p>DIESIS </text:p>
          </table:table-cell>
          <table:table-cell table:formula="of:=TRIM([.H1829])" office:value-type="string" office:string-value="DIESIS" calcext:value-type="string">
            <text:p>DIESIS</text:p>
          </table:table-cell>
          <table:table-cell table:formula="of:=CONCATENATE(&quot;INSERT INTO modele (lib_modele, id_marque_modele) VALUES ('&quot;;[.I1829];&quot;', &quot;;[.G1829];&quot;);&quot;)" office:value-type="string" office:string-value="INSERT INTO modele (lib_modele, id_marque_modele) VALUES ('DIESIS', 60);" calcext:value-type="string">
            <text:p>INSERT INTO modele (lib_modele, id_marque_modele) VALUES ('DIESI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ET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0];&quot; &quot;;[.D1830];[.E1830];[.F1830])" office:value-type="string" office:string-value="ET4 " calcext:value-type="string">
            <text:p>ET4 </text:p>
          </table:table-cell>
          <table:table-cell table:formula="of:=TRIM([.H1830])" office:value-type="string" office:string-value="ET4" calcext:value-type="string">
            <text:p>ET4</text:p>
          </table:table-cell>
          <table:table-cell table:formula="of:=CONCATENATE(&quot;INSERT INTO modele (lib_modele, id_marque_modele) VALUES ('&quot;;[.I1830];&quot;', &quot;;[.G1830];&quot;);&quot;)" office:value-type="string" office:string-value="INSERT INTO modele (lib_modele, id_marque_modele) VALUES ('ET4', 60);" calcext:value-type="string">
            <text:p>INSERT INTO modele (lib_modele, id_marque_modele) VALUES ('ET4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FL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1];&quot; &quot;;[.D1831];[.E1831];[.F1831])" office:value-type="string" office:string-value="FLY " calcext:value-type="string">
            <text:p>FLY </text:p>
          </table:table-cell>
          <table:table-cell table:formula="of:=TRIM([.H1831])" office:value-type="string" office:string-value="FLY" calcext:value-type="string">
            <text:p>FLY</text:p>
          </table:table-cell>
          <table:table-cell table:formula="of:=CONCATENATE(&quot;INSERT INTO modele (lib_modele, id_marque_modele) VALUES ('&quot;;[.I1831];&quot;', &quot;;[.G1831];&quot;);&quot;)" office:value-type="string" office:string-value="INSERT INTO modele (lib_modele, id_marque_modele) VALUES ('FLY', 60);" calcext:value-type="string">
            <text:p>INSERT INTO modele (lib_modele, id_marque_modele) VALUES ('FL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RANTURISM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2];&quot; &quot;;[.D1832];[.E1832];[.F1832])" office:value-type="string" office:string-value="GRANTURISMO " calcext:value-type="string">
            <text:p>GRANTURISMO </text:p>
          </table:table-cell>
          <table:table-cell table:formula="of:=TRIM([.H1832])" office:value-type="string" office:string-value="GRANTURISMO" calcext:value-type="string">
            <text:p>GRANTURISMO</text:p>
          </table:table-cell>
          <table:table-cell table:formula="of:=CONCATENATE(&quot;INSERT INTO modele (lib_modele, id_marque_modele) VALUES ('&quot;;[.I1832];&quot;', &quot;;[.G1832];&quot;);&quot;)" office:value-type="string" office:string-value="INSERT INTO modele (lib_modele, id_marque_modele) VALUES ('GRANTURISMO', 60);" calcext:value-type="string">
            <text:p>INSERT INTO modele (lib_modele, id_marque_modele) VALUES ('GRANTURISM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3];&quot; &quot;;[.D1833];[.E1833];[.F1833])" office:value-type="string" office:string-value="GT " calcext:value-type="string">
            <text:p>GT </text:p>
          </table:table-cell>
          <table:table-cell table:formula="of:=TRIM([.H1833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833];&quot;', &quot;;[.G1833];&quot;);&quot;)" office:value-type="string" office:string-value="INSERT INTO modele (lib_modele, id_marque_modele) VALUES ('GT', 60);" calcext:value-type="string">
            <text:p>INSERT INTO modele (lib_modele, id_marque_modele) VALUES ('GT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4];&quot; &quot;;[.D1834];[.E1834];[.F1834])" office:value-type="string" office:string-value="GTS " calcext:value-type="string">
            <text:p>GTS </text:p>
          </table:table-cell>
          <table:table-cell table:formula="of:=TRIM([.H1834])" office:value-type="string" office:string-value="GTS" calcext:value-type="string">
            <text:p>GTS</text:p>
          </table:table-cell>
          <table:table-cell table:formula="of:=CONCATENATE(&quot;INSERT INTO modele (lib_modele, id_marque_modele) VALUES ('&quot;;[.I1834];&quot;', &quot;;[.G1834];&quot;);&quot;)" office:value-type="string" office:string-value="INSERT INTO modele (lib_modele, id_marque_modele) VALUES ('GTS', 60);" calcext:value-type="string">
            <text:p>INSERT INTO modele (lib_modele, id_marque_modele) VALUES ('G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V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5];&quot; &quot;;[.D1835];[.E1835];[.F1835])" office:value-type="string" office:string-value="GTV " calcext:value-type="string">
            <text:p>GTV </text:p>
          </table:table-cell>
          <table:table-cell table:formula="of:=TRIM([.H1835])" office:value-type="string" office:string-value="GTV" calcext:value-type="string">
            <text:p>GTV</text:p>
          </table:table-cell>
          <table:table-cell table:formula="of:=CONCATENATE(&quot;INSERT INTO modele (lib_modele, id_marque_modele) VALUES ('&quot;;[.I1835];&quot;', &quot;;[.G1835];&quot;);&quot;)" office:value-type="string" office:string-value="INSERT INTO modele (lib_modele, id_marque_modele) VALUES ('GTV', 60);" calcext:value-type="string">
            <text:p>INSERT INTO modele (lib_modele, id_marque_modele) VALUES ('GT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HEXAGON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6];&quot; &quot;;[.D1836];[.E1836];[.F1836])" office:value-type="string" office:string-value="HEXAGON " calcext:value-type="string">
            <text:p>HEXAGON </text:p>
          </table:table-cell>
          <table:table-cell table:formula="of:=TRIM([.H1836])" office:value-type="string" office:string-value="HEXAGON" calcext:value-type="string">
            <text:p>HEXAGON</text:p>
          </table:table-cell>
          <table:table-cell table:formula="of:=CONCATENATE(&quot;INSERT INTO modele (lib_modele, id_marque_modele) VALUES ('&quot;;[.I1836];&quot;', &quot;;[.G1836];&quot;);&quot;)" office:value-type="string" office:string-value="INSERT INTO modele (lib_modele, id_marque_modele) VALUES ('HEXAGON', 60);" calcext:value-type="string">
            <text:p>INSERT INTO modele (lib_modele, id_marque_modele) VALUES ('HEXAGON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HEXAPR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7];&quot; &quot;;[.D1837];[.E1837];[.F1837])" office:value-type="string" office:string-value="HEXAPRO " calcext:value-type="string">
            <text:p>HEXAPRO </text:p>
          </table:table-cell>
          <table:table-cell table:formula="of:=TRIM([.H1837])" office:value-type="string" office:string-value="HEXAPRO" calcext:value-type="string">
            <text:p>HEXAPRO</text:p>
          </table:table-cell>
          <table:table-cell table:formula="of:=CONCATENATE(&quot;INSERT INTO modele (lib_modele, id_marque_modele) VALUES ('&quot;;[.I1837];&quot;', &quot;;[.G1837];&quot;);&quot;)" office:value-type="string" office:string-value="INSERT INTO modele (lib_modele, id_marque_modele) VALUES ('HEXAPRO', 60);" calcext:value-type="string">
            <text:p>INSERT INTO modele (lib_modele, id_marque_modele) VALUES ('HEXAPR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LIBERT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8];&quot; &quot;;[.D1838];[.E1838];[.F1838])" office:value-type="string" office:string-value="LIBERTY " calcext:value-type="string">
            <text:p>LIBERTY </text:p>
          </table:table-cell>
          <table:table-cell table:formula="of:=TRIM([.H1838])" office:value-type="string" office:string-value="LIBERTY" calcext:value-type="string">
            <text:p>LIBERTY</text:p>
          </table:table-cell>
          <table:table-cell table:formula="of:=CONCATENATE(&quot;INSERT INTO modele (lib_modele, id_marque_modele) VALUES ('&quot;;[.I1838];&quot;', &quot;;[.G1838];&quot;);&quot;)" office:value-type="string" office:string-value="INSERT INTO modele (lib_modele, id_marque_modele) VALUES ('LIBERTY', 60);" calcext:value-type="string">
            <text:p>INSERT INTO modele (lib_modele, id_marque_modele) VALUES ('LIBERT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L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9];&quot; &quot;;[.D1839];[.E1839];[.F1839])" office:value-type="string" office:string-value="LX " calcext:value-type="string">
            <text:p>LX </text:p>
          </table:table-cell>
          <table:table-cell table:formula="of:=TRIM([.H1839])" office:value-type="string" office:string-value="LX" calcext:value-type="string">
            <text:p>LX</text:p>
          </table:table-cell>
          <table:table-cell table:formula="of:=CONCATENATE(&quot;INSERT INTO modele (lib_modele, id_marque_modele) VALUES ('&quot;;[.I1839];&quot;', &quot;;[.G1839];&quot;);&quot;)" office:value-type="string" office:string-value="INSERT INTO modele (lib_modele, id_marque_modele) VALUES ('LX', 60);" calcext:value-type="string">
            <text:p>INSERT INTO modele (lib_modele, id_marque_modele) VALUES ('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MP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0];&quot; &quot;;[.D1840];[.E1840];[.F1840])" office:value-type="string" office:string-value="MP3 " calcext:value-type="string">
            <text:p>MP3 </text:p>
          </table:table-cell>
          <table:table-cell table:formula="of:=TRIM([.H1840])" office:value-type="string" office:string-value="MP3" calcext:value-type="string">
            <text:p>MP3</text:p>
          </table:table-cell>
          <table:table-cell table:formula="of:=CONCATENATE(&quot;INSERT INTO modele (lib_modele, id_marque_modele) VALUES ('&quot;;[.I1840];&quot;', &quot;;[.G1840];&quot;);&quot;)" office:value-type="string" office:string-value="INSERT INTO modele (lib_modele, id_marque_modele) VALUES ('MP3', 60);" calcext:value-type="string">
            <text:p>INSERT INTO modele (lib_modele, id_marque_modele) VALUES ('MP3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1];&quot; &quot;;[.D1841];[.E1841];[.F1841])" office:value-type="string" office:string-value="NS " calcext:value-type="string">
            <text:p>NS </text:p>
          </table:table-cell>
          <table:table-cell table:formula="of:=TRIM([.H1841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841];&quot;', &quot;;[.G1841];&quot;);&quot;)" office:value-type="string" office:string-value="INSERT INTO modele (lib_modele, id_marque_modele) VALUES ('NS', 60);" calcext:value-type="string">
            <text:p>INSERT INTO modele (lib_modele, id_marque_modele) VALUES ('N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2];&quot; &quot;;[.D1842];[.E1842];[.F1842])" office:value-type="string" office:string-value="P " calcext:value-type="string">
            <text:p>P </text:p>
          </table:table-cell>
          <table:table-cell table:formula="of:=TRIM([.H1842])" office:value-type="string" office:string-value="P" calcext:value-type="string">
            <text:p>P</text:p>
          </table:table-cell>
          <table:table-cell table:formula="of:=CONCATENATE(&quot;INSERT INTO modele (lib_modele, id_marque_modele) VALUES ('&quot;;[.I1842];&quot;', &quot;;[.G1842];&quot;);&quot;)" office:value-type="string" office:string-value="INSERT INTO modele (lib_modele, id_marque_modele) VALUES ('P', 60);" calcext:value-type="string">
            <text:p>INSERT INTO modele (lib_modele, id_marque_modele) VALUES ('P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43];&quot; &quot;;[.D1843];[.E1843];[.F1843])" office:value-type="string" office:string-value="PE E" calcext:value-type="string">
            <text:p>PE E</text:p>
          </table:table-cell>
          <table:table-cell table:formula="of:=TRIM([.H1843])" office:value-type="string" office:string-value="PE E" calcext:value-type="string">
            <text:p>PE E</text:p>
          </table:table-cell>
          <table:table-cell table:formula="of:=CONCATENATE(&quot;INSERT INTO modele (lib_modele, id_marque_modele) VALUES ('&quot;;[.I1843];&quot;', &quot;;[.G1843];&quot;);&quot;)" office:value-type="string" office:string-value="INSERT INTO modele (lib_modele, id_marque_modele) VALUES ('PE E', 60);" calcext:value-type="string">
            <text:p>INSERT INTO modele (lib_modele, id_marque_modele) VALUES ('PE E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table:number-columns-repeated="2" office:value-type="string" calcext:value-type="string">
            <text:p>PIAGGI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4];&quot; &quot;;[.D1844];[.E1844];[.F1844])" office:value-type="string" office:string-value="PIAGGIO " calcext:value-type="string">
            <text:p>PIAGGIO </text:p>
          </table:table-cell>
          <table:table-cell table:formula="of:=TRIM([.H1844])" office:value-type="string" office:string-value="PIAGGIO" calcext:value-type="string">
            <text:p>PIAGGIO</text:p>
          </table:table-cell>
          <table:table-cell table:formula="of:=CONCATENATE(&quot;INSERT INTO modele (lib_modele, id_marque_modele) VALUES ('&quot;;[.I1844];&quot;', &quot;;[.G1844];&quot;);&quot;)" office:value-type="string" office:string-value="INSERT INTO modele (lib_modele, id_marque_modele) VALUES ('PIAGGIO', 60);" calcext:value-type="string">
            <text:p>INSERT INTO modele (lib_modele, id_marque_modele) VALUES ('PIAGGI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5];&quot; &quot;;[.D1845];[.E1845];[.F1845])" office:value-type="string" office:string-value="PK " calcext:value-type="string">
            <text:p>PK </text:p>
          </table:table-cell>
          <table:table-cell table:formula="of:=TRIM([.H1845])" office:value-type="string" office:string-value="PK" calcext:value-type="string">
            <text:p>PK</text:p>
          </table:table-cell>
          <table:table-cell table:formula="of:=CONCATENATE(&quot;INSERT INTO modele (lib_modele, id_marque_modele) VALUES ('&quot;;[.I1845];&quot;', &quot;;[.G1845];&quot;);&quot;)" office:value-type="string" office:string-value="INSERT INTO modele (lib_modele, id_marque_modele) VALUES ('PK', 60);" calcext:value-type="string">
            <text:p>INSERT INTO modele (lib_modele, id_marque_modele) VALUES ('PK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6];&quot; &quot;;[.D1846];[.E1846];[.F1846])" office:value-type="string" office:string-value="PX " calcext:value-type="string">
            <text:p>PX </text:p>
          </table:table-cell>
          <table:table-cell table:formula="of:=TRIM([.H1846])" office:value-type="string" office:string-value="PX" calcext:value-type="string">
            <text:p>PX</text:p>
          </table:table-cell>
          <table:table-cell table:formula="of:=CONCATENATE(&quot;INSERT INTO modele (lib_modele, id_marque_modele) VALUES ('&quot;;[.I1846];&quot;', &quot;;[.G1846];&quot;);&quot;)" office:value-type="string" office:string-value="INSERT INTO modele (lib_modele, id_marque_modele) VALUES ('PX', 60);" calcext:value-type="string">
            <text:p>INSERT INTO modele (lib_modele, id_marque_modele) VALUES ('P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FE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7];&quot; &quot;;[.D1847];[.E1847];[.F1847])" office:value-type="string" office:string-value="SFERA " calcext:value-type="string">
            <text:p>SFERA </text:p>
          </table:table-cell>
          <table:table-cell table:formula="of:=TRIM([.H1847])" office:value-type="string" office:string-value="SFERA" calcext:value-type="string">
            <text:p>SFERA</text:p>
          </table:table-cell>
          <table:table-cell table:formula="of:=CONCATENATE(&quot;INSERT INTO modele (lib_modele, id_marque_modele) VALUES ('&quot;;[.I1847];&quot;', &quot;;[.G1847];&quot;);&quot;)" office:value-type="string" office:string-value="INSERT INTO modele (lib_modele, id_marque_modele) VALUES ('SFERA', 60);" calcext:value-type="string">
            <text:p>INSERT INTO modele (lib_modele, id_marque_modele) VALUES ('SFER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KIPPER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8];&quot; &quot;;[.D1848];[.E1848];[.F1848])" office:value-type="string" office:string-value="SKIPPER " calcext:value-type="string">
            <text:p>SKIPPER </text:p>
          </table:table-cell>
          <table:table-cell table:formula="of:=TRIM([.H1848])" office:value-type="string" office:string-value="SKIPPER" calcext:value-type="string">
            <text:p>SKIPPER</text:p>
          </table:table-cell>
          <table:table-cell table:formula="of:=CONCATENATE(&quot;INSERT INTO modele (lib_modele, id_marque_modele) VALUES ('&quot;;[.I1848];&quot;', &quot;;[.G1848];&quot;);&quot;)" office:value-type="string" office:string-value="INSERT INTO modele (lib_modele, id_marque_modele) VALUES ('SKIPPER', 60);" calcext:value-type="string">
            <text:p>INSERT INTO modele (lib_modele, id_marque_modele) VALUES ('SKIPPER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9];&quot; &quot;;[.D1849];[.E1849];[.F1849])" office:value-type="string" office:string-value="SKR " calcext:value-type="string">
            <text:p>SKR </text:p>
          </table:table-cell>
          <table:table-cell table:formula="of:=TRIM([.H1849])" office:value-type="string" office:string-value="SKR" calcext:value-type="string">
            <text:p>SKR</text:p>
          </table:table-cell>
          <table:table-cell table:formula="of:=CONCATENATE(&quot;INSERT INTO modele (lib_modele, id_marque_modele) VALUES ('&quot;;[.I1849];&quot;', &quot;;[.G1849];&quot;);&quot;)" office:value-type="string" office:string-value="INSERT INTO modele (lib_modele, id_marque_modele) VALUES ('SKR', 60);" calcext:value-type="string">
            <text:p>INSERT INTO modele (lib_modele, id_marque_modele) VALUES ('SKR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L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0];&quot; &quot;;[.D1850];[.E1850];[.F1850])" office:value-type="string" office:string-value="SLX " calcext:value-type="string">
            <text:p>SLX </text:p>
          </table:table-cell>
          <table:table-cell table:formula="of:=TRIM([.H1850])" office:value-type="string" office:string-value="SLX" calcext:value-type="string">
            <text:p>SLX</text:p>
          </table:table-cell>
          <table:table-cell table:formula="of:=CONCATENATE(&quot;INSERT INTO modele (lib_modele, id_marque_modele) VALUES ('&quot;;[.I1850];&quot;', &quot;;[.G1850];&quot;);&quot;)" office:value-type="string" office:string-value="INSERT INTO modele (lib_modele, id_marque_modele) VALUES ('SLX', 60);" calcext:value-type="string">
            <text:p>INSERT INTO modele (lib_modele, id_marque_modele) VALUES ('S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1];&quot; &quot;;[.D1851];[.E1851];[.F1851])" office:value-type="string" office:string-value="SUPER LX" calcext:value-type="string">
            <text:p>SUPER LX</text:p>
          </table:table-cell>
          <table:table-cell table:formula="of:=TRIM([.H1851])" office:value-type="string" office:string-value="SUPER LX" calcext:value-type="string">
            <text:p>SUPER LX</text:p>
          </table:table-cell>
          <table:table-cell table:formula="of:=CONCATENATE(&quot;INSERT INTO modele (lib_modele, id_marque_modele) VALUES ('&quot;;[.I1851];&quot;', &quot;;[.G1851];&quot;);&quot;)" office:value-type="string" office:string-value="INSERT INTO modele (lib_modele, id_marque_modele) VALUES ('SUPER LX', 60);" calcext:value-type="string">
            <text:p>INSERT INTO modele (lib_modele, id_marque_modele) VALUES ('SUPER 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2];&quot; &quot;;[.D1852];[.E1852];[.F1852])" office:value-type="string" office:string-value="T5 " calcext:value-type="string">
            <text:p>T5 </text:p>
          </table:table-cell>
          <table:table-cell table:formula="of:=TRIM([.H1852])" office:value-type="string" office:string-value="T5" calcext:value-type="string">
            <text:p>T5</text:p>
          </table:table-cell>
          <table:table-cell table:formula="of:=CONCATENATE(&quot;INSERT INTO modele (lib_modele, id_marque_modele) VALUES ('&quot;;[.I1852];&quot;', &quot;;[.G1852];&quot;);&quot;)" office:value-type="string" office:string-value="INSERT INTO modele (lib_modele, id_marque_modele) VALUES ('T5', 60);" calcext:value-type="string">
            <text:p>INSERT INTO modele (lib_modele, id_marque_modele) VALUES ('T5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3];&quot; &quot;;[.D1853];[.E1853];[.F1853])" office:value-type="string" office:string-value="TS " calcext:value-type="string">
            <text:p>TS </text:p>
          </table:table-cell>
          <table:table-cell table:formula="of:=TRIM([.H1853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853];&quot;', &quot;;[.G1853];&quot;);&quot;)" office:value-type="string" office:string-value="INSERT INTO modele (lib_modele, id_marque_modele) VALUES ('TS', 60);" calcext:value-type="string">
            <text:p>INSERT INTO modele (lib_modele, id_marque_modele) VALUES ('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YPHOON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4];&quot; &quot;;[.D1854];[.E1854];[.F1854])" office:value-type="string" office:string-value="TYPHOON " calcext:value-type="string">
            <text:p>TYPHOON </text:p>
          </table:table-cell>
          <table:table-cell table:formula="of:=TRIM([.H1854])" office:value-type="string" office:string-value="TYPHOON" calcext:value-type="string">
            <text:p>TYPHOON</text:p>
          </table:table-cell>
          <table:table-cell table:formula="of:=CONCATENATE(&quot;INSERT INTO modele (lib_modele, id_marque_modele) VALUES ('&quot;;[.I1854];&quot;', &quot;;[.G1854];&quot;);&quot;)" office:value-type="string" office:string-value="INSERT INTO modele (lib_modele, id_marque_modele) VALUES ('TYPHOON', 60);" calcext:value-type="string">
            <text:p>INSERT INTO modele (lib_modele, id_marque_modele) VALUES ('TYPHOON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5];&quot; &quot;;[.D1855];[.E1855];[.F1855])" office:value-type="string" office:string-value="VESPA " calcext:value-type="string">
            <text:p>VESPA </text:p>
          </table:table-cell>
          <table:table-cell table:formula="of:=TRIM([.H1855])" office:value-type="string" office:string-value="VESPA" calcext:value-type="string">
            <text:p>VESPA</text:p>
          </table:table-cell>
          <table:table-cell table:formula="of:=CONCATENATE(&quot;INSERT INTO modele (lib_modele, id_marque_modele) VALUES ('&quot;;[.I1855];&quot;', &quot;;[.G1855];&quot;);&quot;)" office:value-type="string" office:string-value="INSERT INTO modele (lib_modele, id_marque_modele) VALUES ('VESPA', 60);" calcext:value-type="string">
            <text:p>INSERT INTO modele (lib_modele, id_marque_modele) VALUES ('VESP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ET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6];&quot; &quot;;[.D1856];[.E1856];[.F1856])" office:value-type="string" office:string-value="VESPA ET4" calcext:value-type="string">
            <text:p>VESPA ET4</text:p>
          </table:table-cell>
          <table:table-cell table:formula="of:=TRIM([.H1856])" office:value-type="string" office:string-value="VESPA ET4" calcext:value-type="string">
            <text:p>VESPA ET4</text:p>
          </table:table-cell>
          <table:table-cell table:formula="of:=CONCATENATE(&quot;INSERT INTO modele (lib_modele, id_marque_modele) VALUES ('&quot;;[.I1856];&quot;', &quot;;[.G1856];&quot;);&quot;)" office:value-type="string" office:string-value="INSERT INTO modele (lib_modele, id_marque_modele) VALUES ('VESPA ET4', 60);" calcext:value-type="string">
            <text:p>INSERT INTO modele (lib_modele, id_marque_modele) VALUES ('VESPA ET4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RANTURISMO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7];&quot; &quot;;[.D1857];[.E1857];[.F1857])" office:value-type="string" office:string-value="VESPA GRANTURISMO" calcext:value-type="string">
            <text:p>VESPA GRANTURISMO</text:p>
          </table:table-cell>
          <table:table-cell table:formula="of:=TRIM([.H1857])" office:value-type="string" office:string-value="VESPA GRANTURISMO" calcext:value-type="string">
            <text:p>VESPA GRANTURISMO</text:p>
          </table:table-cell>
          <table:table-cell table:formula="of:=CONCATENATE(&quot;INSERT INTO modele (lib_modele, id_marque_modele) VALUES ('&quot;;[.I1857];&quot;', &quot;;[.G1857];&quot;);&quot;)" office:value-type="string" office:string-value="INSERT INTO modele (lib_modele, id_marque_modele) VALUES ('VESPA GRANTURISMO', 60);" calcext:value-type="string">
            <text:p>INSERT INTO modele (lib_modele, id_marque_modele) VALUES ('VESPA GRANTURISM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8];&quot; &quot;;[.D1858];[.E1858];[.F1858])" office:value-type="string" office:string-value="VESPA GTS" calcext:value-type="string">
            <text:p>VESPA GTS</text:p>
          </table:table-cell>
          <table:table-cell table:formula="of:=TRIM([.H1858])" office:value-type="string" office:string-value="VESPA GTS" calcext:value-type="string">
            <text:p>VESPA GTS</text:p>
          </table:table-cell>
          <table:table-cell table:formula="of:=CONCATENATE(&quot;INSERT INTO modele (lib_modele, id_marque_modele) VALUES ('&quot;;[.I1858];&quot;', &quot;;[.G1858];&quot;);&quot;)" office:value-type="string" office:string-value="INSERT INTO modele (lib_modele, id_marque_modele) VALUES ('VESPA GTS', 60);" calcext:value-type="string">
            <text:p>INSERT INTO modele (lib_modele, id_marque_modele) VALUES ('VESPA G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9];&quot; &quot;;[.D1859];[.E1859];[.F1859])" office:value-type="string" office:string-value="VESPA GTV" calcext:value-type="string">
            <text:p>VESPA GTV</text:p>
          </table:table-cell>
          <table:table-cell table:formula="of:=TRIM([.H1859])" office:value-type="string" office:string-value="VESPA GTV" calcext:value-type="string">
            <text:p>VESPA GTV</text:p>
          </table:table-cell>
          <table:table-cell table:formula="of:=CONCATENATE(&quot;INSERT INTO modele (lib_modele, id_marque_modele) VALUES ('&quot;;[.I1859];&quot;', &quot;;[.G1859];&quot;);&quot;)" office:value-type="string" office:string-value="INSERT INTO modele (lib_modele, id_marque_modele) VALUES ('VESPA GTV', 60);" calcext:value-type="string">
            <text:p>INSERT INTO modele (lib_modele, id_marque_modele) VALUES ('VESPA GT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L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0];&quot; &quot;;[.D1860];[.E1860];[.F1860])" office:value-type="string" office:string-value="VESPA LX" calcext:value-type="string">
            <text:p>VESPA LX</text:p>
          </table:table-cell>
          <table:table-cell table:formula="of:=TRIM([.H1860])" office:value-type="string" office:string-value="VESPA LX" calcext:value-type="string">
            <text:p>VESPA LX</text:p>
          </table:table-cell>
          <table:table-cell table:formula="of:=CONCATENATE(&quot;INSERT INTO modele (lib_modele, id_marque_modele) VALUES ('&quot;;[.I1860];&quot;', &quot;;[.G1860];&quot;);&quot;)" office:value-type="string" office:string-value="INSERT INTO modele (lib_modele, id_marque_modele) VALUES ('VESPA LX', 60);" calcext:value-type="string">
            <text:p>INSERT INTO modele (lib_modele, id_marque_modele) VALUES ('VESPA 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LX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1];&quot; &quot;;[.D1861];[.E1861];[.F1861])" office:value-type="string" office:string-value="VESPA LXV" calcext:value-type="string">
            <text:p>VESPA LXV</text:p>
          </table:table-cell>
          <table:table-cell table:formula="of:=TRIM([.H1861])" office:value-type="string" office:string-value="VESPA LXV" calcext:value-type="string">
            <text:p>VESPA LXV</text:p>
          </table:table-cell>
          <table:table-cell table:formula="of:=CONCATENATE(&quot;INSERT INTO modele (lib_modele, id_marque_modele) VALUES ('&quot;;[.I1861];&quot;', &quot;;[.G1861];&quot;);&quot;)" office:value-type="string" office:string-value="INSERT INTO modele (lib_modele, id_marque_modele) VALUES ('VESPA LXV', 60);" calcext:value-type="string">
            <text:p>INSERT INTO modele (lib_modele, id_marque_modele) VALUES ('VESPA LX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2];&quot; &quot;;[.D1862];[.E1862];[.F1862])" office:value-type="string" office:string-value="VESPA PX" calcext:value-type="string">
            <text:p>VESPA PX</text:p>
          </table:table-cell>
          <table:table-cell table:formula="of:=TRIM([.H1862])" office:value-type="string" office:string-value="VESPA PX" calcext:value-type="string">
            <text:p>VESPA PX</text:p>
          </table:table-cell>
          <table:table-cell table:formula="of:=CONCATENATE(&quot;INSERT INTO modele (lib_modele, id_marque_modele) VALUES ('&quot;;[.I1862];&quot;', &quot;;[.G1862];&quot;);&quot;)" office:value-type="string" office:string-value="INSERT INTO modele (lib_modele, id_marque_modele) VALUES ('VESPA PX', 60);" calcext:value-type="string">
            <text:p>INSERT INTO modele (lib_modele, id_marque_modele) VALUES ('VESPA P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3];&quot; &quot;;[.D1863];[.E1863];[.F1863])" office:value-type="string" office:string-value="VESPA S" calcext:value-type="string">
            <text:p>VESPA S</text:p>
          </table:table-cell>
          <table:table-cell table:formula="of:=TRIM([.H1863])" office:value-type="string" office:string-value="VESPA S" calcext:value-type="string">
            <text:p>VESPA S</text:p>
          </table:table-cell>
          <table:table-cell table:formula="of:=CONCATENATE(&quot;INSERT INTO modele (lib_modele, id_marque_modele) VALUES ('&quot;;[.I1863];&quot;', &quot;;[.G1863];&quot;);&quot;)" office:value-type="string" office:string-value="INSERT INTO modele (lib_modele, id_marque_modele) VALUES ('VESPA S', 60);" calcext:value-type="string">
            <text:p>INSERT INTO modele (lib_modele, id_marque_modele) VALUES ('VESPA 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4];&quot; &quot;;[.D1864];[.E1864];[.F1864])" office:value-type="string" office:string-value="X10 " calcext:value-type="string">
            <text:p>X10 </text:p>
          </table:table-cell>
          <table:table-cell table:formula="of:=TRIM([.H1864])" office:value-type="string" office:string-value="X10" calcext:value-type="string">
            <text:p>X10</text:p>
          </table:table-cell>
          <table:table-cell table:formula="of:=CONCATENATE(&quot;INSERT INTO modele (lib_modele, id_marque_modele) VALUES ('&quot;;[.I1864];&quot;', &quot;;[.G1864];&quot;);&quot;)" office:value-type="string" office:string-value="INSERT INTO modele (lib_modele, id_marque_modele) VALUES ('X10', 60);" calcext:value-type="string">
            <text:p>INSERT INTO modele (lib_modele, id_marque_modele) VALUES ('X10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5];&quot; &quot;;[.D1865];[.E1865];[.F1865])" office:value-type="string" office:string-value="X7 " calcext:value-type="string">
            <text:p>X7 </text:p>
          </table:table-cell>
          <table:table-cell table:formula="of:=TRIM([.H1865])" office:value-type="string" office:string-value="X7" calcext:value-type="string">
            <text:p>X7</text:p>
          </table:table-cell>
          <table:table-cell table:formula="of:=CONCATENATE(&quot;INSERT INTO modele (lib_modele, id_marque_modele) VALUES ('&quot;;[.I1865];&quot;', &quot;;[.G1865];&quot;);&quot;)" office:value-type="string" office:string-value="INSERT INTO modele (lib_modele, id_marque_modele) VALUES ('X7', 60);" calcext:value-type="string">
            <text:p>INSERT INTO modele (lib_modele, id_marque_modele) VALUES ('X7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6];&quot; &quot;;[.D1866];[.E1866];[.F1866])" office:value-type="string" office:string-value="X8 " calcext:value-type="string">
            <text:p>X8 </text:p>
          </table:table-cell>
          <table:table-cell table:formula="of:=TRIM([.H1866])" office:value-type="string" office:string-value="X8" calcext:value-type="string">
            <text:p>X8</text:p>
          </table:table-cell>
          <table:table-cell table:formula="of:=CONCATENATE(&quot;INSERT INTO modele (lib_modele, id_marque_modele) VALUES ('&quot;;[.I1866];&quot;', &quot;;[.G1866];&quot;);&quot;)" office:value-type="string" office:string-value="INSERT INTO modele (lib_modele, id_marque_modele) VALUES ('X8', 60);" calcext:value-type="string">
            <text:p>INSERT INTO modele (lib_modele, id_marque_modele) VALUES ('X8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7];&quot; &quot;;[.D1867];[.E1867];[.F1867])" office:value-type="string" office:string-value="X9 " calcext:value-type="string">
            <text:p>X9 </text:p>
          </table:table-cell>
          <table:table-cell table:formula="of:=TRIM([.H1867])" office:value-type="string" office:string-value="X9" calcext:value-type="string">
            <text:p>X9</text:p>
          </table:table-cell>
          <table:table-cell table:formula="of:=CONCATENATE(&quot;INSERT INTO modele (lib_modele, id_marque_modele) VALUES ('&quot;;[.I1867];&quot;', &quot;;[.G1867];&quot;);&quot;)" office:value-type="string" office:string-value="INSERT INTO modele (lib_modele, id_marque_modele) VALUES ('X9', 60);" calcext:value-type="string">
            <text:p>INSERT INTO modele (lib_modele, id_marque_modele) VALUES ('X9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EV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8];&quot; &quot;;[.D1868];[.E1868];[.F1868])" office:value-type="string" office:string-value="XEVO " calcext:value-type="string">
            <text:p>XEVO </text:p>
          </table:table-cell>
          <table:table-cell table:formula="of:=TRIM([.H1868])" office:value-type="string" office:string-value="XEVO" calcext:value-type="string">
            <text:p>XEVO</text:p>
          </table:table-cell>
          <table:table-cell table:formula="of:=CONCATENATE(&quot;INSERT INTO modele (lib_modele, id_marque_modele) VALUES ('&quot;;[.I1868];&quot;', &quot;;[.G1868];&quot;);&quot;)" office:value-type="string" office:string-value="INSERT INTO modele (lib_modele, id_marque_modele) VALUES ('XEVO', 60);" calcext:value-type="string">
            <text:p>INSERT INTO modele (lib_modele, id_marque_modele) VALUES ('XEV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-EV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9];&quot; &quot;;[.D1869];[.E1869];[.F1869])" office:value-type="string" office:string-value="X-EVO " calcext:value-type="string">
            <text:p>X-EVO </text:p>
          </table:table-cell>
          <table:table-cell table:formula="of:=TRIM([.H1869])" office:value-type="string" office:string-value="X-EVO" calcext:value-type="string">
            <text:p>X-EVO</text:p>
          </table:table-cell>
          <table:table-cell table:formula="of:=CONCATENATE(&quot;INSERT INTO modele (lib_modele, id_marque_modele) VALUES ('&quot;;[.I1869];&quot;', &quot;;[.G1869];&quot;);&quot;)" office:value-type="string" office:string-value="INSERT INTO modele (lib_modele, id_marque_modele) VALUES ('X-EVO', 60);" calcext:value-type="string">
            <text:p>INSERT INTO modele (lib_modele, id_marque_modele) VALUES ('X-EV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ZIP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70];&quot; &quot;;[.D1870];[.E1870];[.F1870])" office:value-type="string" office:string-value="ZIP " calcext:value-type="string">
            <text:p>ZIP </text:p>
          </table:table-cell>
          <table:table-cell table:formula="of:=TRIM([.H1870])" office:value-type="string" office:string-value="ZIP" calcext:value-type="string">
            <text:p>ZIP</text:p>
          </table:table-cell>
          <table:table-cell table:formula="of:=CONCATENATE(&quot;INSERT INTO modele (lib_modele, id_marque_modele) VALUES ('&quot;;[.I1870];&quot;', &quot;;[.G1870];&quot;);&quot;)" office:value-type="string" office:string-value="INSERT INTO modele (lib_modele, id_marque_modele) VALUES ('ZIP', 60);" calcext:value-type="string">
            <text:p>INSERT INTO modele (lib_modele, id_marque_modele) VALUES ('ZIP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71];&quot; &quot;;[.D1871];[.E1871];[.F1871])" office:value-type="string" office:string-value="AUTRE " calcext:value-type="string">
            <text:p>AUTRE </text:p>
          </table:table-cell>
          <table:table-cell table:formula="of:=TRIM([.H187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71];&quot;', &quot;;[.G1871];&quot;);&quot;)" office:value-type="string" office:string-value="INSERT INTO modele (lib_modele, id_marque_modele) VALUES ('AUTRE', 60);" calcext:value-type="string">
            <text:p>INSERT INTO modele (lib_modele, id_marque_modele) VALUES ('AUTRE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DDRES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2];&quot; &quot;;[.D1872];[.E1872];[.F1872])" office:value-type="string" office:string-value="ADDRESS " calcext:value-type="string">
            <text:p>ADDRESS </text:p>
          </table:table-cell>
          <table:table-cell table:formula="of:=TRIM([.H1872])" office:value-type="string" office:string-value="ADDRESS" calcext:value-type="string">
            <text:p>ADDRESS</text:p>
          </table:table-cell>
          <table:table-cell table:formula="of:=CONCATENATE(&quot;INSERT INTO modele (lib_modele, id_marque_modele) VALUES ('&quot;;[.I1872];&quot;', &quot;;[.G1872];&quot;);&quot;)" office:value-type="string" office:string-value="INSERT INTO modele (lib_modele, id_marque_modele) VALUES ('ADDRESS', 49);" calcext:value-type="string">
            <text:p>INSERT INTO modele (lib_modele, id_marque_modele) VALUES ('ADDRES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3];&quot; &quot;;[.D1873];[.E1873];[.F1873])" office:value-type="string" office:string-value="AH " calcext:value-type="string">
            <text:p>AH </text:p>
          </table:table-cell>
          <table:table-cell table:formula="of:=TRIM([.H1873])" office:value-type="string" office:string-value="AH" calcext:value-type="string">
            <text:p>AH</text:p>
          </table:table-cell>
          <table:table-cell table:formula="of:=CONCATENATE(&quot;INSERT INTO modele (lib_modele, id_marque_modele) VALUES ('&quot;;[.I1873];&quot;', &quot;;[.G1873];&quot;);&quot;)" office:value-type="string" office:string-value="INSERT INTO modele (lib_modele, id_marque_modele) VALUES ('AH', 49);" calcext:value-type="string">
            <text:p>INSERT INTO modele (lib_modele, id_marque_modele) VALUES ('AH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4];&quot; &quot;;[.D1874];[.E1874];[.F1874])" office:value-type="string" office:string-value="AN " calcext:value-type="string">
            <text:p>AN </text:p>
          </table:table-cell>
          <table:table-cell table:formula="of:=TRIM([.H1874])" office:value-type="string" office:string-value="AN" calcext:value-type="string">
            <text:p>AN</text:p>
          </table:table-cell>
          <table:table-cell table:formula="of:=CONCATENATE(&quot;INSERT INTO modele (lib_modele, id_marque_modele) VALUES ('&quot;;[.I1874];&quot;', &quot;;[.G1874];&quot;);&quot;)" office:value-type="string" office:string-value="INSERT INTO modele (lib_modele, id_marque_modele) VALUES ('AN', 49);" calcext:value-type="string">
            <text:p>INSERT INTO modele (lib_modele, id_marque_modele) VALUES ('AN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875];&quot; &quot;;[.D1875];[.E1875];[.F1875])" office:value-type="string" office:string-value="B KING" calcext:value-type="string">
            <text:p>B KING</text:p>
          </table:table-cell>
          <table:table-cell table:formula="of:=TRIM([.H1875])" office:value-type="string" office:string-value="B KING" calcext:value-type="string">
            <text:p>B KING</text:p>
          </table:table-cell>
          <table:table-cell table:formula="of:=CONCATENATE(&quot;INSERT INTO modele (lib_modele, id_marque_modele) VALUES ('&quot;;[.I1875];&quot;', &quot;;[.G1875];&quot;);&quot;)" office:value-type="string" office:string-value="INSERT INTO modele (lib_modele, id_marque_modele) VALUES ('B KING', 49);" calcext:value-type="string">
            <text:p>INSERT INTO modele (lib_modele, id_marque_modele) VALUES ('B KING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ANDI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6];&quot; &quot;;[.D1876];[.E1876];[.F1876])" office:value-type="string" office:string-value="BANDIT " calcext:value-type="string">
            <text:p>BANDIT </text:p>
          </table:table-cell>
          <table:table-cell table:formula="of:=TRIM([.H1876])" office:value-type="string" office:string-value="BANDIT" calcext:value-type="string">
            <text:p>BANDIT</text:p>
          </table:table-cell>
          <table:table-cell table:formula="of:=CONCATENATE(&quot;INSERT INTO modele (lib_modele, id_marque_modele) VALUES ('&quot;;[.I1876];&quot;', &quot;;[.G1876];&quot;);&quot;)" office:value-type="string" office:string-value="INSERT INTO modele (lib_modele, id_marque_modele) VALUES ('BANDIT', 49);" calcext:value-type="string">
            <text:p>INSERT INTO modele (lib_modele, id_marque_modele) VALUES ('BANDIT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URGMAN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7];&quot; &quot;;[.D1877];[.E1877];[.F1877])" office:value-type="string" office:string-value="BURGMAN " calcext:value-type="string">
            <text:p>BURGMAN </text:p>
          </table:table-cell>
          <table:table-cell table:formula="of:=TRIM([.H1877])" office:value-type="string" office:string-value="BURGMAN" calcext:value-type="string">
            <text:p>BURGMAN</text:p>
          </table:table-cell>
          <table:table-cell table:formula="of:=CONCATENATE(&quot;INSERT INTO modele (lib_modele, id_marque_modele) VALUES ('&quot;;[.I1877];&quot;', &quot;;[.G1877];&quot;);&quot;)" office:value-type="string" office:string-value="INSERT INTO modele (lib_modele, id_marque_modele) VALUES ('BURGMAN', 49);" calcext:value-type="string">
            <text:p>INSERT INTO modele (lib_modele, id_marque_modele) VALUES ('BURGMAN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EXP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NCATENATE([.C1878];&quot; &quot;;[.D1878];[.E1878];[.F1878])" office:value-type="string" office:string-value="CITY BIKEEXP" calcext:value-type="string">
            <text:p>CITY BIKEEXP</text:p>
          </table:table-cell>
          <table:table-cell table:formula="of:=TRIM([.H1878])" office:value-type="string" office:string-value="CITY BIKEEXP" calcext:value-type="string">
            <text:p>CITY BIKEEXP</text:p>
          </table:table-cell>
          <table:table-cell table:formula="of:=CONCATENATE(&quot;INSERT INTO modele (lib_modele, id_marque_modele) VALUES ('&quot;;[.I1878];&quot;', &quot;;[.G1878];&quot;);&quot;)" office:value-type="string" office:string-value="INSERT INTO modele (lib_modele, id_marque_modele) VALUES ('CITY BIKEEXP', 49);" calcext:value-type="string">
            <text:p>INSERT INTO modele (lib_modele, id_marque_modele) VALUES ('CITY BIKEEXP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P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79];&quot; &quot;;[.D1879];[.E1879];[.F1879])" office:value-type="string" office:string-value="CP " calcext:value-type="string">
            <text:p>CP </text:p>
          </table:table-cell>
          <table:table-cell table:formula="of:=TRIM([.H1879])" office:value-type="string" office:string-value="CP" calcext:value-type="string">
            <text:p>CP</text:p>
          </table:table-cell>
          <table:table-cell table:formula="of:=CONCATENATE(&quot;INSERT INTO modele (lib_modele, id_marque_modele) VALUES ('&quot;;[.I1879];&quot;', &quot;;[.G1879];&quot;);&quot;)" office:value-type="string" office:string-value="INSERT INTO modele (lib_modele, id_marque_modele) VALUES ('CP', 49);" calcext:value-type="string">
            <text:p>INSERT INTO modele (lib_modele, id_marque_modele) VALUES ('CP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F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0];&quot; &quot;;[.D1880];[.E1880];[.F1880])" office:value-type="string" office:string-value="DF " calcext:value-type="string">
            <text:p>DF </text:p>
          </table:table-cell>
          <table:table-cell table:formula="of:=TRIM([.H1880])" office:value-type="string" office:string-value="DF" calcext:value-type="string">
            <text:p>DF</text:p>
          </table:table-cell>
          <table:table-cell table:formula="of:=CONCATENATE(&quot;INSERT INTO modele (lib_modele, id_marque_modele) VALUES ('&quot;;[.I1880];&quot;', &quot;;[.G1880];&quot;);&quot;)" office:value-type="string" office:string-value="INSERT INTO modele (lib_modele, id_marque_modele) VALUES ('DF', 49);" calcext:value-type="string">
            <text:p>INSERT INTO modele (lib_modele, id_marque_modele) VALUES ('DF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JEBE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1];&quot; &quot;;[.D1881];[.E1881];[.F1881])" office:value-type="string" office:string-value="DJEBEL " calcext:value-type="string">
            <text:p>DJEBEL </text:p>
          </table:table-cell>
          <table:table-cell table:formula="of:=TRIM([.H1881])" office:value-type="string" office:string-value="DJEBEL" calcext:value-type="string">
            <text:p>DJEBEL</text:p>
          </table:table-cell>
          <table:table-cell table:formula="of:=CONCATENATE(&quot;INSERT INTO modele (lib_modele, id_marque_modele) VALUES ('&quot;;[.I1881];&quot;', &quot;;[.G1881];&quot;);&quot;)" office:value-type="string" office:string-value="INSERT INTO modele (lib_modele, id_marque_modele) VALUES ('DJEBEL', 49);" calcext:value-type="string">
            <text:p>INSERT INTO modele (lib_modele, id_marque_modele) VALUES ('DJEBEL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2];&quot; &quot;;[.D1882];[.E1882];[.F1882])" office:value-type="string" office:string-value="DL " calcext:value-type="string">
            <text:p>DL </text:p>
          </table:table-cell>
          <table:table-cell table:formula="of:=TRIM([.H1882])" office:value-type="string" office:string-value="DL" calcext:value-type="string">
            <text:p>DL</text:p>
          </table:table-cell>
          <table:table-cell table:formula="of:=CONCATENATE(&quot;INSERT INTO modele (lib_modele, id_marque_modele) VALUES ('&quot;;[.I1882];&quot;', &quot;;[.G1882];&quot;);&quot;)" office:value-type="string" office:string-value="INSERT INTO modele (lib_modele, id_marque_modele) VALUES ('DL', 49);" calcext:value-type="string">
            <text:p>INSERT INTO modele (lib_modele, id_marque_modele) VALUES ('DL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3];&quot; &quot;;[.D1883];[.E1883];[.F1883])" office:value-type="string" office:string-value="DR " calcext:value-type="string">
            <text:p>DR </text:p>
          </table:table-cell>
          <table:table-cell table:formula="of:=TRIM([.H1883])" office:value-type="string" office:string-value="DR" calcext:value-type="string">
            <text:p>DR</text:p>
          </table:table-cell>
          <table:table-cell table:formula="of:=CONCATENATE(&quot;INSERT INTO modele (lib_modele, id_marque_modele) VALUES ('&quot;;[.I1883];&quot;', &quot;;[.G1883];&quot;);&quot;)" office:value-type="string" office:string-value="INSERT INTO modele (lib_modele, id_marque_modele) VALUES ('DR', 49);" calcext:value-type="string">
            <text:p>INSERT INTO modele (lib_modele, id_marque_modele) VALUES ('DR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4];&quot; &quot;;[.D1884];[.E1884];[.F1884])" office:value-type="string" office:string-value="DRS " calcext:value-type="string">
            <text:p>DRS </text:p>
          </table:table-cell>
          <table:table-cell table:formula="of:=TRIM([.H1884])" office:value-type="string" office:string-value="DRS" calcext:value-type="string">
            <text:p>DRS</text:p>
          </table:table-cell>
          <table:table-cell table:formula="of:=CONCATENATE(&quot;INSERT INTO modele (lib_modele, id_marque_modele) VALUES ('&quot;;[.I1884];&quot;', &quot;;[.G1884];&quot;);&quot;)" office:value-type="string" office:string-value="INSERT INTO modele (lib_modele, id_marque_modele) VALUES ('DRS', 49);" calcext:value-type="string">
            <text:p>INSERT INTO modele (lib_modele, id_marque_modele) VALUES ('DR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S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5];&quot; &quot;;[.D1885];[.E1885];[.F1885])" office:value-type="string" office:string-value="DRSL " calcext:value-type="string">
            <text:p>DRSL </text:p>
          </table:table-cell>
          <table:table-cell table:formula="of:=TRIM([.H1885])" office:value-type="string" office:string-value="DRSL" calcext:value-type="string">
            <text:p>DRSL</text:p>
          </table:table-cell>
          <table:table-cell table:formula="of:=CONCATENATE(&quot;INSERT INTO modele (lib_modele, id_marque_modele) VALUES ('&quot;;[.I1885];&quot;', &quot;;[.G1885];&quot;);&quot;)" office:value-type="string" office:string-value="INSERT INTO modele (lib_modele, id_marque_modele) VALUES ('DRSL', 49);" calcext:value-type="string">
            <text:p>INSERT INTO modele (lib_modele, id_marque_modele) VALUES ('DRSL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Z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6];&quot; &quot;;[.D1886];[.E1886];[.F1886])" office:value-type="string" office:string-value="DRZ " calcext:value-type="string">
            <text:p>DRZ </text:p>
          </table:table-cell>
          <table:table-cell table:formula="of:=TRIM([.H1886])" office:value-type="string" office:string-value="DRZ" calcext:value-type="string">
            <text:p>DRZ</text:p>
          </table:table-cell>
          <table:table-cell table:formula="of:=CONCATENATE(&quot;INSERT INTO modele (lib_modele, id_marque_modele) VALUES ('&quot;;[.I1886];&quot;', &quot;;[.G1886];&quot;);&quot;)" office:value-type="string" office:string-value="INSERT INTO modele (lib_modele, id_marque_modele) VALUES ('DRZ', 49);" calcext:value-type="string">
            <text:p>INSERT INTO modele (lib_modele, id_marque_modele) VALUES ('DRZ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EPICUR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7];&quot; &quot;;[.D1887];[.E1887];[.F1887])" office:value-type="string" office:string-value="EPICURO " calcext:value-type="string">
            <text:p>EPICURO </text:p>
          </table:table-cell>
          <table:table-cell table:formula="of:=TRIM([.H1887])" office:value-type="string" office:string-value="EPICURO" calcext:value-type="string">
            <text:p>EPICURO</text:p>
          </table:table-cell>
          <table:table-cell table:formula="of:=CONCATENATE(&quot;INSERT INTO modele (lib_modele, id_marque_modele) VALUES ('&quot;;[.I1887];&quot;', &quot;;[.G1887];&quot;);&quot;)" office:value-type="string" office:string-value="INSERT INTO modele (lib_modele, id_marque_modele) VALUES ('EPICURO', 49);" calcext:value-type="string">
            <text:p>INSERT INTO modele (lib_modele, id_marque_modele) VALUES ('EPICUR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FREEWIN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8];&quot; &quot;;[.D1888];[.E1888];[.F1888])" office:value-type="string" office:string-value="FREEWIND " calcext:value-type="string">
            <text:p>FREEWIND </text:p>
          </table:table-cell>
          <table:table-cell table:formula="of:=TRIM([.H1888])" office:value-type="string" office:string-value="FREEWIND" calcext:value-type="string">
            <text:p>FREEWIND</text:p>
          </table:table-cell>
          <table:table-cell table:formula="of:=CONCATENATE(&quot;INSERT INTO modele (lib_modele, id_marque_modele) VALUES ('&quot;;[.I1888];&quot;', &quot;;[.G1888];&quot;);&quot;)" office:value-type="string" office:string-value="INSERT INTO modele (lib_modele, id_marque_modele) VALUES ('FREEWIND', 49);" calcext:value-type="string">
            <text:p>INSERT INTO modele (lib_modele, id_marque_modele) VALUES ('FREEWIND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89];&quot; &quot;;[.D1889];[.E1889];[.F1889])" office:value-type="string" office:string-value="GAMMA " calcext:value-type="string">
            <text:p>GAMMA </text:p>
          </table:table-cell>
          <table:table-cell table:formula="of:=TRIM([.H1889])" office:value-type="string" office:string-value="GAMMA" calcext:value-type="string">
            <text:p>GAMMA</text:p>
          </table:table-cell>
          <table:table-cell table:formula="of:=CONCATENATE(&quot;INSERT INTO modele (lib_modele, id_marque_modele) VALUES ('&quot;;[.I1889];&quot;', &quot;;[.G1889];&quot;);&quot;)" office:value-type="string" office:string-value="INSERT INTO modele (lib_modele, id_marque_modele) VALUES ('GAMMA', 49);" calcext:value-type="string">
            <text:p>INSERT INTO modele (lib_modele, id_marque_modele) VALUES ('GAMM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LADIU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0];&quot; &quot;;[.D1890];[.E1890];[.F1890])" office:value-type="string" office:string-value="GLADIUS " calcext:value-type="string">
            <text:p>GLADIUS </text:p>
          </table:table-cell>
          <table:table-cell table:formula="of:=TRIM([.H1890])" office:value-type="string" office:string-value="GLADIUS" calcext:value-type="string">
            <text:p>GLADIUS</text:p>
          </table:table-cell>
          <table:table-cell table:formula="of:=CONCATENATE(&quot;INSERT INTO modele (lib_modele, id_marque_modele) VALUES ('&quot;;[.I1890];&quot;', &quot;;[.G1890];&quot;);&quot;)" office:value-type="string" office:string-value="INSERT INTO modele (lib_modele, id_marque_modele) VALUES ('GLADIUS', 49);" calcext:value-type="string">
            <text:p>INSERT INTO modele (lib_modele, id_marque_modele) VALUES ('GLADIU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N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1];&quot; &quot;;[.D1891];[.E1891];[.F1891])" office:value-type="string" office:string-value="GN " calcext:value-type="string">
            <text:p>GN </text:p>
          </table:table-cell>
          <table:table-cell table:formula="of:=TRIM([.H1891])" office:value-type="string" office:string-value="GN" calcext:value-type="string">
            <text:p>GN</text:p>
          </table:table-cell>
          <table:table-cell table:formula="of:=CONCATENATE(&quot;INSERT INTO modele (lib_modele, id_marque_modele) VALUES ('&quot;;[.I1891];&quot;', &quot;;[.G1891];&quot;);&quot;)" office:value-type="string" office:string-value="INSERT INTO modele (lib_modele, id_marque_modele) VALUES ('GN', 49);" calcext:value-type="string">
            <text:p>INSERT INTO modele (lib_modele, id_marque_modele) VALUES ('GN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P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2];&quot; &quot;;[.D1892];[.E1892];[.F1892])" office:value-type="string" office:string-value="GP " calcext:value-type="string">
            <text:p>GP </text:p>
          </table:table-cell>
          <table:table-cell table:formula="of:=TRIM([.H1892])" office:value-type="string" office:string-value="GP" calcext:value-type="string">
            <text:p>GP</text:p>
          </table:table-cell>
          <table:table-cell table:formula="of:=CONCATENATE(&quot;INSERT INTO modele (lib_modele, id_marque_modele) VALUES ('&quot;;[.I1892];&quot;', &quot;;[.G1892];&quot;);&quot;)" office:value-type="string" office:string-value="INSERT INTO modele (lib_modele, id_marque_modele) VALUES ('GP', 49);" calcext:value-type="string">
            <text:p>INSERT INTO modele (lib_modele, id_marque_modele) VALUES ('GP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3];&quot; &quot;;[.D1893];[.E1893];[.F1893])" office:value-type="string" office:string-value="GS " calcext:value-type="string">
            <text:p>GS </text:p>
          </table:table-cell>
          <table:table-cell table:formula="of:=TRIM([.H1893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1893];&quot;', &quot;;[.G1893];&quot;);&quot;)" office:value-type="string" office:string-value="INSERT INTO modele (lib_modele, id_marque_modele) VALUES ('GS', 49);" calcext:value-type="string">
            <text:p>INSERT INTO modele (lib_modele, id_marque_modele) VALUES ('G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894];&quot; &quot;;[.D1894];[.E1894];[.F1894])" office:value-type="string" office:string-value="GS E" calcext:value-type="string">
            <text:p>GS E</text:p>
          </table:table-cell>
          <table:table-cell table:formula="of:=TRIM([.H1894])" office:value-type="string" office:string-value="GS E" calcext:value-type="string">
            <text:p>GS E</text:p>
          </table:table-cell>
          <table:table-cell table:formula="of:=CONCATENATE(&quot;INSERT INTO modele (lib_modele, id_marque_modele) VALUES ('&quot;;[.I1894];&quot;', &quot;;[.G1894];&quot;);&quot;)" office:value-type="string" office:string-value="INSERT INTO modele (lib_modele, id_marque_modele) VALUES ('GS E', 49);" calcext:value-type="string">
            <text:p>INSERT INTO modele (lib_modele, id_marque_modele) VALUES ('GS 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F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5];&quot; &quot;;[.D1895];[.E1895];[.F1895])" office:value-type="string" office:string-value="GSF " calcext:value-type="string">
            <text:p>GSF </text:p>
          </table:table-cell>
          <table:table-cell table:formula="of:=TRIM([.H1895])" office:value-type="string" office:string-value="GSF" calcext:value-type="string">
            <text:p>GSF</text:p>
          </table:table-cell>
          <table:table-cell table:formula="of:=CONCATENATE(&quot;INSERT INTO modele (lib_modele, id_marque_modele) VALUES ('&quot;;[.I1895];&quot;', &quot;;[.G1895];&quot;);&quot;)" office:value-type="string" office:string-value="INSERT INTO modele (lib_modele, id_marque_modele) VALUES ('GSF', 49);" calcext:value-type="string">
            <text:p>INSERT INTO modele (lib_modele, id_marque_modele) VALUES ('GSF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R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6];&quot; &quot;;[.D1896];[.E1896];[.F1896])" office:value-type="string" office:string-value="GSR " calcext:value-type="string">
            <text:p>GSR </text:p>
          </table:table-cell>
          <table:table-cell table:formula="of:=TRIM([.H1896])" office:value-type="string" office:string-value="GSR" calcext:value-type="string">
            <text:p>GSR</text:p>
          </table:table-cell>
          <table:table-cell table:formula="of:=CONCATENATE(&quot;INSERT INTO modele (lib_modele, id_marque_modele) VALUES ('&quot;;[.I1896];&quot;', &quot;;[.G1896];&quot;);&quot;)" office:value-type="string" office:string-value="INSERT INTO modele (lib_modele, id_marque_modele) VALUES ('GSR', 49);" calcext:value-type="string">
            <text:p>INSERT INTO modele (lib_modele, id_marque_modele) VALUES ('GSR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X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7];&quot; &quot;;[.D1897];[.E1897];[.F1897])" office:value-type="string" office:string-value="GSX " calcext:value-type="string">
            <text:p>GSX </text:p>
          </table:table-cell>
          <table:table-cell table:formula="of:=TRIM([.H1897])" office:value-type="string" office:string-value="GSX" calcext:value-type="string">
            <text:p>GSX</text:p>
          </table:table-cell>
          <table:table-cell table:formula="of:=CONCATENATE(&quot;INSERT INTO modele (lib_modele, id_marque_modele) VALUES ('&quot;;[.I1897];&quot;', &quot;;[.G1897];&quot;);&quot;)" office:value-type="string" office:string-value="INSERT INTO modele (lib_modele, id_marque_modele) VALUES ('GSX', 49);" calcext:value-type="string">
            <text:p>INSERT INTO modele (lib_modele, id_marque_modele) VALUES ('GSX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8];&quot; &quot;;[.D1898];[.E1898];[.F1898])" office:value-type="string" office:string-value="GT " calcext:value-type="string">
            <text:p>GT </text:p>
          </table:table-cell>
          <table:table-cell table:formula="of:=TRIM([.H1898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898];&quot;', &quot;;[.G1898];&quot;);&quot;)" office:value-type="string" office:string-value="INSERT INTO modele (lib_modele, id_marque_modele) VALUES ('GT', 49);" calcext:value-type="string">
            <text:p>INSERT INTO modele (lib_modele, id_marque_modele) VALUES ('GT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Z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899];&quot; &quot;;[.D1899];[.E1899];[.F1899])" office:value-type="string" office:string-value="GZ " calcext:value-type="string">
            <text:p>GZ </text:p>
          </table:table-cell>
          <table:table-cell table:formula="of:=TRIM([.H1899])" office:value-type="string" office:string-value="GZ" calcext:value-type="string">
            <text:p>GZ</text:p>
          </table:table-cell>
          <table:table-cell table:formula="of:=CONCATENATE(&quot;INSERT INTO modele (lib_modele, id_marque_modele) VALUES ('&quot;;[.I1899];&quot;', &quot;;[.G1899];&quot;);&quot;)" office:value-type="string" office:string-value="INSERT INTO modele (lib_modele, id_marque_modele) VALUES ('GZ', 49);" calcext:value-type="string">
            <text:p>INSERT INTO modele (lib_modele, id_marque_modele) VALUES ('GZ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NAZUM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0];&quot; &quot;;[.D1900];[.E1900];[.F1900])" office:value-type="string" office:string-value="INAZUMA " calcext:value-type="string">
            <text:p>INAZUMA </text:p>
          </table:table-cell>
          <table:table-cell table:formula="of:=TRIM([.H1900])" office:value-type="string" office:string-value="INAZUMA" calcext:value-type="string">
            <text:p>INAZUMA</text:p>
          </table:table-cell>
          <table:table-cell table:formula="of:=CONCATENATE(&quot;INSERT INTO modele (lib_modele, id_marque_modele) VALUES ('&quot;;[.I1900];&quot;', &quot;;[.G1900];&quot;);&quot;)" office:value-type="string" office:string-value="INSERT INTO modele (lib_modele, id_marque_modele) VALUES ('INAZUMA', 49);" calcext:value-type="string">
            <text:p>INSERT INTO modele (lib_modele, id_marque_modele) VALUES ('INAZUM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NTRUDER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1];&quot; &quot;;[.D1901];[.E1901];[.F1901])" office:value-type="string" office:string-value="INTRUDER " calcext:value-type="string">
            <text:p>INTRUDER </text:p>
          </table:table-cell>
          <table:table-cell table:formula="of:=TRIM([.H1901])" office:value-type="string" office:string-value="INTRUDER" calcext:value-type="string">
            <text:p>INTRUDER</text:p>
          </table:table-cell>
          <table:table-cell table:formula="of:=CONCATENATE(&quot;INSERT INTO modele (lib_modele, id_marque_modele) VALUES ('&quot;;[.I1901];&quot;', &quot;;[.G1901];&quot;);&quot;)" office:value-type="string" office:string-value="INSERT INTO modele (lib_modele, id_marque_modele) VALUES ('INTRUDER', 49);" calcext:value-type="string">
            <text:p>INSERT INTO modele (lib_modele, id_marque_modele) VALUES ('INTRUDER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SAVAGE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02];&quot; &quot;;[.D1902];[.E1902];[.F1902])" office:value-type="string" office:string-value="LS SAVAGE" calcext:value-type="string">
            <text:p>LS SAVAGE</text:p>
          </table:table-cell>
          <table:table-cell table:formula="of:=TRIM([.H1902])" office:value-type="string" office:string-value="LS SAVAGE" calcext:value-type="string">
            <text:p>LS SAVAGE</text:p>
          </table:table-cell>
          <table:table-cell table:formula="of:=CONCATENATE(&quot;INSERT INTO modele (lib_modele, id_marque_modele) VALUES ('&quot;;[.I1902];&quot;', &quot;;[.G1902];&quot;);&quot;)" office:value-type="string" office:string-value="INSERT INTO modele (lib_modele, id_marque_modele) VALUES ('LS SAVAGE', 49);" calcext:value-type="string">
            <text:p>INSERT INTO modele (lib_modele, id_marque_modele) VALUES ('LS SAVAG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MARAUDER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3];&quot; &quot;;[.D1903];[.E1903];[.F1903])" office:value-type="string" office:string-value="MARAUDER " calcext:value-type="string">
            <text:p>MARAUDER </text:p>
          </table:table-cell>
          <table:table-cell table:formula="of:=TRIM([.H1903])" office:value-type="string" office:string-value="MARAUDER" calcext:value-type="string">
            <text:p>MARAUDER</text:p>
          </table:table-cell>
          <table:table-cell table:formula="of:=CONCATENATE(&quot;INSERT INTO modele (lib_modele, id_marque_modele) VALUES ('&quot;;[.I1903];&quot;', &quot;;[.G1903];&quot;);&quot;)" office:value-type="string" office:string-value="INSERT INTO modele (lib_modele, id_marque_modele) VALUES ('MARAUDER', 49);" calcext:value-type="string">
            <text:p>INSERT INTO modele (lib_modele, id_marque_modele) VALUES ('MARAUDER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F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4];&quot; &quot;;[.D1904];[.E1904];[.F1904])" office:value-type="string" office:string-value="RF " calcext:value-type="string">
            <text:p>RF </text:p>
          </table:table-cell>
          <table:table-cell table:formula="of:=TRIM([.H1904])" office:value-type="string" office:string-value="RF" calcext:value-type="string">
            <text:p>RF</text:p>
          </table:table-cell>
          <table:table-cell table:formula="of:=CONCATENATE(&quot;INSERT INTO modele (lib_modele, id_marque_modele) VALUES ('&quot;;[.I1904];&quot;', &quot;;[.G1904];&quot;);&quot;)" office:value-type="string" office:string-value="INSERT INTO modele (lib_modele, id_marque_modele) VALUES ('RF', 49);" calcext:value-type="string">
            <text:p>INSERT INTO modele (lib_modele, id_marque_modele) VALUES ('RF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5];&quot; &quot;;[.D1905];[.E1905];[.F1905])" office:value-type="string" office:string-value="RG " calcext:value-type="string">
            <text:p>RG </text:p>
          </table:table-cell>
          <table:table-cell table:formula="of:=TRIM([.H1905])" office:value-type="string" office:string-value="RG" calcext:value-type="string">
            <text:p>RG</text:p>
          </table:table-cell>
          <table:table-cell table:formula="of:=CONCATENATE(&quot;INSERT INTO modele (lib_modele, id_marque_modele) VALUES ('&quot;;[.I1905];&quot;', &quot;;[.G1905];&quot;);&quot;)" office:value-type="string" office:string-value="INSERT INTO modele (lib_modele, id_marque_modele) VALUES ('RG', 49);" calcext:value-type="string">
            <text:p>INSERT INTO modele (lib_modele, id_marque_modele) VALUES ('RG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06];&quot; &quot;;[.D1906];[.E1906];[.F1906])" office:value-type="string" office:string-value="RG GAMMA" calcext:value-type="string">
            <text:p>RG GAMMA</text:p>
          </table:table-cell>
          <table:table-cell table:formula="of:=TRIM([.H1906])" office:value-type="string" office:string-value="RG GAMMA" calcext:value-type="string">
            <text:p>RG GAMMA</text:p>
          </table:table-cell>
          <table:table-cell table:formula="of:=CONCATENATE(&quot;INSERT INTO modele (lib_modele, id_marque_modele) VALUES ('&quot;;[.I1906];&quot;', &quot;;[.G1906];&quot;);&quot;)" office:value-type="string" office:string-value="INSERT INTO modele (lib_modele, id_marque_modele) VALUES ('RG GAMMA', 49);" calcext:value-type="string">
            <text:p>INSERT INTO modele (lib_modele, id_marque_modele) VALUES ('RG GAMM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V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07];&quot; &quot;;[.D1907];[.E1907];[.F1907])" office:value-type="string" office:string-value="RGV GAMMA" calcext:value-type="string">
            <text:p>RGV GAMMA</text:p>
          </table:table-cell>
          <table:table-cell table:formula="of:=TRIM([.H1907])" office:value-type="string" office:string-value="RGV GAMMA" calcext:value-type="string">
            <text:p>RGV GAMMA</text:p>
          </table:table-cell>
          <table:table-cell table:formula="of:=CONCATENATE(&quot;INSERT INTO modele (lib_modele, id_marque_modele) VALUES ('&quot;;[.I1907];&quot;', &quot;;[.G1907];&quot;);&quot;)" office:value-type="string" office:string-value="INSERT INTO modele (lib_modele, id_marque_modele) VALUES ('RGV GAMMA', 49);" calcext:value-type="string">
            <text:p>INSERT INTO modele (lib_modele, id_marque_modele) VALUES ('RGV GAMM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MX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8];&quot; &quot;;[.D1908];[.E1908];[.F1908])" office:value-type="string" office:string-value="RMX " calcext:value-type="string">
            <text:p>RMX </text:p>
          </table:table-cell>
          <table:table-cell table:formula="of:=TRIM([.H1908])" office:value-type="string" office:string-value="RMX" calcext:value-type="string">
            <text:p>RMX</text:p>
          </table:table-cell>
          <table:table-cell table:formula="of:=CONCATENATE(&quot;INSERT INTO modele (lib_modele, id_marque_modele) VALUES ('&quot;;[.I1908];&quot;', &quot;;[.G1908];&quot;);&quot;)" office:value-type="string" office:string-value="INSERT INTO modele (lib_modele, id_marque_modele) VALUES ('RMX', 49);" calcext:value-type="string">
            <text:p>INSERT INTO modele (lib_modele, id_marque_modele) VALUES ('RMX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AVAG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09];&quot; &quot;;[.D1909];[.E1909];[.F1909])" office:value-type="string" office:string-value="SAVAGE " calcext:value-type="string">
            <text:p>SAVAGE </text:p>
          </table:table-cell>
          <table:table-cell table:formula="of:=TRIM([.H1909])" office:value-type="string" office:string-value="SAVAGE" calcext:value-type="string">
            <text:p>SAVAGE</text:p>
          </table:table-cell>
          <table:table-cell table:formula="of:=CONCATENATE(&quot;INSERT INTO modele (lib_modele, id_marque_modele) VALUES ('&quot;;[.I1909];&quot;', &quot;;[.G1909];&quot;);&quot;)" office:value-type="string" office:string-value="INSERT INTO modele (lib_modele, id_marque_modele) VALUES ('SAVAGE', 49);" calcext:value-type="string">
            <text:p>INSERT INTO modele (lib_modele, id_marque_modele) VALUES ('SAVAG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IXTEEN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0];&quot; &quot;;[.D1910];[.E1910];[.F1910])" office:value-type="string" office:string-value="SIXTEEN " calcext:value-type="string">
            <text:p>SIXTEEN </text:p>
          </table:table-cell>
          <table:table-cell table:formula="of:=TRIM([.H1910])" office:value-type="string" office:string-value="SIXTEEN" calcext:value-type="string">
            <text:p>SIXTEEN</text:p>
          </table:table-cell>
          <table:table-cell table:formula="of:=CONCATENATE(&quot;INSERT INTO modele (lib_modele, id_marque_modele) VALUES ('&quot;;[.I1910];&quot;', &quot;;[.G1910];&quot;);&quot;)" office:value-type="string" office:string-value="INSERT INTO modele (lib_modele, id_marque_modele) VALUES ('SIXTEEN', 49);" calcext:value-type="string">
            <text:p>INSERT INTO modele (lib_modele, id_marque_modele) VALUES ('SIXTEEN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J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11];&quot; &quot;;[.D1911];[.E1911];[.F1911])" office:value-type="string" office:string-value="SJ 100" calcext:value-type="string">
            <text:p>SJ 100</text:p>
          </table:table-cell>
          <table:table-cell table:formula="of:=TRIM([.H1911])" office:value-type="string" office:string-value="SJ 100" calcext:value-type="string">
            <text:p>SJ 100</text:p>
          </table:table-cell>
          <table:table-cell table:formula="of:=CONCATENATE(&quot;INSERT INTO modele (lib_modele, id_marque_modele) VALUES ('&quot;;[.I1911];&quot;', &quot;;[.G1911];&quot;);&quot;)" office:value-type="string" office:string-value="INSERT INTO modele (lib_modele, id_marque_modele) VALUES ('SJ 100', 49);" calcext:value-type="string">
            <text:p>INSERT INTO modele (lib_modele, id_marque_modele) VALUES ('SJ 100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12];&quot; &quot;;[.D1912];[.E1912];[.F1912])" office:value-type="string" office:string-value="SUPER CLASSIC" calcext:value-type="string">
            <text:p>SUPER CLASSIC</text:p>
          </table:table-cell>
          <table:table-cell table:formula="of:=TRIM([.H1912])" office:value-type="string" office:string-value="SUPER CLASSIC" calcext:value-type="string">
            <text:p>SUPER CLASSIC</text:p>
          </table:table-cell>
          <table:table-cell table:formula="of:=CONCATENATE(&quot;INSERT INTO modele (lib_modele, id_marque_modele) VALUES ('&quot;;[.I1912];&quot;', &quot;;[.G1912];&quot;);&quot;)" office:value-type="string" office:string-value="INSERT INTO modele (lib_modele, id_marque_modele) VALUES ('SUPER CLASSIC', 49);" calcext:value-type="string">
            <text:p>INSERT INTO modele (lib_modele, id_marque_modele) VALUES ('SUPER CLASSIC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3];&quot; &quot;;[.D1913];[.E1913];[.F1913])" office:value-type="string" office:string-value="SV " calcext:value-type="string">
            <text:p>SV </text:p>
          </table:table-cell>
          <table:table-cell table:formula="of:=TRIM([.H1913])" office:value-type="string" office:string-value="SV" calcext:value-type="string">
            <text:p>SV</text:p>
          </table:table-cell>
          <table:table-cell table:formula="of:=CONCATENATE(&quot;INSERT INTO modele (lib_modele, id_marque_modele) VALUES ('&quot;;[.I1913];&quot;', &quot;;[.G1913];&quot;);&quot;)" office:value-type="string" office:string-value="INSERT INTO modele (lib_modele, id_marque_modele) VALUES ('SV', 49);" calcext:value-type="string">
            <text:p>INSERT INTO modele (lib_modele, id_marque_modele) VALUES ('SV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4];&quot; &quot;;[.D1914];[.E1914];[.F1914])" office:value-type="string" office:string-value="TL " calcext:value-type="string">
            <text:p>TL </text:p>
          </table:table-cell>
          <table:table-cell table:formula="of:=TRIM([.H1914])" office:value-type="string" office:string-value="TL" calcext:value-type="string">
            <text:p>TL</text:p>
          </table:table-cell>
          <table:table-cell table:formula="of:=CONCATENATE(&quot;INSERT INTO modele (lib_modele, id_marque_modele) VALUES ('&quot;;[.I1914];&quot;', &quot;;[.G1914];&quot;);&quot;)" office:value-type="string" office:string-value="INSERT INTO modele (lib_modele, id_marque_modele) VALUES ('TL', 49);" calcext:value-type="string">
            <text:p>INSERT INTO modele (lib_modele, id_marque_modele) VALUES ('TL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5];&quot; &quot;;[.D1915];[.E1915];[.F1915])" office:value-type="string" office:string-value="TS " calcext:value-type="string">
            <text:p>TS </text:p>
          </table:table-cell>
          <table:table-cell table:formula="of:=TRIM([.H1915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915];&quot;', &quot;;[.G1915];&quot;);&quot;)" office:value-type="string" office:string-value="INSERT INTO modele (lib_modele, id_marque_modele) VALUES ('TS', 49);" calcext:value-type="string">
            <text:p>INSERT INTO modele (lib_modele, id_marque_modele) VALUES ('T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R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6];&quot; &quot;;[.D1916];[.E1916];[.F1916])" office:value-type="string" office:string-value="TSR " calcext:value-type="string">
            <text:p>TSR </text:p>
          </table:table-cell>
          <table:table-cell table:formula="of:=TRIM([.H1916])" office:value-type="string" office:string-value="TSR" calcext:value-type="string">
            <text:p>TSR</text:p>
          </table:table-cell>
          <table:table-cell table:formula="of:=CONCATENATE(&quot;INSERT INTO modele (lib_modele, id_marque_modele) VALUES ('&quot;;[.I1916];&quot;', &quot;;[.G1916];&quot;);&quot;)" office:value-type="string" office:string-value="INSERT INTO modele (lib_modele, id_marque_modele) VALUES ('TSR', 49);" calcext:value-type="string">
            <text:p>INSERT INTO modele (lib_modele, id_marque_modele) VALUES ('TSR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X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7];&quot; &quot;;[.D1917];[.E1917];[.F1917])" office:value-type="string" office:string-value="TSX " calcext:value-type="string">
            <text:p>TSX </text:p>
          </table:table-cell>
          <table:table-cell table:formula="of:=TRIM([.H1917])" office:value-type="string" office:string-value="TSX" calcext:value-type="string">
            <text:p>TSX</text:p>
          </table:table-cell>
          <table:table-cell table:formula="of:=CONCATENATE(&quot;INSERT INTO modele (lib_modele, id_marque_modele) VALUES ('&quot;;[.I1917];&quot;', &quot;;[.G1917];&quot;);&quot;)" office:value-type="string" office:string-value="INSERT INTO modele (lib_modele, id_marque_modele) VALUES ('TSX', 49);" calcext:value-type="string">
            <text:p>INSERT INTO modele (lib_modele, id_marque_modele) VALUES ('TSX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U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8];&quot; &quot;;[.D1918];[.E1918];[.F1918])" office:value-type="string" office:string-value="TU " calcext:value-type="string">
            <text:p>TU </text:p>
          </table:table-cell>
          <table:table-cell table:formula="of:=TRIM([.H1918])" office:value-type="string" office:string-value="TU" calcext:value-type="string">
            <text:p>TU</text:p>
          </table:table-cell>
          <table:table-cell table:formula="of:=CONCATENATE(&quot;INSERT INTO modele (lib_modele, id_marque_modele) VALUES ('&quot;;[.I1918];&quot;', &quot;;[.G1918];&quot;);&quot;)" office:value-type="string" office:string-value="INSERT INTO modele (lib_modele, id_marque_modele) VALUES ('TU', 49);" calcext:value-type="string">
            <text:p>INSERT INTO modele (lib_modele, id_marque_modele) VALUES ('TU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UC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19];&quot; &quot;;[.D1919];[.E1919];[.F1919])" office:value-type="string" office:string-value="UC " calcext:value-type="string">
            <text:p>UC </text:p>
          </table:table-cell>
          <table:table-cell table:formula="of:=TRIM([.H1919])" office:value-type="string" office:string-value="UC" calcext:value-type="string">
            <text:p>UC</text:p>
          </table:table-cell>
          <table:table-cell table:formula="of:=CONCATENATE(&quot;INSERT INTO modele (lib_modele, id_marque_modele) VALUES ('&quot;;[.I1919];&quot;', &quot;;[.G1919];&quot;);&quot;)" office:value-type="string" office:string-value="INSERT INTO modele (lib_modele, id_marque_modele) VALUES ('UC', 49);" calcext:value-type="string">
            <text:p>INSERT INTO modele (lib_modele, id_marque_modele) VALUES ('UC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U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0];&quot; &quot;;[.D1920];[.E1920];[.F1920])" office:value-type="string" office:string-value="UE " calcext:value-type="string">
            <text:p>UE </text:p>
          </table:table-cell>
          <table:table-cell table:formula="of:=TRIM([.H1920])" office:value-type="string" office:string-value="UE" calcext:value-type="string">
            <text:p>UE</text:p>
          </table:table-cell>
          <table:table-cell table:formula="of:=CONCATENATE(&quot;INSERT INTO modele (lib_modele, id_marque_modele) VALUES ('&quot;;[.I1920];&quot;', &quot;;[.G1920];&quot;);&quot;)" office:value-type="string" office:string-value="INSERT INTO modele (lib_modele, id_marque_modele) VALUES ('UE', 49);" calcext:value-type="string">
            <text:p>INSERT INTO modele (lib_modele, id_marque_modele) VALUES ('U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table:number-columns-repeated="2" office:value-type="string" calcext:value-type="string">
            <text:p>VAN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921];&quot; &quot;;[.D1921];[.E1921];[.F1921])" office:value-type="string" office:string-value="VAN VAN" calcext:value-type="string">
            <text:p>VAN VAN</text:p>
          </table:table-cell>
          <table:table-cell table:formula="of:=TRIM([.H1921])" office:value-type="string" office:string-value="VAN VAN" calcext:value-type="string">
            <text:p>VAN VAN</text:p>
          </table:table-cell>
          <table:table-cell table:formula="of:=CONCATENATE(&quot;INSERT INTO modele (lib_modele, id_marque_modele) VALUES ('&quot;;[.I1921];&quot;', &quot;;[.G1921];&quot;);&quot;)" office:value-type="string" office:string-value="INSERT INTO modele (lib_modele, id_marque_modele) VALUES ('VAN VAN', 49);" calcext:value-type="string">
            <text:p>INSERT INTO modele (lib_modele, id_marque_modele) VALUES ('VAN VAN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2];&quot; &quot;;[.D1922];[.E1922];[.F1922])" office:value-type="string" office:string-value="VL " calcext:value-type="string">
            <text:p>VL </text:p>
          </table:table-cell>
          <table:table-cell table:formula="of:=TRIM([.H1922])" office:value-type="string" office:string-value="VL" calcext:value-type="string">
            <text:p>VL</text:p>
          </table:table-cell>
          <table:table-cell table:formula="of:=CONCATENATE(&quot;INSERT INTO modele (lib_modele, id_marque_modele) VALUES ('&quot;;[.I1922];&quot;', &quot;;[.G1922];&quot;);&quot;)" office:value-type="string" office:string-value="INSERT INTO modele (lib_modele, id_marque_modele) VALUES ('VL', 49);" calcext:value-type="string">
            <text:p>INSERT INTO modele (lib_modele, id_marque_modele) VALUES ('VL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OLUSI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3];&quot; &quot;;[.D1923];[.E1923];[.F1923])" office:value-type="string" office:string-value="VOLUSIA " calcext:value-type="string">
            <text:p>VOLUSIA </text:p>
          </table:table-cell>
          <table:table-cell table:formula="of:=TRIM([.H1923])" office:value-type="string" office:string-value="VOLUSIA" calcext:value-type="string">
            <text:p>VOLUSIA</text:p>
          </table:table-cell>
          <table:table-cell table:formula="of:=CONCATENATE(&quot;INSERT INTO modele (lib_modele, id_marque_modele) VALUES ('&quot;;[.I1923];&quot;', &quot;;[.G1923];&quot;);&quot;)" office:value-type="string" office:string-value="INSERT INTO modele (lib_modele, id_marque_modele) VALUES ('VOLUSIA', 49);" calcext:value-type="string">
            <text:p>INSERT INTO modele (lib_modele, id_marque_modele) VALUES ('VOLUSI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4];&quot; &quot;;[.D1924];[.E1924];[.F1924])" office:value-type="string" office:string-value="VS " calcext:value-type="string">
            <text:p>VS </text:p>
          </table:table-cell>
          <table:table-cell table:formula="of:=TRIM([.H1924])" office:value-type="string" office:string-value="VS" calcext:value-type="string">
            <text:p>VS</text:p>
          </table:table-cell>
          <table:table-cell table:formula="of:=CONCATENATE(&quot;INSERT INTO modele (lib_modele, id_marque_modele) VALUES ('&quot;;[.I1924];&quot;', &quot;;[.G1924];&quot;);&quot;)" office:value-type="string" office:string-value="INSERT INTO modele (lib_modele, id_marque_modele) VALUES ('VS', 49);" calcext:value-type="string">
            <text:p>INSERT INTO modele (lib_modele, id_marque_modele) VALUES ('V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X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5];&quot; &quot;;[.D1925];[.E1925];[.F1925])" office:value-type="string" office:string-value="VX " calcext:value-type="string">
            <text:p>VX </text:p>
          </table:table-cell>
          <table:table-cell table:formula="of:=TRIM([.H1925])" office:value-type="string" office:string-value="VX" calcext:value-type="string">
            <text:p>VX</text:p>
          </table:table-cell>
          <table:table-cell table:formula="of:=CONCATENATE(&quot;INSERT INTO modele (lib_modele, id_marque_modele) VALUES ('&quot;;[.I1925];&quot;', &quot;;[.G1925];&quot;);&quot;)" office:value-type="string" office:string-value="INSERT INTO modele (lib_modele, id_marque_modele) VALUES ('VX', 49);" calcext:value-type="string">
            <text:p>INSERT INTO modele (lib_modele, id_marque_modele) VALUES ('VX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WOLF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6];&quot; &quot;;[.D1926];[.E1926];[.F1926])" office:value-type="string" office:string-value="WOLF " calcext:value-type="string">
            <text:p>WOLF </text:p>
          </table:table-cell>
          <table:table-cell table:formula="of:=TRIM([.H1926])" office:value-type="string" office:string-value="WOLF" calcext:value-type="string">
            <text:p>WOLF</text:p>
          </table:table-cell>
          <table:table-cell table:formula="of:=CONCATENATE(&quot;INSERT INTO modele (lib_modele, id_marque_modele) VALUES ('&quot;;[.I1926];&quot;', &quot;;[.G1926];&quot;);&quot;)" office:value-type="string" office:string-value="INSERT INTO modele (lib_modele, id_marque_modele) VALUES ('WOLF', 49);" calcext:value-type="string">
            <text:p>INSERT INTO modele (lib_modele, id_marque_modele) VALUES ('WOLF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927];&quot; &quot;;[.D1927];[.E1927];[.F1927])" office:value-type="string" office:string-value="AUTRE " calcext:value-type="string">
            <text:p>AUTRE </text:p>
          </table:table-cell>
          <table:table-cell table:formula="of:=TRIM([.H192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27];&quot;', &quot;;[.G1927];&quot;);&quot;)" office:value-type="string" office:string-value="INSERT INTO modele (lib_modele, id_marque_modele) VALUES ('AUTRE', 49);" calcext:value-type="string">
            <text:p>INSERT INTO modele (lib_modele, id_marque_modele) VALUES ('AUTR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DVENTUR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28];&quot; &quot;;[.D1928];[.E1928];[.F1928])" office:value-type="string" office:string-value="ADVENTURER " calcext:value-type="string">
            <text:p>ADVENTURER </text:p>
          </table:table-cell>
          <table:table-cell table:formula="of:=TRIM([.H1928])" office:value-type="string" office:string-value="ADVENTURER" calcext:value-type="string">
            <text:p>ADVENTURER</text:p>
          </table:table-cell>
          <table:table-cell table:formula="of:=CONCATENATE(&quot;INSERT INTO modele (lib_modele, id_marque_modele) VALUES ('&quot;;[.I1928];&quot;', &quot;;[.G1928];&quot;);&quot;)" office:value-type="string" office:string-value="INSERT INTO modele (lib_modele, id_marque_modele) VALUES ('ADVENTURER', 52);" calcext:value-type="string">
            <text:p>INSERT INTO modele (lib_modele, id_marque_modele) VALUES ('ADVENTUR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MERICA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29];&quot; &quot;;[.D1929];[.E1929];[.F1929])" office:value-type="string" office:string-value="AMERICA " calcext:value-type="string">
            <text:p>AMERICA </text:p>
          </table:table-cell>
          <table:table-cell table:formula="of:=TRIM([.H1929])" office:value-type="string" office:string-value="AMERICA" calcext:value-type="string">
            <text:p>AMERICA</text:p>
          </table:table-cell>
          <table:table-cell table:formula="of:=CONCATENATE(&quot;INSERT INTO modele (lib_modele, id_marque_modele) VALUES ('&quot;;[.I1929];&quot;', &quot;;[.G1929];&quot;);&quot;)" office:value-type="string" office:string-value="INSERT INTO modele (lib_modele, id_marque_modele) VALUES ('AMERICA', 52);" calcext:value-type="string">
            <text:p>INSERT INTO modele (lib_modele, id_marque_modele) VALUES ('AMERICA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BONNEVILL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0];&quot; &quot;;[.D1930];[.E1930];[.F1930])" office:value-type="string" office:string-value="BONNEVILLE " calcext:value-type="string">
            <text:p>BONNEVILLE </text:p>
          </table:table-cell>
          <table:table-cell table:formula="of:=TRIM([.H1930])" office:value-type="string" office:string-value="BONNEVILLE" calcext:value-type="string">
            <text:p>BONNEVILLE</text:p>
          </table:table-cell>
          <table:table-cell table:formula="of:=CONCATENATE(&quot;INSERT INTO modele (lib_modele, id_marque_modele) VALUES ('&quot;;[.I1930];&quot;', &quot;;[.G1930];&quot;);&quot;)" office:value-type="string" office:string-value="INSERT INTO modele (lib_modele, id_marque_modele) VALUES ('BONNEVILLE', 52);" calcext:value-type="string">
            <text:p>INSERT INTO modele (lib_modele, id_marque_modele) VALUES ('BONNEVIL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DAYTONA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1];&quot; &quot;;[.D1931];[.E1931];[.F1931])" office:value-type="string" office:string-value="DAYTONA " calcext:value-type="string">
            <text:p>DAYTONA </text:p>
          </table:table-cell>
          <table:table-cell table:formula="of:=TRIM([.H1931])" office:value-type="string" office:string-value="DAYTONA" calcext:value-type="string">
            <text:p>DAYTONA</text:p>
          </table:table-cell>
          <table:table-cell table:formula="of:=CONCATENATE(&quot;INSERT INTO modele (lib_modele, id_marque_modele) VALUES ('&quot;;[.I1931];&quot;', &quot;;[.G1931];&quot;);&quot;)" office:value-type="string" office:string-value="INSERT INTO modele (lib_modele, id_marque_modele) VALUES ('DAYTONA', 52);" calcext:value-type="string">
            <text:p>INSERT INTO modele (lib_modele, id_marque_modele) VALUES ('DAYTONA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2];&quot; &quot;;[.D1932];[.E1932];[.F1932])" office:value-type="string" office:string-value="LEGEND " calcext:value-type="string">
            <text:p>LEGEND </text:p>
          </table:table-cell>
          <table:table-cell table:formula="of:=TRIM([.H1932])" office:value-type="string" office:string-value="LEGEND" calcext:value-type="string">
            <text:p>LEGEND</text:p>
          </table:table-cell>
          <table:table-cell table:formula="of:=CONCATENATE(&quot;INSERT INTO modele (lib_modele, id_marque_modele) VALUES ('&quot;;[.I1932];&quot;', &quot;;[.G1932];&quot;);&quot;)" office:value-type="string" office:string-value="INSERT INTO modele (lib_modele, id_marque_modele) VALUES ('LEGEND', 52);" calcext:value-type="string">
            <text:p>INSERT INTO modele (lib_modele, id_marque_modele) VALUES ('LEGEN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3];&quot; &quot;;[.D1933];[.E1933];[.F1933])" office:value-type="string" office:string-value="ROCKET III" calcext:value-type="string">
            <text:p>ROCKET III</text:p>
          </table:table-cell>
          <table:table-cell table:formula="of:=TRIM([.H1933])" office:value-type="string" office:string-value="ROCKET III" calcext:value-type="string">
            <text:p>ROCKET III</text:p>
          </table:table-cell>
          <table:table-cell table:formula="of:=CONCATENATE(&quot;INSERT INTO modele (lib_modele, id_marque_modele) VALUES ('&quot;;[.I1933];&quot;', &quot;;[.G1933];&quot;);&quot;)" office:value-type="string" office:string-value="INSERT INTO modele (lib_modele, id_marque_modele) VALUES ('ROCKET III', 52);" calcext:value-type="string">
            <text:p>INSERT INTO modele (lib_modele, id_marque_modele) VALUES ('ROCKET III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CRAMBL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4];&quot; &quot;;[.D1934];[.E1934];[.F1934])" office:value-type="string" office:string-value="SCRAMBLER " calcext:value-type="string">
            <text:p>SCRAMBLER </text:p>
          </table:table-cell>
          <table:table-cell table:formula="of:=TRIM([.H1934])" office:value-type="string" office:string-value="SCRAMBLER" calcext:value-type="string">
            <text:p>SCRAMBLER</text:p>
          </table:table-cell>
          <table:table-cell table:formula="of:=CONCATENATE(&quot;INSERT INTO modele (lib_modele, id_marque_modele) VALUES ('&quot;;[.I1934];&quot;', &quot;;[.G1934];&quot;);&quot;)" office:value-type="string" office:string-value="INSERT INTO modele (lib_modele, id_marque_modele) VALUES ('SCRAMBLER', 52);" calcext:value-type="string">
            <text:p>INSERT INTO modele (lib_modele, id_marque_modele) VALUES ('SCRAMBL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OUR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5];&quot; &quot;;[.D1935];[.E1935];[.F1935])" office:value-type="string" office:string-value="SPEED FOUR" calcext:value-type="string">
            <text:p>SPEED FOUR</text:p>
          </table:table-cell>
          <table:table-cell table:formula="of:=TRIM([.H1935])" office:value-type="string" office:string-value="SPEED FOUR" calcext:value-type="string">
            <text:p>SPEED FOUR</text:p>
          </table:table-cell>
          <table:table-cell table:formula="of:=CONCATENATE(&quot;INSERT INTO modele (lib_modele, id_marque_modele) VALUES ('&quot;;[.I1935];&quot;', &quot;;[.G1935];&quot;);&quot;)" office:value-type="string" office:string-value="INSERT INTO modele (lib_modele, id_marque_modele) VALUES ('SPEED FOUR', 52);" calcext:value-type="string">
            <text:p>INSERT INTO modele (lib_modele, id_marque_modele) VALUES ('SPEED FOU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IPL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6];&quot; &quot;;[.D1936];[.E1936];[.F1936])" office:value-type="string" office:string-value="SPEED TRIPLE" calcext:value-type="string">
            <text:p>SPEED TRIPLE</text:p>
          </table:table-cell>
          <table:table-cell table:formula="of:=TRIM([.H1936])" office:value-type="string" office:string-value="SPEED TRIPLE" calcext:value-type="string">
            <text:p>SPEED TRIPLE</text:p>
          </table:table-cell>
          <table:table-cell table:formula="of:=CONCATENATE(&quot;INSERT INTO modele (lib_modele, id_marque_modele) VALUES ('&quot;;[.I1936];&quot;', &quot;;[.G1936];&quot;);&quot;)" office:value-type="string" office:string-value="INSERT INTO modele (lib_modele, id_marque_modele) VALUES ('SPEED TRIPLE', 52);" calcext:value-type="string">
            <text:p>INSERT INTO modele (lib_modele, id_marque_modele) VALUES ('SPEED TRIP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MAST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7];&quot; &quot;;[.D1937];[.E1937];[.F1937])" office:value-type="string" office:string-value="SPEEDMASTER " calcext:value-type="string">
            <text:p>SPEEDMASTER </text:p>
          </table:table-cell>
          <table:table-cell table:formula="of:=TRIM([.H1937])" office:value-type="string" office:string-value="SPEEDMASTER" calcext:value-type="string">
            <text:p>SPEEDMASTER</text:p>
          </table:table-cell>
          <table:table-cell table:formula="of:=CONCATENATE(&quot;INSERT INTO modele (lib_modele, id_marque_modele) VALUES ('&quot;;[.I1937];&quot;', &quot;;[.G1937];&quot;);&quot;)" office:value-type="string" office:string-value="INSERT INTO modele (lib_modele, id_marque_modele) VALUES ('SPEEDMASTER', 52);" calcext:value-type="string">
            <text:p>INSERT INTO modele (lib_modele, id_marque_modele) VALUES ('SPEEDMAST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8];&quot; &quot;;[.D1938];[.E1938];[.F1938])" office:value-type="string" office:string-value="SPRINT " calcext:value-type="string">
            <text:p>SPRINT </text:p>
          </table:table-cell>
          <table:table-cell table:formula="of:=TRIM([.H1938])" office:value-type="string" office:string-value="SPRINT" calcext:value-type="string">
            <text:p>SPRINT</text:p>
          </table:table-cell>
          <table:table-cell table:formula="of:=CONCATENATE(&quot;INSERT INTO modele (lib_modele, id_marque_modele) VALUES ('&quot;;[.I1938];&quot;', &quot;;[.G1938];&quot;);&quot;)" office:value-type="string" office:string-value="INSERT INTO modele (lib_modele, id_marque_modele) VALUES ('SPRINT', 52);" calcext:value-type="string">
            <text:p>INSERT INTO modele (lib_modele, id_marque_modele) VALUES ('SPRIN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9];&quot; &quot;;[.D1939];[.E1939];[.F1939])" office:value-type="string" office:string-value="SPRINT GT" calcext:value-type="string">
            <text:p>SPRINT GT</text:p>
          </table:table-cell>
          <table:table-cell table:formula="of:=TRIM([.H1939])" office:value-type="string" office:string-value="SPRINT GT" calcext:value-type="string">
            <text:p>SPRINT GT</text:p>
          </table:table-cell>
          <table:table-cell table:formula="of:=CONCATENATE(&quot;INSERT INTO modele (lib_modele, id_marque_modele) VALUES ('&quot;;[.I1939];&quot;', &quot;;[.G1939];&quot;);&quot;)" office:value-type="string" office:string-value="INSERT INTO modele (lib_modele, id_marque_modele) VALUES ('SPRINT GT', 52);" calcext:value-type="string">
            <text:p>INSERT INTO modele (lib_modele, id_marque_modele) VALUES ('SPRINT G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0];&quot; &quot;;[.D1940];[.E1940];[.F1940])" office:value-type="string" office:string-value="SPRINT RS" calcext:value-type="string">
            <text:p>SPRINT RS</text:p>
          </table:table-cell>
          <table:table-cell table:formula="of:=TRIM([.H1940])" office:value-type="string" office:string-value="SPRINT RS" calcext:value-type="string">
            <text:p>SPRINT RS</text:p>
          </table:table-cell>
          <table:table-cell table:formula="of:=CONCATENATE(&quot;INSERT INTO modele (lib_modele, id_marque_modele) VALUES ('&quot;;[.I1940];&quot;', &quot;;[.G1940];&quot;);&quot;)" office:value-type="string" office:string-value="INSERT INTO modele (lib_modele, id_marque_modele) VALUES ('SPRINT RS', 52);" calcext:value-type="string">
            <text:p>INSERT INTO modele (lib_modele, id_marque_modele) VALUES ('SPRINT RS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1];&quot; &quot;;[.D1941];[.E1941];[.F1941])" office:value-type="string" office:string-value="SPRINT ST" calcext:value-type="string">
            <text:p>SPRINT ST</text:p>
          </table:table-cell>
          <table:table-cell table:formula="of:=TRIM([.H1941])" office:value-type="string" office:string-value="SPRINT ST" calcext:value-type="string">
            <text:p>SPRINT ST</text:p>
          </table:table-cell>
          <table:table-cell table:formula="of:=CONCATENATE(&quot;INSERT INTO modele (lib_modele, id_marque_modele) VALUES ('&quot;;[.I1941];&quot;', &quot;;[.G1941];&quot;);&quot;)" office:value-type="string" office:string-value="INSERT INTO modele (lib_modele, id_marque_modele) VALUES ('SPRINT ST', 52);" calcext:value-type="string">
            <text:p>INSERT INTO modele (lib_modele, id_marque_modele) VALUES ('SPRINT S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RIPL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2];&quot; &quot;;[.D1942];[.E1942];[.F1942])" office:value-type="string" office:string-value="STREET TRIPLE" calcext:value-type="string">
            <text:p>STREET TRIPLE</text:p>
          </table:table-cell>
          <table:table-cell table:formula="of:=TRIM([.H1942])" office:value-type="string" office:string-value="STREET TRIPLE" calcext:value-type="string">
            <text:p>STREET TRIPLE</text:p>
          </table:table-cell>
          <table:table-cell table:formula="of:=CONCATENATE(&quot;INSERT INTO modele (lib_modele, id_marque_modele) VALUES ('&quot;;[.I1942];&quot;', &quot;;[.G1942];&quot;);&quot;)" office:value-type="string" office:string-value="INSERT INTO modele (lib_modele, id_marque_modele) VALUES ('STREET TRIPLE', 52);" calcext:value-type="string">
            <text:p>INSERT INTO modele (lib_modele, id_marque_modele) VALUES ('STREET TRIP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WI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3];&quot; &quot;;[.D1943];[.E1943];[.F1943])" office:value-type="string" office:string-value="STREET TWIN" calcext:value-type="string">
            <text:p>STREET TWIN</text:p>
          </table:table-cell>
          <table:table-cell table:formula="of:=TRIM([.H1943])" office:value-type="string" office:string-value="STREET TWIN" calcext:value-type="string">
            <text:p>STREET TWIN</text:p>
          </table:table-cell>
          <table:table-cell table:formula="of:=CONCATENATE(&quot;INSERT INTO modele (lib_modele, id_marque_modele) VALUES ('&quot;;[.I1943];&quot;', &quot;;[.G1943];&quot;);&quot;)" office:value-type="string" office:string-value="INSERT INTO modele (lib_modele, id_marque_modele) VALUES ('STREET TWIN', 52);" calcext:value-type="string">
            <text:p>INSERT INTO modele (lib_modele, id_marque_modele) VALUES ('STREET TWIN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HRUXTON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4];&quot; &quot;;[.D1944];[.E1944];[.F1944])" office:value-type="string" office:string-value="THRUXTON " calcext:value-type="string">
            <text:p>THRUXTON </text:p>
          </table:table-cell>
          <table:table-cell table:formula="of:=TRIM([.H1944])" office:value-type="string" office:string-value="THRUXTON" calcext:value-type="string">
            <text:p>THRUXTON</text:p>
          </table:table-cell>
          <table:table-cell table:formula="of:=CONCATENATE(&quot;INSERT INTO modele (lib_modele, id_marque_modele) VALUES ('&quot;;[.I1944];&quot;', &quot;;[.G1944];&quot;);&quot;)" office:value-type="string" office:string-value="INSERT INTO modele (lib_modele, id_marque_modele) VALUES ('THRUXTON', 52);" calcext:value-type="string">
            <text:p>INSERT INTO modele (lib_modele, id_marque_modele) VALUES ('THRUXTON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HUNDERBIR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5];&quot; &quot;;[.D1945];[.E1945];[.F1945])" office:value-type="string" office:string-value="THUNDERBIRD " calcext:value-type="string">
            <text:p>THUNDERBIRD </text:p>
          </table:table-cell>
          <table:table-cell table:formula="of:=TRIM([.H1945])" office:value-type="string" office:string-value="THUNDERBIRD" calcext:value-type="string">
            <text:p>THUNDERBIRD</text:p>
          </table:table-cell>
          <table:table-cell table:formula="of:=CONCATENATE(&quot;INSERT INTO modele (lib_modele, id_marque_modele) VALUES ('&quot;;[.I1945];&quot;', &quot;;[.G1945];&quot;);&quot;)" office:value-type="string" office:string-value="INSERT INTO modele (lib_modele, id_marque_modele) VALUES ('THUNDERBIRD', 52);" calcext:value-type="string">
            <text:p>INSERT INTO modele (lib_modele, id_marque_modele) VALUES ('THUNDERBIR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IG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6];&quot; &quot;;[.D1946];[.E1946];[.F1946])" office:value-type="string" office:string-value="TIGER " calcext:value-type="string">
            <text:p>TIGER </text:p>
          </table:table-cell>
          <table:table-cell table:formula="of:=TRIM([.H1946])" office:value-type="string" office:string-value="TIGER" calcext:value-type="string">
            <text:p>TIGER</text:p>
          </table:table-cell>
          <table:table-cell table:formula="of:=CONCATENATE(&quot;INSERT INTO modele (lib_modele, id_marque_modele) VALUES ('&quot;;[.I1946];&quot;', &quot;;[.G1946];&quot;);&quot;)" office:value-type="string" office:string-value="INSERT INTO modele (lib_modele, id_marque_modele) VALUES ('TIGER', 52);" calcext:value-type="string">
            <text:p>INSERT INTO modele (lib_modele, id_marque_modele) VALUES ('TIG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DEN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7];&quot; &quot;;[.D1947];[.E1947];[.F1947])" office:value-type="string" office:string-value="TRIDENT " calcext:value-type="string">
            <text:p>TRIDENT </text:p>
          </table:table-cell>
          <table:table-cell table:formula="of:=TRIM([.H1947])" office:value-type="string" office:string-value="TRIDENT" calcext:value-type="string">
            <text:p>TRIDENT</text:p>
          </table:table-cell>
          <table:table-cell table:formula="of:=CONCATENATE(&quot;INSERT INTO modele (lib_modele, id_marque_modele) VALUES ('&quot;;[.I1947];&quot;', &quot;;[.G1947];&quot;);&quot;)" office:value-type="string" office:string-value="INSERT INTO modele (lib_modele, id_marque_modele) VALUES ('TRIDENT', 52);" calcext:value-type="string">
            <text:p>INSERT INTO modele (lib_modele, id_marque_modele) VALUES ('TRIDEN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OPH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8];&quot; &quot;;[.D1948];[.E1948];[.F1948])" office:value-type="string" office:string-value="TROPHY " calcext:value-type="string">
            <text:p>TROPHY </text:p>
          </table:table-cell>
          <table:table-cell table:formula="of:=TRIM([.H1948])" office:value-type="string" office:string-value="TROPHY" calcext:value-type="string">
            <text:p>TROPHY</text:p>
          </table:table-cell>
          <table:table-cell table:formula="of:=CONCATENATE(&quot;INSERT INTO modele (lib_modele, id_marque_modele) VALUES ('&quot;;[.I1948];&quot;', &quot;;[.G1948];&quot;);&quot;)" office:value-type="string" office:string-value="INSERT INTO modele (lib_modele, id_marque_modele) VALUES ('TROPHY', 52);" calcext:value-type="string">
            <text:p>INSERT INTO modele (lib_modele, id_marque_modele) VALUES ('TROPHY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9];&quot; &quot;;[.D1949];[.E1949];[.F1949])" office:value-type="string" office:string-value="TT " calcext:value-type="string">
            <text:p>TT </text:p>
          </table:table-cell>
          <table:table-cell table:formula="of:=TRIM([.H1949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1949];&quot;', &quot;;[.G1949];&quot;);&quot;)" office:value-type="string" office:string-value="INSERT INTO modele (lib_modele, id_marque_modele) VALUES ('TT', 52);" calcext:value-type="string">
            <text:p>INSERT INTO modele (lib_modele, id_marque_modele) VALUES ('T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50];&quot; &quot;;[.D1950];[.E1950];[.F1950])" office:value-type="string" office:string-value="X 90" calcext:value-type="string">
            <text:p>X 90</text:p>
          </table:table-cell>
          <table:table-cell table:formula="of:=TRIM([.H1950])" office:value-type="string" office:string-value="X 90" calcext:value-type="string">
            <text:p>X 90</text:p>
          </table:table-cell>
          <table:table-cell table:formula="of:=CONCATENATE(&quot;INSERT INTO modele (lib_modele, id_marque_modele) VALUES ('&quot;;[.I1950];&quot;', &quot;;[.G1950];&quot;);&quot;)" office:value-type="string" office:string-value="INSERT INTO modele (lib_modele, id_marque_modele) VALUES ('X 90', 52);" calcext:value-type="string">
            <text:p>INSERT INTO modele (lib_modele, id_marque_modele) VALUES ('X 90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51];&quot; &quot;;[.D1951];[.E1951];[.F1951])" office:value-type="string" office:string-value="AUTRE " calcext:value-type="string">
            <text:p>AUTRE </text:p>
          </table:table-cell>
          <table:table-cell table:formula="of:=TRIM([.H195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51];&quot;', &quot;;[.G1951];&quot;);&quot;)" office:value-type="string" office:string-value="INSERT INTO modele (lib_modele, id_marque_modele) VALUES ('AUTRE', 52);" calcext:value-type="string">
            <text:p>INSERT INTO modele (lib_modele, id_marque_modele) VALUES ('AUT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COS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2];&quot; &quot;;[.D1952];[.E1952];[.F1952])" office:value-type="string" office:string-value="COSA " calcext:value-type="string">
            <text:p>COSA </text:p>
          </table:table-cell>
          <table:table-cell table:formula="of:=TRIM([.H1952])" office:value-type="string" office:string-value="COSA" calcext:value-type="string">
            <text:p>COSA</text:p>
          </table:table-cell>
          <table:table-cell table:formula="of:=CONCATENATE(&quot;INSERT INTO modele (lib_modele, id_marque_modele) VALUES ('&quot;;[.I1952];&quot;', &quot;;[.G1952];&quot;);&quot;)" office:value-type="string" office:string-value="INSERT INTO modele (lib_modele, id_marque_modele) VALUES ('COSA', 62);" calcext:value-type="string">
            <text:p>INSERT INTO modele (lib_modele, id_marque_modele) VALUES ('COS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COS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53];&quot; &quot;;[.D1953];[.E1953];[.F1953])" office:value-type="string" office:string-value="COSA 2" calcext:value-type="string">
            <text:p>COSA 2</text:p>
          </table:table-cell>
          <table:table-cell table:formula="of:=TRIM([.H1953])" office:value-type="string" office:string-value="COSA 2" calcext:value-type="string">
            <text:p>COSA 2</text:p>
          </table:table-cell>
          <table:table-cell table:formula="of:=CONCATENATE(&quot;INSERT INTO modele (lib_modele, id_marque_modele) VALUES ('&quot;;[.I1953];&quot;', &quot;;[.G1953];&quot;);&quot;)" office:value-type="string" office:string-value="INSERT INTO modele (lib_modele, id_marque_modele) VALUES ('COSA 2', 62);" calcext:value-type="string">
            <text:p>INSERT INTO modele (lib_modele, id_marque_modele) VALUES ('COSA 2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ET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4];&quot; &quot;;[.D1954];[.E1954];[.F1954])" office:value-type="string" office:string-value="ET4 " calcext:value-type="string">
            <text:p>ET4 </text:p>
          </table:table-cell>
          <table:table-cell table:formula="of:=TRIM([.H1954])" office:value-type="string" office:string-value="ET4" calcext:value-type="string">
            <text:p>ET4</text:p>
          </table:table-cell>
          <table:table-cell table:formula="of:=CONCATENATE(&quot;INSERT INTO modele (lib_modele, id_marque_modele) VALUES ('&quot;;[.I1954];&quot;', &quot;;[.G1954];&quot;);&quot;)" office:value-type="string" office:string-value="INSERT INTO modele (lib_modele, id_marque_modele) VALUES ('ET4', 62);" calcext:value-type="string">
            <text:p>INSERT INTO modele (lib_modele, id_marque_modele) VALUES ('ET4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5];&quot; &quot;;[.D1955];[.E1955];[.F1955])" office:value-type="string" office:string-value="GTR " calcext:value-type="string">
            <text:p>GTR </text:p>
          </table:table-cell>
          <table:table-cell table:formula="of:=TRIM([.H1955])" office:value-type="string" office:string-value="GTR" calcext:value-type="string">
            <text:p>GTR</text:p>
          </table:table-cell>
          <table:table-cell table:formula="of:=CONCATENATE(&quot;INSERT INTO modele (lib_modele, id_marque_modele) VALUES ('&quot;;[.I1955];&quot;', &quot;;[.G1955];&quot;);&quot;)" office:value-type="string" office:string-value="INSERT INTO modele (lib_modele, id_marque_modele) VALUES ('GTR', 62);" calcext:value-type="string">
            <text:p>INSERT INTO modele (lib_modele, id_marque_modele) VALUES ('GT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EXAGO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6];&quot; &quot;;[.D1956];[.E1956];[.F1956])" office:value-type="string" office:string-value="HEXAGON " calcext:value-type="string">
            <text:p>HEXAGON </text:p>
          </table:table-cell>
          <table:table-cell table:formula="of:=TRIM([.H1956])" office:value-type="string" office:string-value="HEXAGON" calcext:value-type="string">
            <text:p>HEXAGON</text:p>
          </table:table-cell>
          <table:table-cell table:formula="of:=CONCATENATE(&quot;INSERT INTO modele (lib_modele, id_marque_modele) VALUES ('&quot;;[.I1956];&quot;', &quot;;[.G1956];&quot;);&quot;)" office:value-type="string" office:string-value="INSERT INTO modele (lib_modele, id_marque_modele) VALUES ('HEXAGON', 62);" calcext:value-type="string">
            <text:p>INSERT INTO modele (lib_modele, id_marque_modele) VALUES ('HEXAGO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7];&quot; &quot;;[.D1957];[.E1957];[.F1957])" office:value-type="string" office:string-value="NS " calcext:value-type="string">
            <text:p>NS </text:p>
          </table:table-cell>
          <table:table-cell table:formula="of:=TRIM([.H1957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957];&quot;', &quot;;[.G1957];&quot;);&quot;)" office:value-type="string" office:string-value="INSERT INTO modele (lib_modele, id_marque_modele) VALUES ('NS', 62);" calcext:value-type="string">
            <text:p>INSERT INTO modele (lib_modele, id_marque_modele) VALUES ('N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58];&quot; &quot;;[.D1958];[.E1958];[.F1958])" office:value-type="string" office:string-value="P " calcext:value-type="string">
            <text:p>P </text:p>
          </table:table-cell>
          <table:table-cell table:formula="of:=TRIM([.H1958])" office:value-type="string" office:string-value="P" calcext:value-type="string">
            <text:p>P</text:p>
          </table:table-cell>
          <table:table-cell table:formula="of:=CONCATENATE(&quot;INSERT INTO modele (lib_modele, id_marque_modele) VALUES ('&quot;;[.I1958];&quot;', &quot;;[.G1958];&quot;);&quot;)" office:value-type="string" office:string-value="INSERT INTO modele (lib_modele, id_marque_modele) VALUES ('P', 62);" calcext:value-type="string">
            <text:p>INSERT INTO modele (lib_modele, id_marque_modele) VALUES ('P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59];&quot; &quot;;[.D1959];[.E1959];[.F1959])" office:value-type="string" office:string-value="PE E" calcext:value-type="string">
            <text:p>PE E</text:p>
          </table:table-cell>
          <table:table-cell table:formula="of:=TRIM([.H1959])" office:value-type="string" office:string-value="PE E" calcext:value-type="string">
            <text:p>PE E</text:p>
          </table:table-cell>
          <table:table-cell table:formula="of:=CONCATENATE(&quot;INSERT INTO modele (lib_modele, id_marque_modele) VALUES ('&quot;;[.I1959];&quot;', &quot;;[.G1959];&quot;);&quot;)" office:value-type="string" office:string-value="INSERT INTO modele (lib_modele, id_marque_modele) VALUES ('PE E', 62);" calcext:value-type="string">
            <text:p>INSERT INTO modele (lib_modele, id_marque_modele) VALUES ('PE 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K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0];&quot; &quot;;[.D1960];[.E1960];[.F1960])" office:value-type="string" office:string-value="PK " calcext:value-type="string">
            <text:p>PK </text:p>
          </table:table-cell>
          <table:table-cell table:formula="of:=TRIM([.H1960])" office:value-type="string" office:string-value="PK" calcext:value-type="string">
            <text:p>PK</text:p>
          </table:table-cell>
          <table:table-cell table:formula="of:=CONCATENATE(&quot;INSERT INTO modele (lib_modele, id_marque_modele) VALUES ('&quot;;[.I1960];&quot;', &quot;;[.G1960];&quot;);&quot;)" office:value-type="string" office:string-value="INSERT INTO modele (lib_modele, id_marque_modele) VALUES ('PK', 62);" calcext:value-type="string">
            <text:p>INSERT INTO modele (lib_modele, id_marque_modele) VALUES ('PK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RIMAVE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1];&quot; &quot;;[.D1961];[.E1961];[.F1961])" office:value-type="string" office:string-value="PRIMAVERA " calcext:value-type="string">
            <text:p>PRIMAVERA </text:p>
          </table:table-cell>
          <table:table-cell table:formula="of:=TRIM([.H1961])" office:value-type="string" office:string-value="PRIMAVERA" calcext:value-type="string">
            <text:p>PRIMAVERA</text:p>
          </table:table-cell>
          <table:table-cell table:formula="of:=CONCATENATE(&quot;INSERT INTO modele (lib_modele, id_marque_modele) VALUES ('&quot;;[.I1961];&quot;', &quot;;[.G1961];&quot;);&quot;)" office:value-type="string" office:string-value="INSERT INTO modele (lib_modele, id_marque_modele) VALUES ('PRIMAVERA', 62);" calcext:value-type="string">
            <text:p>INSERT INTO modele (lib_modele, id_marque_modele) VALUES ('PRIMAVER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X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2];&quot; &quot;;[.D1962];[.E1962];[.F1962])" office:value-type="string" office:string-value="PX " calcext:value-type="string">
            <text:p>PX </text:p>
          </table:table-cell>
          <table:table-cell table:formula="of:=TRIM([.H1962])" office:value-type="string" office:string-value="PX" calcext:value-type="string">
            <text:p>PX</text:p>
          </table:table-cell>
          <table:table-cell table:formula="of:=CONCATENATE(&quot;INSERT INTO modele (lib_modele, id_marque_modele) VALUES ('&quot;;[.I1962];&quot;', &quot;;[.G1962];&quot;);&quot;)" office:value-type="string" office:string-value="INSERT INTO modele (lib_modele, id_marque_modele) VALUES ('PX', 62);" calcext:value-type="string">
            <text:p>INSERT INTO modele (lib_modele, id_marque_modele) VALUES ('PX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FE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3];&quot; &quot;;[.D1963];[.E1963];[.F1963])" office:value-type="string" office:string-value="SFERA " calcext:value-type="string">
            <text:p>SFERA </text:p>
          </table:table-cell>
          <table:table-cell table:formula="of:=TRIM([.H1963])" office:value-type="string" office:string-value="SFERA" calcext:value-type="string">
            <text:p>SFERA</text:p>
          </table:table-cell>
          <table:table-cell table:formula="of:=CONCATENATE(&quot;INSERT INTO modele (lib_modele, id_marque_modele) VALUES ('&quot;;[.I1963];&quot;', &quot;;[.G1963];&quot;);&quot;)" office:value-type="string" office:string-value="INSERT INTO modele (lib_modele, id_marque_modele) VALUES ('SFERA', 62);" calcext:value-type="string">
            <text:p>INSERT INTO modele (lib_modele, id_marque_modele) VALUES ('SFER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KIPPE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4];&quot; &quot;;[.D1964];[.E1964];[.F1964])" office:value-type="string" office:string-value="SKIPPER " calcext:value-type="string">
            <text:p>SKIPPER </text:p>
          </table:table-cell>
          <table:table-cell table:formula="of:=TRIM([.H1964])" office:value-type="string" office:string-value="SKIPPER" calcext:value-type="string">
            <text:p>SKIPPER</text:p>
          </table:table-cell>
          <table:table-cell table:formula="of:=CONCATENATE(&quot;INSERT INTO modele (lib_modele, id_marque_modele) VALUES ('&quot;;[.I1964];&quot;', &quot;;[.G1964];&quot;);&quot;)" office:value-type="string" office:string-value="INSERT INTO modele (lib_modele, id_marque_modele) VALUES ('SKIPPER', 62);" calcext:value-type="string">
            <text:p>INSERT INTO modele (lib_modele, id_marque_modele) VALUES ('SKIPPE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PRINT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5];&quot; &quot;;[.D1965];[.E1965];[.F1965])" office:value-type="string" office:string-value="SPRINT " calcext:value-type="string">
            <text:p>SPRINT </text:p>
          </table:table-cell>
          <table:table-cell table:formula="of:=TRIM([.H1965])" office:value-type="string" office:string-value="SPRINT" calcext:value-type="string">
            <text:p>SPRINT</text:p>
          </table:table-cell>
          <table:table-cell table:formula="of:=CONCATENATE(&quot;INSERT INTO modele (lib_modele, id_marque_modele) VALUES ('&quot;;[.I1965];&quot;', &quot;;[.G1965];&quot;);&quot;)" office:value-type="string" office:string-value="INSERT INTO modele (lib_modele, id_marque_modele) VALUES ('SPRINT', 62);" calcext:value-type="string">
            <text:p>INSERT INTO modele (lib_modele, id_marque_modele) VALUES ('SPRINT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6];&quot; &quot;;[.D1966];[.E1966];[.F1966])" office:value-type="string" office:string-value="T5 " calcext:value-type="string">
            <text:p>T5 </text:p>
          </table:table-cell>
          <table:table-cell table:formula="of:=TRIM([.H1966])" office:value-type="string" office:string-value="T5" calcext:value-type="string">
            <text:p>T5</text:p>
          </table:table-cell>
          <table:table-cell table:formula="of:=CONCATENATE(&quot;INSERT INTO modele (lib_modele, id_marque_modele) VALUES ('&quot;;[.I1966];&quot;', &quot;;[.G1966];&quot;);&quot;)" office:value-type="string" office:string-value="INSERT INTO modele (lib_modele, id_marque_modele) VALUES ('T5', 62);" calcext:value-type="string">
            <text:p>INSERT INTO modele (lib_modele, id_marque_modele) VALUES ('T5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7];&quot; &quot;;[.D1967];[.E1967];[.F1967])" office:value-type="string" office:string-value="TS " calcext:value-type="string">
            <text:p>TS </text:p>
          </table:table-cell>
          <table:table-cell table:formula="of:=TRIM([.H1967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967];&quot;', &quot;;[.G1967];&quot;);&quot;)" office:value-type="string" office:string-value="INSERT INTO modele (lib_modele, id_marque_modele) VALUES ('TS', 62);" calcext:value-type="string">
            <text:p>INSERT INTO modele (lib_modele, id_marque_modele) VALUES ('T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YPHOO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8];&quot; &quot;;[.D1968];[.E1968];[.F1968])" office:value-type="string" office:string-value="TYPHOON " calcext:value-type="string">
            <text:p>TYPHOON </text:p>
          </table:table-cell>
          <table:table-cell table:formula="of:=TRIM([.H1968])" office:value-type="string" office:string-value="TYPHOON" calcext:value-type="string">
            <text:p>TYPHOON</text:p>
          </table:table-cell>
          <table:table-cell table:formula="of:=CONCATENATE(&quot;INSERT INTO modele (lib_modele, id_marque_modele) VALUES ('&quot;;[.I1968];&quot;', &quot;;[.G1968];&quot;);&quot;)" office:value-type="string" office:string-value="INSERT INTO modele (lib_modele, id_marque_modele) VALUES ('TYPHOON', 62);" calcext:value-type="string">
            <text:p>INSERT INTO modele (lib_modele, id_marque_modele) VALUES ('TYPHOO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69];&quot; &quot;;[.D1969];[.E1969];[.F1969])" office:value-type="string" office:string-value="AUTRE " calcext:value-type="string">
            <text:p>AUTRE </text:p>
          </table:table-cell>
          <table:table-cell table:formula="of:=TRIM([.H196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69];&quot;', &quot;;[.G1969];&quot;);&quot;)" office:value-type="string" office:string-value="INSERT INTO modele (lib_modele, id_marque_modele) VALUES ('AUTRE', 62);" calcext:value-type="string">
            <text:p>INSERT INTO modele (lib_modele, id_marque_modele) VALUES ('AUTR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ERO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0];&quot; &quot;;[.D1970];[.E1970];[.F1970])" office:value-type="string" office:string-value="AEROX " calcext:value-type="string">
            <text:p>AEROX </text:p>
          </table:table-cell>
          <table:table-cell table:formula="of:=TRIM([.H1970])" office:value-type="string" office:string-value="AEROX" calcext:value-type="string">
            <text:p>AEROX</text:p>
          </table:table-cell>
          <table:table-cell table:formula="of:=CONCATENATE(&quot;INSERT INTO modele (lib_modele, id_marque_modele) VALUES ('&quot;;[.I1970];&quot;', &quot;;[.G1970];&quot;);&quot;)" office:value-type="string" office:string-value="INSERT INTO modele (lib_modele, id_marque_modele) VALUES ('AEROX', 61);" calcext:value-type="string">
            <text:p>INSERT INTO modele (lib_modele, id_marque_modele) VALUES ('AERO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G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1];&quot; &quot;;[.D1971];[.E1971];[.F1971])" office:value-type="string" office:string-value="AG " calcext:value-type="string">
            <text:p>AG </text:p>
          </table:table-cell>
          <table:table-cell table:formula="of:=TRIM([.H1971])" office:value-type="string" office:string-value="AG" calcext:value-type="string">
            <text:p>AG</text:p>
          </table:table-cell>
          <table:table-cell table:formula="of:=CONCATENATE(&quot;INSERT INTO modele (lib_modele, id_marque_modele) VALUES ('&quot;;[.I1971];&quot;', &quot;;[.G1971];&quot;);&quot;)" office:value-type="string" office:string-value="INSERT INTO modele (lib_modele, id_marque_modele) VALUES ('AG', 61);" calcext:value-type="string">
            <text:p>INSERT INTO modele (lib_modele, id_marque_modele) VALUES ('AG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S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2];&quot; &quot;;[.D1972];[.E1972];[.F1972])" office:value-type="string" office:string-value="AS3 " calcext:value-type="string">
            <text:p>AS3 </text:p>
          </table:table-cell>
          <table:table-cell table:formula="of:=TRIM([.H1972])" office:value-type="string" office:string-value="AS3" calcext:value-type="string">
            <text:p>AS3</text:p>
          </table:table-cell>
          <table:table-cell table:formula="of:=CONCATENATE(&quot;INSERT INTO modele (lib_modele, id_marque_modele) VALUES ('&quot;;[.I1972];&quot;', &quot;;[.G1972];&quot;);&quot;)" office:value-type="string" office:string-value="INSERT INTO modele (lib_modele, id_marque_modele) VALUES ('AS3', 61);" calcext:value-type="string">
            <text:p>INSERT INTO modele (lib_modele, id_marque_modele) VALUES ('AS3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ELUGA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3];&quot; &quot;;[.D1973];[.E1973];[.F1973])" office:value-type="string" office:string-value="BELUGA " calcext:value-type="string">
            <text:p>BELUGA </text:p>
          </table:table-cell>
          <table:table-cell table:formula="of:=TRIM([.H1973])" office:value-type="string" office:string-value="BELUGA" calcext:value-type="string">
            <text:p>BELUGA</text:p>
          </table:table-cell>
          <table:table-cell table:formula="of:=CONCATENATE(&quot;INSERT INTO modele (lib_modele, id_marque_modele) VALUES ('&quot;;[.I1973];&quot;', &quot;;[.G1973];&quot;);&quot;)" office:value-type="string" office:string-value="INSERT INTO modele (lib_modele, id_marque_modele) VALUES ('BELUGA', 61);" calcext:value-type="string">
            <text:p>INSERT INTO modele (lib_modele, id_marque_modele) VALUES ('BELUGA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LACK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4];&quot; &quot;;[.D1974];[.E1974];[.F1974])" office:value-type="string" office:string-value="BLACK " calcext:value-type="string">
            <text:p>BLACK </text:p>
          </table:table-cell>
          <table:table-cell table:formula="of:=TRIM([.H1974])" office:value-type="string" office:string-value="BLACK" calcext:value-type="string">
            <text:p>BLACK</text:p>
          </table:table-cell>
          <table:table-cell table:formula="of:=CONCATENATE(&quot;INSERT INTO modele (lib_modele, id_marque_modele) VALUES ('&quot;;[.I1974];&quot;', &quot;;[.G1974];&quot;);&quot;)" office:value-type="string" office:string-value="INSERT INTO modele (lib_modele, id_marque_modele) VALUES ('BLACK', 61);" calcext:value-type="string">
            <text:p>INSERT INTO modele (lib_modele, id_marque_modele) VALUES ('BLACK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ULLDOG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5];&quot; &quot;;[.D1975];[.E1975];[.F1975])" office:value-type="string" office:string-value="BULLDOG " calcext:value-type="string">
            <text:p>BULLDOG </text:p>
          </table:table-cell>
          <table:table-cell table:formula="of:=TRIM([.H1975])" office:value-type="string" office:string-value="BULLDOG" calcext:value-type="string">
            <text:p>BULLDOG</text:p>
          </table:table-cell>
          <table:table-cell table:formula="of:=CONCATENATE(&quot;INSERT INTO modele (lib_modele, id_marque_modele) VALUES ('&quot;;[.I1975];&quot;', &quot;;[.G1975];&quot;);&quot;)" office:value-type="string" office:string-value="INSERT INTO modele (lib_modele, id_marque_modele) VALUES ('BULLDOG', 61);" calcext:value-type="string">
            <text:p>INSERT INTO modele (lib_modele, id_marque_modele) VALUES ('BULLDOG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76];&quot; &quot;;[.D1976];[.E1976];[.F1976])" office:value-type="string" office:string-value="BW S" calcext:value-type="string">
            <text:p>BW S</text:p>
          </table:table-cell>
          <table:table-cell table:formula="of:=TRIM([.H1976])" office:value-type="string" office:string-value="BW S" calcext:value-type="string">
            <text:p>BW S</text:p>
          </table:table-cell>
          <table:table-cell table:formula="of:=CONCATENATE(&quot;INSERT INTO modele (lib_modele, id_marque_modele) VALUES ('&quot;;[.I1976];&quot;', &quot;;[.G1976];&quot;);&quot;)" office:value-type="string" office:string-value="INSERT INTO modele (lib_modele, id_marque_modele) VALUES ('BW S', 61);" calcext:value-type="string">
            <text:p>INSERT INTO modele (lib_modele, id_marque_modele) VALUES ('BW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7];&quot; &quot;;[.D1977];[.E1977];[.F1977])" office:value-type="string" office:string-value="CH " calcext:value-type="string">
            <text:p>CH </text:p>
          </table:table-cell>
          <table:table-cell table:formula="of:=TRIM([.H1977])" office:value-type="string" office:string-value="CH" calcext:value-type="string">
            <text:p>CH</text:p>
          </table:table-cell>
          <table:table-cell table:formula="of:=CONCATENATE(&quot;INSERT INTO modele (lib_modele, id_marque_modele) VALUES ('&quot;;[.I1977];&quot;', &quot;;[.G1977];&quot;);&quot;)" office:value-type="string" office:string-value="INSERT INTO modele (lib_modele, id_marque_modele) VALUES ('CH', 61);" calcext:value-type="string">
            <text:p>INSERT INTO modele (lib_modele, id_marque_modele) VALUES ('CH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YGNU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8];&quot; &quot;;[.D1978];[.E1978];[.F1978])" office:value-type="string" office:string-value="CYGNUS " calcext:value-type="string">
            <text:p>CYGNUS </text:p>
          </table:table-cell>
          <table:table-cell table:formula="of:=TRIM([.H1978])" office:value-type="string" office:string-value="CYGNUS" calcext:value-type="string">
            <text:p>CYGNUS</text:p>
          </table:table-cell>
          <table:table-cell table:formula="of:=CONCATENATE(&quot;INSERT INTO modele (lib_modele, id_marque_modele) VALUES ('&quot;;[.I1978];&quot;', &quot;;[.G1978];&quot;);&quot;)" office:value-type="string" office:string-value="INSERT INTO modele (lib_modele, id_marque_modele) VALUES ('CYGNUS', 61);" calcext:value-type="string">
            <text:p>INSERT INTO modele (lib_modele, id_marque_modele) VALUES ('CYGNU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'ELIGH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9];&quot; &quot;;[.D1979];[.E1979];[.F1979])" office:value-type="string" office:string-value="D'ELIGHT " calcext:value-type="string">
            <text:p>D'ELIGHT </text:p>
          </table:table-cell>
          <table:table-cell table:formula="of:=TRIM([.H1979])" office:value-type="string" office:string-value="D'ELIGHT" calcext:value-type="string">
            <text:p>D'ELIGHT</text:p>
          </table:table-cell>
          <table:table-cell table:formula="of:=CONCATENATE(&quot;INSERT INTO modele (lib_modele, id_marque_modele) VALUES ('&quot;;[.I1979];&quot;', &quot;;[.G1979];&quot;);&quot;)" office:value-type="string" office:string-value="INSERT INTO modele (lib_modele, id_marque_modele) VALUES ('D'ELIGHT', 61);" calcext:value-type="string">
            <text:p>INSERT INTO modele (lib_modele, id_marque_modele) VALUES ('D'ELIGH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IVERSION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0];&quot; &quot;;[.D1980];[.E1980];[.F1980])" office:value-type="string" office:string-value="DIVERSION " calcext:value-type="string">
            <text:p>DIVERSION </text:p>
          </table:table-cell>
          <table:table-cell table:formula="of:=TRIM([.H1980])" office:value-type="string" office:string-value="DIVERSION" calcext:value-type="string">
            <text:p>DIVERSION</text:p>
          </table:table-cell>
          <table:table-cell table:formula="of:=CONCATENATE(&quot;INSERT INTO modele (lib_modele, id_marque_modele) VALUES ('&quot;;[.I1980];&quot;', &quot;;[.G1980];&quot;);&quot;)" office:value-type="string" office:string-value="INSERT INTO modele (lib_modele, id_marque_modele) VALUES ('DIVERSION', 61);" calcext:value-type="string">
            <text:p>INSERT INTO modele (lib_modele, id_marque_modele) VALUES ('DIVERSION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81];&quot; &quot;;[.D1981];[.E1981];[.F1981])" office:value-type="string" office:string-value="DRAG STAR" calcext:value-type="string">
            <text:p>DRAG STAR</text:p>
          </table:table-cell>
          <table:table-cell table:formula="of:=TRIM([.H1981])" office:value-type="string" office:string-value="DRAG STAR" calcext:value-type="string">
            <text:p>DRAG STAR</text:p>
          </table:table-cell>
          <table:table-cell table:formula="of:=CONCATENATE(&quot;INSERT INTO modele (lib_modele, id_marque_modele) VALUES ('&quot;;[.I1981];&quot;', &quot;;[.G1981];&quot;);&quot;)" office:value-type="string" office:string-value="INSERT INTO modele (lib_modele, id_marque_modele) VALUES ('DRAG STAR', 61);" calcext:value-type="string">
            <text:p>INSERT INTO modele (lib_modele, id_marque_modele) VALUES ('DRAG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2];&quot; &quot;;[.D1982];[.E1982];[.F1982])" office:value-type="string" office:string-value="DT " calcext:value-type="string">
            <text:p>DT </text:p>
          </table:table-cell>
          <table:table-cell table:formula="of:=TRIM([.H1982])" office:value-type="string" office:string-value="DT" calcext:value-type="string">
            <text:p>DT</text:p>
          </table:table-cell>
          <table:table-cell table:formula="of:=CONCATENATE(&quot;INSERT INTO modele (lib_modele, id_marque_modele) VALUES ('&quot;;[.I1982];&quot;', &quot;;[.G1982];&quot;);&quot;)" office:value-type="string" office:string-value="INSERT INTO modele (lib_modele, id_marque_modele) VALUES ('DT', 61);" calcext:value-type="string">
            <text:p>INSERT INTO modele (lib_modele, id_marque_modele) VALUES ('D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3];&quot; &quot;;[.D1983];[.E1983];[.F1983])" office:value-type="string" office:string-value="DTF " calcext:value-type="string">
            <text:p>DTF </text:p>
          </table:table-cell>
          <table:table-cell table:formula="of:=TRIM([.H1983])" office:value-type="string" office:string-value="DTF" calcext:value-type="string">
            <text:p>DTF</text:p>
          </table:table-cell>
          <table:table-cell table:formula="of:=CONCATENATE(&quot;INSERT INTO modele (lib_modele, id_marque_modele) VALUES ('&quot;;[.I1983];&quot;', &quot;;[.G1983];&quot;);&quot;)" office:value-type="string" office:string-value="INSERT INTO modele (lib_modele, id_marque_modele) VALUES ('DTF', 61);" calcext:value-type="string">
            <text:p>INSERT INTO modele (lib_modele, id_marque_modele) VALUES ('DT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L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4];&quot; &quot;;[.D1984];[.E1984];[.F1984])" office:value-type="string" office:string-value="DTLC " calcext:value-type="string">
            <text:p>DTLC </text:p>
          </table:table-cell>
          <table:table-cell table:formula="of:=TRIM([.H1984])" office:value-type="string" office:string-value="DTLC" calcext:value-type="string">
            <text:p>DTLC</text:p>
          </table:table-cell>
          <table:table-cell table:formula="of:=CONCATENATE(&quot;INSERT INTO modele (lib_modele, id_marque_modele) VALUES ('&quot;;[.I1984];&quot;', &quot;;[.G1984];&quot;);&quot;)" office:value-type="string" office:string-value="INSERT INTO modele (lib_modele, id_marque_modele) VALUES ('DTLC', 61);" calcext:value-type="string">
            <text:p>INSERT INTO modele (lib_modele, id_marque_modele) VALUES ('DTL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M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5];&quot; &quot;;[.D1985];[.E1985];[.F1985])" office:value-type="string" office:string-value="DTMX " calcext:value-type="string">
            <text:p>DTMX </text:p>
          </table:table-cell>
          <table:table-cell table:formula="of:=TRIM([.H1985])" office:value-type="string" office:string-value="DTMX" calcext:value-type="string">
            <text:p>DTMX</text:p>
          </table:table-cell>
          <table:table-cell table:formula="of:=CONCATENATE(&quot;INSERT INTO modele (lib_modele, id_marque_modele) VALUES ('&quot;;[.I1985];&quot;', &quot;;[.G1985];&quot;);&quot;)" office:value-type="string" office:string-value="INSERT INTO modele (lib_modele, id_marque_modele) VALUES ('DTMX', 61);" calcext:value-type="string">
            <text:p>INSERT INTO modele (lib_modele, id_marque_modele) VALUES ('DTM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6];&quot; &quot;;[.D1986];[.E1986];[.F1986])" office:value-type="string" office:string-value="DTR " calcext:value-type="string">
            <text:p>DTR </text:p>
          </table:table-cell>
          <table:table-cell table:formula="of:=TRIM([.H1986])" office:value-type="string" office:string-value="DTR" calcext:value-type="string">
            <text:p>DTR</text:p>
          </table:table-cell>
          <table:table-cell table:formula="of:=CONCATENATE(&quot;INSERT INTO modele (lib_modele, id_marque_modele) VALUES ('&quot;;[.I1986];&quot;', &quot;;[.G1986];&quot;);&quot;)" office:value-type="string" office:string-value="INSERT INTO modele (lib_modele, id_marque_modele) VALUES ('DTR', 61);" calcext:value-type="string">
            <text:p>INSERT INTO modele (lib_modele, id_marque_modele) VALUES ('DT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7];&quot; &quot;;[.D1987];[.E1987];[.F1987])" office:value-type="string" office:string-value="DTRE " calcext:value-type="string">
            <text:p>DTRE </text:p>
          </table:table-cell>
          <table:table-cell table:formula="of:=TRIM([.H1987])" office:value-type="string" office:string-value="DTRE" calcext:value-type="string">
            <text:p>DTRE</text:p>
          </table:table-cell>
          <table:table-cell table:formula="of:=CONCATENATE(&quot;INSERT INTO modele (lib_modele, id_marque_modele) VALUES ('&quot;;[.I1987];&quot;', &quot;;[.G1987];&quot;);&quot;)" office:value-type="string" office:string-value="INSERT INTO modele (lib_modele, id_marque_modele) VALUES ('DTRE', 61);" calcext:value-type="string">
            <text:p>INSERT INTO modele (lib_modele, id_marque_modele) VALUES ('DT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EXUP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8];&quot; &quot;;[.D1988];[.E1988];[.F1988])" office:value-type="string" office:string-value="EXUP " calcext:value-type="string">
            <text:p>EXUP </text:p>
          </table:table-cell>
          <table:table-cell table:formula="of:=TRIM([.H1988])" office:value-type="string" office:string-value="EXUP" calcext:value-type="string">
            <text:p>EXUP</text:p>
          </table:table-cell>
          <table:table-cell table:formula="of:=CONCATENATE(&quot;INSERT INTO modele (lib_modele, id_marque_modele) VALUES ('&quot;;[.I1988];&quot;', &quot;;[.G1988];&quot;);&quot;)" office:value-type="string" office:string-value="INSERT INTO modele (lib_modele, id_marque_modele) VALUES ('EXUP', 61);" calcext:value-type="string">
            <text:p>INSERT INTO modele (lib_modele, id_marque_modele) VALUES ('EXUP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AZ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9];&quot; &quot;;[.D1989];[.E1989];[.F1989])" office:value-type="string" office:string-value="FAZER " calcext:value-type="string">
            <text:p>FAZER </text:p>
          </table:table-cell>
          <table:table-cell table:formula="of:=TRIM([.H1989])" office:value-type="string" office:string-value="FAZER" calcext:value-type="string">
            <text:p>FAZER</text:p>
          </table:table-cell>
          <table:table-cell table:formula="of:=CONCATENATE(&quot;INSERT INTO modele (lib_modele, id_marque_modele) VALUES ('&quot;;[.I1989];&quot;', &quot;;[.G1989];&quot;);&quot;)" office:value-type="string" office:string-value="INSERT INTO modele (lib_modele, id_marque_modele) VALUES ('FAZER', 61);" calcext:value-type="string">
            <text:p>INSERT INTO modele (lib_modele, id_marque_modele) VALUES ('FAZ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AZ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90];&quot; &quot;;[.D1990];[.E1990];[.F1990])" office:value-type="string" office:string-value="FAZER 8" calcext:value-type="string">
            <text:p>FAZER 8</text:p>
          </table:table-cell>
          <table:table-cell table:formula="of:=TRIM([.H1990])" office:value-type="string" office:string-value="FAZER 8" calcext:value-type="string">
            <text:p>FAZER 8</text:p>
          </table:table-cell>
          <table:table-cell table:formula="of:=CONCATENATE(&quot;INSERT INTO modele (lib_modele, id_marque_modele) VALUES ('&quot;;[.I1990];&quot;', &quot;;[.G1990];&quot;);&quot;)" office:value-type="string" office:string-value="INSERT INTO modele (lib_modele, id_marque_modele) VALUES ('FAZER 8', 61);" calcext:value-type="string">
            <text:p>INSERT INTO modele (lib_modele, id_marque_modele) VALUES ('FAZER 8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J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1];&quot; &quot;;[.D1991];[.E1991];[.F1991])" office:value-type="string" office:string-value="FJ " calcext:value-type="string">
            <text:p>FJ </text:p>
          </table:table-cell>
          <table:table-cell table:formula="of:=TRIM([.H1991])" office:value-type="string" office:string-value="FJ" calcext:value-type="string">
            <text:p>FJ</text:p>
          </table:table-cell>
          <table:table-cell table:formula="of:=CONCATENATE(&quot;INSERT INTO modele (lib_modele, id_marque_modele) VALUES ('&quot;;[.I1991];&quot;', &quot;;[.G1991];&quot;);&quot;)" office:value-type="string" office:string-value="INSERT INTO modele (lib_modele, id_marque_modele) VALUES ('FJ', 61);" calcext:value-type="string">
            <text:p>INSERT INTO modele (lib_modele, id_marque_modele) VALUES ('FJ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J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2];&quot; &quot;;[.D1992];[.E1992];[.F1992])" office:value-type="string" office:string-value="FJR " calcext:value-type="string">
            <text:p>FJR </text:p>
          </table:table-cell>
          <table:table-cell table:formula="of:=TRIM([.H1992])" office:value-type="string" office:string-value="FJR" calcext:value-type="string">
            <text:p>FJR</text:p>
          </table:table-cell>
          <table:table-cell table:formula="of:=CONCATENATE(&quot;INSERT INTO modele (lib_modele, id_marque_modele) VALUES ('&quot;;[.I1992];&quot;', &quot;;[.G1992];&quot;);&quot;)" office:value-type="string" office:string-value="INSERT INTO modele (lib_modele, id_marque_modele) VALUES ('FJR', 61);" calcext:value-type="string">
            <text:p>INSERT INTO modele (lib_modele, id_marque_modele) VALUES ('FJ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3];&quot; &quot;;[.D1993];[.E1993];[.F1993])" office:value-type="string" office:string-value="FZ1 " calcext:value-type="string">
            <text:p>FZ1 </text:p>
          </table:table-cell>
          <table:table-cell table:formula="of:=TRIM([.H1993])" office:value-type="string" office:string-value="FZ1" calcext:value-type="string">
            <text:p>FZ1</text:p>
          </table:table-cell>
          <table:table-cell table:formula="of:=CONCATENATE(&quot;INSERT INTO modele (lib_modele, id_marque_modele) VALUES ('&quot;;[.I1993];&quot;', &quot;;[.G1993];&quot;);&quot;)" office:value-type="string" office:string-value="INSERT INTO modele (lib_modele, id_marque_modele) VALUES ('FZ1', 61);" calcext:value-type="string">
            <text:p>INSERT INTO modele (lib_modele, id_marque_modele) VALUES ('FZ1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4];&quot; &quot;;[.D1994];[.E1994];[.F1994])" office:value-type="string" office:string-value="FZ8 " calcext:value-type="string">
            <text:p>FZ8 </text:p>
          </table:table-cell>
          <table:table-cell table:formula="of:=TRIM([.H1994])" office:value-type="string" office:string-value="FZ8" calcext:value-type="string">
            <text:p>FZ8</text:p>
          </table:table-cell>
          <table:table-cell table:formula="of:=CONCATENATE(&quot;INSERT INTO modele (lib_modele, id_marque_modele) VALUES ('&quot;;[.I1994];&quot;', &quot;;[.G1994];&quot;);&quot;)" office:value-type="string" office:string-value="INSERT INTO modele (lib_modele, id_marque_modele) VALUES ('FZ8', 61);" calcext:value-type="string">
            <text:p>INSERT INTO modele (lib_modele, id_marque_modele) VALUES ('FZ8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5];&quot; &quot;;[.D1995];[.E1995];[.F1995])" office:value-type="string" office:string-value="FZD " calcext:value-type="string">
            <text:p>FZD </text:p>
          </table:table-cell>
          <table:table-cell table:formula="of:=TRIM([.H1995])" office:value-type="string" office:string-value="FZD" calcext:value-type="string">
            <text:p>FZD</text:p>
          </table:table-cell>
          <table:table-cell table:formula="of:=CONCATENATE(&quot;INSERT INTO modele (lib_modele, id_marque_modele) VALUES ('&quot;;[.I1995];&quot;', &quot;;[.G1995];&quot;);&quot;)" office:value-type="string" office:string-value="INSERT INTO modele (lib_modele, id_marque_modele) VALUES ('FZD', 61);" calcext:value-type="string">
            <text:p>INSERT INTO modele (lib_modele, id_marque_modele) VALUES ('FZ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6];&quot; &quot;;[.D1996];[.E1996];[.F1996])" office:value-type="string" office:string-value="FZR " calcext:value-type="string">
            <text:p>FZR </text:p>
          </table:table-cell>
          <table:table-cell table:formula="of:=TRIM([.H1996])" office:value-type="string" office:string-value="FZR" calcext:value-type="string">
            <text:p>FZR</text:p>
          </table:table-cell>
          <table:table-cell table:formula="of:=CONCATENATE(&quot;INSERT INTO modele (lib_modele, id_marque_modele) VALUES ('&quot;;[.I1996];&quot;', &quot;;[.G1996];&quot;);&quot;)" office:value-type="string" office:string-value="INSERT INTO modele (lib_modele, id_marque_modele) VALUES ('FZR', 61);" calcext:value-type="string">
            <text:p>INSERT INTO modele (lib_modele, id_marque_modele) VALUES ('F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X</text:p>
          </table:table-cell>
          <table:table-cell office:value-type="string" calcext:value-type="string">
            <text:p>FAZE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97];&quot; &quot;;[.D1997];[.E1997];[.F1997])" office:value-type="string" office:string-value="FZX FAZER" calcext:value-type="string">
            <text:p>FZX FAZER</text:p>
          </table:table-cell>
          <table:table-cell table:formula="of:=TRIM([.H1997])" office:value-type="string" office:string-value="FZX FAZER" calcext:value-type="string">
            <text:p>FZX FAZER</text:p>
          </table:table-cell>
          <table:table-cell table:formula="of:=CONCATENATE(&quot;INSERT INTO modele (lib_modele, id_marque_modele) VALUES ('&quot;;[.I1997];&quot;', &quot;;[.G1997];&quot;);&quot;)" office:value-type="string" office:string-value="INSERT INTO modele (lib_modele, id_marque_modele) VALUES ('FZX FAZER', 61);" calcext:value-type="string">
            <text:p>INSERT INTO modele (lib_modele, id_marque_modele) VALUES ('FZX FAZ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GENESI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8];&quot; &quot;;[.D1998];[.E1998];[.F1998])" office:value-type="string" office:string-value="GENESIS " calcext:value-type="string">
            <text:p>GENESIS </text:p>
          </table:table-cell>
          <table:table-cell table:formula="of:=TRIM([.H1998])" office:value-type="string" office:string-value="GENESIS" calcext:value-type="string">
            <text:p>GENESIS</text:p>
          </table:table-cell>
          <table:table-cell table:formula="of:=CONCATENATE(&quot;INSERT INTO modele (lib_modele, id_marque_modele) VALUES ('&quot;;[.I1998];&quot;', &quot;;[.G1998];&quot;);&quot;)" office:value-type="string" office:string-value="INSERT INTO modele (lib_modele, id_marque_modele) VALUES ('GENESIS', 61);" calcext:value-type="string">
            <text:p>INSERT INTO modele (lib_modele, id_marque_modele) VALUES ('GENESI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GT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9];&quot; &quot;;[.D1999];[.E1999];[.F1999])" office:value-type="string" office:string-value="GTS " calcext:value-type="string">
            <text:p>GTS </text:p>
          </table:table-cell>
          <table:table-cell table:formula="of:=TRIM([.H1999])" office:value-type="string" office:string-value="GTS" calcext:value-type="string">
            <text:p>GTS</text:p>
          </table:table-cell>
          <table:table-cell table:formula="of:=CONCATENATE(&quot;INSERT INTO modele (lib_modele, id_marque_modele) VALUES ('&quot;;[.I1999];&quot;', &quot;;[.G1999];&quot;);&quot;)" office:value-type="string" office:string-value="INSERT INTO modele (lib_modele, id_marque_modele) VALUES ('GTS', 61);" calcext:value-type="string">
            <text:p>INSERT INTO modele (lib_modele, id_marque_modele) VALUES ('GT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JES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0];&quot; &quot;;[.D2000];[.E2000];[.F2000])" office:value-type="string" office:string-value="MAJESTY " calcext:value-type="string">
            <text:p>MAJESTY </text:p>
          </table:table-cell>
          <table:table-cell table:formula="of:=TRIM([.H2000])" office:value-type="string" office:string-value="MAJESTY" calcext:value-type="string">
            <text:p>MAJESTY</text:p>
          </table:table-cell>
          <table:table-cell table:formula="of:=CONCATENATE(&quot;INSERT INTO modele (lib_modele, id_marque_modele) VALUES ('&quot;;[.I2000];&quot;', &quot;;[.G2000];&quot;);&quot;)" office:value-type="string" office:string-value="INSERT INTO modele (lib_modele, id_marque_modele) VALUES ('MAJESTY', 61);" calcext:value-type="string">
            <text:p>INSERT INTO modele (lib_modele, id_marque_modele) VALUES ('MAJES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RATHON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1];&quot; &quot;;[.D2001];[.E2001];[.F2001])" office:value-type="string" office:string-value="MARATHON " calcext:value-type="string">
            <text:p>MARATHON </text:p>
          </table:table-cell>
          <table:table-cell table:formula="of:=TRIM([.H2001])" office:value-type="string" office:string-value="MARATHON" calcext:value-type="string">
            <text:p>MARATHON</text:p>
          </table:table-cell>
          <table:table-cell table:formula="of:=CONCATENATE(&quot;INSERT INTO modele (lib_modele, id_marque_modele) VALUES ('&quot;;[.I2001];&quot;', &quot;;[.G2001];&quot;);&quot;)" office:value-type="string" office:string-value="INSERT INTO modele (lib_modele, id_marque_modele) VALUES ('MARATHON', 61);" calcext:value-type="string">
            <text:p>INSERT INTO modele (lib_modele, id_marque_modele) VALUES ('MARATHON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XST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2];&quot; &quot;;[.D2002];[.E2002];[.F2002])" office:value-type="string" office:string-value="MAXSTER " calcext:value-type="string">
            <text:p>MAXSTER </text:p>
          </table:table-cell>
          <table:table-cell table:formula="of:=TRIM([.H2002])" office:value-type="string" office:string-value="MAXSTER" calcext:value-type="string">
            <text:p>MAXSTER</text:p>
          </table:table-cell>
          <table:table-cell table:formula="of:=CONCATENATE(&quot;INSERT INTO modele (lib_modele, id_marque_modele) VALUES ('&quot;;[.I2002];&quot;', &quot;;[.G2002];&quot;);&quot;)" office:value-type="string" office:string-value="INSERT INTO modele (lib_modele, id_marque_modele) VALUES ('MAXSTER', 61);" calcext:value-type="string">
            <text:p>INSERT INTO modele (lib_modele, id_marque_modele) VALUES ('MAXST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3];&quot; &quot;;[.D2003];[.E2003];[.F2003])" office:value-type="string" office:string-value="MT 7" calcext:value-type="string">
            <text:p>MT 7</text:p>
          </table:table-cell>
          <table:table-cell table:formula="of:=TRIM([.H2003])" office:value-type="string" office:string-value="MT 7" calcext:value-type="string">
            <text:p>MT 7</text:p>
          </table:table-cell>
          <table:table-cell table:formula="of:=CONCATENATE(&quot;INSERT INTO modele (lib_modele, id_marque_modele) VALUES ('&quot;;[.I2003];&quot;', &quot;;[.G2003];&quot;);&quot;)" office:value-type="string" office:string-value="INSERT INTO modele (lib_modele, id_marque_modele) VALUES ('MT 7', 61);" calcext:value-type="string">
            <text:p>INSERT INTO modele (lib_modele, id_marque_modele) VALUES ('MT 7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4];&quot; &quot;;[.D2004];[.E2004];[.F2004])" office:value-type="string" office:string-value="MT 9" calcext:value-type="string">
            <text:p>MT 9</text:p>
          </table:table-cell>
          <table:table-cell table:formula="of:=TRIM([.H2004])" office:value-type="string" office:string-value="MT 9" calcext:value-type="string">
            <text:p>MT 9</text:p>
          </table:table-cell>
          <table:table-cell table:formula="of:=CONCATENATE(&quot;INSERT INTO modele (lib_modele, id_marque_modele) VALUES ('&quot;;[.I2004];&quot;', &quot;;[.G2004];&quot;);&quot;)" office:value-type="string" office:string-value="INSERT INTO modele (lib_modele, id_marque_modele) VALUES ('MT 9', 61);" calcext:value-type="string">
            <text:p>INSERT INTO modele (lib_modele, id_marque_modele) VALUES ('MT 9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5];&quot; &quot;;[.D2005];[.E2005];[.F2005])" office:value-type="string" office:string-value="MT 125" calcext:value-type="string">
            <text:p>MT 125</text:p>
          </table:table-cell>
          <table:table-cell table:formula="of:=TRIM([.H2005])" office:value-type="string" office:string-value="MT 125" calcext:value-type="string">
            <text:p>MT 125</text:p>
          </table:table-cell>
          <table:table-cell table:formula="of:=CONCATENATE(&quot;INSERT INTO modele (lib_modele, id_marque_modele) VALUES ('&quot;;[.I2005];&quot;', &quot;;[.G2005];&quot;);&quot;)" office:value-type="string" office:string-value="INSERT INTO modele (lib_modele, id_marque_modele) VALUES ('MT 125', 61);" calcext:value-type="string">
            <text:p>INSERT INTO modele (lib_modele, id_marque_modele) VALUES ('MT 125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6];&quot; &quot;;[.D2006];[.E2006];[.F2006])" office:value-type="string" office:string-value="MT01 " calcext:value-type="string">
            <text:p>MT01 </text:p>
          </table:table-cell>
          <table:table-cell table:formula="of:=TRIM([.H2006])" office:value-type="string" office:string-value="MT01" calcext:value-type="string">
            <text:p>MT01</text:p>
          </table:table-cell>
          <table:table-cell table:formula="of:=CONCATENATE(&quot;INSERT INTO modele (lib_modele, id_marque_modele) VALUES ('&quot;;[.I2006];&quot;', &quot;;[.G2006];&quot;);&quot;)" office:value-type="string" office:string-value="INSERT INTO modele (lib_modele, id_marque_modele) VALUES ('MT01', 61);" calcext:value-type="string">
            <text:p>INSERT INTO modele (lib_modele, id_marque_modele) VALUES ('MT01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7];&quot; &quot;;[.D2007];[.E2007];[.F2007])" office:value-type="string" office:string-value="MT03 " calcext:value-type="string">
            <text:p>MT03 </text:p>
          </table:table-cell>
          <table:table-cell table:formula="of:=TRIM([.H2007])" office:value-type="string" office:string-value="MT03" calcext:value-type="string">
            <text:p>MT03</text:p>
          </table:table-cell>
          <table:table-cell table:formula="of:=CONCATENATE(&quot;INSERT INTO modele (lib_modele, id_marque_modele) VALUES ('&quot;;[.I2007];&quot;', &quot;;[.G2007];&quot;);&quot;)" office:value-type="string" office:string-value="INSERT INTO modele (lib_modele, id_marque_modele) VALUES ('MT03', 61);" calcext:value-type="string">
            <text:p>INSERT INTO modele (lib_modele, id_marque_modele) VALUES ('MT03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8];&quot; &quot;;[.D2008];[.E2008];[.F2008])" office:value-type="string" office:string-value="MT0S " calcext:value-type="string">
            <text:p>MT0S </text:p>
          </table:table-cell>
          <table:table-cell table:formula="of:=TRIM([.H2008])" office:value-type="string" office:string-value="MT0S" calcext:value-type="string">
            <text:p>MT0S</text:p>
          </table:table-cell>
          <table:table-cell table:formula="of:=CONCATENATE(&quot;INSERT INTO modele (lib_modele, id_marque_modele) VALUES ('&quot;;[.I2008];&quot;', &quot;;[.G2008];&quot;);&quot;)" office:value-type="string" office:string-value="INSERT INTO modele (lib_modele, id_marque_modele) VALUES ('MT0S', 61);" calcext:value-type="string">
            <text:p>INSERT INTO modele (lib_modele, id_marque_modele) VALUES ('MT0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9];&quot; &quot;;[.D2009];[.E2009];[.F2009])" office:value-type="string" office:string-value="NEO S" calcext:value-type="string">
            <text:p>NEO S</text:p>
          </table:table-cell>
          <table:table-cell table:formula="of:=TRIM([.H2009])" office:value-type="string" office:string-value="NEO S" calcext:value-type="string">
            <text:p>NEO S</text:p>
          </table:table-cell>
          <table:table-cell table:formula="of:=CONCATENATE(&quot;INSERT INTO modele (lib_modele, id_marque_modele) VALUES ('&quot;;[.I2009];&quot;', &quot;;[.G2009];&quot;);&quot;)" office:value-type="string" office:string-value="INSERT INTO modele (lib_modele, id_marque_modele) VALUES ('NEO S', 61);" calcext:value-type="string">
            <text:p>INSERT INTO modele (lib_modele, id_marque_modele) VALUES ('NEO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0];&quot; &quot;;[.D2010];[.E2010];[.F2010])" office:value-type="string" office:string-value="N-MAX " calcext:value-type="string">
            <text:p>N-MAX </text:p>
          </table:table-cell>
          <table:table-cell table:formula="of:=TRIM([.H2010])" office:value-type="string" office:string-value="N-MAX" calcext:value-type="string">
            <text:p>N-MAX</text:p>
          </table:table-cell>
          <table:table-cell table:formula="of:=CONCATENATE(&quot;INSERT INTO modele (lib_modele, id_marque_modele) VALUES ('&quot;;[.I2010];&quot;', &quot;;[.G2010];&quot;);&quot;)" office:value-type="string" office:string-value="INSERT INTO modele (lib_modele, id_marque_modele) VALUES ('N-MAX', 61);" calcext:value-type="string">
            <text:p>INSERT INTO modele (lib_modele, id_marque_modele) VALUES ('N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1];&quot; &quot;;[.D2011];[.E2011];[.F2011])" office:value-type="string" office:string-value="RD " calcext:value-type="string">
            <text:p>RD </text:p>
          </table:table-cell>
          <table:table-cell table:formula="of:=TRIM([.H2011])" office:value-type="string" office:string-value="RD" calcext:value-type="string">
            <text:p>RD</text:p>
          </table:table-cell>
          <table:table-cell table:formula="of:=CONCATENATE(&quot;INSERT INTO modele (lib_modele, id_marque_modele) VALUES ('&quot;;[.I2011];&quot;', &quot;;[.G2011];&quot;);&quot;)" office:value-type="string" office:string-value="INSERT INTO modele (lib_modele, id_marque_modele) VALUES ('RD', 61);" calcext:value-type="string">
            <text:p>INSERT INTO modele (lib_modele, id_marque_modele) VALUES ('R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L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2];&quot; &quot;;[.D2012];[.E2012];[.F2012])" office:value-type="string" office:string-value="RDLC " calcext:value-type="string">
            <text:p>RDLC </text:p>
          </table:table-cell>
          <table:table-cell table:formula="of:=TRIM([.H2012])" office:value-type="string" office:string-value="RDLC" calcext:value-type="string">
            <text:p>RDLC</text:p>
          </table:table-cell>
          <table:table-cell table:formula="of:=CONCATENATE(&quot;INSERT INTO modele (lib_modele, id_marque_modele) VALUES ('&quot;;[.I2012];&quot;', &quot;;[.G2012];&quot;);&quot;)" office:value-type="string" office:string-value="INSERT INTO modele (lib_modele, id_marque_modele) VALUES ('RDLC', 61);" calcext:value-type="string">
            <text:p>INSERT INTO modele (lib_modele, id_marque_modele) VALUES ('RDL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3];&quot; &quot;;[.D2013];[.E2013];[.F2013])" office:value-type="string" office:string-value="RDX " calcext:value-type="string">
            <text:p>RDX </text:p>
          </table:table-cell>
          <table:table-cell table:formula="of:=TRIM([.H2013])" office:value-type="string" office:string-value="RDX" calcext:value-type="string">
            <text:p>RDX</text:p>
          </table:table-cell>
          <table:table-cell table:formula="of:=CONCATENATE(&quot;INSERT INTO modele (lib_modele, id_marque_modele) VALUES ('&quot;;[.I2013];&quot;', &quot;;[.G2013];&quot;);&quot;)" office:value-type="string" office:string-value="INSERT INTO modele (lib_modele, id_marque_modele) VALUES ('RDX', 61);" calcext:value-type="string">
            <text:p>INSERT INTO modele (lib_modele, id_marque_modele) VALUES ('RD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ARRIO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4];&quot; &quot;;[.D2014];[.E2014];[.F2014])" office:value-type="string" office:string-value="ROAD WARRIOR" calcext:value-type="string">
            <text:p>ROAD WARRIOR</text:p>
          </table:table-cell>
          <table:table-cell table:formula="of:=TRIM([.H2014])" office:value-type="string" office:string-value="ROAD WARRIOR" calcext:value-type="string">
            <text:p>ROAD WARRIOR</text:p>
          </table:table-cell>
          <table:table-cell table:formula="of:=CONCATENATE(&quot;INSERT INTO modele (lib_modele, id_marque_modele) VALUES ('&quot;;[.I2014];&quot;', &quot;;[.G2014];&quot;);&quot;)" office:value-type="string" office:string-value="INSERT INTO modele (lib_modele, id_marque_modele) VALUES ('ROAD WARRIOR', 61);" calcext:value-type="string">
            <text:p>INSERT INTO modele (lib_modele, id_marque_modele) VALUES ('ROAD WARRIO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5];&quot; &quot;;[.D2015];[.E2015];[.F2015])" office:value-type="string" office:string-value="ROYAL STAR" calcext:value-type="string">
            <text:p>ROYAL STAR</text:p>
          </table:table-cell>
          <table:table-cell table:formula="of:=TRIM([.H2015])" office:value-type="string" office:string-value="ROYAL STAR" calcext:value-type="string">
            <text:p>ROYAL STAR</text:p>
          </table:table-cell>
          <table:table-cell table:formula="of:=CONCATENATE(&quot;INSERT INTO modele (lib_modele, id_marque_modele) VALUES ('&quot;;[.I2015];&quot;', &quot;;[.G2015];&quot;);&quot;)" office:value-type="string" office:string-value="INSERT INTO modele (lib_modele, id_marque_modele) VALUES ('ROYAL STAR', 61);" calcext:value-type="string">
            <text:p>INSERT INTO modele (lib_modele, id_marque_modele) VALUES ('ROYAL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6];&quot; &quot;;[.D2016];[.E2016];[.F2016])" office:value-type="string" office:string-value="SR " calcext:value-type="string">
            <text:p>SR </text:p>
          </table:table-cell>
          <table:table-cell table:formula="of:=TRIM([.H2016])" office:value-type="string" office:string-value="SR" calcext:value-type="string">
            <text:p>SR</text:p>
          </table:table-cell>
          <table:table-cell table:formula="of:=CONCATENATE(&quot;INSERT INTO modele (lib_modele, id_marque_modele) VALUES ('&quot;;[.I2016];&quot;', &quot;;[.G2016];&quot;);&quot;)" office:value-type="string" office:string-value="INSERT INTO modele (lib_modele, id_marque_modele) VALUES ('SR', 61);" calcext:value-type="string">
            <text:p>INSERT INTO modele (lib_modele, id_marque_modele) VALUES ('S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R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7];&quot; &quot;;[.D2017];[.E2017];[.F2017])" office:value-type="string" office:string-value="SRX " calcext:value-type="string">
            <text:p>SRX </text:p>
          </table:table-cell>
          <table:table-cell table:formula="of:=TRIM([.H2017])" office:value-type="string" office:string-value="SRX" calcext:value-type="string">
            <text:p>SRX</text:p>
          </table:table-cell>
          <table:table-cell table:formula="of:=CONCATENATE(&quot;INSERT INTO modele (lib_modele, id_marque_modele) VALUES ('&quot;;[.I2017];&quot;', &quot;;[.G2017];&quot;);&quot;)" office:value-type="string" office:string-value="INSERT INTO modele (lib_modele, id_marque_modele) VALUES ('SRX', 61);" calcext:value-type="string">
            <text:p>INSERT INTO modele (lib_modele, id_marque_modele) VALUES ('SR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TENER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8];&quot; &quot;;[.D2018];[.E2018];[.F2018])" office:value-type="string" office:string-value="SUPER TENERE" calcext:value-type="string">
            <text:p>SUPER TENERE</text:p>
          </table:table-cell>
          <table:table-cell table:formula="of:=TRIM([.H2018])" office:value-type="string" office:string-value="SUPER TENERE" calcext:value-type="string">
            <text:p>SUPER TENERE</text:p>
          </table:table-cell>
          <table:table-cell table:formula="of:=CONCATENATE(&quot;INSERT INTO modele (lib_modele, id_marque_modele) VALUES ('&quot;;[.I2018];&quot;', &quot;;[.G2018];&quot;);&quot;)" office:value-type="string" office:string-value="INSERT INTO modele (lib_modele, id_marque_modele) VALUES ('SUPER TENERE', 61);" calcext:value-type="string">
            <text:p>INSERT INTO modele (lib_modele, id_marque_modele) VALUES ('SUPER 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9];&quot; &quot;;[.D2019];[.E2019];[.F2019])" office:value-type="string" office:string-value="SZR " calcext:value-type="string">
            <text:p>SZR </text:p>
          </table:table-cell>
          <table:table-cell table:formula="of:=TRIM([.H2019])" office:value-type="string" office:string-value="SZR" calcext:value-type="string">
            <text:p>SZR</text:p>
          </table:table-cell>
          <table:table-cell table:formula="of:=CONCATENATE(&quot;INSERT INTO modele (lib_modele, id_marque_modele) VALUES ('&quot;;[.I2019];&quot;', &quot;;[.G2019];&quot;);&quot;)" office:value-type="string" office:string-value="INSERT INTO modele (lib_modele, id_marque_modele) VALUES ('SZR', 61);" calcext:value-type="string">
            <text:p>INSERT INTO modele (lib_modele, id_marque_modele) VALUES ('S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0];&quot; &quot;;[.D2020];[.E2020];[.F2020])" office:value-type="string" office:string-value="T MAX" calcext:value-type="string">
            <text:p>T MAX</text:p>
          </table:table-cell>
          <table:table-cell table:formula="of:=TRIM([.H2020])" office:value-type="string" office:string-value="T MAX" calcext:value-type="string">
            <text:p>T MAX</text:p>
          </table:table-cell>
          <table:table-cell table:formula="of:=CONCATENATE(&quot;INSERT INTO modele (lib_modele, id_marque_modele) VALUES ('&quot;;[.I2020];&quot;', &quot;;[.G2020];&quot;);&quot;)" office:value-type="string" office:string-value="INSERT INTO modele (lib_modele, id_marque_modele) VALUES ('T MAX', 61);" calcext:value-type="string">
            <text:p>INSERT INTO modele (lib_modele, id_marque_modele) VALUES ('T 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DM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1];&quot; &quot;;[.D2021];[.E2021];[.F2021])" office:value-type="string" office:string-value="TDM " calcext:value-type="string">
            <text:p>TDM </text:p>
          </table:table-cell>
          <table:table-cell table:formula="of:=TRIM([.H2021])" office:value-type="string" office:string-value="TDM" calcext:value-type="string">
            <text:p>TDM</text:p>
          </table:table-cell>
          <table:table-cell table:formula="of:=CONCATENATE(&quot;INSERT INTO modele (lib_modele, id_marque_modele) VALUES ('&quot;;[.I2021];&quot;', &quot;;[.G2021];&quot;);&quot;)" office:value-type="string" office:string-value="INSERT INTO modele (lib_modele, id_marque_modele) VALUES ('TDM', 61);" calcext:value-type="string">
            <text:p>INSERT INTO modele (lib_modele, id_marque_modele) VALUES ('TDM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D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2];&quot; &quot;;[.D2022];[.E2022];[.F2022])" office:value-type="string" office:string-value="TDR " calcext:value-type="string">
            <text:p>TDR </text:p>
          </table:table-cell>
          <table:table-cell table:formula="of:=TRIM([.H2022])" office:value-type="string" office:string-value="TDR" calcext:value-type="string">
            <text:p>TDR</text:p>
          </table:table-cell>
          <table:table-cell table:formula="of:=CONCATENATE(&quot;INSERT INTO modele (lib_modele, id_marque_modele) VALUES ('&quot;;[.I2022];&quot;', &quot;;[.G2022];&quot;);&quot;)" office:value-type="string" office:string-value="INSERT INTO modele (lib_modele, id_marque_modele) VALUES ('TDR', 61);" calcext:value-type="string">
            <text:p>INSERT INTO modele (lib_modele, id_marque_modele) VALUES ('TD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ENE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3];&quot; &quot;;[.D2023];[.E2023];[.F2023])" office:value-type="string" office:string-value="TENERE " calcext:value-type="string">
            <text:p>TENERE </text:p>
          </table:table-cell>
          <table:table-cell table:formula="of:=TRIM([.H2023])" office:value-type="string" office:string-value="TENERE" calcext:value-type="string">
            <text:p>TENERE</text:p>
          </table:table-cell>
          <table:table-cell table:formula="of:=CONCATENATE(&quot;INSERT INTO modele (lib_modele, id_marque_modele) VALUES ('&quot;;[.I2023];&quot;', &quot;;[.G2023];&quot;);&quot;)" office:value-type="string" office:string-value="INSERT INTO modele (lib_modele, id_marque_modele) VALUES ('TENERE', 61);" calcext:value-type="string">
            <text:p>INSERT INTO modele (lib_modele, id_marque_modele) VALUES ('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4];&quot; &quot;;[.D2024];[.E2024];[.F2024])" office:value-type="string" office:string-value="TEO S" calcext:value-type="string">
            <text:p>TEO S</text:p>
          </table:table-cell>
          <table:table-cell table:formula="of:=TRIM([.H2024])" office:value-type="string" office:string-value="TEO S" calcext:value-type="string">
            <text:p>TEO S</text:p>
          </table:table-cell>
          <table:table-cell table:formula="of:=CONCATENATE(&quot;INSERT INTO modele (lib_modele, id_marque_modele) VALUES ('&quot;;[.I2024];&quot;', &quot;;[.G2024];&quot;);&quot;)" office:value-type="string" office:string-value="INSERT INTO modele (lib_modele, id_marque_modele) VALUES ('TEO S', 61);" calcext:value-type="string">
            <text:p>INSERT INTO modele (lib_modele, id_marque_modele) VALUES ('TEO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5];&quot; &quot;;[.D2025];[.E2025];[.F2025])" office:value-type="string" office:string-value="THUNDER ACE" calcext:value-type="string">
            <text:p>THUNDER ACE</text:p>
          </table:table-cell>
          <table:table-cell table:formula="of:=TRIM([.H2025])" office:value-type="string" office:string-value="THUNDER ACE" calcext:value-type="string">
            <text:p>THUNDER ACE</text:p>
          </table:table-cell>
          <table:table-cell table:formula="of:=CONCATENATE(&quot;INSERT INTO modele (lib_modele, id_marque_modele) VALUES ('&quot;;[.I2025];&quot;', &quot;;[.G2025];&quot;);&quot;)" office:value-type="string" office:string-value="INSERT INTO modele (lib_modele, id_marque_modele) VALUES ('THUNDER ACE', 61);" calcext:value-type="string">
            <text:p>INSERT INTO modele (lib_modele, id_marque_modele) VALUES ('THUNDER AC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6];&quot; &quot;;[.D2026];[.E2026];[.F2026])" office:value-type="string" office:string-value="THUNDER CAT" calcext:value-type="string">
            <text:p>THUNDER CAT</text:p>
          </table:table-cell>
          <table:table-cell table:formula="of:=TRIM([.H2026])" office:value-type="string" office:string-value="THUNDER CAT" calcext:value-type="string">
            <text:p>THUNDER CAT</text:p>
          </table:table-cell>
          <table:table-cell table:formula="of:=CONCATENATE(&quot;INSERT INTO modele (lib_modele, id_marque_modele) VALUES ('&quot;;[.I2026];&quot;', &quot;;[.G2026];&quot;);&quot;)" office:value-type="string" office:string-value="INSERT INTO modele (lib_modele, id_marque_modele) VALUES ('THUNDER CAT', 61);" calcext:value-type="string">
            <text:p>INSERT INTO modele (lib_modele, id_marque_modele) VALUES ('THUNDER CA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7];&quot; &quot;;[.D2027];[.E2027];[.F2027])" office:value-type="string" office:string-value="T-MAX " calcext:value-type="string">
            <text:p>T-MAX </text:p>
          </table:table-cell>
          <table:table-cell table:formula="of:=TRIM([.H2027])" office:value-type="string" office:string-value="T-MAX" calcext:value-type="string">
            <text:p>T-MAX</text:p>
          </table:table-cell>
          <table:table-cell table:formula="of:=CONCATENATE(&quot;INSERT INTO modele (lib_modele, id_marque_modele) VALUES ('&quot;;[.I2027];&quot;', &quot;;[.G2027];&quot;);&quot;)" office:value-type="string" office:string-value="INSERT INTO modele (lib_modele, id_marque_modele) VALUES ('T-MAX', 61);" calcext:value-type="string">
            <text:p>INSERT INTO modele (lib_modele, id_marque_modele) VALUES ('T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IC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8];&quot; &quot;;[.D2028];[.E2028];[.F2028])" office:value-type="string" office:string-value="TRICITY " calcext:value-type="string">
            <text:p>TRICITY </text:p>
          </table:table-cell>
          <table:table-cell table:formula="of:=TRIM([.H2028])" office:value-type="string" office:string-value="TRICITY" calcext:value-type="string">
            <text:p>TRICITY</text:p>
          </table:table-cell>
          <table:table-cell table:formula="of:=CONCATENATE(&quot;INSERT INTO modele (lib_modele, id_marque_modele) VALUES ('&quot;;[.I2028];&quot;', &quot;;[.G2028];&quot;);&quot;)" office:value-type="string" office:string-value="INSERT INTO modele (lib_modele, id_marque_modele) VALUES ('TRICITY', 61);" calcext:value-type="string">
            <text:p>INSERT INTO modele (lib_modele, id_marque_modele) VALUES ('TRIC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ICK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9];&quot; &quot;;[.D2029];[.E2029];[.F2029])" office:value-type="string" office:string-value="TRICKER " calcext:value-type="string">
            <text:p>TRICKER </text:p>
          </table:table-cell>
          <table:table-cell table:formula="of:=TRIM([.H2029])" office:value-type="string" office:string-value="TRICKER" calcext:value-type="string">
            <text:p>TRICKER</text:p>
          </table:table-cell>
          <table:table-cell table:formula="of:=CONCATENATE(&quot;INSERT INTO modele (lib_modele, id_marque_modele) VALUES ('&quot;;[.I2029];&quot;', &quot;;[.G2029];&quot;);&quot;)" office:value-type="string" office:string-value="INSERT INTO modele (lib_modele, id_marque_modele) VALUES ('TRICKER', 61);" calcext:value-type="string">
            <text:p>INSERT INTO modele (lib_modele, id_marque_modele) VALUES ('TRICK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0];&quot; &quot;;[.D2030];[.E2030];[.F2030])" office:value-type="string" office:string-value="TRX " calcext:value-type="string">
            <text:p>TRX </text:p>
          </table:table-cell>
          <table:table-cell table:formula="of:=TRIM([.H2030])" office:value-type="string" office:string-value="TRX" calcext:value-type="string">
            <text:p>TRX</text:p>
          </table:table-cell>
          <table:table-cell table:formula="of:=CONCATENATE(&quot;INSERT INTO modele (lib_modele, id_marque_modele) VALUES ('&quot;;[.I2030];&quot;', &quot;;[.G2030];&quot;);&quot;)" office:value-type="string" office:string-value="INSERT INTO modele (lib_modele, id_marque_modele) VALUES ('TRX', 61);" calcext:value-type="string">
            <text:p>INSERT INTO modele (lib_modele, id_marque_modele) VALUES ('TR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1];&quot; &quot;;[.D2031];[.E2031];[.F2031])" office:value-type="string" office:string-value="TT " calcext:value-type="string">
            <text:p>TT </text:p>
          </table:table-cell>
          <table:table-cell table:formula="of:=TRIM([.H2031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2031];&quot;', &quot;;[.G2031];&quot;);&quot;)" office:value-type="string" office:string-value="INSERT INTO modele (lib_modele, id_marque_modele) VALUES ('TT', 61);" calcext:value-type="string">
            <text:p>INSERT INTO modele (lib_modele, id_marque_modele) VALUES ('T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W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2];&quot; &quot;;[.D2032];[.E2032];[.F2032])" office:value-type="string" office:string-value="TW " calcext:value-type="string">
            <text:p>TW </text:p>
          </table:table-cell>
          <table:table-cell table:formula="of:=TRIM([.H2032])" office:value-type="string" office:string-value="TW" calcext:value-type="string">
            <text:p>TW</text:p>
          </table:table-cell>
          <table:table-cell table:formula="of:=CONCATENATE(&quot;INSERT INTO modele (lib_modele, id_marque_modele) VALUES ('&quot;;[.I2032];&quot;', &quot;;[.G2032];&quot;);&quot;)" office:value-type="string" office:string-value="INSERT INTO modele (lib_modele, id_marque_modele) VALUES ('TW', 61);" calcext:value-type="string">
            <text:p>INSERT INTO modele (lib_modele, id_marque_modele) VALUES ('TW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3];&quot; &quot;;[.D2033];[.E2033];[.F2033])" office:value-type="string" office:string-value="TY " calcext:value-type="string">
            <text:p>TY </text:p>
          </table:table-cell>
          <table:table-cell table:formula="of:=TRIM([.H2033])" office:value-type="string" office:string-value="TY" calcext:value-type="string">
            <text:p>TY</text:p>
          </table:table-cell>
          <table:table-cell table:formula="of:=CONCATENATE(&quot;INSERT INTO modele (lib_modele, id_marque_modele) VALUES ('&quot;;[.I2033];&quot;', &quot;;[.G2033];&quot;);&quot;)" office:value-type="string" office:string-value="INSERT INTO modele (lib_modele, id_marque_modele) VALUES ('TY', 61);" calcext:value-type="string">
            <text:p>INSERT INTO modele (lib_modele, id_marque_modele) VALUES ('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4];&quot; &quot;;[.D2034];[.E2034];[.F2034])" office:value-type="string" office:string-value="TZR " calcext:value-type="string">
            <text:p>TZR </text:p>
          </table:table-cell>
          <table:table-cell table:formula="of:=TRIM([.H2034])" office:value-type="string" office:string-value="TZR" calcext:value-type="string">
            <text:p>TZR</text:p>
          </table:table-cell>
          <table:table-cell table:formula="of:=CONCATENATE(&quot;INSERT INTO modele (lib_modele, id_marque_modele) VALUES ('&quot;;[.I2034];&quot;', &quot;;[.G2034];&quot;);&quot;)" office:value-type="string" office:string-value="INSERT INTO modele (lib_modele, id_marque_modele) VALUES ('TZR', 61);" calcext:value-type="string">
            <text:p>INSERT INTO modele (lib_modele, id_marque_modele) VALUES ('T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ENTU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5];&quot; &quot;;[.D2035];[.E2035];[.F2035])" office:value-type="string" office:string-value="VENTURE " calcext:value-type="string">
            <text:p>VENTURE </text:p>
          </table:table-cell>
          <table:table-cell table:formula="of:=TRIM([.H2035])" office:value-type="string" office:string-value="VENTURE" calcext:value-type="string">
            <text:p>VENTURE</text:p>
          </table:table-cell>
          <table:table-cell table:formula="of:=CONCATENATE(&quot;INSERT INTO modele (lib_modele, id_marque_modele) VALUES ('&quot;;[.I2035];&quot;', &quot;;[.G2035];&quot;);&quot;)" office:value-type="string" office:string-value="INSERT INTO modele (lib_modele, id_marque_modele) VALUES ('VENTURE', 61);" calcext:value-type="string">
            <text:p>INSERT INTO modele (lib_modele, id_marque_modele) VALUES ('VENTU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ERS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6];&quot; &quot;;[.D2036];[.E2036];[.F2036])" office:value-type="string" office:string-value="VERSITY " calcext:value-type="string">
            <text:p>VERSITY </text:p>
          </table:table-cell>
          <table:table-cell table:formula="of:=TRIM([.H2036])" office:value-type="string" office:string-value="VERSITY" calcext:value-type="string">
            <text:p>VERSITY</text:p>
          </table:table-cell>
          <table:table-cell table:formula="of:=CONCATENATE(&quot;INSERT INTO modele (lib_modele, id_marque_modele) VALUES ('&quot;;[.I2036];&quot;', &quot;;[.G2036];&quot;);&quot;)" office:value-type="string" office:string-value="INSERT INTO modele (lib_modele, id_marque_modele) VALUES ('VERSITY', 61);" calcext:value-type="string">
            <text:p>INSERT INTO modele (lib_modele, id_marque_modele) VALUES ('VERS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NTAG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7];&quot; &quot;;[.D2037];[.E2037];[.F2037])" office:value-type="string" office:string-value="VINTAGE " calcext:value-type="string">
            <text:p>VINTAGE </text:p>
          </table:table-cell>
          <table:table-cell table:formula="of:=TRIM([.H2037])" office:value-type="string" office:string-value="VINTAGE" calcext:value-type="string">
            <text:p>VINTAGE</text:p>
          </table:table-cell>
          <table:table-cell table:formula="of:=CONCATENATE(&quot;INSERT INTO modele (lib_modele, id_marque_modele) VALUES ('&quot;;[.I2037];&quot;', &quot;;[.G2037];&quot;);&quot;)" office:value-type="string" office:string-value="INSERT INTO modele (lib_modele, id_marque_modele) VALUES ('VINTAGE', 61);" calcext:value-type="string">
            <text:p>INSERT INTO modele (lib_modele, id_marque_modele) VALUES ('VINTAG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RAGO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8];&quot; &quot;;[.D2038];[.E2038];[.F2038])" office:value-type="string" office:string-value="VIRAGO " calcext:value-type="string">
            <text:p>VIRAGO </text:p>
          </table:table-cell>
          <table:table-cell table:formula="of:=TRIM([.H2038])" office:value-type="string" office:string-value="VIRAGO" calcext:value-type="string">
            <text:p>VIRAGO</text:p>
          </table:table-cell>
          <table:table-cell table:formula="of:=CONCATENATE(&quot;INSERT INTO modele (lib_modele, id_marque_modele) VALUES ('&quot;;[.I2038];&quot;', &quot;;[.G2038];&quot;);&quot;)" office:value-type="string" office:string-value="INSERT INTO modele (lib_modele, id_marque_modele) VALUES ('VIRAGO', 61);" calcext:value-type="string">
            <text:p>INSERT INTO modele (lib_modele, id_marque_modele) VALUES ('VIRAGO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9];&quot; &quot;;[.D2039];[.E2039];[.F2039])" office:value-type="string" office:string-value="VITY " calcext:value-type="string">
            <text:p>VITY </text:p>
          </table:table-cell>
          <table:table-cell table:formula="of:=TRIM([.H2039])" office:value-type="string" office:string-value="VITY" calcext:value-type="string">
            <text:p>VITY</text:p>
          </table:table-cell>
          <table:table-cell table:formula="of:=CONCATENATE(&quot;INSERT INTO modele (lib_modele, id_marque_modele) VALUES ('&quot;;[.I2039];&quot;', &quot;;[.G2039];&quot;);&quot;)" office:value-type="string" office:string-value="INSERT INTO modele (lib_modele, id_marque_modele) VALUES ('VITY', 61);" calcext:value-type="string">
            <text:p>INSERT INTO modele (lib_modele, id_marque_modele) VALUES ('V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0];&quot; &quot;;[.D2040];[.E2040];[.F2040])" office:value-type="string" office:string-value="V-MAX " calcext:value-type="string">
            <text:p>V-MAX </text:p>
          </table:table-cell>
          <table:table-cell table:formula="of:=TRIM([.H2040])" office:value-type="string" office:string-value="V-MAX" calcext:value-type="string">
            <text:p>V-MAX</text:p>
          </table:table-cell>
          <table:table-cell table:formula="of:=CONCATENATE(&quot;INSERT INTO modele (lib_modele, id_marque_modele) VALUES ('&quot;;[.I2040];&quot;', &quot;;[.G2040];&quot;);&quot;)" office:value-type="string" office:string-value="INSERT INTO modele (lib_modele, id_marque_modele) VALUES ('V-MAX', 61);" calcext:value-type="string">
            <text:p>INSERT INTO modele (lib_modele, id_marque_modele) VALUES ('V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1];&quot; &quot;;[.D2041];[.E2041];[.F2041])" office:value-type="string" office:string-value="WILD STAR" calcext:value-type="string">
            <text:p>WILD STAR</text:p>
          </table:table-cell>
          <table:table-cell table:formula="of:=TRIM([.H2041])" office:value-type="string" office:string-value="WILD STAR" calcext:value-type="string">
            <text:p>WILD STAR</text:p>
          </table:table-cell>
          <table:table-cell table:formula="of:=CONCATENATE(&quot;INSERT INTO modele (lib_modele, id_marque_modele) VALUES ('&quot;;[.I2041];&quot;', &quot;;[.G2041];&quot;);&quot;)" office:value-type="string" office:string-value="INSERT INTO modele (lib_modele, id_marque_modele) VALUES ('WILD STAR', 61);" calcext:value-type="string">
            <text:p>INSERT INTO modele (lib_modele, id_marque_modele) VALUES ('WILD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W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2];&quot; &quot;;[.D2042];[.E2042];[.F2042])" office:value-type="string" office:string-value="WR " calcext:value-type="string">
            <text:p>WR </text:p>
          </table:table-cell>
          <table:table-cell table:formula="of:=TRIM([.H2042])" office:value-type="string" office:string-value="WR" calcext:value-type="string">
            <text:p>WR</text:p>
          </table:table-cell>
          <table:table-cell table:formula="of:=CONCATENATE(&quot;INSERT INTO modele (lib_modele, id_marque_modele) VALUES ('&quot;;[.I2042];&quot;', &quot;;[.G2042];&quot;);&quot;)" office:value-type="string" office:string-value="INSERT INTO modele (lib_modele, id_marque_modele) VALUES ('WR', 61);" calcext:value-type="string">
            <text:p>INSERT INTO modele (lib_modele, id_marque_modele) VALUES ('W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3];&quot; &quot;;[.D2043];[.E2043];[.F2043])" office:value-type="string" office:string-value="X CITY" calcext:value-type="string">
            <text:p>X CITY</text:p>
          </table:table-cell>
          <table:table-cell table:formula="of:=TRIM([.H2043])" office:value-type="string" office:string-value="X CITY" calcext:value-type="string">
            <text:p>X CITY</text:p>
          </table:table-cell>
          <table:table-cell table:formula="of:=CONCATENATE(&quot;INSERT INTO modele (lib_modele, id_marque_modele) VALUES ('&quot;;[.I2043];&quot;', &quot;;[.G2043];&quot;);&quot;)" office:value-type="string" office:string-value="INSERT INTO modele (lib_modele, id_marque_modele) VALUES ('X CITY', 61);" calcext:value-type="string">
            <text:p>INSERT INTO modele (lib_modele, id_marque_modele) VALUES ('X C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4];&quot; &quot;;[.D2044];[.E2044];[.F2044])" office:value-type="string" office:string-value="X MAX" calcext:value-type="string">
            <text:p>X MAX</text:p>
          </table:table-cell>
          <table:table-cell table:formula="of:=TRIM([.H2044])" office:value-type="string" office:string-value="X MAX" calcext:value-type="string">
            <text:p>X MAX</text:p>
          </table:table-cell>
          <table:table-cell table:formula="of:=CONCATENATE(&quot;INSERT INTO modele (lib_modele, id_marque_modele) VALUES ('&quot;;[.I2044];&quot;', &quot;;[.G2044];&quot;);&quot;)" office:value-type="string" office:string-value="INSERT INTO modele (lib_modele, id_marque_modele) VALUES ('X MAX', 61);" calcext:value-type="string">
            <text:p>INSERT INTO modele (lib_modele, id_marque_modele) VALUES ('X 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5];&quot; &quot;;[.D2045];[.E2045];[.F2045])" office:value-type="string" office:string-value="XC " calcext:value-type="string">
            <text:p>XC </text:p>
          </table:table-cell>
          <table:table-cell table:formula="of:=TRIM([.H2045])" office:value-type="string" office:string-value="XC" calcext:value-type="string">
            <text:p>XC</text:p>
          </table:table-cell>
          <table:table-cell table:formula="of:=CONCATENATE(&quot;INSERT INTO modele (lib_modele, id_marque_modele) VALUES ('&quot;;[.I2045];&quot;', &quot;;[.G2045];&quot;);&quot;)" office:value-type="string" office:string-value="INSERT INTO modele (lib_modele, id_marque_modele) VALUES ('XC', 61);" calcext:value-type="string">
            <text:p>INSERT INTO modele (lib_modele, id_marque_modele) VALUES ('X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ENT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6];&quot; &quot;;[.D2046];[.E2046];[.F2046])" office:value-type="string" office:string-value="XENTER " calcext:value-type="string">
            <text:p>XENTER </text:p>
          </table:table-cell>
          <table:table-cell table:formula="of:=TRIM([.H2046])" office:value-type="string" office:string-value="XENTER" calcext:value-type="string">
            <text:p>XENTER</text:p>
          </table:table-cell>
          <table:table-cell table:formula="of:=CONCATENATE(&quot;INSERT INTO modele (lib_modele, id_marque_modele) VALUES ('&quot;;[.I2046];&quot;', &quot;;[.G2046];&quot;);&quot;)" office:value-type="string" office:string-value="INSERT INTO modele (lib_modele, id_marque_modele) VALUES ('XENTER', 61);" calcext:value-type="string">
            <text:p>INSERT INTO modele (lib_modele, id_marque_modele) VALUES ('XENT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7];&quot; &quot;;[.D2047];[.E2047];[.F2047])" office:value-type="string" office:string-value="XJ " calcext:value-type="string">
            <text:p>XJ </text:p>
          </table:table-cell>
          <table:table-cell table:formula="of:=TRIM([.H2047])" office:value-type="string" office:string-value="XJ" calcext:value-type="string">
            <text:p>XJ</text:p>
          </table:table-cell>
          <table:table-cell table:formula="of:=CONCATENATE(&quot;INSERT INTO modele (lib_modele, id_marque_modele) VALUES ('&quot;;[.I2047];&quot;', &quot;;[.G2047];&quot;);&quot;)" office:value-type="string" office:string-value="INSERT INTO modele (lib_modele, id_marque_modele) VALUES ('XJ', 61);" calcext:value-type="string">
            <text:p>INSERT INTO modele (lib_modele, id_marque_modele) VALUES ('XJ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8];&quot; &quot;;[.D2048];[.E2048];[.F2048])" office:value-type="string" office:string-value="XJ6 " calcext:value-type="string">
            <text:p>XJ6 </text:p>
          </table:table-cell>
          <table:table-cell table:formula="of:=TRIM([.H2048])" office:value-type="string" office:string-value="XJ6" calcext:value-type="string">
            <text:p>XJ6</text:p>
          </table:table-cell>
          <table:table-cell table:formula="of:=CONCATENATE(&quot;INSERT INTO modele (lib_modele, id_marque_modele) VALUES ('&quot;;[.I2048];&quot;', &quot;;[.G2048];&quot;);&quot;)" office:value-type="string" office:string-value="INSERT INTO modele (lib_modele, id_marque_modele) VALUES ('XJ6', 61);" calcext:value-type="string">
            <text:p>INSERT INTO modele (lib_modele, id_marque_modele) VALUES ('XJ6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9];&quot; &quot;;[.D2049];[.E2049];[.F2049])" office:value-type="string" office:string-value="XJD " calcext:value-type="string">
            <text:p>XJD </text:p>
          </table:table-cell>
          <table:table-cell table:formula="of:=TRIM([.H2049])" office:value-type="string" office:string-value="XJD" calcext:value-type="string">
            <text:p>XJD</text:p>
          </table:table-cell>
          <table:table-cell table:formula="of:=CONCATENATE(&quot;INSERT INTO modele (lib_modele, id_marque_modele) VALUES ('&quot;;[.I2049];&quot;', &quot;;[.G2049];&quot;);&quot;)" office:value-type="string" office:string-value="INSERT INTO modele (lib_modele, id_marque_modele) VALUES ('XJD', 61);" calcext:value-type="string">
            <text:p>INSERT INTO modele (lib_modele, id_marque_modele) VALUES ('XJ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0];&quot; &quot;;[.D2050];[.E2050];[.F2050])" office:value-type="string" office:string-value="XJF " calcext:value-type="string">
            <text:p>XJF </text:p>
          </table:table-cell>
          <table:table-cell table:formula="of:=TRIM([.H2050])" office:value-type="string" office:string-value="XJF" calcext:value-type="string">
            <text:p>XJF</text:p>
          </table:table-cell>
          <table:table-cell table:formula="of:=CONCATENATE(&quot;INSERT INTO modele (lib_modele, id_marque_modele) VALUES ('&quot;;[.I2050];&quot;', &quot;;[.G2050];&quot;);&quot;)" office:value-type="string" office:string-value="INSERT INTO modele (lib_modele, id_marque_modele) VALUES ('XJF', 61);" calcext:value-type="string">
            <text:p>INSERT INTO modele (lib_modele, id_marque_modele) VALUES ('XJ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1];&quot; &quot;;[.D2051];[.E2051];[.F2051])" office:value-type="string" office:string-value="XJR " calcext:value-type="string">
            <text:p>XJR </text:p>
          </table:table-cell>
          <table:table-cell table:formula="of:=TRIM([.H2051])" office:value-type="string" office:string-value="XJR" calcext:value-type="string">
            <text:p>XJR</text:p>
          </table:table-cell>
          <table:table-cell table:formula="of:=CONCATENATE(&quot;INSERT INTO modele (lib_modele, id_marque_modele) VALUES ('&quot;;[.I2051];&quot;', &quot;;[.G2051];&quot;);&quot;)" office:value-type="string" office:string-value="INSERT INTO modele (lib_modele, id_marque_modele) VALUES ('XJR', 61);" calcext:value-type="string">
            <text:p>INSERT INTO modele (lib_modele, id_marque_modele) VALUES ('XJ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2];&quot; &quot;;[.D2052];[.E2052];[.F2052])" office:value-type="string" office:string-value="XJS " calcext:value-type="string">
            <text:p>XJS </text:p>
          </table:table-cell>
          <table:table-cell table:formula="of:=TRIM([.H2052])" office:value-type="string" office:string-value="XJS" calcext:value-type="string">
            <text:p>XJS</text:p>
          </table:table-cell>
          <table:table-cell table:formula="of:=CONCATENATE(&quot;INSERT INTO modele (lib_modele, id_marque_modele) VALUES ('&quot;;[.I2052];&quot;', &quot;;[.G2052];&quot;);&quot;)" office:value-type="string" office:string-value="INSERT INTO modele (lib_modele, id_marque_modele) VALUES ('XJS', 61);" calcext:value-type="string">
            <text:p>INSERT INTO modele (lib_modele, id_marque_modele) VALUES ('XJ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3];&quot; &quot;;[.D2053];[.E2053];[.F2053])" office:value-type="string" office:string-value="X-MAX " calcext:value-type="string">
            <text:p>X-MAX </text:p>
          </table:table-cell>
          <table:table-cell table:formula="of:=TRIM([.H2053])" office:value-type="string" office:string-value="X-MAX" calcext:value-type="string">
            <text:p>X-MAX</text:p>
          </table:table-cell>
          <table:table-cell table:formula="of:=CONCATENATE(&quot;INSERT INTO modele (lib_modele, id_marque_modele) VALUES ('&quot;;[.I2053];&quot;', &quot;;[.G2053];&quot;);&quot;)" office:value-type="string" office:string-value="INSERT INTO modele (lib_modele, id_marque_modele) VALUES ('X-MAX', 61);" calcext:value-type="string">
            <text:p>INSERT INTO modele (lib_modele, id_marque_modele) VALUES ('X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4];&quot; &quot;;[.D2054];[.E2054];[.F2054])" office:value-type="string" office:string-value="XS " calcext:value-type="string">
            <text:p>XS </text:p>
          </table:table-cell>
          <table:table-cell table:formula="of:=TRIM([.H2054])" office:value-type="string" office:string-value="XS" calcext:value-type="string">
            <text:p>XS</text:p>
          </table:table-cell>
          <table:table-cell table:formula="of:=CONCATENATE(&quot;INSERT INTO modele (lib_modele, id_marque_modele) VALUES ('&quot;;[.I2054];&quot;', &quot;;[.G2054];&quot;);&quot;)" office:value-type="string" office:string-value="INSERT INTO modele (lib_modele, id_marque_modele) VALUES ('XS', 61);" calcext:value-type="string">
            <text:p>INSERT INTO modele (lib_modele, id_marque_modele) VALUES ('X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S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5];&quot; &quot;;[.D2055];[.E2055];[.F2055])" office:value-type="string" office:string-value="XSR " calcext:value-type="string">
            <text:p>XSR </text:p>
          </table:table-cell>
          <table:table-cell table:formula="of:=TRIM([.H2055])" office:value-type="string" office:string-value="XSR" calcext:value-type="string">
            <text:p>XSR</text:p>
          </table:table-cell>
          <table:table-cell table:formula="of:=CONCATENATE(&quot;INSERT INTO modele (lib_modele, id_marque_modele) VALUES ('&quot;;[.I2055];&quot;', &quot;;[.G2055];&quot;);&quot;)" office:value-type="string" office:string-value="INSERT INTO modele (lib_modele, id_marque_modele) VALUES ('XSR', 61);" calcext:value-type="string">
            <text:p>INSERT INTO modele (lib_modele, id_marque_modele) VALUES ('XS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6];&quot; &quot;;[.D2056];[.E2056];[.F2056])" office:value-type="string" office:string-value="XT " calcext:value-type="string">
            <text:p>XT </text:p>
          </table:table-cell>
          <table:table-cell table:formula="of:=TRIM([.H2056])" office:value-type="string" office:string-value="XT" calcext:value-type="string">
            <text:p>XT</text:p>
          </table:table-cell>
          <table:table-cell table:formula="of:=CONCATENATE(&quot;INSERT INTO modele (lib_modele, id_marque_modele) VALUES ('&quot;;[.I2056];&quot;', &quot;;[.G2056];&quot;);&quot;)" office:value-type="string" office:string-value="INSERT INTO modele (lib_modele, id_marque_modele) VALUES ('XT', 61);" calcext:value-type="string">
            <text:p>INSERT INTO modele (lib_modele, id_marque_modele) VALUES ('X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57];&quot; &quot;;[.D2057];[.E2057];[.F2057])" office:value-type="string" office:string-value="XT Z" calcext:value-type="string">
            <text:p>XT Z</text:p>
          </table:table-cell>
          <table:table-cell table:formula="of:=TRIM([.H2057])" office:value-type="string" office:string-value="XT Z" calcext:value-type="string">
            <text:p>XT Z</text:p>
          </table:table-cell>
          <table:table-cell table:formula="of:=CONCATENATE(&quot;INSERT INTO modele (lib_modele, id_marque_modele) VALUES ('&quot;;[.I2057];&quot;', &quot;;[.G2057];&quot;);&quot;)" office:value-type="string" office:string-value="INSERT INTO modele (lib_modele, id_marque_modele) VALUES ('XT Z', 61);" calcext:value-type="string">
            <text:p>INSERT INTO modele (lib_modele, id_marque_modele) VALUES ('XT Z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8];&quot; &quot;;[.D2058];[.E2058];[.F2058])" office:value-type="string" office:string-value="XTD " calcext:value-type="string">
            <text:p>XTD </text:p>
          </table:table-cell>
          <table:table-cell table:formula="of:=TRIM([.H2058])" office:value-type="string" office:string-value="XTD" calcext:value-type="string">
            <text:p>XTD</text:p>
          </table:table-cell>
          <table:table-cell table:formula="of:=CONCATENATE(&quot;INSERT INTO modele (lib_modele, id_marque_modele) VALUES ('&quot;;[.I2058];&quot;', &quot;;[.G2058];&quot;);&quot;)" office:value-type="string" office:string-value="INSERT INTO modele (lib_modele, id_marque_modele) VALUES ('XTD', 61);" calcext:value-type="string">
            <text:p>INSERT INTO modele (lib_modele, id_marque_modele) VALUES ('XT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9];&quot; &quot;;[.D2059];[.E2059];[.F2059])" office:value-type="string" office:string-value="XTE " calcext:value-type="string">
            <text:p>XTE </text:p>
          </table:table-cell>
          <table:table-cell table:formula="of:=TRIM([.H2059])" office:value-type="string" office:string-value="XTE" calcext:value-type="string">
            <text:p>XTE</text:p>
          </table:table-cell>
          <table:table-cell table:formula="of:=CONCATENATE(&quot;INSERT INTO modele (lib_modele, id_marque_modele) VALUES ('&quot;;[.I2059];&quot;', &quot;;[.G2059];&quot;);&quot;)" office:value-type="string" office:string-value="INSERT INTO modele (lib_modele, id_marque_modele) VALUES ('XTE', 61);" calcext:value-type="string">
            <text:p>INSERT INTO modele (lib_modele, id_marque_modele) VALUES ('XT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K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0];&quot; &quot;;[.D2060];[.E2060];[.F2060])" office:value-type="string" office:string-value="XTK " calcext:value-type="string">
            <text:p>XTK </text:p>
          </table:table-cell>
          <table:table-cell table:formula="of:=TRIM([.H2060])" office:value-type="string" office:string-value="XTK" calcext:value-type="string">
            <text:p>XTK</text:p>
          </table:table-cell>
          <table:table-cell table:formula="of:=CONCATENATE(&quot;INSERT INTO modele (lib_modele, id_marque_modele) VALUES ('&quot;;[.I2060];&quot;', &quot;;[.G2060];&quot;);&quot;)" office:value-type="string" office:string-value="INSERT INTO modele (lib_modele, id_marque_modele) VALUES ('XTK', 61);" calcext:value-type="string">
            <text:p>INSERT INTO modele (lib_modele, id_marque_modele) VALUES ('XTK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Z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1];&quot; &quot;;[.D2061];[.E2061];[.F2061])" office:value-type="string" office:string-value="XTZ " calcext:value-type="string">
            <text:p>XTZ </text:p>
          </table:table-cell>
          <table:table-cell table:formula="of:=TRIM([.H2061])" office:value-type="string" office:string-value="XTZ" calcext:value-type="string">
            <text:p>XTZ</text:p>
          </table:table-cell>
          <table:table-cell table:formula="of:=CONCATENATE(&quot;INSERT INTO modele (lib_modele, id_marque_modele) VALUES ('&quot;;[.I2061];&quot;', &quot;;[.G2061];&quot;);&quot;)" office:value-type="string" office:string-value="INSERT INTO modele (lib_modele, id_marque_modele) VALUES ('XTZ', 61);" calcext:value-type="string">
            <text:p>INSERT INTO modele (lib_modele, id_marque_modele) VALUES ('XTZ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Z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TENERE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2];&quot; &quot;;[.D2062];[.E2062];[.F2062])" office:value-type="string" office:string-value="XTZ SUPERTENERE" calcext:value-type="string">
            <text:p>XTZ SUPERTENERE</text:p>
          </table:table-cell>
          <table:table-cell table:formula="of:=TRIM([.H2062])" office:value-type="string" office:string-value="XTZ SUPERTENERE" calcext:value-type="string">
            <text:p>XTZ SUPERTENERE</text:p>
          </table:table-cell>
          <table:table-cell table:formula="of:=CONCATENATE(&quot;INSERT INTO modele (lib_modele, id_marque_modele) VALUES ('&quot;;[.I2062];&quot;', &quot;;[.G2062];&quot;);&quot;)" office:value-type="string" office:string-value="INSERT INTO modele (lib_modele, id_marque_modele) VALUES ('XTZ SUPERTENERE', 61);" calcext:value-type="string">
            <text:p>INSERT INTO modele (lib_modele, id_marque_modele) VALUES ('XTZ SUPER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3];&quot; &quot;;[.D2063];[.E2063];[.F2063])" office:value-type="string" office:string-value="XV " calcext:value-type="string">
            <text:p>XV </text:p>
          </table:table-cell>
          <table:table-cell table:formula="of:=TRIM([.H2063])" office:value-type="string" office:string-value="XV" calcext:value-type="string">
            <text:p>XV</text:p>
          </table:table-cell>
          <table:table-cell table:formula="of:=CONCATENATE(&quot;INSERT INTO modele (lib_modele, id_marque_modele) VALUES ('&quot;;[.I2063];&quot;', &quot;;[.G2063];&quot;);&quot;)" office:value-type="string" office:string-value="INSERT INTO modele (lib_modele, id_marque_modele) VALUES ('XV', 61);" calcext:value-type="string">
            <text:p>INSERT INTO modele (lib_modele, id_marque_modele) VALUES ('XV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STAR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4];&quot; &quot;;[.D2064];[.E2064];[.F2064])" office:value-type="string" office:string-value="XV MIDNIGHTSTAR" calcext:value-type="string">
            <text:p>XV MIDNIGHTSTAR</text:p>
          </table:table-cell>
          <table:table-cell table:formula="of:=TRIM([.H2064])" office:value-type="string" office:string-value="XV MIDNIGHTSTAR" calcext:value-type="string">
            <text:p>XV MIDNIGHTSTAR</text:p>
          </table:table-cell>
          <table:table-cell table:formula="of:=CONCATENATE(&quot;INSERT INTO modele (lib_modele, id_marque_modele) VALUES ('&quot;;[.I2064];&quot;', &quot;;[.G2064];&quot;);&quot;)" office:value-type="string" office:string-value="INSERT INTO modele (lib_modele, id_marque_modele) VALUES ('XV MIDNIGHTSTAR', 61);" calcext:value-type="string">
            <text:p>INSERT INTO modele (lib_modele, id_marque_modele) VALUES ('XV MIDNIGHT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5];&quot; &quot;;[.D2065];[.E2065];[.F2065])" office:value-type="string" office:string-value="XVS " calcext:value-type="string">
            <text:p>XVS </text:p>
          </table:table-cell>
          <table:table-cell table:formula="of:=TRIM([.H2065])" office:value-type="string" office:string-value="XVS" calcext:value-type="string">
            <text:p>XVS</text:p>
          </table:table-cell>
          <table:table-cell table:formula="of:=CONCATENATE(&quot;INSERT INTO modele (lib_modele, id_marque_modele) VALUES ('&quot;;[.I2065];&quot;', &quot;;[.G2065];&quot;);&quot;)" office:value-type="string" office:string-value="INSERT INTO modele (lib_modele, id_marque_modele) VALUES ('XVS', 61);" calcext:value-type="string">
            <text:p>INSERT INTO modele (lib_modele, id_marque_modele) VALUES ('XV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D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6];&quot; &quot;;[.D2066];[.E2066];[.F2066])" office:value-type="string" office:string-value="XVZ 13TD" calcext:value-type="string">
            <text:p>XVZ 13TD</text:p>
          </table:table-cell>
          <table:table-cell table:formula="of:=TRIM([.H2066])" office:value-type="string" office:string-value="XVZ 13TD" calcext:value-type="string">
            <text:p>XVZ 13TD</text:p>
          </table:table-cell>
          <table:table-cell table:formula="of:=CONCATENATE(&quot;INSERT INTO modele (lib_modele, id_marque_modele) VALUES ('&quot;;[.I2066];&quot;', &quot;;[.G2066];&quot;);&quot;)" office:value-type="string" office:string-value="INSERT INTO modele (lib_modele, id_marque_modele) VALUES ('XVZ 13TD', 61);" calcext:value-type="string">
            <text:p>INSERT INTO modele (lib_modele, id_marque_modele) VALUES ('XVZ 13T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YB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7];&quot; &quot;;[.D2067];[.E2067];[.F2067])" office:value-type="string" office:string-value="YBR " calcext:value-type="string">
            <text:p>YBR </text:p>
          </table:table-cell>
          <table:table-cell table:formula="of:=TRIM([.H2067])" office:value-type="string" office:string-value="YBR" calcext:value-type="string">
            <text:p>YBR</text:p>
          </table:table-cell>
          <table:table-cell table:formula="of:=CONCATENATE(&quot;INSERT INTO modele (lib_modele, id_marque_modele) VALUES ('&quot;;[.I2067];&quot;', &quot;;[.G2067];&quot;);&quot;)" office:value-type="string" office:string-value="INSERT INTO modele (lib_modele, id_marque_modele) VALUES ('YBR', 61);" calcext:value-type="string">
            <text:p>INSERT INTO modele (lib_modele, id_marque_modele) VALUES ('YB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YZ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8];&quot; &quot;;[.D2068];[.E2068];[.F2068])" office:value-type="string" office:string-value="YZF " calcext:value-type="string">
            <text:p>YZF </text:p>
          </table:table-cell>
          <table:table-cell table:formula="of:=TRIM([.H2068])" office:value-type="string" office:string-value="YZF" calcext:value-type="string">
            <text:p>YZF</text:p>
          </table:table-cell>
          <table:table-cell table:formula="of:=CONCATENATE(&quot;INSERT INTO modele (lib_modele, id_marque_modele) VALUES ('&quot;;[.I2068];&quot;', &quot;;[.G2068];&quot;);&quot;)" office:value-type="string" office:string-value="INSERT INTO modele (lib_modele, id_marque_modele) VALUES ('YZF', 61);" calcext:value-type="string">
            <text:p>INSERT INTO modele (lib_modele, id_marque_modele) VALUES ('YZ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ZES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9];&quot; &quot;;[.D2069];[.E2069];[.F2069])" office:value-type="string" office:string-value="ZEST " calcext:value-type="string">
            <text:p>ZEST </text:p>
          </table:table-cell>
          <table:table-cell table:formula="of:=TRIM([.H2069])" office:value-type="string" office:string-value="ZEST" calcext:value-type="string">
            <text:p>ZEST</text:p>
          </table:table-cell>
          <table:table-cell table:formula="of:=CONCATENATE(&quot;INSERT INTO modele (lib_modele, id_marque_modele) VALUES ('&quot;;[.I2069];&quot;', &quot;;[.G2069];&quot;);&quot;)" office:value-type="string" office:string-value="INSERT INTO modele (lib_modele, id_marque_modele) VALUES ('ZEST', 61);" calcext:value-type="string">
            <text:p>INSERT INTO modele (lib_modele, id_marque_modele) VALUES ('ZES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70];&quot; &quot;;[.D2070];[.E2070];[.F2070])" office:value-type="string" office:string-value="AUTRE " calcext:value-type="string">
            <text:p>AUTRE </text:p>
          </table:table-cell>
          <table:table-cell table:formula="of:=TRIM([.H207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070];&quot;', &quot;;[.G2070];&quot;);&quot;)" office:value-type="string" office:string-value="INSERT INTO modele (lib_modele, id_marque_modele) VALUES ('AUTRE', 61);" calcext:value-type="string">
            <text:p>INSERT INTO modele (lib_modele, id_marque_modele) VALUES ('AUTRE', 61);</text:p>
          </table:table-cell>
          <table:table-cell table:number-columns-repeated="1009"/>
        </table:table-row>
        <table:table-row table:style-name="ro2" table:number-rows-repeated="104650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'marque modele'.A1:'marque modele'.J207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1:24:23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1:26:10.102000000</dc:date>
    <meta:editing-duration>PT31M35S</meta:editing-duration>
    <meta:editing-cycles>6</meta:editing-cycles>
    <meta:generator>LibreOffice/5.4.3.2$Windows_x86 LibreOffice_project/92a7159f7e4af62137622921e809f8546db437e5</meta:generator>
    <meta:document-statistic meta:table-count="1" meta:cell-count="15124" meta:object-count="0"/>
  </office:meta>
</office:document-meta>
</file>